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0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35.67mm"/>
    </style:style>
    <style:style style:name="co6" style:family="table-column">
      <style:table-column-properties fo:break-before="auto" style:column-width="17.97mm"/>
    </style:style>
    <style:style style:name="co7" style:family="table-column">
      <style:table-column-properties fo:break-before="auto" style:column-width="12.79mm"/>
    </style:style>
    <style:style style:name="co8" style:family="table-column">
      <style:table-column-properties fo:break-before="auto" style:column-width="39.49mm"/>
    </style:style>
    <style:style style:name="co9" style:family="table-column">
      <style:table-column-properties fo:break-before="auto" style:column-width="7.88mm"/>
    </style:style>
    <style:style style:name="co10" style:family="table-column">
      <style:table-column-properties fo:break-before="auto" style:column-width="9.79mm"/>
    </style:style>
    <style:style style:name="co11" style:family="table-column">
      <style:table-column-properties fo:break-before="auto" style:column-width="9.53mm"/>
    </style:style>
    <style:style style:name="co12" style:family="table-column">
      <style:table-column-properties fo:break-before="auto" style:column-width="10.34mm"/>
    </style:style>
    <style:style style:name="co13" style:family="table-column">
      <style:table-column-properties fo:break-before="auto" style:column-width="11.43mm"/>
    </style:style>
    <style:style style:name="co14" style:family="table-column">
      <style:table-column-properties fo:break-before="auto" style:column-width="13.07mm"/>
    </style:style>
    <style:style style:name="co15" style:family="table-column">
      <style:table-column-properties fo:break-before="auto" style:column-width="44.66mm"/>
    </style:style>
    <style:style style:name="co16" style:family="table-column">
      <style:table-column-properties fo:break-before="auto" style:column-width="44.93mm"/>
    </style:style>
    <style:style style:name="co17" style:family="table-column">
      <style:table-column-properties fo:break-before="auto" style:column-width="23.95mm"/>
    </style:style>
    <style:style style:name="co18" style:family="table-column">
      <style:table-column-properties fo:break-before="auto" style:column-width="35.4mm"/>
    </style:style>
    <style:style style:name="co19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false"/>
    </style:style>
    <style:style style:name="ro3" style:family="table-row">
      <style:table-row-properties style:row-height="4.73m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>
      <style:table-cell-properties fo:background-color="#cccccc" style:text-align-source="fix" style:repeat-content="false" fo:wrap-option="wrap"/>
      <style:paragraph-properties fo:text-align="end" fo:margin-left="0mm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fo:background-color="#eeeeee"/>
    </style:style>
    <style:style style:name="ce8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eeeee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Bas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Max travel bonus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difficult units</text:p>
          </table:table-cell>
          <table:table-cell office:value-type="string" calcext:value-type="string">
            <text:p>extreme unit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urly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Monthly</text:p>
          </table:table-cell>
        </table:table-row>
        <table:table-row table:style-name="ro1">
          <table:table-cell office:value-type="string" calcext:value-type="string">
            <text:p>Foot/cart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rawn carriag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Horse, Single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orse, Simple Relay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orse, Elaborate Relay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Horse, Supernatural tireless</text:p>
          </table:table-cell>
          <table:table-cell office:value-type="float" office:value="25" calcext:value-type="float">
            <text:p>25</text:p>
          </table:table-cell>
          <table:table-cell office:value-type="float" office:value="600" calcext:value-type="float">
            <text:p>600</text:p>
          </table:table-cell>
          <table:table-cell office:value-type="float" office:value="4200" calcext:value-type="float">
            <text:p>42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Upstream, Unassisted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Upstream, Assisted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Downstream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Coastal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Sailing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800" calcext:value-type="float">
            <text:p>800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Light Rowing</text:p>
          </table:table-cell>
          <table:table-cell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Hard Rowing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1200" calcext:value-type="float">
            <text:p>1200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Tireless Rowing, Supernatural</text:p>
          </table:table-cell>
          <table:table-cell office:value-type="float" office:value="15" calcext:value-type="float">
            <text:p>15</text:p>
          </table:table-cell>
          <table:table-cell office:value-type="float" office:value="360" calcext:value-type="float">
            <text:p>360</text:p>
          </table:table-cell>
          <table:table-cell office:value-type="float" office:value="2500" calcext:value-type="float">
            <text:p>2500</text:p>
          </table:table-cell>
          <table:table-cell office:value-type="float" office:value="8800" calcext:value-type="float">
            <text:p>8800</text:p>
          </table:table-cell>
        </table:table-row>
      </table:table>
      <table:table table:name="Expanded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4" table:default-cell-style-name="Default"/>
        <table:table-column table:style-name="co7" table:number-columns-repeated="4" table:default-cell-style-name="Default"/>
        <table:table-column table:style-name="co5" table:default-cell-style-name="Default"/>
        <table:table-column table:style-name="co8" table:default-cell-style-name="ce4"/>
        <table:table-column table:style-name="co9" table:number-columns-repeated="2" table:default-cell-style-name="Default"/>
        <table:table-column table:style-name="co10" table:default-cell-style-name="ce6"/>
        <table:table-column table:style-name="co4" table:default-cell-style-name="ce6"/>
        <table:table-column table:style-name="co11" table:default-cell-style-name="ce6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6"/>
        <table:table-column table:style-name="co14" table:default-cell-style-name="ce10"/>
        <table:table-row table:style-name="ro2">
          <table:table-cell table:style-name="ce1" office:value-type="string" calcext:value-type="string">
            <text:p>idx</text:p>
          </table:table-cell>
          <table:table-cell table:style-name="ce1" office:value-type="string" calcext:value-type="string">
            <text:p>X/8</text:p>
          </table:table-cell>
          <table:table-cell table:style-name="ce1" office:value-type="string" calcext:value-type="string">
            <text:p>Row</text:p>
          </table:table-cell>
          <table:table-cell table:style-name="ce1"/>
          <table:table-cell table:style-name="ce2"/>
          <table:table-cell table:style-name="ce1" office:value-type="string" calcext:value-type="string">
            <text:p>Hourly</text:p>
          </table:table-cell>
          <table:table-cell table:style-name="ce1" office:value-type="string" calcext:value-type="string">
            <text:p>Daily</text:p>
          </table:table-cell>
          <table:table-cell table:style-name="ce1" office:value-type="string" calcext:value-type="string">
            <text:p>Weekly</text:p>
          </table:table-cell>
          <table:table-cell table:style-name="ce1" office:value-type="string" calcext:value-type="string">
            <text:p>Monthly</text:p>
          </table:table-cell>
          <table:table-cell table:style-name="ce1" office:value-type="string" calcext:value-type="string">
            <text:p>Hourly</text:p>
          </table:table-cell>
          <table:table-cell table:style-name="ce1" office:value-type="string" calcext:value-type="string">
            <text:p>Daily</text:p>
          </table:table-cell>
          <table:table-cell table:style-name="ce1" office:value-type="string" calcext:value-type="string">
            <text:p>Weekly</text:p>
          </table:table-cell>
          <table:table-cell table:style-name="ce1" office:value-type="string" calcext:value-type="string">
            <text:p>Monthly</text:p>
          </table:table-cell>
          <table:table-cell table:style-name="ce1"/>
          <table:table-cell/>
          <table:table-cell table:style-name="ce1" office:value-type="string" calcext:value-type="string">
            <text:p>1h</text:p>
          </table:table-cell>
          <table:table-cell table:style-name="ce1" office:value-type="string" calcext:value-type="string">
            <text:p>8h</text:p>
          </table:table-cell>
          <table:table-cell table:style-name="ce1" office:value-type="string" calcext:value-type="string">
            <text:p>1d</text:p>
          </table:table-cell>
          <table:table-cell table:style-name="ce1" office:value-type="string" calcext:value-type="string">
            <text:p>2d</text:p>
          </table:table-cell>
          <table:table-cell table:style-name="ce1" office:value-type="string" calcext:value-type="string">
            <text:p>5d</text:p>
          </table:table-cell>
          <table:table-cell table:style-name="ce1" office:value-type="string" calcext:value-type="string">
            <text:p>1w</text:p>
          </table:table-cell>
          <table:table-cell table:style-name="ce1" office:value-type="string" calcext:value-type="string">
            <text:p>2w</text:p>
          </table:table-cell>
          <table:table-cell table:style-name="ce1" office:value-type="string" calcext:value-type="string">
            <text:p>1m</text:p>
          </table:table-cell>
          <table:table-cell table:style-name="ce1" office:value-type="string" calcext:value-type="string">
            <text:p>2m</text:p>
          </table:table-cell>
          <table:table-cell table:style-name="ce8" office:value-type="string" calcext:value-type="string">
            <text:p>6m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MOD([.A2]-1;[$Basic.$A$2]+1)" office:value-type="float" office:value="0" calcext:value-type="float">
            <text:p>0</text:p>
          </table:table-cell>
          <table:table-cell table:formula="of:=CEILING(([.A2]-[.B2])/[$Basic.$A$2]; 1)+3" office:value-type="float" office:value="4" calcext:value-type="float">
            <text:p>4</text:p>
          </table:table-cell>
          <table:table-cell table:formula="of:=IF([.B2]=0;INDIRECT(ADDRESS([.C2];1;1;1;&quot;Basic&quot;));&quot;&quot;)" office:value-type="string" office:string-value="Foot/cart" calcext:value-type="string">
            <text:p>Foot/cart</text:p>
          </table:table-cell>
          <table:table-cell table:style-name="ce3" table:formula="of:=[.B2] &amp; &quot;/&quot; &amp; [$Basic.$B$2]" office:value-type="string" office:string-value="0/8" calcext:value-type="string">
            <text:p>0/8</text:p>
          </table:table-cell>
          <table:table-cell table:formula="of:=INDIRECT(ADDRESS([.$C2];2;1;1;&quot;Basic&quot;))*[.$B2]/[$Basic.$B$2]" office:value-type="float" office:value="0" calcext:value-type="float">
            <text:p>0</text:p>
          </table:table-cell>
          <table:table-cell table:formula="of:=INDIRECT(ADDRESS([.$C2];3;1;1;&quot;Basic&quot;))*[.$B2]/[$Basic.$B$2]" office:value-type="float" office:value="0" calcext:value-type="float">
            <text:p>0</text:p>
          </table:table-cell>
          <table:table-cell table:formula="of:=INDIRECT(ADDRESS([.$C2];4;1;1;&quot;Basic&quot;))*[.$B2]/[$Basic.$B$2]" office:value-type="float" office:value="0" calcext:value-type="float">
            <text:p>0</text:p>
          </table:table-cell>
          <table:table-cell table:formula="of:=INDIRECT(ADDRESS([.$C2];5;1;1;&quot;Basic&quot;))*[.$B2]/[$Basic.$B$2]" office:value-type="float" office:value="0" calcext:value-type="float">
            <text:p>0</text:p>
          </table:table-cell>
          <table:table-cell table:formula="of:=[.F2]" office:value-type="float" office:value="0" calcext:value-type="float">
            <text:p>0</text:p>
          </table:table-cell>
          <table:table-cell table:formula="of:=IF([.G2]=0;1;[.G2])" office:value-type="float" office:value="1" calcext:value-type="float">
            <text:p>1</text:p>
          </table:table-cell>
          <table:table-cell table:formula="of:=IF([.H2]=0;5;[.H2])" office:value-type="float" office:value="5" calcext:value-type="float">
            <text:p>5</text:p>
          </table:table-cell>
          <table:table-cell table:formula="of:=IF([.I2]=0;15;[.I2])" office:value-type="float" office:value="15" calcext:value-type="float">
            <text:p>15</text:p>
          </table:table-cell>
          <table:table-cell table:formula="of:=IF([.B2]=0;[.D2];&quot;&quot;) &amp; IF([.B2]=[$Basic.$B$2];&quot;Open Terrain&quot;;&quot;&quot;) &amp; IF([.B2]=[$Basic.$C$2];&quot;Difficult Terrain&quot;;&quot;&quot;) &amp; IF([.B2]=[$Basic.$D$2];&quot;Extreme Terrain&quot;;&quot;&quot;)" office:value-type="string" office:string-value="Foot/cart" calcext:value-type="string">
            <text:p>Foot/cart</text:p>
          </table:table-cell>
          <table:table-cell table:formula="of:= [.N2] &amp; &quot; &quot; &amp; [.E2]" office:value-type="string" office:string-value="Foot/cart 0/8" calcext:value-type="string">
            <text:p>Foot/cart 0/8</text:p>
          </table:table-cell>
          <table:table-cell table:formula="of:=CEILING([.J2])" office:value-type="float" office:value="0" calcext:value-type="float">
            <text:p>0</text:p>
          </table:table-cell>
          <table:table-cell table:formula="of:=CEILING(8*[.J2])" office:value-type="float" office:value="0" calcext:value-type="float">
            <text:p>0</text:p>
          </table:table-cell>
          <table:table-cell table:formula="of:=CEILING(1*[.K2])" office:value-type="float" office:value="1" calcext:value-type="float">
            <text:p>1</text:p>
          </table:table-cell>
          <table:table-cell table:formula="of:=CEILING(2*[.K2])" office:value-type="float" office:value="2" calcext:value-type="float">
            <text:p>2</text:p>
          </table:table-cell>
          <table:table-cell table:formula="of:=CEILING(5*[.K2])" office:value-type="float" office:value="5" calcext:value-type="float">
            <text:p>5</text:p>
          </table:table-cell>
          <table:table-cell table:formula="of:=CEILING(1*[.L2])" office:value-type="float" office:value="5" calcext:value-type="float">
            <text:p>5</text:p>
          </table:table-cell>
          <table:table-cell table:formula="of:=CEILING(2*[.L2])" office:value-type="float" office:value="10" calcext:value-type="float">
            <text:p>10</text:p>
          </table:table-cell>
          <table:table-cell table:formula="of:=CEILING(1*[.M2])" office:value-type="float" office:value="15" calcext:value-type="float">
            <text:p>15</text:p>
          </table:table-cell>
          <table:table-cell table:formula="of:=CEILING(2*[.M2])" office:value-type="float" office:value="30" calcext:value-type="float">
            <text:p>30</text:p>
          </table:table-cell>
          <table:table-cell table:formula="of:=CEILING(6*[.M2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MOD([.A3]-1;[$Basic.$A$2]+1)" office:value-type="float" office:value="1" calcext:value-type="float">
            <text:p>1</text:p>
          </table:table-cell>
          <table:table-cell table:formula="of:=CEILING(([.A3]-[.B3])/[$Basic.$A$2]; 1)+3" office:value-type="float" office:value="4" calcext:value-type="float">
            <text:p>4</text:p>
          </table:table-cell>
          <table:table-cell table:formula="of:=IF([.B3]=0;INDIRECT(ADDRESS([.C3];1;1;1;&quot;Basic&quot;));&quot;&quot;)">
            <text:p/>
          </table:table-cell>
          <table:table-cell table:style-name="ce3" table:formula="of:=[.B3] &amp; &quot;/&quot; &amp; [$Basic.$B$2]" office:value-type="string" office:string-value="1/8" calcext:value-type="string">
            <text:p>1/8</text:p>
          </table:table-cell>
          <table:table-cell table:formula="of:=INDIRECT(ADDRESS([.$C3];2;1;1;&quot;Basic&quot;))*[.$B3]/[$Basic.$B$2]" office:value-type="float" office:value="0.375" calcext:value-type="float">
            <text:p>0.375</text:p>
          </table:table-cell>
          <table:table-cell table:formula="of:=INDIRECT(ADDRESS([.$C3];3;1;1;&quot;Basic&quot;))*[.$B3]/[$Basic.$B$2]" office:value-type="float" office:value="1.875" calcext:value-type="float">
            <text:p>1.875</text:p>
          </table:table-cell>
          <table:table-cell table:formula="of:=INDIRECT(ADDRESS([.$C3];4;1;1;&quot;Basic&quot;))*[.$B3]/[$Basic.$B$2]" office:value-type="float" office:value="9.375" calcext:value-type="float">
            <text:p>9.375</text:p>
          </table:table-cell>
          <table:table-cell table:formula="of:=INDIRECT(ADDRESS([.$C3];5;1;1;&quot;Basic&quot;))*[.$B3]/[$Basic.$B$2]" office:value-type="float" office:value="31.25" calcext:value-type="float">
            <text:p>31.25</text:p>
          </table:table-cell>
          <table:table-cell table:formula="of:=[.F3]" office:value-type="float" office:value="0.375" calcext:value-type="float">
            <text:p>0.375</text:p>
          </table:table-cell>
          <table:table-cell table:formula="of:=IF([.G3]=0;1;[.G3])" office:value-type="float" office:value="1.875" calcext:value-type="float">
            <text:p>1.875</text:p>
          </table:table-cell>
          <table:table-cell table:formula="of:=IF([.H3]=0;5;[.H3])" office:value-type="float" office:value="9.375" calcext:value-type="float">
            <text:p>9.375</text:p>
          </table:table-cell>
          <table:table-cell table:formula="of:=IF([.I3]=0;15;[.I3])" office:value-type="float" office:value="31.25" calcext:value-type="float">
            <text:p>31.25</text:p>
          </table:table-cell>
          <table:table-cell table:formula="of:=IF([.B3]=0;[.D3];&quot;&quot;) &amp; IF([.B3]=[$Basic.$B$2];&quot;Open Terrain&quot;;&quot;&quot;) &amp; IF([.B3]=[$Basic.$C$2];&quot;Difficult Terrain&quot;;&quot;&quot;) &amp; IF([.B3]=[$Basic.$D$2];&quot;Extreme Terrain&quot;;&quot;&quot;)">
            <text:p/>
          </table:table-cell>
          <table:table-cell table:formula="of:= [.N3] &amp; &quot; &quot; &amp; [.E3]" office:value-type="string" office:string-value=" 1/8" calcext:value-type="string">
            <text:p><text:s/>1/8</text:p>
          </table:table-cell>
          <table:table-cell table:formula="of:=CEILING([.J3])" office:value-type="float" office:value="1" calcext:value-type="float">
            <text:p>1</text:p>
          </table:table-cell>
          <table:table-cell table:formula="of:=CEILING(8*[.J3])" office:value-type="float" office:value="3" calcext:value-type="float">
            <text:p>3</text:p>
          </table:table-cell>
          <table:table-cell table:formula="of:=CEILING(1*[.K3])" office:value-type="float" office:value="2" calcext:value-type="float">
            <text:p>2</text:p>
          </table:table-cell>
          <table:table-cell table:formula="of:=CEILING(2*[.K3])" office:value-type="float" office:value="4" calcext:value-type="float">
            <text:p>4</text:p>
          </table:table-cell>
          <table:table-cell table:formula="of:=CEILING(5*[.K3])" office:value-type="float" office:value="10" calcext:value-type="float">
            <text:p>10</text:p>
          </table:table-cell>
          <table:table-cell table:formula="of:=CEILING(1*[.L3])" office:value-type="float" office:value="10" calcext:value-type="float">
            <text:p>10</text:p>
          </table:table-cell>
          <table:table-cell table:formula="of:=CEILING(2*[.L3])" office:value-type="float" office:value="19" calcext:value-type="float">
            <text:p>19</text:p>
          </table:table-cell>
          <table:table-cell table:formula="of:=CEILING(1*[.M3])" office:value-type="float" office:value="32" calcext:value-type="float">
            <text:p>32</text:p>
          </table:table-cell>
          <table:table-cell table:formula="of:=CEILING(2*[.M3])" office:value-type="float" office:value="63" calcext:value-type="float">
            <text:p>63</text:p>
          </table:table-cell>
          <table:table-cell table:formula="of:=CEILING(6*[.M3])" office:value-type="float" office:value="188" calcext:value-type="float">
            <text:p>18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MOD([.A4]-1;[$Basic.$A$2]+1)" office:value-type="float" office:value="2" calcext:value-type="float">
            <text:p>2</text:p>
          </table:table-cell>
          <table:table-cell table:formula="of:=CEILING(([.A4]-[.B4])/[$Basic.$A$2]; 1)+3" office:value-type="float" office:value="4" calcext:value-type="float">
            <text:p>4</text:p>
          </table:table-cell>
          <table:table-cell table:formula="of:=IF([.B4]=0;INDIRECT(ADDRESS([.C4];1;1;1;&quot;Basic&quot;));&quot;&quot;)">
            <text:p/>
          </table:table-cell>
          <table:table-cell table:style-name="ce3" table:formula="of:=[.B4] &amp; &quot;/&quot; &amp; [$Basic.$B$2]" office:value-type="string" office:string-value="2/8" calcext:value-type="string">
            <text:p>2/8</text:p>
          </table:table-cell>
          <table:table-cell table:formula="of:=INDIRECT(ADDRESS([.$C4];2;1;1;&quot;Basic&quot;))*[.$B4]/[$Basic.$B$2]" office:value-type="float" office:value="0.75" calcext:value-type="float">
            <text:p>0.75</text:p>
          </table:table-cell>
          <table:table-cell table:formula="of:=INDIRECT(ADDRESS([.$C4];3;1;1;&quot;Basic&quot;))*[.$B4]/[$Basic.$B$2]" office:value-type="float" office:value="3.75" calcext:value-type="float">
            <text:p>3.75</text:p>
          </table:table-cell>
          <table:table-cell table:formula="of:=INDIRECT(ADDRESS([.$C4];4;1;1;&quot;Basic&quot;))*[.$B4]/[$Basic.$B$2]" office:value-type="float" office:value="18.75" calcext:value-type="float">
            <text:p>18.75</text:p>
          </table:table-cell>
          <table:table-cell table:formula="of:=INDIRECT(ADDRESS([.$C4];5;1;1;&quot;Basic&quot;))*[.$B4]/[$Basic.$B$2]" office:value-type="float" office:value="62.5" calcext:value-type="float">
            <text:p>62.5</text:p>
          </table:table-cell>
          <table:table-cell table:formula="of:=[.F4]" office:value-type="float" office:value="0.75" calcext:value-type="float">
            <text:p>0.75</text:p>
          </table:table-cell>
          <table:table-cell table:formula="of:=IF([.G4]=0;1;[.G4])" office:value-type="float" office:value="3.75" calcext:value-type="float">
            <text:p>3.75</text:p>
          </table:table-cell>
          <table:table-cell table:formula="of:=IF([.H4]=0;5;[.H4])" office:value-type="float" office:value="18.75" calcext:value-type="float">
            <text:p>18.75</text:p>
          </table:table-cell>
          <table:table-cell table:formula="of:=IF([.I4]=0;15;[.I4])" office:value-type="float" office:value="62.5" calcext:value-type="float">
            <text:p>62.5</text:p>
          </table:table-cell>
          <table:table-cell table:formula="of:=IF([.B4]=0;[.D4];&quot;&quot;) &amp; IF([.B4]=[$Basic.$B$2];&quot;Open Terrain&quot;;&quot;&quot;) &amp; IF([.B4]=[$Basic.$C$2];&quot;Difficult Terrain&quot;;&quot;&quot;) &amp; IF([.B4]=[$Basic.$D$2];&quot;Extreme Terrain&quot;;&quot;&quot;)">
            <text:p/>
          </table:table-cell>
          <table:table-cell table:formula="of:= [.N4] &amp; &quot; &quot; &amp; [.E4]" office:value-type="string" office:string-value=" 2/8" calcext:value-type="string">
            <text:p><text:s/>2/8</text:p>
          </table:table-cell>
          <table:table-cell table:formula="of:=CEILING([.J4])" office:value-type="float" office:value="1" calcext:value-type="float">
            <text:p>1</text:p>
          </table:table-cell>
          <table:table-cell table:formula="of:=CEILING(8*[.J4])" office:value-type="float" office:value="6" calcext:value-type="float">
            <text:p>6</text:p>
          </table:table-cell>
          <table:table-cell table:formula="of:=CEILING(1*[.K4])" office:value-type="float" office:value="4" calcext:value-type="float">
            <text:p>4</text:p>
          </table:table-cell>
          <table:table-cell table:formula="of:=CEILING(2*[.K4])" office:value-type="float" office:value="8" calcext:value-type="float">
            <text:p>8</text:p>
          </table:table-cell>
          <table:table-cell table:formula="of:=CEILING(5*[.K4])" office:value-type="float" office:value="19" calcext:value-type="float">
            <text:p>19</text:p>
          </table:table-cell>
          <table:table-cell table:formula="of:=CEILING(1*[.L4])" office:value-type="float" office:value="19" calcext:value-type="float">
            <text:p>19</text:p>
          </table:table-cell>
          <table:table-cell table:formula="of:=CEILING(2*[.L4])" office:value-type="float" office:value="38" calcext:value-type="float">
            <text:p>38</text:p>
          </table:table-cell>
          <table:table-cell table:formula="of:=CEILING(1*[.M4])" office:value-type="float" office:value="63" calcext:value-type="float">
            <text:p>63</text:p>
          </table:table-cell>
          <table:table-cell table:formula="of:=CEILING(2*[.M4])" office:value-type="float" office:value="125" calcext:value-type="float">
            <text:p>125</text:p>
          </table:table-cell>
          <table:table-cell table:formula="of:=CEILING(6*[.M4])" office:value-type="float" office:value="375" calcext:value-type="float">
            <text:p>3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MOD([.A5]-1;[$Basic.$A$2]+1)" office:value-type="float" office:value="3" calcext:value-type="float">
            <text:p>3</text:p>
          </table:table-cell>
          <table:table-cell table:formula="of:=CEILING(([.A5]-[.B5])/[$Basic.$A$2]; 1)+3" office:value-type="float" office:value="4" calcext:value-type="float">
            <text:p>4</text:p>
          </table:table-cell>
          <table:table-cell table:formula="of:=IF([.B5]=0;INDIRECT(ADDRESS([.C5];1;1;1;&quot;Basic&quot;));&quot;&quot;)">
            <text:p/>
          </table:table-cell>
          <table:table-cell table:style-name="ce3" table:formula="of:=[.B5] &amp; &quot;/&quot; &amp; [$Basic.$B$2]" office:value-type="string" office:string-value="3/8" calcext:value-type="string">
            <text:p>3/8</text:p>
          </table:table-cell>
          <table:table-cell table:formula="of:=INDIRECT(ADDRESS([.$C5];2;1;1;&quot;Basic&quot;))*[.$B5]/[$Basic.$B$2]" office:value-type="float" office:value="1.125" calcext:value-type="float">
            <text:p>1.125</text:p>
          </table:table-cell>
          <table:table-cell table:formula="of:=INDIRECT(ADDRESS([.$C5];3;1;1;&quot;Basic&quot;))*[.$B5]/[$Basic.$B$2]" office:value-type="float" office:value="5.625" calcext:value-type="float">
            <text:p>5.625</text:p>
          </table:table-cell>
          <table:table-cell table:formula="of:=INDIRECT(ADDRESS([.$C5];4;1;1;&quot;Basic&quot;))*[.$B5]/[$Basic.$B$2]" office:value-type="float" office:value="28.125" calcext:value-type="float">
            <text:p>28.125</text:p>
          </table:table-cell>
          <table:table-cell table:formula="of:=INDIRECT(ADDRESS([.$C5];5;1;1;&quot;Basic&quot;))*[.$B5]/[$Basic.$B$2]" office:value-type="float" office:value="93.75" calcext:value-type="float">
            <text:p>93.75</text:p>
          </table:table-cell>
          <table:table-cell table:formula="of:=[.F5]" office:value-type="float" office:value="1.125" calcext:value-type="float">
            <text:p>1.125</text:p>
          </table:table-cell>
          <table:table-cell table:formula="of:=IF([.G5]=0;1;[.G5])" office:value-type="float" office:value="5.625" calcext:value-type="float">
            <text:p>5.625</text:p>
          </table:table-cell>
          <table:table-cell table:formula="of:=IF([.H5]=0;5;[.H5])" office:value-type="float" office:value="28.125" calcext:value-type="float">
            <text:p>28.125</text:p>
          </table:table-cell>
          <table:table-cell table:formula="of:=IF([.I5]=0;15;[.I5])" office:value-type="float" office:value="93.75" calcext:value-type="float">
            <text:p>93.75</text:p>
          </table:table-cell>
          <table:table-cell table:formula="of:=IF([.B5]=0;[.D5];&quot;&quot;) &amp; IF([.B5]=[$Basic.$B$2];&quot;Open Terrain&quot;;&quot;&quot;) &amp; IF([.B5]=[$Basic.$C$2];&quot;Difficult Terrain&quot;;&quot;&quot;) &amp; IF([.B5]=[$Basic.$D$2];&quot;Extreme Terrain&quot;;&quot;&quot;)">
            <text:p/>
          </table:table-cell>
          <table:table-cell table:formula="of:= [.N5] &amp; &quot; &quot; &amp; [.E5]" office:value-type="string" office:string-value=" 3/8" calcext:value-type="string">
            <text:p><text:s/>3/8</text:p>
          </table:table-cell>
          <table:table-cell table:formula="of:=CEILING([.J5])" office:value-type="float" office:value="2" calcext:value-type="float">
            <text:p>2</text:p>
          </table:table-cell>
          <table:table-cell table:formula="of:=CEILING(8*[.J5])" office:value-type="float" office:value="9" calcext:value-type="float">
            <text:p>9</text:p>
          </table:table-cell>
          <table:table-cell table:formula="of:=CEILING(1*[.K5])" office:value-type="float" office:value="6" calcext:value-type="float">
            <text:p>6</text:p>
          </table:table-cell>
          <table:table-cell table:formula="of:=CEILING(2*[.K5])" office:value-type="float" office:value="12" calcext:value-type="float">
            <text:p>12</text:p>
          </table:table-cell>
          <table:table-cell table:formula="of:=CEILING(5*[.K5])" office:value-type="float" office:value="29" calcext:value-type="float">
            <text:p>29</text:p>
          </table:table-cell>
          <table:table-cell table:formula="of:=CEILING(1*[.L5])" office:value-type="float" office:value="29" calcext:value-type="float">
            <text:p>29</text:p>
          </table:table-cell>
          <table:table-cell table:formula="of:=CEILING(2*[.L5])" office:value-type="float" office:value="57" calcext:value-type="float">
            <text:p>57</text:p>
          </table:table-cell>
          <table:table-cell table:formula="of:=CEILING(1*[.M5])" office:value-type="float" office:value="94" calcext:value-type="float">
            <text:p>94</text:p>
          </table:table-cell>
          <table:table-cell table:formula="of:=CEILING(2*[.M5])" office:value-type="float" office:value="188" calcext:value-type="float">
            <text:p>188</text:p>
          </table:table-cell>
          <table:table-cell table:formula="of:=CEILING(6*[.M5])" office:value-type="float" office:value="563" calcext:value-type="float">
            <text:p>56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MOD([.A6]-1;[$Basic.$A$2]+1)" office:value-type="float" office:value="4" calcext:value-type="float">
            <text:p>4</text:p>
          </table:table-cell>
          <table:table-cell table:formula="of:=CEILING(([.A6]-[.B6])/[$Basic.$A$2]; 1)+3" office:value-type="float" office:value="4" calcext:value-type="float">
            <text:p>4</text:p>
          </table:table-cell>
          <table:table-cell table:formula="of:=IF([.B6]=0;INDIRECT(ADDRESS([.C6];1;1;1;&quot;Basic&quot;));&quot;&quot;)">
            <text:p/>
          </table:table-cell>
          <table:table-cell table:style-name="ce3" table:formula="of:=[.B6] &amp; &quot;/&quot; &amp; [$Basic.$B$2]" office:value-type="string" office:string-value="4/8" calcext:value-type="string">
            <text:p>4/8</text:p>
          </table:table-cell>
          <table:table-cell table:formula="of:=INDIRECT(ADDRESS([.$C6];2;1;1;&quot;Basic&quot;))*[.$B6]/[$Basic.$B$2]" office:value-type="float" office:value="1.5" calcext:value-type="float">
            <text:p>1.5</text:p>
          </table:table-cell>
          <table:table-cell table:formula="of:=INDIRECT(ADDRESS([.$C6];3;1;1;&quot;Basic&quot;))*[.$B6]/[$Basic.$B$2]" office:value-type="float" office:value="7.5" calcext:value-type="float">
            <text:p>7.5</text:p>
          </table:table-cell>
          <table:table-cell table:formula="of:=INDIRECT(ADDRESS([.$C6];4;1;1;&quot;Basic&quot;))*[.$B6]/[$Basic.$B$2]" office:value-type="float" office:value="37.5" calcext:value-type="float">
            <text:p>37.5</text:p>
          </table:table-cell>
          <table:table-cell table:formula="of:=INDIRECT(ADDRESS([.$C6];5;1;1;&quot;Basic&quot;))*[.$B6]/[$Basic.$B$2]" office:value-type="float" office:value="125" calcext:value-type="float">
            <text:p>125</text:p>
          </table:table-cell>
          <table:table-cell table:formula="of:=[.F6]" office:value-type="float" office:value="1.5" calcext:value-type="float">
            <text:p>1.5</text:p>
          </table:table-cell>
          <table:table-cell table:formula="of:=IF([.G6]=0;1;[.G6])" office:value-type="float" office:value="7.5" calcext:value-type="float">
            <text:p>7.5</text:p>
          </table:table-cell>
          <table:table-cell table:formula="of:=IF([.H6]=0;5;[.H6])" office:value-type="float" office:value="37.5" calcext:value-type="float">
            <text:p>37.5</text:p>
          </table:table-cell>
          <table:table-cell table:formula="of:=IF([.I6]=0;15;[.I6])" office:value-type="float" office:value="125" calcext:value-type="float">
            <text:p>125</text:p>
          </table:table-cell>
          <table:table-cell table:formula="of:=IF([.B6]=0;[.D6];&quot;&quot;) &amp; IF([.B6]=[$Basic.$B$2];&quot;Open Terrain&quot;;&quot;&quot;) &amp; IF([.B6]=[$Basic.$C$2];&quot;Difficult Terrain&quot;;&quot;&quot;) &amp; IF([.B6]=[$Basic.$D$2];&quot;Extreme Terrain&quot;;&quot;&quot;)" office:value-type="string" office:string-value="Extreme Terrain" calcext:value-type="string">
            <text:p>Extreme Terrain</text:p>
          </table:table-cell>
          <table:table-cell table:formula="of:= [.N6] &amp; &quot; &quot; &amp; [.E6]" office:value-type="string" office:string-value="Extreme Terrain 4/8" calcext:value-type="string">
            <text:p>Extreme Terrain 4/8</text:p>
          </table:table-cell>
          <table:table-cell table:formula="of:=CEILING([.J6])" office:value-type="float" office:value="2" calcext:value-type="float">
            <text:p>2</text:p>
          </table:table-cell>
          <table:table-cell table:formula="of:=CEILING(8*[.J6])" office:value-type="float" office:value="12" calcext:value-type="float">
            <text:p>12</text:p>
          </table:table-cell>
          <table:table-cell table:formula="of:=CEILING(1*[.K6])" office:value-type="float" office:value="8" calcext:value-type="float">
            <text:p>8</text:p>
          </table:table-cell>
          <table:table-cell table:formula="of:=CEILING(2*[.K6])" office:value-type="float" office:value="15" calcext:value-type="float">
            <text:p>15</text:p>
          </table:table-cell>
          <table:table-cell table:formula="of:=CEILING(5*[.K6])" office:value-type="float" office:value="38" calcext:value-type="float">
            <text:p>38</text:p>
          </table:table-cell>
          <table:table-cell table:formula="of:=CEILING(1*[.L6])" office:value-type="float" office:value="38" calcext:value-type="float">
            <text:p>38</text:p>
          </table:table-cell>
          <table:table-cell table:formula="of:=CEILING(2*[.L6])" office:value-type="float" office:value="75" calcext:value-type="float">
            <text:p>75</text:p>
          </table:table-cell>
          <table:table-cell table:formula="of:=CEILING(1*[.M6])" office:value-type="float" office:value="125" calcext:value-type="float">
            <text:p>125</text:p>
          </table:table-cell>
          <table:table-cell table:formula="of:=CEILING(2*[.M6])" office:value-type="float" office:value="250" calcext:value-type="float">
            <text:p>250</text:p>
          </table:table-cell>
          <table:table-cell table:formula="of:=CEILING(6*[.M6])" office:value-type="float" office:value="750" calcext:value-type="float">
            <text:p>75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MOD([.A7]-1;[$Basic.$A$2]+1)" office:value-type="float" office:value="5" calcext:value-type="float">
            <text:p>5</text:p>
          </table:table-cell>
          <table:table-cell table:formula="of:=CEILING(([.A7]-[.B7])/[$Basic.$A$2]; 1)+3" office:value-type="float" office:value="4" calcext:value-type="float">
            <text:p>4</text:p>
          </table:table-cell>
          <table:table-cell table:formula="of:=IF([.B7]=0;INDIRECT(ADDRESS([.C7];1;1;1;&quot;Basic&quot;));&quot;&quot;)">
            <text:p/>
          </table:table-cell>
          <table:table-cell table:style-name="ce3" table:formula="of:=[.B7] &amp; &quot;/&quot; &amp; [$Basic.$B$2]" office:value-type="string" office:string-value="5/8" calcext:value-type="string">
            <text:p>5/8</text:p>
          </table:table-cell>
          <table:table-cell table:formula="of:=INDIRECT(ADDRESS([.$C7];2;1;1;&quot;Basic&quot;))*[.$B7]/[$Basic.$B$2]" office:value-type="float" office:value="1.875" calcext:value-type="float">
            <text:p>1.875</text:p>
          </table:table-cell>
          <table:table-cell table:formula="of:=INDIRECT(ADDRESS([.$C7];3;1;1;&quot;Basic&quot;))*[.$B7]/[$Basic.$B$2]" office:value-type="float" office:value="9.375" calcext:value-type="float">
            <text:p>9.375</text:p>
          </table:table-cell>
          <table:table-cell table:formula="of:=INDIRECT(ADDRESS([.$C7];4;1;1;&quot;Basic&quot;))*[.$B7]/[$Basic.$B$2]" office:value-type="float" office:value="46.875" calcext:value-type="float">
            <text:p>46.875</text:p>
          </table:table-cell>
          <table:table-cell table:formula="of:=INDIRECT(ADDRESS([.$C7];5;1;1;&quot;Basic&quot;))*[.$B7]/[$Basic.$B$2]" office:value-type="float" office:value="156.25" calcext:value-type="float">
            <text:p>156.25</text:p>
          </table:table-cell>
          <table:table-cell table:formula="of:=[.F7]" office:value-type="float" office:value="1.875" calcext:value-type="float">
            <text:p>1.875</text:p>
          </table:table-cell>
          <table:table-cell table:formula="of:=IF([.G7]=0;1;[.G7])" office:value-type="float" office:value="9.375" calcext:value-type="float">
            <text:p>9.375</text:p>
          </table:table-cell>
          <table:table-cell table:formula="of:=IF([.H7]=0;5;[.H7])" office:value-type="float" office:value="46.875" calcext:value-type="float">
            <text:p>46.875</text:p>
          </table:table-cell>
          <table:table-cell table:formula="of:=IF([.I7]=0;15;[.I7])" office:value-type="float" office:value="156.25" calcext:value-type="float">
            <text:p>156.25</text:p>
          </table:table-cell>
          <table:table-cell table:formula="of:=IF([.B7]=0;[.D7];&quot;&quot;) &amp; IF([.B7]=[$Basic.$B$2];&quot;Open Terrain&quot;;&quot;&quot;) &amp; IF([.B7]=[$Basic.$C$2];&quot;Difficult Terrain&quot;;&quot;&quot;) &amp; IF([.B7]=[$Basic.$D$2];&quot;Extreme Terrain&quot;;&quot;&quot;)">
            <text:p/>
          </table:table-cell>
          <table:table-cell table:formula="of:= [.N7] &amp; &quot; &quot; &amp; [.E7]" office:value-type="string" office:string-value=" 5/8" calcext:value-type="string">
            <text:p><text:s/>5/8</text:p>
          </table:table-cell>
          <table:table-cell table:formula="of:=CEILING([.J7])" office:value-type="float" office:value="2" calcext:value-type="float">
            <text:p>2</text:p>
          </table:table-cell>
          <table:table-cell table:formula="of:=CEILING(8*[.J7])" office:value-type="float" office:value="15" calcext:value-type="float">
            <text:p>15</text:p>
          </table:table-cell>
          <table:table-cell table:formula="of:=CEILING(1*[.K7])" office:value-type="float" office:value="10" calcext:value-type="float">
            <text:p>10</text:p>
          </table:table-cell>
          <table:table-cell table:formula="of:=CEILING(2*[.K7])" office:value-type="float" office:value="19" calcext:value-type="float">
            <text:p>19</text:p>
          </table:table-cell>
          <table:table-cell table:formula="of:=CEILING(5*[.K7])" office:value-type="float" office:value="47" calcext:value-type="float">
            <text:p>47</text:p>
          </table:table-cell>
          <table:table-cell table:formula="of:=CEILING(1*[.L7])" office:value-type="float" office:value="47" calcext:value-type="float">
            <text:p>47</text:p>
          </table:table-cell>
          <table:table-cell table:formula="of:=CEILING(2*[.L7])" office:value-type="float" office:value="94" calcext:value-type="float">
            <text:p>94</text:p>
          </table:table-cell>
          <table:table-cell table:formula="of:=CEILING(1*[.M7])" office:value-type="float" office:value="157" calcext:value-type="float">
            <text:p>157</text:p>
          </table:table-cell>
          <table:table-cell table:formula="of:=CEILING(2*[.M7])" office:value-type="float" office:value="313" calcext:value-type="float">
            <text:p>313</text:p>
          </table:table-cell>
          <table:table-cell table:formula="of:=CEILING(6*[.M7])" office:value-type="float" office:value="938" calcext:value-type="float">
            <text:p>93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MOD([.A8]-1;[$Basic.$A$2]+1)" office:value-type="float" office:value="6" calcext:value-type="float">
            <text:p>6</text:p>
          </table:table-cell>
          <table:table-cell table:formula="of:=CEILING(([.A8]-[.B8])/[$Basic.$A$2]; 1)+3" office:value-type="float" office:value="4" calcext:value-type="float">
            <text:p>4</text:p>
          </table:table-cell>
          <table:table-cell table:formula="of:=IF([.B8]=0;INDIRECT(ADDRESS([.C8];1;1;1;&quot;Basic&quot;));&quot;&quot;)">
            <text:p/>
          </table:table-cell>
          <table:table-cell table:style-name="ce3" table:formula="of:=[.B8] &amp; &quot;/&quot; &amp; [$Basic.$B$2]" office:value-type="string" office:string-value="6/8" calcext:value-type="string">
            <text:p>6/8</text:p>
          </table:table-cell>
          <table:table-cell table:formula="of:=INDIRECT(ADDRESS([.$C8];2;1;1;&quot;Basic&quot;))*[.$B8]/[$Basic.$B$2]" office:value-type="float" office:value="2.25" calcext:value-type="float">
            <text:p>2.25</text:p>
          </table:table-cell>
          <table:table-cell table:formula="of:=INDIRECT(ADDRESS([.$C8];3;1;1;&quot;Basic&quot;))*[.$B8]/[$Basic.$B$2]" office:value-type="float" office:value="11.25" calcext:value-type="float">
            <text:p>11.25</text:p>
          </table:table-cell>
          <table:table-cell table:formula="of:=INDIRECT(ADDRESS([.$C8];4;1;1;&quot;Basic&quot;))*[.$B8]/[$Basic.$B$2]" office:value-type="float" office:value="56.25" calcext:value-type="float">
            <text:p>56.25</text:p>
          </table:table-cell>
          <table:table-cell table:formula="of:=INDIRECT(ADDRESS([.$C8];5;1;1;&quot;Basic&quot;))*[.$B8]/[$Basic.$B$2]" office:value-type="float" office:value="187.5" calcext:value-type="float">
            <text:p>187.5</text:p>
          </table:table-cell>
          <table:table-cell table:formula="of:=[.F8]" office:value-type="float" office:value="2.25" calcext:value-type="float">
            <text:p>2.25</text:p>
          </table:table-cell>
          <table:table-cell table:formula="of:=IF([.G8]=0;1;[.G8])" office:value-type="float" office:value="11.25" calcext:value-type="float">
            <text:p>11.25</text:p>
          </table:table-cell>
          <table:table-cell table:formula="of:=IF([.H8]=0;5;[.H8])" office:value-type="float" office:value="56.25" calcext:value-type="float">
            <text:p>56.25</text:p>
          </table:table-cell>
          <table:table-cell table:formula="of:=IF([.I8]=0;15;[.I8])" office:value-type="float" office:value="187.5" calcext:value-type="float">
            <text:p>187.5</text:p>
          </table:table-cell>
          <table:table-cell table:formula="of:=IF([.B8]=0;[.D8];&quot;&quot;) &amp; IF([.B8]=[$Basic.$B$2];&quot;Open Terrain&quot;;&quot;&quot;) &amp; IF([.B8]=[$Basic.$C$2];&quot;Difficult Terrain&quot;;&quot;&quot;) &amp; IF([.B8]=[$Basic.$D$2];&quot;Extreme Terrain&quot;;&quot;&quot;)" office:value-type="string" office:string-value="Difficult Terrain" calcext:value-type="string">
            <text:p>Difficult Terrain</text:p>
          </table:table-cell>
          <table:table-cell table:formula="of:= [.N8] &amp; &quot; &quot; &amp; [.E8]" office:value-type="string" office:string-value="Difficult Terrain 6/8" calcext:value-type="string">
            <text:p>Difficult Terrain 6/8</text:p>
          </table:table-cell>
          <table:table-cell table:formula="of:=CEILING([.J8])" office:value-type="float" office:value="3" calcext:value-type="float">
            <text:p>3</text:p>
          </table:table-cell>
          <table:table-cell table:formula="of:=CEILING(8*[.J8])" office:value-type="float" office:value="18" calcext:value-type="float">
            <text:p>18</text:p>
          </table:table-cell>
          <table:table-cell table:formula="of:=CEILING(1*[.K8])" office:value-type="float" office:value="12" calcext:value-type="float">
            <text:p>12</text:p>
          </table:table-cell>
          <table:table-cell table:formula="of:=CEILING(2*[.K8])" office:value-type="float" office:value="23" calcext:value-type="float">
            <text:p>23</text:p>
          </table:table-cell>
          <table:table-cell table:formula="of:=CEILING(5*[.K8])" office:value-type="float" office:value="57" calcext:value-type="float">
            <text:p>57</text:p>
          </table:table-cell>
          <table:table-cell table:formula="of:=CEILING(1*[.L8])" office:value-type="float" office:value="57" calcext:value-type="float">
            <text:p>57</text:p>
          </table:table-cell>
          <table:table-cell table:formula="of:=CEILING(2*[.L8])" office:value-type="float" office:value="113" calcext:value-type="float">
            <text:p>113</text:p>
          </table:table-cell>
          <table:table-cell table:formula="of:=CEILING(1*[.M8])" office:value-type="float" office:value="188" calcext:value-type="float">
            <text:p>188</text:p>
          </table:table-cell>
          <table:table-cell table:formula="of:=CEILING(2*[.M8])" office:value-type="float" office:value="375" calcext:value-type="float">
            <text:p>375</text:p>
          </table:table-cell>
          <table:table-cell table:formula="of:=CEILING(6*[.M8])" office:value-type="float" office:value="1125" calcext:value-type="float">
            <text:p>112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MOD([.A9]-1;[$Basic.$A$2]+1)" office:value-type="float" office:value="7" calcext:value-type="float">
            <text:p>7</text:p>
          </table:table-cell>
          <table:table-cell table:formula="of:=CEILING(([.A9]-[.B9])/[$Basic.$A$2]; 1)+3" office:value-type="float" office:value="4" calcext:value-type="float">
            <text:p>4</text:p>
          </table:table-cell>
          <table:table-cell table:formula="of:=IF([.B9]=0;INDIRECT(ADDRESS([.C9];1;1;1;&quot;Basic&quot;));&quot;&quot;)">
            <text:p/>
          </table:table-cell>
          <table:table-cell table:style-name="ce3" table:formula="of:=[.B9] &amp; &quot;/&quot; &amp; [$Basic.$B$2]" office:value-type="string" office:string-value="7/8" calcext:value-type="string">
            <text:p>7/8</text:p>
          </table:table-cell>
          <table:table-cell table:formula="of:=INDIRECT(ADDRESS([.$C9];2;1;1;&quot;Basic&quot;))*[.$B9]/[$Basic.$B$2]" office:value-type="float" office:value="2.625" calcext:value-type="float">
            <text:p>2.625</text:p>
          </table:table-cell>
          <table:table-cell table:formula="of:=INDIRECT(ADDRESS([.$C9];3;1;1;&quot;Basic&quot;))*[.$B9]/[$Basic.$B$2]" office:value-type="float" office:value="13.125" calcext:value-type="float">
            <text:p>13.125</text:p>
          </table:table-cell>
          <table:table-cell table:formula="of:=INDIRECT(ADDRESS([.$C9];4;1;1;&quot;Basic&quot;))*[.$B9]/[$Basic.$B$2]" office:value-type="float" office:value="65.625" calcext:value-type="float">
            <text:p>65.625</text:p>
          </table:table-cell>
          <table:table-cell table:formula="of:=INDIRECT(ADDRESS([.$C9];5;1;1;&quot;Basic&quot;))*[.$B9]/[$Basic.$B$2]" office:value-type="float" office:value="218.75" calcext:value-type="float">
            <text:p>218.75</text:p>
          </table:table-cell>
          <table:table-cell table:formula="of:=[.F9]" office:value-type="float" office:value="2.625" calcext:value-type="float">
            <text:p>2.625</text:p>
          </table:table-cell>
          <table:table-cell table:formula="of:=IF([.G9]=0;1;[.G9])" office:value-type="float" office:value="13.125" calcext:value-type="float">
            <text:p>13.125</text:p>
          </table:table-cell>
          <table:table-cell table:formula="of:=IF([.H9]=0;5;[.H9])" office:value-type="float" office:value="65.625" calcext:value-type="float">
            <text:p>65.625</text:p>
          </table:table-cell>
          <table:table-cell table:formula="of:=IF([.I9]=0;15;[.I9])" office:value-type="float" office:value="218.75" calcext:value-type="float">
            <text:p>218.75</text:p>
          </table:table-cell>
          <table:table-cell table:formula="of:=IF([.B9]=0;[.D9];&quot;&quot;) &amp; IF([.B9]=[$Basic.$B$2];&quot;Open Terrain&quot;;&quot;&quot;) &amp; IF([.B9]=[$Basic.$C$2];&quot;Difficult Terrain&quot;;&quot;&quot;) &amp; IF([.B9]=[$Basic.$D$2];&quot;Extreme Terrain&quot;;&quot;&quot;)">
            <text:p/>
          </table:table-cell>
          <table:table-cell table:formula="of:= [.N9] &amp; &quot; &quot; &amp; [.E9]" office:value-type="string" office:string-value=" 7/8" calcext:value-type="string">
            <text:p><text:s/>7/8</text:p>
          </table:table-cell>
          <table:table-cell table:formula="of:=CEILING([.J9])" office:value-type="float" office:value="3" calcext:value-type="float">
            <text:p>3</text:p>
          </table:table-cell>
          <table:table-cell table:formula="of:=CEILING(8*[.J9])" office:value-type="float" office:value="21" calcext:value-type="float">
            <text:p>21</text:p>
          </table:table-cell>
          <table:table-cell table:formula="of:=CEILING(1*[.K9])" office:value-type="float" office:value="14" calcext:value-type="float">
            <text:p>14</text:p>
          </table:table-cell>
          <table:table-cell table:formula="of:=CEILING(2*[.K9])" office:value-type="float" office:value="27" calcext:value-type="float">
            <text:p>27</text:p>
          </table:table-cell>
          <table:table-cell table:formula="of:=CEILING(5*[.K9])" office:value-type="float" office:value="66" calcext:value-type="float">
            <text:p>66</text:p>
          </table:table-cell>
          <table:table-cell table:formula="of:=CEILING(1*[.L9])" office:value-type="float" office:value="66" calcext:value-type="float">
            <text:p>66</text:p>
          </table:table-cell>
          <table:table-cell table:formula="of:=CEILING(2*[.L9])" office:value-type="float" office:value="132" calcext:value-type="float">
            <text:p>132</text:p>
          </table:table-cell>
          <table:table-cell table:formula="of:=CEILING(1*[.M9])" office:value-type="float" office:value="219" calcext:value-type="float">
            <text:p>219</text:p>
          </table:table-cell>
          <table:table-cell table:formula="of:=CEILING(2*[.M9])" office:value-type="float" office:value="438" calcext:value-type="float">
            <text:p>438</text:p>
          </table:table-cell>
          <table:table-cell table:formula="of:=CEILING(6*[.M9])" office:value-type="float" office:value="1313" calcext:value-type="float">
            <text:p>131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MOD([.A10]-1;[$Basic.$A$2]+1)" office:value-type="float" office:value="8" calcext:value-type="float">
            <text:p>8</text:p>
          </table:table-cell>
          <table:table-cell table:formula="of:=CEILING(([.A10]-[.B10])/[$Basic.$A$2]; 1)+3" office:value-type="float" office:value="4" calcext:value-type="float">
            <text:p>4</text:p>
          </table:table-cell>
          <table:table-cell table:formula="of:=IF([.B10]=0;INDIRECT(ADDRESS([.C10];1;1;1;&quot;Basic&quot;));&quot;&quot;)">
            <text:p/>
          </table:table-cell>
          <table:table-cell table:style-name="ce3" table:formula="of:=[.B10] &amp; &quot;/&quot; &amp; [$Basic.$B$2]" office:value-type="string" office:string-value="8/8" calcext:value-type="string">
            <text:p>8/8</text:p>
          </table:table-cell>
          <table:table-cell table:formula="of:=INDIRECT(ADDRESS([.$C10];2;1;1;&quot;Basic&quot;))*[.$B10]/[$Basic.$B$2]" office:value-type="float" office:value="3" calcext:value-type="float">
            <text:p>3</text:p>
          </table:table-cell>
          <table:table-cell table:formula="of:=INDIRECT(ADDRESS([.$C10];3;1;1;&quot;Basic&quot;))*[.$B10]/[$Basic.$B$2]" office:value-type="float" office:value="15" calcext:value-type="float">
            <text:p>15</text:p>
          </table:table-cell>
          <table:table-cell table:formula="of:=INDIRECT(ADDRESS([.$C10];4;1;1;&quot;Basic&quot;))*[.$B10]/[$Basic.$B$2]" office:value-type="float" office:value="75" calcext:value-type="float">
            <text:p>75</text:p>
          </table:table-cell>
          <table:table-cell table:formula="of:=INDIRECT(ADDRESS([.$C10];5;1;1;&quot;Basic&quot;))*[.$B10]/[$Basic.$B$2]" office:value-type="float" office:value="250" calcext:value-type="float">
            <text:p>250</text:p>
          </table:table-cell>
          <table:table-cell table:formula="of:=[.F10]" office:value-type="float" office:value="3" calcext:value-type="float">
            <text:p>3</text:p>
          </table:table-cell>
          <table:table-cell table:formula="of:=IF([.G10]=0;1;[.G10])" office:value-type="float" office:value="15" calcext:value-type="float">
            <text:p>15</text:p>
          </table:table-cell>
          <table:table-cell table:formula="of:=IF([.H10]=0;5;[.H10])" office:value-type="float" office:value="75" calcext:value-type="float">
            <text:p>75</text:p>
          </table:table-cell>
          <table:table-cell table:formula="of:=IF([.I10]=0;15;[.I10])" office:value-type="float" office:value="250" calcext:value-type="float">
            <text:p>250</text:p>
          </table:table-cell>
          <table:table-cell table:formula="of:=IF([.B10]=0;[.D10];&quot;&quot;) &amp; IF([.B10]=[$Basic.$B$2];&quot;Open Terrain&quot;;&quot;&quot;) &amp; IF([.B10]=[$Basic.$C$2];&quot;Difficult Terrain&quot;;&quot;&quot;) &amp; IF([.B10]=[$Basic.$D$2];&quot;Extreme Terrain&quot;;&quot;&quot;)" office:value-type="string" office:string-value="Open Terrain" calcext:value-type="string">
            <text:p>Open Terrain</text:p>
          </table:table-cell>
          <table:table-cell table:formula="of:= [.N10] &amp; &quot; &quot; &amp; [.E10]" office:value-type="string" office:string-value="Open Terrain 8/8" calcext:value-type="string">
            <text:p>Open Terrain 8/8</text:p>
          </table:table-cell>
          <table:table-cell table:formula="of:=CEILING([.J10])" office:value-type="float" office:value="3" calcext:value-type="float">
            <text:p>3</text:p>
          </table:table-cell>
          <table:table-cell table:formula="of:=CEILING(8*[.J10])" office:value-type="float" office:value="24" calcext:value-type="float">
            <text:p>24</text:p>
          </table:table-cell>
          <table:table-cell table:formula="of:=CEILING(1*[.K10])" office:value-type="float" office:value="15" calcext:value-type="float">
            <text:p>15</text:p>
          </table:table-cell>
          <table:table-cell table:formula="of:=CEILING(2*[.K10])" office:value-type="float" office:value="30" calcext:value-type="float">
            <text:p>30</text:p>
          </table:table-cell>
          <table:table-cell table:formula="of:=CEILING(5*[.K10])" office:value-type="float" office:value="75" calcext:value-type="float">
            <text:p>75</text:p>
          </table:table-cell>
          <table:table-cell table:formula="of:=CEILING(1*[.L10])" office:value-type="float" office:value="75" calcext:value-type="float">
            <text:p>75</text:p>
          </table:table-cell>
          <table:table-cell table:formula="of:=CEILING(2*[.L10])" office:value-type="float" office:value="150" calcext:value-type="float">
            <text:p>150</text:p>
          </table:table-cell>
          <table:table-cell table:formula="of:=CEILING(1*[.M10])" office:value-type="float" office:value="250" calcext:value-type="float">
            <text:p>250</text:p>
          </table:table-cell>
          <table:table-cell table:formula="of:=CEILING(2*[.M10])" office:value-type="float" office:value="500" calcext:value-type="float">
            <text:p>500</text:p>
          </table:table-cell>
          <table:table-cell table:formula="of:=CEILING(6*[.M10])" office:value-type="float" office:value="1500" calcext:value-type="float">
            <text:p>150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MOD([.A11]-1;[$Basic.$A$2]+1)" office:value-type="float" office:value="9" calcext:value-type="float">
            <text:p>9</text:p>
          </table:table-cell>
          <table:table-cell table:formula="of:=CEILING(([.A11]-[.B11])/[$Basic.$A$2]; 1)+3" office:value-type="float" office:value="4" calcext:value-type="float">
            <text:p>4</text:p>
          </table:table-cell>
          <table:table-cell table:formula="of:=IF([.B11]=0;INDIRECT(ADDRESS([.C11];1;1;1;&quot;Basic&quot;));&quot;&quot;)">
            <text:p/>
          </table:table-cell>
          <table:table-cell table:style-name="ce3" table:formula="of:=[.B11] &amp; &quot;/&quot; &amp; [$Basic.$B$2]" office:value-type="string" office:string-value="9/8" calcext:value-type="string">
            <text:p>9/8</text:p>
          </table:table-cell>
          <table:table-cell table:formula="of:=INDIRECT(ADDRESS([.$C11];2;1;1;&quot;Basic&quot;))*[.$B11]/[$Basic.$B$2]" office:value-type="float" office:value="3.375" calcext:value-type="float">
            <text:p>3.375</text:p>
          </table:table-cell>
          <table:table-cell table:formula="of:=INDIRECT(ADDRESS([.$C11];3;1;1;&quot;Basic&quot;))*[.$B11]/[$Basic.$B$2]" office:value-type="float" office:value="16.875" calcext:value-type="float">
            <text:p>16.875</text:p>
          </table:table-cell>
          <table:table-cell table:formula="of:=INDIRECT(ADDRESS([.$C11];4;1;1;&quot;Basic&quot;))*[.$B11]/[$Basic.$B$2]" office:value-type="float" office:value="84.375" calcext:value-type="float">
            <text:p>84.375</text:p>
          </table:table-cell>
          <table:table-cell table:formula="of:=INDIRECT(ADDRESS([.$C11];5;1;1;&quot;Basic&quot;))*[.$B11]/[$Basic.$B$2]" office:value-type="float" office:value="281.25" calcext:value-type="float">
            <text:p>281.25</text:p>
          </table:table-cell>
          <table:table-cell table:formula="of:=[.F11]" office:value-type="float" office:value="3.375" calcext:value-type="float">
            <text:p>3.375</text:p>
          </table:table-cell>
          <table:table-cell table:formula="of:=IF([.G11]=0;1;[.G11])" office:value-type="float" office:value="16.875" calcext:value-type="float">
            <text:p>16.875</text:p>
          </table:table-cell>
          <table:table-cell table:formula="of:=IF([.H11]=0;5;[.H11])" office:value-type="float" office:value="84.375" calcext:value-type="float">
            <text:p>84.375</text:p>
          </table:table-cell>
          <table:table-cell table:formula="of:=IF([.I11]=0;15;[.I11])" office:value-type="float" office:value="281.25" calcext:value-type="float">
            <text:p>281.25</text:p>
          </table:table-cell>
          <table:table-cell table:formula="of:=IF([.B11]=0;[.D11];&quot;&quot;) &amp; IF([.B11]=[$Basic.$B$2];&quot;Open Terrain&quot;;&quot;&quot;) &amp; IF([.B11]=[$Basic.$C$2];&quot;Difficult Terrain&quot;;&quot;&quot;) &amp; IF([.B11]=[$Basic.$D$2];&quot;Extreme Terrain&quot;;&quot;&quot;)">
            <text:p/>
          </table:table-cell>
          <table:table-cell table:formula="of:= [.N11] &amp; &quot; &quot; &amp; [.E11]" office:value-type="string" office:string-value=" 9/8" calcext:value-type="string">
            <text:p><text:s/>9/8</text:p>
          </table:table-cell>
          <table:table-cell table:formula="of:=CEILING([.J11])" office:value-type="float" office:value="4" calcext:value-type="float">
            <text:p>4</text:p>
          </table:table-cell>
          <table:table-cell table:formula="of:=CEILING(8*[.J11])" office:value-type="float" office:value="27" calcext:value-type="float">
            <text:p>27</text:p>
          </table:table-cell>
          <table:table-cell table:formula="of:=CEILING(1*[.K11])" office:value-type="float" office:value="17" calcext:value-type="float">
            <text:p>17</text:p>
          </table:table-cell>
          <table:table-cell table:formula="of:=CEILING(2*[.K11])" office:value-type="float" office:value="34" calcext:value-type="float">
            <text:p>34</text:p>
          </table:table-cell>
          <table:table-cell table:formula="of:=CEILING(5*[.K11])" office:value-type="float" office:value="85" calcext:value-type="float">
            <text:p>85</text:p>
          </table:table-cell>
          <table:table-cell table:formula="of:=CEILING(1*[.L11])" office:value-type="float" office:value="85" calcext:value-type="float">
            <text:p>85</text:p>
          </table:table-cell>
          <table:table-cell table:formula="of:=CEILING(2*[.L11])" office:value-type="float" office:value="169" calcext:value-type="float">
            <text:p>169</text:p>
          </table:table-cell>
          <table:table-cell table:formula="of:=CEILING(1*[.M11])" office:value-type="float" office:value="282" calcext:value-type="float">
            <text:p>282</text:p>
          </table:table-cell>
          <table:table-cell table:formula="of:=CEILING(2*[.M11])" office:value-type="float" office:value="563" calcext:value-type="float">
            <text:p>563</text:p>
          </table:table-cell>
          <table:table-cell table:formula="of:=CEILING(6*[.M11])" office:value-type="float" office:value="1688" calcext:value-type="float">
            <text:p>168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MOD([.A12]-1;[$Basic.$A$2]+1)" office:value-type="float" office:value="10" calcext:value-type="float">
            <text:p>10</text:p>
          </table:table-cell>
          <table:table-cell table:formula="of:=CEILING(([.A12]-[.B12])/[$Basic.$A$2]; 1)+3" office:value-type="float" office:value="4" calcext:value-type="float">
            <text:p>4</text:p>
          </table:table-cell>
          <table:table-cell table:formula="of:=IF([.B12]=0;INDIRECT(ADDRESS([.C12];1;1;1;&quot;Basic&quot;));&quot;&quot;)">
            <text:p/>
          </table:table-cell>
          <table:table-cell table:style-name="ce3" table:formula="of:=[.B12] &amp; &quot;/&quot; &amp; [$Basic.$B$2]" office:value-type="string" office:string-value="10/8" calcext:value-type="string">
            <text:p>10/8</text:p>
          </table:table-cell>
          <table:table-cell table:formula="of:=INDIRECT(ADDRESS([.$C12];2;1;1;&quot;Basic&quot;))*[.$B12]/[$Basic.$B$2]" office:value-type="float" office:value="3.75" calcext:value-type="float">
            <text:p>3.75</text:p>
          </table:table-cell>
          <table:table-cell table:formula="of:=INDIRECT(ADDRESS([.$C12];3;1;1;&quot;Basic&quot;))*[.$B12]/[$Basic.$B$2]" office:value-type="float" office:value="18.75" calcext:value-type="float">
            <text:p>18.75</text:p>
          </table:table-cell>
          <table:table-cell table:formula="of:=INDIRECT(ADDRESS([.$C12];4;1;1;&quot;Basic&quot;))*[.$B12]/[$Basic.$B$2]" office:value-type="float" office:value="93.75" calcext:value-type="float">
            <text:p>93.75</text:p>
          </table:table-cell>
          <table:table-cell table:formula="of:=INDIRECT(ADDRESS([.$C12];5;1;1;&quot;Basic&quot;))*[.$B12]/[$Basic.$B$2]" office:value-type="float" office:value="312.5" calcext:value-type="float">
            <text:p>312.5</text:p>
          </table:table-cell>
          <table:table-cell table:formula="of:=[.F12]" office:value-type="float" office:value="3.75" calcext:value-type="float">
            <text:p>3.75</text:p>
          </table:table-cell>
          <table:table-cell table:formula="of:=IF([.G12]=0;1;[.G12])" office:value-type="float" office:value="18.75" calcext:value-type="float">
            <text:p>18.75</text:p>
          </table:table-cell>
          <table:table-cell table:formula="of:=IF([.H12]=0;5;[.H12])" office:value-type="float" office:value="93.75" calcext:value-type="float">
            <text:p>93.75</text:p>
          </table:table-cell>
          <table:table-cell table:formula="of:=IF([.I12]=0;15;[.I12])" office:value-type="float" office:value="312.5" calcext:value-type="float">
            <text:p>312.5</text:p>
          </table:table-cell>
          <table:table-cell table:formula="of:=IF([.B12]=0;[.D12];&quot;&quot;) &amp; IF([.B12]=[$Basic.$B$2];&quot;Open Terrain&quot;;&quot;&quot;) &amp; IF([.B12]=[$Basic.$C$2];&quot;Difficult Terrain&quot;;&quot;&quot;) &amp; IF([.B12]=[$Basic.$D$2];&quot;Extreme Terrain&quot;;&quot;&quot;)">
            <text:p/>
          </table:table-cell>
          <table:table-cell table:formula="of:= [.N12] &amp; &quot; &quot; &amp; [.E12]" office:value-type="string" office:string-value=" 10/8" calcext:value-type="string">
            <text:p><text:s/>10/8</text:p>
          </table:table-cell>
          <table:table-cell table:formula="of:=CEILING([.J12])" office:value-type="float" office:value="4" calcext:value-type="float">
            <text:p>4</text:p>
          </table:table-cell>
          <table:table-cell table:formula="of:=CEILING(8*[.J12])" office:value-type="float" office:value="30" calcext:value-type="float">
            <text:p>30</text:p>
          </table:table-cell>
          <table:table-cell table:formula="of:=CEILING(1*[.K12])" office:value-type="float" office:value="19" calcext:value-type="float">
            <text:p>19</text:p>
          </table:table-cell>
          <table:table-cell table:formula="of:=CEILING(2*[.K12])" office:value-type="float" office:value="38" calcext:value-type="float">
            <text:p>38</text:p>
          </table:table-cell>
          <table:table-cell table:formula="of:=CEILING(5*[.K12])" office:value-type="float" office:value="94" calcext:value-type="float">
            <text:p>94</text:p>
          </table:table-cell>
          <table:table-cell table:formula="of:=CEILING(1*[.L12])" office:value-type="float" office:value="94" calcext:value-type="float">
            <text:p>94</text:p>
          </table:table-cell>
          <table:table-cell table:formula="of:=CEILING(2*[.L12])" office:value-type="float" office:value="188" calcext:value-type="float">
            <text:p>188</text:p>
          </table:table-cell>
          <table:table-cell table:formula="of:=CEILING(1*[.M12])" office:value-type="float" office:value="313" calcext:value-type="float">
            <text:p>313</text:p>
          </table:table-cell>
          <table:table-cell table:formula="of:=CEILING(2*[.M12])" office:value-type="float" office:value="625" calcext:value-type="float">
            <text:p>625</text:p>
          </table:table-cell>
          <table:table-cell table:formula="of:=CEILING(6*[.M12])" office:value-type="float" office:value="1875" calcext:value-type="float">
            <text:p>187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MOD([.A13]-1;[$Basic.$A$2]+1)" office:value-type="float" office:value="11" calcext:value-type="float">
            <text:p>11</text:p>
          </table:table-cell>
          <table:table-cell table:formula="of:=CEILING(([.A13]-[.B13])/[$Basic.$A$2]; 1)+3" office:value-type="float" office:value="4" calcext:value-type="float">
            <text:p>4</text:p>
          </table:table-cell>
          <table:table-cell table:formula="of:=IF([.B13]=0;INDIRECT(ADDRESS([.C13];1;1;1;&quot;Basic&quot;));&quot;&quot;)">
            <text:p/>
          </table:table-cell>
          <table:table-cell table:style-name="ce3" table:formula="of:=[.B13] &amp; &quot;/&quot; &amp; [$Basic.$B$2]" office:value-type="string" office:string-value="11/8" calcext:value-type="string">
            <text:p>11/8</text:p>
          </table:table-cell>
          <table:table-cell table:formula="of:=INDIRECT(ADDRESS([.$C13];2;1;1;&quot;Basic&quot;))*[.$B13]/[$Basic.$B$2]" office:value-type="float" office:value="4.125" calcext:value-type="float">
            <text:p>4.125</text:p>
          </table:table-cell>
          <table:table-cell table:formula="of:=INDIRECT(ADDRESS([.$C13];3;1;1;&quot;Basic&quot;))*[.$B13]/[$Basic.$B$2]" office:value-type="float" office:value="20.625" calcext:value-type="float">
            <text:p>20.625</text:p>
          </table:table-cell>
          <table:table-cell table:formula="of:=INDIRECT(ADDRESS([.$C13];4;1;1;&quot;Basic&quot;))*[.$B13]/[$Basic.$B$2]" office:value-type="float" office:value="103.125" calcext:value-type="float">
            <text:p>103.125</text:p>
          </table:table-cell>
          <table:table-cell table:formula="of:=INDIRECT(ADDRESS([.$C13];5;1;1;&quot;Basic&quot;))*[.$B13]/[$Basic.$B$2]" office:value-type="float" office:value="343.75" calcext:value-type="float">
            <text:p>343.75</text:p>
          </table:table-cell>
          <table:table-cell table:formula="of:=[.F13]" office:value-type="float" office:value="4.125" calcext:value-type="float">
            <text:p>4.125</text:p>
          </table:table-cell>
          <table:table-cell table:formula="of:=IF([.G13]=0;1;[.G13])" office:value-type="float" office:value="20.625" calcext:value-type="float">
            <text:p>20.625</text:p>
          </table:table-cell>
          <table:table-cell table:formula="of:=IF([.H13]=0;5;[.H13])" office:value-type="float" office:value="103.125" calcext:value-type="float">
            <text:p>103.125</text:p>
          </table:table-cell>
          <table:table-cell table:formula="of:=IF([.I13]=0;15;[.I13])" office:value-type="float" office:value="343.75" calcext:value-type="float">
            <text:p>343.75</text:p>
          </table:table-cell>
          <table:table-cell table:formula="of:=IF([.B13]=0;[.D13];&quot;&quot;) &amp; IF([.B13]=[$Basic.$B$2];&quot;Open Terrain&quot;;&quot;&quot;) &amp; IF([.B13]=[$Basic.$C$2];&quot;Difficult Terrain&quot;;&quot;&quot;) &amp; IF([.B13]=[$Basic.$D$2];&quot;Extreme Terrain&quot;;&quot;&quot;)">
            <text:p/>
          </table:table-cell>
          <table:table-cell table:formula="of:= [.N13] &amp; &quot; &quot; &amp; [.E13]" office:value-type="string" office:string-value=" 11/8" calcext:value-type="string">
            <text:p><text:s/>11/8</text:p>
          </table:table-cell>
          <table:table-cell table:formula="of:=CEILING([.J13])" office:value-type="float" office:value="5" calcext:value-type="float">
            <text:p>5</text:p>
          </table:table-cell>
          <table:table-cell table:formula="of:=CEILING(8*[.J13])" office:value-type="float" office:value="33" calcext:value-type="float">
            <text:p>33</text:p>
          </table:table-cell>
          <table:table-cell table:formula="of:=CEILING(1*[.K13])" office:value-type="float" office:value="21" calcext:value-type="float">
            <text:p>21</text:p>
          </table:table-cell>
          <table:table-cell table:formula="of:=CEILING(2*[.K13])" office:value-type="float" office:value="42" calcext:value-type="float">
            <text:p>42</text:p>
          </table:table-cell>
          <table:table-cell table:formula="of:=CEILING(5*[.K13])" office:value-type="float" office:value="104" calcext:value-type="float">
            <text:p>104</text:p>
          </table:table-cell>
          <table:table-cell table:formula="of:=CEILING(1*[.L13])" office:value-type="float" office:value="104" calcext:value-type="float">
            <text:p>104</text:p>
          </table:table-cell>
          <table:table-cell table:formula="of:=CEILING(2*[.L13])" office:value-type="float" office:value="207" calcext:value-type="float">
            <text:p>207</text:p>
          </table:table-cell>
          <table:table-cell table:formula="of:=CEILING(1*[.M13])" office:value-type="float" office:value="344" calcext:value-type="float">
            <text:p>344</text:p>
          </table:table-cell>
          <table:table-cell table:formula="of:=CEILING(2*[.M13])" office:value-type="float" office:value="688" calcext:value-type="float">
            <text:p>688</text:p>
          </table:table-cell>
          <table:table-cell table:formula="of:=CEILING(6*[.M13])" office:value-type="float" office:value="2063" calcext:value-type="float">
            <text:p>206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MOD([.A14]-1;[$Basic.$A$2]+1)" office:value-type="float" office:value="12" calcext:value-type="float">
            <text:p>12</text:p>
          </table:table-cell>
          <table:table-cell table:formula="of:=CEILING(([.A14]-[.B14])/[$Basic.$A$2]; 1)+3" office:value-type="float" office:value="4" calcext:value-type="float">
            <text:p>4</text:p>
          </table:table-cell>
          <table:table-cell table:formula="of:=IF([.B14]=0;INDIRECT(ADDRESS([.C14];1;1;1;&quot;Basic&quot;));&quot;&quot;)">
            <text:p/>
          </table:table-cell>
          <table:table-cell table:style-name="ce3" table:formula="of:=[.B14] &amp; &quot;/&quot; &amp; [$Basic.$B$2]" office:value-type="string" office:string-value="12/8" calcext:value-type="string">
            <text:p>12/8</text:p>
          </table:table-cell>
          <table:table-cell table:formula="of:=INDIRECT(ADDRESS([.$C14];2;1;1;&quot;Basic&quot;))*[.$B14]/[$Basic.$B$2]" office:value-type="float" office:value="4.5" calcext:value-type="float">
            <text:p>4.5</text:p>
          </table:table-cell>
          <table:table-cell table:formula="of:=INDIRECT(ADDRESS([.$C14];3;1;1;&quot;Basic&quot;))*[.$B14]/[$Basic.$B$2]" office:value-type="float" office:value="22.5" calcext:value-type="float">
            <text:p>22.5</text:p>
          </table:table-cell>
          <table:table-cell table:formula="of:=INDIRECT(ADDRESS([.$C14];4;1;1;&quot;Basic&quot;))*[.$B14]/[$Basic.$B$2]" office:value-type="float" office:value="112.5" calcext:value-type="float">
            <text:p>112.5</text:p>
          </table:table-cell>
          <table:table-cell table:formula="of:=INDIRECT(ADDRESS([.$C14];5;1;1;&quot;Basic&quot;))*[.$B14]/[$Basic.$B$2]" office:value-type="float" office:value="375" calcext:value-type="float">
            <text:p>375</text:p>
          </table:table-cell>
          <table:table-cell table:formula="of:=[.F14]" office:value-type="float" office:value="4.5" calcext:value-type="float">
            <text:p>4.5</text:p>
          </table:table-cell>
          <table:table-cell table:formula="of:=IF([.G14]=0;1;[.G14])" office:value-type="float" office:value="22.5" calcext:value-type="float">
            <text:p>22.5</text:p>
          </table:table-cell>
          <table:table-cell table:formula="of:=IF([.H14]=0;5;[.H14])" office:value-type="float" office:value="112.5" calcext:value-type="float">
            <text:p>112.5</text:p>
          </table:table-cell>
          <table:table-cell table:formula="of:=IF([.I14]=0;15;[.I14])" office:value-type="float" office:value="375" calcext:value-type="float">
            <text:p>375</text:p>
          </table:table-cell>
          <table:table-cell table:formula="of:=IF([.B14]=0;[.D14];&quot;&quot;) &amp; IF([.B14]=[$Basic.$B$2];&quot;Open Terrain&quot;;&quot;&quot;) &amp; IF([.B14]=[$Basic.$C$2];&quot;Difficult Terrain&quot;;&quot;&quot;) &amp; IF([.B14]=[$Basic.$D$2];&quot;Extreme Terrain&quot;;&quot;&quot;)">
            <text:p/>
          </table:table-cell>
          <table:table-cell table:formula="of:= [.N14] &amp; &quot; &quot; &amp; [.E14]" office:value-type="string" office:string-value=" 12/8" calcext:value-type="string">
            <text:p><text:s/>12/8</text:p>
          </table:table-cell>
          <table:table-cell table:formula="of:=CEILING([.J14])" office:value-type="float" office:value="5" calcext:value-type="float">
            <text:p>5</text:p>
          </table:table-cell>
          <table:table-cell table:formula="of:=CEILING(8*[.J14])" office:value-type="float" office:value="36" calcext:value-type="float">
            <text:p>36</text:p>
          </table:table-cell>
          <table:table-cell table:formula="of:=CEILING(1*[.K14])" office:value-type="float" office:value="23" calcext:value-type="float">
            <text:p>23</text:p>
          </table:table-cell>
          <table:table-cell table:formula="of:=CEILING(2*[.K14])" office:value-type="float" office:value="45" calcext:value-type="float">
            <text:p>45</text:p>
          </table:table-cell>
          <table:table-cell table:formula="of:=CEILING(5*[.K14])" office:value-type="float" office:value="113" calcext:value-type="float">
            <text:p>113</text:p>
          </table:table-cell>
          <table:table-cell table:formula="of:=CEILING(1*[.L14])" office:value-type="float" office:value="113" calcext:value-type="float">
            <text:p>113</text:p>
          </table:table-cell>
          <table:table-cell table:formula="of:=CEILING(2*[.L14])" office:value-type="float" office:value="225" calcext:value-type="float">
            <text:p>225</text:p>
          </table:table-cell>
          <table:table-cell table:formula="of:=CEILING(1*[.M14])" office:value-type="float" office:value="375" calcext:value-type="float">
            <text:p>375</text:p>
          </table:table-cell>
          <table:table-cell table:formula="of:=CEILING(2*[.M14])" office:value-type="float" office:value="750" calcext:value-type="float">
            <text:p>750</text:p>
          </table:table-cell>
          <table:table-cell table:formula="of:=CEILING(6*[.M14])" office:value-type="float" office:value="2250" calcext:value-type="float">
            <text:p>225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MOD([.A15]-1;[$Basic.$A$2]+1)" office:value-type="float" office:value="13" calcext:value-type="float">
            <text:p>13</text:p>
          </table:table-cell>
          <table:table-cell table:formula="of:=CEILING(([.A15]-[.B15])/[$Basic.$A$2]; 1)+3" office:value-type="float" office:value="4" calcext:value-type="float">
            <text:p>4</text:p>
          </table:table-cell>
          <table:table-cell table:formula="of:=IF([.B15]=0;INDIRECT(ADDRESS([.C15];1;1;1;&quot;Basic&quot;));&quot;&quot;)">
            <text:p/>
          </table:table-cell>
          <table:table-cell table:style-name="ce3" table:formula="of:=[.B15] &amp; &quot;/&quot; &amp; [$Basic.$B$2]" office:value-type="string" office:string-value="13/8" calcext:value-type="string">
            <text:p>13/8</text:p>
          </table:table-cell>
          <table:table-cell table:formula="of:=INDIRECT(ADDRESS([.$C15];2;1;1;&quot;Basic&quot;))*[.$B15]/[$Basic.$B$2]" office:value-type="float" office:value="4.875" calcext:value-type="float">
            <text:p>4.875</text:p>
          </table:table-cell>
          <table:table-cell table:formula="of:=INDIRECT(ADDRESS([.$C15];3;1;1;&quot;Basic&quot;))*[.$B15]/[$Basic.$B$2]" office:value-type="float" office:value="24.375" calcext:value-type="float">
            <text:p>24.375</text:p>
          </table:table-cell>
          <table:table-cell table:formula="of:=INDIRECT(ADDRESS([.$C15];4;1;1;&quot;Basic&quot;))*[.$B15]/[$Basic.$B$2]" office:value-type="float" office:value="121.875" calcext:value-type="float">
            <text:p>121.875</text:p>
          </table:table-cell>
          <table:table-cell table:formula="of:=INDIRECT(ADDRESS([.$C15];5;1;1;&quot;Basic&quot;))*[.$B15]/[$Basic.$B$2]" office:value-type="float" office:value="406.25" calcext:value-type="float">
            <text:p>406.25</text:p>
          </table:table-cell>
          <table:table-cell table:formula="of:=[.F15]" office:value-type="float" office:value="4.875" calcext:value-type="float">
            <text:p>4.875</text:p>
          </table:table-cell>
          <table:table-cell table:formula="of:=IF([.G15]=0;1;[.G15])" office:value-type="float" office:value="24.375" calcext:value-type="float">
            <text:p>24.375</text:p>
          </table:table-cell>
          <table:table-cell table:formula="of:=IF([.H15]=0;5;[.H15])" office:value-type="float" office:value="121.875" calcext:value-type="float">
            <text:p>121.875</text:p>
          </table:table-cell>
          <table:table-cell table:formula="of:=IF([.I15]=0;15;[.I15])" office:value-type="float" office:value="406.25" calcext:value-type="float">
            <text:p>406.25</text:p>
          </table:table-cell>
          <table:table-cell table:formula="of:=IF([.B15]=0;[.D15];&quot;&quot;) &amp; IF([.B15]=[$Basic.$B$2];&quot;Open Terrain&quot;;&quot;&quot;) &amp; IF([.B15]=[$Basic.$C$2];&quot;Difficult Terrain&quot;;&quot;&quot;) &amp; IF([.B15]=[$Basic.$D$2];&quot;Extreme Terrain&quot;;&quot;&quot;)">
            <text:p/>
          </table:table-cell>
          <table:table-cell table:formula="of:= [.N15] &amp; &quot; &quot; &amp; [.E15]" office:value-type="string" office:string-value=" 13/8" calcext:value-type="string">
            <text:p><text:s/>13/8</text:p>
          </table:table-cell>
          <table:table-cell table:formula="of:=CEILING([.J15])" office:value-type="float" office:value="5" calcext:value-type="float">
            <text:p>5</text:p>
          </table:table-cell>
          <table:table-cell table:formula="of:=CEILING(8*[.J15])" office:value-type="float" office:value="39" calcext:value-type="float">
            <text:p>39</text:p>
          </table:table-cell>
          <table:table-cell table:formula="of:=CEILING(1*[.K15])" office:value-type="float" office:value="25" calcext:value-type="float">
            <text:p>25</text:p>
          </table:table-cell>
          <table:table-cell table:formula="of:=CEILING(2*[.K15])" office:value-type="float" office:value="49" calcext:value-type="float">
            <text:p>49</text:p>
          </table:table-cell>
          <table:table-cell table:formula="of:=CEILING(5*[.K15])" office:value-type="float" office:value="122" calcext:value-type="float">
            <text:p>122</text:p>
          </table:table-cell>
          <table:table-cell table:formula="of:=CEILING(1*[.L15])" office:value-type="float" office:value="122" calcext:value-type="float">
            <text:p>122</text:p>
          </table:table-cell>
          <table:table-cell table:formula="of:=CEILING(2*[.L15])" office:value-type="float" office:value="244" calcext:value-type="float">
            <text:p>244</text:p>
          </table:table-cell>
          <table:table-cell table:formula="of:=CEILING(1*[.M15])" office:value-type="float" office:value="407" calcext:value-type="float">
            <text:p>407</text:p>
          </table:table-cell>
          <table:table-cell table:formula="of:=CEILING(2*[.M15])" office:value-type="float" office:value="813" calcext:value-type="float">
            <text:p>813</text:p>
          </table:table-cell>
          <table:table-cell table:formula="of:=CEILING(6*[.M15])" office:value-type="float" office:value="2438" calcext:value-type="float">
            <text:p>243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MOD([.A16]-1;[$Basic.$A$2]+1)" office:value-type="float" office:value="14" calcext:value-type="float">
            <text:p>14</text:p>
          </table:table-cell>
          <table:table-cell table:formula="of:=CEILING(([.A16]-[.B16])/[$Basic.$A$2]; 1)+3" office:value-type="float" office:value="4" calcext:value-type="float">
            <text:p>4</text:p>
          </table:table-cell>
          <table:table-cell table:formula="of:=IF([.B16]=0;INDIRECT(ADDRESS([.C16];1;1;1;&quot;Basic&quot;));&quot;&quot;)">
            <text:p/>
          </table:table-cell>
          <table:table-cell table:style-name="ce3" table:formula="of:=[.B16] &amp; &quot;/&quot; &amp; [$Basic.$B$2]" office:value-type="string" office:string-value="14/8" calcext:value-type="string">
            <text:p>14/8</text:p>
          </table:table-cell>
          <table:table-cell table:formula="of:=INDIRECT(ADDRESS([.$C16];2;1;1;&quot;Basic&quot;))*[.$B16]/[$Basic.$B$2]" office:value-type="float" office:value="5.25" calcext:value-type="float">
            <text:p>5.25</text:p>
          </table:table-cell>
          <table:table-cell table:formula="of:=INDIRECT(ADDRESS([.$C16];3;1;1;&quot;Basic&quot;))*[.$B16]/[$Basic.$B$2]" office:value-type="float" office:value="26.25" calcext:value-type="float">
            <text:p>26.25</text:p>
          </table:table-cell>
          <table:table-cell table:formula="of:=INDIRECT(ADDRESS([.$C16];4;1;1;&quot;Basic&quot;))*[.$B16]/[$Basic.$B$2]" office:value-type="float" office:value="131.25" calcext:value-type="float">
            <text:p>131.25</text:p>
          </table:table-cell>
          <table:table-cell table:formula="of:=INDIRECT(ADDRESS([.$C16];5;1;1;&quot;Basic&quot;))*[.$B16]/[$Basic.$B$2]" office:value-type="float" office:value="437.5" calcext:value-type="float">
            <text:p>437.5</text:p>
          </table:table-cell>
          <table:table-cell table:formula="of:=[.F16]" office:value-type="float" office:value="5.25" calcext:value-type="float">
            <text:p>5.25</text:p>
          </table:table-cell>
          <table:table-cell table:formula="of:=IF([.G16]=0;1;[.G16])" office:value-type="float" office:value="26.25" calcext:value-type="float">
            <text:p>26.25</text:p>
          </table:table-cell>
          <table:table-cell table:formula="of:=IF([.H16]=0;5;[.H16])" office:value-type="float" office:value="131.25" calcext:value-type="float">
            <text:p>131.25</text:p>
          </table:table-cell>
          <table:table-cell table:formula="of:=IF([.I16]=0;15;[.I16])" office:value-type="float" office:value="437.5" calcext:value-type="float">
            <text:p>437.5</text:p>
          </table:table-cell>
          <table:table-cell table:formula="of:=IF([.B16]=0;[.D16];&quot;&quot;) &amp; IF([.B16]=[$Basic.$B$2];&quot;Open Terrain&quot;;&quot;&quot;) &amp; IF([.B16]=[$Basic.$C$2];&quot;Difficult Terrain&quot;;&quot;&quot;) &amp; IF([.B16]=[$Basic.$D$2];&quot;Extreme Terrain&quot;;&quot;&quot;)">
            <text:p/>
          </table:table-cell>
          <table:table-cell table:formula="of:= [.N16] &amp; &quot; &quot; &amp; [.E16]" office:value-type="string" office:string-value=" 14/8" calcext:value-type="string">
            <text:p><text:s/>14/8</text:p>
          </table:table-cell>
          <table:table-cell table:formula="of:=CEILING([.J16])" office:value-type="float" office:value="6" calcext:value-type="float">
            <text:p>6</text:p>
          </table:table-cell>
          <table:table-cell table:formula="of:=CEILING(8*[.J16])" office:value-type="float" office:value="42" calcext:value-type="float">
            <text:p>42</text:p>
          </table:table-cell>
          <table:table-cell table:formula="of:=CEILING(1*[.K16])" office:value-type="float" office:value="27" calcext:value-type="float">
            <text:p>27</text:p>
          </table:table-cell>
          <table:table-cell table:formula="of:=CEILING(2*[.K16])" office:value-type="float" office:value="53" calcext:value-type="float">
            <text:p>53</text:p>
          </table:table-cell>
          <table:table-cell table:formula="of:=CEILING(5*[.K16])" office:value-type="float" office:value="132" calcext:value-type="float">
            <text:p>132</text:p>
          </table:table-cell>
          <table:table-cell table:formula="of:=CEILING(1*[.L16])" office:value-type="float" office:value="132" calcext:value-type="float">
            <text:p>132</text:p>
          </table:table-cell>
          <table:table-cell table:formula="of:=CEILING(2*[.L16])" office:value-type="float" office:value="263" calcext:value-type="float">
            <text:p>263</text:p>
          </table:table-cell>
          <table:table-cell table:formula="of:=CEILING(1*[.M16])" office:value-type="float" office:value="438" calcext:value-type="float">
            <text:p>438</text:p>
          </table:table-cell>
          <table:table-cell table:formula="of:=CEILING(2*[.M16])" office:value-type="float" office:value="875" calcext:value-type="float">
            <text:p>875</text:p>
          </table:table-cell>
          <table:table-cell table:formula="of:=CEILING(6*[.M16])" office:value-type="float" office:value="2625" calcext:value-type="float">
            <text:p>262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MOD([.A17]-1;[$Basic.$A$2]+1)" office:value-type="float" office:value="15" calcext:value-type="float">
            <text:p>15</text:p>
          </table:table-cell>
          <table:table-cell table:formula="of:=CEILING(([.A17]-[.B17])/[$Basic.$A$2]; 1)+3" office:value-type="float" office:value="4" calcext:value-type="float">
            <text:p>4</text:p>
          </table:table-cell>
          <table:table-cell table:formula="of:=IF([.B17]=0;INDIRECT(ADDRESS([.C17];1;1;1;&quot;Basic&quot;));&quot;&quot;)">
            <text:p/>
          </table:table-cell>
          <table:table-cell table:style-name="ce3" table:formula="of:=[.B17] &amp; &quot;/&quot; &amp; [$Basic.$B$2]" office:value-type="string" office:string-value="15/8" calcext:value-type="string">
            <text:p>15/8</text:p>
          </table:table-cell>
          <table:table-cell table:formula="of:=INDIRECT(ADDRESS([.$C17];2;1;1;&quot;Basic&quot;))*[.$B17]/[$Basic.$B$2]" office:value-type="float" office:value="5.625" calcext:value-type="float">
            <text:p>5.625</text:p>
          </table:table-cell>
          <table:table-cell table:formula="of:=INDIRECT(ADDRESS([.$C17];3;1;1;&quot;Basic&quot;))*[.$B17]/[$Basic.$B$2]" office:value-type="float" office:value="28.125" calcext:value-type="float">
            <text:p>28.125</text:p>
          </table:table-cell>
          <table:table-cell table:formula="of:=INDIRECT(ADDRESS([.$C17];4;1;1;&quot;Basic&quot;))*[.$B17]/[$Basic.$B$2]" office:value-type="float" office:value="140.625" calcext:value-type="float">
            <text:p>140.625</text:p>
          </table:table-cell>
          <table:table-cell table:formula="of:=INDIRECT(ADDRESS([.$C17];5;1;1;&quot;Basic&quot;))*[.$B17]/[$Basic.$B$2]" office:value-type="float" office:value="468.75" calcext:value-type="float">
            <text:p>468.75</text:p>
          </table:table-cell>
          <table:table-cell table:formula="of:=[.F17]" office:value-type="float" office:value="5.625" calcext:value-type="float">
            <text:p>5.625</text:p>
          </table:table-cell>
          <table:table-cell table:formula="of:=IF([.G17]=0;1;[.G17])" office:value-type="float" office:value="28.125" calcext:value-type="float">
            <text:p>28.125</text:p>
          </table:table-cell>
          <table:table-cell table:formula="of:=IF([.H17]=0;5;[.H17])" office:value-type="float" office:value="140.625" calcext:value-type="float">
            <text:p>140.625</text:p>
          </table:table-cell>
          <table:table-cell table:formula="of:=IF([.I17]=0;15;[.I17])" office:value-type="float" office:value="468.75" calcext:value-type="float">
            <text:p>468.75</text:p>
          </table:table-cell>
          <table:table-cell table:formula="of:=IF([.B17]=0;[.D17];&quot;&quot;) &amp; IF([.B17]=[$Basic.$B$2];&quot;Open Terrain&quot;;&quot;&quot;) &amp; IF([.B17]=[$Basic.$C$2];&quot;Difficult Terrain&quot;;&quot;&quot;) &amp; IF([.B17]=[$Basic.$D$2];&quot;Extreme Terrain&quot;;&quot;&quot;)">
            <text:p/>
          </table:table-cell>
          <table:table-cell table:formula="of:= [.N17] &amp; &quot; &quot; &amp; [.E17]" office:value-type="string" office:string-value=" 15/8" calcext:value-type="string">
            <text:p><text:s/>15/8</text:p>
          </table:table-cell>
          <table:table-cell table:formula="of:=CEILING([.J17])" office:value-type="float" office:value="6" calcext:value-type="float">
            <text:p>6</text:p>
          </table:table-cell>
          <table:table-cell table:formula="of:=CEILING(8*[.J17])" office:value-type="float" office:value="45" calcext:value-type="float">
            <text:p>45</text:p>
          </table:table-cell>
          <table:table-cell table:formula="of:=CEILING(1*[.K17])" office:value-type="float" office:value="29" calcext:value-type="float">
            <text:p>29</text:p>
          </table:table-cell>
          <table:table-cell table:formula="of:=CEILING(2*[.K17])" office:value-type="float" office:value="57" calcext:value-type="float">
            <text:p>57</text:p>
          </table:table-cell>
          <table:table-cell table:formula="of:=CEILING(5*[.K17])" office:value-type="float" office:value="141" calcext:value-type="float">
            <text:p>141</text:p>
          </table:table-cell>
          <table:table-cell table:formula="of:=CEILING(1*[.L17])" office:value-type="float" office:value="141" calcext:value-type="float">
            <text:p>141</text:p>
          </table:table-cell>
          <table:table-cell table:formula="of:=CEILING(2*[.L17])" office:value-type="float" office:value="282" calcext:value-type="float">
            <text:p>282</text:p>
          </table:table-cell>
          <table:table-cell table:formula="of:=CEILING(1*[.M17])" office:value-type="float" office:value="469" calcext:value-type="float">
            <text:p>469</text:p>
          </table:table-cell>
          <table:table-cell table:formula="of:=CEILING(2*[.M17])" office:value-type="float" office:value="938" calcext:value-type="float">
            <text:p>938</text:p>
          </table:table-cell>
          <table:table-cell table:formula="of:=CEILING(6*[.M17])" office:value-type="float" office:value="2813" calcext:value-type="float">
            <text:p>281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MOD([.A18]-1;[$Basic.$A$2]+1)" office:value-type="float" office:value="0" calcext:value-type="float">
            <text:p>0</text:p>
          </table:table-cell>
          <table:table-cell table:formula="of:=CEILING(([.A18]-[.B18])/[$Basic.$A$2]; 1)+3" office:value-type="float" office:value="5" calcext:value-type="float">
            <text:p>5</text:p>
          </table:table-cell>
          <table:table-cell table:formula="of:=IF([.B18]=0;INDIRECT(ADDRESS([.C18];1;1;1;&quot;Basic&quot;));&quot;&quot;)" office:value-type="string" office:string-value="Drawn carriage" calcext:value-type="string">
            <text:p>Drawn carriage</text:p>
          </table:table-cell>
          <table:table-cell table:style-name="ce3" table:formula="of:=[.B18] &amp; &quot;/&quot; &amp; [$Basic.$B$2]" office:value-type="string" office:string-value="0/8" calcext:value-type="string">
            <text:p>0/8</text:p>
          </table:table-cell>
          <table:table-cell table:formula="of:=INDIRECT(ADDRESS([.$C18];2;1;1;&quot;Basic&quot;))*[.$B18]/[$Basic.$B$2]" office:value-type="float" office:value="0" calcext:value-type="float">
            <text:p>0</text:p>
          </table:table-cell>
          <table:table-cell table:formula="of:=INDIRECT(ADDRESS([.$C18];3;1;1;&quot;Basic&quot;))*[.$B18]/[$Basic.$B$2]" office:value-type="float" office:value="0" calcext:value-type="float">
            <text:p>0</text:p>
          </table:table-cell>
          <table:table-cell table:formula="of:=INDIRECT(ADDRESS([.$C18];4;1;1;&quot;Basic&quot;))*[.$B18]/[$Basic.$B$2]" office:value-type="float" office:value="0" calcext:value-type="float">
            <text:p>0</text:p>
          </table:table-cell>
          <table:table-cell table:formula="of:=INDIRECT(ADDRESS([.$C18];5;1;1;&quot;Basic&quot;))*[.$B18]/[$Basic.$B$2]" office:value-type="float" office:value="0" calcext:value-type="float">
            <text:p>0</text:p>
          </table:table-cell>
          <table:table-cell table:formula="of:=[.F18]" office:value-type="float" office:value="0" calcext:value-type="float">
            <text:p>0</text:p>
          </table:table-cell>
          <table:table-cell table:formula="of:=IF([.G18]=0;1;[.G18])" office:value-type="float" office:value="1" calcext:value-type="float">
            <text:p>1</text:p>
          </table:table-cell>
          <table:table-cell table:formula="of:=IF([.H18]=0;5;[.H18])" office:value-type="float" office:value="5" calcext:value-type="float">
            <text:p>5</text:p>
          </table:table-cell>
          <table:table-cell table:formula="of:=IF([.I18]=0;15;[.I18])" office:value-type="float" office:value="15" calcext:value-type="float">
            <text:p>15</text:p>
          </table:table-cell>
          <table:table-cell table:formula="of:=IF([.B18]=0;[.D18];&quot;&quot;) &amp; IF([.B18]=[$Basic.$B$2];&quot;Open Terrain&quot;;&quot;&quot;) &amp; IF([.B18]=[$Basic.$C$2];&quot;Difficult Terrain&quot;;&quot;&quot;) &amp; IF([.B18]=[$Basic.$D$2];&quot;Extreme Terrain&quot;;&quot;&quot;)" office:value-type="string" office:string-value="Drawn carriage" calcext:value-type="string">
            <text:p>Drawn carriage</text:p>
          </table:table-cell>
          <table:table-cell table:formula="of:= [.N18] &amp; &quot; &quot; &amp; [.E18]" office:value-type="string" office:string-value="Drawn carriage 0/8" calcext:value-type="string">
            <text:p>Drawn carriage 0/8</text:p>
          </table:table-cell>
          <table:table-cell table:formula="of:=CEILING([.J18])" office:value-type="float" office:value="0" calcext:value-type="float">
            <text:p>0</text:p>
          </table:table-cell>
          <table:table-cell table:formula="of:=CEILING(8*[.J18])" office:value-type="float" office:value="0" calcext:value-type="float">
            <text:p>0</text:p>
          </table:table-cell>
          <table:table-cell table:formula="of:=CEILING(1*[.K18])" office:value-type="float" office:value="1" calcext:value-type="float">
            <text:p>1</text:p>
          </table:table-cell>
          <table:table-cell table:formula="of:=CEILING(2*[.K18])" office:value-type="float" office:value="2" calcext:value-type="float">
            <text:p>2</text:p>
          </table:table-cell>
          <table:table-cell table:formula="of:=CEILING(5*[.K18])" office:value-type="float" office:value="5" calcext:value-type="float">
            <text:p>5</text:p>
          </table:table-cell>
          <table:table-cell table:formula="of:=CEILING(1*[.L18])" office:value-type="float" office:value="5" calcext:value-type="float">
            <text:p>5</text:p>
          </table:table-cell>
          <table:table-cell table:formula="of:=CEILING(2*[.L18])" office:value-type="float" office:value="10" calcext:value-type="float">
            <text:p>10</text:p>
          </table:table-cell>
          <table:table-cell table:formula="of:=CEILING(1*[.M18])" office:value-type="float" office:value="15" calcext:value-type="float">
            <text:p>15</text:p>
          </table:table-cell>
          <table:table-cell table:formula="of:=CEILING(2*[.M18])" office:value-type="float" office:value="30" calcext:value-type="float">
            <text:p>30</text:p>
          </table:table-cell>
          <table:table-cell table:formula="of:=CEILING(6*[.M18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MOD([.A19]-1;[$Basic.$A$2]+1)" office:value-type="float" office:value="1" calcext:value-type="float">
            <text:p>1</text:p>
          </table:table-cell>
          <table:table-cell table:formula="of:=CEILING(([.A19]-[.B19])/[$Basic.$A$2]; 1)+3" office:value-type="float" office:value="5" calcext:value-type="float">
            <text:p>5</text:p>
          </table:table-cell>
          <table:table-cell table:formula="of:=IF([.B19]=0;INDIRECT(ADDRESS([.C19];1;1;1;&quot;Basic&quot;));&quot;&quot;)">
            <text:p/>
          </table:table-cell>
          <table:table-cell table:style-name="ce3" table:formula="of:=[.B19] &amp; &quot;/&quot; &amp; [$Basic.$B$2]" office:value-type="string" office:string-value="1/8" calcext:value-type="string">
            <text:p>1/8</text:p>
          </table:table-cell>
          <table:table-cell table:formula="of:=INDIRECT(ADDRESS([.$C19];2;1;1;&quot;Basic&quot;))*[.$B19]/[$Basic.$B$2]" office:value-type="float" office:value="0.5" calcext:value-type="float">
            <text:p>0.5</text:p>
          </table:table-cell>
          <table:table-cell table:formula="of:=INDIRECT(ADDRESS([.$C19];3;1;1;&quot;Basic&quot;))*[.$B19]/[$Basic.$B$2]" office:value-type="float" office:value="2.5" calcext:value-type="float">
            <text:p>2.5</text:p>
          </table:table-cell>
          <table:table-cell table:formula="of:=INDIRECT(ADDRESS([.$C19];4;1;1;&quot;Basic&quot;))*[.$B19]/[$Basic.$B$2]" office:value-type="float" office:value="12.5" calcext:value-type="float">
            <text:p>12.5</text:p>
          </table:table-cell>
          <table:table-cell table:formula="of:=INDIRECT(ADDRESS([.$C19];5;1;1;&quot;Basic&quot;))*[.$B19]/[$Basic.$B$2]" office:value-type="float" office:value="43.75" calcext:value-type="float">
            <text:p>43.75</text:p>
          </table:table-cell>
          <table:table-cell table:formula="of:=[.F19]" office:value-type="float" office:value="0.5" calcext:value-type="float">
            <text:p>0.5</text:p>
          </table:table-cell>
          <table:table-cell table:formula="of:=IF([.G19]=0;1;[.G19])" office:value-type="float" office:value="2.5" calcext:value-type="float">
            <text:p>2.5</text:p>
          </table:table-cell>
          <table:table-cell table:formula="of:=IF([.H19]=0;5;[.H19])" office:value-type="float" office:value="12.5" calcext:value-type="float">
            <text:p>12.5</text:p>
          </table:table-cell>
          <table:table-cell table:formula="of:=IF([.I19]=0;15;[.I19])" office:value-type="float" office:value="43.75" calcext:value-type="float">
            <text:p>43.75</text:p>
          </table:table-cell>
          <table:table-cell table:formula="of:=IF([.B19]=0;[.D19];&quot;&quot;) &amp; IF([.B19]=[$Basic.$B$2];&quot;Open Terrain&quot;;&quot;&quot;) &amp; IF([.B19]=[$Basic.$C$2];&quot;Difficult Terrain&quot;;&quot;&quot;) &amp; IF([.B19]=[$Basic.$D$2];&quot;Extreme Terrain&quot;;&quot;&quot;)">
            <text:p/>
          </table:table-cell>
          <table:table-cell table:formula="of:= [.N19] &amp; &quot; &quot; &amp; [.E19]" office:value-type="string" office:string-value=" 1/8" calcext:value-type="string">
            <text:p><text:s/>1/8</text:p>
          </table:table-cell>
          <table:table-cell table:formula="of:=CEILING([.J19])" office:value-type="float" office:value="1" calcext:value-type="float">
            <text:p>1</text:p>
          </table:table-cell>
          <table:table-cell table:formula="of:=CEILING(8*[.J19])" office:value-type="float" office:value="4" calcext:value-type="float">
            <text:p>4</text:p>
          </table:table-cell>
          <table:table-cell table:formula="of:=CEILING(1*[.K19])" office:value-type="float" office:value="3" calcext:value-type="float">
            <text:p>3</text:p>
          </table:table-cell>
          <table:table-cell table:formula="of:=CEILING(2*[.K19])" office:value-type="float" office:value="5" calcext:value-type="float">
            <text:p>5</text:p>
          </table:table-cell>
          <table:table-cell table:formula="of:=CEILING(5*[.K19])" office:value-type="float" office:value="13" calcext:value-type="float">
            <text:p>13</text:p>
          </table:table-cell>
          <table:table-cell table:formula="of:=CEILING(1*[.L19])" office:value-type="float" office:value="13" calcext:value-type="float">
            <text:p>13</text:p>
          </table:table-cell>
          <table:table-cell table:formula="of:=CEILING(2*[.L19])" office:value-type="float" office:value="25" calcext:value-type="float">
            <text:p>25</text:p>
          </table:table-cell>
          <table:table-cell table:formula="of:=CEILING(1*[.M19])" office:value-type="float" office:value="44" calcext:value-type="float">
            <text:p>44</text:p>
          </table:table-cell>
          <table:table-cell table:formula="of:=CEILING(2*[.M19])" office:value-type="float" office:value="88" calcext:value-type="float">
            <text:p>88</text:p>
          </table:table-cell>
          <table:table-cell table:formula="of:=CEILING(6*[.M19])" office:value-type="float" office:value="263" calcext:value-type="float">
            <text:p>26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MOD([.A20]-1;[$Basic.$A$2]+1)" office:value-type="float" office:value="2" calcext:value-type="float">
            <text:p>2</text:p>
          </table:table-cell>
          <table:table-cell table:formula="of:=CEILING(([.A20]-[.B20])/[$Basic.$A$2]; 1)+3" office:value-type="float" office:value="5" calcext:value-type="float">
            <text:p>5</text:p>
          </table:table-cell>
          <table:table-cell table:formula="of:=IF([.B20]=0;INDIRECT(ADDRESS([.C20];1;1;1;&quot;Basic&quot;));&quot;&quot;)">
            <text:p/>
          </table:table-cell>
          <table:table-cell table:style-name="ce3" table:formula="of:=[.B20] &amp; &quot;/&quot; &amp; [$Basic.$B$2]" office:value-type="string" office:string-value="2/8" calcext:value-type="string">
            <text:p>2/8</text:p>
          </table:table-cell>
          <table:table-cell table:formula="of:=INDIRECT(ADDRESS([.$C20];2;1;1;&quot;Basic&quot;))*[.$B20]/[$Basic.$B$2]" office:value-type="float" office:value="1" calcext:value-type="float">
            <text:p>1</text:p>
          </table:table-cell>
          <table:table-cell table:formula="of:=INDIRECT(ADDRESS([.$C20];3;1;1;&quot;Basic&quot;))*[.$B20]/[$Basic.$B$2]" office:value-type="float" office:value="5" calcext:value-type="float">
            <text:p>5</text:p>
          </table:table-cell>
          <table:table-cell table:formula="of:=INDIRECT(ADDRESS([.$C20];4;1;1;&quot;Basic&quot;))*[.$B20]/[$Basic.$B$2]" office:value-type="float" office:value="25" calcext:value-type="float">
            <text:p>25</text:p>
          </table:table-cell>
          <table:table-cell table:formula="of:=INDIRECT(ADDRESS([.$C20];5;1;1;&quot;Basic&quot;))*[.$B20]/[$Basic.$B$2]" office:value-type="float" office:value="87.5" calcext:value-type="float">
            <text:p>87.5</text:p>
          </table:table-cell>
          <table:table-cell table:formula="of:=[.F20]" office:value-type="float" office:value="1" calcext:value-type="float">
            <text:p>1</text:p>
          </table:table-cell>
          <table:table-cell table:formula="of:=IF([.G20]=0;1;[.G20])" office:value-type="float" office:value="5" calcext:value-type="float">
            <text:p>5</text:p>
          </table:table-cell>
          <table:table-cell table:formula="of:=IF([.H20]=0;5;[.H20])" office:value-type="float" office:value="25" calcext:value-type="float">
            <text:p>25</text:p>
          </table:table-cell>
          <table:table-cell table:formula="of:=IF([.I20]=0;15;[.I20])" office:value-type="float" office:value="87.5" calcext:value-type="float">
            <text:p>87.5</text:p>
          </table:table-cell>
          <table:table-cell table:formula="of:=IF([.B20]=0;[.D20];&quot;&quot;) &amp; IF([.B20]=[$Basic.$B$2];&quot;Open Terrain&quot;;&quot;&quot;) &amp; IF([.B20]=[$Basic.$C$2];&quot;Difficult Terrain&quot;;&quot;&quot;) &amp; IF([.B20]=[$Basic.$D$2];&quot;Extreme Terrain&quot;;&quot;&quot;)">
            <text:p/>
          </table:table-cell>
          <table:table-cell table:formula="of:= [.N20] &amp; &quot; &quot; &amp; [.E20]" office:value-type="string" office:string-value=" 2/8" calcext:value-type="string">
            <text:p><text:s/>2/8</text:p>
          </table:table-cell>
          <table:table-cell table:formula="of:=CEILING([.J20])" office:value-type="float" office:value="1" calcext:value-type="float">
            <text:p>1</text:p>
          </table:table-cell>
          <table:table-cell table:formula="of:=CEILING(8*[.J20])" office:value-type="float" office:value="8" calcext:value-type="float">
            <text:p>8</text:p>
          </table:table-cell>
          <table:table-cell table:formula="of:=CEILING(1*[.K20])" office:value-type="float" office:value="5" calcext:value-type="float">
            <text:p>5</text:p>
          </table:table-cell>
          <table:table-cell table:formula="of:=CEILING(2*[.K20])" office:value-type="float" office:value="10" calcext:value-type="float">
            <text:p>10</text:p>
          </table:table-cell>
          <table:table-cell table:formula="of:=CEILING(5*[.K20])" office:value-type="float" office:value="25" calcext:value-type="float">
            <text:p>25</text:p>
          </table:table-cell>
          <table:table-cell table:formula="of:=CEILING(1*[.L20])" office:value-type="float" office:value="25" calcext:value-type="float">
            <text:p>25</text:p>
          </table:table-cell>
          <table:table-cell table:formula="of:=CEILING(2*[.L20])" office:value-type="float" office:value="50" calcext:value-type="float">
            <text:p>50</text:p>
          </table:table-cell>
          <table:table-cell table:formula="of:=CEILING(1*[.M20])" office:value-type="float" office:value="88" calcext:value-type="float">
            <text:p>88</text:p>
          </table:table-cell>
          <table:table-cell table:formula="of:=CEILING(2*[.M20])" office:value-type="float" office:value="175" calcext:value-type="float">
            <text:p>175</text:p>
          </table:table-cell>
          <table:table-cell table:formula="of:=CEILING(6*[.M20])" office:value-type="float" office:value="525" calcext:value-type="float">
            <text:p>52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MOD([.A21]-1;[$Basic.$A$2]+1)" office:value-type="float" office:value="3" calcext:value-type="float">
            <text:p>3</text:p>
          </table:table-cell>
          <table:table-cell table:formula="of:=CEILING(([.A21]-[.B21])/[$Basic.$A$2]; 1)+3" office:value-type="float" office:value="5" calcext:value-type="float">
            <text:p>5</text:p>
          </table:table-cell>
          <table:table-cell table:formula="of:=IF([.B21]=0;INDIRECT(ADDRESS([.C21];1;1;1;&quot;Basic&quot;));&quot;&quot;)">
            <text:p/>
          </table:table-cell>
          <table:table-cell table:style-name="ce3" table:formula="of:=[.B21] &amp; &quot;/&quot; &amp; [$Basic.$B$2]" office:value-type="string" office:string-value="3/8" calcext:value-type="string">
            <text:p>3/8</text:p>
          </table:table-cell>
          <table:table-cell table:formula="of:=INDIRECT(ADDRESS([.$C21];2;1;1;&quot;Basic&quot;))*[.$B21]/[$Basic.$B$2]" office:value-type="float" office:value="1.5" calcext:value-type="float">
            <text:p>1.5</text:p>
          </table:table-cell>
          <table:table-cell table:formula="of:=INDIRECT(ADDRESS([.$C21];3;1;1;&quot;Basic&quot;))*[.$B21]/[$Basic.$B$2]" office:value-type="float" office:value="7.5" calcext:value-type="float">
            <text:p>7.5</text:p>
          </table:table-cell>
          <table:table-cell table:formula="of:=INDIRECT(ADDRESS([.$C21];4;1;1;&quot;Basic&quot;))*[.$B21]/[$Basic.$B$2]" office:value-type="float" office:value="37.5" calcext:value-type="float">
            <text:p>37.5</text:p>
          </table:table-cell>
          <table:table-cell table:formula="of:=INDIRECT(ADDRESS([.$C21];5;1;1;&quot;Basic&quot;))*[.$B21]/[$Basic.$B$2]" office:value-type="float" office:value="131.25" calcext:value-type="float">
            <text:p>131.25</text:p>
          </table:table-cell>
          <table:table-cell table:formula="of:=[.F21]" office:value-type="float" office:value="1.5" calcext:value-type="float">
            <text:p>1.5</text:p>
          </table:table-cell>
          <table:table-cell table:formula="of:=IF([.G21]=0;1;[.G21])" office:value-type="float" office:value="7.5" calcext:value-type="float">
            <text:p>7.5</text:p>
          </table:table-cell>
          <table:table-cell table:formula="of:=IF([.H21]=0;5;[.H21])" office:value-type="float" office:value="37.5" calcext:value-type="float">
            <text:p>37.5</text:p>
          </table:table-cell>
          <table:table-cell table:formula="of:=IF([.I21]=0;15;[.I21])" office:value-type="float" office:value="131.25" calcext:value-type="float">
            <text:p>131.25</text:p>
          </table:table-cell>
          <table:table-cell table:formula="of:=IF([.B21]=0;[.D21];&quot;&quot;) &amp; IF([.B21]=[$Basic.$B$2];&quot;Open Terrain&quot;;&quot;&quot;) &amp; IF([.B21]=[$Basic.$C$2];&quot;Difficult Terrain&quot;;&quot;&quot;) &amp; IF([.B21]=[$Basic.$D$2];&quot;Extreme Terrain&quot;;&quot;&quot;)">
            <text:p/>
          </table:table-cell>
          <table:table-cell table:formula="of:= [.N21] &amp; &quot; &quot; &amp; [.E21]" office:value-type="string" office:string-value=" 3/8" calcext:value-type="string">
            <text:p><text:s/>3/8</text:p>
          </table:table-cell>
          <table:table-cell table:formula="of:=CEILING([.J21])" office:value-type="float" office:value="2" calcext:value-type="float">
            <text:p>2</text:p>
          </table:table-cell>
          <table:table-cell table:formula="of:=CEILING(8*[.J21])" office:value-type="float" office:value="12" calcext:value-type="float">
            <text:p>12</text:p>
          </table:table-cell>
          <table:table-cell table:formula="of:=CEILING(1*[.K21])" office:value-type="float" office:value="8" calcext:value-type="float">
            <text:p>8</text:p>
          </table:table-cell>
          <table:table-cell table:formula="of:=CEILING(2*[.K21])" office:value-type="float" office:value="15" calcext:value-type="float">
            <text:p>15</text:p>
          </table:table-cell>
          <table:table-cell table:formula="of:=CEILING(5*[.K21])" office:value-type="float" office:value="38" calcext:value-type="float">
            <text:p>38</text:p>
          </table:table-cell>
          <table:table-cell table:formula="of:=CEILING(1*[.L21])" office:value-type="float" office:value="38" calcext:value-type="float">
            <text:p>38</text:p>
          </table:table-cell>
          <table:table-cell table:formula="of:=CEILING(2*[.L21])" office:value-type="float" office:value="75" calcext:value-type="float">
            <text:p>75</text:p>
          </table:table-cell>
          <table:table-cell table:formula="of:=CEILING(1*[.M21])" office:value-type="float" office:value="132" calcext:value-type="float">
            <text:p>132</text:p>
          </table:table-cell>
          <table:table-cell table:formula="of:=CEILING(2*[.M21])" office:value-type="float" office:value="263" calcext:value-type="float">
            <text:p>263</text:p>
          </table:table-cell>
          <table:table-cell table:formula="of:=CEILING(6*[.M21])" office:value-type="float" office:value="788" calcext:value-type="float">
            <text:p>78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MOD([.A22]-1;[$Basic.$A$2]+1)" office:value-type="float" office:value="4" calcext:value-type="float">
            <text:p>4</text:p>
          </table:table-cell>
          <table:table-cell table:formula="of:=CEILING(([.A22]-[.B22])/[$Basic.$A$2]; 1)+3" office:value-type="float" office:value="5" calcext:value-type="float">
            <text:p>5</text:p>
          </table:table-cell>
          <table:table-cell table:formula="of:=IF([.B22]=0;INDIRECT(ADDRESS([.C22];1;1;1;&quot;Basic&quot;));&quot;&quot;)">
            <text:p/>
          </table:table-cell>
          <table:table-cell table:style-name="ce3" table:formula="of:=[.B22] &amp; &quot;/&quot; &amp; [$Basic.$B$2]" office:value-type="string" office:string-value="4/8" calcext:value-type="string">
            <text:p>4/8</text:p>
          </table:table-cell>
          <table:table-cell table:formula="of:=INDIRECT(ADDRESS([.$C22];2;1;1;&quot;Basic&quot;))*[.$B22]/[$Basic.$B$2]" office:value-type="float" office:value="2" calcext:value-type="float">
            <text:p>2</text:p>
          </table:table-cell>
          <table:table-cell table:formula="of:=INDIRECT(ADDRESS([.$C22];3;1;1;&quot;Basic&quot;))*[.$B22]/[$Basic.$B$2]" office:value-type="float" office:value="10" calcext:value-type="float">
            <text:p>10</text:p>
          </table:table-cell>
          <table:table-cell table:formula="of:=INDIRECT(ADDRESS([.$C22];4;1;1;&quot;Basic&quot;))*[.$B22]/[$Basic.$B$2]" office:value-type="float" office:value="50" calcext:value-type="float">
            <text:p>50</text:p>
          </table:table-cell>
          <table:table-cell table:formula="of:=INDIRECT(ADDRESS([.$C22];5;1;1;&quot;Basic&quot;))*[.$B22]/[$Basic.$B$2]" office:value-type="float" office:value="175" calcext:value-type="float">
            <text:p>175</text:p>
          </table:table-cell>
          <table:table-cell table:formula="of:=[.F22]" office:value-type="float" office:value="2" calcext:value-type="float">
            <text:p>2</text:p>
          </table:table-cell>
          <table:table-cell table:formula="of:=IF([.G22]=0;1;[.G22])" office:value-type="float" office:value="10" calcext:value-type="float">
            <text:p>10</text:p>
          </table:table-cell>
          <table:table-cell table:formula="of:=IF([.H22]=0;5;[.H22])" office:value-type="float" office:value="50" calcext:value-type="float">
            <text:p>50</text:p>
          </table:table-cell>
          <table:table-cell table:formula="of:=IF([.I22]=0;15;[.I22])" office:value-type="float" office:value="175" calcext:value-type="float">
            <text:p>175</text:p>
          </table:table-cell>
          <table:table-cell table:formula="of:=IF([.B22]=0;[.D22];&quot;&quot;) &amp; IF([.B22]=[$Basic.$B$2];&quot;Open Terrain&quot;;&quot;&quot;) &amp; IF([.B22]=[$Basic.$C$2];&quot;Difficult Terrain&quot;;&quot;&quot;) &amp; IF([.B22]=[$Basic.$D$2];&quot;Extreme Terrain&quot;;&quot;&quot;)" office:value-type="string" office:string-value="Extreme Terrain" calcext:value-type="string">
            <text:p>Extreme Terrain</text:p>
          </table:table-cell>
          <table:table-cell table:formula="of:= [.N22] &amp; &quot; &quot; &amp; [.E22]" office:value-type="string" office:string-value="Extreme Terrain 4/8" calcext:value-type="string">
            <text:p>Extreme Terrain 4/8</text:p>
          </table:table-cell>
          <table:table-cell table:formula="of:=CEILING([.J22])" office:value-type="float" office:value="2" calcext:value-type="float">
            <text:p>2</text:p>
          </table:table-cell>
          <table:table-cell table:formula="of:=CEILING(8*[.J22])" office:value-type="float" office:value="16" calcext:value-type="float">
            <text:p>16</text:p>
          </table:table-cell>
          <table:table-cell table:formula="of:=CEILING(1*[.K22])" office:value-type="float" office:value="10" calcext:value-type="float">
            <text:p>10</text:p>
          </table:table-cell>
          <table:table-cell table:formula="of:=CEILING(2*[.K22])" office:value-type="float" office:value="20" calcext:value-type="float">
            <text:p>20</text:p>
          </table:table-cell>
          <table:table-cell table:formula="of:=CEILING(5*[.K22])" office:value-type="float" office:value="50" calcext:value-type="float">
            <text:p>50</text:p>
          </table:table-cell>
          <table:table-cell table:formula="of:=CEILING(1*[.L22])" office:value-type="float" office:value="50" calcext:value-type="float">
            <text:p>50</text:p>
          </table:table-cell>
          <table:table-cell table:formula="of:=CEILING(2*[.L22])" office:value-type="float" office:value="100" calcext:value-type="float">
            <text:p>100</text:p>
          </table:table-cell>
          <table:table-cell table:formula="of:=CEILING(1*[.M22])" office:value-type="float" office:value="175" calcext:value-type="float">
            <text:p>175</text:p>
          </table:table-cell>
          <table:table-cell table:formula="of:=CEILING(2*[.M22])" office:value-type="float" office:value="350" calcext:value-type="float">
            <text:p>350</text:p>
          </table:table-cell>
          <table:table-cell table:formula="of:=CEILING(6*[.M22])" office:value-type="float" office:value="1050" calcext:value-type="float">
            <text:p>105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MOD([.A23]-1;[$Basic.$A$2]+1)" office:value-type="float" office:value="5" calcext:value-type="float">
            <text:p>5</text:p>
          </table:table-cell>
          <table:table-cell table:formula="of:=CEILING(([.A23]-[.B23])/[$Basic.$A$2]; 1)+3" office:value-type="float" office:value="5" calcext:value-type="float">
            <text:p>5</text:p>
          </table:table-cell>
          <table:table-cell table:formula="of:=IF([.B23]=0;INDIRECT(ADDRESS([.C23];1;1;1;&quot;Basic&quot;));&quot;&quot;)">
            <text:p/>
          </table:table-cell>
          <table:table-cell table:style-name="ce3" table:formula="of:=[.B23] &amp; &quot;/&quot; &amp; [$Basic.$B$2]" office:value-type="string" office:string-value="5/8" calcext:value-type="string">
            <text:p>5/8</text:p>
          </table:table-cell>
          <table:table-cell table:formula="of:=INDIRECT(ADDRESS([.$C23];2;1;1;&quot;Basic&quot;))*[.$B23]/[$Basic.$B$2]" office:value-type="float" office:value="2.5" calcext:value-type="float">
            <text:p>2.5</text:p>
          </table:table-cell>
          <table:table-cell table:formula="of:=INDIRECT(ADDRESS([.$C23];3;1;1;&quot;Basic&quot;))*[.$B23]/[$Basic.$B$2]" office:value-type="float" office:value="12.5" calcext:value-type="float">
            <text:p>12.5</text:p>
          </table:table-cell>
          <table:table-cell table:formula="of:=INDIRECT(ADDRESS([.$C23];4;1;1;&quot;Basic&quot;))*[.$B23]/[$Basic.$B$2]" office:value-type="float" office:value="62.5" calcext:value-type="float">
            <text:p>62.5</text:p>
          </table:table-cell>
          <table:table-cell table:formula="of:=INDIRECT(ADDRESS([.$C23];5;1;1;&quot;Basic&quot;))*[.$B23]/[$Basic.$B$2]" office:value-type="float" office:value="218.75" calcext:value-type="float">
            <text:p>218.75</text:p>
          </table:table-cell>
          <table:table-cell table:formula="of:=[.F23]" office:value-type="float" office:value="2.5" calcext:value-type="float">
            <text:p>2.5</text:p>
          </table:table-cell>
          <table:table-cell table:formula="of:=IF([.G23]=0;1;[.G23])" office:value-type="float" office:value="12.5" calcext:value-type="float">
            <text:p>12.5</text:p>
          </table:table-cell>
          <table:table-cell table:formula="of:=IF([.H23]=0;5;[.H23])" office:value-type="float" office:value="62.5" calcext:value-type="float">
            <text:p>62.5</text:p>
          </table:table-cell>
          <table:table-cell table:formula="of:=IF([.I23]=0;15;[.I23])" office:value-type="float" office:value="218.75" calcext:value-type="float">
            <text:p>218.75</text:p>
          </table:table-cell>
          <table:table-cell table:formula="of:=IF([.B23]=0;[.D23];&quot;&quot;) &amp; IF([.B23]=[$Basic.$B$2];&quot;Open Terrain&quot;;&quot;&quot;) &amp; IF([.B23]=[$Basic.$C$2];&quot;Difficult Terrain&quot;;&quot;&quot;) &amp; IF([.B23]=[$Basic.$D$2];&quot;Extreme Terrain&quot;;&quot;&quot;)">
            <text:p/>
          </table:table-cell>
          <table:table-cell table:formula="of:= [.N23] &amp; &quot; &quot; &amp; [.E23]" office:value-type="string" office:string-value=" 5/8" calcext:value-type="string">
            <text:p><text:s/>5/8</text:p>
          </table:table-cell>
          <table:table-cell table:formula="of:=CEILING([.J23])" office:value-type="float" office:value="3" calcext:value-type="float">
            <text:p>3</text:p>
          </table:table-cell>
          <table:table-cell table:formula="of:=CEILING(8*[.J23])" office:value-type="float" office:value="20" calcext:value-type="float">
            <text:p>20</text:p>
          </table:table-cell>
          <table:table-cell table:formula="of:=CEILING(1*[.K23])" office:value-type="float" office:value="13" calcext:value-type="float">
            <text:p>13</text:p>
          </table:table-cell>
          <table:table-cell table:formula="of:=CEILING(2*[.K23])" office:value-type="float" office:value="25" calcext:value-type="float">
            <text:p>25</text:p>
          </table:table-cell>
          <table:table-cell table:formula="of:=CEILING(5*[.K23])" office:value-type="float" office:value="63" calcext:value-type="float">
            <text:p>63</text:p>
          </table:table-cell>
          <table:table-cell table:formula="of:=CEILING(1*[.L23])" office:value-type="float" office:value="63" calcext:value-type="float">
            <text:p>63</text:p>
          </table:table-cell>
          <table:table-cell table:formula="of:=CEILING(2*[.L23])" office:value-type="float" office:value="125" calcext:value-type="float">
            <text:p>125</text:p>
          </table:table-cell>
          <table:table-cell table:formula="of:=CEILING(1*[.M23])" office:value-type="float" office:value="219" calcext:value-type="float">
            <text:p>219</text:p>
          </table:table-cell>
          <table:table-cell table:formula="of:=CEILING(2*[.M23])" office:value-type="float" office:value="438" calcext:value-type="float">
            <text:p>438</text:p>
          </table:table-cell>
          <table:table-cell table:formula="of:=CEILING(6*[.M23])" office:value-type="float" office:value="1313" calcext:value-type="float">
            <text:p>131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MOD([.A24]-1;[$Basic.$A$2]+1)" office:value-type="float" office:value="6" calcext:value-type="float">
            <text:p>6</text:p>
          </table:table-cell>
          <table:table-cell table:formula="of:=CEILING(([.A24]-[.B24])/[$Basic.$A$2]; 1)+3" office:value-type="float" office:value="5" calcext:value-type="float">
            <text:p>5</text:p>
          </table:table-cell>
          <table:table-cell table:formula="of:=IF([.B24]=0;INDIRECT(ADDRESS([.C24];1;1;1;&quot;Basic&quot;));&quot;&quot;)">
            <text:p/>
          </table:table-cell>
          <table:table-cell table:style-name="ce3" table:formula="of:=[.B24] &amp; &quot;/&quot; &amp; [$Basic.$B$2]" office:value-type="string" office:string-value="6/8" calcext:value-type="string">
            <text:p>6/8</text:p>
          </table:table-cell>
          <table:table-cell table:formula="of:=INDIRECT(ADDRESS([.$C24];2;1;1;&quot;Basic&quot;))*[.$B24]/[$Basic.$B$2]" office:value-type="float" office:value="3" calcext:value-type="float">
            <text:p>3</text:p>
          </table:table-cell>
          <table:table-cell table:formula="of:=INDIRECT(ADDRESS([.$C24];3;1;1;&quot;Basic&quot;))*[.$B24]/[$Basic.$B$2]" office:value-type="float" office:value="15" calcext:value-type="float">
            <text:p>15</text:p>
          </table:table-cell>
          <table:table-cell table:formula="of:=INDIRECT(ADDRESS([.$C24];4;1;1;&quot;Basic&quot;))*[.$B24]/[$Basic.$B$2]" office:value-type="float" office:value="75" calcext:value-type="float">
            <text:p>75</text:p>
          </table:table-cell>
          <table:table-cell table:formula="of:=INDIRECT(ADDRESS([.$C24];5;1;1;&quot;Basic&quot;))*[.$B24]/[$Basic.$B$2]" office:value-type="float" office:value="262.5" calcext:value-type="float">
            <text:p>262.5</text:p>
          </table:table-cell>
          <table:table-cell table:formula="of:=[.F24]" office:value-type="float" office:value="3" calcext:value-type="float">
            <text:p>3</text:p>
          </table:table-cell>
          <table:table-cell table:formula="of:=IF([.G24]=0;1;[.G24])" office:value-type="float" office:value="15" calcext:value-type="float">
            <text:p>15</text:p>
          </table:table-cell>
          <table:table-cell table:formula="of:=IF([.H24]=0;5;[.H24])" office:value-type="float" office:value="75" calcext:value-type="float">
            <text:p>75</text:p>
          </table:table-cell>
          <table:table-cell table:formula="of:=IF([.I24]=0;15;[.I24])" office:value-type="float" office:value="262.5" calcext:value-type="float">
            <text:p>262.5</text:p>
          </table:table-cell>
          <table:table-cell table:formula="of:=IF([.B24]=0;[.D24];&quot;&quot;) &amp; IF([.B24]=[$Basic.$B$2];&quot;Open Terrain&quot;;&quot;&quot;) &amp; IF([.B24]=[$Basic.$C$2];&quot;Difficult Terrain&quot;;&quot;&quot;) &amp; IF([.B24]=[$Basic.$D$2];&quot;Extreme Terrain&quot;;&quot;&quot;)" office:value-type="string" office:string-value="Difficult Terrain" calcext:value-type="string">
            <text:p>Difficult Terrain</text:p>
          </table:table-cell>
          <table:table-cell table:formula="of:= [.N24] &amp; &quot; &quot; &amp; [.E24]" office:value-type="string" office:string-value="Difficult Terrain 6/8" calcext:value-type="string">
            <text:p>Difficult Terrain 6/8</text:p>
          </table:table-cell>
          <table:table-cell table:formula="of:=CEILING([.J24])" office:value-type="float" office:value="3" calcext:value-type="float">
            <text:p>3</text:p>
          </table:table-cell>
          <table:table-cell table:formula="of:=CEILING(8*[.J24])" office:value-type="float" office:value="24" calcext:value-type="float">
            <text:p>24</text:p>
          </table:table-cell>
          <table:table-cell table:formula="of:=CEILING(1*[.K24])" office:value-type="float" office:value="15" calcext:value-type="float">
            <text:p>15</text:p>
          </table:table-cell>
          <table:table-cell table:formula="of:=CEILING(2*[.K24])" office:value-type="float" office:value="30" calcext:value-type="float">
            <text:p>30</text:p>
          </table:table-cell>
          <table:table-cell table:formula="of:=CEILING(5*[.K24])" office:value-type="float" office:value="75" calcext:value-type="float">
            <text:p>75</text:p>
          </table:table-cell>
          <table:table-cell table:formula="of:=CEILING(1*[.L24])" office:value-type="float" office:value="75" calcext:value-type="float">
            <text:p>75</text:p>
          </table:table-cell>
          <table:table-cell table:formula="of:=CEILING(2*[.L24])" office:value-type="float" office:value="150" calcext:value-type="float">
            <text:p>150</text:p>
          </table:table-cell>
          <table:table-cell table:formula="of:=CEILING(1*[.M24])" office:value-type="float" office:value="263" calcext:value-type="float">
            <text:p>263</text:p>
          </table:table-cell>
          <table:table-cell table:formula="of:=CEILING(2*[.M24])" office:value-type="float" office:value="525" calcext:value-type="float">
            <text:p>525</text:p>
          </table:table-cell>
          <table:table-cell table:formula="of:=CEILING(6*[.M24])" office:value-type="float" office:value="1575" calcext:value-type="float">
            <text:p>157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MOD([.A25]-1;[$Basic.$A$2]+1)" office:value-type="float" office:value="7" calcext:value-type="float">
            <text:p>7</text:p>
          </table:table-cell>
          <table:table-cell table:formula="of:=CEILING(([.A25]-[.B25])/[$Basic.$A$2]; 1)+3" office:value-type="float" office:value="5" calcext:value-type="float">
            <text:p>5</text:p>
          </table:table-cell>
          <table:table-cell table:formula="of:=IF([.B25]=0;INDIRECT(ADDRESS([.C25];1;1;1;&quot;Basic&quot;));&quot;&quot;)">
            <text:p/>
          </table:table-cell>
          <table:table-cell table:style-name="ce3" table:formula="of:=[.B25] &amp; &quot;/&quot; &amp; [$Basic.$B$2]" office:value-type="string" office:string-value="7/8" calcext:value-type="string">
            <text:p>7/8</text:p>
          </table:table-cell>
          <table:table-cell table:formula="of:=INDIRECT(ADDRESS([.$C25];2;1;1;&quot;Basic&quot;))*[.$B25]/[$Basic.$B$2]" office:value-type="float" office:value="3.5" calcext:value-type="float">
            <text:p>3.5</text:p>
          </table:table-cell>
          <table:table-cell table:formula="of:=INDIRECT(ADDRESS([.$C25];3;1;1;&quot;Basic&quot;))*[.$B25]/[$Basic.$B$2]" office:value-type="float" office:value="17.5" calcext:value-type="float">
            <text:p>17.5</text:p>
          </table:table-cell>
          <table:table-cell table:formula="of:=INDIRECT(ADDRESS([.$C25];4;1;1;&quot;Basic&quot;))*[.$B25]/[$Basic.$B$2]" office:value-type="float" office:value="87.5" calcext:value-type="float">
            <text:p>87.5</text:p>
          </table:table-cell>
          <table:table-cell table:formula="of:=INDIRECT(ADDRESS([.$C25];5;1;1;&quot;Basic&quot;))*[.$B25]/[$Basic.$B$2]" office:value-type="float" office:value="306.25" calcext:value-type="float">
            <text:p>306.25</text:p>
          </table:table-cell>
          <table:table-cell table:formula="of:=[.F25]" office:value-type="float" office:value="3.5" calcext:value-type="float">
            <text:p>3.5</text:p>
          </table:table-cell>
          <table:table-cell table:formula="of:=IF([.G25]=0;1;[.G25])" office:value-type="float" office:value="17.5" calcext:value-type="float">
            <text:p>17.5</text:p>
          </table:table-cell>
          <table:table-cell table:formula="of:=IF([.H25]=0;5;[.H25])" office:value-type="float" office:value="87.5" calcext:value-type="float">
            <text:p>87.5</text:p>
          </table:table-cell>
          <table:table-cell table:formula="of:=IF([.I25]=0;15;[.I25])" office:value-type="float" office:value="306.25" calcext:value-type="float">
            <text:p>306.25</text:p>
          </table:table-cell>
          <table:table-cell table:formula="of:=IF([.B25]=0;[.D25];&quot;&quot;) &amp; IF([.B25]=[$Basic.$B$2];&quot;Open Terrain&quot;;&quot;&quot;) &amp; IF([.B25]=[$Basic.$C$2];&quot;Difficult Terrain&quot;;&quot;&quot;) &amp; IF([.B25]=[$Basic.$D$2];&quot;Extreme Terrain&quot;;&quot;&quot;)">
            <text:p/>
          </table:table-cell>
          <table:table-cell table:formula="of:= [.N25] &amp; &quot; &quot; &amp; [.E25]" office:value-type="string" office:string-value=" 7/8" calcext:value-type="string">
            <text:p><text:s/>7/8</text:p>
          </table:table-cell>
          <table:table-cell table:formula="of:=CEILING([.J25])" office:value-type="float" office:value="4" calcext:value-type="float">
            <text:p>4</text:p>
          </table:table-cell>
          <table:table-cell table:formula="of:=CEILING(8*[.J25])" office:value-type="float" office:value="28" calcext:value-type="float">
            <text:p>28</text:p>
          </table:table-cell>
          <table:table-cell table:formula="of:=CEILING(1*[.K25])" office:value-type="float" office:value="18" calcext:value-type="float">
            <text:p>18</text:p>
          </table:table-cell>
          <table:table-cell table:formula="of:=CEILING(2*[.K25])" office:value-type="float" office:value="35" calcext:value-type="float">
            <text:p>35</text:p>
          </table:table-cell>
          <table:table-cell table:formula="of:=CEILING(5*[.K25])" office:value-type="float" office:value="88" calcext:value-type="float">
            <text:p>88</text:p>
          </table:table-cell>
          <table:table-cell table:formula="of:=CEILING(1*[.L25])" office:value-type="float" office:value="88" calcext:value-type="float">
            <text:p>88</text:p>
          </table:table-cell>
          <table:table-cell table:formula="of:=CEILING(2*[.L25])" office:value-type="float" office:value="175" calcext:value-type="float">
            <text:p>175</text:p>
          </table:table-cell>
          <table:table-cell table:formula="of:=CEILING(1*[.M25])" office:value-type="float" office:value="307" calcext:value-type="float">
            <text:p>307</text:p>
          </table:table-cell>
          <table:table-cell table:formula="of:=CEILING(2*[.M25])" office:value-type="float" office:value="613" calcext:value-type="float">
            <text:p>613</text:p>
          </table:table-cell>
          <table:table-cell table:formula="of:=CEILING(6*[.M25])" office:value-type="float" office:value="1838" calcext:value-type="float">
            <text:p>183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MOD([.A26]-1;[$Basic.$A$2]+1)" office:value-type="float" office:value="8" calcext:value-type="float">
            <text:p>8</text:p>
          </table:table-cell>
          <table:table-cell table:formula="of:=CEILING(([.A26]-[.B26])/[$Basic.$A$2]; 1)+3" office:value-type="float" office:value="5" calcext:value-type="float">
            <text:p>5</text:p>
          </table:table-cell>
          <table:table-cell table:formula="of:=IF([.B26]=0;INDIRECT(ADDRESS([.C26];1;1;1;&quot;Basic&quot;));&quot;&quot;)">
            <text:p/>
          </table:table-cell>
          <table:table-cell table:style-name="ce3" table:formula="of:=[.B26] &amp; &quot;/&quot; &amp; [$Basic.$B$2]" office:value-type="string" office:string-value="8/8" calcext:value-type="string">
            <text:p>8/8</text:p>
          </table:table-cell>
          <table:table-cell table:formula="of:=INDIRECT(ADDRESS([.$C26];2;1;1;&quot;Basic&quot;))*[.$B26]/[$Basic.$B$2]" office:value-type="float" office:value="4" calcext:value-type="float">
            <text:p>4</text:p>
          </table:table-cell>
          <table:table-cell table:formula="of:=INDIRECT(ADDRESS([.$C26];3;1;1;&quot;Basic&quot;))*[.$B26]/[$Basic.$B$2]" office:value-type="float" office:value="20" calcext:value-type="float">
            <text:p>20</text:p>
          </table:table-cell>
          <table:table-cell table:formula="of:=INDIRECT(ADDRESS([.$C26];4;1;1;&quot;Basic&quot;))*[.$B26]/[$Basic.$B$2]" office:value-type="float" office:value="100" calcext:value-type="float">
            <text:p>100</text:p>
          </table:table-cell>
          <table:table-cell table:formula="of:=INDIRECT(ADDRESS([.$C26];5;1;1;&quot;Basic&quot;))*[.$B26]/[$Basic.$B$2]" office:value-type="float" office:value="350" calcext:value-type="float">
            <text:p>350</text:p>
          </table:table-cell>
          <table:table-cell table:formula="of:=[.F26]" office:value-type="float" office:value="4" calcext:value-type="float">
            <text:p>4</text:p>
          </table:table-cell>
          <table:table-cell table:formula="of:=IF([.G26]=0;1;[.G26])" office:value-type="float" office:value="20" calcext:value-type="float">
            <text:p>20</text:p>
          </table:table-cell>
          <table:table-cell table:formula="of:=IF([.H26]=0;5;[.H26])" office:value-type="float" office:value="100" calcext:value-type="float">
            <text:p>100</text:p>
          </table:table-cell>
          <table:table-cell table:formula="of:=IF([.I26]=0;15;[.I26])" office:value-type="float" office:value="350" calcext:value-type="float">
            <text:p>350</text:p>
          </table:table-cell>
          <table:table-cell table:formula="of:=IF([.B26]=0;[.D26];&quot;&quot;) &amp; IF([.B26]=[$Basic.$B$2];&quot;Open Terrain&quot;;&quot;&quot;) &amp; IF([.B26]=[$Basic.$C$2];&quot;Difficult Terrain&quot;;&quot;&quot;) &amp; IF([.B26]=[$Basic.$D$2];&quot;Extreme Terrain&quot;;&quot;&quot;)" office:value-type="string" office:string-value="Open Terrain" calcext:value-type="string">
            <text:p>Open Terrain</text:p>
          </table:table-cell>
          <table:table-cell table:formula="of:= [.N26] &amp; &quot; &quot; &amp; [.E26]" office:value-type="string" office:string-value="Open Terrain 8/8" calcext:value-type="string">
            <text:p>Open Terrain 8/8</text:p>
          </table:table-cell>
          <table:table-cell table:formula="of:=CEILING([.J26])" office:value-type="float" office:value="4" calcext:value-type="float">
            <text:p>4</text:p>
          </table:table-cell>
          <table:table-cell table:formula="of:=CEILING(8*[.J26])" office:value-type="float" office:value="32" calcext:value-type="float">
            <text:p>32</text:p>
          </table:table-cell>
          <table:table-cell table:formula="of:=CEILING(1*[.K26])" office:value-type="float" office:value="20" calcext:value-type="float">
            <text:p>20</text:p>
          </table:table-cell>
          <table:table-cell table:formula="of:=CEILING(2*[.K26])" office:value-type="float" office:value="40" calcext:value-type="float">
            <text:p>40</text:p>
          </table:table-cell>
          <table:table-cell table:formula="of:=CEILING(5*[.K26])" office:value-type="float" office:value="100" calcext:value-type="float">
            <text:p>100</text:p>
          </table:table-cell>
          <table:table-cell table:formula="of:=CEILING(1*[.L26])" office:value-type="float" office:value="100" calcext:value-type="float">
            <text:p>100</text:p>
          </table:table-cell>
          <table:table-cell table:formula="of:=CEILING(2*[.L26])" office:value-type="float" office:value="200" calcext:value-type="float">
            <text:p>200</text:p>
          </table:table-cell>
          <table:table-cell table:formula="of:=CEILING(1*[.M26])" office:value-type="float" office:value="350" calcext:value-type="float">
            <text:p>350</text:p>
          </table:table-cell>
          <table:table-cell table:formula="of:=CEILING(2*[.M26])" office:value-type="float" office:value="700" calcext:value-type="float">
            <text:p>700</text:p>
          </table:table-cell>
          <table:table-cell table:formula="of:=CEILING(6*[.M26])" office:value-type="float" office:value="2100" calcext:value-type="float">
            <text:p>210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MOD([.A27]-1;[$Basic.$A$2]+1)" office:value-type="float" office:value="9" calcext:value-type="float">
            <text:p>9</text:p>
          </table:table-cell>
          <table:table-cell table:formula="of:=CEILING(([.A27]-[.B27])/[$Basic.$A$2]; 1)+3" office:value-type="float" office:value="5" calcext:value-type="float">
            <text:p>5</text:p>
          </table:table-cell>
          <table:table-cell table:formula="of:=IF([.B27]=0;INDIRECT(ADDRESS([.C27];1;1;1;&quot;Basic&quot;));&quot;&quot;)">
            <text:p/>
          </table:table-cell>
          <table:table-cell table:style-name="ce3" table:formula="of:=[.B27] &amp; &quot;/&quot; &amp; [$Basic.$B$2]" office:value-type="string" office:string-value="9/8" calcext:value-type="string">
            <text:p>9/8</text:p>
          </table:table-cell>
          <table:table-cell table:formula="of:=INDIRECT(ADDRESS([.$C27];2;1;1;&quot;Basic&quot;))*[.$B27]/[$Basic.$B$2]" office:value-type="float" office:value="4.5" calcext:value-type="float">
            <text:p>4.5</text:p>
          </table:table-cell>
          <table:table-cell table:formula="of:=INDIRECT(ADDRESS([.$C27];3;1;1;&quot;Basic&quot;))*[.$B27]/[$Basic.$B$2]" office:value-type="float" office:value="22.5" calcext:value-type="float">
            <text:p>22.5</text:p>
          </table:table-cell>
          <table:table-cell table:formula="of:=INDIRECT(ADDRESS([.$C27];4;1;1;&quot;Basic&quot;))*[.$B27]/[$Basic.$B$2]" office:value-type="float" office:value="112.5" calcext:value-type="float">
            <text:p>112.5</text:p>
          </table:table-cell>
          <table:table-cell table:formula="of:=INDIRECT(ADDRESS([.$C27];5;1;1;&quot;Basic&quot;))*[.$B27]/[$Basic.$B$2]" office:value-type="float" office:value="393.75" calcext:value-type="float">
            <text:p>393.75</text:p>
          </table:table-cell>
          <table:table-cell table:formula="of:=[.F27]" office:value-type="float" office:value="4.5" calcext:value-type="float">
            <text:p>4.5</text:p>
          </table:table-cell>
          <table:table-cell table:formula="of:=IF([.G27]=0;1;[.G27])" office:value-type="float" office:value="22.5" calcext:value-type="float">
            <text:p>22.5</text:p>
          </table:table-cell>
          <table:table-cell table:formula="of:=IF([.H27]=0;5;[.H27])" office:value-type="float" office:value="112.5" calcext:value-type="float">
            <text:p>112.5</text:p>
          </table:table-cell>
          <table:table-cell table:formula="of:=IF([.I27]=0;15;[.I27])" office:value-type="float" office:value="393.75" calcext:value-type="float">
            <text:p>393.75</text:p>
          </table:table-cell>
          <table:table-cell table:formula="of:=IF([.B27]=0;[.D27];&quot;&quot;) &amp; IF([.B27]=[$Basic.$B$2];&quot;Open Terrain&quot;;&quot;&quot;) &amp; IF([.B27]=[$Basic.$C$2];&quot;Difficult Terrain&quot;;&quot;&quot;) &amp; IF([.B27]=[$Basic.$D$2];&quot;Extreme Terrain&quot;;&quot;&quot;)">
            <text:p/>
          </table:table-cell>
          <table:table-cell table:formula="of:= [.N27] &amp; &quot; &quot; &amp; [.E27]" office:value-type="string" office:string-value=" 9/8" calcext:value-type="string">
            <text:p><text:s/>9/8</text:p>
          </table:table-cell>
          <table:table-cell table:formula="of:=CEILING([.J27])" office:value-type="float" office:value="5" calcext:value-type="float">
            <text:p>5</text:p>
          </table:table-cell>
          <table:table-cell table:formula="of:=CEILING(8*[.J27])" office:value-type="float" office:value="36" calcext:value-type="float">
            <text:p>36</text:p>
          </table:table-cell>
          <table:table-cell table:formula="of:=CEILING(1*[.K27])" office:value-type="float" office:value="23" calcext:value-type="float">
            <text:p>23</text:p>
          </table:table-cell>
          <table:table-cell table:formula="of:=CEILING(2*[.K27])" office:value-type="float" office:value="45" calcext:value-type="float">
            <text:p>45</text:p>
          </table:table-cell>
          <table:table-cell table:formula="of:=CEILING(5*[.K27])" office:value-type="float" office:value="113" calcext:value-type="float">
            <text:p>113</text:p>
          </table:table-cell>
          <table:table-cell table:formula="of:=CEILING(1*[.L27])" office:value-type="float" office:value="113" calcext:value-type="float">
            <text:p>113</text:p>
          </table:table-cell>
          <table:table-cell table:formula="of:=CEILING(2*[.L27])" office:value-type="float" office:value="225" calcext:value-type="float">
            <text:p>225</text:p>
          </table:table-cell>
          <table:table-cell table:formula="of:=CEILING(1*[.M27])" office:value-type="float" office:value="394" calcext:value-type="float">
            <text:p>394</text:p>
          </table:table-cell>
          <table:table-cell table:formula="of:=CEILING(2*[.M27])" office:value-type="float" office:value="788" calcext:value-type="float">
            <text:p>788</text:p>
          </table:table-cell>
          <table:table-cell table:formula="of:=CEILING(6*[.M27])" office:value-type="float" office:value="2363" calcext:value-type="float">
            <text:p>236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MOD([.A28]-1;[$Basic.$A$2]+1)" office:value-type="float" office:value="10" calcext:value-type="float">
            <text:p>10</text:p>
          </table:table-cell>
          <table:table-cell table:formula="of:=CEILING(([.A28]-[.B28])/[$Basic.$A$2]; 1)+3" office:value-type="float" office:value="5" calcext:value-type="float">
            <text:p>5</text:p>
          </table:table-cell>
          <table:table-cell table:formula="of:=IF([.B28]=0;INDIRECT(ADDRESS([.C28];1;1;1;&quot;Basic&quot;));&quot;&quot;)">
            <text:p/>
          </table:table-cell>
          <table:table-cell table:style-name="ce3" table:formula="of:=[.B28] &amp; &quot;/&quot; &amp; [$Basic.$B$2]" office:value-type="string" office:string-value="10/8" calcext:value-type="string">
            <text:p>10/8</text:p>
          </table:table-cell>
          <table:table-cell table:formula="of:=INDIRECT(ADDRESS([.$C28];2;1;1;&quot;Basic&quot;))*[.$B28]/[$Basic.$B$2]" office:value-type="float" office:value="5" calcext:value-type="float">
            <text:p>5</text:p>
          </table:table-cell>
          <table:table-cell table:formula="of:=INDIRECT(ADDRESS([.$C28];3;1;1;&quot;Basic&quot;))*[.$B28]/[$Basic.$B$2]" office:value-type="float" office:value="25" calcext:value-type="float">
            <text:p>25</text:p>
          </table:table-cell>
          <table:table-cell table:formula="of:=INDIRECT(ADDRESS([.$C28];4;1;1;&quot;Basic&quot;))*[.$B28]/[$Basic.$B$2]" office:value-type="float" office:value="125" calcext:value-type="float">
            <text:p>125</text:p>
          </table:table-cell>
          <table:table-cell table:formula="of:=INDIRECT(ADDRESS([.$C28];5;1;1;&quot;Basic&quot;))*[.$B28]/[$Basic.$B$2]" office:value-type="float" office:value="437.5" calcext:value-type="float">
            <text:p>437.5</text:p>
          </table:table-cell>
          <table:table-cell table:formula="of:=[.F28]" office:value-type="float" office:value="5" calcext:value-type="float">
            <text:p>5</text:p>
          </table:table-cell>
          <table:table-cell table:formula="of:=IF([.G28]=0;1;[.G28])" office:value-type="float" office:value="25" calcext:value-type="float">
            <text:p>25</text:p>
          </table:table-cell>
          <table:table-cell table:formula="of:=IF([.H28]=0;5;[.H28])" office:value-type="float" office:value="125" calcext:value-type="float">
            <text:p>125</text:p>
          </table:table-cell>
          <table:table-cell table:formula="of:=IF([.I28]=0;15;[.I28])" office:value-type="float" office:value="437.5" calcext:value-type="float">
            <text:p>437.5</text:p>
          </table:table-cell>
          <table:table-cell table:formula="of:=IF([.B28]=0;[.D28];&quot;&quot;) &amp; IF([.B28]=[$Basic.$B$2];&quot;Open Terrain&quot;;&quot;&quot;) &amp; IF([.B28]=[$Basic.$C$2];&quot;Difficult Terrain&quot;;&quot;&quot;) &amp; IF([.B28]=[$Basic.$D$2];&quot;Extreme Terrain&quot;;&quot;&quot;)">
            <text:p/>
          </table:table-cell>
          <table:table-cell table:formula="of:= [.N28] &amp; &quot; &quot; &amp; [.E28]" office:value-type="string" office:string-value=" 10/8" calcext:value-type="string">
            <text:p><text:s/>10/8</text:p>
          </table:table-cell>
          <table:table-cell table:formula="of:=CEILING([.J28])" office:value-type="float" office:value="5" calcext:value-type="float">
            <text:p>5</text:p>
          </table:table-cell>
          <table:table-cell table:formula="of:=CEILING(8*[.J28])" office:value-type="float" office:value="40" calcext:value-type="float">
            <text:p>40</text:p>
          </table:table-cell>
          <table:table-cell table:formula="of:=CEILING(1*[.K28])" office:value-type="float" office:value="25" calcext:value-type="float">
            <text:p>25</text:p>
          </table:table-cell>
          <table:table-cell table:formula="of:=CEILING(2*[.K28])" office:value-type="float" office:value="50" calcext:value-type="float">
            <text:p>50</text:p>
          </table:table-cell>
          <table:table-cell table:formula="of:=CEILING(5*[.K28])" office:value-type="float" office:value="125" calcext:value-type="float">
            <text:p>125</text:p>
          </table:table-cell>
          <table:table-cell table:formula="of:=CEILING(1*[.L28])" office:value-type="float" office:value="125" calcext:value-type="float">
            <text:p>125</text:p>
          </table:table-cell>
          <table:table-cell table:formula="of:=CEILING(2*[.L28])" office:value-type="float" office:value="250" calcext:value-type="float">
            <text:p>250</text:p>
          </table:table-cell>
          <table:table-cell table:formula="of:=CEILING(1*[.M28])" office:value-type="float" office:value="438" calcext:value-type="float">
            <text:p>438</text:p>
          </table:table-cell>
          <table:table-cell table:formula="of:=CEILING(2*[.M28])" office:value-type="float" office:value="875" calcext:value-type="float">
            <text:p>875</text:p>
          </table:table-cell>
          <table:table-cell table:formula="of:=CEILING(6*[.M28])" office:value-type="float" office:value="2625" calcext:value-type="float">
            <text:p>262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MOD([.A29]-1;[$Basic.$A$2]+1)" office:value-type="float" office:value="11" calcext:value-type="float">
            <text:p>11</text:p>
          </table:table-cell>
          <table:table-cell table:formula="of:=CEILING(([.A29]-[.B29])/[$Basic.$A$2]; 1)+3" office:value-type="float" office:value="5" calcext:value-type="float">
            <text:p>5</text:p>
          </table:table-cell>
          <table:table-cell table:formula="of:=IF([.B29]=0;INDIRECT(ADDRESS([.C29];1;1;1;&quot;Basic&quot;));&quot;&quot;)">
            <text:p/>
          </table:table-cell>
          <table:table-cell table:style-name="ce3" table:formula="of:=[.B29] &amp; &quot;/&quot; &amp; [$Basic.$B$2]" office:value-type="string" office:string-value="11/8" calcext:value-type="string">
            <text:p>11/8</text:p>
          </table:table-cell>
          <table:table-cell table:formula="of:=INDIRECT(ADDRESS([.$C29];2;1;1;&quot;Basic&quot;))*[.$B29]/[$Basic.$B$2]" office:value-type="float" office:value="5.5" calcext:value-type="float">
            <text:p>5.5</text:p>
          </table:table-cell>
          <table:table-cell table:formula="of:=INDIRECT(ADDRESS([.$C29];3;1;1;&quot;Basic&quot;))*[.$B29]/[$Basic.$B$2]" office:value-type="float" office:value="27.5" calcext:value-type="float">
            <text:p>27.5</text:p>
          </table:table-cell>
          <table:table-cell table:formula="of:=INDIRECT(ADDRESS([.$C29];4;1;1;&quot;Basic&quot;))*[.$B29]/[$Basic.$B$2]" office:value-type="float" office:value="137.5" calcext:value-type="float">
            <text:p>137.5</text:p>
          </table:table-cell>
          <table:table-cell table:formula="of:=INDIRECT(ADDRESS([.$C29];5;1;1;&quot;Basic&quot;))*[.$B29]/[$Basic.$B$2]" office:value-type="float" office:value="481.25" calcext:value-type="float">
            <text:p>481.25</text:p>
          </table:table-cell>
          <table:table-cell table:formula="of:=[.F29]" office:value-type="float" office:value="5.5" calcext:value-type="float">
            <text:p>5.5</text:p>
          </table:table-cell>
          <table:table-cell table:formula="of:=IF([.G29]=0;1;[.G29])" office:value-type="float" office:value="27.5" calcext:value-type="float">
            <text:p>27.5</text:p>
          </table:table-cell>
          <table:table-cell table:formula="of:=IF([.H29]=0;5;[.H29])" office:value-type="float" office:value="137.5" calcext:value-type="float">
            <text:p>137.5</text:p>
          </table:table-cell>
          <table:table-cell table:formula="of:=IF([.I29]=0;15;[.I29])" office:value-type="float" office:value="481.25" calcext:value-type="float">
            <text:p>481.25</text:p>
          </table:table-cell>
          <table:table-cell table:formula="of:=IF([.B29]=0;[.D29];&quot;&quot;) &amp; IF([.B29]=[$Basic.$B$2];&quot;Open Terrain&quot;;&quot;&quot;) &amp; IF([.B29]=[$Basic.$C$2];&quot;Difficult Terrain&quot;;&quot;&quot;) &amp; IF([.B29]=[$Basic.$D$2];&quot;Extreme Terrain&quot;;&quot;&quot;)">
            <text:p/>
          </table:table-cell>
          <table:table-cell table:formula="of:= [.N29] &amp; &quot; &quot; &amp; [.E29]" office:value-type="string" office:string-value=" 11/8" calcext:value-type="string">
            <text:p><text:s/>11/8</text:p>
          </table:table-cell>
          <table:table-cell table:formula="of:=CEILING([.J29])" office:value-type="float" office:value="6" calcext:value-type="float">
            <text:p>6</text:p>
          </table:table-cell>
          <table:table-cell table:formula="of:=CEILING(8*[.J29])" office:value-type="float" office:value="44" calcext:value-type="float">
            <text:p>44</text:p>
          </table:table-cell>
          <table:table-cell table:formula="of:=CEILING(1*[.K29])" office:value-type="float" office:value="28" calcext:value-type="float">
            <text:p>28</text:p>
          </table:table-cell>
          <table:table-cell table:formula="of:=CEILING(2*[.K29])" office:value-type="float" office:value="55" calcext:value-type="float">
            <text:p>55</text:p>
          </table:table-cell>
          <table:table-cell table:formula="of:=CEILING(5*[.K29])" office:value-type="float" office:value="138" calcext:value-type="float">
            <text:p>138</text:p>
          </table:table-cell>
          <table:table-cell table:formula="of:=CEILING(1*[.L29])" office:value-type="float" office:value="138" calcext:value-type="float">
            <text:p>138</text:p>
          </table:table-cell>
          <table:table-cell table:formula="of:=CEILING(2*[.L29])" office:value-type="float" office:value="275" calcext:value-type="float">
            <text:p>275</text:p>
          </table:table-cell>
          <table:table-cell table:formula="of:=CEILING(1*[.M29])" office:value-type="float" office:value="482" calcext:value-type="float">
            <text:p>482</text:p>
          </table:table-cell>
          <table:table-cell table:formula="of:=CEILING(2*[.M29])" office:value-type="float" office:value="963" calcext:value-type="float">
            <text:p>963</text:p>
          </table:table-cell>
          <table:table-cell table:formula="of:=CEILING(6*[.M29])" office:value-type="float" office:value="2888" calcext:value-type="float">
            <text:p>288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MOD([.A30]-1;[$Basic.$A$2]+1)" office:value-type="float" office:value="12" calcext:value-type="float">
            <text:p>12</text:p>
          </table:table-cell>
          <table:table-cell table:formula="of:=CEILING(([.A30]-[.B30])/[$Basic.$A$2]; 1)+3" office:value-type="float" office:value="5" calcext:value-type="float">
            <text:p>5</text:p>
          </table:table-cell>
          <table:table-cell table:formula="of:=IF([.B30]=0;INDIRECT(ADDRESS([.C30];1;1;1;&quot;Basic&quot;));&quot;&quot;)">
            <text:p/>
          </table:table-cell>
          <table:table-cell table:style-name="ce3" table:formula="of:=[.B30] &amp; &quot;/&quot; &amp; [$Basic.$B$2]" office:value-type="string" office:string-value="12/8" calcext:value-type="string">
            <text:p>12/8</text:p>
          </table:table-cell>
          <table:table-cell table:formula="of:=INDIRECT(ADDRESS([.$C30];2;1;1;&quot;Basic&quot;))*[.$B30]/[$Basic.$B$2]" office:value-type="float" office:value="6" calcext:value-type="float">
            <text:p>6</text:p>
          </table:table-cell>
          <table:table-cell table:formula="of:=INDIRECT(ADDRESS([.$C30];3;1;1;&quot;Basic&quot;))*[.$B30]/[$Basic.$B$2]" office:value-type="float" office:value="30" calcext:value-type="float">
            <text:p>30</text:p>
          </table:table-cell>
          <table:table-cell table:formula="of:=INDIRECT(ADDRESS([.$C30];4;1;1;&quot;Basic&quot;))*[.$B30]/[$Basic.$B$2]" office:value-type="float" office:value="150" calcext:value-type="float">
            <text:p>150</text:p>
          </table:table-cell>
          <table:table-cell table:formula="of:=INDIRECT(ADDRESS([.$C30];5;1;1;&quot;Basic&quot;))*[.$B30]/[$Basic.$B$2]" office:value-type="float" office:value="525" calcext:value-type="float">
            <text:p>525</text:p>
          </table:table-cell>
          <table:table-cell table:formula="of:=[.F30]" office:value-type="float" office:value="6" calcext:value-type="float">
            <text:p>6</text:p>
          </table:table-cell>
          <table:table-cell table:formula="of:=IF([.G30]=0;1;[.G30])" office:value-type="float" office:value="30" calcext:value-type="float">
            <text:p>30</text:p>
          </table:table-cell>
          <table:table-cell table:formula="of:=IF([.H30]=0;5;[.H30])" office:value-type="float" office:value="150" calcext:value-type="float">
            <text:p>150</text:p>
          </table:table-cell>
          <table:table-cell table:formula="of:=IF([.I30]=0;15;[.I30])" office:value-type="float" office:value="525" calcext:value-type="float">
            <text:p>525</text:p>
          </table:table-cell>
          <table:table-cell table:formula="of:=IF([.B30]=0;[.D30];&quot;&quot;) &amp; IF([.B30]=[$Basic.$B$2];&quot;Open Terrain&quot;;&quot;&quot;) &amp; IF([.B30]=[$Basic.$C$2];&quot;Difficult Terrain&quot;;&quot;&quot;) &amp; IF([.B30]=[$Basic.$D$2];&quot;Extreme Terrain&quot;;&quot;&quot;)">
            <text:p/>
          </table:table-cell>
          <table:table-cell table:formula="of:= [.N30] &amp; &quot; &quot; &amp; [.E30]" office:value-type="string" office:string-value=" 12/8" calcext:value-type="string">
            <text:p><text:s/>12/8</text:p>
          </table:table-cell>
          <table:table-cell table:formula="of:=CEILING([.J30])" office:value-type="float" office:value="6" calcext:value-type="float">
            <text:p>6</text:p>
          </table:table-cell>
          <table:table-cell table:formula="of:=CEILING(8*[.J30])" office:value-type="float" office:value="48" calcext:value-type="float">
            <text:p>48</text:p>
          </table:table-cell>
          <table:table-cell table:formula="of:=CEILING(1*[.K30])" office:value-type="float" office:value="30" calcext:value-type="float">
            <text:p>30</text:p>
          </table:table-cell>
          <table:table-cell table:formula="of:=CEILING(2*[.K30])" office:value-type="float" office:value="60" calcext:value-type="float">
            <text:p>60</text:p>
          </table:table-cell>
          <table:table-cell table:formula="of:=CEILING(5*[.K30])" office:value-type="float" office:value="150" calcext:value-type="float">
            <text:p>150</text:p>
          </table:table-cell>
          <table:table-cell table:formula="of:=CEILING(1*[.L30])" office:value-type="float" office:value="150" calcext:value-type="float">
            <text:p>150</text:p>
          </table:table-cell>
          <table:table-cell table:formula="of:=CEILING(2*[.L30])" office:value-type="float" office:value="300" calcext:value-type="float">
            <text:p>300</text:p>
          </table:table-cell>
          <table:table-cell table:formula="of:=CEILING(1*[.M30])" office:value-type="float" office:value="525" calcext:value-type="float">
            <text:p>525</text:p>
          </table:table-cell>
          <table:table-cell table:formula="of:=CEILING(2*[.M30])" office:value-type="float" office:value="1050" calcext:value-type="float">
            <text:p>1050</text:p>
          </table:table-cell>
          <table:table-cell table:formula="of:=CEILING(6*[.M30])" office:value-type="float" office:value="3150" calcext:value-type="float">
            <text:p>315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MOD([.A31]-1;[$Basic.$A$2]+1)" office:value-type="float" office:value="13" calcext:value-type="float">
            <text:p>13</text:p>
          </table:table-cell>
          <table:table-cell table:formula="of:=CEILING(([.A31]-[.B31])/[$Basic.$A$2]; 1)+3" office:value-type="float" office:value="5" calcext:value-type="float">
            <text:p>5</text:p>
          </table:table-cell>
          <table:table-cell table:formula="of:=IF([.B31]=0;INDIRECT(ADDRESS([.C31];1;1;1;&quot;Basic&quot;));&quot;&quot;)">
            <text:p/>
          </table:table-cell>
          <table:table-cell table:style-name="ce3" table:formula="of:=[.B31] &amp; &quot;/&quot; &amp; [$Basic.$B$2]" office:value-type="string" office:string-value="13/8" calcext:value-type="string">
            <text:p>13/8</text:p>
          </table:table-cell>
          <table:table-cell table:formula="of:=INDIRECT(ADDRESS([.$C31];2;1;1;&quot;Basic&quot;))*[.$B31]/[$Basic.$B$2]" office:value-type="float" office:value="6.5" calcext:value-type="float">
            <text:p>6.5</text:p>
          </table:table-cell>
          <table:table-cell table:formula="of:=INDIRECT(ADDRESS([.$C31];3;1;1;&quot;Basic&quot;))*[.$B31]/[$Basic.$B$2]" office:value-type="float" office:value="32.5" calcext:value-type="float">
            <text:p>32.5</text:p>
          </table:table-cell>
          <table:table-cell table:formula="of:=INDIRECT(ADDRESS([.$C31];4;1;1;&quot;Basic&quot;))*[.$B31]/[$Basic.$B$2]" office:value-type="float" office:value="162.5" calcext:value-type="float">
            <text:p>162.5</text:p>
          </table:table-cell>
          <table:table-cell table:formula="of:=INDIRECT(ADDRESS([.$C31];5;1;1;&quot;Basic&quot;))*[.$B31]/[$Basic.$B$2]" office:value-type="float" office:value="568.75" calcext:value-type="float">
            <text:p>568.75</text:p>
          </table:table-cell>
          <table:table-cell table:formula="of:=[.F31]" office:value-type="float" office:value="6.5" calcext:value-type="float">
            <text:p>6.5</text:p>
          </table:table-cell>
          <table:table-cell table:formula="of:=IF([.G31]=0;1;[.G31])" office:value-type="float" office:value="32.5" calcext:value-type="float">
            <text:p>32.5</text:p>
          </table:table-cell>
          <table:table-cell table:formula="of:=IF([.H31]=0;5;[.H31])" office:value-type="float" office:value="162.5" calcext:value-type="float">
            <text:p>162.5</text:p>
          </table:table-cell>
          <table:table-cell table:formula="of:=IF([.I31]=0;15;[.I31])" office:value-type="float" office:value="568.75" calcext:value-type="float">
            <text:p>568.75</text:p>
          </table:table-cell>
          <table:table-cell table:formula="of:=IF([.B31]=0;[.D31];&quot;&quot;) &amp; IF([.B31]=[$Basic.$B$2];&quot;Open Terrain&quot;;&quot;&quot;) &amp; IF([.B31]=[$Basic.$C$2];&quot;Difficult Terrain&quot;;&quot;&quot;) &amp; IF([.B31]=[$Basic.$D$2];&quot;Extreme Terrain&quot;;&quot;&quot;)">
            <text:p/>
          </table:table-cell>
          <table:table-cell table:formula="of:= [.N31] &amp; &quot; &quot; &amp; [.E31]" office:value-type="string" office:string-value=" 13/8" calcext:value-type="string">
            <text:p><text:s/>13/8</text:p>
          </table:table-cell>
          <table:table-cell table:formula="of:=CEILING([.J31])" office:value-type="float" office:value="7" calcext:value-type="float">
            <text:p>7</text:p>
          </table:table-cell>
          <table:table-cell table:formula="of:=CEILING(8*[.J31])" office:value-type="float" office:value="52" calcext:value-type="float">
            <text:p>52</text:p>
          </table:table-cell>
          <table:table-cell table:formula="of:=CEILING(1*[.K31])" office:value-type="float" office:value="33" calcext:value-type="float">
            <text:p>33</text:p>
          </table:table-cell>
          <table:table-cell table:formula="of:=CEILING(2*[.K31])" office:value-type="float" office:value="65" calcext:value-type="float">
            <text:p>65</text:p>
          </table:table-cell>
          <table:table-cell table:formula="of:=CEILING(5*[.K31])" office:value-type="float" office:value="163" calcext:value-type="float">
            <text:p>163</text:p>
          </table:table-cell>
          <table:table-cell table:formula="of:=CEILING(1*[.L31])" office:value-type="float" office:value="163" calcext:value-type="float">
            <text:p>163</text:p>
          </table:table-cell>
          <table:table-cell table:formula="of:=CEILING(2*[.L31])" office:value-type="float" office:value="325" calcext:value-type="float">
            <text:p>325</text:p>
          </table:table-cell>
          <table:table-cell table:formula="of:=CEILING(1*[.M31])" office:value-type="float" office:value="569" calcext:value-type="float">
            <text:p>569</text:p>
          </table:table-cell>
          <table:table-cell table:formula="of:=CEILING(2*[.M31])" office:value-type="float" office:value="1138" calcext:value-type="float">
            <text:p>1138</text:p>
          </table:table-cell>
          <table:table-cell table:formula="of:=CEILING(6*[.M31])" office:value-type="float" office:value="3413" calcext:value-type="float">
            <text:p>3413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MOD([.A32]-1;[$Basic.$A$2]+1)" office:value-type="float" office:value="14" calcext:value-type="float">
            <text:p>14</text:p>
          </table:table-cell>
          <table:table-cell table:formula="of:=CEILING(([.A32]-[.B32])/[$Basic.$A$2]; 1)+3" office:value-type="float" office:value="5" calcext:value-type="float">
            <text:p>5</text:p>
          </table:table-cell>
          <table:table-cell table:formula="of:=IF([.B32]=0;INDIRECT(ADDRESS([.C32];1;1;1;&quot;Basic&quot;));&quot;&quot;)">
            <text:p/>
          </table:table-cell>
          <table:table-cell table:style-name="ce3" table:formula="of:=[.B32] &amp; &quot;/&quot; &amp; [$Basic.$B$2]" office:value-type="string" office:string-value="14/8" calcext:value-type="string">
            <text:p>14/8</text:p>
          </table:table-cell>
          <table:table-cell table:formula="of:=INDIRECT(ADDRESS([.$C32];2;1;1;&quot;Basic&quot;))*[.$B32]/[$Basic.$B$2]" office:value-type="float" office:value="7" calcext:value-type="float">
            <text:p>7</text:p>
          </table:table-cell>
          <table:table-cell table:formula="of:=INDIRECT(ADDRESS([.$C32];3;1;1;&quot;Basic&quot;))*[.$B32]/[$Basic.$B$2]" office:value-type="float" office:value="35" calcext:value-type="float">
            <text:p>35</text:p>
          </table:table-cell>
          <table:table-cell table:formula="of:=INDIRECT(ADDRESS([.$C32];4;1;1;&quot;Basic&quot;))*[.$B32]/[$Basic.$B$2]" office:value-type="float" office:value="175" calcext:value-type="float">
            <text:p>175</text:p>
          </table:table-cell>
          <table:table-cell table:formula="of:=INDIRECT(ADDRESS([.$C32];5;1;1;&quot;Basic&quot;))*[.$B32]/[$Basic.$B$2]" office:value-type="float" office:value="612.5" calcext:value-type="float">
            <text:p>612.5</text:p>
          </table:table-cell>
          <table:table-cell table:formula="of:=[.F32]" office:value-type="float" office:value="7" calcext:value-type="float">
            <text:p>7</text:p>
          </table:table-cell>
          <table:table-cell table:formula="of:=IF([.G32]=0;1;[.G32])" office:value-type="float" office:value="35" calcext:value-type="float">
            <text:p>35</text:p>
          </table:table-cell>
          <table:table-cell table:formula="of:=IF([.H32]=0;5;[.H32])" office:value-type="float" office:value="175" calcext:value-type="float">
            <text:p>175</text:p>
          </table:table-cell>
          <table:table-cell table:formula="of:=IF([.I32]=0;15;[.I32])" office:value-type="float" office:value="612.5" calcext:value-type="float">
            <text:p>612.5</text:p>
          </table:table-cell>
          <table:table-cell table:formula="of:=IF([.B32]=0;[.D32];&quot;&quot;) &amp; IF([.B32]=[$Basic.$B$2];&quot;Open Terrain&quot;;&quot;&quot;) &amp; IF([.B32]=[$Basic.$C$2];&quot;Difficult Terrain&quot;;&quot;&quot;) &amp; IF([.B32]=[$Basic.$D$2];&quot;Extreme Terrain&quot;;&quot;&quot;)">
            <text:p/>
          </table:table-cell>
          <table:table-cell table:formula="of:= [.N32] &amp; &quot; &quot; &amp; [.E32]" office:value-type="string" office:string-value=" 14/8" calcext:value-type="string">
            <text:p><text:s/>14/8</text:p>
          </table:table-cell>
          <table:table-cell table:formula="of:=CEILING([.J32])" office:value-type="float" office:value="7" calcext:value-type="float">
            <text:p>7</text:p>
          </table:table-cell>
          <table:table-cell table:formula="of:=CEILING(8*[.J32])" office:value-type="float" office:value="56" calcext:value-type="float">
            <text:p>56</text:p>
          </table:table-cell>
          <table:table-cell table:formula="of:=CEILING(1*[.K32])" office:value-type="float" office:value="35" calcext:value-type="float">
            <text:p>35</text:p>
          </table:table-cell>
          <table:table-cell table:formula="of:=CEILING(2*[.K32])" office:value-type="float" office:value="70" calcext:value-type="float">
            <text:p>70</text:p>
          </table:table-cell>
          <table:table-cell table:formula="of:=CEILING(5*[.K32])" office:value-type="float" office:value="175" calcext:value-type="float">
            <text:p>175</text:p>
          </table:table-cell>
          <table:table-cell table:formula="of:=CEILING(1*[.L32])" office:value-type="float" office:value="175" calcext:value-type="float">
            <text:p>175</text:p>
          </table:table-cell>
          <table:table-cell table:formula="of:=CEILING(2*[.L32])" office:value-type="float" office:value="350" calcext:value-type="float">
            <text:p>350</text:p>
          </table:table-cell>
          <table:table-cell table:formula="of:=CEILING(1*[.M32])" office:value-type="float" office:value="613" calcext:value-type="float">
            <text:p>613</text:p>
          </table:table-cell>
          <table:table-cell table:formula="of:=CEILING(2*[.M32])" office:value-type="float" office:value="1225" calcext:value-type="float">
            <text:p>1225</text:p>
          </table:table-cell>
          <table:table-cell table:formula="of:=CEILING(6*[.M32])" office:value-type="float" office:value="3675" calcext:value-type="float">
            <text:p>367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MOD([.A33]-1;[$Basic.$A$2]+1)" office:value-type="float" office:value="15" calcext:value-type="float">
            <text:p>15</text:p>
          </table:table-cell>
          <table:table-cell table:formula="of:=CEILING(([.A33]-[.B33])/[$Basic.$A$2]; 1)+3" office:value-type="float" office:value="5" calcext:value-type="float">
            <text:p>5</text:p>
          </table:table-cell>
          <table:table-cell table:formula="of:=IF([.B33]=0;INDIRECT(ADDRESS([.C33];1;1;1;&quot;Basic&quot;));&quot;&quot;)">
            <text:p/>
          </table:table-cell>
          <table:table-cell table:style-name="ce3" table:formula="of:=[.B33] &amp; &quot;/&quot; &amp; [$Basic.$B$2]" office:value-type="string" office:string-value="15/8" calcext:value-type="string">
            <text:p>15/8</text:p>
          </table:table-cell>
          <table:table-cell table:formula="of:=INDIRECT(ADDRESS([.$C33];2;1;1;&quot;Basic&quot;))*[.$B33]/[$Basic.$B$2]" office:value-type="float" office:value="7.5" calcext:value-type="float">
            <text:p>7.5</text:p>
          </table:table-cell>
          <table:table-cell table:formula="of:=INDIRECT(ADDRESS([.$C33];3;1;1;&quot;Basic&quot;))*[.$B33]/[$Basic.$B$2]" office:value-type="float" office:value="37.5" calcext:value-type="float">
            <text:p>37.5</text:p>
          </table:table-cell>
          <table:table-cell table:formula="of:=INDIRECT(ADDRESS([.$C33];4;1;1;&quot;Basic&quot;))*[.$B33]/[$Basic.$B$2]" office:value-type="float" office:value="187.5" calcext:value-type="float">
            <text:p>187.5</text:p>
          </table:table-cell>
          <table:table-cell table:formula="of:=INDIRECT(ADDRESS([.$C33];5;1;1;&quot;Basic&quot;))*[.$B33]/[$Basic.$B$2]" office:value-type="float" office:value="656.25" calcext:value-type="float">
            <text:p>656.25</text:p>
          </table:table-cell>
          <table:table-cell table:formula="of:=[.F33]" office:value-type="float" office:value="7.5" calcext:value-type="float">
            <text:p>7.5</text:p>
          </table:table-cell>
          <table:table-cell table:formula="of:=IF([.G33]=0;1;[.G33])" office:value-type="float" office:value="37.5" calcext:value-type="float">
            <text:p>37.5</text:p>
          </table:table-cell>
          <table:table-cell table:formula="of:=IF([.H33]=0;5;[.H33])" office:value-type="float" office:value="187.5" calcext:value-type="float">
            <text:p>187.5</text:p>
          </table:table-cell>
          <table:table-cell table:formula="of:=IF([.I33]=0;15;[.I33])" office:value-type="float" office:value="656.25" calcext:value-type="float">
            <text:p>656.25</text:p>
          </table:table-cell>
          <table:table-cell table:formula="of:=IF([.B33]=0;[.D33];&quot;&quot;) &amp; IF([.B33]=[$Basic.$B$2];&quot;Open Terrain&quot;;&quot;&quot;) &amp; IF([.B33]=[$Basic.$C$2];&quot;Difficult Terrain&quot;;&quot;&quot;) &amp; IF([.B33]=[$Basic.$D$2];&quot;Extreme Terrain&quot;;&quot;&quot;)">
            <text:p/>
          </table:table-cell>
          <table:table-cell table:formula="of:= [.N33] &amp; &quot; &quot; &amp; [.E33]" office:value-type="string" office:string-value=" 15/8" calcext:value-type="string">
            <text:p><text:s/>15/8</text:p>
          </table:table-cell>
          <table:table-cell table:formula="of:=CEILING([.J33])" office:value-type="float" office:value="8" calcext:value-type="float">
            <text:p>8</text:p>
          </table:table-cell>
          <table:table-cell table:formula="of:=CEILING(8*[.J33])" office:value-type="float" office:value="60" calcext:value-type="float">
            <text:p>60</text:p>
          </table:table-cell>
          <table:table-cell table:formula="of:=CEILING(1*[.K33])" office:value-type="float" office:value="38" calcext:value-type="float">
            <text:p>38</text:p>
          </table:table-cell>
          <table:table-cell table:formula="of:=CEILING(2*[.K33])" office:value-type="float" office:value="75" calcext:value-type="float">
            <text:p>75</text:p>
          </table:table-cell>
          <table:table-cell table:formula="of:=CEILING(5*[.K33])" office:value-type="float" office:value="188" calcext:value-type="float">
            <text:p>188</text:p>
          </table:table-cell>
          <table:table-cell table:formula="of:=CEILING(1*[.L33])" office:value-type="float" office:value="188" calcext:value-type="float">
            <text:p>188</text:p>
          </table:table-cell>
          <table:table-cell table:formula="of:=CEILING(2*[.L33])" office:value-type="float" office:value="375" calcext:value-type="float">
            <text:p>375</text:p>
          </table:table-cell>
          <table:table-cell table:formula="of:=CEILING(1*[.M33])" office:value-type="float" office:value="657" calcext:value-type="float">
            <text:p>657</text:p>
          </table:table-cell>
          <table:table-cell table:formula="of:=CEILING(2*[.M33])" office:value-type="float" office:value="1313" calcext:value-type="float">
            <text:p>1313</text:p>
          </table:table-cell>
          <table:table-cell table:formula="of:=CEILING(6*[.M33])" office:value-type="float" office:value="3938" calcext:value-type="float">
            <text:p>3938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MOD([.A34]-1;[$Basic.$A$2]+1)" office:value-type="float" office:value="0" calcext:value-type="float">
            <text:p>0</text:p>
          </table:table-cell>
          <table:table-cell table:formula="of:=CEILING(([.A34]-[.B34])/[$Basic.$A$2]; 1)+3" office:value-type="float" office:value="6" calcext:value-type="float">
            <text:p>6</text:p>
          </table:table-cell>
          <table:table-cell table:formula="of:=IF([.B34]=0;INDIRECT(ADDRESS([.C34];1;1;1;&quot;Basic&quot;));&quot;&quot;)" office:value-type="string" office:string-value="Horse, Single" calcext:value-type="string">
            <text:p>Horse, Single</text:p>
          </table:table-cell>
          <table:table-cell table:style-name="ce3" table:formula="of:=[.B34] &amp; &quot;/&quot; &amp; [$Basic.$B$2]" office:value-type="string" office:string-value="0/8" calcext:value-type="string">
            <text:p>0/8</text:p>
          </table:table-cell>
          <table:table-cell table:formula="of:=INDIRECT(ADDRESS([.$C34];2;1;1;&quot;Basic&quot;))*[.$B34]/[$Basic.$B$2]" office:value-type="float" office:value="0" calcext:value-type="float">
            <text:p>0</text:p>
          </table:table-cell>
          <table:table-cell table:formula="of:=INDIRECT(ADDRESS([.$C34];3;1;1;&quot;Basic&quot;))*[.$B34]/[$Basic.$B$2]" office:value-type="float" office:value="0" calcext:value-type="float">
            <text:p>0</text:p>
          </table:table-cell>
          <table:table-cell table:formula="of:=INDIRECT(ADDRESS([.$C34];4;1;1;&quot;Basic&quot;))*[.$B34]/[$Basic.$B$2]" office:value-type="float" office:value="0" calcext:value-type="float">
            <text:p>0</text:p>
          </table:table-cell>
          <table:table-cell table:formula="of:=INDIRECT(ADDRESS([.$C34];5;1;1;&quot;Basic&quot;))*[.$B34]/[$Basic.$B$2]" office:value-type="float" office:value="0" calcext:value-type="float">
            <text:p>0</text:p>
          </table:table-cell>
          <table:table-cell table:formula="of:=[.F34]" office:value-type="float" office:value="0" calcext:value-type="float">
            <text:p>0</text:p>
          </table:table-cell>
          <table:table-cell table:formula="of:=IF([.G34]=0;1;[.G34])" office:value-type="float" office:value="1" calcext:value-type="float">
            <text:p>1</text:p>
          </table:table-cell>
          <table:table-cell table:formula="of:=IF([.H34]=0;5;[.H34])" office:value-type="float" office:value="5" calcext:value-type="float">
            <text:p>5</text:p>
          </table:table-cell>
          <table:table-cell table:formula="of:=IF([.I34]=0;15;[.I34])" office:value-type="float" office:value="15" calcext:value-type="float">
            <text:p>15</text:p>
          </table:table-cell>
          <table:table-cell table:formula="of:=IF([.B34]=0;[.D34];&quot;&quot;) &amp; IF([.B34]=[$Basic.$B$2];&quot;Open Terrain&quot;;&quot;&quot;) &amp; IF([.B34]=[$Basic.$C$2];&quot;Difficult Terrain&quot;;&quot;&quot;) &amp; IF([.B34]=[$Basic.$D$2];&quot;Extreme Terrain&quot;;&quot;&quot;)" office:value-type="string" office:string-value="Horse, Single" calcext:value-type="string">
            <text:p>Horse, Single</text:p>
          </table:table-cell>
          <table:table-cell table:formula="of:= [.N34] &amp; &quot; &quot; &amp; [.E34]" office:value-type="string" office:string-value="Horse, Single 0/8" calcext:value-type="string">
            <text:p>Horse, Single 0/8</text:p>
          </table:table-cell>
          <table:table-cell table:formula="of:=CEILING([.J34])" office:value-type="float" office:value="0" calcext:value-type="float">
            <text:p>0</text:p>
          </table:table-cell>
          <table:table-cell table:formula="of:=CEILING(8*[.J34])" office:value-type="float" office:value="0" calcext:value-type="float">
            <text:p>0</text:p>
          </table:table-cell>
          <table:table-cell table:formula="of:=CEILING(1*[.K34])" office:value-type="float" office:value="1" calcext:value-type="float">
            <text:p>1</text:p>
          </table:table-cell>
          <table:table-cell table:formula="of:=CEILING(2*[.K34])" office:value-type="float" office:value="2" calcext:value-type="float">
            <text:p>2</text:p>
          </table:table-cell>
          <table:table-cell table:formula="of:=CEILING(5*[.K34])" office:value-type="float" office:value="5" calcext:value-type="float">
            <text:p>5</text:p>
          </table:table-cell>
          <table:table-cell table:formula="of:=CEILING(1*[.L34])" office:value-type="float" office:value="5" calcext:value-type="float">
            <text:p>5</text:p>
          </table:table-cell>
          <table:table-cell table:formula="of:=CEILING(2*[.L34])" office:value-type="float" office:value="10" calcext:value-type="float">
            <text:p>10</text:p>
          </table:table-cell>
          <table:table-cell table:formula="of:=CEILING(1*[.M34])" office:value-type="float" office:value="15" calcext:value-type="float">
            <text:p>15</text:p>
          </table:table-cell>
          <table:table-cell table:formula="of:=CEILING(2*[.M34])" office:value-type="float" office:value="30" calcext:value-type="float">
            <text:p>30</text:p>
          </table:table-cell>
          <table:table-cell table:formula="of:=CEILING(6*[.M34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MOD([.A35]-1;[$Basic.$A$2]+1)" office:value-type="float" office:value="1" calcext:value-type="float">
            <text:p>1</text:p>
          </table:table-cell>
          <table:table-cell table:formula="of:=CEILING(([.A35]-[.B35])/[$Basic.$A$2]; 1)+3" office:value-type="float" office:value="6" calcext:value-type="float">
            <text:p>6</text:p>
          </table:table-cell>
          <table:table-cell table:formula="of:=IF([.B35]=0;INDIRECT(ADDRESS([.C35];1;1;1;&quot;Basic&quot;));&quot;&quot;)">
            <text:p/>
          </table:table-cell>
          <table:table-cell table:style-name="ce3" table:formula="of:=[.B35] &amp; &quot;/&quot; &amp; [$Basic.$B$2]" office:value-type="string" office:string-value="1/8" calcext:value-type="string">
            <text:p>1/8</text:p>
          </table:table-cell>
          <table:table-cell table:formula="of:=INDIRECT(ADDRESS([.$C35];2;1;1;&quot;Basic&quot;))*[.$B35]/[$Basic.$B$2]" office:value-type="float" office:value="0.75" calcext:value-type="float">
            <text:p>0.75</text:p>
          </table:table-cell>
          <table:table-cell table:formula="of:=INDIRECT(ADDRESS([.$C35];3;1;1;&quot;Basic&quot;))*[.$B35]/[$Basic.$B$2]" office:value-type="float" office:value="3.75" calcext:value-type="float">
            <text:p>3.75</text:p>
          </table:table-cell>
          <table:table-cell table:formula="of:=INDIRECT(ADDRESS([.$C35];4;1;1;&quot;Basic&quot;))*[.$B35]/[$Basic.$B$2]" office:value-type="float" office:value="18.75" calcext:value-type="float">
            <text:p>18.75</text:p>
          </table:table-cell>
          <table:table-cell table:formula="of:=INDIRECT(ADDRESS([.$C35];5;1;1;&quot;Basic&quot;))*[.$B35]/[$Basic.$B$2]" office:value-type="float" office:value="62.5" calcext:value-type="float">
            <text:p>62.5</text:p>
          </table:table-cell>
          <table:table-cell table:formula="of:=[.F35]" office:value-type="float" office:value="0.75" calcext:value-type="float">
            <text:p>0.75</text:p>
          </table:table-cell>
          <table:table-cell table:formula="of:=IF([.G35]=0;1;[.G35])" office:value-type="float" office:value="3.75" calcext:value-type="float">
            <text:p>3.75</text:p>
          </table:table-cell>
          <table:table-cell table:formula="of:=IF([.H35]=0;5;[.H35])" office:value-type="float" office:value="18.75" calcext:value-type="float">
            <text:p>18.75</text:p>
          </table:table-cell>
          <table:table-cell table:formula="of:=IF([.I35]=0;15;[.I35])" office:value-type="float" office:value="62.5" calcext:value-type="float">
            <text:p>62.5</text:p>
          </table:table-cell>
          <table:table-cell table:formula="of:=IF([.B35]=0;[.D35];&quot;&quot;) &amp; IF([.B35]=[$Basic.$B$2];&quot;Open Terrain&quot;;&quot;&quot;) &amp; IF([.B35]=[$Basic.$C$2];&quot;Difficult Terrain&quot;;&quot;&quot;) &amp; IF([.B35]=[$Basic.$D$2];&quot;Extreme Terrain&quot;;&quot;&quot;)">
            <text:p/>
          </table:table-cell>
          <table:table-cell table:formula="of:= [.N35] &amp; &quot; &quot; &amp; [.E35]" office:value-type="string" office:string-value=" 1/8" calcext:value-type="string">
            <text:p><text:s/>1/8</text:p>
          </table:table-cell>
          <table:table-cell table:formula="of:=CEILING([.J35])" office:value-type="float" office:value="1" calcext:value-type="float">
            <text:p>1</text:p>
          </table:table-cell>
          <table:table-cell table:formula="of:=CEILING(8*[.J35])" office:value-type="float" office:value="6" calcext:value-type="float">
            <text:p>6</text:p>
          </table:table-cell>
          <table:table-cell table:formula="of:=CEILING(1*[.K35])" office:value-type="float" office:value="4" calcext:value-type="float">
            <text:p>4</text:p>
          </table:table-cell>
          <table:table-cell table:formula="of:=CEILING(2*[.K35])" office:value-type="float" office:value="8" calcext:value-type="float">
            <text:p>8</text:p>
          </table:table-cell>
          <table:table-cell table:formula="of:=CEILING(5*[.K35])" office:value-type="float" office:value="19" calcext:value-type="float">
            <text:p>19</text:p>
          </table:table-cell>
          <table:table-cell table:formula="of:=CEILING(1*[.L35])" office:value-type="float" office:value="19" calcext:value-type="float">
            <text:p>19</text:p>
          </table:table-cell>
          <table:table-cell table:formula="of:=CEILING(2*[.L35])" office:value-type="float" office:value="38" calcext:value-type="float">
            <text:p>38</text:p>
          </table:table-cell>
          <table:table-cell table:formula="of:=CEILING(1*[.M35])" office:value-type="float" office:value="63" calcext:value-type="float">
            <text:p>63</text:p>
          </table:table-cell>
          <table:table-cell table:formula="of:=CEILING(2*[.M35])" office:value-type="float" office:value="125" calcext:value-type="float">
            <text:p>125</text:p>
          </table:table-cell>
          <table:table-cell table:formula="of:=CEILING(6*[.M35])" office:value-type="float" office:value="375" calcext:value-type="float">
            <text:p>37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MOD([.A36]-1;[$Basic.$A$2]+1)" office:value-type="float" office:value="2" calcext:value-type="float">
            <text:p>2</text:p>
          </table:table-cell>
          <table:table-cell table:formula="of:=CEILING(([.A36]-[.B36])/[$Basic.$A$2]; 1)+3" office:value-type="float" office:value="6" calcext:value-type="float">
            <text:p>6</text:p>
          </table:table-cell>
          <table:table-cell table:formula="of:=IF([.B36]=0;INDIRECT(ADDRESS([.C36];1;1;1;&quot;Basic&quot;));&quot;&quot;)">
            <text:p/>
          </table:table-cell>
          <table:table-cell table:style-name="ce3" table:formula="of:=[.B36] &amp; &quot;/&quot; &amp; [$Basic.$B$2]" office:value-type="string" office:string-value="2/8" calcext:value-type="string">
            <text:p>2/8</text:p>
          </table:table-cell>
          <table:table-cell table:formula="of:=INDIRECT(ADDRESS([.$C36];2;1;1;&quot;Basic&quot;))*[.$B36]/[$Basic.$B$2]" office:value-type="float" office:value="1.5" calcext:value-type="float">
            <text:p>1.5</text:p>
          </table:table-cell>
          <table:table-cell table:formula="of:=INDIRECT(ADDRESS([.$C36];3;1;1;&quot;Basic&quot;))*[.$B36]/[$Basic.$B$2]" office:value-type="float" office:value="7.5" calcext:value-type="float">
            <text:p>7.5</text:p>
          </table:table-cell>
          <table:table-cell table:formula="of:=INDIRECT(ADDRESS([.$C36];4;1;1;&quot;Basic&quot;))*[.$B36]/[$Basic.$B$2]" office:value-type="float" office:value="37.5" calcext:value-type="float">
            <text:p>37.5</text:p>
          </table:table-cell>
          <table:table-cell table:formula="of:=INDIRECT(ADDRESS([.$C36];5;1;1;&quot;Basic&quot;))*[.$B36]/[$Basic.$B$2]" office:value-type="float" office:value="125" calcext:value-type="float">
            <text:p>125</text:p>
          </table:table-cell>
          <table:table-cell table:formula="of:=[.F36]" office:value-type="float" office:value="1.5" calcext:value-type="float">
            <text:p>1.5</text:p>
          </table:table-cell>
          <table:table-cell table:formula="of:=IF([.G36]=0;1;[.G36])" office:value-type="float" office:value="7.5" calcext:value-type="float">
            <text:p>7.5</text:p>
          </table:table-cell>
          <table:table-cell table:formula="of:=IF([.H36]=0;5;[.H36])" office:value-type="float" office:value="37.5" calcext:value-type="float">
            <text:p>37.5</text:p>
          </table:table-cell>
          <table:table-cell table:formula="of:=IF([.I36]=0;15;[.I36])" office:value-type="float" office:value="125" calcext:value-type="float">
            <text:p>125</text:p>
          </table:table-cell>
          <table:table-cell table:formula="of:=IF([.B36]=0;[.D36];&quot;&quot;) &amp; IF([.B36]=[$Basic.$B$2];&quot;Open Terrain&quot;;&quot;&quot;) &amp; IF([.B36]=[$Basic.$C$2];&quot;Difficult Terrain&quot;;&quot;&quot;) &amp; IF([.B36]=[$Basic.$D$2];&quot;Extreme Terrain&quot;;&quot;&quot;)">
            <text:p/>
          </table:table-cell>
          <table:table-cell table:formula="of:= [.N36] &amp; &quot; &quot; &amp; [.E36]" office:value-type="string" office:string-value=" 2/8" calcext:value-type="string">
            <text:p><text:s/>2/8</text:p>
          </table:table-cell>
          <table:table-cell table:formula="of:=CEILING([.J36])" office:value-type="float" office:value="2" calcext:value-type="float">
            <text:p>2</text:p>
          </table:table-cell>
          <table:table-cell table:formula="of:=CEILING(8*[.J36])" office:value-type="float" office:value="12" calcext:value-type="float">
            <text:p>12</text:p>
          </table:table-cell>
          <table:table-cell table:formula="of:=CEILING(1*[.K36])" office:value-type="float" office:value="8" calcext:value-type="float">
            <text:p>8</text:p>
          </table:table-cell>
          <table:table-cell table:formula="of:=CEILING(2*[.K36])" office:value-type="float" office:value="15" calcext:value-type="float">
            <text:p>15</text:p>
          </table:table-cell>
          <table:table-cell table:formula="of:=CEILING(5*[.K36])" office:value-type="float" office:value="38" calcext:value-type="float">
            <text:p>38</text:p>
          </table:table-cell>
          <table:table-cell table:formula="of:=CEILING(1*[.L36])" office:value-type="float" office:value="38" calcext:value-type="float">
            <text:p>38</text:p>
          </table:table-cell>
          <table:table-cell table:formula="of:=CEILING(2*[.L36])" office:value-type="float" office:value="75" calcext:value-type="float">
            <text:p>75</text:p>
          </table:table-cell>
          <table:table-cell table:formula="of:=CEILING(1*[.M36])" office:value-type="float" office:value="125" calcext:value-type="float">
            <text:p>125</text:p>
          </table:table-cell>
          <table:table-cell table:formula="of:=CEILING(2*[.M36])" office:value-type="float" office:value="250" calcext:value-type="float">
            <text:p>250</text:p>
          </table:table-cell>
          <table:table-cell table:formula="of:=CEILING(6*[.M36])" office:value-type="float" office:value="750" calcext:value-type="float">
            <text:p>75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MOD([.A37]-1;[$Basic.$A$2]+1)" office:value-type="float" office:value="3" calcext:value-type="float">
            <text:p>3</text:p>
          </table:table-cell>
          <table:table-cell table:formula="of:=CEILING(([.A37]-[.B37])/[$Basic.$A$2]; 1)+3" office:value-type="float" office:value="6" calcext:value-type="float">
            <text:p>6</text:p>
          </table:table-cell>
          <table:table-cell table:formula="of:=IF([.B37]=0;INDIRECT(ADDRESS([.C37];1;1;1;&quot;Basic&quot;));&quot;&quot;)">
            <text:p/>
          </table:table-cell>
          <table:table-cell table:style-name="ce3" table:formula="of:=[.B37] &amp; &quot;/&quot; &amp; [$Basic.$B$2]" office:value-type="string" office:string-value="3/8" calcext:value-type="string">
            <text:p>3/8</text:p>
          </table:table-cell>
          <table:table-cell table:formula="of:=INDIRECT(ADDRESS([.$C37];2;1;1;&quot;Basic&quot;))*[.$B37]/[$Basic.$B$2]" office:value-type="float" office:value="2.25" calcext:value-type="float">
            <text:p>2.25</text:p>
          </table:table-cell>
          <table:table-cell table:formula="of:=INDIRECT(ADDRESS([.$C37];3;1;1;&quot;Basic&quot;))*[.$B37]/[$Basic.$B$2]" office:value-type="float" office:value="11.25" calcext:value-type="float">
            <text:p>11.25</text:p>
          </table:table-cell>
          <table:table-cell table:formula="of:=INDIRECT(ADDRESS([.$C37];4;1;1;&quot;Basic&quot;))*[.$B37]/[$Basic.$B$2]" office:value-type="float" office:value="56.25" calcext:value-type="float">
            <text:p>56.25</text:p>
          </table:table-cell>
          <table:table-cell table:formula="of:=INDIRECT(ADDRESS([.$C37];5;1;1;&quot;Basic&quot;))*[.$B37]/[$Basic.$B$2]" office:value-type="float" office:value="187.5" calcext:value-type="float">
            <text:p>187.5</text:p>
          </table:table-cell>
          <table:table-cell table:formula="of:=[.F37]" office:value-type="float" office:value="2.25" calcext:value-type="float">
            <text:p>2.25</text:p>
          </table:table-cell>
          <table:table-cell table:formula="of:=IF([.G37]=0;1;[.G37])" office:value-type="float" office:value="11.25" calcext:value-type="float">
            <text:p>11.25</text:p>
          </table:table-cell>
          <table:table-cell table:formula="of:=IF([.H37]=0;5;[.H37])" office:value-type="float" office:value="56.25" calcext:value-type="float">
            <text:p>56.25</text:p>
          </table:table-cell>
          <table:table-cell table:formula="of:=IF([.I37]=0;15;[.I37])" office:value-type="float" office:value="187.5" calcext:value-type="float">
            <text:p>187.5</text:p>
          </table:table-cell>
          <table:table-cell table:formula="of:=IF([.B37]=0;[.D37];&quot;&quot;) &amp; IF([.B37]=[$Basic.$B$2];&quot;Open Terrain&quot;;&quot;&quot;) &amp; IF([.B37]=[$Basic.$C$2];&quot;Difficult Terrain&quot;;&quot;&quot;) &amp; IF([.B37]=[$Basic.$D$2];&quot;Extreme Terrain&quot;;&quot;&quot;)">
            <text:p/>
          </table:table-cell>
          <table:table-cell table:formula="of:= [.N37] &amp; &quot; &quot; &amp; [.E37]" office:value-type="string" office:string-value=" 3/8" calcext:value-type="string">
            <text:p><text:s/>3/8</text:p>
          </table:table-cell>
          <table:table-cell table:formula="of:=CEILING([.J37])" office:value-type="float" office:value="3" calcext:value-type="float">
            <text:p>3</text:p>
          </table:table-cell>
          <table:table-cell table:formula="of:=CEILING(8*[.J37])" office:value-type="float" office:value="18" calcext:value-type="float">
            <text:p>18</text:p>
          </table:table-cell>
          <table:table-cell table:formula="of:=CEILING(1*[.K37])" office:value-type="float" office:value="12" calcext:value-type="float">
            <text:p>12</text:p>
          </table:table-cell>
          <table:table-cell table:formula="of:=CEILING(2*[.K37])" office:value-type="float" office:value="23" calcext:value-type="float">
            <text:p>23</text:p>
          </table:table-cell>
          <table:table-cell table:formula="of:=CEILING(5*[.K37])" office:value-type="float" office:value="57" calcext:value-type="float">
            <text:p>57</text:p>
          </table:table-cell>
          <table:table-cell table:formula="of:=CEILING(1*[.L37])" office:value-type="float" office:value="57" calcext:value-type="float">
            <text:p>57</text:p>
          </table:table-cell>
          <table:table-cell table:formula="of:=CEILING(2*[.L37])" office:value-type="float" office:value="113" calcext:value-type="float">
            <text:p>113</text:p>
          </table:table-cell>
          <table:table-cell table:formula="of:=CEILING(1*[.M37])" office:value-type="float" office:value="188" calcext:value-type="float">
            <text:p>188</text:p>
          </table:table-cell>
          <table:table-cell table:formula="of:=CEILING(2*[.M37])" office:value-type="float" office:value="375" calcext:value-type="float">
            <text:p>375</text:p>
          </table:table-cell>
          <table:table-cell table:formula="of:=CEILING(6*[.M37])" office:value-type="float" office:value="1125" calcext:value-type="float">
            <text:p>112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MOD([.A38]-1;[$Basic.$A$2]+1)" office:value-type="float" office:value="4" calcext:value-type="float">
            <text:p>4</text:p>
          </table:table-cell>
          <table:table-cell table:formula="of:=CEILING(([.A38]-[.B38])/[$Basic.$A$2]; 1)+3" office:value-type="float" office:value="6" calcext:value-type="float">
            <text:p>6</text:p>
          </table:table-cell>
          <table:table-cell table:formula="of:=IF([.B38]=0;INDIRECT(ADDRESS([.C38];1;1;1;&quot;Basic&quot;));&quot;&quot;)">
            <text:p/>
          </table:table-cell>
          <table:table-cell table:style-name="ce3" table:formula="of:=[.B38] &amp; &quot;/&quot; &amp; [$Basic.$B$2]" office:value-type="string" office:string-value="4/8" calcext:value-type="string">
            <text:p>4/8</text:p>
          </table:table-cell>
          <table:table-cell table:formula="of:=INDIRECT(ADDRESS([.$C38];2;1;1;&quot;Basic&quot;))*[.$B38]/[$Basic.$B$2]" office:value-type="float" office:value="3" calcext:value-type="float">
            <text:p>3</text:p>
          </table:table-cell>
          <table:table-cell table:formula="of:=INDIRECT(ADDRESS([.$C38];3;1;1;&quot;Basic&quot;))*[.$B38]/[$Basic.$B$2]" office:value-type="float" office:value="15" calcext:value-type="float">
            <text:p>15</text:p>
          </table:table-cell>
          <table:table-cell table:formula="of:=INDIRECT(ADDRESS([.$C38];4;1;1;&quot;Basic&quot;))*[.$B38]/[$Basic.$B$2]" office:value-type="float" office:value="75" calcext:value-type="float">
            <text:p>75</text:p>
          </table:table-cell>
          <table:table-cell table:formula="of:=INDIRECT(ADDRESS([.$C38];5;1;1;&quot;Basic&quot;))*[.$B38]/[$Basic.$B$2]" office:value-type="float" office:value="250" calcext:value-type="float">
            <text:p>250</text:p>
          </table:table-cell>
          <table:table-cell table:formula="of:=[.F38]" office:value-type="float" office:value="3" calcext:value-type="float">
            <text:p>3</text:p>
          </table:table-cell>
          <table:table-cell table:formula="of:=IF([.G38]=0;1;[.G38])" office:value-type="float" office:value="15" calcext:value-type="float">
            <text:p>15</text:p>
          </table:table-cell>
          <table:table-cell table:formula="of:=IF([.H38]=0;5;[.H38])" office:value-type="float" office:value="75" calcext:value-type="float">
            <text:p>75</text:p>
          </table:table-cell>
          <table:table-cell table:formula="of:=IF([.I38]=0;15;[.I38])" office:value-type="float" office:value="250" calcext:value-type="float">
            <text:p>250</text:p>
          </table:table-cell>
          <table:table-cell table:formula="of:=IF([.B38]=0;[.D38];&quot;&quot;) &amp; IF([.B38]=[$Basic.$B$2];&quot;Open Terrain&quot;;&quot;&quot;) &amp; IF([.B38]=[$Basic.$C$2];&quot;Difficult Terrain&quot;;&quot;&quot;) &amp; IF([.B38]=[$Basic.$D$2];&quot;Extreme Terrain&quot;;&quot;&quot;)" office:value-type="string" office:string-value="Extreme Terrain" calcext:value-type="string">
            <text:p>Extreme Terrain</text:p>
          </table:table-cell>
          <table:table-cell table:formula="of:= [.N38] &amp; &quot; &quot; &amp; [.E38]" office:value-type="string" office:string-value="Extreme Terrain 4/8" calcext:value-type="string">
            <text:p>Extreme Terrain 4/8</text:p>
          </table:table-cell>
          <table:table-cell table:formula="of:=CEILING([.J38])" office:value-type="float" office:value="3" calcext:value-type="float">
            <text:p>3</text:p>
          </table:table-cell>
          <table:table-cell table:formula="of:=CEILING(8*[.J38])" office:value-type="float" office:value="24" calcext:value-type="float">
            <text:p>24</text:p>
          </table:table-cell>
          <table:table-cell table:formula="of:=CEILING(1*[.K38])" office:value-type="float" office:value="15" calcext:value-type="float">
            <text:p>15</text:p>
          </table:table-cell>
          <table:table-cell table:formula="of:=CEILING(2*[.K38])" office:value-type="float" office:value="30" calcext:value-type="float">
            <text:p>30</text:p>
          </table:table-cell>
          <table:table-cell table:formula="of:=CEILING(5*[.K38])" office:value-type="float" office:value="75" calcext:value-type="float">
            <text:p>75</text:p>
          </table:table-cell>
          <table:table-cell table:formula="of:=CEILING(1*[.L38])" office:value-type="float" office:value="75" calcext:value-type="float">
            <text:p>75</text:p>
          </table:table-cell>
          <table:table-cell table:formula="of:=CEILING(2*[.L38])" office:value-type="float" office:value="150" calcext:value-type="float">
            <text:p>150</text:p>
          </table:table-cell>
          <table:table-cell table:formula="of:=CEILING(1*[.M38])" office:value-type="float" office:value="250" calcext:value-type="float">
            <text:p>250</text:p>
          </table:table-cell>
          <table:table-cell table:formula="of:=CEILING(2*[.M38])" office:value-type="float" office:value="500" calcext:value-type="float">
            <text:p>500</text:p>
          </table:table-cell>
          <table:table-cell table:formula="of:=CEILING(6*[.M38])" office:value-type="float" office:value="1500" calcext:value-type="float">
            <text:p>150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MOD([.A39]-1;[$Basic.$A$2]+1)" office:value-type="float" office:value="5" calcext:value-type="float">
            <text:p>5</text:p>
          </table:table-cell>
          <table:table-cell table:formula="of:=CEILING(([.A39]-[.B39])/[$Basic.$A$2]; 1)+3" office:value-type="float" office:value="6" calcext:value-type="float">
            <text:p>6</text:p>
          </table:table-cell>
          <table:table-cell table:formula="of:=IF([.B39]=0;INDIRECT(ADDRESS([.C39];1;1;1;&quot;Basic&quot;));&quot;&quot;)">
            <text:p/>
          </table:table-cell>
          <table:table-cell table:style-name="ce3" table:formula="of:=[.B39] &amp; &quot;/&quot; &amp; [$Basic.$B$2]" office:value-type="string" office:string-value="5/8" calcext:value-type="string">
            <text:p>5/8</text:p>
          </table:table-cell>
          <table:table-cell table:formula="of:=INDIRECT(ADDRESS([.$C39];2;1;1;&quot;Basic&quot;))*[.$B39]/[$Basic.$B$2]" office:value-type="float" office:value="3.75" calcext:value-type="float">
            <text:p>3.75</text:p>
          </table:table-cell>
          <table:table-cell table:formula="of:=INDIRECT(ADDRESS([.$C39];3;1;1;&quot;Basic&quot;))*[.$B39]/[$Basic.$B$2]" office:value-type="float" office:value="18.75" calcext:value-type="float">
            <text:p>18.75</text:p>
          </table:table-cell>
          <table:table-cell table:formula="of:=INDIRECT(ADDRESS([.$C39];4;1;1;&quot;Basic&quot;))*[.$B39]/[$Basic.$B$2]" office:value-type="float" office:value="93.75" calcext:value-type="float">
            <text:p>93.75</text:p>
          </table:table-cell>
          <table:table-cell table:formula="of:=INDIRECT(ADDRESS([.$C39];5;1;1;&quot;Basic&quot;))*[.$B39]/[$Basic.$B$2]" office:value-type="float" office:value="312.5" calcext:value-type="float">
            <text:p>312.5</text:p>
          </table:table-cell>
          <table:table-cell table:formula="of:=[.F39]" office:value-type="float" office:value="3.75" calcext:value-type="float">
            <text:p>3.75</text:p>
          </table:table-cell>
          <table:table-cell table:formula="of:=IF([.G39]=0;1;[.G39])" office:value-type="float" office:value="18.75" calcext:value-type="float">
            <text:p>18.75</text:p>
          </table:table-cell>
          <table:table-cell table:formula="of:=IF([.H39]=0;5;[.H39])" office:value-type="float" office:value="93.75" calcext:value-type="float">
            <text:p>93.75</text:p>
          </table:table-cell>
          <table:table-cell table:formula="of:=IF([.I39]=0;15;[.I39])" office:value-type="float" office:value="312.5" calcext:value-type="float">
            <text:p>312.5</text:p>
          </table:table-cell>
          <table:table-cell table:formula="of:=IF([.B39]=0;[.D39];&quot;&quot;) &amp; IF([.B39]=[$Basic.$B$2];&quot;Open Terrain&quot;;&quot;&quot;) &amp; IF([.B39]=[$Basic.$C$2];&quot;Difficult Terrain&quot;;&quot;&quot;) &amp; IF([.B39]=[$Basic.$D$2];&quot;Extreme Terrain&quot;;&quot;&quot;)">
            <text:p/>
          </table:table-cell>
          <table:table-cell table:formula="of:= [.N39] &amp; &quot; &quot; &amp; [.E39]" office:value-type="string" office:string-value=" 5/8" calcext:value-type="string">
            <text:p><text:s/>5/8</text:p>
          </table:table-cell>
          <table:table-cell table:formula="of:=CEILING([.J39])" office:value-type="float" office:value="4" calcext:value-type="float">
            <text:p>4</text:p>
          </table:table-cell>
          <table:table-cell table:formula="of:=CEILING(8*[.J39])" office:value-type="float" office:value="30" calcext:value-type="float">
            <text:p>30</text:p>
          </table:table-cell>
          <table:table-cell table:formula="of:=CEILING(1*[.K39])" office:value-type="float" office:value="19" calcext:value-type="float">
            <text:p>19</text:p>
          </table:table-cell>
          <table:table-cell table:formula="of:=CEILING(2*[.K39])" office:value-type="float" office:value="38" calcext:value-type="float">
            <text:p>38</text:p>
          </table:table-cell>
          <table:table-cell table:formula="of:=CEILING(5*[.K39])" office:value-type="float" office:value="94" calcext:value-type="float">
            <text:p>94</text:p>
          </table:table-cell>
          <table:table-cell table:formula="of:=CEILING(1*[.L39])" office:value-type="float" office:value="94" calcext:value-type="float">
            <text:p>94</text:p>
          </table:table-cell>
          <table:table-cell table:formula="of:=CEILING(2*[.L39])" office:value-type="float" office:value="188" calcext:value-type="float">
            <text:p>188</text:p>
          </table:table-cell>
          <table:table-cell table:formula="of:=CEILING(1*[.M39])" office:value-type="float" office:value="313" calcext:value-type="float">
            <text:p>313</text:p>
          </table:table-cell>
          <table:table-cell table:formula="of:=CEILING(2*[.M39])" office:value-type="float" office:value="625" calcext:value-type="float">
            <text:p>625</text:p>
          </table:table-cell>
          <table:table-cell table:formula="of:=CEILING(6*[.M39])" office:value-type="float" office:value="1875" calcext:value-type="float">
            <text:p>187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MOD([.A40]-1;[$Basic.$A$2]+1)" office:value-type="float" office:value="6" calcext:value-type="float">
            <text:p>6</text:p>
          </table:table-cell>
          <table:table-cell table:formula="of:=CEILING(([.A40]-[.B40])/[$Basic.$A$2]; 1)+3" office:value-type="float" office:value="6" calcext:value-type="float">
            <text:p>6</text:p>
          </table:table-cell>
          <table:table-cell table:formula="of:=IF([.B40]=0;INDIRECT(ADDRESS([.C40];1;1;1;&quot;Basic&quot;));&quot;&quot;)">
            <text:p/>
          </table:table-cell>
          <table:table-cell table:style-name="ce3" table:formula="of:=[.B40] &amp; &quot;/&quot; &amp; [$Basic.$B$2]" office:value-type="string" office:string-value="6/8" calcext:value-type="string">
            <text:p>6/8</text:p>
          </table:table-cell>
          <table:table-cell table:formula="of:=INDIRECT(ADDRESS([.$C40];2;1;1;&quot;Basic&quot;))*[.$B40]/[$Basic.$B$2]" office:value-type="float" office:value="4.5" calcext:value-type="float">
            <text:p>4.5</text:p>
          </table:table-cell>
          <table:table-cell table:formula="of:=INDIRECT(ADDRESS([.$C40];3;1;1;&quot;Basic&quot;))*[.$B40]/[$Basic.$B$2]" office:value-type="float" office:value="22.5" calcext:value-type="float">
            <text:p>22.5</text:p>
          </table:table-cell>
          <table:table-cell table:formula="of:=INDIRECT(ADDRESS([.$C40];4;1;1;&quot;Basic&quot;))*[.$B40]/[$Basic.$B$2]" office:value-type="float" office:value="112.5" calcext:value-type="float">
            <text:p>112.5</text:p>
          </table:table-cell>
          <table:table-cell table:formula="of:=INDIRECT(ADDRESS([.$C40];5;1;1;&quot;Basic&quot;))*[.$B40]/[$Basic.$B$2]" office:value-type="float" office:value="375" calcext:value-type="float">
            <text:p>375</text:p>
          </table:table-cell>
          <table:table-cell table:formula="of:=[.F40]" office:value-type="float" office:value="4.5" calcext:value-type="float">
            <text:p>4.5</text:p>
          </table:table-cell>
          <table:table-cell table:formula="of:=IF([.G40]=0;1;[.G40])" office:value-type="float" office:value="22.5" calcext:value-type="float">
            <text:p>22.5</text:p>
          </table:table-cell>
          <table:table-cell table:formula="of:=IF([.H40]=0;5;[.H40])" office:value-type="float" office:value="112.5" calcext:value-type="float">
            <text:p>112.5</text:p>
          </table:table-cell>
          <table:table-cell table:formula="of:=IF([.I40]=0;15;[.I40])" office:value-type="float" office:value="375" calcext:value-type="float">
            <text:p>375</text:p>
          </table:table-cell>
          <table:table-cell table:formula="of:=IF([.B40]=0;[.D40];&quot;&quot;) &amp; IF([.B40]=[$Basic.$B$2];&quot;Open Terrain&quot;;&quot;&quot;) &amp; IF([.B40]=[$Basic.$C$2];&quot;Difficult Terrain&quot;;&quot;&quot;) &amp; IF([.B40]=[$Basic.$D$2];&quot;Extreme Terrain&quot;;&quot;&quot;)" office:value-type="string" office:string-value="Difficult Terrain" calcext:value-type="string">
            <text:p>Difficult Terrain</text:p>
          </table:table-cell>
          <table:table-cell table:formula="of:= [.N40] &amp; &quot; &quot; &amp; [.E40]" office:value-type="string" office:string-value="Difficult Terrain 6/8" calcext:value-type="string">
            <text:p>Difficult Terrain 6/8</text:p>
          </table:table-cell>
          <table:table-cell table:formula="of:=CEILING([.J40])" office:value-type="float" office:value="5" calcext:value-type="float">
            <text:p>5</text:p>
          </table:table-cell>
          <table:table-cell table:formula="of:=CEILING(8*[.J40])" office:value-type="float" office:value="36" calcext:value-type="float">
            <text:p>36</text:p>
          </table:table-cell>
          <table:table-cell table:formula="of:=CEILING(1*[.K40])" office:value-type="float" office:value="23" calcext:value-type="float">
            <text:p>23</text:p>
          </table:table-cell>
          <table:table-cell table:formula="of:=CEILING(2*[.K40])" office:value-type="float" office:value="45" calcext:value-type="float">
            <text:p>45</text:p>
          </table:table-cell>
          <table:table-cell table:formula="of:=CEILING(5*[.K40])" office:value-type="float" office:value="113" calcext:value-type="float">
            <text:p>113</text:p>
          </table:table-cell>
          <table:table-cell table:formula="of:=CEILING(1*[.L40])" office:value-type="float" office:value="113" calcext:value-type="float">
            <text:p>113</text:p>
          </table:table-cell>
          <table:table-cell table:formula="of:=CEILING(2*[.L40])" office:value-type="float" office:value="225" calcext:value-type="float">
            <text:p>225</text:p>
          </table:table-cell>
          <table:table-cell table:formula="of:=CEILING(1*[.M40])" office:value-type="float" office:value="375" calcext:value-type="float">
            <text:p>375</text:p>
          </table:table-cell>
          <table:table-cell table:formula="of:=CEILING(2*[.M40])" office:value-type="float" office:value="750" calcext:value-type="float">
            <text:p>750</text:p>
          </table:table-cell>
          <table:table-cell table:formula="of:=CEILING(6*[.M40])" office:value-type="float" office:value="2250" calcext:value-type="float">
            <text:p>225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MOD([.A41]-1;[$Basic.$A$2]+1)" office:value-type="float" office:value="7" calcext:value-type="float">
            <text:p>7</text:p>
          </table:table-cell>
          <table:table-cell table:formula="of:=CEILING(([.A41]-[.B41])/[$Basic.$A$2]; 1)+3" office:value-type="float" office:value="6" calcext:value-type="float">
            <text:p>6</text:p>
          </table:table-cell>
          <table:table-cell table:formula="of:=IF([.B41]=0;INDIRECT(ADDRESS([.C41];1;1;1;&quot;Basic&quot;));&quot;&quot;)">
            <text:p/>
          </table:table-cell>
          <table:table-cell table:style-name="ce3" table:formula="of:=[.B41] &amp; &quot;/&quot; &amp; [$Basic.$B$2]" office:value-type="string" office:string-value="7/8" calcext:value-type="string">
            <text:p>7/8</text:p>
          </table:table-cell>
          <table:table-cell table:formula="of:=INDIRECT(ADDRESS([.$C41];2;1;1;&quot;Basic&quot;))*[.$B41]/[$Basic.$B$2]" office:value-type="float" office:value="5.25" calcext:value-type="float">
            <text:p>5.25</text:p>
          </table:table-cell>
          <table:table-cell table:formula="of:=INDIRECT(ADDRESS([.$C41];3;1;1;&quot;Basic&quot;))*[.$B41]/[$Basic.$B$2]" office:value-type="float" office:value="26.25" calcext:value-type="float">
            <text:p>26.25</text:p>
          </table:table-cell>
          <table:table-cell table:formula="of:=INDIRECT(ADDRESS([.$C41];4;1;1;&quot;Basic&quot;))*[.$B41]/[$Basic.$B$2]" office:value-type="float" office:value="131.25" calcext:value-type="float">
            <text:p>131.25</text:p>
          </table:table-cell>
          <table:table-cell table:formula="of:=INDIRECT(ADDRESS([.$C41];5;1;1;&quot;Basic&quot;))*[.$B41]/[$Basic.$B$2]" office:value-type="float" office:value="437.5" calcext:value-type="float">
            <text:p>437.5</text:p>
          </table:table-cell>
          <table:table-cell table:formula="of:=[.F41]" office:value-type="float" office:value="5.25" calcext:value-type="float">
            <text:p>5.25</text:p>
          </table:table-cell>
          <table:table-cell table:formula="of:=IF([.G41]=0;1;[.G41])" office:value-type="float" office:value="26.25" calcext:value-type="float">
            <text:p>26.25</text:p>
          </table:table-cell>
          <table:table-cell table:formula="of:=IF([.H41]=0;5;[.H41])" office:value-type="float" office:value="131.25" calcext:value-type="float">
            <text:p>131.25</text:p>
          </table:table-cell>
          <table:table-cell table:formula="of:=IF([.I41]=0;15;[.I41])" office:value-type="float" office:value="437.5" calcext:value-type="float">
            <text:p>437.5</text:p>
          </table:table-cell>
          <table:table-cell table:formula="of:=IF([.B41]=0;[.D41];&quot;&quot;) &amp; IF([.B41]=[$Basic.$B$2];&quot;Open Terrain&quot;;&quot;&quot;) &amp; IF([.B41]=[$Basic.$C$2];&quot;Difficult Terrain&quot;;&quot;&quot;) &amp; IF([.B41]=[$Basic.$D$2];&quot;Extreme Terrain&quot;;&quot;&quot;)">
            <text:p/>
          </table:table-cell>
          <table:table-cell table:formula="of:= [.N41] &amp; &quot; &quot; &amp; [.E41]" office:value-type="string" office:string-value=" 7/8" calcext:value-type="string">
            <text:p><text:s/>7/8</text:p>
          </table:table-cell>
          <table:table-cell table:formula="of:=CEILING([.J41])" office:value-type="float" office:value="6" calcext:value-type="float">
            <text:p>6</text:p>
          </table:table-cell>
          <table:table-cell table:formula="of:=CEILING(8*[.J41])" office:value-type="float" office:value="42" calcext:value-type="float">
            <text:p>42</text:p>
          </table:table-cell>
          <table:table-cell table:formula="of:=CEILING(1*[.K41])" office:value-type="float" office:value="27" calcext:value-type="float">
            <text:p>27</text:p>
          </table:table-cell>
          <table:table-cell table:formula="of:=CEILING(2*[.K41])" office:value-type="float" office:value="53" calcext:value-type="float">
            <text:p>53</text:p>
          </table:table-cell>
          <table:table-cell table:formula="of:=CEILING(5*[.K41])" office:value-type="float" office:value="132" calcext:value-type="float">
            <text:p>132</text:p>
          </table:table-cell>
          <table:table-cell table:formula="of:=CEILING(1*[.L41])" office:value-type="float" office:value="132" calcext:value-type="float">
            <text:p>132</text:p>
          </table:table-cell>
          <table:table-cell table:formula="of:=CEILING(2*[.L41])" office:value-type="float" office:value="263" calcext:value-type="float">
            <text:p>263</text:p>
          </table:table-cell>
          <table:table-cell table:formula="of:=CEILING(1*[.M41])" office:value-type="float" office:value="438" calcext:value-type="float">
            <text:p>438</text:p>
          </table:table-cell>
          <table:table-cell table:formula="of:=CEILING(2*[.M41])" office:value-type="float" office:value="875" calcext:value-type="float">
            <text:p>875</text:p>
          </table:table-cell>
          <table:table-cell table:formula="of:=CEILING(6*[.M41])" office:value-type="float" office:value="2625" calcext:value-type="float">
            <text:p>2625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MOD([.A42]-1;[$Basic.$A$2]+1)" office:value-type="float" office:value="8" calcext:value-type="float">
            <text:p>8</text:p>
          </table:table-cell>
          <table:table-cell table:formula="of:=CEILING(([.A42]-[.B42])/[$Basic.$A$2]; 1)+3" office:value-type="float" office:value="6" calcext:value-type="float">
            <text:p>6</text:p>
          </table:table-cell>
          <table:table-cell table:formula="of:=IF([.B42]=0;INDIRECT(ADDRESS([.C42];1;1;1;&quot;Basic&quot;));&quot;&quot;)">
            <text:p/>
          </table:table-cell>
          <table:table-cell table:style-name="ce3" table:formula="of:=[.B42] &amp; &quot;/&quot; &amp; [$Basic.$B$2]" office:value-type="string" office:string-value="8/8" calcext:value-type="string">
            <text:p>8/8</text:p>
          </table:table-cell>
          <table:table-cell table:formula="of:=INDIRECT(ADDRESS([.$C42];2;1;1;&quot;Basic&quot;))*[.$B42]/[$Basic.$B$2]" office:value-type="float" office:value="6" calcext:value-type="float">
            <text:p>6</text:p>
          </table:table-cell>
          <table:table-cell table:formula="of:=INDIRECT(ADDRESS([.$C42];3;1;1;&quot;Basic&quot;))*[.$B42]/[$Basic.$B$2]" office:value-type="float" office:value="30" calcext:value-type="float">
            <text:p>30</text:p>
          </table:table-cell>
          <table:table-cell table:formula="of:=INDIRECT(ADDRESS([.$C42];4;1;1;&quot;Basic&quot;))*[.$B42]/[$Basic.$B$2]" office:value-type="float" office:value="150" calcext:value-type="float">
            <text:p>150</text:p>
          </table:table-cell>
          <table:table-cell table:formula="of:=INDIRECT(ADDRESS([.$C42];5;1;1;&quot;Basic&quot;))*[.$B42]/[$Basic.$B$2]" office:value-type="float" office:value="500" calcext:value-type="float">
            <text:p>500</text:p>
          </table:table-cell>
          <table:table-cell table:formula="of:=[.F42]" office:value-type="float" office:value="6" calcext:value-type="float">
            <text:p>6</text:p>
          </table:table-cell>
          <table:table-cell table:formula="of:=IF([.G42]=0;1;[.G42])" office:value-type="float" office:value="30" calcext:value-type="float">
            <text:p>30</text:p>
          </table:table-cell>
          <table:table-cell table:formula="of:=IF([.H42]=0;5;[.H42])" office:value-type="float" office:value="150" calcext:value-type="float">
            <text:p>150</text:p>
          </table:table-cell>
          <table:table-cell table:formula="of:=IF([.I42]=0;15;[.I42])" office:value-type="float" office:value="500" calcext:value-type="float">
            <text:p>500</text:p>
          </table:table-cell>
          <table:table-cell table:formula="of:=IF([.B42]=0;[.D42];&quot;&quot;) &amp; IF([.B42]=[$Basic.$B$2];&quot;Open Terrain&quot;;&quot;&quot;) &amp; IF([.B42]=[$Basic.$C$2];&quot;Difficult Terrain&quot;;&quot;&quot;) &amp; IF([.B42]=[$Basic.$D$2];&quot;Extreme Terrain&quot;;&quot;&quot;)" office:value-type="string" office:string-value="Open Terrain" calcext:value-type="string">
            <text:p>Open Terrain</text:p>
          </table:table-cell>
          <table:table-cell table:formula="of:= [.N42] &amp; &quot; &quot; &amp; [.E42]" office:value-type="string" office:string-value="Open Terrain 8/8" calcext:value-type="string">
            <text:p>Open Terrain 8/8</text:p>
          </table:table-cell>
          <table:table-cell table:formula="of:=CEILING([.J42])" office:value-type="float" office:value="6" calcext:value-type="float">
            <text:p>6</text:p>
          </table:table-cell>
          <table:table-cell table:formula="of:=CEILING(8*[.J42])" office:value-type="float" office:value="48" calcext:value-type="float">
            <text:p>48</text:p>
          </table:table-cell>
          <table:table-cell table:formula="of:=CEILING(1*[.K42])" office:value-type="float" office:value="30" calcext:value-type="float">
            <text:p>30</text:p>
          </table:table-cell>
          <table:table-cell table:formula="of:=CEILING(2*[.K42])" office:value-type="float" office:value="60" calcext:value-type="float">
            <text:p>60</text:p>
          </table:table-cell>
          <table:table-cell table:formula="of:=CEILING(5*[.K42])" office:value-type="float" office:value="150" calcext:value-type="float">
            <text:p>150</text:p>
          </table:table-cell>
          <table:table-cell table:formula="of:=CEILING(1*[.L42])" office:value-type="float" office:value="150" calcext:value-type="float">
            <text:p>150</text:p>
          </table:table-cell>
          <table:table-cell table:formula="of:=CEILING(2*[.L42])" office:value-type="float" office:value="300" calcext:value-type="float">
            <text:p>300</text:p>
          </table:table-cell>
          <table:table-cell table:formula="of:=CEILING(1*[.M42])" office:value-type="float" office:value="500" calcext:value-type="float">
            <text:p>500</text:p>
          </table:table-cell>
          <table:table-cell table:formula="of:=CEILING(2*[.M42])" office:value-type="float" office:value="1000" calcext:value-type="float">
            <text:p>1000</text:p>
          </table:table-cell>
          <table:table-cell table:formula="of:=CEILING(6*[.M42])" office:value-type="float" office:value="3000" calcext:value-type="float">
            <text:p>300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MOD([.A43]-1;[$Basic.$A$2]+1)" office:value-type="float" office:value="9" calcext:value-type="float">
            <text:p>9</text:p>
          </table:table-cell>
          <table:table-cell table:formula="of:=CEILING(([.A43]-[.B43])/[$Basic.$A$2]; 1)+3" office:value-type="float" office:value="6" calcext:value-type="float">
            <text:p>6</text:p>
          </table:table-cell>
          <table:table-cell table:formula="of:=IF([.B43]=0;INDIRECT(ADDRESS([.C43];1;1;1;&quot;Basic&quot;));&quot;&quot;)">
            <text:p/>
          </table:table-cell>
          <table:table-cell table:style-name="ce3" table:formula="of:=[.B43] &amp; &quot;/&quot; &amp; [$Basic.$B$2]" office:value-type="string" office:string-value="9/8" calcext:value-type="string">
            <text:p>9/8</text:p>
          </table:table-cell>
          <table:table-cell table:formula="of:=INDIRECT(ADDRESS([.$C43];2;1;1;&quot;Basic&quot;))*[.$B43]/[$Basic.$B$2]" office:value-type="float" office:value="6.75" calcext:value-type="float">
            <text:p>6.75</text:p>
          </table:table-cell>
          <table:table-cell table:formula="of:=INDIRECT(ADDRESS([.$C43];3;1;1;&quot;Basic&quot;))*[.$B43]/[$Basic.$B$2]" office:value-type="float" office:value="33.75" calcext:value-type="float">
            <text:p>33.75</text:p>
          </table:table-cell>
          <table:table-cell table:formula="of:=INDIRECT(ADDRESS([.$C43];4;1;1;&quot;Basic&quot;))*[.$B43]/[$Basic.$B$2]" office:value-type="float" office:value="168.75" calcext:value-type="float">
            <text:p>168.75</text:p>
          </table:table-cell>
          <table:table-cell table:formula="of:=INDIRECT(ADDRESS([.$C43];5;1;1;&quot;Basic&quot;))*[.$B43]/[$Basic.$B$2]" office:value-type="float" office:value="562.5" calcext:value-type="float">
            <text:p>562.5</text:p>
          </table:table-cell>
          <table:table-cell table:formula="of:=[.F43]" office:value-type="float" office:value="6.75" calcext:value-type="float">
            <text:p>6.75</text:p>
          </table:table-cell>
          <table:table-cell table:formula="of:=IF([.G43]=0;1;[.G43])" office:value-type="float" office:value="33.75" calcext:value-type="float">
            <text:p>33.75</text:p>
          </table:table-cell>
          <table:table-cell table:formula="of:=IF([.H43]=0;5;[.H43])" office:value-type="float" office:value="168.75" calcext:value-type="float">
            <text:p>168.75</text:p>
          </table:table-cell>
          <table:table-cell table:formula="of:=IF([.I43]=0;15;[.I43])" office:value-type="float" office:value="562.5" calcext:value-type="float">
            <text:p>562.5</text:p>
          </table:table-cell>
          <table:table-cell table:formula="of:=IF([.B43]=0;[.D43];&quot;&quot;) &amp; IF([.B43]=[$Basic.$B$2];&quot;Open Terrain&quot;;&quot;&quot;) &amp; IF([.B43]=[$Basic.$C$2];&quot;Difficult Terrain&quot;;&quot;&quot;) &amp; IF([.B43]=[$Basic.$D$2];&quot;Extreme Terrain&quot;;&quot;&quot;)">
            <text:p/>
          </table:table-cell>
          <table:table-cell table:formula="of:= [.N43] &amp; &quot; &quot; &amp; [.E43]" office:value-type="string" office:string-value=" 9/8" calcext:value-type="string">
            <text:p><text:s/>9/8</text:p>
          </table:table-cell>
          <table:table-cell table:formula="of:=CEILING([.J43])" office:value-type="float" office:value="7" calcext:value-type="float">
            <text:p>7</text:p>
          </table:table-cell>
          <table:table-cell table:formula="of:=CEILING(8*[.J43])" office:value-type="float" office:value="54" calcext:value-type="float">
            <text:p>54</text:p>
          </table:table-cell>
          <table:table-cell table:formula="of:=CEILING(1*[.K43])" office:value-type="float" office:value="34" calcext:value-type="float">
            <text:p>34</text:p>
          </table:table-cell>
          <table:table-cell table:formula="of:=CEILING(2*[.K43])" office:value-type="float" office:value="68" calcext:value-type="float">
            <text:p>68</text:p>
          </table:table-cell>
          <table:table-cell table:formula="of:=CEILING(5*[.K43])" office:value-type="float" office:value="169" calcext:value-type="float">
            <text:p>169</text:p>
          </table:table-cell>
          <table:table-cell table:formula="of:=CEILING(1*[.L43])" office:value-type="float" office:value="169" calcext:value-type="float">
            <text:p>169</text:p>
          </table:table-cell>
          <table:table-cell table:formula="of:=CEILING(2*[.L43])" office:value-type="float" office:value="338" calcext:value-type="float">
            <text:p>338</text:p>
          </table:table-cell>
          <table:table-cell table:formula="of:=CEILING(1*[.M43])" office:value-type="float" office:value="563" calcext:value-type="float">
            <text:p>563</text:p>
          </table:table-cell>
          <table:table-cell table:formula="of:=CEILING(2*[.M43])" office:value-type="float" office:value="1125" calcext:value-type="float">
            <text:p>1125</text:p>
          </table:table-cell>
          <table:table-cell table:formula="of:=CEILING(6*[.M43])" office:value-type="float" office:value="3375" calcext:value-type="float">
            <text:p>337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MOD([.A44]-1;[$Basic.$A$2]+1)" office:value-type="float" office:value="10" calcext:value-type="float">
            <text:p>10</text:p>
          </table:table-cell>
          <table:table-cell table:formula="of:=CEILING(([.A44]-[.B44])/[$Basic.$A$2]; 1)+3" office:value-type="float" office:value="6" calcext:value-type="float">
            <text:p>6</text:p>
          </table:table-cell>
          <table:table-cell table:formula="of:=IF([.B44]=0;INDIRECT(ADDRESS([.C44];1;1;1;&quot;Basic&quot;));&quot;&quot;)">
            <text:p/>
          </table:table-cell>
          <table:table-cell table:style-name="ce3" table:formula="of:=[.B44] &amp; &quot;/&quot; &amp; [$Basic.$B$2]" office:value-type="string" office:string-value="10/8" calcext:value-type="string">
            <text:p>10/8</text:p>
          </table:table-cell>
          <table:table-cell table:formula="of:=INDIRECT(ADDRESS([.$C44];2;1;1;&quot;Basic&quot;))*[.$B44]/[$Basic.$B$2]" office:value-type="float" office:value="7.5" calcext:value-type="float">
            <text:p>7.5</text:p>
          </table:table-cell>
          <table:table-cell table:formula="of:=INDIRECT(ADDRESS([.$C44];3;1;1;&quot;Basic&quot;))*[.$B44]/[$Basic.$B$2]" office:value-type="float" office:value="37.5" calcext:value-type="float">
            <text:p>37.5</text:p>
          </table:table-cell>
          <table:table-cell table:formula="of:=INDIRECT(ADDRESS([.$C44];4;1;1;&quot;Basic&quot;))*[.$B44]/[$Basic.$B$2]" office:value-type="float" office:value="187.5" calcext:value-type="float">
            <text:p>187.5</text:p>
          </table:table-cell>
          <table:table-cell table:formula="of:=INDIRECT(ADDRESS([.$C44];5;1;1;&quot;Basic&quot;))*[.$B44]/[$Basic.$B$2]" office:value-type="float" office:value="625" calcext:value-type="float">
            <text:p>625</text:p>
          </table:table-cell>
          <table:table-cell table:formula="of:=[.F44]" office:value-type="float" office:value="7.5" calcext:value-type="float">
            <text:p>7.5</text:p>
          </table:table-cell>
          <table:table-cell table:formula="of:=IF([.G44]=0;1;[.G44])" office:value-type="float" office:value="37.5" calcext:value-type="float">
            <text:p>37.5</text:p>
          </table:table-cell>
          <table:table-cell table:formula="of:=IF([.H44]=0;5;[.H44])" office:value-type="float" office:value="187.5" calcext:value-type="float">
            <text:p>187.5</text:p>
          </table:table-cell>
          <table:table-cell table:formula="of:=IF([.I44]=0;15;[.I44])" office:value-type="float" office:value="625" calcext:value-type="float">
            <text:p>625</text:p>
          </table:table-cell>
          <table:table-cell table:formula="of:=IF([.B44]=0;[.D44];&quot;&quot;) &amp; IF([.B44]=[$Basic.$B$2];&quot;Open Terrain&quot;;&quot;&quot;) &amp; IF([.B44]=[$Basic.$C$2];&quot;Difficult Terrain&quot;;&quot;&quot;) &amp; IF([.B44]=[$Basic.$D$2];&quot;Extreme Terrain&quot;;&quot;&quot;)">
            <text:p/>
          </table:table-cell>
          <table:table-cell table:formula="of:= [.N44] &amp; &quot; &quot; &amp; [.E44]" office:value-type="string" office:string-value=" 10/8" calcext:value-type="string">
            <text:p><text:s/>10/8</text:p>
          </table:table-cell>
          <table:table-cell table:formula="of:=CEILING([.J44])" office:value-type="float" office:value="8" calcext:value-type="float">
            <text:p>8</text:p>
          </table:table-cell>
          <table:table-cell table:formula="of:=CEILING(8*[.J44])" office:value-type="float" office:value="60" calcext:value-type="float">
            <text:p>60</text:p>
          </table:table-cell>
          <table:table-cell table:formula="of:=CEILING(1*[.K44])" office:value-type="float" office:value="38" calcext:value-type="float">
            <text:p>38</text:p>
          </table:table-cell>
          <table:table-cell table:formula="of:=CEILING(2*[.K44])" office:value-type="float" office:value="75" calcext:value-type="float">
            <text:p>75</text:p>
          </table:table-cell>
          <table:table-cell table:formula="of:=CEILING(5*[.K44])" office:value-type="float" office:value="188" calcext:value-type="float">
            <text:p>188</text:p>
          </table:table-cell>
          <table:table-cell table:formula="of:=CEILING(1*[.L44])" office:value-type="float" office:value="188" calcext:value-type="float">
            <text:p>188</text:p>
          </table:table-cell>
          <table:table-cell table:formula="of:=CEILING(2*[.L44])" office:value-type="float" office:value="375" calcext:value-type="float">
            <text:p>375</text:p>
          </table:table-cell>
          <table:table-cell table:formula="of:=CEILING(1*[.M44])" office:value-type="float" office:value="625" calcext:value-type="float">
            <text:p>625</text:p>
          </table:table-cell>
          <table:table-cell table:formula="of:=CEILING(2*[.M44])" office:value-type="float" office:value="1250" calcext:value-type="float">
            <text:p>1250</text:p>
          </table:table-cell>
          <table:table-cell table:formula="of:=CEILING(6*[.M44])" office:value-type="float" office:value="3750" calcext:value-type="float">
            <text:p>375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MOD([.A45]-1;[$Basic.$A$2]+1)" office:value-type="float" office:value="11" calcext:value-type="float">
            <text:p>11</text:p>
          </table:table-cell>
          <table:table-cell table:formula="of:=CEILING(([.A45]-[.B45])/[$Basic.$A$2]; 1)+3" office:value-type="float" office:value="6" calcext:value-type="float">
            <text:p>6</text:p>
          </table:table-cell>
          <table:table-cell table:formula="of:=IF([.B45]=0;INDIRECT(ADDRESS([.C45];1;1;1;&quot;Basic&quot;));&quot;&quot;)">
            <text:p/>
          </table:table-cell>
          <table:table-cell table:style-name="ce3" table:formula="of:=[.B45] &amp; &quot;/&quot; &amp; [$Basic.$B$2]" office:value-type="string" office:string-value="11/8" calcext:value-type="string">
            <text:p>11/8</text:p>
          </table:table-cell>
          <table:table-cell table:formula="of:=INDIRECT(ADDRESS([.$C45];2;1;1;&quot;Basic&quot;))*[.$B45]/[$Basic.$B$2]" office:value-type="float" office:value="8.25" calcext:value-type="float">
            <text:p>8.25</text:p>
          </table:table-cell>
          <table:table-cell table:formula="of:=INDIRECT(ADDRESS([.$C45];3;1;1;&quot;Basic&quot;))*[.$B45]/[$Basic.$B$2]" office:value-type="float" office:value="41.25" calcext:value-type="float">
            <text:p>41.25</text:p>
          </table:table-cell>
          <table:table-cell table:formula="of:=INDIRECT(ADDRESS([.$C45];4;1;1;&quot;Basic&quot;))*[.$B45]/[$Basic.$B$2]" office:value-type="float" office:value="206.25" calcext:value-type="float">
            <text:p>206.25</text:p>
          </table:table-cell>
          <table:table-cell table:formula="of:=INDIRECT(ADDRESS([.$C45];5;1;1;&quot;Basic&quot;))*[.$B45]/[$Basic.$B$2]" office:value-type="float" office:value="687.5" calcext:value-type="float">
            <text:p>687.5</text:p>
          </table:table-cell>
          <table:table-cell table:formula="of:=[.F45]" office:value-type="float" office:value="8.25" calcext:value-type="float">
            <text:p>8.25</text:p>
          </table:table-cell>
          <table:table-cell table:formula="of:=IF([.G45]=0;1;[.G45])" office:value-type="float" office:value="41.25" calcext:value-type="float">
            <text:p>41.25</text:p>
          </table:table-cell>
          <table:table-cell table:formula="of:=IF([.H45]=0;5;[.H45])" office:value-type="float" office:value="206.25" calcext:value-type="float">
            <text:p>206.25</text:p>
          </table:table-cell>
          <table:table-cell table:formula="of:=IF([.I45]=0;15;[.I45])" office:value-type="float" office:value="687.5" calcext:value-type="float">
            <text:p>687.5</text:p>
          </table:table-cell>
          <table:table-cell table:formula="of:=IF([.B45]=0;[.D45];&quot;&quot;) &amp; IF([.B45]=[$Basic.$B$2];&quot;Open Terrain&quot;;&quot;&quot;) &amp; IF([.B45]=[$Basic.$C$2];&quot;Difficult Terrain&quot;;&quot;&quot;) &amp; IF([.B45]=[$Basic.$D$2];&quot;Extreme Terrain&quot;;&quot;&quot;)">
            <text:p/>
          </table:table-cell>
          <table:table-cell table:formula="of:= [.N45] &amp; &quot; &quot; &amp; [.E45]" office:value-type="string" office:string-value=" 11/8" calcext:value-type="string">
            <text:p><text:s/>11/8</text:p>
          </table:table-cell>
          <table:table-cell table:formula="of:=CEILING([.J45])" office:value-type="float" office:value="9" calcext:value-type="float">
            <text:p>9</text:p>
          </table:table-cell>
          <table:table-cell table:formula="of:=CEILING(8*[.J45])" office:value-type="float" office:value="66" calcext:value-type="float">
            <text:p>66</text:p>
          </table:table-cell>
          <table:table-cell table:formula="of:=CEILING(1*[.K45])" office:value-type="float" office:value="42" calcext:value-type="float">
            <text:p>42</text:p>
          </table:table-cell>
          <table:table-cell table:formula="of:=CEILING(2*[.K45])" office:value-type="float" office:value="83" calcext:value-type="float">
            <text:p>83</text:p>
          </table:table-cell>
          <table:table-cell table:formula="of:=CEILING(5*[.K45])" office:value-type="float" office:value="207" calcext:value-type="float">
            <text:p>207</text:p>
          </table:table-cell>
          <table:table-cell table:formula="of:=CEILING(1*[.L45])" office:value-type="float" office:value="207" calcext:value-type="float">
            <text:p>207</text:p>
          </table:table-cell>
          <table:table-cell table:formula="of:=CEILING(2*[.L45])" office:value-type="float" office:value="413" calcext:value-type="float">
            <text:p>413</text:p>
          </table:table-cell>
          <table:table-cell table:formula="of:=CEILING(1*[.M45])" office:value-type="float" office:value="688" calcext:value-type="float">
            <text:p>688</text:p>
          </table:table-cell>
          <table:table-cell table:formula="of:=CEILING(2*[.M45])" office:value-type="float" office:value="1375" calcext:value-type="float">
            <text:p>1375</text:p>
          </table:table-cell>
          <table:table-cell table:formula="of:=CEILING(6*[.M45])" office:value-type="float" office:value="4125" calcext:value-type="float">
            <text:p>412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MOD([.A46]-1;[$Basic.$A$2]+1)" office:value-type="float" office:value="12" calcext:value-type="float">
            <text:p>12</text:p>
          </table:table-cell>
          <table:table-cell table:formula="of:=CEILING(([.A46]-[.B46])/[$Basic.$A$2]; 1)+3" office:value-type="float" office:value="6" calcext:value-type="float">
            <text:p>6</text:p>
          </table:table-cell>
          <table:table-cell table:formula="of:=IF([.B46]=0;INDIRECT(ADDRESS([.C46];1;1;1;&quot;Basic&quot;));&quot;&quot;)">
            <text:p/>
          </table:table-cell>
          <table:table-cell table:style-name="ce3" table:formula="of:=[.B46] &amp; &quot;/&quot; &amp; [$Basic.$B$2]" office:value-type="string" office:string-value="12/8" calcext:value-type="string">
            <text:p>12/8</text:p>
          </table:table-cell>
          <table:table-cell table:formula="of:=INDIRECT(ADDRESS([.$C46];2;1;1;&quot;Basic&quot;))*[.$B46]/[$Basic.$B$2]" office:value-type="float" office:value="9" calcext:value-type="float">
            <text:p>9</text:p>
          </table:table-cell>
          <table:table-cell table:formula="of:=INDIRECT(ADDRESS([.$C46];3;1;1;&quot;Basic&quot;))*[.$B46]/[$Basic.$B$2]" office:value-type="float" office:value="45" calcext:value-type="float">
            <text:p>45</text:p>
          </table:table-cell>
          <table:table-cell table:formula="of:=INDIRECT(ADDRESS([.$C46];4;1;1;&quot;Basic&quot;))*[.$B46]/[$Basic.$B$2]" office:value-type="float" office:value="225" calcext:value-type="float">
            <text:p>225</text:p>
          </table:table-cell>
          <table:table-cell table:formula="of:=INDIRECT(ADDRESS([.$C46];5;1;1;&quot;Basic&quot;))*[.$B46]/[$Basic.$B$2]" office:value-type="float" office:value="750" calcext:value-type="float">
            <text:p>750</text:p>
          </table:table-cell>
          <table:table-cell table:formula="of:=[.F46]" office:value-type="float" office:value="9" calcext:value-type="float">
            <text:p>9</text:p>
          </table:table-cell>
          <table:table-cell table:formula="of:=IF([.G46]=0;1;[.G46])" office:value-type="float" office:value="45" calcext:value-type="float">
            <text:p>45</text:p>
          </table:table-cell>
          <table:table-cell table:formula="of:=IF([.H46]=0;5;[.H46])" office:value-type="float" office:value="225" calcext:value-type="float">
            <text:p>225</text:p>
          </table:table-cell>
          <table:table-cell table:formula="of:=IF([.I46]=0;15;[.I46])" office:value-type="float" office:value="750" calcext:value-type="float">
            <text:p>750</text:p>
          </table:table-cell>
          <table:table-cell table:formula="of:=IF([.B46]=0;[.D46];&quot;&quot;) &amp; IF([.B46]=[$Basic.$B$2];&quot;Open Terrain&quot;;&quot;&quot;) &amp; IF([.B46]=[$Basic.$C$2];&quot;Difficult Terrain&quot;;&quot;&quot;) &amp; IF([.B46]=[$Basic.$D$2];&quot;Extreme Terrain&quot;;&quot;&quot;)">
            <text:p/>
          </table:table-cell>
          <table:table-cell table:formula="of:= [.N46] &amp; &quot; &quot; &amp; [.E46]" office:value-type="string" office:string-value=" 12/8" calcext:value-type="string">
            <text:p><text:s/>12/8</text:p>
          </table:table-cell>
          <table:table-cell table:formula="of:=CEILING([.J46])" office:value-type="float" office:value="9" calcext:value-type="float">
            <text:p>9</text:p>
          </table:table-cell>
          <table:table-cell table:formula="of:=CEILING(8*[.J46])" office:value-type="float" office:value="72" calcext:value-type="float">
            <text:p>72</text:p>
          </table:table-cell>
          <table:table-cell table:formula="of:=CEILING(1*[.K46])" office:value-type="float" office:value="45" calcext:value-type="float">
            <text:p>45</text:p>
          </table:table-cell>
          <table:table-cell table:formula="of:=CEILING(2*[.K46])" office:value-type="float" office:value="90" calcext:value-type="float">
            <text:p>90</text:p>
          </table:table-cell>
          <table:table-cell table:formula="of:=CEILING(5*[.K46])" office:value-type="float" office:value="225" calcext:value-type="float">
            <text:p>225</text:p>
          </table:table-cell>
          <table:table-cell table:formula="of:=CEILING(1*[.L46])" office:value-type="float" office:value="225" calcext:value-type="float">
            <text:p>225</text:p>
          </table:table-cell>
          <table:table-cell table:formula="of:=CEILING(2*[.L46])" office:value-type="float" office:value="450" calcext:value-type="float">
            <text:p>450</text:p>
          </table:table-cell>
          <table:table-cell table:formula="of:=CEILING(1*[.M46])" office:value-type="float" office:value="750" calcext:value-type="float">
            <text:p>750</text:p>
          </table:table-cell>
          <table:table-cell table:formula="of:=CEILING(2*[.M46])" office:value-type="float" office:value="1500" calcext:value-type="float">
            <text:p>1500</text:p>
          </table:table-cell>
          <table:table-cell table:formula="of:=CEILING(6*[.M46])" office:value-type="float" office:value="4500" calcext:value-type="float">
            <text:p>450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MOD([.A47]-1;[$Basic.$A$2]+1)" office:value-type="float" office:value="13" calcext:value-type="float">
            <text:p>13</text:p>
          </table:table-cell>
          <table:table-cell table:formula="of:=CEILING(([.A47]-[.B47])/[$Basic.$A$2]; 1)+3" office:value-type="float" office:value="6" calcext:value-type="float">
            <text:p>6</text:p>
          </table:table-cell>
          <table:table-cell table:formula="of:=IF([.B47]=0;INDIRECT(ADDRESS([.C47];1;1;1;&quot;Basic&quot;));&quot;&quot;)">
            <text:p/>
          </table:table-cell>
          <table:table-cell table:style-name="ce3" table:formula="of:=[.B47] &amp; &quot;/&quot; &amp; [$Basic.$B$2]" office:value-type="string" office:string-value="13/8" calcext:value-type="string">
            <text:p>13/8</text:p>
          </table:table-cell>
          <table:table-cell table:formula="of:=INDIRECT(ADDRESS([.$C47];2;1;1;&quot;Basic&quot;))*[.$B47]/[$Basic.$B$2]" office:value-type="float" office:value="9.75" calcext:value-type="float">
            <text:p>9.75</text:p>
          </table:table-cell>
          <table:table-cell table:formula="of:=INDIRECT(ADDRESS([.$C47];3;1;1;&quot;Basic&quot;))*[.$B47]/[$Basic.$B$2]" office:value-type="float" office:value="48.75" calcext:value-type="float">
            <text:p>48.75</text:p>
          </table:table-cell>
          <table:table-cell table:formula="of:=INDIRECT(ADDRESS([.$C47];4;1;1;&quot;Basic&quot;))*[.$B47]/[$Basic.$B$2]" office:value-type="float" office:value="243.75" calcext:value-type="float">
            <text:p>243.75</text:p>
          </table:table-cell>
          <table:table-cell table:formula="of:=INDIRECT(ADDRESS([.$C47];5;1;1;&quot;Basic&quot;))*[.$B47]/[$Basic.$B$2]" office:value-type="float" office:value="812.5" calcext:value-type="float">
            <text:p>812.5</text:p>
          </table:table-cell>
          <table:table-cell table:formula="of:=[.F47]" office:value-type="float" office:value="9.75" calcext:value-type="float">
            <text:p>9.75</text:p>
          </table:table-cell>
          <table:table-cell table:formula="of:=IF([.G47]=0;1;[.G47])" office:value-type="float" office:value="48.75" calcext:value-type="float">
            <text:p>48.75</text:p>
          </table:table-cell>
          <table:table-cell table:formula="of:=IF([.H47]=0;5;[.H47])" office:value-type="float" office:value="243.75" calcext:value-type="float">
            <text:p>243.75</text:p>
          </table:table-cell>
          <table:table-cell table:formula="of:=IF([.I47]=0;15;[.I47])" office:value-type="float" office:value="812.5" calcext:value-type="float">
            <text:p>812.5</text:p>
          </table:table-cell>
          <table:table-cell table:formula="of:=IF([.B47]=0;[.D47];&quot;&quot;) &amp; IF([.B47]=[$Basic.$B$2];&quot;Open Terrain&quot;;&quot;&quot;) &amp; IF([.B47]=[$Basic.$C$2];&quot;Difficult Terrain&quot;;&quot;&quot;) &amp; IF([.B47]=[$Basic.$D$2];&quot;Extreme Terrain&quot;;&quot;&quot;)">
            <text:p/>
          </table:table-cell>
          <table:table-cell table:formula="of:= [.N47] &amp; &quot; &quot; &amp; [.E47]" office:value-type="string" office:string-value=" 13/8" calcext:value-type="string">
            <text:p><text:s/>13/8</text:p>
          </table:table-cell>
          <table:table-cell table:formula="of:=CEILING([.J47])" office:value-type="float" office:value="10" calcext:value-type="float">
            <text:p>10</text:p>
          </table:table-cell>
          <table:table-cell table:formula="of:=CEILING(8*[.J47])" office:value-type="float" office:value="78" calcext:value-type="float">
            <text:p>78</text:p>
          </table:table-cell>
          <table:table-cell table:formula="of:=CEILING(1*[.K47])" office:value-type="float" office:value="49" calcext:value-type="float">
            <text:p>49</text:p>
          </table:table-cell>
          <table:table-cell table:formula="of:=CEILING(2*[.K47])" office:value-type="float" office:value="98" calcext:value-type="float">
            <text:p>98</text:p>
          </table:table-cell>
          <table:table-cell table:formula="of:=CEILING(5*[.K47])" office:value-type="float" office:value="244" calcext:value-type="float">
            <text:p>244</text:p>
          </table:table-cell>
          <table:table-cell table:formula="of:=CEILING(1*[.L47])" office:value-type="float" office:value="244" calcext:value-type="float">
            <text:p>244</text:p>
          </table:table-cell>
          <table:table-cell table:formula="of:=CEILING(2*[.L47])" office:value-type="float" office:value="488" calcext:value-type="float">
            <text:p>488</text:p>
          </table:table-cell>
          <table:table-cell table:formula="of:=CEILING(1*[.M47])" office:value-type="float" office:value="813" calcext:value-type="float">
            <text:p>813</text:p>
          </table:table-cell>
          <table:table-cell table:formula="of:=CEILING(2*[.M47])" office:value-type="float" office:value="1625" calcext:value-type="float">
            <text:p>1625</text:p>
          </table:table-cell>
          <table:table-cell table:formula="of:=CEILING(6*[.M47])" office:value-type="float" office:value="4875" calcext:value-type="float">
            <text:p>4875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MOD([.A48]-1;[$Basic.$A$2]+1)" office:value-type="float" office:value="14" calcext:value-type="float">
            <text:p>14</text:p>
          </table:table-cell>
          <table:table-cell table:formula="of:=CEILING(([.A48]-[.B48])/[$Basic.$A$2]; 1)+3" office:value-type="float" office:value="6" calcext:value-type="float">
            <text:p>6</text:p>
          </table:table-cell>
          <table:table-cell table:formula="of:=IF([.B48]=0;INDIRECT(ADDRESS([.C48];1;1;1;&quot;Basic&quot;));&quot;&quot;)">
            <text:p/>
          </table:table-cell>
          <table:table-cell table:style-name="ce3" table:formula="of:=[.B48] &amp; &quot;/&quot; &amp; [$Basic.$B$2]" office:value-type="string" office:string-value="14/8" calcext:value-type="string">
            <text:p>14/8</text:p>
          </table:table-cell>
          <table:table-cell table:formula="of:=INDIRECT(ADDRESS([.$C48];2;1;1;&quot;Basic&quot;))*[.$B48]/[$Basic.$B$2]" office:value-type="float" office:value="10.5" calcext:value-type="float">
            <text:p>10.5</text:p>
          </table:table-cell>
          <table:table-cell table:formula="of:=INDIRECT(ADDRESS([.$C48];3;1;1;&quot;Basic&quot;))*[.$B48]/[$Basic.$B$2]" office:value-type="float" office:value="52.5" calcext:value-type="float">
            <text:p>52.5</text:p>
          </table:table-cell>
          <table:table-cell table:formula="of:=INDIRECT(ADDRESS([.$C48];4;1;1;&quot;Basic&quot;))*[.$B48]/[$Basic.$B$2]" office:value-type="float" office:value="262.5" calcext:value-type="float">
            <text:p>262.5</text:p>
          </table:table-cell>
          <table:table-cell table:formula="of:=INDIRECT(ADDRESS([.$C48];5;1;1;&quot;Basic&quot;))*[.$B48]/[$Basic.$B$2]" office:value-type="float" office:value="875" calcext:value-type="float">
            <text:p>875</text:p>
          </table:table-cell>
          <table:table-cell table:formula="of:=[.F48]" office:value-type="float" office:value="10.5" calcext:value-type="float">
            <text:p>10.5</text:p>
          </table:table-cell>
          <table:table-cell table:formula="of:=IF([.G48]=0;1;[.G48])" office:value-type="float" office:value="52.5" calcext:value-type="float">
            <text:p>52.5</text:p>
          </table:table-cell>
          <table:table-cell table:formula="of:=IF([.H48]=0;5;[.H48])" office:value-type="float" office:value="262.5" calcext:value-type="float">
            <text:p>262.5</text:p>
          </table:table-cell>
          <table:table-cell table:formula="of:=IF([.I48]=0;15;[.I48])" office:value-type="float" office:value="875" calcext:value-type="float">
            <text:p>875</text:p>
          </table:table-cell>
          <table:table-cell table:formula="of:=IF([.B48]=0;[.D48];&quot;&quot;) &amp; IF([.B48]=[$Basic.$B$2];&quot;Open Terrain&quot;;&quot;&quot;) &amp; IF([.B48]=[$Basic.$C$2];&quot;Difficult Terrain&quot;;&quot;&quot;) &amp; IF([.B48]=[$Basic.$D$2];&quot;Extreme Terrain&quot;;&quot;&quot;)">
            <text:p/>
          </table:table-cell>
          <table:table-cell table:formula="of:= [.N48] &amp; &quot; &quot; &amp; [.E48]" office:value-type="string" office:string-value=" 14/8" calcext:value-type="string">
            <text:p><text:s/>14/8</text:p>
          </table:table-cell>
          <table:table-cell table:formula="of:=CEILING([.J48])" office:value-type="float" office:value="11" calcext:value-type="float">
            <text:p>11</text:p>
          </table:table-cell>
          <table:table-cell table:formula="of:=CEILING(8*[.J48])" office:value-type="float" office:value="84" calcext:value-type="float">
            <text:p>84</text:p>
          </table:table-cell>
          <table:table-cell table:formula="of:=CEILING(1*[.K48])" office:value-type="float" office:value="53" calcext:value-type="float">
            <text:p>53</text:p>
          </table:table-cell>
          <table:table-cell table:formula="of:=CEILING(2*[.K48])" office:value-type="float" office:value="105" calcext:value-type="float">
            <text:p>105</text:p>
          </table:table-cell>
          <table:table-cell table:formula="of:=CEILING(5*[.K48])" office:value-type="float" office:value="263" calcext:value-type="float">
            <text:p>263</text:p>
          </table:table-cell>
          <table:table-cell table:formula="of:=CEILING(1*[.L48])" office:value-type="float" office:value="263" calcext:value-type="float">
            <text:p>263</text:p>
          </table:table-cell>
          <table:table-cell table:formula="of:=CEILING(2*[.L48])" office:value-type="float" office:value="525" calcext:value-type="float">
            <text:p>525</text:p>
          </table:table-cell>
          <table:table-cell table:formula="of:=CEILING(1*[.M48])" office:value-type="float" office:value="875" calcext:value-type="float">
            <text:p>875</text:p>
          </table:table-cell>
          <table:table-cell table:formula="of:=CEILING(2*[.M48])" office:value-type="float" office:value="1750" calcext:value-type="float">
            <text:p>1750</text:p>
          </table:table-cell>
          <table:table-cell table:formula="of:=CEILING(6*[.M48])" office:value-type="float" office:value="5250" calcext:value-type="float">
            <text:p>525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MOD([.A49]-1;[$Basic.$A$2]+1)" office:value-type="float" office:value="15" calcext:value-type="float">
            <text:p>15</text:p>
          </table:table-cell>
          <table:table-cell table:formula="of:=CEILING(([.A49]-[.B49])/[$Basic.$A$2]; 1)+3" office:value-type="float" office:value="6" calcext:value-type="float">
            <text:p>6</text:p>
          </table:table-cell>
          <table:table-cell table:formula="of:=IF([.B49]=0;INDIRECT(ADDRESS([.C49];1;1;1;&quot;Basic&quot;));&quot;&quot;)">
            <text:p/>
          </table:table-cell>
          <table:table-cell table:style-name="ce3" table:formula="of:=[.B49] &amp; &quot;/&quot; &amp; [$Basic.$B$2]" office:value-type="string" office:string-value="15/8" calcext:value-type="string">
            <text:p>15/8</text:p>
          </table:table-cell>
          <table:table-cell table:formula="of:=INDIRECT(ADDRESS([.$C49];2;1;1;&quot;Basic&quot;))*[.$B49]/[$Basic.$B$2]" office:value-type="float" office:value="11.25" calcext:value-type="float">
            <text:p>11.25</text:p>
          </table:table-cell>
          <table:table-cell table:formula="of:=INDIRECT(ADDRESS([.$C49];3;1;1;&quot;Basic&quot;))*[.$B49]/[$Basic.$B$2]" office:value-type="float" office:value="56.25" calcext:value-type="float">
            <text:p>56.25</text:p>
          </table:table-cell>
          <table:table-cell table:formula="of:=INDIRECT(ADDRESS([.$C49];4;1;1;&quot;Basic&quot;))*[.$B49]/[$Basic.$B$2]" office:value-type="float" office:value="281.25" calcext:value-type="float">
            <text:p>281.25</text:p>
          </table:table-cell>
          <table:table-cell table:formula="of:=INDIRECT(ADDRESS([.$C49];5;1;1;&quot;Basic&quot;))*[.$B49]/[$Basic.$B$2]" office:value-type="float" office:value="937.5" calcext:value-type="float">
            <text:p>937.5</text:p>
          </table:table-cell>
          <table:table-cell table:formula="of:=[.F49]" office:value-type="float" office:value="11.25" calcext:value-type="float">
            <text:p>11.25</text:p>
          </table:table-cell>
          <table:table-cell table:formula="of:=IF([.G49]=0;1;[.G49])" office:value-type="float" office:value="56.25" calcext:value-type="float">
            <text:p>56.25</text:p>
          </table:table-cell>
          <table:table-cell table:formula="of:=IF([.H49]=0;5;[.H49])" office:value-type="float" office:value="281.25" calcext:value-type="float">
            <text:p>281.25</text:p>
          </table:table-cell>
          <table:table-cell table:formula="of:=IF([.I49]=0;15;[.I49])" office:value-type="float" office:value="937.5" calcext:value-type="float">
            <text:p>937.5</text:p>
          </table:table-cell>
          <table:table-cell table:formula="of:=IF([.B49]=0;[.D49];&quot;&quot;) &amp; IF([.B49]=[$Basic.$B$2];&quot;Open Terrain&quot;;&quot;&quot;) &amp; IF([.B49]=[$Basic.$C$2];&quot;Difficult Terrain&quot;;&quot;&quot;) &amp; IF([.B49]=[$Basic.$D$2];&quot;Extreme Terrain&quot;;&quot;&quot;)">
            <text:p/>
          </table:table-cell>
          <table:table-cell table:formula="of:= [.N49] &amp; &quot; &quot; &amp; [.E49]" office:value-type="string" office:string-value=" 15/8" calcext:value-type="string">
            <text:p><text:s/>15/8</text:p>
          </table:table-cell>
          <table:table-cell table:formula="of:=CEILING([.J49])" office:value-type="float" office:value="12" calcext:value-type="float">
            <text:p>12</text:p>
          </table:table-cell>
          <table:table-cell table:formula="of:=CEILING(8*[.J49])" office:value-type="float" office:value="90" calcext:value-type="float">
            <text:p>90</text:p>
          </table:table-cell>
          <table:table-cell table:formula="of:=CEILING(1*[.K49])" office:value-type="float" office:value="57" calcext:value-type="float">
            <text:p>57</text:p>
          </table:table-cell>
          <table:table-cell table:formula="of:=CEILING(2*[.K49])" office:value-type="float" office:value="113" calcext:value-type="float">
            <text:p>113</text:p>
          </table:table-cell>
          <table:table-cell table:formula="of:=CEILING(5*[.K49])" office:value-type="float" office:value="282" calcext:value-type="float">
            <text:p>282</text:p>
          </table:table-cell>
          <table:table-cell table:formula="of:=CEILING(1*[.L49])" office:value-type="float" office:value="282" calcext:value-type="float">
            <text:p>282</text:p>
          </table:table-cell>
          <table:table-cell table:formula="of:=CEILING(2*[.L49])" office:value-type="float" office:value="563" calcext:value-type="float">
            <text:p>563</text:p>
          </table:table-cell>
          <table:table-cell table:formula="of:=CEILING(1*[.M49])" office:value-type="float" office:value="938" calcext:value-type="float">
            <text:p>938</text:p>
          </table:table-cell>
          <table:table-cell table:formula="of:=CEILING(2*[.M49])" office:value-type="float" office:value="1875" calcext:value-type="float">
            <text:p>1875</text:p>
          </table:table-cell>
          <table:table-cell table:formula="of:=CEILING(6*[.M49])" office:value-type="float" office:value="5625" calcext:value-type="float">
            <text:p>5625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MOD([.A50]-1;[$Basic.$A$2]+1)" office:value-type="float" office:value="0" calcext:value-type="float">
            <text:p>0</text:p>
          </table:table-cell>
          <table:table-cell table:formula="of:=CEILING(([.A50]-[.B50])/[$Basic.$A$2]; 1)+3" office:value-type="float" office:value="7" calcext:value-type="float">
            <text:p>7</text:p>
          </table:table-cell>
          <table:table-cell table:formula="of:=IF([.B50]=0;INDIRECT(ADDRESS([.C50];1;1;1;&quot;Basic&quot;));&quot;&quot;)" office:value-type="string" office:string-value="Horse, Simple Relay" calcext:value-type="string">
            <text:p>Horse, Simple Relay</text:p>
          </table:table-cell>
          <table:table-cell table:style-name="ce3" table:formula="of:=[.B50] &amp; &quot;/&quot; &amp; [$Basic.$B$2]" office:value-type="string" office:string-value="0/8" calcext:value-type="string">
            <text:p>0/8</text:p>
          </table:table-cell>
          <table:table-cell table:formula="of:=INDIRECT(ADDRESS([.$C50];2;1;1;&quot;Basic&quot;))*[.$B50]/[$Basic.$B$2]" office:value-type="float" office:value="0" calcext:value-type="float">
            <text:p>0</text:p>
          </table:table-cell>
          <table:table-cell table:formula="of:=INDIRECT(ADDRESS([.$C50];3;1;1;&quot;Basic&quot;))*[.$B50]/[$Basic.$B$2]" office:value-type="float" office:value="0" calcext:value-type="float">
            <text:p>0</text:p>
          </table:table-cell>
          <table:table-cell table:formula="of:=INDIRECT(ADDRESS([.$C50];4;1;1;&quot;Basic&quot;))*[.$B50]/[$Basic.$B$2]" office:value-type="float" office:value="0" calcext:value-type="float">
            <text:p>0</text:p>
          </table:table-cell>
          <table:table-cell table:formula="of:=INDIRECT(ADDRESS([.$C50];5;1;1;&quot;Basic&quot;))*[.$B50]/[$Basic.$B$2]" office:value-type="float" office:value="0" calcext:value-type="float">
            <text:p>0</text:p>
          </table:table-cell>
          <table:table-cell table:formula="of:=[.F50]" office:value-type="float" office:value="0" calcext:value-type="float">
            <text:p>0</text:p>
          </table:table-cell>
          <table:table-cell table:formula="of:=IF([.G50]=0;1;[.G50])" office:value-type="float" office:value="1" calcext:value-type="float">
            <text:p>1</text:p>
          </table:table-cell>
          <table:table-cell table:formula="of:=IF([.H50]=0;5;[.H50])" office:value-type="float" office:value="5" calcext:value-type="float">
            <text:p>5</text:p>
          </table:table-cell>
          <table:table-cell table:formula="of:=IF([.I50]=0;15;[.I50])" office:value-type="float" office:value="15" calcext:value-type="float">
            <text:p>15</text:p>
          </table:table-cell>
          <table:table-cell table:formula="of:=IF([.B50]=0;[.D50];&quot;&quot;) &amp; IF([.B50]=[$Basic.$B$2];&quot;Open Terrain&quot;;&quot;&quot;) &amp; IF([.B50]=[$Basic.$C$2];&quot;Difficult Terrain&quot;;&quot;&quot;) &amp; IF([.B50]=[$Basic.$D$2];&quot;Extreme Terrain&quot;;&quot;&quot;)" office:value-type="string" office:string-value="Horse, Simple Relay" calcext:value-type="string">
            <text:p>Horse, Simple Relay</text:p>
          </table:table-cell>
          <table:table-cell table:formula="of:= [.N50] &amp; &quot; &quot; &amp; [.E50]" office:value-type="string" office:string-value="Horse, Simple Relay 0/8" calcext:value-type="string">
            <text:p>Horse, Simple Relay 0/8</text:p>
          </table:table-cell>
          <table:table-cell table:formula="of:=CEILING([.J50])" office:value-type="float" office:value="0" calcext:value-type="float">
            <text:p>0</text:p>
          </table:table-cell>
          <table:table-cell table:formula="of:=CEILING(8*[.J50])" office:value-type="float" office:value="0" calcext:value-type="float">
            <text:p>0</text:p>
          </table:table-cell>
          <table:table-cell table:formula="of:=CEILING(1*[.K50])" office:value-type="float" office:value="1" calcext:value-type="float">
            <text:p>1</text:p>
          </table:table-cell>
          <table:table-cell table:formula="of:=CEILING(2*[.K50])" office:value-type="float" office:value="2" calcext:value-type="float">
            <text:p>2</text:p>
          </table:table-cell>
          <table:table-cell table:formula="of:=CEILING(5*[.K50])" office:value-type="float" office:value="5" calcext:value-type="float">
            <text:p>5</text:p>
          </table:table-cell>
          <table:table-cell table:formula="of:=CEILING(1*[.L50])" office:value-type="float" office:value="5" calcext:value-type="float">
            <text:p>5</text:p>
          </table:table-cell>
          <table:table-cell table:formula="of:=CEILING(2*[.L50])" office:value-type="float" office:value="10" calcext:value-type="float">
            <text:p>10</text:p>
          </table:table-cell>
          <table:table-cell table:formula="of:=CEILING(1*[.M50])" office:value-type="float" office:value="15" calcext:value-type="float">
            <text:p>15</text:p>
          </table:table-cell>
          <table:table-cell table:formula="of:=CEILING(2*[.M50])" office:value-type="float" office:value="30" calcext:value-type="float">
            <text:p>30</text:p>
          </table:table-cell>
          <table:table-cell table:formula="of:=CEILING(6*[.M50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MOD([.A51]-1;[$Basic.$A$2]+1)" office:value-type="float" office:value="1" calcext:value-type="float">
            <text:p>1</text:p>
          </table:table-cell>
          <table:table-cell table:formula="of:=CEILING(([.A51]-[.B51])/[$Basic.$A$2]; 1)+3" office:value-type="float" office:value="7" calcext:value-type="float">
            <text:p>7</text:p>
          </table:table-cell>
          <table:table-cell table:formula="of:=IF([.B51]=0;INDIRECT(ADDRESS([.C51];1;1;1;&quot;Basic&quot;));&quot;&quot;)">
            <text:p/>
          </table:table-cell>
          <table:table-cell table:style-name="ce3" table:formula="of:=[.B51] &amp; &quot;/&quot; &amp; [$Basic.$B$2]" office:value-type="string" office:string-value="1/8" calcext:value-type="string">
            <text:p>1/8</text:p>
          </table:table-cell>
          <table:table-cell table:formula="of:=INDIRECT(ADDRESS([.$C51];2;1;1;&quot;Basic&quot;))*[.$B51]/[$Basic.$B$2]" office:value-type="float" office:value="1.25" calcext:value-type="float">
            <text:p>1.25</text:p>
          </table:table-cell>
          <table:table-cell table:formula="of:=INDIRECT(ADDRESS([.$C51];3;1;1;&quot;Basic&quot;))*[.$B51]/[$Basic.$B$2]" office:value-type="float" office:value="6.25" calcext:value-type="float">
            <text:p>6.25</text:p>
          </table:table-cell>
          <table:table-cell table:formula="of:=INDIRECT(ADDRESS([.$C51];4;1;1;&quot;Basic&quot;))*[.$B51]/[$Basic.$B$2]" office:value-type="float" office:value="37.5" calcext:value-type="float">
            <text:p>37.5</text:p>
          </table:table-cell>
          <table:table-cell table:formula="of:=INDIRECT(ADDRESS([.$C51];5;1;1;&quot;Basic&quot;))*[.$B51]/[$Basic.$B$2]" office:value-type="float" office:value="125" calcext:value-type="float">
            <text:p>125</text:p>
          </table:table-cell>
          <table:table-cell table:formula="of:=[.F51]" office:value-type="float" office:value="1.25" calcext:value-type="float">
            <text:p>1.25</text:p>
          </table:table-cell>
          <table:table-cell table:formula="of:=IF([.G51]=0;1;[.G51])" office:value-type="float" office:value="6.25" calcext:value-type="float">
            <text:p>6.25</text:p>
          </table:table-cell>
          <table:table-cell table:formula="of:=IF([.H51]=0;5;[.H51])" office:value-type="float" office:value="37.5" calcext:value-type="float">
            <text:p>37.5</text:p>
          </table:table-cell>
          <table:table-cell table:formula="of:=IF([.I51]=0;15;[.I51])" office:value-type="float" office:value="125" calcext:value-type="float">
            <text:p>125</text:p>
          </table:table-cell>
          <table:table-cell table:formula="of:=IF([.B51]=0;[.D51];&quot;&quot;) &amp; IF([.B51]=[$Basic.$B$2];&quot;Open Terrain&quot;;&quot;&quot;) &amp; IF([.B51]=[$Basic.$C$2];&quot;Difficult Terrain&quot;;&quot;&quot;) &amp; IF([.B51]=[$Basic.$D$2];&quot;Extreme Terrain&quot;;&quot;&quot;)">
            <text:p/>
          </table:table-cell>
          <table:table-cell table:formula="of:= [.N51] &amp; &quot; &quot; &amp; [.E51]" office:value-type="string" office:string-value=" 1/8" calcext:value-type="string">
            <text:p><text:s/>1/8</text:p>
          </table:table-cell>
          <table:table-cell table:formula="of:=CEILING([.J51])" office:value-type="float" office:value="2" calcext:value-type="float">
            <text:p>2</text:p>
          </table:table-cell>
          <table:table-cell table:formula="of:=CEILING(8*[.J51])" office:value-type="float" office:value="10" calcext:value-type="float">
            <text:p>10</text:p>
          </table:table-cell>
          <table:table-cell table:formula="of:=CEILING(1*[.K51])" office:value-type="float" office:value="7" calcext:value-type="float">
            <text:p>7</text:p>
          </table:table-cell>
          <table:table-cell table:formula="of:=CEILING(2*[.K51])" office:value-type="float" office:value="13" calcext:value-type="float">
            <text:p>13</text:p>
          </table:table-cell>
          <table:table-cell table:formula="of:=CEILING(5*[.K51])" office:value-type="float" office:value="32" calcext:value-type="float">
            <text:p>32</text:p>
          </table:table-cell>
          <table:table-cell table:formula="of:=CEILING(1*[.L51])" office:value-type="float" office:value="38" calcext:value-type="float">
            <text:p>38</text:p>
          </table:table-cell>
          <table:table-cell table:formula="of:=CEILING(2*[.L51])" office:value-type="float" office:value="75" calcext:value-type="float">
            <text:p>75</text:p>
          </table:table-cell>
          <table:table-cell table:formula="of:=CEILING(1*[.M51])" office:value-type="float" office:value="125" calcext:value-type="float">
            <text:p>125</text:p>
          </table:table-cell>
          <table:table-cell table:formula="of:=CEILING(2*[.M51])" office:value-type="float" office:value="250" calcext:value-type="float">
            <text:p>250</text:p>
          </table:table-cell>
          <table:table-cell table:formula="of:=CEILING(6*[.M51])" office:value-type="float" office:value="750" calcext:value-type="float">
            <text:p>75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MOD([.A52]-1;[$Basic.$A$2]+1)" office:value-type="float" office:value="2" calcext:value-type="float">
            <text:p>2</text:p>
          </table:table-cell>
          <table:table-cell table:formula="of:=CEILING(([.A52]-[.B52])/[$Basic.$A$2]; 1)+3" office:value-type="float" office:value="7" calcext:value-type="float">
            <text:p>7</text:p>
          </table:table-cell>
          <table:table-cell table:formula="of:=IF([.B52]=0;INDIRECT(ADDRESS([.C52];1;1;1;&quot;Basic&quot;));&quot;&quot;)">
            <text:p/>
          </table:table-cell>
          <table:table-cell table:style-name="ce3" table:formula="of:=[.B52] &amp; &quot;/&quot; &amp; [$Basic.$B$2]" office:value-type="string" office:string-value="2/8" calcext:value-type="string">
            <text:p>2/8</text:p>
          </table:table-cell>
          <table:table-cell table:formula="of:=INDIRECT(ADDRESS([.$C52];2;1;1;&quot;Basic&quot;))*[.$B52]/[$Basic.$B$2]" office:value-type="float" office:value="2.5" calcext:value-type="float">
            <text:p>2.5</text:p>
          </table:table-cell>
          <table:table-cell table:formula="of:=INDIRECT(ADDRESS([.$C52];3;1;1;&quot;Basic&quot;))*[.$B52]/[$Basic.$B$2]" office:value-type="float" office:value="12.5" calcext:value-type="float">
            <text:p>12.5</text:p>
          </table:table-cell>
          <table:table-cell table:formula="of:=INDIRECT(ADDRESS([.$C52];4;1;1;&quot;Basic&quot;))*[.$B52]/[$Basic.$B$2]" office:value-type="float" office:value="75" calcext:value-type="float">
            <text:p>75</text:p>
          </table:table-cell>
          <table:table-cell table:formula="of:=INDIRECT(ADDRESS([.$C52];5;1;1;&quot;Basic&quot;))*[.$B52]/[$Basic.$B$2]" office:value-type="float" office:value="250" calcext:value-type="float">
            <text:p>250</text:p>
          </table:table-cell>
          <table:table-cell table:formula="of:=[.F52]" office:value-type="float" office:value="2.5" calcext:value-type="float">
            <text:p>2.5</text:p>
          </table:table-cell>
          <table:table-cell table:formula="of:=IF([.G52]=0;1;[.G52])" office:value-type="float" office:value="12.5" calcext:value-type="float">
            <text:p>12.5</text:p>
          </table:table-cell>
          <table:table-cell table:formula="of:=IF([.H52]=0;5;[.H52])" office:value-type="float" office:value="75" calcext:value-type="float">
            <text:p>75</text:p>
          </table:table-cell>
          <table:table-cell table:formula="of:=IF([.I52]=0;15;[.I52])" office:value-type="float" office:value="250" calcext:value-type="float">
            <text:p>250</text:p>
          </table:table-cell>
          <table:table-cell table:formula="of:=IF([.B52]=0;[.D52];&quot;&quot;) &amp; IF([.B52]=[$Basic.$B$2];&quot;Open Terrain&quot;;&quot;&quot;) &amp; IF([.B52]=[$Basic.$C$2];&quot;Difficult Terrain&quot;;&quot;&quot;) &amp; IF([.B52]=[$Basic.$D$2];&quot;Extreme Terrain&quot;;&quot;&quot;)">
            <text:p/>
          </table:table-cell>
          <table:table-cell table:formula="of:= [.N52] &amp; &quot; &quot; &amp; [.E52]" office:value-type="string" office:string-value=" 2/8" calcext:value-type="string">
            <text:p><text:s/>2/8</text:p>
          </table:table-cell>
          <table:table-cell table:formula="of:=CEILING([.J52])" office:value-type="float" office:value="3" calcext:value-type="float">
            <text:p>3</text:p>
          </table:table-cell>
          <table:table-cell table:formula="of:=CEILING(8*[.J52])" office:value-type="float" office:value="20" calcext:value-type="float">
            <text:p>20</text:p>
          </table:table-cell>
          <table:table-cell table:formula="of:=CEILING(1*[.K52])" office:value-type="float" office:value="13" calcext:value-type="float">
            <text:p>13</text:p>
          </table:table-cell>
          <table:table-cell table:formula="of:=CEILING(2*[.K52])" office:value-type="float" office:value="25" calcext:value-type="float">
            <text:p>25</text:p>
          </table:table-cell>
          <table:table-cell table:formula="of:=CEILING(5*[.K52])" office:value-type="float" office:value="63" calcext:value-type="float">
            <text:p>63</text:p>
          </table:table-cell>
          <table:table-cell table:formula="of:=CEILING(1*[.L52])" office:value-type="float" office:value="75" calcext:value-type="float">
            <text:p>75</text:p>
          </table:table-cell>
          <table:table-cell table:formula="of:=CEILING(2*[.L52])" office:value-type="float" office:value="150" calcext:value-type="float">
            <text:p>150</text:p>
          </table:table-cell>
          <table:table-cell table:formula="of:=CEILING(1*[.M52])" office:value-type="float" office:value="250" calcext:value-type="float">
            <text:p>250</text:p>
          </table:table-cell>
          <table:table-cell table:formula="of:=CEILING(2*[.M52])" office:value-type="float" office:value="500" calcext:value-type="float">
            <text:p>500</text:p>
          </table:table-cell>
          <table:table-cell table:formula="of:=CEILING(6*[.M52])" office:value-type="float" office:value="1500" calcext:value-type="float">
            <text:p>150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MOD([.A53]-1;[$Basic.$A$2]+1)" office:value-type="float" office:value="3" calcext:value-type="float">
            <text:p>3</text:p>
          </table:table-cell>
          <table:table-cell table:formula="of:=CEILING(([.A53]-[.B53])/[$Basic.$A$2]; 1)+3" office:value-type="float" office:value="7" calcext:value-type="float">
            <text:p>7</text:p>
          </table:table-cell>
          <table:table-cell table:formula="of:=IF([.B53]=0;INDIRECT(ADDRESS([.C53];1;1;1;&quot;Basic&quot;));&quot;&quot;)">
            <text:p/>
          </table:table-cell>
          <table:table-cell table:style-name="ce3" table:formula="of:=[.B53] &amp; &quot;/&quot; &amp; [$Basic.$B$2]" office:value-type="string" office:string-value="3/8" calcext:value-type="string">
            <text:p>3/8</text:p>
          </table:table-cell>
          <table:table-cell table:formula="of:=INDIRECT(ADDRESS([.$C53];2;1;1;&quot;Basic&quot;))*[.$B53]/[$Basic.$B$2]" office:value-type="float" office:value="3.75" calcext:value-type="float">
            <text:p>3.75</text:p>
          </table:table-cell>
          <table:table-cell table:formula="of:=INDIRECT(ADDRESS([.$C53];3;1;1;&quot;Basic&quot;))*[.$B53]/[$Basic.$B$2]" office:value-type="float" office:value="18.75" calcext:value-type="float">
            <text:p>18.75</text:p>
          </table:table-cell>
          <table:table-cell table:formula="of:=INDIRECT(ADDRESS([.$C53];4;1;1;&quot;Basic&quot;))*[.$B53]/[$Basic.$B$2]" office:value-type="float" office:value="112.5" calcext:value-type="float">
            <text:p>112.5</text:p>
          </table:table-cell>
          <table:table-cell table:formula="of:=INDIRECT(ADDRESS([.$C53];5;1;1;&quot;Basic&quot;))*[.$B53]/[$Basic.$B$2]" office:value-type="float" office:value="375" calcext:value-type="float">
            <text:p>375</text:p>
          </table:table-cell>
          <table:table-cell table:formula="of:=[.F53]" office:value-type="float" office:value="3.75" calcext:value-type="float">
            <text:p>3.75</text:p>
          </table:table-cell>
          <table:table-cell table:formula="of:=IF([.G53]=0;1;[.G53])" office:value-type="float" office:value="18.75" calcext:value-type="float">
            <text:p>18.75</text:p>
          </table:table-cell>
          <table:table-cell table:formula="of:=IF([.H53]=0;5;[.H53])" office:value-type="float" office:value="112.5" calcext:value-type="float">
            <text:p>112.5</text:p>
          </table:table-cell>
          <table:table-cell table:formula="of:=IF([.I53]=0;15;[.I53])" office:value-type="float" office:value="375" calcext:value-type="float">
            <text:p>375</text:p>
          </table:table-cell>
          <table:table-cell table:formula="of:=IF([.B53]=0;[.D53];&quot;&quot;) &amp; IF([.B53]=[$Basic.$B$2];&quot;Open Terrain&quot;;&quot;&quot;) &amp; IF([.B53]=[$Basic.$C$2];&quot;Difficult Terrain&quot;;&quot;&quot;) &amp; IF([.B53]=[$Basic.$D$2];&quot;Extreme Terrain&quot;;&quot;&quot;)">
            <text:p/>
          </table:table-cell>
          <table:table-cell table:formula="of:= [.N53] &amp; &quot; &quot; &amp; [.E53]" office:value-type="string" office:string-value=" 3/8" calcext:value-type="string">
            <text:p><text:s/>3/8</text:p>
          </table:table-cell>
          <table:table-cell table:formula="of:=CEILING([.J53])" office:value-type="float" office:value="4" calcext:value-type="float">
            <text:p>4</text:p>
          </table:table-cell>
          <table:table-cell table:formula="of:=CEILING(8*[.J53])" office:value-type="float" office:value="30" calcext:value-type="float">
            <text:p>30</text:p>
          </table:table-cell>
          <table:table-cell table:formula="of:=CEILING(1*[.K53])" office:value-type="float" office:value="19" calcext:value-type="float">
            <text:p>19</text:p>
          </table:table-cell>
          <table:table-cell table:formula="of:=CEILING(2*[.K53])" office:value-type="float" office:value="38" calcext:value-type="float">
            <text:p>38</text:p>
          </table:table-cell>
          <table:table-cell table:formula="of:=CEILING(5*[.K53])" office:value-type="float" office:value="94" calcext:value-type="float">
            <text:p>94</text:p>
          </table:table-cell>
          <table:table-cell table:formula="of:=CEILING(1*[.L53])" office:value-type="float" office:value="113" calcext:value-type="float">
            <text:p>113</text:p>
          </table:table-cell>
          <table:table-cell table:formula="of:=CEILING(2*[.L53])" office:value-type="float" office:value="225" calcext:value-type="float">
            <text:p>225</text:p>
          </table:table-cell>
          <table:table-cell table:formula="of:=CEILING(1*[.M53])" office:value-type="float" office:value="375" calcext:value-type="float">
            <text:p>375</text:p>
          </table:table-cell>
          <table:table-cell table:formula="of:=CEILING(2*[.M53])" office:value-type="float" office:value="750" calcext:value-type="float">
            <text:p>750</text:p>
          </table:table-cell>
          <table:table-cell table:formula="of:=CEILING(6*[.M53])" office:value-type="float" office:value="2250" calcext:value-type="float">
            <text:p>225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MOD([.A54]-1;[$Basic.$A$2]+1)" office:value-type="float" office:value="4" calcext:value-type="float">
            <text:p>4</text:p>
          </table:table-cell>
          <table:table-cell table:formula="of:=CEILING(([.A54]-[.B54])/[$Basic.$A$2]; 1)+3" office:value-type="float" office:value="7" calcext:value-type="float">
            <text:p>7</text:p>
          </table:table-cell>
          <table:table-cell table:formula="of:=IF([.B54]=0;INDIRECT(ADDRESS([.C54];1;1;1;&quot;Basic&quot;));&quot;&quot;)">
            <text:p/>
          </table:table-cell>
          <table:table-cell table:style-name="ce3" table:formula="of:=[.B54] &amp; &quot;/&quot; &amp; [$Basic.$B$2]" office:value-type="string" office:string-value="4/8" calcext:value-type="string">
            <text:p>4/8</text:p>
          </table:table-cell>
          <table:table-cell table:formula="of:=INDIRECT(ADDRESS([.$C54];2;1;1;&quot;Basic&quot;))*[.$B54]/[$Basic.$B$2]" office:value-type="float" office:value="5" calcext:value-type="float">
            <text:p>5</text:p>
          </table:table-cell>
          <table:table-cell table:formula="of:=INDIRECT(ADDRESS([.$C54];3;1;1;&quot;Basic&quot;))*[.$B54]/[$Basic.$B$2]" office:value-type="float" office:value="25" calcext:value-type="float">
            <text:p>25</text:p>
          </table:table-cell>
          <table:table-cell table:formula="of:=INDIRECT(ADDRESS([.$C54];4;1;1;&quot;Basic&quot;))*[.$B54]/[$Basic.$B$2]" office:value-type="float" office:value="150" calcext:value-type="float">
            <text:p>150</text:p>
          </table:table-cell>
          <table:table-cell table:formula="of:=INDIRECT(ADDRESS([.$C54];5;1;1;&quot;Basic&quot;))*[.$B54]/[$Basic.$B$2]" office:value-type="float" office:value="500" calcext:value-type="float">
            <text:p>500</text:p>
          </table:table-cell>
          <table:table-cell table:formula="of:=[.F54]" office:value-type="float" office:value="5" calcext:value-type="float">
            <text:p>5</text:p>
          </table:table-cell>
          <table:table-cell table:formula="of:=IF([.G54]=0;1;[.G54])" office:value-type="float" office:value="25" calcext:value-type="float">
            <text:p>25</text:p>
          </table:table-cell>
          <table:table-cell table:formula="of:=IF([.H54]=0;5;[.H54])" office:value-type="float" office:value="150" calcext:value-type="float">
            <text:p>150</text:p>
          </table:table-cell>
          <table:table-cell table:formula="of:=IF([.I54]=0;15;[.I54])" office:value-type="float" office:value="500" calcext:value-type="float">
            <text:p>500</text:p>
          </table:table-cell>
          <table:table-cell table:formula="of:=IF([.B54]=0;[.D54];&quot;&quot;) &amp; IF([.B54]=[$Basic.$B$2];&quot;Open Terrain&quot;;&quot;&quot;) &amp; IF([.B54]=[$Basic.$C$2];&quot;Difficult Terrain&quot;;&quot;&quot;) &amp; IF([.B54]=[$Basic.$D$2];&quot;Extreme Terrain&quot;;&quot;&quot;)" office:value-type="string" office:string-value="Extreme Terrain" calcext:value-type="string">
            <text:p>Extreme Terrain</text:p>
          </table:table-cell>
          <table:table-cell table:formula="of:= [.N54] &amp; &quot; &quot; &amp; [.E54]" office:value-type="string" office:string-value="Extreme Terrain 4/8" calcext:value-type="string">
            <text:p>Extreme Terrain 4/8</text:p>
          </table:table-cell>
          <table:table-cell table:formula="of:=CEILING([.J54])" office:value-type="float" office:value="5" calcext:value-type="float">
            <text:p>5</text:p>
          </table:table-cell>
          <table:table-cell table:formula="of:=CEILING(8*[.J54])" office:value-type="float" office:value="40" calcext:value-type="float">
            <text:p>40</text:p>
          </table:table-cell>
          <table:table-cell table:formula="of:=CEILING(1*[.K54])" office:value-type="float" office:value="25" calcext:value-type="float">
            <text:p>25</text:p>
          </table:table-cell>
          <table:table-cell table:formula="of:=CEILING(2*[.K54])" office:value-type="float" office:value="50" calcext:value-type="float">
            <text:p>50</text:p>
          </table:table-cell>
          <table:table-cell table:formula="of:=CEILING(5*[.K54])" office:value-type="float" office:value="125" calcext:value-type="float">
            <text:p>125</text:p>
          </table:table-cell>
          <table:table-cell table:formula="of:=CEILING(1*[.L54])" office:value-type="float" office:value="150" calcext:value-type="float">
            <text:p>150</text:p>
          </table:table-cell>
          <table:table-cell table:formula="of:=CEILING(2*[.L54])" office:value-type="float" office:value="300" calcext:value-type="float">
            <text:p>300</text:p>
          </table:table-cell>
          <table:table-cell table:formula="of:=CEILING(1*[.M54])" office:value-type="float" office:value="500" calcext:value-type="float">
            <text:p>500</text:p>
          </table:table-cell>
          <table:table-cell table:formula="of:=CEILING(2*[.M54])" office:value-type="float" office:value="1000" calcext:value-type="float">
            <text:p>1000</text:p>
          </table:table-cell>
          <table:table-cell table:formula="of:=CEILING(6*[.M54])" office:value-type="float" office:value="3000" calcext:value-type="float">
            <text:p>300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MOD([.A55]-1;[$Basic.$A$2]+1)" office:value-type="float" office:value="5" calcext:value-type="float">
            <text:p>5</text:p>
          </table:table-cell>
          <table:table-cell table:formula="of:=CEILING(([.A55]-[.B55])/[$Basic.$A$2]; 1)+3" office:value-type="float" office:value="7" calcext:value-type="float">
            <text:p>7</text:p>
          </table:table-cell>
          <table:table-cell table:formula="of:=IF([.B55]=0;INDIRECT(ADDRESS([.C55];1;1;1;&quot;Basic&quot;));&quot;&quot;)">
            <text:p/>
          </table:table-cell>
          <table:table-cell table:style-name="ce3" table:formula="of:=[.B55] &amp; &quot;/&quot; &amp; [$Basic.$B$2]" office:value-type="string" office:string-value="5/8" calcext:value-type="string">
            <text:p>5/8</text:p>
          </table:table-cell>
          <table:table-cell table:formula="of:=INDIRECT(ADDRESS([.$C55];2;1;1;&quot;Basic&quot;))*[.$B55]/[$Basic.$B$2]" office:value-type="float" office:value="6.25" calcext:value-type="float">
            <text:p>6.25</text:p>
          </table:table-cell>
          <table:table-cell table:formula="of:=INDIRECT(ADDRESS([.$C55];3;1;1;&quot;Basic&quot;))*[.$B55]/[$Basic.$B$2]" office:value-type="float" office:value="31.25" calcext:value-type="float">
            <text:p>31.25</text:p>
          </table:table-cell>
          <table:table-cell table:formula="of:=INDIRECT(ADDRESS([.$C55];4;1;1;&quot;Basic&quot;))*[.$B55]/[$Basic.$B$2]" office:value-type="float" office:value="187.5" calcext:value-type="float">
            <text:p>187.5</text:p>
          </table:table-cell>
          <table:table-cell table:formula="of:=INDIRECT(ADDRESS([.$C55];5;1;1;&quot;Basic&quot;))*[.$B55]/[$Basic.$B$2]" office:value-type="float" office:value="625" calcext:value-type="float">
            <text:p>625</text:p>
          </table:table-cell>
          <table:table-cell table:formula="of:=[.F55]" office:value-type="float" office:value="6.25" calcext:value-type="float">
            <text:p>6.25</text:p>
          </table:table-cell>
          <table:table-cell table:formula="of:=IF([.G55]=0;1;[.G55])" office:value-type="float" office:value="31.25" calcext:value-type="float">
            <text:p>31.25</text:p>
          </table:table-cell>
          <table:table-cell table:formula="of:=IF([.H55]=0;5;[.H55])" office:value-type="float" office:value="187.5" calcext:value-type="float">
            <text:p>187.5</text:p>
          </table:table-cell>
          <table:table-cell table:formula="of:=IF([.I55]=0;15;[.I55])" office:value-type="float" office:value="625" calcext:value-type="float">
            <text:p>625</text:p>
          </table:table-cell>
          <table:table-cell table:formula="of:=IF([.B55]=0;[.D55];&quot;&quot;) &amp; IF([.B55]=[$Basic.$B$2];&quot;Open Terrain&quot;;&quot;&quot;) &amp; IF([.B55]=[$Basic.$C$2];&quot;Difficult Terrain&quot;;&quot;&quot;) &amp; IF([.B55]=[$Basic.$D$2];&quot;Extreme Terrain&quot;;&quot;&quot;)">
            <text:p/>
          </table:table-cell>
          <table:table-cell table:formula="of:= [.N55] &amp; &quot; &quot; &amp; [.E55]" office:value-type="string" office:string-value=" 5/8" calcext:value-type="string">
            <text:p><text:s/>5/8</text:p>
          </table:table-cell>
          <table:table-cell table:formula="of:=CEILING([.J55])" office:value-type="float" office:value="7" calcext:value-type="float">
            <text:p>7</text:p>
          </table:table-cell>
          <table:table-cell table:formula="of:=CEILING(8*[.J55])" office:value-type="float" office:value="50" calcext:value-type="float">
            <text:p>50</text:p>
          </table:table-cell>
          <table:table-cell table:formula="of:=CEILING(1*[.K55])" office:value-type="float" office:value="32" calcext:value-type="float">
            <text:p>32</text:p>
          </table:table-cell>
          <table:table-cell table:formula="of:=CEILING(2*[.K55])" office:value-type="float" office:value="63" calcext:value-type="float">
            <text:p>63</text:p>
          </table:table-cell>
          <table:table-cell table:formula="of:=CEILING(5*[.K55])" office:value-type="float" office:value="157" calcext:value-type="float">
            <text:p>157</text:p>
          </table:table-cell>
          <table:table-cell table:formula="of:=CEILING(1*[.L55])" office:value-type="float" office:value="188" calcext:value-type="float">
            <text:p>188</text:p>
          </table:table-cell>
          <table:table-cell table:formula="of:=CEILING(2*[.L55])" office:value-type="float" office:value="375" calcext:value-type="float">
            <text:p>375</text:p>
          </table:table-cell>
          <table:table-cell table:formula="of:=CEILING(1*[.M55])" office:value-type="float" office:value="625" calcext:value-type="float">
            <text:p>625</text:p>
          </table:table-cell>
          <table:table-cell table:formula="of:=CEILING(2*[.M55])" office:value-type="float" office:value="1250" calcext:value-type="float">
            <text:p>1250</text:p>
          </table:table-cell>
          <table:table-cell table:formula="of:=CEILING(6*[.M55])" office:value-type="float" office:value="3750" calcext:value-type="float">
            <text:p>375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MOD([.A56]-1;[$Basic.$A$2]+1)" office:value-type="float" office:value="6" calcext:value-type="float">
            <text:p>6</text:p>
          </table:table-cell>
          <table:table-cell table:formula="of:=CEILING(([.A56]-[.B56])/[$Basic.$A$2]; 1)+3" office:value-type="float" office:value="7" calcext:value-type="float">
            <text:p>7</text:p>
          </table:table-cell>
          <table:table-cell table:formula="of:=IF([.B56]=0;INDIRECT(ADDRESS([.C56];1;1;1;&quot;Basic&quot;));&quot;&quot;)">
            <text:p/>
          </table:table-cell>
          <table:table-cell table:style-name="ce3" table:formula="of:=[.B56] &amp; &quot;/&quot; &amp; [$Basic.$B$2]" office:value-type="string" office:string-value="6/8" calcext:value-type="string">
            <text:p>6/8</text:p>
          </table:table-cell>
          <table:table-cell table:formula="of:=INDIRECT(ADDRESS([.$C56];2;1;1;&quot;Basic&quot;))*[.$B56]/[$Basic.$B$2]" office:value-type="float" office:value="7.5" calcext:value-type="float">
            <text:p>7.5</text:p>
          </table:table-cell>
          <table:table-cell table:formula="of:=INDIRECT(ADDRESS([.$C56];3;1;1;&quot;Basic&quot;))*[.$B56]/[$Basic.$B$2]" office:value-type="float" office:value="37.5" calcext:value-type="float">
            <text:p>37.5</text:p>
          </table:table-cell>
          <table:table-cell table:formula="of:=INDIRECT(ADDRESS([.$C56];4;1;1;&quot;Basic&quot;))*[.$B56]/[$Basic.$B$2]" office:value-type="float" office:value="225" calcext:value-type="float">
            <text:p>225</text:p>
          </table:table-cell>
          <table:table-cell table:formula="of:=INDIRECT(ADDRESS([.$C56];5;1;1;&quot;Basic&quot;))*[.$B56]/[$Basic.$B$2]" office:value-type="float" office:value="750" calcext:value-type="float">
            <text:p>750</text:p>
          </table:table-cell>
          <table:table-cell table:formula="of:=[.F56]" office:value-type="float" office:value="7.5" calcext:value-type="float">
            <text:p>7.5</text:p>
          </table:table-cell>
          <table:table-cell table:formula="of:=IF([.G56]=0;1;[.G56])" office:value-type="float" office:value="37.5" calcext:value-type="float">
            <text:p>37.5</text:p>
          </table:table-cell>
          <table:table-cell table:formula="of:=IF([.H56]=0;5;[.H56])" office:value-type="float" office:value="225" calcext:value-type="float">
            <text:p>225</text:p>
          </table:table-cell>
          <table:table-cell table:formula="of:=IF([.I56]=0;15;[.I56])" office:value-type="float" office:value="750" calcext:value-type="float">
            <text:p>750</text:p>
          </table:table-cell>
          <table:table-cell table:formula="of:=IF([.B56]=0;[.D56];&quot;&quot;) &amp; IF([.B56]=[$Basic.$B$2];&quot;Open Terrain&quot;;&quot;&quot;) &amp; IF([.B56]=[$Basic.$C$2];&quot;Difficult Terrain&quot;;&quot;&quot;) &amp; IF([.B56]=[$Basic.$D$2];&quot;Extreme Terrain&quot;;&quot;&quot;)" office:value-type="string" office:string-value="Difficult Terrain" calcext:value-type="string">
            <text:p>Difficult Terrain</text:p>
          </table:table-cell>
          <table:table-cell table:formula="of:= [.N56] &amp; &quot; &quot; &amp; [.E56]" office:value-type="string" office:string-value="Difficult Terrain 6/8" calcext:value-type="string">
            <text:p>Difficult Terrain 6/8</text:p>
          </table:table-cell>
          <table:table-cell table:formula="of:=CEILING([.J56])" office:value-type="float" office:value="8" calcext:value-type="float">
            <text:p>8</text:p>
          </table:table-cell>
          <table:table-cell table:formula="of:=CEILING(8*[.J56])" office:value-type="float" office:value="60" calcext:value-type="float">
            <text:p>60</text:p>
          </table:table-cell>
          <table:table-cell table:formula="of:=CEILING(1*[.K56])" office:value-type="float" office:value="38" calcext:value-type="float">
            <text:p>38</text:p>
          </table:table-cell>
          <table:table-cell table:formula="of:=CEILING(2*[.K56])" office:value-type="float" office:value="75" calcext:value-type="float">
            <text:p>75</text:p>
          </table:table-cell>
          <table:table-cell table:formula="of:=CEILING(5*[.K56])" office:value-type="float" office:value="188" calcext:value-type="float">
            <text:p>188</text:p>
          </table:table-cell>
          <table:table-cell table:formula="of:=CEILING(1*[.L56])" office:value-type="float" office:value="225" calcext:value-type="float">
            <text:p>225</text:p>
          </table:table-cell>
          <table:table-cell table:formula="of:=CEILING(2*[.L56])" office:value-type="float" office:value="450" calcext:value-type="float">
            <text:p>450</text:p>
          </table:table-cell>
          <table:table-cell table:formula="of:=CEILING(1*[.M56])" office:value-type="float" office:value="750" calcext:value-type="float">
            <text:p>750</text:p>
          </table:table-cell>
          <table:table-cell table:formula="of:=CEILING(2*[.M56])" office:value-type="float" office:value="1500" calcext:value-type="float">
            <text:p>1500</text:p>
          </table:table-cell>
          <table:table-cell table:formula="of:=CEILING(6*[.M56])" office:value-type="float" office:value="4500" calcext:value-type="float">
            <text:p>450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MOD([.A57]-1;[$Basic.$A$2]+1)" office:value-type="float" office:value="7" calcext:value-type="float">
            <text:p>7</text:p>
          </table:table-cell>
          <table:table-cell table:formula="of:=CEILING(([.A57]-[.B57])/[$Basic.$A$2]; 1)+3" office:value-type="float" office:value="7" calcext:value-type="float">
            <text:p>7</text:p>
          </table:table-cell>
          <table:table-cell table:formula="of:=IF([.B57]=0;INDIRECT(ADDRESS([.C57];1;1;1;&quot;Basic&quot;));&quot;&quot;)">
            <text:p/>
          </table:table-cell>
          <table:table-cell table:style-name="ce3" table:formula="of:=[.B57] &amp; &quot;/&quot; &amp; [$Basic.$B$2]" office:value-type="string" office:string-value="7/8" calcext:value-type="string">
            <text:p>7/8</text:p>
          </table:table-cell>
          <table:table-cell table:formula="of:=INDIRECT(ADDRESS([.$C57];2;1;1;&quot;Basic&quot;))*[.$B57]/[$Basic.$B$2]" office:value-type="float" office:value="8.75" calcext:value-type="float">
            <text:p>8.75</text:p>
          </table:table-cell>
          <table:table-cell table:formula="of:=INDIRECT(ADDRESS([.$C57];3;1;1;&quot;Basic&quot;))*[.$B57]/[$Basic.$B$2]" office:value-type="float" office:value="43.75" calcext:value-type="float">
            <text:p>43.75</text:p>
          </table:table-cell>
          <table:table-cell table:formula="of:=INDIRECT(ADDRESS([.$C57];4;1;1;&quot;Basic&quot;))*[.$B57]/[$Basic.$B$2]" office:value-type="float" office:value="262.5" calcext:value-type="float">
            <text:p>262.5</text:p>
          </table:table-cell>
          <table:table-cell table:formula="of:=INDIRECT(ADDRESS([.$C57];5;1;1;&quot;Basic&quot;))*[.$B57]/[$Basic.$B$2]" office:value-type="float" office:value="875" calcext:value-type="float">
            <text:p>875</text:p>
          </table:table-cell>
          <table:table-cell table:formula="of:=[.F57]" office:value-type="float" office:value="8.75" calcext:value-type="float">
            <text:p>8.75</text:p>
          </table:table-cell>
          <table:table-cell table:formula="of:=IF([.G57]=0;1;[.G57])" office:value-type="float" office:value="43.75" calcext:value-type="float">
            <text:p>43.75</text:p>
          </table:table-cell>
          <table:table-cell table:formula="of:=IF([.H57]=0;5;[.H57])" office:value-type="float" office:value="262.5" calcext:value-type="float">
            <text:p>262.5</text:p>
          </table:table-cell>
          <table:table-cell table:formula="of:=IF([.I57]=0;15;[.I57])" office:value-type="float" office:value="875" calcext:value-type="float">
            <text:p>875</text:p>
          </table:table-cell>
          <table:table-cell table:formula="of:=IF([.B57]=0;[.D57];&quot;&quot;) &amp; IF([.B57]=[$Basic.$B$2];&quot;Open Terrain&quot;;&quot;&quot;) &amp; IF([.B57]=[$Basic.$C$2];&quot;Difficult Terrain&quot;;&quot;&quot;) &amp; IF([.B57]=[$Basic.$D$2];&quot;Extreme Terrain&quot;;&quot;&quot;)">
            <text:p/>
          </table:table-cell>
          <table:table-cell table:formula="of:= [.N57] &amp; &quot; &quot; &amp; [.E57]" office:value-type="string" office:string-value=" 7/8" calcext:value-type="string">
            <text:p><text:s/>7/8</text:p>
          </table:table-cell>
          <table:table-cell table:formula="of:=CEILING([.J57])" office:value-type="float" office:value="9" calcext:value-type="float">
            <text:p>9</text:p>
          </table:table-cell>
          <table:table-cell table:formula="of:=CEILING(8*[.J57])" office:value-type="float" office:value="70" calcext:value-type="float">
            <text:p>70</text:p>
          </table:table-cell>
          <table:table-cell table:formula="of:=CEILING(1*[.K57])" office:value-type="float" office:value="44" calcext:value-type="float">
            <text:p>44</text:p>
          </table:table-cell>
          <table:table-cell table:formula="of:=CEILING(2*[.K57])" office:value-type="float" office:value="88" calcext:value-type="float">
            <text:p>88</text:p>
          </table:table-cell>
          <table:table-cell table:formula="of:=CEILING(5*[.K57])" office:value-type="float" office:value="219" calcext:value-type="float">
            <text:p>219</text:p>
          </table:table-cell>
          <table:table-cell table:formula="of:=CEILING(1*[.L57])" office:value-type="float" office:value="263" calcext:value-type="float">
            <text:p>263</text:p>
          </table:table-cell>
          <table:table-cell table:formula="of:=CEILING(2*[.L57])" office:value-type="float" office:value="525" calcext:value-type="float">
            <text:p>525</text:p>
          </table:table-cell>
          <table:table-cell table:formula="of:=CEILING(1*[.M57])" office:value-type="float" office:value="875" calcext:value-type="float">
            <text:p>875</text:p>
          </table:table-cell>
          <table:table-cell table:formula="of:=CEILING(2*[.M57])" office:value-type="float" office:value="1750" calcext:value-type="float">
            <text:p>1750</text:p>
          </table:table-cell>
          <table:table-cell table:formula="of:=CEILING(6*[.M57])" office:value-type="float" office:value="5250" calcext:value-type="float">
            <text:p>5250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MOD([.A58]-1;[$Basic.$A$2]+1)" office:value-type="float" office:value="8" calcext:value-type="float">
            <text:p>8</text:p>
          </table:table-cell>
          <table:table-cell table:formula="of:=CEILING(([.A58]-[.B58])/[$Basic.$A$2]; 1)+3" office:value-type="float" office:value="7" calcext:value-type="float">
            <text:p>7</text:p>
          </table:table-cell>
          <table:table-cell table:formula="of:=IF([.B58]=0;INDIRECT(ADDRESS([.C58];1;1;1;&quot;Basic&quot;));&quot;&quot;)">
            <text:p/>
          </table:table-cell>
          <table:table-cell table:style-name="ce3" table:formula="of:=[.B58] &amp; &quot;/&quot; &amp; [$Basic.$B$2]" office:value-type="string" office:string-value="8/8" calcext:value-type="string">
            <text:p>8/8</text:p>
          </table:table-cell>
          <table:table-cell table:formula="of:=INDIRECT(ADDRESS([.$C58];2;1;1;&quot;Basic&quot;))*[.$B58]/[$Basic.$B$2]" office:value-type="float" office:value="10" calcext:value-type="float">
            <text:p>10</text:p>
          </table:table-cell>
          <table:table-cell table:formula="of:=INDIRECT(ADDRESS([.$C58];3;1;1;&quot;Basic&quot;))*[.$B58]/[$Basic.$B$2]" office:value-type="float" office:value="50" calcext:value-type="float">
            <text:p>50</text:p>
          </table:table-cell>
          <table:table-cell table:formula="of:=INDIRECT(ADDRESS([.$C58];4;1;1;&quot;Basic&quot;))*[.$B58]/[$Basic.$B$2]" office:value-type="float" office:value="300" calcext:value-type="float">
            <text:p>300</text:p>
          </table:table-cell>
          <table:table-cell table:formula="of:=INDIRECT(ADDRESS([.$C58];5;1;1;&quot;Basic&quot;))*[.$B58]/[$Basic.$B$2]" office:value-type="float" office:value="1000" calcext:value-type="float">
            <text:p>1000</text:p>
          </table:table-cell>
          <table:table-cell table:formula="of:=[.F58]" office:value-type="float" office:value="10" calcext:value-type="float">
            <text:p>10</text:p>
          </table:table-cell>
          <table:table-cell table:formula="of:=IF([.G58]=0;1;[.G58])" office:value-type="float" office:value="50" calcext:value-type="float">
            <text:p>50</text:p>
          </table:table-cell>
          <table:table-cell table:formula="of:=IF([.H58]=0;5;[.H58])" office:value-type="float" office:value="300" calcext:value-type="float">
            <text:p>300</text:p>
          </table:table-cell>
          <table:table-cell table:formula="of:=IF([.I58]=0;15;[.I58])" office:value-type="float" office:value="1000" calcext:value-type="float">
            <text:p>1000</text:p>
          </table:table-cell>
          <table:table-cell table:formula="of:=IF([.B58]=0;[.D58];&quot;&quot;) &amp; IF([.B58]=[$Basic.$B$2];&quot;Open Terrain&quot;;&quot;&quot;) &amp; IF([.B58]=[$Basic.$C$2];&quot;Difficult Terrain&quot;;&quot;&quot;) &amp; IF([.B58]=[$Basic.$D$2];&quot;Extreme Terrain&quot;;&quot;&quot;)" office:value-type="string" office:string-value="Open Terrain" calcext:value-type="string">
            <text:p>Open Terrain</text:p>
          </table:table-cell>
          <table:table-cell table:formula="of:= [.N58] &amp; &quot; &quot; &amp; [.E58]" office:value-type="string" office:string-value="Open Terrain 8/8" calcext:value-type="string">
            <text:p>Open Terrain 8/8</text:p>
          </table:table-cell>
          <table:table-cell table:formula="of:=CEILING([.J58])" office:value-type="float" office:value="10" calcext:value-type="float">
            <text:p>10</text:p>
          </table:table-cell>
          <table:table-cell table:formula="of:=CEILING(8*[.J58])" office:value-type="float" office:value="80" calcext:value-type="float">
            <text:p>80</text:p>
          </table:table-cell>
          <table:table-cell table:formula="of:=CEILING(1*[.K58])" office:value-type="float" office:value="50" calcext:value-type="float">
            <text:p>50</text:p>
          </table:table-cell>
          <table:table-cell table:formula="of:=CEILING(2*[.K58])" office:value-type="float" office:value="100" calcext:value-type="float">
            <text:p>100</text:p>
          </table:table-cell>
          <table:table-cell table:formula="of:=CEILING(5*[.K58])" office:value-type="float" office:value="250" calcext:value-type="float">
            <text:p>250</text:p>
          </table:table-cell>
          <table:table-cell table:formula="of:=CEILING(1*[.L58])" office:value-type="float" office:value="300" calcext:value-type="float">
            <text:p>300</text:p>
          </table:table-cell>
          <table:table-cell table:formula="of:=CEILING(2*[.L58])" office:value-type="float" office:value="600" calcext:value-type="float">
            <text:p>600</text:p>
          </table:table-cell>
          <table:table-cell table:formula="of:=CEILING(1*[.M58])" office:value-type="float" office:value="1000" calcext:value-type="float">
            <text:p>1000</text:p>
          </table:table-cell>
          <table:table-cell table:formula="of:=CEILING(2*[.M58])" office:value-type="float" office:value="2000" calcext:value-type="float">
            <text:p>2000</text:p>
          </table:table-cell>
          <table:table-cell table:formula="of:=CEILING(6*[.M58])" office:value-type="float" office:value="6000" calcext:value-type="float">
            <text:p>600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MOD([.A59]-1;[$Basic.$A$2]+1)" office:value-type="float" office:value="9" calcext:value-type="float">
            <text:p>9</text:p>
          </table:table-cell>
          <table:table-cell table:formula="of:=CEILING(([.A59]-[.B59])/[$Basic.$A$2]; 1)+3" office:value-type="float" office:value="7" calcext:value-type="float">
            <text:p>7</text:p>
          </table:table-cell>
          <table:table-cell table:formula="of:=IF([.B59]=0;INDIRECT(ADDRESS([.C59];1;1;1;&quot;Basic&quot;));&quot;&quot;)">
            <text:p/>
          </table:table-cell>
          <table:table-cell table:style-name="ce3" table:formula="of:=[.B59] &amp; &quot;/&quot; &amp; [$Basic.$B$2]" office:value-type="string" office:string-value="9/8" calcext:value-type="string">
            <text:p>9/8</text:p>
          </table:table-cell>
          <table:table-cell table:formula="of:=INDIRECT(ADDRESS([.$C59];2;1;1;&quot;Basic&quot;))*[.$B59]/[$Basic.$B$2]" office:value-type="float" office:value="11.25" calcext:value-type="float">
            <text:p>11.25</text:p>
          </table:table-cell>
          <table:table-cell table:formula="of:=INDIRECT(ADDRESS([.$C59];3;1;1;&quot;Basic&quot;))*[.$B59]/[$Basic.$B$2]" office:value-type="float" office:value="56.25" calcext:value-type="float">
            <text:p>56.25</text:p>
          </table:table-cell>
          <table:table-cell table:formula="of:=INDIRECT(ADDRESS([.$C59];4;1;1;&quot;Basic&quot;))*[.$B59]/[$Basic.$B$2]" office:value-type="float" office:value="337.5" calcext:value-type="float">
            <text:p>337.5</text:p>
          </table:table-cell>
          <table:table-cell table:formula="of:=INDIRECT(ADDRESS([.$C59];5;1;1;&quot;Basic&quot;))*[.$B59]/[$Basic.$B$2]" office:value-type="float" office:value="1125" calcext:value-type="float">
            <text:p>1125</text:p>
          </table:table-cell>
          <table:table-cell table:formula="of:=[.F59]" office:value-type="float" office:value="11.25" calcext:value-type="float">
            <text:p>11.25</text:p>
          </table:table-cell>
          <table:table-cell table:formula="of:=IF([.G59]=0;1;[.G59])" office:value-type="float" office:value="56.25" calcext:value-type="float">
            <text:p>56.25</text:p>
          </table:table-cell>
          <table:table-cell table:formula="of:=IF([.H59]=0;5;[.H59])" office:value-type="float" office:value="337.5" calcext:value-type="float">
            <text:p>337.5</text:p>
          </table:table-cell>
          <table:table-cell table:formula="of:=IF([.I59]=0;15;[.I59])" office:value-type="float" office:value="1125" calcext:value-type="float">
            <text:p>1125</text:p>
          </table:table-cell>
          <table:table-cell table:formula="of:=IF([.B59]=0;[.D59];&quot;&quot;) &amp; IF([.B59]=[$Basic.$B$2];&quot;Open Terrain&quot;;&quot;&quot;) &amp; IF([.B59]=[$Basic.$C$2];&quot;Difficult Terrain&quot;;&quot;&quot;) &amp; IF([.B59]=[$Basic.$D$2];&quot;Extreme Terrain&quot;;&quot;&quot;)">
            <text:p/>
          </table:table-cell>
          <table:table-cell table:formula="of:= [.N59] &amp; &quot; &quot; &amp; [.E59]" office:value-type="string" office:string-value=" 9/8" calcext:value-type="string">
            <text:p><text:s/>9/8</text:p>
          </table:table-cell>
          <table:table-cell table:formula="of:=CEILING([.J59])" office:value-type="float" office:value="12" calcext:value-type="float">
            <text:p>12</text:p>
          </table:table-cell>
          <table:table-cell table:formula="of:=CEILING(8*[.J59])" office:value-type="float" office:value="90" calcext:value-type="float">
            <text:p>90</text:p>
          </table:table-cell>
          <table:table-cell table:formula="of:=CEILING(1*[.K59])" office:value-type="float" office:value="57" calcext:value-type="float">
            <text:p>57</text:p>
          </table:table-cell>
          <table:table-cell table:formula="of:=CEILING(2*[.K59])" office:value-type="float" office:value="113" calcext:value-type="float">
            <text:p>113</text:p>
          </table:table-cell>
          <table:table-cell table:formula="of:=CEILING(5*[.K59])" office:value-type="float" office:value="282" calcext:value-type="float">
            <text:p>282</text:p>
          </table:table-cell>
          <table:table-cell table:formula="of:=CEILING(1*[.L59])" office:value-type="float" office:value="338" calcext:value-type="float">
            <text:p>338</text:p>
          </table:table-cell>
          <table:table-cell table:formula="of:=CEILING(2*[.L59])" office:value-type="float" office:value="675" calcext:value-type="float">
            <text:p>675</text:p>
          </table:table-cell>
          <table:table-cell table:formula="of:=CEILING(1*[.M59])" office:value-type="float" office:value="1125" calcext:value-type="float">
            <text:p>1125</text:p>
          </table:table-cell>
          <table:table-cell table:formula="of:=CEILING(2*[.M59])" office:value-type="float" office:value="2250" calcext:value-type="float">
            <text:p>2250</text:p>
          </table:table-cell>
          <table:table-cell table:formula="of:=CEILING(6*[.M59])" office:value-type="float" office:value="6750" calcext:value-type="float">
            <text:p>675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MOD([.A60]-1;[$Basic.$A$2]+1)" office:value-type="float" office:value="10" calcext:value-type="float">
            <text:p>10</text:p>
          </table:table-cell>
          <table:table-cell table:formula="of:=CEILING(([.A60]-[.B60])/[$Basic.$A$2]; 1)+3" office:value-type="float" office:value="7" calcext:value-type="float">
            <text:p>7</text:p>
          </table:table-cell>
          <table:table-cell table:formula="of:=IF([.B60]=0;INDIRECT(ADDRESS([.C60];1;1;1;&quot;Basic&quot;));&quot;&quot;)">
            <text:p/>
          </table:table-cell>
          <table:table-cell table:style-name="ce3" table:formula="of:=[.B60] &amp; &quot;/&quot; &amp; [$Basic.$B$2]" office:value-type="string" office:string-value="10/8" calcext:value-type="string">
            <text:p>10/8</text:p>
          </table:table-cell>
          <table:table-cell table:formula="of:=INDIRECT(ADDRESS([.$C60];2;1;1;&quot;Basic&quot;))*[.$B60]/[$Basic.$B$2]" office:value-type="float" office:value="12.5" calcext:value-type="float">
            <text:p>12.5</text:p>
          </table:table-cell>
          <table:table-cell table:formula="of:=INDIRECT(ADDRESS([.$C60];3;1;1;&quot;Basic&quot;))*[.$B60]/[$Basic.$B$2]" office:value-type="float" office:value="62.5" calcext:value-type="float">
            <text:p>62.5</text:p>
          </table:table-cell>
          <table:table-cell table:formula="of:=INDIRECT(ADDRESS([.$C60];4;1;1;&quot;Basic&quot;))*[.$B60]/[$Basic.$B$2]" office:value-type="float" office:value="375" calcext:value-type="float">
            <text:p>375</text:p>
          </table:table-cell>
          <table:table-cell table:formula="of:=INDIRECT(ADDRESS([.$C60];5;1;1;&quot;Basic&quot;))*[.$B60]/[$Basic.$B$2]" office:value-type="float" office:value="1250" calcext:value-type="float">
            <text:p>1250</text:p>
          </table:table-cell>
          <table:table-cell table:formula="of:=[.F60]" office:value-type="float" office:value="12.5" calcext:value-type="float">
            <text:p>12.5</text:p>
          </table:table-cell>
          <table:table-cell table:formula="of:=IF([.G60]=0;1;[.G60])" office:value-type="float" office:value="62.5" calcext:value-type="float">
            <text:p>62.5</text:p>
          </table:table-cell>
          <table:table-cell table:formula="of:=IF([.H60]=0;5;[.H60])" office:value-type="float" office:value="375" calcext:value-type="float">
            <text:p>375</text:p>
          </table:table-cell>
          <table:table-cell table:formula="of:=IF([.I60]=0;15;[.I60])" office:value-type="float" office:value="1250" calcext:value-type="float">
            <text:p>1250</text:p>
          </table:table-cell>
          <table:table-cell table:formula="of:=IF([.B60]=0;[.D60];&quot;&quot;) &amp; IF([.B60]=[$Basic.$B$2];&quot;Open Terrain&quot;;&quot;&quot;) &amp; IF([.B60]=[$Basic.$C$2];&quot;Difficult Terrain&quot;;&quot;&quot;) &amp; IF([.B60]=[$Basic.$D$2];&quot;Extreme Terrain&quot;;&quot;&quot;)">
            <text:p/>
          </table:table-cell>
          <table:table-cell table:formula="of:= [.N60] &amp; &quot; &quot; &amp; [.E60]" office:value-type="string" office:string-value=" 10/8" calcext:value-type="string">
            <text:p><text:s/>10/8</text:p>
          </table:table-cell>
          <table:table-cell table:formula="of:=CEILING([.J60])" office:value-type="float" office:value="13" calcext:value-type="float">
            <text:p>13</text:p>
          </table:table-cell>
          <table:table-cell table:formula="of:=CEILING(8*[.J60])" office:value-type="float" office:value="100" calcext:value-type="float">
            <text:p>100</text:p>
          </table:table-cell>
          <table:table-cell table:formula="of:=CEILING(1*[.K60])" office:value-type="float" office:value="63" calcext:value-type="float">
            <text:p>63</text:p>
          </table:table-cell>
          <table:table-cell table:formula="of:=CEILING(2*[.K60])" office:value-type="float" office:value="125" calcext:value-type="float">
            <text:p>125</text:p>
          </table:table-cell>
          <table:table-cell table:formula="of:=CEILING(5*[.K60])" office:value-type="float" office:value="313" calcext:value-type="float">
            <text:p>313</text:p>
          </table:table-cell>
          <table:table-cell table:formula="of:=CEILING(1*[.L60])" office:value-type="float" office:value="375" calcext:value-type="float">
            <text:p>375</text:p>
          </table:table-cell>
          <table:table-cell table:formula="of:=CEILING(2*[.L60])" office:value-type="float" office:value="750" calcext:value-type="float">
            <text:p>750</text:p>
          </table:table-cell>
          <table:table-cell table:formula="of:=CEILING(1*[.M60])" office:value-type="float" office:value="1250" calcext:value-type="float">
            <text:p>1250</text:p>
          </table:table-cell>
          <table:table-cell table:formula="of:=CEILING(2*[.M60])" office:value-type="float" office:value="2500" calcext:value-type="float">
            <text:p>2500</text:p>
          </table:table-cell>
          <table:table-cell table:formula="of:=CEILING(6*[.M60])" office:value-type="float" office:value="7500" calcext:value-type="float">
            <text:p>750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MOD([.A61]-1;[$Basic.$A$2]+1)" office:value-type="float" office:value="11" calcext:value-type="float">
            <text:p>11</text:p>
          </table:table-cell>
          <table:table-cell table:formula="of:=CEILING(([.A61]-[.B61])/[$Basic.$A$2]; 1)+3" office:value-type="float" office:value="7" calcext:value-type="float">
            <text:p>7</text:p>
          </table:table-cell>
          <table:table-cell table:formula="of:=IF([.B61]=0;INDIRECT(ADDRESS([.C61];1;1;1;&quot;Basic&quot;));&quot;&quot;)">
            <text:p/>
          </table:table-cell>
          <table:table-cell table:style-name="ce3" table:formula="of:=[.B61] &amp; &quot;/&quot; &amp; [$Basic.$B$2]" office:value-type="string" office:string-value="11/8" calcext:value-type="string">
            <text:p>11/8</text:p>
          </table:table-cell>
          <table:table-cell table:formula="of:=INDIRECT(ADDRESS([.$C61];2;1;1;&quot;Basic&quot;))*[.$B61]/[$Basic.$B$2]" office:value-type="float" office:value="13.75" calcext:value-type="float">
            <text:p>13.75</text:p>
          </table:table-cell>
          <table:table-cell table:formula="of:=INDIRECT(ADDRESS([.$C61];3;1;1;&quot;Basic&quot;))*[.$B61]/[$Basic.$B$2]" office:value-type="float" office:value="68.75" calcext:value-type="float">
            <text:p>68.75</text:p>
          </table:table-cell>
          <table:table-cell table:formula="of:=INDIRECT(ADDRESS([.$C61];4;1;1;&quot;Basic&quot;))*[.$B61]/[$Basic.$B$2]" office:value-type="float" office:value="412.5" calcext:value-type="float">
            <text:p>412.5</text:p>
          </table:table-cell>
          <table:table-cell table:formula="of:=INDIRECT(ADDRESS([.$C61];5;1;1;&quot;Basic&quot;))*[.$B61]/[$Basic.$B$2]" office:value-type="float" office:value="1375" calcext:value-type="float">
            <text:p>1375</text:p>
          </table:table-cell>
          <table:table-cell table:formula="of:=[.F61]" office:value-type="float" office:value="13.75" calcext:value-type="float">
            <text:p>13.75</text:p>
          </table:table-cell>
          <table:table-cell table:formula="of:=IF([.G61]=0;1;[.G61])" office:value-type="float" office:value="68.75" calcext:value-type="float">
            <text:p>68.75</text:p>
          </table:table-cell>
          <table:table-cell table:formula="of:=IF([.H61]=0;5;[.H61])" office:value-type="float" office:value="412.5" calcext:value-type="float">
            <text:p>412.5</text:p>
          </table:table-cell>
          <table:table-cell table:formula="of:=IF([.I61]=0;15;[.I61])" office:value-type="float" office:value="1375" calcext:value-type="float">
            <text:p>1375</text:p>
          </table:table-cell>
          <table:table-cell table:formula="of:=IF([.B61]=0;[.D61];&quot;&quot;) &amp; IF([.B61]=[$Basic.$B$2];&quot;Open Terrain&quot;;&quot;&quot;) &amp; IF([.B61]=[$Basic.$C$2];&quot;Difficult Terrain&quot;;&quot;&quot;) &amp; IF([.B61]=[$Basic.$D$2];&quot;Extreme Terrain&quot;;&quot;&quot;)">
            <text:p/>
          </table:table-cell>
          <table:table-cell table:formula="of:= [.N61] &amp; &quot; &quot; &amp; [.E61]" office:value-type="string" office:string-value=" 11/8" calcext:value-type="string">
            <text:p><text:s/>11/8</text:p>
          </table:table-cell>
          <table:table-cell table:formula="of:=CEILING([.J61])" office:value-type="float" office:value="14" calcext:value-type="float">
            <text:p>14</text:p>
          </table:table-cell>
          <table:table-cell table:formula="of:=CEILING(8*[.J61])" office:value-type="float" office:value="110" calcext:value-type="float">
            <text:p>110</text:p>
          </table:table-cell>
          <table:table-cell table:formula="of:=CEILING(1*[.K61])" office:value-type="float" office:value="69" calcext:value-type="float">
            <text:p>69</text:p>
          </table:table-cell>
          <table:table-cell table:formula="of:=CEILING(2*[.K61])" office:value-type="float" office:value="138" calcext:value-type="float">
            <text:p>138</text:p>
          </table:table-cell>
          <table:table-cell table:formula="of:=CEILING(5*[.K61])" office:value-type="float" office:value="344" calcext:value-type="float">
            <text:p>344</text:p>
          </table:table-cell>
          <table:table-cell table:formula="of:=CEILING(1*[.L61])" office:value-type="float" office:value="413" calcext:value-type="float">
            <text:p>413</text:p>
          </table:table-cell>
          <table:table-cell table:formula="of:=CEILING(2*[.L61])" office:value-type="float" office:value="825" calcext:value-type="float">
            <text:p>825</text:p>
          </table:table-cell>
          <table:table-cell table:formula="of:=CEILING(1*[.M61])" office:value-type="float" office:value="1375" calcext:value-type="float">
            <text:p>1375</text:p>
          </table:table-cell>
          <table:table-cell table:formula="of:=CEILING(2*[.M61])" office:value-type="float" office:value="2750" calcext:value-type="float">
            <text:p>2750</text:p>
          </table:table-cell>
          <table:table-cell table:formula="of:=CEILING(6*[.M61])" office:value-type="float" office:value="8250" calcext:value-type="float">
            <text:p>8250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MOD([.A62]-1;[$Basic.$A$2]+1)" office:value-type="float" office:value="12" calcext:value-type="float">
            <text:p>12</text:p>
          </table:table-cell>
          <table:table-cell table:formula="of:=CEILING(([.A62]-[.B62])/[$Basic.$A$2]; 1)+3" office:value-type="float" office:value="7" calcext:value-type="float">
            <text:p>7</text:p>
          </table:table-cell>
          <table:table-cell table:formula="of:=IF([.B62]=0;INDIRECT(ADDRESS([.C62];1;1;1;&quot;Basic&quot;));&quot;&quot;)">
            <text:p/>
          </table:table-cell>
          <table:table-cell table:style-name="ce3" table:formula="of:=[.B62] &amp; &quot;/&quot; &amp; [$Basic.$B$2]" office:value-type="string" office:string-value="12/8" calcext:value-type="string">
            <text:p>12/8</text:p>
          </table:table-cell>
          <table:table-cell table:formula="of:=INDIRECT(ADDRESS([.$C62];2;1;1;&quot;Basic&quot;))*[.$B62]/[$Basic.$B$2]" office:value-type="float" office:value="15" calcext:value-type="float">
            <text:p>15</text:p>
          </table:table-cell>
          <table:table-cell table:formula="of:=INDIRECT(ADDRESS([.$C62];3;1;1;&quot;Basic&quot;))*[.$B62]/[$Basic.$B$2]" office:value-type="float" office:value="75" calcext:value-type="float">
            <text:p>75</text:p>
          </table:table-cell>
          <table:table-cell table:formula="of:=INDIRECT(ADDRESS([.$C62];4;1;1;&quot;Basic&quot;))*[.$B62]/[$Basic.$B$2]" office:value-type="float" office:value="450" calcext:value-type="float">
            <text:p>450</text:p>
          </table:table-cell>
          <table:table-cell table:formula="of:=INDIRECT(ADDRESS([.$C62];5;1;1;&quot;Basic&quot;))*[.$B62]/[$Basic.$B$2]" office:value-type="float" office:value="1500" calcext:value-type="float">
            <text:p>1500</text:p>
          </table:table-cell>
          <table:table-cell table:formula="of:=[.F62]" office:value-type="float" office:value="15" calcext:value-type="float">
            <text:p>15</text:p>
          </table:table-cell>
          <table:table-cell table:formula="of:=IF([.G62]=0;1;[.G62])" office:value-type="float" office:value="75" calcext:value-type="float">
            <text:p>75</text:p>
          </table:table-cell>
          <table:table-cell table:formula="of:=IF([.H62]=0;5;[.H62])" office:value-type="float" office:value="450" calcext:value-type="float">
            <text:p>450</text:p>
          </table:table-cell>
          <table:table-cell table:formula="of:=IF([.I62]=0;15;[.I62])" office:value-type="float" office:value="1500" calcext:value-type="float">
            <text:p>1500</text:p>
          </table:table-cell>
          <table:table-cell table:formula="of:=IF([.B62]=0;[.D62];&quot;&quot;) &amp; IF([.B62]=[$Basic.$B$2];&quot;Open Terrain&quot;;&quot;&quot;) &amp; IF([.B62]=[$Basic.$C$2];&quot;Difficult Terrain&quot;;&quot;&quot;) &amp; IF([.B62]=[$Basic.$D$2];&quot;Extreme Terrain&quot;;&quot;&quot;)">
            <text:p/>
          </table:table-cell>
          <table:table-cell table:formula="of:= [.N62] &amp; &quot; &quot; &amp; [.E62]" office:value-type="string" office:string-value=" 12/8" calcext:value-type="string">
            <text:p><text:s/>12/8</text:p>
          </table:table-cell>
          <table:table-cell table:formula="of:=CEILING([.J62])" office:value-type="float" office:value="15" calcext:value-type="float">
            <text:p>15</text:p>
          </table:table-cell>
          <table:table-cell table:formula="of:=CEILING(8*[.J62])" office:value-type="float" office:value="120" calcext:value-type="float">
            <text:p>120</text:p>
          </table:table-cell>
          <table:table-cell table:formula="of:=CEILING(1*[.K62])" office:value-type="float" office:value="75" calcext:value-type="float">
            <text:p>75</text:p>
          </table:table-cell>
          <table:table-cell table:formula="of:=CEILING(2*[.K62])" office:value-type="float" office:value="150" calcext:value-type="float">
            <text:p>150</text:p>
          </table:table-cell>
          <table:table-cell table:formula="of:=CEILING(5*[.K62])" office:value-type="float" office:value="375" calcext:value-type="float">
            <text:p>375</text:p>
          </table:table-cell>
          <table:table-cell table:formula="of:=CEILING(1*[.L62])" office:value-type="float" office:value="450" calcext:value-type="float">
            <text:p>450</text:p>
          </table:table-cell>
          <table:table-cell table:formula="of:=CEILING(2*[.L62])" office:value-type="float" office:value="900" calcext:value-type="float">
            <text:p>900</text:p>
          </table:table-cell>
          <table:table-cell table:formula="of:=CEILING(1*[.M62])" office:value-type="float" office:value="1500" calcext:value-type="float">
            <text:p>1500</text:p>
          </table:table-cell>
          <table:table-cell table:formula="of:=CEILING(2*[.M62])" office:value-type="float" office:value="3000" calcext:value-type="float">
            <text:p>3000</text:p>
          </table:table-cell>
          <table:table-cell table:formula="of:=CEILING(6*[.M62])" office:value-type="float" office:value="9000" calcext:value-type="float">
            <text:p>900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MOD([.A63]-1;[$Basic.$A$2]+1)" office:value-type="float" office:value="13" calcext:value-type="float">
            <text:p>13</text:p>
          </table:table-cell>
          <table:table-cell table:formula="of:=CEILING(([.A63]-[.B63])/[$Basic.$A$2]; 1)+3" office:value-type="float" office:value="7" calcext:value-type="float">
            <text:p>7</text:p>
          </table:table-cell>
          <table:table-cell table:formula="of:=IF([.B63]=0;INDIRECT(ADDRESS([.C63];1;1;1;&quot;Basic&quot;));&quot;&quot;)">
            <text:p/>
          </table:table-cell>
          <table:table-cell table:style-name="ce3" table:formula="of:=[.B63] &amp; &quot;/&quot; &amp; [$Basic.$B$2]" office:value-type="string" office:string-value="13/8" calcext:value-type="string">
            <text:p>13/8</text:p>
          </table:table-cell>
          <table:table-cell table:formula="of:=INDIRECT(ADDRESS([.$C63];2;1;1;&quot;Basic&quot;))*[.$B63]/[$Basic.$B$2]" office:value-type="float" office:value="16.25" calcext:value-type="float">
            <text:p>16.25</text:p>
          </table:table-cell>
          <table:table-cell table:formula="of:=INDIRECT(ADDRESS([.$C63];3;1;1;&quot;Basic&quot;))*[.$B63]/[$Basic.$B$2]" office:value-type="float" office:value="81.25" calcext:value-type="float">
            <text:p>81.25</text:p>
          </table:table-cell>
          <table:table-cell table:formula="of:=INDIRECT(ADDRESS([.$C63];4;1;1;&quot;Basic&quot;))*[.$B63]/[$Basic.$B$2]" office:value-type="float" office:value="487.5" calcext:value-type="float">
            <text:p>487.5</text:p>
          </table:table-cell>
          <table:table-cell table:formula="of:=INDIRECT(ADDRESS([.$C63];5;1;1;&quot;Basic&quot;))*[.$B63]/[$Basic.$B$2]" office:value-type="float" office:value="1625" calcext:value-type="float">
            <text:p>1625</text:p>
          </table:table-cell>
          <table:table-cell table:formula="of:=[.F63]" office:value-type="float" office:value="16.25" calcext:value-type="float">
            <text:p>16.25</text:p>
          </table:table-cell>
          <table:table-cell table:formula="of:=IF([.G63]=0;1;[.G63])" office:value-type="float" office:value="81.25" calcext:value-type="float">
            <text:p>81.25</text:p>
          </table:table-cell>
          <table:table-cell table:formula="of:=IF([.H63]=0;5;[.H63])" office:value-type="float" office:value="487.5" calcext:value-type="float">
            <text:p>487.5</text:p>
          </table:table-cell>
          <table:table-cell table:formula="of:=IF([.I63]=0;15;[.I63])" office:value-type="float" office:value="1625" calcext:value-type="float">
            <text:p>1625</text:p>
          </table:table-cell>
          <table:table-cell table:formula="of:=IF([.B63]=0;[.D63];&quot;&quot;) &amp; IF([.B63]=[$Basic.$B$2];&quot;Open Terrain&quot;;&quot;&quot;) &amp; IF([.B63]=[$Basic.$C$2];&quot;Difficult Terrain&quot;;&quot;&quot;) &amp; IF([.B63]=[$Basic.$D$2];&quot;Extreme Terrain&quot;;&quot;&quot;)">
            <text:p/>
          </table:table-cell>
          <table:table-cell table:formula="of:= [.N63] &amp; &quot; &quot; &amp; [.E63]" office:value-type="string" office:string-value=" 13/8" calcext:value-type="string">
            <text:p><text:s/>13/8</text:p>
          </table:table-cell>
          <table:table-cell table:formula="of:=CEILING([.J63])" office:value-type="float" office:value="17" calcext:value-type="float">
            <text:p>17</text:p>
          </table:table-cell>
          <table:table-cell table:formula="of:=CEILING(8*[.J63])" office:value-type="float" office:value="130" calcext:value-type="float">
            <text:p>130</text:p>
          </table:table-cell>
          <table:table-cell table:formula="of:=CEILING(1*[.K63])" office:value-type="float" office:value="82" calcext:value-type="float">
            <text:p>82</text:p>
          </table:table-cell>
          <table:table-cell table:formula="of:=CEILING(2*[.K63])" office:value-type="float" office:value="163" calcext:value-type="float">
            <text:p>163</text:p>
          </table:table-cell>
          <table:table-cell table:formula="of:=CEILING(5*[.K63])" office:value-type="float" office:value="407" calcext:value-type="float">
            <text:p>407</text:p>
          </table:table-cell>
          <table:table-cell table:formula="of:=CEILING(1*[.L63])" office:value-type="float" office:value="488" calcext:value-type="float">
            <text:p>488</text:p>
          </table:table-cell>
          <table:table-cell table:formula="of:=CEILING(2*[.L63])" office:value-type="float" office:value="975" calcext:value-type="float">
            <text:p>975</text:p>
          </table:table-cell>
          <table:table-cell table:formula="of:=CEILING(1*[.M63])" office:value-type="float" office:value="1625" calcext:value-type="float">
            <text:p>1625</text:p>
          </table:table-cell>
          <table:table-cell table:formula="of:=CEILING(2*[.M63])" office:value-type="float" office:value="3250" calcext:value-type="float">
            <text:p>3250</text:p>
          </table:table-cell>
          <table:table-cell table:formula="of:=CEILING(6*[.M63])" office:value-type="float" office:value="9750" calcext:value-type="float">
            <text:p>975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MOD([.A64]-1;[$Basic.$A$2]+1)" office:value-type="float" office:value="14" calcext:value-type="float">
            <text:p>14</text:p>
          </table:table-cell>
          <table:table-cell table:formula="of:=CEILING(([.A64]-[.B64])/[$Basic.$A$2]; 1)+3" office:value-type="float" office:value="7" calcext:value-type="float">
            <text:p>7</text:p>
          </table:table-cell>
          <table:table-cell table:formula="of:=IF([.B64]=0;INDIRECT(ADDRESS([.C64];1;1;1;&quot;Basic&quot;));&quot;&quot;)">
            <text:p/>
          </table:table-cell>
          <table:table-cell table:style-name="ce3" table:formula="of:=[.B64] &amp; &quot;/&quot; &amp; [$Basic.$B$2]" office:value-type="string" office:string-value="14/8" calcext:value-type="string">
            <text:p>14/8</text:p>
          </table:table-cell>
          <table:table-cell table:formula="of:=INDIRECT(ADDRESS([.$C64];2;1;1;&quot;Basic&quot;))*[.$B64]/[$Basic.$B$2]" office:value-type="float" office:value="17.5" calcext:value-type="float">
            <text:p>17.5</text:p>
          </table:table-cell>
          <table:table-cell table:formula="of:=INDIRECT(ADDRESS([.$C64];3;1;1;&quot;Basic&quot;))*[.$B64]/[$Basic.$B$2]" office:value-type="float" office:value="87.5" calcext:value-type="float">
            <text:p>87.5</text:p>
          </table:table-cell>
          <table:table-cell table:formula="of:=INDIRECT(ADDRESS([.$C64];4;1;1;&quot;Basic&quot;))*[.$B64]/[$Basic.$B$2]" office:value-type="float" office:value="525" calcext:value-type="float">
            <text:p>525</text:p>
          </table:table-cell>
          <table:table-cell table:formula="of:=INDIRECT(ADDRESS([.$C64];5;1;1;&quot;Basic&quot;))*[.$B64]/[$Basic.$B$2]" office:value-type="float" office:value="1750" calcext:value-type="float">
            <text:p>1750</text:p>
          </table:table-cell>
          <table:table-cell table:formula="of:=[.F64]" office:value-type="float" office:value="17.5" calcext:value-type="float">
            <text:p>17.5</text:p>
          </table:table-cell>
          <table:table-cell table:formula="of:=IF([.G64]=0;1;[.G64])" office:value-type="float" office:value="87.5" calcext:value-type="float">
            <text:p>87.5</text:p>
          </table:table-cell>
          <table:table-cell table:formula="of:=IF([.H64]=0;5;[.H64])" office:value-type="float" office:value="525" calcext:value-type="float">
            <text:p>525</text:p>
          </table:table-cell>
          <table:table-cell table:formula="of:=IF([.I64]=0;15;[.I64])" office:value-type="float" office:value="1750" calcext:value-type="float">
            <text:p>1750</text:p>
          </table:table-cell>
          <table:table-cell table:formula="of:=IF([.B64]=0;[.D64];&quot;&quot;) &amp; IF([.B64]=[$Basic.$B$2];&quot;Open Terrain&quot;;&quot;&quot;) &amp; IF([.B64]=[$Basic.$C$2];&quot;Difficult Terrain&quot;;&quot;&quot;) &amp; IF([.B64]=[$Basic.$D$2];&quot;Extreme Terrain&quot;;&quot;&quot;)">
            <text:p/>
          </table:table-cell>
          <table:table-cell table:formula="of:= [.N64] &amp; &quot; &quot; &amp; [.E64]" office:value-type="string" office:string-value=" 14/8" calcext:value-type="string">
            <text:p><text:s/>14/8</text:p>
          </table:table-cell>
          <table:table-cell table:formula="of:=CEILING([.J64])" office:value-type="float" office:value="18" calcext:value-type="float">
            <text:p>18</text:p>
          </table:table-cell>
          <table:table-cell table:formula="of:=CEILING(8*[.J64])" office:value-type="float" office:value="140" calcext:value-type="float">
            <text:p>140</text:p>
          </table:table-cell>
          <table:table-cell table:formula="of:=CEILING(1*[.K64])" office:value-type="float" office:value="88" calcext:value-type="float">
            <text:p>88</text:p>
          </table:table-cell>
          <table:table-cell table:formula="of:=CEILING(2*[.K64])" office:value-type="float" office:value="175" calcext:value-type="float">
            <text:p>175</text:p>
          </table:table-cell>
          <table:table-cell table:formula="of:=CEILING(5*[.K64])" office:value-type="float" office:value="438" calcext:value-type="float">
            <text:p>438</text:p>
          </table:table-cell>
          <table:table-cell table:formula="of:=CEILING(1*[.L64])" office:value-type="float" office:value="525" calcext:value-type="float">
            <text:p>525</text:p>
          </table:table-cell>
          <table:table-cell table:formula="of:=CEILING(2*[.L64])" office:value-type="float" office:value="1050" calcext:value-type="float">
            <text:p>1050</text:p>
          </table:table-cell>
          <table:table-cell table:formula="of:=CEILING(1*[.M64])" office:value-type="float" office:value="1750" calcext:value-type="float">
            <text:p>1750</text:p>
          </table:table-cell>
          <table:table-cell table:formula="of:=CEILING(2*[.M64])" office:value-type="float" office:value="3500" calcext:value-type="float">
            <text:p>3500</text:p>
          </table:table-cell>
          <table:table-cell table:formula="of:=CEILING(6*[.M64])" office:value-type="float" office:value="10500" calcext:value-type="float">
            <text:p>1050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MOD([.A65]-1;[$Basic.$A$2]+1)" office:value-type="float" office:value="15" calcext:value-type="float">
            <text:p>15</text:p>
          </table:table-cell>
          <table:table-cell table:formula="of:=CEILING(([.A65]-[.B65])/[$Basic.$A$2]; 1)+3" office:value-type="float" office:value="7" calcext:value-type="float">
            <text:p>7</text:p>
          </table:table-cell>
          <table:table-cell table:formula="of:=IF([.B65]=0;INDIRECT(ADDRESS([.C65];1;1;1;&quot;Basic&quot;));&quot;&quot;)">
            <text:p/>
          </table:table-cell>
          <table:table-cell table:style-name="ce3" table:formula="of:=[.B65] &amp; &quot;/&quot; &amp; [$Basic.$B$2]" office:value-type="string" office:string-value="15/8" calcext:value-type="string">
            <text:p>15/8</text:p>
          </table:table-cell>
          <table:table-cell table:formula="of:=INDIRECT(ADDRESS([.$C65];2;1;1;&quot;Basic&quot;))*[.$B65]/[$Basic.$B$2]" office:value-type="float" office:value="18.75" calcext:value-type="float">
            <text:p>18.75</text:p>
          </table:table-cell>
          <table:table-cell table:formula="of:=INDIRECT(ADDRESS([.$C65];3;1;1;&quot;Basic&quot;))*[.$B65]/[$Basic.$B$2]" office:value-type="float" office:value="93.75" calcext:value-type="float">
            <text:p>93.75</text:p>
          </table:table-cell>
          <table:table-cell table:formula="of:=INDIRECT(ADDRESS([.$C65];4;1;1;&quot;Basic&quot;))*[.$B65]/[$Basic.$B$2]" office:value-type="float" office:value="562.5" calcext:value-type="float">
            <text:p>562.5</text:p>
          </table:table-cell>
          <table:table-cell table:formula="of:=INDIRECT(ADDRESS([.$C65];5;1;1;&quot;Basic&quot;))*[.$B65]/[$Basic.$B$2]" office:value-type="float" office:value="1875" calcext:value-type="float">
            <text:p>1875</text:p>
          </table:table-cell>
          <table:table-cell table:formula="of:=[.F65]" office:value-type="float" office:value="18.75" calcext:value-type="float">
            <text:p>18.75</text:p>
          </table:table-cell>
          <table:table-cell table:formula="of:=IF([.G65]=0;1;[.G65])" office:value-type="float" office:value="93.75" calcext:value-type="float">
            <text:p>93.75</text:p>
          </table:table-cell>
          <table:table-cell table:formula="of:=IF([.H65]=0;5;[.H65])" office:value-type="float" office:value="562.5" calcext:value-type="float">
            <text:p>562.5</text:p>
          </table:table-cell>
          <table:table-cell table:formula="of:=IF([.I65]=0;15;[.I65])" office:value-type="float" office:value="1875" calcext:value-type="float">
            <text:p>1875</text:p>
          </table:table-cell>
          <table:table-cell table:formula="of:=IF([.B65]=0;[.D65];&quot;&quot;) &amp; IF([.B65]=[$Basic.$B$2];&quot;Open Terrain&quot;;&quot;&quot;) &amp; IF([.B65]=[$Basic.$C$2];&quot;Difficult Terrain&quot;;&quot;&quot;) &amp; IF([.B65]=[$Basic.$D$2];&quot;Extreme Terrain&quot;;&quot;&quot;)">
            <text:p/>
          </table:table-cell>
          <table:table-cell table:formula="of:= [.N65] &amp; &quot; &quot; &amp; [.E65]" office:value-type="string" office:string-value=" 15/8" calcext:value-type="string">
            <text:p><text:s/>15/8</text:p>
          </table:table-cell>
          <table:table-cell table:formula="of:=CEILING([.J65])" office:value-type="float" office:value="19" calcext:value-type="float">
            <text:p>19</text:p>
          </table:table-cell>
          <table:table-cell table:formula="of:=CEILING(8*[.J65])" office:value-type="float" office:value="150" calcext:value-type="float">
            <text:p>150</text:p>
          </table:table-cell>
          <table:table-cell table:formula="of:=CEILING(1*[.K65])" office:value-type="float" office:value="94" calcext:value-type="float">
            <text:p>94</text:p>
          </table:table-cell>
          <table:table-cell table:formula="of:=CEILING(2*[.K65])" office:value-type="float" office:value="188" calcext:value-type="float">
            <text:p>188</text:p>
          </table:table-cell>
          <table:table-cell table:formula="of:=CEILING(5*[.K65])" office:value-type="float" office:value="469" calcext:value-type="float">
            <text:p>469</text:p>
          </table:table-cell>
          <table:table-cell table:formula="of:=CEILING(1*[.L65])" office:value-type="float" office:value="563" calcext:value-type="float">
            <text:p>563</text:p>
          </table:table-cell>
          <table:table-cell table:formula="of:=CEILING(2*[.L65])" office:value-type="float" office:value="1125" calcext:value-type="float">
            <text:p>1125</text:p>
          </table:table-cell>
          <table:table-cell table:formula="of:=CEILING(1*[.M65])" office:value-type="float" office:value="1875" calcext:value-type="float">
            <text:p>1875</text:p>
          </table:table-cell>
          <table:table-cell table:formula="of:=CEILING(2*[.M65])" office:value-type="float" office:value="3750" calcext:value-type="float">
            <text:p>3750</text:p>
          </table:table-cell>
          <table:table-cell table:formula="of:=CEILING(6*[.M65])" office:value-type="float" office:value="11250" calcext:value-type="float">
            <text:p>1125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MOD([.A66]-1;[$Basic.$A$2]+1)" office:value-type="float" office:value="0" calcext:value-type="float">
            <text:p>0</text:p>
          </table:table-cell>
          <table:table-cell table:formula="of:=CEILING(([.A66]-[.B66])/[$Basic.$A$2]; 1)+3" office:value-type="float" office:value="8" calcext:value-type="float">
            <text:p>8</text:p>
          </table:table-cell>
          <table:table-cell table:formula="of:=IF([.B66]=0;INDIRECT(ADDRESS([.C66];1;1;1;&quot;Basic&quot;));&quot;&quot;)" office:value-type="string" office:string-value="Horse, Elaborate Relay" calcext:value-type="string">
            <text:p>Horse, Elaborate Relay</text:p>
          </table:table-cell>
          <table:table-cell table:style-name="ce3" table:formula="of:=[.B66] &amp; &quot;/&quot; &amp; [$Basic.$B$2]" office:value-type="string" office:string-value="0/8" calcext:value-type="string">
            <text:p>0/8</text:p>
          </table:table-cell>
          <table:table-cell table:formula="of:=INDIRECT(ADDRESS([.$C66];2;1;1;&quot;Basic&quot;))*[.$B66]/[$Basic.$B$2]" office:value-type="float" office:value="0" calcext:value-type="float">
            <text:p>0</text:p>
          </table:table-cell>
          <table:table-cell table:formula="of:=INDIRECT(ADDRESS([.$C66];3;1;1;&quot;Basic&quot;))*[.$B66]/[$Basic.$B$2]" office:value-type="float" office:value="0" calcext:value-type="float">
            <text:p>0</text:p>
          </table:table-cell>
          <table:table-cell table:formula="of:=INDIRECT(ADDRESS([.$C66];4;1;1;&quot;Basic&quot;))*[.$B66]/[$Basic.$B$2]" office:value-type="float" office:value="0" calcext:value-type="float">
            <text:p>0</text:p>
          </table:table-cell>
          <table:table-cell table:formula="of:=INDIRECT(ADDRESS([.$C66];5;1;1;&quot;Basic&quot;))*[.$B66]/[$Basic.$B$2]" office:value-type="float" office:value="0" calcext:value-type="float">
            <text:p>0</text:p>
          </table:table-cell>
          <table:table-cell table:formula="of:=[.F66]" office:value-type="float" office:value="0" calcext:value-type="float">
            <text:p>0</text:p>
          </table:table-cell>
          <table:table-cell table:formula="of:=IF([.G66]=0;1;[.G66])" office:value-type="float" office:value="1" calcext:value-type="float">
            <text:p>1</text:p>
          </table:table-cell>
          <table:table-cell table:formula="of:=IF([.H66]=0;5;[.H66])" office:value-type="float" office:value="5" calcext:value-type="float">
            <text:p>5</text:p>
          </table:table-cell>
          <table:table-cell table:formula="of:=IF([.I66]=0;15;[.I66])" office:value-type="float" office:value="15" calcext:value-type="float">
            <text:p>15</text:p>
          </table:table-cell>
          <table:table-cell table:formula="of:=IF([.B66]=0;[.D66];&quot;&quot;) &amp; IF([.B66]=[$Basic.$B$2];&quot;Open Terrain&quot;;&quot;&quot;) &amp; IF([.B66]=[$Basic.$C$2];&quot;Difficult Terrain&quot;;&quot;&quot;) &amp; IF([.B66]=[$Basic.$D$2];&quot;Extreme Terrain&quot;;&quot;&quot;)" office:value-type="string" office:string-value="Horse, Elaborate Relay" calcext:value-type="string">
            <text:p>Horse, Elaborate Relay</text:p>
          </table:table-cell>
          <table:table-cell table:formula="of:= [.N66] &amp; &quot; &quot; &amp; [.E66]" office:value-type="string" office:string-value="Horse, Elaborate Relay 0/8" calcext:value-type="string">
            <text:p>Horse, Elaborate Relay 0/8</text:p>
          </table:table-cell>
          <table:table-cell table:formula="of:=CEILING([.J66])" office:value-type="float" office:value="0" calcext:value-type="float">
            <text:p>0</text:p>
          </table:table-cell>
          <table:table-cell table:formula="of:=CEILING(8*[.J66])" office:value-type="float" office:value="0" calcext:value-type="float">
            <text:p>0</text:p>
          </table:table-cell>
          <table:table-cell table:formula="of:=CEILING(1*[.K66])" office:value-type="float" office:value="1" calcext:value-type="float">
            <text:p>1</text:p>
          </table:table-cell>
          <table:table-cell table:formula="of:=CEILING(2*[.K66])" office:value-type="float" office:value="2" calcext:value-type="float">
            <text:p>2</text:p>
          </table:table-cell>
          <table:table-cell table:formula="of:=CEILING(5*[.K66])" office:value-type="float" office:value="5" calcext:value-type="float">
            <text:p>5</text:p>
          </table:table-cell>
          <table:table-cell table:formula="of:=CEILING(1*[.L66])" office:value-type="float" office:value="5" calcext:value-type="float">
            <text:p>5</text:p>
          </table:table-cell>
          <table:table-cell table:formula="of:=CEILING(2*[.L66])" office:value-type="float" office:value="10" calcext:value-type="float">
            <text:p>10</text:p>
          </table:table-cell>
          <table:table-cell table:formula="of:=CEILING(1*[.M66])" office:value-type="float" office:value="15" calcext:value-type="float">
            <text:p>15</text:p>
          </table:table-cell>
          <table:table-cell table:formula="of:=CEILING(2*[.M66])" office:value-type="float" office:value="30" calcext:value-type="float">
            <text:p>30</text:p>
          </table:table-cell>
          <table:table-cell table:formula="of:=CEILING(6*[.M66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MOD([.A67]-1;[$Basic.$A$2]+1)" office:value-type="float" office:value="1" calcext:value-type="float">
            <text:p>1</text:p>
          </table:table-cell>
          <table:table-cell table:formula="of:=CEILING(([.A67]-[.B67])/[$Basic.$A$2]; 1)+3" office:value-type="float" office:value="8" calcext:value-type="float">
            <text:p>8</text:p>
          </table:table-cell>
          <table:table-cell table:formula="of:=IF([.B67]=0;INDIRECT(ADDRESS([.C67];1;1;1;&quot;Basic&quot;));&quot;&quot;)">
            <text:p/>
          </table:table-cell>
          <table:table-cell table:style-name="ce3" table:formula="of:=[.B67] &amp; &quot;/&quot; &amp; [$Basic.$B$2]" office:value-type="string" office:string-value="1/8" calcext:value-type="string">
            <text:p>1/8</text:p>
          </table:table-cell>
          <table:table-cell table:formula="of:=INDIRECT(ADDRESS([.$C67];2;1;1;&quot;Basic&quot;))*[.$B67]/[$Basic.$B$2]" office:value-type="float" office:value="1.875" calcext:value-type="float">
            <text:p>1.875</text:p>
          </table:table-cell>
          <table:table-cell table:formula="of:=INDIRECT(ADDRESS([.$C67];3;1;1;&quot;Basic&quot;))*[.$B67]/[$Basic.$B$2]" office:value-type="float" office:value="12.5" calcext:value-type="float">
            <text:p>12.5</text:p>
          </table:table-cell>
          <table:table-cell table:formula="of:=INDIRECT(ADDRESS([.$C67];4;1;1;&quot;Basic&quot;))*[.$B67]/[$Basic.$B$2]" office:value-type="float" office:value="75" calcext:value-type="float">
            <text:p>75</text:p>
          </table:table-cell>
          <table:table-cell table:formula="of:=INDIRECT(ADDRESS([.$C67];5;1;1;&quot;Basic&quot;))*[.$B67]/[$Basic.$B$2]" office:value-type="float" office:value="250" calcext:value-type="float">
            <text:p>250</text:p>
          </table:table-cell>
          <table:table-cell table:formula="of:=[.F67]" office:value-type="float" office:value="1.875" calcext:value-type="float">
            <text:p>1.875</text:p>
          </table:table-cell>
          <table:table-cell table:formula="of:=IF([.G67]=0;1;[.G67])" office:value-type="float" office:value="12.5" calcext:value-type="float">
            <text:p>12.5</text:p>
          </table:table-cell>
          <table:table-cell table:formula="of:=IF([.H67]=0;5;[.H67])" office:value-type="float" office:value="75" calcext:value-type="float">
            <text:p>75</text:p>
          </table:table-cell>
          <table:table-cell table:formula="of:=IF([.I67]=0;15;[.I67])" office:value-type="float" office:value="250" calcext:value-type="float">
            <text:p>250</text:p>
          </table:table-cell>
          <table:table-cell table:formula="of:=IF([.B67]=0;[.D67];&quot;&quot;) &amp; IF([.B67]=[$Basic.$B$2];&quot;Open Terrain&quot;;&quot;&quot;) &amp; IF([.B67]=[$Basic.$C$2];&quot;Difficult Terrain&quot;;&quot;&quot;) &amp; IF([.B67]=[$Basic.$D$2];&quot;Extreme Terrain&quot;;&quot;&quot;)">
            <text:p/>
          </table:table-cell>
          <table:table-cell table:formula="of:= [.N67] &amp; &quot; &quot; &amp; [.E67]" office:value-type="string" office:string-value=" 1/8" calcext:value-type="string">
            <text:p><text:s/>1/8</text:p>
          </table:table-cell>
          <table:table-cell table:formula="of:=CEILING([.J67])" office:value-type="float" office:value="2" calcext:value-type="float">
            <text:p>2</text:p>
          </table:table-cell>
          <table:table-cell table:formula="of:=CEILING(8*[.J67])" office:value-type="float" office:value="15" calcext:value-type="float">
            <text:p>15</text:p>
          </table:table-cell>
          <table:table-cell table:formula="of:=CEILING(1*[.K67])" office:value-type="float" office:value="13" calcext:value-type="float">
            <text:p>13</text:p>
          </table:table-cell>
          <table:table-cell table:formula="of:=CEILING(2*[.K67])" office:value-type="float" office:value="25" calcext:value-type="float">
            <text:p>25</text:p>
          </table:table-cell>
          <table:table-cell table:formula="of:=CEILING(5*[.K67])" office:value-type="float" office:value="63" calcext:value-type="float">
            <text:p>63</text:p>
          </table:table-cell>
          <table:table-cell table:formula="of:=CEILING(1*[.L67])" office:value-type="float" office:value="75" calcext:value-type="float">
            <text:p>75</text:p>
          </table:table-cell>
          <table:table-cell table:formula="of:=CEILING(2*[.L67])" office:value-type="float" office:value="150" calcext:value-type="float">
            <text:p>150</text:p>
          </table:table-cell>
          <table:table-cell table:formula="of:=CEILING(1*[.M67])" office:value-type="float" office:value="250" calcext:value-type="float">
            <text:p>250</text:p>
          </table:table-cell>
          <table:table-cell table:formula="of:=CEILING(2*[.M67])" office:value-type="float" office:value="500" calcext:value-type="float">
            <text:p>500</text:p>
          </table:table-cell>
          <table:table-cell table:formula="of:=CEILING(6*[.M67])" office:value-type="float" office:value="1500" calcext:value-type="float">
            <text:p>150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MOD([.A68]-1;[$Basic.$A$2]+1)" office:value-type="float" office:value="2" calcext:value-type="float">
            <text:p>2</text:p>
          </table:table-cell>
          <table:table-cell table:formula="of:=CEILING(([.A68]-[.B68])/[$Basic.$A$2]; 1)+3" office:value-type="float" office:value="8" calcext:value-type="float">
            <text:p>8</text:p>
          </table:table-cell>
          <table:table-cell table:formula="of:=IF([.B68]=0;INDIRECT(ADDRESS([.C68];1;1;1;&quot;Basic&quot;));&quot;&quot;)">
            <text:p/>
          </table:table-cell>
          <table:table-cell table:style-name="ce3" table:formula="of:=[.B68] &amp; &quot;/&quot; &amp; [$Basic.$B$2]" office:value-type="string" office:string-value="2/8" calcext:value-type="string">
            <text:p>2/8</text:p>
          </table:table-cell>
          <table:table-cell table:formula="of:=INDIRECT(ADDRESS([.$C68];2;1;1;&quot;Basic&quot;))*[.$B68]/[$Basic.$B$2]" office:value-type="float" office:value="3.75" calcext:value-type="float">
            <text:p>3.75</text:p>
          </table:table-cell>
          <table:table-cell table:formula="of:=INDIRECT(ADDRESS([.$C68];3;1;1;&quot;Basic&quot;))*[.$B68]/[$Basic.$B$2]" office:value-type="float" office:value="25" calcext:value-type="float">
            <text:p>25</text:p>
          </table:table-cell>
          <table:table-cell table:formula="of:=INDIRECT(ADDRESS([.$C68];4;1;1;&quot;Basic&quot;))*[.$B68]/[$Basic.$B$2]" office:value-type="float" office:value="150" calcext:value-type="float">
            <text:p>150</text:p>
          </table:table-cell>
          <table:table-cell table:formula="of:=INDIRECT(ADDRESS([.$C68];5;1;1;&quot;Basic&quot;))*[.$B68]/[$Basic.$B$2]" office:value-type="float" office:value="500" calcext:value-type="float">
            <text:p>500</text:p>
          </table:table-cell>
          <table:table-cell table:formula="of:=[.F68]" office:value-type="float" office:value="3.75" calcext:value-type="float">
            <text:p>3.75</text:p>
          </table:table-cell>
          <table:table-cell table:formula="of:=IF([.G68]=0;1;[.G68])" office:value-type="float" office:value="25" calcext:value-type="float">
            <text:p>25</text:p>
          </table:table-cell>
          <table:table-cell table:formula="of:=IF([.H68]=0;5;[.H68])" office:value-type="float" office:value="150" calcext:value-type="float">
            <text:p>150</text:p>
          </table:table-cell>
          <table:table-cell table:formula="of:=IF([.I68]=0;15;[.I68])" office:value-type="float" office:value="500" calcext:value-type="float">
            <text:p>500</text:p>
          </table:table-cell>
          <table:table-cell table:formula="of:=IF([.B68]=0;[.D68];&quot;&quot;) &amp; IF([.B68]=[$Basic.$B$2];&quot;Open Terrain&quot;;&quot;&quot;) &amp; IF([.B68]=[$Basic.$C$2];&quot;Difficult Terrain&quot;;&quot;&quot;) &amp; IF([.B68]=[$Basic.$D$2];&quot;Extreme Terrain&quot;;&quot;&quot;)">
            <text:p/>
          </table:table-cell>
          <table:table-cell table:formula="of:= [.N68] &amp; &quot; &quot; &amp; [.E68]" office:value-type="string" office:string-value=" 2/8" calcext:value-type="string">
            <text:p><text:s/>2/8</text:p>
          </table:table-cell>
          <table:table-cell table:formula="of:=CEILING([.J68])" office:value-type="float" office:value="4" calcext:value-type="float">
            <text:p>4</text:p>
          </table:table-cell>
          <table:table-cell table:formula="of:=CEILING(8*[.J68])" office:value-type="float" office:value="30" calcext:value-type="float">
            <text:p>30</text:p>
          </table:table-cell>
          <table:table-cell table:formula="of:=CEILING(1*[.K68])" office:value-type="float" office:value="25" calcext:value-type="float">
            <text:p>25</text:p>
          </table:table-cell>
          <table:table-cell table:formula="of:=CEILING(2*[.K68])" office:value-type="float" office:value="50" calcext:value-type="float">
            <text:p>50</text:p>
          </table:table-cell>
          <table:table-cell table:formula="of:=CEILING(5*[.K68])" office:value-type="float" office:value="125" calcext:value-type="float">
            <text:p>125</text:p>
          </table:table-cell>
          <table:table-cell table:formula="of:=CEILING(1*[.L68])" office:value-type="float" office:value="150" calcext:value-type="float">
            <text:p>150</text:p>
          </table:table-cell>
          <table:table-cell table:formula="of:=CEILING(2*[.L68])" office:value-type="float" office:value="300" calcext:value-type="float">
            <text:p>300</text:p>
          </table:table-cell>
          <table:table-cell table:formula="of:=CEILING(1*[.M68])" office:value-type="float" office:value="500" calcext:value-type="float">
            <text:p>500</text:p>
          </table:table-cell>
          <table:table-cell table:formula="of:=CEILING(2*[.M68])" office:value-type="float" office:value="1000" calcext:value-type="float">
            <text:p>1000</text:p>
          </table:table-cell>
          <table:table-cell table:formula="of:=CEILING(6*[.M68])" office:value-type="float" office:value="3000" calcext:value-type="float">
            <text:p>3000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MOD([.A69]-1;[$Basic.$A$2]+1)" office:value-type="float" office:value="3" calcext:value-type="float">
            <text:p>3</text:p>
          </table:table-cell>
          <table:table-cell table:formula="of:=CEILING(([.A69]-[.B69])/[$Basic.$A$2]; 1)+3" office:value-type="float" office:value="8" calcext:value-type="float">
            <text:p>8</text:p>
          </table:table-cell>
          <table:table-cell table:formula="of:=IF([.B69]=0;INDIRECT(ADDRESS([.C69];1;1;1;&quot;Basic&quot;));&quot;&quot;)">
            <text:p/>
          </table:table-cell>
          <table:table-cell table:style-name="ce3" table:formula="of:=[.B69] &amp; &quot;/&quot; &amp; [$Basic.$B$2]" office:value-type="string" office:string-value="3/8" calcext:value-type="string">
            <text:p>3/8</text:p>
          </table:table-cell>
          <table:table-cell table:formula="of:=INDIRECT(ADDRESS([.$C69];2;1;1;&quot;Basic&quot;))*[.$B69]/[$Basic.$B$2]" office:value-type="float" office:value="5.625" calcext:value-type="float">
            <text:p>5.625</text:p>
          </table:table-cell>
          <table:table-cell table:formula="of:=INDIRECT(ADDRESS([.$C69];3;1;1;&quot;Basic&quot;))*[.$B69]/[$Basic.$B$2]" office:value-type="float" office:value="37.5" calcext:value-type="float">
            <text:p>37.5</text:p>
          </table:table-cell>
          <table:table-cell table:formula="of:=INDIRECT(ADDRESS([.$C69];4;1;1;&quot;Basic&quot;))*[.$B69]/[$Basic.$B$2]" office:value-type="float" office:value="225" calcext:value-type="float">
            <text:p>225</text:p>
          </table:table-cell>
          <table:table-cell table:formula="of:=INDIRECT(ADDRESS([.$C69];5;1;1;&quot;Basic&quot;))*[.$B69]/[$Basic.$B$2]" office:value-type="float" office:value="750" calcext:value-type="float">
            <text:p>750</text:p>
          </table:table-cell>
          <table:table-cell table:formula="of:=[.F69]" office:value-type="float" office:value="5.625" calcext:value-type="float">
            <text:p>5.625</text:p>
          </table:table-cell>
          <table:table-cell table:formula="of:=IF([.G69]=0;1;[.G69])" office:value-type="float" office:value="37.5" calcext:value-type="float">
            <text:p>37.5</text:p>
          </table:table-cell>
          <table:table-cell table:formula="of:=IF([.H69]=0;5;[.H69])" office:value-type="float" office:value="225" calcext:value-type="float">
            <text:p>225</text:p>
          </table:table-cell>
          <table:table-cell table:formula="of:=IF([.I69]=0;15;[.I69])" office:value-type="float" office:value="750" calcext:value-type="float">
            <text:p>750</text:p>
          </table:table-cell>
          <table:table-cell table:formula="of:=IF([.B69]=0;[.D69];&quot;&quot;) &amp; IF([.B69]=[$Basic.$B$2];&quot;Open Terrain&quot;;&quot;&quot;) &amp; IF([.B69]=[$Basic.$C$2];&quot;Difficult Terrain&quot;;&quot;&quot;) &amp; IF([.B69]=[$Basic.$D$2];&quot;Extreme Terrain&quot;;&quot;&quot;)">
            <text:p/>
          </table:table-cell>
          <table:table-cell table:formula="of:= [.N69] &amp; &quot; &quot; &amp; [.E69]" office:value-type="string" office:string-value=" 3/8" calcext:value-type="string">
            <text:p><text:s/>3/8</text:p>
          </table:table-cell>
          <table:table-cell table:formula="of:=CEILING([.J69])" office:value-type="float" office:value="6" calcext:value-type="float">
            <text:p>6</text:p>
          </table:table-cell>
          <table:table-cell table:formula="of:=CEILING(8*[.J69])" office:value-type="float" office:value="45" calcext:value-type="float">
            <text:p>45</text:p>
          </table:table-cell>
          <table:table-cell table:formula="of:=CEILING(1*[.K69])" office:value-type="float" office:value="38" calcext:value-type="float">
            <text:p>38</text:p>
          </table:table-cell>
          <table:table-cell table:formula="of:=CEILING(2*[.K69])" office:value-type="float" office:value="75" calcext:value-type="float">
            <text:p>75</text:p>
          </table:table-cell>
          <table:table-cell table:formula="of:=CEILING(5*[.K69])" office:value-type="float" office:value="188" calcext:value-type="float">
            <text:p>188</text:p>
          </table:table-cell>
          <table:table-cell table:formula="of:=CEILING(1*[.L69])" office:value-type="float" office:value="225" calcext:value-type="float">
            <text:p>225</text:p>
          </table:table-cell>
          <table:table-cell table:formula="of:=CEILING(2*[.L69])" office:value-type="float" office:value="450" calcext:value-type="float">
            <text:p>450</text:p>
          </table:table-cell>
          <table:table-cell table:formula="of:=CEILING(1*[.M69])" office:value-type="float" office:value="750" calcext:value-type="float">
            <text:p>750</text:p>
          </table:table-cell>
          <table:table-cell table:formula="of:=CEILING(2*[.M69])" office:value-type="float" office:value="1500" calcext:value-type="float">
            <text:p>1500</text:p>
          </table:table-cell>
          <table:table-cell table:formula="of:=CEILING(6*[.M69])" office:value-type="float" office:value="4500" calcext:value-type="float">
            <text:p>450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MOD([.A70]-1;[$Basic.$A$2]+1)" office:value-type="float" office:value="4" calcext:value-type="float">
            <text:p>4</text:p>
          </table:table-cell>
          <table:table-cell table:formula="of:=CEILING(([.A70]-[.B70])/[$Basic.$A$2]; 1)+3" office:value-type="float" office:value="8" calcext:value-type="float">
            <text:p>8</text:p>
          </table:table-cell>
          <table:table-cell table:formula="of:=IF([.B70]=0;INDIRECT(ADDRESS([.C70];1;1;1;&quot;Basic&quot;));&quot;&quot;)">
            <text:p/>
          </table:table-cell>
          <table:table-cell table:style-name="ce3" table:formula="of:=[.B70] &amp; &quot;/&quot; &amp; [$Basic.$B$2]" office:value-type="string" office:string-value="4/8" calcext:value-type="string">
            <text:p>4/8</text:p>
          </table:table-cell>
          <table:table-cell table:formula="of:=INDIRECT(ADDRESS([.$C70];2;1;1;&quot;Basic&quot;))*[.$B70]/[$Basic.$B$2]" office:value-type="float" office:value="7.5" calcext:value-type="float">
            <text:p>7.5</text:p>
          </table:table-cell>
          <table:table-cell table:formula="of:=INDIRECT(ADDRESS([.$C70];3;1;1;&quot;Basic&quot;))*[.$B70]/[$Basic.$B$2]" office:value-type="float" office:value="50" calcext:value-type="float">
            <text:p>50</text:p>
          </table:table-cell>
          <table:table-cell table:formula="of:=INDIRECT(ADDRESS([.$C70];4;1;1;&quot;Basic&quot;))*[.$B70]/[$Basic.$B$2]" office:value-type="float" office:value="300" calcext:value-type="float">
            <text:p>300</text:p>
          </table:table-cell>
          <table:table-cell table:formula="of:=INDIRECT(ADDRESS([.$C70];5;1;1;&quot;Basic&quot;))*[.$B70]/[$Basic.$B$2]" office:value-type="float" office:value="1000" calcext:value-type="float">
            <text:p>1000</text:p>
          </table:table-cell>
          <table:table-cell table:formula="of:=[.F70]" office:value-type="float" office:value="7.5" calcext:value-type="float">
            <text:p>7.5</text:p>
          </table:table-cell>
          <table:table-cell table:formula="of:=IF([.G70]=0;1;[.G70])" office:value-type="float" office:value="50" calcext:value-type="float">
            <text:p>50</text:p>
          </table:table-cell>
          <table:table-cell table:formula="of:=IF([.H70]=0;5;[.H70])" office:value-type="float" office:value="300" calcext:value-type="float">
            <text:p>300</text:p>
          </table:table-cell>
          <table:table-cell table:formula="of:=IF([.I70]=0;15;[.I70])" office:value-type="float" office:value="1000" calcext:value-type="float">
            <text:p>1000</text:p>
          </table:table-cell>
          <table:table-cell table:formula="of:=IF([.B70]=0;[.D70];&quot;&quot;) &amp; IF([.B70]=[$Basic.$B$2];&quot;Open Terrain&quot;;&quot;&quot;) &amp; IF([.B70]=[$Basic.$C$2];&quot;Difficult Terrain&quot;;&quot;&quot;) &amp; IF([.B70]=[$Basic.$D$2];&quot;Extreme Terrain&quot;;&quot;&quot;)" office:value-type="string" office:string-value="Extreme Terrain" calcext:value-type="string">
            <text:p>Extreme Terrain</text:p>
          </table:table-cell>
          <table:table-cell table:formula="of:= [.N70] &amp; &quot; &quot; &amp; [.E70]" office:value-type="string" office:string-value="Extreme Terrain 4/8" calcext:value-type="string">
            <text:p>Extreme Terrain 4/8</text:p>
          </table:table-cell>
          <table:table-cell table:formula="of:=CEILING([.J70])" office:value-type="float" office:value="8" calcext:value-type="float">
            <text:p>8</text:p>
          </table:table-cell>
          <table:table-cell table:formula="of:=CEILING(8*[.J70])" office:value-type="float" office:value="60" calcext:value-type="float">
            <text:p>60</text:p>
          </table:table-cell>
          <table:table-cell table:formula="of:=CEILING(1*[.K70])" office:value-type="float" office:value="50" calcext:value-type="float">
            <text:p>50</text:p>
          </table:table-cell>
          <table:table-cell table:formula="of:=CEILING(2*[.K70])" office:value-type="float" office:value="100" calcext:value-type="float">
            <text:p>100</text:p>
          </table:table-cell>
          <table:table-cell table:formula="of:=CEILING(5*[.K70])" office:value-type="float" office:value="250" calcext:value-type="float">
            <text:p>250</text:p>
          </table:table-cell>
          <table:table-cell table:formula="of:=CEILING(1*[.L70])" office:value-type="float" office:value="300" calcext:value-type="float">
            <text:p>300</text:p>
          </table:table-cell>
          <table:table-cell table:formula="of:=CEILING(2*[.L70])" office:value-type="float" office:value="600" calcext:value-type="float">
            <text:p>600</text:p>
          </table:table-cell>
          <table:table-cell table:formula="of:=CEILING(1*[.M70])" office:value-type="float" office:value="1000" calcext:value-type="float">
            <text:p>1000</text:p>
          </table:table-cell>
          <table:table-cell table:formula="of:=CEILING(2*[.M70])" office:value-type="float" office:value="2000" calcext:value-type="float">
            <text:p>2000</text:p>
          </table:table-cell>
          <table:table-cell table:formula="of:=CEILING(6*[.M70])" office:value-type="float" office:value="6000" calcext:value-type="float">
            <text:p>600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MOD([.A71]-1;[$Basic.$A$2]+1)" office:value-type="float" office:value="5" calcext:value-type="float">
            <text:p>5</text:p>
          </table:table-cell>
          <table:table-cell table:formula="of:=CEILING(([.A71]-[.B71])/[$Basic.$A$2]; 1)+3" office:value-type="float" office:value="8" calcext:value-type="float">
            <text:p>8</text:p>
          </table:table-cell>
          <table:table-cell table:formula="of:=IF([.B71]=0;INDIRECT(ADDRESS([.C71];1;1;1;&quot;Basic&quot;));&quot;&quot;)">
            <text:p/>
          </table:table-cell>
          <table:table-cell table:style-name="ce3" table:formula="of:=[.B71] &amp; &quot;/&quot; &amp; [$Basic.$B$2]" office:value-type="string" office:string-value="5/8" calcext:value-type="string">
            <text:p>5/8</text:p>
          </table:table-cell>
          <table:table-cell table:formula="of:=INDIRECT(ADDRESS([.$C71];2;1;1;&quot;Basic&quot;))*[.$B71]/[$Basic.$B$2]" office:value-type="float" office:value="9.375" calcext:value-type="float">
            <text:p>9.375</text:p>
          </table:table-cell>
          <table:table-cell table:formula="of:=INDIRECT(ADDRESS([.$C71];3;1;1;&quot;Basic&quot;))*[.$B71]/[$Basic.$B$2]" office:value-type="float" office:value="62.5" calcext:value-type="float">
            <text:p>62.5</text:p>
          </table:table-cell>
          <table:table-cell table:formula="of:=INDIRECT(ADDRESS([.$C71];4;1;1;&quot;Basic&quot;))*[.$B71]/[$Basic.$B$2]" office:value-type="float" office:value="375" calcext:value-type="float">
            <text:p>375</text:p>
          </table:table-cell>
          <table:table-cell table:formula="of:=INDIRECT(ADDRESS([.$C71];5;1;1;&quot;Basic&quot;))*[.$B71]/[$Basic.$B$2]" office:value-type="float" office:value="1250" calcext:value-type="float">
            <text:p>1250</text:p>
          </table:table-cell>
          <table:table-cell table:formula="of:=[.F71]" office:value-type="float" office:value="9.375" calcext:value-type="float">
            <text:p>9.375</text:p>
          </table:table-cell>
          <table:table-cell table:formula="of:=IF([.G71]=0;1;[.G71])" office:value-type="float" office:value="62.5" calcext:value-type="float">
            <text:p>62.5</text:p>
          </table:table-cell>
          <table:table-cell table:formula="of:=IF([.H71]=0;5;[.H71])" office:value-type="float" office:value="375" calcext:value-type="float">
            <text:p>375</text:p>
          </table:table-cell>
          <table:table-cell table:formula="of:=IF([.I71]=0;15;[.I71])" office:value-type="float" office:value="1250" calcext:value-type="float">
            <text:p>1250</text:p>
          </table:table-cell>
          <table:table-cell table:formula="of:=IF([.B71]=0;[.D71];&quot;&quot;) &amp; IF([.B71]=[$Basic.$B$2];&quot;Open Terrain&quot;;&quot;&quot;) &amp; IF([.B71]=[$Basic.$C$2];&quot;Difficult Terrain&quot;;&quot;&quot;) &amp; IF([.B71]=[$Basic.$D$2];&quot;Extreme Terrain&quot;;&quot;&quot;)">
            <text:p/>
          </table:table-cell>
          <table:table-cell table:formula="of:= [.N71] &amp; &quot; &quot; &amp; [.E71]" office:value-type="string" office:string-value=" 5/8" calcext:value-type="string">
            <text:p><text:s/>5/8</text:p>
          </table:table-cell>
          <table:table-cell table:formula="of:=CEILING([.J71])" office:value-type="float" office:value="10" calcext:value-type="float">
            <text:p>10</text:p>
          </table:table-cell>
          <table:table-cell table:formula="of:=CEILING(8*[.J71])" office:value-type="float" office:value="75" calcext:value-type="float">
            <text:p>75</text:p>
          </table:table-cell>
          <table:table-cell table:formula="of:=CEILING(1*[.K71])" office:value-type="float" office:value="63" calcext:value-type="float">
            <text:p>63</text:p>
          </table:table-cell>
          <table:table-cell table:formula="of:=CEILING(2*[.K71])" office:value-type="float" office:value="125" calcext:value-type="float">
            <text:p>125</text:p>
          </table:table-cell>
          <table:table-cell table:formula="of:=CEILING(5*[.K71])" office:value-type="float" office:value="313" calcext:value-type="float">
            <text:p>313</text:p>
          </table:table-cell>
          <table:table-cell table:formula="of:=CEILING(1*[.L71])" office:value-type="float" office:value="375" calcext:value-type="float">
            <text:p>375</text:p>
          </table:table-cell>
          <table:table-cell table:formula="of:=CEILING(2*[.L71])" office:value-type="float" office:value="750" calcext:value-type="float">
            <text:p>750</text:p>
          </table:table-cell>
          <table:table-cell table:formula="of:=CEILING(1*[.M71])" office:value-type="float" office:value="1250" calcext:value-type="float">
            <text:p>1250</text:p>
          </table:table-cell>
          <table:table-cell table:formula="of:=CEILING(2*[.M71])" office:value-type="float" office:value="2500" calcext:value-type="float">
            <text:p>2500</text:p>
          </table:table-cell>
          <table:table-cell table:formula="of:=CEILING(6*[.M71])" office:value-type="float" office:value="7500" calcext:value-type="float">
            <text:p>750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MOD([.A72]-1;[$Basic.$A$2]+1)" office:value-type="float" office:value="6" calcext:value-type="float">
            <text:p>6</text:p>
          </table:table-cell>
          <table:table-cell table:formula="of:=CEILING(([.A72]-[.B72])/[$Basic.$A$2]; 1)+3" office:value-type="float" office:value="8" calcext:value-type="float">
            <text:p>8</text:p>
          </table:table-cell>
          <table:table-cell table:formula="of:=IF([.B72]=0;INDIRECT(ADDRESS([.C72];1;1;1;&quot;Basic&quot;));&quot;&quot;)">
            <text:p/>
          </table:table-cell>
          <table:table-cell table:style-name="ce3" table:formula="of:=[.B72] &amp; &quot;/&quot; &amp; [$Basic.$B$2]" office:value-type="string" office:string-value="6/8" calcext:value-type="string">
            <text:p>6/8</text:p>
          </table:table-cell>
          <table:table-cell table:formula="of:=INDIRECT(ADDRESS([.$C72];2;1;1;&quot;Basic&quot;))*[.$B72]/[$Basic.$B$2]" office:value-type="float" office:value="11.25" calcext:value-type="float">
            <text:p>11.25</text:p>
          </table:table-cell>
          <table:table-cell table:formula="of:=INDIRECT(ADDRESS([.$C72];3;1;1;&quot;Basic&quot;))*[.$B72]/[$Basic.$B$2]" office:value-type="float" office:value="75" calcext:value-type="float">
            <text:p>75</text:p>
          </table:table-cell>
          <table:table-cell table:formula="of:=INDIRECT(ADDRESS([.$C72];4;1;1;&quot;Basic&quot;))*[.$B72]/[$Basic.$B$2]" office:value-type="float" office:value="450" calcext:value-type="float">
            <text:p>450</text:p>
          </table:table-cell>
          <table:table-cell table:formula="of:=INDIRECT(ADDRESS([.$C72];5;1;1;&quot;Basic&quot;))*[.$B72]/[$Basic.$B$2]" office:value-type="float" office:value="1500" calcext:value-type="float">
            <text:p>1500</text:p>
          </table:table-cell>
          <table:table-cell table:formula="of:=[.F72]" office:value-type="float" office:value="11.25" calcext:value-type="float">
            <text:p>11.25</text:p>
          </table:table-cell>
          <table:table-cell table:formula="of:=IF([.G72]=0;1;[.G72])" office:value-type="float" office:value="75" calcext:value-type="float">
            <text:p>75</text:p>
          </table:table-cell>
          <table:table-cell table:formula="of:=IF([.H72]=0;5;[.H72])" office:value-type="float" office:value="450" calcext:value-type="float">
            <text:p>450</text:p>
          </table:table-cell>
          <table:table-cell table:formula="of:=IF([.I72]=0;15;[.I72])" office:value-type="float" office:value="1500" calcext:value-type="float">
            <text:p>1500</text:p>
          </table:table-cell>
          <table:table-cell table:formula="of:=IF([.B72]=0;[.D72];&quot;&quot;) &amp; IF([.B72]=[$Basic.$B$2];&quot;Open Terrain&quot;;&quot;&quot;) &amp; IF([.B72]=[$Basic.$C$2];&quot;Difficult Terrain&quot;;&quot;&quot;) &amp; IF([.B72]=[$Basic.$D$2];&quot;Extreme Terrain&quot;;&quot;&quot;)" office:value-type="string" office:string-value="Difficult Terrain" calcext:value-type="string">
            <text:p>Difficult Terrain</text:p>
          </table:table-cell>
          <table:table-cell table:formula="of:= [.N72] &amp; &quot; &quot; &amp; [.E72]" office:value-type="string" office:string-value="Difficult Terrain 6/8" calcext:value-type="string">
            <text:p>Difficult Terrain 6/8</text:p>
          </table:table-cell>
          <table:table-cell table:formula="of:=CEILING([.J72])" office:value-type="float" office:value="12" calcext:value-type="float">
            <text:p>12</text:p>
          </table:table-cell>
          <table:table-cell table:formula="of:=CEILING(8*[.J72])" office:value-type="float" office:value="90" calcext:value-type="float">
            <text:p>90</text:p>
          </table:table-cell>
          <table:table-cell table:formula="of:=CEILING(1*[.K72])" office:value-type="float" office:value="75" calcext:value-type="float">
            <text:p>75</text:p>
          </table:table-cell>
          <table:table-cell table:formula="of:=CEILING(2*[.K72])" office:value-type="float" office:value="150" calcext:value-type="float">
            <text:p>150</text:p>
          </table:table-cell>
          <table:table-cell table:formula="of:=CEILING(5*[.K72])" office:value-type="float" office:value="375" calcext:value-type="float">
            <text:p>375</text:p>
          </table:table-cell>
          <table:table-cell table:formula="of:=CEILING(1*[.L72])" office:value-type="float" office:value="450" calcext:value-type="float">
            <text:p>450</text:p>
          </table:table-cell>
          <table:table-cell table:formula="of:=CEILING(2*[.L72])" office:value-type="float" office:value="900" calcext:value-type="float">
            <text:p>900</text:p>
          </table:table-cell>
          <table:table-cell table:formula="of:=CEILING(1*[.M72])" office:value-type="float" office:value="1500" calcext:value-type="float">
            <text:p>1500</text:p>
          </table:table-cell>
          <table:table-cell table:formula="of:=CEILING(2*[.M72])" office:value-type="float" office:value="3000" calcext:value-type="float">
            <text:p>3000</text:p>
          </table:table-cell>
          <table:table-cell table:formula="of:=CEILING(6*[.M72])" office:value-type="float" office:value="9000" calcext:value-type="float">
            <text:p>900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MOD([.A73]-1;[$Basic.$A$2]+1)" office:value-type="float" office:value="7" calcext:value-type="float">
            <text:p>7</text:p>
          </table:table-cell>
          <table:table-cell table:formula="of:=CEILING(([.A73]-[.B73])/[$Basic.$A$2]; 1)+3" office:value-type="float" office:value="8" calcext:value-type="float">
            <text:p>8</text:p>
          </table:table-cell>
          <table:table-cell table:formula="of:=IF([.B73]=0;INDIRECT(ADDRESS([.C73];1;1;1;&quot;Basic&quot;));&quot;&quot;)">
            <text:p/>
          </table:table-cell>
          <table:table-cell table:style-name="ce3" table:formula="of:=[.B73] &amp; &quot;/&quot; &amp; [$Basic.$B$2]" office:value-type="string" office:string-value="7/8" calcext:value-type="string">
            <text:p>7/8</text:p>
          </table:table-cell>
          <table:table-cell table:formula="of:=INDIRECT(ADDRESS([.$C73];2;1;1;&quot;Basic&quot;))*[.$B73]/[$Basic.$B$2]" office:value-type="float" office:value="13.125" calcext:value-type="float">
            <text:p>13.125</text:p>
          </table:table-cell>
          <table:table-cell table:formula="of:=INDIRECT(ADDRESS([.$C73];3;1;1;&quot;Basic&quot;))*[.$B73]/[$Basic.$B$2]" office:value-type="float" office:value="87.5" calcext:value-type="float">
            <text:p>87.5</text:p>
          </table:table-cell>
          <table:table-cell table:formula="of:=INDIRECT(ADDRESS([.$C73];4;1;1;&quot;Basic&quot;))*[.$B73]/[$Basic.$B$2]" office:value-type="float" office:value="525" calcext:value-type="float">
            <text:p>525</text:p>
          </table:table-cell>
          <table:table-cell table:formula="of:=INDIRECT(ADDRESS([.$C73];5;1;1;&quot;Basic&quot;))*[.$B73]/[$Basic.$B$2]" office:value-type="float" office:value="1750" calcext:value-type="float">
            <text:p>1750</text:p>
          </table:table-cell>
          <table:table-cell table:formula="of:=[.F73]" office:value-type="float" office:value="13.125" calcext:value-type="float">
            <text:p>13.125</text:p>
          </table:table-cell>
          <table:table-cell table:formula="of:=IF([.G73]=0;1;[.G73])" office:value-type="float" office:value="87.5" calcext:value-type="float">
            <text:p>87.5</text:p>
          </table:table-cell>
          <table:table-cell table:formula="of:=IF([.H73]=0;5;[.H73])" office:value-type="float" office:value="525" calcext:value-type="float">
            <text:p>525</text:p>
          </table:table-cell>
          <table:table-cell table:formula="of:=IF([.I73]=0;15;[.I73])" office:value-type="float" office:value="1750" calcext:value-type="float">
            <text:p>1750</text:p>
          </table:table-cell>
          <table:table-cell table:formula="of:=IF([.B73]=0;[.D73];&quot;&quot;) &amp; IF([.B73]=[$Basic.$B$2];&quot;Open Terrain&quot;;&quot;&quot;) &amp; IF([.B73]=[$Basic.$C$2];&quot;Difficult Terrain&quot;;&quot;&quot;) &amp; IF([.B73]=[$Basic.$D$2];&quot;Extreme Terrain&quot;;&quot;&quot;)">
            <text:p/>
          </table:table-cell>
          <table:table-cell table:formula="of:= [.N73] &amp; &quot; &quot; &amp; [.E73]" office:value-type="string" office:string-value=" 7/8" calcext:value-type="string">
            <text:p><text:s/>7/8</text:p>
          </table:table-cell>
          <table:table-cell table:formula="of:=CEILING([.J73])" office:value-type="float" office:value="14" calcext:value-type="float">
            <text:p>14</text:p>
          </table:table-cell>
          <table:table-cell table:formula="of:=CEILING(8*[.J73])" office:value-type="float" office:value="105" calcext:value-type="float">
            <text:p>105</text:p>
          </table:table-cell>
          <table:table-cell table:formula="of:=CEILING(1*[.K73])" office:value-type="float" office:value="88" calcext:value-type="float">
            <text:p>88</text:p>
          </table:table-cell>
          <table:table-cell table:formula="of:=CEILING(2*[.K73])" office:value-type="float" office:value="175" calcext:value-type="float">
            <text:p>175</text:p>
          </table:table-cell>
          <table:table-cell table:formula="of:=CEILING(5*[.K73])" office:value-type="float" office:value="438" calcext:value-type="float">
            <text:p>438</text:p>
          </table:table-cell>
          <table:table-cell table:formula="of:=CEILING(1*[.L73])" office:value-type="float" office:value="525" calcext:value-type="float">
            <text:p>525</text:p>
          </table:table-cell>
          <table:table-cell table:formula="of:=CEILING(2*[.L73])" office:value-type="float" office:value="1050" calcext:value-type="float">
            <text:p>1050</text:p>
          </table:table-cell>
          <table:table-cell table:formula="of:=CEILING(1*[.M73])" office:value-type="float" office:value="1750" calcext:value-type="float">
            <text:p>1750</text:p>
          </table:table-cell>
          <table:table-cell table:formula="of:=CEILING(2*[.M73])" office:value-type="float" office:value="3500" calcext:value-type="float">
            <text:p>3500</text:p>
          </table:table-cell>
          <table:table-cell table:formula="of:=CEILING(6*[.M73])" office:value-type="float" office:value="10500" calcext:value-type="float">
            <text:p>1050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MOD([.A74]-1;[$Basic.$A$2]+1)" office:value-type="float" office:value="8" calcext:value-type="float">
            <text:p>8</text:p>
          </table:table-cell>
          <table:table-cell table:formula="of:=CEILING(([.A74]-[.B74])/[$Basic.$A$2]; 1)+3" office:value-type="float" office:value="8" calcext:value-type="float">
            <text:p>8</text:p>
          </table:table-cell>
          <table:table-cell table:formula="of:=IF([.B74]=0;INDIRECT(ADDRESS([.C74];1;1;1;&quot;Basic&quot;));&quot;&quot;)">
            <text:p/>
          </table:table-cell>
          <table:table-cell table:style-name="ce3" table:formula="of:=[.B74] &amp; &quot;/&quot; &amp; [$Basic.$B$2]" office:value-type="string" office:string-value="8/8" calcext:value-type="string">
            <text:p>8/8</text:p>
          </table:table-cell>
          <table:table-cell table:formula="of:=INDIRECT(ADDRESS([.$C74];2;1;1;&quot;Basic&quot;))*[.$B74]/[$Basic.$B$2]" office:value-type="float" office:value="15" calcext:value-type="float">
            <text:p>15</text:p>
          </table:table-cell>
          <table:table-cell table:formula="of:=INDIRECT(ADDRESS([.$C74];3;1;1;&quot;Basic&quot;))*[.$B74]/[$Basic.$B$2]" office:value-type="float" office:value="100" calcext:value-type="float">
            <text:p>100</text:p>
          </table:table-cell>
          <table:table-cell table:formula="of:=INDIRECT(ADDRESS([.$C74];4;1;1;&quot;Basic&quot;))*[.$B74]/[$Basic.$B$2]" office:value-type="float" office:value="600" calcext:value-type="float">
            <text:p>600</text:p>
          </table:table-cell>
          <table:table-cell table:formula="of:=INDIRECT(ADDRESS([.$C74];5;1;1;&quot;Basic&quot;))*[.$B74]/[$Basic.$B$2]" office:value-type="float" office:value="2000" calcext:value-type="float">
            <text:p>2000</text:p>
          </table:table-cell>
          <table:table-cell table:formula="of:=[.F74]" office:value-type="float" office:value="15" calcext:value-type="float">
            <text:p>15</text:p>
          </table:table-cell>
          <table:table-cell table:formula="of:=IF([.G74]=0;1;[.G74])" office:value-type="float" office:value="100" calcext:value-type="float">
            <text:p>100</text:p>
          </table:table-cell>
          <table:table-cell table:formula="of:=IF([.H74]=0;5;[.H74])" office:value-type="float" office:value="600" calcext:value-type="float">
            <text:p>600</text:p>
          </table:table-cell>
          <table:table-cell table:formula="of:=IF([.I74]=0;15;[.I74])" office:value-type="float" office:value="2000" calcext:value-type="float">
            <text:p>2000</text:p>
          </table:table-cell>
          <table:table-cell table:formula="of:=IF([.B74]=0;[.D74];&quot;&quot;) &amp; IF([.B74]=[$Basic.$B$2];&quot;Open Terrain&quot;;&quot;&quot;) &amp; IF([.B74]=[$Basic.$C$2];&quot;Difficult Terrain&quot;;&quot;&quot;) &amp; IF([.B74]=[$Basic.$D$2];&quot;Extreme Terrain&quot;;&quot;&quot;)" office:value-type="string" office:string-value="Open Terrain" calcext:value-type="string">
            <text:p>Open Terrain</text:p>
          </table:table-cell>
          <table:table-cell table:formula="of:= [.N74] &amp; &quot; &quot; &amp; [.E74]" office:value-type="string" office:string-value="Open Terrain 8/8" calcext:value-type="string">
            <text:p>Open Terrain 8/8</text:p>
          </table:table-cell>
          <table:table-cell table:formula="of:=CEILING([.J74])" office:value-type="float" office:value="15" calcext:value-type="float">
            <text:p>15</text:p>
          </table:table-cell>
          <table:table-cell table:formula="of:=CEILING(8*[.J74])" office:value-type="float" office:value="120" calcext:value-type="float">
            <text:p>120</text:p>
          </table:table-cell>
          <table:table-cell table:formula="of:=CEILING(1*[.K74])" office:value-type="float" office:value="100" calcext:value-type="float">
            <text:p>100</text:p>
          </table:table-cell>
          <table:table-cell table:formula="of:=CEILING(2*[.K74])" office:value-type="float" office:value="200" calcext:value-type="float">
            <text:p>200</text:p>
          </table:table-cell>
          <table:table-cell table:formula="of:=CEILING(5*[.K74])" office:value-type="float" office:value="500" calcext:value-type="float">
            <text:p>500</text:p>
          </table:table-cell>
          <table:table-cell table:formula="of:=CEILING(1*[.L74])" office:value-type="float" office:value="600" calcext:value-type="float">
            <text:p>600</text:p>
          </table:table-cell>
          <table:table-cell table:formula="of:=CEILING(2*[.L74])" office:value-type="float" office:value="1200" calcext:value-type="float">
            <text:p>1200</text:p>
          </table:table-cell>
          <table:table-cell table:formula="of:=CEILING(1*[.M74])" office:value-type="float" office:value="2000" calcext:value-type="float">
            <text:p>2000</text:p>
          </table:table-cell>
          <table:table-cell table:formula="of:=CEILING(2*[.M74])" office:value-type="float" office:value="4000" calcext:value-type="float">
            <text:p>4000</text:p>
          </table:table-cell>
          <table:table-cell table:formula="of:=CEILING(6*[.M74])" office:value-type="float" office:value="12000" calcext:value-type="float">
            <text:p>1200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MOD([.A75]-1;[$Basic.$A$2]+1)" office:value-type="float" office:value="9" calcext:value-type="float">
            <text:p>9</text:p>
          </table:table-cell>
          <table:table-cell table:formula="of:=CEILING(([.A75]-[.B75])/[$Basic.$A$2]; 1)+3" office:value-type="float" office:value="8" calcext:value-type="float">
            <text:p>8</text:p>
          </table:table-cell>
          <table:table-cell table:formula="of:=IF([.B75]=0;INDIRECT(ADDRESS([.C75];1;1;1;&quot;Basic&quot;));&quot;&quot;)">
            <text:p/>
          </table:table-cell>
          <table:table-cell table:style-name="ce3" table:formula="of:=[.B75] &amp; &quot;/&quot; &amp; [$Basic.$B$2]" office:value-type="string" office:string-value="9/8" calcext:value-type="string">
            <text:p>9/8</text:p>
          </table:table-cell>
          <table:table-cell table:formula="of:=INDIRECT(ADDRESS([.$C75];2;1;1;&quot;Basic&quot;))*[.$B75]/[$Basic.$B$2]" office:value-type="float" office:value="16.875" calcext:value-type="float">
            <text:p>16.875</text:p>
          </table:table-cell>
          <table:table-cell table:formula="of:=INDIRECT(ADDRESS([.$C75];3;1;1;&quot;Basic&quot;))*[.$B75]/[$Basic.$B$2]" office:value-type="float" office:value="112.5" calcext:value-type="float">
            <text:p>112.5</text:p>
          </table:table-cell>
          <table:table-cell table:formula="of:=INDIRECT(ADDRESS([.$C75];4;1;1;&quot;Basic&quot;))*[.$B75]/[$Basic.$B$2]" office:value-type="float" office:value="675" calcext:value-type="float">
            <text:p>675</text:p>
          </table:table-cell>
          <table:table-cell table:formula="of:=INDIRECT(ADDRESS([.$C75];5;1;1;&quot;Basic&quot;))*[.$B75]/[$Basic.$B$2]" office:value-type="float" office:value="2250" calcext:value-type="float">
            <text:p>2250</text:p>
          </table:table-cell>
          <table:table-cell table:formula="of:=[.F75]" office:value-type="float" office:value="16.875" calcext:value-type="float">
            <text:p>16.875</text:p>
          </table:table-cell>
          <table:table-cell table:formula="of:=IF([.G75]=0;1;[.G75])" office:value-type="float" office:value="112.5" calcext:value-type="float">
            <text:p>112.5</text:p>
          </table:table-cell>
          <table:table-cell table:formula="of:=IF([.H75]=0;5;[.H75])" office:value-type="float" office:value="675" calcext:value-type="float">
            <text:p>675</text:p>
          </table:table-cell>
          <table:table-cell table:formula="of:=IF([.I75]=0;15;[.I75])" office:value-type="float" office:value="2250" calcext:value-type="float">
            <text:p>2250</text:p>
          </table:table-cell>
          <table:table-cell table:formula="of:=IF([.B75]=0;[.D75];&quot;&quot;) &amp; IF([.B75]=[$Basic.$B$2];&quot;Open Terrain&quot;;&quot;&quot;) &amp; IF([.B75]=[$Basic.$C$2];&quot;Difficult Terrain&quot;;&quot;&quot;) &amp; IF([.B75]=[$Basic.$D$2];&quot;Extreme Terrain&quot;;&quot;&quot;)">
            <text:p/>
          </table:table-cell>
          <table:table-cell table:formula="of:= [.N75] &amp; &quot; &quot; &amp; [.E75]" office:value-type="string" office:string-value=" 9/8" calcext:value-type="string">
            <text:p><text:s/>9/8</text:p>
          </table:table-cell>
          <table:table-cell table:formula="of:=CEILING([.J75])" office:value-type="float" office:value="17" calcext:value-type="float">
            <text:p>17</text:p>
          </table:table-cell>
          <table:table-cell table:formula="of:=CEILING(8*[.J75])" office:value-type="float" office:value="135" calcext:value-type="float">
            <text:p>135</text:p>
          </table:table-cell>
          <table:table-cell table:formula="of:=CEILING(1*[.K75])" office:value-type="float" office:value="113" calcext:value-type="float">
            <text:p>113</text:p>
          </table:table-cell>
          <table:table-cell table:formula="of:=CEILING(2*[.K75])" office:value-type="float" office:value="225" calcext:value-type="float">
            <text:p>225</text:p>
          </table:table-cell>
          <table:table-cell table:formula="of:=CEILING(5*[.K75])" office:value-type="float" office:value="563" calcext:value-type="float">
            <text:p>563</text:p>
          </table:table-cell>
          <table:table-cell table:formula="of:=CEILING(1*[.L75])" office:value-type="float" office:value="675" calcext:value-type="float">
            <text:p>675</text:p>
          </table:table-cell>
          <table:table-cell table:formula="of:=CEILING(2*[.L75])" office:value-type="float" office:value="1350" calcext:value-type="float">
            <text:p>1350</text:p>
          </table:table-cell>
          <table:table-cell table:formula="of:=CEILING(1*[.M75])" office:value-type="float" office:value="2250" calcext:value-type="float">
            <text:p>2250</text:p>
          </table:table-cell>
          <table:table-cell table:formula="of:=CEILING(2*[.M75])" office:value-type="float" office:value="4500" calcext:value-type="float">
            <text:p>4500</text:p>
          </table:table-cell>
          <table:table-cell table:formula="of:=CEILING(6*[.M75])" office:value-type="float" office:value="13500" calcext:value-type="float">
            <text:p>1350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MOD([.A76]-1;[$Basic.$A$2]+1)" office:value-type="float" office:value="10" calcext:value-type="float">
            <text:p>10</text:p>
          </table:table-cell>
          <table:table-cell table:formula="of:=CEILING(([.A76]-[.B76])/[$Basic.$A$2]; 1)+3" office:value-type="float" office:value="8" calcext:value-type="float">
            <text:p>8</text:p>
          </table:table-cell>
          <table:table-cell table:formula="of:=IF([.B76]=0;INDIRECT(ADDRESS([.C76];1;1;1;&quot;Basic&quot;));&quot;&quot;)">
            <text:p/>
          </table:table-cell>
          <table:table-cell table:style-name="ce3" table:formula="of:=[.B76] &amp; &quot;/&quot; &amp; [$Basic.$B$2]" office:value-type="string" office:string-value="10/8" calcext:value-type="string">
            <text:p>10/8</text:p>
          </table:table-cell>
          <table:table-cell table:formula="of:=INDIRECT(ADDRESS([.$C76];2;1;1;&quot;Basic&quot;))*[.$B76]/[$Basic.$B$2]" office:value-type="float" office:value="18.75" calcext:value-type="float">
            <text:p>18.75</text:p>
          </table:table-cell>
          <table:table-cell table:formula="of:=INDIRECT(ADDRESS([.$C76];3;1;1;&quot;Basic&quot;))*[.$B76]/[$Basic.$B$2]" office:value-type="float" office:value="125" calcext:value-type="float">
            <text:p>125</text:p>
          </table:table-cell>
          <table:table-cell table:formula="of:=INDIRECT(ADDRESS([.$C76];4;1;1;&quot;Basic&quot;))*[.$B76]/[$Basic.$B$2]" office:value-type="float" office:value="750" calcext:value-type="float">
            <text:p>750</text:p>
          </table:table-cell>
          <table:table-cell table:formula="of:=INDIRECT(ADDRESS([.$C76];5;1;1;&quot;Basic&quot;))*[.$B76]/[$Basic.$B$2]" office:value-type="float" office:value="2500" calcext:value-type="float">
            <text:p>2500</text:p>
          </table:table-cell>
          <table:table-cell table:formula="of:=[.F76]" office:value-type="float" office:value="18.75" calcext:value-type="float">
            <text:p>18.75</text:p>
          </table:table-cell>
          <table:table-cell table:formula="of:=IF([.G76]=0;1;[.G76])" office:value-type="float" office:value="125" calcext:value-type="float">
            <text:p>125</text:p>
          </table:table-cell>
          <table:table-cell table:formula="of:=IF([.H76]=0;5;[.H76])" office:value-type="float" office:value="750" calcext:value-type="float">
            <text:p>750</text:p>
          </table:table-cell>
          <table:table-cell table:formula="of:=IF([.I76]=0;15;[.I76])" office:value-type="float" office:value="2500" calcext:value-type="float">
            <text:p>2500</text:p>
          </table:table-cell>
          <table:table-cell table:formula="of:=IF([.B76]=0;[.D76];&quot;&quot;) &amp; IF([.B76]=[$Basic.$B$2];&quot;Open Terrain&quot;;&quot;&quot;) &amp; IF([.B76]=[$Basic.$C$2];&quot;Difficult Terrain&quot;;&quot;&quot;) &amp; IF([.B76]=[$Basic.$D$2];&quot;Extreme Terrain&quot;;&quot;&quot;)">
            <text:p/>
          </table:table-cell>
          <table:table-cell table:formula="of:= [.N76] &amp; &quot; &quot; &amp; [.E76]" office:value-type="string" office:string-value=" 10/8" calcext:value-type="string">
            <text:p><text:s/>10/8</text:p>
          </table:table-cell>
          <table:table-cell table:formula="of:=CEILING([.J76])" office:value-type="float" office:value="19" calcext:value-type="float">
            <text:p>19</text:p>
          </table:table-cell>
          <table:table-cell table:formula="of:=CEILING(8*[.J76])" office:value-type="float" office:value="150" calcext:value-type="float">
            <text:p>150</text:p>
          </table:table-cell>
          <table:table-cell table:formula="of:=CEILING(1*[.K76])" office:value-type="float" office:value="125" calcext:value-type="float">
            <text:p>125</text:p>
          </table:table-cell>
          <table:table-cell table:formula="of:=CEILING(2*[.K76])" office:value-type="float" office:value="250" calcext:value-type="float">
            <text:p>250</text:p>
          </table:table-cell>
          <table:table-cell table:formula="of:=CEILING(5*[.K76])" office:value-type="float" office:value="625" calcext:value-type="float">
            <text:p>625</text:p>
          </table:table-cell>
          <table:table-cell table:formula="of:=CEILING(1*[.L76])" office:value-type="float" office:value="750" calcext:value-type="float">
            <text:p>750</text:p>
          </table:table-cell>
          <table:table-cell table:formula="of:=CEILING(2*[.L76])" office:value-type="float" office:value="1500" calcext:value-type="float">
            <text:p>1500</text:p>
          </table:table-cell>
          <table:table-cell table:formula="of:=CEILING(1*[.M76])" office:value-type="float" office:value="2500" calcext:value-type="float">
            <text:p>2500</text:p>
          </table:table-cell>
          <table:table-cell table:formula="of:=CEILING(2*[.M76])" office:value-type="float" office:value="5000" calcext:value-type="float">
            <text:p>5000</text:p>
          </table:table-cell>
          <table:table-cell table:formula="of:=CEILING(6*[.M76])" office:value-type="float" office:value="15000" calcext:value-type="float">
            <text:p>1500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MOD([.A77]-1;[$Basic.$A$2]+1)" office:value-type="float" office:value="11" calcext:value-type="float">
            <text:p>11</text:p>
          </table:table-cell>
          <table:table-cell table:formula="of:=CEILING(([.A77]-[.B77])/[$Basic.$A$2]; 1)+3" office:value-type="float" office:value="8" calcext:value-type="float">
            <text:p>8</text:p>
          </table:table-cell>
          <table:table-cell table:formula="of:=IF([.B77]=0;INDIRECT(ADDRESS([.C77];1;1;1;&quot;Basic&quot;));&quot;&quot;)">
            <text:p/>
          </table:table-cell>
          <table:table-cell table:style-name="ce3" table:formula="of:=[.B77] &amp; &quot;/&quot; &amp; [$Basic.$B$2]" office:value-type="string" office:string-value="11/8" calcext:value-type="string">
            <text:p>11/8</text:p>
          </table:table-cell>
          <table:table-cell table:formula="of:=INDIRECT(ADDRESS([.$C77];2;1;1;&quot;Basic&quot;))*[.$B77]/[$Basic.$B$2]" office:value-type="float" office:value="20.625" calcext:value-type="float">
            <text:p>20.625</text:p>
          </table:table-cell>
          <table:table-cell table:formula="of:=INDIRECT(ADDRESS([.$C77];3;1;1;&quot;Basic&quot;))*[.$B77]/[$Basic.$B$2]" office:value-type="float" office:value="137.5" calcext:value-type="float">
            <text:p>137.5</text:p>
          </table:table-cell>
          <table:table-cell table:formula="of:=INDIRECT(ADDRESS([.$C77];4;1;1;&quot;Basic&quot;))*[.$B77]/[$Basic.$B$2]" office:value-type="float" office:value="825" calcext:value-type="float">
            <text:p>825</text:p>
          </table:table-cell>
          <table:table-cell table:formula="of:=INDIRECT(ADDRESS([.$C77];5;1;1;&quot;Basic&quot;))*[.$B77]/[$Basic.$B$2]" office:value-type="float" office:value="2750" calcext:value-type="float">
            <text:p>2750</text:p>
          </table:table-cell>
          <table:table-cell table:formula="of:=[.F77]" office:value-type="float" office:value="20.625" calcext:value-type="float">
            <text:p>20.625</text:p>
          </table:table-cell>
          <table:table-cell table:formula="of:=IF([.G77]=0;1;[.G77])" office:value-type="float" office:value="137.5" calcext:value-type="float">
            <text:p>137.5</text:p>
          </table:table-cell>
          <table:table-cell table:formula="of:=IF([.H77]=0;5;[.H77])" office:value-type="float" office:value="825" calcext:value-type="float">
            <text:p>825</text:p>
          </table:table-cell>
          <table:table-cell table:formula="of:=IF([.I77]=0;15;[.I77])" office:value-type="float" office:value="2750" calcext:value-type="float">
            <text:p>2750</text:p>
          </table:table-cell>
          <table:table-cell table:formula="of:=IF([.B77]=0;[.D77];&quot;&quot;) &amp; IF([.B77]=[$Basic.$B$2];&quot;Open Terrain&quot;;&quot;&quot;) &amp; IF([.B77]=[$Basic.$C$2];&quot;Difficult Terrain&quot;;&quot;&quot;) &amp; IF([.B77]=[$Basic.$D$2];&quot;Extreme Terrain&quot;;&quot;&quot;)">
            <text:p/>
          </table:table-cell>
          <table:table-cell table:formula="of:= [.N77] &amp; &quot; &quot; &amp; [.E77]" office:value-type="string" office:string-value=" 11/8" calcext:value-type="string">
            <text:p><text:s/>11/8</text:p>
          </table:table-cell>
          <table:table-cell table:formula="of:=CEILING([.J77])" office:value-type="float" office:value="21" calcext:value-type="float">
            <text:p>21</text:p>
          </table:table-cell>
          <table:table-cell table:formula="of:=CEILING(8*[.J77])" office:value-type="float" office:value="165" calcext:value-type="float">
            <text:p>165</text:p>
          </table:table-cell>
          <table:table-cell table:formula="of:=CEILING(1*[.K77])" office:value-type="float" office:value="138" calcext:value-type="float">
            <text:p>138</text:p>
          </table:table-cell>
          <table:table-cell table:formula="of:=CEILING(2*[.K77])" office:value-type="float" office:value="275" calcext:value-type="float">
            <text:p>275</text:p>
          </table:table-cell>
          <table:table-cell table:formula="of:=CEILING(5*[.K77])" office:value-type="float" office:value="688" calcext:value-type="float">
            <text:p>688</text:p>
          </table:table-cell>
          <table:table-cell table:formula="of:=CEILING(1*[.L77])" office:value-type="float" office:value="825" calcext:value-type="float">
            <text:p>825</text:p>
          </table:table-cell>
          <table:table-cell table:formula="of:=CEILING(2*[.L77])" office:value-type="float" office:value="1650" calcext:value-type="float">
            <text:p>1650</text:p>
          </table:table-cell>
          <table:table-cell table:formula="of:=CEILING(1*[.M77])" office:value-type="float" office:value="2750" calcext:value-type="float">
            <text:p>2750</text:p>
          </table:table-cell>
          <table:table-cell table:formula="of:=CEILING(2*[.M77])" office:value-type="float" office:value="5500" calcext:value-type="float">
            <text:p>5500</text:p>
          </table:table-cell>
          <table:table-cell table:formula="of:=CEILING(6*[.M77])" office:value-type="float" office:value="16500" calcext:value-type="float">
            <text:p>1650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MOD([.A78]-1;[$Basic.$A$2]+1)" office:value-type="float" office:value="12" calcext:value-type="float">
            <text:p>12</text:p>
          </table:table-cell>
          <table:table-cell table:formula="of:=CEILING(([.A78]-[.B78])/[$Basic.$A$2]; 1)+3" office:value-type="float" office:value="8" calcext:value-type="float">
            <text:p>8</text:p>
          </table:table-cell>
          <table:table-cell table:formula="of:=IF([.B78]=0;INDIRECT(ADDRESS([.C78];1;1;1;&quot;Basic&quot;));&quot;&quot;)">
            <text:p/>
          </table:table-cell>
          <table:table-cell table:style-name="ce3" table:formula="of:=[.B78] &amp; &quot;/&quot; &amp; [$Basic.$B$2]" office:value-type="string" office:string-value="12/8" calcext:value-type="string">
            <text:p>12/8</text:p>
          </table:table-cell>
          <table:table-cell table:formula="of:=INDIRECT(ADDRESS([.$C78];2;1;1;&quot;Basic&quot;))*[.$B78]/[$Basic.$B$2]" office:value-type="float" office:value="22.5" calcext:value-type="float">
            <text:p>22.5</text:p>
          </table:table-cell>
          <table:table-cell table:formula="of:=INDIRECT(ADDRESS([.$C78];3;1;1;&quot;Basic&quot;))*[.$B78]/[$Basic.$B$2]" office:value-type="float" office:value="150" calcext:value-type="float">
            <text:p>150</text:p>
          </table:table-cell>
          <table:table-cell table:formula="of:=INDIRECT(ADDRESS([.$C78];4;1;1;&quot;Basic&quot;))*[.$B78]/[$Basic.$B$2]" office:value-type="float" office:value="900" calcext:value-type="float">
            <text:p>900</text:p>
          </table:table-cell>
          <table:table-cell table:formula="of:=INDIRECT(ADDRESS([.$C78];5;1;1;&quot;Basic&quot;))*[.$B78]/[$Basic.$B$2]" office:value-type="float" office:value="3000" calcext:value-type="float">
            <text:p>3000</text:p>
          </table:table-cell>
          <table:table-cell table:formula="of:=[.F78]" office:value-type="float" office:value="22.5" calcext:value-type="float">
            <text:p>22.5</text:p>
          </table:table-cell>
          <table:table-cell table:formula="of:=IF([.G78]=0;1;[.G78])" office:value-type="float" office:value="150" calcext:value-type="float">
            <text:p>150</text:p>
          </table:table-cell>
          <table:table-cell table:formula="of:=IF([.H78]=0;5;[.H78])" office:value-type="float" office:value="900" calcext:value-type="float">
            <text:p>900</text:p>
          </table:table-cell>
          <table:table-cell table:formula="of:=IF([.I78]=0;15;[.I78])" office:value-type="float" office:value="3000" calcext:value-type="float">
            <text:p>3000</text:p>
          </table:table-cell>
          <table:table-cell table:formula="of:=IF([.B78]=0;[.D78];&quot;&quot;) &amp; IF([.B78]=[$Basic.$B$2];&quot;Open Terrain&quot;;&quot;&quot;) &amp; IF([.B78]=[$Basic.$C$2];&quot;Difficult Terrain&quot;;&quot;&quot;) &amp; IF([.B78]=[$Basic.$D$2];&quot;Extreme Terrain&quot;;&quot;&quot;)">
            <text:p/>
          </table:table-cell>
          <table:table-cell table:formula="of:= [.N78] &amp; &quot; &quot; &amp; [.E78]" office:value-type="string" office:string-value=" 12/8" calcext:value-type="string">
            <text:p><text:s/>12/8</text:p>
          </table:table-cell>
          <table:table-cell table:formula="of:=CEILING([.J78])" office:value-type="float" office:value="23" calcext:value-type="float">
            <text:p>23</text:p>
          </table:table-cell>
          <table:table-cell table:formula="of:=CEILING(8*[.J78])" office:value-type="float" office:value="180" calcext:value-type="float">
            <text:p>180</text:p>
          </table:table-cell>
          <table:table-cell table:formula="of:=CEILING(1*[.K78])" office:value-type="float" office:value="150" calcext:value-type="float">
            <text:p>150</text:p>
          </table:table-cell>
          <table:table-cell table:formula="of:=CEILING(2*[.K78])" office:value-type="float" office:value="300" calcext:value-type="float">
            <text:p>300</text:p>
          </table:table-cell>
          <table:table-cell table:formula="of:=CEILING(5*[.K78])" office:value-type="float" office:value="750" calcext:value-type="float">
            <text:p>750</text:p>
          </table:table-cell>
          <table:table-cell table:formula="of:=CEILING(1*[.L78])" office:value-type="float" office:value="900" calcext:value-type="float">
            <text:p>900</text:p>
          </table:table-cell>
          <table:table-cell table:formula="of:=CEILING(2*[.L78])" office:value-type="float" office:value="1800" calcext:value-type="float">
            <text:p>1800</text:p>
          </table:table-cell>
          <table:table-cell table:formula="of:=CEILING(1*[.M78])" office:value-type="float" office:value="3000" calcext:value-type="float">
            <text:p>3000</text:p>
          </table:table-cell>
          <table:table-cell table:formula="of:=CEILING(2*[.M78])" office:value-type="float" office:value="6000" calcext:value-type="float">
            <text:p>6000</text:p>
          </table:table-cell>
          <table:table-cell table:formula="of:=CEILING(6*[.M78])" office:value-type="float" office:value="18000" calcext:value-type="float">
            <text:p>1800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MOD([.A79]-1;[$Basic.$A$2]+1)" office:value-type="float" office:value="13" calcext:value-type="float">
            <text:p>13</text:p>
          </table:table-cell>
          <table:table-cell table:formula="of:=CEILING(([.A79]-[.B79])/[$Basic.$A$2]; 1)+3" office:value-type="float" office:value="8" calcext:value-type="float">
            <text:p>8</text:p>
          </table:table-cell>
          <table:table-cell table:formula="of:=IF([.B79]=0;INDIRECT(ADDRESS([.C79];1;1;1;&quot;Basic&quot;));&quot;&quot;)">
            <text:p/>
          </table:table-cell>
          <table:table-cell table:style-name="ce3" table:formula="of:=[.B79] &amp; &quot;/&quot; &amp; [$Basic.$B$2]" office:value-type="string" office:string-value="13/8" calcext:value-type="string">
            <text:p>13/8</text:p>
          </table:table-cell>
          <table:table-cell table:formula="of:=INDIRECT(ADDRESS([.$C79];2;1;1;&quot;Basic&quot;))*[.$B79]/[$Basic.$B$2]" office:value-type="float" office:value="24.375" calcext:value-type="float">
            <text:p>24.375</text:p>
          </table:table-cell>
          <table:table-cell table:formula="of:=INDIRECT(ADDRESS([.$C79];3;1;1;&quot;Basic&quot;))*[.$B79]/[$Basic.$B$2]" office:value-type="float" office:value="162.5" calcext:value-type="float">
            <text:p>162.5</text:p>
          </table:table-cell>
          <table:table-cell table:formula="of:=INDIRECT(ADDRESS([.$C79];4;1;1;&quot;Basic&quot;))*[.$B79]/[$Basic.$B$2]" office:value-type="float" office:value="975" calcext:value-type="float">
            <text:p>975</text:p>
          </table:table-cell>
          <table:table-cell table:formula="of:=INDIRECT(ADDRESS([.$C79];5;1;1;&quot;Basic&quot;))*[.$B79]/[$Basic.$B$2]" office:value-type="float" office:value="3250" calcext:value-type="float">
            <text:p>3250</text:p>
          </table:table-cell>
          <table:table-cell table:formula="of:=[.F79]" office:value-type="float" office:value="24.375" calcext:value-type="float">
            <text:p>24.375</text:p>
          </table:table-cell>
          <table:table-cell table:formula="of:=IF([.G79]=0;1;[.G79])" office:value-type="float" office:value="162.5" calcext:value-type="float">
            <text:p>162.5</text:p>
          </table:table-cell>
          <table:table-cell table:formula="of:=IF([.H79]=0;5;[.H79])" office:value-type="float" office:value="975" calcext:value-type="float">
            <text:p>975</text:p>
          </table:table-cell>
          <table:table-cell table:formula="of:=IF([.I79]=0;15;[.I79])" office:value-type="float" office:value="3250" calcext:value-type="float">
            <text:p>3250</text:p>
          </table:table-cell>
          <table:table-cell table:formula="of:=IF([.B79]=0;[.D79];&quot;&quot;) &amp; IF([.B79]=[$Basic.$B$2];&quot;Open Terrain&quot;;&quot;&quot;) &amp; IF([.B79]=[$Basic.$C$2];&quot;Difficult Terrain&quot;;&quot;&quot;) &amp; IF([.B79]=[$Basic.$D$2];&quot;Extreme Terrain&quot;;&quot;&quot;)">
            <text:p/>
          </table:table-cell>
          <table:table-cell table:formula="of:= [.N79] &amp; &quot; &quot; &amp; [.E79]" office:value-type="string" office:string-value=" 13/8" calcext:value-type="string">
            <text:p><text:s/>13/8</text:p>
          </table:table-cell>
          <table:table-cell table:formula="of:=CEILING([.J79])" office:value-type="float" office:value="25" calcext:value-type="float">
            <text:p>25</text:p>
          </table:table-cell>
          <table:table-cell table:formula="of:=CEILING(8*[.J79])" office:value-type="float" office:value="195" calcext:value-type="float">
            <text:p>195</text:p>
          </table:table-cell>
          <table:table-cell table:formula="of:=CEILING(1*[.K79])" office:value-type="float" office:value="163" calcext:value-type="float">
            <text:p>163</text:p>
          </table:table-cell>
          <table:table-cell table:formula="of:=CEILING(2*[.K79])" office:value-type="float" office:value="325" calcext:value-type="float">
            <text:p>325</text:p>
          </table:table-cell>
          <table:table-cell table:formula="of:=CEILING(5*[.K79])" office:value-type="float" office:value="813" calcext:value-type="float">
            <text:p>813</text:p>
          </table:table-cell>
          <table:table-cell table:formula="of:=CEILING(1*[.L79])" office:value-type="float" office:value="975" calcext:value-type="float">
            <text:p>975</text:p>
          </table:table-cell>
          <table:table-cell table:formula="of:=CEILING(2*[.L79])" office:value-type="float" office:value="1950" calcext:value-type="float">
            <text:p>1950</text:p>
          </table:table-cell>
          <table:table-cell table:formula="of:=CEILING(1*[.M79])" office:value-type="float" office:value="3250" calcext:value-type="float">
            <text:p>3250</text:p>
          </table:table-cell>
          <table:table-cell table:formula="of:=CEILING(2*[.M79])" office:value-type="float" office:value="6500" calcext:value-type="float">
            <text:p>6500</text:p>
          </table:table-cell>
          <table:table-cell table:formula="of:=CEILING(6*[.M79])" office:value-type="float" office:value="19500" calcext:value-type="float">
            <text:p>1950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MOD([.A80]-1;[$Basic.$A$2]+1)" office:value-type="float" office:value="14" calcext:value-type="float">
            <text:p>14</text:p>
          </table:table-cell>
          <table:table-cell table:formula="of:=CEILING(([.A80]-[.B80])/[$Basic.$A$2]; 1)+3" office:value-type="float" office:value="8" calcext:value-type="float">
            <text:p>8</text:p>
          </table:table-cell>
          <table:table-cell table:formula="of:=IF([.B80]=0;INDIRECT(ADDRESS([.C80];1;1;1;&quot;Basic&quot;));&quot;&quot;)">
            <text:p/>
          </table:table-cell>
          <table:table-cell table:style-name="ce3" table:formula="of:=[.B80] &amp; &quot;/&quot; &amp; [$Basic.$B$2]" office:value-type="string" office:string-value="14/8" calcext:value-type="string">
            <text:p>14/8</text:p>
          </table:table-cell>
          <table:table-cell table:formula="of:=INDIRECT(ADDRESS([.$C80];2;1;1;&quot;Basic&quot;))*[.$B80]/[$Basic.$B$2]" office:value-type="float" office:value="26.25" calcext:value-type="float">
            <text:p>26.25</text:p>
          </table:table-cell>
          <table:table-cell table:formula="of:=INDIRECT(ADDRESS([.$C80];3;1;1;&quot;Basic&quot;))*[.$B80]/[$Basic.$B$2]" office:value-type="float" office:value="175" calcext:value-type="float">
            <text:p>175</text:p>
          </table:table-cell>
          <table:table-cell table:formula="of:=INDIRECT(ADDRESS([.$C80];4;1;1;&quot;Basic&quot;))*[.$B80]/[$Basic.$B$2]" office:value-type="float" office:value="1050" calcext:value-type="float">
            <text:p>1050</text:p>
          </table:table-cell>
          <table:table-cell table:formula="of:=INDIRECT(ADDRESS([.$C80];5;1;1;&quot;Basic&quot;))*[.$B80]/[$Basic.$B$2]" office:value-type="float" office:value="3500" calcext:value-type="float">
            <text:p>3500</text:p>
          </table:table-cell>
          <table:table-cell table:formula="of:=[.F80]" office:value-type="float" office:value="26.25" calcext:value-type="float">
            <text:p>26.25</text:p>
          </table:table-cell>
          <table:table-cell table:formula="of:=IF([.G80]=0;1;[.G80])" office:value-type="float" office:value="175" calcext:value-type="float">
            <text:p>175</text:p>
          </table:table-cell>
          <table:table-cell table:formula="of:=IF([.H80]=0;5;[.H80])" office:value-type="float" office:value="1050" calcext:value-type="float">
            <text:p>1050</text:p>
          </table:table-cell>
          <table:table-cell table:formula="of:=IF([.I80]=0;15;[.I80])" office:value-type="float" office:value="3500" calcext:value-type="float">
            <text:p>3500</text:p>
          </table:table-cell>
          <table:table-cell table:formula="of:=IF([.B80]=0;[.D80];&quot;&quot;) &amp; IF([.B80]=[$Basic.$B$2];&quot;Open Terrain&quot;;&quot;&quot;) &amp; IF([.B80]=[$Basic.$C$2];&quot;Difficult Terrain&quot;;&quot;&quot;) &amp; IF([.B80]=[$Basic.$D$2];&quot;Extreme Terrain&quot;;&quot;&quot;)">
            <text:p/>
          </table:table-cell>
          <table:table-cell table:formula="of:= [.N80] &amp; &quot; &quot; &amp; [.E80]" office:value-type="string" office:string-value=" 14/8" calcext:value-type="string">
            <text:p><text:s/>14/8</text:p>
          </table:table-cell>
          <table:table-cell table:formula="of:=CEILING([.J80])" office:value-type="float" office:value="27" calcext:value-type="float">
            <text:p>27</text:p>
          </table:table-cell>
          <table:table-cell table:formula="of:=CEILING(8*[.J80])" office:value-type="float" office:value="210" calcext:value-type="float">
            <text:p>210</text:p>
          </table:table-cell>
          <table:table-cell table:formula="of:=CEILING(1*[.K80])" office:value-type="float" office:value="175" calcext:value-type="float">
            <text:p>175</text:p>
          </table:table-cell>
          <table:table-cell table:formula="of:=CEILING(2*[.K80])" office:value-type="float" office:value="350" calcext:value-type="float">
            <text:p>350</text:p>
          </table:table-cell>
          <table:table-cell table:formula="of:=CEILING(5*[.K80])" office:value-type="float" office:value="875" calcext:value-type="float">
            <text:p>875</text:p>
          </table:table-cell>
          <table:table-cell table:formula="of:=CEILING(1*[.L80])" office:value-type="float" office:value="1050" calcext:value-type="float">
            <text:p>1050</text:p>
          </table:table-cell>
          <table:table-cell table:formula="of:=CEILING(2*[.L80])" office:value-type="float" office:value="2100" calcext:value-type="float">
            <text:p>2100</text:p>
          </table:table-cell>
          <table:table-cell table:formula="of:=CEILING(1*[.M80])" office:value-type="float" office:value="3500" calcext:value-type="float">
            <text:p>3500</text:p>
          </table:table-cell>
          <table:table-cell table:formula="of:=CEILING(2*[.M80])" office:value-type="float" office:value="7000" calcext:value-type="float">
            <text:p>7000</text:p>
          </table:table-cell>
          <table:table-cell table:formula="of:=CEILING(6*[.M80])" office:value-type="float" office:value="21000" calcext:value-type="float">
            <text:p>2100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MOD([.A81]-1;[$Basic.$A$2]+1)" office:value-type="float" office:value="15" calcext:value-type="float">
            <text:p>15</text:p>
          </table:table-cell>
          <table:table-cell table:formula="of:=CEILING(([.A81]-[.B81])/[$Basic.$A$2]; 1)+3" office:value-type="float" office:value="8" calcext:value-type="float">
            <text:p>8</text:p>
          </table:table-cell>
          <table:table-cell table:formula="of:=IF([.B81]=0;INDIRECT(ADDRESS([.C81];1;1;1;&quot;Basic&quot;));&quot;&quot;)">
            <text:p/>
          </table:table-cell>
          <table:table-cell table:style-name="ce3" table:formula="of:=[.B81] &amp; &quot;/&quot; &amp; [$Basic.$B$2]" office:value-type="string" office:string-value="15/8" calcext:value-type="string">
            <text:p>15/8</text:p>
          </table:table-cell>
          <table:table-cell table:formula="of:=INDIRECT(ADDRESS([.$C81];2;1;1;&quot;Basic&quot;))*[.$B81]/[$Basic.$B$2]" office:value-type="float" office:value="28.125" calcext:value-type="float">
            <text:p>28.125</text:p>
          </table:table-cell>
          <table:table-cell table:formula="of:=INDIRECT(ADDRESS([.$C81];3;1;1;&quot;Basic&quot;))*[.$B81]/[$Basic.$B$2]" office:value-type="float" office:value="187.5" calcext:value-type="float">
            <text:p>187.5</text:p>
          </table:table-cell>
          <table:table-cell table:formula="of:=INDIRECT(ADDRESS([.$C81];4;1;1;&quot;Basic&quot;))*[.$B81]/[$Basic.$B$2]" office:value-type="float" office:value="1125" calcext:value-type="float">
            <text:p>1125</text:p>
          </table:table-cell>
          <table:table-cell table:formula="of:=INDIRECT(ADDRESS([.$C81];5;1;1;&quot;Basic&quot;))*[.$B81]/[$Basic.$B$2]" office:value-type="float" office:value="3750" calcext:value-type="float">
            <text:p>3750</text:p>
          </table:table-cell>
          <table:table-cell table:formula="of:=[.F81]" office:value-type="float" office:value="28.125" calcext:value-type="float">
            <text:p>28.125</text:p>
          </table:table-cell>
          <table:table-cell table:formula="of:=IF([.G81]=0;1;[.G81])" office:value-type="float" office:value="187.5" calcext:value-type="float">
            <text:p>187.5</text:p>
          </table:table-cell>
          <table:table-cell table:formula="of:=IF([.H81]=0;5;[.H81])" office:value-type="float" office:value="1125" calcext:value-type="float">
            <text:p>1125</text:p>
          </table:table-cell>
          <table:table-cell table:formula="of:=IF([.I81]=0;15;[.I81])" office:value-type="float" office:value="3750" calcext:value-type="float">
            <text:p>3750</text:p>
          </table:table-cell>
          <table:table-cell table:formula="of:=IF([.B81]=0;[.D81];&quot;&quot;) &amp; IF([.B81]=[$Basic.$B$2];&quot;Open Terrain&quot;;&quot;&quot;) &amp; IF([.B81]=[$Basic.$C$2];&quot;Difficult Terrain&quot;;&quot;&quot;) &amp; IF([.B81]=[$Basic.$D$2];&quot;Extreme Terrain&quot;;&quot;&quot;)">
            <text:p/>
          </table:table-cell>
          <table:table-cell table:formula="of:= [.N81] &amp; &quot; &quot; &amp; [.E81]" office:value-type="string" office:string-value=" 15/8" calcext:value-type="string">
            <text:p><text:s/>15/8</text:p>
          </table:table-cell>
          <table:table-cell table:formula="of:=CEILING([.J81])" office:value-type="float" office:value="29" calcext:value-type="float">
            <text:p>29</text:p>
          </table:table-cell>
          <table:table-cell table:formula="of:=CEILING(8*[.J81])" office:value-type="float" office:value="225" calcext:value-type="float">
            <text:p>225</text:p>
          </table:table-cell>
          <table:table-cell table:formula="of:=CEILING(1*[.K81])" office:value-type="float" office:value="188" calcext:value-type="float">
            <text:p>188</text:p>
          </table:table-cell>
          <table:table-cell table:formula="of:=CEILING(2*[.K81])" office:value-type="float" office:value="375" calcext:value-type="float">
            <text:p>375</text:p>
          </table:table-cell>
          <table:table-cell table:formula="of:=CEILING(5*[.K81])" office:value-type="float" office:value="938" calcext:value-type="float">
            <text:p>938</text:p>
          </table:table-cell>
          <table:table-cell table:formula="of:=CEILING(1*[.L81])" office:value-type="float" office:value="1125" calcext:value-type="float">
            <text:p>1125</text:p>
          </table:table-cell>
          <table:table-cell table:formula="of:=CEILING(2*[.L81])" office:value-type="float" office:value="2250" calcext:value-type="float">
            <text:p>2250</text:p>
          </table:table-cell>
          <table:table-cell table:formula="of:=CEILING(1*[.M81])" office:value-type="float" office:value="3750" calcext:value-type="float">
            <text:p>3750</text:p>
          </table:table-cell>
          <table:table-cell table:formula="of:=CEILING(2*[.M81])" office:value-type="float" office:value="7500" calcext:value-type="float">
            <text:p>7500</text:p>
          </table:table-cell>
          <table:table-cell table:formula="of:=CEILING(6*[.M81])" office:value-type="float" office:value="22500" calcext:value-type="float">
            <text:p>2250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MOD([.A82]-1;[$Basic.$A$2]+1)" office:value-type="float" office:value="0" calcext:value-type="float">
            <text:p>0</text:p>
          </table:table-cell>
          <table:table-cell table:formula="of:=CEILING(([.A82]-[.B82])/[$Basic.$A$2]; 1)+3" office:value-type="float" office:value="9" calcext:value-type="float">
            <text:p>9</text:p>
          </table:table-cell>
          <table:table-cell table:formula="of:=IF([.B82]=0;INDIRECT(ADDRESS([.C82];1;1;1;&quot;Basic&quot;));&quot;&quot;)" office:value-type="string" office:string-value="Horse, Supernatural tireless" calcext:value-type="string">
            <text:p>Horse, Supernatural tireless</text:p>
          </table:table-cell>
          <table:table-cell table:style-name="ce3" table:formula="of:=[.B82] &amp; &quot;/&quot; &amp; [$Basic.$B$2]" office:value-type="string" office:string-value="0/8" calcext:value-type="string">
            <text:p>0/8</text:p>
          </table:table-cell>
          <table:table-cell table:formula="of:=INDIRECT(ADDRESS([.$C82];2;1;1;&quot;Basic&quot;))*[.$B82]/[$Basic.$B$2]" office:value-type="float" office:value="0" calcext:value-type="float">
            <text:p>0</text:p>
          </table:table-cell>
          <table:table-cell table:formula="of:=INDIRECT(ADDRESS([.$C82];3;1;1;&quot;Basic&quot;))*[.$B82]/[$Basic.$B$2]" office:value-type="float" office:value="0" calcext:value-type="float">
            <text:p>0</text:p>
          </table:table-cell>
          <table:table-cell table:formula="of:=INDIRECT(ADDRESS([.$C82];4;1;1;&quot;Basic&quot;))*[.$B82]/[$Basic.$B$2]" office:value-type="float" office:value="0" calcext:value-type="float">
            <text:p>0</text:p>
          </table:table-cell>
          <table:table-cell table:formula="of:=INDIRECT(ADDRESS([.$C82];5;1;1;&quot;Basic&quot;))*[.$B82]/[$Basic.$B$2]" office:value-type="float" office:value="0" calcext:value-type="float">
            <text:p>0</text:p>
          </table:table-cell>
          <table:table-cell table:formula="of:=[.F82]" office:value-type="float" office:value="0" calcext:value-type="float">
            <text:p>0</text:p>
          </table:table-cell>
          <table:table-cell table:formula="of:=IF([.G82]=0;1;[.G82])" office:value-type="float" office:value="1" calcext:value-type="float">
            <text:p>1</text:p>
          </table:table-cell>
          <table:table-cell table:formula="of:=IF([.H82]=0;5;[.H82])" office:value-type="float" office:value="5" calcext:value-type="float">
            <text:p>5</text:p>
          </table:table-cell>
          <table:table-cell table:formula="of:=IF([.I82]=0;15;[.I82])" office:value-type="float" office:value="15" calcext:value-type="float">
            <text:p>15</text:p>
          </table:table-cell>
          <table:table-cell table:formula="of:=IF([.B82]=0;[.D82];&quot;&quot;) &amp; IF([.B82]=[$Basic.$B$2];&quot;Open Terrain&quot;;&quot;&quot;) &amp; IF([.B82]=[$Basic.$C$2];&quot;Difficult Terrain&quot;;&quot;&quot;) &amp; IF([.B82]=[$Basic.$D$2];&quot;Extreme Terrain&quot;;&quot;&quot;)" office:value-type="string" office:string-value="Horse, Supernatural tireless" calcext:value-type="string">
            <text:p>Horse, Supernatural tireless</text:p>
          </table:table-cell>
          <table:table-cell table:formula="of:= [.N82] &amp; &quot; &quot; &amp; [.E82]" office:value-type="string" office:string-value="Horse, Supernatural tireless 0/8" calcext:value-type="string">
            <text:p>Horse, Supernatural tireless 0/8</text:p>
          </table:table-cell>
          <table:table-cell table:formula="of:=CEILING([.J82])" office:value-type="float" office:value="0" calcext:value-type="float">
            <text:p>0</text:p>
          </table:table-cell>
          <table:table-cell table:formula="of:=CEILING(8*[.J82])" office:value-type="float" office:value="0" calcext:value-type="float">
            <text:p>0</text:p>
          </table:table-cell>
          <table:table-cell table:formula="of:=CEILING(1*[.K82])" office:value-type="float" office:value="1" calcext:value-type="float">
            <text:p>1</text:p>
          </table:table-cell>
          <table:table-cell table:formula="of:=CEILING(2*[.K82])" office:value-type="float" office:value="2" calcext:value-type="float">
            <text:p>2</text:p>
          </table:table-cell>
          <table:table-cell table:formula="of:=CEILING(5*[.K82])" office:value-type="float" office:value="5" calcext:value-type="float">
            <text:p>5</text:p>
          </table:table-cell>
          <table:table-cell table:formula="of:=CEILING(1*[.L82])" office:value-type="float" office:value="5" calcext:value-type="float">
            <text:p>5</text:p>
          </table:table-cell>
          <table:table-cell table:formula="of:=CEILING(2*[.L82])" office:value-type="float" office:value="10" calcext:value-type="float">
            <text:p>10</text:p>
          </table:table-cell>
          <table:table-cell table:formula="of:=CEILING(1*[.M82])" office:value-type="float" office:value="15" calcext:value-type="float">
            <text:p>15</text:p>
          </table:table-cell>
          <table:table-cell table:formula="of:=CEILING(2*[.M82])" office:value-type="float" office:value="30" calcext:value-type="float">
            <text:p>30</text:p>
          </table:table-cell>
          <table:table-cell table:formula="of:=CEILING(6*[.M82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MOD([.A83]-1;[$Basic.$A$2]+1)" office:value-type="float" office:value="1" calcext:value-type="float">
            <text:p>1</text:p>
          </table:table-cell>
          <table:table-cell table:formula="of:=CEILING(([.A83]-[.B83])/[$Basic.$A$2]; 1)+3" office:value-type="float" office:value="9" calcext:value-type="float">
            <text:p>9</text:p>
          </table:table-cell>
          <table:table-cell table:formula="of:=IF([.B83]=0;INDIRECT(ADDRESS([.C83];1;1;1;&quot;Basic&quot;));&quot;&quot;)">
            <text:p/>
          </table:table-cell>
          <table:table-cell table:style-name="ce3" table:formula="of:=[.B83] &amp; &quot;/&quot; &amp; [$Basic.$B$2]" office:value-type="string" office:string-value="1/8" calcext:value-type="string">
            <text:p>1/8</text:p>
          </table:table-cell>
          <table:table-cell table:formula="of:=INDIRECT(ADDRESS([.$C83];2;1;1;&quot;Basic&quot;))*[.$B83]/[$Basic.$B$2]" office:value-type="float" office:value="3.125" calcext:value-type="float">
            <text:p>3.125</text:p>
          </table:table-cell>
          <table:table-cell table:formula="of:=INDIRECT(ADDRESS([.$C83];3;1;1;&quot;Basic&quot;))*[.$B83]/[$Basic.$B$2]" office:value-type="float" office:value="75" calcext:value-type="float">
            <text:p>75</text:p>
          </table:table-cell>
          <table:table-cell table:formula="of:=INDIRECT(ADDRESS([.$C83];4;1;1;&quot;Basic&quot;))*[.$B83]/[$Basic.$B$2]" office:value-type="float" office:value="525" calcext:value-type="float">
            <text:p>525</text:p>
          </table:table-cell>
          <table:table-cell table:formula="of:=INDIRECT(ADDRESS([.$C83];5;1;1;&quot;Basic&quot;))*[.$B83]/[$Basic.$B$2]" office:value-type="float" office:value="1875" calcext:value-type="float">
            <text:p>1875</text:p>
          </table:table-cell>
          <table:table-cell table:formula="of:=[.F83]" office:value-type="float" office:value="3.125" calcext:value-type="float">
            <text:p>3.125</text:p>
          </table:table-cell>
          <table:table-cell table:formula="of:=IF([.G83]=0;1;[.G83])" office:value-type="float" office:value="75" calcext:value-type="float">
            <text:p>75</text:p>
          </table:table-cell>
          <table:table-cell table:formula="of:=IF([.H83]=0;5;[.H83])" office:value-type="float" office:value="525" calcext:value-type="float">
            <text:p>525</text:p>
          </table:table-cell>
          <table:table-cell table:formula="of:=IF([.I83]=0;15;[.I83])" office:value-type="float" office:value="1875" calcext:value-type="float">
            <text:p>1875</text:p>
          </table:table-cell>
          <table:table-cell table:formula="of:=IF([.B83]=0;[.D83];&quot;&quot;) &amp; IF([.B83]=[$Basic.$B$2];&quot;Open Terrain&quot;;&quot;&quot;) &amp; IF([.B83]=[$Basic.$C$2];&quot;Difficult Terrain&quot;;&quot;&quot;) &amp; IF([.B83]=[$Basic.$D$2];&quot;Extreme Terrain&quot;;&quot;&quot;)">
            <text:p/>
          </table:table-cell>
          <table:table-cell table:formula="of:= [.N83] &amp; &quot; &quot; &amp; [.E83]" office:value-type="string" office:string-value=" 1/8" calcext:value-type="string">
            <text:p><text:s/>1/8</text:p>
          </table:table-cell>
          <table:table-cell table:formula="of:=CEILING([.J83])" office:value-type="float" office:value="4" calcext:value-type="float">
            <text:p>4</text:p>
          </table:table-cell>
          <table:table-cell table:formula="of:=CEILING(8*[.J83])" office:value-type="float" office:value="25" calcext:value-type="float">
            <text:p>25</text:p>
          </table:table-cell>
          <table:table-cell table:formula="of:=CEILING(1*[.K83])" office:value-type="float" office:value="75" calcext:value-type="float">
            <text:p>75</text:p>
          </table:table-cell>
          <table:table-cell table:formula="of:=CEILING(2*[.K83])" office:value-type="float" office:value="150" calcext:value-type="float">
            <text:p>150</text:p>
          </table:table-cell>
          <table:table-cell table:formula="of:=CEILING(5*[.K83])" office:value-type="float" office:value="375" calcext:value-type="float">
            <text:p>375</text:p>
          </table:table-cell>
          <table:table-cell table:formula="of:=CEILING(1*[.L83])" office:value-type="float" office:value="525" calcext:value-type="float">
            <text:p>525</text:p>
          </table:table-cell>
          <table:table-cell table:formula="of:=CEILING(2*[.L83])" office:value-type="float" office:value="1050" calcext:value-type="float">
            <text:p>1050</text:p>
          </table:table-cell>
          <table:table-cell table:formula="of:=CEILING(1*[.M83])" office:value-type="float" office:value="1875" calcext:value-type="float">
            <text:p>1875</text:p>
          </table:table-cell>
          <table:table-cell table:formula="of:=CEILING(2*[.M83])" office:value-type="float" office:value="3750" calcext:value-type="float">
            <text:p>3750</text:p>
          </table:table-cell>
          <table:table-cell table:formula="of:=CEILING(6*[.M83])" office:value-type="float" office:value="11250" calcext:value-type="float">
            <text:p>1125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MOD([.A84]-1;[$Basic.$A$2]+1)" office:value-type="float" office:value="2" calcext:value-type="float">
            <text:p>2</text:p>
          </table:table-cell>
          <table:table-cell table:formula="of:=CEILING(([.A84]-[.B84])/[$Basic.$A$2]; 1)+3" office:value-type="float" office:value="9" calcext:value-type="float">
            <text:p>9</text:p>
          </table:table-cell>
          <table:table-cell table:formula="of:=IF([.B84]=0;INDIRECT(ADDRESS([.C84];1;1;1;&quot;Basic&quot;));&quot;&quot;)">
            <text:p/>
          </table:table-cell>
          <table:table-cell table:style-name="ce3" table:formula="of:=[.B84] &amp; &quot;/&quot; &amp; [$Basic.$B$2]" office:value-type="string" office:string-value="2/8" calcext:value-type="string">
            <text:p>2/8</text:p>
          </table:table-cell>
          <table:table-cell table:formula="of:=INDIRECT(ADDRESS([.$C84];2;1;1;&quot;Basic&quot;))*[.$B84]/[$Basic.$B$2]" office:value-type="float" office:value="6.25" calcext:value-type="float">
            <text:p>6.25</text:p>
          </table:table-cell>
          <table:table-cell table:formula="of:=INDIRECT(ADDRESS([.$C84];3;1;1;&quot;Basic&quot;))*[.$B84]/[$Basic.$B$2]" office:value-type="float" office:value="150" calcext:value-type="float">
            <text:p>150</text:p>
          </table:table-cell>
          <table:table-cell table:formula="of:=INDIRECT(ADDRESS([.$C84];4;1;1;&quot;Basic&quot;))*[.$B84]/[$Basic.$B$2]" office:value-type="float" office:value="1050" calcext:value-type="float">
            <text:p>1050</text:p>
          </table:table-cell>
          <table:table-cell table:formula="of:=INDIRECT(ADDRESS([.$C84];5;1;1;&quot;Basic&quot;))*[.$B84]/[$Basic.$B$2]" office:value-type="float" office:value="3750" calcext:value-type="float">
            <text:p>3750</text:p>
          </table:table-cell>
          <table:table-cell table:formula="of:=[.F84]" office:value-type="float" office:value="6.25" calcext:value-type="float">
            <text:p>6.25</text:p>
          </table:table-cell>
          <table:table-cell table:formula="of:=IF([.G84]=0;1;[.G84])" office:value-type="float" office:value="150" calcext:value-type="float">
            <text:p>150</text:p>
          </table:table-cell>
          <table:table-cell table:formula="of:=IF([.H84]=0;5;[.H84])" office:value-type="float" office:value="1050" calcext:value-type="float">
            <text:p>1050</text:p>
          </table:table-cell>
          <table:table-cell table:formula="of:=IF([.I84]=0;15;[.I84])" office:value-type="float" office:value="3750" calcext:value-type="float">
            <text:p>3750</text:p>
          </table:table-cell>
          <table:table-cell table:formula="of:=IF([.B84]=0;[.D84];&quot;&quot;) &amp; IF([.B84]=[$Basic.$B$2];&quot;Open Terrain&quot;;&quot;&quot;) &amp; IF([.B84]=[$Basic.$C$2];&quot;Difficult Terrain&quot;;&quot;&quot;) &amp; IF([.B84]=[$Basic.$D$2];&quot;Extreme Terrain&quot;;&quot;&quot;)">
            <text:p/>
          </table:table-cell>
          <table:table-cell table:formula="of:= [.N84] &amp; &quot; &quot; &amp; [.E84]" office:value-type="string" office:string-value=" 2/8" calcext:value-type="string">
            <text:p><text:s/>2/8</text:p>
          </table:table-cell>
          <table:table-cell table:formula="of:=CEILING([.J84])" office:value-type="float" office:value="7" calcext:value-type="float">
            <text:p>7</text:p>
          </table:table-cell>
          <table:table-cell table:formula="of:=CEILING(8*[.J84])" office:value-type="float" office:value="50" calcext:value-type="float">
            <text:p>50</text:p>
          </table:table-cell>
          <table:table-cell table:formula="of:=CEILING(1*[.K84])" office:value-type="float" office:value="150" calcext:value-type="float">
            <text:p>150</text:p>
          </table:table-cell>
          <table:table-cell table:formula="of:=CEILING(2*[.K84])" office:value-type="float" office:value="300" calcext:value-type="float">
            <text:p>300</text:p>
          </table:table-cell>
          <table:table-cell table:formula="of:=CEILING(5*[.K84])" office:value-type="float" office:value="750" calcext:value-type="float">
            <text:p>750</text:p>
          </table:table-cell>
          <table:table-cell table:formula="of:=CEILING(1*[.L84])" office:value-type="float" office:value="1050" calcext:value-type="float">
            <text:p>1050</text:p>
          </table:table-cell>
          <table:table-cell table:formula="of:=CEILING(2*[.L84])" office:value-type="float" office:value="2100" calcext:value-type="float">
            <text:p>2100</text:p>
          </table:table-cell>
          <table:table-cell table:formula="of:=CEILING(1*[.M84])" office:value-type="float" office:value="3750" calcext:value-type="float">
            <text:p>3750</text:p>
          </table:table-cell>
          <table:table-cell table:formula="of:=CEILING(2*[.M84])" office:value-type="float" office:value="7500" calcext:value-type="float">
            <text:p>7500</text:p>
          </table:table-cell>
          <table:table-cell table:formula="of:=CEILING(6*[.M84])" office:value-type="float" office:value="22500" calcext:value-type="float">
            <text:p>22500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MOD([.A85]-1;[$Basic.$A$2]+1)" office:value-type="float" office:value="3" calcext:value-type="float">
            <text:p>3</text:p>
          </table:table-cell>
          <table:table-cell table:formula="of:=CEILING(([.A85]-[.B85])/[$Basic.$A$2]; 1)+3" office:value-type="float" office:value="9" calcext:value-type="float">
            <text:p>9</text:p>
          </table:table-cell>
          <table:table-cell table:formula="of:=IF([.B85]=0;INDIRECT(ADDRESS([.C85];1;1;1;&quot;Basic&quot;));&quot;&quot;)">
            <text:p/>
          </table:table-cell>
          <table:table-cell table:style-name="ce3" table:formula="of:=[.B85] &amp; &quot;/&quot; &amp; [$Basic.$B$2]" office:value-type="string" office:string-value="3/8" calcext:value-type="string">
            <text:p>3/8</text:p>
          </table:table-cell>
          <table:table-cell table:formula="of:=INDIRECT(ADDRESS([.$C85];2;1;1;&quot;Basic&quot;))*[.$B85]/[$Basic.$B$2]" office:value-type="float" office:value="9.375" calcext:value-type="float">
            <text:p>9.375</text:p>
          </table:table-cell>
          <table:table-cell table:formula="of:=INDIRECT(ADDRESS([.$C85];3;1;1;&quot;Basic&quot;))*[.$B85]/[$Basic.$B$2]" office:value-type="float" office:value="225" calcext:value-type="float">
            <text:p>225</text:p>
          </table:table-cell>
          <table:table-cell table:formula="of:=INDIRECT(ADDRESS([.$C85];4;1;1;&quot;Basic&quot;))*[.$B85]/[$Basic.$B$2]" office:value-type="float" office:value="1575" calcext:value-type="float">
            <text:p>1575</text:p>
          </table:table-cell>
          <table:table-cell table:formula="of:=INDIRECT(ADDRESS([.$C85];5;1;1;&quot;Basic&quot;))*[.$B85]/[$Basic.$B$2]" office:value-type="float" office:value="5625" calcext:value-type="float">
            <text:p>5625</text:p>
          </table:table-cell>
          <table:table-cell table:formula="of:=[.F85]" office:value-type="float" office:value="9.375" calcext:value-type="float">
            <text:p>9.375</text:p>
          </table:table-cell>
          <table:table-cell table:formula="of:=IF([.G85]=0;1;[.G85])" office:value-type="float" office:value="225" calcext:value-type="float">
            <text:p>225</text:p>
          </table:table-cell>
          <table:table-cell table:formula="of:=IF([.H85]=0;5;[.H85])" office:value-type="float" office:value="1575" calcext:value-type="float">
            <text:p>1575</text:p>
          </table:table-cell>
          <table:table-cell table:formula="of:=IF([.I85]=0;15;[.I85])" office:value-type="float" office:value="5625" calcext:value-type="float">
            <text:p>5625</text:p>
          </table:table-cell>
          <table:table-cell table:formula="of:=IF([.B85]=0;[.D85];&quot;&quot;) &amp; IF([.B85]=[$Basic.$B$2];&quot;Open Terrain&quot;;&quot;&quot;) &amp; IF([.B85]=[$Basic.$C$2];&quot;Difficult Terrain&quot;;&quot;&quot;) &amp; IF([.B85]=[$Basic.$D$2];&quot;Extreme Terrain&quot;;&quot;&quot;)">
            <text:p/>
          </table:table-cell>
          <table:table-cell table:formula="of:= [.N85] &amp; &quot; &quot; &amp; [.E85]" office:value-type="string" office:string-value=" 3/8" calcext:value-type="string">
            <text:p><text:s/>3/8</text:p>
          </table:table-cell>
          <table:table-cell table:formula="of:=CEILING([.J85])" office:value-type="float" office:value="10" calcext:value-type="float">
            <text:p>10</text:p>
          </table:table-cell>
          <table:table-cell table:formula="of:=CEILING(8*[.J85])" office:value-type="float" office:value="75" calcext:value-type="float">
            <text:p>75</text:p>
          </table:table-cell>
          <table:table-cell table:formula="of:=CEILING(1*[.K85])" office:value-type="float" office:value="225" calcext:value-type="float">
            <text:p>225</text:p>
          </table:table-cell>
          <table:table-cell table:formula="of:=CEILING(2*[.K85])" office:value-type="float" office:value="450" calcext:value-type="float">
            <text:p>450</text:p>
          </table:table-cell>
          <table:table-cell table:formula="of:=CEILING(5*[.K85])" office:value-type="float" office:value="1125" calcext:value-type="float">
            <text:p>1125</text:p>
          </table:table-cell>
          <table:table-cell table:formula="of:=CEILING(1*[.L85])" office:value-type="float" office:value="1575" calcext:value-type="float">
            <text:p>1575</text:p>
          </table:table-cell>
          <table:table-cell table:formula="of:=CEILING(2*[.L85])" office:value-type="float" office:value="3150" calcext:value-type="float">
            <text:p>3150</text:p>
          </table:table-cell>
          <table:table-cell table:formula="of:=CEILING(1*[.M85])" office:value-type="float" office:value="5625" calcext:value-type="float">
            <text:p>5625</text:p>
          </table:table-cell>
          <table:table-cell table:formula="of:=CEILING(2*[.M85])" office:value-type="float" office:value="11250" calcext:value-type="float">
            <text:p>11250</text:p>
          </table:table-cell>
          <table:table-cell table:formula="of:=CEILING(6*[.M85])" office:value-type="float" office:value="33750" calcext:value-type="float">
            <text:p>3375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MOD([.A86]-1;[$Basic.$A$2]+1)" office:value-type="float" office:value="4" calcext:value-type="float">
            <text:p>4</text:p>
          </table:table-cell>
          <table:table-cell table:formula="of:=CEILING(([.A86]-[.B86])/[$Basic.$A$2]; 1)+3" office:value-type="float" office:value="9" calcext:value-type="float">
            <text:p>9</text:p>
          </table:table-cell>
          <table:table-cell table:formula="of:=IF([.B86]=0;INDIRECT(ADDRESS([.C86];1;1;1;&quot;Basic&quot;));&quot;&quot;)">
            <text:p/>
          </table:table-cell>
          <table:table-cell table:style-name="ce3" table:formula="of:=[.B86] &amp; &quot;/&quot; &amp; [$Basic.$B$2]" office:value-type="string" office:string-value="4/8" calcext:value-type="string">
            <text:p>4/8</text:p>
          </table:table-cell>
          <table:table-cell table:formula="of:=INDIRECT(ADDRESS([.$C86];2;1;1;&quot;Basic&quot;))*[.$B86]/[$Basic.$B$2]" office:value-type="float" office:value="12.5" calcext:value-type="float">
            <text:p>12.5</text:p>
          </table:table-cell>
          <table:table-cell table:formula="of:=INDIRECT(ADDRESS([.$C86];3;1;1;&quot;Basic&quot;))*[.$B86]/[$Basic.$B$2]" office:value-type="float" office:value="300" calcext:value-type="float">
            <text:p>300</text:p>
          </table:table-cell>
          <table:table-cell table:formula="of:=INDIRECT(ADDRESS([.$C86];4;1;1;&quot;Basic&quot;))*[.$B86]/[$Basic.$B$2]" office:value-type="float" office:value="2100" calcext:value-type="float">
            <text:p>2100</text:p>
          </table:table-cell>
          <table:table-cell table:formula="of:=INDIRECT(ADDRESS([.$C86];5;1;1;&quot;Basic&quot;))*[.$B86]/[$Basic.$B$2]" office:value-type="float" office:value="7500" calcext:value-type="float">
            <text:p>7500</text:p>
          </table:table-cell>
          <table:table-cell table:formula="of:=[.F86]" office:value-type="float" office:value="12.5" calcext:value-type="float">
            <text:p>12.5</text:p>
          </table:table-cell>
          <table:table-cell table:formula="of:=IF([.G86]=0;1;[.G86])" office:value-type="float" office:value="300" calcext:value-type="float">
            <text:p>300</text:p>
          </table:table-cell>
          <table:table-cell table:formula="of:=IF([.H86]=0;5;[.H86])" office:value-type="float" office:value="2100" calcext:value-type="float">
            <text:p>2100</text:p>
          </table:table-cell>
          <table:table-cell table:formula="of:=IF([.I86]=0;15;[.I86])" office:value-type="float" office:value="7500" calcext:value-type="float">
            <text:p>7500</text:p>
          </table:table-cell>
          <table:table-cell table:formula="of:=IF([.B86]=0;[.D86];&quot;&quot;) &amp; IF([.B86]=[$Basic.$B$2];&quot;Open Terrain&quot;;&quot;&quot;) &amp; IF([.B86]=[$Basic.$C$2];&quot;Difficult Terrain&quot;;&quot;&quot;) &amp; IF([.B86]=[$Basic.$D$2];&quot;Extreme Terrain&quot;;&quot;&quot;)" office:value-type="string" office:string-value="Extreme Terrain" calcext:value-type="string">
            <text:p>Extreme Terrain</text:p>
          </table:table-cell>
          <table:table-cell table:formula="of:= [.N86] &amp; &quot; &quot; &amp; [.E86]" office:value-type="string" office:string-value="Extreme Terrain 4/8" calcext:value-type="string">
            <text:p>Extreme Terrain 4/8</text:p>
          </table:table-cell>
          <table:table-cell table:formula="of:=CEILING([.J86])" office:value-type="float" office:value="13" calcext:value-type="float">
            <text:p>13</text:p>
          </table:table-cell>
          <table:table-cell table:formula="of:=CEILING(8*[.J86])" office:value-type="float" office:value="100" calcext:value-type="float">
            <text:p>100</text:p>
          </table:table-cell>
          <table:table-cell table:formula="of:=CEILING(1*[.K86])" office:value-type="float" office:value="300" calcext:value-type="float">
            <text:p>300</text:p>
          </table:table-cell>
          <table:table-cell table:formula="of:=CEILING(2*[.K86])" office:value-type="float" office:value="600" calcext:value-type="float">
            <text:p>600</text:p>
          </table:table-cell>
          <table:table-cell table:formula="of:=CEILING(5*[.K86])" office:value-type="float" office:value="1500" calcext:value-type="float">
            <text:p>1500</text:p>
          </table:table-cell>
          <table:table-cell table:formula="of:=CEILING(1*[.L86])" office:value-type="float" office:value="2100" calcext:value-type="float">
            <text:p>2100</text:p>
          </table:table-cell>
          <table:table-cell table:formula="of:=CEILING(2*[.L86])" office:value-type="float" office:value="4200" calcext:value-type="float">
            <text:p>4200</text:p>
          </table:table-cell>
          <table:table-cell table:formula="of:=CEILING(1*[.M86])" office:value-type="float" office:value="7500" calcext:value-type="float">
            <text:p>7500</text:p>
          </table:table-cell>
          <table:table-cell table:formula="of:=CEILING(2*[.M86])" office:value-type="float" office:value="15000" calcext:value-type="float">
            <text:p>15000</text:p>
          </table:table-cell>
          <table:table-cell table:formula="of:=CEILING(6*[.M86])" office:value-type="float" office:value="45000" calcext:value-type="float">
            <text:p>4500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MOD([.A87]-1;[$Basic.$A$2]+1)" office:value-type="float" office:value="5" calcext:value-type="float">
            <text:p>5</text:p>
          </table:table-cell>
          <table:table-cell table:formula="of:=CEILING(([.A87]-[.B87])/[$Basic.$A$2]; 1)+3" office:value-type="float" office:value="9" calcext:value-type="float">
            <text:p>9</text:p>
          </table:table-cell>
          <table:table-cell table:formula="of:=IF([.B87]=0;INDIRECT(ADDRESS([.C87];1;1;1;&quot;Basic&quot;));&quot;&quot;)">
            <text:p/>
          </table:table-cell>
          <table:table-cell table:style-name="ce3" table:formula="of:=[.B87] &amp; &quot;/&quot; &amp; [$Basic.$B$2]" office:value-type="string" office:string-value="5/8" calcext:value-type="string">
            <text:p>5/8</text:p>
          </table:table-cell>
          <table:table-cell table:formula="of:=INDIRECT(ADDRESS([.$C87];2;1;1;&quot;Basic&quot;))*[.$B87]/[$Basic.$B$2]" office:value-type="float" office:value="15.625" calcext:value-type="float">
            <text:p>15.625</text:p>
          </table:table-cell>
          <table:table-cell table:formula="of:=INDIRECT(ADDRESS([.$C87];3;1;1;&quot;Basic&quot;))*[.$B87]/[$Basic.$B$2]" office:value-type="float" office:value="375" calcext:value-type="float">
            <text:p>375</text:p>
          </table:table-cell>
          <table:table-cell table:formula="of:=INDIRECT(ADDRESS([.$C87];4;1;1;&quot;Basic&quot;))*[.$B87]/[$Basic.$B$2]" office:value-type="float" office:value="2625" calcext:value-type="float">
            <text:p>2625</text:p>
          </table:table-cell>
          <table:table-cell table:formula="of:=INDIRECT(ADDRESS([.$C87];5;1;1;&quot;Basic&quot;))*[.$B87]/[$Basic.$B$2]" office:value-type="float" office:value="9375" calcext:value-type="float">
            <text:p>9375</text:p>
          </table:table-cell>
          <table:table-cell table:formula="of:=[.F87]" office:value-type="float" office:value="15.625" calcext:value-type="float">
            <text:p>15.625</text:p>
          </table:table-cell>
          <table:table-cell table:formula="of:=IF([.G87]=0;1;[.G87])" office:value-type="float" office:value="375" calcext:value-type="float">
            <text:p>375</text:p>
          </table:table-cell>
          <table:table-cell table:formula="of:=IF([.H87]=0;5;[.H87])" office:value-type="float" office:value="2625" calcext:value-type="float">
            <text:p>2625</text:p>
          </table:table-cell>
          <table:table-cell table:formula="of:=IF([.I87]=0;15;[.I87])" office:value-type="float" office:value="9375" calcext:value-type="float">
            <text:p>9375</text:p>
          </table:table-cell>
          <table:table-cell table:formula="of:=IF([.B87]=0;[.D87];&quot;&quot;) &amp; IF([.B87]=[$Basic.$B$2];&quot;Open Terrain&quot;;&quot;&quot;) &amp; IF([.B87]=[$Basic.$C$2];&quot;Difficult Terrain&quot;;&quot;&quot;) &amp; IF([.B87]=[$Basic.$D$2];&quot;Extreme Terrain&quot;;&quot;&quot;)">
            <text:p/>
          </table:table-cell>
          <table:table-cell table:formula="of:= [.N87] &amp; &quot; &quot; &amp; [.E87]" office:value-type="string" office:string-value=" 5/8" calcext:value-type="string">
            <text:p><text:s/>5/8</text:p>
          </table:table-cell>
          <table:table-cell table:formula="of:=CEILING([.J87])" office:value-type="float" office:value="16" calcext:value-type="float">
            <text:p>16</text:p>
          </table:table-cell>
          <table:table-cell table:formula="of:=CEILING(8*[.J87])" office:value-type="float" office:value="125" calcext:value-type="float">
            <text:p>125</text:p>
          </table:table-cell>
          <table:table-cell table:formula="of:=CEILING(1*[.K87])" office:value-type="float" office:value="375" calcext:value-type="float">
            <text:p>375</text:p>
          </table:table-cell>
          <table:table-cell table:formula="of:=CEILING(2*[.K87])" office:value-type="float" office:value="750" calcext:value-type="float">
            <text:p>750</text:p>
          </table:table-cell>
          <table:table-cell table:formula="of:=CEILING(5*[.K87])" office:value-type="float" office:value="1875" calcext:value-type="float">
            <text:p>1875</text:p>
          </table:table-cell>
          <table:table-cell table:formula="of:=CEILING(1*[.L87])" office:value-type="float" office:value="2625" calcext:value-type="float">
            <text:p>2625</text:p>
          </table:table-cell>
          <table:table-cell table:formula="of:=CEILING(2*[.L87])" office:value-type="float" office:value="5250" calcext:value-type="float">
            <text:p>5250</text:p>
          </table:table-cell>
          <table:table-cell table:formula="of:=CEILING(1*[.M87])" office:value-type="float" office:value="9375" calcext:value-type="float">
            <text:p>9375</text:p>
          </table:table-cell>
          <table:table-cell table:formula="of:=CEILING(2*[.M87])" office:value-type="float" office:value="18750" calcext:value-type="float">
            <text:p>18750</text:p>
          </table:table-cell>
          <table:table-cell table:formula="of:=CEILING(6*[.M87])" office:value-type="float" office:value="56250" calcext:value-type="float">
            <text:p>5625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MOD([.A88]-1;[$Basic.$A$2]+1)" office:value-type="float" office:value="6" calcext:value-type="float">
            <text:p>6</text:p>
          </table:table-cell>
          <table:table-cell table:formula="of:=CEILING(([.A88]-[.B88])/[$Basic.$A$2]; 1)+3" office:value-type="float" office:value="9" calcext:value-type="float">
            <text:p>9</text:p>
          </table:table-cell>
          <table:table-cell table:formula="of:=IF([.B88]=0;INDIRECT(ADDRESS([.C88];1;1;1;&quot;Basic&quot;));&quot;&quot;)">
            <text:p/>
          </table:table-cell>
          <table:table-cell table:style-name="ce3" table:formula="of:=[.B88] &amp; &quot;/&quot; &amp; [$Basic.$B$2]" office:value-type="string" office:string-value="6/8" calcext:value-type="string">
            <text:p>6/8</text:p>
          </table:table-cell>
          <table:table-cell table:formula="of:=INDIRECT(ADDRESS([.$C88];2;1;1;&quot;Basic&quot;))*[.$B88]/[$Basic.$B$2]" office:value-type="float" office:value="18.75" calcext:value-type="float">
            <text:p>18.75</text:p>
          </table:table-cell>
          <table:table-cell table:formula="of:=INDIRECT(ADDRESS([.$C88];3;1;1;&quot;Basic&quot;))*[.$B88]/[$Basic.$B$2]" office:value-type="float" office:value="450" calcext:value-type="float">
            <text:p>450</text:p>
          </table:table-cell>
          <table:table-cell table:formula="of:=INDIRECT(ADDRESS([.$C88];4;1;1;&quot;Basic&quot;))*[.$B88]/[$Basic.$B$2]" office:value-type="float" office:value="3150" calcext:value-type="float">
            <text:p>3150</text:p>
          </table:table-cell>
          <table:table-cell table:formula="of:=INDIRECT(ADDRESS([.$C88];5;1;1;&quot;Basic&quot;))*[.$B88]/[$Basic.$B$2]" office:value-type="float" office:value="11250" calcext:value-type="float">
            <text:p>11250</text:p>
          </table:table-cell>
          <table:table-cell table:formula="of:=[.F88]" office:value-type="float" office:value="18.75" calcext:value-type="float">
            <text:p>18.75</text:p>
          </table:table-cell>
          <table:table-cell table:formula="of:=IF([.G88]=0;1;[.G88])" office:value-type="float" office:value="450" calcext:value-type="float">
            <text:p>450</text:p>
          </table:table-cell>
          <table:table-cell table:formula="of:=IF([.H88]=0;5;[.H88])" office:value-type="float" office:value="3150" calcext:value-type="float">
            <text:p>3150</text:p>
          </table:table-cell>
          <table:table-cell table:formula="of:=IF([.I88]=0;15;[.I88])" office:value-type="float" office:value="11250" calcext:value-type="float">
            <text:p>11250</text:p>
          </table:table-cell>
          <table:table-cell table:formula="of:=IF([.B88]=0;[.D88];&quot;&quot;) &amp; IF([.B88]=[$Basic.$B$2];&quot;Open Terrain&quot;;&quot;&quot;) &amp; IF([.B88]=[$Basic.$C$2];&quot;Difficult Terrain&quot;;&quot;&quot;) &amp; IF([.B88]=[$Basic.$D$2];&quot;Extreme Terrain&quot;;&quot;&quot;)" office:value-type="string" office:string-value="Difficult Terrain" calcext:value-type="string">
            <text:p>Difficult Terrain</text:p>
          </table:table-cell>
          <table:table-cell table:formula="of:= [.N88] &amp; &quot; &quot; &amp; [.E88]" office:value-type="string" office:string-value="Difficult Terrain 6/8" calcext:value-type="string">
            <text:p>Difficult Terrain 6/8</text:p>
          </table:table-cell>
          <table:table-cell table:formula="of:=CEILING([.J88])" office:value-type="float" office:value="19" calcext:value-type="float">
            <text:p>19</text:p>
          </table:table-cell>
          <table:table-cell table:formula="of:=CEILING(8*[.J88])" office:value-type="float" office:value="150" calcext:value-type="float">
            <text:p>150</text:p>
          </table:table-cell>
          <table:table-cell table:formula="of:=CEILING(1*[.K88])" office:value-type="float" office:value="450" calcext:value-type="float">
            <text:p>450</text:p>
          </table:table-cell>
          <table:table-cell table:formula="of:=CEILING(2*[.K88])" office:value-type="float" office:value="900" calcext:value-type="float">
            <text:p>900</text:p>
          </table:table-cell>
          <table:table-cell table:formula="of:=CEILING(5*[.K88])" office:value-type="float" office:value="2250" calcext:value-type="float">
            <text:p>2250</text:p>
          </table:table-cell>
          <table:table-cell table:formula="of:=CEILING(1*[.L88])" office:value-type="float" office:value="3150" calcext:value-type="float">
            <text:p>3150</text:p>
          </table:table-cell>
          <table:table-cell table:formula="of:=CEILING(2*[.L88])" office:value-type="float" office:value="6300" calcext:value-type="float">
            <text:p>6300</text:p>
          </table:table-cell>
          <table:table-cell table:formula="of:=CEILING(1*[.M88])" office:value-type="float" office:value="11250" calcext:value-type="float">
            <text:p>11250</text:p>
          </table:table-cell>
          <table:table-cell table:formula="of:=CEILING(2*[.M88])" office:value-type="float" office:value="22500" calcext:value-type="float">
            <text:p>22500</text:p>
          </table:table-cell>
          <table:table-cell table:formula="of:=CEILING(6*[.M88])" office:value-type="float" office:value="67500" calcext:value-type="float">
            <text:p>6750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MOD([.A89]-1;[$Basic.$A$2]+1)" office:value-type="float" office:value="7" calcext:value-type="float">
            <text:p>7</text:p>
          </table:table-cell>
          <table:table-cell table:formula="of:=CEILING(([.A89]-[.B89])/[$Basic.$A$2]; 1)+3" office:value-type="float" office:value="9" calcext:value-type="float">
            <text:p>9</text:p>
          </table:table-cell>
          <table:table-cell table:formula="of:=IF([.B89]=0;INDIRECT(ADDRESS([.C89];1;1;1;&quot;Basic&quot;));&quot;&quot;)">
            <text:p/>
          </table:table-cell>
          <table:table-cell table:style-name="ce3" table:formula="of:=[.B89] &amp; &quot;/&quot; &amp; [$Basic.$B$2]" office:value-type="string" office:string-value="7/8" calcext:value-type="string">
            <text:p>7/8</text:p>
          </table:table-cell>
          <table:table-cell table:formula="of:=INDIRECT(ADDRESS([.$C89];2;1;1;&quot;Basic&quot;))*[.$B89]/[$Basic.$B$2]" office:value-type="float" office:value="21.875" calcext:value-type="float">
            <text:p>21.875</text:p>
          </table:table-cell>
          <table:table-cell table:formula="of:=INDIRECT(ADDRESS([.$C89];3;1;1;&quot;Basic&quot;))*[.$B89]/[$Basic.$B$2]" office:value-type="float" office:value="525" calcext:value-type="float">
            <text:p>525</text:p>
          </table:table-cell>
          <table:table-cell table:formula="of:=INDIRECT(ADDRESS([.$C89];4;1;1;&quot;Basic&quot;))*[.$B89]/[$Basic.$B$2]" office:value-type="float" office:value="3675" calcext:value-type="float">
            <text:p>3675</text:p>
          </table:table-cell>
          <table:table-cell table:formula="of:=INDIRECT(ADDRESS([.$C89];5;1;1;&quot;Basic&quot;))*[.$B89]/[$Basic.$B$2]" office:value-type="float" office:value="13125" calcext:value-type="float">
            <text:p>13125</text:p>
          </table:table-cell>
          <table:table-cell table:formula="of:=[.F89]" office:value-type="float" office:value="21.875" calcext:value-type="float">
            <text:p>21.875</text:p>
          </table:table-cell>
          <table:table-cell table:formula="of:=IF([.G89]=0;1;[.G89])" office:value-type="float" office:value="525" calcext:value-type="float">
            <text:p>525</text:p>
          </table:table-cell>
          <table:table-cell table:formula="of:=IF([.H89]=0;5;[.H89])" office:value-type="float" office:value="3675" calcext:value-type="float">
            <text:p>3675</text:p>
          </table:table-cell>
          <table:table-cell table:formula="of:=IF([.I89]=0;15;[.I89])" office:value-type="float" office:value="13125" calcext:value-type="float">
            <text:p>13125</text:p>
          </table:table-cell>
          <table:table-cell table:formula="of:=IF([.B89]=0;[.D89];&quot;&quot;) &amp; IF([.B89]=[$Basic.$B$2];&quot;Open Terrain&quot;;&quot;&quot;) &amp; IF([.B89]=[$Basic.$C$2];&quot;Difficult Terrain&quot;;&quot;&quot;) &amp; IF([.B89]=[$Basic.$D$2];&quot;Extreme Terrain&quot;;&quot;&quot;)">
            <text:p/>
          </table:table-cell>
          <table:table-cell table:formula="of:= [.N89] &amp; &quot; &quot; &amp; [.E89]" office:value-type="string" office:string-value=" 7/8" calcext:value-type="string">
            <text:p><text:s/>7/8</text:p>
          </table:table-cell>
          <table:table-cell table:formula="of:=CEILING([.J89])" office:value-type="float" office:value="22" calcext:value-type="float">
            <text:p>22</text:p>
          </table:table-cell>
          <table:table-cell table:formula="of:=CEILING(8*[.J89])" office:value-type="float" office:value="175" calcext:value-type="float">
            <text:p>175</text:p>
          </table:table-cell>
          <table:table-cell table:formula="of:=CEILING(1*[.K89])" office:value-type="float" office:value="525" calcext:value-type="float">
            <text:p>525</text:p>
          </table:table-cell>
          <table:table-cell table:formula="of:=CEILING(2*[.K89])" office:value-type="float" office:value="1050" calcext:value-type="float">
            <text:p>1050</text:p>
          </table:table-cell>
          <table:table-cell table:formula="of:=CEILING(5*[.K89])" office:value-type="float" office:value="2625" calcext:value-type="float">
            <text:p>2625</text:p>
          </table:table-cell>
          <table:table-cell table:formula="of:=CEILING(1*[.L89])" office:value-type="float" office:value="3675" calcext:value-type="float">
            <text:p>3675</text:p>
          </table:table-cell>
          <table:table-cell table:formula="of:=CEILING(2*[.L89])" office:value-type="float" office:value="7350" calcext:value-type="float">
            <text:p>7350</text:p>
          </table:table-cell>
          <table:table-cell table:formula="of:=CEILING(1*[.M89])" office:value-type="float" office:value="13125" calcext:value-type="float">
            <text:p>13125</text:p>
          </table:table-cell>
          <table:table-cell table:formula="of:=CEILING(2*[.M89])" office:value-type="float" office:value="26250" calcext:value-type="float">
            <text:p>26250</text:p>
          </table:table-cell>
          <table:table-cell table:formula="of:=CEILING(6*[.M89])" office:value-type="float" office:value="78750" calcext:value-type="float">
            <text:p>7875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MOD([.A90]-1;[$Basic.$A$2]+1)" office:value-type="float" office:value="8" calcext:value-type="float">
            <text:p>8</text:p>
          </table:table-cell>
          <table:table-cell table:formula="of:=CEILING(([.A90]-[.B90])/[$Basic.$A$2]; 1)+3" office:value-type="float" office:value="9" calcext:value-type="float">
            <text:p>9</text:p>
          </table:table-cell>
          <table:table-cell table:formula="of:=IF([.B90]=0;INDIRECT(ADDRESS([.C90];1;1;1;&quot;Basic&quot;));&quot;&quot;)">
            <text:p/>
          </table:table-cell>
          <table:table-cell table:style-name="ce3" table:formula="of:=[.B90] &amp; &quot;/&quot; &amp; [$Basic.$B$2]" office:value-type="string" office:string-value="8/8" calcext:value-type="string">
            <text:p>8/8</text:p>
          </table:table-cell>
          <table:table-cell table:formula="of:=INDIRECT(ADDRESS([.$C90];2;1;1;&quot;Basic&quot;))*[.$B90]/[$Basic.$B$2]" office:value-type="float" office:value="25" calcext:value-type="float">
            <text:p>25</text:p>
          </table:table-cell>
          <table:table-cell table:formula="of:=INDIRECT(ADDRESS([.$C90];3;1;1;&quot;Basic&quot;))*[.$B90]/[$Basic.$B$2]" office:value-type="float" office:value="600" calcext:value-type="float">
            <text:p>600</text:p>
          </table:table-cell>
          <table:table-cell table:formula="of:=INDIRECT(ADDRESS([.$C90];4;1;1;&quot;Basic&quot;))*[.$B90]/[$Basic.$B$2]" office:value-type="float" office:value="4200" calcext:value-type="float">
            <text:p>4200</text:p>
          </table:table-cell>
          <table:table-cell table:formula="of:=INDIRECT(ADDRESS([.$C90];5;1;1;&quot;Basic&quot;))*[.$B90]/[$Basic.$B$2]" office:value-type="float" office:value="15000" calcext:value-type="float">
            <text:p>15000</text:p>
          </table:table-cell>
          <table:table-cell table:formula="of:=[.F90]" office:value-type="float" office:value="25" calcext:value-type="float">
            <text:p>25</text:p>
          </table:table-cell>
          <table:table-cell table:formula="of:=IF([.G90]=0;1;[.G90])" office:value-type="float" office:value="600" calcext:value-type="float">
            <text:p>600</text:p>
          </table:table-cell>
          <table:table-cell table:formula="of:=IF([.H90]=0;5;[.H90])" office:value-type="float" office:value="4200" calcext:value-type="float">
            <text:p>4200</text:p>
          </table:table-cell>
          <table:table-cell table:formula="of:=IF([.I90]=0;15;[.I90])" office:value-type="float" office:value="15000" calcext:value-type="float">
            <text:p>15000</text:p>
          </table:table-cell>
          <table:table-cell table:formula="of:=IF([.B90]=0;[.D90];&quot;&quot;) &amp; IF([.B90]=[$Basic.$B$2];&quot;Open Terrain&quot;;&quot;&quot;) &amp; IF([.B90]=[$Basic.$C$2];&quot;Difficult Terrain&quot;;&quot;&quot;) &amp; IF([.B90]=[$Basic.$D$2];&quot;Extreme Terrain&quot;;&quot;&quot;)" office:value-type="string" office:string-value="Open Terrain" calcext:value-type="string">
            <text:p>Open Terrain</text:p>
          </table:table-cell>
          <table:table-cell table:formula="of:= [.N90] &amp; &quot; &quot; &amp; [.E90]" office:value-type="string" office:string-value="Open Terrain 8/8" calcext:value-type="string">
            <text:p>Open Terrain 8/8</text:p>
          </table:table-cell>
          <table:table-cell table:formula="of:=CEILING([.J90])" office:value-type="float" office:value="25" calcext:value-type="float">
            <text:p>25</text:p>
          </table:table-cell>
          <table:table-cell table:formula="of:=CEILING(8*[.J90])" office:value-type="float" office:value="200" calcext:value-type="float">
            <text:p>200</text:p>
          </table:table-cell>
          <table:table-cell table:formula="of:=CEILING(1*[.K90])" office:value-type="float" office:value="600" calcext:value-type="float">
            <text:p>600</text:p>
          </table:table-cell>
          <table:table-cell table:formula="of:=CEILING(2*[.K90])" office:value-type="float" office:value="1200" calcext:value-type="float">
            <text:p>1200</text:p>
          </table:table-cell>
          <table:table-cell table:formula="of:=CEILING(5*[.K90])" office:value-type="float" office:value="3000" calcext:value-type="float">
            <text:p>3000</text:p>
          </table:table-cell>
          <table:table-cell table:formula="of:=CEILING(1*[.L90])" office:value-type="float" office:value="4200" calcext:value-type="float">
            <text:p>4200</text:p>
          </table:table-cell>
          <table:table-cell table:formula="of:=CEILING(2*[.L90])" office:value-type="float" office:value="8400" calcext:value-type="float">
            <text:p>8400</text:p>
          </table:table-cell>
          <table:table-cell table:formula="of:=CEILING(1*[.M90])" office:value-type="float" office:value="15000" calcext:value-type="float">
            <text:p>15000</text:p>
          </table:table-cell>
          <table:table-cell table:formula="of:=CEILING(2*[.M90])" office:value-type="float" office:value="30000" calcext:value-type="float">
            <text:p>30000</text:p>
          </table:table-cell>
          <table:table-cell table:formula="of:=CEILING(6*[.M90])" office:value-type="float" office:value="90000" calcext:value-type="float">
            <text:p>9000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MOD([.A91]-1;[$Basic.$A$2]+1)" office:value-type="float" office:value="9" calcext:value-type="float">
            <text:p>9</text:p>
          </table:table-cell>
          <table:table-cell table:formula="of:=CEILING(([.A91]-[.B91])/[$Basic.$A$2]; 1)+3" office:value-type="float" office:value="9" calcext:value-type="float">
            <text:p>9</text:p>
          </table:table-cell>
          <table:table-cell table:formula="of:=IF([.B91]=0;INDIRECT(ADDRESS([.C91];1;1;1;&quot;Basic&quot;));&quot;&quot;)">
            <text:p/>
          </table:table-cell>
          <table:table-cell table:style-name="ce3" table:formula="of:=[.B91] &amp; &quot;/&quot; &amp; [$Basic.$B$2]" office:value-type="string" office:string-value="9/8" calcext:value-type="string">
            <text:p>9/8</text:p>
          </table:table-cell>
          <table:table-cell table:formula="of:=INDIRECT(ADDRESS([.$C91];2;1;1;&quot;Basic&quot;))*[.$B91]/[$Basic.$B$2]" office:value-type="float" office:value="28.125" calcext:value-type="float">
            <text:p>28.125</text:p>
          </table:table-cell>
          <table:table-cell table:formula="of:=INDIRECT(ADDRESS([.$C91];3;1;1;&quot;Basic&quot;))*[.$B91]/[$Basic.$B$2]" office:value-type="float" office:value="675" calcext:value-type="float">
            <text:p>675</text:p>
          </table:table-cell>
          <table:table-cell table:formula="of:=INDIRECT(ADDRESS([.$C91];4;1;1;&quot;Basic&quot;))*[.$B91]/[$Basic.$B$2]" office:value-type="float" office:value="4725" calcext:value-type="float">
            <text:p>4725</text:p>
          </table:table-cell>
          <table:table-cell table:formula="of:=INDIRECT(ADDRESS([.$C91];5;1;1;&quot;Basic&quot;))*[.$B91]/[$Basic.$B$2]" office:value-type="float" office:value="16875" calcext:value-type="float">
            <text:p>16875</text:p>
          </table:table-cell>
          <table:table-cell table:formula="of:=[.F91]" office:value-type="float" office:value="28.125" calcext:value-type="float">
            <text:p>28.125</text:p>
          </table:table-cell>
          <table:table-cell table:formula="of:=IF([.G91]=0;1;[.G91])" office:value-type="float" office:value="675" calcext:value-type="float">
            <text:p>675</text:p>
          </table:table-cell>
          <table:table-cell table:formula="of:=IF([.H91]=0;5;[.H91])" office:value-type="float" office:value="4725" calcext:value-type="float">
            <text:p>4725</text:p>
          </table:table-cell>
          <table:table-cell table:formula="of:=IF([.I91]=0;15;[.I91])" office:value-type="float" office:value="16875" calcext:value-type="float">
            <text:p>16875</text:p>
          </table:table-cell>
          <table:table-cell table:formula="of:=IF([.B91]=0;[.D91];&quot;&quot;) &amp; IF([.B91]=[$Basic.$B$2];&quot;Open Terrain&quot;;&quot;&quot;) &amp; IF([.B91]=[$Basic.$C$2];&quot;Difficult Terrain&quot;;&quot;&quot;) &amp; IF([.B91]=[$Basic.$D$2];&quot;Extreme Terrain&quot;;&quot;&quot;)">
            <text:p/>
          </table:table-cell>
          <table:table-cell table:formula="of:= [.N91] &amp; &quot; &quot; &amp; [.E91]" office:value-type="string" office:string-value=" 9/8" calcext:value-type="string">
            <text:p><text:s/>9/8</text:p>
          </table:table-cell>
          <table:table-cell table:formula="of:=CEILING([.J91])" office:value-type="float" office:value="29" calcext:value-type="float">
            <text:p>29</text:p>
          </table:table-cell>
          <table:table-cell table:formula="of:=CEILING(8*[.J91])" office:value-type="float" office:value="225" calcext:value-type="float">
            <text:p>225</text:p>
          </table:table-cell>
          <table:table-cell table:formula="of:=CEILING(1*[.K91])" office:value-type="float" office:value="675" calcext:value-type="float">
            <text:p>675</text:p>
          </table:table-cell>
          <table:table-cell table:formula="of:=CEILING(2*[.K91])" office:value-type="float" office:value="1350" calcext:value-type="float">
            <text:p>1350</text:p>
          </table:table-cell>
          <table:table-cell table:formula="of:=CEILING(5*[.K91])" office:value-type="float" office:value="3375" calcext:value-type="float">
            <text:p>3375</text:p>
          </table:table-cell>
          <table:table-cell table:formula="of:=CEILING(1*[.L91])" office:value-type="float" office:value="4725" calcext:value-type="float">
            <text:p>4725</text:p>
          </table:table-cell>
          <table:table-cell table:formula="of:=CEILING(2*[.L91])" office:value-type="float" office:value="9450" calcext:value-type="float">
            <text:p>9450</text:p>
          </table:table-cell>
          <table:table-cell table:formula="of:=CEILING(1*[.M91])" office:value-type="float" office:value="16875" calcext:value-type="float">
            <text:p>16875</text:p>
          </table:table-cell>
          <table:table-cell table:formula="of:=CEILING(2*[.M91])" office:value-type="float" office:value="33750" calcext:value-type="float">
            <text:p>33750</text:p>
          </table:table-cell>
          <table:table-cell table:formula="of:=CEILING(6*[.M91])" office:value-type="float" office:value="101250" calcext:value-type="float">
            <text:p>10125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MOD([.A92]-1;[$Basic.$A$2]+1)" office:value-type="float" office:value="10" calcext:value-type="float">
            <text:p>10</text:p>
          </table:table-cell>
          <table:table-cell table:formula="of:=CEILING(([.A92]-[.B92])/[$Basic.$A$2]; 1)+3" office:value-type="float" office:value="9" calcext:value-type="float">
            <text:p>9</text:p>
          </table:table-cell>
          <table:table-cell table:formula="of:=IF([.B92]=0;INDIRECT(ADDRESS([.C92];1;1;1;&quot;Basic&quot;));&quot;&quot;)">
            <text:p/>
          </table:table-cell>
          <table:table-cell table:style-name="ce3" table:formula="of:=[.B92] &amp; &quot;/&quot; &amp; [$Basic.$B$2]" office:value-type="string" office:string-value="10/8" calcext:value-type="string">
            <text:p>10/8</text:p>
          </table:table-cell>
          <table:table-cell table:formula="of:=INDIRECT(ADDRESS([.$C92];2;1;1;&quot;Basic&quot;))*[.$B92]/[$Basic.$B$2]" office:value-type="float" office:value="31.25" calcext:value-type="float">
            <text:p>31.25</text:p>
          </table:table-cell>
          <table:table-cell table:formula="of:=INDIRECT(ADDRESS([.$C92];3;1;1;&quot;Basic&quot;))*[.$B92]/[$Basic.$B$2]" office:value-type="float" office:value="750" calcext:value-type="float">
            <text:p>750</text:p>
          </table:table-cell>
          <table:table-cell table:formula="of:=INDIRECT(ADDRESS([.$C92];4;1;1;&quot;Basic&quot;))*[.$B92]/[$Basic.$B$2]" office:value-type="float" office:value="5250" calcext:value-type="float">
            <text:p>5250</text:p>
          </table:table-cell>
          <table:table-cell table:formula="of:=INDIRECT(ADDRESS([.$C92];5;1;1;&quot;Basic&quot;))*[.$B92]/[$Basic.$B$2]" office:value-type="float" office:value="18750" calcext:value-type="float">
            <text:p>18750</text:p>
          </table:table-cell>
          <table:table-cell table:formula="of:=[.F92]" office:value-type="float" office:value="31.25" calcext:value-type="float">
            <text:p>31.25</text:p>
          </table:table-cell>
          <table:table-cell table:formula="of:=IF([.G92]=0;1;[.G92])" office:value-type="float" office:value="750" calcext:value-type="float">
            <text:p>750</text:p>
          </table:table-cell>
          <table:table-cell table:formula="of:=IF([.H92]=0;5;[.H92])" office:value-type="float" office:value="5250" calcext:value-type="float">
            <text:p>5250</text:p>
          </table:table-cell>
          <table:table-cell table:formula="of:=IF([.I92]=0;15;[.I92])" office:value-type="float" office:value="18750" calcext:value-type="float">
            <text:p>18750</text:p>
          </table:table-cell>
          <table:table-cell table:formula="of:=IF([.B92]=0;[.D92];&quot;&quot;) &amp; IF([.B92]=[$Basic.$B$2];&quot;Open Terrain&quot;;&quot;&quot;) &amp; IF([.B92]=[$Basic.$C$2];&quot;Difficult Terrain&quot;;&quot;&quot;) &amp; IF([.B92]=[$Basic.$D$2];&quot;Extreme Terrain&quot;;&quot;&quot;)">
            <text:p/>
          </table:table-cell>
          <table:table-cell table:formula="of:= [.N92] &amp; &quot; &quot; &amp; [.E92]" office:value-type="string" office:string-value=" 10/8" calcext:value-type="string">
            <text:p><text:s/>10/8</text:p>
          </table:table-cell>
          <table:table-cell table:formula="of:=CEILING([.J92])" office:value-type="float" office:value="32" calcext:value-type="float">
            <text:p>32</text:p>
          </table:table-cell>
          <table:table-cell table:formula="of:=CEILING(8*[.J92])" office:value-type="float" office:value="250" calcext:value-type="float">
            <text:p>250</text:p>
          </table:table-cell>
          <table:table-cell table:formula="of:=CEILING(1*[.K92])" office:value-type="float" office:value="750" calcext:value-type="float">
            <text:p>750</text:p>
          </table:table-cell>
          <table:table-cell table:formula="of:=CEILING(2*[.K92])" office:value-type="float" office:value="1500" calcext:value-type="float">
            <text:p>1500</text:p>
          </table:table-cell>
          <table:table-cell table:formula="of:=CEILING(5*[.K92])" office:value-type="float" office:value="3750" calcext:value-type="float">
            <text:p>3750</text:p>
          </table:table-cell>
          <table:table-cell table:formula="of:=CEILING(1*[.L92])" office:value-type="float" office:value="5250" calcext:value-type="float">
            <text:p>5250</text:p>
          </table:table-cell>
          <table:table-cell table:formula="of:=CEILING(2*[.L92])" office:value-type="float" office:value="10500" calcext:value-type="float">
            <text:p>10500</text:p>
          </table:table-cell>
          <table:table-cell table:formula="of:=CEILING(1*[.M92])" office:value-type="float" office:value="18750" calcext:value-type="float">
            <text:p>18750</text:p>
          </table:table-cell>
          <table:table-cell table:formula="of:=CEILING(2*[.M92])" office:value-type="float" office:value="37500" calcext:value-type="float">
            <text:p>37500</text:p>
          </table:table-cell>
          <table:table-cell table:formula="of:=CEILING(6*[.M92])" office:value-type="float" office:value="112500" calcext:value-type="float">
            <text:p>11250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MOD([.A93]-1;[$Basic.$A$2]+1)" office:value-type="float" office:value="11" calcext:value-type="float">
            <text:p>11</text:p>
          </table:table-cell>
          <table:table-cell table:formula="of:=CEILING(([.A93]-[.B93])/[$Basic.$A$2]; 1)+3" office:value-type="float" office:value="9" calcext:value-type="float">
            <text:p>9</text:p>
          </table:table-cell>
          <table:table-cell table:formula="of:=IF([.B93]=0;INDIRECT(ADDRESS([.C93];1;1;1;&quot;Basic&quot;));&quot;&quot;)">
            <text:p/>
          </table:table-cell>
          <table:table-cell table:style-name="ce3" table:formula="of:=[.B93] &amp; &quot;/&quot; &amp; [$Basic.$B$2]" office:value-type="string" office:string-value="11/8" calcext:value-type="string">
            <text:p>11/8</text:p>
          </table:table-cell>
          <table:table-cell table:formula="of:=INDIRECT(ADDRESS([.$C93];2;1;1;&quot;Basic&quot;))*[.$B93]/[$Basic.$B$2]" office:value-type="float" office:value="34.375" calcext:value-type="float">
            <text:p>34.375</text:p>
          </table:table-cell>
          <table:table-cell table:formula="of:=INDIRECT(ADDRESS([.$C93];3;1;1;&quot;Basic&quot;))*[.$B93]/[$Basic.$B$2]" office:value-type="float" office:value="825" calcext:value-type="float">
            <text:p>825</text:p>
          </table:table-cell>
          <table:table-cell table:formula="of:=INDIRECT(ADDRESS([.$C93];4;1;1;&quot;Basic&quot;))*[.$B93]/[$Basic.$B$2]" office:value-type="float" office:value="5775" calcext:value-type="float">
            <text:p>5775</text:p>
          </table:table-cell>
          <table:table-cell table:formula="of:=INDIRECT(ADDRESS([.$C93];5;1;1;&quot;Basic&quot;))*[.$B93]/[$Basic.$B$2]" office:value-type="float" office:value="20625" calcext:value-type="float">
            <text:p>20625</text:p>
          </table:table-cell>
          <table:table-cell table:formula="of:=[.F93]" office:value-type="float" office:value="34.375" calcext:value-type="float">
            <text:p>34.375</text:p>
          </table:table-cell>
          <table:table-cell table:formula="of:=IF([.G93]=0;1;[.G93])" office:value-type="float" office:value="825" calcext:value-type="float">
            <text:p>825</text:p>
          </table:table-cell>
          <table:table-cell table:formula="of:=IF([.H93]=0;5;[.H93])" office:value-type="float" office:value="5775" calcext:value-type="float">
            <text:p>5775</text:p>
          </table:table-cell>
          <table:table-cell table:formula="of:=IF([.I93]=0;15;[.I93])" office:value-type="float" office:value="20625" calcext:value-type="float">
            <text:p>20625</text:p>
          </table:table-cell>
          <table:table-cell table:formula="of:=IF([.B93]=0;[.D93];&quot;&quot;) &amp; IF([.B93]=[$Basic.$B$2];&quot;Open Terrain&quot;;&quot;&quot;) &amp; IF([.B93]=[$Basic.$C$2];&quot;Difficult Terrain&quot;;&quot;&quot;) &amp; IF([.B93]=[$Basic.$D$2];&quot;Extreme Terrain&quot;;&quot;&quot;)">
            <text:p/>
          </table:table-cell>
          <table:table-cell table:formula="of:= [.N93] &amp; &quot; &quot; &amp; [.E93]" office:value-type="string" office:string-value=" 11/8" calcext:value-type="string">
            <text:p><text:s/>11/8</text:p>
          </table:table-cell>
          <table:table-cell table:formula="of:=CEILING([.J93])" office:value-type="float" office:value="35" calcext:value-type="float">
            <text:p>35</text:p>
          </table:table-cell>
          <table:table-cell table:formula="of:=CEILING(8*[.J93])" office:value-type="float" office:value="275" calcext:value-type="float">
            <text:p>275</text:p>
          </table:table-cell>
          <table:table-cell table:formula="of:=CEILING(1*[.K93])" office:value-type="float" office:value="825" calcext:value-type="float">
            <text:p>825</text:p>
          </table:table-cell>
          <table:table-cell table:formula="of:=CEILING(2*[.K93])" office:value-type="float" office:value="1650" calcext:value-type="float">
            <text:p>1650</text:p>
          </table:table-cell>
          <table:table-cell table:formula="of:=CEILING(5*[.K93])" office:value-type="float" office:value="4125" calcext:value-type="float">
            <text:p>4125</text:p>
          </table:table-cell>
          <table:table-cell table:formula="of:=CEILING(1*[.L93])" office:value-type="float" office:value="5775" calcext:value-type="float">
            <text:p>5775</text:p>
          </table:table-cell>
          <table:table-cell table:formula="of:=CEILING(2*[.L93])" office:value-type="float" office:value="11550" calcext:value-type="float">
            <text:p>11550</text:p>
          </table:table-cell>
          <table:table-cell table:formula="of:=CEILING(1*[.M93])" office:value-type="float" office:value="20625" calcext:value-type="float">
            <text:p>20625</text:p>
          </table:table-cell>
          <table:table-cell table:formula="of:=CEILING(2*[.M93])" office:value-type="float" office:value="41250" calcext:value-type="float">
            <text:p>41250</text:p>
          </table:table-cell>
          <table:table-cell table:formula="of:=CEILING(6*[.M93])" office:value-type="float" office:value="123750" calcext:value-type="float">
            <text:p>12375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MOD([.A94]-1;[$Basic.$A$2]+1)" office:value-type="float" office:value="12" calcext:value-type="float">
            <text:p>12</text:p>
          </table:table-cell>
          <table:table-cell table:formula="of:=CEILING(([.A94]-[.B94])/[$Basic.$A$2]; 1)+3" office:value-type="float" office:value="9" calcext:value-type="float">
            <text:p>9</text:p>
          </table:table-cell>
          <table:table-cell table:formula="of:=IF([.B94]=0;INDIRECT(ADDRESS([.C94];1;1;1;&quot;Basic&quot;));&quot;&quot;)">
            <text:p/>
          </table:table-cell>
          <table:table-cell table:style-name="ce3" table:formula="of:=[.B94] &amp; &quot;/&quot; &amp; [$Basic.$B$2]" office:value-type="string" office:string-value="12/8" calcext:value-type="string">
            <text:p>12/8</text:p>
          </table:table-cell>
          <table:table-cell table:formula="of:=INDIRECT(ADDRESS([.$C94];2;1;1;&quot;Basic&quot;))*[.$B94]/[$Basic.$B$2]" office:value-type="float" office:value="37.5" calcext:value-type="float">
            <text:p>37.5</text:p>
          </table:table-cell>
          <table:table-cell table:formula="of:=INDIRECT(ADDRESS([.$C94];3;1;1;&quot;Basic&quot;))*[.$B94]/[$Basic.$B$2]" office:value-type="float" office:value="900" calcext:value-type="float">
            <text:p>900</text:p>
          </table:table-cell>
          <table:table-cell table:formula="of:=INDIRECT(ADDRESS([.$C94];4;1;1;&quot;Basic&quot;))*[.$B94]/[$Basic.$B$2]" office:value-type="float" office:value="6300" calcext:value-type="float">
            <text:p>6300</text:p>
          </table:table-cell>
          <table:table-cell table:formula="of:=INDIRECT(ADDRESS([.$C94];5;1;1;&quot;Basic&quot;))*[.$B94]/[$Basic.$B$2]" office:value-type="float" office:value="22500" calcext:value-type="float">
            <text:p>22500</text:p>
          </table:table-cell>
          <table:table-cell table:formula="of:=[.F94]" office:value-type="float" office:value="37.5" calcext:value-type="float">
            <text:p>37.5</text:p>
          </table:table-cell>
          <table:table-cell table:formula="of:=IF([.G94]=0;1;[.G94])" office:value-type="float" office:value="900" calcext:value-type="float">
            <text:p>900</text:p>
          </table:table-cell>
          <table:table-cell table:formula="of:=IF([.H94]=0;5;[.H94])" office:value-type="float" office:value="6300" calcext:value-type="float">
            <text:p>6300</text:p>
          </table:table-cell>
          <table:table-cell table:formula="of:=IF([.I94]=0;15;[.I94])" office:value-type="float" office:value="22500" calcext:value-type="float">
            <text:p>22500</text:p>
          </table:table-cell>
          <table:table-cell table:formula="of:=IF([.B94]=0;[.D94];&quot;&quot;) &amp; IF([.B94]=[$Basic.$B$2];&quot;Open Terrain&quot;;&quot;&quot;) &amp; IF([.B94]=[$Basic.$C$2];&quot;Difficult Terrain&quot;;&quot;&quot;) &amp; IF([.B94]=[$Basic.$D$2];&quot;Extreme Terrain&quot;;&quot;&quot;)">
            <text:p/>
          </table:table-cell>
          <table:table-cell table:formula="of:= [.N94] &amp; &quot; &quot; &amp; [.E94]" office:value-type="string" office:string-value=" 12/8" calcext:value-type="string">
            <text:p><text:s/>12/8</text:p>
          </table:table-cell>
          <table:table-cell table:formula="of:=CEILING([.J94])" office:value-type="float" office:value="38" calcext:value-type="float">
            <text:p>38</text:p>
          </table:table-cell>
          <table:table-cell table:formula="of:=CEILING(8*[.J94])" office:value-type="float" office:value="300" calcext:value-type="float">
            <text:p>300</text:p>
          </table:table-cell>
          <table:table-cell table:formula="of:=CEILING(1*[.K94])" office:value-type="float" office:value="900" calcext:value-type="float">
            <text:p>900</text:p>
          </table:table-cell>
          <table:table-cell table:formula="of:=CEILING(2*[.K94])" office:value-type="float" office:value="1800" calcext:value-type="float">
            <text:p>1800</text:p>
          </table:table-cell>
          <table:table-cell table:formula="of:=CEILING(5*[.K94])" office:value-type="float" office:value="4500" calcext:value-type="float">
            <text:p>4500</text:p>
          </table:table-cell>
          <table:table-cell table:formula="of:=CEILING(1*[.L94])" office:value-type="float" office:value="6300" calcext:value-type="float">
            <text:p>6300</text:p>
          </table:table-cell>
          <table:table-cell table:formula="of:=CEILING(2*[.L94])" office:value-type="float" office:value="12600" calcext:value-type="float">
            <text:p>12600</text:p>
          </table:table-cell>
          <table:table-cell table:formula="of:=CEILING(1*[.M94])" office:value-type="float" office:value="22500" calcext:value-type="float">
            <text:p>22500</text:p>
          </table:table-cell>
          <table:table-cell table:formula="of:=CEILING(2*[.M94])" office:value-type="float" office:value="45000" calcext:value-type="float">
            <text:p>45000</text:p>
          </table:table-cell>
          <table:table-cell table:formula="of:=CEILING(6*[.M94])" office:value-type="float" office:value="135000" calcext:value-type="float">
            <text:p>13500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MOD([.A95]-1;[$Basic.$A$2]+1)" office:value-type="float" office:value="13" calcext:value-type="float">
            <text:p>13</text:p>
          </table:table-cell>
          <table:table-cell table:formula="of:=CEILING(([.A95]-[.B95])/[$Basic.$A$2]; 1)+3" office:value-type="float" office:value="9" calcext:value-type="float">
            <text:p>9</text:p>
          </table:table-cell>
          <table:table-cell table:formula="of:=IF([.B95]=0;INDIRECT(ADDRESS([.C95];1;1;1;&quot;Basic&quot;));&quot;&quot;)">
            <text:p/>
          </table:table-cell>
          <table:table-cell table:style-name="ce3" table:formula="of:=[.B95] &amp; &quot;/&quot; &amp; [$Basic.$B$2]" office:value-type="string" office:string-value="13/8" calcext:value-type="string">
            <text:p>13/8</text:p>
          </table:table-cell>
          <table:table-cell table:formula="of:=INDIRECT(ADDRESS([.$C95];2;1;1;&quot;Basic&quot;))*[.$B95]/[$Basic.$B$2]" office:value-type="float" office:value="40.625" calcext:value-type="float">
            <text:p>40.625</text:p>
          </table:table-cell>
          <table:table-cell table:formula="of:=INDIRECT(ADDRESS([.$C95];3;1;1;&quot;Basic&quot;))*[.$B95]/[$Basic.$B$2]" office:value-type="float" office:value="975" calcext:value-type="float">
            <text:p>975</text:p>
          </table:table-cell>
          <table:table-cell table:formula="of:=INDIRECT(ADDRESS([.$C95];4;1;1;&quot;Basic&quot;))*[.$B95]/[$Basic.$B$2]" office:value-type="float" office:value="6825" calcext:value-type="float">
            <text:p>6825</text:p>
          </table:table-cell>
          <table:table-cell table:formula="of:=INDIRECT(ADDRESS([.$C95];5;1;1;&quot;Basic&quot;))*[.$B95]/[$Basic.$B$2]" office:value-type="float" office:value="24375" calcext:value-type="float">
            <text:p>24375</text:p>
          </table:table-cell>
          <table:table-cell table:formula="of:=[.F95]" office:value-type="float" office:value="40.625" calcext:value-type="float">
            <text:p>40.625</text:p>
          </table:table-cell>
          <table:table-cell table:formula="of:=IF([.G95]=0;1;[.G95])" office:value-type="float" office:value="975" calcext:value-type="float">
            <text:p>975</text:p>
          </table:table-cell>
          <table:table-cell table:formula="of:=IF([.H95]=0;5;[.H95])" office:value-type="float" office:value="6825" calcext:value-type="float">
            <text:p>6825</text:p>
          </table:table-cell>
          <table:table-cell table:formula="of:=IF([.I95]=0;15;[.I95])" office:value-type="float" office:value="24375" calcext:value-type="float">
            <text:p>24375</text:p>
          </table:table-cell>
          <table:table-cell table:formula="of:=IF([.B95]=0;[.D95];&quot;&quot;) &amp; IF([.B95]=[$Basic.$B$2];&quot;Open Terrain&quot;;&quot;&quot;) &amp; IF([.B95]=[$Basic.$C$2];&quot;Difficult Terrain&quot;;&quot;&quot;) &amp; IF([.B95]=[$Basic.$D$2];&quot;Extreme Terrain&quot;;&quot;&quot;)">
            <text:p/>
          </table:table-cell>
          <table:table-cell table:formula="of:= [.N95] &amp; &quot; &quot; &amp; [.E95]" office:value-type="string" office:string-value=" 13/8" calcext:value-type="string">
            <text:p><text:s/>13/8</text:p>
          </table:table-cell>
          <table:table-cell table:formula="of:=CEILING([.J95])" office:value-type="float" office:value="41" calcext:value-type="float">
            <text:p>41</text:p>
          </table:table-cell>
          <table:table-cell table:formula="of:=CEILING(8*[.J95])" office:value-type="float" office:value="325" calcext:value-type="float">
            <text:p>325</text:p>
          </table:table-cell>
          <table:table-cell table:formula="of:=CEILING(1*[.K95])" office:value-type="float" office:value="975" calcext:value-type="float">
            <text:p>975</text:p>
          </table:table-cell>
          <table:table-cell table:formula="of:=CEILING(2*[.K95])" office:value-type="float" office:value="1950" calcext:value-type="float">
            <text:p>1950</text:p>
          </table:table-cell>
          <table:table-cell table:formula="of:=CEILING(5*[.K95])" office:value-type="float" office:value="4875" calcext:value-type="float">
            <text:p>4875</text:p>
          </table:table-cell>
          <table:table-cell table:formula="of:=CEILING(1*[.L95])" office:value-type="float" office:value="6825" calcext:value-type="float">
            <text:p>6825</text:p>
          </table:table-cell>
          <table:table-cell table:formula="of:=CEILING(2*[.L95])" office:value-type="float" office:value="13650" calcext:value-type="float">
            <text:p>13650</text:p>
          </table:table-cell>
          <table:table-cell table:formula="of:=CEILING(1*[.M95])" office:value-type="float" office:value="24375" calcext:value-type="float">
            <text:p>24375</text:p>
          </table:table-cell>
          <table:table-cell table:formula="of:=CEILING(2*[.M95])" office:value-type="float" office:value="48750" calcext:value-type="float">
            <text:p>48750</text:p>
          </table:table-cell>
          <table:table-cell table:formula="of:=CEILING(6*[.M95])" office:value-type="float" office:value="146250" calcext:value-type="float">
            <text:p>14625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MOD([.A96]-1;[$Basic.$A$2]+1)" office:value-type="float" office:value="14" calcext:value-type="float">
            <text:p>14</text:p>
          </table:table-cell>
          <table:table-cell table:formula="of:=CEILING(([.A96]-[.B96])/[$Basic.$A$2]; 1)+3" office:value-type="float" office:value="9" calcext:value-type="float">
            <text:p>9</text:p>
          </table:table-cell>
          <table:table-cell table:formula="of:=IF([.B96]=0;INDIRECT(ADDRESS([.C96];1;1;1;&quot;Basic&quot;));&quot;&quot;)">
            <text:p/>
          </table:table-cell>
          <table:table-cell table:style-name="ce3" table:formula="of:=[.B96] &amp; &quot;/&quot; &amp; [$Basic.$B$2]" office:value-type="string" office:string-value="14/8" calcext:value-type="string">
            <text:p>14/8</text:p>
          </table:table-cell>
          <table:table-cell table:formula="of:=INDIRECT(ADDRESS([.$C96];2;1;1;&quot;Basic&quot;))*[.$B96]/[$Basic.$B$2]" office:value-type="float" office:value="43.75" calcext:value-type="float">
            <text:p>43.75</text:p>
          </table:table-cell>
          <table:table-cell table:formula="of:=INDIRECT(ADDRESS([.$C96];3;1;1;&quot;Basic&quot;))*[.$B96]/[$Basic.$B$2]" office:value-type="float" office:value="1050" calcext:value-type="float">
            <text:p>1050</text:p>
          </table:table-cell>
          <table:table-cell table:formula="of:=INDIRECT(ADDRESS([.$C96];4;1;1;&quot;Basic&quot;))*[.$B96]/[$Basic.$B$2]" office:value-type="float" office:value="7350" calcext:value-type="float">
            <text:p>7350</text:p>
          </table:table-cell>
          <table:table-cell table:formula="of:=INDIRECT(ADDRESS([.$C96];5;1;1;&quot;Basic&quot;))*[.$B96]/[$Basic.$B$2]" office:value-type="float" office:value="26250" calcext:value-type="float">
            <text:p>26250</text:p>
          </table:table-cell>
          <table:table-cell table:formula="of:=[.F96]" office:value-type="float" office:value="43.75" calcext:value-type="float">
            <text:p>43.75</text:p>
          </table:table-cell>
          <table:table-cell table:formula="of:=IF([.G96]=0;1;[.G96])" office:value-type="float" office:value="1050" calcext:value-type="float">
            <text:p>1050</text:p>
          </table:table-cell>
          <table:table-cell table:formula="of:=IF([.H96]=0;5;[.H96])" office:value-type="float" office:value="7350" calcext:value-type="float">
            <text:p>7350</text:p>
          </table:table-cell>
          <table:table-cell table:formula="of:=IF([.I96]=0;15;[.I96])" office:value-type="float" office:value="26250" calcext:value-type="float">
            <text:p>26250</text:p>
          </table:table-cell>
          <table:table-cell table:formula="of:=IF([.B96]=0;[.D96];&quot;&quot;) &amp; IF([.B96]=[$Basic.$B$2];&quot;Open Terrain&quot;;&quot;&quot;) &amp; IF([.B96]=[$Basic.$C$2];&quot;Difficult Terrain&quot;;&quot;&quot;) &amp; IF([.B96]=[$Basic.$D$2];&quot;Extreme Terrain&quot;;&quot;&quot;)">
            <text:p/>
          </table:table-cell>
          <table:table-cell table:formula="of:= [.N96] &amp; &quot; &quot; &amp; [.E96]" office:value-type="string" office:string-value=" 14/8" calcext:value-type="string">
            <text:p><text:s/>14/8</text:p>
          </table:table-cell>
          <table:table-cell table:formula="of:=CEILING([.J96])" office:value-type="float" office:value="44" calcext:value-type="float">
            <text:p>44</text:p>
          </table:table-cell>
          <table:table-cell table:formula="of:=CEILING(8*[.J96])" office:value-type="float" office:value="350" calcext:value-type="float">
            <text:p>350</text:p>
          </table:table-cell>
          <table:table-cell table:formula="of:=CEILING(1*[.K96])" office:value-type="float" office:value="1050" calcext:value-type="float">
            <text:p>1050</text:p>
          </table:table-cell>
          <table:table-cell table:formula="of:=CEILING(2*[.K96])" office:value-type="float" office:value="2100" calcext:value-type="float">
            <text:p>2100</text:p>
          </table:table-cell>
          <table:table-cell table:formula="of:=CEILING(5*[.K96])" office:value-type="float" office:value="5250" calcext:value-type="float">
            <text:p>5250</text:p>
          </table:table-cell>
          <table:table-cell table:formula="of:=CEILING(1*[.L96])" office:value-type="float" office:value="7350" calcext:value-type="float">
            <text:p>7350</text:p>
          </table:table-cell>
          <table:table-cell table:formula="of:=CEILING(2*[.L96])" office:value-type="float" office:value="14700" calcext:value-type="float">
            <text:p>14700</text:p>
          </table:table-cell>
          <table:table-cell table:formula="of:=CEILING(1*[.M96])" office:value-type="float" office:value="26250" calcext:value-type="float">
            <text:p>26250</text:p>
          </table:table-cell>
          <table:table-cell table:formula="of:=CEILING(2*[.M96])" office:value-type="float" office:value="52500" calcext:value-type="float">
            <text:p>52500</text:p>
          </table:table-cell>
          <table:table-cell table:formula="of:=CEILING(6*[.M96])" office:value-type="float" office:value="157500" calcext:value-type="float">
            <text:p>15750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MOD([.A97]-1;[$Basic.$A$2]+1)" office:value-type="float" office:value="15" calcext:value-type="float">
            <text:p>15</text:p>
          </table:table-cell>
          <table:table-cell table:formula="of:=CEILING(([.A97]-[.B97])/[$Basic.$A$2]; 1)+3" office:value-type="float" office:value="9" calcext:value-type="float">
            <text:p>9</text:p>
          </table:table-cell>
          <table:table-cell table:formula="of:=IF([.B97]=0;INDIRECT(ADDRESS([.C97];1;1;1;&quot;Basic&quot;));&quot;&quot;)">
            <text:p/>
          </table:table-cell>
          <table:table-cell table:style-name="ce3" table:formula="of:=[.B97] &amp; &quot;/&quot; &amp; [$Basic.$B$2]" office:value-type="string" office:string-value="15/8" calcext:value-type="string">
            <text:p>15/8</text:p>
          </table:table-cell>
          <table:table-cell table:formula="of:=INDIRECT(ADDRESS([.$C97];2;1;1;&quot;Basic&quot;))*[.$B97]/[$Basic.$B$2]" office:value-type="float" office:value="46.875" calcext:value-type="float">
            <text:p>46.875</text:p>
          </table:table-cell>
          <table:table-cell table:formula="of:=INDIRECT(ADDRESS([.$C97];3;1;1;&quot;Basic&quot;))*[.$B97]/[$Basic.$B$2]" office:value-type="float" office:value="1125" calcext:value-type="float">
            <text:p>1125</text:p>
          </table:table-cell>
          <table:table-cell table:formula="of:=INDIRECT(ADDRESS([.$C97];4;1;1;&quot;Basic&quot;))*[.$B97]/[$Basic.$B$2]" office:value-type="float" office:value="7875" calcext:value-type="float">
            <text:p>7875</text:p>
          </table:table-cell>
          <table:table-cell table:formula="of:=INDIRECT(ADDRESS([.$C97];5;1;1;&quot;Basic&quot;))*[.$B97]/[$Basic.$B$2]" office:value-type="float" office:value="28125" calcext:value-type="float">
            <text:p>28125</text:p>
          </table:table-cell>
          <table:table-cell table:formula="of:=[.F97]" office:value-type="float" office:value="46.875" calcext:value-type="float">
            <text:p>46.875</text:p>
          </table:table-cell>
          <table:table-cell table:formula="of:=IF([.G97]=0;1;[.G97])" office:value-type="float" office:value="1125" calcext:value-type="float">
            <text:p>1125</text:p>
          </table:table-cell>
          <table:table-cell table:formula="of:=IF([.H97]=0;5;[.H97])" office:value-type="float" office:value="7875" calcext:value-type="float">
            <text:p>7875</text:p>
          </table:table-cell>
          <table:table-cell table:formula="of:=IF([.I97]=0;15;[.I97])" office:value-type="float" office:value="28125" calcext:value-type="float">
            <text:p>28125</text:p>
          </table:table-cell>
          <table:table-cell table:formula="of:=IF([.B97]=0;[.D97];&quot;&quot;) &amp; IF([.B97]=[$Basic.$B$2];&quot;Open Terrain&quot;;&quot;&quot;) &amp; IF([.B97]=[$Basic.$C$2];&quot;Difficult Terrain&quot;;&quot;&quot;) &amp; IF([.B97]=[$Basic.$D$2];&quot;Extreme Terrain&quot;;&quot;&quot;)">
            <text:p/>
          </table:table-cell>
          <table:table-cell table:formula="of:= [.N97] &amp; &quot; &quot; &amp; [.E97]" office:value-type="string" office:string-value=" 15/8" calcext:value-type="string">
            <text:p><text:s/>15/8</text:p>
          </table:table-cell>
          <table:table-cell table:formula="of:=CEILING([.J97])" office:value-type="float" office:value="47" calcext:value-type="float">
            <text:p>47</text:p>
          </table:table-cell>
          <table:table-cell table:formula="of:=CEILING(8*[.J97])" office:value-type="float" office:value="375" calcext:value-type="float">
            <text:p>375</text:p>
          </table:table-cell>
          <table:table-cell table:formula="of:=CEILING(1*[.K97])" office:value-type="float" office:value="1125" calcext:value-type="float">
            <text:p>1125</text:p>
          </table:table-cell>
          <table:table-cell table:formula="of:=CEILING(2*[.K97])" office:value-type="float" office:value="2250" calcext:value-type="float">
            <text:p>2250</text:p>
          </table:table-cell>
          <table:table-cell table:formula="of:=CEILING(5*[.K97])" office:value-type="float" office:value="5625" calcext:value-type="float">
            <text:p>5625</text:p>
          </table:table-cell>
          <table:table-cell table:formula="of:=CEILING(1*[.L97])" office:value-type="float" office:value="7875" calcext:value-type="float">
            <text:p>7875</text:p>
          </table:table-cell>
          <table:table-cell table:formula="of:=CEILING(2*[.L97])" office:value-type="float" office:value="15750" calcext:value-type="float">
            <text:p>15750</text:p>
          </table:table-cell>
          <table:table-cell table:formula="of:=CEILING(1*[.M97])" office:value-type="float" office:value="28125" calcext:value-type="float">
            <text:p>28125</text:p>
          </table:table-cell>
          <table:table-cell table:formula="of:=CEILING(2*[.M97])" office:value-type="float" office:value="56250" calcext:value-type="float">
            <text:p>56250</text:p>
          </table:table-cell>
          <table:table-cell table:formula="of:=CEILING(6*[.M97])" office:value-type="float" office:value="168750" calcext:value-type="float">
            <text:p>16875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MOD([.A98]-1;[$Basic.$A$2]+1)" office:value-type="float" office:value="0" calcext:value-type="float">
            <text:p>0</text:p>
          </table:table-cell>
          <table:table-cell table:formula="of:=CEILING(([.A98]-[.B98])/[$Basic.$A$2]; 1)+3" office:value-type="float" office:value="10" calcext:value-type="float">
            <text:p>10</text:p>
          </table:table-cell>
          <table:table-cell table:formula="of:=IF([.B98]=0;INDIRECT(ADDRESS([.C98];1;1;1;&quot;Basic&quot;));&quot;&quot;)" office:value-type="string" office:string-value="Upstream, Unassisted" calcext:value-type="string">
            <text:p>Upstream, Unassisted</text:p>
          </table:table-cell>
          <table:table-cell table:style-name="ce3" table:formula="of:=[.B98] &amp; &quot;/&quot; &amp; [$Basic.$B$2]" office:value-type="string" office:string-value="0/8" calcext:value-type="string">
            <text:p>0/8</text:p>
          </table:table-cell>
          <table:table-cell table:formula="of:=INDIRECT(ADDRESS([.$C98];2;1;1;&quot;Basic&quot;))*[.$B98]/[$Basic.$B$2]" office:value-type="float" office:value="0" calcext:value-type="float">
            <text:p>0</text:p>
          </table:table-cell>
          <table:table-cell table:formula="of:=INDIRECT(ADDRESS([.$C98];3;1;1;&quot;Basic&quot;))*[.$B98]/[$Basic.$B$2]" office:value-type="float" office:value="0" calcext:value-type="float">
            <text:p>0</text:p>
          </table:table-cell>
          <table:table-cell table:formula="of:=INDIRECT(ADDRESS([.$C98];4;1;1;&quot;Basic&quot;))*[.$B98]/[$Basic.$B$2]" office:value-type="float" office:value="0" calcext:value-type="float">
            <text:p>0</text:p>
          </table:table-cell>
          <table:table-cell table:formula="of:=INDIRECT(ADDRESS([.$C98];5;1;1;&quot;Basic&quot;))*[.$B98]/[$Basic.$B$2]" office:value-type="float" office:value="0" calcext:value-type="float">
            <text:p>0</text:p>
          </table:table-cell>
          <table:table-cell table:formula="of:=[.F98]" office:value-type="float" office:value="0" calcext:value-type="float">
            <text:p>0</text:p>
          </table:table-cell>
          <table:table-cell table:formula="of:=IF([.G98]=0;1;[.G98])" office:value-type="float" office:value="1" calcext:value-type="float">
            <text:p>1</text:p>
          </table:table-cell>
          <table:table-cell table:formula="of:=IF([.H98]=0;5;[.H98])" office:value-type="float" office:value="5" calcext:value-type="float">
            <text:p>5</text:p>
          </table:table-cell>
          <table:table-cell table:formula="of:=IF([.I98]=0;15;[.I98])" office:value-type="float" office:value="15" calcext:value-type="float">
            <text:p>15</text:p>
          </table:table-cell>
          <table:table-cell table:formula="of:=IF([.B98]=0;[.D98];&quot;&quot;) &amp; IF([.B98]=[$Basic.$B$2];&quot;Open Terrain&quot;;&quot;&quot;) &amp; IF([.B98]=[$Basic.$C$2];&quot;Difficult Terrain&quot;;&quot;&quot;) &amp; IF([.B98]=[$Basic.$D$2];&quot;Extreme Terrain&quot;;&quot;&quot;)" office:value-type="string" office:string-value="Upstream, Unassisted" calcext:value-type="string">
            <text:p>Upstream, Unassisted</text:p>
          </table:table-cell>
          <table:table-cell table:formula="of:= [.N98] &amp; &quot; &quot; &amp; [.E98]" office:value-type="string" office:string-value="Upstream, Unassisted 0/8" calcext:value-type="string">
            <text:p>Upstream, Unassisted 0/8</text:p>
          </table:table-cell>
          <table:table-cell table:formula="of:=CEILING([.J98])" office:value-type="float" office:value="0" calcext:value-type="float">
            <text:p>0</text:p>
          </table:table-cell>
          <table:table-cell table:formula="of:=CEILING(8*[.J98])" office:value-type="float" office:value="0" calcext:value-type="float">
            <text:p>0</text:p>
          </table:table-cell>
          <table:table-cell table:formula="of:=CEILING(1*[.K98])" office:value-type="float" office:value="1" calcext:value-type="float">
            <text:p>1</text:p>
          </table:table-cell>
          <table:table-cell table:formula="of:=CEILING(2*[.K98])" office:value-type="float" office:value="2" calcext:value-type="float">
            <text:p>2</text:p>
          </table:table-cell>
          <table:table-cell table:formula="of:=CEILING(5*[.K98])" office:value-type="float" office:value="5" calcext:value-type="float">
            <text:p>5</text:p>
          </table:table-cell>
          <table:table-cell table:formula="of:=CEILING(1*[.L98])" office:value-type="float" office:value="5" calcext:value-type="float">
            <text:p>5</text:p>
          </table:table-cell>
          <table:table-cell table:formula="of:=CEILING(2*[.L98])" office:value-type="float" office:value="10" calcext:value-type="float">
            <text:p>10</text:p>
          </table:table-cell>
          <table:table-cell table:formula="of:=CEILING(1*[.M98])" office:value-type="float" office:value="15" calcext:value-type="float">
            <text:p>15</text:p>
          </table:table-cell>
          <table:table-cell table:formula="of:=CEILING(2*[.M98])" office:value-type="float" office:value="30" calcext:value-type="float">
            <text:p>30</text:p>
          </table:table-cell>
          <table:table-cell table:formula="of:=CEILING(6*[.M98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MOD([.A99]-1;[$Basic.$A$2]+1)" office:value-type="float" office:value="1" calcext:value-type="float">
            <text:p>1</text:p>
          </table:table-cell>
          <table:table-cell table:formula="of:=CEILING(([.A99]-[.B99])/[$Basic.$A$2]; 1)+3" office:value-type="float" office:value="10" calcext:value-type="float">
            <text:p>10</text:p>
          </table:table-cell>
          <table:table-cell table:formula="of:=IF([.B99]=0;INDIRECT(ADDRESS([.C99];1;1;1;&quot;Basic&quot;));&quot;&quot;)">
            <text:p/>
          </table:table-cell>
          <table:table-cell table:style-name="ce3" table:formula="of:=[.B99] &amp; &quot;/&quot; &amp; [$Basic.$B$2]" office:value-type="string" office:string-value="1/8" calcext:value-type="string">
            <text:p>1/8</text:p>
          </table:table-cell>
          <table:table-cell table:formula="of:=INDIRECT(ADDRESS([.$C99];2;1;1;&quot;Basic&quot;))*[.$B99]/[$Basic.$B$2]" office:value-type="float" office:value="0.25" calcext:value-type="float">
            <text:p>0.25</text:p>
          </table:table-cell>
          <table:table-cell table:formula="of:=INDIRECT(ADDRESS([.$C99];3;1;1;&quot;Basic&quot;))*[.$B99]/[$Basic.$B$2]" office:value-type="float" office:value="3.125" calcext:value-type="float">
            <text:p>3.125</text:p>
          </table:table-cell>
          <table:table-cell table:formula="of:=INDIRECT(ADDRESS([.$C99];4;1;1;&quot;Basic&quot;))*[.$B99]/[$Basic.$B$2]" office:value-type="float" office:value="12.5" calcext:value-type="float">
            <text:p>12.5</text:p>
          </table:table-cell>
          <table:table-cell table:formula="of:=INDIRECT(ADDRESS([.$C99];5;1;1;&quot;Basic&quot;))*[.$B99]/[$Basic.$B$2]" office:value-type="float" office:value="37.5" calcext:value-type="float">
            <text:p>37.5</text:p>
          </table:table-cell>
          <table:table-cell table:formula="of:=[.F99]" office:value-type="float" office:value="0.25" calcext:value-type="float">
            <text:p>0.25</text:p>
          </table:table-cell>
          <table:table-cell table:formula="of:=IF([.G99]=0;1;[.G99])" office:value-type="float" office:value="3.125" calcext:value-type="float">
            <text:p>3.125</text:p>
          </table:table-cell>
          <table:table-cell table:formula="of:=IF([.H99]=0;5;[.H99])" office:value-type="float" office:value="12.5" calcext:value-type="float">
            <text:p>12.5</text:p>
          </table:table-cell>
          <table:table-cell table:formula="of:=IF([.I99]=0;15;[.I99])" office:value-type="float" office:value="37.5" calcext:value-type="float">
            <text:p>37.5</text:p>
          </table:table-cell>
          <table:table-cell table:formula="of:=IF([.B99]=0;[.D99];&quot;&quot;) &amp; IF([.B99]=[$Basic.$B$2];&quot;Open Terrain&quot;;&quot;&quot;) &amp; IF([.B99]=[$Basic.$C$2];&quot;Difficult Terrain&quot;;&quot;&quot;) &amp; IF([.B99]=[$Basic.$D$2];&quot;Extreme Terrain&quot;;&quot;&quot;)">
            <text:p/>
          </table:table-cell>
          <table:table-cell table:formula="of:= [.N99] &amp; &quot; &quot; &amp; [.E99]" office:value-type="string" office:string-value=" 1/8" calcext:value-type="string">
            <text:p><text:s/>1/8</text:p>
          </table:table-cell>
          <table:table-cell table:formula="of:=CEILING([.J99])" office:value-type="float" office:value="1" calcext:value-type="float">
            <text:p>1</text:p>
          </table:table-cell>
          <table:table-cell table:formula="of:=CEILING(8*[.J99])" office:value-type="float" office:value="2" calcext:value-type="float">
            <text:p>2</text:p>
          </table:table-cell>
          <table:table-cell table:formula="of:=CEILING(1*[.K99])" office:value-type="float" office:value="4" calcext:value-type="float">
            <text:p>4</text:p>
          </table:table-cell>
          <table:table-cell table:formula="of:=CEILING(2*[.K99])" office:value-type="float" office:value="7" calcext:value-type="float">
            <text:p>7</text:p>
          </table:table-cell>
          <table:table-cell table:formula="of:=CEILING(5*[.K99])" office:value-type="float" office:value="16" calcext:value-type="float">
            <text:p>16</text:p>
          </table:table-cell>
          <table:table-cell table:formula="of:=CEILING(1*[.L99])" office:value-type="float" office:value="13" calcext:value-type="float">
            <text:p>13</text:p>
          </table:table-cell>
          <table:table-cell table:formula="of:=CEILING(2*[.L99])" office:value-type="float" office:value="25" calcext:value-type="float">
            <text:p>25</text:p>
          </table:table-cell>
          <table:table-cell table:formula="of:=CEILING(1*[.M99])" office:value-type="float" office:value="38" calcext:value-type="float">
            <text:p>38</text:p>
          </table:table-cell>
          <table:table-cell table:formula="of:=CEILING(2*[.M99])" office:value-type="float" office:value="75" calcext:value-type="float">
            <text:p>75</text:p>
          </table:table-cell>
          <table:table-cell table:formula="of:=CEILING(6*[.M99])" office:value-type="float" office:value="225" calcext:value-type="float">
            <text:p>225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MOD([.A100]-1;[$Basic.$A$2]+1)" office:value-type="float" office:value="2" calcext:value-type="float">
            <text:p>2</text:p>
          </table:table-cell>
          <table:table-cell table:formula="of:=CEILING(([.A100]-[.B100])/[$Basic.$A$2]; 1)+3" office:value-type="float" office:value="10" calcext:value-type="float">
            <text:p>10</text:p>
          </table:table-cell>
          <table:table-cell table:formula="of:=IF([.B100]=0;INDIRECT(ADDRESS([.C100];1;1;1;&quot;Basic&quot;));&quot;&quot;)">
            <text:p/>
          </table:table-cell>
          <table:table-cell table:style-name="ce3" table:formula="of:=[.B100] &amp; &quot;/&quot; &amp; [$Basic.$B$2]" office:value-type="string" office:string-value="2/8" calcext:value-type="string">
            <text:p>2/8</text:p>
          </table:table-cell>
          <table:table-cell table:formula="of:=INDIRECT(ADDRESS([.$C100];2;1;1;&quot;Basic&quot;))*[.$B100]/[$Basic.$B$2]" office:value-type="float" office:value="0.5" calcext:value-type="float">
            <text:p>0.5</text:p>
          </table:table-cell>
          <table:table-cell table:formula="of:=INDIRECT(ADDRESS([.$C100];3;1;1;&quot;Basic&quot;))*[.$B100]/[$Basic.$B$2]" office:value-type="float" office:value="6.25" calcext:value-type="float">
            <text:p>6.25</text:p>
          </table:table-cell>
          <table:table-cell table:formula="of:=INDIRECT(ADDRESS([.$C100];4;1;1;&quot;Basic&quot;))*[.$B100]/[$Basic.$B$2]" office:value-type="float" office:value="25" calcext:value-type="float">
            <text:p>25</text:p>
          </table:table-cell>
          <table:table-cell table:formula="of:=INDIRECT(ADDRESS([.$C100];5;1;1;&quot;Basic&quot;))*[.$B100]/[$Basic.$B$2]" office:value-type="float" office:value="75" calcext:value-type="float">
            <text:p>75</text:p>
          </table:table-cell>
          <table:table-cell table:formula="of:=[.F100]" office:value-type="float" office:value="0.5" calcext:value-type="float">
            <text:p>0.5</text:p>
          </table:table-cell>
          <table:table-cell table:formula="of:=IF([.G100]=0;1;[.G100])" office:value-type="float" office:value="6.25" calcext:value-type="float">
            <text:p>6.25</text:p>
          </table:table-cell>
          <table:table-cell table:formula="of:=IF([.H100]=0;5;[.H100])" office:value-type="float" office:value="25" calcext:value-type="float">
            <text:p>25</text:p>
          </table:table-cell>
          <table:table-cell table:formula="of:=IF([.I100]=0;15;[.I100])" office:value-type="float" office:value="75" calcext:value-type="float">
            <text:p>75</text:p>
          </table:table-cell>
          <table:table-cell table:formula="of:=IF([.B100]=0;[.D100];&quot;&quot;) &amp; IF([.B100]=[$Basic.$B$2];&quot;Open Terrain&quot;;&quot;&quot;) &amp; IF([.B100]=[$Basic.$C$2];&quot;Difficult Terrain&quot;;&quot;&quot;) &amp; IF([.B100]=[$Basic.$D$2];&quot;Extreme Terrain&quot;;&quot;&quot;)">
            <text:p/>
          </table:table-cell>
          <table:table-cell table:formula="of:= [.N100] &amp; &quot; &quot; &amp; [.E100]" office:value-type="string" office:string-value=" 2/8" calcext:value-type="string">
            <text:p><text:s/>2/8</text:p>
          </table:table-cell>
          <table:table-cell table:formula="of:=CEILING([.J100])" office:value-type="float" office:value="1" calcext:value-type="float">
            <text:p>1</text:p>
          </table:table-cell>
          <table:table-cell table:formula="of:=CEILING(8*[.J100])" office:value-type="float" office:value="4" calcext:value-type="float">
            <text:p>4</text:p>
          </table:table-cell>
          <table:table-cell table:formula="of:=CEILING(1*[.K100])" office:value-type="float" office:value="7" calcext:value-type="float">
            <text:p>7</text:p>
          </table:table-cell>
          <table:table-cell table:formula="of:=CEILING(2*[.K100])" office:value-type="float" office:value="13" calcext:value-type="float">
            <text:p>13</text:p>
          </table:table-cell>
          <table:table-cell table:formula="of:=CEILING(5*[.K100])" office:value-type="float" office:value="32" calcext:value-type="float">
            <text:p>32</text:p>
          </table:table-cell>
          <table:table-cell table:formula="of:=CEILING(1*[.L100])" office:value-type="float" office:value="25" calcext:value-type="float">
            <text:p>25</text:p>
          </table:table-cell>
          <table:table-cell table:formula="of:=CEILING(2*[.L100])" office:value-type="float" office:value="50" calcext:value-type="float">
            <text:p>50</text:p>
          </table:table-cell>
          <table:table-cell table:formula="of:=CEILING(1*[.M100])" office:value-type="float" office:value="75" calcext:value-type="float">
            <text:p>75</text:p>
          </table:table-cell>
          <table:table-cell table:formula="of:=CEILING(2*[.M100])" office:value-type="float" office:value="150" calcext:value-type="float">
            <text:p>150</text:p>
          </table:table-cell>
          <table:table-cell table:formula="of:=CEILING(6*[.M100])" office:value-type="float" office:value="450" calcext:value-type="float">
            <text:p>45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MOD([.A101]-1;[$Basic.$A$2]+1)" office:value-type="float" office:value="3" calcext:value-type="float">
            <text:p>3</text:p>
          </table:table-cell>
          <table:table-cell table:formula="of:=CEILING(([.A101]-[.B101])/[$Basic.$A$2]; 1)+3" office:value-type="float" office:value="10" calcext:value-type="float">
            <text:p>10</text:p>
          </table:table-cell>
          <table:table-cell table:formula="of:=IF([.B101]=0;INDIRECT(ADDRESS([.C101];1;1;1;&quot;Basic&quot;));&quot;&quot;)">
            <text:p/>
          </table:table-cell>
          <table:table-cell table:style-name="ce3" table:formula="of:=[.B101] &amp; &quot;/&quot; &amp; [$Basic.$B$2]" office:value-type="string" office:string-value="3/8" calcext:value-type="string">
            <text:p>3/8</text:p>
          </table:table-cell>
          <table:table-cell table:formula="of:=INDIRECT(ADDRESS([.$C101];2;1;1;&quot;Basic&quot;))*[.$B101]/[$Basic.$B$2]" office:value-type="float" office:value="0.75" calcext:value-type="float">
            <text:p>0.75</text:p>
          </table:table-cell>
          <table:table-cell table:formula="of:=INDIRECT(ADDRESS([.$C101];3;1;1;&quot;Basic&quot;))*[.$B101]/[$Basic.$B$2]" office:value-type="float" office:value="9.375" calcext:value-type="float">
            <text:p>9.375</text:p>
          </table:table-cell>
          <table:table-cell table:formula="of:=INDIRECT(ADDRESS([.$C101];4;1;1;&quot;Basic&quot;))*[.$B101]/[$Basic.$B$2]" office:value-type="float" office:value="37.5" calcext:value-type="float">
            <text:p>37.5</text:p>
          </table:table-cell>
          <table:table-cell table:formula="of:=INDIRECT(ADDRESS([.$C101];5;1;1;&quot;Basic&quot;))*[.$B101]/[$Basic.$B$2]" office:value-type="float" office:value="112.5" calcext:value-type="float">
            <text:p>112.5</text:p>
          </table:table-cell>
          <table:table-cell table:formula="of:=[.F101]" office:value-type="float" office:value="0.75" calcext:value-type="float">
            <text:p>0.75</text:p>
          </table:table-cell>
          <table:table-cell table:formula="of:=IF([.G101]=0;1;[.G101])" office:value-type="float" office:value="9.375" calcext:value-type="float">
            <text:p>9.375</text:p>
          </table:table-cell>
          <table:table-cell table:formula="of:=IF([.H101]=0;5;[.H101])" office:value-type="float" office:value="37.5" calcext:value-type="float">
            <text:p>37.5</text:p>
          </table:table-cell>
          <table:table-cell table:formula="of:=IF([.I101]=0;15;[.I101])" office:value-type="float" office:value="112.5" calcext:value-type="float">
            <text:p>112.5</text:p>
          </table:table-cell>
          <table:table-cell table:formula="of:=IF([.B101]=0;[.D101];&quot;&quot;) &amp; IF([.B101]=[$Basic.$B$2];&quot;Open Terrain&quot;;&quot;&quot;) &amp; IF([.B101]=[$Basic.$C$2];&quot;Difficult Terrain&quot;;&quot;&quot;) &amp; IF([.B101]=[$Basic.$D$2];&quot;Extreme Terrain&quot;;&quot;&quot;)">
            <text:p/>
          </table:table-cell>
          <table:table-cell table:formula="of:= [.N101] &amp; &quot; &quot; &amp; [.E101]" office:value-type="string" office:string-value=" 3/8" calcext:value-type="string">
            <text:p><text:s/>3/8</text:p>
          </table:table-cell>
          <table:table-cell table:formula="of:=CEILING([.J101])" office:value-type="float" office:value="1" calcext:value-type="float">
            <text:p>1</text:p>
          </table:table-cell>
          <table:table-cell table:formula="of:=CEILING(8*[.J101])" office:value-type="float" office:value="6" calcext:value-type="float">
            <text:p>6</text:p>
          </table:table-cell>
          <table:table-cell table:formula="of:=CEILING(1*[.K101])" office:value-type="float" office:value="10" calcext:value-type="float">
            <text:p>10</text:p>
          </table:table-cell>
          <table:table-cell table:formula="of:=CEILING(2*[.K101])" office:value-type="float" office:value="19" calcext:value-type="float">
            <text:p>19</text:p>
          </table:table-cell>
          <table:table-cell table:formula="of:=CEILING(5*[.K101])" office:value-type="float" office:value="47" calcext:value-type="float">
            <text:p>47</text:p>
          </table:table-cell>
          <table:table-cell table:formula="of:=CEILING(1*[.L101])" office:value-type="float" office:value="38" calcext:value-type="float">
            <text:p>38</text:p>
          </table:table-cell>
          <table:table-cell table:formula="of:=CEILING(2*[.L101])" office:value-type="float" office:value="75" calcext:value-type="float">
            <text:p>75</text:p>
          </table:table-cell>
          <table:table-cell table:formula="of:=CEILING(1*[.M101])" office:value-type="float" office:value="113" calcext:value-type="float">
            <text:p>113</text:p>
          </table:table-cell>
          <table:table-cell table:formula="of:=CEILING(2*[.M101])" office:value-type="float" office:value="225" calcext:value-type="float">
            <text:p>225</text:p>
          </table:table-cell>
          <table:table-cell table:formula="of:=CEILING(6*[.M101])" office:value-type="float" office:value="675" calcext:value-type="float">
            <text:p>675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MOD([.A102]-1;[$Basic.$A$2]+1)" office:value-type="float" office:value="4" calcext:value-type="float">
            <text:p>4</text:p>
          </table:table-cell>
          <table:table-cell table:formula="of:=CEILING(([.A102]-[.B102])/[$Basic.$A$2]; 1)+3" office:value-type="float" office:value="10" calcext:value-type="float">
            <text:p>10</text:p>
          </table:table-cell>
          <table:table-cell table:formula="of:=IF([.B102]=0;INDIRECT(ADDRESS([.C102];1;1;1;&quot;Basic&quot;));&quot;&quot;)">
            <text:p/>
          </table:table-cell>
          <table:table-cell table:style-name="ce3" table:formula="of:=[.B102] &amp; &quot;/&quot; &amp; [$Basic.$B$2]" office:value-type="string" office:string-value="4/8" calcext:value-type="string">
            <text:p>4/8</text:p>
          </table:table-cell>
          <table:table-cell table:formula="of:=INDIRECT(ADDRESS([.$C102];2;1;1;&quot;Basic&quot;))*[.$B102]/[$Basic.$B$2]" office:value-type="float" office:value="1" calcext:value-type="float">
            <text:p>1</text:p>
          </table:table-cell>
          <table:table-cell table:formula="of:=INDIRECT(ADDRESS([.$C102];3;1;1;&quot;Basic&quot;))*[.$B102]/[$Basic.$B$2]" office:value-type="float" office:value="12.5" calcext:value-type="float">
            <text:p>12.5</text:p>
          </table:table-cell>
          <table:table-cell table:formula="of:=INDIRECT(ADDRESS([.$C102];4;1;1;&quot;Basic&quot;))*[.$B102]/[$Basic.$B$2]" office:value-type="float" office:value="50" calcext:value-type="float">
            <text:p>50</text:p>
          </table:table-cell>
          <table:table-cell table:formula="of:=INDIRECT(ADDRESS([.$C102];5;1;1;&quot;Basic&quot;))*[.$B102]/[$Basic.$B$2]" office:value-type="float" office:value="150" calcext:value-type="float">
            <text:p>150</text:p>
          </table:table-cell>
          <table:table-cell table:formula="of:=[.F102]" office:value-type="float" office:value="1" calcext:value-type="float">
            <text:p>1</text:p>
          </table:table-cell>
          <table:table-cell table:formula="of:=IF([.G102]=0;1;[.G102])" office:value-type="float" office:value="12.5" calcext:value-type="float">
            <text:p>12.5</text:p>
          </table:table-cell>
          <table:table-cell table:formula="of:=IF([.H102]=0;5;[.H102])" office:value-type="float" office:value="50" calcext:value-type="float">
            <text:p>50</text:p>
          </table:table-cell>
          <table:table-cell table:formula="of:=IF([.I102]=0;15;[.I102])" office:value-type="float" office:value="150" calcext:value-type="float">
            <text:p>150</text:p>
          </table:table-cell>
          <table:table-cell table:formula="of:=IF([.B102]=0;[.D102];&quot;&quot;) &amp; IF([.B102]=[$Basic.$B$2];&quot;Open Terrain&quot;;&quot;&quot;) &amp; IF([.B102]=[$Basic.$C$2];&quot;Difficult Terrain&quot;;&quot;&quot;) &amp; IF([.B102]=[$Basic.$D$2];&quot;Extreme Terrain&quot;;&quot;&quot;)" office:value-type="string" office:string-value="Extreme Terrain" calcext:value-type="string">
            <text:p>Extreme Terrain</text:p>
          </table:table-cell>
          <table:table-cell table:formula="of:= [.N102] &amp; &quot; &quot; &amp; [.E102]" office:value-type="string" office:string-value="Extreme Terrain 4/8" calcext:value-type="string">
            <text:p>Extreme Terrain 4/8</text:p>
          </table:table-cell>
          <table:table-cell table:formula="of:=CEILING([.J102])" office:value-type="float" office:value="1" calcext:value-type="float">
            <text:p>1</text:p>
          </table:table-cell>
          <table:table-cell table:formula="of:=CEILING(8*[.J102])" office:value-type="float" office:value="8" calcext:value-type="float">
            <text:p>8</text:p>
          </table:table-cell>
          <table:table-cell table:formula="of:=CEILING(1*[.K102])" office:value-type="float" office:value="13" calcext:value-type="float">
            <text:p>13</text:p>
          </table:table-cell>
          <table:table-cell table:formula="of:=CEILING(2*[.K102])" office:value-type="float" office:value="25" calcext:value-type="float">
            <text:p>25</text:p>
          </table:table-cell>
          <table:table-cell table:formula="of:=CEILING(5*[.K102])" office:value-type="float" office:value="63" calcext:value-type="float">
            <text:p>63</text:p>
          </table:table-cell>
          <table:table-cell table:formula="of:=CEILING(1*[.L102])" office:value-type="float" office:value="50" calcext:value-type="float">
            <text:p>50</text:p>
          </table:table-cell>
          <table:table-cell table:formula="of:=CEILING(2*[.L102])" office:value-type="float" office:value="100" calcext:value-type="float">
            <text:p>100</text:p>
          </table:table-cell>
          <table:table-cell table:formula="of:=CEILING(1*[.M102])" office:value-type="float" office:value="150" calcext:value-type="float">
            <text:p>150</text:p>
          </table:table-cell>
          <table:table-cell table:formula="of:=CEILING(2*[.M102])" office:value-type="float" office:value="300" calcext:value-type="float">
            <text:p>300</text:p>
          </table:table-cell>
          <table:table-cell table:formula="of:=CEILING(6*[.M102])" office:value-type="float" office:value="900" calcext:value-type="float">
            <text:p>900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MOD([.A103]-1;[$Basic.$A$2]+1)" office:value-type="float" office:value="5" calcext:value-type="float">
            <text:p>5</text:p>
          </table:table-cell>
          <table:table-cell table:formula="of:=CEILING(([.A103]-[.B103])/[$Basic.$A$2]; 1)+3" office:value-type="float" office:value="10" calcext:value-type="float">
            <text:p>10</text:p>
          </table:table-cell>
          <table:table-cell table:formula="of:=IF([.B103]=0;INDIRECT(ADDRESS([.C103];1;1;1;&quot;Basic&quot;));&quot;&quot;)">
            <text:p/>
          </table:table-cell>
          <table:table-cell table:style-name="ce3" table:formula="of:=[.B103] &amp; &quot;/&quot; &amp; [$Basic.$B$2]" office:value-type="string" office:string-value="5/8" calcext:value-type="string">
            <text:p>5/8</text:p>
          </table:table-cell>
          <table:table-cell table:formula="of:=INDIRECT(ADDRESS([.$C103];2;1;1;&quot;Basic&quot;))*[.$B103]/[$Basic.$B$2]" office:value-type="float" office:value="1.25" calcext:value-type="float">
            <text:p>1.25</text:p>
          </table:table-cell>
          <table:table-cell table:formula="of:=INDIRECT(ADDRESS([.$C103];3;1;1;&quot;Basic&quot;))*[.$B103]/[$Basic.$B$2]" office:value-type="float" office:value="15.625" calcext:value-type="float">
            <text:p>15.625</text:p>
          </table:table-cell>
          <table:table-cell table:formula="of:=INDIRECT(ADDRESS([.$C103];4;1;1;&quot;Basic&quot;))*[.$B103]/[$Basic.$B$2]" office:value-type="float" office:value="62.5" calcext:value-type="float">
            <text:p>62.5</text:p>
          </table:table-cell>
          <table:table-cell table:formula="of:=INDIRECT(ADDRESS([.$C103];5;1;1;&quot;Basic&quot;))*[.$B103]/[$Basic.$B$2]" office:value-type="float" office:value="187.5" calcext:value-type="float">
            <text:p>187.5</text:p>
          </table:table-cell>
          <table:table-cell table:formula="of:=[.F103]" office:value-type="float" office:value="1.25" calcext:value-type="float">
            <text:p>1.25</text:p>
          </table:table-cell>
          <table:table-cell table:formula="of:=IF([.G103]=0;1;[.G103])" office:value-type="float" office:value="15.625" calcext:value-type="float">
            <text:p>15.625</text:p>
          </table:table-cell>
          <table:table-cell table:formula="of:=IF([.H103]=0;5;[.H103])" office:value-type="float" office:value="62.5" calcext:value-type="float">
            <text:p>62.5</text:p>
          </table:table-cell>
          <table:table-cell table:formula="of:=IF([.I103]=0;15;[.I103])" office:value-type="float" office:value="187.5" calcext:value-type="float">
            <text:p>187.5</text:p>
          </table:table-cell>
          <table:table-cell table:formula="of:=IF([.B103]=0;[.D103];&quot;&quot;) &amp; IF([.B103]=[$Basic.$B$2];&quot;Open Terrain&quot;;&quot;&quot;) &amp; IF([.B103]=[$Basic.$C$2];&quot;Difficult Terrain&quot;;&quot;&quot;) &amp; IF([.B103]=[$Basic.$D$2];&quot;Extreme Terrain&quot;;&quot;&quot;)">
            <text:p/>
          </table:table-cell>
          <table:table-cell table:formula="of:= [.N103] &amp; &quot; &quot; &amp; [.E103]" office:value-type="string" office:string-value=" 5/8" calcext:value-type="string">
            <text:p><text:s/>5/8</text:p>
          </table:table-cell>
          <table:table-cell table:formula="of:=CEILING([.J103])" office:value-type="float" office:value="2" calcext:value-type="float">
            <text:p>2</text:p>
          </table:table-cell>
          <table:table-cell table:formula="of:=CEILING(8*[.J103])" office:value-type="float" office:value="10" calcext:value-type="float">
            <text:p>10</text:p>
          </table:table-cell>
          <table:table-cell table:formula="of:=CEILING(1*[.K103])" office:value-type="float" office:value="16" calcext:value-type="float">
            <text:p>16</text:p>
          </table:table-cell>
          <table:table-cell table:formula="of:=CEILING(2*[.K103])" office:value-type="float" office:value="32" calcext:value-type="float">
            <text:p>32</text:p>
          </table:table-cell>
          <table:table-cell table:formula="of:=CEILING(5*[.K103])" office:value-type="float" office:value="79" calcext:value-type="float">
            <text:p>79</text:p>
          </table:table-cell>
          <table:table-cell table:formula="of:=CEILING(1*[.L103])" office:value-type="float" office:value="63" calcext:value-type="float">
            <text:p>63</text:p>
          </table:table-cell>
          <table:table-cell table:formula="of:=CEILING(2*[.L103])" office:value-type="float" office:value="125" calcext:value-type="float">
            <text:p>125</text:p>
          </table:table-cell>
          <table:table-cell table:formula="of:=CEILING(1*[.M103])" office:value-type="float" office:value="188" calcext:value-type="float">
            <text:p>188</text:p>
          </table:table-cell>
          <table:table-cell table:formula="of:=CEILING(2*[.M103])" office:value-type="float" office:value="375" calcext:value-type="float">
            <text:p>375</text:p>
          </table:table-cell>
          <table:table-cell table:formula="of:=CEILING(6*[.M103])" office:value-type="float" office:value="1125" calcext:value-type="float">
            <text:p>1125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MOD([.A104]-1;[$Basic.$A$2]+1)" office:value-type="float" office:value="6" calcext:value-type="float">
            <text:p>6</text:p>
          </table:table-cell>
          <table:table-cell table:formula="of:=CEILING(([.A104]-[.B104])/[$Basic.$A$2]; 1)+3" office:value-type="float" office:value="10" calcext:value-type="float">
            <text:p>10</text:p>
          </table:table-cell>
          <table:table-cell table:formula="of:=IF([.B104]=0;INDIRECT(ADDRESS([.C104];1;1;1;&quot;Basic&quot;));&quot;&quot;)">
            <text:p/>
          </table:table-cell>
          <table:table-cell table:style-name="ce3" table:formula="of:=[.B104] &amp; &quot;/&quot; &amp; [$Basic.$B$2]" office:value-type="string" office:string-value="6/8" calcext:value-type="string">
            <text:p>6/8</text:p>
          </table:table-cell>
          <table:table-cell table:formula="of:=INDIRECT(ADDRESS([.$C104];2;1;1;&quot;Basic&quot;))*[.$B104]/[$Basic.$B$2]" office:value-type="float" office:value="1.5" calcext:value-type="float">
            <text:p>1.5</text:p>
          </table:table-cell>
          <table:table-cell table:formula="of:=INDIRECT(ADDRESS([.$C104];3;1;1;&quot;Basic&quot;))*[.$B104]/[$Basic.$B$2]" office:value-type="float" office:value="18.75" calcext:value-type="float">
            <text:p>18.75</text:p>
          </table:table-cell>
          <table:table-cell table:formula="of:=INDIRECT(ADDRESS([.$C104];4;1;1;&quot;Basic&quot;))*[.$B104]/[$Basic.$B$2]" office:value-type="float" office:value="75" calcext:value-type="float">
            <text:p>75</text:p>
          </table:table-cell>
          <table:table-cell table:formula="of:=INDIRECT(ADDRESS([.$C104];5;1;1;&quot;Basic&quot;))*[.$B104]/[$Basic.$B$2]" office:value-type="float" office:value="225" calcext:value-type="float">
            <text:p>225</text:p>
          </table:table-cell>
          <table:table-cell table:formula="of:=[.F104]" office:value-type="float" office:value="1.5" calcext:value-type="float">
            <text:p>1.5</text:p>
          </table:table-cell>
          <table:table-cell table:formula="of:=IF([.G104]=0;1;[.G104])" office:value-type="float" office:value="18.75" calcext:value-type="float">
            <text:p>18.75</text:p>
          </table:table-cell>
          <table:table-cell table:formula="of:=IF([.H104]=0;5;[.H104])" office:value-type="float" office:value="75" calcext:value-type="float">
            <text:p>75</text:p>
          </table:table-cell>
          <table:table-cell table:formula="of:=IF([.I104]=0;15;[.I104])" office:value-type="float" office:value="225" calcext:value-type="float">
            <text:p>225</text:p>
          </table:table-cell>
          <table:table-cell table:formula="of:=IF([.B104]=0;[.D104];&quot;&quot;) &amp; IF([.B104]=[$Basic.$B$2];&quot;Open Terrain&quot;;&quot;&quot;) &amp; IF([.B104]=[$Basic.$C$2];&quot;Difficult Terrain&quot;;&quot;&quot;) &amp; IF([.B104]=[$Basic.$D$2];&quot;Extreme Terrain&quot;;&quot;&quot;)" office:value-type="string" office:string-value="Difficult Terrain" calcext:value-type="string">
            <text:p>Difficult Terrain</text:p>
          </table:table-cell>
          <table:table-cell table:formula="of:= [.N104] &amp; &quot; &quot; &amp; [.E104]" office:value-type="string" office:string-value="Difficult Terrain 6/8" calcext:value-type="string">
            <text:p>Difficult Terrain 6/8</text:p>
          </table:table-cell>
          <table:table-cell table:formula="of:=CEILING([.J104])" office:value-type="float" office:value="2" calcext:value-type="float">
            <text:p>2</text:p>
          </table:table-cell>
          <table:table-cell table:formula="of:=CEILING(8*[.J104])" office:value-type="float" office:value="12" calcext:value-type="float">
            <text:p>12</text:p>
          </table:table-cell>
          <table:table-cell table:formula="of:=CEILING(1*[.K104])" office:value-type="float" office:value="19" calcext:value-type="float">
            <text:p>19</text:p>
          </table:table-cell>
          <table:table-cell table:formula="of:=CEILING(2*[.K104])" office:value-type="float" office:value="38" calcext:value-type="float">
            <text:p>38</text:p>
          </table:table-cell>
          <table:table-cell table:formula="of:=CEILING(5*[.K104])" office:value-type="float" office:value="94" calcext:value-type="float">
            <text:p>94</text:p>
          </table:table-cell>
          <table:table-cell table:formula="of:=CEILING(1*[.L104])" office:value-type="float" office:value="75" calcext:value-type="float">
            <text:p>75</text:p>
          </table:table-cell>
          <table:table-cell table:formula="of:=CEILING(2*[.L104])" office:value-type="float" office:value="150" calcext:value-type="float">
            <text:p>150</text:p>
          </table:table-cell>
          <table:table-cell table:formula="of:=CEILING(1*[.M104])" office:value-type="float" office:value="225" calcext:value-type="float">
            <text:p>225</text:p>
          </table:table-cell>
          <table:table-cell table:formula="of:=CEILING(2*[.M104])" office:value-type="float" office:value="450" calcext:value-type="float">
            <text:p>450</text:p>
          </table:table-cell>
          <table:table-cell table:formula="of:=CEILING(6*[.M104])" office:value-type="float" office:value="1350" calcext:value-type="float">
            <text:p>1350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MOD([.A105]-1;[$Basic.$A$2]+1)" office:value-type="float" office:value="7" calcext:value-type="float">
            <text:p>7</text:p>
          </table:table-cell>
          <table:table-cell table:formula="of:=CEILING(([.A105]-[.B105])/[$Basic.$A$2]; 1)+3" office:value-type="float" office:value="10" calcext:value-type="float">
            <text:p>10</text:p>
          </table:table-cell>
          <table:table-cell table:formula="of:=IF([.B105]=0;INDIRECT(ADDRESS([.C105];1;1;1;&quot;Basic&quot;));&quot;&quot;)">
            <text:p/>
          </table:table-cell>
          <table:table-cell table:style-name="ce3" table:formula="of:=[.B105] &amp; &quot;/&quot; &amp; [$Basic.$B$2]" office:value-type="string" office:string-value="7/8" calcext:value-type="string">
            <text:p>7/8</text:p>
          </table:table-cell>
          <table:table-cell table:formula="of:=INDIRECT(ADDRESS([.$C105];2;1;1;&quot;Basic&quot;))*[.$B105]/[$Basic.$B$2]" office:value-type="float" office:value="1.75" calcext:value-type="float">
            <text:p>1.75</text:p>
          </table:table-cell>
          <table:table-cell table:formula="of:=INDIRECT(ADDRESS([.$C105];3;1;1;&quot;Basic&quot;))*[.$B105]/[$Basic.$B$2]" office:value-type="float" office:value="21.875" calcext:value-type="float">
            <text:p>21.875</text:p>
          </table:table-cell>
          <table:table-cell table:formula="of:=INDIRECT(ADDRESS([.$C105];4;1;1;&quot;Basic&quot;))*[.$B105]/[$Basic.$B$2]" office:value-type="float" office:value="87.5" calcext:value-type="float">
            <text:p>87.5</text:p>
          </table:table-cell>
          <table:table-cell table:formula="of:=INDIRECT(ADDRESS([.$C105];5;1;1;&quot;Basic&quot;))*[.$B105]/[$Basic.$B$2]" office:value-type="float" office:value="262.5" calcext:value-type="float">
            <text:p>262.5</text:p>
          </table:table-cell>
          <table:table-cell table:formula="of:=[.F105]" office:value-type="float" office:value="1.75" calcext:value-type="float">
            <text:p>1.75</text:p>
          </table:table-cell>
          <table:table-cell table:formula="of:=IF([.G105]=0;1;[.G105])" office:value-type="float" office:value="21.875" calcext:value-type="float">
            <text:p>21.875</text:p>
          </table:table-cell>
          <table:table-cell table:formula="of:=IF([.H105]=0;5;[.H105])" office:value-type="float" office:value="87.5" calcext:value-type="float">
            <text:p>87.5</text:p>
          </table:table-cell>
          <table:table-cell table:formula="of:=IF([.I105]=0;15;[.I105])" office:value-type="float" office:value="262.5" calcext:value-type="float">
            <text:p>262.5</text:p>
          </table:table-cell>
          <table:table-cell table:formula="of:=IF([.B105]=0;[.D105];&quot;&quot;) &amp; IF([.B105]=[$Basic.$B$2];&quot;Open Terrain&quot;;&quot;&quot;) &amp; IF([.B105]=[$Basic.$C$2];&quot;Difficult Terrain&quot;;&quot;&quot;) &amp; IF([.B105]=[$Basic.$D$2];&quot;Extreme Terrain&quot;;&quot;&quot;)">
            <text:p/>
          </table:table-cell>
          <table:table-cell table:formula="of:= [.N105] &amp; &quot; &quot; &amp; [.E105]" office:value-type="string" office:string-value=" 7/8" calcext:value-type="string">
            <text:p><text:s/>7/8</text:p>
          </table:table-cell>
          <table:table-cell table:formula="of:=CEILING([.J105])" office:value-type="float" office:value="2" calcext:value-type="float">
            <text:p>2</text:p>
          </table:table-cell>
          <table:table-cell table:formula="of:=CEILING(8*[.J105])" office:value-type="float" office:value="14" calcext:value-type="float">
            <text:p>14</text:p>
          </table:table-cell>
          <table:table-cell table:formula="of:=CEILING(1*[.K105])" office:value-type="float" office:value="22" calcext:value-type="float">
            <text:p>22</text:p>
          </table:table-cell>
          <table:table-cell table:formula="of:=CEILING(2*[.K105])" office:value-type="float" office:value="44" calcext:value-type="float">
            <text:p>44</text:p>
          </table:table-cell>
          <table:table-cell table:formula="of:=CEILING(5*[.K105])" office:value-type="float" office:value="110" calcext:value-type="float">
            <text:p>110</text:p>
          </table:table-cell>
          <table:table-cell table:formula="of:=CEILING(1*[.L105])" office:value-type="float" office:value="88" calcext:value-type="float">
            <text:p>88</text:p>
          </table:table-cell>
          <table:table-cell table:formula="of:=CEILING(2*[.L105])" office:value-type="float" office:value="175" calcext:value-type="float">
            <text:p>175</text:p>
          </table:table-cell>
          <table:table-cell table:formula="of:=CEILING(1*[.M105])" office:value-type="float" office:value="263" calcext:value-type="float">
            <text:p>263</text:p>
          </table:table-cell>
          <table:table-cell table:formula="of:=CEILING(2*[.M105])" office:value-type="float" office:value="525" calcext:value-type="float">
            <text:p>525</text:p>
          </table:table-cell>
          <table:table-cell table:formula="of:=CEILING(6*[.M105])" office:value-type="float" office:value="1575" calcext:value-type="float">
            <text:p>1575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MOD([.A106]-1;[$Basic.$A$2]+1)" office:value-type="float" office:value="8" calcext:value-type="float">
            <text:p>8</text:p>
          </table:table-cell>
          <table:table-cell table:formula="of:=CEILING(([.A106]-[.B106])/[$Basic.$A$2]; 1)+3" office:value-type="float" office:value="10" calcext:value-type="float">
            <text:p>10</text:p>
          </table:table-cell>
          <table:table-cell table:formula="of:=IF([.B106]=0;INDIRECT(ADDRESS([.C106];1;1;1;&quot;Basic&quot;));&quot;&quot;)">
            <text:p/>
          </table:table-cell>
          <table:table-cell table:style-name="ce3" table:formula="of:=[.B106] &amp; &quot;/&quot; &amp; [$Basic.$B$2]" office:value-type="string" office:string-value="8/8" calcext:value-type="string">
            <text:p>8/8</text:p>
          </table:table-cell>
          <table:table-cell table:formula="of:=INDIRECT(ADDRESS([.$C106];2;1;1;&quot;Basic&quot;))*[.$B106]/[$Basic.$B$2]" office:value-type="float" office:value="2" calcext:value-type="float">
            <text:p>2</text:p>
          </table:table-cell>
          <table:table-cell table:formula="of:=INDIRECT(ADDRESS([.$C106];3;1;1;&quot;Basic&quot;))*[.$B106]/[$Basic.$B$2]" office:value-type="float" office:value="25" calcext:value-type="float">
            <text:p>25</text:p>
          </table:table-cell>
          <table:table-cell table:formula="of:=INDIRECT(ADDRESS([.$C106];4;1;1;&quot;Basic&quot;))*[.$B106]/[$Basic.$B$2]" office:value-type="float" office:value="100" calcext:value-type="float">
            <text:p>100</text:p>
          </table:table-cell>
          <table:table-cell table:formula="of:=INDIRECT(ADDRESS([.$C106];5;1;1;&quot;Basic&quot;))*[.$B106]/[$Basic.$B$2]" office:value-type="float" office:value="300" calcext:value-type="float">
            <text:p>300</text:p>
          </table:table-cell>
          <table:table-cell table:formula="of:=[.F106]" office:value-type="float" office:value="2" calcext:value-type="float">
            <text:p>2</text:p>
          </table:table-cell>
          <table:table-cell table:formula="of:=IF([.G106]=0;1;[.G106])" office:value-type="float" office:value="25" calcext:value-type="float">
            <text:p>25</text:p>
          </table:table-cell>
          <table:table-cell table:formula="of:=IF([.H106]=0;5;[.H106])" office:value-type="float" office:value="100" calcext:value-type="float">
            <text:p>100</text:p>
          </table:table-cell>
          <table:table-cell table:formula="of:=IF([.I106]=0;15;[.I106])" office:value-type="float" office:value="300" calcext:value-type="float">
            <text:p>300</text:p>
          </table:table-cell>
          <table:table-cell table:formula="of:=IF([.B106]=0;[.D106];&quot;&quot;) &amp; IF([.B106]=[$Basic.$B$2];&quot;Open Terrain&quot;;&quot;&quot;) &amp; IF([.B106]=[$Basic.$C$2];&quot;Difficult Terrain&quot;;&quot;&quot;) &amp; IF([.B106]=[$Basic.$D$2];&quot;Extreme Terrain&quot;;&quot;&quot;)" office:value-type="string" office:string-value="Open Terrain" calcext:value-type="string">
            <text:p>Open Terrain</text:p>
          </table:table-cell>
          <table:table-cell table:formula="of:= [.N106] &amp; &quot; &quot; &amp; [.E106]" office:value-type="string" office:string-value="Open Terrain 8/8" calcext:value-type="string">
            <text:p>Open Terrain 8/8</text:p>
          </table:table-cell>
          <table:table-cell table:formula="of:=CEILING([.J106])" office:value-type="float" office:value="2" calcext:value-type="float">
            <text:p>2</text:p>
          </table:table-cell>
          <table:table-cell table:formula="of:=CEILING(8*[.J106])" office:value-type="float" office:value="16" calcext:value-type="float">
            <text:p>16</text:p>
          </table:table-cell>
          <table:table-cell table:formula="of:=CEILING(1*[.K106])" office:value-type="float" office:value="25" calcext:value-type="float">
            <text:p>25</text:p>
          </table:table-cell>
          <table:table-cell table:formula="of:=CEILING(2*[.K106])" office:value-type="float" office:value="50" calcext:value-type="float">
            <text:p>50</text:p>
          </table:table-cell>
          <table:table-cell table:formula="of:=CEILING(5*[.K106])" office:value-type="float" office:value="125" calcext:value-type="float">
            <text:p>125</text:p>
          </table:table-cell>
          <table:table-cell table:formula="of:=CEILING(1*[.L106])" office:value-type="float" office:value="100" calcext:value-type="float">
            <text:p>100</text:p>
          </table:table-cell>
          <table:table-cell table:formula="of:=CEILING(2*[.L106])" office:value-type="float" office:value="200" calcext:value-type="float">
            <text:p>200</text:p>
          </table:table-cell>
          <table:table-cell table:formula="of:=CEILING(1*[.M106])" office:value-type="float" office:value="300" calcext:value-type="float">
            <text:p>300</text:p>
          </table:table-cell>
          <table:table-cell table:formula="of:=CEILING(2*[.M106])" office:value-type="float" office:value="600" calcext:value-type="float">
            <text:p>600</text:p>
          </table:table-cell>
          <table:table-cell table:formula="of:=CEILING(6*[.M106])" office:value-type="float" office:value="1800" calcext:value-type="float">
            <text:p>1800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MOD([.A107]-1;[$Basic.$A$2]+1)" office:value-type="float" office:value="9" calcext:value-type="float">
            <text:p>9</text:p>
          </table:table-cell>
          <table:table-cell table:formula="of:=CEILING(([.A107]-[.B107])/[$Basic.$A$2]; 1)+3" office:value-type="float" office:value="10" calcext:value-type="float">
            <text:p>10</text:p>
          </table:table-cell>
          <table:table-cell table:formula="of:=IF([.B107]=0;INDIRECT(ADDRESS([.C107];1;1;1;&quot;Basic&quot;));&quot;&quot;)">
            <text:p/>
          </table:table-cell>
          <table:table-cell table:style-name="ce3" table:formula="of:=[.B107] &amp; &quot;/&quot; &amp; [$Basic.$B$2]" office:value-type="string" office:string-value="9/8" calcext:value-type="string">
            <text:p>9/8</text:p>
          </table:table-cell>
          <table:table-cell table:formula="of:=INDIRECT(ADDRESS([.$C107];2;1;1;&quot;Basic&quot;))*[.$B107]/[$Basic.$B$2]" office:value-type="float" office:value="2.25" calcext:value-type="float">
            <text:p>2.25</text:p>
          </table:table-cell>
          <table:table-cell table:formula="of:=INDIRECT(ADDRESS([.$C107];3;1;1;&quot;Basic&quot;))*[.$B107]/[$Basic.$B$2]" office:value-type="float" office:value="28.125" calcext:value-type="float">
            <text:p>28.125</text:p>
          </table:table-cell>
          <table:table-cell table:formula="of:=INDIRECT(ADDRESS([.$C107];4;1;1;&quot;Basic&quot;))*[.$B107]/[$Basic.$B$2]" office:value-type="float" office:value="112.5" calcext:value-type="float">
            <text:p>112.5</text:p>
          </table:table-cell>
          <table:table-cell table:formula="of:=INDIRECT(ADDRESS([.$C107];5;1;1;&quot;Basic&quot;))*[.$B107]/[$Basic.$B$2]" office:value-type="float" office:value="337.5" calcext:value-type="float">
            <text:p>337.5</text:p>
          </table:table-cell>
          <table:table-cell table:formula="of:=[.F107]" office:value-type="float" office:value="2.25" calcext:value-type="float">
            <text:p>2.25</text:p>
          </table:table-cell>
          <table:table-cell table:formula="of:=IF([.G107]=0;1;[.G107])" office:value-type="float" office:value="28.125" calcext:value-type="float">
            <text:p>28.125</text:p>
          </table:table-cell>
          <table:table-cell table:formula="of:=IF([.H107]=0;5;[.H107])" office:value-type="float" office:value="112.5" calcext:value-type="float">
            <text:p>112.5</text:p>
          </table:table-cell>
          <table:table-cell table:formula="of:=IF([.I107]=0;15;[.I107])" office:value-type="float" office:value="337.5" calcext:value-type="float">
            <text:p>337.5</text:p>
          </table:table-cell>
          <table:table-cell table:formula="of:=IF([.B107]=0;[.D107];&quot;&quot;) &amp; IF([.B107]=[$Basic.$B$2];&quot;Open Terrain&quot;;&quot;&quot;) &amp; IF([.B107]=[$Basic.$C$2];&quot;Difficult Terrain&quot;;&quot;&quot;) &amp; IF([.B107]=[$Basic.$D$2];&quot;Extreme Terrain&quot;;&quot;&quot;)">
            <text:p/>
          </table:table-cell>
          <table:table-cell table:formula="of:= [.N107] &amp; &quot; &quot; &amp; [.E107]" office:value-type="string" office:string-value=" 9/8" calcext:value-type="string">
            <text:p><text:s/>9/8</text:p>
          </table:table-cell>
          <table:table-cell table:formula="of:=CEILING([.J107])" office:value-type="float" office:value="3" calcext:value-type="float">
            <text:p>3</text:p>
          </table:table-cell>
          <table:table-cell table:formula="of:=CEILING(8*[.J107])" office:value-type="float" office:value="18" calcext:value-type="float">
            <text:p>18</text:p>
          </table:table-cell>
          <table:table-cell table:formula="of:=CEILING(1*[.K107])" office:value-type="float" office:value="29" calcext:value-type="float">
            <text:p>29</text:p>
          </table:table-cell>
          <table:table-cell table:formula="of:=CEILING(2*[.K107])" office:value-type="float" office:value="57" calcext:value-type="float">
            <text:p>57</text:p>
          </table:table-cell>
          <table:table-cell table:formula="of:=CEILING(5*[.K107])" office:value-type="float" office:value="141" calcext:value-type="float">
            <text:p>141</text:p>
          </table:table-cell>
          <table:table-cell table:formula="of:=CEILING(1*[.L107])" office:value-type="float" office:value="113" calcext:value-type="float">
            <text:p>113</text:p>
          </table:table-cell>
          <table:table-cell table:formula="of:=CEILING(2*[.L107])" office:value-type="float" office:value="225" calcext:value-type="float">
            <text:p>225</text:p>
          </table:table-cell>
          <table:table-cell table:formula="of:=CEILING(1*[.M107])" office:value-type="float" office:value="338" calcext:value-type="float">
            <text:p>338</text:p>
          </table:table-cell>
          <table:table-cell table:formula="of:=CEILING(2*[.M107])" office:value-type="float" office:value="675" calcext:value-type="float">
            <text:p>675</text:p>
          </table:table-cell>
          <table:table-cell table:formula="of:=CEILING(6*[.M107])" office:value-type="float" office:value="2025" calcext:value-type="float">
            <text:p>2025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MOD([.A108]-1;[$Basic.$A$2]+1)" office:value-type="float" office:value="10" calcext:value-type="float">
            <text:p>10</text:p>
          </table:table-cell>
          <table:table-cell table:formula="of:=CEILING(([.A108]-[.B108])/[$Basic.$A$2]; 1)+3" office:value-type="float" office:value="10" calcext:value-type="float">
            <text:p>10</text:p>
          </table:table-cell>
          <table:table-cell table:formula="of:=IF([.B108]=0;INDIRECT(ADDRESS([.C108];1;1;1;&quot;Basic&quot;));&quot;&quot;)">
            <text:p/>
          </table:table-cell>
          <table:table-cell table:style-name="ce3" table:formula="of:=[.B108] &amp; &quot;/&quot; &amp; [$Basic.$B$2]" office:value-type="string" office:string-value="10/8" calcext:value-type="string">
            <text:p>10/8</text:p>
          </table:table-cell>
          <table:table-cell table:formula="of:=INDIRECT(ADDRESS([.$C108];2;1;1;&quot;Basic&quot;))*[.$B108]/[$Basic.$B$2]" office:value-type="float" office:value="2.5" calcext:value-type="float">
            <text:p>2.5</text:p>
          </table:table-cell>
          <table:table-cell table:formula="of:=INDIRECT(ADDRESS([.$C108];3;1;1;&quot;Basic&quot;))*[.$B108]/[$Basic.$B$2]" office:value-type="float" office:value="31.25" calcext:value-type="float">
            <text:p>31.25</text:p>
          </table:table-cell>
          <table:table-cell table:formula="of:=INDIRECT(ADDRESS([.$C108];4;1;1;&quot;Basic&quot;))*[.$B108]/[$Basic.$B$2]" office:value-type="float" office:value="125" calcext:value-type="float">
            <text:p>125</text:p>
          </table:table-cell>
          <table:table-cell table:formula="of:=INDIRECT(ADDRESS([.$C108];5;1;1;&quot;Basic&quot;))*[.$B108]/[$Basic.$B$2]" office:value-type="float" office:value="375" calcext:value-type="float">
            <text:p>375</text:p>
          </table:table-cell>
          <table:table-cell table:formula="of:=[.F108]" office:value-type="float" office:value="2.5" calcext:value-type="float">
            <text:p>2.5</text:p>
          </table:table-cell>
          <table:table-cell table:formula="of:=IF([.G108]=0;1;[.G108])" office:value-type="float" office:value="31.25" calcext:value-type="float">
            <text:p>31.25</text:p>
          </table:table-cell>
          <table:table-cell table:formula="of:=IF([.H108]=0;5;[.H108])" office:value-type="float" office:value="125" calcext:value-type="float">
            <text:p>125</text:p>
          </table:table-cell>
          <table:table-cell table:formula="of:=IF([.I108]=0;15;[.I108])" office:value-type="float" office:value="375" calcext:value-type="float">
            <text:p>375</text:p>
          </table:table-cell>
          <table:table-cell table:formula="of:=IF([.B108]=0;[.D108];&quot;&quot;) &amp; IF([.B108]=[$Basic.$B$2];&quot;Open Terrain&quot;;&quot;&quot;) &amp; IF([.B108]=[$Basic.$C$2];&quot;Difficult Terrain&quot;;&quot;&quot;) &amp; IF([.B108]=[$Basic.$D$2];&quot;Extreme Terrain&quot;;&quot;&quot;)">
            <text:p/>
          </table:table-cell>
          <table:table-cell table:formula="of:= [.N108] &amp; &quot; &quot; &amp; [.E108]" office:value-type="string" office:string-value=" 10/8" calcext:value-type="string">
            <text:p><text:s/>10/8</text:p>
          </table:table-cell>
          <table:table-cell table:formula="of:=CEILING([.J108])" office:value-type="float" office:value="3" calcext:value-type="float">
            <text:p>3</text:p>
          </table:table-cell>
          <table:table-cell table:formula="of:=CEILING(8*[.J108])" office:value-type="float" office:value="20" calcext:value-type="float">
            <text:p>20</text:p>
          </table:table-cell>
          <table:table-cell table:formula="of:=CEILING(1*[.K108])" office:value-type="float" office:value="32" calcext:value-type="float">
            <text:p>32</text:p>
          </table:table-cell>
          <table:table-cell table:formula="of:=CEILING(2*[.K108])" office:value-type="float" office:value="63" calcext:value-type="float">
            <text:p>63</text:p>
          </table:table-cell>
          <table:table-cell table:formula="of:=CEILING(5*[.K108])" office:value-type="float" office:value="157" calcext:value-type="float">
            <text:p>157</text:p>
          </table:table-cell>
          <table:table-cell table:formula="of:=CEILING(1*[.L108])" office:value-type="float" office:value="125" calcext:value-type="float">
            <text:p>125</text:p>
          </table:table-cell>
          <table:table-cell table:formula="of:=CEILING(2*[.L108])" office:value-type="float" office:value="250" calcext:value-type="float">
            <text:p>250</text:p>
          </table:table-cell>
          <table:table-cell table:formula="of:=CEILING(1*[.M108])" office:value-type="float" office:value="375" calcext:value-type="float">
            <text:p>375</text:p>
          </table:table-cell>
          <table:table-cell table:formula="of:=CEILING(2*[.M108])" office:value-type="float" office:value="750" calcext:value-type="float">
            <text:p>750</text:p>
          </table:table-cell>
          <table:table-cell table:formula="of:=CEILING(6*[.M108])" office:value-type="float" office:value="2250" calcext:value-type="float">
            <text:p>2250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MOD([.A109]-1;[$Basic.$A$2]+1)" office:value-type="float" office:value="11" calcext:value-type="float">
            <text:p>11</text:p>
          </table:table-cell>
          <table:table-cell table:formula="of:=CEILING(([.A109]-[.B109])/[$Basic.$A$2]; 1)+3" office:value-type="float" office:value="10" calcext:value-type="float">
            <text:p>10</text:p>
          </table:table-cell>
          <table:table-cell table:formula="of:=IF([.B109]=0;INDIRECT(ADDRESS([.C109];1;1;1;&quot;Basic&quot;));&quot;&quot;)">
            <text:p/>
          </table:table-cell>
          <table:table-cell table:style-name="ce3" table:formula="of:=[.B109] &amp; &quot;/&quot; &amp; [$Basic.$B$2]" office:value-type="string" office:string-value="11/8" calcext:value-type="string">
            <text:p>11/8</text:p>
          </table:table-cell>
          <table:table-cell table:formula="of:=INDIRECT(ADDRESS([.$C109];2;1;1;&quot;Basic&quot;))*[.$B109]/[$Basic.$B$2]" office:value-type="float" office:value="2.75" calcext:value-type="float">
            <text:p>2.75</text:p>
          </table:table-cell>
          <table:table-cell table:formula="of:=INDIRECT(ADDRESS([.$C109];3;1;1;&quot;Basic&quot;))*[.$B109]/[$Basic.$B$2]" office:value-type="float" office:value="34.375" calcext:value-type="float">
            <text:p>34.375</text:p>
          </table:table-cell>
          <table:table-cell table:formula="of:=INDIRECT(ADDRESS([.$C109];4;1;1;&quot;Basic&quot;))*[.$B109]/[$Basic.$B$2]" office:value-type="float" office:value="137.5" calcext:value-type="float">
            <text:p>137.5</text:p>
          </table:table-cell>
          <table:table-cell table:formula="of:=INDIRECT(ADDRESS([.$C109];5;1;1;&quot;Basic&quot;))*[.$B109]/[$Basic.$B$2]" office:value-type="float" office:value="412.5" calcext:value-type="float">
            <text:p>412.5</text:p>
          </table:table-cell>
          <table:table-cell table:formula="of:=[.F109]" office:value-type="float" office:value="2.75" calcext:value-type="float">
            <text:p>2.75</text:p>
          </table:table-cell>
          <table:table-cell table:formula="of:=IF([.G109]=0;1;[.G109])" office:value-type="float" office:value="34.375" calcext:value-type="float">
            <text:p>34.375</text:p>
          </table:table-cell>
          <table:table-cell table:formula="of:=IF([.H109]=0;5;[.H109])" office:value-type="float" office:value="137.5" calcext:value-type="float">
            <text:p>137.5</text:p>
          </table:table-cell>
          <table:table-cell table:formula="of:=IF([.I109]=0;15;[.I109])" office:value-type="float" office:value="412.5" calcext:value-type="float">
            <text:p>412.5</text:p>
          </table:table-cell>
          <table:table-cell table:formula="of:=IF([.B109]=0;[.D109];&quot;&quot;) &amp; IF([.B109]=[$Basic.$B$2];&quot;Open Terrain&quot;;&quot;&quot;) &amp; IF([.B109]=[$Basic.$C$2];&quot;Difficult Terrain&quot;;&quot;&quot;) &amp; IF([.B109]=[$Basic.$D$2];&quot;Extreme Terrain&quot;;&quot;&quot;)">
            <text:p/>
          </table:table-cell>
          <table:table-cell table:formula="of:= [.N109] &amp; &quot; &quot; &amp; [.E109]" office:value-type="string" office:string-value=" 11/8" calcext:value-type="string">
            <text:p><text:s/>11/8</text:p>
          </table:table-cell>
          <table:table-cell table:formula="of:=CEILING([.J109])" office:value-type="float" office:value="3" calcext:value-type="float">
            <text:p>3</text:p>
          </table:table-cell>
          <table:table-cell table:formula="of:=CEILING(8*[.J109])" office:value-type="float" office:value="22" calcext:value-type="float">
            <text:p>22</text:p>
          </table:table-cell>
          <table:table-cell table:formula="of:=CEILING(1*[.K109])" office:value-type="float" office:value="35" calcext:value-type="float">
            <text:p>35</text:p>
          </table:table-cell>
          <table:table-cell table:formula="of:=CEILING(2*[.K109])" office:value-type="float" office:value="69" calcext:value-type="float">
            <text:p>69</text:p>
          </table:table-cell>
          <table:table-cell table:formula="of:=CEILING(5*[.K109])" office:value-type="float" office:value="172" calcext:value-type="float">
            <text:p>172</text:p>
          </table:table-cell>
          <table:table-cell table:formula="of:=CEILING(1*[.L109])" office:value-type="float" office:value="138" calcext:value-type="float">
            <text:p>138</text:p>
          </table:table-cell>
          <table:table-cell table:formula="of:=CEILING(2*[.L109])" office:value-type="float" office:value="275" calcext:value-type="float">
            <text:p>275</text:p>
          </table:table-cell>
          <table:table-cell table:formula="of:=CEILING(1*[.M109])" office:value-type="float" office:value="413" calcext:value-type="float">
            <text:p>413</text:p>
          </table:table-cell>
          <table:table-cell table:formula="of:=CEILING(2*[.M109])" office:value-type="float" office:value="825" calcext:value-type="float">
            <text:p>825</text:p>
          </table:table-cell>
          <table:table-cell table:formula="of:=CEILING(6*[.M109])" office:value-type="float" office:value="2475" calcext:value-type="float">
            <text:p>2475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MOD([.A110]-1;[$Basic.$A$2]+1)" office:value-type="float" office:value="12" calcext:value-type="float">
            <text:p>12</text:p>
          </table:table-cell>
          <table:table-cell table:formula="of:=CEILING(([.A110]-[.B110])/[$Basic.$A$2]; 1)+3" office:value-type="float" office:value="10" calcext:value-type="float">
            <text:p>10</text:p>
          </table:table-cell>
          <table:table-cell table:formula="of:=IF([.B110]=0;INDIRECT(ADDRESS([.C110];1;1;1;&quot;Basic&quot;));&quot;&quot;)">
            <text:p/>
          </table:table-cell>
          <table:table-cell table:style-name="ce3" table:formula="of:=[.B110] &amp; &quot;/&quot; &amp; [$Basic.$B$2]" office:value-type="string" office:string-value="12/8" calcext:value-type="string">
            <text:p>12/8</text:p>
          </table:table-cell>
          <table:table-cell table:formula="of:=INDIRECT(ADDRESS([.$C110];2;1;1;&quot;Basic&quot;))*[.$B110]/[$Basic.$B$2]" office:value-type="float" office:value="3" calcext:value-type="float">
            <text:p>3</text:p>
          </table:table-cell>
          <table:table-cell table:formula="of:=INDIRECT(ADDRESS([.$C110];3;1;1;&quot;Basic&quot;))*[.$B110]/[$Basic.$B$2]" office:value-type="float" office:value="37.5" calcext:value-type="float">
            <text:p>37.5</text:p>
          </table:table-cell>
          <table:table-cell table:formula="of:=INDIRECT(ADDRESS([.$C110];4;1;1;&quot;Basic&quot;))*[.$B110]/[$Basic.$B$2]" office:value-type="float" office:value="150" calcext:value-type="float">
            <text:p>150</text:p>
          </table:table-cell>
          <table:table-cell table:formula="of:=INDIRECT(ADDRESS([.$C110];5;1;1;&quot;Basic&quot;))*[.$B110]/[$Basic.$B$2]" office:value-type="float" office:value="450" calcext:value-type="float">
            <text:p>450</text:p>
          </table:table-cell>
          <table:table-cell table:formula="of:=[.F110]" office:value-type="float" office:value="3" calcext:value-type="float">
            <text:p>3</text:p>
          </table:table-cell>
          <table:table-cell table:formula="of:=IF([.G110]=0;1;[.G110])" office:value-type="float" office:value="37.5" calcext:value-type="float">
            <text:p>37.5</text:p>
          </table:table-cell>
          <table:table-cell table:formula="of:=IF([.H110]=0;5;[.H110])" office:value-type="float" office:value="150" calcext:value-type="float">
            <text:p>150</text:p>
          </table:table-cell>
          <table:table-cell table:formula="of:=IF([.I110]=0;15;[.I110])" office:value-type="float" office:value="450" calcext:value-type="float">
            <text:p>450</text:p>
          </table:table-cell>
          <table:table-cell table:formula="of:=IF([.B110]=0;[.D110];&quot;&quot;) &amp; IF([.B110]=[$Basic.$B$2];&quot;Open Terrain&quot;;&quot;&quot;) &amp; IF([.B110]=[$Basic.$C$2];&quot;Difficult Terrain&quot;;&quot;&quot;) &amp; IF([.B110]=[$Basic.$D$2];&quot;Extreme Terrain&quot;;&quot;&quot;)">
            <text:p/>
          </table:table-cell>
          <table:table-cell table:formula="of:= [.N110] &amp; &quot; &quot; &amp; [.E110]" office:value-type="string" office:string-value=" 12/8" calcext:value-type="string">
            <text:p><text:s/>12/8</text:p>
          </table:table-cell>
          <table:table-cell table:formula="of:=CEILING([.J110])" office:value-type="float" office:value="3" calcext:value-type="float">
            <text:p>3</text:p>
          </table:table-cell>
          <table:table-cell table:formula="of:=CEILING(8*[.J110])" office:value-type="float" office:value="24" calcext:value-type="float">
            <text:p>24</text:p>
          </table:table-cell>
          <table:table-cell table:formula="of:=CEILING(1*[.K110])" office:value-type="float" office:value="38" calcext:value-type="float">
            <text:p>38</text:p>
          </table:table-cell>
          <table:table-cell table:formula="of:=CEILING(2*[.K110])" office:value-type="float" office:value="75" calcext:value-type="float">
            <text:p>75</text:p>
          </table:table-cell>
          <table:table-cell table:formula="of:=CEILING(5*[.K110])" office:value-type="float" office:value="188" calcext:value-type="float">
            <text:p>188</text:p>
          </table:table-cell>
          <table:table-cell table:formula="of:=CEILING(1*[.L110])" office:value-type="float" office:value="150" calcext:value-type="float">
            <text:p>150</text:p>
          </table:table-cell>
          <table:table-cell table:formula="of:=CEILING(2*[.L110])" office:value-type="float" office:value="300" calcext:value-type="float">
            <text:p>300</text:p>
          </table:table-cell>
          <table:table-cell table:formula="of:=CEILING(1*[.M110])" office:value-type="float" office:value="450" calcext:value-type="float">
            <text:p>450</text:p>
          </table:table-cell>
          <table:table-cell table:formula="of:=CEILING(2*[.M110])" office:value-type="float" office:value="900" calcext:value-type="float">
            <text:p>900</text:p>
          </table:table-cell>
          <table:table-cell table:formula="of:=CEILING(6*[.M110])" office:value-type="float" office:value="2700" calcext:value-type="float">
            <text:p>270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MOD([.A111]-1;[$Basic.$A$2]+1)" office:value-type="float" office:value="13" calcext:value-type="float">
            <text:p>13</text:p>
          </table:table-cell>
          <table:table-cell table:formula="of:=CEILING(([.A111]-[.B111])/[$Basic.$A$2]; 1)+3" office:value-type="float" office:value="10" calcext:value-type="float">
            <text:p>10</text:p>
          </table:table-cell>
          <table:table-cell table:formula="of:=IF([.B111]=0;INDIRECT(ADDRESS([.C111];1;1;1;&quot;Basic&quot;));&quot;&quot;)">
            <text:p/>
          </table:table-cell>
          <table:table-cell table:style-name="ce3" table:formula="of:=[.B111] &amp; &quot;/&quot; &amp; [$Basic.$B$2]" office:value-type="string" office:string-value="13/8" calcext:value-type="string">
            <text:p>13/8</text:p>
          </table:table-cell>
          <table:table-cell table:formula="of:=INDIRECT(ADDRESS([.$C111];2;1;1;&quot;Basic&quot;))*[.$B111]/[$Basic.$B$2]" office:value-type="float" office:value="3.25" calcext:value-type="float">
            <text:p>3.25</text:p>
          </table:table-cell>
          <table:table-cell table:formula="of:=INDIRECT(ADDRESS([.$C111];3;1;1;&quot;Basic&quot;))*[.$B111]/[$Basic.$B$2]" office:value-type="float" office:value="40.625" calcext:value-type="float">
            <text:p>40.625</text:p>
          </table:table-cell>
          <table:table-cell table:formula="of:=INDIRECT(ADDRESS([.$C111];4;1;1;&quot;Basic&quot;))*[.$B111]/[$Basic.$B$2]" office:value-type="float" office:value="162.5" calcext:value-type="float">
            <text:p>162.5</text:p>
          </table:table-cell>
          <table:table-cell table:formula="of:=INDIRECT(ADDRESS([.$C111];5;1;1;&quot;Basic&quot;))*[.$B111]/[$Basic.$B$2]" office:value-type="float" office:value="487.5" calcext:value-type="float">
            <text:p>487.5</text:p>
          </table:table-cell>
          <table:table-cell table:formula="of:=[.F111]" office:value-type="float" office:value="3.25" calcext:value-type="float">
            <text:p>3.25</text:p>
          </table:table-cell>
          <table:table-cell table:formula="of:=IF([.G111]=0;1;[.G111])" office:value-type="float" office:value="40.625" calcext:value-type="float">
            <text:p>40.625</text:p>
          </table:table-cell>
          <table:table-cell table:formula="of:=IF([.H111]=0;5;[.H111])" office:value-type="float" office:value="162.5" calcext:value-type="float">
            <text:p>162.5</text:p>
          </table:table-cell>
          <table:table-cell table:formula="of:=IF([.I111]=0;15;[.I111])" office:value-type="float" office:value="487.5" calcext:value-type="float">
            <text:p>487.5</text:p>
          </table:table-cell>
          <table:table-cell table:formula="of:=IF([.B111]=0;[.D111];&quot;&quot;) &amp; IF([.B111]=[$Basic.$B$2];&quot;Open Terrain&quot;;&quot;&quot;) &amp; IF([.B111]=[$Basic.$C$2];&quot;Difficult Terrain&quot;;&quot;&quot;) &amp; IF([.B111]=[$Basic.$D$2];&quot;Extreme Terrain&quot;;&quot;&quot;)">
            <text:p/>
          </table:table-cell>
          <table:table-cell table:formula="of:= [.N111] &amp; &quot; &quot; &amp; [.E111]" office:value-type="string" office:string-value=" 13/8" calcext:value-type="string">
            <text:p><text:s/>13/8</text:p>
          </table:table-cell>
          <table:table-cell table:formula="of:=CEILING([.J111])" office:value-type="float" office:value="4" calcext:value-type="float">
            <text:p>4</text:p>
          </table:table-cell>
          <table:table-cell table:formula="of:=CEILING(8*[.J111])" office:value-type="float" office:value="26" calcext:value-type="float">
            <text:p>26</text:p>
          </table:table-cell>
          <table:table-cell table:formula="of:=CEILING(1*[.K111])" office:value-type="float" office:value="41" calcext:value-type="float">
            <text:p>41</text:p>
          </table:table-cell>
          <table:table-cell table:formula="of:=CEILING(2*[.K111])" office:value-type="float" office:value="82" calcext:value-type="float">
            <text:p>82</text:p>
          </table:table-cell>
          <table:table-cell table:formula="of:=CEILING(5*[.K111])" office:value-type="float" office:value="204" calcext:value-type="float">
            <text:p>204</text:p>
          </table:table-cell>
          <table:table-cell table:formula="of:=CEILING(1*[.L111])" office:value-type="float" office:value="163" calcext:value-type="float">
            <text:p>163</text:p>
          </table:table-cell>
          <table:table-cell table:formula="of:=CEILING(2*[.L111])" office:value-type="float" office:value="325" calcext:value-type="float">
            <text:p>325</text:p>
          </table:table-cell>
          <table:table-cell table:formula="of:=CEILING(1*[.M111])" office:value-type="float" office:value="488" calcext:value-type="float">
            <text:p>488</text:p>
          </table:table-cell>
          <table:table-cell table:formula="of:=CEILING(2*[.M111])" office:value-type="float" office:value="975" calcext:value-type="float">
            <text:p>975</text:p>
          </table:table-cell>
          <table:table-cell table:formula="of:=CEILING(6*[.M111])" office:value-type="float" office:value="2925" calcext:value-type="float">
            <text:p>2925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MOD([.A112]-1;[$Basic.$A$2]+1)" office:value-type="float" office:value="14" calcext:value-type="float">
            <text:p>14</text:p>
          </table:table-cell>
          <table:table-cell table:formula="of:=CEILING(([.A112]-[.B112])/[$Basic.$A$2]; 1)+3" office:value-type="float" office:value="10" calcext:value-type="float">
            <text:p>10</text:p>
          </table:table-cell>
          <table:table-cell table:formula="of:=IF([.B112]=0;INDIRECT(ADDRESS([.C112];1;1;1;&quot;Basic&quot;));&quot;&quot;)">
            <text:p/>
          </table:table-cell>
          <table:table-cell table:style-name="ce3" table:formula="of:=[.B112] &amp; &quot;/&quot; &amp; [$Basic.$B$2]" office:value-type="string" office:string-value="14/8" calcext:value-type="string">
            <text:p>14/8</text:p>
          </table:table-cell>
          <table:table-cell table:formula="of:=INDIRECT(ADDRESS([.$C112];2;1;1;&quot;Basic&quot;))*[.$B112]/[$Basic.$B$2]" office:value-type="float" office:value="3.5" calcext:value-type="float">
            <text:p>3.5</text:p>
          </table:table-cell>
          <table:table-cell table:formula="of:=INDIRECT(ADDRESS([.$C112];3;1;1;&quot;Basic&quot;))*[.$B112]/[$Basic.$B$2]" office:value-type="float" office:value="43.75" calcext:value-type="float">
            <text:p>43.75</text:p>
          </table:table-cell>
          <table:table-cell table:formula="of:=INDIRECT(ADDRESS([.$C112];4;1;1;&quot;Basic&quot;))*[.$B112]/[$Basic.$B$2]" office:value-type="float" office:value="175" calcext:value-type="float">
            <text:p>175</text:p>
          </table:table-cell>
          <table:table-cell table:formula="of:=INDIRECT(ADDRESS([.$C112];5;1;1;&quot;Basic&quot;))*[.$B112]/[$Basic.$B$2]" office:value-type="float" office:value="525" calcext:value-type="float">
            <text:p>525</text:p>
          </table:table-cell>
          <table:table-cell table:formula="of:=[.F112]" office:value-type="float" office:value="3.5" calcext:value-type="float">
            <text:p>3.5</text:p>
          </table:table-cell>
          <table:table-cell table:formula="of:=IF([.G112]=0;1;[.G112])" office:value-type="float" office:value="43.75" calcext:value-type="float">
            <text:p>43.75</text:p>
          </table:table-cell>
          <table:table-cell table:formula="of:=IF([.H112]=0;5;[.H112])" office:value-type="float" office:value="175" calcext:value-type="float">
            <text:p>175</text:p>
          </table:table-cell>
          <table:table-cell table:formula="of:=IF([.I112]=0;15;[.I112])" office:value-type="float" office:value="525" calcext:value-type="float">
            <text:p>525</text:p>
          </table:table-cell>
          <table:table-cell table:formula="of:=IF([.B112]=0;[.D112];&quot;&quot;) &amp; IF([.B112]=[$Basic.$B$2];&quot;Open Terrain&quot;;&quot;&quot;) &amp; IF([.B112]=[$Basic.$C$2];&quot;Difficult Terrain&quot;;&quot;&quot;) &amp; IF([.B112]=[$Basic.$D$2];&quot;Extreme Terrain&quot;;&quot;&quot;)">
            <text:p/>
          </table:table-cell>
          <table:table-cell table:formula="of:= [.N112] &amp; &quot; &quot; &amp; [.E112]" office:value-type="string" office:string-value=" 14/8" calcext:value-type="string">
            <text:p><text:s/>14/8</text:p>
          </table:table-cell>
          <table:table-cell table:formula="of:=CEILING([.J112])" office:value-type="float" office:value="4" calcext:value-type="float">
            <text:p>4</text:p>
          </table:table-cell>
          <table:table-cell table:formula="of:=CEILING(8*[.J112])" office:value-type="float" office:value="28" calcext:value-type="float">
            <text:p>28</text:p>
          </table:table-cell>
          <table:table-cell table:formula="of:=CEILING(1*[.K112])" office:value-type="float" office:value="44" calcext:value-type="float">
            <text:p>44</text:p>
          </table:table-cell>
          <table:table-cell table:formula="of:=CEILING(2*[.K112])" office:value-type="float" office:value="88" calcext:value-type="float">
            <text:p>88</text:p>
          </table:table-cell>
          <table:table-cell table:formula="of:=CEILING(5*[.K112])" office:value-type="float" office:value="219" calcext:value-type="float">
            <text:p>219</text:p>
          </table:table-cell>
          <table:table-cell table:formula="of:=CEILING(1*[.L112])" office:value-type="float" office:value="175" calcext:value-type="float">
            <text:p>175</text:p>
          </table:table-cell>
          <table:table-cell table:formula="of:=CEILING(2*[.L112])" office:value-type="float" office:value="350" calcext:value-type="float">
            <text:p>350</text:p>
          </table:table-cell>
          <table:table-cell table:formula="of:=CEILING(1*[.M112])" office:value-type="float" office:value="525" calcext:value-type="float">
            <text:p>525</text:p>
          </table:table-cell>
          <table:table-cell table:formula="of:=CEILING(2*[.M112])" office:value-type="float" office:value="1050" calcext:value-type="float">
            <text:p>1050</text:p>
          </table:table-cell>
          <table:table-cell table:formula="of:=CEILING(6*[.M112])" office:value-type="float" office:value="3150" calcext:value-type="float">
            <text:p>3150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MOD([.A113]-1;[$Basic.$A$2]+1)" office:value-type="float" office:value="15" calcext:value-type="float">
            <text:p>15</text:p>
          </table:table-cell>
          <table:table-cell table:formula="of:=CEILING(([.A113]-[.B113])/[$Basic.$A$2]; 1)+3" office:value-type="float" office:value="10" calcext:value-type="float">
            <text:p>10</text:p>
          </table:table-cell>
          <table:table-cell table:formula="of:=IF([.B113]=0;INDIRECT(ADDRESS([.C113];1;1;1;&quot;Basic&quot;));&quot;&quot;)">
            <text:p/>
          </table:table-cell>
          <table:table-cell table:style-name="ce3" table:formula="of:=[.B113] &amp; &quot;/&quot; &amp; [$Basic.$B$2]" office:value-type="string" office:string-value="15/8" calcext:value-type="string">
            <text:p>15/8</text:p>
          </table:table-cell>
          <table:table-cell table:formula="of:=INDIRECT(ADDRESS([.$C113];2;1;1;&quot;Basic&quot;))*[.$B113]/[$Basic.$B$2]" office:value-type="float" office:value="3.75" calcext:value-type="float">
            <text:p>3.75</text:p>
          </table:table-cell>
          <table:table-cell table:formula="of:=INDIRECT(ADDRESS([.$C113];3;1;1;&quot;Basic&quot;))*[.$B113]/[$Basic.$B$2]" office:value-type="float" office:value="46.875" calcext:value-type="float">
            <text:p>46.875</text:p>
          </table:table-cell>
          <table:table-cell table:formula="of:=INDIRECT(ADDRESS([.$C113];4;1;1;&quot;Basic&quot;))*[.$B113]/[$Basic.$B$2]" office:value-type="float" office:value="187.5" calcext:value-type="float">
            <text:p>187.5</text:p>
          </table:table-cell>
          <table:table-cell table:formula="of:=INDIRECT(ADDRESS([.$C113];5;1;1;&quot;Basic&quot;))*[.$B113]/[$Basic.$B$2]" office:value-type="float" office:value="562.5" calcext:value-type="float">
            <text:p>562.5</text:p>
          </table:table-cell>
          <table:table-cell table:formula="of:=[.F113]" office:value-type="float" office:value="3.75" calcext:value-type="float">
            <text:p>3.75</text:p>
          </table:table-cell>
          <table:table-cell table:formula="of:=IF([.G113]=0;1;[.G113])" office:value-type="float" office:value="46.875" calcext:value-type="float">
            <text:p>46.875</text:p>
          </table:table-cell>
          <table:table-cell table:formula="of:=IF([.H113]=0;5;[.H113])" office:value-type="float" office:value="187.5" calcext:value-type="float">
            <text:p>187.5</text:p>
          </table:table-cell>
          <table:table-cell table:formula="of:=IF([.I113]=0;15;[.I113])" office:value-type="float" office:value="562.5" calcext:value-type="float">
            <text:p>562.5</text:p>
          </table:table-cell>
          <table:table-cell table:formula="of:=IF([.B113]=0;[.D113];&quot;&quot;) &amp; IF([.B113]=[$Basic.$B$2];&quot;Open Terrain&quot;;&quot;&quot;) &amp; IF([.B113]=[$Basic.$C$2];&quot;Difficult Terrain&quot;;&quot;&quot;) &amp; IF([.B113]=[$Basic.$D$2];&quot;Extreme Terrain&quot;;&quot;&quot;)">
            <text:p/>
          </table:table-cell>
          <table:table-cell table:formula="of:= [.N113] &amp; &quot; &quot; &amp; [.E113]" office:value-type="string" office:string-value=" 15/8" calcext:value-type="string">
            <text:p><text:s/>15/8</text:p>
          </table:table-cell>
          <table:table-cell table:formula="of:=CEILING([.J113])" office:value-type="float" office:value="4" calcext:value-type="float">
            <text:p>4</text:p>
          </table:table-cell>
          <table:table-cell table:formula="of:=CEILING(8*[.J113])" office:value-type="float" office:value="30" calcext:value-type="float">
            <text:p>30</text:p>
          </table:table-cell>
          <table:table-cell table:formula="of:=CEILING(1*[.K113])" office:value-type="float" office:value="47" calcext:value-type="float">
            <text:p>47</text:p>
          </table:table-cell>
          <table:table-cell table:formula="of:=CEILING(2*[.K113])" office:value-type="float" office:value="94" calcext:value-type="float">
            <text:p>94</text:p>
          </table:table-cell>
          <table:table-cell table:formula="of:=CEILING(5*[.K113])" office:value-type="float" office:value="235" calcext:value-type="float">
            <text:p>235</text:p>
          </table:table-cell>
          <table:table-cell table:formula="of:=CEILING(1*[.L113])" office:value-type="float" office:value="188" calcext:value-type="float">
            <text:p>188</text:p>
          </table:table-cell>
          <table:table-cell table:formula="of:=CEILING(2*[.L113])" office:value-type="float" office:value="375" calcext:value-type="float">
            <text:p>375</text:p>
          </table:table-cell>
          <table:table-cell table:formula="of:=CEILING(1*[.M113])" office:value-type="float" office:value="563" calcext:value-type="float">
            <text:p>563</text:p>
          </table:table-cell>
          <table:table-cell table:formula="of:=CEILING(2*[.M113])" office:value-type="float" office:value="1125" calcext:value-type="float">
            <text:p>1125</text:p>
          </table:table-cell>
          <table:table-cell table:formula="of:=CEILING(6*[.M113])" office:value-type="float" office:value="3375" calcext:value-type="float">
            <text:p>3375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MOD([.A114]-1;[$Basic.$A$2]+1)" office:value-type="float" office:value="0" calcext:value-type="float">
            <text:p>0</text:p>
          </table:table-cell>
          <table:table-cell table:formula="of:=CEILING(([.A114]-[.B114])/[$Basic.$A$2]; 1)+3" office:value-type="float" office:value="11" calcext:value-type="float">
            <text:p>11</text:p>
          </table:table-cell>
          <table:table-cell table:formula="of:=IF([.B114]=0;INDIRECT(ADDRESS([.C114];1;1;1;&quot;Basic&quot;));&quot;&quot;)" office:value-type="string" office:string-value="Upstream, Assisted" calcext:value-type="string">
            <text:p>Upstream, Assisted</text:p>
          </table:table-cell>
          <table:table-cell table:style-name="ce3" table:formula="of:=[.B114] &amp; &quot;/&quot; &amp; [$Basic.$B$2]" office:value-type="string" office:string-value="0/8" calcext:value-type="string">
            <text:p>0/8</text:p>
          </table:table-cell>
          <table:table-cell table:formula="of:=INDIRECT(ADDRESS([.$C114];2;1;1;&quot;Basic&quot;))*[.$B114]/[$Basic.$B$2]" office:value-type="float" office:value="0" calcext:value-type="float">
            <text:p>0</text:p>
          </table:table-cell>
          <table:table-cell table:formula="of:=INDIRECT(ADDRESS([.$C114];3;1;1;&quot;Basic&quot;))*[.$B114]/[$Basic.$B$2]" office:value-type="float" office:value="0" calcext:value-type="float">
            <text:p>0</text:p>
          </table:table-cell>
          <table:table-cell table:formula="of:=INDIRECT(ADDRESS([.$C114];4;1;1;&quot;Basic&quot;))*[.$B114]/[$Basic.$B$2]" office:value-type="float" office:value="0" calcext:value-type="float">
            <text:p>0</text:p>
          </table:table-cell>
          <table:table-cell table:formula="of:=INDIRECT(ADDRESS([.$C114];5;1;1;&quot;Basic&quot;))*[.$B114]/[$Basic.$B$2]" office:value-type="float" office:value="0" calcext:value-type="float">
            <text:p>0</text:p>
          </table:table-cell>
          <table:table-cell table:formula="of:=[.F114]" office:value-type="float" office:value="0" calcext:value-type="float">
            <text:p>0</text:p>
          </table:table-cell>
          <table:table-cell table:formula="of:=IF([.G114]=0;1;[.G114])" office:value-type="float" office:value="1" calcext:value-type="float">
            <text:p>1</text:p>
          </table:table-cell>
          <table:table-cell table:formula="of:=IF([.H114]=0;5;[.H114])" office:value-type="float" office:value="5" calcext:value-type="float">
            <text:p>5</text:p>
          </table:table-cell>
          <table:table-cell table:formula="of:=IF([.I114]=0;15;[.I114])" office:value-type="float" office:value="15" calcext:value-type="float">
            <text:p>15</text:p>
          </table:table-cell>
          <table:table-cell table:formula="of:=IF([.B114]=0;[.D114];&quot;&quot;) &amp; IF([.B114]=[$Basic.$B$2];&quot;Open Terrain&quot;;&quot;&quot;) &amp; IF([.B114]=[$Basic.$C$2];&quot;Difficult Terrain&quot;;&quot;&quot;) &amp; IF([.B114]=[$Basic.$D$2];&quot;Extreme Terrain&quot;;&quot;&quot;)" office:value-type="string" office:string-value="Upstream, Assisted" calcext:value-type="string">
            <text:p>Upstream, Assisted</text:p>
          </table:table-cell>
          <table:table-cell table:formula="of:= [.N114] &amp; &quot; &quot; &amp; [.E114]" office:value-type="string" office:string-value="Upstream, Assisted 0/8" calcext:value-type="string">
            <text:p>Upstream, Assisted 0/8</text:p>
          </table:table-cell>
          <table:table-cell table:formula="of:=CEILING([.J114])" office:value-type="float" office:value="0" calcext:value-type="float">
            <text:p>0</text:p>
          </table:table-cell>
          <table:table-cell table:formula="of:=CEILING(8*[.J114])" office:value-type="float" office:value="0" calcext:value-type="float">
            <text:p>0</text:p>
          </table:table-cell>
          <table:table-cell table:formula="of:=CEILING(1*[.K114])" office:value-type="float" office:value="1" calcext:value-type="float">
            <text:p>1</text:p>
          </table:table-cell>
          <table:table-cell table:formula="of:=CEILING(2*[.K114])" office:value-type="float" office:value="2" calcext:value-type="float">
            <text:p>2</text:p>
          </table:table-cell>
          <table:table-cell table:formula="of:=CEILING(5*[.K114])" office:value-type="float" office:value="5" calcext:value-type="float">
            <text:p>5</text:p>
          </table:table-cell>
          <table:table-cell table:formula="of:=CEILING(1*[.L114])" office:value-type="float" office:value="5" calcext:value-type="float">
            <text:p>5</text:p>
          </table:table-cell>
          <table:table-cell table:formula="of:=CEILING(2*[.L114])" office:value-type="float" office:value="10" calcext:value-type="float">
            <text:p>10</text:p>
          </table:table-cell>
          <table:table-cell table:formula="of:=CEILING(1*[.M114])" office:value-type="float" office:value="15" calcext:value-type="float">
            <text:p>15</text:p>
          </table:table-cell>
          <table:table-cell table:formula="of:=CEILING(2*[.M114])" office:value-type="float" office:value="30" calcext:value-type="float">
            <text:p>30</text:p>
          </table:table-cell>
          <table:table-cell table:formula="of:=CEILING(6*[.M114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MOD([.A115]-1;[$Basic.$A$2]+1)" office:value-type="float" office:value="1" calcext:value-type="float">
            <text:p>1</text:p>
          </table:table-cell>
          <table:table-cell table:formula="of:=CEILING(([.A115]-[.B115])/[$Basic.$A$2]; 1)+3" office:value-type="float" office:value="11" calcext:value-type="float">
            <text:p>11</text:p>
          </table:table-cell>
          <table:table-cell table:formula="of:=IF([.B115]=0;INDIRECT(ADDRESS([.C115];1;1;1;&quot;Basic&quot;));&quot;&quot;)">
            <text:p/>
          </table:table-cell>
          <table:table-cell table:style-name="ce3" table:formula="of:=[.B115] &amp; &quot;/&quot; &amp; [$Basic.$B$2]" office:value-type="string" office:string-value="1/8" calcext:value-type="string">
            <text:p>1/8</text:p>
          </table:table-cell>
          <table:table-cell table:formula="of:=INDIRECT(ADDRESS([.$C115];2;1;1;&quot;Basic&quot;))*[.$B115]/[$Basic.$B$2]" office:value-type="float" office:value="0.375" calcext:value-type="float">
            <text:p>0.375</text:p>
          </table:table-cell>
          <table:table-cell table:formula="of:=INDIRECT(ADDRESS([.$C115];3;1;1;&quot;Basic&quot;))*[.$B115]/[$Basic.$B$2]" office:value-type="float" office:value="3.75" calcext:value-type="float">
            <text:p>3.75</text:p>
          </table:table-cell>
          <table:table-cell table:formula="of:=INDIRECT(ADDRESS([.$C115];4;1;1;&quot;Basic&quot;))*[.$B115]/[$Basic.$B$2]" office:value-type="float" office:value="15" calcext:value-type="float">
            <text:p>15</text:p>
          </table:table-cell>
          <table:table-cell table:formula="of:=INDIRECT(ADDRESS([.$C115];5;1;1;&quot;Basic&quot;))*[.$B115]/[$Basic.$B$2]" office:value-type="float" office:value="45" calcext:value-type="float">
            <text:p>45</text:p>
          </table:table-cell>
          <table:table-cell table:formula="of:=[.F115]" office:value-type="float" office:value="0.375" calcext:value-type="float">
            <text:p>0.375</text:p>
          </table:table-cell>
          <table:table-cell table:formula="of:=IF([.G115]=0;1;[.G115])" office:value-type="float" office:value="3.75" calcext:value-type="float">
            <text:p>3.75</text:p>
          </table:table-cell>
          <table:table-cell table:formula="of:=IF([.H115]=0;5;[.H115])" office:value-type="float" office:value="15" calcext:value-type="float">
            <text:p>15</text:p>
          </table:table-cell>
          <table:table-cell table:formula="of:=IF([.I115]=0;15;[.I115])" office:value-type="float" office:value="45" calcext:value-type="float">
            <text:p>45</text:p>
          </table:table-cell>
          <table:table-cell table:formula="of:=IF([.B115]=0;[.D115];&quot;&quot;) &amp; IF([.B115]=[$Basic.$B$2];&quot;Open Terrain&quot;;&quot;&quot;) &amp; IF([.B115]=[$Basic.$C$2];&quot;Difficult Terrain&quot;;&quot;&quot;) &amp; IF([.B115]=[$Basic.$D$2];&quot;Extreme Terrain&quot;;&quot;&quot;)">
            <text:p/>
          </table:table-cell>
          <table:table-cell table:formula="of:= [.N115] &amp; &quot; &quot; &amp; [.E115]" office:value-type="string" office:string-value=" 1/8" calcext:value-type="string">
            <text:p><text:s/>1/8</text:p>
          </table:table-cell>
          <table:table-cell table:formula="of:=CEILING([.J115])" office:value-type="float" office:value="1" calcext:value-type="float">
            <text:p>1</text:p>
          </table:table-cell>
          <table:table-cell table:formula="of:=CEILING(8*[.J115])" office:value-type="float" office:value="3" calcext:value-type="float">
            <text:p>3</text:p>
          </table:table-cell>
          <table:table-cell table:formula="of:=CEILING(1*[.K115])" office:value-type="float" office:value="4" calcext:value-type="float">
            <text:p>4</text:p>
          </table:table-cell>
          <table:table-cell table:formula="of:=CEILING(2*[.K115])" office:value-type="float" office:value="8" calcext:value-type="float">
            <text:p>8</text:p>
          </table:table-cell>
          <table:table-cell table:formula="of:=CEILING(5*[.K115])" office:value-type="float" office:value="19" calcext:value-type="float">
            <text:p>19</text:p>
          </table:table-cell>
          <table:table-cell table:formula="of:=CEILING(1*[.L115])" office:value-type="float" office:value="15" calcext:value-type="float">
            <text:p>15</text:p>
          </table:table-cell>
          <table:table-cell table:formula="of:=CEILING(2*[.L115])" office:value-type="float" office:value="30" calcext:value-type="float">
            <text:p>30</text:p>
          </table:table-cell>
          <table:table-cell table:formula="of:=CEILING(1*[.M115])" office:value-type="float" office:value="45" calcext:value-type="float">
            <text:p>45</text:p>
          </table:table-cell>
          <table:table-cell table:formula="of:=CEILING(2*[.M115])" office:value-type="float" office:value="90" calcext:value-type="float">
            <text:p>90</text:p>
          </table:table-cell>
          <table:table-cell table:formula="of:=CEILING(6*[.M115])"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MOD([.A116]-1;[$Basic.$A$2]+1)" office:value-type="float" office:value="2" calcext:value-type="float">
            <text:p>2</text:p>
          </table:table-cell>
          <table:table-cell table:formula="of:=CEILING(([.A116]-[.B116])/[$Basic.$A$2]; 1)+3" office:value-type="float" office:value="11" calcext:value-type="float">
            <text:p>11</text:p>
          </table:table-cell>
          <table:table-cell table:formula="of:=IF([.B116]=0;INDIRECT(ADDRESS([.C116];1;1;1;&quot;Basic&quot;));&quot;&quot;)">
            <text:p/>
          </table:table-cell>
          <table:table-cell table:style-name="ce3" table:formula="of:=[.B116] &amp; &quot;/&quot; &amp; [$Basic.$B$2]" office:value-type="string" office:string-value="2/8" calcext:value-type="string">
            <text:p>2/8</text:p>
          </table:table-cell>
          <table:table-cell table:formula="of:=INDIRECT(ADDRESS([.$C116];2;1;1;&quot;Basic&quot;))*[.$B116]/[$Basic.$B$2]" office:value-type="float" office:value="0.75" calcext:value-type="float">
            <text:p>0.75</text:p>
          </table:table-cell>
          <table:table-cell table:formula="of:=INDIRECT(ADDRESS([.$C116];3;1;1;&quot;Basic&quot;))*[.$B116]/[$Basic.$B$2]" office:value-type="float" office:value="7.5" calcext:value-type="float">
            <text:p>7.5</text:p>
          </table:table-cell>
          <table:table-cell table:formula="of:=INDIRECT(ADDRESS([.$C116];4;1;1;&quot;Basic&quot;))*[.$B116]/[$Basic.$B$2]" office:value-type="float" office:value="30" calcext:value-type="float">
            <text:p>30</text:p>
          </table:table-cell>
          <table:table-cell table:formula="of:=INDIRECT(ADDRESS([.$C116];5;1;1;&quot;Basic&quot;))*[.$B116]/[$Basic.$B$2]" office:value-type="float" office:value="90" calcext:value-type="float">
            <text:p>90</text:p>
          </table:table-cell>
          <table:table-cell table:formula="of:=[.F116]" office:value-type="float" office:value="0.75" calcext:value-type="float">
            <text:p>0.75</text:p>
          </table:table-cell>
          <table:table-cell table:formula="of:=IF([.G116]=0;1;[.G116])" office:value-type="float" office:value="7.5" calcext:value-type="float">
            <text:p>7.5</text:p>
          </table:table-cell>
          <table:table-cell table:formula="of:=IF([.H116]=0;5;[.H116])" office:value-type="float" office:value="30" calcext:value-type="float">
            <text:p>30</text:p>
          </table:table-cell>
          <table:table-cell table:formula="of:=IF([.I116]=0;15;[.I116])" office:value-type="float" office:value="90" calcext:value-type="float">
            <text:p>90</text:p>
          </table:table-cell>
          <table:table-cell table:formula="of:=IF([.B116]=0;[.D116];&quot;&quot;) &amp; IF([.B116]=[$Basic.$B$2];&quot;Open Terrain&quot;;&quot;&quot;) &amp; IF([.B116]=[$Basic.$C$2];&quot;Difficult Terrain&quot;;&quot;&quot;) &amp; IF([.B116]=[$Basic.$D$2];&quot;Extreme Terrain&quot;;&quot;&quot;)">
            <text:p/>
          </table:table-cell>
          <table:table-cell table:formula="of:= [.N116] &amp; &quot; &quot; &amp; [.E116]" office:value-type="string" office:string-value=" 2/8" calcext:value-type="string">
            <text:p><text:s/>2/8</text:p>
          </table:table-cell>
          <table:table-cell table:formula="of:=CEILING([.J116])" office:value-type="float" office:value="1" calcext:value-type="float">
            <text:p>1</text:p>
          </table:table-cell>
          <table:table-cell table:formula="of:=CEILING(8*[.J116])" office:value-type="float" office:value="6" calcext:value-type="float">
            <text:p>6</text:p>
          </table:table-cell>
          <table:table-cell table:formula="of:=CEILING(1*[.K116])" office:value-type="float" office:value="8" calcext:value-type="float">
            <text:p>8</text:p>
          </table:table-cell>
          <table:table-cell table:formula="of:=CEILING(2*[.K116])" office:value-type="float" office:value="15" calcext:value-type="float">
            <text:p>15</text:p>
          </table:table-cell>
          <table:table-cell table:formula="of:=CEILING(5*[.K116])" office:value-type="float" office:value="38" calcext:value-type="float">
            <text:p>38</text:p>
          </table:table-cell>
          <table:table-cell table:formula="of:=CEILING(1*[.L116])" office:value-type="float" office:value="30" calcext:value-type="float">
            <text:p>30</text:p>
          </table:table-cell>
          <table:table-cell table:formula="of:=CEILING(2*[.L116])" office:value-type="float" office:value="60" calcext:value-type="float">
            <text:p>60</text:p>
          </table:table-cell>
          <table:table-cell table:formula="of:=CEILING(1*[.M116])" office:value-type="float" office:value="90" calcext:value-type="float">
            <text:p>90</text:p>
          </table:table-cell>
          <table:table-cell table:formula="of:=CEILING(2*[.M116])" office:value-type="float" office:value="180" calcext:value-type="float">
            <text:p>180</text:p>
          </table:table-cell>
          <table:table-cell table:formula="of:=CEILING(6*[.M116])" office:value-type="float" office:value="540" calcext:value-type="float">
            <text:p>540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table:formula="of:=MOD([.A117]-1;[$Basic.$A$2]+1)" office:value-type="float" office:value="3" calcext:value-type="float">
            <text:p>3</text:p>
          </table:table-cell>
          <table:table-cell table:formula="of:=CEILING(([.A117]-[.B117])/[$Basic.$A$2]; 1)+3" office:value-type="float" office:value="11" calcext:value-type="float">
            <text:p>11</text:p>
          </table:table-cell>
          <table:table-cell table:formula="of:=IF([.B117]=0;INDIRECT(ADDRESS([.C117];1;1;1;&quot;Basic&quot;));&quot;&quot;)">
            <text:p/>
          </table:table-cell>
          <table:table-cell table:style-name="ce3" table:formula="of:=[.B117] &amp; &quot;/&quot; &amp; [$Basic.$B$2]" office:value-type="string" office:string-value="3/8" calcext:value-type="string">
            <text:p>3/8</text:p>
          </table:table-cell>
          <table:table-cell table:formula="of:=INDIRECT(ADDRESS([.$C117];2;1;1;&quot;Basic&quot;))*[.$B117]/[$Basic.$B$2]" office:value-type="float" office:value="1.125" calcext:value-type="float">
            <text:p>1.125</text:p>
          </table:table-cell>
          <table:table-cell table:formula="of:=INDIRECT(ADDRESS([.$C117];3;1;1;&quot;Basic&quot;))*[.$B117]/[$Basic.$B$2]" office:value-type="float" office:value="11.25" calcext:value-type="float">
            <text:p>11.25</text:p>
          </table:table-cell>
          <table:table-cell table:formula="of:=INDIRECT(ADDRESS([.$C117];4;1;1;&quot;Basic&quot;))*[.$B117]/[$Basic.$B$2]" office:value-type="float" office:value="45" calcext:value-type="float">
            <text:p>45</text:p>
          </table:table-cell>
          <table:table-cell table:formula="of:=INDIRECT(ADDRESS([.$C117];5;1;1;&quot;Basic&quot;))*[.$B117]/[$Basic.$B$2]" office:value-type="float" office:value="135" calcext:value-type="float">
            <text:p>135</text:p>
          </table:table-cell>
          <table:table-cell table:formula="of:=[.F117]" office:value-type="float" office:value="1.125" calcext:value-type="float">
            <text:p>1.125</text:p>
          </table:table-cell>
          <table:table-cell table:formula="of:=IF([.G117]=0;1;[.G117])" office:value-type="float" office:value="11.25" calcext:value-type="float">
            <text:p>11.25</text:p>
          </table:table-cell>
          <table:table-cell table:formula="of:=IF([.H117]=0;5;[.H117])" office:value-type="float" office:value="45" calcext:value-type="float">
            <text:p>45</text:p>
          </table:table-cell>
          <table:table-cell table:formula="of:=IF([.I117]=0;15;[.I117])" office:value-type="float" office:value="135" calcext:value-type="float">
            <text:p>135</text:p>
          </table:table-cell>
          <table:table-cell table:formula="of:=IF([.B117]=0;[.D117];&quot;&quot;) &amp; IF([.B117]=[$Basic.$B$2];&quot;Open Terrain&quot;;&quot;&quot;) &amp; IF([.B117]=[$Basic.$C$2];&quot;Difficult Terrain&quot;;&quot;&quot;) &amp; IF([.B117]=[$Basic.$D$2];&quot;Extreme Terrain&quot;;&quot;&quot;)">
            <text:p/>
          </table:table-cell>
          <table:table-cell table:formula="of:= [.N117] &amp; &quot; &quot; &amp; [.E117]" office:value-type="string" office:string-value=" 3/8" calcext:value-type="string">
            <text:p><text:s/>3/8</text:p>
          </table:table-cell>
          <table:table-cell table:formula="of:=CEILING([.J117])" office:value-type="float" office:value="2" calcext:value-type="float">
            <text:p>2</text:p>
          </table:table-cell>
          <table:table-cell table:formula="of:=CEILING(8*[.J117])" office:value-type="float" office:value="9" calcext:value-type="float">
            <text:p>9</text:p>
          </table:table-cell>
          <table:table-cell table:formula="of:=CEILING(1*[.K117])" office:value-type="float" office:value="12" calcext:value-type="float">
            <text:p>12</text:p>
          </table:table-cell>
          <table:table-cell table:formula="of:=CEILING(2*[.K117])" office:value-type="float" office:value="23" calcext:value-type="float">
            <text:p>23</text:p>
          </table:table-cell>
          <table:table-cell table:formula="of:=CEILING(5*[.K117])" office:value-type="float" office:value="57" calcext:value-type="float">
            <text:p>57</text:p>
          </table:table-cell>
          <table:table-cell table:formula="of:=CEILING(1*[.L117])" office:value-type="float" office:value="45" calcext:value-type="float">
            <text:p>45</text:p>
          </table:table-cell>
          <table:table-cell table:formula="of:=CEILING(2*[.L117])" office:value-type="float" office:value="90" calcext:value-type="float">
            <text:p>90</text:p>
          </table:table-cell>
          <table:table-cell table:formula="of:=CEILING(1*[.M117])" office:value-type="float" office:value="135" calcext:value-type="float">
            <text:p>135</text:p>
          </table:table-cell>
          <table:table-cell table:formula="of:=CEILING(2*[.M117])" office:value-type="float" office:value="270" calcext:value-type="float">
            <text:p>270</text:p>
          </table:table-cell>
          <table:table-cell table:formula="of:=CEILING(6*[.M117])" office:value-type="float" office:value="810" calcext:value-type="float">
            <text:p>810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table:formula="of:=MOD([.A118]-1;[$Basic.$A$2]+1)" office:value-type="float" office:value="4" calcext:value-type="float">
            <text:p>4</text:p>
          </table:table-cell>
          <table:table-cell table:formula="of:=CEILING(([.A118]-[.B118])/[$Basic.$A$2]; 1)+3" office:value-type="float" office:value="11" calcext:value-type="float">
            <text:p>11</text:p>
          </table:table-cell>
          <table:table-cell table:formula="of:=IF([.B118]=0;INDIRECT(ADDRESS([.C118];1;1;1;&quot;Basic&quot;));&quot;&quot;)">
            <text:p/>
          </table:table-cell>
          <table:table-cell table:style-name="ce3" table:formula="of:=[.B118] &amp; &quot;/&quot; &amp; [$Basic.$B$2]" office:value-type="string" office:string-value="4/8" calcext:value-type="string">
            <text:p>4/8</text:p>
          </table:table-cell>
          <table:table-cell table:formula="of:=INDIRECT(ADDRESS([.$C118];2;1;1;&quot;Basic&quot;))*[.$B118]/[$Basic.$B$2]" office:value-type="float" office:value="1.5" calcext:value-type="float">
            <text:p>1.5</text:p>
          </table:table-cell>
          <table:table-cell table:formula="of:=INDIRECT(ADDRESS([.$C118];3;1;1;&quot;Basic&quot;))*[.$B118]/[$Basic.$B$2]" office:value-type="float" office:value="15" calcext:value-type="float">
            <text:p>15</text:p>
          </table:table-cell>
          <table:table-cell table:formula="of:=INDIRECT(ADDRESS([.$C118];4;1;1;&quot;Basic&quot;))*[.$B118]/[$Basic.$B$2]" office:value-type="float" office:value="60" calcext:value-type="float">
            <text:p>60</text:p>
          </table:table-cell>
          <table:table-cell table:formula="of:=INDIRECT(ADDRESS([.$C118];5;1;1;&quot;Basic&quot;))*[.$B118]/[$Basic.$B$2]" office:value-type="float" office:value="180" calcext:value-type="float">
            <text:p>180</text:p>
          </table:table-cell>
          <table:table-cell table:formula="of:=[.F118]" office:value-type="float" office:value="1.5" calcext:value-type="float">
            <text:p>1.5</text:p>
          </table:table-cell>
          <table:table-cell table:formula="of:=IF([.G118]=0;1;[.G118])" office:value-type="float" office:value="15" calcext:value-type="float">
            <text:p>15</text:p>
          </table:table-cell>
          <table:table-cell table:formula="of:=IF([.H118]=0;5;[.H118])" office:value-type="float" office:value="60" calcext:value-type="float">
            <text:p>60</text:p>
          </table:table-cell>
          <table:table-cell table:formula="of:=IF([.I118]=0;15;[.I118])" office:value-type="float" office:value="180" calcext:value-type="float">
            <text:p>180</text:p>
          </table:table-cell>
          <table:table-cell table:formula="of:=IF([.B118]=0;[.D118];&quot;&quot;) &amp; IF([.B118]=[$Basic.$B$2];&quot;Open Terrain&quot;;&quot;&quot;) &amp; IF([.B118]=[$Basic.$C$2];&quot;Difficult Terrain&quot;;&quot;&quot;) &amp; IF([.B118]=[$Basic.$D$2];&quot;Extreme Terrain&quot;;&quot;&quot;)" office:value-type="string" office:string-value="Extreme Terrain" calcext:value-type="string">
            <text:p>Extreme Terrain</text:p>
          </table:table-cell>
          <table:table-cell table:formula="of:= [.N118] &amp; &quot; &quot; &amp; [.E118]" office:value-type="string" office:string-value="Extreme Terrain 4/8" calcext:value-type="string">
            <text:p>Extreme Terrain 4/8</text:p>
          </table:table-cell>
          <table:table-cell table:formula="of:=CEILING([.J118])" office:value-type="float" office:value="2" calcext:value-type="float">
            <text:p>2</text:p>
          </table:table-cell>
          <table:table-cell table:formula="of:=CEILING(8*[.J118])" office:value-type="float" office:value="12" calcext:value-type="float">
            <text:p>12</text:p>
          </table:table-cell>
          <table:table-cell table:formula="of:=CEILING(1*[.K118])" office:value-type="float" office:value="15" calcext:value-type="float">
            <text:p>15</text:p>
          </table:table-cell>
          <table:table-cell table:formula="of:=CEILING(2*[.K118])" office:value-type="float" office:value="30" calcext:value-type="float">
            <text:p>30</text:p>
          </table:table-cell>
          <table:table-cell table:formula="of:=CEILING(5*[.K118])" office:value-type="float" office:value="75" calcext:value-type="float">
            <text:p>75</text:p>
          </table:table-cell>
          <table:table-cell table:formula="of:=CEILING(1*[.L118])" office:value-type="float" office:value="60" calcext:value-type="float">
            <text:p>60</text:p>
          </table:table-cell>
          <table:table-cell table:formula="of:=CEILING(2*[.L118])" office:value-type="float" office:value="120" calcext:value-type="float">
            <text:p>120</text:p>
          </table:table-cell>
          <table:table-cell table:formula="of:=CEILING(1*[.M118])" office:value-type="float" office:value="180" calcext:value-type="float">
            <text:p>180</text:p>
          </table:table-cell>
          <table:table-cell table:formula="of:=CEILING(2*[.M118])" office:value-type="float" office:value="360" calcext:value-type="float">
            <text:p>360</text:p>
          </table:table-cell>
          <table:table-cell table:formula="of:=CEILING(6*[.M118])" office:value-type="float" office:value="1080" calcext:value-type="float">
            <text:p>1080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table:formula="of:=MOD([.A119]-1;[$Basic.$A$2]+1)" office:value-type="float" office:value="5" calcext:value-type="float">
            <text:p>5</text:p>
          </table:table-cell>
          <table:table-cell table:formula="of:=CEILING(([.A119]-[.B119])/[$Basic.$A$2]; 1)+3" office:value-type="float" office:value="11" calcext:value-type="float">
            <text:p>11</text:p>
          </table:table-cell>
          <table:table-cell table:formula="of:=IF([.B119]=0;INDIRECT(ADDRESS([.C119];1;1;1;&quot;Basic&quot;));&quot;&quot;)">
            <text:p/>
          </table:table-cell>
          <table:table-cell table:style-name="ce3" table:formula="of:=[.B119] &amp; &quot;/&quot; &amp; [$Basic.$B$2]" office:value-type="string" office:string-value="5/8" calcext:value-type="string">
            <text:p>5/8</text:p>
          </table:table-cell>
          <table:table-cell table:formula="of:=INDIRECT(ADDRESS([.$C119];2;1;1;&quot;Basic&quot;))*[.$B119]/[$Basic.$B$2]" office:value-type="float" office:value="1.875" calcext:value-type="float">
            <text:p>1.875</text:p>
          </table:table-cell>
          <table:table-cell table:formula="of:=INDIRECT(ADDRESS([.$C119];3;1;1;&quot;Basic&quot;))*[.$B119]/[$Basic.$B$2]" office:value-type="float" office:value="18.75" calcext:value-type="float">
            <text:p>18.75</text:p>
          </table:table-cell>
          <table:table-cell table:formula="of:=INDIRECT(ADDRESS([.$C119];4;1;1;&quot;Basic&quot;))*[.$B119]/[$Basic.$B$2]" office:value-type="float" office:value="75" calcext:value-type="float">
            <text:p>75</text:p>
          </table:table-cell>
          <table:table-cell table:formula="of:=INDIRECT(ADDRESS([.$C119];5;1;1;&quot;Basic&quot;))*[.$B119]/[$Basic.$B$2]" office:value-type="float" office:value="225" calcext:value-type="float">
            <text:p>225</text:p>
          </table:table-cell>
          <table:table-cell table:formula="of:=[.F119]" office:value-type="float" office:value="1.875" calcext:value-type="float">
            <text:p>1.875</text:p>
          </table:table-cell>
          <table:table-cell table:formula="of:=IF([.G119]=0;1;[.G119])" office:value-type="float" office:value="18.75" calcext:value-type="float">
            <text:p>18.75</text:p>
          </table:table-cell>
          <table:table-cell table:formula="of:=IF([.H119]=0;5;[.H119])" office:value-type="float" office:value="75" calcext:value-type="float">
            <text:p>75</text:p>
          </table:table-cell>
          <table:table-cell table:formula="of:=IF([.I119]=0;15;[.I119])" office:value-type="float" office:value="225" calcext:value-type="float">
            <text:p>225</text:p>
          </table:table-cell>
          <table:table-cell table:formula="of:=IF([.B119]=0;[.D119];&quot;&quot;) &amp; IF([.B119]=[$Basic.$B$2];&quot;Open Terrain&quot;;&quot;&quot;) &amp; IF([.B119]=[$Basic.$C$2];&quot;Difficult Terrain&quot;;&quot;&quot;) &amp; IF([.B119]=[$Basic.$D$2];&quot;Extreme Terrain&quot;;&quot;&quot;)">
            <text:p/>
          </table:table-cell>
          <table:table-cell table:formula="of:= [.N119] &amp; &quot; &quot; &amp; [.E119]" office:value-type="string" office:string-value=" 5/8" calcext:value-type="string">
            <text:p><text:s/>5/8</text:p>
          </table:table-cell>
          <table:table-cell table:formula="of:=CEILING([.J119])" office:value-type="float" office:value="2" calcext:value-type="float">
            <text:p>2</text:p>
          </table:table-cell>
          <table:table-cell table:formula="of:=CEILING(8*[.J119])" office:value-type="float" office:value="15" calcext:value-type="float">
            <text:p>15</text:p>
          </table:table-cell>
          <table:table-cell table:formula="of:=CEILING(1*[.K119])" office:value-type="float" office:value="19" calcext:value-type="float">
            <text:p>19</text:p>
          </table:table-cell>
          <table:table-cell table:formula="of:=CEILING(2*[.K119])" office:value-type="float" office:value="38" calcext:value-type="float">
            <text:p>38</text:p>
          </table:table-cell>
          <table:table-cell table:formula="of:=CEILING(5*[.K119])" office:value-type="float" office:value="94" calcext:value-type="float">
            <text:p>94</text:p>
          </table:table-cell>
          <table:table-cell table:formula="of:=CEILING(1*[.L119])" office:value-type="float" office:value="75" calcext:value-type="float">
            <text:p>75</text:p>
          </table:table-cell>
          <table:table-cell table:formula="of:=CEILING(2*[.L119])" office:value-type="float" office:value="150" calcext:value-type="float">
            <text:p>150</text:p>
          </table:table-cell>
          <table:table-cell table:formula="of:=CEILING(1*[.M119])" office:value-type="float" office:value="225" calcext:value-type="float">
            <text:p>225</text:p>
          </table:table-cell>
          <table:table-cell table:formula="of:=CEILING(2*[.M119])" office:value-type="float" office:value="450" calcext:value-type="float">
            <text:p>450</text:p>
          </table:table-cell>
          <table:table-cell table:formula="of:=CEILING(6*[.M119])" office:value-type="float" office:value="1350" calcext:value-type="float">
            <text:p>1350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table:formula="of:=MOD([.A120]-1;[$Basic.$A$2]+1)" office:value-type="float" office:value="6" calcext:value-type="float">
            <text:p>6</text:p>
          </table:table-cell>
          <table:table-cell table:formula="of:=CEILING(([.A120]-[.B120])/[$Basic.$A$2]; 1)+3" office:value-type="float" office:value="11" calcext:value-type="float">
            <text:p>11</text:p>
          </table:table-cell>
          <table:table-cell table:formula="of:=IF([.B120]=0;INDIRECT(ADDRESS([.C120];1;1;1;&quot;Basic&quot;));&quot;&quot;)">
            <text:p/>
          </table:table-cell>
          <table:table-cell table:style-name="ce3" table:formula="of:=[.B120] &amp; &quot;/&quot; &amp; [$Basic.$B$2]" office:value-type="string" office:string-value="6/8" calcext:value-type="string">
            <text:p>6/8</text:p>
          </table:table-cell>
          <table:table-cell table:formula="of:=INDIRECT(ADDRESS([.$C120];2;1;1;&quot;Basic&quot;))*[.$B120]/[$Basic.$B$2]" office:value-type="float" office:value="2.25" calcext:value-type="float">
            <text:p>2.25</text:p>
          </table:table-cell>
          <table:table-cell table:formula="of:=INDIRECT(ADDRESS([.$C120];3;1;1;&quot;Basic&quot;))*[.$B120]/[$Basic.$B$2]" office:value-type="float" office:value="22.5" calcext:value-type="float">
            <text:p>22.5</text:p>
          </table:table-cell>
          <table:table-cell table:formula="of:=INDIRECT(ADDRESS([.$C120];4;1;1;&quot;Basic&quot;))*[.$B120]/[$Basic.$B$2]" office:value-type="float" office:value="90" calcext:value-type="float">
            <text:p>90</text:p>
          </table:table-cell>
          <table:table-cell table:formula="of:=INDIRECT(ADDRESS([.$C120];5;1;1;&quot;Basic&quot;))*[.$B120]/[$Basic.$B$2]" office:value-type="float" office:value="270" calcext:value-type="float">
            <text:p>270</text:p>
          </table:table-cell>
          <table:table-cell table:formula="of:=[.F120]" office:value-type="float" office:value="2.25" calcext:value-type="float">
            <text:p>2.25</text:p>
          </table:table-cell>
          <table:table-cell table:formula="of:=IF([.G120]=0;1;[.G120])" office:value-type="float" office:value="22.5" calcext:value-type="float">
            <text:p>22.5</text:p>
          </table:table-cell>
          <table:table-cell table:formula="of:=IF([.H120]=0;5;[.H120])" office:value-type="float" office:value="90" calcext:value-type="float">
            <text:p>90</text:p>
          </table:table-cell>
          <table:table-cell table:formula="of:=IF([.I120]=0;15;[.I120])" office:value-type="float" office:value="270" calcext:value-type="float">
            <text:p>270</text:p>
          </table:table-cell>
          <table:table-cell table:formula="of:=IF([.B120]=0;[.D120];&quot;&quot;) &amp; IF([.B120]=[$Basic.$B$2];&quot;Open Terrain&quot;;&quot;&quot;) &amp; IF([.B120]=[$Basic.$C$2];&quot;Difficult Terrain&quot;;&quot;&quot;) &amp; IF([.B120]=[$Basic.$D$2];&quot;Extreme Terrain&quot;;&quot;&quot;)" office:value-type="string" office:string-value="Difficult Terrain" calcext:value-type="string">
            <text:p>Difficult Terrain</text:p>
          </table:table-cell>
          <table:table-cell table:formula="of:= [.N120] &amp; &quot; &quot; &amp; [.E120]" office:value-type="string" office:string-value="Difficult Terrain 6/8" calcext:value-type="string">
            <text:p>Difficult Terrain 6/8</text:p>
          </table:table-cell>
          <table:table-cell table:formula="of:=CEILING([.J120])" office:value-type="float" office:value="3" calcext:value-type="float">
            <text:p>3</text:p>
          </table:table-cell>
          <table:table-cell table:formula="of:=CEILING(8*[.J120])" office:value-type="float" office:value="18" calcext:value-type="float">
            <text:p>18</text:p>
          </table:table-cell>
          <table:table-cell table:formula="of:=CEILING(1*[.K120])" office:value-type="float" office:value="23" calcext:value-type="float">
            <text:p>23</text:p>
          </table:table-cell>
          <table:table-cell table:formula="of:=CEILING(2*[.K120])" office:value-type="float" office:value="45" calcext:value-type="float">
            <text:p>45</text:p>
          </table:table-cell>
          <table:table-cell table:formula="of:=CEILING(5*[.K120])" office:value-type="float" office:value="113" calcext:value-type="float">
            <text:p>113</text:p>
          </table:table-cell>
          <table:table-cell table:formula="of:=CEILING(1*[.L120])" office:value-type="float" office:value="90" calcext:value-type="float">
            <text:p>90</text:p>
          </table:table-cell>
          <table:table-cell table:formula="of:=CEILING(2*[.L120])" office:value-type="float" office:value="180" calcext:value-type="float">
            <text:p>180</text:p>
          </table:table-cell>
          <table:table-cell table:formula="of:=CEILING(1*[.M120])" office:value-type="float" office:value="270" calcext:value-type="float">
            <text:p>270</text:p>
          </table:table-cell>
          <table:table-cell table:formula="of:=CEILING(2*[.M120])" office:value-type="float" office:value="540" calcext:value-type="float">
            <text:p>540</text:p>
          </table:table-cell>
          <table:table-cell table:formula="of:=CEILING(6*[.M120])" office:value-type="float" office:value="1620" calcext:value-type="float">
            <text:p>1620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MOD([.A121]-1;[$Basic.$A$2]+1)" office:value-type="float" office:value="7" calcext:value-type="float">
            <text:p>7</text:p>
          </table:table-cell>
          <table:table-cell table:formula="of:=CEILING(([.A121]-[.B121])/[$Basic.$A$2]; 1)+3" office:value-type="float" office:value="11" calcext:value-type="float">
            <text:p>11</text:p>
          </table:table-cell>
          <table:table-cell table:formula="of:=IF([.B121]=0;INDIRECT(ADDRESS([.C121];1;1;1;&quot;Basic&quot;));&quot;&quot;)">
            <text:p/>
          </table:table-cell>
          <table:table-cell table:style-name="ce3" table:formula="of:=[.B121] &amp; &quot;/&quot; &amp; [$Basic.$B$2]" office:value-type="string" office:string-value="7/8" calcext:value-type="string">
            <text:p>7/8</text:p>
          </table:table-cell>
          <table:table-cell table:formula="of:=INDIRECT(ADDRESS([.$C121];2;1;1;&quot;Basic&quot;))*[.$B121]/[$Basic.$B$2]" office:value-type="float" office:value="2.625" calcext:value-type="float">
            <text:p>2.625</text:p>
          </table:table-cell>
          <table:table-cell table:formula="of:=INDIRECT(ADDRESS([.$C121];3;1;1;&quot;Basic&quot;))*[.$B121]/[$Basic.$B$2]" office:value-type="float" office:value="26.25" calcext:value-type="float">
            <text:p>26.25</text:p>
          </table:table-cell>
          <table:table-cell table:formula="of:=INDIRECT(ADDRESS([.$C121];4;1;1;&quot;Basic&quot;))*[.$B121]/[$Basic.$B$2]" office:value-type="float" office:value="105" calcext:value-type="float">
            <text:p>105</text:p>
          </table:table-cell>
          <table:table-cell table:formula="of:=INDIRECT(ADDRESS([.$C121];5;1;1;&quot;Basic&quot;))*[.$B121]/[$Basic.$B$2]" office:value-type="float" office:value="315" calcext:value-type="float">
            <text:p>315</text:p>
          </table:table-cell>
          <table:table-cell table:formula="of:=[.F121]" office:value-type="float" office:value="2.625" calcext:value-type="float">
            <text:p>2.625</text:p>
          </table:table-cell>
          <table:table-cell table:formula="of:=IF([.G121]=0;1;[.G121])" office:value-type="float" office:value="26.25" calcext:value-type="float">
            <text:p>26.25</text:p>
          </table:table-cell>
          <table:table-cell table:formula="of:=IF([.H121]=0;5;[.H121])" office:value-type="float" office:value="105" calcext:value-type="float">
            <text:p>105</text:p>
          </table:table-cell>
          <table:table-cell table:formula="of:=IF([.I121]=0;15;[.I121])" office:value-type="float" office:value="315" calcext:value-type="float">
            <text:p>315</text:p>
          </table:table-cell>
          <table:table-cell table:formula="of:=IF([.B121]=0;[.D121];&quot;&quot;) &amp; IF([.B121]=[$Basic.$B$2];&quot;Open Terrain&quot;;&quot;&quot;) &amp; IF([.B121]=[$Basic.$C$2];&quot;Difficult Terrain&quot;;&quot;&quot;) &amp; IF([.B121]=[$Basic.$D$2];&quot;Extreme Terrain&quot;;&quot;&quot;)">
            <text:p/>
          </table:table-cell>
          <table:table-cell table:formula="of:= [.N121] &amp; &quot; &quot; &amp; [.E121]" office:value-type="string" office:string-value=" 7/8" calcext:value-type="string">
            <text:p><text:s/>7/8</text:p>
          </table:table-cell>
          <table:table-cell table:formula="of:=CEILING([.J121])" office:value-type="float" office:value="3" calcext:value-type="float">
            <text:p>3</text:p>
          </table:table-cell>
          <table:table-cell table:formula="of:=CEILING(8*[.J121])" office:value-type="float" office:value="21" calcext:value-type="float">
            <text:p>21</text:p>
          </table:table-cell>
          <table:table-cell table:formula="of:=CEILING(1*[.K121])" office:value-type="float" office:value="27" calcext:value-type="float">
            <text:p>27</text:p>
          </table:table-cell>
          <table:table-cell table:formula="of:=CEILING(2*[.K121])" office:value-type="float" office:value="53" calcext:value-type="float">
            <text:p>53</text:p>
          </table:table-cell>
          <table:table-cell table:formula="of:=CEILING(5*[.K121])" office:value-type="float" office:value="132" calcext:value-type="float">
            <text:p>132</text:p>
          </table:table-cell>
          <table:table-cell table:formula="of:=CEILING(1*[.L121])" office:value-type="float" office:value="105" calcext:value-type="float">
            <text:p>105</text:p>
          </table:table-cell>
          <table:table-cell table:formula="of:=CEILING(2*[.L121])" office:value-type="float" office:value="210" calcext:value-type="float">
            <text:p>210</text:p>
          </table:table-cell>
          <table:table-cell table:formula="of:=CEILING(1*[.M121])" office:value-type="float" office:value="315" calcext:value-type="float">
            <text:p>315</text:p>
          </table:table-cell>
          <table:table-cell table:formula="of:=CEILING(2*[.M121])" office:value-type="float" office:value="630" calcext:value-type="float">
            <text:p>630</text:p>
          </table:table-cell>
          <table:table-cell table:formula="of:=CEILING(6*[.M121])" office:value-type="float" office:value="1890" calcext:value-type="float">
            <text:p>189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table:formula="of:=MOD([.A122]-1;[$Basic.$A$2]+1)" office:value-type="float" office:value="8" calcext:value-type="float">
            <text:p>8</text:p>
          </table:table-cell>
          <table:table-cell table:formula="of:=CEILING(([.A122]-[.B122])/[$Basic.$A$2]; 1)+3" office:value-type="float" office:value="11" calcext:value-type="float">
            <text:p>11</text:p>
          </table:table-cell>
          <table:table-cell table:formula="of:=IF([.B122]=0;INDIRECT(ADDRESS([.C122];1;1;1;&quot;Basic&quot;));&quot;&quot;)">
            <text:p/>
          </table:table-cell>
          <table:table-cell table:style-name="ce3" table:formula="of:=[.B122] &amp; &quot;/&quot; &amp; [$Basic.$B$2]" office:value-type="string" office:string-value="8/8" calcext:value-type="string">
            <text:p>8/8</text:p>
          </table:table-cell>
          <table:table-cell table:formula="of:=INDIRECT(ADDRESS([.$C122];2;1;1;&quot;Basic&quot;))*[.$B122]/[$Basic.$B$2]" office:value-type="float" office:value="3" calcext:value-type="float">
            <text:p>3</text:p>
          </table:table-cell>
          <table:table-cell table:formula="of:=INDIRECT(ADDRESS([.$C122];3;1;1;&quot;Basic&quot;))*[.$B122]/[$Basic.$B$2]" office:value-type="float" office:value="30" calcext:value-type="float">
            <text:p>30</text:p>
          </table:table-cell>
          <table:table-cell table:formula="of:=INDIRECT(ADDRESS([.$C122];4;1;1;&quot;Basic&quot;))*[.$B122]/[$Basic.$B$2]" office:value-type="float" office:value="120" calcext:value-type="float">
            <text:p>120</text:p>
          </table:table-cell>
          <table:table-cell table:formula="of:=INDIRECT(ADDRESS([.$C122];5;1;1;&quot;Basic&quot;))*[.$B122]/[$Basic.$B$2]" office:value-type="float" office:value="360" calcext:value-type="float">
            <text:p>360</text:p>
          </table:table-cell>
          <table:table-cell table:formula="of:=[.F122]" office:value-type="float" office:value="3" calcext:value-type="float">
            <text:p>3</text:p>
          </table:table-cell>
          <table:table-cell table:formula="of:=IF([.G122]=0;1;[.G122])" office:value-type="float" office:value="30" calcext:value-type="float">
            <text:p>30</text:p>
          </table:table-cell>
          <table:table-cell table:formula="of:=IF([.H122]=0;5;[.H122])" office:value-type="float" office:value="120" calcext:value-type="float">
            <text:p>120</text:p>
          </table:table-cell>
          <table:table-cell table:formula="of:=IF([.I122]=0;15;[.I122])" office:value-type="float" office:value="360" calcext:value-type="float">
            <text:p>360</text:p>
          </table:table-cell>
          <table:table-cell table:formula="of:=IF([.B122]=0;[.D122];&quot;&quot;) &amp; IF([.B122]=[$Basic.$B$2];&quot;Open Terrain&quot;;&quot;&quot;) &amp; IF([.B122]=[$Basic.$C$2];&quot;Difficult Terrain&quot;;&quot;&quot;) &amp; IF([.B122]=[$Basic.$D$2];&quot;Extreme Terrain&quot;;&quot;&quot;)" office:value-type="string" office:string-value="Open Terrain" calcext:value-type="string">
            <text:p>Open Terrain</text:p>
          </table:table-cell>
          <table:table-cell table:formula="of:= [.N122] &amp; &quot; &quot; &amp; [.E122]" office:value-type="string" office:string-value="Open Terrain 8/8" calcext:value-type="string">
            <text:p>Open Terrain 8/8</text:p>
          </table:table-cell>
          <table:table-cell table:formula="of:=CEILING([.J122])" office:value-type="float" office:value="3" calcext:value-type="float">
            <text:p>3</text:p>
          </table:table-cell>
          <table:table-cell table:formula="of:=CEILING(8*[.J122])" office:value-type="float" office:value="24" calcext:value-type="float">
            <text:p>24</text:p>
          </table:table-cell>
          <table:table-cell table:formula="of:=CEILING(1*[.K122])" office:value-type="float" office:value="30" calcext:value-type="float">
            <text:p>30</text:p>
          </table:table-cell>
          <table:table-cell table:formula="of:=CEILING(2*[.K122])" office:value-type="float" office:value="60" calcext:value-type="float">
            <text:p>60</text:p>
          </table:table-cell>
          <table:table-cell table:formula="of:=CEILING(5*[.K122])" office:value-type="float" office:value="150" calcext:value-type="float">
            <text:p>150</text:p>
          </table:table-cell>
          <table:table-cell table:formula="of:=CEILING(1*[.L122])" office:value-type="float" office:value="120" calcext:value-type="float">
            <text:p>120</text:p>
          </table:table-cell>
          <table:table-cell table:formula="of:=CEILING(2*[.L122])" office:value-type="float" office:value="240" calcext:value-type="float">
            <text:p>240</text:p>
          </table:table-cell>
          <table:table-cell table:formula="of:=CEILING(1*[.M122])" office:value-type="float" office:value="360" calcext:value-type="float">
            <text:p>360</text:p>
          </table:table-cell>
          <table:table-cell table:formula="of:=CEILING(2*[.M122])" office:value-type="float" office:value="720" calcext:value-type="float">
            <text:p>720</text:p>
          </table:table-cell>
          <table:table-cell table:formula="of:=CEILING(6*[.M122])" office:value-type="float" office:value="2160" calcext:value-type="float">
            <text:p>2160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table:formula="of:=MOD([.A123]-1;[$Basic.$A$2]+1)" office:value-type="float" office:value="9" calcext:value-type="float">
            <text:p>9</text:p>
          </table:table-cell>
          <table:table-cell table:formula="of:=CEILING(([.A123]-[.B123])/[$Basic.$A$2]; 1)+3" office:value-type="float" office:value="11" calcext:value-type="float">
            <text:p>11</text:p>
          </table:table-cell>
          <table:table-cell table:formula="of:=IF([.B123]=0;INDIRECT(ADDRESS([.C123];1;1;1;&quot;Basic&quot;));&quot;&quot;)">
            <text:p/>
          </table:table-cell>
          <table:table-cell table:style-name="ce3" table:formula="of:=[.B123] &amp; &quot;/&quot; &amp; [$Basic.$B$2]" office:value-type="string" office:string-value="9/8" calcext:value-type="string">
            <text:p>9/8</text:p>
          </table:table-cell>
          <table:table-cell table:formula="of:=INDIRECT(ADDRESS([.$C123];2;1;1;&quot;Basic&quot;))*[.$B123]/[$Basic.$B$2]" office:value-type="float" office:value="3.375" calcext:value-type="float">
            <text:p>3.375</text:p>
          </table:table-cell>
          <table:table-cell table:formula="of:=INDIRECT(ADDRESS([.$C123];3;1;1;&quot;Basic&quot;))*[.$B123]/[$Basic.$B$2]" office:value-type="float" office:value="33.75" calcext:value-type="float">
            <text:p>33.75</text:p>
          </table:table-cell>
          <table:table-cell table:formula="of:=INDIRECT(ADDRESS([.$C123];4;1;1;&quot;Basic&quot;))*[.$B123]/[$Basic.$B$2]" office:value-type="float" office:value="135" calcext:value-type="float">
            <text:p>135</text:p>
          </table:table-cell>
          <table:table-cell table:formula="of:=INDIRECT(ADDRESS([.$C123];5;1;1;&quot;Basic&quot;))*[.$B123]/[$Basic.$B$2]" office:value-type="float" office:value="405" calcext:value-type="float">
            <text:p>405</text:p>
          </table:table-cell>
          <table:table-cell table:formula="of:=[.F123]" office:value-type="float" office:value="3.375" calcext:value-type="float">
            <text:p>3.375</text:p>
          </table:table-cell>
          <table:table-cell table:formula="of:=IF([.G123]=0;1;[.G123])" office:value-type="float" office:value="33.75" calcext:value-type="float">
            <text:p>33.75</text:p>
          </table:table-cell>
          <table:table-cell table:formula="of:=IF([.H123]=0;5;[.H123])" office:value-type="float" office:value="135" calcext:value-type="float">
            <text:p>135</text:p>
          </table:table-cell>
          <table:table-cell table:formula="of:=IF([.I123]=0;15;[.I123])" office:value-type="float" office:value="405" calcext:value-type="float">
            <text:p>405</text:p>
          </table:table-cell>
          <table:table-cell table:formula="of:=IF([.B123]=0;[.D123];&quot;&quot;) &amp; IF([.B123]=[$Basic.$B$2];&quot;Open Terrain&quot;;&quot;&quot;) &amp; IF([.B123]=[$Basic.$C$2];&quot;Difficult Terrain&quot;;&quot;&quot;) &amp; IF([.B123]=[$Basic.$D$2];&quot;Extreme Terrain&quot;;&quot;&quot;)">
            <text:p/>
          </table:table-cell>
          <table:table-cell table:formula="of:= [.N123] &amp; &quot; &quot; &amp; [.E123]" office:value-type="string" office:string-value=" 9/8" calcext:value-type="string">
            <text:p><text:s/>9/8</text:p>
          </table:table-cell>
          <table:table-cell table:formula="of:=CEILING([.J123])" office:value-type="float" office:value="4" calcext:value-type="float">
            <text:p>4</text:p>
          </table:table-cell>
          <table:table-cell table:formula="of:=CEILING(8*[.J123])" office:value-type="float" office:value="27" calcext:value-type="float">
            <text:p>27</text:p>
          </table:table-cell>
          <table:table-cell table:formula="of:=CEILING(1*[.K123])" office:value-type="float" office:value="34" calcext:value-type="float">
            <text:p>34</text:p>
          </table:table-cell>
          <table:table-cell table:formula="of:=CEILING(2*[.K123])" office:value-type="float" office:value="68" calcext:value-type="float">
            <text:p>68</text:p>
          </table:table-cell>
          <table:table-cell table:formula="of:=CEILING(5*[.K123])" office:value-type="float" office:value="169" calcext:value-type="float">
            <text:p>169</text:p>
          </table:table-cell>
          <table:table-cell table:formula="of:=CEILING(1*[.L123])" office:value-type="float" office:value="135" calcext:value-type="float">
            <text:p>135</text:p>
          </table:table-cell>
          <table:table-cell table:formula="of:=CEILING(2*[.L123])" office:value-type="float" office:value="270" calcext:value-type="float">
            <text:p>270</text:p>
          </table:table-cell>
          <table:table-cell table:formula="of:=CEILING(1*[.M123])" office:value-type="float" office:value="405" calcext:value-type="float">
            <text:p>405</text:p>
          </table:table-cell>
          <table:table-cell table:formula="of:=CEILING(2*[.M123])" office:value-type="float" office:value="810" calcext:value-type="float">
            <text:p>810</text:p>
          </table:table-cell>
          <table:table-cell table:formula="of:=CEILING(6*[.M123])" office:value-type="float" office:value="2430" calcext:value-type="float">
            <text:p>2430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table:formula="of:=MOD([.A124]-1;[$Basic.$A$2]+1)" office:value-type="float" office:value="10" calcext:value-type="float">
            <text:p>10</text:p>
          </table:table-cell>
          <table:table-cell table:formula="of:=CEILING(([.A124]-[.B124])/[$Basic.$A$2]; 1)+3" office:value-type="float" office:value="11" calcext:value-type="float">
            <text:p>11</text:p>
          </table:table-cell>
          <table:table-cell table:formula="of:=IF([.B124]=0;INDIRECT(ADDRESS([.C124];1;1;1;&quot;Basic&quot;));&quot;&quot;)">
            <text:p/>
          </table:table-cell>
          <table:table-cell table:style-name="ce3" table:formula="of:=[.B124] &amp; &quot;/&quot; &amp; [$Basic.$B$2]" office:value-type="string" office:string-value="10/8" calcext:value-type="string">
            <text:p>10/8</text:p>
          </table:table-cell>
          <table:table-cell table:formula="of:=INDIRECT(ADDRESS([.$C124];2;1;1;&quot;Basic&quot;))*[.$B124]/[$Basic.$B$2]" office:value-type="float" office:value="3.75" calcext:value-type="float">
            <text:p>3.75</text:p>
          </table:table-cell>
          <table:table-cell table:formula="of:=INDIRECT(ADDRESS([.$C124];3;1;1;&quot;Basic&quot;))*[.$B124]/[$Basic.$B$2]" office:value-type="float" office:value="37.5" calcext:value-type="float">
            <text:p>37.5</text:p>
          </table:table-cell>
          <table:table-cell table:formula="of:=INDIRECT(ADDRESS([.$C124];4;1;1;&quot;Basic&quot;))*[.$B124]/[$Basic.$B$2]" office:value-type="float" office:value="150" calcext:value-type="float">
            <text:p>150</text:p>
          </table:table-cell>
          <table:table-cell table:formula="of:=INDIRECT(ADDRESS([.$C124];5;1;1;&quot;Basic&quot;))*[.$B124]/[$Basic.$B$2]" office:value-type="float" office:value="450" calcext:value-type="float">
            <text:p>450</text:p>
          </table:table-cell>
          <table:table-cell table:formula="of:=[.F124]" office:value-type="float" office:value="3.75" calcext:value-type="float">
            <text:p>3.75</text:p>
          </table:table-cell>
          <table:table-cell table:formula="of:=IF([.G124]=0;1;[.G124])" office:value-type="float" office:value="37.5" calcext:value-type="float">
            <text:p>37.5</text:p>
          </table:table-cell>
          <table:table-cell table:formula="of:=IF([.H124]=0;5;[.H124])" office:value-type="float" office:value="150" calcext:value-type="float">
            <text:p>150</text:p>
          </table:table-cell>
          <table:table-cell table:formula="of:=IF([.I124]=0;15;[.I124])" office:value-type="float" office:value="450" calcext:value-type="float">
            <text:p>450</text:p>
          </table:table-cell>
          <table:table-cell table:formula="of:=IF([.B124]=0;[.D124];&quot;&quot;) &amp; IF([.B124]=[$Basic.$B$2];&quot;Open Terrain&quot;;&quot;&quot;) &amp; IF([.B124]=[$Basic.$C$2];&quot;Difficult Terrain&quot;;&quot;&quot;) &amp; IF([.B124]=[$Basic.$D$2];&quot;Extreme Terrain&quot;;&quot;&quot;)">
            <text:p/>
          </table:table-cell>
          <table:table-cell table:formula="of:= [.N124] &amp; &quot; &quot; &amp; [.E124]" office:value-type="string" office:string-value=" 10/8" calcext:value-type="string">
            <text:p><text:s/>10/8</text:p>
          </table:table-cell>
          <table:table-cell table:formula="of:=CEILING([.J124])" office:value-type="float" office:value="4" calcext:value-type="float">
            <text:p>4</text:p>
          </table:table-cell>
          <table:table-cell table:formula="of:=CEILING(8*[.J124])" office:value-type="float" office:value="30" calcext:value-type="float">
            <text:p>30</text:p>
          </table:table-cell>
          <table:table-cell table:formula="of:=CEILING(1*[.K124])" office:value-type="float" office:value="38" calcext:value-type="float">
            <text:p>38</text:p>
          </table:table-cell>
          <table:table-cell table:formula="of:=CEILING(2*[.K124])" office:value-type="float" office:value="75" calcext:value-type="float">
            <text:p>75</text:p>
          </table:table-cell>
          <table:table-cell table:formula="of:=CEILING(5*[.K124])" office:value-type="float" office:value="188" calcext:value-type="float">
            <text:p>188</text:p>
          </table:table-cell>
          <table:table-cell table:formula="of:=CEILING(1*[.L124])" office:value-type="float" office:value="150" calcext:value-type="float">
            <text:p>150</text:p>
          </table:table-cell>
          <table:table-cell table:formula="of:=CEILING(2*[.L124])" office:value-type="float" office:value="300" calcext:value-type="float">
            <text:p>300</text:p>
          </table:table-cell>
          <table:table-cell table:formula="of:=CEILING(1*[.M124])" office:value-type="float" office:value="450" calcext:value-type="float">
            <text:p>450</text:p>
          </table:table-cell>
          <table:table-cell table:formula="of:=CEILING(2*[.M124])" office:value-type="float" office:value="900" calcext:value-type="float">
            <text:p>900</text:p>
          </table:table-cell>
          <table:table-cell table:formula="of:=CEILING(6*[.M124])" office:value-type="float" office:value="2700" calcext:value-type="float">
            <text:p>2700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table:formula="of:=MOD([.A125]-1;[$Basic.$A$2]+1)" office:value-type="float" office:value="11" calcext:value-type="float">
            <text:p>11</text:p>
          </table:table-cell>
          <table:table-cell table:formula="of:=CEILING(([.A125]-[.B125])/[$Basic.$A$2]; 1)+3" office:value-type="float" office:value="11" calcext:value-type="float">
            <text:p>11</text:p>
          </table:table-cell>
          <table:table-cell table:formula="of:=IF([.B125]=0;INDIRECT(ADDRESS([.C125];1;1;1;&quot;Basic&quot;));&quot;&quot;)">
            <text:p/>
          </table:table-cell>
          <table:table-cell table:style-name="ce3" table:formula="of:=[.B125] &amp; &quot;/&quot; &amp; [$Basic.$B$2]" office:value-type="string" office:string-value="11/8" calcext:value-type="string">
            <text:p>11/8</text:p>
          </table:table-cell>
          <table:table-cell table:formula="of:=INDIRECT(ADDRESS([.$C125];2;1;1;&quot;Basic&quot;))*[.$B125]/[$Basic.$B$2]" office:value-type="float" office:value="4.125" calcext:value-type="float">
            <text:p>4.125</text:p>
          </table:table-cell>
          <table:table-cell table:formula="of:=INDIRECT(ADDRESS([.$C125];3;1;1;&quot;Basic&quot;))*[.$B125]/[$Basic.$B$2]" office:value-type="float" office:value="41.25" calcext:value-type="float">
            <text:p>41.25</text:p>
          </table:table-cell>
          <table:table-cell table:formula="of:=INDIRECT(ADDRESS([.$C125];4;1;1;&quot;Basic&quot;))*[.$B125]/[$Basic.$B$2]" office:value-type="float" office:value="165" calcext:value-type="float">
            <text:p>165</text:p>
          </table:table-cell>
          <table:table-cell table:formula="of:=INDIRECT(ADDRESS([.$C125];5;1;1;&quot;Basic&quot;))*[.$B125]/[$Basic.$B$2]" office:value-type="float" office:value="495" calcext:value-type="float">
            <text:p>495</text:p>
          </table:table-cell>
          <table:table-cell table:formula="of:=[.F125]" office:value-type="float" office:value="4.125" calcext:value-type="float">
            <text:p>4.125</text:p>
          </table:table-cell>
          <table:table-cell table:formula="of:=IF([.G125]=0;1;[.G125])" office:value-type="float" office:value="41.25" calcext:value-type="float">
            <text:p>41.25</text:p>
          </table:table-cell>
          <table:table-cell table:formula="of:=IF([.H125]=0;5;[.H125])" office:value-type="float" office:value="165" calcext:value-type="float">
            <text:p>165</text:p>
          </table:table-cell>
          <table:table-cell table:formula="of:=IF([.I125]=0;15;[.I125])" office:value-type="float" office:value="495" calcext:value-type="float">
            <text:p>495</text:p>
          </table:table-cell>
          <table:table-cell table:formula="of:=IF([.B125]=0;[.D125];&quot;&quot;) &amp; IF([.B125]=[$Basic.$B$2];&quot;Open Terrain&quot;;&quot;&quot;) &amp; IF([.B125]=[$Basic.$C$2];&quot;Difficult Terrain&quot;;&quot;&quot;) &amp; IF([.B125]=[$Basic.$D$2];&quot;Extreme Terrain&quot;;&quot;&quot;)">
            <text:p/>
          </table:table-cell>
          <table:table-cell table:formula="of:= [.N125] &amp; &quot; &quot; &amp; [.E125]" office:value-type="string" office:string-value=" 11/8" calcext:value-type="string">
            <text:p><text:s/>11/8</text:p>
          </table:table-cell>
          <table:table-cell table:formula="of:=CEILING([.J125])" office:value-type="float" office:value="5" calcext:value-type="float">
            <text:p>5</text:p>
          </table:table-cell>
          <table:table-cell table:formula="of:=CEILING(8*[.J125])" office:value-type="float" office:value="33" calcext:value-type="float">
            <text:p>33</text:p>
          </table:table-cell>
          <table:table-cell table:formula="of:=CEILING(1*[.K125])" office:value-type="float" office:value="42" calcext:value-type="float">
            <text:p>42</text:p>
          </table:table-cell>
          <table:table-cell table:formula="of:=CEILING(2*[.K125])" office:value-type="float" office:value="83" calcext:value-type="float">
            <text:p>83</text:p>
          </table:table-cell>
          <table:table-cell table:formula="of:=CEILING(5*[.K125])" office:value-type="float" office:value="207" calcext:value-type="float">
            <text:p>207</text:p>
          </table:table-cell>
          <table:table-cell table:formula="of:=CEILING(1*[.L125])" office:value-type="float" office:value="165" calcext:value-type="float">
            <text:p>165</text:p>
          </table:table-cell>
          <table:table-cell table:formula="of:=CEILING(2*[.L125])" office:value-type="float" office:value="330" calcext:value-type="float">
            <text:p>330</text:p>
          </table:table-cell>
          <table:table-cell table:formula="of:=CEILING(1*[.M125])" office:value-type="float" office:value="495" calcext:value-type="float">
            <text:p>495</text:p>
          </table:table-cell>
          <table:table-cell table:formula="of:=CEILING(2*[.M125])" office:value-type="float" office:value="990" calcext:value-type="float">
            <text:p>990</text:p>
          </table:table-cell>
          <table:table-cell table:formula="of:=CEILING(6*[.M125])" office:value-type="float" office:value="2970" calcext:value-type="float">
            <text:p>2970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MOD([.A126]-1;[$Basic.$A$2]+1)" office:value-type="float" office:value="12" calcext:value-type="float">
            <text:p>12</text:p>
          </table:table-cell>
          <table:table-cell table:formula="of:=CEILING(([.A126]-[.B126])/[$Basic.$A$2]; 1)+3" office:value-type="float" office:value="11" calcext:value-type="float">
            <text:p>11</text:p>
          </table:table-cell>
          <table:table-cell table:formula="of:=IF([.B126]=0;INDIRECT(ADDRESS([.C126];1;1;1;&quot;Basic&quot;));&quot;&quot;)">
            <text:p/>
          </table:table-cell>
          <table:table-cell table:style-name="ce3" table:formula="of:=[.B126] &amp; &quot;/&quot; &amp; [$Basic.$B$2]" office:value-type="string" office:string-value="12/8" calcext:value-type="string">
            <text:p>12/8</text:p>
          </table:table-cell>
          <table:table-cell table:formula="of:=INDIRECT(ADDRESS([.$C126];2;1;1;&quot;Basic&quot;))*[.$B126]/[$Basic.$B$2]" office:value-type="float" office:value="4.5" calcext:value-type="float">
            <text:p>4.5</text:p>
          </table:table-cell>
          <table:table-cell table:formula="of:=INDIRECT(ADDRESS([.$C126];3;1;1;&quot;Basic&quot;))*[.$B126]/[$Basic.$B$2]" office:value-type="float" office:value="45" calcext:value-type="float">
            <text:p>45</text:p>
          </table:table-cell>
          <table:table-cell table:formula="of:=INDIRECT(ADDRESS([.$C126];4;1;1;&quot;Basic&quot;))*[.$B126]/[$Basic.$B$2]" office:value-type="float" office:value="180" calcext:value-type="float">
            <text:p>180</text:p>
          </table:table-cell>
          <table:table-cell table:formula="of:=INDIRECT(ADDRESS([.$C126];5;1;1;&quot;Basic&quot;))*[.$B126]/[$Basic.$B$2]" office:value-type="float" office:value="540" calcext:value-type="float">
            <text:p>540</text:p>
          </table:table-cell>
          <table:table-cell table:formula="of:=[.F126]" office:value-type="float" office:value="4.5" calcext:value-type="float">
            <text:p>4.5</text:p>
          </table:table-cell>
          <table:table-cell table:formula="of:=IF([.G126]=0;1;[.G126])" office:value-type="float" office:value="45" calcext:value-type="float">
            <text:p>45</text:p>
          </table:table-cell>
          <table:table-cell table:formula="of:=IF([.H126]=0;5;[.H126])" office:value-type="float" office:value="180" calcext:value-type="float">
            <text:p>180</text:p>
          </table:table-cell>
          <table:table-cell table:formula="of:=IF([.I126]=0;15;[.I126])" office:value-type="float" office:value="540" calcext:value-type="float">
            <text:p>540</text:p>
          </table:table-cell>
          <table:table-cell table:formula="of:=IF([.B126]=0;[.D126];&quot;&quot;) &amp; IF([.B126]=[$Basic.$B$2];&quot;Open Terrain&quot;;&quot;&quot;) &amp; IF([.B126]=[$Basic.$C$2];&quot;Difficult Terrain&quot;;&quot;&quot;) &amp; IF([.B126]=[$Basic.$D$2];&quot;Extreme Terrain&quot;;&quot;&quot;)">
            <text:p/>
          </table:table-cell>
          <table:table-cell table:formula="of:= [.N126] &amp; &quot; &quot; &amp; [.E126]" office:value-type="string" office:string-value=" 12/8" calcext:value-type="string">
            <text:p><text:s/>12/8</text:p>
          </table:table-cell>
          <table:table-cell table:formula="of:=CEILING([.J126])" office:value-type="float" office:value="5" calcext:value-type="float">
            <text:p>5</text:p>
          </table:table-cell>
          <table:table-cell table:formula="of:=CEILING(8*[.J126])" office:value-type="float" office:value="36" calcext:value-type="float">
            <text:p>36</text:p>
          </table:table-cell>
          <table:table-cell table:formula="of:=CEILING(1*[.K126])" office:value-type="float" office:value="45" calcext:value-type="float">
            <text:p>45</text:p>
          </table:table-cell>
          <table:table-cell table:formula="of:=CEILING(2*[.K126])" office:value-type="float" office:value="90" calcext:value-type="float">
            <text:p>90</text:p>
          </table:table-cell>
          <table:table-cell table:formula="of:=CEILING(5*[.K126])" office:value-type="float" office:value="225" calcext:value-type="float">
            <text:p>225</text:p>
          </table:table-cell>
          <table:table-cell table:formula="of:=CEILING(1*[.L126])" office:value-type="float" office:value="180" calcext:value-type="float">
            <text:p>180</text:p>
          </table:table-cell>
          <table:table-cell table:formula="of:=CEILING(2*[.L126])" office:value-type="float" office:value="360" calcext:value-type="float">
            <text:p>360</text:p>
          </table:table-cell>
          <table:table-cell table:formula="of:=CEILING(1*[.M126])" office:value-type="float" office:value="540" calcext:value-type="float">
            <text:p>540</text:p>
          </table:table-cell>
          <table:table-cell table:formula="of:=CEILING(2*[.M126])" office:value-type="float" office:value="1080" calcext:value-type="float">
            <text:p>1080</text:p>
          </table:table-cell>
          <table:table-cell table:formula="of:=CEILING(6*[.M126])" office:value-type="float" office:value="3240" calcext:value-type="float">
            <text:p>3240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table:formula="of:=MOD([.A127]-1;[$Basic.$A$2]+1)" office:value-type="float" office:value="13" calcext:value-type="float">
            <text:p>13</text:p>
          </table:table-cell>
          <table:table-cell table:formula="of:=CEILING(([.A127]-[.B127])/[$Basic.$A$2]; 1)+3" office:value-type="float" office:value="11" calcext:value-type="float">
            <text:p>11</text:p>
          </table:table-cell>
          <table:table-cell table:formula="of:=IF([.B127]=0;INDIRECT(ADDRESS([.C127];1;1;1;&quot;Basic&quot;));&quot;&quot;)">
            <text:p/>
          </table:table-cell>
          <table:table-cell table:style-name="ce3" table:formula="of:=[.B127] &amp; &quot;/&quot; &amp; [$Basic.$B$2]" office:value-type="string" office:string-value="13/8" calcext:value-type="string">
            <text:p>13/8</text:p>
          </table:table-cell>
          <table:table-cell table:formula="of:=INDIRECT(ADDRESS([.$C127];2;1;1;&quot;Basic&quot;))*[.$B127]/[$Basic.$B$2]" office:value-type="float" office:value="4.875" calcext:value-type="float">
            <text:p>4.875</text:p>
          </table:table-cell>
          <table:table-cell table:formula="of:=INDIRECT(ADDRESS([.$C127];3;1;1;&quot;Basic&quot;))*[.$B127]/[$Basic.$B$2]" office:value-type="float" office:value="48.75" calcext:value-type="float">
            <text:p>48.75</text:p>
          </table:table-cell>
          <table:table-cell table:formula="of:=INDIRECT(ADDRESS([.$C127];4;1;1;&quot;Basic&quot;))*[.$B127]/[$Basic.$B$2]" office:value-type="float" office:value="195" calcext:value-type="float">
            <text:p>195</text:p>
          </table:table-cell>
          <table:table-cell table:formula="of:=INDIRECT(ADDRESS([.$C127];5;1;1;&quot;Basic&quot;))*[.$B127]/[$Basic.$B$2]" office:value-type="float" office:value="585" calcext:value-type="float">
            <text:p>585</text:p>
          </table:table-cell>
          <table:table-cell table:formula="of:=[.F127]" office:value-type="float" office:value="4.875" calcext:value-type="float">
            <text:p>4.875</text:p>
          </table:table-cell>
          <table:table-cell table:formula="of:=IF([.G127]=0;1;[.G127])" office:value-type="float" office:value="48.75" calcext:value-type="float">
            <text:p>48.75</text:p>
          </table:table-cell>
          <table:table-cell table:formula="of:=IF([.H127]=0;5;[.H127])" office:value-type="float" office:value="195" calcext:value-type="float">
            <text:p>195</text:p>
          </table:table-cell>
          <table:table-cell table:formula="of:=IF([.I127]=0;15;[.I127])" office:value-type="float" office:value="585" calcext:value-type="float">
            <text:p>585</text:p>
          </table:table-cell>
          <table:table-cell table:formula="of:=IF([.B127]=0;[.D127];&quot;&quot;) &amp; IF([.B127]=[$Basic.$B$2];&quot;Open Terrain&quot;;&quot;&quot;) &amp; IF([.B127]=[$Basic.$C$2];&quot;Difficult Terrain&quot;;&quot;&quot;) &amp; IF([.B127]=[$Basic.$D$2];&quot;Extreme Terrain&quot;;&quot;&quot;)">
            <text:p/>
          </table:table-cell>
          <table:table-cell table:formula="of:= [.N127] &amp; &quot; &quot; &amp; [.E127]" office:value-type="string" office:string-value=" 13/8" calcext:value-type="string">
            <text:p><text:s/>13/8</text:p>
          </table:table-cell>
          <table:table-cell table:formula="of:=CEILING([.J127])" office:value-type="float" office:value="5" calcext:value-type="float">
            <text:p>5</text:p>
          </table:table-cell>
          <table:table-cell table:formula="of:=CEILING(8*[.J127])" office:value-type="float" office:value="39" calcext:value-type="float">
            <text:p>39</text:p>
          </table:table-cell>
          <table:table-cell table:formula="of:=CEILING(1*[.K127])" office:value-type="float" office:value="49" calcext:value-type="float">
            <text:p>49</text:p>
          </table:table-cell>
          <table:table-cell table:formula="of:=CEILING(2*[.K127])" office:value-type="float" office:value="98" calcext:value-type="float">
            <text:p>98</text:p>
          </table:table-cell>
          <table:table-cell table:formula="of:=CEILING(5*[.K127])" office:value-type="float" office:value="244" calcext:value-type="float">
            <text:p>244</text:p>
          </table:table-cell>
          <table:table-cell table:formula="of:=CEILING(1*[.L127])" office:value-type="float" office:value="195" calcext:value-type="float">
            <text:p>195</text:p>
          </table:table-cell>
          <table:table-cell table:formula="of:=CEILING(2*[.L127])" office:value-type="float" office:value="390" calcext:value-type="float">
            <text:p>390</text:p>
          </table:table-cell>
          <table:table-cell table:formula="of:=CEILING(1*[.M127])" office:value-type="float" office:value="585" calcext:value-type="float">
            <text:p>585</text:p>
          </table:table-cell>
          <table:table-cell table:formula="of:=CEILING(2*[.M127])" office:value-type="float" office:value="1170" calcext:value-type="float">
            <text:p>1170</text:p>
          </table:table-cell>
          <table:table-cell table:formula="of:=CEILING(6*[.M127])" office:value-type="float" office:value="3510" calcext:value-type="float">
            <text:p>3510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formula="of:=MOD([.A128]-1;[$Basic.$A$2]+1)" office:value-type="float" office:value="14" calcext:value-type="float">
            <text:p>14</text:p>
          </table:table-cell>
          <table:table-cell table:formula="of:=CEILING(([.A128]-[.B128])/[$Basic.$A$2]; 1)+3" office:value-type="float" office:value="11" calcext:value-type="float">
            <text:p>11</text:p>
          </table:table-cell>
          <table:table-cell table:formula="of:=IF([.B128]=0;INDIRECT(ADDRESS([.C128];1;1;1;&quot;Basic&quot;));&quot;&quot;)">
            <text:p/>
          </table:table-cell>
          <table:table-cell table:style-name="ce3" table:formula="of:=[.B128] &amp; &quot;/&quot; &amp; [$Basic.$B$2]" office:value-type="string" office:string-value="14/8" calcext:value-type="string">
            <text:p>14/8</text:p>
          </table:table-cell>
          <table:table-cell table:formula="of:=INDIRECT(ADDRESS([.$C128];2;1;1;&quot;Basic&quot;))*[.$B128]/[$Basic.$B$2]" office:value-type="float" office:value="5.25" calcext:value-type="float">
            <text:p>5.25</text:p>
          </table:table-cell>
          <table:table-cell table:formula="of:=INDIRECT(ADDRESS([.$C128];3;1;1;&quot;Basic&quot;))*[.$B128]/[$Basic.$B$2]" office:value-type="float" office:value="52.5" calcext:value-type="float">
            <text:p>52.5</text:p>
          </table:table-cell>
          <table:table-cell table:formula="of:=INDIRECT(ADDRESS([.$C128];4;1;1;&quot;Basic&quot;))*[.$B128]/[$Basic.$B$2]" office:value-type="float" office:value="210" calcext:value-type="float">
            <text:p>210</text:p>
          </table:table-cell>
          <table:table-cell table:formula="of:=INDIRECT(ADDRESS([.$C128];5;1;1;&quot;Basic&quot;))*[.$B128]/[$Basic.$B$2]" office:value-type="float" office:value="630" calcext:value-type="float">
            <text:p>630</text:p>
          </table:table-cell>
          <table:table-cell table:formula="of:=[.F128]" office:value-type="float" office:value="5.25" calcext:value-type="float">
            <text:p>5.25</text:p>
          </table:table-cell>
          <table:table-cell table:formula="of:=IF([.G128]=0;1;[.G128])" office:value-type="float" office:value="52.5" calcext:value-type="float">
            <text:p>52.5</text:p>
          </table:table-cell>
          <table:table-cell table:formula="of:=IF([.H128]=0;5;[.H128])" office:value-type="float" office:value="210" calcext:value-type="float">
            <text:p>210</text:p>
          </table:table-cell>
          <table:table-cell table:formula="of:=IF([.I128]=0;15;[.I128])" office:value-type="float" office:value="630" calcext:value-type="float">
            <text:p>630</text:p>
          </table:table-cell>
          <table:table-cell table:formula="of:=IF([.B128]=0;[.D128];&quot;&quot;) &amp; IF([.B128]=[$Basic.$B$2];&quot;Open Terrain&quot;;&quot;&quot;) &amp; IF([.B128]=[$Basic.$C$2];&quot;Difficult Terrain&quot;;&quot;&quot;) &amp; IF([.B128]=[$Basic.$D$2];&quot;Extreme Terrain&quot;;&quot;&quot;)">
            <text:p/>
          </table:table-cell>
          <table:table-cell table:formula="of:= [.N128] &amp; &quot; &quot; &amp; [.E128]" office:value-type="string" office:string-value=" 14/8" calcext:value-type="string">
            <text:p><text:s/>14/8</text:p>
          </table:table-cell>
          <table:table-cell table:formula="of:=CEILING([.J128])" office:value-type="float" office:value="6" calcext:value-type="float">
            <text:p>6</text:p>
          </table:table-cell>
          <table:table-cell table:formula="of:=CEILING(8*[.J128])" office:value-type="float" office:value="42" calcext:value-type="float">
            <text:p>42</text:p>
          </table:table-cell>
          <table:table-cell table:formula="of:=CEILING(1*[.K128])" office:value-type="float" office:value="53" calcext:value-type="float">
            <text:p>53</text:p>
          </table:table-cell>
          <table:table-cell table:formula="of:=CEILING(2*[.K128])" office:value-type="float" office:value="105" calcext:value-type="float">
            <text:p>105</text:p>
          </table:table-cell>
          <table:table-cell table:formula="of:=CEILING(5*[.K128])" office:value-type="float" office:value="263" calcext:value-type="float">
            <text:p>263</text:p>
          </table:table-cell>
          <table:table-cell table:formula="of:=CEILING(1*[.L128])" office:value-type="float" office:value="210" calcext:value-type="float">
            <text:p>210</text:p>
          </table:table-cell>
          <table:table-cell table:formula="of:=CEILING(2*[.L128])" office:value-type="float" office:value="420" calcext:value-type="float">
            <text:p>420</text:p>
          </table:table-cell>
          <table:table-cell table:formula="of:=CEILING(1*[.M128])" office:value-type="float" office:value="630" calcext:value-type="float">
            <text:p>630</text:p>
          </table:table-cell>
          <table:table-cell table:formula="of:=CEILING(2*[.M128])" office:value-type="float" office:value="1260" calcext:value-type="float">
            <text:p>1260</text:p>
          </table:table-cell>
          <table:table-cell table:formula="of:=CEILING(6*[.M128])" office:value-type="float" office:value="3780" calcext:value-type="float">
            <text:p>378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formula="of:=MOD([.A129]-1;[$Basic.$A$2]+1)" office:value-type="float" office:value="15" calcext:value-type="float">
            <text:p>15</text:p>
          </table:table-cell>
          <table:table-cell table:formula="of:=CEILING(([.A129]-[.B129])/[$Basic.$A$2]; 1)+3" office:value-type="float" office:value="11" calcext:value-type="float">
            <text:p>11</text:p>
          </table:table-cell>
          <table:table-cell table:formula="of:=IF([.B129]=0;INDIRECT(ADDRESS([.C129];1;1;1;&quot;Basic&quot;));&quot;&quot;)">
            <text:p/>
          </table:table-cell>
          <table:table-cell table:style-name="ce3" table:formula="of:=[.B129] &amp; &quot;/&quot; &amp; [$Basic.$B$2]" office:value-type="string" office:string-value="15/8" calcext:value-type="string">
            <text:p>15/8</text:p>
          </table:table-cell>
          <table:table-cell table:formula="of:=INDIRECT(ADDRESS([.$C129];2;1;1;&quot;Basic&quot;))*[.$B129]/[$Basic.$B$2]" office:value-type="float" office:value="5.625" calcext:value-type="float">
            <text:p>5.625</text:p>
          </table:table-cell>
          <table:table-cell table:formula="of:=INDIRECT(ADDRESS([.$C129];3;1;1;&quot;Basic&quot;))*[.$B129]/[$Basic.$B$2]" office:value-type="float" office:value="56.25" calcext:value-type="float">
            <text:p>56.25</text:p>
          </table:table-cell>
          <table:table-cell table:formula="of:=INDIRECT(ADDRESS([.$C129];4;1;1;&quot;Basic&quot;))*[.$B129]/[$Basic.$B$2]" office:value-type="float" office:value="225" calcext:value-type="float">
            <text:p>225</text:p>
          </table:table-cell>
          <table:table-cell table:formula="of:=INDIRECT(ADDRESS([.$C129];5;1;1;&quot;Basic&quot;))*[.$B129]/[$Basic.$B$2]" office:value-type="float" office:value="675" calcext:value-type="float">
            <text:p>675</text:p>
          </table:table-cell>
          <table:table-cell table:formula="of:=[.F129]" office:value-type="float" office:value="5.625" calcext:value-type="float">
            <text:p>5.625</text:p>
          </table:table-cell>
          <table:table-cell table:formula="of:=IF([.G129]=0;1;[.G129])" office:value-type="float" office:value="56.25" calcext:value-type="float">
            <text:p>56.25</text:p>
          </table:table-cell>
          <table:table-cell table:formula="of:=IF([.H129]=0;5;[.H129])" office:value-type="float" office:value="225" calcext:value-type="float">
            <text:p>225</text:p>
          </table:table-cell>
          <table:table-cell table:formula="of:=IF([.I129]=0;15;[.I129])" office:value-type="float" office:value="675" calcext:value-type="float">
            <text:p>675</text:p>
          </table:table-cell>
          <table:table-cell table:formula="of:=IF([.B129]=0;[.D129];&quot;&quot;) &amp; IF([.B129]=[$Basic.$B$2];&quot;Open Terrain&quot;;&quot;&quot;) &amp; IF([.B129]=[$Basic.$C$2];&quot;Difficult Terrain&quot;;&quot;&quot;) &amp; IF([.B129]=[$Basic.$D$2];&quot;Extreme Terrain&quot;;&quot;&quot;)">
            <text:p/>
          </table:table-cell>
          <table:table-cell table:formula="of:= [.N129] &amp; &quot; &quot; &amp; [.E129]" office:value-type="string" office:string-value=" 15/8" calcext:value-type="string">
            <text:p><text:s/>15/8</text:p>
          </table:table-cell>
          <table:table-cell table:formula="of:=CEILING([.J129])" office:value-type="float" office:value="6" calcext:value-type="float">
            <text:p>6</text:p>
          </table:table-cell>
          <table:table-cell table:formula="of:=CEILING(8*[.J129])" office:value-type="float" office:value="45" calcext:value-type="float">
            <text:p>45</text:p>
          </table:table-cell>
          <table:table-cell table:formula="of:=CEILING(1*[.K129])" office:value-type="float" office:value="57" calcext:value-type="float">
            <text:p>57</text:p>
          </table:table-cell>
          <table:table-cell table:formula="of:=CEILING(2*[.K129])" office:value-type="float" office:value="113" calcext:value-type="float">
            <text:p>113</text:p>
          </table:table-cell>
          <table:table-cell table:formula="of:=CEILING(5*[.K129])" office:value-type="float" office:value="282" calcext:value-type="float">
            <text:p>282</text:p>
          </table:table-cell>
          <table:table-cell table:formula="of:=CEILING(1*[.L129])" office:value-type="float" office:value="225" calcext:value-type="float">
            <text:p>225</text:p>
          </table:table-cell>
          <table:table-cell table:formula="of:=CEILING(2*[.L129])" office:value-type="float" office:value="450" calcext:value-type="float">
            <text:p>450</text:p>
          </table:table-cell>
          <table:table-cell table:formula="of:=CEILING(1*[.M129])" office:value-type="float" office:value="675" calcext:value-type="float">
            <text:p>675</text:p>
          </table:table-cell>
          <table:table-cell table:formula="of:=CEILING(2*[.M129])" office:value-type="float" office:value="1350" calcext:value-type="float">
            <text:p>1350</text:p>
          </table:table-cell>
          <table:table-cell table:formula="of:=CEILING(6*[.M129])" office:value-type="float" office:value="4050" calcext:value-type="float">
            <text:p>405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MOD([.A130]-1;[$Basic.$A$2]+1)" office:value-type="float" office:value="0" calcext:value-type="float">
            <text:p>0</text:p>
          </table:table-cell>
          <table:table-cell table:formula="of:=CEILING(([.A130]-[.B130])/[$Basic.$A$2]; 1)+3" office:value-type="float" office:value="12" calcext:value-type="float">
            <text:p>12</text:p>
          </table:table-cell>
          <table:table-cell table:formula="of:=IF([.B130]=0;INDIRECT(ADDRESS([.C130];1;1;1;&quot;Basic&quot;));&quot;&quot;)" office:value-type="string" office:string-value="Downstream" calcext:value-type="string">
            <text:p>Downstream</text:p>
          </table:table-cell>
          <table:table-cell table:style-name="ce3" table:formula="of:=[.B130] &amp; &quot;/&quot; &amp; [$Basic.$B$2]" office:value-type="string" office:string-value="0/8" calcext:value-type="string">
            <text:p>0/8</text:p>
          </table:table-cell>
          <table:table-cell table:formula="of:=INDIRECT(ADDRESS([.$C130];2;1;1;&quot;Basic&quot;))*[.$B130]/[$Basic.$B$2]" office:value-type="float" office:value="0" calcext:value-type="float">
            <text:p>0</text:p>
          </table:table-cell>
          <table:table-cell table:formula="of:=INDIRECT(ADDRESS([.$C130];3;1;1;&quot;Basic&quot;))*[.$B130]/[$Basic.$B$2]" office:value-type="float" office:value="0" calcext:value-type="float">
            <text:p>0</text:p>
          </table:table-cell>
          <table:table-cell table:formula="of:=INDIRECT(ADDRESS([.$C130];4;1;1;&quot;Basic&quot;))*[.$B130]/[$Basic.$B$2]" office:value-type="float" office:value="0" calcext:value-type="float">
            <text:p>0</text:p>
          </table:table-cell>
          <table:table-cell table:formula="of:=INDIRECT(ADDRESS([.$C130];5;1;1;&quot;Basic&quot;))*[.$B130]/[$Basic.$B$2]" office:value-type="float" office:value="0" calcext:value-type="float">
            <text:p>0</text:p>
          </table:table-cell>
          <table:table-cell table:formula="of:=[.F130]" office:value-type="float" office:value="0" calcext:value-type="float">
            <text:p>0</text:p>
          </table:table-cell>
          <table:table-cell table:formula="of:=IF([.G130]=0;1;[.G130])" office:value-type="float" office:value="1" calcext:value-type="float">
            <text:p>1</text:p>
          </table:table-cell>
          <table:table-cell table:formula="of:=IF([.H130]=0;5;[.H130])" office:value-type="float" office:value="5" calcext:value-type="float">
            <text:p>5</text:p>
          </table:table-cell>
          <table:table-cell table:formula="of:=IF([.I130]=0;15;[.I130])" office:value-type="float" office:value="15" calcext:value-type="float">
            <text:p>15</text:p>
          </table:table-cell>
          <table:table-cell table:formula="of:=IF([.B130]=0;[.D130];&quot;&quot;) &amp; IF([.B130]=[$Basic.$B$2];&quot;Open Terrain&quot;;&quot;&quot;) &amp; IF([.B130]=[$Basic.$C$2];&quot;Difficult Terrain&quot;;&quot;&quot;) &amp; IF([.B130]=[$Basic.$D$2];&quot;Extreme Terrain&quot;;&quot;&quot;)" office:value-type="string" office:string-value="Downstream" calcext:value-type="string">
            <text:p>Downstream</text:p>
          </table:table-cell>
          <table:table-cell table:formula="of:= [.N130] &amp; &quot; &quot; &amp; [.E130]" office:value-type="string" office:string-value="Downstream 0/8" calcext:value-type="string">
            <text:p>Downstream 0/8</text:p>
          </table:table-cell>
          <table:table-cell table:formula="of:=CEILING([.J130])" office:value-type="float" office:value="0" calcext:value-type="float">
            <text:p>0</text:p>
          </table:table-cell>
          <table:table-cell table:formula="of:=CEILING(8*[.J130])" office:value-type="float" office:value="0" calcext:value-type="float">
            <text:p>0</text:p>
          </table:table-cell>
          <table:table-cell table:formula="of:=CEILING(1*[.K130])" office:value-type="float" office:value="1" calcext:value-type="float">
            <text:p>1</text:p>
          </table:table-cell>
          <table:table-cell table:formula="of:=CEILING(2*[.K130])" office:value-type="float" office:value="2" calcext:value-type="float">
            <text:p>2</text:p>
          </table:table-cell>
          <table:table-cell table:formula="of:=CEILING(5*[.K130])" office:value-type="float" office:value="5" calcext:value-type="float">
            <text:p>5</text:p>
          </table:table-cell>
          <table:table-cell table:formula="of:=CEILING(1*[.L130])" office:value-type="float" office:value="5" calcext:value-type="float">
            <text:p>5</text:p>
          </table:table-cell>
          <table:table-cell table:formula="of:=CEILING(2*[.L130])" office:value-type="float" office:value="10" calcext:value-type="float">
            <text:p>10</text:p>
          </table:table-cell>
          <table:table-cell table:formula="of:=CEILING(1*[.M130])" office:value-type="float" office:value="15" calcext:value-type="float">
            <text:p>15</text:p>
          </table:table-cell>
          <table:table-cell table:formula="of:=CEILING(2*[.M130])" office:value-type="float" office:value="30" calcext:value-type="float">
            <text:p>30</text:p>
          </table:table-cell>
          <table:table-cell table:formula="of:=CEILING(6*[.M130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MOD([.A131]-1;[$Basic.$A$2]+1)" office:value-type="float" office:value="1" calcext:value-type="float">
            <text:p>1</text:p>
          </table:table-cell>
          <table:table-cell table:formula="of:=CEILING(([.A131]-[.B131])/[$Basic.$A$2]; 1)+3" office:value-type="float" office:value="12" calcext:value-type="float">
            <text:p>12</text:p>
          </table:table-cell>
          <table:table-cell table:formula="of:=IF([.B131]=0;INDIRECT(ADDRESS([.C131];1;1;1;&quot;Basic&quot;));&quot;&quot;)">
            <text:p/>
          </table:table-cell>
          <table:table-cell table:style-name="ce3" table:formula="of:=[.B131] &amp; &quot;/&quot; &amp; [$Basic.$B$2]" office:value-type="string" office:string-value="1/8" calcext:value-type="string">
            <text:p>1/8</text:p>
          </table:table-cell>
          <table:table-cell table:formula="of:=INDIRECT(ADDRESS([.$C131];2;1;1;&quot;Basic&quot;))*[.$B131]/[$Basic.$B$2]" office:value-type="float" office:value="0.5" calcext:value-type="float">
            <text:p>0.5</text:p>
          </table:table-cell>
          <table:table-cell table:formula="of:=INDIRECT(ADDRESS([.$C131];3;1;1;&quot;Basic&quot;))*[.$B131]/[$Basic.$B$2]" office:value-type="float" office:value="6.25" calcext:value-type="float">
            <text:p>6.25</text:p>
          </table:table-cell>
          <table:table-cell table:formula="of:=INDIRECT(ADDRESS([.$C131];4;1;1;&quot;Basic&quot;))*[.$B131]/[$Basic.$B$2]" office:value-type="float" office:value="25" calcext:value-type="float">
            <text:p>25</text:p>
          </table:table-cell>
          <table:table-cell table:formula="of:=INDIRECT(ADDRESS([.$C131];5;1;1;&quot;Basic&quot;))*[.$B131]/[$Basic.$B$2]" office:value-type="float" office:value="75" calcext:value-type="float">
            <text:p>75</text:p>
          </table:table-cell>
          <table:table-cell table:formula="of:=[.F131]" office:value-type="float" office:value="0.5" calcext:value-type="float">
            <text:p>0.5</text:p>
          </table:table-cell>
          <table:table-cell table:formula="of:=IF([.G131]=0;1;[.G131])" office:value-type="float" office:value="6.25" calcext:value-type="float">
            <text:p>6.25</text:p>
          </table:table-cell>
          <table:table-cell table:formula="of:=IF([.H131]=0;5;[.H131])" office:value-type="float" office:value="25" calcext:value-type="float">
            <text:p>25</text:p>
          </table:table-cell>
          <table:table-cell table:formula="of:=IF([.I131]=0;15;[.I131])" office:value-type="float" office:value="75" calcext:value-type="float">
            <text:p>75</text:p>
          </table:table-cell>
          <table:table-cell table:formula="of:=IF([.B131]=0;[.D131];&quot;&quot;) &amp; IF([.B131]=[$Basic.$B$2];&quot;Open Terrain&quot;;&quot;&quot;) &amp; IF([.B131]=[$Basic.$C$2];&quot;Difficult Terrain&quot;;&quot;&quot;) &amp; IF([.B131]=[$Basic.$D$2];&quot;Extreme Terrain&quot;;&quot;&quot;)">
            <text:p/>
          </table:table-cell>
          <table:table-cell table:formula="of:= [.N131] &amp; &quot; &quot; &amp; [.E131]" office:value-type="string" office:string-value=" 1/8" calcext:value-type="string">
            <text:p><text:s/>1/8</text:p>
          </table:table-cell>
          <table:table-cell table:formula="of:=CEILING([.J131])" office:value-type="float" office:value="1" calcext:value-type="float">
            <text:p>1</text:p>
          </table:table-cell>
          <table:table-cell table:formula="of:=CEILING(8*[.J131])" office:value-type="float" office:value="4" calcext:value-type="float">
            <text:p>4</text:p>
          </table:table-cell>
          <table:table-cell table:formula="of:=CEILING(1*[.K131])" office:value-type="float" office:value="7" calcext:value-type="float">
            <text:p>7</text:p>
          </table:table-cell>
          <table:table-cell table:formula="of:=CEILING(2*[.K131])" office:value-type="float" office:value="13" calcext:value-type="float">
            <text:p>13</text:p>
          </table:table-cell>
          <table:table-cell table:formula="of:=CEILING(5*[.K131])" office:value-type="float" office:value="32" calcext:value-type="float">
            <text:p>32</text:p>
          </table:table-cell>
          <table:table-cell table:formula="of:=CEILING(1*[.L131])" office:value-type="float" office:value="25" calcext:value-type="float">
            <text:p>25</text:p>
          </table:table-cell>
          <table:table-cell table:formula="of:=CEILING(2*[.L131])" office:value-type="float" office:value="50" calcext:value-type="float">
            <text:p>50</text:p>
          </table:table-cell>
          <table:table-cell table:formula="of:=CEILING(1*[.M131])" office:value-type="float" office:value="75" calcext:value-type="float">
            <text:p>75</text:p>
          </table:table-cell>
          <table:table-cell table:formula="of:=CEILING(2*[.M131])" office:value-type="float" office:value="150" calcext:value-type="float">
            <text:p>150</text:p>
          </table:table-cell>
          <table:table-cell table:formula="of:=CEILING(6*[.M131])" office:value-type="float" office:value="450" calcext:value-type="float">
            <text:p>450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table:formula="of:=MOD([.A132]-1;[$Basic.$A$2]+1)" office:value-type="float" office:value="2" calcext:value-type="float">
            <text:p>2</text:p>
          </table:table-cell>
          <table:table-cell table:formula="of:=CEILING(([.A132]-[.B132])/[$Basic.$A$2]; 1)+3" office:value-type="float" office:value="12" calcext:value-type="float">
            <text:p>12</text:p>
          </table:table-cell>
          <table:table-cell table:formula="of:=IF([.B132]=0;INDIRECT(ADDRESS([.C132];1;1;1;&quot;Basic&quot;));&quot;&quot;)">
            <text:p/>
          </table:table-cell>
          <table:table-cell table:style-name="ce3" table:formula="of:=[.B132] &amp; &quot;/&quot; &amp; [$Basic.$B$2]" office:value-type="string" office:string-value="2/8" calcext:value-type="string">
            <text:p>2/8</text:p>
          </table:table-cell>
          <table:table-cell table:formula="of:=INDIRECT(ADDRESS([.$C132];2;1;1;&quot;Basic&quot;))*[.$B132]/[$Basic.$B$2]" office:value-type="float" office:value="1" calcext:value-type="float">
            <text:p>1</text:p>
          </table:table-cell>
          <table:table-cell table:formula="of:=INDIRECT(ADDRESS([.$C132];3;1;1;&quot;Basic&quot;))*[.$B132]/[$Basic.$B$2]" office:value-type="float" office:value="12.5" calcext:value-type="float">
            <text:p>12.5</text:p>
          </table:table-cell>
          <table:table-cell table:formula="of:=INDIRECT(ADDRESS([.$C132];4;1;1;&quot;Basic&quot;))*[.$B132]/[$Basic.$B$2]" office:value-type="float" office:value="50" calcext:value-type="float">
            <text:p>50</text:p>
          </table:table-cell>
          <table:table-cell table:formula="of:=INDIRECT(ADDRESS([.$C132];5;1;1;&quot;Basic&quot;))*[.$B132]/[$Basic.$B$2]" office:value-type="float" office:value="150" calcext:value-type="float">
            <text:p>150</text:p>
          </table:table-cell>
          <table:table-cell table:formula="of:=[.F132]" office:value-type="float" office:value="1" calcext:value-type="float">
            <text:p>1</text:p>
          </table:table-cell>
          <table:table-cell table:formula="of:=IF([.G132]=0;1;[.G132])" office:value-type="float" office:value="12.5" calcext:value-type="float">
            <text:p>12.5</text:p>
          </table:table-cell>
          <table:table-cell table:formula="of:=IF([.H132]=0;5;[.H132])" office:value-type="float" office:value="50" calcext:value-type="float">
            <text:p>50</text:p>
          </table:table-cell>
          <table:table-cell table:formula="of:=IF([.I132]=0;15;[.I132])" office:value-type="float" office:value="150" calcext:value-type="float">
            <text:p>150</text:p>
          </table:table-cell>
          <table:table-cell table:formula="of:=IF([.B132]=0;[.D132];&quot;&quot;) &amp; IF([.B132]=[$Basic.$B$2];&quot;Open Terrain&quot;;&quot;&quot;) &amp; IF([.B132]=[$Basic.$C$2];&quot;Difficult Terrain&quot;;&quot;&quot;) &amp; IF([.B132]=[$Basic.$D$2];&quot;Extreme Terrain&quot;;&quot;&quot;)">
            <text:p/>
          </table:table-cell>
          <table:table-cell table:formula="of:= [.N132] &amp; &quot; &quot; &amp; [.E132]" office:value-type="string" office:string-value=" 2/8" calcext:value-type="string">
            <text:p><text:s/>2/8</text:p>
          </table:table-cell>
          <table:table-cell table:formula="of:=CEILING([.J132])" office:value-type="float" office:value="1" calcext:value-type="float">
            <text:p>1</text:p>
          </table:table-cell>
          <table:table-cell table:formula="of:=CEILING(8*[.J132])" office:value-type="float" office:value="8" calcext:value-type="float">
            <text:p>8</text:p>
          </table:table-cell>
          <table:table-cell table:formula="of:=CEILING(1*[.K132])" office:value-type="float" office:value="13" calcext:value-type="float">
            <text:p>13</text:p>
          </table:table-cell>
          <table:table-cell table:formula="of:=CEILING(2*[.K132])" office:value-type="float" office:value="25" calcext:value-type="float">
            <text:p>25</text:p>
          </table:table-cell>
          <table:table-cell table:formula="of:=CEILING(5*[.K132])" office:value-type="float" office:value="63" calcext:value-type="float">
            <text:p>63</text:p>
          </table:table-cell>
          <table:table-cell table:formula="of:=CEILING(1*[.L132])" office:value-type="float" office:value="50" calcext:value-type="float">
            <text:p>50</text:p>
          </table:table-cell>
          <table:table-cell table:formula="of:=CEILING(2*[.L132])" office:value-type="float" office:value="100" calcext:value-type="float">
            <text:p>100</text:p>
          </table:table-cell>
          <table:table-cell table:formula="of:=CEILING(1*[.M132])" office:value-type="float" office:value="150" calcext:value-type="float">
            <text:p>150</text:p>
          </table:table-cell>
          <table:table-cell table:formula="of:=CEILING(2*[.M132])" office:value-type="float" office:value="300" calcext:value-type="float">
            <text:p>300</text:p>
          </table:table-cell>
          <table:table-cell table:formula="of:=CEILING(6*[.M132])" office:value-type="float" office:value="900" calcext:value-type="float">
            <text:p>900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table:formula="of:=MOD([.A133]-1;[$Basic.$A$2]+1)" office:value-type="float" office:value="3" calcext:value-type="float">
            <text:p>3</text:p>
          </table:table-cell>
          <table:table-cell table:formula="of:=CEILING(([.A133]-[.B133])/[$Basic.$A$2]; 1)+3" office:value-type="float" office:value="12" calcext:value-type="float">
            <text:p>12</text:p>
          </table:table-cell>
          <table:table-cell table:formula="of:=IF([.B133]=0;INDIRECT(ADDRESS([.C133];1;1;1;&quot;Basic&quot;));&quot;&quot;)">
            <text:p/>
          </table:table-cell>
          <table:table-cell table:style-name="ce3" table:formula="of:=[.B133] &amp; &quot;/&quot; &amp; [$Basic.$B$2]" office:value-type="string" office:string-value="3/8" calcext:value-type="string">
            <text:p>3/8</text:p>
          </table:table-cell>
          <table:table-cell table:formula="of:=INDIRECT(ADDRESS([.$C133];2;1;1;&quot;Basic&quot;))*[.$B133]/[$Basic.$B$2]" office:value-type="float" office:value="1.5" calcext:value-type="float">
            <text:p>1.5</text:p>
          </table:table-cell>
          <table:table-cell table:formula="of:=INDIRECT(ADDRESS([.$C133];3;1;1;&quot;Basic&quot;))*[.$B133]/[$Basic.$B$2]" office:value-type="float" office:value="18.75" calcext:value-type="float">
            <text:p>18.75</text:p>
          </table:table-cell>
          <table:table-cell table:formula="of:=INDIRECT(ADDRESS([.$C133];4;1;1;&quot;Basic&quot;))*[.$B133]/[$Basic.$B$2]" office:value-type="float" office:value="75" calcext:value-type="float">
            <text:p>75</text:p>
          </table:table-cell>
          <table:table-cell table:formula="of:=INDIRECT(ADDRESS([.$C133];5;1;1;&quot;Basic&quot;))*[.$B133]/[$Basic.$B$2]" office:value-type="float" office:value="225" calcext:value-type="float">
            <text:p>225</text:p>
          </table:table-cell>
          <table:table-cell table:formula="of:=[.F133]" office:value-type="float" office:value="1.5" calcext:value-type="float">
            <text:p>1.5</text:p>
          </table:table-cell>
          <table:table-cell table:formula="of:=IF([.G133]=0;1;[.G133])" office:value-type="float" office:value="18.75" calcext:value-type="float">
            <text:p>18.75</text:p>
          </table:table-cell>
          <table:table-cell table:formula="of:=IF([.H133]=0;5;[.H133])" office:value-type="float" office:value="75" calcext:value-type="float">
            <text:p>75</text:p>
          </table:table-cell>
          <table:table-cell table:formula="of:=IF([.I133]=0;15;[.I133])" office:value-type="float" office:value="225" calcext:value-type="float">
            <text:p>225</text:p>
          </table:table-cell>
          <table:table-cell table:formula="of:=IF([.B133]=0;[.D133];&quot;&quot;) &amp; IF([.B133]=[$Basic.$B$2];&quot;Open Terrain&quot;;&quot;&quot;) &amp; IF([.B133]=[$Basic.$C$2];&quot;Difficult Terrain&quot;;&quot;&quot;) &amp; IF([.B133]=[$Basic.$D$2];&quot;Extreme Terrain&quot;;&quot;&quot;)">
            <text:p/>
          </table:table-cell>
          <table:table-cell table:formula="of:= [.N133] &amp; &quot; &quot; &amp; [.E133]" office:value-type="string" office:string-value=" 3/8" calcext:value-type="string">
            <text:p><text:s/>3/8</text:p>
          </table:table-cell>
          <table:table-cell table:formula="of:=CEILING([.J133])" office:value-type="float" office:value="2" calcext:value-type="float">
            <text:p>2</text:p>
          </table:table-cell>
          <table:table-cell table:formula="of:=CEILING(8*[.J133])" office:value-type="float" office:value="12" calcext:value-type="float">
            <text:p>12</text:p>
          </table:table-cell>
          <table:table-cell table:formula="of:=CEILING(1*[.K133])" office:value-type="float" office:value="19" calcext:value-type="float">
            <text:p>19</text:p>
          </table:table-cell>
          <table:table-cell table:formula="of:=CEILING(2*[.K133])" office:value-type="float" office:value="38" calcext:value-type="float">
            <text:p>38</text:p>
          </table:table-cell>
          <table:table-cell table:formula="of:=CEILING(5*[.K133])" office:value-type="float" office:value="94" calcext:value-type="float">
            <text:p>94</text:p>
          </table:table-cell>
          <table:table-cell table:formula="of:=CEILING(1*[.L133])" office:value-type="float" office:value="75" calcext:value-type="float">
            <text:p>75</text:p>
          </table:table-cell>
          <table:table-cell table:formula="of:=CEILING(2*[.L133])" office:value-type="float" office:value="150" calcext:value-type="float">
            <text:p>150</text:p>
          </table:table-cell>
          <table:table-cell table:formula="of:=CEILING(1*[.M133])" office:value-type="float" office:value="225" calcext:value-type="float">
            <text:p>225</text:p>
          </table:table-cell>
          <table:table-cell table:formula="of:=CEILING(2*[.M133])" office:value-type="float" office:value="450" calcext:value-type="float">
            <text:p>450</text:p>
          </table:table-cell>
          <table:table-cell table:formula="of:=CEILING(6*[.M133])" office:value-type="float" office:value="1350" calcext:value-type="float">
            <text:p>1350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table:formula="of:=MOD([.A134]-1;[$Basic.$A$2]+1)" office:value-type="float" office:value="4" calcext:value-type="float">
            <text:p>4</text:p>
          </table:table-cell>
          <table:table-cell table:formula="of:=CEILING(([.A134]-[.B134])/[$Basic.$A$2]; 1)+3" office:value-type="float" office:value="12" calcext:value-type="float">
            <text:p>12</text:p>
          </table:table-cell>
          <table:table-cell table:formula="of:=IF([.B134]=0;INDIRECT(ADDRESS([.C134];1;1;1;&quot;Basic&quot;));&quot;&quot;)">
            <text:p/>
          </table:table-cell>
          <table:table-cell table:style-name="ce3" table:formula="of:=[.B134] &amp; &quot;/&quot; &amp; [$Basic.$B$2]" office:value-type="string" office:string-value="4/8" calcext:value-type="string">
            <text:p>4/8</text:p>
          </table:table-cell>
          <table:table-cell table:formula="of:=INDIRECT(ADDRESS([.$C134];2;1;1;&quot;Basic&quot;))*[.$B134]/[$Basic.$B$2]" office:value-type="float" office:value="2" calcext:value-type="float">
            <text:p>2</text:p>
          </table:table-cell>
          <table:table-cell table:formula="of:=INDIRECT(ADDRESS([.$C134];3;1;1;&quot;Basic&quot;))*[.$B134]/[$Basic.$B$2]" office:value-type="float" office:value="25" calcext:value-type="float">
            <text:p>25</text:p>
          </table:table-cell>
          <table:table-cell table:formula="of:=INDIRECT(ADDRESS([.$C134];4;1;1;&quot;Basic&quot;))*[.$B134]/[$Basic.$B$2]" office:value-type="float" office:value="100" calcext:value-type="float">
            <text:p>100</text:p>
          </table:table-cell>
          <table:table-cell table:formula="of:=INDIRECT(ADDRESS([.$C134];5;1;1;&quot;Basic&quot;))*[.$B134]/[$Basic.$B$2]" office:value-type="float" office:value="300" calcext:value-type="float">
            <text:p>300</text:p>
          </table:table-cell>
          <table:table-cell table:formula="of:=[.F134]" office:value-type="float" office:value="2" calcext:value-type="float">
            <text:p>2</text:p>
          </table:table-cell>
          <table:table-cell table:formula="of:=IF([.G134]=0;1;[.G134])" office:value-type="float" office:value="25" calcext:value-type="float">
            <text:p>25</text:p>
          </table:table-cell>
          <table:table-cell table:formula="of:=IF([.H134]=0;5;[.H134])" office:value-type="float" office:value="100" calcext:value-type="float">
            <text:p>100</text:p>
          </table:table-cell>
          <table:table-cell table:formula="of:=IF([.I134]=0;15;[.I134])" office:value-type="float" office:value="300" calcext:value-type="float">
            <text:p>300</text:p>
          </table:table-cell>
          <table:table-cell table:formula="of:=IF([.B134]=0;[.D134];&quot;&quot;) &amp; IF([.B134]=[$Basic.$B$2];&quot;Open Terrain&quot;;&quot;&quot;) &amp; IF([.B134]=[$Basic.$C$2];&quot;Difficult Terrain&quot;;&quot;&quot;) &amp; IF([.B134]=[$Basic.$D$2];&quot;Extreme Terrain&quot;;&quot;&quot;)" office:value-type="string" office:string-value="Extreme Terrain" calcext:value-type="string">
            <text:p>Extreme Terrain</text:p>
          </table:table-cell>
          <table:table-cell table:formula="of:= [.N134] &amp; &quot; &quot; &amp; [.E134]" office:value-type="string" office:string-value="Extreme Terrain 4/8" calcext:value-type="string">
            <text:p>Extreme Terrain 4/8</text:p>
          </table:table-cell>
          <table:table-cell table:formula="of:=CEILING([.J134])" office:value-type="float" office:value="2" calcext:value-type="float">
            <text:p>2</text:p>
          </table:table-cell>
          <table:table-cell table:formula="of:=CEILING(8*[.J134])" office:value-type="float" office:value="16" calcext:value-type="float">
            <text:p>16</text:p>
          </table:table-cell>
          <table:table-cell table:formula="of:=CEILING(1*[.K134])" office:value-type="float" office:value="25" calcext:value-type="float">
            <text:p>25</text:p>
          </table:table-cell>
          <table:table-cell table:formula="of:=CEILING(2*[.K134])" office:value-type="float" office:value="50" calcext:value-type="float">
            <text:p>50</text:p>
          </table:table-cell>
          <table:table-cell table:formula="of:=CEILING(5*[.K134])" office:value-type="float" office:value="125" calcext:value-type="float">
            <text:p>125</text:p>
          </table:table-cell>
          <table:table-cell table:formula="of:=CEILING(1*[.L134])" office:value-type="float" office:value="100" calcext:value-type="float">
            <text:p>100</text:p>
          </table:table-cell>
          <table:table-cell table:formula="of:=CEILING(2*[.L134])" office:value-type="float" office:value="200" calcext:value-type="float">
            <text:p>200</text:p>
          </table:table-cell>
          <table:table-cell table:formula="of:=CEILING(1*[.M134])" office:value-type="float" office:value="300" calcext:value-type="float">
            <text:p>300</text:p>
          </table:table-cell>
          <table:table-cell table:formula="of:=CEILING(2*[.M134])" office:value-type="float" office:value="600" calcext:value-type="float">
            <text:p>600</text:p>
          </table:table-cell>
          <table:table-cell table:formula="of:=CEILING(6*[.M134])" office:value-type="float" office:value="1800" calcext:value-type="float">
            <text:p>1800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table:formula="of:=MOD([.A135]-1;[$Basic.$A$2]+1)" office:value-type="float" office:value="5" calcext:value-type="float">
            <text:p>5</text:p>
          </table:table-cell>
          <table:table-cell table:formula="of:=CEILING(([.A135]-[.B135])/[$Basic.$A$2]; 1)+3" office:value-type="float" office:value="12" calcext:value-type="float">
            <text:p>12</text:p>
          </table:table-cell>
          <table:table-cell table:formula="of:=IF([.B135]=0;INDIRECT(ADDRESS([.C135];1;1;1;&quot;Basic&quot;));&quot;&quot;)">
            <text:p/>
          </table:table-cell>
          <table:table-cell table:style-name="ce3" table:formula="of:=[.B135] &amp; &quot;/&quot; &amp; [$Basic.$B$2]" office:value-type="string" office:string-value="5/8" calcext:value-type="string">
            <text:p>5/8</text:p>
          </table:table-cell>
          <table:table-cell table:formula="of:=INDIRECT(ADDRESS([.$C135];2;1;1;&quot;Basic&quot;))*[.$B135]/[$Basic.$B$2]" office:value-type="float" office:value="2.5" calcext:value-type="float">
            <text:p>2.5</text:p>
          </table:table-cell>
          <table:table-cell table:formula="of:=INDIRECT(ADDRESS([.$C135];3;1;1;&quot;Basic&quot;))*[.$B135]/[$Basic.$B$2]" office:value-type="float" office:value="31.25" calcext:value-type="float">
            <text:p>31.25</text:p>
          </table:table-cell>
          <table:table-cell table:formula="of:=INDIRECT(ADDRESS([.$C135];4;1;1;&quot;Basic&quot;))*[.$B135]/[$Basic.$B$2]" office:value-type="float" office:value="125" calcext:value-type="float">
            <text:p>125</text:p>
          </table:table-cell>
          <table:table-cell table:formula="of:=INDIRECT(ADDRESS([.$C135];5;1;1;&quot;Basic&quot;))*[.$B135]/[$Basic.$B$2]" office:value-type="float" office:value="375" calcext:value-type="float">
            <text:p>375</text:p>
          </table:table-cell>
          <table:table-cell table:formula="of:=[.F135]" office:value-type="float" office:value="2.5" calcext:value-type="float">
            <text:p>2.5</text:p>
          </table:table-cell>
          <table:table-cell table:formula="of:=IF([.G135]=0;1;[.G135])" office:value-type="float" office:value="31.25" calcext:value-type="float">
            <text:p>31.25</text:p>
          </table:table-cell>
          <table:table-cell table:formula="of:=IF([.H135]=0;5;[.H135])" office:value-type="float" office:value="125" calcext:value-type="float">
            <text:p>125</text:p>
          </table:table-cell>
          <table:table-cell table:formula="of:=IF([.I135]=0;15;[.I135])" office:value-type="float" office:value="375" calcext:value-type="float">
            <text:p>375</text:p>
          </table:table-cell>
          <table:table-cell table:formula="of:=IF([.B135]=0;[.D135];&quot;&quot;) &amp; IF([.B135]=[$Basic.$B$2];&quot;Open Terrain&quot;;&quot;&quot;) &amp; IF([.B135]=[$Basic.$C$2];&quot;Difficult Terrain&quot;;&quot;&quot;) &amp; IF([.B135]=[$Basic.$D$2];&quot;Extreme Terrain&quot;;&quot;&quot;)">
            <text:p/>
          </table:table-cell>
          <table:table-cell table:formula="of:= [.N135] &amp; &quot; &quot; &amp; [.E135]" office:value-type="string" office:string-value=" 5/8" calcext:value-type="string">
            <text:p><text:s/>5/8</text:p>
          </table:table-cell>
          <table:table-cell table:formula="of:=CEILING([.J135])" office:value-type="float" office:value="3" calcext:value-type="float">
            <text:p>3</text:p>
          </table:table-cell>
          <table:table-cell table:formula="of:=CEILING(8*[.J135])" office:value-type="float" office:value="20" calcext:value-type="float">
            <text:p>20</text:p>
          </table:table-cell>
          <table:table-cell table:formula="of:=CEILING(1*[.K135])" office:value-type="float" office:value="32" calcext:value-type="float">
            <text:p>32</text:p>
          </table:table-cell>
          <table:table-cell table:formula="of:=CEILING(2*[.K135])" office:value-type="float" office:value="63" calcext:value-type="float">
            <text:p>63</text:p>
          </table:table-cell>
          <table:table-cell table:formula="of:=CEILING(5*[.K135])" office:value-type="float" office:value="157" calcext:value-type="float">
            <text:p>157</text:p>
          </table:table-cell>
          <table:table-cell table:formula="of:=CEILING(1*[.L135])" office:value-type="float" office:value="125" calcext:value-type="float">
            <text:p>125</text:p>
          </table:table-cell>
          <table:table-cell table:formula="of:=CEILING(2*[.L135])" office:value-type="float" office:value="250" calcext:value-type="float">
            <text:p>250</text:p>
          </table:table-cell>
          <table:table-cell table:formula="of:=CEILING(1*[.M135])" office:value-type="float" office:value="375" calcext:value-type="float">
            <text:p>375</text:p>
          </table:table-cell>
          <table:table-cell table:formula="of:=CEILING(2*[.M135])" office:value-type="float" office:value="750" calcext:value-type="float">
            <text:p>750</text:p>
          </table:table-cell>
          <table:table-cell table:formula="of:=CEILING(6*[.M135])" office:value-type="float" office:value="2250" calcext:value-type="float">
            <text:p>2250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table:formula="of:=MOD([.A136]-1;[$Basic.$A$2]+1)" office:value-type="float" office:value="6" calcext:value-type="float">
            <text:p>6</text:p>
          </table:table-cell>
          <table:table-cell table:formula="of:=CEILING(([.A136]-[.B136])/[$Basic.$A$2]; 1)+3" office:value-type="float" office:value="12" calcext:value-type="float">
            <text:p>12</text:p>
          </table:table-cell>
          <table:table-cell table:formula="of:=IF([.B136]=0;INDIRECT(ADDRESS([.C136];1;1;1;&quot;Basic&quot;));&quot;&quot;)">
            <text:p/>
          </table:table-cell>
          <table:table-cell table:style-name="ce3" table:formula="of:=[.B136] &amp; &quot;/&quot; &amp; [$Basic.$B$2]" office:value-type="string" office:string-value="6/8" calcext:value-type="string">
            <text:p>6/8</text:p>
          </table:table-cell>
          <table:table-cell table:formula="of:=INDIRECT(ADDRESS([.$C136];2;1;1;&quot;Basic&quot;))*[.$B136]/[$Basic.$B$2]" office:value-type="float" office:value="3" calcext:value-type="float">
            <text:p>3</text:p>
          </table:table-cell>
          <table:table-cell table:formula="of:=INDIRECT(ADDRESS([.$C136];3;1;1;&quot;Basic&quot;))*[.$B136]/[$Basic.$B$2]" office:value-type="float" office:value="37.5" calcext:value-type="float">
            <text:p>37.5</text:p>
          </table:table-cell>
          <table:table-cell table:formula="of:=INDIRECT(ADDRESS([.$C136];4;1;1;&quot;Basic&quot;))*[.$B136]/[$Basic.$B$2]" office:value-type="float" office:value="150" calcext:value-type="float">
            <text:p>150</text:p>
          </table:table-cell>
          <table:table-cell table:formula="of:=INDIRECT(ADDRESS([.$C136];5;1;1;&quot;Basic&quot;))*[.$B136]/[$Basic.$B$2]" office:value-type="float" office:value="450" calcext:value-type="float">
            <text:p>450</text:p>
          </table:table-cell>
          <table:table-cell table:formula="of:=[.F136]" office:value-type="float" office:value="3" calcext:value-type="float">
            <text:p>3</text:p>
          </table:table-cell>
          <table:table-cell table:formula="of:=IF([.G136]=0;1;[.G136])" office:value-type="float" office:value="37.5" calcext:value-type="float">
            <text:p>37.5</text:p>
          </table:table-cell>
          <table:table-cell table:formula="of:=IF([.H136]=0;5;[.H136])" office:value-type="float" office:value="150" calcext:value-type="float">
            <text:p>150</text:p>
          </table:table-cell>
          <table:table-cell table:formula="of:=IF([.I136]=0;15;[.I136])" office:value-type="float" office:value="450" calcext:value-type="float">
            <text:p>450</text:p>
          </table:table-cell>
          <table:table-cell table:formula="of:=IF([.B136]=0;[.D136];&quot;&quot;) &amp; IF([.B136]=[$Basic.$B$2];&quot;Open Terrain&quot;;&quot;&quot;) &amp; IF([.B136]=[$Basic.$C$2];&quot;Difficult Terrain&quot;;&quot;&quot;) &amp; IF([.B136]=[$Basic.$D$2];&quot;Extreme Terrain&quot;;&quot;&quot;)" office:value-type="string" office:string-value="Difficult Terrain" calcext:value-type="string">
            <text:p>Difficult Terrain</text:p>
          </table:table-cell>
          <table:table-cell table:formula="of:= [.N136] &amp; &quot; &quot; &amp; [.E136]" office:value-type="string" office:string-value="Difficult Terrain 6/8" calcext:value-type="string">
            <text:p>Difficult Terrain 6/8</text:p>
          </table:table-cell>
          <table:table-cell table:formula="of:=CEILING([.J136])" office:value-type="float" office:value="3" calcext:value-type="float">
            <text:p>3</text:p>
          </table:table-cell>
          <table:table-cell table:formula="of:=CEILING(8*[.J136])" office:value-type="float" office:value="24" calcext:value-type="float">
            <text:p>24</text:p>
          </table:table-cell>
          <table:table-cell table:formula="of:=CEILING(1*[.K136])" office:value-type="float" office:value="38" calcext:value-type="float">
            <text:p>38</text:p>
          </table:table-cell>
          <table:table-cell table:formula="of:=CEILING(2*[.K136])" office:value-type="float" office:value="75" calcext:value-type="float">
            <text:p>75</text:p>
          </table:table-cell>
          <table:table-cell table:formula="of:=CEILING(5*[.K136])" office:value-type="float" office:value="188" calcext:value-type="float">
            <text:p>188</text:p>
          </table:table-cell>
          <table:table-cell table:formula="of:=CEILING(1*[.L136])" office:value-type="float" office:value="150" calcext:value-type="float">
            <text:p>150</text:p>
          </table:table-cell>
          <table:table-cell table:formula="of:=CEILING(2*[.L136])" office:value-type="float" office:value="300" calcext:value-type="float">
            <text:p>300</text:p>
          </table:table-cell>
          <table:table-cell table:formula="of:=CEILING(1*[.M136])" office:value-type="float" office:value="450" calcext:value-type="float">
            <text:p>450</text:p>
          </table:table-cell>
          <table:table-cell table:formula="of:=CEILING(2*[.M136])" office:value-type="float" office:value="900" calcext:value-type="float">
            <text:p>900</text:p>
          </table:table-cell>
          <table:table-cell table:formula="of:=CEILING(6*[.M136])" office:value-type="float" office:value="2700" calcext:value-type="float">
            <text:p>2700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formula="of:=MOD([.A137]-1;[$Basic.$A$2]+1)" office:value-type="float" office:value="7" calcext:value-type="float">
            <text:p>7</text:p>
          </table:table-cell>
          <table:table-cell table:formula="of:=CEILING(([.A137]-[.B137])/[$Basic.$A$2]; 1)+3" office:value-type="float" office:value="12" calcext:value-type="float">
            <text:p>12</text:p>
          </table:table-cell>
          <table:table-cell table:formula="of:=IF([.B137]=0;INDIRECT(ADDRESS([.C137];1;1;1;&quot;Basic&quot;));&quot;&quot;)">
            <text:p/>
          </table:table-cell>
          <table:table-cell table:style-name="ce3" table:formula="of:=[.B137] &amp; &quot;/&quot; &amp; [$Basic.$B$2]" office:value-type="string" office:string-value="7/8" calcext:value-type="string">
            <text:p>7/8</text:p>
          </table:table-cell>
          <table:table-cell table:formula="of:=INDIRECT(ADDRESS([.$C137];2;1;1;&quot;Basic&quot;))*[.$B137]/[$Basic.$B$2]" office:value-type="float" office:value="3.5" calcext:value-type="float">
            <text:p>3.5</text:p>
          </table:table-cell>
          <table:table-cell table:formula="of:=INDIRECT(ADDRESS([.$C137];3;1;1;&quot;Basic&quot;))*[.$B137]/[$Basic.$B$2]" office:value-type="float" office:value="43.75" calcext:value-type="float">
            <text:p>43.75</text:p>
          </table:table-cell>
          <table:table-cell table:formula="of:=INDIRECT(ADDRESS([.$C137];4;1;1;&quot;Basic&quot;))*[.$B137]/[$Basic.$B$2]" office:value-type="float" office:value="175" calcext:value-type="float">
            <text:p>175</text:p>
          </table:table-cell>
          <table:table-cell table:formula="of:=INDIRECT(ADDRESS([.$C137];5;1;1;&quot;Basic&quot;))*[.$B137]/[$Basic.$B$2]" office:value-type="float" office:value="525" calcext:value-type="float">
            <text:p>525</text:p>
          </table:table-cell>
          <table:table-cell table:formula="of:=[.F137]" office:value-type="float" office:value="3.5" calcext:value-type="float">
            <text:p>3.5</text:p>
          </table:table-cell>
          <table:table-cell table:formula="of:=IF([.G137]=0;1;[.G137])" office:value-type="float" office:value="43.75" calcext:value-type="float">
            <text:p>43.75</text:p>
          </table:table-cell>
          <table:table-cell table:formula="of:=IF([.H137]=0;5;[.H137])" office:value-type="float" office:value="175" calcext:value-type="float">
            <text:p>175</text:p>
          </table:table-cell>
          <table:table-cell table:formula="of:=IF([.I137]=0;15;[.I137])" office:value-type="float" office:value="525" calcext:value-type="float">
            <text:p>525</text:p>
          </table:table-cell>
          <table:table-cell table:formula="of:=IF([.B137]=0;[.D137];&quot;&quot;) &amp; IF([.B137]=[$Basic.$B$2];&quot;Open Terrain&quot;;&quot;&quot;) &amp; IF([.B137]=[$Basic.$C$2];&quot;Difficult Terrain&quot;;&quot;&quot;) &amp; IF([.B137]=[$Basic.$D$2];&quot;Extreme Terrain&quot;;&quot;&quot;)">
            <text:p/>
          </table:table-cell>
          <table:table-cell table:formula="of:= [.N137] &amp; &quot; &quot; &amp; [.E137]" office:value-type="string" office:string-value=" 7/8" calcext:value-type="string">
            <text:p><text:s/>7/8</text:p>
          </table:table-cell>
          <table:table-cell table:formula="of:=CEILING([.J137])" office:value-type="float" office:value="4" calcext:value-type="float">
            <text:p>4</text:p>
          </table:table-cell>
          <table:table-cell table:formula="of:=CEILING(8*[.J137])" office:value-type="float" office:value="28" calcext:value-type="float">
            <text:p>28</text:p>
          </table:table-cell>
          <table:table-cell table:formula="of:=CEILING(1*[.K137])" office:value-type="float" office:value="44" calcext:value-type="float">
            <text:p>44</text:p>
          </table:table-cell>
          <table:table-cell table:formula="of:=CEILING(2*[.K137])" office:value-type="float" office:value="88" calcext:value-type="float">
            <text:p>88</text:p>
          </table:table-cell>
          <table:table-cell table:formula="of:=CEILING(5*[.K137])" office:value-type="float" office:value="219" calcext:value-type="float">
            <text:p>219</text:p>
          </table:table-cell>
          <table:table-cell table:formula="of:=CEILING(1*[.L137])" office:value-type="float" office:value="175" calcext:value-type="float">
            <text:p>175</text:p>
          </table:table-cell>
          <table:table-cell table:formula="of:=CEILING(2*[.L137])" office:value-type="float" office:value="350" calcext:value-type="float">
            <text:p>350</text:p>
          </table:table-cell>
          <table:table-cell table:formula="of:=CEILING(1*[.M137])" office:value-type="float" office:value="525" calcext:value-type="float">
            <text:p>525</text:p>
          </table:table-cell>
          <table:table-cell table:formula="of:=CEILING(2*[.M137])" office:value-type="float" office:value="1050" calcext:value-type="float">
            <text:p>1050</text:p>
          </table:table-cell>
          <table:table-cell table:formula="of:=CEILING(6*[.M137])" office:value-type="float" office:value="3150" calcext:value-type="float">
            <text:p>3150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formula="of:=MOD([.A138]-1;[$Basic.$A$2]+1)" office:value-type="float" office:value="8" calcext:value-type="float">
            <text:p>8</text:p>
          </table:table-cell>
          <table:table-cell table:formula="of:=CEILING(([.A138]-[.B138])/[$Basic.$A$2]; 1)+3" office:value-type="float" office:value="12" calcext:value-type="float">
            <text:p>12</text:p>
          </table:table-cell>
          <table:table-cell table:formula="of:=IF([.B138]=0;INDIRECT(ADDRESS([.C138];1;1;1;&quot;Basic&quot;));&quot;&quot;)">
            <text:p/>
          </table:table-cell>
          <table:table-cell table:style-name="ce3" table:formula="of:=[.B138] &amp; &quot;/&quot; &amp; [$Basic.$B$2]" office:value-type="string" office:string-value="8/8" calcext:value-type="string">
            <text:p>8/8</text:p>
          </table:table-cell>
          <table:table-cell table:formula="of:=INDIRECT(ADDRESS([.$C138];2;1;1;&quot;Basic&quot;))*[.$B138]/[$Basic.$B$2]" office:value-type="float" office:value="4" calcext:value-type="float">
            <text:p>4</text:p>
          </table:table-cell>
          <table:table-cell table:formula="of:=INDIRECT(ADDRESS([.$C138];3;1;1;&quot;Basic&quot;))*[.$B138]/[$Basic.$B$2]" office:value-type="float" office:value="50" calcext:value-type="float">
            <text:p>50</text:p>
          </table:table-cell>
          <table:table-cell table:formula="of:=INDIRECT(ADDRESS([.$C138];4;1;1;&quot;Basic&quot;))*[.$B138]/[$Basic.$B$2]" office:value-type="float" office:value="200" calcext:value-type="float">
            <text:p>200</text:p>
          </table:table-cell>
          <table:table-cell table:formula="of:=INDIRECT(ADDRESS([.$C138];5;1;1;&quot;Basic&quot;))*[.$B138]/[$Basic.$B$2]" office:value-type="float" office:value="600" calcext:value-type="float">
            <text:p>600</text:p>
          </table:table-cell>
          <table:table-cell table:formula="of:=[.F138]" office:value-type="float" office:value="4" calcext:value-type="float">
            <text:p>4</text:p>
          </table:table-cell>
          <table:table-cell table:formula="of:=IF([.G138]=0;1;[.G138])" office:value-type="float" office:value="50" calcext:value-type="float">
            <text:p>50</text:p>
          </table:table-cell>
          <table:table-cell table:formula="of:=IF([.H138]=0;5;[.H138])" office:value-type="float" office:value="200" calcext:value-type="float">
            <text:p>200</text:p>
          </table:table-cell>
          <table:table-cell table:formula="of:=IF([.I138]=0;15;[.I138])" office:value-type="float" office:value="600" calcext:value-type="float">
            <text:p>600</text:p>
          </table:table-cell>
          <table:table-cell table:formula="of:=IF([.B138]=0;[.D138];&quot;&quot;) &amp; IF([.B138]=[$Basic.$B$2];&quot;Open Terrain&quot;;&quot;&quot;) &amp; IF([.B138]=[$Basic.$C$2];&quot;Difficult Terrain&quot;;&quot;&quot;) &amp; IF([.B138]=[$Basic.$D$2];&quot;Extreme Terrain&quot;;&quot;&quot;)" office:value-type="string" office:string-value="Open Terrain" calcext:value-type="string">
            <text:p>Open Terrain</text:p>
          </table:table-cell>
          <table:table-cell table:formula="of:= [.N138] &amp; &quot; &quot; &amp; [.E138]" office:value-type="string" office:string-value="Open Terrain 8/8" calcext:value-type="string">
            <text:p>Open Terrain 8/8</text:p>
          </table:table-cell>
          <table:table-cell table:formula="of:=CEILING([.J138])" office:value-type="float" office:value="4" calcext:value-type="float">
            <text:p>4</text:p>
          </table:table-cell>
          <table:table-cell table:formula="of:=CEILING(8*[.J138])" office:value-type="float" office:value="32" calcext:value-type="float">
            <text:p>32</text:p>
          </table:table-cell>
          <table:table-cell table:formula="of:=CEILING(1*[.K138])" office:value-type="float" office:value="50" calcext:value-type="float">
            <text:p>50</text:p>
          </table:table-cell>
          <table:table-cell table:formula="of:=CEILING(2*[.K138])" office:value-type="float" office:value="100" calcext:value-type="float">
            <text:p>100</text:p>
          </table:table-cell>
          <table:table-cell table:formula="of:=CEILING(5*[.K138])" office:value-type="float" office:value="250" calcext:value-type="float">
            <text:p>250</text:p>
          </table:table-cell>
          <table:table-cell table:formula="of:=CEILING(1*[.L138])" office:value-type="float" office:value="200" calcext:value-type="float">
            <text:p>200</text:p>
          </table:table-cell>
          <table:table-cell table:formula="of:=CEILING(2*[.L138])" office:value-type="float" office:value="400" calcext:value-type="float">
            <text:p>400</text:p>
          </table:table-cell>
          <table:table-cell table:formula="of:=CEILING(1*[.M138])" office:value-type="float" office:value="600" calcext:value-type="float">
            <text:p>600</text:p>
          </table:table-cell>
          <table:table-cell table:formula="of:=CEILING(2*[.M138])" office:value-type="float" office:value="1200" calcext:value-type="float">
            <text:p>1200</text:p>
          </table:table-cell>
          <table:table-cell table:formula="of:=CEILING(6*[.M138])" office:value-type="float" office:value="3600" calcext:value-type="float">
            <text:p>3600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table:formula="of:=MOD([.A139]-1;[$Basic.$A$2]+1)" office:value-type="float" office:value="9" calcext:value-type="float">
            <text:p>9</text:p>
          </table:table-cell>
          <table:table-cell table:formula="of:=CEILING(([.A139]-[.B139])/[$Basic.$A$2]; 1)+3" office:value-type="float" office:value="12" calcext:value-type="float">
            <text:p>12</text:p>
          </table:table-cell>
          <table:table-cell table:formula="of:=IF([.B139]=0;INDIRECT(ADDRESS([.C139];1;1;1;&quot;Basic&quot;));&quot;&quot;)">
            <text:p/>
          </table:table-cell>
          <table:table-cell table:style-name="ce3" table:formula="of:=[.B139] &amp; &quot;/&quot; &amp; [$Basic.$B$2]" office:value-type="string" office:string-value="9/8" calcext:value-type="string">
            <text:p>9/8</text:p>
          </table:table-cell>
          <table:table-cell table:formula="of:=INDIRECT(ADDRESS([.$C139];2;1;1;&quot;Basic&quot;))*[.$B139]/[$Basic.$B$2]" office:value-type="float" office:value="4.5" calcext:value-type="float">
            <text:p>4.5</text:p>
          </table:table-cell>
          <table:table-cell table:formula="of:=INDIRECT(ADDRESS([.$C139];3;1;1;&quot;Basic&quot;))*[.$B139]/[$Basic.$B$2]" office:value-type="float" office:value="56.25" calcext:value-type="float">
            <text:p>56.25</text:p>
          </table:table-cell>
          <table:table-cell table:formula="of:=INDIRECT(ADDRESS([.$C139];4;1;1;&quot;Basic&quot;))*[.$B139]/[$Basic.$B$2]" office:value-type="float" office:value="225" calcext:value-type="float">
            <text:p>225</text:p>
          </table:table-cell>
          <table:table-cell table:formula="of:=INDIRECT(ADDRESS([.$C139];5;1;1;&quot;Basic&quot;))*[.$B139]/[$Basic.$B$2]" office:value-type="float" office:value="675" calcext:value-type="float">
            <text:p>675</text:p>
          </table:table-cell>
          <table:table-cell table:formula="of:=[.F139]" office:value-type="float" office:value="4.5" calcext:value-type="float">
            <text:p>4.5</text:p>
          </table:table-cell>
          <table:table-cell table:formula="of:=IF([.G139]=0;1;[.G139])" office:value-type="float" office:value="56.25" calcext:value-type="float">
            <text:p>56.25</text:p>
          </table:table-cell>
          <table:table-cell table:formula="of:=IF([.H139]=0;5;[.H139])" office:value-type="float" office:value="225" calcext:value-type="float">
            <text:p>225</text:p>
          </table:table-cell>
          <table:table-cell table:formula="of:=IF([.I139]=0;15;[.I139])" office:value-type="float" office:value="675" calcext:value-type="float">
            <text:p>675</text:p>
          </table:table-cell>
          <table:table-cell table:formula="of:=IF([.B139]=0;[.D139];&quot;&quot;) &amp; IF([.B139]=[$Basic.$B$2];&quot;Open Terrain&quot;;&quot;&quot;) &amp; IF([.B139]=[$Basic.$C$2];&quot;Difficult Terrain&quot;;&quot;&quot;) &amp; IF([.B139]=[$Basic.$D$2];&quot;Extreme Terrain&quot;;&quot;&quot;)">
            <text:p/>
          </table:table-cell>
          <table:table-cell table:formula="of:= [.N139] &amp; &quot; &quot; &amp; [.E139]" office:value-type="string" office:string-value=" 9/8" calcext:value-type="string">
            <text:p><text:s/>9/8</text:p>
          </table:table-cell>
          <table:table-cell table:formula="of:=CEILING([.J139])" office:value-type="float" office:value="5" calcext:value-type="float">
            <text:p>5</text:p>
          </table:table-cell>
          <table:table-cell table:formula="of:=CEILING(8*[.J139])" office:value-type="float" office:value="36" calcext:value-type="float">
            <text:p>36</text:p>
          </table:table-cell>
          <table:table-cell table:formula="of:=CEILING(1*[.K139])" office:value-type="float" office:value="57" calcext:value-type="float">
            <text:p>57</text:p>
          </table:table-cell>
          <table:table-cell table:formula="of:=CEILING(2*[.K139])" office:value-type="float" office:value="113" calcext:value-type="float">
            <text:p>113</text:p>
          </table:table-cell>
          <table:table-cell table:formula="of:=CEILING(5*[.K139])" office:value-type="float" office:value="282" calcext:value-type="float">
            <text:p>282</text:p>
          </table:table-cell>
          <table:table-cell table:formula="of:=CEILING(1*[.L139])" office:value-type="float" office:value="225" calcext:value-type="float">
            <text:p>225</text:p>
          </table:table-cell>
          <table:table-cell table:formula="of:=CEILING(2*[.L139])" office:value-type="float" office:value="450" calcext:value-type="float">
            <text:p>450</text:p>
          </table:table-cell>
          <table:table-cell table:formula="of:=CEILING(1*[.M139])" office:value-type="float" office:value="675" calcext:value-type="float">
            <text:p>675</text:p>
          </table:table-cell>
          <table:table-cell table:formula="of:=CEILING(2*[.M139])" office:value-type="float" office:value="1350" calcext:value-type="float">
            <text:p>1350</text:p>
          </table:table-cell>
          <table:table-cell table:formula="of:=CEILING(6*[.M139])" office:value-type="float" office:value="4050" calcext:value-type="float">
            <text:p>4050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table:formula="of:=MOD([.A140]-1;[$Basic.$A$2]+1)" office:value-type="float" office:value="10" calcext:value-type="float">
            <text:p>10</text:p>
          </table:table-cell>
          <table:table-cell table:formula="of:=CEILING(([.A140]-[.B140])/[$Basic.$A$2]; 1)+3" office:value-type="float" office:value="12" calcext:value-type="float">
            <text:p>12</text:p>
          </table:table-cell>
          <table:table-cell table:formula="of:=IF([.B140]=0;INDIRECT(ADDRESS([.C140];1;1;1;&quot;Basic&quot;));&quot;&quot;)">
            <text:p/>
          </table:table-cell>
          <table:table-cell table:style-name="ce3" table:formula="of:=[.B140] &amp; &quot;/&quot; &amp; [$Basic.$B$2]" office:value-type="string" office:string-value="10/8" calcext:value-type="string">
            <text:p>10/8</text:p>
          </table:table-cell>
          <table:table-cell table:formula="of:=INDIRECT(ADDRESS([.$C140];2;1;1;&quot;Basic&quot;))*[.$B140]/[$Basic.$B$2]" office:value-type="float" office:value="5" calcext:value-type="float">
            <text:p>5</text:p>
          </table:table-cell>
          <table:table-cell table:formula="of:=INDIRECT(ADDRESS([.$C140];3;1;1;&quot;Basic&quot;))*[.$B140]/[$Basic.$B$2]" office:value-type="float" office:value="62.5" calcext:value-type="float">
            <text:p>62.5</text:p>
          </table:table-cell>
          <table:table-cell table:formula="of:=INDIRECT(ADDRESS([.$C140];4;1;1;&quot;Basic&quot;))*[.$B140]/[$Basic.$B$2]" office:value-type="float" office:value="250" calcext:value-type="float">
            <text:p>250</text:p>
          </table:table-cell>
          <table:table-cell table:formula="of:=INDIRECT(ADDRESS([.$C140];5;1;1;&quot;Basic&quot;))*[.$B140]/[$Basic.$B$2]" office:value-type="float" office:value="750" calcext:value-type="float">
            <text:p>750</text:p>
          </table:table-cell>
          <table:table-cell table:formula="of:=[.F140]" office:value-type="float" office:value="5" calcext:value-type="float">
            <text:p>5</text:p>
          </table:table-cell>
          <table:table-cell table:formula="of:=IF([.G140]=0;1;[.G140])" office:value-type="float" office:value="62.5" calcext:value-type="float">
            <text:p>62.5</text:p>
          </table:table-cell>
          <table:table-cell table:formula="of:=IF([.H140]=0;5;[.H140])" office:value-type="float" office:value="250" calcext:value-type="float">
            <text:p>250</text:p>
          </table:table-cell>
          <table:table-cell table:formula="of:=IF([.I140]=0;15;[.I140])" office:value-type="float" office:value="750" calcext:value-type="float">
            <text:p>750</text:p>
          </table:table-cell>
          <table:table-cell table:formula="of:=IF([.B140]=0;[.D140];&quot;&quot;) &amp; IF([.B140]=[$Basic.$B$2];&quot;Open Terrain&quot;;&quot;&quot;) &amp; IF([.B140]=[$Basic.$C$2];&quot;Difficult Terrain&quot;;&quot;&quot;) &amp; IF([.B140]=[$Basic.$D$2];&quot;Extreme Terrain&quot;;&quot;&quot;)">
            <text:p/>
          </table:table-cell>
          <table:table-cell table:formula="of:= [.N140] &amp; &quot; &quot; &amp; [.E140]" office:value-type="string" office:string-value=" 10/8" calcext:value-type="string">
            <text:p><text:s/>10/8</text:p>
          </table:table-cell>
          <table:table-cell table:formula="of:=CEILING([.J140])" office:value-type="float" office:value="5" calcext:value-type="float">
            <text:p>5</text:p>
          </table:table-cell>
          <table:table-cell table:formula="of:=CEILING(8*[.J140])" office:value-type="float" office:value="40" calcext:value-type="float">
            <text:p>40</text:p>
          </table:table-cell>
          <table:table-cell table:formula="of:=CEILING(1*[.K140])" office:value-type="float" office:value="63" calcext:value-type="float">
            <text:p>63</text:p>
          </table:table-cell>
          <table:table-cell table:formula="of:=CEILING(2*[.K140])" office:value-type="float" office:value="125" calcext:value-type="float">
            <text:p>125</text:p>
          </table:table-cell>
          <table:table-cell table:formula="of:=CEILING(5*[.K140])" office:value-type="float" office:value="313" calcext:value-type="float">
            <text:p>313</text:p>
          </table:table-cell>
          <table:table-cell table:formula="of:=CEILING(1*[.L140])" office:value-type="float" office:value="250" calcext:value-type="float">
            <text:p>250</text:p>
          </table:table-cell>
          <table:table-cell table:formula="of:=CEILING(2*[.L140])" office:value-type="float" office:value="500" calcext:value-type="float">
            <text:p>500</text:p>
          </table:table-cell>
          <table:table-cell table:formula="of:=CEILING(1*[.M140])" office:value-type="float" office:value="750" calcext:value-type="float">
            <text:p>750</text:p>
          </table:table-cell>
          <table:table-cell table:formula="of:=CEILING(2*[.M140])" office:value-type="float" office:value="1500" calcext:value-type="float">
            <text:p>1500</text:p>
          </table:table-cell>
          <table:table-cell table:formula="of:=CEILING(6*[.M140])" office:value-type="float" office:value="4500" calcext:value-type="float">
            <text:p>4500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MOD([.A141]-1;[$Basic.$A$2]+1)" office:value-type="float" office:value="11" calcext:value-type="float">
            <text:p>11</text:p>
          </table:table-cell>
          <table:table-cell table:formula="of:=CEILING(([.A141]-[.B141])/[$Basic.$A$2]; 1)+3" office:value-type="float" office:value="12" calcext:value-type="float">
            <text:p>12</text:p>
          </table:table-cell>
          <table:table-cell table:formula="of:=IF([.B141]=0;INDIRECT(ADDRESS([.C141];1;1;1;&quot;Basic&quot;));&quot;&quot;)">
            <text:p/>
          </table:table-cell>
          <table:table-cell table:style-name="ce3" table:formula="of:=[.B141] &amp; &quot;/&quot; &amp; [$Basic.$B$2]" office:value-type="string" office:string-value="11/8" calcext:value-type="string">
            <text:p>11/8</text:p>
          </table:table-cell>
          <table:table-cell table:formula="of:=INDIRECT(ADDRESS([.$C141];2;1;1;&quot;Basic&quot;))*[.$B141]/[$Basic.$B$2]" office:value-type="float" office:value="5.5" calcext:value-type="float">
            <text:p>5.5</text:p>
          </table:table-cell>
          <table:table-cell table:formula="of:=INDIRECT(ADDRESS([.$C141];3;1;1;&quot;Basic&quot;))*[.$B141]/[$Basic.$B$2]" office:value-type="float" office:value="68.75" calcext:value-type="float">
            <text:p>68.75</text:p>
          </table:table-cell>
          <table:table-cell table:formula="of:=INDIRECT(ADDRESS([.$C141];4;1;1;&quot;Basic&quot;))*[.$B141]/[$Basic.$B$2]" office:value-type="float" office:value="275" calcext:value-type="float">
            <text:p>275</text:p>
          </table:table-cell>
          <table:table-cell table:formula="of:=INDIRECT(ADDRESS([.$C141];5;1;1;&quot;Basic&quot;))*[.$B141]/[$Basic.$B$2]" office:value-type="float" office:value="825" calcext:value-type="float">
            <text:p>825</text:p>
          </table:table-cell>
          <table:table-cell table:formula="of:=[.F141]" office:value-type="float" office:value="5.5" calcext:value-type="float">
            <text:p>5.5</text:p>
          </table:table-cell>
          <table:table-cell table:formula="of:=IF([.G141]=0;1;[.G141])" office:value-type="float" office:value="68.75" calcext:value-type="float">
            <text:p>68.75</text:p>
          </table:table-cell>
          <table:table-cell table:formula="of:=IF([.H141]=0;5;[.H141])" office:value-type="float" office:value="275" calcext:value-type="float">
            <text:p>275</text:p>
          </table:table-cell>
          <table:table-cell table:formula="of:=IF([.I141]=0;15;[.I141])" office:value-type="float" office:value="825" calcext:value-type="float">
            <text:p>825</text:p>
          </table:table-cell>
          <table:table-cell table:formula="of:=IF([.B141]=0;[.D141];&quot;&quot;) &amp; IF([.B141]=[$Basic.$B$2];&quot;Open Terrain&quot;;&quot;&quot;) &amp; IF([.B141]=[$Basic.$C$2];&quot;Difficult Terrain&quot;;&quot;&quot;) &amp; IF([.B141]=[$Basic.$D$2];&quot;Extreme Terrain&quot;;&quot;&quot;)">
            <text:p/>
          </table:table-cell>
          <table:table-cell table:formula="of:= [.N141] &amp; &quot; &quot; &amp; [.E141]" office:value-type="string" office:string-value=" 11/8" calcext:value-type="string">
            <text:p><text:s/>11/8</text:p>
          </table:table-cell>
          <table:table-cell table:formula="of:=CEILING([.J141])" office:value-type="float" office:value="6" calcext:value-type="float">
            <text:p>6</text:p>
          </table:table-cell>
          <table:table-cell table:formula="of:=CEILING(8*[.J141])" office:value-type="float" office:value="44" calcext:value-type="float">
            <text:p>44</text:p>
          </table:table-cell>
          <table:table-cell table:formula="of:=CEILING(1*[.K141])" office:value-type="float" office:value="69" calcext:value-type="float">
            <text:p>69</text:p>
          </table:table-cell>
          <table:table-cell table:formula="of:=CEILING(2*[.K141])" office:value-type="float" office:value="138" calcext:value-type="float">
            <text:p>138</text:p>
          </table:table-cell>
          <table:table-cell table:formula="of:=CEILING(5*[.K141])" office:value-type="float" office:value="344" calcext:value-type="float">
            <text:p>344</text:p>
          </table:table-cell>
          <table:table-cell table:formula="of:=CEILING(1*[.L141])" office:value-type="float" office:value="275" calcext:value-type="float">
            <text:p>275</text:p>
          </table:table-cell>
          <table:table-cell table:formula="of:=CEILING(2*[.L141])" office:value-type="float" office:value="550" calcext:value-type="float">
            <text:p>550</text:p>
          </table:table-cell>
          <table:table-cell table:formula="of:=CEILING(1*[.M141])" office:value-type="float" office:value="825" calcext:value-type="float">
            <text:p>825</text:p>
          </table:table-cell>
          <table:table-cell table:formula="of:=CEILING(2*[.M141])" office:value-type="float" office:value="1650" calcext:value-type="float">
            <text:p>1650</text:p>
          </table:table-cell>
          <table:table-cell table:formula="of:=CEILING(6*[.M141])" office:value-type="float" office:value="4950" calcext:value-type="float">
            <text:p>495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table:formula="of:=MOD([.A142]-1;[$Basic.$A$2]+1)" office:value-type="float" office:value="12" calcext:value-type="float">
            <text:p>12</text:p>
          </table:table-cell>
          <table:table-cell table:formula="of:=CEILING(([.A142]-[.B142])/[$Basic.$A$2]; 1)+3" office:value-type="float" office:value="12" calcext:value-type="float">
            <text:p>12</text:p>
          </table:table-cell>
          <table:table-cell table:formula="of:=IF([.B142]=0;INDIRECT(ADDRESS([.C142];1;1;1;&quot;Basic&quot;));&quot;&quot;)">
            <text:p/>
          </table:table-cell>
          <table:table-cell table:style-name="ce3" table:formula="of:=[.B142] &amp; &quot;/&quot; &amp; [$Basic.$B$2]" office:value-type="string" office:string-value="12/8" calcext:value-type="string">
            <text:p>12/8</text:p>
          </table:table-cell>
          <table:table-cell table:formula="of:=INDIRECT(ADDRESS([.$C142];2;1;1;&quot;Basic&quot;))*[.$B142]/[$Basic.$B$2]" office:value-type="float" office:value="6" calcext:value-type="float">
            <text:p>6</text:p>
          </table:table-cell>
          <table:table-cell table:formula="of:=INDIRECT(ADDRESS([.$C142];3;1;1;&quot;Basic&quot;))*[.$B142]/[$Basic.$B$2]" office:value-type="float" office:value="75" calcext:value-type="float">
            <text:p>75</text:p>
          </table:table-cell>
          <table:table-cell table:formula="of:=INDIRECT(ADDRESS([.$C142];4;1;1;&quot;Basic&quot;))*[.$B142]/[$Basic.$B$2]" office:value-type="float" office:value="300" calcext:value-type="float">
            <text:p>300</text:p>
          </table:table-cell>
          <table:table-cell table:formula="of:=INDIRECT(ADDRESS([.$C142];5;1;1;&quot;Basic&quot;))*[.$B142]/[$Basic.$B$2]" office:value-type="float" office:value="900" calcext:value-type="float">
            <text:p>900</text:p>
          </table:table-cell>
          <table:table-cell table:formula="of:=[.F142]" office:value-type="float" office:value="6" calcext:value-type="float">
            <text:p>6</text:p>
          </table:table-cell>
          <table:table-cell table:formula="of:=IF([.G142]=0;1;[.G142])" office:value-type="float" office:value="75" calcext:value-type="float">
            <text:p>75</text:p>
          </table:table-cell>
          <table:table-cell table:formula="of:=IF([.H142]=0;5;[.H142])" office:value-type="float" office:value="300" calcext:value-type="float">
            <text:p>300</text:p>
          </table:table-cell>
          <table:table-cell table:formula="of:=IF([.I142]=0;15;[.I142])" office:value-type="float" office:value="900" calcext:value-type="float">
            <text:p>900</text:p>
          </table:table-cell>
          <table:table-cell table:formula="of:=IF([.B142]=0;[.D142];&quot;&quot;) &amp; IF([.B142]=[$Basic.$B$2];&quot;Open Terrain&quot;;&quot;&quot;) &amp; IF([.B142]=[$Basic.$C$2];&quot;Difficult Terrain&quot;;&quot;&quot;) &amp; IF([.B142]=[$Basic.$D$2];&quot;Extreme Terrain&quot;;&quot;&quot;)">
            <text:p/>
          </table:table-cell>
          <table:table-cell table:formula="of:= [.N142] &amp; &quot; &quot; &amp; [.E142]" office:value-type="string" office:string-value=" 12/8" calcext:value-type="string">
            <text:p><text:s/>12/8</text:p>
          </table:table-cell>
          <table:table-cell table:formula="of:=CEILING([.J142])" office:value-type="float" office:value="6" calcext:value-type="float">
            <text:p>6</text:p>
          </table:table-cell>
          <table:table-cell table:formula="of:=CEILING(8*[.J142])" office:value-type="float" office:value="48" calcext:value-type="float">
            <text:p>48</text:p>
          </table:table-cell>
          <table:table-cell table:formula="of:=CEILING(1*[.K142])" office:value-type="float" office:value="75" calcext:value-type="float">
            <text:p>75</text:p>
          </table:table-cell>
          <table:table-cell table:formula="of:=CEILING(2*[.K142])" office:value-type="float" office:value="150" calcext:value-type="float">
            <text:p>150</text:p>
          </table:table-cell>
          <table:table-cell table:formula="of:=CEILING(5*[.K142])" office:value-type="float" office:value="375" calcext:value-type="float">
            <text:p>375</text:p>
          </table:table-cell>
          <table:table-cell table:formula="of:=CEILING(1*[.L142])" office:value-type="float" office:value="300" calcext:value-type="float">
            <text:p>300</text:p>
          </table:table-cell>
          <table:table-cell table:formula="of:=CEILING(2*[.L142])" office:value-type="float" office:value="600" calcext:value-type="float">
            <text:p>600</text:p>
          </table:table-cell>
          <table:table-cell table:formula="of:=CEILING(1*[.M142])" office:value-type="float" office:value="900" calcext:value-type="float">
            <text:p>900</text:p>
          </table:table-cell>
          <table:table-cell table:formula="of:=CEILING(2*[.M142])" office:value-type="float" office:value="1800" calcext:value-type="float">
            <text:p>1800</text:p>
          </table:table-cell>
          <table:table-cell table:formula="of:=CEILING(6*[.M142])" office:value-type="float" office:value="5400" calcext:value-type="float">
            <text:p>5400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table:formula="of:=MOD([.A143]-1;[$Basic.$A$2]+1)" office:value-type="float" office:value="13" calcext:value-type="float">
            <text:p>13</text:p>
          </table:table-cell>
          <table:table-cell table:formula="of:=CEILING(([.A143]-[.B143])/[$Basic.$A$2]; 1)+3" office:value-type="float" office:value="12" calcext:value-type="float">
            <text:p>12</text:p>
          </table:table-cell>
          <table:table-cell table:formula="of:=IF([.B143]=0;INDIRECT(ADDRESS([.C143];1;1;1;&quot;Basic&quot;));&quot;&quot;)">
            <text:p/>
          </table:table-cell>
          <table:table-cell table:style-name="ce3" table:formula="of:=[.B143] &amp; &quot;/&quot; &amp; [$Basic.$B$2]" office:value-type="string" office:string-value="13/8" calcext:value-type="string">
            <text:p>13/8</text:p>
          </table:table-cell>
          <table:table-cell table:formula="of:=INDIRECT(ADDRESS([.$C143];2;1;1;&quot;Basic&quot;))*[.$B143]/[$Basic.$B$2]" office:value-type="float" office:value="6.5" calcext:value-type="float">
            <text:p>6.5</text:p>
          </table:table-cell>
          <table:table-cell table:formula="of:=INDIRECT(ADDRESS([.$C143];3;1;1;&quot;Basic&quot;))*[.$B143]/[$Basic.$B$2]" office:value-type="float" office:value="81.25" calcext:value-type="float">
            <text:p>81.25</text:p>
          </table:table-cell>
          <table:table-cell table:formula="of:=INDIRECT(ADDRESS([.$C143];4;1;1;&quot;Basic&quot;))*[.$B143]/[$Basic.$B$2]" office:value-type="float" office:value="325" calcext:value-type="float">
            <text:p>325</text:p>
          </table:table-cell>
          <table:table-cell table:formula="of:=INDIRECT(ADDRESS([.$C143];5;1;1;&quot;Basic&quot;))*[.$B143]/[$Basic.$B$2]" office:value-type="float" office:value="975" calcext:value-type="float">
            <text:p>975</text:p>
          </table:table-cell>
          <table:table-cell table:formula="of:=[.F143]" office:value-type="float" office:value="6.5" calcext:value-type="float">
            <text:p>6.5</text:p>
          </table:table-cell>
          <table:table-cell table:formula="of:=IF([.G143]=0;1;[.G143])" office:value-type="float" office:value="81.25" calcext:value-type="float">
            <text:p>81.25</text:p>
          </table:table-cell>
          <table:table-cell table:formula="of:=IF([.H143]=0;5;[.H143])" office:value-type="float" office:value="325" calcext:value-type="float">
            <text:p>325</text:p>
          </table:table-cell>
          <table:table-cell table:formula="of:=IF([.I143]=0;15;[.I143])" office:value-type="float" office:value="975" calcext:value-type="float">
            <text:p>975</text:p>
          </table:table-cell>
          <table:table-cell table:formula="of:=IF([.B143]=0;[.D143];&quot;&quot;) &amp; IF([.B143]=[$Basic.$B$2];&quot;Open Terrain&quot;;&quot;&quot;) &amp; IF([.B143]=[$Basic.$C$2];&quot;Difficult Terrain&quot;;&quot;&quot;) &amp; IF([.B143]=[$Basic.$D$2];&quot;Extreme Terrain&quot;;&quot;&quot;)">
            <text:p/>
          </table:table-cell>
          <table:table-cell table:formula="of:= [.N143] &amp; &quot; &quot; &amp; [.E143]" office:value-type="string" office:string-value=" 13/8" calcext:value-type="string">
            <text:p><text:s/>13/8</text:p>
          </table:table-cell>
          <table:table-cell table:formula="of:=CEILING([.J143])" office:value-type="float" office:value="7" calcext:value-type="float">
            <text:p>7</text:p>
          </table:table-cell>
          <table:table-cell table:formula="of:=CEILING(8*[.J143])" office:value-type="float" office:value="52" calcext:value-type="float">
            <text:p>52</text:p>
          </table:table-cell>
          <table:table-cell table:formula="of:=CEILING(1*[.K143])" office:value-type="float" office:value="82" calcext:value-type="float">
            <text:p>82</text:p>
          </table:table-cell>
          <table:table-cell table:formula="of:=CEILING(2*[.K143])" office:value-type="float" office:value="163" calcext:value-type="float">
            <text:p>163</text:p>
          </table:table-cell>
          <table:table-cell table:formula="of:=CEILING(5*[.K143])" office:value-type="float" office:value="407" calcext:value-type="float">
            <text:p>407</text:p>
          </table:table-cell>
          <table:table-cell table:formula="of:=CEILING(1*[.L143])" office:value-type="float" office:value="325" calcext:value-type="float">
            <text:p>325</text:p>
          </table:table-cell>
          <table:table-cell table:formula="of:=CEILING(2*[.L143])" office:value-type="float" office:value="650" calcext:value-type="float">
            <text:p>650</text:p>
          </table:table-cell>
          <table:table-cell table:formula="of:=CEILING(1*[.M143])" office:value-type="float" office:value="975" calcext:value-type="float">
            <text:p>975</text:p>
          </table:table-cell>
          <table:table-cell table:formula="of:=CEILING(2*[.M143])" office:value-type="float" office:value="1950" calcext:value-type="float">
            <text:p>1950</text:p>
          </table:table-cell>
          <table:table-cell table:formula="of:=CEILING(6*[.M143])" office:value-type="float" office:value="5850" calcext:value-type="float">
            <text:p>5850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table:formula="of:=MOD([.A144]-1;[$Basic.$A$2]+1)" office:value-type="float" office:value="14" calcext:value-type="float">
            <text:p>14</text:p>
          </table:table-cell>
          <table:table-cell table:formula="of:=CEILING(([.A144]-[.B144])/[$Basic.$A$2]; 1)+3" office:value-type="float" office:value="12" calcext:value-type="float">
            <text:p>12</text:p>
          </table:table-cell>
          <table:table-cell table:formula="of:=IF([.B144]=0;INDIRECT(ADDRESS([.C144];1;1;1;&quot;Basic&quot;));&quot;&quot;)">
            <text:p/>
          </table:table-cell>
          <table:table-cell table:style-name="ce3" table:formula="of:=[.B144] &amp; &quot;/&quot; &amp; [$Basic.$B$2]" office:value-type="string" office:string-value="14/8" calcext:value-type="string">
            <text:p>14/8</text:p>
          </table:table-cell>
          <table:table-cell table:formula="of:=INDIRECT(ADDRESS([.$C144];2;1;1;&quot;Basic&quot;))*[.$B144]/[$Basic.$B$2]" office:value-type="float" office:value="7" calcext:value-type="float">
            <text:p>7</text:p>
          </table:table-cell>
          <table:table-cell table:formula="of:=INDIRECT(ADDRESS([.$C144];3;1;1;&quot;Basic&quot;))*[.$B144]/[$Basic.$B$2]" office:value-type="float" office:value="87.5" calcext:value-type="float">
            <text:p>87.5</text:p>
          </table:table-cell>
          <table:table-cell table:formula="of:=INDIRECT(ADDRESS([.$C144];4;1;1;&quot;Basic&quot;))*[.$B144]/[$Basic.$B$2]" office:value-type="float" office:value="350" calcext:value-type="float">
            <text:p>350</text:p>
          </table:table-cell>
          <table:table-cell table:formula="of:=INDIRECT(ADDRESS([.$C144];5;1;1;&quot;Basic&quot;))*[.$B144]/[$Basic.$B$2]" office:value-type="float" office:value="1050" calcext:value-type="float">
            <text:p>1050</text:p>
          </table:table-cell>
          <table:table-cell table:formula="of:=[.F144]" office:value-type="float" office:value="7" calcext:value-type="float">
            <text:p>7</text:p>
          </table:table-cell>
          <table:table-cell table:formula="of:=IF([.G144]=0;1;[.G144])" office:value-type="float" office:value="87.5" calcext:value-type="float">
            <text:p>87.5</text:p>
          </table:table-cell>
          <table:table-cell table:formula="of:=IF([.H144]=0;5;[.H144])" office:value-type="float" office:value="350" calcext:value-type="float">
            <text:p>350</text:p>
          </table:table-cell>
          <table:table-cell table:formula="of:=IF([.I144]=0;15;[.I144])" office:value-type="float" office:value="1050" calcext:value-type="float">
            <text:p>1050</text:p>
          </table:table-cell>
          <table:table-cell table:formula="of:=IF([.B144]=0;[.D144];&quot;&quot;) &amp; IF([.B144]=[$Basic.$B$2];&quot;Open Terrain&quot;;&quot;&quot;) &amp; IF([.B144]=[$Basic.$C$2];&quot;Difficult Terrain&quot;;&quot;&quot;) &amp; IF([.B144]=[$Basic.$D$2];&quot;Extreme Terrain&quot;;&quot;&quot;)">
            <text:p/>
          </table:table-cell>
          <table:table-cell table:formula="of:= [.N144] &amp; &quot; &quot; &amp; [.E144]" office:value-type="string" office:string-value=" 14/8" calcext:value-type="string">
            <text:p><text:s/>14/8</text:p>
          </table:table-cell>
          <table:table-cell table:formula="of:=CEILING([.J144])" office:value-type="float" office:value="7" calcext:value-type="float">
            <text:p>7</text:p>
          </table:table-cell>
          <table:table-cell table:formula="of:=CEILING(8*[.J144])" office:value-type="float" office:value="56" calcext:value-type="float">
            <text:p>56</text:p>
          </table:table-cell>
          <table:table-cell table:formula="of:=CEILING(1*[.K144])" office:value-type="float" office:value="88" calcext:value-type="float">
            <text:p>88</text:p>
          </table:table-cell>
          <table:table-cell table:formula="of:=CEILING(2*[.K144])" office:value-type="float" office:value="175" calcext:value-type="float">
            <text:p>175</text:p>
          </table:table-cell>
          <table:table-cell table:formula="of:=CEILING(5*[.K144])" office:value-type="float" office:value="438" calcext:value-type="float">
            <text:p>438</text:p>
          </table:table-cell>
          <table:table-cell table:formula="of:=CEILING(1*[.L144])" office:value-type="float" office:value="350" calcext:value-type="float">
            <text:p>350</text:p>
          </table:table-cell>
          <table:table-cell table:formula="of:=CEILING(2*[.L144])" office:value-type="float" office:value="700" calcext:value-type="float">
            <text:p>700</text:p>
          </table:table-cell>
          <table:table-cell table:formula="of:=CEILING(1*[.M144])" office:value-type="float" office:value="1050" calcext:value-type="float">
            <text:p>1050</text:p>
          </table:table-cell>
          <table:table-cell table:formula="of:=CEILING(2*[.M144])" office:value-type="float" office:value="2100" calcext:value-type="float">
            <text:p>2100</text:p>
          </table:table-cell>
          <table:table-cell table:formula="of:=CEILING(6*[.M144])" office:value-type="float" office:value="6300" calcext:value-type="float">
            <text:p>6300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formula="of:=MOD([.A145]-1;[$Basic.$A$2]+1)" office:value-type="float" office:value="15" calcext:value-type="float">
            <text:p>15</text:p>
          </table:table-cell>
          <table:table-cell table:formula="of:=CEILING(([.A145]-[.B145])/[$Basic.$A$2]; 1)+3" office:value-type="float" office:value="12" calcext:value-type="float">
            <text:p>12</text:p>
          </table:table-cell>
          <table:table-cell table:formula="of:=IF([.B145]=0;INDIRECT(ADDRESS([.C145];1;1;1;&quot;Basic&quot;));&quot;&quot;)">
            <text:p/>
          </table:table-cell>
          <table:table-cell table:style-name="ce3" table:formula="of:=[.B145] &amp; &quot;/&quot; &amp; [$Basic.$B$2]" office:value-type="string" office:string-value="15/8" calcext:value-type="string">
            <text:p>15/8</text:p>
          </table:table-cell>
          <table:table-cell table:formula="of:=INDIRECT(ADDRESS([.$C145];2;1;1;&quot;Basic&quot;))*[.$B145]/[$Basic.$B$2]" office:value-type="float" office:value="7.5" calcext:value-type="float">
            <text:p>7.5</text:p>
          </table:table-cell>
          <table:table-cell table:formula="of:=INDIRECT(ADDRESS([.$C145];3;1;1;&quot;Basic&quot;))*[.$B145]/[$Basic.$B$2]" office:value-type="float" office:value="93.75" calcext:value-type="float">
            <text:p>93.75</text:p>
          </table:table-cell>
          <table:table-cell table:formula="of:=INDIRECT(ADDRESS([.$C145];4;1;1;&quot;Basic&quot;))*[.$B145]/[$Basic.$B$2]" office:value-type="float" office:value="375" calcext:value-type="float">
            <text:p>375</text:p>
          </table:table-cell>
          <table:table-cell table:formula="of:=INDIRECT(ADDRESS([.$C145];5;1;1;&quot;Basic&quot;))*[.$B145]/[$Basic.$B$2]" office:value-type="float" office:value="1125" calcext:value-type="float">
            <text:p>1125</text:p>
          </table:table-cell>
          <table:table-cell table:formula="of:=[.F145]" office:value-type="float" office:value="7.5" calcext:value-type="float">
            <text:p>7.5</text:p>
          </table:table-cell>
          <table:table-cell table:formula="of:=IF([.G145]=0;1;[.G145])" office:value-type="float" office:value="93.75" calcext:value-type="float">
            <text:p>93.75</text:p>
          </table:table-cell>
          <table:table-cell table:formula="of:=IF([.H145]=0;5;[.H145])" office:value-type="float" office:value="375" calcext:value-type="float">
            <text:p>375</text:p>
          </table:table-cell>
          <table:table-cell table:formula="of:=IF([.I145]=0;15;[.I145])" office:value-type="float" office:value="1125" calcext:value-type="float">
            <text:p>1125</text:p>
          </table:table-cell>
          <table:table-cell table:formula="of:=IF([.B145]=0;[.D145];&quot;&quot;) &amp; IF([.B145]=[$Basic.$B$2];&quot;Open Terrain&quot;;&quot;&quot;) &amp; IF([.B145]=[$Basic.$C$2];&quot;Difficult Terrain&quot;;&quot;&quot;) &amp; IF([.B145]=[$Basic.$D$2];&quot;Extreme Terrain&quot;;&quot;&quot;)">
            <text:p/>
          </table:table-cell>
          <table:table-cell table:formula="of:= [.N145] &amp; &quot; &quot; &amp; [.E145]" office:value-type="string" office:string-value=" 15/8" calcext:value-type="string">
            <text:p><text:s/>15/8</text:p>
          </table:table-cell>
          <table:table-cell table:formula="of:=CEILING([.J145])" office:value-type="float" office:value="8" calcext:value-type="float">
            <text:p>8</text:p>
          </table:table-cell>
          <table:table-cell table:formula="of:=CEILING(8*[.J145])" office:value-type="float" office:value="60" calcext:value-type="float">
            <text:p>60</text:p>
          </table:table-cell>
          <table:table-cell table:formula="of:=CEILING(1*[.K145])" office:value-type="float" office:value="94" calcext:value-type="float">
            <text:p>94</text:p>
          </table:table-cell>
          <table:table-cell table:formula="of:=CEILING(2*[.K145])" office:value-type="float" office:value="188" calcext:value-type="float">
            <text:p>188</text:p>
          </table:table-cell>
          <table:table-cell table:formula="of:=CEILING(5*[.K145])" office:value-type="float" office:value="469" calcext:value-type="float">
            <text:p>469</text:p>
          </table:table-cell>
          <table:table-cell table:formula="of:=CEILING(1*[.L145])" office:value-type="float" office:value="375" calcext:value-type="float">
            <text:p>375</text:p>
          </table:table-cell>
          <table:table-cell table:formula="of:=CEILING(2*[.L145])" office:value-type="float" office:value="750" calcext:value-type="float">
            <text:p>750</text:p>
          </table:table-cell>
          <table:table-cell table:formula="of:=CEILING(1*[.M145])" office:value-type="float" office:value="1125" calcext:value-type="float">
            <text:p>1125</text:p>
          </table:table-cell>
          <table:table-cell table:formula="of:=CEILING(2*[.M145])" office:value-type="float" office:value="2250" calcext:value-type="float">
            <text:p>2250</text:p>
          </table:table-cell>
          <table:table-cell table:formula="of:=CEILING(6*[.M145])" office:value-type="float" office:value="6750" calcext:value-type="float">
            <text:p>6750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table:formula="of:=MOD([.A146]-1;[$Basic.$A$2]+1)" office:value-type="float" office:value="0" calcext:value-type="float">
            <text:p>0</text:p>
          </table:table-cell>
          <table:table-cell table:formula="of:=CEILING(([.A146]-[.B146])/[$Basic.$A$2]; 1)+3" office:value-type="float" office:value="13" calcext:value-type="float">
            <text:p>13</text:p>
          </table:table-cell>
          <table:table-cell table:formula="of:=IF([.B146]=0;INDIRECT(ADDRESS([.C146];1;1;1;&quot;Basic&quot;));&quot;&quot;)" office:value-type="string" office:string-value="Coastal" calcext:value-type="string">
            <text:p>Coastal</text:p>
          </table:table-cell>
          <table:table-cell table:style-name="ce3" table:formula="of:=[.B146] &amp; &quot;/&quot; &amp; [$Basic.$B$2]" office:value-type="string" office:string-value="0/8" calcext:value-type="string">
            <text:p>0/8</text:p>
          </table:table-cell>
          <table:table-cell table:formula="of:=INDIRECT(ADDRESS([.$C146];2;1;1;&quot;Basic&quot;))*[.$B146]/[$Basic.$B$2]" office:value-type="float" office:value="0" calcext:value-type="float">
            <text:p>0</text:p>
          </table:table-cell>
          <table:table-cell table:formula="of:=INDIRECT(ADDRESS([.$C146];3;1;1;&quot;Basic&quot;))*[.$B146]/[$Basic.$B$2]" office:value-type="float" office:value="0" calcext:value-type="float">
            <text:p>0</text:p>
          </table:table-cell>
          <table:table-cell table:formula="of:=INDIRECT(ADDRESS([.$C146];4;1;1;&quot;Basic&quot;))*[.$B146]/[$Basic.$B$2]" office:value-type="float" office:value="0" calcext:value-type="float">
            <text:p>0</text:p>
          </table:table-cell>
          <table:table-cell table:formula="of:=INDIRECT(ADDRESS([.$C146];5;1;1;&quot;Basic&quot;))*[.$B146]/[$Basic.$B$2]" office:value-type="float" office:value="0" calcext:value-type="float">
            <text:p>0</text:p>
          </table:table-cell>
          <table:table-cell table:formula="of:=[.F146]" office:value-type="float" office:value="0" calcext:value-type="float">
            <text:p>0</text:p>
          </table:table-cell>
          <table:table-cell table:formula="of:=IF([.G146]=0;1;[.G146])" office:value-type="float" office:value="1" calcext:value-type="float">
            <text:p>1</text:p>
          </table:table-cell>
          <table:table-cell table:formula="of:=IF([.H146]=0;5;[.H146])" office:value-type="float" office:value="5" calcext:value-type="float">
            <text:p>5</text:p>
          </table:table-cell>
          <table:table-cell table:formula="of:=IF([.I146]=0;15;[.I146])" office:value-type="float" office:value="15" calcext:value-type="float">
            <text:p>15</text:p>
          </table:table-cell>
          <table:table-cell table:formula="of:=IF([.B146]=0;[.D146];&quot;&quot;) &amp; IF([.B146]=[$Basic.$B$2];&quot;Open Terrain&quot;;&quot;&quot;) &amp; IF([.B146]=[$Basic.$C$2];&quot;Difficult Terrain&quot;;&quot;&quot;) &amp; IF([.B146]=[$Basic.$D$2];&quot;Extreme Terrain&quot;;&quot;&quot;)" office:value-type="string" office:string-value="Coastal" calcext:value-type="string">
            <text:p>Coastal</text:p>
          </table:table-cell>
          <table:table-cell table:formula="of:= [.N146] &amp; &quot; &quot; &amp; [.E146]" office:value-type="string" office:string-value="Coastal 0/8" calcext:value-type="string">
            <text:p>Coastal 0/8</text:p>
          </table:table-cell>
          <table:table-cell table:formula="of:=CEILING([.J146])" office:value-type="float" office:value="0" calcext:value-type="float">
            <text:p>0</text:p>
          </table:table-cell>
          <table:table-cell table:formula="of:=CEILING(8*[.J146])" office:value-type="float" office:value="0" calcext:value-type="float">
            <text:p>0</text:p>
          </table:table-cell>
          <table:table-cell table:formula="of:=CEILING(1*[.K146])" office:value-type="float" office:value="1" calcext:value-type="float">
            <text:p>1</text:p>
          </table:table-cell>
          <table:table-cell table:formula="of:=CEILING(2*[.K146])" office:value-type="float" office:value="2" calcext:value-type="float">
            <text:p>2</text:p>
          </table:table-cell>
          <table:table-cell table:formula="of:=CEILING(5*[.K146])" office:value-type="float" office:value="5" calcext:value-type="float">
            <text:p>5</text:p>
          </table:table-cell>
          <table:table-cell table:formula="of:=CEILING(1*[.L146])" office:value-type="float" office:value="5" calcext:value-type="float">
            <text:p>5</text:p>
          </table:table-cell>
          <table:table-cell table:formula="of:=CEILING(2*[.L146])" office:value-type="float" office:value="10" calcext:value-type="float">
            <text:p>10</text:p>
          </table:table-cell>
          <table:table-cell table:formula="of:=CEILING(1*[.M146])" office:value-type="float" office:value="15" calcext:value-type="float">
            <text:p>15</text:p>
          </table:table-cell>
          <table:table-cell table:formula="of:=CEILING(2*[.M146])" office:value-type="float" office:value="30" calcext:value-type="float">
            <text:p>30</text:p>
          </table:table-cell>
          <table:table-cell table:formula="of:=CEILING(6*[.M146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table:formula="of:=MOD([.A147]-1;[$Basic.$A$2]+1)" office:value-type="float" office:value="1" calcext:value-type="float">
            <text:p>1</text:p>
          </table:table-cell>
          <table:table-cell table:formula="of:=CEILING(([.A147]-[.B147])/[$Basic.$A$2]; 1)+3" office:value-type="float" office:value="13" calcext:value-type="float">
            <text:p>13</text:p>
          </table:table-cell>
          <table:table-cell table:formula="of:=IF([.B147]=0;INDIRECT(ADDRESS([.C147];1;1;1;&quot;Basic&quot;));&quot;&quot;)">
            <text:p/>
          </table:table-cell>
          <table:table-cell table:style-name="ce3" table:formula="of:=[.B147] &amp; &quot;/&quot; &amp; [$Basic.$B$2]" office:value-type="string" office:string-value="1/8" calcext:value-type="string">
            <text:p>1/8</text:p>
          </table:table-cell>
          <table:table-cell table:formula="of:=INDIRECT(ADDRESS([.$C147];2;1;1;&quot;Basic&quot;))*[.$B147]/[$Basic.$B$2]" office:value-type="float" office:value="0.75" calcext:value-type="float">
            <text:p>0.75</text:p>
          </table:table-cell>
          <table:table-cell table:formula="of:=INDIRECT(ADDRESS([.$C147];3;1;1;&quot;Basic&quot;))*[.$B147]/[$Basic.$B$2]" office:value-type="float" office:value="12.5" calcext:value-type="float">
            <text:p>12.5</text:p>
          </table:table-cell>
          <table:table-cell table:formula="of:=INDIRECT(ADDRESS([.$C147];4;1;1;&quot;Basic&quot;))*[.$B147]/[$Basic.$B$2]" office:value-type="float" office:value="50" calcext:value-type="float">
            <text:p>50</text:p>
          </table:table-cell>
          <table:table-cell table:formula="of:=INDIRECT(ADDRESS([.$C147];5;1;1;&quot;Basic&quot;))*[.$B147]/[$Basic.$B$2]" office:value-type="float" office:value="150" calcext:value-type="float">
            <text:p>150</text:p>
          </table:table-cell>
          <table:table-cell table:formula="of:=[.F147]" office:value-type="float" office:value="0.75" calcext:value-type="float">
            <text:p>0.75</text:p>
          </table:table-cell>
          <table:table-cell table:formula="of:=IF([.G147]=0;1;[.G147])" office:value-type="float" office:value="12.5" calcext:value-type="float">
            <text:p>12.5</text:p>
          </table:table-cell>
          <table:table-cell table:formula="of:=IF([.H147]=0;5;[.H147])" office:value-type="float" office:value="50" calcext:value-type="float">
            <text:p>50</text:p>
          </table:table-cell>
          <table:table-cell table:formula="of:=IF([.I147]=0;15;[.I147])" office:value-type="float" office:value="150" calcext:value-type="float">
            <text:p>150</text:p>
          </table:table-cell>
          <table:table-cell table:formula="of:=IF([.B147]=0;[.D147];&quot;&quot;) &amp; IF([.B147]=[$Basic.$B$2];&quot;Open Terrain&quot;;&quot;&quot;) &amp; IF([.B147]=[$Basic.$C$2];&quot;Difficult Terrain&quot;;&quot;&quot;) &amp; IF([.B147]=[$Basic.$D$2];&quot;Extreme Terrain&quot;;&quot;&quot;)">
            <text:p/>
          </table:table-cell>
          <table:table-cell table:formula="of:= [.N147] &amp; &quot; &quot; &amp; [.E147]" office:value-type="string" office:string-value=" 1/8" calcext:value-type="string">
            <text:p><text:s/>1/8</text:p>
          </table:table-cell>
          <table:table-cell table:formula="of:=CEILING([.J147])" office:value-type="float" office:value="1" calcext:value-type="float">
            <text:p>1</text:p>
          </table:table-cell>
          <table:table-cell table:formula="of:=CEILING(8*[.J147])" office:value-type="float" office:value="6" calcext:value-type="float">
            <text:p>6</text:p>
          </table:table-cell>
          <table:table-cell table:formula="of:=CEILING(1*[.K147])" office:value-type="float" office:value="13" calcext:value-type="float">
            <text:p>13</text:p>
          </table:table-cell>
          <table:table-cell table:formula="of:=CEILING(2*[.K147])" office:value-type="float" office:value="25" calcext:value-type="float">
            <text:p>25</text:p>
          </table:table-cell>
          <table:table-cell table:formula="of:=CEILING(5*[.K147])" office:value-type="float" office:value="63" calcext:value-type="float">
            <text:p>63</text:p>
          </table:table-cell>
          <table:table-cell table:formula="of:=CEILING(1*[.L147])" office:value-type="float" office:value="50" calcext:value-type="float">
            <text:p>50</text:p>
          </table:table-cell>
          <table:table-cell table:formula="of:=CEILING(2*[.L147])" office:value-type="float" office:value="100" calcext:value-type="float">
            <text:p>100</text:p>
          </table:table-cell>
          <table:table-cell table:formula="of:=CEILING(1*[.M147])" office:value-type="float" office:value="150" calcext:value-type="float">
            <text:p>150</text:p>
          </table:table-cell>
          <table:table-cell table:formula="of:=CEILING(2*[.M147])" office:value-type="float" office:value="300" calcext:value-type="float">
            <text:p>300</text:p>
          </table:table-cell>
          <table:table-cell table:formula="of:=CEILING(6*[.M147])" office:value-type="float" office:value="900" calcext:value-type="float">
            <text:p>900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table:formula="of:=MOD([.A148]-1;[$Basic.$A$2]+1)" office:value-type="float" office:value="2" calcext:value-type="float">
            <text:p>2</text:p>
          </table:table-cell>
          <table:table-cell table:formula="of:=CEILING(([.A148]-[.B148])/[$Basic.$A$2]; 1)+3" office:value-type="float" office:value="13" calcext:value-type="float">
            <text:p>13</text:p>
          </table:table-cell>
          <table:table-cell table:formula="of:=IF([.B148]=0;INDIRECT(ADDRESS([.C148];1;1;1;&quot;Basic&quot;));&quot;&quot;)">
            <text:p/>
          </table:table-cell>
          <table:table-cell table:style-name="ce3" table:formula="of:=[.B148] &amp; &quot;/&quot; &amp; [$Basic.$B$2]" office:value-type="string" office:string-value="2/8" calcext:value-type="string">
            <text:p>2/8</text:p>
          </table:table-cell>
          <table:table-cell table:formula="of:=INDIRECT(ADDRESS([.$C148];2;1;1;&quot;Basic&quot;))*[.$B148]/[$Basic.$B$2]" office:value-type="float" office:value="1.5" calcext:value-type="float">
            <text:p>1.5</text:p>
          </table:table-cell>
          <table:table-cell table:formula="of:=INDIRECT(ADDRESS([.$C148];3;1;1;&quot;Basic&quot;))*[.$B148]/[$Basic.$B$2]" office:value-type="float" office:value="25" calcext:value-type="float">
            <text:p>25</text:p>
          </table:table-cell>
          <table:table-cell table:formula="of:=INDIRECT(ADDRESS([.$C148];4;1;1;&quot;Basic&quot;))*[.$B148]/[$Basic.$B$2]" office:value-type="float" office:value="100" calcext:value-type="float">
            <text:p>100</text:p>
          </table:table-cell>
          <table:table-cell table:formula="of:=INDIRECT(ADDRESS([.$C148];5;1;1;&quot;Basic&quot;))*[.$B148]/[$Basic.$B$2]" office:value-type="float" office:value="300" calcext:value-type="float">
            <text:p>300</text:p>
          </table:table-cell>
          <table:table-cell table:formula="of:=[.F148]" office:value-type="float" office:value="1.5" calcext:value-type="float">
            <text:p>1.5</text:p>
          </table:table-cell>
          <table:table-cell table:formula="of:=IF([.G148]=0;1;[.G148])" office:value-type="float" office:value="25" calcext:value-type="float">
            <text:p>25</text:p>
          </table:table-cell>
          <table:table-cell table:formula="of:=IF([.H148]=0;5;[.H148])" office:value-type="float" office:value="100" calcext:value-type="float">
            <text:p>100</text:p>
          </table:table-cell>
          <table:table-cell table:formula="of:=IF([.I148]=0;15;[.I148])" office:value-type="float" office:value="300" calcext:value-type="float">
            <text:p>300</text:p>
          </table:table-cell>
          <table:table-cell table:formula="of:=IF([.B148]=0;[.D148];&quot;&quot;) &amp; IF([.B148]=[$Basic.$B$2];&quot;Open Terrain&quot;;&quot;&quot;) &amp; IF([.B148]=[$Basic.$C$2];&quot;Difficult Terrain&quot;;&quot;&quot;) &amp; IF([.B148]=[$Basic.$D$2];&quot;Extreme Terrain&quot;;&quot;&quot;)">
            <text:p/>
          </table:table-cell>
          <table:table-cell table:formula="of:= [.N148] &amp; &quot; &quot; &amp; [.E148]" office:value-type="string" office:string-value=" 2/8" calcext:value-type="string">
            <text:p><text:s/>2/8</text:p>
          </table:table-cell>
          <table:table-cell table:formula="of:=CEILING([.J148])" office:value-type="float" office:value="2" calcext:value-type="float">
            <text:p>2</text:p>
          </table:table-cell>
          <table:table-cell table:formula="of:=CEILING(8*[.J148])" office:value-type="float" office:value="12" calcext:value-type="float">
            <text:p>12</text:p>
          </table:table-cell>
          <table:table-cell table:formula="of:=CEILING(1*[.K148])" office:value-type="float" office:value="25" calcext:value-type="float">
            <text:p>25</text:p>
          </table:table-cell>
          <table:table-cell table:formula="of:=CEILING(2*[.K148])" office:value-type="float" office:value="50" calcext:value-type="float">
            <text:p>50</text:p>
          </table:table-cell>
          <table:table-cell table:formula="of:=CEILING(5*[.K148])" office:value-type="float" office:value="125" calcext:value-type="float">
            <text:p>125</text:p>
          </table:table-cell>
          <table:table-cell table:formula="of:=CEILING(1*[.L148])" office:value-type="float" office:value="100" calcext:value-type="float">
            <text:p>100</text:p>
          </table:table-cell>
          <table:table-cell table:formula="of:=CEILING(2*[.L148])" office:value-type="float" office:value="200" calcext:value-type="float">
            <text:p>200</text:p>
          </table:table-cell>
          <table:table-cell table:formula="of:=CEILING(1*[.M148])" office:value-type="float" office:value="300" calcext:value-type="float">
            <text:p>300</text:p>
          </table:table-cell>
          <table:table-cell table:formula="of:=CEILING(2*[.M148])" office:value-type="float" office:value="600" calcext:value-type="float">
            <text:p>600</text:p>
          </table:table-cell>
          <table:table-cell table:formula="of:=CEILING(6*[.M148])" office:value-type="float" office:value="1800" calcext:value-type="float">
            <text:p>1800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table:formula="of:=MOD([.A149]-1;[$Basic.$A$2]+1)" office:value-type="float" office:value="3" calcext:value-type="float">
            <text:p>3</text:p>
          </table:table-cell>
          <table:table-cell table:formula="of:=CEILING(([.A149]-[.B149])/[$Basic.$A$2]; 1)+3" office:value-type="float" office:value="13" calcext:value-type="float">
            <text:p>13</text:p>
          </table:table-cell>
          <table:table-cell table:formula="of:=IF([.B149]=0;INDIRECT(ADDRESS([.C149];1;1;1;&quot;Basic&quot;));&quot;&quot;)">
            <text:p/>
          </table:table-cell>
          <table:table-cell table:style-name="ce3" table:formula="of:=[.B149] &amp; &quot;/&quot; &amp; [$Basic.$B$2]" office:value-type="string" office:string-value="3/8" calcext:value-type="string">
            <text:p>3/8</text:p>
          </table:table-cell>
          <table:table-cell table:formula="of:=INDIRECT(ADDRESS([.$C149];2;1;1;&quot;Basic&quot;))*[.$B149]/[$Basic.$B$2]" office:value-type="float" office:value="2.25" calcext:value-type="float">
            <text:p>2.25</text:p>
          </table:table-cell>
          <table:table-cell table:formula="of:=INDIRECT(ADDRESS([.$C149];3;1;1;&quot;Basic&quot;))*[.$B149]/[$Basic.$B$2]" office:value-type="float" office:value="37.5" calcext:value-type="float">
            <text:p>37.5</text:p>
          </table:table-cell>
          <table:table-cell table:formula="of:=INDIRECT(ADDRESS([.$C149];4;1;1;&quot;Basic&quot;))*[.$B149]/[$Basic.$B$2]" office:value-type="float" office:value="150" calcext:value-type="float">
            <text:p>150</text:p>
          </table:table-cell>
          <table:table-cell table:formula="of:=INDIRECT(ADDRESS([.$C149];5;1;1;&quot;Basic&quot;))*[.$B149]/[$Basic.$B$2]" office:value-type="float" office:value="450" calcext:value-type="float">
            <text:p>450</text:p>
          </table:table-cell>
          <table:table-cell table:formula="of:=[.F149]" office:value-type="float" office:value="2.25" calcext:value-type="float">
            <text:p>2.25</text:p>
          </table:table-cell>
          <table:table-cell table:formula="of:=IF([.G149]=0;1;[.G149])" office:value-type="float" office:value="37.5" calcext:value-type="float">
            <text:p>37.5</text:p>
          </table:table-cell>
          <table:table-cell table:formula="of:=IF([.H149]=0;5;[.H149])" office:value-type="float" office:value="150" calcext:value-type="float">
            <text:p>150</text:p>
          </table:table-cell>
          <table:table-cell table:formula="of:=IF([.I149]=0;15;[.I149])" office:value-type="float" office:value="450" calcext:value-type="float">
            <text:p>450</text:p>
          </table:table-cell>
          <table:table-cell table:formula="of:=IF([.B149]=0;[.D149];&quot;&quot;) &amp; IF([.B149]=[$Basic.$B$2];&quot;Open Terrain&quot;;&quot;&quot;) &amp; IF([.B149]=[$Basic.$C$2];&quot;Difficult Terrain&quot;;&quot;&quot;) &amp; IF([.B149]=[$Basic.$D$2];&quot;Extreme Terrain&quot;;&quot;&quot;)">
            <text:p/>
          </table:table-cell>
          <table:table-cell table:formula="of:= [.N149] &amp; &quot; &quot; &amp; [.E149]" office:value-type="string" office:string-value=" 3/8" calcext:value-type="string">
            <text:p><text:s/>3/8</text:p>
          </table:table-cell>
          <table:table-cell table:formula="of:=CEILING([.J149])" office:value-type="float" office:value="3" calcext:value-type="float">
            <text:p>3</text:p>
          </table:table-cell>
          <table:table-cell table:formula="of:=CEILING(8*[.J149])" office:value-type="float" office:value="18" calcext:value-type="float">
            <text:p>18</text:p>
          </table:table-cell>
          <table:table-cell table:formula="of:=CEILING(1*[.K149])" office:value-type="float" office:value="38" calcext:value-type="float">
            <text:p>38</text:p>
          </table:table-cell>
          <table:table-cell table:formula="of:=CEILING(2*[.K149])" office:value-type="float" office:value="75" calcext:value-type="float">
            <text:p>75</text:p>
          </table:table-cell>
          <table:table-cell table:formula="of:=CEILING(5*[.K149])" office:value-type="float" office:value="188" calcext:value-type="float">
            <text:p>188</text:p>
          </table:table-cell>
          <table:table-cell table:formula="of:=CEILING(1*[.L149])" office:value-type="float" office:value="150" calcext:value-type="float">
            <text:p>150</text:p>
          </table:table-cell>
          <table:table-cell table:formula="of:=CEILING(2*[.L149])" office:value-type="float" office:value="300" calcext:value-type="float">
            <text:p>300</text:p>
          </table:table-cell>
          <table:table-cell table:formula="of:=CEILING(1*[.M149])" office:value-type="float" office:value="450" calcext:value-type="float">
            <text:p>450</text:p>
          </table:table-cell>
          <table:table-cell table:formula="of:=CEILING(2*[.M149])" office:value-type="float" office:value="900" calcext:value-type="float">
            <text:p>900</text:p>
          </table:table-cell>
          <table:table-cell table:formula="of:=CEILING(6*[.M149])" office:value-type="float" office:value="2700" calcext:value-type="float">
            <text:p>2700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table:formula="of:=MOD([.A150]-1;[$Basic.$A$2]+1)" office:value-type="float" office:value="4" calcext:value-type="float">
            <text:p>4</text:p>
          </table:table-cell>
          <table:table-cell table:formula="of:=CEILING(([.A150]-[.B150])/[$Basic.$A$2]; 1)+3" office:value-type="float" office:value="13" calcext:value-type="float">
            <text:p>13</text:p>
          </table:table-cell>
          <table:table-cell table:formula="of:=IF([.B150]=0;INDIRECT(ADDRESS([.C150];1;1;1;&quot;Basic&quot;));&quot;&quot;)">
            <text:p/>
          </table:table-cell>
          <table:table-cell table:style-name="ce3" table:formula="of:=[.B150] &amp; &quot;/&quot; &amp; [$Basic.$B$2]" office:value-type="string" office:string-value="4/8" calcext:value-type="string">
            <text:p>4/8</text:p>
          </table:table-cell>
          <table:table-cell table:formula="of:=INDIRECT(ADDRESS([.$C150];2;1;1;&quot;Basic&quot;))*[.$B150]/[$Basic.$B$2]" office:value-type="float" office:value="3" calcext:value-type="float">
            <text:p>3</text:p>
          </table:table-cell>
          <table:table-cell table:formula="of:=INDIRECT(ADDRESS([.$C150];3;1;1;&quot;Basic&quot;))*[.$B150]/[$Basic.$B$2]" office:value-type="float" office:value="50" calcext:value-type="float">
            <text:p>50</text:p>
          </table:table-cell>
          <table:table-cell table:formula="of:=INDIRECT(ADDRESS([.$C150];4;1;1;&quot;Basic&quot;))*[.$B150]/[$Basic.$B$2]" office:value-type="float" office:value="200" calcext:value-type="float">
            <text:p>200</text:p>
          </table:table-cell>
          <table:table-cell table:formula="of:=INDIRECT(ADDRESS([.$C150];5;1;1;&quot;Basic&quot;))*[.$B150]/[$Basic.$B$2]" office:value-type="float" office:value="600" calcext:value-type="float">
            <text:p>600</text:p>
          </table:table-cell>
          <table:table-cell table:formula="of:=[.F150]" office:value-type="float" office:value="3" calcext:value-type="float">
            <text:p>3</text:p>
          </table:table-cell>
          <table:table-cell table:formula="of:=IF([.G150]=0;1;[.G150])" office:value-type="float" office:value="50" calcext:value-type="float">
            <text:p>50</text:p>
          </table:table-cell>
          <table:table-cell table:formula="of:=IF([.H150]=0;5;[.H150])" office:value-type="float" office:value="200" calcext:value-type="float">
            <text:p>200</text:p>
          </table:table-cell>
          <table:table-cell table:formula="of:=IF([.I150]=0;15;[.I150])" office:value-type="float" office:value="600" calcext:value-type="float">
            <text:p>600</text:p>
          </table:table-cell>
          <table:table-cell table:formula="of:=IF([.B150]=0;[.D150];&quot;&quot;) &amp; IF([.B150]=[$Basic.$B$2];&quot;Open Terrain&quot;;&quot;&quot;) &amp; IF([.B150]=[$Basic.$C$2];&quot;Difficult Terrain&quot;;&quot;&quot;) &amp; IF([.B150]=[$Basic.$D$2];&quot;Extreme Terrain&quot;;&quot;&quot;)" office:value-type="string" office:string-value="Extreme Terrain" calcext:value-type="string">
            <text:p>Extreme Terrain</text:p>
          </table:table-cell>
          <table:table-cell table:formula="of:= [.N150] &amp; &quot; &quot; &amp; [.E150]" office:value-type="string" office:string-value="Extreme Terrain 4/8" calcext:value-type="string">
            <text:p>Extreme Terrain 4/8</text:p>
          </table:table-cell>
          <table:table-cell table:formula="of:=CEILING([.J150])" office:value-type="float" office:value="3" calcext:value-type="float">
            <text:p>3</text:p>
          </table:table-cell>
          <table:table-cell table:formula="of:=CEILING(8*[.J150])" office:value-type="float" office:value="24" calcext:value-type="float">
            <text:p>24</text:p>
          </table:table-cell>
          <table:table-cell table:formula="of:=CEILING(1*[.K150])" office:value-type="float" office:value="50" calcext:value-type="float">
            <text:p>50</text:p>
          </table:table-cell>
          <table:table-cell table:formula="of:=CEILING(2*[.K150])" office:value-type="float" office:value="100" calcext:value-type="float">
            <text:p>100</text:p>
          </table:table-cell>
          <table:table-cell table:formula="of:=CEILING(5*[.K150])" office:value-type="float" office:value="250" calcext:value-type="float">
            <text:p>250</text:p>
          </table:table-cell>
          <table:table-cell table:formula="of:=CEILING(1*[.L150])" office:value-type="float" office:value="200" calcext:value-type="float">
            <text:p>200</text:p>
          </table:table-cell>
          <table:table-cell table:formula="of:=CEILING(2*[.L150])" office:value-type="float" office:value="400" calcext:value-type="float">
            <text:p>400</text:p>
          </table:table-cell>
          <table:table-cell table:formula="of:=CEILING(1*[.M150])" office:value-type="float" office:value="600" calcext:value-type="float">
            <text:p>600</text:p>
          </table:table-cell>
          <table:table-cell table:formula="of:=CEILING(2*[.M150])" office:value-type="float" office:value="1200" calcext:value-type="float">
            <text:p>1200</text:p>
          </table:table-cell>
          <table:table-cell table:formula="of:=CEILING(6*[.M150])" office:value-type="float" office:value="3600" calcext:value-type="float">
            <text:p>3600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MOD([.A151]-1;[$Basic.$A$2]+1)" office:value-type="float" office:value="5" calcext:value-type="float">
            <text:p>5</text:p>
          </table:table-cell>
          <table:table-cell table:formula="of:=CEILING(([.A151]-[.B151])/[$Basic.$A$2]; 1)+3" office:value-type="float" office:value="13" calcext:value-type="float">
            <text:p>13</text:p>
          </table:table-cell>
          <table:table-cell table:formula="of:=IF([.B151]=0;INDIRECT(ADDRESS([.C151];1;1;1;&quot;Basic&quot;));&quot;&quot;)">
            <text:p/>
          </table:table-cell>
          <table:table-cell table:style-name="ce3" table:formula="of:=[.B151] &amp; &quot;/&quot; &amp; [$Basic.$B$2]" office:value-type="string" office:string-value="5/8" calcext:value-type="string">
            <text:p>5/8</text:p>
          </table:table-cell>
          <table:table-cell table:formula="of:=INDIRECT(ADDRESS([.$C151];2;1;1;&quot;Basic&quot;))*[.$B151]/[$Basic.$B$2]" office:value-type="float" office:value="3.75" calcext:value-type="float">
            <text:p>3.75</text:p>
          </table:table-cell>
          <table:table-cell table:formula="of:=INDIRECT(ADDRESS([.$C151];3;1;1;&quot;Basic&quot;))*[.$B151]/[$Basic.$B$2]" office:value-type="float" office:value="62.5" calcext:value-type="float">
            <text:p>62.5</text:p>
          </table:table-cell>
          <table:table-cell table:formula="of:=INDIRECT(ADDRESS([.$C151];4;1;1;&quot;Basic&quot;))*[.$B151]/[$Basic.$B$2]" office:value-type="float" office:value="250" calcext:value-type="float">
            <text:p>250</text:p>
          </table:table-cell>
          <table:table-cell table:formula="of:=INDIRECT(ADDRESS([.$C151];5;1;1;&quot;Basic&quot;))*[.$B151]/[$Basic.$B$2]" office:value-type="float" office:value="750" calcext:value-type="float">
            <text:p>750</text:p>
          </table:table-cell>
          <table:table-cell table:formula="of:=[.F151]" office:value-type="float" office:value="3.75" calcext:value-type="float">
            <text:p>3.75</text:p>
          </table:table-cell>
          <table:table-cell table:formula="of:=IF([.G151]=0;1;[.G151])" office:value-type="float" office:value="62.5" calcext:value-type="float">
            <text:p>62.5</text:p>
          </table:table-cell>
          <table:table-cell table:formula="of:=IF([.H151]=0;5;[.H151])" office:value-type="float" office:value="250" calcext:value-type="float">
            <text:p>250</text:p>
          </table:table-cell>
          <table:table-cell table:formula="of:=IF([.I151]=0;15;[.I151])" office:value-type="float" office:value="750" calcext:value-type="float">
            <text:p>750</text:p>
          </table:table-cell>
          <table:table-cell table:formula="of:=IF([.B151]=0;[.D151];&quot;&quot;) &amp; IF([.B151]=[$Basic.$B$2];&quot;Open Terrain&quot;;&quot;&quot;) &amp; IF([.B151]=[$Basic.$C$2];&quot;Difficult Terrain&quot;;&quot;&quot;) &amp; IF([.B151]=[$Basic.$D$2];&quot;Extreme Terrain&quot;;&quot;&quot;)">
            <text:p/>
          </table:table-cell>
          <table:table-cell table:formula="of:= [.N151] &amp; &quot; &quot; &amp; [.E151]" office:value-type="string" office:string-value=" 5/8" calcext:value-type="string">
            <text:p><text:s/>5/8</text:p>
          </table:table-cell>
          <table:table-cell table:formula="of:=CEILING([.J151])" office:value-type="float" office:value="4" calcext:value-type="float">
            <text:p>4</text:p>
          </table:table-cell>
          <table:table-cell table:formula="of:=CEILING(8*[.J151])" office:value-type="float" office:value="30" calcext:value-type="float">
            <text:p>30</text:p>
          </table:table-cell>
          <table:table-cell table:formula="of:=CEILING(1*[.K151])" office:value-type="float" office:value="63" calcext:value-type="float">
            <text:p>63</text:p>
          </table:table-cell>
          <table:table-cell table:formula="of:=CEILING(2*[.K151])" office:value-type="float" office:value="125" calcext:value-type="float">
            <text:p>125</text:p>
          </table:table-cell>
          <table:table-cell table:formula="of:=CEILING(5*[.K151])" office:value-type="float" office:value="313" calcext:value-type="float">
            <text:p>313</text:p>
          </table:table-cell>
          <table:table-cell table:formula="of:=CEILING(1*[.L151])" office:value-type="float" office:value="250" calcext:value-type="float">
            <text:p>250</text:p>
          </table:table-cell>
          <table:table-cell table:formula="of:=CEILING(2*[.L151])" office:value-type="float" office:value="500" calcext:value-type="float">
            <text:p>500</text:p>
          </table:table-cell>
          <table:table-cell table:formula="of:=CEILING(1*[.M151])" office:value-type="float" office:value="750" calcext:value-type="float">
            <text:p>750</text:p>
          </table:table-cell>
          <table:table-cell table:formula="of:=CEILING(2*[.M151])" office:value-type="float" office:value="1500" calcext:value-type="float">
            <text:p>1500</text:p>
          </table:table-cell>
          <table:table-cell table:formula="of:=CEILING(6*[.M151])" office:value-type="float" office:value="4500" calcext:value-type="float">
            <text:p>4500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table:formula="of:=MOD([.A152]-1;[$Basic.$A$2]+1)" office:value-type="float" office:value="6" calcext:value-type="float">
            <text:p>6</text:p>
          </table:table-cell>
          <table:table-cell table:formula="of:=CEILING(([.A152]-[.B152])/[$Basic.$A$2]; 1)+3" office:value-type="float" office:value="13" calcext:value-type="float">
            <text:p>13</text:p>
          </table:table-cell>
          <table:table-cell table:formula="of:=IF([.B152]=0;INDIRECT(ADDRESS([.C152];1;1;1;&quot;Basic&quot;));&quot;&quot;)">
            <text:p/>
          </table:table-cell>
          <table:table-cell table:style-name="ce3" table:formula="of:=[.B152] &amp; &quot;/&quot; &amp; [$Basic.$B$2]" office:value-type="string" office:string-value="6/8" calcext:value-type="string">
            <text:p>6/8</text:p>
          </table:table-cell>
          <table:table-cell table:formula="of:=INDIRECT(ADDRESS([.$C152];2;1;1;&quot;Basic&quot;))*[.$B152]/[$Basic.$B$2]" office:value-type="float" office:value="4.5" calcext:value-type="float">
            <text:p>4.5</text:p>
          </table:table-cell>
          <table:table-cell table:formula="of:=INDIRECT(ADDRESS([.$C152];3;1;1;&quot;Basic&quot;))*[.$B152]/[$Basic.$B$2]" office:value-type="float" office:value="75" calcext:value-type="float">
            <text:p>75</text:p>
          </table:table-cell>
          <table:table-cell table:formula="of:=INDIRECT(ADDRESS([.$C152];4;1;1;&quot;Basic&quot;))*[.$B152]/[$Basic.$B$2]" office:value-type="float" office:value="300" calcext:value-type="float">
            <text:p>300</text:p>
          </table:table-cell>
          <table:table-cell table:formula="of:=INDIRECT(ADDRESS([.$C152];5;1;1;&quot;Basic&quot;))*[.$B152]/[$Basic.$B$2]" office:value-type="float" office:value="900" calcext:value-type="float">
            <text:p>900</text:p>
          </table:table-cell>
          <table:table-cell table:formula="of:=[.F152]" office:value-type="float" office:value="4.5" calcext:value-type="float">
            <text:p>4.5</text:p>
          </table:table-cell>
          <table:table-cell table:formula="of:=IF([.G152]=0;1;[.G152])" office:value-type="float" office:value="75" calcext:value-type="float">
            <text:p>75</text:p>
          </table:table-cell>
          <table:table-cell table:formula="of:=IF([.H152]=0;5;[.H152])" office:value-type="float" office:value="300" calcext:value-type="float">
            <text:p>300</text:p>
          </table:table-cell>
          <table:table-cell table:formula="of:=IF([.I152]=0;15;[.I152])" office:value-type="float" office:value="900" calcext:value-type="float">
            <text:p>900</text:p>
          </table:table-cell>
          <table:table-cell table:formula="of:=IF([.B152]=0;[.D152];&quot;&quot;) &amp; IF([.B152]=[$Basic.$B$2];&quot;Open Terrain&quot;;&quot;&quot;) &amp; IF([.B152]=[$Basic.$C$2];&quot;Difficult Terrain&quot;;&quot;&quot;) &amp; IF([.B152]=[$Basic.$D$2];&quot;Extreme Terrain&quot;;&quot;&quot;)" office:value-type="string" office:string-value="Difficult Terrain" calcext:value-type="string">
            <text:p>Difficult Terrain</text:p>
          </table:table-cell>
          <table:table-cell table:formula="of:= [.N152] &amp; &quot; &quot; &amp; [.E152]" office:value-type="string" office:string-value="Difficult Terrain 6/8" calcext:value-type="string">
            <text:p>Difficult Terrain 6/8</text:p>
          </table:table-cell>
          <table:table-cell table:formula="of:=CEILING([.J152])" office:value-type="float" office:value="5" calcext:value-type="float">
            <text:p>5</text:p>
          </table:table-cell>
          <table:table-cell table:formula="of:=CEILING(8*[.J152])" office:value-type="float" office:value="36" calcext:value-type="float">
            <text:p>36</text:p>
          </table:table-cell>
          <table:table-cell table:formula="of:=CEILING(1*[.K152])" office:value-type="float" office:value="75" calcext:value-type="float">
            <text:p>75</text:p>
          </table:table-cell>
          <table:table-cell table:formula="of:=CEILING(2*[.K152])" office:value-type="float" office:value="150" calcext:value-type="float">
            <text:p>150</text:p>
          </table:table-cell>
          <table:table-cell table:formula="of:=CEILING(5*[.K152])" office:value-type="float" office:value="375" calcext:value-type="float">
            <text:p>375</text:p>
          </table:table-cell>
          <table:table-cell table:formula="of:=CEILING(1*[.L152])" office:value-type="float" office:value="300" calcext:value-type="float">
            <text:p>300</text:p>
          </table:table-cell>
          <table:table-cell table:formula="of:=CEILING(2*[.L152])" office:value-type="float" office:value="600" calcext:value-type="float">
            <text:p>600</text:p>
          </table:table-cell>
          <table:table-cell table:formula="of:=CEILING(1*[.M152])" office:value-type="float" office:value="900" calcext:value-type="float">
            <text:p>900</text:p>
          </table:table-cell>
          <table:table-cell table:formula="of:=CEILING(2*[.M152])" office:value-type="float" office:value="1800" calcext:value-type="float">
            <text:p>1800</text:p>
          </table:table-cell>
          <table:table-cell table:formula="of:=CEILING(6*[.M152])" office:value-type="float" office:value="5400" calcext:value-type="float">
            <text:p>5400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table:formula="of:=MOD([.A153]-1;[$Basic.$A$2]+1)" office:value-type="float" office:value="7" calcext:value-type="float">
            <text:p>7</text:p>
          </table:table-cell>
          <table:table-cell table:formula="of:=CEILING(([.A153]-[.B153])/[$Basic.$A$2]; 1)+3" office:value-type="float" office:value="13" calcext:value-type="float">
            <text:p>13</text:p>
          </table:table-cell>
          <table:table-cell table:formula="of:=IF([.B153]=0;INDIRECT(ADDRESS([.C153];1;1;1;&quot;Basic&quot;));&quot;&quot;)">
            <text:p/>
          </table:table-cell>
          <table:table-cell table:style-name="ce3" table:formula="of:=[.B153] &amp; &quot;/&quot; &amp; [$Basic.$B$2]" office:value-type="string" office:string-value="7/8" calcext:value-type="string">
            <text:p>7/8</text:p>
          </table:table-cell>
          <table:table-cell table:formula="of:=INDIRECT(ADDRESS([.$C153];2;1;1;&quot;Basic&quot;))*[.$B153]/[$Basic.$B$2]" office:value-type="float" office:value="5.25" calcext:value-type="float">
            <text:p>5.25</text:p>
          </table:table-cell>
          <table:table-cell table:formula="of:=INDIRECT(ADDRESS([.$C153];3;1;1;&quot;Basic&quot;))*[.$B153]/[$Basic.$B$2]" office:value-type="float" office:value="87.5" calcext:value-type="float">
            <text:p>87.5</text:p>
          </table:table-cell>
          <table:table-cell table:formula="of:=INDIRECT(ADDRESS([.$C153];4;1;1;&quot;Basic&quot;))*[.$B153]/[$Basic.$B$2]" office:value-type="float" office:value="350" calcext:value-type="float">
            <text:p>350</text:p>
          </table:table-cell>
          <table:table-cell table:formula="of:=INDIRECT(ADDRESS([.$C153];5;1;1;&quot;Basic&quot;))*[.$B153]/[$Basic.$B$2]" office:value-type="float" office:value="1050" calcext:value-type="float">
            <text:p>1050</text:p>
          </table:table-cell>
          <table:table-cell table:formula="of:=[.F153]" office:value-type="float" office:value="5.25" calcext:value-type="float">
            <text:p>5.25</text:p>
          </table:table-cell>
          <table:table-cell table:formula="of:=IF([.G153]=0;1;[.G153])" office:value-type="float" office:value="87.5" calcext:value-type="float">
            <text:p>87.5</text:p>
          </table:table-cell>
          <table:table-cell table:formula="of:=IF([.H153]=0;5;[.H153])" office:value-type="float" office:value="350" calcext:value-type="float">
            <text:p>350</text:p>
          </table:table-cell>
          <table:table-cell table:formula="of:=IF([.I153]=0;15;[.I153])" office:value-type="float" office:value="1050" calcext:value-type="float">
            <text:p>1050</text:p>
          </table:table-cell>
          <table:table-cell table:formula="of:=IF([.B153]=0;[.D153];&quot;&quot;) &amp; IF([.B153]=[$Basic.$B$2];&quot;Open Terrain&quot;;&quot;&quot;) &amp; IF([.B153]=[$Basic.$C$2];&quot;Difficult Terrain&quot;;&quot;&quot;) &amp; IF([.B153]=[$Basic.$D$2];&quot;Extreme Terrain&quot;;&quot;&quot;)">
            <text:p/>
          </table:table-cell>
          <table:table-cell table:formula="of:= [.N153] &amp; &quot; &quot; &amp; [.E153]" office:value-type="string" office:string-value=" 7/8" calcext:value-type="string">
            <text:p><text:s/>7/8</text:p>
          </table:table-cell>
          <table:table-cell table:formula="of:=CEILING([.J153])" office:value-type="float" office:value="6" calcext:value-type="float">
            <text:p>6</text:p>
          </table:table-cell>
          <table:table-cell table:formula="of:=CEILING(8*[.J153])" office:value-type="float" office:value="42" calcext:value-type="float">
            <text:p>42</text:p>
          </table:table-cell>
          <table:table-cell table:formula="of:=CEILING(1*[.K153])" office:value-type="float" office:value="88" calcext:value-type="float">
            <text:p>88</text:p>
          </table:table-cell>
          <table:table-cell table:formula="of:=CEILING(2*[.K153])" office:value-type="float" office:value="175" calcext:value-type="float">
            <text:p>175</text:p>
          </table:table-cell>
          <table:table-cell table:formula="of:=CEILING(5*[.K153])" office:value-type="float" office:value="438" calcext:value-type="float">
            <text:p>438</text:p>
          </table:table-cell>
          <table:table-cell table:formula="of:=CEILING(1*[.L153])" office:value-type="float" office:value="350" calcext:value-type="float">
            <text:p>350</text:p>
          </table:table-cell>
          <table:table-cell table:formula="of:=CEILING(2*[.L153])" office:value-type="float" office:value="700" calcext:value-type="float">
            <text:p>700</text:p>
          </table:table-cell>
          <table:table-cell table:formula="of:=CEILING(1*[.M153])" office:value-type="float" office:value="1050" calcext:value-type="float">
            <text:p>1050</text:p>
          </table:table-cell>
          <table:table-cell table:formula="of:=CEILING(2*[.M153])" office:value-type="float" office:value="2100" calcext:value-type="float">
            <text:p>2100</text:p>
          </table:table-cell>
          <table:table-cell table:formula="of:=CEILING(6*[.M153])" office:value-type="float" office:value="6300" calcext:value-type="float">
            <text:p>6300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table:formula="of:=MOD([.A154]-1;[$Basic.$A$2]+1)" office:value-type="float" office:value="8" calcext:value-type="float">
            <text:p>8</text:p>
          </table:table-cell>
          <table:table-cell table:formula="of:=CEILING(([.A154]-[.B154])/[$Basic.$A$2]; 1)+3" office:value-type="float" office:value="13" calcext:value-type="float">
            <text:p>13</text:p>
          </table:table-cell>
          <table:table-cell table:formula="of:=IF([.B154]=0;INDIRECT(ADDRESS([.C154];1;1;1;&quot;Basic&quot;));&quot;&quot;)">
            <text:p/>
          </table:table-cell>
          <table:table-cell table:style-name="ce3" table:formula="of:=[.B154] &amp; &quot;/&quot; &amp; [$Basic.$B$2]" office:value-type="string" office:string-value="8/8" calcext:value-type="string">
            <text:p>8/8</text:p>
          </table:table-cell>
          <table:table-cell table:formula="of:=INDIRECT(ADDRESS([.$C154];2;1;1;&quot;Basic&quot;))*[.$B154]/[$Basic.$B$2]" office:value-type="float" office:value="6" calcext:value-type="float">
            <text:p>6</text:p>
          </table:table-cell>
          <table:table-cell table:formula="of:=INDIRECT(ADDRESS([.$C154];3;1;1;&quot;Basic&quot;))*[.$B154]/[$Basic.$B$2]" office:value-type="float" office:value="100" calcext:value-type="float">
            <text:p>100</text:p>
          </table:table-cell>
          <table:table-cell table:formula="of:=INDIRECT(ADDRESS([.$C154];4;1;1;&quot;Basic&quot;))*[.$B154]/[$Basic.$B$2]" office:value-type="float" office:value="400" calcext:value-type="float">
            <text:p>400</text:p>
          </table:table-cell>
          <table:table-cell table:formula="of:=INDIRECT(ADDRESS([.$C154];5;1;1;&quot;Basic&quot;))*[.$B154]/[$Basic.$B$2]" office:value-type="float" office:value="1200" calcext:value-type="float">
            <text:p>1200</text:p>
          </table:table-cell>
          <table:table-cell table:formula="of:=[.F154]" office:value-type="float" office:value="6" calcext:value-type="float">
            <text:p>6</text:p>
          </table:table-cell>
          <table:table-cell table:formula="of:=IF([.G154]=0;1;[.G154])" office:value-type="float" office:value="100" calcext:value-type="float">
            <text:p>100</text:p>
          </table:table-cell>
          <table:table-cell table:formula="of:=IF([.H154]=0;5;[.H154])" office:value-type="float" office:value="400" calcext:value-type="float">
            <text:p>400</text:p>
          </table:table-cell>
          <table:table-cell table:formula="of:=IF([.I154]=0;15;[.I154])" office:value-type="float" office:value="1200" calcext:value-type="float">
            <text:p>1200</text:p>
          </table:table-cell>
          <table:table-cell table:formula="of:=IF([.B154]=0;[.D154];&quot;&quot;) &amp; IF([.B154]=[$Basic.$B$2];&quot;Open Terrain&quot;;&quot;&quot;) &amp; IF([.B154]=[$Basic.$C$2];&quot;Difficult Terrain&quot;;&quot;&quot;) &amp; IF([.B154]=[$Basic.$D$2];&quot;Extreme Terrain&quot;;&quot;&quot;)" office:value-type="string" office:string-value="Open Terrain" calcext:value-type="string">
            <text:p>Open Terrain</text:p>
          </table:table-cell>
          <table:table-cell table:formula="of:= [.N154] &amp; &quot; &quot; &amp; [.E154]" office:value-type="string" office:string-value="Open Terrain 8/8" calcext:value-type="string">
            <text:p>Open Terrain 8/8</text:p>
          </table:table-cell>
          <table:table-cell table:formula="of:=CEILING([.J154])" office:value-type="float" office:value="6" calcext:value-type="float">
            <text:p>6</text:p>
          </table:table-cell>
          <table:table-cell table:formula="of:=CEILING(8*[.J154])" office:value-type="float" office:value="48" calcext:value-type="float">
            <text:p>48</text:p>
          </table:table-cell>
          <table:table-cell table:formula="of:=CEILING(1*[.K154])" office:value-type="float" office:value="100" calcext:value-type="float">
            <text:p>100</text:p>
          </table:table-cell>
          <table:table-cell table:formula="of:=CEILING(2*[.K154])" office:value-type="float" office:value="200" calcext:value-type="float">
            <text:p>200</text:p>
          </table:table-cell>
          <table:table-cell table:formula="of:=CEILING(5*[.K154])" office:value-type="float" office:value="500" calcext:value-type="float">
            <text:p>500</text:p>
          </table:table-cell>
          <table:table-cell table:formula="of:=CEILING(1*[.L154])" office:value-type="float" office:value="400" calcext:value-type="float">
            <text:p>400</text:p>
          </table:table-cell>
          <table:table-cell table:formula="of:=CEILING(2*[.L154])" office:value-type="float" office:value="800" calcext:value-type="float">
            <text:p>800</text:p>
          </table:table-cell>
          <table:table-cell table:formula="of:=CEILING(1*[.M154])" office:value-type="float" office:value="1200" calcext:value-type="float">
            <text:p>1200</text:p>
          </table:table-cell>
          <table:table-cell table:formula="of:=CEILING(2*[.M154])" office:value-type="float" office:value="2400" calcext:value-type="float">
            <text:p>2400</text:p>
          </table:table-cell>
          <table:table-cell table:formula="of:=CEILING(6*[.M154])" office:value-type="float" office:value="7200" calcext:value-type="float">
            <text:p>7200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table:formula="of:=MOD([.A155]-1;[$Basic.$A$2]+1)" office:value-type="float" office:value="9" calcext:value-type="float">
            <text:p>9</text:p>
          </table:table-cell>
          <table:table-cell table:formula="of:=CEILING(([.A155]-[.B155])/[$Basic.$A$2]; 1)+3" office:value-type="float" office:value="13" calcext:value-type="float">
            <text:p>13</text:p>
          </table:table-cell>
          <table:table-cell table:formula="of:=IF([.B155]=0;INDIRECT(ADDRESS([.C155];1;1;1;&quot;Basic&quot;));&quot;&quot;)">
            <text:p/>
          </table:table-cell>
          <table:table-cell table:style-name="ce3" table:formula="of:=[.B155] &amp; &quot;/&quot; &amp; [$Basic.$B$2]" office:value-type="string" office:string-value="9/8" calcext:value-type="string">
            <text:p>9/8</text:p>
          </table:table-cell>
          <table:table-cell table:formula="of:=INDIRECT(ADDRESS([.$C155];2;1;1;&quot;Basic&quot;))*[.$B155]/[$Basic.$B$2]" office:value-type="float" office:value="6.75" calcext:value-type="float">
            <text:p>6.75</text:p>
          </table:table-cell>
          <table:table-cell table:formula="of:=INDIRECT(ADDRESS([.$C155];3;1;1;&quot;Basic&quot;))*[.$B155]/[$Basic.$B$2]" office:value-type="float" office:value="112.5" calcext:value-type="float">
            <text:p>112.5</text:p>
          </table:table-cell>
          <table:table-cell table:formula="of:=INDIRECT(ADDRESS([.$C155];4;1;1;&quot;Basic&quot;))*[.$B155]/[$Basic.$B$2]" office:value-type="float" office:value="450" calcext:value-type="float">
            <text:p>450</text:p>
          </table:table-cell>
          <table:table-cell table:formula="of:=INDIRECT(ADDRESS([.$C155];5;1;1;&quot;Basic&quot;))*[.$B155]/[$Basic.$B$2]" office:value-type="float" office:value="1350" calcext:value-type="float">
            <text:p>1350</text:p>
          </table:table-cell>
          <table:table-cell table:formula="of:=[.F155]" office:value-type="float" office:value="6.75" calcext:value-type="float">
            <text:p>6.75</text:p>
          </table:table-cell>
          <table:table-cell table:formula="of:=IF([.G155]=0;1;[.G155])" office:value-type="float" office:value="112.5" calcext:value-type="float">
            <text:p>112.5</text:p>
          </table:table-cell>
          <table:table-cell table:formula="of:=IF([.H155]=0;5;[.H155])" office:value-type="float" office:value="450" calcext:value-type="float">
            <text:p>450</text:p>
          </table:table-cell>
          <table:table-cell table:formula="of:=IF([.I155]=0;15;[.I155])" office:value-type="float" office:value="1350" calcext:value-type="float">
            <text:p>1350</text:p>
          </table:table-cell>
          <table:table-cell table:formula="of:=IF([.B155]=0;[.D155];&quot;&quot;) &amp; IF([.B155]=[$Basic.$B$2];&quot;Open Terrain&quot;;&quot;&quot;) &amp; IF([.B155]=[$Basic.$C$2];&quot;Difficult Terrain&quot;;&quot;&quot;) &amp; IF([.B155]=[$Basic.$D$2];&quot;Extreme Terrain&quot;;&quot;&quot;)">
            <text:p/>
          </table:table-cell>
          <table:table-cell table:formula="of:= [.N155] &amp; &quot; &quot; &amp; [.E155]" office:value-type="string" office:string-value=" 9/8" calcext:value-type="string">
            <text:p><text:s/>9/8</text:p>
          </table:table-cell>
          <table:table-cell table:formula="of:=CEILING([.J155])" office:value-type="float" office:value="7" calcext:value-type="float">
            <text:p>7</text:p>
          </table:table-cell>
          <table:table-cell table:formula="of:=CEILING(8*[.J155])" office:value-type="float" office:value="54" calcext:value-type="float">
            <text:p>54</text:p>
          </table:table-cell>
          <table:table-cell table:formula="of:=CEILING(1*[.K155])" office:value-type="float" office:value="113" calcext:value-type="float">
            <text:p>113</text:p>
          </table:table-cell>
          <table:table-cell table:formula="of:=CEILING(2*[.K155])" office:value-type="float" office:value="225" calcext:value-type="float">
            <text:p>225</text:p>
          </table:table-cell>
          <table:table-cell table:formula="of:=CEILING(5*[.K155])" office:value-type="float" office:value="563" calcext:value-type="float">
            <text:p>563</text:p>
          </table:table-cell>
          <table:table-cell table:formula="of:=CEILING(1*[.L155])" office:value-type="float" office:value="450" calcext:value-type="float">
            <text:p>450</text:p>
          </table:table-cell>
          <table:table-cell table:formula="of:=CEILING(2*[.L155])" office:value-type="float" office:value="900" calcext:value-type="float">
            <text:p>900</text:p>
          </table:table-cell>
          <table:table-cell table:formula="of:=CEILING(1*[.M155])" office:value-type="float" office:value="1350" calcext:value-type="float">
            <text:p>1350</text:p>
          </table:table-cell>
          <table:table-cell table:formula="of:=CEILING(2*[.M155])" office:value-type="float" office:value="2700" calcext:value-type="float">
            <text:p>2700</text:p>
          </table:table-cell>
          <table:table-cell table:formula="of:=CEILING(6*[.M155])" office:value-type="float" office:value="8100" calcext:value-type="float">
            <text:p>8100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table:formula="of:=MOD([.A156]-1;[$Basic.$A$2]+1)" office:value-type="float" office:value="10" calcext:value-type="float">
            <text:p>10</text:p>
          </table:table-cell>
          <table:table-cell table:formula="of:=CEILING(([.A156]-[.B156])/[$Basic.$A$2]; 1)+3" office:value-type="float" office:value="13" calcext:value-type="float">
            <text:p>13</text:p>
          </table:table-cell>
          <table:table-cell table:formula="of:=IF([.B156]=0;INDIRECT(ADDRESS([.C156];1;1;1;&quot;Basic&quot;));&quot;&quot;)">
            <text:p/>
          </table:table-cell>
          <table:table-cell table:style-name="ce3" table:formula="of:=[.B156] &amp; &quot;/&quot; &amp; [$Basic.$B$2]" office:value-type="string" office:string-value="10/8" calcext:value-type="string">
            <text:p>10/8</text:p>
          </table:table-cell>
          <table:table-cell table:formula="of:=INDIRECT(ADDRESS([.$C156];2;1;1;&quot;Basic&quot;))*[.$B156]/[$Basic.$B$2]" office:value-type="float" office:value="7.5" calcext:value-type="float">
            <text:p>7.5</text:p>
          </table:table-cell>
          <table:table-cell table:formula="of:=INDIRECT(ADDRESS([.$C156];3;1;1;&quot;Basic&quot;))*[.$B156]/[$Basic.$B$2]" office:value-type="float" office:value="125" calcext:value-type="float">
            <text:p>125</text:p>
          </table:table-cell>
          <table:table-cell table:formula="of:=INDIRECT(ADDRESS([.$C156];4;1;1;&quot;Basic&quot;))*[.$B156]/[$Basic.$B$2]" office:value-type="float" office:value="500" calcext:value-type="float">
            <text:p>500</text:p>
          </table:table-cell>
          <table:table-cell table:formula="of:=INDIRECT(ADDRESS([.$C156];5;1;1;&quot;Basic&quot;))*[.$B156]/[$Basic.$B$2]" office:value-type="float" office:value="1500" calcext:value-type="float">
            <text:p>1500</text:p>
          </table:table-cell>
          <table:table-cell table:formula="of:=[.F156]" office:value-type="float" office:value="7.5" calcext:value-type="float">
            <text:p>7.5</text:p>
          </table:table-cell>
          <table:table-cell table:formula="of:=IF([.G156]=0;1;[.G156])" office:value-type="float" office:value="125" calcext:value-type="float">
            <text:p>125</text:p>
          </table:table-cell>
          <table:table-cell table:formula="of:=IF([.H156]=0;5;[.H156])" office:value-type="float" office:value="500" calcext:value-type="float">
            <text:p>500</text:p>
          </table:table-cell>
          <table:table-cell table:formula="of:=IF([.I156]=0;15;[.I156])" office:value-type="float" office:value="1500" calcext:value-type="float">
            <text:p>1500</text:p>
          </table:table-cell>
          <table:table-cell table:formula="of:=IF([.B156]=0;[.D156];&quot;&quot;) &amp; IF([.B156]=[$Basic.$B$2];&quot;Open Terrain&quot;;&quot;&quot;) &amp; IF([.B156]=[$Basic.$C$2];&quot;Difficult Terrain&quot;;&quot;&quot;) &amp; IF([.B156]=[$Basic.$D$2];&quot;Extreme Terrain&quot;;&quot;&quot;)">
            <text:p/>
          </table:table-cell>
          <table:table-cell table:formula="of:= [.N156] &amp; &quot; &quot; &amp; [.E156]" office:value-type="string" office:string-value=" 10/8" calcext:value-type="string">
            <text:p><text:s/>10/8</text:p>
          </table:table-cell>
          <table:table-cell table:formula="of:=CEILING([.J156])" office:value-type="float" office:value="8" calcext:value-type="float">
            <text:p>8</text:p>
          </table:table-cell>
          <table:table-cell table:formula="of:=CEILING(8*[.J156])" office:value-type="float" office:value="60" calcext:value-type="float">
            <text:p>60</text:p>
          </table:table-cell>
          <table:table-cell table:formula="of:=CEILING(1*[.K156])" office:value-type="float" office:value="125" calcext:value-type="float">
            <text:p>125</text:p>
          </table:table-cell>
          <table:table-cell table:formula="of:=CEILING(2*[.K156])" office:value-type="float" office:value="250" calcext:value-type="float">
            <text:p>250</text:p>
          </table:table-cell>
          <table:table-cell table:formula="of:=CEILING(5*[.K156])" office:value-type="float" office:value="625" calcext:value-type="float">
            <text:p>625</text:p>
          </table:table-cell>
          <table:table-cell table:formula="of:=CEILING(1*[.L156])" office:value-type="float" office:value="500" calcext:value-type="float">
            <text:p>500</text:p>
          </table:table-cell>
          <table:table-cell table:formula="of:=CEILING(2*[.L156])" office:value-type="float" office:value="1000" calcext:value-type="float">
            <text:p>1000</text:p>
          </table:table-cell>
          <table:table-cell table:formula="of:=CEILING(1*[.M156])" office:value-type="float" office:value="1500" calcext:value-type="float">
            <text:p>1500</text:p>
          </table:table-cell>
          <table:table-cell table:formula="of:=CEILING(2*[.M156])" office:value-type="float" office:value="3000" calcext:value-type="float">
            <text:p>3000</text:p>
          </table:table-cell>
          <table:table-cell table:formula="of:=CEILING(6*[.M156])" office:value-type="float" office:value="9000" calcext:value-type="float">
            <text:p>9000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table:formula="of:=MOD([.A157]-1;[$Basic.$A$2]+1)" office:value-type="float" office:value="11" calcext:value-type="float">
            <text:p>11</text:p>
          </table:table-cell>
          <table:table-cell table:formula="of:=CEILING(([.A157]-[.B157])/[$Basic.$A$2]; 1)+3" office:value-type="float" office:value="13" calcext:value-type="float">
            <text:p>13</text:p>
          </table:table-cell>
          <table:table-cell table:formula="of:=IF([.B157]=0;INDIRECT(ADDRESS([.C157];1;1;1;&quot;Basic&quot;));&quot;&quot;)">
            <text:p/>
          </table:table-cell>
          <table:table-cell table:style-name="ce3" table:formula="of:=[.B157] &amp; &quot;/&quot; &amp; [$Basic.$B$2]" office:value-type="string" office:string-value="11/8" calcext:value-type="string">
            <text:p>11/8</text:p>
          </table:table-cell>
          <table:table-cell table:formula="of:=INDIRECT(ADDRESS([.$C157];2;1;1;&quot;Basic&quot;))*[.$B157]/[$Basic.$B$2]" office:value-type="float" office:value="8.25" calcext:value-type="float">
            <text:p>8.25</text:p>
          </table:table-cell>
          <table:table-cell table:formula="of:=INDIRECT(ADDRESS([.$C157];3;1;1;&quot;Basic&quot;))*[.$B157]/[$Basic.$B$2]" office:value-type="float" office:value="137.5" calcext:value-type="float">
            <text:p>137.5</text:p>
          </table:table-cell>
          <table:table-cell table:formula="of:=INDIRECT(ADDRESS([.$C157];4;1;1;&quot;Basic&quot;))*[.$B157]/[$Basic.$B$2]" office:value-type="float" office:value="550" calcext:value-type="float">
            <text:p>550</text:p>
          </table:table-cell>
          <table:table-cell table:formula="of:=INDIRECT(ADDRESS([.$C157];5;1;1;&quot;Basic&quot;))*[.$B157]/[$Basic.$B$2]" office:value-type="float" office:value="1650" calcext:value-type="float">
            <text:p>1650</text:p>
          </table:table-cell>
          <table:table-cell table:formula="of:=[.F157]" office:value-type="float" office:value="8.25" calcext:value-type="float">
            <text:p>8.25</text:p>
          </table:table-cell>
          <table:table-cell table:formula="of:=IF([.G157]=0;1;[.G157])" office:value-type="float" office:value="137.5" calcext:value-type="float">
            <text:p>137.5</text:p>
          </table:table-cell>
          <table:table-cell table:formula="of:=IF([.H157]=0;5;[.H157])" office:value-type="float" office:value="550" calcext:value-type="float">
            <text:p>550</text:p>
          </table:table-cell>
          <table:table-cell table:formula="of:=IF([.I157]=0;15;[.I157])" office:value-type="float" office:value="1650" calcext:value-type="float">
            <text:p>1650</text:p>
          </table:table-cell>
          <table:table-cell table:formula="of:=IF([.B157]=0;[.D157];&quot;&quot;) &amp; IF([.B157]=[$Basic.$B$2];&quot;Open Terrain&quot;;&quot;&quot;) &amp; IF([.B157]=[$Basic.$C$2];&quot;Difficult Terrain&quot;;&quot;&quot;) &amp; IF([.B157]=[$Basic.$D$2];&quot;Extreme Terrain&quot;;&quot;&quot;)">
            <text:p/>
          </table:table-cell>
          <table:table-cell table:formula="of:= [.N157] &amp; &quot; &quot; &amp; [.E157]" office:value-type="string" office:string-value=" 11/8" calcext:value-type="string">
            <text:p><text:s/>11/8</text:p>
          </table:table-cell>
          <table:table-cell table:formula="of:=CEILING([.J157])" office:value-type="float" office:value="9" calcext:value-type="float">
            <text:p>9</text:p>
          </table:table-cell>
          <table:table-cell table:formula="of:=CEILING(8*[.J157])" office:value-type="float" office:value="66" calcext:value-type="float">
            <text:p>66</text:p>
          </table:table-cell>
          <table:table-cell table:formula="of:=CEILING(1*[.K157])" office:value-type="float" office:value="138" calcext:value-type="float">
            <text:p>138</text:p>
          </table:table-cell>
          <table:table-cell table:formula="of:=CEILING(2*[.K157])" office:value-type="float" office:value="275" calcext:value-type="float">
            <text:p>275</text:p>
          </table:table-cell>
          <table:table-cell table:formula="of:=CEILING(5*[.K157])" office:value-type="float" office:value="688" calcext:value-type="float">
            <text:p>688</text:p>
          </table:table-cell>
          <table:table-cell table:formula="of:=CEILING(1*[.L157])" office:value-type="float" office:value="550" calcext:value-type="float">
            <text:p>550</text:p>
          </table:table-cell>
          <table:table-cell table:formula="of:=CEILING(2*[.L157])" office:value-type="float" office:value="1100" calcext:value-type="float">
            <text:p>1100</text:p>
          </table:table-cell>
          <table:table-cell table:formula="of:=CEILING(1*[.M157])" office:value-type="float" office:value="1650" calcext:value-type="float">
            <text:p>1650</text:p>
          </table:table-cell>
          <table:table-cell table:formula="of:=CEILING(2*[.M157])" office:value-type="float" office:value="3300" calcext:value-type="float">
            <text:p>3300</text:p>
          </table:table-cell>
          <table:table-cell table:formula="of:=CEILING(6*[.M157])" office:value-type="float" office:value="9900" calcext:value-type="float">
            <text:p>9900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table:formula="of:=MOD([.A158]-1;[$Basic.$A$2]+1)" office:value-type="float" office:value="12" calcext:value-type="float">
            <text:p>12</text:p>
          </table:table-cell>
          <table:table-cell table:formula="of:=CEILING(([.A158]-[.B158])/[$Basic.$A$2]; 1)+3" office:value-type="float" office:value="13" calcext:value-type="float">
            <text:p>13</text:p>
          </table:table-cell>
          <table:table-cell table:formula="of:=IF([.B158]=0;INDIRECT(ADDRESS([.C158];1;1;1;&quot;Basic&quot;));&quot;&quot;)">
            <text:p/>
          </table:table-cell>
          <table:table-cell table:style-name="ce3" table:formula="of:=[.B158] &amp; &quot;/&quot; &amp; [$Basic.$B$2]" office:value-type="string" office:string-value="12/8" calcext:value-type="string">
            <text:p>12/8</text:p>
          </table:table-cell>
          <table:table-cell table:formula="of:=INDIRECT(ADDRESS([.$C158];2;1;1;&quot;Basic&quot;))*[.$B158]/[$Basic.$B$2]" office:value-type="float" office:value="9" calcext:value-type="float">
            <text:p>9</text:p>
          </table:table-cell>
          <table:table-cell table:formula="of:=INDIRECT(ADDRESS([.$C158];3;1;1;&quot;Basic&quot;))*[.$B158]/[$Basic.$B$2]" office:value-type="float" office:value="150" calcext:value-type="float">
            <text:p>150</text:p>
          </table:table-cell>
          <table:table-cell table:formula="of:=INDIRECT(ADDRESS([.$C158];4;1;1;&quot;Basic&quot;))*[.$B158]/[$Basic.$B$2]" office:value-type="float" office:value="600" calcext:value-type="float">
            <text:p>600</text:p>
          </table:table-cell>
          <table:table-cell table:formula="of:=INDIRECT(ADDRESS([.$C158];5;1;1;&quot;Basic&quot;))*[.$B158]/[$Basic.$B$2]" office:value-type="float" office:value="1800" calcext:value-type="float">
            <text:p>1800</text:p>
          </table:table-cell>
          <table:table-cell table:formula="of:=[.F158]" office:value-type="float" office:value="9" calcext:value-type="float">
            <text:p>9</text:p>
          </table:table-cell>
          <table:table-cell table:formula="of:=IF([.G158]=0;1;[.G158])" office:value-type="float" office:value="150" calcext:value-type="float">
            <text:p>150</text:p>
          </table:table-cell>
          <table:table-cell table:formula="of:=IF([.H158]=0;5;[.H158])" office:value-type="float" office:value="600" calcext:value-type="float">
            <text:p>600</text:p>
          </table:table-cell>
          <table:table-cell table:formula="of:=IF([.I158]=0;15;[.I158])" office:value-type="float" office:value="1800" calcext:value-type="float">
            <text:p>1800</text:p>
          </table:table-cell>
          <table:table-cell table:formula="of:=IF([.B158]=0;[.D158];&quot;&quot;) &amp; IF([.B158]=[$Basic.$B$2];&quot;Open Terrain&quot;;&quot;&quot;) &amp; IF([.B158]=[$Basic.$C$2];&quot;Difficult Terrain&quot;;&quot;&quot;) &amp; IF([.B158]=[$Basic.$D$2];&quot;Extreme Terrain&quot;;&quot;&quot;)">
            <text:p/>
          </table:table-cell>
          <table:table-cell table:formula="of:= [.N158] &amp; &quot; &quot; &amp; [.E158]" office:value-type="string" office:string-value=" 12/8" calcext:value-type="string">
            <text:p><text:s/>12/8</text:p>
          </table:table-cell>
          <table:table-cell table:formula="of:=CEILING([.J158])" office:value-type="float" office:value="9" calcext:value-type="float">
            <text:p>9</text:p>
          </table:table-cell>
          <table:table-cell table:formula="of:=CEILING(8*[.J158])" office:value-type="float" office:value="72" calcext:value-type="float">
            <text:p>72</text:p>
          </table:table-cell>
          <table:table-cell table:formula="of:=CEILING(1*[.K158])" office:value-type="float" office:value="150" calcext:value-type="float">
            <text:p>150</text:p>
          </table:table-cell>
          <table:table-cell table:formula="of:=CEILING(2*[.K158])" office:value-type="float" office:value="300" calcext:value-type="float">
            <text:p>300</text:p>
          </table:table-cell>
          <table:table-cell table:formula="of:=CEILING(5*[.K158])" office:value-type="float" office:value="750" calcext:value-type="float">
            <text:p>750</text:p>
          </table:table-cell>
          <table:table-cell table:formula="of:=CEILING(1*[.L158])" office:value-type="float" office:value="600" calcext:value-type="float">
            <text:p>600</text:p>
          </table:table-cell>
          <table:table-cell table:formula="of:=CEILING(2*[.L158])" office:value-type="float" office:value="1200" calcext:value-type="float">
            <text:p>1200</text:p>
          </table:table-cell>
          <table:table-cell table:formula="of:=CEILING(1*[.M158])" office:value-type="float" office:value="1800" calcext:value-type="float">
            <text:p>1800</text:p>
          </table:table-cell>
          <table:table-cell table:formula="of:=CEILING(2*[.M158])" office:value-type="float" office:value="3600" calcext:value-type="float">
            <text:p>3600</text:p>
          </table:table-cell>
          <table:table-cell table:formula="of:=CEILING(6*[.M158])" office:value-type="float" office:value="10800" calcext:value-type="float">
            <text:p>10800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table:formula="of:=MOD([.A159]-1;[$Basic.$A$2]+1)" office:value-type="float" office:value="13" calcext:value-type="float">
            <text:p>13</text:p>
          </table:table-cell>
          <table:table-cell table:formula="of:=CEILING(([.A159]-[.B159])/[$Basic.$A$2]; 1)+3" office:value-type="float" office:value="13" calcext:value-type="float">
            <text:p>13</text:p>
          </table:table-cell>
          <table:table-cell table:formula="of:=IF([.B159]=0;INDIRECT(ADDRESS([.C159];1;1;1;&quot;Basic&quot;));&quot;&quot;)">
            <text:p/>
          </table:table-cell>
          <table:table-cell table:style-name="ce3" table:formula="of:=[.B159] &amp; &quot;/&quot; &amp; [$Basic.$B$2]" office:value-type="string" office:string-value="13/8" calcext:value-type="string">
            <text:p>13/8</text:p>
          </table:table-cell>
          <table:table-cell table:formula="of:=INDIRECT(ADDRESS([.$C159];2;1;1;&quot;Basic&quot;))*[.$B159]/[$Basic.$B$2]" office:value-type="float" office:value="9.75" calcext:value-type="float">
            <text:p>9.75</text:p>
          </table:table-cell>
          <table:table-cell table:formula="of:=INDIRECT(ADDRESS([.$C159];3;1;1;&quot;Basic&quot;))*[.$B159]/[$Basic.$B$2]" office:value-type="float" office:value="162.5" calcext:value-type="float">
            <text:p>162.5</text:p>
          </table:table-cell>
          <table:table-cell table:formula="of:=INDIRECT(ADDRESS([.$C159];4;1;1;&quot;Basic&quot;))*[.$B159]/[$Basic.$B$2]" office:value-type="float" office:value="650" calcext:value-type="float">
            <text:p>650</text:p>
          </table:table-cell>
          <table:table-cell table:formula="of:=INDIRECT(ADDRESS([.$C159];5;1;1;&quot;Basic&quot;))*[.$B159]/[$Basic.$B$2]" office:value-type="float" office:value="1950" calcext:value-type="float">
            <text:p>1950</text:p>
          </table:table-cell>
          <table:table-cell table:formula="of:=[.F159]" office:value-type="float" office:value="9.75" calcext:value-type="float">
            <text:p>9.75</text:p>
          </table:table-cell>
          <table:table-cell table:formula="of:=IF([.G159]=0;1;[.G159])" office:value-type="float" office:value="162.5" calcext:value-type="float">
            <text:p>162.5</text:p>
          </table:table-cell>
          <table:table-cell table:formula="of:=IF([.H159]=0;5;[.H159])" office:value-type="float" office:value="650" calcext:value-type="float">
            <text:p>650</text:p>
          </table:table-cell>
          <table:table-cell table:formula="of:=IF([.I159]=0;15;[.I159])" office:value-type="float" office:value="1950" calcext:value-type="float">
            <text:p>1950</text:p>
          </table:table-cell>
          <table:table-cell table:formula="of:=IF([.B159]=0;[.D159];&quot;&quot;) &amp; IF([.B159]=[$Basic.$B$2];&quot;Open Terrain&quot;;&quot;&quot;) &amp; IF([.B159]=[$Basic.$C$2];&quot;Difficult Terrain&quot;;&quot;&quot;) &amp; IF([.B159]=[$Basic.$D$2];&quot;Extreme Terrain&quot;;&quot;&quot;)">
            <text:p/>
          </table:table-cell>
          <table:table-cell table:formula="of:= [.N159] &amp; &quot; &quot; &amp; [.E159]" office:value-type="string" office:string-value=" 13/8" calcext:value-type="string">
            <text:p><text:s/>13/8</text:p>
          </table:table-cell>
          <table:table-cell table:formula="of:=CEILING([.J159])" office:value-type="float" office:value="10" calcext:value-type="float">
            <text:p>10</text:p>
          </table:table-cell>
          <table:table-cell table:formula="of:=CEILING(8*[.J159])" office:value-type="float" office:value="78" calcext:value-type="float">
            <text:p>78</text:p>
          </table:table-cell>
          <table:table-cell table:formula="of:=CEILING(1*[.K159])" office:value-type="float" office:value="163" calcext:value-type="float">
            <text:p>163</text:p>
          </table:table-cell>
          <table:table-cell table:formula="of:=CEILING(2*[.K159])" office:value-type="float" office:value="325" calcext:value-type="float">
            <text:p>325</text:p>
          </table:table-cell>
          <table:table-cell table:formula="of:=CEILING(5*[.K159])" office:value-type="float" office:value="813" calcext:value-type="float">
            <text:p>813</text:p>
          </table:table-cell>
          <table:table-cell table:formula="of:=CEILING(1*[.L159])" office:value-type="float" office:value="650" calcext:value-type="float">
            <text:p>650</text:p>
          </table:table-cell>
          <table:table-cell table:formula="of:=CEILING(2*[.L159])" office:value-type="float" office:value="1300" calcext:value-type="float">
            <text:p>1300</text:p>
          </table:table-cell>
          <table:table-cell table:formula="of:=CEILING(1*[.M159])" office:value-type="float" office:value="1950" calcext:value-type="float">
            <text:p>1950</text:p>
          </table:table-cell>
          <table:table-cell table:formula="of:=CEILING(2*[.M159])" office:value-type="float" office:value="3900" calcext:value-type="float">
            <text:p>3900</text:p>
          </table:table-cell>
          <table:table-cell table:formula="of:=CEILING(6*[.M159])" office:value-type="float" office:value="11700" calcext:value-type="float">
            <text:p>11700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table:formula="of:=MOD([.A160]-1;[$Basic.$A$2]+1)" office:value-type="float" office:value="14" calcext:value-type="float">
            <text:p>14</text:p>
          </table:table-cell>
          <table:table-cell table:formula="of:=CEILING(([.A160]-[.B160])/[$Basic.$A$2]; 1)+3" office:value-type="float" office:value="13" calcext:value-type="float">
            <text:p>13</text:p>
          </table:table-cell>
          <table:table-cell table:formula="of:=IF([.B160]=0;INDIRECT(ADDRESS([.C160];1;1;1;&quot;Basic&quot;));&quot;&quot;)">
            <text:p/>
          </table:table-cell>
          <table:table-cell table:style-name="ce3" table:formula="of:=[.B160] &amp; &quot;/&quot; &amp; [$Basic.$B$2]" office:value-type="string" office:string-value="14/8" calcext:value-type="string">
            <text:p>14/8</text:p>
          </table:table-cell>
          <table:table-cell table:formula="of:=INDIRECT(ADDRESS([.$C160];2;1;1;&quot;Basic&quot;))*[.$B160]/[$Basic.$B$2]" office:value-type="float" office:value="10.5" calcext:value-type="float">
            <text:p>10.5</text:p>
          </table:table-cell>
          <table:table-cell table:formula="of:=INDIRECT(ADDRESS([.$C160];3;1;1;&quot;Basic&quot;))*[.$B160]/[$Basic.$B$2]" office:value-type="float" office:value="175" calcext:value-type="float">
            <text:p>175</text:p>
          </table:table-cell>
          <table:table-cell table:formula="of:=INDIRECT(ADDRESS([.$C160];4;1;1;&quot;Basic&quot;))*[.$B160]/[$Basic.$B$2]" office:value-type="float" office:value="700" calcext:value-type="float">
            <text:p>700</text:p>
          </table:table-cell>
          <table:table-cell table:formula="of:=INDIRECT(ADDRESS([.$C160];5;1;1;&quot;Basic&quot;))*[.$B160]/[$Basic.$B$2]" office:value-type="float" office:value="2100" calcext:value-type="float">
            <text:p>2100</text:p>
          </table:table-cell>
          <table:table-cell table:formula="of:=[.F160]" office:value-type="float" office:value="10.5" calcext:value-type="float">
            <text:p>10.5</text:p>
          </table:table-cell>
          <table:table-cell table:formula="of:=IF([.G160]=0;1;[.G160])" office:value-type="float" office:value="175" calcext:value-type="float">
            <text:p>175</text:p>
          </table:table-cell>
          <table:table-cell table:formula="of:=IF([.H160]=0;5;[.H160])" office:value-type="float" office:value="700" calcext:value-type="float">
            <text:p>700</text:p>
          </table:table-cell>
          <table:table-cell table:formula="of:=IF([.I160]=0;15;[.I160])" office:value-type="float" office:value="2100" calcext:value-type="float">
            <text:p>2100</text:p>
          </table:table-cell>
          <table:table-cell table:formula="of:=IF([.B160]=0;[.D160];&quot;&quot;) &amp; IF([.B160]=[$Basic.$B$2];&quot;Open Terrain&quot;;&quot;&quot;) &amp; IF([.B160]=[$Basic.$C$2];&quot;Difficult Terrain&quot;;&quot;&quot;) &amp; IF([.B160]=[$Basic.$D$2];&quot;Extreme Terrain&quot;;&quot;&quot;)">
            <text:p/>
          </table:table-cell>
          <table:table-cell table:formula="of:= [.N160] &amp; &quot; &quot; &amp; [.E160]" office:value-type="string" office:string-value=" 14/8" calcext:value-type="string">
            <text:p><text:s/>14/8</text:p>
          </table:table-cell>
          <table:table-cell table:formula="of:=CEILING([.J160])" office:value-type="float" office:value="11" calcext:value-type="float">
            <text:p>11</text:p>
          </table:table-cell>
          <table:table-cell table:formula="of:=CEILING(8*[.J160])" office:value-type="float" office:value="84" calcext:value-type="float">
            <text:p>84</text:p>
          </table:table-cell>
          <table:table-cell table:formula="of:=CEILING(1*[.K160])" office:value-type="float" office:value="175" calcext:value-type="float">
            <text:p>175</text:p>
          </table:table-cell>
          <table:table-cell table:formula="of:=CEILING(2*[.K160])" office:value-type="float" office:value="350" calcext:value-type="float">
            <text:p>350</text:p>
          </table:table-cell>
          <table:table-cell table:formula="of:=CEILING(5*[.K160])" office:value-type="float" office:value="875" calcext:value-type="float">
            <text:p>875</text:p>
          </table:table-cell>
          <table:table-cell table:formula="of:=CEILING(1*[.L160])" office:value-type="float" office:value="700" calcext:value-type="float">
            <text:p>700</text:p>
          </table:table-cell>
          <table:table-cell table:formula="of:=CEILING(2*[.L160])" office:value-type="float" office:value="1400" calcext:value-type="float">
            <text:p>1400</text:p>
          </table:table-cell>
          <table:table-cell table:formula="of:=CEILING(1*[.M160])" office:value-type="float" office:value="2100" calcext:value-type="float">
            <text:p>2100</text:p>
          </table:table-cell>
          <table:table-cell table:formula="of:=CEILING(2*[.M160])" office:value-type="float" office:value="4200" calcext:value-type="float">
            <text:p>4200</text:p>
          </table:table-cell>
          <table:table-cell table:formula="of:=CEILING(6*[.M160])" office:value-type="float" office:value="12600" calcext:value-type="float">
            <text:p>12600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table:formula="of:=MOD([.A161]-1;[$Basic.$A$2]+1)" office:value-type="float" office:value="15" calcext:value-type="float">
            <text:p>15</text:p>
          </table:table-cell>
          <table:table-cell table:formula="of:=CEILING(([.A161]-[.B161])/[$Basic.$A$2]; 1)+3" office:value-type="float" office:value="13" calcext:value-type="float">
            <text:p>13</text:p>
          </table:table-cell>
          <table:table-cell table:formula="of:=IF([.B161]=0;INDIRECT(ADDRESS([.C161];1;1;1;&quot;Basic&quot;));&quot;&quot;)">
            <text:p/>
          </table:table-cell>
          <table:table-cell table:style-name="ce3" table:formula="of:=[.B161] &amp; &quot;/&quot; &amp; [$Basic.$B$2]" office:value-type="string" office:string-value="15/8" calcext:value-type="string">
            <text:p>15/8</text:p>
          </table:table-cell>
          <table:table-cell table:formula="of:=INDIRECT(ADDRESS([.$C161];2;1;1;&quot;Basic&quot;))*[.$B161]/[$Basic.$B$2]" office:value-type="float" office:value="11.25" calcext:value-type="float">
            <text:p>11.25</text:p>
          </table:table-cell>
          <table:table-cell table:formula="of:=INDIRECT(ADDRESS([.$C161];3;1;1;&quot;Basic&quot;))*[.$B161]/[$Basic.$B$2]" office:value-type="float" office:value="187.5" calcext:value-type="float">
            <text:p>187.5</text:p>
          </table:table-cell>
          <table:table-cell table:formula="of:=INDIRECT(ADDRESS([.$C161];4;1;1;&quot;Basic&quot;))*[.$B161]/[$Basic.$B$2]" office:value-type="float" office:value="750" calcext:value-type="float">
            <text:p>750</text:p>
          </table:table-cell>
          <table:table-cell table:formula="of:=INDIRECT(ADDRESS([.$C161];5;1;1;&quot;Basic&quot;))*[.$B161]/[$Basic.$B$2]" office:value-type="float" office:value="2250" calcext:value-type="float">
            <text:p>2250</text:p>
          </table:table-cell>
          <table:table-cell table:formula="of:=[.F161]" office:value-type="float" office:value="11.25" calcext:value-type="float">
            <text:p>11.25</text:p>
          </table:table-cell>
          <table:table-cell table:formula="of:=IF([.G161]=0;1;[.G161])" office:value-type="float" office:value="187.5" calcext:value-type="float">
            <text:p>187.5</text:p>
          </table:table-cell>
          <table:table-cell table:formula="of:=IF([.H161]=0;5;[.H161])" office:value-type="float" office:value="750" calcext:value-type="float">
            <text:p>750</text:p>
          </table:table-cell>
          <table:table-cell table:formula="of:=IF([.I161]=0;15;[.I161])" office:value-type="float" office:value="2250" calcext:value-type="float">
            <text:p>2250</text:p>
          </table:table-cell>
          <table:table-cell table:formula="of:=IF([.B161]=0;[.D161];&quot;&quot;) &amp; IF([.B161]=[$Basic.$B$2];&quot;Open Terrain&quot;;&quot;&quot;) &amp; IF([.B161]=[$Basic.$C$2];&quot;Difficult Terrain&quot;;&quot;&quot;) &amp; IF([.B161]=[$Basic.$D$2];&quot;Extreme Terrain&quot;;&quot;&quot;)">
            <text:p/>
          </table:table-cell>
          <table:table-cell table:formula="of:= [.N161] &amp; &quot; &quot; &amp; [.E161]" office:value-type="string" office:string-value=" 15/8" calcext:value-type="string">
            <text:p><text:s/>15/8</text:p>
          </table:table-cell>
          <table:table-cell table:formula="of:=CEILING([.J161])" office:value-type="float" office:value="12" calcext:value-type="float">
            <text:p>12</text:p>
          </table:table-cell>
          <table:table-cell table:formula="of:=CEILING(8*[.J161])" office:value-type="float" office:value="90" calcext:value-type="float">
            <text:p>90</text:p>
          </table:table-cell>
          <table:table-cell table:formula="of:=CEILING(1*[.K161])" office:value-type="float" office:value="188" calcext:value-type="float">
            <text:p>188</text:p>
          </table:table-cell>
          <table:table-cell table:formula="of:=CEILING(2*[.K161])" office:value-type="float" office:value="375" calcext:value-type="float">
            <text:p>375</text:p>
          </table:table-cell>
          <table:table-cell table:formula="of:=CEILING(5*[.K161])" office:value-type="float" office:value="938" calcext:value-type="float">
            <text:p>938</text:p>
          </table:table-cell>
          <table:table-cell table:formula="of:=CEILING(1*[.L161])" office:value-type="float" office:value="750" calcext:value-type="float">
            <text:p>750</text:p>
          </table:table-cell>
          <table:table-cell table:formula="of:=CEILING(2*[.L161])" office:value-type="float" office:value="1500" calcext:value-type="float">
            <text:p>1500</text:p>
          </table:table-cell>
          <table:table-cell table:formula="of:=CEILING(1*[.M161])" office:value-type="float" office:value="2250" calcext:value-type="float">
            <text:p>2250</text:p>
          </table:table-cell>
          <table:table-cell table:formula="of:=CEILING(2*[.M161])" office:value-type="float" office:value="4500" calcext:value-type="float">
            <text:p>4500</text:p>
          </table:table-cell>
          <table:table-cell table:formula="of:=CEILING(6*[.M161])" office:value-type="float" office:value="13500" calcext:value-type="float">
            <text:p>135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MOD([.A162]-1;[$Basic.$A$2]+1)" office:value-type="float" office:value="0" calcext:value-type="float">
            <text:p>0</text:p>
          </table:table-cell>
          <table:table-cell table:formula="of:=CEILING(([.A162]-[.B162])/[$Basic.$A$2]; 1)+3" office:value-type="float" office:value="14" calcext:value-type="float">
            <text:p>14</text:p>
          </table:table-cell>
          <table:table-cell table:formula="of:=IF([.B162]=0;INDIRECT(ADDRESS([.C162];1;1;1;&quot;Basic&quot;));&quot;&quot;)" office:value-type="string" office:string-value="Sailing" calcext:value-type="string">
            <text:p>Sailing</text:p>
          </table:table-cell>
          <table:table-cell table:style-name="ce3" table:formula="of:=[.B162] &amp; &quot;/&quot; &amp; [$Basic.$B$2]" office:value-type="string" office:string-value="0/8" calcext:value-type="string">
            <text:p>0/8</text:p>
          </table:table-cell>
          <table:table-cell table:formula="of:=INDIRECT(ADDRESS([.$C162];2;1;1;&quot;Basic&quot;))*[.$B162]/[$Basic.$B$2]" office:value-type="float" office:value="0" calcext:value-type="float">
            <text:p>0</text:p>
          </table:table-cell>
          <table:table-cell table:formula="of:=INDIRECT(ADDRESS([.$C162];3;1;1;&quot;Basic&quot;))*[.$B162]/[$Basic.$B$2]" office:value-type="float" office:value="0" calcext:value-type="float">
            <text:p>0</text:p>
          </table:table-cell>
          <table:table-cell table:formula="of:=INDIRECT(ADDRESS([.$C162];4;1;1;&quot;Basic&quot;))*[.$B162]/[$Basic.$B$2]" office:value-type="float" office:value="0" calcext:value-type="float">
            <text:p>0</text:p>
          </table:table-cell>
          <table:table-cell table:formula="of:=INDIRECT(ADDRESS([.$C162];5;1;1;&quot;Basic&quot;))*[.$B162]/[$Basic.$B$2]" office:value-type="float" office:value="0" calcext:value-type="float">
            <text:p>0</text:p>
          </table:table-cell>
          <table:table-cell table:formula="of:=[.F162]" office:value-type="float" office:value="0" calcext:value-type="float">
            <text:p>0</text:p>
          </table:table-cell>
          <table:table-cell table:formula="of:=IF([.G162]=0;1;[.G162])" office:value-type="float" office:value="1" calcext:value-type="float">
            <text:p>1</text:p>
          </table:table-cell>
          <table:table-cell table:formula="of:=IF([.H162]=0;5;[.H162])" office:value-type="float" office:value="5" calcext:value-type="float">
            <text:p>5</text:p>
          </table:table-cell>
          <table:table-cell table:formula="of:=IF([.I162]=0;15;[.I162])" office:value-type="float" office:value="15" calcext:value-type="float">
            <text:p>15</text:p>
          </table:table-cell>
          <table:table-cell table:formula="of:=IF([.B162]=0;[.D162];&quot;&quot;) &amp; IF([.B162]=[$Basic.$B$2];&quot;Open Terrain&quot;;&quot;&quot;) &amp; IF([.B162]=[$Basic.$C$2];&quot;Difficult Terrain&quot;;&quot;&quot;) &amp; IF([.B162]=[$Basic.$D$2];&quot;Extreme Terrain&quot;;&quot;&quot;)" office:value-type="string" office:string-value="Sailing" calcext:value-type="string">
            <text:p>Sailing</text:p>
          </table:table-cell>
          <table:table-cell table:formula="of:= [.N162] &amp; &quot; &quot; &amp; [.E162]" office:value-type="string" office:string-value="Sailing 0/8" calcext:value-type="string">
            <text:p>Sailing 0/8</text:p>
          </table:table-cell>
          <table:table-cell table:formula="of:=CEILING([.J162])" office:value-type="float" office:value="0" calcext:value-type="float">
            <text:p>0</text:p>
          </table:table-cell>
          <table:table-cell table:formula="of:=CEILING(8*[.J162])" office:value-type="float" office:value="0" calcext:value-type="float">
            <text:p>0</text:p>
          </table:table-cell>
          <table:table-cell table:formula="of:=CEILING(1*[.K162])" office:value-type="float" office:value="1" calcext:value-type="float">
            <text:p>1</text:p>
          </table:table-cell>
          <table:table-cell table:formula="of:=CEILING(2*[.K162])" office:value-type="float" office:value="2" calcext:value-type="float">
            <text:p>2</text:p>
          </table:table-cell>
          <table:table-cell table:formula="of:=CEILING(5*[.K162])" office:value-type="float" office:value="5" calcext:value-type="float">
            <text:p>5</text:p>
          </table:table-cell>
          <table:table-cell table:formula="of:=CEILING(1*[.L162])" office:value-type="float" office:value="5" calcext:value-type="float">
            <text:p>5</text:p>
          </table:table-cell>
          <table:table-cell table:formula="of:=CEILING(2*[.L162])" office:value-type="float" office:value="10" calcext:value-type="float">
            <text:p>10</text:p>
          </table:table-cell>
          <table:table-cell table:formula="of:=CEILING(1*[.M162])" office:value-type="float" office:value="15" calcext:value-type="float">
            <text:p>15</text:p>
          </table:table-cell>
          <table:table-cell table:formula="of:=CEILING(2*[.M162])" office:value-type="float" office:value="30" calcext:value-type="float">
            <text:p>30</text:p>
          </table:table-cell>
          <table:table-cell table:formula="of:=CEILING(6*[.M162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table:formula="of:=MOD([.A163]-1;[$Basic.$A$2]+1)" office:value-type="float" office:value="1" calcext:value-type="float">
            <text:p>1</text:p>
          </table:table-cell>
          <table:table-cell table:formula="of:=CEILING(([.A163]-[.B163])/[$Basic.$A$2]; 1)+3" office:value-type="float" office:value="14" calcext:value-type="float">
            <text:p>14</text:p>
          </table:table-cell>
          <table:table-cell table:formula="of:=IF([.B163]=0;INDIRECT(ADDRESS([.C163];1;1;1;&quot;Basic&quot;));&quot;&quot;)">
            <text:p/>
          </table:table-cell>
          <table:table-cell table:style-name="ce3" table:formula="of:=[.B163] &amp; &quot;/&quot; &amp; [$Basic.$B$2]" office:value-type="string" office:string-value="1/8" calcext:value-type="string">
            <text:p>1/8</text:p>
          </table:table-cell>
          <table:table-cell table:formula="of:=INDIRECT(ADDRESS([.$C163];2;1;1;&quot;Basic&quot;))*[.$B163]/[$Basic.$B$2]" office:value-type="float" office:value="0.75" calcext:value-type="float">
            <text:p>0.75</text:p>
          </table:table-cell>
          <table:table-cell table:formula="of:=INDIRECT(ADDRESS([.$C163];3;1;1;&quot;Basic&quot;))*[.$B163]/[$Basic.$B$2]" office:value-type="float" office:value="15.625" calcext:value-type="float">
            <text:p>15.625</text:p>
          </table:table-cell>
          <table:table-cell table:formula="of:=INDIRECT(ADDRESS([.$C163];4;1;1;&quot;Basic&quot;))*[.$B163]/[$Basic.$B$2]" office:value-type="float" office:value="100" calcext:value-type="float">
            <text:p>100</text:p>
          </table:table-cell>
          <table:table-cell table:formula="of:=INDIRECT(ADDRESS([.$C163];5;1;1;&quot;Basic&quot;))*[.$B163]/[$Basic.$B$2]" office:value-type="float" office:value="300" calcext:value-type="float">
            <text:p>300</text:p>
          </table:table-cell>
          <table:table-cell table:formula="of:=[.F163]" office:value-type="float" office:value="0.75" calcext:value-type="float">
            <text:p>0.75</text:p>
          </table:table-cell>
          <table:table-cell table:formula="of:=IF([.G163]=0;1;[.G163])" office:value-type="float" office:value="15.625" calcext:value-type="float">
            <text:p>15.625</text:p>
          </table:table-cell>
          <table:table-cell table:formula="of:=IF([.H163]=0;5;[.H163])" office:value-type="float" office:value="100" calcext:value-type="float">
            <text:p>100</text:p>
          </table:table-cell>
          <table:table-cell table:formula="of:=IF([.I163]=0;15;[.I163])" office:value-type="float" office:value="300" calcext:value-type="float">
            <text:p>300</text:p>
          </table:table-cell>
          <table:table-cell table:formula="of:=IF([.B163]=0;[.D163];&quot;&quot;) &amp; IF([.B163]=[$Basic.$B$2];&quot;Open Terrain&quot;;&quot;&quot;) &amp; IF([.B163]=[$Basic.$C$2];&quot;Difficult Terrain&quot;;&quot;&quot;) &amp; IF([.B163]=[$Basic.$D$2];&quot;Extreme Terrain&quot;;&quot;&quot;)">
            <text:p/>
          </table:table-cell>
          <table:table-cell table:formula="of:= [.N163] &amp; &quot; &quot; &amp; [.E163]" office:value-type="string" office:string-value=" 1/8" calcext:value-type="string">
            <text:p><text:s/>1/8</text:p>
          </table:table-cell>
          <table:table-cell table:formula="of:=CEILING([.J163])" office:value-type="float" office:value="1" calcext:value-type="float">
            <text:p>1</text:p>
          </table:table-cell>
          <table:table-cell table:formula="of:=CEILING(8*[.J163])" office:value-type="float" office:value="6" calcext:value-type="float">
            <text:p>6</text:p>
          </table:table-cell>
          <table:table-cell table:formula="of:=CEILING(1*[.K163])" office:value-type="float" office:value="16" calcext:value-type="float">
            <text:p>16</text:p>
          </table:table-cell>
          <table:table-cell table:formula="of:=CEILING(2*[.K163])" office:value-type="float" office:value="32" calcext:value-type="float">
            <text:p>32</text:p>
          </table:table-cell>
          <table:table-cell table:formula="of:=CEILING(5*[.K163])" office:value-type="float" office:value="79" calcext:value-type="float">
            <text:p>79</text:p>
          </table:table-cell>
          <table:table-cell table:formula="of:=CEILING(1*[.L163])" office:value-type="float" office:value="100" calcext:value-type="float">
            <text:p>100</text:p>
          </table:table-cell>
          <table:table-cell table:formula="of:=CEILING(2*[.L163])" office:value-type="float" office:value="200" calcext:value-type="float">
            <text:p>200</text:p>
          </table:table-cell>
          <table:table-cell table:formula="of:=CEILING(1*[.M163])" office:value-type="float" office:value="300" calcext:value-type="float">
            <text:p>300</text:p>
          </table:table-cell>
          <table:table-cell table:formula="of:=CEILING(2*[.M163])" office:value-type="float" office:value="600" calcext:value-type="float">
            <text:p>600</text:p>
          </table:table-cell>
          <table:table-cell table:formula="of:=CEILING(6*[.M163])" office:value-type="float" office:value="1800" calcext:value-type="float">
            <text:p>1800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formula="of:=MOD([.A164]-1;[$Basic.$A$2]+1)" office:value-type="float" office:value="2" calcext:value-type="float">
            <text:p>2</text:p>
          </table:table-cell>
          <table:table-cell table:formula="of:=CEILING(([.A164]-[.B164])/[$Basic.$A$2]; 1)+3" office:value-type="float" office:value="14" calcext:value-type="float">
            <text:p>14</text:p>
          </table:table-cell>
          <table:table-cell table:formula="of:=IF([.B164]=0;INDIRECT(ADDRESS([.C164];1;1;1;&quot;Basic&quot;));&quot;&quot;)">
            <text:p/>
          </table:table-cell>
          <table:table-cell table:style-name="ce3" table:formula="of:=[.B164] &amp; &quot;/&quot; &amp; [$Basic.$B$2]" office:value-type="string" office:string-value="2/8" calcext:value-type="string">
            <text:p>2/8</text:p>
          </table:table-cell>
          <table:table-cell table:formula="of:=INDIRECT(ADDRESS([.$C164];2;1;1;&quot;Basic&quot;))*[.$B164]/[$Basic.$B$2]" office:value-type="float" office:value="1.5" calcext:value-type="float">
            <text:p>1.5</text:p>
          </table:table-cell>
          <table:table-cell table:formula="of:=INDIRECT(ADDRESS([.$C164];3;1;1;&quot;Basic&quot;))*[.$B164]/[$Basic.$B$2]" office:value-type="float" office:value="31.25" calcext:value-type="float">
            <text:p>31.25</text:p>
          </table:table-cell>
          <table:table-cell table:formula="of:=INDIRECT(ADDRESS([.$C164];4;1;1;&quot;Basic&quot;))*[.$B164]/[$Basic.$B$2]" office:value-type="float" office:value="200" calcext:value-type="float">
            <text:p>200</text:p>
          </table:table-cell>
          <table:table-cell table:formula="of:=INDIRECT(ADDRESS([.$C164];5;1;1;&quot;Basic&quot;))*[.$B164]/[$Basic.$B$2]" office:value-type="float" office:value="600" calcext:value-type="float">
            <text:p>600</text:p>
          </table:table-cell>
          <table:table-cell table:formula="of:=[.F164]" office:value-type="float" office:value="1.5" calcext:value-type="float">
            <text:p>1.5</text:p>
          </table:table-cell>
          <table:table-cell table:formula="of:=IF([.G164]=0;1;[.G164])" office:value-type="float" office:value="31.25" calcext:value-type="float">
            <text:p>31.25</text:p>
          </table:table-cell>
          <table:table-cell table:formula="of:=IF([.H164]=0;5;[.H164])" office:value-type="float" office:value="200" calcext:value-type="float">
            <text:p>200</text:p>
          </table:table-cell>
          <table:table-cell table:formula="of:=IF([.I164]=0;15;[.I164])" office:value-type="float" office:value="600" calcext:value-type="float">
            <text:p>600</text:p>
          </table:table-cell>
          <table:table-cell table:formula="of:=IF([.B164]=0;[.D164];&quot;&quot;) &amp; IF([.B164]=[$Basic.$B$2];&quot;Open Terrain&quot;;&quot;&quot;) &amp; IF([.B164]=[$Basic.$C$2];&quot;Difficult Terrain&quot;;&quot;&quot;) &amp; IF([.B164]=[$Basic.$D$2];&quot;Extreme Terrain&quot;;&quot;&quot;)">
            <text:p/>
          </table:table-cell>
          <table:table-cell table:formula="of:= [.N164] &amp; &quot; &quot; &amp; [.E164]" office:value-type="string" office:string-value=" 2/8" calcext:value-type="string">
            <text:p><text:s/>2/8</text:p>
          </table:table-cell>
          <table:table-cell table:formula="of:=CEILING([.J164])" office:value-type="float" office:value="2" calcext:value-type="float">
            <text:p>2</text:p>
          </table:table-cell>
          <table:table-cell table:formula="of:=CEILING(8*[.J164])" office:value-type="float" office:value="12" calcext:value-type="float">
            <text:p>12</text:p>
          </table:table-cell>
          <table:table-cell table:formula="of:=CEILING(1*[.K164])" office:value-type="float" office:value="32" calcext:value-type="float">
            <text:p>32</text:p>
          </table:table-cell>
          <table:table-cell table:formula="of:=CEILING(2*[.K164])" office:value-type="float" office:value="63" calcext:value-type="float">
            <text:p>63</text:p>
          </table:table-cell>
          <table:table-cell table:formula="of:=CEILING(5*[.K164])" office:value-type="float" office:value="157" calcext:value-type="float">
            <text:p>157</text:p>
          </table:table-cell>
          <table:table-cell table:formula="of:=CEILING(1*[.L164])" office:value-type="float" office:value="200" calcext:value-type="float">
            <text:p>200</text:p>
          </table:table-cell>
          <table:table-cell table:formula="of:=CEILING(2*[.L164])" office:value-type="float" office:value="400" calcext:value-type="float">
            <text:p>400</text:p>
          </table:table-cell>
          <table:table-cell table:formula="of:=CEILING(1*[.M164])" office:value-type="float" office:value="600" calcext:value-type="float">
            <text:p>600</text:p>
          </table:table-cell>
          <table:table-cell table:formula="of:=CEILING(2*[.M164])" office:value-type="float" office:value="1200" calcext:value-type="float">
            <text:p>1200</text:p>
          </table:table-cell>
          <table:table-cell table:formula="of:=CEILING(6*[.M164])" office:value-type="float" office:value="3600" calcext:value-type="float">
            <text:p>3600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table:formula="of:=MOD([.A165]-1;[$Basic.$A$2]+1)" office:value-type="float" office:value="3" calcext:value-type="float">
            <text:p>3</text:p>
          </table:table-cell>
          <table:table-cell table:formula="of:=CEILING(([.A165]-[.B165])/[$Basic.$A$2]; 1)+3" office:value-type="float" office:value="14" calcext:value-type="float">
            <text:p>14</text:p>
          </table:table-cell>
          <table:table-cell table:formula="of:=IF([.B165]=0;INDIRECT(ADDRESS([.C165];1;1;1;&quot;Basic&quot;));&quot;&quot;)">
            <text:p/>
          </table:table-cell>
          <table:table-cell table:style-name="ce3" table:formula="of:=[.B165] &amp; &quot;/&quot; &amp; [$Basic.$B$2]" office:value-type="string" office:string-value="3/8" calcext:value-type="string">
            <text:p>3/8</text:p>
          </table:table-cell>
          <table:table-cell table:formula="of:=INDIRECT(ADDRESS([.$C165];2;1;1;&quot;Basic&quot;))*[.$B165]/[$Basic.$B$2]" office:value-type="float" office:value="2.25" calcext:value-type="float">
            <text:p>2.25</text:p>
          </table:table-cell>
          <table:table-cell table:formula="of:=INDIRECT(ADDRESS([.$C165];3;1;1;&quot;Basic&quot;))*[.$B165]/[$Basic.$B$2]" office:value-type="float" office:value="46.875" calcext:value-type="float">
            <text:p>46.875</text:p>
          </table:table-cell>
          <table:table-cell table:formula="of:=INDIRECT(ADDRESS([.$C165];4;1;1;&quot;Basic&quot;))*[.$B165]/[$Basic.$B$2]" office:value-type="float" office:value="300" calcext:value-type="float">
            <text:p>300</text:p>
          </table:table-cell>
          <table:table-cell table:formula="of:=INDIRECT(ADDRESS([.$C165];5;1;1;&quot;Basic&quot;))*[.$B165]/[$Basic.$B$2]" office:value-type="float" office:value="900" calcext:value-type="float">
            <text:p>900</text:p>
          </table:table-cell>
          <table:table-cell table:formula="of:=[.F165]" office:value-type="float" office:value="2.25" calcext:value-type="float">
            <text:p>2.25</text:p>
          </table:table-cell>
          <table:table-cell table:formula="of:=IF([.G165]=0;1;[.G165])" office:value-type="float" office:value="46.875" calcext:value-type="float">
            <text:p>46.875</text:p>
          </table:table-cell>
          <table:table-cell table:formula="of:=IF([.H165]=0;5;[.H165])" office:value-type="float" office:value="300" calcext:value-type="float">
            <text:p>300</text:p>
          </table:table-cell>
          <table:table-cell table:formula="of:=IF([.I165]=0;15;[.I165])" office:value-type="float" office:value="900" calcext:value-type="float">
            <text:p>900</text:p>
          </table:table-cell>
          <table:table-cell table:formula="of:=IF([.B165]=0;[.D165];&quot;&quot;) &amp; IF([.B165]=[$Basic.$B$2];&quot;Open Terrain&quot;;&quot;&quot;) &amp; IF([.B165]=[$Basic.$C$2];&quot;Difficult Terrain&quot;;&quot;&quot;) &amp; IF([.B165]=[$Basic.$D$2];&quot;Extreme Terrain&quot;;&quot;&quot;)">
            <text:p/>
          </table:table-cell>
          <table:table-cell table:formula="of:= [.N165] &amp; &quot; &quot; &amp; [.E165]" office:value-type="string" office:string-value=" 3/8" calcext:value-type="string">
            <text:p><text:s/>3/8</text:p>
          </table:table-cell>
          <table:table-cell table:formula="of:=CEILING([.J165])" office:value-type="float" office:value="3" calcext:value-type="float">
            <text:p>3</text:p>
          </table:table-cell>
          <table:table-cell table:formula="of:=CEILING(8*[.J165])" office:value-type="float" office:value="18" calcext:value-type="float">
            <text:p>18</text:p>
          </table:table-cell>
          <table:table-cell table:formula="of:=CEILING(1*[.K165])" office:value-type="float" office:value="47" calcext:value-type="float">
            <text:p>47</text:p>
          </table:table-cell>
          <table:table-cell table:formula="of:=CEILING(2*[.K165])" office:value-type="float" office:value="94" calcext:value-type="float">
            <text:p>94</text:p>
          </table:table-cell>
          <table:table-cell table:formula="of:=CEILING(5*[.K165])" office:value-type="float" office:value="235" calcext:value-type="float">
            <text:p>235</text:p>
          </table:table-cell>
          <table:table-cell table:formula="of:=CEILING(1*[.L165])" office:value-type="float" office:value="300" calcext:value-type="float">
            <text:p>300</text:p>
          </table:table-cell>
          <table:table-cell table:formula="of:=CEILING(2*[.L165])" office:value-type="float" office:value="600" calcext:value-type="float">
            <text:p>600</text:p>
          </table:table-cell>
          <table:table-cell table:formula="of:=CEILING(1*[.M165])" office:value-type="float" office:value="900" calcext:value-type="float">
            <text:p>900</text:p>
          </table:table-cell>
          <table:table-cell table:formula="of:=CEILING(2*[.M165])" office:value-type="float" office:value="1800" calcext:value-type="float">
            <text:p>1800</text:p>
          </table:table-cell>
          <table:table-cell table:formula="of:=CEILING(6*[.M165])" office:value-type="float" office:value="5400" calcext:value-type="float">
            <text:p>5400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table:formula="of:=MOD([.A166]-1;[$Basic.$A$2]+1)" office:value-type="float" office:value="4" calcext:value-type="float">
            <text:p>4</text:p>
          </table:table-cell>
          <table:table-cell table:formula="of:=CEILING(([.A166]-[.B166])/[$Basic.$A$2]; 1)+3" office:value-type="float" office:value="14" calcext:value-type="float">
            <text:p>14</text:p>
          </table:table-cell>
          <table:table-cell table:formula="of:=IF([.B166]=0;INDIRECT(ADDRESS([.C166];1;1;1;&quot;Basic&quot;));&quot;&quot;)">
            <text:p/>
          </table:table-cell>
          <table:table-cell table:style-name="ce3" table:formula="of:=[.B166] &amp; &quot;/&quot; &amp; [$Basic.$B$2]" office:value-type="string" office:string-value="4/8" calcext:value-type="string">
            <text:p>4/8</text:p>
          </table:table-cell>
          <table:table-cell table:formula="of:=INDIRECT(ADDRESS([.$C166];2;1;1;&quot;Basic&quot;))*[.$B166]/[$Basic.$B$2]" office:value-type="float" office:value="3" calcext:value-type="float">
            <text:p>3</text:p>
          </table:table-cell>
          <table:table-cell table:formula="of:=INDIRECT(ADDRESS([.$C166];3;1;1;&quot;Basic&quot;))*[.$B166]/[$Basic.$B$2]" office:value-type="float" office:value="62.5" calcext:value-type="float">
            <text:p>62.5</text:p>
          </table:table-cell>
          <table:table-cell table:formula="of:=INDIRECT(ADDRESS([.$C166];4;1;1;&quot;Basic&quot;))*[.$B166]/[$Basic.$B$2]" office:value-type="float" office:value="400" calcext:value-type="float">
            <text:p>400</text:p>
          </table:table-cell>
          <table:table-cell table:formula="of:=INDIRECT(ADDRESS([.$C166];5;1;1;&quot;Basic&quot;))*[.$B166]/[$Basic.$B$2]" office:value-type="float" office:value="1200" calcext:value-type="float">
            <text:p>1200</text:p>
          </table:table-cell>
          <table:table-cell table:formula="of:=[.F166]" office:value-type="float" office:value="3" calcext:value-type="float">
            <text:p>3</text:p>
          </table:table-cell>
          <table:table-cell table:formula="of:=IF([.G166]=0;1;[.G166])" office:value-type="float" office:value="62.5" calcext:value-type="float">
            <text:p>62.5</text:p>
          </table:table-cell>
          <table:table-cell table:formula="of:=IF([.H166]=0;5;[.H166])" office:value-type="float" office:value="400" calcext:value-type="float">
            <text:p>400</text:p>
          </table:table-cell>
          <table:table-cell table:formula="of:=IF([.I166]=0;15;[.I166])" office:value-type="float" office:value="1200" calcext:value-type="float">
            <text:p>1200</text:p>
          </table:table-cell>
          <table:table-cell table:formula="of:=IF([.B166]=0;[.D166];&quot;&quot;) &amp; IF([.B166]=[$Basic.$B$2];&quot;Open Terrain&quot;;&quot;&quot;) &amp; IF([.B166]=[$Basic.$C$2];&quot;Difficult Terrain&quot;;&quot;&quot;) &amp; IF([.B166]=[$Basic.$D$2];&quot;Extreme Terrain&quot;;&quot;&quot;)" office:value-type="string" office:string-value="Extreme Terrain" calcext:value-type="string">
            <text:p>Extreme Terrain</text:p>
          </table:table-cell>
          <table:table-cell table:formula="of:= [.N166] &amp; &quot; &quot; &amp; [.E166]" office:value-type="string" office:string-value="Extreme Terrain 4/8" calcext:value-type="string">
            <text:p>Extreme Terrain 4/8</text:p>
          </table:table-cell>
          <table:table-cell table:formula="of:=CEILING([.J166])" office:value-type="float" office:value="3" calcext:value-type="float">
            <text:p>3</text:p>
          </table:table-cell>
          <table:table-cell table:formula="of:=CEILING(8*[.J166])" office:value-type="float" office:value="24" calcext:value-type="float">
            <text:p>24</text:p>
          </table:table-cell>
          <table:table-cell table:formula="of:=CEILING(1*[.K166])" office:value-type="float" office:value="63" calcext:value-type="float">
            <text:p>63</text:p>
          </table:table-cell>
          <table:table-cell table:formula="of:=CEILING(2*[.K166])" office:value-type="float" office:value="125" calcext:value-type="float">
            <text:p>125</text:p>
          </table:table-cell>
          <table:table-cell table:formula="of:=CEILING(5*[.K166])" office:value-type="float" office:value="313" calcext:value-type="float">
            <text:p>313</text:p>
          </table:table-cell>
          <table:table-cell table:formula="of:=CEILING(1*[.L166])" office:value-type="float" office:value="400" calcext:value-type="float">
            <text:p>400</text:p>
          </table:table-cell>
          <table:table-cell table:formula="of:=CEILING(2*[.L166])" office:value-type="float" office:value="800" calcext:value-type="float">
            <text:p>800</text:p>
          </table:table-cell>
          <table:table-cell table:formula="of:=CEILING(1*[.M166])" office:value-type="float" office:value="1200" calcext:value-type="float">
            <text:p>1200</text:p>
          </table:table-cell>
          <table:table-cell table:formula="of:=CEILING(2*[.M166])" office:value-type="float" office:value="2400" calcext:value-type="float">
            <text:p>2400</text:p>
          </table:table-cell>
          <table:table-cell table:formula="of:=CEILING(6*[.M166])" office:value-type="float" office:value="7200" calcext:value-type="float">
            <text:p>7200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table:formula="of:=MOD([.A167]-1;[$Basic.$A$2]+1)" office:value-type="float" office:value="5" calcext:value-type="float">
            <text:p>5</text:p>
          </table:table-cell>
          <table:table-cell table:formula="of:=CEILING(([.A167]-[.B167])/[$Basic.$A$2]; 1)+3" office:value-type="float" office:value="14" calcext:value-type="float">
            <text:p>14</text:p>
          </table:table-cell>
          <table:table-cell table:formula="of:=IF([.B167]=0;INDIRECT(ADDRESS([.C167];1;1;1;&quot;Basic&quot;));&quot;&quot;)">
            <text:p/>
          </table:table-cell>
          <table:table-cell table:style-name="ce3" table:formula="of:=[.B167] &amp; &quot;/&quot; &amp; [$Basic.$B$2]" office:value-type="string" office:string-value="5/8" calcext:value-type="string">
            <text:p>5/8</text:p>
          </table:table-cell>
          <table:table-cell table:formula="of:=INDIRECT(ADDRESS([.$C167];2;1;1;&quot;Basic&quot;))*[.$B167]/[$Basic.$B$2]" office:value-type="float" office:value="3.75" calcext:value-type="float">
            <text:p>3.75</text:p>
          </table:table-cell>
          <table:table-cell table:formula="of:=INDIRECT(ADDRESS([.$C167];3;1;1;&quot;Basic&quot;))*[.$B167]/[$Basic.$B$2]" office:value-type="float" office:value="78.125" calcext:value-type="float">
            <text:p>78.125</text:p>
          </table:table-cell>
          <table:table-cell table:formula="of:=INDIRECT(ADDRESS([.$C167];4;1;1;&quot;Basic&quot;))*[.$B167]/[$Basic.$B$2]" office:value-type="float" office:value="500" calcext:value-type="float">
            <text:p>500</text:p>
          </table:table-cell>
          <table:table-cell table:formula="of:=INDIRECT(ADDRESS([.$C167];5;1;1;&quot;Basic&quot;))*[.$B167]/[$Basic.$B$2]" office:value-type="float" office:value="1500" calcext:value-type="float">
            <text:p>1500</text:p>
          </table:table-cell>
          <table:table-cell table:formula="of:=[.F167]" office:value-type="float" office:value="3.75" calcext:value-type="float">
            <text:p>3.75</text:p>
          </table:table-cell>
          <table:table-cell table:formula="of:=IF([.G167]=0;1;[.G167])" office:value-type="float" office:value="78.125" calcext:value-type="float">
            <text:p>78.125</text:p>
          </table:table-cell>
          <table:table-cell table:formula="of:=IF([.H167]=0;5;[.H167])" office:value-type="float" office:value="500" calcext:value-type="float">
            <text:p>500</text:p>
          </table:table-cell>
          <table:table-cell table:formula="of:=IF([.I167]=0;15;[.I167])" office:value-type="float" office:value="1500" calcext:value-type="float">
            <text:p>1500</text:p>
          </table:table-cell>
          <table:table-cell table:formula="of:=IF([.B167]=0;[.D167];&quot;&quot;) &amp; IF([.B167]=[$Basic.$B$2];&quot;Open Terrain&quot;;&quot;&quot;) &amp; IF([.B167]=[$Basic.$C$2];&quot;Difficult Terrain&quot;;&quot;&quot;) &amp; IF([.B167]=[$Basic.$D$2];&quot;Extreme Terrain&quot;;&quot;&quot;)">
            <text:p/>
          </table:table-cell>
          <table:table-cell table:formula="of:= [.N167] &amp; &quot; &quot; &amp; [.E167]" office:value-type="string" office:string-value=" 5/8" calcext:value-type="string">
            <text:p><text:s/>5/8</text:p>
          </table:table-cell>
          <table:table-cell table:formula="of:=CEILING([.J167])" office:value-type="float" office:value="4" calcext:value-type="float">
            <text:p>4</text:p>
          </table:table-cell>
          <table:table-cell table:formula="of:=CEILING(8*[.J167])" office:value-type="float" office:value="30" calcext:value-type="float">
            <text:p>30</text:p>
          </table:table-cell>
          <table:table-cell table:formula="of:=CEILING(1*[.K167])" office:value-type="float" office:value="79" calcext:value-type="float">
            <text:p>79</text:p>
          </table:table-cell>
          <table:table-cell table:formula="of:=CEILING(2*[.K167])" office:value-type="float" office:value="157" calcext:value-type="float">
            <text:p>157</text:p>
          </table:table-cell>
          <table:table-cell table:formula="of:=CEILING(5*[.K167])" office:value-type="float" office:value="391" calcext:value-type="float">
            <text:p>391</text:p>
          </table:table-cell>
          <table:table-cell table:formula="of:=CEILING(1*[.L167])" office:value-type="float" office:value="500" calcext:value-type="float">
            <text:p>500</text:p>
          </table:table-cell>
          <table:table-cell table:formula="of:=CEILING(2*[.L167])" office:value-type="float" office:value="1000" calcext:value-type="float">
            <text:p>1000</text:p>
          </table:table-cell>
          <table:table-cell table:formula="of:=CEILING(1*[.M167])" office:value-type="float" office:value="1500" calcext:value-type="float">
            <text:p>1500</text:p>
          </table:table-cell>
          <table:table-cell table:formula="of:=CEILING(2*[.M167])" office:value-type="float" office:value="3000" calcext:value-type="float">
            <text:p>3000</text:p>
          </table:table-cell>
          <table:table-cell table:formula="of:=CEILING(6*[.M167])" office:value-type="float" office:value="9000" calcext:value-type="float">
            <text:p>9000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table:formula="of:=MOD([.A168]-1;[$Basic.$A$2]+1)" office:value-type="float" office:value="6" calcext:value-type="float">
            <text:p>6</text:p>
          </table:table-cell>
          <table:table-cell table:formula="of:=CEILING(([.A168]-[.B168])/[$Basic.$A$2]; 1)+3" office:value-type="float" office:value="14" calcext:value-type="float">
            <text:p>14</text:p>
          </table:table-cell>
          <table:table-cell table:formula="of:=IF([.B168]=0;INDIRECT(ADDRESS([.C168];1;1;1;&quot;Basic&quot;));&quot;&quot;)">
            <text:p/>
          </table:table-cell>
          <table:table-cell table:style-name="ce3" table:formula="of:=[.B168] &amp; &quot;/&quot; &amp; [$Basic.$B$2]" office:value-type="string" office:string-value="6/8" calcext:value-type="string">
            <text:p>6/8</text:p>
          </table:table-cell>
          <table:table-cell table:formula="of:=INDIRECT(ADDRESS([.$C168];2;1;1;&quot;Basic&quot;))*[.$B168]/[$Basic.$B$2]" office:value-type="float" office:value="4.5" calcext:value-type="float">
            <text:p>4.5</text:p>
          </table:table-cell>
          <table:table-cell table:formula="of:=INDIRECT(ADDRESS([.$C168];3;1;1;&quot;Basic&quot;))*[.$B168]/[$Basic.$B$2]" office:value-type="float" office:value="93.75" calcext:value-type="float">
            <text:p>93.75</text:p>
          </table:table-cell>
          <table:table-cell table:formula="of:=INDIRECT(ADDRESS([.$C168];4;1;1;&quot;Basic&quot;))*[.$B168]/[$Basic.$B$2]" office:value-type="float" office:value="600" calcext:value-type="float">
            <text:p>600</text:p>
          </table:table-cell>
          <table:table-cell table:formula="of:=INDIRECT(ADDRESS([.$C168];5;1;1;&quot;Basic&quot;))*[.$B168]/[$Basic.$B$2]" office:value-type="float" office:value="1800" calcext:value-type="float">
            <text:p>1800</text:p>
          </table:table-cell>
          <table:table-cell table:formula="of:=[.F168]" office:value-type="float" office:value="4.5" calcext:value-type="float">
            <text:p>4.5</text:p>
          </table:table-cell>
          <table:table-cell table:formula="of:=IF([.G168]=0;1;[.G168])" office:value-type="float" office:value="93.75" calcext:value-type="float">
            <text:p>93.75</text:p>
          </table:table-cell>
          <table:table-cell table:formula="of:=IF([.H168]=0;5;[.H168])" office:value-type="float" office:value="600" calcext:value-type="float">
            <text:p>600</text:p>
          </table:table-cell>
          <table:table-cell table:formula="of:=IF([.I168]=0;15;[.I168])" office:value-type="float" office:value="1800" calcext:value-type="float">
            <text:p>1800</text:p>
          </table:table-cell>
          <table:table-cell table:formula="of:=IF([.B168]=0;[.D168];&quot;&quot;) &amp; IF([.B168]=[$Basic.$B$2];&quot;Open Terrain&quot;;&quot;&quot;) &amp; IF([.B168]=[$Basic.$C$2];&quot;Difficult Terrain&quot;;&quot;&quot;) &amp; IF([.B168]=[$Basic.$D$2];&quot;Extreme Terrain&quot;;&quot;&quot;)" office:value-type="string" office:string-value="Difficult Terrain" calcext:value-type="string">
            <text:p>Difficult Terrain</text:p>
          </table:table-cell>
          <table:table-cell table:formula="of:= [.N168] &amp; &quot; &quot; &amp; [.E168]" office:value-type="string" office:string-value="Difficult Terrain 6/8" calcext:value-type="string">
            <text:p>Difficult Terrain 6/8</text:p>
          </table:table-cell>
          <table:table-cell table:formula="of:=CEILING([.J168])" office:value-type="float" office:value="5" calcext:value-type="float">
            <text:p>5</text:p>
          </table:table-cell>
          <table:table-cell table:formula="of:=CEILING(8*[.J168])" office:value-type="float" office:value="36" calcext:value-type="float">
            <text:p>36</text:p>
          </table:table-cell>
          <table:table-cell table:formula="of:=CEILING(1*[.K168])" office:value-type="float" office:value="94" calcext:value-type="float">
            <text:p>94</text:p>
          </table:table-cell>
          <table:table-cell table:formula="of:=CEILING(2*[.K168])" office:value-type="float" office:value="188" calcext:value-type="float">
            <text:p>188</text:p>
          </table:table-cell>
          <table:table-cell table:formula="of:=CEILING(5*[.K168])" office:value-type="float" office:value="469" calcext:value-type="float">
            <text:p>469</text:p>
          </table:table-cell>
          <table:table-cell table:formula="of:=CEILING(1*[.L168])" office:value-type="float" office:value="600" calcext:value-type="float">
            <text:p>600</text:p>
          </table:table-cell>
          <table:table-cell table:formula="of:=CEILING(2*[.L168])" office:value-type="float" office:value="1200" calcext:value-type="float">
            <text:p>1200</text:p>
          </table:table-cell>
          <table:table-cell table:formula="of:=CEILING(1*[.M168])" office:value-type="float" office:value="1800" calcext:value-type="float">
            <text:p>1800</text:p>
          </table:table-cell>
          <table:table-cell table:formula="of:=CEILING(2*[.M168])" office:value-type="float" office:value="3600" calcext:value-type="float">
            <text:p>3600</text:p>
          </table:table-cell>
          <table:table-cell table:formula="of:=CEILING(6*[.M168])" office:value-type="float" office:value="10800" calcext:value-type="float">
            <text:p>10800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table:formula="of:=MOD([.A169]-1;[$Basic.$A$2]+1)" office:value-type="float" office:value="7" calcext:value-type="float">
            <text:p>7</text:p>
          </table:table-cell>
          <table:table-cell table:formula="of:=CEILING(([.A169]-[.B169])/[$Basic.$A$2]; 1)+3" office:value-type="float" office:value="14" calcext:value-type="float">
            <text:p>14</text:p>
          </table:table-cell>
          <table:table-cell table:formula="of:=IF([.B169]=0;INDIRECT(ADDRESS([.C169];1;1;1;&quot;Basic&quot;));&quot;&quot;)">
            <text:p/>
          </table:table-cell>
          <table:table-cell table:style-name="ce3" table:formula="of:=[.B169] &amp; &quot;/&quot; &amp; [$Basic.$B$2]" office:value-type="string" office:string-value="7/8" calcext:value-type="string">
            <text:p>7/8</text:p>
          </table:table-cell>
          <table:table-cell table:formula="of:=INDIRECT(ADDRESS([.$C169];2;1;1;&quot;Basic&quot;))*[.$B169]/[$Basic.$B$2]" office:value-type="float" office:value="5.25" calcext:value-type="float">
            <text:p>5.25</text:p>
          </table:table-cell>
          <table:table-cell table:formula="of:=INDIRECT(ADDRESS([.$C169];3;1;1;&quot;Basic&quot;))*[.$B169]/[$Basic.$B$2]" office:value-type="float" office:value="109.375" calcext:value-type="float">
            <text:p>109.375</text:p>
          </table:table-cell>
          <table:table-cell table:formula="of:=INDIRECT(ADDRESS([.$C169];4;1;1;&quot;Basic&quot;))*[.$B169]/[$Basic.$B$2]" office:value-type="float" office:value="700" calcext:value-type="float">
            <text:p>700</text:p>
          </table:table-cell>
          <table:table-cell table:formula="of:=INDIRECT(ADDRESS([.$C169];5;1;1;&quot;Basic&quot;))*[.$B169]/[$Basic.$B$2]" office:value-type="float" office:value="2100" calcext:value-type="float">
            <text:p>2100</text:p>
          </table:table-cell>
          <table:table-cell table:formula="of:=[.F169]" office:value-type="float" office:value="5.25" calcext:value-type="float">
            <text:p>5.25</text:p>
          </table:table-cell>
          <table:table-cell table:formula="of:=IF([.G169]=0;1;[.G169])" office:value-type="float" office:value="109.375" calcext:value-type="float">
            <text:p>109.375</text:p>
          </table:table-cell>
          <table:table-cell table:formula="of:=IF([.H169]=0;5;[.H169])" office:value-type="float" office:value="700" calcext:value-type="float">
            <text:p>700</text:p>
          </table:table-cell>
          <table:table-cell table:formula="of:=IF([.I169]=0;15;[.I169])" office:value-type="float" office:value="2100" calcext:value-type="float">
            <text:p>2100</text:p>
          </table:table-cell>
          <table:table-cell table:formula="of:=IF([.B169]=0;[.D169];&quot;&quot;) &amp; IF([.B169]=[$Basic.$B$2];&quot;Open Terrain&quot;;&quot;&quot;) &amp; IF([.B169]=[$Basic.$C$2];&quot;Difficult Terrain&quot;;&quot;&quot;) &amp; IF([.B169]=[$Basic.$D$2];&quot;Extreme Terrain&quot;;&quot;&quot;)">
            <text:p/>
          </table:table-cell>
          <table:table-cell table:formula="of:= [.N169] &amp; &quot; &quot; &amp; [.E169]" office:value-type="string" office:string-value=" 7/8" calcext:value-type="string">
            <text:p><text:s/>7/8</text:p>
          </table:table-cell>
          <table:table-cell table:formula="of:=CEILING([.J169])" office:value-type="float" office:value="6" calcext:value-type="float">
            <text:p>6</text:p>
          </table:table-cell>
          <table:table-cell table:formula="of:=CEILING(8*[.J169])" office:value-type="float" office:value="42" calcext:value-type="float">
            <text:p>42</text:p>
          </table:table-cell>
          <table:table-cell table:formula="of:=CEILING(1*[.K169])" office:value-type="float" office:value="110" calcext:value-type="float">
            <text:p>110</text:p>
          </table:table-cell>
          <table:table-cell table:formula="of:=CEILING(2*[.K169])" office:value-type="float" office:value="219" calcext:value-type="float">
            <text:p>219</text:p>
          </table:table-cell>
          <table:table-cell table:formula="of:=CEILING(5*[.K169])" office:value-type="float" office:value="547" calcext:value-type="float">
            <text:p>547</text:p>
          </table:table-cell>
          <table:table-cell table:formula="of:=CEILING(1*[.L169])" office:value-type="float" office:value="700" calcext:value-type="float">
            <text:p>700</text:p>
          </table:table-cell>
          <table:table-cell table:formula="of:=CEILING(2*[.L169])" office:value-type="float" office:value="1400" calcext:value-type="float">
            <text:p>1400</text:p>
          </table:table-cell>
          <table:table-cell table:formula="of:=CEILING(1*[.M169])" office:value-type="float" office:value="2100" calcext:value-type="float">
            <text:p>2100</text:p>
          </table:table-cell>
          <table:table-cell table:formula="of:=CEILING(2*[.M169])" office:value-type="float" office:value="4200" calcext:value-type="float">
            <text:p>4200</text:p>
          </table:table-cell>
          <table:table-cell table:formula="of:=CEILING(6*[.M169])" office:value-type="float" office:value="12600" calcext:value-type="float">
            <text:p>12600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table:formula="of:=MOD([.A170]-1;[$Basic.$A$2]+1)" office:value-type="float" office:value="8" calcext:value-type="float">
            <text:p>8</text:p>
          </table:table-cell>
          <table:table-cell table:formula="of:=CEILING(([.A170]-[.B170])/[$Basic.$A$2]; 1)+3" office:value-type="float" office:value="14" calcext:value-type="float">
            <text:p>14</text:p>
          </table:table-cell>
          <table:table-cell table:formula="of:=IF([.B170]=0;INDIRECT(ADDRESS([.C170];1;1;1;&quot;Basic&quot;));&quot;&quot;)">
            <text:p/>
          </table:table-cell>
          <table:table-cell table:style-name="ce3" table:formula="of:=[.B170] &amp; &quot;/&quot; &amp; [$Basic.$B$2]" office:value-type="string" office:string-value="8/8" calcext:value-type="string">
            <text:p>8/8</text:p>
          </table:table-cell>
          <table:table-cell table:formula="of:=INDIRECT(ADDRESS([.$C170];2;1;1;&quot;Basic&quot;))*[.$B170]/[$Basic.$B$2]" office:value-type="float" office:value="6" calcext:value-type="float">
            <text:p>6</text:p>
          </table:table-cell>
          <table:table-cell table:formula="of:=INDIRECT(ADDRESS([.$C170];3;1;1;&quot;Basic&quot;))*[.$B170]/[$Basic.$B$2]" office:value-type="float" office:value="125" calcext:value-type="float">
            <text:p>125</text:p>
          </table:table-cell>
          <table:table-cell table:formula="of:=INDIRECT(ADDRESS([.$C170];4;1;1;&quot;Basic&quot;))*[.$B170]/[$Basic.$B$2]" office:value-type="float" office:value="800" calcext:value-type="float">
            <text:p>800</text:p>
          </table:table-cell>
          <table:table-cell table:formula="of:=INDIRECT(ADDRESS([.$C170];5;1;1;&quot;Basic&quot;))*[.$B170]/[$Basic.$B$2]" office:value-type="float" office:value="2400" calcext:value-type="float">
            <text:p>2400</text:p>
          </table:table-cell>
          <table:table-cell table:formula="of:=[.F170]" office:value-type="float" office:value="6" calcext:value-type="float">
            <text:p>6</text:p>
          </table:table-cell>
          <table:table-cell table:formula="of:=IF([.G170]=0;1;[.G170])" office:value-type="float" office:value="125" calcext:value-type="float">
            <text:p>125</text:p>
          </table:table-cell>
          <table:table-cell table:formula="of:=IF([.H170]=0;5;[.H170])" office:value-type="float" office:value="800" calcext:value-type="float">
            <text:p>800</text:p>
          </table:table-cell>
          <table:table-cell table:formula="of:=IF([.I170]=0;15;[.I170])" office:value-type="float" office:value="2400" calcext:value-type="float">
            <text:p>2400</text:p>
          </table:table-cell>
          <table:table-cell table:formula="of:=IF([.B170]=0;[.D170];&quot;&quot;) &amp; IF([.B170]=[$Basic.$B$2];&quot;Open Terrain&quot;;&quot;&quot;) &amp; IF([.B170]=[$Basic.$C$2];&quot;Difficult Terrain&quot;;&quot;&quot;) &amp; IF([.B170]=[$Basic.$D$2];&quot;Extreme Terrain&quot;;&quot;&quot;)" office:value-type="string" office:string-value="Open Terrain" calcext:value-type="string">
            <text:p>Open Terrain</text:p>
          </table:table-cell>
          <table:table-cell table:formula="of:= [.N170] &amp; &quot; &quot; &amp; [.E170]" office:value-type="string" office:string-value="Open Terrain 8/8" calcext:value-type="string">
            <text:p>Open Terrain 8/8</text:p>
          </table:table-cell>
          <table:table-cell table:formula="of:=CEILING([.J170])" office:value-type="float" office:value="6" calcext:value-type="float">
            <text:p>6</text:p>
          </table:table-cell>
          <table:table-cell table:formula="of:=CEILING(8*[.J170])" office:value-type="float" office:value="48" calcext:value-type="float">
            <text:p>48</text:p>
          </table:table-cell>
          <table:table-cell table:formula="of:=CEILING(1*[.K170])" office:value-type="float" office:value="125" calcext:value-type="float">
            <text:p>125</text:p>
          </table:table-cell>
          <table:table-cell table:formula="of:=CEILING(2*[.K170])" office:value-type="float" office:value="250" calcext:value-type="float">
            <text:p>250</text:p>
          </table:table-cell>
          <table:table-cell table:formula="of:=CEILING(5*[.K170])" office:value-type="float" office:value="625" calcext:value-type="float">
            <text:p>625</text:p>
          </table:table-cell>
          <table:table-cell table:formula="of:=CEILING(1*[.L170])" office:value-type="float" office:value="800" calcext:value-type="float">
            <text:p>800</text:p>
          </table:table-cell>
          <table:table-cell table:formula="of:=CEILING(2*[.L170])" office:value-type="float" office:value="1600" calcext:value-type="float">
            <text:p>1600</text:p>
          </table:table-cell>
          <table:table-cell table:formula="of:=CEILING(1*[.M170])" office:value-type="float" office:value="2400" calcext:value-type="float">
            <text:p>2400</text:p>
          </table:table-cell>
          <table:table-cell table:formula="of:=CEILING(2*[.M170])" office:value-type="float" office:value="4800" calcext:value-type="float">
            <text:p>4800</text:p>
          </table:table-cell>
          <table:table-cell table:formula="of:=CEILING(6*[.M170])" office:value-type="float" office:value="14400" calcext:value-type="float">
            <text:p>14400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table:formula="of:=MOD([.A171]-1;[$Basic.$A$2]+1)" office:value-type="float" office:value="9" calcext:value-type="float">
            <text:p>9</text:p>
          </table:table-cell>
          <table:table-cell table:formula="of:=CEILING(([.A171]-[.B171])/[$Basic.$A$2]; 1)+3" office:value-type="float" office:value="14" calcext:value-type="float">
            <text:p>14</text:p>
          </table:table-cell>
          <table:table-cell table:formula="of:=IF([.B171]=0;INDIRECT(ADDRESS([.C171];1;1;1;&quot;Basic&quot;));&quot;&quot;)">
            <text:p/>
          </table:table-cell>
          <table:table-cell table:style-name="ce3" table:formula="of:=[.B171] &amp; &quot;/&quot; &amp; [$Basic.$B$2]" office:value-type="string" office:string-value="9/8" calcext:value-type="string">
            <text:p>9/8</text:p>
          </table:table-cell>
          <table:table-cell table:formula="of:=INDIRECT(ADDRESS([.$C171];2;1;1;&quot;Basic&quot;))*[.$B171]/[$Basic.$B$2]" office:value-type="float" office:value="6.75" calcext:value-type="float">
            <text:p>6.75</text:p>
          </table:table-cell>
          <table:table-cell table:formula="of:=INDIRECT(ADDRESS([.$C171];3;1;1;&quot;Basic&quot;))*[.$B171]/[$Basic.$B$2]" office:value-type="float" office:value="140.625" calcext:value-type="float">
            <text:p>140.625</text:p>
          </table:table-cell>
          <table:table-cell table:formula="of:=INDIRECT(ADDRESS([.$C171];4;1;1;&quot;Basic&quot;))*[.$B171]/[$Basic.$B$2]" office:value-type="float" office:value="900" calcext:value-type="float">
            <text:p>900</text:p>
          </table:table-cell>
          <table:table-cell table:formula="of:=INDIRECT(ADDRESS([.$C171];5;1;1;&quot;Basic&quot;))*[.$B171]/[$Basic.$B$2]" office:value-type="float" office:value="2700" calcext:value-type="float">
            <text:p>2700</text:p>
          </table:table-cell>
          <table:table-cell table:formula="of:=[.F171]" office:value-type="float" office:value="6.75" calcext:value-type="float">
            <text:p>6.75</text:p>
          </table:table-cell>
          <table:table-cell table:formula="of:=IF([.G171]=0;1;[.G171])" office:value-type="float" office:value="140.625" calcext:value-type="float">
            <text:p>140.625</text:p>
          </table:table-cell>
          <table:table-cell table:formula="of:=IF([.H171]=0;5;[.H171])" office:value-type="float" office:value="900" calcext:value-type="float">
            <text:p>900</text:p>
          </table:table-cell>
          <table:table-cell table:formula="of:=IF([.I171]=0;15;[.I171])" office:value-type="float" office:value="2700" calcext:value-type="float">
            <text:p>2700</text:p>
          </table:table-cell>
          <table:table-cell table:formula="of:=IF([.B171]=0;[.D171];&quot;&quot;) &amp; IF([.B171]=[$Basic.$B$2];&quot;Open Terrain&quot;;&quot;&quot;) &amp; IF([.B171]=[$Basic.$C$2];&quot;Difficult Terrain&quot;;&quot;&quot;) &amp; IF([.B171]=[$Basic.$D$2];&quot;Extreme Terrain&quot;;&quot;&quot;)">
            <text:p/>
          </table:table-cell>
          <table:table-cell table:formula="of:= [.N171] &amp; &quot; &quot; &amp; [.E171]" office:value-type="string" office:string-value=" 9/8" calcext:value-type="string">
            <text:p><text:s/>9/8</text:p>
          </table:table-cell>
          <table:table-cell table:formula="of:=CEILING([.J171])" office:value-type="float" office:value="7" calcext:value-type="float">
            <text:p>7</text:p>
          </table:table-cell>
          <table:table-cell table:formula="of:=CEILING(8*[.J171])" office:value-type="float" office:value="54" calcext:value-type="float">
            <text:p>54</text:p>
          </table:table-cell>
          <table:table-cell table:formula="of:=CEILING(1*[.K171])" office:value-type="float" office:value="141" calcext:value-type="float">
            <text:p>141</text:p>
          </table:table-cell>
          <table:table-cell table:formula="of:=CEILING(2*[.K171])" office:value-type="float" office:value="282" calcext:value-type="float">
            <text:p>282</text:p>
          </table:table-cell>
          <table:table-cell table:formula="of:=CEILING(5*[.K171])" office:value-type="float" office:value="704" calcext:value-type="float">
            <text:p>704</text:p>
          </table:table-cell>
          <table:table-cell table:formula="of:=CEILING(1*[.L171])" office:value-type="float" office:value="900" calcext:value-type="float">
            <text:p>900</text:p>
          </table:table-cell>
          <table:table-cell table:formula="of:=CEILING(2*[.L171])" office:value-type="float" office:value="1800" calcext:value-type="float">
            <text:p>1800</text:p>
          </table:table-cell>
          <table:table-cell table:formula="of:=CEILING(1*[.M171])" office:value-type="float" office:value="2700" calcext:value-type="float">
            <text:p>2700</text:p>
          </table:table-cell>
          <table:table-cell table:formula="of:=CEILING(2*[.M171])" office:value-type="float" office:value="5400" calcext:value-type="float">
            <text:p>5400</text:p>
          </table:table-cell>
          <table:table-cell table:formula="of:=CEILING(6*[.M171])" office:value-type="float" office:value="16200" calcext:value-type="float">
            <text:p>16200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table:formula="of:=MOD([.A172]-1;[$Basic.$A$2]+1)" office:value-type="float" office:value="10" calcext:value-type="float">
            <text:p>10</text:p>
          </table:table-cell>
          <table:table-cell table:formula="of:=CEILING(([.A172]-[.B172])/[$Basic.$A$2]; 1)+3" office:value-type="float" office:value="14" calcext:value-type="float">
            <text:p>14</text:p>
          </table:table-cell>
          <table:table-cell table:formula="of:=IF([.B172]=0;INDIRECT(ADDRESS([.C172];1;1;1;&quot;Basic&quot;));&quot;&quot;)">
            <text:p/>
          </table:table-cell>
          <table:table-cell table:style-name="ce3" table:formula="of:=[.B172] &amp; &quot;/&quot; &amp; [$Basic.$B$2]" office:value-type="string" office:string-value="10/8" calcext:value-type="string">
            <text:p>10/8</text:p>
          </table:table-cell>
          <table:table-cell table:formula="of:=INDIRECT(ADDRESS([.$C172];2;1;1;&quot;Basic&quot;))*[.$B172]/[$Basic.$B$2]" office:value-type="float" office:value="7.5" calcext:value-type="float">
            <text:p>7.5</text:p>
          </table:table-cell>
          <table:table-cell table:formula="of:=INDIRECT(ADDRESS([.$C172];3;1;1;&quot;Basic&quot;))*[.$B172]/[$Basic.$B$2]" office:value-type="float" office:value="156.25" calcext:value-type="float">
            <text:p>156.25</text:p>
          </table:table-cell>
          <table:table-cell table:formula="of:=INDIRECT(ADDRESS([.$C172];4;1;1;&quot;Basic&quot;))*[.$B172]/[$Basic.$B$2]" office:value-type="float" office:value="1000" calcext:value-type="float">
            <text:p>1000</text:p>
          </table:table-cell>
          <table:table-cell table:formula="of:=INDIRECT(ADDRESS([.$C172];5;1;1;&quot;Basic&quot;))*[.$B172]/[$Basic.$B$2]" office:value-type="float" office:value="3000" calcext:value-type="float">
            <text:p>3000</text:p>
          </table:table-cell>
          <table:table-cell table:formula="of:=[.F172]" office:value-type="float" office:value="7.5" calcext:value-type="float">
            <text:p>7.5</text:p>
          </table:table-cell>
          <table:table-cell table:formula="of:=IF([.G172]=0;1;[.G172])" office:value-type="float" office:value="156.25" calcext:value-type="float">
            <text:p>156.25</text:p>
          </table:table-cell>
          <table:table-cell table:formula="of:=IF([.H172]=0;5;[.H172])" office:value-type="float" office:value="1000" calcext:value-type="float">
            <text:p>1000</text:p>
          </table:table-cell>
          <table:table-cell table:formula="of:=IF([.I172]=0;15;[.I172])" office:value-type="float" office:value="3000" calcext:value-type="float">
            <text:p>3000</text:p>
          </table:table-cell>
          <table:table-cell table:formula="of:=IF([.B172]=0;[.D172];&quot;&quot;) &amp; IF([.B172]=[$Basic.$B$2];&quot;Open Terrain&quot;;&quot;&quot;) &amp; IF([.B172]=[$Basic.$C$2];&quot;Difficult Terrain&quot;;&quot;&quot;) &amp; IF([.B172]=[$Basic.$D$2];&quot;Extreme Terrain&quot;;&quot;&quot;)">
            <text:p/>
          </table:table-cell>
          <table:table-cell table:formula="of:= [.N172] &amp; &quot; &quot; &amp; [.E172]" office:value-type="string" office:string-value=" 10/8" calcext:value-type="string">
            <text:p><text:s/>10/8</text:p>
          </table:table-cell>
          <table:table-cell table:formula="of:=CEILING([.J172])" office:value-type="float" office:value="8" calcext:value-type="float">
            <text:p>8</text:p>
          </table:table-cell>
          <table:table-cell table:formula="of:=CEILING(8*[.J172])" office:value-type="float" office:value="60" calcext:value-type="float">
            <text:p>60</text:p>
          </table:table-cell>
          <table:table-cell table:formula="of:=CEILING(1*[.K172])" office:value-type="float" office:value="157" calcext:value-type="float">
            <text:p>157</text:p>
          </table:table-cell>
          <table:table-cell table:formula="of:=CEILING(2*[.K172])" office:value-type="float" office:value="313" calcext:value-type="float">
            <text:p>313</text:p>
          </table:table-cell>
          <table:table-cell table:formula="of:=CEILING(5*[.K172])" office:value-type="float" office:value="782" calcext:value-type="float">
            <text:p>782</text:p>
          </table:table-cell>
          <table:table-cell table:formula="of:=CEILING(1*[.L172])" office:value-type="float" office:value="1000" calcext:value-type="float">
            <text:p>1000</text:p>
          </table:table-cell>
          <table:table-cell table:formula="of:=CEILING(2*[.L172])" office:value-type="float" office:value="2000" calcext:value-type="float">
            <text:p>2000</text:p>
          </table:table-cell>
          <table:table-cell table:formula="of:=CEILING(1*[.M172])" office:value-type="float" office:value="3000" calcext:value-type="float">
            <text:p>3000</text:p>
          </table:table-cell>
          <table:table-cell table:formula="of:=CEILING(2*[.M172])" office:value-type="float" office:value="6000" calcext:value-type="float">
            <text:p>6000</text:p>
          </table:table-cell>
          <table:table-cell table:formula="of:=CEILING(6*[.M172])" office:value-type="float" office:value="18000" calcext:value-type="float">
            <text:p>18000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table:formula="of:=MOD([.A173]-1;[$Basic.$A$2]+1)" office:value-type="float" office:value="11" calcext:value-type="float">
            <text:p>11</text:p>
          </table:table-cell>
          <table:table-cell table:formula="of:=CEILING(([.A173]-[.B173])/[$Basic.$A$2]; 1)+3" office:value-type="float" office:value="14" calcext:value-type="float">
            <text:p>14</text:p>
          </table:table-cell>
          <table:table-cell table:formula="of:=IF([.B173]=0;INDIRECT(ADDRESS([.C173];1;1;1;&quot;Basic&quot;));&quot;&quot;)">
            <text:p/>
          </table:table-cell>
          <table:table-cell table:style-name="ce3" table:formula="of:=[.B173] &amp; &quot;/&quot; &amp; [$Basic.$B$2]" office:value-type="string" office:string-value="11/8" calcext:value-type="string">
            <text:p>11/8</text:p>
          </table:table-cell>
          <table:table-cell table:formula="of:=INDIRECT(ADDRESS([.$C173];2;1;1;&quot;Basic&quot;))*[.$B173]/[$Basic.$B$2]" office:value-type="float" office:value="8.25" calcext:value-type="float">
            <text:p>8.25</text:p>
          </table:table-cell>
          <table:table-cell table:formula="of:=INDIRECT(ADDRESS([.$C173];3;1;1;&quot;Basic&quot;))*[.$B173]/[$Basic.$B$2]" office:value-type="float" office:value="171.875" calcext:value-type="float">
            <text:p>171.875</text:p>
          </table:table-cell>
          <table:table-cell table:formula="of:=INDIRECT(ADDRESS([.$C173];4;1;1;&quot;Basic&quot;))*[.$B173]/[$Basic.$B$2]" office:value-type="float" office:value="1100" calcext:value-type="float">
            <text:p>1100</text:p>
          </table:table-cell>
          <table:table-cell table:formula="of:=INDIRECT(ADDRESS([.$C173];5;1;1;&quot;Basic&quot;))*[.$B173]/[$Basic.$B$2]" office:value-type="float" office:value="3300" calcext:value-type="float">
            <text:p>3300</text:p>
          </table:table-cell>
          <table:table-cell table:formula="of:=[.F173]" office:value-type="float" office:value="8.25" calcext:value-type="float">
            <text:p>8.25</text:p>
          </table:table-cell>
          <table:table-cell table:formula="of:=IF([.G173]=0;1;[.G173])" office:value-type="float" office:value="171.875" calcext:value-type="float">
            <text:p>171.875</text:p>
          </table:table-cell>
          <table:table-cell table:formula="of:=IF([.H173]=0;5;[.H173])" office:value-type="float" office:value="1100" calcext:value-type="float">
            <text:p>1100</text:p>
          </table:table-cell>
          <table:table-cell table:formula="of:=IF([.I173]=0;15;[.I173])" office:value-type="float" office:value="3300" calcext:value-type="float">
            <text:p>3300</text:p>
          </table:table-cell>
          <table:table-cell table:formula="of:=IF([.B173]=0;[.D173];&quot;&quot;) &amp; IF([.B173]=[$Basic.$B$2];&quot;Open Terrain&quot;;&quot;&quot;) &amp; IF([.B173]=[$Basic.$C$2];&quot;Difficult Terrain&quot;;&quot;&quot;) &amp; IF([.B173]=[$Basic.$D$2];&quot;Extreme Terrain&quot;;&quot;&quot;)">
            <text:p/>
          </table:table-cell>
          <table:table-cell table:formula="of:= [.N173] &amp; &quot; &quot; &amp; [.E173]" office:value-type="string" office:string-value=" 11/8" calcext:value-type="string">
            <text:p><text:s/>11/8</text:p>
          </table:table-cell>
          <table:table-cell table:formula="of:=CEILING([.J173])" office:value-type="float" office:value="9" calcext:value-type="float">
            <text:p>9</text:p>
          </table:table-cell>
          <table:table-cell table:formula="of:=CEILING(8*[.J173])" office:value-type="float" office:value="66" calcext:value-type="float">
            <text:p>66</text:p>
          </table:table-cell>
          <table:table-cell table:formula="of:=CEILING(1*[.K173])" office:value-type="float" office:value="172" calcext:value-type="float">
            <text:p>172</text:p>
          </table:table-cell>
          <table:table-cell table:formula="of:=CEILING(2*[.K173])" office:value-type="float" office:value="344" calcext:value-type="float">
            <text:p>344</text:p>
          </table:table-cell>
          <table:table-cell table:formula="of:=CEILING(5*[.K173])" office:value-type="float" office:value="860" calcext:value-type="float">
            <text:p>860</text:p>
          </table:table-cell>
          <table:table-cell table:formula="of:=CEILING(1*[.L173])" office:value-type="float" office:value="1100" calcext:value-type="float">
            <text:p>1100</text:p>
          </table:table-cell>
          <table:table-cell table:formula="of:=CEILING(2*[.L173])" office:value-type="float" office:value="2200" calcext:value-type="float">
            <text:p>2200</text:p>
          </table:table-cell>
          <table:table-cell table:formula="of:=CEILING(1*[.M173])" office:value-type="float" office:value="3300" calcext:value-type="float">
            <text:p>3300</text:p>
          </table:table-cell>
          <table:table-cell table:formula="of:=CEILING(2*[.M173])" office:value-type="float" office:value="6600" calcext:value-type="float">
            <text:p>6600</text:p>
          </table:table-cell>
          <table:table-cell table:formula="of:=CEILING(6*[.M173])" office:value-type="float" office:value="19800" calcext:value-type="float">
            <text:p>19800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table:formula="of:=MOD([.A174]-1;[$Basic.$A$2]+1)" office:value-type="float" office:value="12" calcext:value-type="float">
            <text:p>12</text:p>
          </table:table-cell>
          <table:table-cell table:formula="of:=CEILING(([.A174]-[.B174])/[$Basic.$A$2]; 1)+3" office:value-type="float" office:value="14" calcext:value-type="float">
            <text:p>14</text:p>
          </table:table-cell>
          <table:table-cell table:formula="of:=IF([.B174]=0;INDIRECT(ADDRESS([.C174];1;1;1;&quot;Basic&quot;));&quot;&quot;)">
            <text:p/>
          </table:table-cell>
          <table:table-cell table:style-name="ce3" table:formula="of:=[.B174] &amp; &quot;/&quot; &amp; [$Basic.$B$2]" office:value-type="string" office:string-value="12/8" calcext:value-type="string">
            <text:p>12/8</text:p>
          </table:table-cell>
          <table:table-cell table:formula="of:=INDIRECT(ADDRESS([.$C174];2;1;1;&quot;Basic&quot;))*[.$B174]/[$Basic.$B$2]" office:value-type="float" office:value="9" calcext:value-type="float">
            <text:p>9</text:p>
          </table:table-cell>
          <table:table-cell table:formula="of:=INDIRECT(ADDRESS([.$C174];3;1;1;&quot;Basic&quot;))*[.$B174]/[$Basic.$B$2]" office:value-type="float" office:value="187.5" calcext:value-type="float">
            <text:p>187.5</text:p>
          </table:table-cell>
          <table:table-cell table:formula="of:=INDIRECT(ADDRESS([.$C174];4;1;1;&quot;Basic&quot;))*[.$B174]/[$Basic.$B$2]" office:value-type="float" office:value="1200" calcext:value-type="float">
            <text:p>1200</text:p>
          </table:table-cell>
          <table:table-cell table:formula="of:=INDIRECT(ADDRESS([.$C174];5;1;1;&quot;Basic&quot;))*[.$B174]/[$Basic.$B$2]" office:value-type="float" office:value="3600" calcext:value-type="float">
            <text:p>3600</text:p>
          </table:table-cell>
          <table:table-cell table:formula="of:=[.F174]" office:value-type="float" office:value="9" calcext:value-type="float">
            <text:p>9</text:p>
          </table:table-cell>
          <table:table-cell table:formula="of:=IF([.G174]=0;1;[.G174])" office:value-type="float" office:value="187.5" calcext:value-type="float">
            <text:p>187.5</text:p>
          </table:table-cell>
          <table:table-cell table:formula="of:=IF([.H174]=0;5;[.H174])" office:value-type="float" office:value="1200" calcext:value-type="float">
            <text:p>1200</text:p>
          </table:table-cell>
          <table:table-cell table:formula="of:=IF([.I174]=0;15;[.I174])" office:value-type="float" office:value="3600" calcext:value-type="float">
            <text:p>3600</text:p>
          </table:table-cell>
          <table:table-cell table:formula="of:=IF([.B174]=0;[.D174];&quot;&quot;) &amp; IF([.B174]=[$Basic.$B$2];&quot;Open Terrain&quot;;&quot;&quot;) &amp; IF([.B174]=[$Basic.$C$2];&quot;Difficult Terrain&quot;;&quot;&quot;) &amp; IF([.B174]=[$Basic.$D$2];&quot;Extreme Terrain&quot;;&quot;&quot;)">
            <text:p/>
          </table:table-cell>
          <table:table-cell table:formula="of:= [.N174] &amp; &quot; &quot; &amp; [.E174]" office:value-type="string" office:string-value=" 12/8" calcext:value-type="string">
            <text:p><text:s/>12/8</text:p>
          </table:table-cell>
          <table:table-cell table:formula="of:=CEILING([.J174])" office:value-type="float" office:value="9" calcext:value-type="float">
            <text:p>9</text:p>
          </table:table-cell>
          <table:table-cell table:formula="of:=CEILING(8*[.J174])" office:value-type="float" office:value="72" calcext:value-type="float">
            <text:p>72</text:p>
          </table:table-cell>
          <table:table-cell table:formula="of:=CEILING(1*[.K174])" office:value-type="float" office:value="188" calcext:value-type="float">
            <text:p>188</text:p>
          </table:table-cell>
          <table:table-cell table:formula="of:=CEILING(2*[.K174])" office:value-type="float" office:value="375" calcext:value-type="float">
            <text:p>375</text:p>
          </table:table-cell>
          <table:table-cell table:formula="of:=CEILING(5*[.K174])" office:value-type="float" office:value="938" calcext:value-type="float">
            <text:p>938</text:p>
          </table:table-cell>
          <table:table-cell table:formula="of:=CEILING(1*[.L174])" office:value-type="float" office:value="1200" calcext:value-type="float">
            <text:p>1200</text:p>
          </table:table-cell>
          <table:table-cell table:formula="of:=CEILING(2*[.L174])" office:value-type="float" office:value="2400" calcext:value-type="float">
            <text:p>2400</text:p>
          </table:table-cell>
          <table:table-cell table:formula="of:=CEILING(1*[.M174])" office:value-type="float" office:value="3600" calcext:value-type="float">
            <text:p>3600</text:p>
          </table:table-cell>
          <table:table-cell table:formula="of:=CEILING(2*[.M174])" office:value-type="float" office:value="7200" calcext:value-type="float">
            <text:p>7200</text:p>
          </table:table-cell>
          <table:table-cell table:formula="of:=CEILING(6*[.M174])" office:value-type="float" office:value="21600" calcext:value-type="float">
            <text:p>21600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table:formula="of:=MOD([.A175]-1;[$Basic.$A$2]+1)" office:value-type="float" office:value="13" calcext:value-type="float">
            <text:p>13</text:p>
          </table:table-cell>
          <table:table-cell table:formula="of:=CEILING(([.A175]-[.B175])/[$Basic.$A$2]; 1)+3" office:value-type="float" office:value="14" calcext:value-type="float">
            <text:p>14</text:p>
          </table:table-cell>
          <table:table-cell table:formula="of:=IF([.B175]=0;INDIRECT(ADDRESS([.C175];1;1;1;&quot;Basic&quot;));&quot;&quot;)">
            <text:p/>
          </table:table-cell>
          <table:table-cell table:style-name="ce3" table:formula="of:=[.B175] &amp; &quot;/&quot; &amp; [$Basic.$B$2]" office:value-type="string" office:string-value="13/8" calcext:value-type="string">
            <text:p>13/8</text:p>
          </table:table-cell>
          <table:table-cell table:formula="of:=INDIRECT(ADDRESS([.$C175];2;1;1;&quot;Basic&quot;))*[.$B175]/[$Basic.$B$2]" office:value-type="float" office:value="9.75" calcext:value-type="float">
            <text:p>9.75</text:p>
          </table:table-cell>
          <table:table-cell table:formula="of:=INDIRECT(ADDRESS([.$C175];3;1;1;&quot;Basic&quot;))*[.$B175]/[$Basic.$B$2]" office:value-type="float" office:value="203.125" calcext:value-type="float">
            <text:p>203.125</text:p>
          </table:table-cell>
          <table:table-cell table:formula="of:=INDIRECT(ADDRESS([.$C175];4;1;1;&quot;Basic&quot;))*[.$B175]/[$Basic.$B$2]" office:value-type="float" office:value="1300" calcext:value-type="float">
            <text:p>1300</text:p>
          </table:table-cell>
          <table:table-cell table:formula="of:=INDIRECT(ADDRESS([.$C175];5;1;1;&quot;Basic&quot;))*[.$B175]/[$Basic.$B$2]" office:value-type="float" office:value="3900" calcext:value-type="float">
            <text:p>3900</text:p>
          </table:table-cell>
          <table:table-cell table:formula="of:=[.F175]" office:value-type="float" office:value="9.75" calcext:value-type="float">
            <text:p>9.75</text:p>
          </table:table-cell>
          <table:table-cell table:formula="of:=IF([.G175]=0;1;[.G175])" office:value-type="float" office:value="203.125" calcext:value-type="float">
            <text:p>203.125</text:p>
          </table:table-cell>
          <table:table-cell table:formula="of:=IF([.H175]=0;5;[.H175])" office:value-type="float" office:value="1300" calcext:value-type="float">
            <text:p>1300</text:p>
          </table:table-cell>
          <table:table-cell table:formula="of:=IF([.I175]=0;15;[.I175])" office:value-type="float" office:value="3900" calcext:value-type="float">
            <text:p>3900</text:p>
          </table:table-cell>
          <table:table-cell table:formula="of:=IF([.B175]=0;[.D175];&quot;&quot;) &amp; IF([.B175]=[$Basic.$B$2];&quot;Open Terrain&quot;;&quot;&quot;) &amp; IF([.B175]=[$Basic.$C$2];&quot;Difficult Terrain&quot;;&quot;&quot;) &amp; IF([.B175]=[$Basic.$D$2];&quot;Extreme Terrain&quot;;&quot;&quot;)">
            <text:p/>
          </table:table-cell>
          <table:table-cell table:formula="of:= [.N175] &amp; &quot; &quot; &amp; [.E175]" office:value-type="string" office:string-value=" 13/8" calcext:value-type="string">
            <text:p><text:s/>13/8</text:p>
          </table:table-cell>
          <table:table-cell table:formula="of:=CEILING([.J175])" office:value-type="float" office:value="10" calcext:value-type="float">
            <text:p>10</text:p>
          </table:table-cell>
          <table:table-cell table:formula="of:=CEILING(8*[.J175])" office:value-type="float" office:value="78" calcext:value-type="float">
            <text:p>78</text:p>
          </table:table-cell>
          <table:table-cell table:formula="of:=CEILING(1*[.K175])" office:value-type="float" office:value="204" calcext:value-type="float">
            <text:p>204</text:p>
          </table:table-cell>
          <table:table-cell table:formula="of:=CEILING(2*[.K175])" office:value-type="float" office:value="407" calcext:value-type="float">
            <text:p>407</text:p>
          </table:table-cell>
          <table:table-cell table:formula="of:=CEILING(5*[.K175])" office:value-type="float" office:value="1016" calcext:value-type="float">
            <text:p>1016</text:p>
          </table:table-cell>
          <table:table-cell table:formula="of:=CEILING(1*[.L175])" office:value-type="float" office:value="1300" calcext:value-type="float">
            <text:p>1300</text:p>
          </table:table-cell>
          <table:table-cell table:formula="of:=CEILING(2*[.L175])" office:value-type="float" office:value="2600" calcext:value-type="float">
            <text:p>2600</text:p>
          </table:table-cell>
          <table:table-cell table:formula="of:=CEILING(1*[.M175])" office:value-type="float" office:value="3900" calcext:value-type="float">
            <text:p>3900</text:p>
          </table:table-cell>
          <table:table-cell table:formula="of:=CEILING(2*[.M175])" office:value-type="float" office:value="7800" calcext:value-type="float">
            <text:p>7800</text:p>
          </table:table-cell>
          <table:table-cell table:formula="of:=CEILING(6*[.M175])" office:value-type="float" office:value="23400" calcext:value-type="float">
            <text:p>23400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table:formula="of:=MOD([.A176]-1;[$Basic.$A$2]+1)" office:value-type="float" office:value="14" calcext:value-type="float">
            <text:p>14</text:p>
          </table:table-cell>
          <table:table-cell table:formula="of:=CEILING(([.A176]-[.B176])/[$Basic.$A$2]; 1)+3" office:value-type="float" office:value="14" calcext:value-type="float">
            <text:p>14</text:p>
          </table:table-cell>
          <table:table-cell table:formula="of:=IF([.B176]=0;INDIRECT(ADDRESS([.C176];1;1;1;&quot;Basic&quot;));&quot;&quot;)">
            <text:p/>
          </table:table-cell>
          <table:table-cell table:style-name="ce3" table:formula="of:=[.B176] &amp; &quot;/&quot; &amp; [$Basic.$B$2]" office:value-type="string" office:string-value="14/8" calcext:value-type="string">
            <text:p>14/8</text:p>
          </table:table-cell>
          <table:table-cell table:formula="of:=INDIRECT(ADDRESS([.$C176];2;1;1;&quot;Basic&quot;))*[.$B176]/[$Basic.$B$2]" office:value-type="float" office:value="10.5" calcext:value-type="float">
            <text:p>10.5</text:p>
          </table:table-cell>
          <table:table-cell table:formula="of:=INDIRECT(ADDRESS([.$C176];3;1;1;&quot;Basic&quot;))*[.$B176]/[$Basic.$B$2]" office:value-type="float" office:value="218.75" calcext:value-type="float">
            <text:p>218.75</text:p>
          </table:table-cell>
          <table:table-cell table:formula="of:=INDIRECT(ADDRESS([.$C176];4;1;1;&quot;Basic&quot;))*[.$B176]/[$Basic.$B$2]" office:value-type="float" office:value="1400" calcext:value-type="float">
            <text:p>1400</text:p>
          </table:table-cell>
          <table:table-cell table:formula="of:=INDIRECT(ADDRESS([.$C176];5;1;1;&quot;Basic&quot;))*[.$B176]/[$Basic.$B$2]" office:value-type="float" office:value="4200" calcext:value-type="float">
            <text:p>4200</text:p>
          </table:table-cell>
          <table:table-cell table:formula="of:=[.F176]" office:value-type="float" office:value="10.5" calcext:value-type="float">
            <text:p>10.5</text:p>
          </table:table-cell>
          <table:table-cell table:formula="of:=IF([.G176]=0;1;[.G176])" office:value-type="float" office:value="218.75" calcext:value-type="float">
            <text:p>218.75</text:p>
          </table:table-cell>
          <table:table-cell table:formula="of:=IF([.H176]=0;5;[.H176])" office:value-type="float" office:value="1400" calcext:value-type="float">
            <text:p>1400</text:p>
          </table:table-cell>
          <table:table-cell table:formula="of:=IF([.I176]=0;15;[.I176])" office:value-type="float" office:value="4200" calcext:value-type="float">
            <text:p>4200</text:p>
          </table:table-cell>
          <table:table-cell table:formula="of:=IF([.B176]=0;[.D176];&quot;&quot;) &amp; IF([.B176]=[$Basic.$B$2];&quot;Open Terrain&quot;;&quot;&quot;) &amp; IF([.B176]=[$Basic.$C$2];&quot;Difficult Terrain&quot;;&quot;&quot;) &amp; IF([.B176]=[$Basic.$D$2];&quot;Extreme Terrain&quot;;&quot;&quot;)">
            <text:p/>
          </table:table-cell>
          <table:table-cell table:formula="of:= [.N176] &amp; &quot; &quot; &amp; [.E176]" office:value-type="string" office:string-value=" 14/8" calcext:value-type="string">
            <text:p><text:s/>14/8</text:p>
          </table:table-cell>
          <table:table-cell table:formula="of:=CEILING([.J176])" office:value-type="float" office:value="11" calcext:value-type="float">
            <text:p>11</text:p>
          </table:table-cell>
          <table:table-cell table:formula="of:=CEILING(8*[.J176])" office:value-type="float" office:value="84" calcext:value-type="float">
            <text:p>84</text:p>
          </table:table-cell>
          <table:table-cell table:formula="of:=CEILING(1*[.K176])" office:value-type="float" office:value="219" calcext:value-type="float">
            <text:p>219</text:p>
          </table:table-cell>
          <table:table-cell table:formula="of:=CEILING(2*[.K176])" office:value-type="float" office:value="438" calcext:value-type="float">
            <text:p>438</text:p>
          </table:table-cell>
          <table:table-cell table:formula="of:=CEILING(5*[.K176])" office:value-type="float" office:value="1094" calcext:value-type="float">
            <text:p>1094</text:p>
          </table:table-cell>
          <table:table-cell table:formula="of:=CEILING(1*[.L176])" office:value-type="float" office:value="1400" calcext:value-type="float">
            <text:p>1400</text:p>
          </table:table-cell>
          <table:table-cell table:formula="of:=CEILING(2*[.L176])" office:value-type="float" office:value="2800" calcext:value-type="float">
            <text:p>2800</text:p>
          </table:table-cell>
          <table:table-cell table:formula="of:=CEILING(1*[.M176])" office:value-type="float" office:value="4200" calcext:value-type="float">
            <text:p>4200</text:p>
          </table:table-cell>
          <table:table-cell table:formula="of:=CEILING(2*[.M176])" office:value-type="float" office:value="8400" calcext:value-type="float">
            <text:p>8400</text:p>
          </table:table-cell>
          <table:table-cell table:formula="of:=CEILING(6*[.M176])" office:value-type="float" office:value="25200" calcext:value-type="float">
            <text:p>25200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table:formula="of:=MOD([.A177]-1;[$Basic.$A$2]+1)" office:value-type="float" office:value="15" calcext:value-type="float">
            <text:p>15</text:p>
          </table:table-cell>
          <table:table-cell table:formula="of:=CEILING(([.A177]-[.B177])/[$Basic.$A$2]; 1)+3" office:value-type="float" office:value="14" calcext:value-type="float">
            <text:p>14</text:p>
          </table:table-cell>
          <table:table-cell table:formula="of:=IF([.B177]=0;INDIRECT(ADDRESS([.C177];1;1;1;&quot;Basic&quot;));&quot;&quot;)">
            <text:p/>
          </table:table-cell>
          <table:table-cell table:style-name="ce3" table:formula="of:=[.B177] &amp; &quot;/&quot; &amp; [$Basic.$B$2]" office:value-type="string" office:string-value="15/8" calcext:value-type="string">
            <text:p>15/8</text:p>
          </table:table-cell>
          <table:table-cell table:formula="of:=INDIRECT(ADDRESS([.$C177];2;1;1;&quot;Basic&quot;))*[.$B177]/[$Basic.$B$2]" office:value-type="float" office:value="11.25" calcext:value-type="float">
            <text:p>11.25</text:p>
          </table:table-cell>
          <table:table-cell table:formula="of:=INDIRECT(ADDRESS([.$C177];3;1;1;&quot;Basic&quot;))*[.$B177]/[$Basic.$B$2]" office:value-type="float" office:value="234.375" calcext:value-type="float">
            <text:p>234.375</text:p>
          </table:table-cell>
          <table:table-cell table:formula="of:=INDIRECT(ADDRESS([.$C177];4;1;1;&quot;Basic&quot;))*[.$B177]/[$Basic.$B$2]" office:value-type="float" office:value="1500" calcext:value-type="float">
            <text:p>1500</text:p>
          </table:table-cell>
          <table:table-cell table:formula="of:=INDIRECT(ADDRESS([.$C177];5;1;1;&quot;Basic&quot;))*[.$B177]/[$Basic.$B$2]" office:value-type="float" office:value="4500" calcext:value-type="float">
            <text:p>4500</text:p>
          </table:table-cell>
          <table:table-cell table:formula="of:=[.F177]" office:value-type="float" office:value="11.25" calcext:value-type="float">
            <text:p>11.25</text:p>
          </table:table-cell>
          <table:table-cell table:formula="of:=IF([.G177]=0;1;[.G177])" office:value-type="float" office:value="234.375" calcext:value-type="float">
            <text:p>234.375</text:p>
          </table:table-cell>
          <table:table-cell table:formula="of:=IF([.H177]=0;5;[.H177])" office:value-type="float" office:value="1500" calcext:value-type="float">
            <text:p>1500</text:p>
          </table:table-cell>
          <table:table-cell table:formula="of:=IF([.I177]=0;15;[.I177])" office:value-type="float" office:value="4500" calcext:value-type="float">
            <text:p>4500</text:p>
          </table:table-cell>
          <table:table-cell table:formula="of:=IF([.B177]=0;[.D177];&quot;&quot;) &amp; IF([.B177]=[$Basic.$B$2];&quot;Open Terrain&quot;;&quot;&quot;) &amp; IF([.B177]=[$Basic.$C$2];&quot;Difficult Terrain&quot;;&quot;&quot;) &amp; IF([.B177]=[$Basic.$D$2];&quot;Extreme Terrain&quot;;&quot;&quot;)">
            <text:p/>
          </table:table-cell>
          <table:table-cell table:formula="of:= [.N177] &amp; &quot; &quot; &amp; [.E177]" office:value-type="string" office:string-value=" 15/8" calcext:value-type="string">
            <text:p><text:s/>15/8</text:p>
          </table:table-cell>
          <table:table-cell table:formula="of:=CEILING([.J177])" office:value-type="float" office:value="12" calcext:value-type="float">
            <text:p>12</text:p>
          </table:table-cell>
          <table:table-cell table:formula="of:=CEILING(8*[.J177])" office:value-type="float" office:value="90" calcext:value-type="float">
            <text:p>90</text:p>
          </table:table-cell>
          <table:table-cell table:formula="of:=CEILING(1*[.K177])" office:value-type="float" office:value="235" calcext:value-type="float">
            <text:p>235</text:p>
          </table:table-cell>
          <table:table-cell table:formula="of:=CEILING(2*[.K177])" office:value-type="float" office:value="469" calcext:value-type="float">
            <text:p>469</text:p>
          </table:table-cell>
          <table:table-cell table:formula="of:=CEILING(5*[.K177])" office:value-type="float" office:value="1172" calcext:value-type="float">
            <text:p>1172</text:p>
          </table:table-cell>
          <table:table-cell table:formula="of:=CEILING(1*[.L177])" office:value-type="float" office:value="1500" calcext:value-type="float">
            <text:p>1500</text:p>
          </table:table-cell>
          <table:table-cell table:formula="of:=CEILING(2*[.L177])" office:value-type="float" office:value="3000" calcext:value-type="float">
            <text:p>3000</text:p>
          </table:table-cell>
          <table:table-cell table:formula="of:=CEILING(1*[.M177])" office:value-type="float" office:value="4500" calcext:value-type="float">
            <text:p>4500</text:p>
          </table:table-cell>
          <table:table-cell table:formula="of:=CEILING(2*[.M177])" office:value-type="float" office:value="9000" calcext:value-type="float">
            <text:p>9000</text:p>
          </table:table-cell>
          <table:table-cell table:formula="of:=CEILING(6*[.M177])" office:value-type="float" office:value="27000" calcext:value-type="float">
            <text:p>27000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formula="of:=MOD([.A178]-1;[$Basic.$A$2]+1)" office:value-type="float" office:value="0" calcext:value-type="float">
            <text:p>0</text:p>
          </table:table-cell>
          <table:table-cell table:formula="of:=CEILING(([.A178]-[.B178])/[$Basic.$A$2]; 1)+3" office:value-type="float" office:value="15" calcext:value-type="float">
            <text:p>15</text:p>
          </table:table-cell>
          <table:table-cell table:formula="of:=IF([.B178]=0;INDIRECT(ADDRESS([.C178];1;1;1;&quot;Basic&quot;));&quot;&quot;)" office:value-type="string" office:string-value="Light Rowing" calcext:value-type="string">
            <text:p>Light Rowing</text:p>
          </table:table-cell>
          <table:table-cell table:style-name="ce3" table:formula="of:=[.B178] &amp; &quot;/&quot; &amp; [$Basic.$B$2]" office:value-type="string" office:string-value="0/8" calcext:value-type="string">
            <text:p>0/8</text:p>
          </table:table-cell>
          <table:table-cell table:formula="of:=INDIRECT(ADDRESS([.$C178];2;1;1;&quot;Basic&quot;))*[.$B178]/[$Basic.$B$2]" office:value-type="float" office:value="0" calcext:value-type="float">
            <text:p>0</text:p>
          </table:table-cell>
          <table:table-cell table:formula="of:=INDIRECT(ADDRESS([.$C178];3;1;1;&quot;Basic&quot;))*[.$B178]/[$Basic.$B$2]" office:value-type="float" office:value="0" calcext:value-type="float">
            <text:p>0</text:p>
          </table:table-cell>
          <table:table-cell table:formula="of:=INDIRECT(ADDRESS([.$C178];4;1;1;&quot;Basic&quot;))*[.$B178]/[$Basic.$B$2]" office:value-type="float" office:value="0" calcext:value-type="float">
            <text:p>0</text:p>
          </table:table-cell>
          <table:table-cell table:formula="of:=INDIRECT(ADDRESS([.$C178];5;1;1;&quot;Basic&quot;))*[.$B178]/[$Basic.$B$2]" office:value-type="float" office:value="0" calcext:value-type="float">
            <text:p>0</text:p>
          </table:table-cell>
          <table:table-cell table:formula="of:=[.F178]" office:value-type="float" office:value="0" calcext:value-type="float">
            <text:p>0</text:p>
          </table:table-cell>
          <table:table-cell table:formula="of:=IF([.G178]=0;1;[.G178])" office:value-type="float" office:value="1" calcext:value-type="float">
            <text:p>1</text:p>
          </table:table-cell>
          <table:table-cell table:formula="of:=IF([.H178]=0;5;[.H178])" office:value-type="float" office:value="5" calcext:value-type="float">
            <text:p>5</text:p>
          </table:table-cell>
          <table:table-cell table:formula="of:=IF([.I178]=0;15;[.I178])" office:value-type="float" office:value="15" calcext:value-type="float">
            <text:p>15</text:p>
          </table:table-cell>
          <table:table-cell table:formula="of:=IF([.B178]=0;[.D178];&quot;&quot;) &amp; IF([.B178]=[$Basic.$B$2];&quot;Open Terrain&quot;;&quot;&quot;) &amp; IF([.B178]=[$Basic.$C$2];&quot;Difficult Terrain&quot;;&quot;&quot;) &amp; IF([.B178]=[$Basic.$D$2];&quot;Extreme Terrain&quot;;&quot;&quot;)" office:value-type="string" office:string-value="Light Rowing" calcext:value-type="string">
            <text:p>Light Rowing</text:p>
          </table:table-cell>
          <table:table-cell table:formula="of:= [.N178] &amp; &quot; &quot; &amp; [.E178]" office:value-type="string" office:string-value="Light Rowing 0/8" calcext:value-type="string">
            <text:p>Light Rowing 0/8</text:p>
          </table:table-cell>
          <table:table-cell table:formula="of:=CEILING([.J178])" office:value-type="float" office:value="0" calcext:value-type="float">
            <text:p>0</text:p>
          </table:table-cell>
          <table:table-cell table:formula="of:=CEILING(8*[.J178])" office:value-type="float" office:value="0" calcext:value-type="float">
            <text:p>0</text:p>
          </table:table-cell>
          <table:table-cell table:formula="of:=CEILING(1*[.K178])" office:value-type="float" office:value="1" calcext:value-type="float">
            <text:p>1</text:p>
          </table:table-cell>
          <table:table-cell table:formula="of:=CEILING(2*[.K178])" office:value-type="float" office:value="2" calcext:value-type="float">
            <text:p>2</text:p>
          </table:table-cell>
          <table:table-cell table:formula="of:=CEILING(5*[.K178])" office:value-type="float" office:value="5" calcext:value-type="float">
            <text:p>5</text:p>
          </table:table-cell>
          <table:table-cell table:formula="of:=CEILING(1*[.L178])" office:value-type="float" office:value="5" calcext:value-type="float">
            <text:p>5</text:p>
          </table:table-cell>
          <table:table-cell table:formula="of:=CEILING(2*[.L178])" office:value-type="float" office:value="10" calcext:value-type="float">
            <text:p>10</text:p>
          </table:table-cell>
          <table:table-cell table:formula="of:=CEILING(1*[.M178])" office:value-type="float" office:value="15" calcext:value-type="float">
            <text:p>15</text:p>
          </table:table-cell>
          <table:table-cell table:formula="of:=CEILING(2*[.M178])" office:value-type="float" office:value="30" calcext:value-type="float">
            <text:p>30</text:p>
          </table:table-cell>
          <table:table-cell table:formula="of:=CEILING(6*[.M178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table:formula="of:=MOD([.A179]-1;[$Basic.$A$2]+1)" office:value-type="float" office:value="1" calcext:value-type="float">
            <text:p>1</text:p>
          </table:table-cell>
          <table:table-cell table:formula="of:=CEILING(([.A179]-[.B179])/[$Basic.$A$2]; 1)+3" office:value-type="float" office:value="15" calcext:value-type="float">
            <text:p>15</text:p>
          </table:table-cell>
          <table:table-cell table:formula="of:=IF([.B179]=0;INDIRECT(ADDRESS([.C179];1;1;1;&quot;Basic&quot;));&quot;&quot;)">
            <text:p/>
          </table:table-cell>
          <table:table-cell table:style-name="ce3" table:formula="of:=[.B179] &amp; &quot;/&quot; &amp; [$Basic.$B$2]" office:value-type="string" office:string-value="1/8" calcext:value-type="string">
            <text:p>1/8</text:p>
          </table:table-cell>
          <table:table-cell table:formula="of:=INDIRECT(ADDRESS([.$C179];2;1;1;&quot;Basic&quot;))*[.$B179]/[$Basic.$B$2]" office:value-type="float" office:value="1" calcext:value-type="float">
            <text:p>1</text:p>
          </table:table-cell>
          <table:table-cell table:formula="of:=INDIRECT(ADDRESS([.$C179];3;1;1;&quot;Basic&quot;))*[.$B179]/[$Basic.$B$2]" office:value-type="float" office:value="21.875" calcext:value-type="float">
            <text:p>21.875</text:p>
          </table:table-cell>
          <table:table-cell table:formula="of:=INDIRECT(ADDRESS([.$C179];4;1;1;&quot;Basic&quot;))*[.$B179]/[$Basic.$B$2]" office:value-type="float" office:value="125" calcext:value-type="float">
            <text:p>125</text:p>
          </table:table-cell>
          <table:table-cell table:formula="of:=INDIRECT(ADDRESS([.$C179];5;1;1;&quot;Basic&quot;))*[.$B179]/[$Basic.$B$2]" office:value-type="float" office:value="375" calcext:value-type="float">
            <text:p>375</text:p>
          </table:table-cell>
          <table:table-cell table:formula="of:=[.F179]" office:value-type="float" office:value="1" calcext:value-type="float">
            <text:p>1</text:p>
          </table:table-cell>
          <table:table-cell table:formula="of:=IF([.G179]=0;1;[.G179])" office:value-type="float" office:value="21.875" calcext:value-type="float">
            <text:p>21.875</text:p>
          </table:table-cell>
          <table:table-cell table:formula="of:=IF([.H179]=0;5;[.H179])" office:value-type="float" office:value="125" calcext:value-type="float">
            <text:p>125</text:p>
          </table:table-cell>
          <table:table-cell table:formula="of:=IF([.I179]=0;15;[.I179])" office:value-type="float" office:value="375" calcext:value-type="float">
            <text:p>375</text:p>
          </table:table-cell>
          <table:table-cell table:formula="of:=IF([.B179]=0;[.D179];&quot;&quot;) &amp; IF([.B179]=[$Basic.$B$2];&quot;Open Terrain&quot;;&quot;&quot;) &amp; IF([.B179]=[$Basic.$C$2];&quot;Difficult Terrain&quot;;&quot;&quot;) &amp; IF([.B179]=[$Basic.$D$2];&quot;Extreme Terrain&quot;;&quot;&quot;)">
            <text:p/>
          </table:table-cell>
          <table:table-cell table:formula="of:= [.N179] &amp; &quot; &quot; &amp; [.E179]" office:value-type="string" office:string-value=" 1/8" calcext:value-type="string">
            <text:p><text:s/>1/8</text:p>
          </table:table-cell>
          <table:table-cell table:formula="of:=CEILING([.J179])" office:value-type="float" office:value="1" calcext:value-type="float">
            <text:p>1</text:p>
          </table:table-cell>
          <table:table-cell table:formula="of:=CEILING(8*[.J179])" office:value-type="float" office:value="8" calcext:value-type="float">
            <text:p>8</text:p>
          </table:table-cell>
          <table:table-cell table:formula="of:=CEILING(1*[.K179])" office:value-type="float" office:value="22" calcext:value-type="float">
            <text:p>22</text:p>
          </table:table-cell>
          <table:table-cell table:formula="of:=CEILING(2*[.K179])" office:value-type="float" office:value="44" calcext:value-type="float">
            <text:p>44</text:p>
          </table:table-cell>
          <table:table-cell table:formula="of:=CEILING(5*[.K179])" office:value-type="float" office:value="110" calcext:value-type="float">
            <text:p>110</text:p>
          </table:table-cell>
          <table:table-cell table:formula="of:=CEILING(1*[.L179])" office:value-type="float" office:value="125" calcext:value-type="float">
            <text:p>125</text:p>
          </table:table-cell>
          <table:table-cell table:formula="of:=CEILING(2*[.L179])" office:value-type="float" office:value="250" calcext:value-type="float">
            <text:p>250</text:p>
          </table:table-cell>
          <table:table-cell table:formula="of:=CEILING(1*[.M179])" office:value-type="float" office:value="375" calcext:value-type="float">
            <text:p>375</text:p>
          </table:table-cell>
          <table:table-cell table:formula="of:=CEILING(2*[.M179])" office:value-type="float" office:value="750" calcext:value-type="float">
            <text:p>750</text:p>
          </table:table-cell>
          <table:table-cell table:formula="of:=CEILING(6*[.M179])" office:value-type="float" office:value="2250" calcext:value-type="float">
            <text:p>2250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table:formula="of:=MOD([.A180]-1;[$Basic.$A$2]+1)" office:value-type="float" office:value="2" calcext:value-type="float">
            <text:p>2</text:p>
          </table:table-cell>
          <table:table-cell table:formula="of:=CEILING(([.A180]-[.B180])/[$Basic.$A$2]; 1)+3" office:value-type="float" office:value="15" calcext:value-type="float">
            <text:p>15</text:p>
          </table:table-cell>
          <table:table-cell table:formula="of:=IF([.B180]=0;INDIRECT(ADDRESS([.C180];1;1;1;&quot;Basic&quot;));&quot;&quot;)">
            <text:p/>
          </table:table-cell>
          <table:table-cell table:style-name="ce3" table:formula="of:=[.B180] &amp; &quot;/&quot; &amp; [$Basic.$B$2]" office:value-type="string" office:string-value="2/8" calcext:value-type="string">
            <text:p>2/8</text:p>
          </table:table-cell>
          <table:table-cell table:formula="of:=INDIRECT(ADDRESS([.$C180];2;1;1;&quot;Basic&quot;))*[.$B180]/[$Basic.$B$2]" office:value-type="float" office:value="2" calcext:value-type="float">
            <text:p>2</text:p>
          </table:table-cell>
          <table:table-cell table:formula="of:=INDIRECT(ADDRESS([.$C180];3;1;1;&quot;Basic&quot;))*[.$B180]/[$Basic.$B$2]" office:value-type="float" office:value="43.75" calcext:value-type="float">
            <text:p>43.75</text:p>
          </table:table-cell>
          <table:table-cell table:formula="of:=INDIRECT(ADDRESS([.$C180];4;1;1;&quot;Basic&quot;))*[.$B180]/[$Basic.$B$2]" office:value-type="float" office:value="250" calcext:value-type="float">
            <text:p>250</text:p>
          </table:table-cell>
          <table:table-cell table:formula="of:=INDIRECT(ADDRESS([.$C180];5;1;1;&quot;Basic&quot;))*[.$B180]/[$Basic.$B$2]" office:value-type="float" office:value="750" calcext:value-type="float">
            <text:p>750</text:p>
          </table:table-cell>
          <table:table-cell table:formula="of:=[.F180]" office:value-type="float" office:value="2" calcext:value-type="float">
            <text:p>2</text:p>
          </table:table-cell>
          <table:table-cell table:formula="of:=IF([.G180]=0;1;[.G180])" office:value-type="float" office:value="43.75" calcext:value-type="float">
            <text:p>43.75</text:p>
          </table:table-cell>
          <table:table-cell table:formula="of:=IF([.H180]=0;5;[.H180])" office:value-type="float" office:value="250" calcext:value-type="float">
            <text:p>250</text:p>
          </table:table-cell>
          <table:table-cell table:formula="of:=IF([.I180]=0;15;[.I180])" office:value-type="float" office:value="750" calcext:value-type="float">
            <text:p>750</text:p>
          </table:table-cell>
          <table:table-cell table:formula="of:=IF([.B180]=0;[.D180];&quot;&quot;) &amp; IF([.B180]=[$Basic.$B$2];&quot;Open Terrain&quot;;&quot;&quot;) &amp; IF([.B180]=[$Basic.$C$2];&quot;Difficult Terrain&quot;;&quot;&quot;) &amp; IF([.B180]=[$Basic.$D$2];&quot;Extreme Terrain&quot;;&quot;&quot;)">
            <text:p/>
          </table:table-cell>
          <table:table-cell table:formula="of:= [.N180] &amp; &quot; &quot; &amp; [.E180]" office:value-type="string" office:string-value=" 2/8" calcext:value-type="string">
            <text:p><text:s/>2/8</text:p>
          </table:table-cell>
          <table:table-cell table:formula="of:=CEILING([.J180])" office:value-type="float" office:value="2" calcext:value-type="float">
            <text:p>2</text:p>
          </table:table-cell>
          <table:table-cell table:formula="of:=CEILING(8*[.J180])" office:value-type="float" office:value="16" calcext:value-type="float">
            <text:p>16</text:p>
          </table:table-cell>
          <table:table-cell table:formula="of:=CEILING(1*[.K180])" office:value-type="float" office:value="44" calcext:value-type="float">
            <text:p>44</text:p>
          </table:table-cell>
          <table:table-cell table:formula="of:=CEILING(2*[.K180])" office:value-type="float" office:value="88" calcext:value-type="float">
            <text:p>88</text:p>
          </table:table-cell>
          <table:table-cell table:formula="of:=CEILING(5*[.K180])" office:value-type="float" office:value="219" calcext:value-type="float">
            <text:p>219</text:p>
          </table:table-cell>
          <table:table-cell table:formula="of:=CEILING(1*[.L180])" office:value-type="float" office:value="250" calcext:value-type="float">
            <text:p>250</text:p>
          </table:table-cell>
          <table:table-cell table:formula="of:=CEILING(2*[.L180])" office:value-type="float" office:value="500" calcext:value-type="float">
            <text:p>500</text:p>
          </table:table-cell>
          <table:table-cell table:formula="of:=CEILING(1*[.M180])" office:value-type="float" office:value="750" calcext:value-type="float">
            <text:p>750</text:p>
          </table:table-cell>
          <table:table-cell table:formula="of:=CEILING(2*[.M180])" office:value-type="float" office:value="1500" calcext:value-type="float">
            <text:p>1500</text:p>
          </table:table-cell>
          <table:table-cell table:formula="of:=CEILING(6*[.M180])" office:value-type="float" office:value="4500" calcext:value-type="float">
            <text:p>4500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formula="of:=MOD([.A181]-1;[$Basic.$A$2]+1)" office:value-type="float" office:value="3" calcext:value-type="float">
            <text:p>3</text:p>
          </table:table-cell>
          <table:table-cell table:formula="of:=CEILING(([.A181]-[.B181])/[$Basic.$A$2]; 1)+3" office:value-type="float" office:value="15" calcext:value-type="float">
            <text:p>15</text:p>
          </table:table-cell>
          <table:table-cell table:formula="of:=IF([.B181]=0;INDIRECT(ADDRESS([.C181];1;1;1;&quot;Basic&quot;));&quot;&quot;)">
            <text:p/>
          </table:table-cell>
          <table:table-cell table:style-name="ce3" table:formula="of:=[.B181] &amp; &quot;/&quot; &amp; [$Basic.$B$2]" office:value-type="string" office:string-value="3/8" calcext:value-type="string">
            <text:p>3/8</text:p>
          </table:table-cell>
          <table:table-cell table:formula="of:=INDIRECT(ADDRESS([.$C181];2;1;1;&quot;Basic&quot;))*[.$B181]/[$Basic.$B$2]" office:value-type="float" office:value="3" calcext:value-type="float">
            <text:p>3</text:p>
          </table:table-cell>
          <table:table-cell table:formula="of:=INDIRECT(ADDRESS([.$C181];3;1;1;&quot;Basic&quot;))*[.$B181]/[$Basic.$B$2]" office:value-type="float" office:value="65.625" calcext:value-type="float">
            <text:p>65.625</text:p>
          </table:table-cell>
          <table:table-cell table:formula="of:=INDIRECT(ADDRESS([.$C181];4;1;1;&quot;Basic&quot;))*[.$B181]/[$Basic.$B$2]" office:value-type="float" office:value="375" calcext:value-type="float">
            <text:p>375</text:p>
          </table:table-cell>
          <table:table-cell table:formula="of:=INDIRECT(ADDRESS([.$C181];5;1;1;&quot;Basic&quot;))*[.$B181]/[$Basic.$B$2]" office:value-type="float" office:value="1125" calcext:value-type="float">
            <text:p>1125</text:p>
          </table:table-cell>
          <table:table-cell table:formula="of:=[.F181]" office:value-type="float" office:value="3" calcext:value-type="float">
            <text:p>3</text:p>
          </table:table-cell>
          <table:table-cell table:formula="of:=IF([.G181]=0;1;[.G181])" office:value-type="float" office:value="65.625" calcext:value-type="float">
            <text:p>65.625</text:p>
          </table:table-cell>
          <table:table-cell table:formula="of:=IF([.H181]=0;5;[.H181])" office:value-type="float" office:value="375" calcext:value-type="float">
            <text:p>375</text:p>
          </table:table-cell>
          <table:table-cell table:formula="of:=IF([.I181]=0;15;[.I181])" office:value-type="float" office:value="1125" calcext:value-type="float">
            <text:p>1125</text:p>
          </table:table-cell>
          <table:table-cell table:formula="of:=IF([.B181]=0;[.D181];&quot;&quot;) &amp; IF([.B181]=[$Basic.$B$2];&quot;Open Terrain&quot;;&quot;&quot;) &amp; IF([.B181]=[$Basic.$C$2];&quot;Difficult Terrain&quot;;&quot;&quot;) &amp; IF([.B181]=[$Basic.$D$2];&quot;Extreme Terrain&quot;;&quot;&quot;)">
            <text:p/>
          </table:table-cell>
          <table:table-cell table:formula="of:= [.N181] &amp; &quot; &quot; &amp; [.E181]" office:value-type="string" office:string-value=" 3/8" calcext:value-type="string">
            <text:p><text:s/>3/8</text:p>
          </table:table-cell>
          <table:table-cell table:formula="of:=CEILING([.J181])" office:value-type="float" office:value="3" calcext:value-type="float">
            <text:p>3</text:p>
          </table:table-cell>
          <table:table-cell table:formula="of:=CEILING(8*[.J181])" office:value-type="float" office:value="24" calcext:value-type="float">
            <text:p>24</text:p>
          </table:table-cell>
          <table:table-cell table:formula="of:=CEILING(1*[.K181])" office:value-type="float" office:value="66" calcext:value-type="float">
            <text:p>66</text:p>
          </table:table-cell>
          <table:table-cell table:formula="of:=CEILING(2*[.K181])" office:value-type="float" office:value="132" calcext:value-type="float">
            <text:p>132</text:p>
          </table:table-cell>
          <table:table-cell table:formula="of:=CEILING(5*[.K181])" office:value-type="float" office:value="329" calcext:value-type="float">
            <text:p>329</text:p>
          </table:table-cell>
          <table:table-cell table:formula="of:=CEILING(1*[.L181])" office:value-type="float" office:value="375" calcext:value-type="float">
            <text:p>375</text:p>
          </table:table-cell>
          <table:table-cell table:formula="of:=CEILING(2*[.L181])" office:value-type="float" office:value="750" calcext:value-type="float">
            <text:p>750</text:p>
          </table:table-cell>
          <table:table-cell table:formula="of:=CEILING(1*[.M181])" office:value-type="float" office:value="1125" calcext:value-type="float">
            <text:p>1125</text:p>
          </table:table-cell>
          <table:table-cell table:formula="of:=CEILING(2*[.M181])" office:value-type="float" office:value="2250" calcext:value-type="float">
            <text:p>2250</text:p>
          </table:table-cell>
          <table:table-cell table:formula="of:=CEILING(6*[.M181])" office:value-type="float" office:value="6750" calcext:value-type="float">
            <text:p>6750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table:formula="of:=MOD([.A182]-1;[$Basic.$A$2]+1)" office:value-type="float" office:value="4" calcext:value-type="float">
            <text:p>4</text:p>
          </table:table-cell>
          <table:table-cell table:formula="of:=CEILING(([.A182]-[.B182])/[$Basic.$A$2]; 1)+3" office:value-type="float" office:value="15" calcext:value-type="float">
            <text:p>15</text:p>
          </table:table-cell>
          <table:table-cell table:formula="of:=IF([.B182]=0;INDIRECT(ADDRESS([.C182];1;1;1;&quot;Basic&quot;));&quot;&quot;)">
            <text:p/>
          </table:table-cell>
          <table:table-cell table:style-name="ce3" table:formula="of:=[.B182] &amp; &quot;/&quot; &amp; [$Basic.$B$2]" office:value-type="string" office:string-value="4/8" calcext:value-type="string">
            <text:p>4/8</text:p>
          </table:table-cell>
          <table:table-cell table:formula="of:=INDIRECT(ADDRESS([.$C182];2;1;1;&quot;Basic&quot;))*[.$B182]/[$Basic.$B$2]" office:value-type="float" office:value="4" calcext:value-type="float">
            <text:p>4</text:p>
          </table:table-cell>
          <table:table-cell table:formula="of:=INDIRECT(ADDRESS([.$C182];3;1;1;&quot;Basic&quot;))*[.$B182]/[$Basic.$B$2]" office:value-type="float" office:value="87.5" calcext:value-type="float">
            <text:p>87.5</text:p>
          </table:table-cell>
          <table:table-cell table:formula="of:=INDIRECT(ADDRESS([.$C182];4;1;1;&quot;Basic&quot;))*[.$B182]/[$Basic.$B$2]" office:value-type="float" office:value="500" calcext:value-type="float">
            <text:p>500</text:p>
          </table:table-cell>
          <table:table-cell table:formula="of:=INDIRECT(ADDRESS([.$C182];5;1;1;&quot;Basic&quot;))*[.$B182]/[$Basic.$B$2]" office:value-type="float" office:value="1500" calcext:value-type="float">
            <text:p>1500</text:p>
          </table:table-cell>
          <table:table-cell table:formula="of:=[.F182]" office:value-type="float" office:value="4" calcext:value-type="float">
            <text:p>4</text:p>
          </table:table-cell>
          <table:table-cell table:formula="of:=IF([.G182]=0;1;[.G182])" office:value-type="float" office:value="87.5" calcext:value-type="float">
            <text:p>87.5</text:p>
          </table:table-cell>
          <table:table-cell table:formula="of:=IF([.H182]=0;5;[.H182])" office:value-type="float" office:value="500" calcext:value-type="float">
            <text:p>500</text:p>
          </table:table-cell>
          <table:table-cell table:formula="of:=IF([.I182]=0;15;[.I182])" office:value-type="float" office:value="1500" calcext:value-type="float">
            <text:p>1500</text:p>
          </table:table-cell>
          <table:table-cell table:formula="of:=IF([.B182]=0;[.D182];&quot;&quot;) &amp; IF([.B182]=[$Basic.$B$2];&quot;Open Terrain&quot;;&quot;&quot;) &amp; IF([.B182]=[$Basic.$C$2];&quot;Difficult Terrain&quot;;&quot;&quot;) &amp; IF([.B182]=[$Basic.$D$2];&quot;Extreme Terrain&quot;;&quot;&quot;)" office:value-type="string" office:string-value="Extreme Terrain" calcext:value-type="string">
            <text:p>Extreme Terrain</text:p>
          </table:table-cell>
          <table:table-cell table:formula="of:= [.N182] &amp; &quot; &quot; &amp; [.E182]" office:value-type="string" office:string-value="Extreme Terrain 4/8" calcext:value-type="string">
            <text:p>Extreme Terrain 4/8</text:p>
          </table:table-cell>
          <table:table-cell table:formula="of:=CEILING([.J182])" office:value-type="float" office:value="4" calcext:value-type="float">
            <text:p>4</text:p>
          </table:table-cell>
          <table:table-cell table:formula="of:=CEILING(8*[.J182])" office:value-type="float" office:value="32" calcext:value-type="float">
            <text:p>32</text:p>
          </table:table-cell>
          <table:table-cell table:formula="of:=CEILING(1*[.K182])" office:value-type="float" office:value="88" calcext:value-type="float">
            <text:p>88</text:p>
          </table:table-cell>
          <table:table-cell table:formula="of:=CEILING(2*[.K182])" office:value-type="float" office:value="175" calcext:value-type="float">
            <text:p>175</text:p>
          </table:table-cell>
          <table:table-cell table:formula="of:=CEILING(5*[.K182])" office:value-type="float" office:value="438" calcext:value-type="float">
            <text:p>438</text:p>
          </table:table-cell>
          <table:table-cell table:formula="of:=CEILING(1*[.L182])" office:value-type="float" office:value="500" calcext:value-type="float">
            <text:p>500</text:p>
          </table:table-cell>
          <table:table-cell table:formula="of:=CEILING(2*[.L182])" office:value-type="float" office:value="1000" calcext:value-type="float">
            <text:p>1000</text:p>
          </table:table-cell>
          <table:table-cell table:formula="of:=CEILING(1*[.M182])" office:value-type="float" office:value="1500" calcext:value-type="float">
            <text:p>1500</text:p>
          </table:table-cell>
          <table:table-cell table:formula="of:=CEILING(2*[.M182])" office:value-type="float" office:value="3000" calcext:value-type="float">
            <text:p>3000</text:p>
          </table:table-cell>
          <table:table-cell table:formula="of:=CEILING(6*[.M182])" office:value-type="float" office:value="9000" calcext:value-type="float">
            <text:p>9000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table:formula="of:=MOD([.A183]-1;[$Basic.$A$2]+1)" office:value-type="float" office:value="5" calcext:value-type="float">
            <text:p>5</text:p>
          </table:table-cell>
          <table:table-cell table:formula="of:=CEILING(([.A183]-[.B183])/[$Basic.$A$2]; 1)+3" office:value-type="float" office:value="15" calcext:value-type="float">
            <text:p>15</text:p>
          </table:table-cell>
          <table:table-cell table:formula="of:=IF([.B183]=0;INDIRECT(ADDRESS([.C183];1;1;1;&quot;Basic&quot;));&quot;&quot;)">
            <text:p/>
          </table:table-cell>
          <table:table-cell table:style-name="ce3" table:formula="of:=[.B183] &amp; &quot;/&quot; &amp; [$Basic.$B$2]" office:value-type="string" office:string-value="5/8" calcext:value-type="string">
            <text:p>5/8</text:p>
          </table:table-cell>
          <table:table-cell table:formula="of:=INDIRECT(ADDRESS([.$C183];2;1;1;&quot;Basic&quot;))*[.$B183]/[$Basic.$B$2]" office:value-type="float" office:value="5" calcext:value-type="float">
            <text:p>5</text:p>
          </table:table-cell>
          <table:table-cell table:formula="of:=INDIRECT(ADDRESS([.$C183];3;1;1;&quot;Basic&quot;))*[.$B183]/[$Basic.$B$2]" office:value-type="float" office:value="109.375" calcext:value-type="float">
            <text:p>109.375</text:p>
          </table:table-cell>
          <table:table-cell table:formula="of:=INDIRECT(ADDRESS([.$C183];4;1;1;&quot;Basic&quot;))*[.$B183]/[$Basic.$B$2]" office:value-type="float" office:value="625" calcext:value-type="float">
            <text:p>625</text:p>
          </table:table-cell>
          <table:table-cell table:formula="of:=INDIRECT(ADDRESS([.$C183];5;1;1;&quot;Basic&quot;))*[.$B183]/[$Basic.$B$2]" office:value-type="float" office:value="1875" calcext:value-type="float">
            <text:p>1875</text:p>
          </table:table-cell>
          <table:table-cell table:formula="of:=[.F183]" office:value-type="float" office:value="5" calcext:value-type="float">
            <text:p>5</text:p>
          </table:table-cell>
          <table:table-cell table:formula="of:=IF([.G183]=0;1;[.G183])" office:value-type="float" office:value="109.375" calcext:value-type="float">
            <text:p>109.375</text:p>
          </table:table-cell>
          <table:table-cell table:formula="of:=IF([.H183]=0;5;[.H183])" office:value-type="float" office:value="625" calcext:value-type="float">
            <text:p>625</text:p>
          </table:table-cell>
          <table:table-cell table:formula="of:=IF([.I183]=0;15;[.I183])" office:value-type="float" office:value="1875" calcext:value-type="float">
            <text:p>1875</text:p>
          </table:table-cell>
          <table:table-cell table:formula="of:=IF([.B183]=0;[.D183];&quot;&quot;) &amp; IF([.B183]=[$Basic.$B$2];&quot;Open Terrain&quot;;&quot;&quot;) &amp; IF([.B183]=[$Basic.$C$2];&quot;Difficult Terrain&quot;;&quot;&quot;) &amp; IF([.B183]=[$Basic.$D$2];&quot;Extreme Terrain&quot;;&quot;&quot;)">
            <text:p/>
          </table:table-cell>
          <table:table-cell table:formula="of:= [.N183] &amp; &quot; &quot; &amp; [.E183]" office:value-type="string" office:string-value=" 5/8" calcext:value-type="string">
            <text:p><text:s/>5/8</text:p>
          </table:table-cell>
          <table:table-cell table:formula="of:=CEILING([.J183])" office:value-type="float" office:value="5" calcext:value-type="float">
            <text:p>5</text:p>
          </table:table-cell>
          <table:table-cell table:formula="of:=CEILING(8*[.J183])" office:value-type="float" office:value="40" calcext:value-type="float">
            <text:p>40</text:p>
          </table:table-cell>
          <table:table-cell table:formula="of:=CEILING(1*[.K183])" office:value-type="float" office:value="110" calcext:value-type="float">
            <text:p>110</text:p>
          </table:table-cell>
          <table:table-cell table:formula="of:=CEILING(2*[.K183])" office:value-type="float" office:value="219" calcext:value-type="float">
            <text:p>219</text:p>
          </table:table-cell>
          <table:table-cell table:formula="of:=CEILING(5*[.K183])" office:value-type="float" office:value="547" calcext:value-type="float">
            <text:p>547</text:p>
          </table:table-cell>
          <table:table-cell table:formula="of:=CEILING(1*[.L183])" office:value-type="float" office:value="625" calcext:value-type="float">
            <text:p>625</text:p>
          </table:table-cell>
          <table:table-cell table:formula="of:=CEILING(2*[.L183])" office:value-type="float" office:value="1250" calcext:value-type="float">
            <text:p>1250</text:p>
          </table:table-cell>
          <table:table-cell table:formula="of:=CEILING(1*[.M183])" office:value-type="float" office:value="1875" calcext:value-type="float">
            <text:p>1875</text:p>
          </table:table-cell>
          <table:table-cell table:formula="of:=CEILING(2*[.M183])" office:value-type="float" office:value="3750" calcext:value-type="float">
            <text:p>3750</text:p>
          </table:table-cell>
          <table:table-cell table:formula="of:=CEILING(6*[.M183])" office:value-type="float" office:value="11250" calcext:value-type="float">
            <text:p>11250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table:formula="of:=MOD([.A184]-1;[$Basic.$A$2]+1)" office:value-type="float" office:value="6" calcext:value-type="float">
            <text:p>6</text:p>
          </table:table-cell>
          <table:table-cell table:formula="of:=CEILING(([.A184]-[.B184])/[$Basic.$A$2]; 1)+3" office:value-type="float" office:value="15" calcext:value-type="float">
            <text:p>15</text:p>
          </table:table-cell>
          <table:table-cell table:formula="of:=IF([.B184]=0;INDIRECT(ADDRESS([.C184];1;1;1;&quot;Basic&quot;));&quot;&quot;)">
            <text:p/>
          </table:table-cell>
          <table:table-cell table:style-name="ce3" table:formula="of:=[.B184] &amp; &quot;/&quot; &amp; [$Basic.$B$2]" office:value-type="string" office:string-value="6/8" calcext:value-type="string">
            <text:p>6/8</text:p>
          </table:table-cell>
          <table:table-cell table:formula="of:=INDIRECT(ADDRESS([.$C184];2;1;1;&quot;Basic&quot;))*[.$B184]/[$Basic.$B$2]" office:value-type="float" office:value="6" calcext:value-type="float">
            <text:p>6</text:p>
          </table:table-cell>
          <table:table-cell table:formula="of:=INDIRECT(ADDRESS([.$C184];3;1;1;&quot;Basic&quot;))*[.$B184]/[$Basic.$B$2]" office:value-type="float" office:value="131.25" calcext:value-type="float">
            <text:p>131.25</text:p>
          </table:table-cell>
          <table:table-cell table:formula="of:=INDIRECT(ADDRESS([.$C184];4;1;1;&quot;Basic&quot;))*[.$B184]/[$Basic.$B$2]" office:value-type="float" office:value="750" calcext:value-type="float">
            <text:p>750</text:p>
          </table:table-cell>
          <table:table-cell table:formula="of:=INDIRECT(ADDRESS([.$C184];5;1;1;&quot;Basic&quot;))*[.$B184]/[$Basic.$B$2]" office:value-type="float" office:value="2250" calcext:value-type="float">
            <text:p>2250</text:p>
          </table:table-cell>
          <table:table-cell table:formula="of:=[.F184]" office:value-type="float" office:value="6" calcext:value-type="float">
            <text:p>6</text:p>
          </table:table-cell>
          <table:table-cell table:formula="of:=IF([.G184]=0;1;[.G184])" office:value-type="float" office:value="131.25" calcext:value-type="float">
            <text:p>131.25</text:p>
          </table:table-cell>
          <table:table-cell table:formula="of:=IF([.H184]=0;5;[.H184])" office:value-type="float" office:value="750" calcext:value-type="float">
            <text:p>750</text:p>
          </table:table-cell>
          <table:table-cell table:formula="of:=IF([.I184]=0;15;[.I184])" office:value-type="float" office:value="2250" calcext:value-type="float">
            <text:p>2250</text:p>
          </table:table-cell>
          <table:table-cell table:formula="of:=IF([.B184]=0;[.D184];&quot;&quot;) &amp; IF([.B184]=[$Basic.$B$2];&quot;Open Terrain&quot;;&quot;&quot;) &amp; IF([.B184]=[$Basic.$C$2];&quot;Difficult Terrain&quot;;&quot;&quot;) &amp; IF([.B184]=[$Basic.$D$2];&quot;Extreme Terrain&quot;;&quot;&quot;)" office:value-type="string" office:string-value="Difficult Terrain" calcext:value-type="string">
            <text:p>Difficult Terrain</text:p>
          </table:table-cell>
          <table:table-cell table:formula="of:= [.N184] &amp; &quot; &quot; &amp; [.E184]" office:value-type="string" office:string-value="Difficult Terrain 6/8" calcext:value-type="string">
            <text:p>Difficult Terrain 6/8</text:p>
          </table:table-cell>
          <table:table-cell table:formula="of:=CEILING([.J184])" office:value-type="float" office:value="6" calcext:value-type="float">
            <text:p>6</text:p>
          </table:table-cell>
          <table:table-cell table:formula="of:=CEILING(8*[.J184])" office:value-type="float" office:value="48" calcext:value-type="float">
            <text:p>48</text:p>
          </table:table-cell>
          <table:table-cell table:formula="of:=CEILING(1*[.K184])" office:value-type="float" office:value="132" calcext:value-type="float">
            <text:p>132</text:p>
          </table:table-cell>
          <table:table-cell table:formula="of:=CEILING(2*[.K184])" office:value-type="float" office:value="263" calcext:value-type="float">
            <text:p>263</text:p>
          </table:table-cell>
          <table:table-cell table:formula="of:=CEILING(5*[.K184])" office:value-type="float" office:value="657" calcext:value-type="float">
            <text:p>657</text:p>
          </table:table-cell>
          <table:table-cell table:formula="of:=CEILING(1*[.L184])" office:value-type="float" office:value="750" calcext:value-type="float">
            <text:p>750</text:p>
          </table:table-cell>
          <table:table-cell table:formula="of:=CEILING(2*[.L184])" office:value-type="float" office:value="1500" calcext:value-type="float">
            <text:p>1500</text:p>
          </table:table-cell>
          <table:table-cell table:formula="of:=CEILING(1*[.M184])" office:value-type="float" office:value="2250" calcext:value-type="float">
            <text:p>2250</text:p>
          </table:table-cell>
          <table:table-cell table:formula="of:=CEILING(2*[.M184])" office:value-type="float" office:value="4500" calcext:value-type="float">
            <text:p>4500</text:p>
          </table:table-cell>
          <table:table-cell table:formula="of:=CEILING(6*[.M184])" office:value-type="float" office:value="13500" calcext:value-type="float">
            <text:p>13500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table:formula="of:=MOD([.A185]-1;[$Basic.$A$2]+1)" office:value-type="float" office:value="7" calcext:value-type="float">
            <text:p>7</text:p>
          </table:table-cell>
          <table:table-cell table:formula="of:=CEILING(([.A185]-[.B185])/[$Basic.$A$2]; 1)+3" office:value-type="float" office:value="15" calcext:value-type="float">
            <text:p>15</text:p>
          </table:table-cell>
          <table:table-cell table:formula="of:=IF([.B185]=0;INDIRECT(ADDRESS([.C185];1;1;1;&quot;Basic&quot;));&quot;&quot;)">
            <text:p/>
          </table:table-cell>
          <table:table-cell table:style-name="ce3" table:formula="of:=[.B185] &amp; &quot;/&quot; &amp; [$Basic.$B$2]" office:value-type="string" office:string-value="7/8" calcext:value-type="string">
            <text:p>7/8</text:p>
          </table:table-cell>
          <table:table-cell table:formula="of:=INDIRECT(ADDRESS([.$C185];2;1;1;&quot;Basic&quot;))*[.$B185]/[$Basic.$B$2]" office:value-type="float" office:value="7" calcext:value-type="float">
            <text:p>7</text:p>
          </table:table-cell>
          <table:table-cell table:formula="of:=INDIRECT(ADDRESS([.$C185];3;1;1;&quot;Basic&quot;))*[.$B185]/[$Basic.$B$2]" office:value-type="float" office:value="153.125" calcext:value-type="float">
            <text:p>153.125</text:p>
          </table:table-cell>
          <table:table-cell table:formula="of:=INDIRECT(ADDRESS([.$C185];4;1;1;&quot;Basic&quot;))*[.$B185]/[$Basic.$B$2]" office:value-type="float" office:value="875" calcext:value-type="float">
            <text:p>875</text:p>
          </table:table-cell>
          <table:table-cell table:formula="of:=INDIRECT(ADDRESS([.$C185];5;1;1;&quot;Basic&quot;))*[.$B185]/[$Basic.$B$2]" office:value-type="float" office:value="2625" calcext:value-type="float">
            <text:p>2625</text:p>
          </table:table-cell>
          <table:table-cell table:formula="of:=[.F185]" office:value-type="float" office:value="7" calcext:value-type="float">
            <text:p>7</text:p>
          </table:table-cell>
          <table:table-cell table:formula="of:=IF([.G185]=0;1;[.G185])" office:value-type="float" office:value="153.125" calcext:value-type="float">
            <text:p>153.125</text:p>
          </table:table-cell>
          <table:table-cell table:formula="of:=IF([.H185]=0;5;[.H185])" office:value-type="float" office:value="875" calcext:value-type="float">
            <text:p>875</text:p>
          </table:table-cell>
          <table:table-cell table:formula="of:=IF([.I185]=0;15;[.I185])" office:value-type="float" office:value="2625" calcext:value-type="float">
            <text:p>2625</text:p>
          </table:table-cell>
          <table:table-cell table:formula="of:=IF([.B185]=0;[.D185];&quot;&quot;) &amp; IF([.B185]=[$Basic.$B$2];&quot;Open Terrain&quot;;&quot;&quot;) &amp; IF([.B185]=[$Basic.$C$2];&quot;Difficult Terrain&quot;;&quot;&quot;) &amp; IF([.B185]=[$Basic.$D$2];&quot;Extreme Terrain&quot;;&quot;&quot;)">
            <text:p/>
          </table:table-cell>
          <table:table-cell table:formula="of:= [.N185] &amp; &quot; &quot; &amp; [.E185]" office:value-type="string" office:string-value=" 7/8" calcext:value-type="string">
            <text:p><text:s/>7/8</text:p>
          </table:table-cell>
          <table:table-cell table:formula="of:=CEILING([.J185])" office:value-type="float" office:value="7" calcext:value-type="float">
            <text:p>7</text:p>
          </table:table-cell>
          <table:table-cell table:formula="of:=CEILING(8*[.J185])" office:value-type="float" office:value="56" calcext:value-type="float">
            <text:p>56</text:p>
          </table:table-cell>
          <table:table-cell table:formula="of:=CEILING(1*[.K185])" office:value-type="float" office:value="154" calcext:value-type="float">
            <text:p>154</text:p>
          </table:table-cell>
          <table:table-cell table:formula="of:=CEILING(2*[.K185])" office:value-type="float" office:value="307" calcext:value-type="float">
            <text:p>307</text:p>
          </table:table-cell>
          <table:table-cell table:formula="of:=CEILING(5*[.K185])" office:value-type="float" office:value="766" calcext:value-type="float">
            <text:p>766</text:p>
          </table:table-cell>
          <table:table-cell table:formula="of:=CEILING(1*[.L185])" office:value-type="float" office:value="875" calcext:value-type="float">
            <text:p>875</text:p>
          </table:table-cell>
          <table:table-cell table:formula="of:=CEILING(2*[.L185])" office:value-type="float" office:value="1750" calcext:value-type="float">
            <text:p>1750</text:p>
          </table:table-cell>
          <table:table-cell table:formula="of:=CEILING(1*[.M185])" office:value-type="float" office:value="2625" calcext:value-type="float">
            <text:p>2625</text:p>
          </table:table-cell>
          <table:table-cell table:formula="of:=CEILING(2*[.M185])" office:value-type="float" office:value="5250" calcext:value-type="float">
            <text:p>5250</text:p>
          </table:table-cell>
          <table:table-cell table:formula="of:=CEILING(6*[.M185])" office:value-type="float" office:value="15750" calcext:value-type="float">
            <text:p>15750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table:formula="of:=MOD([.A186]-1;[$Basic.$A$2]+1)" office:value-type="float" office:value="8" calcext:value-type="float">
            <text:p>8</text:p>
          </table:table-cell>
          <table:table-cell table:formula="of:=CEILING(([.A186]-[.B186])/[$Basic.$A$2]; 1)+3" office:value-type="float" office:value="15" calcext:value-type="float">
            <text:p>15</text:p>
          </table:table-cell>
          <table:table-cell table:formula="of:=IF([.B186]=0;INDIRECT(ADDRESS([.C186];1;1;1;&quot;Basic&quot;));&quot;&quot;)">
            <text:p/>
          </table:table-cell>
          <table:table-cell table:style-name="ce3" table:formula="of:=[.B186] &amp; &quot;/&quot; &amp; [$Basic.$B$2]" office:value-type="string" office:string-value="8/8" calcext:value-type="string">
            <text:p>8/8</text:p>
          </table:table-cell>
          <table:table-cell table:formula="of:=INDIRECT(ADDRESS([.$C186];2;1;1;&quot;Basic&quot;))*[.$B186]/[$Basic.$B$2]" office:value-type="float" office:value="8" calcext:value-type="float">
            <text:p>8</text:p>
          </table:table-cell>
          <table:table-cell table:formula="of:=INDIRECT(ADDRESS([.$C186];3;1;1;&quot;Basic&quot;))*[.$B186]/[$Basic.$B$2]" office:value-type="float" office:value="175" calcext:value-type="float">
            <text:p>175</text:p>
          </table:table-cell>
          <table:table-cell table:formula="of:=INDIRECT(ADDRESS([.$C186];4;1;1;&quot;Basic&quot;))*[.$B186]/[$Basic.$B$2]" office:value-type="float" office:value="1000" calcext:value-type="float">
            <text:p>1000</text:p>
          </table:table-cell>
          <table:table-cell table:formula="of:=INDIRECT(ADDRESS([.$C186];5;1;1;&quot;Basic&quot;))*[.$B186]/[$Basic.$B$2]" office:value-type="float" office:value="3000" calcext:value-type="float">
            <text:p>3000</text:p>
          </table:table-cell>
          <table:table-cell table:formula="of:=[.F186]" office:value-type="float" office:value="8" calcext:value-type="float">
            <text:p>8</text:p>
          </table:table-cell>
          <table:table-cell table:formula="of:=IF([.G186]=0;1;[.G186])" office:value-type="float" office:value="175" calcext:value-type="float">
            <text:p>175</text:p>
          </table:table-cell>
          <table:table-cell table:formula="of:=IF([.H186]=0;5;[.H186])" office:value-type="float" office:value="1000" calcext:value-type="float">
            <text:p>1000</text:p>
          </table:table-cell>
          <table:table-cell table:formula="of:=IF([.I186]=0;15;[.I186])" office:value-type="float" office:value="3000" calcext:value-type="float">
            <text:p>3000</text:p>
          </table:table-cell>
          <table:table-cell table:formula="of:=IF([.B186]=0;[.D186];&quot;&quot;) &amp; IF([.B186]=[$Basic.$B$2];&quot;Open Terrain&quot;;&quot;&quot;) &amp; IF([.B186]=[$Basic.$C$2];&quot;Difficult Terrain&quot;;&quot;&quot;) &amp; IF([.B186]=[$Basic.$D$2];&quot;Extreme Terrain&quot;;&quot;&quot;)" office:value-type="string" office:string-value="Open Terrain" calcext:value-type="string">
            <text:p>Open Terrain</text:p>
          </table:table-cell>
          <table:table-cell table:formula="of:= [.N186] &amp; &quot; &quot; &amp; [.E186]" office:value-type="string" office:string-value="Open Terrain 8/8" calcext:value-type="string">
            <text:p>Open Terrain 8/8</text:p>
          </table:table-cell>
          <table:table-cell table:formula="of:=CEILING([.J186])" office:value-type="float" office:value="8" calcext:value-type="float">
            <text:p>8</text:p>
          </table:table-cell>
          <table:table-cell table:formula="of:=CEILING(8*[.J186])" office:value-type="float" office:value="64" calcext:value-type="float">
            <text:p>64</text:p>
          </table:table-cell>
          <table:table-cell table:formula="of:=CEILING(1*[.K186])" office:value-type="float" office:value="175" calcext:value-type="float">
            <text:p>175</text:p>
          </table:table-cell>
          <table:table-cell table:formula="of:=CEILING(2*[.K186])" office:value-type="float" office:value="350" calcext:value-type="float">
            <text:p>350</text:p>
          </table:table-cell>
          <table:table-cell table:formula="of:=CEILING(5*[.K186])" office:value-type="float" office:value="875" calcext:value-type="float">
            <text:p>875</text:p>
          </table:table-cell>
          <table:table-cell table:formula="of:=CEILING(1*[.L186])" office:value-type="float" office:value="1000" calcext:value-type="float">
            <text:p>1000</text:p>
          </table:table-cell>
          <table:table-cell table:formula="of:=CEILING(2*[.L186])" office:value-type="float" office:value="2000" calcext:value-type="float">
            <text:p>2000</text:p>
          </table:table-cell>
          <table:table-cell table:formula="of:=CEILING(1*[.M186])" office:value-type="float" office:value="3000" calcext:value-type="float">
            <text:p>3000</text:p>
          </table:table-cell>
          <table:table-cell table:formula="of:=CEILING(2*[.M186])" office:value-type="float" office:value="6000" calcext:value-type="float">
            <text:p>6000</text:p>
          </table:table-cell>
          <table:table-cell table:formula="of:=CEILING(6*[.M186])" office:value-type="float" office:value="18000" calcext:value-type="float">
            <text:p>18000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table:formula="of:=MOD([.A187]-1;[$Basic.$A$2]+1)" office:value-type="float" office:value="9" calcext:value-type="float">
            <text:p>9</text:p>
          </table:table-cell>
          <table:table-cell table:formula="of:=CEILING(([.A187]-[.B187])/[$Basic.$A$2]; 1)+3" office:value-type="float" office:value="15" calcext:value-type="float">
            <text:p>15</text:p>
          </table:table-cell>
          <table:table-cell table:formula="of:=IF([.B187]=0;INDIRECT(ADDRESS([.C187];1;1;1;&quot;Basic&quot;));&quot;&quot;)">
            <text:p/>
          </table:table-cell>
          <table:table-cell table:style-name="ce3" table:formula="of:=[.B187] &amp; &quot;/&quot; &amp; [$Basic.$B$2]" office:value-type="string" office:string-value="9/8" calcext:value-type="string">
            <text:p>9/8</text:p>
          </table:table-cell>
          <table:table-cell table:formula="of:=INDIRECT(ADDRESS([.$C187];2;1;1;&quot;Basic&quot;))*[.$B187]/[$Basic.$B$2]" office:value-type="float" office:value="9" calcext:value-type="float">
            <text:p>9</text:p>
          </table:table-cell>
          <table:table-cell table:formula="of:=INDIRECT(ADDRESS([.$C187];3;1;1;&quot;Basic&quot;))*[.$B187]/[$Basic.$B$2]" office:value-type="float" office:value="196.875" calcext:value-type="float">
            <text:p>196.875</text:p>
          </table:table-cell>
          <table:table-cell table:formula="of:=INDIRECT(ADDRESS([.$C187];4;1;1;&quot;Basic&quot;))*[.$B187]/[$Basic.$B$2]" office:value-type="float" office:value="1125" calcext:value-type="float">
            <text:p>1125</text:p>
          </table:table-cell>
          <table:table-cell table:formula="of:=INDIRECT(ADDRESS([.$C187];5;1;1;&quot;Basic&quot;))*[.$B187]/[$Basic.$B$2]" office:value-type="float" office:value="3375" calcext:value-type="float">
            <text:p>3375</text:p>
          </table:table-cell>
          <table:table-cell table:formula="of:=[.F187]" office:value-type="float" office:value="9" calcext:value-type="float">
            <text:p>9</text:p>
          </table:table-cell>
          <table:table-cell table:formula="of:=IF([.G187]=0;1;[.G187])" office:value-type="float" office:value="196.875" calcext:value-type="float">
            <text:p>196.875</text:p>
          </table:table-cell>
          <table:table-cell table:formula="of:=IF([.H187]=0;5;[.H187])" office:value-type="float" office:value="1125" calcext:value-type="float">
            <text:p>1125</text:p>
          </table:table-cell>
          <table:table-cell table:formula="of:=IF([.I187]=0;15;[.I187])" office:value-type="float" office:value="3375" calcext:value-type="float">
            <text:p>3375</text:p>
          </table:table-cell>
          <table:table-cell table:formula="of:=IF([.B187]=0;[.D187];&quot;&quot;) &amp; IF([.B187]=[$Basic.$B$2];&quot;Open Terrain&quot;;&quot;&quot;) &amp; IF([.B187]=[$Basic.$C$2];&quot;Difficult Terrain&quot;;&quot;&quot;) &amp; IF([.B187]=[$Basic.$D$2];&quot;Extreme Terrain&quot;;&quot;&quot;)">
            <text:p/>
          </table:table-cell>
          <table:table-cell table:formula="of:= [.N187] &amp; &quot; &quot; &amp; [.E187]" office:value-type="string" office:string-value=" 9/8" calcext:value-type="string">
            <text:p><text:s/>9/8</text:p>
          </table:table-cell>
          <table:table-cell table:formula="of:=CEILING([.J187])" office:value-type="float" office:value="9" calcext:value-type="float">
            <text:p>9</text:p>
          </table:table-cell>
          <table:table-cell table:formula="of:=CEILING(8*[.J187])" office:value-type="float" office:value="72" calcext:value-type="float">
            <text:p>72</text:p>
          </table:table-cell>
          <table:table-cell table:formula="of:=CEILING(1*[.K187])" office:value-type="float" office:value="197" calcext:value-type="float">
            <text:p>197</text:p>
          </table:table-cell>
          <table:table-cell table:formula="of:=CEILING(2*[.K187])" office:value-type="float" office:value="394" calcext:value-type="float">
            <text:p>394</text:p>
          </table:table-cell>
          <table:table-cell table:formula="of:=CEILING(5*[.K187])" office:value-type="float" office:value="985" calcext:value-type="float">
            <text:p>985</text:p>
          </table:table-cell>
          <table:table-cell table:formula="of:=CEILING(1*[.L187])" office:value-type="float" office:value="1125" calcext:value-type="float">
            <text:p>1125</text:p>
          </table:table-cell>
          <table:table-cell table:formula="of:=CEILING(2*[.L187])" office:value-type="float" office:value="2250" calcext:value-type="float">
            <text:p>2250</text:p>
          </table:table-cell>
          <table:table-cell table:formula="of:=CEILING(1*[.M187])" office:value-type="float" office:value="3375" calcext:value-type="float">
            <text:p>3375</text:p>
          </table:table-cell>
          <table:table-cell table:formula="of:=CEILING(2*[.M187])" office:value-type="float" office:value="6750" calcext:value-type="float">
            <text:p>6750</text:p>
          </table:table-cell>
          <table:table-cell table:formula="of:=CEILING(6*[.M187])" office:value-type="float" office:value="20250" calcext:value-type="float">
            <text:p>20250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table:formula="of:=MOD([.A188]-1;[$Basic.$A$2]+1)" office:value-type="float" office:value="10" calcext:value-type="float">
            <text:p>10</text:p>
          </table:table-cell>
          <table:table-cell table:formula="of:=CEILING(([.A188]-[.B188])/[$Basic.$A$2]; 1)+3" office:value-type="float" office:value="15" calcext:value-type="float">
            <text:p>15</text:p>
          </table:table-cell>
          <table:table-cell table:formula="of:=IF([.B188]=0;INDIRECT(ADDRESS([.C188];1;1;1;&quot;Basic&quot;));&quot;&quot;)">
            <text:p/>
          </table:table-cell>
          <table:table-cell table:style-name="ce3" table:formula="of:=[.B188] &amp; &quot;/&quot; &amp; [$Basic.$B$2]" office:value-type="string" office:string-value="10/8" calcext:value-type="string">
            <text:p>10/8</text:p>
          </table:table-cell>
          <table:table-cell table:formula="of:=INDIRECT(ADDRESS([.$C188];2;1;1;&quot;Basic&quot;))*[.$B188]/[$Basic.$B$2]" office:value-type="float" office:value="10" calcext:value-type="float">
            <text:p>10</text:p>
          </table:table-cell>
          <table:table-cell table:formula="of:=INDIRECT(ADDRESS([.$C188];3;1;1;&quot;Basic&quot;))*[.$B188]/[$Basic.$B$2]" office:value-type="float" office:value="218.75" calcext:value-type="float">
            <text:p>218.75</text:p>
          </table:table-cell>
          <table:table-cell table:formula="of:=INDIRECT(ADDRESS([.$C188];4;1;1;&quot;Basic&quot;))*[.$B188]/[$Basic.$B$2]" office:value-type="float" office:value="1250" calcext:value-type="float">
            <text:p>1250</text:p>
          </table:table-cell>
          <table:table-cell table:formula="of:=INDIRECT(ADDRESS([.$C188];5;1;1;&quot;Basic&quot;))*[.$B188]/[$Basic.$B$2]" office:value-type="float" office:value="3750" calcext:value-type="float">
            <text:p>3750</text:p>
          </table:table-cell>
          <table:table-cell table:formula="of:=[.F188]" office:value-type="float" office:value="10" calcext:value-type="float">
            <text:p>10</text:p>
          </table:table-cell>
          <table:table-cell table:formula="of:=IF([.G188]=0;1;[.G188])" office:value-type="float" office:value="218.75" calcext:value-type="float">
            <text:p>218.75</text:p>
          </table:table-cell>
          <table:table-cell table:formula="of:=IF([.H188]=0;5;[.H188])" office:value-type="float" office:value="1250" calcext:value-type="float">
            <text:p>1250</text:p>
          </table:table-cell>
          <table:table-cell table:formula="of:=IF([.I188]=0;15;[.I188])" office:value-type="float" office:value="3750" calcext:value-type="float">
            <text:p>3750</text:p>
          </table:table-cell>
          <table:table-cell table:formula="of:=IF([.B188]=0;[.D188];&quot;&quot;) &amp; IF([.B188]=[$Basic.$B$2];&quot;Open Terrain&quot;;&quot;&quot;) &amp; IF([.B188]=[$Basic.$C$2];&quot;Difficult Terrain&quot;;&quot;&quot;) &amp; IF([.B188]=[$Basic.$D$2];&quot;Extreme Terrain&quot;;&quot;&quot;)">
            <text:p/>
          </table:table-cell>
          <table:table-cell table:formula="of:= [.N188] &amp; &quot; &quot; &amp; [.E188]" office:value-type="string" office:string-value=" 10/8" calcext:value-type="string">
            <text:p><text:s/>10/8</text:p>
          </table:table-cell>
          <table:table-cell table:formula="of:=CEILING([.J188])" office:value-type="float" office:value="10" calcext:value-type="float">
            <text:p>10</text:p>
          </table:table-cell>
          <table:table-cell table:formula="of:=CEILING(8*[.J188])" office:value-type="float" office:value="80" calcext:value-type="float">
            <text:p>80</text:p>
          </table:table-cell>
          <table:table-cell table:formula="of:=CEILING(1*[.K188])" office:value-type="float" office:value="219" calcext:value-type="float">
            <text:p>219</text:p>
          </table:table-cell>
          <table:table-cell table:formula="of:=CEILING(2*[.K188])" office:value-type="float" office:value="438" calcext:value-type="float">
            <text:p>438</text:p>
          </table:table-cell>
          <table:table-cell table:formula="of:=CEILING(5*[.K188])" office:value-type="float" office:value="1094" calcext:value-type="float">
            <text:p>1094</text:p>
          </table:table-cell>
          <table:table-cell table:formula="of:=CEILING(1*[.L188])" office:value-type="float" office:value="1250" calcext:value-type="float">
            <text:p>1250</text:p>
          </table:table-cell>
          <table:table-cell table:formula="of:=CEILING(2*[.L188])" office:value-type="float" office:value="2500" calcext:value-type="float">
            <text:p>2500</text:p>
          </table:table-cell>
          <table:table-cell table:formula="of:=CEILING(1*[.M188])" office:value-type="float" office:value="3750" calcext:value-type="float">
            <text:p>3750</text:p>
          </table:table-cell>
          <table:table-cell table:formula="of:=CEILING(2*[.M188])" office:value-type="float" office:value="7500" calcext:value-type="float">
            <text:p>7500</text:p>
          </table:table-cell>
          <table:table-cell table:formula="of:=CEILING(6*[.M188])" office:value-type="float" office:value="22500" calcext:value-type="float">
            <text:p>22500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table:formula="of:=MOD([.A189]-1;[$Basic.$A$2]+1)" office:value-type="float" office:value="11" calcext:value-type="float">
            <text:p>11</text:p>
          </table:table-cell>
          <table:table-cell table:formula="of:=CEILING(([.A189]-[.B189])/[$Basic.$A$2]; 1)+3" office:value-type="float" office:value="15" calcext:value-type="float">
            <text:p>15</text:p>
          </table:table-cell>
          <table:table-cell table:formula="of:=IF([.B189]=0;INDIRECT(ADDRESS([.C189];1;1;1;&quot;Basic&quot;));&quot;&quot;)">
            <text:p/>
          </table:table-cell>
          <table:table-cell table:style-name="ce3" table:formula="of:=[.B189] &amp; &quot;/&quot; &amp; [$Basic.$B$2]" office:value-type="string" office:string-value="11/8" calcext:value-type="string">
            <text:p>11/8</text:p>
          </table:table-cell>
          <table:table-cell table:formula="of:=INDIRECT(ADDRESS([.$C189];2;1;1;&quot;Basic&quot;))*[.$B189]/[$Basic.$B$2]" office:value-type="float" office:value="11" calcext:value-type="float">
            <text:p>11</text:p>
          </table:table-cell>
          <table:table-cell table:formula="of:=INDIRECT(ADDRESS([.$C189];3;1;1;&quot;Basic&quot;))*[.$B189]/[$Basic.$B$2]" office:value-type="float" office:value="240.625" calcext:value-type="float">
            <text:p>240.625</text:p>
          </table:table-cell>
          <table:table-cell table:formula="of:=INDIRECT(ADDRESS([.$C189];4;1;1;&quot;Basic&quot;))*[.$B189]/[$Basic.$B$2]" office:value-type="float" office:value="1375" calcext:value-type="float">
            <text:p>1375</text:p>
          </table:table-cell>
          <table:table-cell table:formula="of:=INDIRECT(ADDRESS([.$C189];5;1;1;&quot;Basic&quot;))*[.$B189]/[$Basic.$B$2]" office:value-type="float" office:value="4125" calcext:value-type="float">
            <text:p>4125</text:p>
          </table:table-cell>
          <table:table-cell table:formula="of:=[.F189]" office:value-type="float" office:value="11" calcext:value-type="float">
            <text:p>11</text:p>
          </table:table-cell>
          <table:table-cell table:formula="of:=IF([.G189]=0;1;[.G189])" office:value-type="float" office:value="240.625" calcext:value-type="float">
            <text:p>240.625</text:p>
          </table:table-cell>
          <table:table-cell table:formula="of:=IF([.H189]=0;5;[.H189])" office:value-type="float" office:value="1375" calcext:value-type="float">
            <text:p>1375</text:p>
          </table:table-cell>
          <table:table-cell table:formula="of:=IF([.I189]=0;15;[.I189])" office:value-type="float" office:value="4125" calcext:value-type="float">
            <text:p>4125</text:p>
          </table:table-cell>
          <table:table-cell table:formula="of:=IF([.B189]=0;[.D189];&quot;&quot;) &amp; IF([.B189]=[$Basic.$B$2];&quot;Open Terrain&quot;;&quot;&quot;) &amp; IF([.B189]=[$Basic.$C$2];&quot;Difficult Terrain&quot;;&quot;&quot;) &amp; IF([.B189]=[$Basic.$D$2];&quot;Extreme Terrain&quot;;&quot;&quot;)">
            <text:p/>
          </table:table-cell>
          <table:table-cell table:formula="of:= [.N189] &amp; &quot; &quot; &amp; [.E189]" office:value-type="string" office:string-value=" 11/8" calcext:value-type="string">
            <text:p><text:s/>11/8</text:p>
          </table:table-cell>
          <table:table-cell table:formula="of:=CEILING([.J189])" office:value-type="float" office:value="11" calcext:value-type="float">
            <text:p>11</text:p>
          </table:table-cell>
          <table:table-cell table:formula="of:=CEILING(8*[.J189])" office:value-type="float" office:value="88" calcext:value-type="float">
            <text:p>88</text:p>
          </table:table-cell>
          <table:table-cell table:formula="of:=CEILING(1*[.K189])" office:value-type="float" office:value="241" calcext:value-type="float">
            <text:p>241</text:p>
          </table:table-cell>
          <table:table-cell table:formula="of:=CEILING(2*[.K189])" office:value-type="float" office:value="482" calcext:value-type="float">
            <text:p>482</text:p>
          </table:table-cell>
          <table:table-cell table:formula="of:=CEILING(5*[.K189])" office:value-type="float" office:value="1204" calcext:value-type="float">
            <text:p>1204</text:p>
          </table:table-cell>
          <table:table-cell table:formula="of:=CEILING(1*[.L189])" office:value-type="float" office:value="1375" calcext:value-type="float">
            <text:p>1375</text:p>
          </table:table-cell>
          <table:table-cell table:formula="of:=CEILING(2*[.L189])" office:value-type="float" office:value="2750" calcext:value-type="float">
            <text:p>2750</text:p>
          </table:table-cell>
          <table:table-cell table:formula="of:=CEILING(1*[.M189])" office:value-type="float" office:value="4125" calcext:value-type="float">
            <text:p>4125</text:p>
          </table:table-cell>
          <table:table-cell table:formula="of:=CEILING(2*[.M189])" office:value-type="float" office:value="8250" calcext:value-type="float">
            <text:p>8250</text:p>
          </table:table-cell>
          <table:table-cell table:formula="of:=CEILING(6*[.M189])" office:value-type="float" office:value="24750" calcext:value-type="float">
            <text:p>24750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table:formula="of:=MOD([.A190]-1;[$Basic.$A$2]+1)" office:value-type="float" office:value="12" calcext:value-type="float">
            <text:p>12</text:p>
          </table:table-cell>
          <table:table-cell table:formula="of:=CEILING(([.A190]-[.B190])/[$Basic.$A$2]; 1)+3" office:value-type="float" office:value="15" calcext:value-type="float">
            <text:p>15</text:p>
          </table:table-cell>
          <table:table-cell table:formula="of:=IF([.B190]=0;INDIRECT(ADDRESS([.C190];1;1;1;&quot;Basic&quot;));&quot;&quot;)">
            <text:p/>
          </table:table-cell>
          <table:table-cell table:style-name="ce3" table:formula="of:=[.B190] &amp; &quot;/&quot; &amp; [$Basic.$B$2]" office:value-type="string" office:string-value="12/8" calcext:value-type="string">
            <text:p>12/8</text:p>
          </table:table-cell>
          <table:table-cell table:formula="of:=INDIRECT(ADDRESS([.$C190];2;1;1;&quot;Basic&quot;))*[.$B190]/[$Basic.$B$2]" office:value-type="float" office:value="12" calcext:value-type="float">
            <text:p>12</text:p>
          </table:table-cell>
          <table:table-cell table:formula="of:=INDIRECT(ADDRESS([.$C190];3;1;1;&quot;Basic&quot;))*[.$B190]/[$Basic.$B$2]" office:value-type="float" office:value="262.5" calcext:value-type="float">
            <text:p>262.5</text:p>
          </table:table-cell>
          <table:table-cell table:formula="of:=INDIRECT(ADDRESS([.$C190];4;1;1;&quot;Basic&quot;))*[.$B190]/[$Basic.$B$2]" office:value-type="float" office:value="1500" calcext:value-type="float">
            <text:p>1500</text:p>
          </table:table-cell>
          <table:table-cell table:formula="of:=INDIRECT(ADDRESS([.$C190];5;1;1;&quot;Basic&quot;))*[.$B190]/[$Basic.$B$2]" office:value-type="float" office:value="4500" calcext:value-type="float">
            <text:p>4500</text:p>
          </table:table-cell>
          <table:table-cell table:formula="of:=[.F190]" office:value-type="float" office:value="12" calcext:value-type="float">
            <text:p>12</text:p>
          </table:table-cell>
          <table:table-cell table:formula="of:=IF([.G190]=0;1;[.G190])" office:value-type="float" office:value="262.5" calcext:value-type="float">
            <text:p>262.5</text:p>
          </table:table-cell>
          <table:table-cell table:formula="of:=IF([.H190]=0;5;[.H190])" office:value-type="float" office:value="1500" calcext:value-type="float">
            <text:p>1500</text:p>
          </table:table-cell>
          <table:table-cell table:formula="of:=IF([.I190]=0;15;[.I190])" office:value-type="float" office:value="4500" calcext:value-type="float">
            <text:p>4500</text:p>
          </table:table-cell>
          <table:table-cell table:formula="of:=IF([.B190]=0;[.D190];&quot;&quot;) &amp; IF([.B190]=[$Basic.$B$2];&quot;Open Terrain&quot;;&quot;&quot;) &amp; IF([.B190]=[$Basic.$C$2];&quot;Difficult Terrain&quot;;&quot;&quot;) &amp; IF([.B190]=[$Basic.$D$2];&quot;Extreme Terrain&quot;;&quot;&quot;)">
            <text:p/>
          </table:table-cell>
          <table:table-cell table:formula="of:= [.N190] &amp; &quot; &quot; &amp; [.E190]" office:value-type="string" office:string-value=" 12/8" calcext:value-type="string">
            <text:p><text:s/>12/8</text:p>
          </table:table-cell>
          <table:table-cell table:formula="of:=CEILING([.J190])" office:value-type="float" office:value="12" calcext:value-type="float">
            <text:p>12</text:p>
          </table:table-cell>
          <table:table-cell table:formula="of:=CEILING(8*[.J190])" office:value-type="float" office:value="96" calcext:value-type="float">
            <text:p>96</text:p>
          </table:table-cell>
          <table:table-cell table:formula="of:=CEILING(1*[.K190])" office:value-type="float" office:value="263" calcext:value-type="float">
            <text:p>263</text:p>
          </table:table-cell>
          <table:table-cell table:formula="of:=CEILING(2*[.K190])" office:value-type="float" office:value="525" calcext:value-type="float">
            <text:p>525</text:p>
          </table:table-cell>
          <table:table-cell table:formula="of:=CEILING(5*[.K190])" office:value-type="float" office:value="1313" calcext:value-type="float">
            <text:p>1313</text:p>
          </table:table-cell>
          <table:table-cell table:formula="of:=CEILING(1*[.L190])" office:value-type="float" office:value="1500" calcext:value-type="float">
            <text:p>1500</text:p>
          </table:table-cell>
          <table:table-cell table:formula="of:=CEILING(2*[.L190])" office:value-type="float" office:value="3000" calcext:value-type="float">
            <text:p>3000</text:p>
          </table:table-cell>
          <table:table-cell table:formula="of:=CEILING(1*[.M190])" office:value-type="float" office:value="4500" calcext:value-type="float">
            <text:p>4500</text:p>
          </table:table-cell>
          <table:table-cell table:formula="of:=CEILING(2*[.M190])" office:value-type="float" office:value="9000" calcext:value-type="float">
            <text:p>9000</text:p>
          </table:table-cell>
          <table:table-cell table:formula="of:=CEILING(6*[.M190])" office:value-type="float" office:value="27000" calcext:value-type="float">
            <text:p>27000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table:formula="of:=MOD([.A191]-1;[$Basic.$A$2]+1)" office:value-type="float" office:value="13" calcext:value-type="float">
            <text:p>13</text:p>
          </table:table-cell>
          <table:table-cell table:formula="of:=CEILING(([.A191]-[.B191])/[$Basic.$A$2]; 1)+3" office:value-type="float" office:value="15" calcext:value-type="float">
            <text:p>15</text:p>
          </table:table-cell>
          <table:table-cell table:formula="of:=IF([.B191]=0;INDIRECT(ADDRESS([.C191];1;1;1;&quot;Basic&quot;));&quot;&quot;)">
            <text:p/>
          </table:table-cell>
          <table:table-cell table:style-name="ce3" table:formula="of:=[.B191] &amp; &quot;/&quot; &amp; [$Basic.$B$2]" office:value-type="string" office:string-value="13/8" calcext:value-type="string">
            <text:p>13/8</text:p>
          </table:table-cell>
          <table:table-cell table:formula="of:=INDIRECT(ADDRESS([.$C191];2;1;1;&quot;Basic&quot;))*[.$B191]/[$Basic.$B$2]" office:value-type="float" office:value="13" calcext:value-type="float">
            <text:p>13</text:p>
          </table:table-cell>
          <table:table-cell table:formula="of:=INDIRECT(ADDRESS([.$C191];3;1;1;&quot;Basic&quot;))*[.$B191]/[$Basic.$B$2]" office:value-type="float" office:value="284.375" calcext:value-type="float">
            <text:p>284.375</text:p>
          </table:table-cell>
          <table:table-cell table:formula="of:=INDIRECT(ADDRESS([.$C191];4;1;1;&quot;Basic&quot;))*[.$B191]/[$Basic.$B$2]" office:value-type="float" office:value="1625" calcext:value-type="float">
            <text:p>1625</text:p>
          </table:table-cell>
          <table:table-cell table:formula="of:=INDIRECT(ADDRESS([.$C191];5;1;1;&quot;Basic&quot;))*[.$B191]/[$Basic.$B$2]" office:value-type="float" office:value="4875" calcext:value-type="float">
            <text:p>4875</text:p>
          </table:table-cell>
          <table:table-cell table:formula="of:=[.F191]" office:value-type="float" office:value="13" calcext:value-type="float">
            <text:p>13</text:p>
          </table:table-cell>
          <table:table-cell table:formula="of:=IF([.G191]=0;1;[.G191])" office:value-type="float" office:value="284.375" calcext:value-type="float">
            <text:p>284.375</text:p>
          </table:table-cell>
          <table:table-cell table:formula="of:=IF([.H191]=0;5;[.H191])" office:value-type="float" office:value="1625" calcext:value-type="float">
            <text:p>1625</text:p>
          </table:table-cell>
          <table:table-cell table:formula="of:=IF([.I191]=0;15;[.I191])" office:value-type="float" office:value="4875" calcext:value-type="float">
            <text:p>4875</text:p>
          </table:table-cell>
          <table:table-cell table:formula="of:=IF([.B191]=0;[.D191];&quot;&quot;) &amp; IF([.B191]=[$Basic.$B$2];&quot;Open Terrain&quot;;&quot;&quot;) &amp; IF([.B191]=[$Basic.$C$2];&quot;Difficult Terrain&quot;;&quot;&quot;) &amp; IF([.B191]=[$Basic.$D$2];&quot;Extreme Terrain&quot;;&quot;&quot;)">
            <text:p/>
          </table:table-cell>
          <table:table-cell table:formula="of:= [.N191] &amp; &quot; &quot; &amp; [.E191]" office:value-type="string" office:string-value=" 13/8" calcext:value-type="string">
            <text:p><text:s/>13/8</text:p>
          </table:table-cell>
          <table:table-cell table:formula="of:=CEILING([.J191])" office:value-type="float" office:value="13" calcext:value-type="float">
            <text:p>13</text:p>
          </table:table-cell>
          <table:table-cell table:formula="of:=CEILING(8*[.J191])" office:value-type="float" office:value="104" calcext:value-type="float">
            <text:p>104</text:p>
          </table:table-cell>
          <table:table-cell table:formula="of:=CEILING(1*[.K191])" office:value-type="float" office:value="285" calcext:value-type="float">
            <text:p>285</text:p>
          </table:table-cell>
          <table:table-cell table:formula="of:=CEILING(2*[.K191])" office:value-type="float" office:value="569" calcext:value-type="float">
            <text:p>569</text:p>
          </table:table-cell>
          <table:table-cell table:formula="of:=CEILING(5*[.K191])" office:value-type="float" office:value="1422" calcext:value-type="float">
            <text:p>1422</text:p>
          </table:table-cell>
          <table:table-cell table:formula="of:=CEILING(1*[.L191])" office:value-type="float" office:value="1625" calcext:value-type="float">
            <text:p>1625</text:p>
          </table:table-cell>
          <table:table-cell table:formula="of:=CEILING(2*[.L191])" office:value-type="float" office:value="3250" calcext:value-type="float">
            <text:p>3250</text:p>
          </table:table-cell>
          <table:table-cell table:formula="of:=CEILING(1*[.M191])" office:value-type="float" office:value="4875" calcext:value-type="float">
            <text:p>4875</text:p>
          </table:table-cell>
          <table:table-cell table:formula="of:=CEILING(2*[.M191])" office:value-type="float" office:value="9750" calcext:value-type="float">
            <text:p>9750</text:p>
          </table:table-cell>
          <table:table-cell table:formula="of:=CEILING(6*[.M191])" office:value-type="float" office:value="29250" calcext:value-type="float">
            <text:p>29250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table:formula="of:=MOD([.A192]-1;[$Basic.$A$2]+1)" office:value-type="float" office:value="14" calcext:value-type="float">
            <text:p>14</text:p>
          </table:table-cell>
          <table:table-cell table:formula="of:=CEILING(([.A192]-[.B192])/[$Basic.$A$2]; 1)+3" office:value-type="float" office:value="15" calcext:value-type="float">
            <text:p>15</text:p>
          </table:table-cell>
          <table:table-cell table:formula="of:=IF([.B192]=0;INDIRECT(ADDRESS([.C192];1;1;1;&quot;Basic&quot;));&quot;&quot;)">
            <text:p/>
          </table:table-cell>
          <table:table-cell table:style-name="ce3" table:formula="of:=[.B192] &amp; &quot;/&quot; &amp; [$Basic.$B$2]" office:value-type="string" office:string-value="14/8" calcext:value-type="string">
            <text:p>14/8</text:p>
          </table:table-cell>
          <table:table-cell table:formula="of:=INDIRECT(ADDRESS([.$C192];2;1;1;&quot;Basic&quot;))*[.$B192]/[$Basic.$B$2]" office:value-type="float" office:value="14" calcext:value-type="float">
            <text:p>14</text:p>
          </table:table-cell>
          <table:table-cell table:formula="of:=INDIRECT(ADDRESS([.$C192];3;1;1;&quot;Basic&quot;))*[.$B192]/[$Basic.$B$2]" office:value-type="float" office:value="306.25" calcext:value-type="float">
            <text:p>306.25</text:p>
          </table:table-cell>
          <table:table-cell table:formula="of:=INDIRECT(ADDRESS([.$C192];4;1;1;&quot;Basic&quot;))*[.$B192]/[$Basic.$B$2]" office:value-type="float" office:value="1750" calcext:value-type="float">
            <text:p>1750</text:p>
          </table:table-cell>
          <table:table-cell table:formula="of:=INDIRECT(ADDRESS([.$C192];5;1;1;&quot;Basic&quot;))*[.$B192]/[$Basic.$B$2]" office:value-type="float" office:value="5250" calcext:value-type="float">
            <text:p>5250</text:p>
          </table:table-cell>
          <table:table-cell table:formula="of:=[.F192]" office:value-type="float" office:value="14" calcext:value-type="float">
            <text:p>14</text:p>
          </table:table-cell>
          <table:table-cell table:formula="of:=IF([.G192]=0;1;[.G192])" office:value-type="float" office:value="306.25" calcext:value-type="float">
            <text:p>306.25</text:p>
          </table:table-cell>
          <table:table-cell table:formula="of:=IF([.H192]=0;5;[.H192])" office:value-type="float" office:value="1750" calcext:value-type="float">
            <text:p>1750</text:p>
          </table:table-cell>
          <table:table-cell table:formula="of:=IF([.I192]=0;15;[.I192])" office:value-type="float" office:value="5250" calcext:value-type="float">
            <text:p>5250</text:p>
          </table:table-cell>
          <table:table-cell table:formula="of:=IF([.B192]=0;[.D192];&quot;&quot;) &amp; IF([.B192]=[$Basic.$B$2];&quot;Open Terrain&quot;;&quot;&quot;) &amp; IF([.B192]=[$Basic.$C$2];&quot;Difficult Terrain&quot;;&quot;&quot;) &amp; IF([.B192]=[$Basic.$D$2];&quot;Extreme Terrain&quot;;&quot;&quot;)">
            <text:p/>
          </table:table-cell>
          <table:table-cell table:formula="of:= [.N192] &amp; &quot; &quot; &amp; [.E192]" office:value-type="string" office:string-value=" 14/8" calcext:value-type="string">
            <text:p><text:s/>14/8</text:p>
          </table:table-cell>
          <table:table-cell table:formula="of:=CEILING([.J192])" office:value-type="float" office:value="14" calcext:value-type="float">
            <text:p>14</text:p>
          </table:table-cell>
          <table:table-cell table:formula="of:=CEILING(8*[.J192])" office:value-type="float" office:value="112" calcext:value-type="float">
            <text:p>112</text:p>
          </table:table-cell>
          <table:table-cell table:formula="of:=CEILING(1*[.K192])" office:value-type="float" office:value="307" calcext:value-type="float">
            <text:p>307</text:p>
          </table:table-cell>
          <table:table-cell table:formula="of:=CEILING(2*[.K192])" office:value-type="float" office:value="613" calcext:value-type="float">
            <text:p>613</text:p>
          </table:table-cell>
          <table:table-cell table:formula="of:=CEILING(5*[.K192])" office:value-type="float" office:value="1532" calcext:value-type="float">
            <text:p>1532</text:p>
          </table:table-cell>
          <table:table-cell table:formula="of:=CEILING(1*[.L192])" office:value-type="float" office:value="1750" calcext:value-type="float">
            <text:p>1750</text:p>
          </table:table-cell>
          <table:table-cell table:formula="of:=CEILING(2*[.L192])" office:value-type="float" office:value="3500" calcext:value-type="float">
            <text:p>3500</text:p>
          </table:table-cell>
          <table:table-cell table:formula="of:=CEILING(1*[.M192])" office:value-type="float" office:value="5250" calcext:value-type="float">
            <text:p>5250</text:p>
          </table:table-cell>
          <table:table-cell table:formula="of:=CEILING(2*[.M192])" office:value-type="float" office:value="10500" calcext:value-type="float">
            <text:p>10500</text:p>
          </table:table-cell>
          <table:table-cell table:formula="of:=CEILING(6*[.M192])" office:value-type="float" office:value="31500" calcext:value-type="float">
            <text:p>3150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table:formula="of:=MOD([.A193]-1;[$Basic.$A$2]+1)" office:value-type="float" office:value="15" calcext:value-type="float">
            <text:p>15</text:p>
          </table:table-cell>
          <table:table-cell table:formula="of:=CEILING(([.A193]-[.B193])/[$Basic.$A$2]; 1)+3" office:value-type="float" office:value="15" calcext:value-type="float">
            <text:p>15</text:p>
          </table:table-cell>
          <table:table-cell table:formula="of:=IF([.B193]=0;INDIRECT(ADDRESS([.C193];1;1;1;&quot;Basic&quot;));&quot;&quot;)">
            <text:p/>
          </table:table-cell>
          <table:table-cell table:style-name="ce3" table:formula="of:=[.B193] &amp; &quot;/&quot; &amp; [$Basic.$B$2]" office:value-type="string" office:string-value="15/8" calcext:value-type="string">
            <text:p>15/8</text:p>
          </table:table-cell>
          <table:table-cell table:formula="of:=INDIRECT(ADDRESS([.$C193];2;1;1;&quot;Basic&quot;))*[.$B193]/[$Basic.$B$2]" office:value-type="float" office:value="15" calcext:value-type="float">
            <text:p>15</text:p>
          </table:table-cell>
          <table:table-cell table:formula="of:=INDIRECT(ADDRESS([.$C193];3;1;1;&quot;Basic&quot;))*[.$B193]/[$Basic.$B$2]" office:value-type="float" office:value="328.125" calcext:value-type="float">
            <text:p>328.125</text:p>
          </table:table-cell>
          <table:table-cell table:formula="of:=INDIRECT(ADDRESS([.$C193];4;1;1;&quot;Basic&quot;))*[.$B193]/[$Basic.$B$2]" office:value-type="float" office:value="1875" calcext:value-type="float">
            <text:p>1875</text:p>
          </table:table-cell>
          <table:table-cell table:formula="of:=INDIRECT(ADDRESS([.$C193];5;1;1;&quot;Basic&quot;))*[.$B193]/[$Basic.$B$2]" office:value-type="float" office:value="5625" calcext:value-type="float">
            <text:p>5625</text:p>
          </table:table-cell>
          <table:table-cell table:formula="of:=[.F193]" office:value-type="float" office:value="15" calcext:value-type="float">
            <text:p>15</text:p>
          </table:table-cell>
          <table:table-cell table:formula="of:=IF([.G193]=0;1;[.G193])" office:value-type="float" office:value="328.125" calcext:value-type="float">
            <text:p>328.125</text:p>
          </table:table-cell>
          <table:table-cell table:formula="of:=IF([.H193]=0;5;[.H193])" office:value-type="float" office:value="1875" calcext:value-type="float">
            <text:p>1875</text:p>
          </table:table-cell>
          <table:table-cell table:formula="of:=IF([.I193]=0;15;[.I193])" office:value-type="float" office:value="5625" calcext:value-type="float">
            <text:p>5625</text:p>
          </table:table-cell>
          <table:table-cell table:formula="of:=IF([.B193]=0;[.D193];&quot;&quot;) &amp; IF([.B193]=[$Basic.$B$2];&quot;Open Terrain&quot;;&quot;&quot;) &amp; IF([.B193]=[$Basic.$C$2];&quot;Difficult Terrain&quot;;&quot;&quot;) &amp; IF([.B193]=[$Basic.$D$2];&quot;Extreme Terrain&quot;;&quot;&quot;)">
            <text:p/>
          </table:table-cell>
          <table:table-cell table:formula="of:= [.N193] &amp; &quot; &quot; &amp; [.E193]" office:value-type="string" office:string-value=" 15/8" calcext:value-type="string">
            <text:p><text:s/>15/8</text:p>
          </table:table-cell>
          <table:table-cell table:formula="of:=CEILING([.J193])" office:value-type="float" office:value="15" calcext:value-type="float">
            <text:p>15</text:p>
          </table:table-cell>
          <table:table-cell table:formula="of:=CEILING(8*[.J193])" office:value-type="float" office:value="120" calcext:value-type="float">
            <text:p>120</text:p>
          </table:table-cell>
          <table:table-cell table:formula="of:=CEILING(1*[.K193])" office:value-type="float" office:value="329" calcext:value-type="float">
            <text:p>329</text:p>
          </table:table-cell>
          <table:table-cell table:formula="of:=CEILING(2*[.K193])" office:value-type="float" office:value="657" calcext:value-type="float">
            <text:p>657</text:p>
          </table:table-cell>
          <table:table-cell table:formula="of:=CEILING(5*[.K193])" office:value-type="float" office:value="1641" calcext:value-type="float">
            <text:p>1641</text:p>
          </table:table-cell>
          <table:table-cell table:formula="of:=CEILING(1*[.L193])" office:value-type="float" office:value="1875" calcext:value-type="float">
            <text:p>1875</text:p>
          </table:table-cell>
          <table:table-cell table:formula="of:=CEILING(2*[.L193])" office:value-type="float" office:value="3750" calcext:value-type="float">
            <text:p>3750</text:p>
          </table:table-cell>
          <table:table-cell table:formula="of:=CEILING(1*[.M193])" office:value-type="float" office:value="5625" calcext:value-type="float">
            <text:p>5625</text:p>
          </table:table-cell>
          <table:table-cell table:formula="of:=CEILING(2*[.M193])" office:value-type="float" office:value="11250" calcext:value-type="float">
            <text:p>11250</text:p>
          </table:table-cell>
          <table:table-cell table:formula="of:=CEILING(6*[.M193])" office:value-type="float" office:value="33750" calcext:value-type="float">
            <text:p>33750</text:p>
          </table:table-cell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MOD([.A194]-1;[$Basic.$A$2]+1)" office:value-type="float" office:value="0" calcext:value-type="float">
            <text:p>0</text:p>
          </table:table-cell>
          <table:table-cell table:formula="of:=CEILING(([.A194]-[.B194])/[$Basic.$A$2]; 1)+3" office:value-type="float" office:value="16" calcext:value-type="float">
            <text:p>16</text:p>
          </table:table-cell>
          <table:table-cell table:formula="of:=IF([.B194]=0;INDIRECT(ADDRESS([.C194];1;1;1;&quot;Basic&quot;));&quot;&quot;)" office:value-type="string" office:string-value="Hard Rowing" calcext:value-type="string">
            <text:p>Hard Rowing</text:p>
          </table:table-cell>
          <table:table-cell table:style-name="ce3" table:formula="of:=[.B194] &amp; &quot;/&quot; &amp; [$Basic.$B$2]" office:value-type="string" office:string-value="0/8" calcext:value-type="string">
            <text:p>0/8</text:p>
          </table:table-cell>
          <table:table-cell table:formula="of:=INDIRECT(ADDRESS([.$C194];2;1;1;&quot;Basic&quot;))*[.$B194]/[$Basic.$B$2]" office:value-type="float" office:value="0" calcext:value-type="float">
            <text:p>0</text:p>
          </table:table-cell>
          <table:table-cell table:formula="of:=INDIRECT(ADDRESS([.$C194];3;1;1;&quot;Basic&quot;))*[.$B194]/[$Basic.$B$2]" office:value-type="float" office:value="0" calcext:value-type="float">
            <text:p>0</text:p>
          </table:table-cell>
          <table:table-cell table:formula="of:=INDIRECT(ADDRESS([.$C194];4;1;1;&quot;Basic&quot;))*[.$B194]/[$Basic.$B$2]" office:value-type="float" office:value="0" calcext:value-type="float">
            <text:p>0</text:p>
          </table:table-cell>
          <table:table-cell table:formula="of:=INDIRECT(ADDRESS([.$C194];5;1;1;&quot;Basic&quot;))*[.$B194]/[$Basic.$B$2]" office:value-type="float" office:value="0" calcext:value-type="float">
            <text:p>0</text:p>
          </table:table-cell>
          <table:table-cell table:formula="of:=[.F194]" office:value-type="float" office:value="0" calcext:value-type="float">
            <text:p>0</text:p>
          </table:table-cell>
          <table:table-cell table:formula="of:=IF([.G194]=0;1;[.G194])" office:value-type="float" office:value="1" calcext:value-type="float">
            <text:p>1</text:p>
          </table:table-cell>
          <table:table-cell table:formula="of:=IF([.H194]=0;5;[.H194])" office:value-type="float" office:value="5" calcext:value-type="float">
            <text:p>5</text:p>
          </table:table-cell>
          <table:table-cell table:formula="of:=IF([.I194]=0;15;[.I194])" office:value-type="float" office:value="15" calcext:value-type="float">
            <text:p>15</text:p>
          </table:table-cell>
          <table:table-cell table:formula="of:=IF([.B194]=0;[.D194];&quot;&quot;) &amp; IF([.B194]=[$Basic.$B$2];&quot;Open Terrain&quot;;&quot;&quot;) &amp; IF([.B194]=[$Basic.$C$2];&quot;Difficult Terrain&quot;;&quot;&quot;) &amp; IF([.B194]=[$Basic.$D$2];&quot;Extreme Terrain&quot;;&quot;&quot;)" office:value-type="string" office:string-value="Hard Rowing" calcext:value-type="string">
            <text:p>Hard Rowing</text:p>
          </table:table-cell>
          <table:table-cell table:formula="of:= [.N194] &amp; &quot; &quot; &amp; [.E194]" office:value-type="string" office:string-value="Hard Rowing 0/8" calcext:value-type="string">
            <text:p>Hard Rowing 0/8</text:p>
          </table:table-cell>
          <table:table-cell table:formula="of:=CEILING([.J194])" office:value-type="float" office:value="0" calcext:value-type="float">
            <text:p>0</text:p>
          </table:table-cell>
          <table:table-cell table:formula="of:=CEILING(8*[.J194])" office:value-type="float" office:value="0" calcext:value-type="float">
            <text:p>0</text:p>
          </table:table-cell>
          <table:table-cell table:formula="of:=CEILING(1*[.K194])" office:value-type="float" office:value="1" calcext:value-type="float">
            <text:p>1</text:p>
          </table:table-cell>
          <table:table-cell table:formula="of:=CEILING(2*[.K194])" office:value-type="float" office:value="2" calcext:value-type="float">
            <text:p>2</text:p>
          </table:table-cell>
          <table:table-cell table:formula="of:=CEILING(5*[.K194])" office:value-type="float" office:value="5" calcext:value-type="float">
            <text:p>5</text:p>
          </table:table-cell>
          <table:table-cell table:formula="of:=CEILING(1*[.L194])" office:value-type="float" office:value="5" calcext:value-type="float">
            <text:p>5</text:p>
          </table:table-cell>
          <table:table-cell table:formula="of:=CEILING(2*[.L194])" office:value-type="float" office:value="10" calcext:value-type="float">
            <text:p>10</text:p>
          </table:table-cell>
          <table:table-cell table:formula="of:=CEILING(1*[.M194])" office:value-type="float" office:value="15" calcext:value-type="float">
            <text:p>15</text:p>
          </table:table-cell>
          <table:table-cell table:formula="of:=CEILING(2*[.M194])" office:value-type="float" office:value="30" calcext:value-type="float">
            <text:p>30</text:p>
          </table:table-cell>
          <table:table-cell table:formula="of:=CEILING(6*[.M194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table:formula="of:=MOD([.A195]-1;[$Basic.$A$2]+1)" office:value-type="float" office:value="1" calcext:value-type="float">
            <text:p>1</text:p>
          </table:table-cell>
          <table:table-cell table:formula="of:=CEILING(([.A195]-[.B195])/[$Basic.$A$2]; 1)+3" office:value-type="float" office:value="16" calcext:value-type="float">
            <text:p>16</text:p>
          </table:table-cell>
          <table:table-cell table:formula="of:=IF([.B195]=0;INDIRECT(ADDRESS([.C195];1;1;1;&quot;Basic&quot;));&quot;&quot;)">
            <text:p/>
          </table:table-cell>
          <table:table-cell table:style-name="ce3" table:formula="of:=[.B195] &amp; &quot;/&quot; &amp; [$Basic.$B$2]" office:value-type="string" office:string-value="1/8" calcext:value-type="string">
            <text:p>1/8</text:p>
          </table:table-cell>
          <table:table-cell table:formula="of:=INDIRECT(ADDRESS([.$C195];2;1;1;&quot;Basic&quot;))*[.$B195]/[$Basic.$B$2]" office:value-type="float" office:value="1.5" calcext:value-type="float">
            <text:p>1.5</text:p>
          </table:table-cell>
          <table:table-cell table:formula="of:=INDIRECT(ADDRESS([.$C195];3;1;1;&quot;Basic&quot;))*[.$B195]/[$Basic.$B$2]" office:value-type="float" office:value="31.25" calcext:value-type="float">
            <text:p>31.25</text:p>
          </table:table-cell>
          <table:table-cell table:formula="of:=INDIRECT(ADDRESS([.$C195];4;1;1;&quot;Basic&quot;))*[.$B195]/[$Basic.$B$2]" office:value-type="float" office:value="150" calcext:value-type="float">
            <text:p>150</text:p>
          </table:table-cell>
          <table:table-cell table:formula="of:=INDIRECT(ADDRESS([.$C195];5;1;1;&quot;Basic&quot;))*[.$B195]/[$Basic.$B$2]" office:value-type="float" office:value="600" calcext:value-type="float">
            <text:p>600</text:p>
          </table:table-cell>
          <table:table-cell table:formula="of:=[.F195]" office:value-type="float" office:value="1.5" calcext:value-type="float">
            <text:p>1.5</text:p>
          </table:table-cell>
          <table:table-cell table:formula="of:=IF([.G195]=0;1;[.G195])" office:value-type="float" office:value="31.25" calcext:value-type="float">
            <text:p>31.25</text:p>
          </table:table-cell>
          <table:table-cell table:formula="of:=IF([.H195]=0;5;[.H195])" office:value-type="float" office:value="150" calcext:value-type="float">
            <text:p>150</text:p>
          </table:table-cell>
          <table:table-cell table:formula="of:=IF([.I195]=0;15;[.I195])" office:value-type="float" office:value="600" calcext:value-type="float">
            <text:p>600</text:p>
          </table:table-cell>
          <table:table-cell table:formula="of:=IF([.B195]=0;[.D195];&quot;&quot;) &amp; IF([.B195]=[$Basic.$B$2];&quot;Open Terrain&quot;;&quot;&quot;) &amp; IF([.B195]=[$Basic.$C$2];&quot;Difficult Terrain&quot;;&quot;&quot;) &amp; IF([.B195]=[$Basic.$D$2];&quot;Extreme Terrain&quot;;&quot;&quot;)">
            <text:p/>
          </table:table-cell>
          <table:table-cell table:formula="of:= [.N195] &amp; &quot; &quot; &amp; [.E195]" office:value-type="string" office:string-value=" 1/8" calcext:value-type="string">
            <text:p><text:s/>1/8</text:p>
          </table:table-cell>
          <table:table-cell table:formula="of:=CEILING([.J195])" office:value-type="float" office:value="2" calcext:value-type="float">
            <text:p>2</text:p>
          </table:table-cell>
          <table:table-cell table:formula="of:=CEILING(8*[.J195])" office:value-type="float" office:value="12" calcext:value-type="float">
            <text:p>12</text:p>
          </table:table-cell>
          <table:table-cell table:formula="of:=CEILING(1*[.K195])" office:value-type="float" office:value="32" calcext:value-type="float">
            <text:p>32</text:p>
          </table:table-cell>
          <table:table-cell table:formula="of:=CEILING(2*[.K195])" office:value-type="float" office:value="63" calcext:value-type="float">
            <text:p>63</text:p>
          </table:table-cell>
          <table:table-cell table:formula="of:=CEILING(5*[.K195])" office:value-type="float" office:value="157" calcext:value-type="float">
            <text:p>157</text:p>
          </table:table-cell>
          <table:table-cell table:formula="of:=CEILING(1*[.L195])" office:value-type="float" office:value="150" calcext:value-type="float">
            <text:p>150</text:p>
          </table:table-cell>
          <table:table-cell table:formula="of:=CEILING(2*[.L195])" office:value-type="float" office:value="300" calcext:value-type="float">
            <text:p>300</text:p>
          </table:table-cell>
          <table:table-cell table:formula="of:=CEILING(1*[.M195])" office:value-type="float" office:value="600" calcext:value-type="float">
            <text:p>600</text:p>
          </table:table-cell>
          <table:table-cell table:formula="of:=CEILING(2*[.M195])" office:value-type="float" office:value="1200" calcext:value-type="float">
            <text:p>1200</text:p>
          </table:table-cell>
          <table:table-cell table:formula="of:=CEILING(6*[.M195])" office:value-type="float" office:value="3600" calcext:value-type="float">
            <text:p>3600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table:formula="of:=MOD([.A196]-1;[$Basic.$A$2]+1)" office:value-type="float" office:value="2" calcext:value-type="float">
            <text:p>2</text:p>
          </table:table-cell>
          <table:table-cell table:formula="of:=CEILING(([.A196]-[.B196])/[$Basic.$A$2]; 1)+3" office:value-type="float" office:value="16" calcext:value-type="float">
            <text:p>16</text:p>
          </table:table-cell>
          <table:table-cell table:formula="of:=IF([.B196]=0;INDIRECT(ADDRESS([.C196];1;1;1;&quot;Basic&quot;));&quot;&quot;)">
            <text:p/>
          </table:table-cell>
          <table:table-cell table:style-name="ce3" table:formula="of:=[.B196] &amp; &quot;/&quot; &amp; [$Basic.$B$2]" office:value-type="string" office:string-value="2/8" calcext:value-type="string">
            <text:p>2/8</text:p>
          </table:table-cell>
          <table:table-cell table:formula="of:=INDIRECT(ADDRESS([.$C196];2;1;1;&quot;Basic&quot;))*[.$B196]/[$Basic.$B$2]" office:value-type="float" office:value="3" calcext:value-type="float">
            <text:p>3</text:p>
          </table:table-cell>
          <table:table-cell table:formula="of:=INDIRECT(ADDRESS([.$C196];3;1;1;&quot;Basic&quot;))*[.$B196]/[$Basic.$B$2]" office:value-type="float" office:value="62.5" calcext:value-type="float">
            <text:p>62.5</text:p>
          </table:table-cell>
          <table:table-cell table:formula="of:=INDIRECT(ADDRESS([.$C196];4;1;1;&quot;Basic&quot;))*[.$B196]/[$Basic.$B$2]" office:value-type="float" office:value="300" calcext:value-type="float">
            <text:p>300</text:p>
          </table:table-cell>
          <table:table-cell table:formula="of:=INDIRECT(ADDRESS([.$C196];5;1;1;&quot;Basic&quot;))*[.$B196]/[$Basic.$B$2]" office:value-type="float" office:value="1200" calcext:value-type="float">
            <text:p>1200</text:p>
          </table:table-cell>
          <table:table-cell table:formula="of:=[.F196]" office:value-type="float" office:value="3" calcext:value-type="float">
            <text:p>3</text:p>
          </table:table-cell>
          <table:table-cell table:formula="of:=IF([.G196]=0;1;[.G196])" office:value-type="float" office:value="62.5" calcext:value-type="float">
            <text:p>62.5</text:p>
          </table:table-cell>
          <table:table-cell table:formula="of:=IF([.H196]=0;5;[.H196])" office:value-type="float" office:value="300" calcext:value-type="float">
            <text:p>300</text:p>
          </table:table-cell>
          <table:table-cell table:formula="of:=IF([.I196]=0;15;[.I196])" office:value-type="float" office:value="1200" calcext:value-type="float">
            <text:p>1200</text:p>
          </table:table-cell>
          <table:table-cell table:formula="of:=IF([.B196]=0;[.D196];&quot;&quot;) &amp; IF([.B196]=[$Basic.$B$2];&quot;Open Terrain&quot;;&quot;&quot;) &amp; IF([.B196]=[$Basic.$C$2];&quot;Difficult Terrain&quot;;&quot;&quot;) &amp; IF([.B196]=[$Basic.$D$2];&quot;Extreme Terrain&quot;;&quot;&quot;)">
            <text:p/>
          </table:table-cell>
          <table:table-cell table:formula="of:= [.N196] &amp; &quot; &quot; &amp; [.E196]" office:value-type="string" office:string-value=" 2/8" calcext:value-type="string">
            <text:p><text:s/>2/8</text:p>
          </table:table-cell>
          <table:table-cell table:formula="of:=CEILING([.J196])" office:value-type="float" office:value="3" calcext:value-type="float">
            <text:p>3</text:p>
          </table:table-cell>
          <table:table-cell table:formula="of:=CEILING(8*[.J196])" office:value-type="float" office:value="24" calcext:value-type="float">
            <text:p>24</text:p>
          </table:table-cell>
          <table:table-cell table:formula="of:=CEILING(1*[.K196])" office:value-type="float" office:value="63" calcext:value-type="float">
            <text:p>63</text:p>
          </table:table-cell>
          <table:table-cell table:formula="of:=CEILING(2*[.K196])" office:value-type="float" office:value="125" calcext:value-type="float">
            <text:p>125</text:p>
          </table:table-cell>
          <table:table-cell table:formula="of:=CEILING(5*[.K196])" office:value-type="float" office:value="313" calcext:value-type="float">
            <text:p>313</text:p>
          </table:table-cell>
          <table:table-cell table:formula="of:=CEILING(1*[.L196])" office:value-type="float" office:value="300" calcext:value-type="float">
            <text:p>300</text:p>
          </table:table-cell>
          <table:table-cell table:formula="of:=CEILING(2*[.L196])" office:value-type="float" office:value="600" calcext:value-type="float">
            <text:p>600</text:p>
          </table:table-cell>
          <table:table-cell table:formula="of:=CEILING(1*[.M196])" office:value-type="float" office:value="1200" calcext:value-type="float">
            <text:p>1200</text:p>
          </table:table-cell>
          <table:table-cell table:formula="of:=CEILING(2*[.M196])" office:value-type="float" office:value="2400" calcext:value-type="float">
            <text:p>2400</text:p>
          </table:table-cell>
          <table:table-cell table:formula="of:=CEILING(6*[.M196])" office:value-type="float" office:value="7200" calcext:value-type="float">
            <text:p>7200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table:formula="of:=MOD([.A197]-1;[$Basic.$A$2]+1)" office:value-type="float" office:value="3" calcext:value-type="float">
            <text:p>3</text:p>
          </table:table-cell>
          <table:table-cell table:formula="of:=CEILING(([.A197]-[.B197])/[$Basic.$A$2]; 1)+3" office:value-type="float" office:value="16" calcext:value-type="float">
            <text:p>16</text:p>
          </table:table-cell>
          <table:table-cell table:formula="of:=IF([.B197]=0;INDIRECT(ADDRESS([.C197];1;1;1;&quot;Basic&quot;));&quot;&quot;)">
            <text:p/>
          </table:table-cell>
          <table:table-cell table:style-name="ce3" table:formula="of:=[.B197] &amp; &quot;/&quot; &amp; [$Basic.$B$2]" office:value-type="string" office:string-value="3/8" calcext:value-type="string">
            <text:p>3/8</text:p>
          </table:table-cell>
          <table:table-cell table:formula="of:=INDIRECT(ADDRESS([.$C197];2;1;1;&quot;Basic&quot;))*[.$B197]/[$Basic.$B$2]" office:value-type="float" office:value="4.5" calcext:value-type="float">
            <text:p>4.5</text:p>
          </table:table-cell>
          <table:table-cell table:formula="of:=INDIRECT(ADDRESS([.$C197];3;1;1;&quot;Basic&quot;))*[.$B197]/[$Basic.$B$2]" office:value-type="float" office:value="93.75" calcext:value-type="float">
            <text:p>93.75</text:p>
          </table:table-cell>
          <table:table-cell table:formula="of:=INDIRECT(ADDRESS([.$C197];4;1;1;&quot;Basic&quot;))*[.$B197]/[$Basic.$B$2]" office:value-type="float" office:value="450" calcext:value-type="float">
            <text:p>450</text:p>
          </table:table-cell>
          <table:table-cell table:formula="of:=INDIRECT(ADDRESS([.$C197];5;1;1;&quot;Basic&quot;))*[.$B197]/[$Basic.$B$2]" office:value-type="float" office:value="1800" calcext:value-type="float">
            <text:p>1800</text:p>
          </table:table-cell>
          <table:table-cell table:formula="of:=[.F197]" office:value-type="float" office:value="4.5" calcext:value-type="float">
            <text:p>4.5</text:p>
          </table:table-cell>
          <table:table-cell table:formula="of:=IF([.G197]=0;1;[.G197])" office:value-type="float" office:value="93.75" calcext:value-type="float">
            <text:p>93.75</text:p>
          </table:table-cell>
          <table:table-cell table:formula="of:=IF([.H197]=0;5;[.H197])" office:value-type="float" office:value="450" calcext:value-type="float">
            <text:p>450</text:p>
          </table:table-cell>
          <table:table-cell table:formula="of:=IF([.I197]=0;15;[.I197])" office:value-type="float" office:value="1800" calcext:value-type="float">
            <text:p>1800</text:p>
          </table:table-cell>
          <table:table-cell table:formula="of:=IF([.B197]=0;[.D197];&quot;&quot;) &amp; IF([.B197]=[$Basic.$B$2];&quot;Open Terrain&quot;;&quot;&quot;) &amp; IF([.B197]=[$Basic.$C$2];&quot;Difficult Terrain&quot;;&quot;&quot;) &amp; IF([.B197]=[$Basic.$D$2];&quot;Extreme Terrain&quot;;&quot;&quot;)">
            <text:p/>
          </table:table-cell>
          <table:table-cell table:formula="of:= [.N197] &amp; &quot; &quot; &amp; [.E197]" office:value-type="string" office:string-value=" 3/8" calcext:value-type="string">
            <text:p><text:s/>3/8</text:p>
          </table:table-cell>
          <table:table-cell table:formula="of:=CEILING([.J197])" office:value-type="float" office:value="5" calcext:value-type="float">
            <text:p>5</text:p>
          </table:table-cell>
          <table:table-cell table:formula="of:=CEILING(8*[.J197])" office:value-type="float" office:value="36" calcext:value-type="float">
            <text:p>36</text:p>
          </table:table-cell>
          <table:table-cell table:formula="of:=CEILING(1*[.K197])" office:value-type="float" office:value="94" calcext:value-type="float">
            <text:p>94</text:p>
          </table:table-cell>
          <table:table-cell table:formula="of:=CEILING(2*[.K197])" office:value-type="float" office:value="188" calcext:value-type="float">
            <text:p>188</text:p>
          </table:table-cell>
          <table:table-cell table:formula="of:=CEILING(5*[.K197])" office:value-type="float" office:value="469" calcext:value-type="float">
            <text:p>469</text:p>
          </table:table-cell>
          <table:table-cell table:formula="of:=CEILING(1*[.L197])" office:value-type="float" office:value="450" calcext:value-type="float">
            <text:p>450</text:p>
          </table:table-cell>
          <table:table-cell table:formula="of:=CEILING(2*[.L197])" office:value-type="float" office:value="900" calcext:value-type="float">
            <text:p>900</text:p>
          </table:table-cell>
          <table:table-cell table:formula="of:=CEILING(1*[.M197])" office:value-type="float" office:value="1800" calcext:value-type="float">
            <text:p>1800</text:p>
          </table:table-cell>
          <table:table-cell table:formula="of:=CEILING(2*[.M197])" office:value-type="float" office:value="3600" calcext:value-type="float">
            <text:p>3600</text:p>
          </table:table-cell>
          <table:table-cell table:formula="of:=CEILING(6*[.M197])" office:value-type="float" office:value="10800" calcext:value-type="float">
            <text:p>10800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table:formula="of:=MOD([.A198]-1;[$Basic.$A$2]+1)" office:value-type="float" office:value="4" calcext:value-type="float">
            <text:p>4</text:p>
          </table:table-cell>
          <table:table-cell table:formula="of:=CEILING(([.A198]-[.B198])/[$Basic.$A$2]; 1)+3" office:value-type="float" office:value="16" calcext:value-type="float">
            <text:p>16</text:p>
          </table:table-cell>
          <table:table-cell table:formula="of:=IF([.B198]=0;INDIRECT(ADDRESS([.C198];1;1;1;&quot;Basic&quot;));&quot;&quot;)">
            <text:p/>
          </table:table-cell>
          <table:table-cell table:style-name="ce3" table:formula="of:=[.B198] &amp; &quot;/&quot; &amp; [$Basic.$B$2]" office:value-type="string" office:string-value="4/8" calcext:value-type="string">
            <text:p>4/8</text:p>
          </table:table-cell>
          <table:table-cell table:formula="of:=INDIRECT(ADDRESS([.$C198];2;1;1;&quot;Basic&quot;))*[.$B198]/[$Basic.$B$2]" office:value-type="float" office:value="6" calcext:value-type="float">
            <text:p>6</text:p>
          </table:table-cell>
          <table:table-cell table:formula="of:=INDIRECT(ADDRESS([.$C198];3;1;1;&quot;Basic&quot;))*[.$B198]/[$Basic.$B$2]" office:value-type="float" office:value="125" calcext:value-type="float">
            <text:p>125</text:p>
          </table:table-cell>
          <table:table-cell table:formula="of:=INDIRECT(ADDRESS([.$C198];4;1;1;&quot;Basic&quot;))*[.$B198]/[$Basic.$B$2]" office:value-type="float" office:value="600" calcext:value-type="float">
            <text:p>600</text:p>
          </table:table-cell>
          <table:table-cell table:formula="of:=INDIRECT(ADDRESS([.$C198];5;1;1;&quot;Basic&quot;))*[.$B198]/[$Basic.$B$2]" office:value-type="float" office:value="2400" calcext:value-type="float">
            <text:p>2400</text:p>
          </table:table-cell>
          <table:table-cell table:formula="of:=[.F198]" office:value-type="float" office:value="6" calcext:value-type="float">
            <text:p>6</text:p>
          </table:table-cell>
          <table:table-cell table:formula="of:=IF([.G198]=0;1;[.G198])" office:value-type="float" office:value="125" calcext:value-type="float">
            <text:p>125</text:p>
          </table:table-cell>
          <table:table-cell table:formula="of:=IF([.H198]=0;5;[.H198])" office:value-type="float" office:value="600" calcext:value-type="float">
            <text:p>600</text:p>
          </table:table-cell>
          <table:table-cell table:formula="of:=IF([.I198]=0;15;[.I198])" office:value-type="float" office:value="2400" calcext:value-type="float">
            <text:p>2400</text:p>
          </table:table-cell>
          <table:table-cell table:formula="of:=IF([.B198]=0;[.D198];&quot;&quot;) &amp; IF([.B198]=[$Basic.$B$2];&quot;Open Terrain&quot;;&quot;&quot;) &amp; IF([.B198]=[$Basic.$C$2];&quot;Difficult Terrain&quot;;&quot;&quot;) &amp; IF([.B198]=[$Basic.$D$2];&quot;Extreme Terrain&quot;;&quot;&quot;)" office:value-type="string" office:string-value="Extreme Terrain" calcext:value-type="string">
            <text:p>Extreme Terrain</text:p>
          </table:table-cell>
          <table:table-cell table:formula="of:= [.N198] &amp; &quot; &quot; &amp; [.E198]" office:value-type="string" office:string-value="Extreme Terrain 4/8" calcext:value-type="string">
            <text:p>Extreme Terrain 4/8</text:p>
          </table:table-cell>
          <table:table-cell table:formula="of:=CEILING([.J198])" office:value-type="float" office:value="6" calcext:value-type="float">
            <text:p>6</text:p>
          </table:table-cell>
          <table:table-cell table:formula="of:=CEILING(8*[.J198])" office:value-type="float" office:value="48" calcext:value-type="float">
            <text:p>48</text:p>
          </table:table-cell>
          <table:table-cell table:formula="of:=CEILING(1*[.K198])" office:value-type="float" office:value="125" calcext:value-type="float">
            <text:p>125</text:p>
          </table:table-cell>
          <table:table-cell table:formula="of:=CEILING(2*[.K198])" office:value-type="float" office:value="250" calcext:value-type="float">
            <text:p>250</text:p>
          </table:table-cell>
          <table:table-cell table:formula="of:=CEILING(5*[.K198])" office:value-type="float" office:value="625" calcext:value-type="float">
            <text:p>625</text:p>
          </table:table-cell>
          <table:table-cell table:formula="of:=CEILING(1*[.L198])" office:value-type="float" office:value="600" calcext:value-type="float">
            <text:p>600</text:p>
          </table:table-cell>
          <table:table-cell table:formula="of:=CEILING(2*[.L198])" office:value-type="float" office:value="1200" calcext:value-type="float">
            <text:p>1200</text:p>
          </table:table-cell>
          <table:table-cell table:formula="of:=CEILING(1*[.M198])" office:value-type="float" office:value="2400" calcext:value-type="float">
            <text:p>2400</text:p>
          </table:table-cell>
          <table:table-cell table:formula="of:=CEILING(2*[.M198])" office:value-type="float" office:value="4800" calcext:value-type="float">
            <text:p>4800</text:p>
          </table:table-cell>
          <table:table-cell table:formula="of:=CEILING(6*[.M198])" office:value-type="float" office:value="14400" calcext:value-type="float">
            <text:p>14400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table:formula="of:=MOD([.A199]-1;[$Basic.$A$2]+1)" office:value-type="float" office:value="5" calcext:value-type="float">
            <text:p>5</text:p>
          </table:table-cell>
          <table:table-cell table:formula="of:=CEILING(([.A199]-[.B199])/[$Basic.$A$2]; 1)+3" office:value-type="float" office:value="16" calcext:value-type="float">
            <text:p>16</text:p>
          </table:table-cell>
          <table:table-cell table:formula="of:=IF([.B199]=0;INDIRECT(ADDRESS([.C199];1;1;1;&quot;Basic&quot;));&quot;&quot;)">
            <text:p/>
          </table:table-cell>
          <table:table-cell table:style-name="ce3" table:formula="of:=[.B199] &amp; &quot;/&quot; &amp; [$Basic.$B$2]" office:value-type="string" office:string-value="5/8" calcext:value-type="string">
            <text:p>5/8</text:p>
          </table:table-cell>
          <table:table-cell table:formula="of:=INDIRECT(ADDRESS([.$C199];2;1;1;&quot;Basic&quot;))*[.$B199]/[$Basic.$B$2]" office:value-type="float" office:value="7.5" calcext:value-type="float">
            <text:p>7.5</text:p>
          </table:table-cell>
          <table:table-cell table:formula="of:=INDIRECT(ADDRESS([.$C199];3;1;1;&quot;Basic&quot;))*[.$B199]/[$Basic.$B$2]" office:value-type="float" office:value="156.25" calcext:value-type="float">
            <text:p>156.25</text:p>
          </table:table-cell>
          <table:table-cell table:formula="of:=INDIRECT(ADDRESS([.$C199];4;1;1;&quot;Basic&quot;))*[.$B199]/[$Basic.$B$2]" office:value-type="float" office:value="750" calcext:value-type="float">
            <text:p>750</text:p>
          </table:table-cell>
          <table:table-cell table:formula="of:=INDIRECT(ADDRESS([.$C199];5;1;1;&quot;Basic&quot;))*[.$B199]/[$Basic.$B$2]" office:value-type="float" office:value="3000" calcext:value-type="float">
            <text:p>3000</text:p>
          </table:table-cell>
          <table:table-cell table:formula="of:=[.F199]" office:value-type="float" office:value="7.5" calcext:value-type="float">
            <text:p>7.5</text:p>
          </table:table-cell>
          <table:table-cell table:formula="of:=IF([.G199]=0;1;[.G199])" office:value-type="float" office:value="156.25" calcext:value-type="float">
            <text:p>156.25</text:p>
          </table:table-cell>
          <table:table-cell table:formula="of:=IF([.H199]=0;5;[.H199])" office:value-type="float" office:value="750" calcext:value-type="float">
            <text:p>750</text:p>
          </table:table-cell>
          <table:table-cell table:formula="of:=IF([.I199]=0;15;[.I199])" office:value-type="float" office:value="3000" calcext:value-type="float">
            <text:p>3000</text:p>
          </table:table-cell>
          <table:table-cell table:formula="of:=IF([.B199]=0;[.D199];&quot;&quot;) &amp; IF([.B199]=[$Basic.$B$2];&quot;Open Terrain&quot;;&quot;&quot;) &amp; IF([.B199]=[$Basic.$C$2];&quot;Difficult Terrain&quot;;&quot;&quot;) &amp; IF([.B199]=[$Basic.$D$2];&quot;Extreme Terrain&quot;;&quot;&quot;)">
            <text:p/>
          </table:table-cell>
          <table:table-cell table:formula="of:= [.N199] &amp; &quot; &quot; &amp; [.E199]" office:value-type="string" office:string-value=" 5/8" calcext:value-type="string">
            <text:p><text:s/>5/8</text:p>
          </table:table-cell>
          <table:table-cell table:formula="of:=CEILING([.J199])" office:value-type="float" office:value="8" calcext:value-type="float">
            <text:p>8</text:p>
          </table:table-cell>
          <table:table-cell table:formula="of:=CEILING(8*[.J199])" office:value-type="float" office:value="60" calcext:value-type="float">
            <text:p>60</text:p>
          </table:table-cell>
          <table:table-cell table:formula="of:=CEILING(1*[.K199])" office:value-type="float" office:value="157" calcext:value-type="float">
            <text:p>157</text:p>
          </table:table-cell>
          <table:table-cell table:formula="of:=CEILING(2*[.K199])" office:value-type="float" office:value="313" calcext:value-type="float">
            <text:p>313</text:p>
          </table:table-cell>
          <table:table-cell table:formula="of:=CEILING(5*[.K199])" office:value-type="float" office:value="782" calcext:value-type="float">
            <text:p>782</text:p>
          </table:table-cell>
          <table:table-cell table:formula="of:=CEILING(1*[.L199])" office:value-type="float" office:value="750" calcext:value-type="float">
            <text:p>750</text:p>
          </table:table-cell>
          <table:table-cell table:formula="of:=CEILING(2*[.L199])" office:value-type="float" office:value="1500" calcext:value-type="float">
            <text:p>1500</text:p>
          </table:table-cell>
          <table:table-cell table:formula="of:=CEILING(1*[.M199])" office:value-type="float" office:value="3000" calcext:value-type="float">
            <text:p>3000</text:p>
          </table:table-cell>
          <table:table-cell table:formula="of:=CEILING(2*[.M199])" office:value-type="float" office:value="6000" calcext:value-type="float">
            <text:p>6000</text:p>
          </table:table-cell>
          <table:table-cell table:formula="of:=CEILING(6*[.M199])" office:value-type="float" office:value="18000" calcext:value-type="float">
            <text:p>18000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table:formula="of:=MOD([.A200]-1;[$Basic.$A$2]+1)" office:value-type="float" office:value="6" calcext:value-type="float">
            <text:p>6</text:p>
          </table:table-cell>
          <table:table-cell table:formula="of:=CEILING(([.A200]-[.B200])/[$Basic.$A$2]; 1)+3" office:value-type="float" office:value="16" calcext:value-type="float">
            <text:p>16</text:p>
          </table:table-cell>
          <table:table-cell table:formula="of:=IF([.B200]=0;INDIRECT(ADDRESS([.C200];1;1;1;&quot;Basic&quot;));&quot;&quot;)">
            <text:p/>
          </table:table-cell>
          <table:table-cell table:style-name="ce3" table:formula="of:=[.B200] &amp; &quot;/&quot; &amp; [$Basic.$B$2]" office:value-type="string" office:string-value="6/8" calcext:value-type="string">
            <text:p>6/8</text:p>
          </table:table-cell>
          <table:table-cell table:formula="of:=INDIRECT(ADDRESS([.$C200];2;1;1;&quot;Basic&quot;))*[.$B200]/[$Basic.$B$2]" office:value-type="float" office:value="9" calcext:value-type="float">
            <text:p>9</text:p>
          </table:table-cell>
          <table:table-cell table:formula="of:=INDIRECT(ADDRESS([.$C200];3;1;1;&quot;Basic&quot;))*[.$B200]/[$Basic.$B$2]" office:value-type="float" office:value="187.5" calcext:value-type="float">
            <text:p>187.5</text:p>
          </table:table-cell>
          <table:table-cell table:formula="of:=INDIRECT(ADDRESS([.$C200];4;1;1;&quot;Basic&quot;))*[.$B200]/[$Basic.$B$2]" office:value-type="float" office:value="900" calcext:value-type="float">
            <text:p>900</text:p>
          </table:table-cell>
          <table:table-cell table:formula="of:=INDIRECT(ADDRESS([.$C200];5;1;1;&quot;Basic&quot;))*[.$B200]/[$Basic.$B$2]" office:value-type="float" office:value="3600" calcext:value-type="float">
            <text:p>3600</text:p>
          </table:table-cell>
          <table:table-cell table:formula="of:=[.F200]" office:value-type="float" office:value="9" calcext:value-type="float">
            <text:p>9</text:p>
          </table:table-cell>
          <table:table-cell table:formula="of:=IF([.G200]=0;1;[.G200])" office:value-type="float" office:value="187.5" calcext:value-type="float">
            <text:p>187.5</text:p>
          </table:table-cell>
          <table:table-cell table:formula="of:=IF([.H200]=0;5;[.H200])" office:value-type="float" office:value="900" calcext:value-type="float">
            <text:p>900</text:p>
          </table:table-cell>
          <table:table-cell table:formula="of:=IF([.I200]=0;15;[.I200])" office:value-type="float" office:value="3600" calcext:value-type="float">
            <text:p>3600</text:p>
          </table:table-cell>
          <table:table-cell table:formula="of:=IF([.B200]=0;[.D200];&quot;&quot;) &amp; IF([.B200]=[$Basic.$B$2];&quot;Open Terrain&quot;;&quot;&quot;) &amp; IF([.B200]=[$Basic.$C$2];&quot;Difficult Terrain&quot;;&quot;&quot;) &amp; IF([.B200]=[$Basic.$D$2];&quot;Extreme Terrain&quot;;&quot;&quot;)" office:value-type="string" office:string-value="Difficult Terrain" calcext:value-type="string">
            <text:p>Difficult Terrain</text:p>
          </table:table-cell>
          <table:table-cell table:formula="of:= [.N200] &amp; &quot; &quot; &amp; [.E200]" office:value-type="string" office:string-value="Difficult Terrain 6/8" calcext:value-type="string">
            <text:p>Difficult Terrain 6/8</text:p>
          </table:table-cell>
          <table:table-cell table:formula="of:=CEILING([.J200])" office:value-type="float" office:value="9" calcext:value-type="float">
            <text:p>9</text:p>
          </table:table-cell>
          <table:table-cell table:formula="of:=CEILING(8*[.J200])" office:value-type="float" office:value="72" calcext:value-type="float">
            <text:p>72</text:p>
          </table:table-cell>
          <table:table-cell table:formula="of:=CEILING(1*[.K200])" office:value-type="float" office:value="188" calcext:value-type="float">
            <text:p>188</text:p>
          </table:table-cell>
          <table:table-cell table:formula="of:=CEILING(2*[.K200])" office:value-type="float" office:value="375" calcext:value-type="float">
            <text:p>375</text:p>
          </table:table-cell>
          <table:table-cell table:formula="of:=CEILING(5*[.K200])" office:value-type="float" office:value="938" calcext:value-type="float">
            <text:p>938</text:p>
          </table:table-cell>
          <table:table-cell table:formula="of:=CEILING(1*[.L200])" office:value-type="float" office:value="900" calcext:value-type="float">
            <text:p>900</text:p>
          </table:table-cell>
          <table:table-cell table:formula="of:=CEILING(2*[.L200])" office:value-type="float" office:value="1800" calcext:value-type="float">
            <text:p>1800</text:p>
          </table:table-cell>
          <table:table-cell table:formula="of:=CEILING(1*[.M200])" office:value-type="float" office:value="3600" calcext:value-type="float">
            <text:p>3600</text:p>
          </table:table-cell>
          <table:table-cell table:formula="of:=CEILING(2*[.M200])" office:value-type="float" office:value="7200" calcext:value-type="float">
            <text:p>7200</text:p>
          </table:table-cell>
          <table:table-cell table:formula="of:=CEILING(6*[.M200])" office:value-type="float" office:value="21600" calcext:value-type="float">
            <text:p>2160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formula="of:=MOD([.A201]-1;[$Basic.$A$2]+1)" office:value-type="float" office:value="7" calcext:value-type="float">
            <text:p>7</text:p>
          </table:table-cell>
          <table:table-cell table:formula="of:=CEILING(([.A201]-[.B201])/[$Basic.$A$2]; 1)+3" office:value-type="float" office:value="16" calcext:value-type="float">
            <text:p>16</text:p>
          </table:table-cell>
          <table:table-cell table:formula="of:=IF([.B201]=0;INDIRECT(ADDRESS([.C201];1;1;1;&quot;Basic&quot;));&quot;&quot;)">
            <text:p/>
          </table:table-cell>
          <table:table-cell table:style-name="ce3" table:formula="of:=[.B201] &amp; &quot;/&quot; &amp; [$Basic.$B$2]" office:value-type="string" office:string-value="7/8" calcext:value-type="string">
            <text:p>7/8</text:p>
          </table:table-cell>
          <table:table-cell table:formula="of:=INDIRECT(ADDRESS([.$C201];2;1;1;&quot;Basic&quot;))*[.$B201]/[$Basic.$B$2]" office:value-type="float" office:value="10.5" calcext:value-type="float">
            <text:p>10.5</text:p>
          </table:table-cell>
          <table:table-cell table:formula="of:=INDIRECT(ADDRESS([.$C201];3;1;1;&quot;Basic&quot;))*[.$B201]/[$Basic.$B$2]" office:value-type="float" office:value="218.75" calcext:value-type="float">
            <text:p>218.75</text:p>
          </table:table-cell>
          <table:table-cell table:formula="of:=INDIRECT(ADDRESS([.$C201];4;1;1;&quot;Basic&quot;))*[.$B201]/[$Basic.$B$2]" office:value-type="float" office:value="1050" calcext:value-type="float">
            <text:p>1050</text:p>
          </table:table-cell>
          <table:table-cell table:formula="of:=INDIRECT(ADDRESS([.$C201];5;1;1;&quot;Basic&quot;))*[.$B201]/[$Basic.$B$2]" office:value-type="float" office:value="4200" calcext:value-type="float">
            <text:p>4200</text:p>
          </table:table-cell>
          <table:table-cell table:formula="of:=[.F201]" office:value-type="float" office:value="10.5" calcext:value-type="float">
            <text:p>10.5</text:p>
          </table:table-cell>
          <table:table-cell table:formula="of:=IF([.G201]=0;1;[.G201])" office:value-type="float" office:value="218.75" calcext:value-type="float">
            <text:p>218.75</text:p>
          </table:table-cell>
          <table:table-cell table:formula="of:=IF([.H201]=0;5;[.H201])" office:value-type="float" office:value="1050" calcext:value-type="float">
            <text:p>1050</text:p>
          </table:table-cell>
          <table:table-cell table:formula="of:=IF([.I201]=0;15;[.I201])" office:value-type="float" office:value="4200" calcext:value-type="float">
            <text:p>4200</text:p>
          </table:table-cell>
          <table:table-cell table:formula="of:=IF([.B201]=0;[.D201];&quot;&quot;) &amp; IF([.B201]=[$Basic.$B$2];&quot;Open Terrain&quot;;&quot;&quot;) &amp; IF([.B201]=[$Basic.$C$2];&quot;Difficult Terrain&quot;;&quot;&quot;) &amp; IF([.B201]=[$Basic.$D$2];&quot;Extreme Terrain&quot;;&quot;&quot;)">
            <text:p/>
          </table:table-cell>
          <table:table-cell table:formula="of:= [.N201] &amp; &quot; &quot; &amp; [.E201]" office:value-type="string" office:string-value=" 7/8" calcext:value-type="string">
            <text:p><text:s/>7/8</text:p>
          </table:table-cell>
          <table:table-cell table:formula="of:=CEILING([.J201])" office:value-type="float" office:value="11" calcext:value-type="float">
            <text:p>11</text:p>
          </table:table-cell>
          <table:table-cell table:formula="of:=CEILING(8*[.J201])" office:value-type="float" office:value="84" calcext:value-type="float">
            <text:p>84</text:p>
          </table:table-cell>
          <table:table-cell table:formula="of:=CEILING(1*[.K201])" office:value-type="float" office:value="219" calcext:value-type="float">
            <text:p>219</text:p>
          </table:table-cell>
          <table:table-cell table:formula="of:=CEILING(2*[.K201])" office:value-type="float" office:value="438" calcext:value-type="float">
            <text:p>438</text:p>
          </table:table-cell>
          <table:table-cell table:formula="of:=CEILING(5*[.K201])" office:value-type="float" office:value="1094" calcext:value-type="float">
            <text:p>1094</text:p>
          </table:table-cell>
          <table:table-cell table:formula="of:=CEILING(1*[.L201])" office:value-type="float" office:value="1050" calcext:value-type="float">
            <text:p>1050</text:p>
          </table:table-cell>
          <table:table-cell table:formula="of:=CEILING(2*[.L201])" office:value-type="float" office:value="2100" calcext:value-type="float">
            <text:p>2100</text:p>
          </table:table-cell>
          <table:table-cell table:formula="of:=CEILING(1*[.M201])" office:value-type="float" office:value="4200" calcext:value-type="float">
            <text:p>4200</text:p>
          </table:table-cell>
          <table:table-cell table:formula="of:=CEILING(2*[.M201])" office:value-type="float" office:value="8400" calcext:value-type="float">
            <text:p>8400</text:p>
          </table:table-cell>
          <table:table-cell table:formula="of:=CEILING(6*[.M201])" office:value-type="float" office:value="25200" calcext:value-type="float">
            <text:p>25200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table:formula="of:=MOD([.A202]-1;[$Basic.$A$2]+1)" office:value-type="float" office:value="8" calcext:value-type="float">
            <text:p>8</text:p>
          </table:table-cell>
          <table:table-cell table:formula="of:=CEILING(([.A202]-[.B202])/[$Basic.$A$2]; 1)+3" office:value-type="float" office:value="16" calcext:value-type="float">
            <text:p>16</text:p>
          </table:table-cell>
          <table:table-cell table:formula="of:=IF([.B202]=0;INDIRECT(ADDRESS([.C202];1;1;1;&quot;Basic&quot;));&quot;&quot;)">
            <text:p/>
          </table:table-cell>
          <table:table-cell table:style-name="ce3" table:formula="of:=[.B202] &amp; &quot;/&quot; &amp; [$Basic.$B$2]" office:value-type="string" office:string-value="8/8" calcext:value-type="string">
            <text:p>8/8</text:p>
          </table:table-cell>
          <table:table-cell table:formula="of:=INDIRECT(ADDRESS([.$C202];2;1;1;&quot;Basic&quot;))*[.$B202]/[$Basic.$B$2]" office:value-type="float" office:value="12" calcext:value-type="float">
            <text:p>12</text:p>
          </table:table-cell>
          <table:table-cell table:formula="of:=INDIRECT(ADDRESS([.$C202];3;1;1;&quot;Basic&quot;))*[.$B202]/[$Basic.$B$2]" office:value-type="float" office:value="250" calcext:value-type="float">
            <text:p>250</text:p>
          </table:table-cell>
          <table:table-cell table:formula="of:=INDIRECT(ADDRESS([.$C202];4;1;1;&quot;Basic&quot;))*[.$B202]/[$Basic.$B$2]" office:value-type="float" office:value="1200" calcext:value-type="float">
            <text:p>1200</text:p>
          </table:table-cell>
          <table:table-cell table:formula="of:=INDIRECT(ADDRESS([.$C202];5;1;1;&quot;Basic&quot;))*[.$B202]/[$Basic.$B$2]" office:value-type="float" office:value="4800" calcext:value-type="float">
            <text:p>4800</text:p>
          </table:table-cell>
          <table:table-cell table:formula="of:=[.F202]" office:value-type="float" office:value="12" calcext:value-type="float">
            <text:p>12</text:p>
          </table:table-cell>
          <table:table-cell table:formula="of:=IF([.G202]=0;1;[.G202])" office:value-type="float" office:value="250" calcext:value-type="float">
            <text:p>250</text:p>
          </table:table-cell>
          <table:table-cell table:formula="of:=IF([.H202]=0;5;[.H202])" office:value-type="float" office:value="1200" calcext:value-type="float">
            <text:p>1200</text:p>
          </table:table-cell>
          <table:table-cell table:formula="of:=IF([.I202]=0;15;[.I202])" office:value-type="float" office:value="4800" calcext:value-type="float">
            <text:p>4800</text:p>
          </table:table-cell>
          <table:table-cell table:formula="of:=IF([.B202]=0;[.D202];&quot;&quot;) &amp; IF([.B202]=[$Basic.$B$2];&quot;Open Terrain&quot;;&quot;&quot;) &amp; IF([.B202]=[$Basic.$C$2];&quot;Difficult Terrain&quot;;&quot;&quot;) &amp; IF([.B202]=[$Basic.$D$2];&quot;Extreme Terrain&quot;;&quot;&quot;)" office:value-type="string" office:string-value="Open Terrain" calcext:value-type="string">
            <text:p>Open Terrain</text:p>
          </table:table-cell>
          <table:table-cell table:formula="of:= [.N202] &amp; &quot; &quot; &amp; [.E202]" office:value-type="string" office:string-value="Open Terrain 8/8" calcext:value-type="string">
            <text:p>Open Terrain 8/8</text:p>
          </table:table-cell>
          <table:table-cell table:formula="of:=CEILING([.J202])" office:value-type="float" office:value="12" calcext:value-type="float">
            <text:p>12</text:p>
          </table:table-cell>
          <table:table-cell table:formula="of:=CEILING(8*[.J202])" office:value-type="float" office:value="96" calcext:value-type="float">
            <text:p>96</text:p>
          </table:table-cell>
          <table:table-cell table:formula="of:=CEILING(1*[.K202])" office:value-type="float" office:value="250" calcext:value-type="float">
            <text:p>250</text:p>
          </table:table-cell>
          <table:table-cell table:formula="of:=CEILING(2*[.K202])" office:value-type="float" office:value="500" calcext:value-type="float">
            <text:p>500</text:p>
          </table:table-cell>
          <table:table-cell table:formula="of:=CEILING(5*[.K202])" office:value-type="float" office:value="1250" calcext:value-type="float">
            <text:p>1250</text:p>
          </table:table-cell>
          <table:table-cell table:formula="of:=CEILING(1*[.L202])" office:value-type="float" office:value="1200" calcext:value-type="float">
            <text:p>1200</text:p>
          </table:table-cell>
          <table:table-cell table:formula="of:=CEILING(2*[.L202])" office:value-type="float" office:value="2400" calcext:value-type="float">
            <text:p>2400</text:p>
          </table:table-cell>
          <table:table-cell table:formula="of:=CEILING(1*[.M202])" office:value-type="float" office:value="4800" calcext:value-type="float">
            <text:p>4800</text:p>
          </table:table-cell>
          <table:table-cell table:formula="of:=CEILING(2*[.M202])" office:value-type="float" office:value="9600" calcext:value-type="float">
            <text:p>9600</text:p>
          </table:table-cell>
          <table:table-cell table:formula="of:=CEILING(6*[.M202])" office:value-type="float" office:value="28800" calcext:value-type="float">
            <text:p>28800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table:formula="of:=MOD([.A203]-1;[$Basic.$A$2]+1)" office:value-type="float" office:value="9" calcext:value-type="float">
            <text:p>9</text:p>
          </table:table-cell>
          <table:table-cell table:formula="of:=CEILING(([.A203]-[.B203])/[$Basic.$A$2]; 1)+3" office:value-type="float" office:value="16" calcext:value-type="float">
            <text:p>16</text:p>
          </table:table-cell>
          <table:table-cell table:formula="of:=IF([.B203]=0;INDIRECT(ADDRESS([.C203];1;1;1;&quot;Basic&quot;));&quot;&quot;)">
            <text:p/>
          </table:table-cell>
          <table:table-cell table:style-name="ce3" table:formula="of:=[.B203] &amp; &quot;/&quot; &amp; [$Basic.$B$2]" office:value-type="string" office:string-value="9/8" calcext:value-type="string">
            <text:p>9/8</text:p>
          </table:table-cell>
          <table:table-cell table:formula="of:=INDIRECT(ADDRESS([.$C203];2;1;1;&quot;Basic&quot;))*[.$B203]/[$Basic.$B$2]" office:value-type="float" office:value="13.5" calcext:value-type="float">
            <text:p>13.5</text:p>
          </table:table-cell>
          <table:table-cell table:formula="of:=INDIRECT(ADDRESS([.$C203];3;1;1;&quot;Basic&quot;))*[.$B203]/[$Basic.$B$2]" office:value-type="float" office:value="281.25" calcext:value-type="float">
            <text:p>281.25</text:p>
          </table:table-cell>
          <table:table-cell table:formula="of:=INDIRECT(ADDRESS([.$C203];4;1;1;&quot;Basic&quot;))*[.$B203]/[$Basic.$B$2]" office:value-type="float" office:value="1350" calcext:value-type="float">
            <text:p>1350</text:p>
          </table:table-cell>
          <table:table-cell table:formula="of:=INDIRECT(ADDRESS([.$C203];5;1;1;&quot;Basic&quot;))*[.$B203]/[$Basic.$B$2]" office:value-type="float" office:value="5400" calcext:value-type="float">
            <text:p>5400</text:p>
          </table:table-cell>
          <table:table-cell table:formula="of:=[.F203]" office:value-type="float" office:value="13.5" calcext:value-type="float">
            <text:p>13.5</text:p>
          </table:table-cell>
          <table:table-cell table:formula="of:=IF([.G203]=0;1;[.G203])" office:value-type="float" office:value="281.25" calcext:value-type="float">
            <text:p>281.25</text:p>
          </table:table-cell>
          <table:table-cell table:formula="of:=IF([.H203]=0;5;[.H203])" office:value-type="float" office:value="1350" calcext:value-type="float">
            <text:p>1350</text:p>
          </table:table-cell>
          <table:table-cell table:formula="of:=IF([.I203]=0;15;[.I203])" office:value-type="float" office:value="5400" calcext:value-type="float">
            <text:p>5400</text:p>
          </table:table-cell>
          <table:table-cell table:formula="of:=IF([.B203]=0;[.D203];&quot;&quot;) &amp; IF([.B203]=[$Basic.$B$2];&quot;Open Terrain&quot;;&quot;&quot;) &amp; IF([.B203]=[$Basic.$C$2];&quot;Difficult Terrain&quot;;&quot;&quot;) &amp; IF([.B203]=[$Basic.$D$2];&quot;Extreme Terrain&quot;;&quot;&quot;)">
            <text:p/>
          </table:table-cell>
          <table:table-cell table:formula="of:= [.N203] &amp; &quot; &quot; &amp; [.E203]" office:value-type="string" office:string-value=" 9/8" calcext:value-type="string">
            <text:p><text:s/>9/8</text:p>
          </table:table-cell>
          <table:table-cell table:formula="of:=CEILING([.J203])" office:value-type="float" office:value="14" calcext:value-type="float">
            <text:p>14</text:p>
          </table:table-cell>
          <table:table-cell table:formula="of:=CEILING(8*[.J203])" office:value-type="float" office:value="108" calcext:value-type="float">
            <text:p>108</text:p>
          </table:table-cell>
          <table:table-cell table:formula="of:=CEILING(1*[.K203])" office:value-type="float" office:value="282" calcext:value-type="float">
            <text:p>282</text:p>
          </table:table-cell>
          <table:table-cell table:formula="of:=CEILING(2*[.K203])" office:value-type="float" office:value="563" calcext:value-type="float">
            <text:p>563</text:p>
          </table:table-cell>
          <table:table-cell table:formula="of:=CEILING(5*[.K203])" office:value-type="float" office:value="1407" calcext:value-type="float">
            <text:p>1407</text:p>
          </table:table-cell>
          <table:table-cell table:formula="of:=CEILING(1*[.L203])" office:value-type="float" office:value="1350" calcext:value-type="float">
            <text:p>1350</text:p>
          </table:table-cell>
          <table:table-cell table:formula="of:=CEILING(2*[.L203])" office:value-type="float" office:value="2700" calcext:value-type="float">
            <text:p>2700</text:p>
          </table:table-cell>
          <table:table-cell table:formula="of:=CEILING(1*[.M203])" office:value-type="float" office:value="5400" calcext:value-type="float">
            <text:p>5400</text:p>
          </table:table-cell>
          <table:table-cell table:formula="of:=CEILING(2*[.M203])" office:value-type="float" office:value="10800" calcext:value-type="float">
            <text:p>10800</text:p>
          </table:table-cell>
          <table:table-cell table:formula="of:=CEILING(6*[.M203])" office:value-type="float" office:value="32400" calcext:value-type="float">
            <text:p>32400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table:formula="of:=MOD([.A204]-1;[$Basic.$A$2]+1)" office:value-type="float" office:value="10" calcext:value-type="float">
            <text:p>10</text:p>
          </table:table-cell>
          <table:table-cell table:formula="of:=CEILING(([.A204]-[.B204])/[$Basic.$A$2]; 1)+3" office:value-type="float" office:value="16" calcext:value-type="float">
            <text:p>16</text:p>
          </table:table-cell>
          <table:table-cell table:formula="of:=IF([.B204]=0;INDIRECT(ADDRESS([.C204];1;1;1;&quot;Basic&quot;));&quot;&quot;)">
            <text:p/>
          </table:table-cell>
          <table:table-cell table:style-name="ce3" table:formula="of:=[.B204] &amp; &quot;/&quot; &amp; [$Basic.$B$2]" office:value-type="string" office:string-value="10/8" calcext:value-type="string">
            <text:p>10/8</text:p>
          </table:table-cell>
          <table:table-cell table:formula="of:=INDIRECT(ADDRESS([.$C204];2;1;1;&quot;Basic&quot;))*[.$B204]/[$Basic.$B$2]" office:value-type="float" office:value="15" calcext:value-type="float">
            <text:p>15</text:p>
          </table:table-cell>
          <table:table-cell table:formula="of:=INDIRECT(ADDRESS([.$C204];3;1;1;&quot;Basic&quot;))*[.$B204]/[$Basic.$B$2]" office:value-type="float" office:value="312.5" calcext:value-type="float">
            <text:p>312.5</text:p>
          </table:table-cell>
          <table:table-cell table:formula="of:=INDIRECT(ADDRESS([.$C204];4;1;1;&quot;Basic&quot;))*[.$B204]/[$Basic.$B$2]" office:value-type="float" office:value="1500" calcext:value-type="float">
            <text:p>1500</text:p>
          </table:table-cell>
          <table:table-cell table:formula="of:=INDIRECT(ADDRESS([.$C204];5;1;1;&quot;Basic&quot;))*[.$B204]/[$Basic.$B$2]" office:value-type="float" office:value="6000" calcext:value-type="float">
            <text:p>6000</text:p>
          </table:table-cell>
          <table:table-cell table:formula="of:=[.F204]" office:value-type="float" office:value="15" calcext:value-type="float">
            <text:p>15</text:p>
          </table:table-cell>
          <table:table-cell table:formula="of:=IF([.G204]=0;1;[.G204])" office:value-type="float" office:value="312.5" calcext:value-type="float">
            <text:p>312.5</text:p>
          </table:table-cell>
          <table:table-cell table:formula="of:=IF([.H204]=0;5;[.H204])" office:value-type="float" office:value="1500" calcext:value-type="float">
            <text:p>1500</text:p>
          </table:table-cell>
          <table:table-cell table:formula="of:=IF([.I204]=0;15;[.I204])" office:value-type="float" office:value="6000" calcext:value-type="float">
            <text:p>6000</text:p>
          </table:table-cell>
          <table:table-cell table:formula="of:=IF([.B204]=0;[.D204];&quot;&quot;) &amp; IF([.B204]=[$Basic.$B$2];&quot;Open Terrain&quot;;&quot;&quot;) &amp; IF([.B204]=[$Basic.$C$2];&quot;Difficult Terrain&quot;;&quot;&quot;) &amp; IF([.B204]=[$Basic.$D$2];&quot;Extreme Terrain&quot;;&quot;&quot;)">
            <text:p/>
          </table:table-cell>
          <table:table-cell table:formula="of:= [.N204] &amp; &quot; &quot; &amp; [.E204]" office:value-type="string" office:string-value=" 10/8" calcext:value-type="string">
            <text:p><text:s/>10/8</text:p>
          </table:table-cell>
          <table:table-cell table:formula="of:=CEILING([.J204])" office:value-type="float" office:value="15" calcext:value-type="float">
            <text:p>15</text:p>
          </table:table-cell>
          <table:table-cell table:formula="of:=CEILING(8*[.J204])" office:value-type="float" office:value="120" calcext:value-type="float">
            <text:p>120</text:p>
          </table:table-cell>
          <table:table-cell table:formula="of:=CEILING(1*[.K204])" office:value-type="float" office:value="313" calcext:value-type="float">
            <text:p>313</text:p>
          </table:table-cell>
          <table:table-cell table:formula="of:=CEILING(2*[.K204])" office:value-type="float" office:value="625" calcext:value-type="float">
            <text:p>625</text:p>
          </table:table-cell>
          <table:table-cell table:formula="of:=CEILING(5*[.K204])" office:value-type="float" office:value="1563" calcext:value-type="float">
            <text:p>1563</text:p>
          </table:table-cell>
          <table:table-cell table:formula="of:=CEILING(1*[.L204])" office:value-type="float" office:value="1500" calcext:value-type="float">
            <text:p>1500</text:p>
          </table:table-cell>
          <table:table-cell table:formula="of:=CEILING(2*[.L204])" office:value-type="float" office:value="3000" calcext:value-type="float">
            <text:p>3000</text:p>
          </table:table-cell>
          <table:table-cell table:formula="of:=CEILING(1*[.M204])" office:value-type="float" office:value="6000" calcext:value-type="float">
            <text:p>6000</text:p>
          </table:table-cell>
          <table:table-cell table:formula="of:=CEILING(2*[.M204])" office:value-type="float" office:value="12000" calcext:value-type="float">
            <text:p>12000</text:p>
          </table:table-cell>
          <table:table-cell table:formula="of:=CEILING(6*[.M204])" office:value-type="float" office:value="36000" calcext:value-type="float">
            <text:p>36000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table:formula="of:=MOD([.A205]-1;[$Basic.$A$2]+1)" office:value-type="float" office:value="11" calcext:value-type="float">
            <text:p>11</text:p>
          </table:table-cell>
          <table:table-cell table:formula="of:=CEILING(([.A205]-[.B205])/[$Basic.$A$2]; 1)+3" office:value-type="float" office:value="16" calcext:value-type="float">
            <text:p>16</text:p>
          </table:table-cell>
          <table:table-cell table:formula="of:=IF([.B205]=0;INDIRECT(ADDRESS([.C205];1;1;1;&quot;Basic&quot;));&quot;&quot;)">
            <text:p/>
          </table:table-cell>
          <table:table-cell table:style-name="ce3" table:formula="of:=[.B205] &amp; &quot;/&quot; &amp; [$Basic.$B$2]" office:value-type="string" office:string-value="11/8" calcext:value-type="string">
            <text:p>11/8</text:p>
          </table:table-cell>
          <table:table-cell table:formula="of:=INDIRECT(ADDRESS([.$C205];2;1;1;&quot;Basic&quot;))*[.$B205]/[$Basic.$B$2]" office:value-type="float" office:value="16.5" calcext:value-type="float">
            <text:p>16.5</text:p>
          </table:table-cell>
          <table:table-cell table:formula="of:=INDIRECT(ADDRESS([.$C205];3;1;1;&quot;Basic&quot;))*[.$B205]/[$Basic.$B$2]" office:value-type="float" office:value="343.75" calcext:value-type="float">
            <text:p>343.75</text:p>
          </table:table-cell>
          <table:table-cell table:formula="of:=INDIRECT(ADDRESS([.$C205];4;1;1;&quot;Basic&quot;))*[.$B205]/[$Basic.$B$2]" office:value-type="float" office:value="1650" calcext:value-type="float">
            <text:p>1650</text:p>
          </table:table-cell>
          <table:table-cell table:formula="of:=INDIRECT(ADDRESS([.$C205];5;1;1;&quot;Basic&quot;))*[.$B205]/[$Basic.$B$2]" office:value-type="float" office:value="6600" calcext:value-type="float">
            <text:p>6600</text:p>
          </table:table-cell>
          <table:table-cell table:formula="of:=[.F205]" office:value-type="float" office:value="16.5" calcext:value-type="float">
            <text:p>16.5</text:p>
          </table:table-cell>
          <table:table-cell table:formula="of:=IF([.G205]=0;1;[.G205])" office:value-type="float" office:value="343.75" calcext:value-type="float">
            <text:p>343.75</text:p>
          </table:table-cell>
          <table:table-cell table:formula="of:=IF([.H205]=0;5;[.H205])" office:value-type="float" office:value="1650" calcext:value-type="float">
            <text:p>1650</text:p>
          </table:table-cell>
          <table:table-cell table:formula="of:=IF([.I205]=0;15;[.I205])" office:value-type="float" office:value="6600" calcext:value-type="float">
            <text:p>6600</text:p>
          </table:table-cell>
          <table:table-cell table:formula="of:=IF([.B205]=0;[.D205];&quot;&quot;) &amp; IF([.B205]=[$Basic.$B$2];&quot;Open Terrain&quot;;&quot;&quot;) &amp; IF([.B205]=[$Basic.$C$2];&quot;Difficult Terrain&quot;;&quot;&quot;) &amp; IF([.B205]=[$Basic.$D$2];&quot;Extreme Terrain&quot;;&quot;&quot;)">
            <text:p/>
          </table:table-cell>
          <table:table-cell table:formula="of:= [.N205] &amp; &quot; &quot; &amp; [.E205]" office:value-type="string" office:string-value=" 11/8" calcext:value-type="string">
            <text:p><text:s/>11/8</text:p>
          </table:table-cell>
          <table:table-cell table:formula="of:=CEILING([.J205])" office:value-type="float" office:value="17" calcext:value-type="float">
            <text:p>17</text:p>
          </table:table-cell>
          <table:table-cell table:formula="of:=CEILING(8*[.J205])" office:value-type="float" office:value="132" calcext:value-type="float">
            <text:p>132</text:p>
          </table:table-cell>
          <table:table-cell table:formula="of:=CEILING(1*[.K205])" office:value-type="float" office:value="344" calcext:value-type="float">
            <text:p>344</text:p>
          </table:table-cell>
          <table:table-cell table:formula="of:=CEILING(2*[.K205])" office:value-type="float" office:value="688" calcext:value-type="float">
            <text:p>688</text:p>
          </table:table-cell>
          <table:table-cell table:formula="of:=CEILING(5*[.K205])" office:value-type="float" office:value="1719" calcext:value-type="float">
            <text:p>1719</text:p>
          </table:table-cell>
          <table:table-cell table:formula="of:=CEILING(1*[.L205])" office:value-type="float" office:value="1650" calcext:value-type="float">
            <text:p>1650</text:p>
          </table:table-cell>
          <table:table-cell table:formula="of:=CEILING(2*[.L205])" office:value-type="float" office:value="3300" calcext:value-type="float">
            <text:p>3300</text:p>
          </table:table-cell>
          <table:table-cell table:formula="of:=CEILING(1*[.M205])" office:value-type="float" office:value="6600" calcext:value-type="float">
            <text:p>6600</text:p>
          </table:table-cell>
          <table:table-cell table:formula="of:=CEILING(2*[.M205])" office:value-type="float" office:value="13200" calcext:value-type="float">
            <text:p>13200</text:p>
          </table:table-cell>
          <table:table-cell table:formula="of:=CEILING(6*[.M205])" office:value-type="float" office:value="39600" calcext:value-type="float">
            <text:p>39600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table:formula="of:=MOD([.A206]-1;[$Basic.$A$2]+1)" office:value-type="float" office:value="12" calcext:value-type="float">
            <text:p>12</text:p>
          </table:table-cell>
          <table:table-cell table:formula="of:=CEILING(([.A206]-[.B206])/[$Basic.$A$2]; 1)+3" office:value-type="float" office:value="16" calcext:value-type="float">
            <text:p>16</text:p>
          </table:table-cell>
          <table:table-cell table:formula="of:=IF([.B206]=0;INDIRECT(ADDRESS([.C206];1;1;1;&quot;Basic&quot;));&quot;&quot;)">
            <text:p/>
          </table:table-cell>
          <table:table-cell table:style-name="ce3" table:formula="of:=[.B206] &amp; &quot;/&quot; &amp; [$Basic.$B$2]" office:value-type="string" office:string-value="12/8" calcext:value-type="string">
            <text:p>12/8</text:p>
          </table:table-cell>
          <table:table-cell table:formula="of:=INDIRECT(ADDRESS([.$C206];2;1;1;&quot;Basic&quot;))*[.$B206]/[$Basic.$B$2]" office:value-type="float" office:value="18" calcext:value-type="float">
            <text:p>18</text:p>
          </table:table-cell>
          <table:table-cell table:formula="of:=INDIRECT(ADDRESS([.$C206];3;1;1;&quot;Basic&quot;))*[.$B206]/[$Basic.$B$2]" office:value-type="float" office:value="375" calcext:value-type="float">
            <text:p>375</text:p>
          </table:table-cell>
          <table:table-cell table:formula="of:=INDIRECT(ADDRESS([.$C206];4;1;1;&quot;Basic&quot;))*[.$B206]/[$Basic.$B$2]" office:value-type="float" office:value="1800" calcext:value-type="float">
            <text:p>1800</text:p>
          </table:table-cell>
          <table:table-cell table:formula="of:=INDIRECT(ADDRESS([.$C206];5;1;1;&quot;Basic&quot;))*[.$B206]/[$Basic.$B$2]" office:value-type="float" office:value="7200" calcext:value-type="float">
            <text:p>7200</text:p>
          </table:table-cell>
          <table:table-cell table:formula="of:=[.F206]" office:value-type="float" office:value="18" calcext:value-type="float">
            <text:p>18</text:p>
          </table:table-cell>
          <table:table-cell table:formula="of:=IF([.G206]=0;1;[.G206])" office:value-type="float" office:value="375" calcext:value-type="float">
            <text:p>375</text:p>
          </table:table-cell>
          <table:table-cell table:formula="of:=IF([.H206]=0;5;[.H206])" office:value-type="float" office:value="1800" calcext:value-type="float">
            <text:p>1800</text:p>
          </table:table-cell>
          <table:table-cell table:formula="of:=IF([.I206]=0;15;[.I206])" office:value-type="float" office:value="7200" calcext:value-type="float">
            <text:p>7200</text:p>
          </table:table-cell>
          <table:table-cell table:formula="of:=IF([.B206]=0;[.D206];&quot;&quot;) &amp; IF([.B206]=[$Basic.$B$2];&quot;Open Terrain&quot;;&quot;&quot;) &amp; IF([.B206]=[$Basic.$C$2];&quot;Difficult Terrain&quot;;&quot;&quot;) &amp; IF([.B206]=[$Basic.$D$2];&quot;Extreme Terrain&quot;;&quot;&quot;)">
            <text:p/>
          </table:table-cell>
          <table:table-cell table:formula="of:= [.N206] &amp; &quot; &quot; &amp; [.E206]" office:value-type="string" office:string-value=" 12/8" calcext:value-type="string">
            <text:p><text:s/>12/8</text:p>
          </table:table-cell>
          <table:table-cell table:formula="of:=CEILING([.J206])" office:value-type="float" office:value="18" calcext:value-type="float">
            <text:p>18</text:p>
          </table:table-cell>
          <table:table-cell table:formula="of:=CEILING(8*[.J206])" office:value-type="float" office:value="144" calcext:value-type="float">
            <text:p>144</text:p>
          </table:table-cell>
          <table:table-cell table:formula="of:=CEILING(1*[.K206])" office:value-type="float" office:value="375" calcext:value-type="float">
            <text:p>375</text:p>
          </table:table-cell>
          <table:table-cell table:formula="of:=CEILING(2*[.K206])" office:value-type="float" office:value="750" calcext:value-type="float">
            <text:p>750</text:p>
          </table:table-cell>
          <table:table-cell table:formula="of:=CEILING(5*[.K206])" office:value-type="float" office:value="1875" calcext:value-type="float">
            <text:p>1875</text:p>
          </table:table-cell>
          <table:table-cell table:formula="of:=CEILING(1*[.L206])" office:value-type="float" office:value="1800" calcext:value-type="float">
            <text:p>1800</text:p>
          </table:table-cell>
          <table:table-cell table:formula="of:=CEILING(2*[.L206])" office:value-type="float" office:value="3600" calcext:value-type="float">
            <text:p>3600</text:p>
          </table:table-cell>
          <table:table-cell table:formula="of:=CEILING(1*[.M206])" office:value-type="float" office:value="7200" calcext:value-type="float">
            <text:p>7200</text:p>
          </table:table-cell>
          <table:table-cell table:formula="of:=CEILING(2*[.M206])" office:value-type="float" office:value="14400" calcext:value-type="float">
            <text:p>14400</text:p>
          </table:table-cell>
          <table:table-cell table:formula="of:=CEILING(6*[.M206])" office:value-type="float" office:value="43200" calcext:value-type="float">
            <text:p>43200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table:formula="of:=MOD([.A207]-1;[$Basic.$A$2]+1)" office:value-type="float" office:value="13" calcext:value-type="float">
            <text:p>13</text:p>
          </table:table-cell>
          <table:table-cell table:formula="of:=CEILING(([.A207]-[.B207])/[$Basic.$A$2]; 1)+3" office:value-type="float" office:value="16" calcext:value-type="float">
            <text:p>16</text:p>
          </table:table-cell>
          <table:table-cell table:formula="of:=IF([.B207]=0;INDIRECT(ADDRESS([.C207];1;1;1;&quot;Basic&quot;));&quot;&quot;)">
            <text:p/>
          </table:table-cell>
          <table:table-cell table:style-name="ce3" table:formula="of:=[.B207] &amp; &quot;/&quot; &amp; [$Basic.$B$2]" office:value-type="string" office:string-value="13/8" calcext:value-type="string">
            <text:p>13/8</text:p>
          </table:table-cell>
          <table:table-cell table:formula="of:=INDIRECT(ADDRESS([.$C207];2;1;1;&quot;Basic&quot;))*[.$B207]/[$Basic.$B$2]" office:value-type="float" office:value="19.5" calcext:value-type="float">
            <text:p>19.5</text:p>
          </table:table-cell>
          <table:table-cell table:formula="of:=INDIRECT(ADDRESS([.$C207];3;1;1;&quot;Basic&quot;))*[.$B207]/[$Basic.$B$2]" office:value-type="float" office:value="406.25" calcext:value-type="float">
            <text:p>406.25</text:p>
          </table:table-cell>
          <table:table-cell table:formula="of:=INDIRECT(ADDRESS([.$C207];4;1;1;&quot;Basic&quot;))*[.$B207]/[$Basic.$B$2]" office:value-type="float" office:value="1950" calcext:value-type="float">
            <text:p>1950</text:p>
          </table:table-cell>
          <table:table-cell table:formula="of:=INDIRECT(ADDRESS([.$C207];5;1;1;&quot;Basic&quot;))*[.$B207]/[$Basic.$B$2]" office:value-type="float" office:value="7800" calcext:value-type="float">
            <text:p>7800</text:p>
          </table:table-cell>
          <table:table-cell table:formula="of:=[.F207]" office:value-type="float" office:value="19.5" calcext:value-type="float">
            <text:p>19.5</text:p>
          </table:table-cell>
          <table:table-cell table:formula="of:=IF([.G207]=0;1;[.G207])" office:value-type="float" office:value="406.25" calcext:value-type="float">
            <text:p>406.25</text:p>
          </table:table-cell>
          <table:table-cell table:formula="of:=IF([.H207]=0;5;[.H207])" office:value-type="float" office:value="1950" calcext:value-type="float">
            <text:p>1950</text:p>
          </table:table-cell>
          <table:table-cell table:formula="of:=IF([.I207]=0;15;[.I207])" office:value-type="float" office:value="7800" calcext:value-type="float">
            <text:p>7800</text:p>
          </table:table-cell>
          <table:table-cell table:formula="of:=IF([.B207]=0;[.D207];&quot;&quot;) &amp; IF([.B207]=[$Basic.$B$2];&quot;Open Terrain&quot;;&quot;&quot;) &amp; IF([.B207]=[$Basic.$C$2];&quot;Difficult Terrain&quot;;&quot;&quot;) &amp; IF([.B207]=[$Basic.$D$2];&quot;Extreme Terrain&quot;;&quot;&quot;)">
            <text:p/>
          </table:table-cell>
          <table:table-cell table:formula="of:= [.N207] &amp; &quot; &quot; &amp; [.E207]" office:value-type="string" office:string-value=" 13/8" calcext:value-type="string">
            <text:p><text:s/>13/8</text:p>
          </table:table-cell>
          <table:table-cell table:formula="of:=CEILING([.J207])" office:value-type="float" office:value="20" calcext:value-type="float">
            <text:p>20</text:p>
          </table:table-cell>
          <table:table-cell table:formula="of:=CEILING(8*[.J207])" office:value-type="float" office:value="156" calcext:value-type="float">
            <text:p>156</text:p>
          </table:table-cell>
          <table:table-cell table:formula="of:=CEILING(1*[.K207])" office:value-type="float" office:value="407" calcext:value-type="float">
            <text:p>407</text:p>
          </table:table-cell>
          <table:table-cell table:formula="of:=CEILING(2*[.K207])" office:value-type="float" office:value="813" calcext:value-type="float">
            <text:p>813</text:p>
          </table:table-cell>
          <table:table-cell table:formula="of:=CEILING(5*[.K207])" office:value-type="float" office:value="2032" calcext:value-type="float">
            <text:p>2032</text:p>
          </table:table-cell>
          <table:table-cell table:formula="of:=CEILING(1*[.L207])" office:value-type="float" office:value="1950" calcext:value-type="float">
            <text:p>1950</text:p>
          </table:table-cell>
          <table:table-cell table:formula="of:=CEILING(2*[.L207])" office:value-type="float" office:value="3900" calcext:value-type="float">
            <text:p>3900</text:p>
          </table:table-cell>
          <table:table-cell table:formula="of:=CEILING(1*[.M207])" office:value-type="float" office:value="7800" calcext:value-type="float">
            <text:p>7800</text:p>
          </table:table-cell>
          <table:table-cell table:formula="of:=CEILING(2*[.M207])" office:value-type="float" office:value="15600" calcext:value-type="float">
            <text:p>15600</text:p>
          </table:table-cell>
          <table:table-cell table:formula="of:=CEILING(6*[.M207])" office:value-type="float" office:value="46800" calcext:value-type="float">
            <text:p>46800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table:formula="of:=MOD([.A208]-1;[$Basic.$A$2]+1)" office:value-type="float" office:value="14" calcext:value-type="float">
            <text:p>14</text:p>
          </table:table-cell>
          <table:table-cell table:formula="of:=CEILING(([.A208]-[.B208])/[$Basic.$A$2]; 1)+3" office:value-type="float" office:value="16" calcext:value-type="float">
            <text:p>16</text:p>
          </table:table-cell>
          <table:table-cell table:formula="of:=IF([.B208]=0;INDIRECT(ADDRESS([.C208];1;1;1;&quot;Basic&quot;));&quot;&quot;)">
            <text:p/>
          </table:table-cell>
          <table:table-cell table:style-name="ce3" table:formula="of:=[.B208] &amp; &quot;/&quot; &amp; [$Basic.$B$2]" office:value-type="string" office:string-value="14/8" calcext:value-type="string">
            <text:p>14/8</text:p>
          </table:table-cell>
          <table:table-cell table:formula="of:=INDIRECT(ADDRESS([.$C208];2;1;1;&quot;Basic&quot;))*[.$B208]/[$Basic.$B$2]" office:value-type="float" office:value="21" calcext:value-type="float">
            <text:p>21</text:p>
          </table:table-cell>
          <table:table-cell table:formula="of:=INDIRECT(ADDRESS([.$C208];3;1;1;&quot;Basic&quot;))*[.$B208]/[$Basic.$B$2]" office:value-type="float" office:value="437.5" calcext:value-type="float">
            <text:p>437.5</text:p>
          </table:table-cell>
          <table:table-cell table:formula="of:=INDIRECT(ADDRESS([.$C208];4;1;1;&quot;Basic&quot;))*[.$B208]/[$Basic.$B$2]" office:value-type="float" office:value="2100" calcext:value-type="float">
            <text:p>2100</text:p>
          </table:table-cell>
          <table:table-cell table:formula="of:=INDIRECT(ADDRESS([.$C208];5;1;1;&quot;Basic&quot;))*[.$B208]/[$Basic.$B$2]" office:value-type="float" office:value="8400" calcext:value-type="float">
            <text:p>8400</text:p>
          </table:table-cell>
          <table:table-cell table:formula="of:=[.F208]" office:value-type="float" office:value="21" calcext:value-type="float">
            <text:p>21</text:p>
          </table:table-cell>
          <table:table-cell table:formula="of:=IF([.G208]=0;1;[.G208])" office:value-type="float" office:value="437.5" calcext:value-type="float">
            <text:p>437.5</text:p>
          </table:table-cell>
          <table:table-cell table:formula="of:=IF([.H208]=0;5;[.H208])" office:value-type="float" office:value="2100" calcext:value-type="float">
            <text:p>2100</text:p>
          </table:table-cell>
          <table:table-cell table:formula="of:=IF([.I208]=0;15;[.I208])" office:value-type="float" office:value="8400" calcext:value-type="float">
            <text:p>8400</text:p>
          </table:table-cell>
          <table:table-cell table:formula="of:=IF([.B208]=0;[.D208];&quot;&quot;) &amp; IF([.B208]=[$Basic.$B$2];&quot;Open Terrain&quot;;&quot;&quot;) &amp; IF([.B208]=[$Basic.$C$2];&quot;Difficult Terrain&quot;;&quot;&quot;) &amp; IF([.B208]=[$Basic.$D$2];&quot;Extreme Terrain&quot;;&quot;&quot;)">
            <text:p/>
          </table:table-cell>
          <table:table-cell table:formula="of:= [.N208] &amp; &quot; &quot; &amp; [.E208]" office:value-type="string" office:string-value=" 14/8" calcext:value-type="string">
            <text:p><text:s/>14/8</text:p>
          </table:table-cell>
          <table:table-cell table:formula="of:=CEILING([.J208])" office:value-type="float" office:value="21" calcext:value-type="float">
            <text:p>21</text:p>
          </table:table-cell>
          <table:table-cell table:formula="of:=CEILING(8*[.J208])" office:value-type="float" office:value="168" calcext:value-type="float">
            <text:p>168</text:p>
          </table:table-cell>
          <table:table-cell table:formula="of:=CEILING(1*[.K208])" office:value-type="float" office:value="438" calcext:value-type="float">
            <text:p>438</text:p>
          </table:table-cell>
          <table:table-cell table:formula="of:=CEILING(2*[.K208])" office:value-type="float" office:value="875" calcext:value-type="float">
            <text:p>875</text:p>
          </table:table-cell>
          <table:table-cell table:formula="of:=CEILING(5*[.K208])" office:value-type="float" office:value="2188" calcext:value-type="float">
            <text:p>2188</text:p>
          </table:table-cell>
          <table:table-cell table:formula="of:=CEILING(1*[.L208])" office:value-type="float" office:value="2100" calcext:value-type="float">
            <text:p>2100</text:p>
          </table:table-cell>
          <table:table-cell table:formula="of:=CEILING(2*[.L208])" office:value-type="float" office:value="4200" calcext:value-type="float">
            <text:p>4200</text:p>
          </table:table-cell>
          <table:table-cell table:formula="of:=CEILING(1*[.M208])" office:value-type="float" office:value="8400" calcext:value-type="float">
            <text:p>8400</text:p>
          </table:table-cell>
          <table:table-cell table:formula="of:=CEILING(2*[.M208])" office:value-type="float" office:value="16800" calcext:value-type="float">
            <text:p>16800</text:p>
          </table:table-cell>
          <table:table-cell table:formula="of:=CEILING(6*[.M208])" office:value-type="float" office:value="50400" calcext:value-type="float">
            <text:p>50400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table:formula="of:=MOD([.A209]-1;[$Basic.$A$2]+1)" office:value-type="float" office:value="15" calcext:value-type="float">
            <text:p>15</text:p>
          </table:table-cell>
          <table:table-cell table:formula="of:=CEILING(([.A209]-[.B209])/[$Basic.$A$2]; 1)+3" office:value-type="float" office:value="16" calcext:value-type="float">
            <text:p>16</text:p>
          </table:table-cell>
          <table:table-cell table:formula="of:=IF([.B209]=0;INDIRECT(ADDRESS([.C209];1;1;1;&quot;Basic&quot;));&quot;&quot;)">
            <text:p/>
          </table:table-cell>
          <table:table-cell table:style-name="ce3" table:formula="of:=[.B209] &amp; &quot;/&quot; &amp; [$Basic.$B$2]" office:value-type="string" office:string-value="15/8" calcext:value-type="string">
            <text:p>15/8</text:p>
          </table:table-cell>
          <table:table-cell table:formula="of:=INDIRECT(ADDRESS([.$C209];2;1;1;&quot;Basic&quot;))*[.$B209]/[$Basic.$B$2]" office:value-type="float" office:value="22.5" calcext:value-type="float">
            <text:p>22.5</text:p>
          </table:table-cell>
          <table:table-cell table:formula="of:=INDIRECT(ADDRESS([.$C209];3;1;1;&quot;Basic&quot;))*[.$B209]/[$Basic.$B$2]" office:value-type="float" office:value="468.75" calcext:value-type="float">
            <text:p>468.75</text:p>
          </table:table-cell>
          <table:table-cell table:formula="of:=INDIRECT(ADDRESS([.$C209];4;1;1;&quot;Basic&quot;))*[.$B209]/[$Basic.$B$2]" office:value-type="float" office:value="2250" calcext:value-type="float">
            <text:p>2250</text:p>
          </table:table-cell>
          <table:table-cell table:formula="of:=INDIRECT(ADDRESS([.$C209];5;1;1;&quot;Basic&quot;))*[.$B209]/[$Basic.$B$2]" office:value-type="float" office:value="9000" calcext:value-type="float">
            <text:p>9000</text:p>
          </table:table-cell>
          <table:table-cell table:formula="of:=[.F209]" office:value-type="float" office:value="22.5" calcext:value-type="float">
            <text:p>22.5</text:p>
          </table:table-cell>
          <table:table-cell table:formula="of:=IF([.G209]=0;1;[.G209])" office:value-type="float" office:value="468.75" calcext:value-type="float">
            <text:p>468.75</text:p>
          </table:table-cell>
          <table:table-cell table:formula="of:=IF([.H209]=0;5;[.H209])" office:value-type="float" office:value="2250" calcext:value-type="float">
            <text:p>2250</text:p>
          </table:table-cell>
          <table:table-cell table:formula="of:=IF([.I209]=0;15;[.I209])" office:value-type="float" office:value="9000" calcext:value-type="float">
            <text:p>9000</text:p>
          </table:table-cell>
          <table:table-cell table:formula="of:=IF([.B209]=0;[.D209];&quot;&quot;) &amp; IF([.B209]=[$Basic.$B$2];&quot;Open Terrain&quot;;&quot;&quot;) &amp; IF([.B209]=[$Basic.$C$2];&quot;Difficult Terrain&quot;;&quot;&quot;) &amp; IF([.B209]=[$Basic.$D$2];&quot;Extreme Terrain&quot;;&quot;&quot;)">
            <text:p/>
          </table:table-cell>
          <table:table-cell table:formula="of:= [.N209] &amp; &quot; &quot; &amp; [.E209]" office:value-type="string" office:string-value=" 15/8" calcext:value-type="string">
            <text:p><text:s/>15/8</text:p>
          </table:table-cell>
          <table:table-cell table:formula="of:=CEILING([.J209])" office:value-type="float" office:value="23" calcext:value-type="float">
            <text:p>23</text:p>
          </table:table-cell>
          <table:table-cell table:formula="of:=CEILING(8*[.J209])" office:value-type="float" office:value="180" calcext:value-type="float">
            <text:p>180</text:p>
          </table:table-cell>
          <table:table-cell table:formula="of:=CEILING(1*[.K209])" office:value-type="float" office:value="469" calcext:value-type="float">
            <text:p>469</text:p>
          </table:table-cell>
          <table:table-cell table:formula="of:=CEILING(2*[.K209])" office:value-type="float" office:value="938" calcext:value-type="float">
            <text:p>938</text:p>
          </table:table-cell>
          <table:table-cell table:formula="of:=CEILING(5*[.K209])" office:value-type="float" office:value="2344" calcext:value-type="float">
            <text:p>2344</text:p>
          </table:table-cell>
          <table:table-cell table:formula="of:=CEILING(1*[.L209])" office:value-type="float" office:value="2250" calcext:value-type="float">
            <text:p>2250</text:p>
          </table:table-cell>
          <table:table-cell table:formula="of:=CEILING(2*[.L209])" office:value-type="float" office:value="4500" calcext:value-type="float">
            <text:p>4500</text:p>
          </table:table-cell>
          <table:table-cell table:formula="of:=CEILING(1*[.M209])" office:value-type="float" office:value="9000" calcext:value-type="float">
            <text:p>9000</text:p>
          </table:table-cell>
          <table:table-cell table:formula="of:=CEILING(2*[.M209])" office:value-type="float" office:value="18000" calcext:value-type="float">
            <text:p>18000</text:p>
          </table:table-cell>
          <table:table-cell table:formula="of:=CEILING(6*[.M209])" office:value-type="float" office:value="54000" calcext:value-type="float">
            <text:p>54000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table:formula="of:=MOD([.A210]-1;[$Basic.$A$2]+1)" office:value-type="float" office:value="0" calcext:value-type="float">
            <text:p>0</text:p>
          </table:table-cell>
          <table:table-cell table:formula="of:=CEILING(([.A210]-[.B210])/[$Basic.$A$2]; 1)+3" office:value-type="float" office:value="17" calcext:value-type="float">
            <text:p>17</text:p>
          </table:table-cell>
          <table:table-cell table:formula="of:=IF([.B210]=0;INDIRECT(ADDRESS([.C210];1;1;1;&quot;Basic&quot;));&quot;&quot;)" office:value-type="string" office:string-value="Tireless Rowing, Supernatural" calcext:value-type="string">
            <text:p>Tireless Rowing, Supernatural</text:p>
          </table:table-cell>
          <table:table-cell table:style-name="ce3" table:formula="of:=[.B210] &amp; &quot;/&quot; &amp; [$Basic.$B$2]" office:value-type="string" office:string-value="0/8" calcext:value-type="string">
            <text:p>0/8</text:p>
          </table:table-cell>
          <table:table-cell table:formula="of:=INDIRECT(ADDRESS([.$C210];2;1;1;&quot;Basic&quot;))*[.$B210]/[$Basic.$B$2]" office:value-type="float" office:value="0" calcext:value-type="float">
            <text:p>0</text:p>
          </table:table-cell>
          <table:table-cell table:formula="of:=INDIRECT(ADDRESS([.$C210];3;1;1;&quot;Basic&quot;))*[.$B210]/[$Basic.$B$2]" office:value-type="float" office:value="0" calcext:value-type="float">
            <text:p>0</text:p>
          </table:table-cell>
          <table:table-cell table:formula="of:=INDIRECT(ADDRESS([.$C210];4;1;1;&quot;Basic&quot;))*[.$B210]/[$Basic.$B$2]" office:value-type="float" office:value="0" calcext:value-type="float">
            <text:p>0</text:p>
          </table:table-cell>
          <table:table-cell table:formula="of:=INDIRECT(ADDRESS([.$C210];5;1;1;&quot;Basic&quot;))*[.$B210]/[$Basic.$B$2]" office:value-type="float" office:value="0" calcext:value-type="float">
            <text:p>0</text:p>
          </table:table-cell>
          <table:table-cell table:formula="of:=[.F210]" office:value-type="float" office:value="0" calcext:value-type="float">
            <text:p>0</text:p>
          </table:table-cell>
          <table:table-cell table:formula="of:=IF([.G210]=0;1;[.G210])" office:value-type="float" office:value="1" calcext:value-type="float">
            <text:p>1</text:p>
          </table:table-cell>
          <table:table-cell table:formula="of:=IF([.H210]=0;5;[.H210])" office:value-type="float" office:value="5" calcext:value-type="float">
            <text:p>5</text:p>
          </table:table-cell>
          <table:table-cell table:formula="of:=IF([.I210]=0;15;[.I210])" office:value-type="float" office:value="15" calcext:value-type="float">
            <text:p>15</text:p>
          </table:table-cell>
          <table:table-cell table:formula="of:=IF([.B210]=0;[.D210];&quot;&quot;) &amp; IF([.B210]=[$Basic.$B$2];&quot;Open Terrain&quot;;&quot;&quot;) &amp; IF([.B210]=[$Basic.$C$2];&quot;Difficult Terrain&quot;;&quot;&quot;) &amp; IF([.B210]=[$Basic.$D$2];&quot;Extreme Terrain&quot;;&quot;&quot;)" office:value-type="string" office:string-value="Tireless Rowing, Supernatural" calcext:value-type="string">
            <text:p>Tireless Rowing, Supernatural</text:p>
          </table:table-cell>
          <table:table-cell table:formula="of:= [.N210] &amp; &quot; &quot; &amp; [.E210]" office:value-type="string" office:string-value="Tireless Rowing, Supernatural 0/8" calcext:value-type="string">
            <text:p>Tireless Rowing, Supernatural 0/8</text:p>
          </table:table-cell>
          <table:table-cell table:formula="of:=CEILING([.J210])" office:value-type="float" office:value="0" calcext:value-type="float">
            <text:p>0</text:p>
          </table:table-cell>
          <table:table-cell table:formula="of:=CEILING(8*[.J210])" office:value-type="float" office:value="0" calcext:value-type="float">
            <text:p>0</text:p>
          </table:table-cell>
          <table:table-cell table:formula="of:=CEILING(1*[.K210])" office:value-type="float" office:value="1" calcext:value-type="float">
            <text:p>1</text:p>
          </table:table-cell>
          <table:table-cell table:formula="of:=CEILING(2*[.K210])" office:value-type="float" office:value="2" calcext:value-type="float">
            <text:p>2</text:p>
          </table:table-cell>
          <table:table-cell table:formula="of:=CEILING(5*[.K210])" office:value-type="float" office:value="5" calcext:value-type="float">
            <text:p>5</text:p>
          </table:table-cell>
          <table:table-cell table:formula="of:=CEILING(1*[.L210])" office:value-type="float" office:value="5" calcext:value-type="float">
            <text:p>5</text:p>
          </table:table-cell>
          <table:table-cell table:formula="of:=CEILING(2*[.L210])" office:value-type="float" office:value="10" calcext:value-type="float">
            <text:p>10</text:p>
          </table:table-cell>
          <table:table-cell table:formula="of:=CEILING(1*[.M210])" office:value-type="float" office:value="15" calcext:value-type="float">
            <text:p>15</text:p>
          </table:table-cell>
          <table:table-cell table:formula="of:=CEILING(2*[.M210])" office:value-type="float" office:value="30" calcext:value-type="float">
            <text:p>30</text:p>
          </table:table-cell>
          <table:table-cell table:formula="of:=CEILING(6*[.M210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table:formula="of:=MOD([.A211]-1;[$Basic.$A$2]+1)" office:value-type="float" office:value="1" calcext:value-type="float">
            <text:p>1</text:p>
          </table:table-cell>
          <table:table-cell table:formula="of:=CEILING(([.A211]-[.B211])/[$Basic.$A$2]; 1)+3" office:value-type="float" office:value="17" calcext:value-type="float">
            <text:p>17</text:p>
          </table:table-cell>
          <table:table-cell table:formula="of:=IF([.B211]=0;INDIRECT(ADDRESS([.C211];1;1;1;&quot;Basic&quot;));&quot;&quot;)">
            <text:p/>
          </table:table-cell>
          <table:table-cell table:style-name="ce3" table:formula="of:=[.B211] &amp; &quot;/&quot; &amp; [$Basic.$B$2]" office:value-type="string" office:string-value="1/8" calcext:value-type="string">
            <text:p>1/8</text:p>
          </table:table-cell>
          <table:table-cell table:formula="of:=INDIRECT(ADDRESS([.$C211];2;1;1;&quot;Basic&quot;))*[.$B211]/[$Basic.$B$2]" office:value-type="float" office:value="1.875" calcext:value-type="float">
            <text:p>1.875</text:p>
          </table:table-cell>
          <table:table-cell table:formula="of:=INDIRECT(ADDRESS([.$C211];3;1;1;&quot;Basic&quot;))*[.$B211]/[$Basic.$B$2]" office:value-type="float" office:value="45" calcext:value-type="float">
            <text:p>45</text:p>
          </table:table-cell>
          <table:table-cell table:formula="of:=INDIRECT(ADDRESS([.$C211];4;1;1;&quot;Basic&quot;))*[.$B211]/[$Basic.$B$2]" office:value-type="float" office:value="312.5" calcext:value-type="float">
            <text:p>312.5</text:p>
          </table:table-cell>
          <table:table-cell table:formula="of:=INDIRECT(ADDRESS([.$C211];5;1;1;&quot;Basic&quot;))*[.$B211]/[$Basic.$B$2]" office:value-type="float" office:value="1100" calcext:value-type="float">
            <text:p>1100</text:p>
          </table:table-cell>
          <table:table-cell table:formula="of:=[.F211]" office:value-type="float" office:value="1.875" calcext:value-type="float">
            <text:p>1.875</text:p>
          </table:table-cell>
          <table:table-cell table:formula="of:=IF([.G211]=0;1;[.G211])" office:value-type="float" office:value="45" calcext:value-type="float">
            <text:p>45</text:p>
          </table:table-cell>
          <table:table-cell table:formula="of:=IF([.H211]=0;5;[.H211])" office:value-type="float" office:value="312.5" calcext:value-type="float">
            <text:p>312.5</text:p>
          </table:table-cell>
          <table:table-cell table:formula="of:=IF([.I211]=0;15;[.I211])" office:value-type="float" office:value="1100" calcext:value-type="float">
            <text:p>1100</text:p>
          </table:table-cell>
          <table:table-cell table:formula="of:=IF([.B211]=0;[.D211];&quot;&quot;) &amp; IF([.B211]=[$Basic.$B$2];&quot;Open Terrain&quot;;&quot;&quot;) &amp; IF([.B211]=[$Basic.$C$2];&quot;Difficult Terrain&quot;;&quot;&quot;) &amp; IF([.B211]=[$Basic.$D$2];&quot;Extreme Terrain&quot;;&quot;&quot;)">
            <text:p/>
          </table:table-cell>
          <table:table-cell table:formula="of:= [.N211] &amp; &quot; &quot; &amp; [.E211]" office:value-type="string" office:string-value=" 1/8" calcext:value-type="string">
            <text:p><text:s/>1/8</text:p>
          </table:table-cell>
          <table:table-cell table:formula="of:=CEILING([.J211])" office:value-type="float" office:value="2" calcext:value-type="float">
            <text:p>2</text:p>
          </table:table-cell>
          <table:table-cell table:formula="of:=CEILING(8*[.J211])" office:value-type="float" office:value="15" calcext:value-type="float">
            <text:p>15</text:p>
          </table:table-cell>
          <table:table-cell table:formula="of:=CEILING(1*[.K211])" office:value-type="float" office:value="45" calcext:value-type="float">
            <text:p>45</text:p>
          </table:table-cell>
          <table:table-cell table:formula="of:=CEILING(2*[.K211])" office:value-type="float" office:value="90" calcext:value-type="float">
            <text:p>90</text:p>
          </table:table-cell>
          <table:table-cell table:formula="of:=CEILING(5*[.K211])" office:value-type="float" office:value="225" calcext:value-type="float">
            <text:p>225</text:p>
          </table:table-cell>
          <table:table-cell table:formula="of:=CEILING(1*[.L211])" office:value-type="float" office:value="313" calcext:value-type="float">
            <text:p>313</text:p>
          </table:table-cell>
          <table:table-cell table:formula="of:=CEILING(2*[.L211])" office:value-type="float" office:value="625" calcext:value-type="float">
            <text:p>625</text:p>
          </table:table-cell>
          <table:table-cell table:formula="of:=CEILING(1*[.M211])" office:value-type="float" office:value="1100" calcext:value-type="float">
            <text:p>1100</text:p>
          </table:table-cell>
          <table:table-cell table:formula="of:=CEILING(2*[.M211])" office:value-type="float" office:value="2200" calcext:value-type="float">
            <text:p>2200</text:p>
          </table:table-cell>
          <table:table-cell table:formula="of:=CEILING(6*[.M211])" office:value-type="float" office:value="6600" calcext:value-type="float">
            <text:p>6600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table:formula="of:=MOD([.A212]-1;[$Basic.$A$2]+1)" office:value-type="float" office:value="2" calcext:value-type="float">
            <text:p>2</text:p>
          </table:table-cell>
          <table:table-cell table:formula="of:=CEILING(([.A212]-[.B212])/[$Basic.$A$2]; 1)+3" office:value-type="float" office:value="17" calcext:value-type="float">
            <text:p>17</text:p>
          </table:table-cell>
          <table:table-cell table:formula="of:=IF([.B212]=0;INDIRECT(ADDRESS([.C212];1;1;1;&quot;Basic&quot;));&quot;&quot;)">
            <text:p/>
          </table:table-cell>
          <table:table-cell table:style-name="ce3" table:formula="of:=[.B212] &amp; &quot;/&quot; &amp; [$Basic.$B$2]" office:value-type="string" office:string-value="2/8" calcext:value-type="string">
            <text:p>2/8</text:p>
          </table:table-cell>
          <table:table-cell table:formula="of:=INDIRECT(ADDRESS([.$C212];2;1;1;&quot;Basic&quot;))*[.$B212]/[$Basic.$B$2]" office:value-type="float" office:value="3.75" calcext:value-type="float">
            <text:p>3.75</text:p>
          </table:table-cell>
          <table:table-cell table:formula="of:=INDIRECT(ADDRESS([.$C212];3;1;1;&quot;Basic&quot;))*[.$B212]/[$Basic.$B$2]" office:value-type="float" office:value="90" calcext:value-type="float">
            <text:p>90</text:p>
          </table:table-cell>
          <table:table-cell table:formula="of:=INDIRECT(ADDRESS([.$C212];4;1;1;&quot;Basic&quot;))*[.$B212]/[$Basic.$B$2]" office:value-type="float" office:value="625" calcext:value-type="float">
            <text:p>625</text:p>
          </table:table-cell>
          <table:table-cell table:formula="of:=INDIRECT(ADDRESS([.$C212];5;1;1;&quot;Basic&quot;))*[.$B212]/[$Basic.$B$2]" office:value-type="float" office:value="2200" calcext:value-type="float">
            <text:p>2200</text:p>
          </table:table-cell>
          <table:table-cell table:formula="of:=[.F212]" office:value-type="float" office:value="3.75" calcext:value-type="float">
            <text:p>3.75</text:p>
          </table:table-cell>
          <table:table-cell table:formula="of:=IF([.G212]=0;1;[.G212])" office:value-type="float" office:value="90" calcext:value-type="float">
            <text:p>90</text:p>
          </table:table-cell>
          <table:table-cell table:formula="of:=IF([.H212]=0;5;[.H212])" office:value-type="float" office:value="625" calcext:value-type="float">
            <text:p>625</text:p>
          </table:table-cell>
          <table:table-cell table:formula="of:=IF([.I212]=0;15;[.I212])" office:value-type="float" office:value="2200" calcext:value-type="float">
            <text:p>2200</text:p>
          </table:table-cell>
          <table:table-cell table:formula="of:=IF([.B212]=0;[.D212];&quot;&quot;) &amp; IF([.B212]=[$Basic.$B$2];&quot;Open Terrain&quot;;&quot;&quot;) &amp; IF([.B212]=[$Basic.$C$2];&quot;Difficult Terrain&quot;;&quot;&quot;) &amp; IF([.B212]=[$Basic.$D$2];&quot;Extreme Terrain&quot;;&quot;&quot;)">
            <text:p/>
          </table:table-cell>
          <table:table-cell table:formula="of:= [.N212] &amp; &quot; &quot; &amp; [.E212]" office:value-type="string" office:string-value=" 2/8" calcext:value-type="string">
            <text:p><text:s/>2/8</text:p>
          </table:table-cell>
          <table:table-cell table:formula="of:=CEILING([.J212])" office:value-type="float" office:value="4" calcext:value-type="float">
            <text:p>4</text:p>
          </table:table-cell>
          <table:table-cell table:formula="of:=CEILING(8*[.J212])" office:value-type="float" office:value="30" calcext:value-type="float">
            <text:p>30</text:p>
          </table:table-cell>
          <table:table-cell table:formula="of:=CEILING(1*[.K212])" office:value-type="float" office:value="90" calcext:value-type="float">
            <text:p>90</text:p>
          </table:table-cell>
          <table:table-cell table:formula="of:=CEILING(2*[.K212])" office:value-type="float" office:value="180" calcext:value-type="float">
            <text:p>180</text:p>
          </table:table-cell>
          <table:table-cell table:formula="of:=CEILING(5*[.K212])" office:value-type="float" office:value="450" calcext:value-type="float">
            <text:p>450</text:p>
          </table:table-cell>
          <table:table-cell table:formula="of:=CEILING(1*[.L212])" office:value-type="float" office:value="625" calcext:value-type="float">
            <text:p>625</text:p>
          </table:table-cell>
          <table:table-cell table:formula="of:=CEILING(2*[.L212])" office:value-type="float" office:value="1250" calcext:value-type="float">
            <text:p>1250</text:p>
          </table:table-cell>
          <table:table-cell table:formula="of:=CEILING(1*[.M212])" office:value-type="float" office:value="2200" calcext:value-type="float">
            <text:p>2200</text:p>
          </table:table-cell>
          <table:table-cell table:formula="of:=CEILING(2*[.M212])" office:value-type="float" office:value="4400" calcext:value-type="float">
            <text:p>4400</text:p>
          </table:table-cell>
          <table:table-cell table:formula="of:=CEILING(6*[.M212])" office:value-type="float" office:value="13200" calcext:value-type="float">
            <text:p>13200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table:formula="of:=MOD([.A213]-1;[$Basic.$A$2]+1)" office:value-type="float" office:value="3" calcext:value-type="float">
            <text:p>3</text:p>
          </table:table-cell>
          <table:table-cell table:formula="of:=CEILING(([.A213]-[.B213])/[$Basic.$A$2]; 1)+3" office:value-type="float" office:value="17" calcext:value-type="float">
            <text:p>17</text:p>
          </table:table-cell>
          <table:table-cell table:formula="of:=IF([.B213]=0;INDIRECT(ADDRESS([.C213];1;1;1;&quot;Basic&quot;));&quot;&quot;)">
            <text:p/>
          </table:table-cell>
          <table:table-cell table:style-name="ce3" table:formula="of:=[.B213] &amp; &quot;/&quot; &amp; [$Basic.$B$2]" office:value-type="string" office:string-value="3/8" calcext:value-type="string">
            <text:p>3/8</text:p>
          </table:table-cell>
          <table:table-cell table:formula="of:=INDIRECT(ADDRESS([.$C213];2;1;1;&quot;Basic&quot;))*[.$B213]/[$Basic.$B$2]" office:value-type="float" office:value="5.625" calcext:value-type="float">
            <text:p>5.625</text:p>
          </table:table-cell>
          <table:table-cell table:formula="of:=INDIRECT(ADDRESS([.$C213];3;1;1;&quot;Basic&quot;))*[.$B213]/[$Basic.$B$2]" office:value-type="float" office:value="135" calcext:value-type="float">
            <text:p>135</text:p>
          </table:table-cell>
          <table:table-cell table:formula="of:=INDIRECT(ADDRESS([.$C213];4;1;1;&quot;Basic&quot;))*[.$B213]/[$Basic.$B$2]" office:value-type="float" office:value="937.5" calcext:value-type="float">
            <text:p>937.5</text:p>
          </table:table-cell>
          <table:table-cell table:formula="of:=INDIRECT(ADDRESS([.$C213];5;1;1;&quot;Basic&quot;))*[.$B213]/[$Basic.$B$2]" office:value-type="float" office:value="3300" calcext:value-type="float">
            <text:p>3300</text:p>
          </table:table-cell>
          <table:table-cell table:formula="of:=[.F213]" office:value-type="float" office:value="5.625" calcext:value-type="float">
            <text:p>5.625</text:p>
          </table:table-cell>
          <table:table-cell table:formula="of:=IF([.G213]=0;1;[.G213])" office:value-type="float" office:value="135" calcext:value-type="float">
            <text:p>135</text:p>
          </table:table-cell>
          <table:table-cell table:formula="of:=IF([.H213]=0;5;[.H213])" office:value-type="float" office:value="937.5" calcext:value-type="float">
            <text:p>937.5</text:p>
          </table:table-cell>
          <table:table-cell table:formula="of:=IF([.I213]=0;15;[.I213])" office:value-type="float" office:value="3300" calcext:value-type="float">
            <text:p>3300</text:p>
          </table:table-cell>
          <table:table-cell table:formula="of:=IF([.B213]=0;[.D213];&quot;&quot;) &amp; IF([.B213]=[$Basic.$B$2];&quot;Open Terrain&quot;;&quot;&quot;) &amp; IF([.B213]=[$Basic.$C$2];&quot;Difficult Terrain&quot;;&quot;&quot;) &amp; IF([.B213]=[$Basic.$D$2];&quot;Extreme Terrain&quot;;&quot;&quot;)">
            <text:p/>
          </table:table-cell>
          <table:table-cell table:formula="of:= [.N213] &amp; &quot; &quot; &amp; [.E213]" office:value-type="string" office:string-value=" 3/8" calcext:value-type="string">
            <text:p><text:s/>3/8</text:p>
          </table:table-cell>
          <table:table-cell table:formula="of:=CEILING([.J213])" office:value-type="float" office:value="6" calcext:value-type="float">
            <text:p>6</text:p>
          </table:table-cell>
          <table:table-cell table:formula="of:=CEILING(8*[.J213])" office:value-type="float" office:value="45" calcext:value-type="float">
            <text:p>45</text:p>
          </table:table-cell>
          <table:table-cell table:formula="of:=CEILING(1*[.K213])" office:value-type="float" office:value="135" calcext:value-type="float">
            <text:p>135</text:p>
          </table:table-cell>
          <table:table-cell table:formula="of:=CEILING(2*[.K213])" office:value-type="float" office:value="270" calcext:value-type="float">
            <text:p>270</text:p>
          </table:table-cell>
          <table:table-cell table:formula="of:=CEILING(5*[.K213])" office:value-type="float" office:value="675" calcext:value-type="float">
            <text:p>675</text:p>
          </table:table-cell>
          <table:table-cell table:formula="of:=CEILING(1*[.L213])" office:value-type="float" office:value="938" calcext:value-type="float">
            <text:p>938</text:p>
          </table:table-cell>
          <table:table-cell table:formula="of:=CEILING(2*[.L213])" office:value-type="float" office:value="1875" calcext:value-type="float">
            <text:p>1875</text:p>
          </table:table-cell>
          <table:table-cell table:formula="of:=CEILING(1*[.M213])" office:value-type="float" office:value="3300" calcext:value-type="float">
            <text:p>3300</text:p>
          </table:table-cell>
          <table:table-cell table:formula="of:=CEILING(2*[.M213])" office:value-type="float" office:value="6600" calcext:value-type="float">
            <text:p>6600</text:p>
          </table:table-cell>
          <table:table-cell table:formula="of:=CEILING(6*[.M213])" office:value-type="float" office:value="19800" calcext:value-type="float">
            <text:p>19800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table:formula="of:=MOD([.A214]-1;[$Basic.$A$2]+1)" office:value-type="float" office:value="4" calcext:value-type="float">
            <text:p>4</text:p>
          </table:table-cell>
          <table:table-cell table:formula="of:=CEILING(([.A214]-[.B214])/[$Basic.$A$2]; 1)+3" office:value-type="float" office:value="17" calcext:value-type="float">
            <text:p>17</text:p>
          </table:table-cell>
          <table:table-cell table:formula="of:=IF([.B214]=0;INDIRECT(ADDRESS([.C214];1;1;1;&quot;Basic&quot;));&quot;&quot;)">
            <text:p/>
          </table:table-cell>
          <table:table-cell table:style-name="ce3" table:formula="of:=[.B214] &amp; &quot;/&quot; &amp; [$Basic.$B$2]" office:value-type="string" office:string-value="4/8" calcext:value-type="string">
            <text:p>4/8</text:p>
          </table:table-cell>
          <table:table-cell table:formula="of:=INDIRECT(ADDRESS([.$C214];2;1;1;&quot;Basic&quot;))*[.$B214]/[$Basic.$B$2]" office:value-type="float" office:value="7.5" calcext:value-type="float">
            <text:p>7.5</text:p>
          </table:table-cell>
          <table:table-cell table:formula="of:=INDIRECT(ADDRESS([.$C214];3;1;1;&quot;Basic&quot;))*[.$B214]/[$Basic.$B$2]" office:value-type="float" office:value="180" calcext:value-type="float">
            <text:p>180</text:p>
          </table:table-cell>
          <table:table-cell table:formula="of:=INDIRECT(ADDRESS([.$C214];4;1;1;&quot;Basic&quot;))*[.$B214]/[$Basic.$B$2]" office:value-type="float" office:value="1250" calcext:value-type="float">
            <text:p>1250</text:p>
          </table:table-cell>
          <table:table-cell table:formula="of:=INDIRECT(ADDRESS([.$C214];5;1;1;&quot;Basic&quot;))*[.$B214]/[$Basic.$B$2]" office:value-type="float" office:value="4400" calcext:value-type="float">
            <text:p>4400</text:p>
          </table:table-cell>
          <table:table-cell table:formula="of:=[.F214]" office:value-type="float" office:value="7.5" calcext:value-type="float">
            <text:p>7.5</text:p>
          </table:table-cell>
          <table:table-cell table:formula="of:=IF([.G214]=0;1;[.G214])" office:value-type="float" office:value="180" calcext:value-type="float">
            <text:p>180</text:p>
          </table:table-cell>
          <table:table-cell table:formula="of:=IF([.H214]=0;5;[.H214])" office:value-type="float" office:value="1250" calcext:value-type="float">
            <text:p>1250</text:p>
          </table:table-cell>
          <table:table-cell table:formula="of:=IF([.I214]=0;15;[.I214])" office:value-type="float" office:value="4400" calcext:value-type="float">
            <text:p>4400</text:p>
          </table:table-cell>
          <table:table-cell table:formula="of:=IF([.B214]=0;[.D214];&quot;&quot;) &amp; IF([.B214]=[$Basic.$B$2];&quot;Open Terrain&quot;;&quot;&quot;) &amp; IF([.B214]=[$Basic.$C$2];&quot;Difficult Terrain&quot;;&quot;&quot;) &amp; IF([.B214]=[$Basic.$D$2];&quot;Extreme Terrain&quot;;&quot;&quot;)" office:value-type="string" office:string-value="Extreme Terrain" calcext:value-type="string">
            <text:p>Extreme Terrain</text:p>
          </table:table-cell>
          <table:table-cell table:formula="of:= [.N214] &amp; &quot; &quot; &amp; [.E214]" office:value-type="string" office:string-value="Extreme Terrain 4/8" calcext:value-type="string">
            <text:p>Extreme Terrain 4/8</text:p>
          </table:table-cell>
          <table:table-cell table:formula="of:=CEILING([.J214])" office:value-type="float" office:value="8" calcext:value-type="float">
            <text:p>8</text:p>
          </table:table-cell>
          <table:table-cell table:formula="of:=CEILING(8*[.J214])" office:value-type="float" office:value="60" calcext:value-type="float">
            <text:p>60</text:p>
          </table:table-cell>
          <table:table-cell table:formula="of:=CEILING(1*[.K214])" office:value-type="float" office:value="180" calcext:value-type="float">
            <text:p>180</text:p>
          </table:table-cell>
          <table:table-cell table:formula="of:=CEILING(2*[.K214])" office:value-type="float" office:value="360" calcext:value-type="float">
            <text:p>360</text:p>
          </table:table-cell>
          <table:table-cell table:formula="of:=CEILING(5*[.K214])" office:value-type="float" office:value="900" calcext:value-type="float">
            <text:p>900</text:p>
          </table:table-cell>
          <table:table-cell table:formula="of:=CEILING(1*[.L214])" office:value-type="float" office:value="1250" calcext:value-type="float">
            <text:p>1250</text:p>
          </table:table-cell>
          <table:table-cell table:formula="of:=CEILING(2*[.L214])" office:value-type="float" office:value="2500" calcext:value-type="float">
            <text:p>2500</text:p>
          </table:table-cell>
          <table:table-cell table:formula="of:=CEILING(1*[.M214])" office:value-type="float" office:value="4400" calcext:value-type="float">
            <text:p>4400</text:p>
          </table:table-cell>
          <table:table-cell table:formula="of:=CEILING(2*[.M214])" office:value-type="float" office:value="8800" calcext:value-type="float">
            <text:p>8800</text:p>
          </table:table-cell>
          <table:table-cell table:formula="of:=CEILING(6*[.M214])" office:value-type="float" office:value="26400" calcext:value-type="float">
            <text:p>26400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table:formula="of:=MOD([.A215]-1;[$Basic.$A$2]+1)" office:value-type="float" office:value="5" calcext:value-type="float">
            <text:p>5</text:p>
          </table:table-cell>
          <table:table-cell table:formula="of:=CEILING(([.A215]-[.B215])/[$Basic.$A$2]; 1)+3" office:value-type="float" office:value="17" calcext:value-type="float">
            <text:p>17</text:p>
          </table:table-cell>
          <table:table-cell table:formula="of:=IF([.B215]=0;INDIRECT(ADDRESS([.C215];1;1;1;&quot;Basic&quot;));&quot;&quot;)">
            <text:p/>
          </table:table-cell>
          <table:table-cell table:style-name="ce3" table:formula="of:=[.B215] &amp; &quot;/&quot; &amp; [$Basic.$B$2]" office:value-type="string" office:string-value="5/8" calcext:value-type="string">
            <text:p>5/8</text:p>
          </table:table-cell>
          <table:table-cell table:formula="of:=INDIRECT(ADDRESS([.$C215];2;1;1;&quot;Basic&quot;))*[.$B215]/[$Basic.$B$2]" office:value-type="float" office:value="9.375" calcext:value-type="float">
            <text:p>9.375</text:p>
          </table:table-cell>
          <table:table-cell table:formula="of:=INDIRECT(ADDRESS([.$C215];3;1;1;&quot;Basic&quot;))*[.$B215]/[$Basic.$B$2]" office:value-type="float" office:value="225" calcext:value-type="float">
            <text:p>225</text:p>
          </table:table-cell>
          <table:table-cell table:formula="of:=INDIRECT(ADDRESS([.$C215];4;1;1;&quot;Basic&quot;))*[.$B215]/[$Basic.$B$2]" office:value-type="float" office:value="1562.5" calcext:value-type="float">
            <text:p>1562.5</text:p>
          </table:table-cell>
          <table:table-cell table:formula="of:=INDIRECT(ADDRESS([.$C215];5;1;1;&quot;Basic&quot;))*[.$B215]/[$Basic.$B$2]" office:value-type="float" office:value="5500" calcext:value-type="float">
            <text:p>5500</text:p>
          </table:table-cell>
          <table:table-cell table:formula="of:=[.F215]" office:value-type="float" office:value="9.375" calcext:value-type="float">
            <text:p>9.375</text:p>
          </table:table-cell>
          <table:table-cell table:formula="of:=IF([.G215]=0;1;[.G215])" office:value-type="float" office:value="225" calcext:value-type="float">
            <text:p>225</text:p>
          </table:table-cell>
          <table:table-cell table:formula="of:=IF([.H215]=0;5;[.H215])" office:value-type="float" office:value="1562.5" calcext:value-type="float">
            <text:p>1562.5</text:p>
          </table:table-cell>
          <table:table-cell table:formula="of:=IF([.I215]=0;15;[.I215])" office:value-type="float" office:value="5500" calcext:value-type="float">
            <text:p>5500</text:p>
          </table:table-cell>
          <table:table-cell table:formula="of:=IF([.B215]=0;[.D215];&quot;&quot;) &amp; IF([.B215]=[$Basic.$B$2];&quot;Open Terrain&quot;;&quot;&quot;) &amp; IF([.B215]=[$Basic.$C$2];&quot;Difficult Terrain&quot;;&quot;&quot;) &amp; IF([.B215]=[$Basic.$D$2];&quot;Extreme Terrain&quot;;&quot;&quot;)">
            <text:p/>
          </table:table-cell>
          <table:table-cell table:formula="of:= [.N215] &amp; &quot; &quot; &amp; [.E215]" office:value-type="string" office:string-value=" 5/8" calcext:value-type="string">
            <text:p><text:s/>5/8</text:p>
          </table:table-cell>
          <table:table-cell table:formula="of:=CEILING([.J215])" office:value-type="float" office:value="10" calcext:value-type="float">
            <text:p>10</text:p>
          </table:table-cell>
          <table:table-cell table:formula="of:=CEILING(8*[.J215])" office:value-type="float" office:value="75" calcext:value-type="float">
            <text:p>75</text:p>
          </table:table-cell>
          <table:table-cell table:formula="of:=CEILING(1*[.K215])" office:value-type="float" office:value="225" calcext:value-type="float">
            <text:p>225</text:p>
          </table:table-cell>
          <table:table-cell table:formula="of:=CEILING(2*[.K215])" office:value-type="float" office:value="450" calcext:value-type="float">
            <text:p>450</text:p>
          </table:table-cell>
          <table:table-cell table:formula="of:=CEILING(5*[.K215])" office:value-type="float" office:value="1125" calcext:value-type="float">
            <text:p>1125</text:p>
          </table:table-cell>
          <table:table-cell table:formula="of:=CEILING(1*[.L215])" office:value-type="float" office:value="1563" calcext:value-type="float">
            <text:p>1563</text:p>
          </table:table-cell>
          <table:table-cell table:formula="of:=CEILING(2*[.L215])" office:value-type="float" office:value="3125" calcext:value-type="float">
            <text:p>3125</text:p>
          </table:table-cell>
          <table:table-cell table:formula="of:=CEILING(1*[.M215])" office:value-type="float" office:value="5500" calcext:value-type="float">
            <text:p>5500</text:p>
          </table:table-cell>
          <table:table-cell table:formula="of:=CEILING(2*[.M215])" office:value-type="float" office:value="11000" calcext:value-type="float">
            <text:p>11000</text:p>
          </table:table-cell>
          <table:table-cell table:formula="of:=CEILING(6*[.M215])" office:value-type="float" office:value="33000" calcext:value-type="float">
            <text:p>33000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table:formula="of:=MOD([.A216]-1;[$Basic.$A$2]+1)" office:value-type="float" office:value="6" calcext:value-type="float">
            <text:p>6</text:p>
          </table:table-cell>
          <table:table-cell table:formula="of:=CEILING(([.A216]-[.B216])/[$Basic.$A$2]; 1)+3" office:value-type="float" office:value="17" calcext:value-type="float">
            <text:p>17</text:p>
          </table:table-cell>
          <table:table-cell table:formula="of:=IF([.B216]=0;INDIRECT(ADDRESS([.C216];1;1;1;&quot;Basic&quot;));&quot;&quot;)">
            <text:p/>
          </table:table-cell>
          <table:table-cell table:style-name="ce3" table:formula="of:=[.B216] &amp; &quot;/&quot; &amp; [$Basic.$B$2]" office:value-type="string" office:string-value="6/8" calcext:value-type="string">
            <text:p>6/8</text:p>
          </table:table-cell>
          <table:table-cell table:formula="of:=INDIRECT(ADDRESS([.$C216];2;1;1;&quot;Basic&quot;))*[.$B216]/[$Basic.$B$2]" office:value-type="float" office:value="11.25" calcext:value-type="float">
            <text:p>11.25</text:p>
          </table:table-cell>
          <table:table-cell table:formula="of:=INDIRECT(ADDRESS([.$C216];3;1;1;&quot;Basic&quot;))*[.$B216]/[$Basic.$B$2]" office:value-type="float" office:value="270" calcext:value-type="float">
            <text:p>270</text:p>
          </table:table-cell>
          <table:table-cell table:formula="of:=INDIRECT(ADDRESS([.$C216];4;1;1;&quot;Basic&quot;))*[.$B216]/[$Basic.$B$2]" office:value-type="float" office:value="1875" calcext:value-type="float">
            <text:p>1875</text:p>
          </table:table-cell>
          <table:table-cell table:formula="of:=INDIRECT(ADDRESS([.$C216];5;1;1;&quot;Basic&quot;))*[.$B216]/[$Basic.$B$2]" office:value-type="float" office:value="6600" calcext:value-type="float">
            <text:p>6600</text:p>
          </table:table-cell>
          <table:table-cell table:formula="of:=[.F216]" office:value-type="float" office:value="11.25" calcext:value-type="float">
            <text:p>11.25</text:p>
          </table:table-cell>
          <table:table-cell table:formula="of:=IF([.G216]=0;1;[.G216])" office:value-type="float" office:value="270" calcext:value-type="float">
            <text:p>270</text:p>
          </table:table-cell>
          <table:table-cell table:formula="of:=IF([.H216]=0;5;[.H216])" office:value-type="float" office:value="1875" calcext:value-type="float">
            <text:p>1875</text:p>
          </table:table-cell>
          <table:table-cell table:formula="of:=IF([.I216]=0;15;[.I216])" office:value-type="float" office:value="6600" calcext:value-type="float">
            <text:p>6600</text:p>
          </table:table-cell>
          <table:table-cell table:formula="of:=IF([.B216]=0;[.D216];&quot;&quot;) &amp; IF([.B216]=[$Basic.$B$2];&quot;Open Terrain&quot;;&quot;&quot;) &amp; IF([.B216]=[$Basic.$C$2];&quot;Difficult Terrain&quot;;&quot;&quot;) &amp; IF([.B216]=[$Basic.$D$2];&quot;Extreme Terrain&quot;;&quot;&quot;)" office:value-type="string" office:string-value="Difficult Terrain" calcext:value-type="string">
            <text:p>Difficult Terrain</text:p>
          </table:table-cell>
          <table:table-cell table:formula="of:= [.N216] &amp; &quot; &quot; &amp; [.E216]" office:value-type="string" office:string-value="Difficult Terrain 6/8" calcext:value-type="string">
            <text:p>Difficult Terrain 6/8</text:p>
          </table:table-cell>
          <table:table-cell table:formula="of:=CEILING([.J216])" office:value-type="float" office:value="12" calcext:value-type="float">
            <text:p>12</text:p>
          </table:table-cell>
          <table:table-cell table:formula="of:=CEILING(8*[.J216])" office:value-type="float" office:value="90" calcext:value-type="float">
            <text:p>90</text:p>
          </table:table-cell>
          <table:table-cell table:formula="of:=CEILING(1*[.K216])" office:value-type="float" office:value="270" calcext:value-type="float">
            <text:p>270</text:p>
          </table:table-cell>
          <table:table-cell table:formula="of:=CEILING(2*[.K216])" office:value-type="float" office:value="540" calcext:value-type="float">
            <text:p>540</text:p>
          </table:table-cell>
          <table:table-cell table:formula="of:=CEILING(5*[.K216])" office:value-type="float" office:value="1350" calcext:value-type="float">
            <text:p>1350</text:p>
          </table:table-cell>
          <table:table-cell table:formula="of:=CEILING(1*[.L216])" office:value-type="float" office:value="1875" calcext:value-type="float">
            <text:p>1875</text:p>
          </table:table-cell>
          <table:table-cell table:formula="of:=CEILING(2*[.L216])" office:value-type="float" office:value="3750" calcext:value-type="float">
            <text:p>3750</text:p>
          </table:table-cell>
          <table:table-cell table:formula="of:=CEILING(1*[.M216])" office:value-type="float" office:value="6600" calcext:value-type="float">
            <text:p>6600</text:p>
          </table:table-cell>
          <table:table-cell table:formula="of:=CEILING(2*[.M216])" office:value-type="float" office:value="13200" calcext:value-type="float">
            <text:p>13200</text:p>
          </table:table-cell>
          <table:table-cell table:formula="of:=CEILING(6*[.M216])" office:value-type="float" office:value="39600" calcext:value-type="float">
            <text:p>39600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table:formula="of:=MOD([.A217]-1;[$Basic.$A$2]+1)" office:value-type="float" office:value="7" calcext:value-type="float">
            <text:p>7</text:p>
          </table:table-cell>
          <table:table-cell table:formula="of:=CEILING(([.A217]-[.B217])/[$Basic.$A$2]; 1)+3" office:value-type="float" office:value="17" calcext:value-type="float">
            <text:p>17</text:p>
          </table:table-cell>
          <table:table-cell table:formula="of:=IF([.B217]=0;INDIRECT(ADDRESS([.C217];1;1;1;&quot;Basic&quot;));&quot;&quot;)">
            <text:p/>
          </table:table-cell>
          <table:table-cell table:style-name="ce3" table:formula="of:=[.B217] &amp; &quot;/&quot; &amp; [$Basic.$B$2]" office:value-type="string" office:string-value="7/8" calcext:value-type="string">
            <text:p>7/8</text:p>
          </table:table-cell>
          <table:table-cell table:formula="of:=INDIRECT(ADDRESS([.$C217];2;1;1;&quot;Basic&quot;))*[.$B217]/[$Basic.$B$2]" office:value-type="float" office:value="13.125" calcext:value-type="float">
            <text:p>13.125</text:p>
          </table:table-cell>
          <table:table-cell table:formula="of:=INDIRECT(ADDRESS([.$C217];3;1;1;&quot;Basic&quot;))*[.$B217]/[$Basic.$B$2]" office:value-type="float" office:value="315" calcext:value-type="float">
            <text:p>315</text:p>
          </table:table-cell>
          <table:table-cell table:formula="of:=INDIRECT(ADDRESS([.$C217];4;1;1;&quot;Basic&quot;))*[.$B217]/[$Basic.$B$2]" office:value-type="float" office:value="2187.5" calcext:value-type="float">
            <text:p>2187.5</text:p>
          </table:table-cell>
          <table:table-cell table:formula="of:=INDIRECT(ADDRESS([.$C217];5;1;1;&quot;Basic&quot;))*[.$B217]/[$Basic.$B$2]" office:value-type="float" office:value="7700" calcext:value-type="float">
            <text:p>7700</text:p>
          </table:table-cell>
          <table:table-cell table:formula="of:=[.F217]" office:value-type="float" office:value="13.125" calcext:value-type="float">
            <text:p>13.125</text:p>
          </table:table-cell>
          <table:table-cell table:formula="of:=IF([.G217]=0;1;[.G217])" office:value-type="float" office:value="315" calcext:value-type="float">
            <text:p>315</text:p>
          </table:table-cell>
          <table:table-cell table:formula="of:=IF([.H217]=0;5;[.H217])" office:value-type="float" office:value="2187.5" calcext:value-type="float">
            <text:p>2187.5</text:p>
          </table:table-cell>
          <table:table-cell table:formula="of:=IF([.I217]=0;15;[.I217])" office:value-type="float" office:value="7700" calcext:value-type="float">
            <text:p>7700</text:p>
          </table:table-cell>
          <table:table-cell table:formula="of:=IF([.B217]=0;[.D217];&quot;&quot;) &amp; IF([.B217]=[$Basic.$B$2];&quot;Open Terrain&quot;;&quot;&quot;) &amp; IF([.B217]=[$Basic.$C$2];&quot;Difficult Terrain&quot;;&quot;&quot;) &amp; IF([.B217]=[$Basic.$D$2];&quot;Extreme Terrain&quot;;&quot;&quot;)">
            <text:p/>
          </table:table-cell>
          <table:table-cell table:formula="of:= [.N217] &amp; &quot; &quot; &amp; [.E217]" office:value-type="string" office:string-value=" 7/8" calcext:value-type="string">
            <text:p><text:s/>7/8</text:p>
          </table:table-cell>
          <table:table-cell table:formula="of:=CEILING([.J217])" office:value-type="float" office:value="14" calcext:value-type="float">
            <text:p>14</text:p>
          </table:table-cell>
          <table:table-cell table:formula="of:=CEILING(8*[.J217])" office:value-type="float" office:value="105" calcext:value-type="float">
            <text:p>105</text:p>
          </table:table-cell>
          <table:table-cell table:formula="of:=CEILING(1*[.K217])" office:value-type="float" office:value="315" calcext:value-type="float">
            <text:p>315</text:p>
          </table:table-cell>
          <table:table-cell table:formula="of:=CEILING(2*[.K217])" office:value-type="float" office:value="630" calcext:value-type="float">
            <text:p>630</text:p>
          </table:table-cell>
          <table:table-cell table:formula="of:=CEILING(5*[.K217])" office:value-type="float" office:value="1575" calcext:value-type="float">
            <text:p>1575</text:p>
          </table:table-cell>
          <table:table-cell table:formula="of:=CEILING(1*[.L217])" office:value-type="float" office:value="2188" calcext:value-type="float">
            <text:p>2188</text:p>
          </table:table-cell>
          <table:table-cell table:formula="of:=CEILING(2*[.L217])" office:value-type="float" office:value="4375" calcext:value-type="float">
            <text:p>4375</text:p>
          </table:table-cell>
          <table:table-cell table:formula="of:=CEILING(1*[.M217])" office:value-type="float" office:value="7700" calcext:value-type="float">
            <text:p>7700</text:p>
          </table:table-cell>
          <table:table-cell table:formula="of:=CEILING(2*[.M217])" office:value-type="float" office:value="15400" calcext:value-type="float">
            <text:p>15400</text:p>
          </table:table-cell>
          <table:table-cell table:formula="of:=CEILING(6*[.M217])" office:value-type="float" office:value="46200" calcext:value-type="float">
            <text:p>46200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table:formula="of:=MOD([.A218]-1;[$Basic.$A$2]+1)" office:value-type="float" office:value="8" calcext:value-type="float">
            <text:p>8</text:p>
          </table:table-cell>
          <table:table-cell table:formula="of:=CEILING(([.A218]-[.B218])/[$Basic.$A$2]; 1)+3" office:value-type="float" office:value="17" calcext:value-type="float">
            <text:p>17</text:p>
          </table:table-cell>
          <table:table-cell table:formula="of:=IF([.B218]=0;INDIRECT(ADDRESS([.C218];1;1;1;&quot;Basic&quot;));&quot;&quot;)">
            <text:p/>
          </table:table-cell>
          <table:table-cell table:style-name="ce3" table:formula="of:=[.B218] &amp; &quot;/&quot; &amp; [$Basic.$B$2]" office:value-type="string" office:string-value="8/8" calcext:value-type="string">
            <text:p>8/8</text:p>
          </table:table-cell>
          <table:table-cell table:formula="of:=INDIRECT(ADDRESS([.$C218];2;1;1;&quot;Basic&quot;))*[.$B218]/[$Basic.$B$2]" office:value-type="float" office:value="15" calcext:value-type="float">
            <text:p>15</text:p>
          </table:table-cell>
          <table:table-cell table:formula="of:=INDIRECT(ADDRESS([.$C218];3;1;1;&quot;Basic&quot;))*[.$B218]/[$Basic.$B$2]" office:value-type="float" office:value="360" calcext:value-type="float">
            <text:p>360</text:p>
          </table:table-cell>
          <table:table-cell table:formula="of:=INDIRECT(ADDRESS([.$C218];4;1;1;&quot;Basic&quot;))*[.$B218]/[$Basic.$B$2]" office:value-type="float" office:value="2500" calcext:value-type="float">
            <text:p>2500</text:p>
          </table:table-cell>
          <table:table-cell table:formula="of:=INDIRECT(ADDRESS([.$C218];5;1;1;&quot;Basic&quot;))*[.$B218]/[$Basic.$B$2]" office:value-type="float" office:value="8800" calcext:value-type="float">
            <text:p>8800</text:p>
          </table:table-cell>
          <table:table-cell table:formula="of:=[.F218]" office:value-type="float" office:value="15" calcext:value-type="float">
            <text:p>15</text:p>
          </table:table-cell>
          <table:table-cell table:formula="of:=IF([.G218]=0;1;[.G218])" office:value-type="float" office:value="360" calcext:value-type="float">
            <text:p>360</text:p>
          </table:table-cell>
          <table:table-cell table:formula="of:=IF([.H218]=0;5;[.H218])" office:value-type="float" office:value="2500" calcext:value-type="float">
            <text:p>2500</text:p>
          </table:table-cell>
          <table:table-cell table:formula="of:=IF([.I218]=0;15;[.I218])" office:value-type="float" office:value="8800" calcext:value-type="float">
            <text:p>8800</text:p>
          </table:table-cell>
          <table:table-cell table:formula="of:=IF([.B218]=0;[.D218];&quot;&quot;) &amp; IF([.B218]=[$Basic.$B$2];&quot;Open Terrain&quot;;&quot;&quot;) &amp; IF([.B218]=[$Basic.$C$2];&quot;Difficult Terrain&quot;;&quot;&quot;) &amp; IF([.B218]=[$Basic.$D$2];&quot;Extreme Terrain&quot;;&quot;&quot;)" office:value-type="string" office:string-value="Open Terrain" calcext:value-type="string">
            <text:p>Open Terrain</text:p>
          </table:table-cell>
          <table:table-cell table:formula="of:= [.N218] &amp; &quot; &quot; &amp; [.E218]" office:value-type="string" office:string-value="Open Terrain 8/8" calcext:value-type="string">
            <text:p>Open Terrain 8/8</text:p>
          </table:table-cell>
          <table:table-cell table:formula="of:=CEILING([.J218])" office:value-type="float" office:value="15" calcext:value-type="float">
            <text:p>15</text:p>
          </table:table-cell>
          <table:table-cell table:formula="of:=CEILING(8*[.J218])" office:value-type="float" office:value="120" calcext:value-type="float">
            <text:p>120</text:p>
          </table:table-cell>
          <table:table-cell table:formula="of:=CEILING(1*[.K218])" office:value-type="float" office:value="360" calcext:value-type="float">
            <text:p>360</text:p>
          </table:table-cell>
          <table:table-cell table:formula="of:=CEILING(2*[.K218])" office:value-type="float" office:value="720" calcext:value-type="float">
            <text:p>720</text:p>
          </table:table-cell>
          <table:table-cell table:formula="of:=CEILING(5*[.K218])" office:value-type="float" office:value="1800" calcext:value-type="float">
            <text:p>1800</text:p>
          </table:table-cell>
          <table:table-cell table:formula="of:=CEILING(1*[.L218])" office:value-type="float" office:value="2500" calcext:value-type="float">
            <text:p>2500</text:p>
          </table:table-cell>
          <table:table-cell table:formula="of:=CEILING(2*[.L218])" office:value-type="float" office:value="5000" calcext:value-type="float">
            <text:p>5000</text:p>
          </table:table-cell>
          <table:table-cell table:formula="of:=CEILING(1*[.M218])" office:value-type="float" office:value="8800" calcext:value-type="float">
            <text:p>8800</text:p>
          </table:table-cell>
          <table:table-cell table:formula="of:=CEILING(2*[.M218])" office:value-type="float" office:value="17600" calcext:value-type="float">
            <text:p>17600</text:p>
          </table:table-cell>
          <table:table-cell table:formula="of:=CEILING(6*[.M218])" office:value-type="float" office:value="52800" calcext:value-type="float">
            <text:p>52800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table:formula="of:=MOD([.A219]-1;[$Basic.$A$2]+1)" office:value-type="float" office:value="9" calcext:value-type="float">
            <text:p>9</text:p>
          </table:table-cell>
          <table:table-cell table:formula="of:=CEILING(([.A219]-[.B219])/[$Basic.$A$2]; 1)+3" office:value-type="float" office:value="17" calcext:value-type="float">
            <text:p>17</text:p>
          </table:table-cell>
          <table:table-cell table:formula="of:=IF([.B219]=0;INDIRECT(ADDRESS([.C219];1;1;1;&quot;Basic&quot;));&quot;&quot;)">
            <text:p/>
          </table:table-cell>
          <table:table-cell table:style-name="ce3" table:formula="of:=[.B219] &amp; &quot;/&quot; &amp; [$Basic.$B$2]" office:value-type="string" office:string-value="9/8" calcext:value-type="string">
            <text:p>9/8</text:p>
          </table:table-cell>
          <table:table-cell table:formula="of:=INDIRECT(ADDRESS([.$C219];2;1;1;&quot;Basic&quot;))*[.$B219]/[$Basic.$B$2]" office:value-type="float" office:value="16.875" calcext:value-type="float">
            <text:p>16.875</text:p>
          </table:table-cell>
          <table:table-cell table:formula="of:=INDIRECT(ADDRESS([.$C219];3;1;1;&quot;Basic&quot;))*[.$B219]/[$Basic.$B$2]" office:value-type="float" office:value="405" calcext:value-type="float">
            <text:p>405</text:p>
          </table:table-cell>
          <table:table-cell table:formula="of:=INDIRECT(ADDRESS([.$C219];4;1;1;&quot;Basic&quot;))*[.$B219]/[$Basic.$B$2]" office:value-type="float" office:value="2812.5" calcext:value-type="float">
            <text:p>2812.5</text:p>
          </table:table-cell>
          <table:table-cell table:formula="of:=INDIRECT(ADDRESS([.$C219];5;1;1;&quot;Basic&quot;))*[.$B219]/[$Basic.$B$2]" office:value-type="float" office:value="9900" calcext:value-type="float">
            <text:p>9900</text:p>
          </table:table-cell>
          <table:table-cell table:formula="of:=[.F219]" office:value-type="float" office:value="16.875" calcext:value-type="float">
            <text:p>16.875</text:p>
          </table:table-cell>
          <table:table-cell table:formula="of:=IF([.G219]=0;1;[.G219])" office:value-type="float" office:value="405" calcext:value-type="float">
            <text:p>405</text:p>
          </table:table-cell>
          <table:table-cell table:formula="of:=IF([.H219]=0;5;[.H219])" office:value-type="float" office:value="2812.5" calcext:value-type="float">
            <text:p>2812.5</text:p>
          </table:table-cell>
          <table:table-cell table:formula="of:=IF([.I219]=0;15;[.I219])" office:value-type="float" office:value="9900" calcext:value-type="float">
            <text:p>9900</text:p>
          </table:table-cell>
          <table:table-cell table:formula="of:=IF([.B219]=0;[.D219];&quot;&quot;) &amp; IF([.B219]=[$Basic.$B$2];&quot;Open Terrain&quot;;&quot;&quot;) &amp; IF([.B219]=[$Basic.$C$2];&quot;Difficult Terrain&quot;;&quot;&quot;) &amp; IF([.B219]=[$Basic.$D$2];&quot;Extreme Terrain&quot;;&quot;&quot;)">
            <text:p/>
          </table:table-cell>
          <table:table-cell table:formula="of:= [.N219] &amp; &quot; &quot; &amp; [.E219]" office:value-type="string" office:string-value=" 9/8" calcext:value-type="string">
            <text:p><text:s/>9/8</text:p>
          </table:table-cell>
          <table:table-cell table:formula="of:=CEILING([.J219])" office:value-type="float" office:value="17" calcext:value-type="float">
            <text:p>17</text:p>
          </table:table-cell>
          <table:table-cell table:formula="of:=CEILING(8*[.J219])" office:value-type="float" office:value="135" calcext:value-type="float">
            <text:p>135</text:p>
          </table:table-cell>
          <table:table-cell table:formula="of:=CEILING(1*[.K219])" office:value-type="float" office:value="405" calcext:value-type="float">
            <text:p>405</text:p>
          </table:table-cell>
          <table:table-cell table:formula="of:=CEILING(2*[.K219])" office:value-type="float" office:value="810" calcext:value-type="float">
            <text:p>810</text:p>
          </table:table-cell>
          <table:table-cell table:formula="of:=CEILING(5*[.K219])" office:value-type="float" office:value="2025" calcext:value-type="float">
            <text:p>2025</text:p>
          </table:table-cell>
          <table:table-cell table:formula="of:=CEILING(1*[.L219])" office:value-type="float" office:value="2813" calcext:value-type="float">
            <text:p>2813</text:p>
          </table:table-cell>
          <table:table-cell table:formula="of:=CEILING(2*[.L219])" office:value-type="float" office:value="5625" calcext:value-type="float">
            <text:p>5625</text:p>
          </table:table-cell>
          <table:table-cell table:formula="of:=CEILING(1*[.M219])" office:value-type="float" office:value="9900" calcext:value-type="float">
            <text:p>9900</text:p>
          </table:table-cell>
          <table:table-cell table:formula="of:=CEILING(2*[.M219])" office:value-type="float" office:value="19800" calcext:value-type="float">
            <text:p>19800</text:p>
          </table:table-cell>
          <table:table-cell table:formula="of:=CEILING(6*[.M219])" office:value-type="float" office:value="59400" calcext:value-type="float">
            <text:p>59400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table:formula="of:=MOD([.A220]-1;[$Basic.$A$2]+1)" office:value-type="float" office:value="10" calcext:value-type="float">
            <text:p>10</text:p>
          </table:table-cell>
          <table:table-cell table:formula="of:=CEILING(([.A220]-[.B220])/[$Basic.$A$2]; 1)+3" office:value-type="float" office:value="17" calcext:value-type="float">
            <text:p>17</text:p>
          </table:table-cell>
          <table:table-cell table:formula="of:=IF([.B220]=0;INDIRECT(ADDRESS([.C220];1;1;1;&quot;Basic&quot;));&quot;&quot;)">
            <text:p/>
          </table:table-cell>
          <table:table-cell table:style-name="ce3" table:formula="of:=[.B220] &amp; &quot;/&quot; &amp; [$Basic.$B$2]" office:value-type="string" office:string-value="10/8" calcext:value-type="string">
            <text:p>10/8</text:p>
          </table:table-cell>
          <table:table-cell table:formula="of:=INDIRECT(ADDRESS([.$C220];2;1;1;&quot;Basic&quot;))*[.$B220]/[$Basic.$B$2]" office:value-type="float" office:value="18.75" calcext:value-type="float">
            <text:p>18.75</text:p>
          </table:table-cell>
          <table:table-cell table:formula="of:=INDIRECT(ADDRESS([.$C220];3;1;1;&quot;Basic&quot;))*[.$B220]/[$Basic.$B$2]" office:value-type="float" office:value="450" calcext:value-type="float">
            <text:p>450</text:p>
          </table:table-cell>
          <table:table-cell table:formula="of:=INDIRECT(ADDRESS([.$C220];4;1;1;&quot;Basic&quot;))*[.$B220]/[$Basic.$B$2]" office:value-type="float" office:value="3125" calcext:value-type="float">
            <text:p>3125</text:p>
          </table:table-cell>
          <table:table-cell table:formula="of:=INDIRECT(ADDRESS([.$C220];5;1;1;&quot;Basic&quot;))*[.$B220]/[$Basic.$B$2]" office:value-type="float" office:value="11000" calcext:value-type="float">
            <text:p>11000</text:p>
          </table:table-cell>
          <table:table-cell table:formula="of:=[.F220]" office:value-type="float" office:value="18.75" calcext:value-type="float">
            <text:p>18.75</text:p>
          </table:table-cell>
          <table:table-cell table:formula="of:=IF([.G220]=0;1;[.G220])" office:value-type="float" office:value="450" calcext:value-type="float">
            <text:p>450</text:p>
          </table:table-cell>
          <table:table-cell table:formula="of:=IF([.H220]=0;5;[.H220])" office:value-type="float" office:value="3125" calcext:value-type="float">
            <text:p>3125</text:p>
          </table:table-cell>
          <table:table-cell table:formula="of:=IF([.I220]=0;15;[.I220])" office:value-type="float" office:value="11000" calcext:value-type="float">
            <text:p>11000</text:p>
          </table:table-cell>
          <table:table-cell table:formula="of:=IF([.B220]=0;[.D220];&quot;&quot;) &amp; IF([.B220]=[$Basic.$B$2];&quot;Open Terrain&quot;;&quot;&quot;) &amp; IF([.B220]=[$Basic.$C$2];&quot;Difficult Terrain&quot;;&quot;&quot;) &amp; IF([.B220]=[$Basic.$D$2];&quot;Extreme Terrain&quot;;&quot;&quot;)">
            <text:p/>
          </table:table-cell>
          <table:table-cell table:formula="of:= [.N220] &amp; &quot; &quot; &amp; [.E220]" office:value-type="string" office:string-value=" 10/8" calcext:value-type="string">
            <text:p><text:s/>10/8</text:p>
          </table:table-cell>
          <table:table-cell table:formula="of:=CEILING([.J220])" office:value-type="float" office:value="19" calcext:value-type="float">
            <text:p>19</text:p>
          </table:table-cell>
          <table:table-cell table:formula="of:=CEILING(8*[.J220])" office:value-type="float" office:value="150" calcext:value-type="float">
            <text:p>150</text:p>
          </table:table-cell>
          <table:table-cell table:formula="of:=CEILING(1*[.K220])" office:value-type="float" office:value="450" calcext:value-type="float">
            <text:p>450</text:p>
          </table:table-cell>
          <table:table-cell table:formula="of:=CEILING(2*[.K220])" office:value-type="float" office:value="900" calcext:value-type="float">
            <text:p>900</text:p>
          </table:table-cell>
          <table:table-cell table:formula="of:=CEILING(5*[.K220])" office:value-type="float" office:value="2250" calcext:value-type="float">
            <text:p>2250</text:p>
          </table:table-cell>
          <table:table-cell table:formula="of:=CEILING(1*[.L220])" office:value-type="float" office:value="3125" calcext:value-type="float">
            <text:p>3125</text:p>
          </table:table-cell>
          <table:table-cell table:formula="of:=CEILING(2*[.L220])" office:value-type="float" office:value="6250" calcext:value-type="float">
            <text:p>6250</text:p>
          </table:table-cell>
          <table:table-cell table:formula="of:=CEILING(1*[.M220])" office:value-type="float" office:value="11000" calcext:value-type="float">
            <text:p>11000</text:p>
          </table:table-cell>
          <table:table-cell table:formula="of:=CEILING(2*[.M220])" office:value-type="float" office:value="22000" calcext:value-type="float">
            <text:p>22000</text:p>
          </table:table-cell>
          <table:table-cell table:formula="of:=CEILING(6*[.M220])" office:value-type="float" office:value="66000" calcext:value-type="float">
            <text:p>66000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table:formula="of:=MOD([.A221]-1;[$Basic.$A$2]+1)" office:value-type="float" office:value="11" calcext:value-type="float">
            <text:p>11</text:p>
          </table:table-cell>
          <table:table-cell table:formula="of:=CEILING(([.A221]-[.B221])/[$Basic.$A$2]; 1)+3" office:value-type="float" office:value="17" calcext:value-type="float">
            <text:p>17</text:p>
          </table:table-cell>
          <table:table-cell table:formula="of:=IF([.B221]=0;INDIRECT(ADDRESS([.C221];1;1;1;&quot;Basic&quot;));&quot;&quot;)">
            <text:p/>
          </table:table-cell>
          <table:table-cell table:style-name="ce3" table:formula="of:=[.B221] &amp; &quot;/&quot; &amp; [$Basic.$B$2]" office:value-type="string" office:string-value="11/8" calcext:value-type="string">
            <text:p>11/8</text:p>
          </table:table-cell>
          <table:table-cell table:formula="of:=INDIRECT(ADDRESS([.$C221];2;1;1;&quot;Basic&quot;))*[.$B221]/[$Basic.$B$2]" office:value-type="float" office:value="20.625" calcext:value-type="float">
            <text:p>20.625</text:p>
          </table:table-cell>
          <table:table-cell table:formula="of:=INDIRECT(ADDRESS([.$C221];3;1;1;&quot;Basic&quot;))*[.$B221]/[$Basic.$B$2]" office:value-type="float" office:value="495" calcext:value-type="float">
            <text:p>495</text:p>
          </table:table-cell>
          <table:table-cell table:formula="of:=INDIRECT(ADDRESS([.$C221];4;1;1;&quot;Basic&quot;))*[.$B221]/[$Basic.$B$2]" office:value-type="float" office:value="3437.5" calcext:value-type="float">
            <text:p>3437.5</text:p>
          </table:table-cell>
          <table:table-cell table:formula="of:=INDIRECT(ADDRESS([.$C221];5;1;1;&quot;Basic&quot;))*[.$B221]/[$Basic.$B$2]" office:value-type="float" office:value="12100" calcext:value-type="float">
            <text:p>12100</text:p>
          </table:table-cell>
          <table:table-cell table:formula="of:=[.F221]" office:value-type="float" office:value="20.625" calcext:value-type="float">
            <text:p>20.625</text:p>
          </table:table-cell>
          <table:table-cell table:formula="of:=IF([.G221]=0;1;[.G221])" office:value-type="float" office:value="495" calcext:value-type="float">
            <text:p>495</text:p>
          </table:table-cell>
          <table:table-cell table:formula="of:=IF([.H221]=0;5;[.H221])" office:value-type="float" office:value="3437.5" calcext:value-type="float">
            <text:p>3437.5</text:p>
          </table:table-cell>
          <table:table-cell table:formula="of:=IF([.I221]=0;15;[.I221])" office:value-type="float" office:value="12100" calcext:value-type="float">
            <text:p>12100</text:p>
          </table:table-cell>
          <table:table-cell table:formula="of:=IF([.B221]=0;[.D221];&quot;&quot;) &amp; IF([.B221]=[$Basic.$B$2];&quot;Open Terrain&quot;;&quot;&quot;) &amp; IF([.B221]=[$Basic.$C$2];&quot;Difficult Terrain&quot;;&quot;&quot;) &amp; IF([.B221]=[$Basic.$D$2];&quot;Extreme Terrain&quot;;&quot;&quot;)">
            <text:p/>
          </table:table-cell>
          <table:table-cell table:formula="of:= [.N221] &amp; &quot; &quot; &amp; [.E221]" office:value-type="string" office:string-value=" 11/8" calcext:value-type="string">
            <text:p><text:s/>11/8</text:p>
          </table:table-cell>
          <table:table-cell table:formula="of:=CEILING([.J221])" office:value-type="float" office:value="21" calcext:value-type="float">
            <text:p>21</text:p>
          </table:table-cell>
          <table:table-cell table:formula="of:=CEILING(8*[.J221])" office:value-type="float" office:value="165" calcext:value-type="float">
            <text:p>165</text:p>
          </table:table-cell>
          <table:table-cell table:formula="of:=CEILING(1*[.K221])" office:value-type="float" office:value="495" calcext:value-type="float">
            <text:p>495</text:p>
          </table:table-cell>
          <table:table-cell table:formula="of:=CEILING(2*[.K221])" office:value-type="float" office:value="990" calcext:value-type="float">
            <text:p>990</text:p>
          </table:table-cell>
          <table:table-cell table:formula="of:=CEILING(5*[.K221])" office:value-type="float" office:value="2475" calcext:value-type="float">
            <text:p>2475</text:p>
          </table:table-cell>
          <table:table-cell table:formula="of:=CEILING(1*[.L221])" office:value-type="float" office:value="3438" calcext:value-type="float">
            <text:p>3438</text:p>
          </table:table-cell>
          <table:table-cell table:formula="of:=CEILING(2*[.L221])" office:value-type="float" office:value="6875" calcext:value-type="float">
            <text:p>6875</text:p>
          </table:table-cell>
          <table:table-cell table:formula="of:=CEILING(1*[.M221])" office:value-type="float" office:value="12100" calcext:value-type="float">
            <text:p>12100</text:p>
          </table:table-cell>
          <table:table-cell table:formula="of:=CEILING(2*[.M221])" office:value-type="float" office:value="24200" calcext:value-type="float">
            <text:p>24200</text:p>
          </table:table-cell>
          <table:table-cell table:formula="of:=CEILING(6*[.M221])" office:value-type="float" office:value="72600" calcext:value-type="float">
            <text:p>72600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table:formula="of:=MOD([.A222]-1;[$Basic.$A$2]+1)" office:value-type="float" office:value="12" calcext:value-type="float">
            <text:p>12</text:p>
          </table:table-cell>
          <table:table-cell table:formula="of:=CEILING(([.A222]-[.B222])/[$Basic.$A$2]; 1)+3" office:value-type="float" office:value="17" calcext:value-type="float">
            <text:p>17</text:p>
          </table:table-cell>
          <table:table-cell table:formula="of:=IF([.B222]=0;INDIRECT(ADDRESS([.C222];1;1;1;&quot;Basic&quot;));&quot;&quot;)">
            <text:p/>
          </table:table-cell>
          <table:table-cell table:style-name="ce3" table:formula="of:=[.B222] &amp; &quot;/&quot; &amp; [$Basic.$B$2]" office:value-type="string" office:string-value="12/8" calcext:value-type="string">
            <text:p>12/8</text:p>
          </table:table-cell>
          <table:table-cell table:formula="of:=INDIRECT(ADDRESS([.$C222];2;1;1;&quot;Basic&quot;))*[.$B222]/[$Basic.$B$2]" office:value-type="float" office:value="22.5" calcext:value-type="float">
            <text:p>22.5</text:p>
          </table:table-cell>
          <table:table-cell table:formula="of:=INDIRECT(ADDRESS([.$C222];3;1;1;&quot;Basic&quot;))*[.$B222]/[$Basic.$B$2]" office:value-type="float" office:value="540" calcext:value-type="float">
            <text:p>540</text:p>
          </table:table-cell>
          <table:table-cell table:formula="of:=INDIRECT(ADDRESS([.$C222];4;1;1;&quot;Basic&quot;))*[.$B222]/[$Basic.$B$2]" office:value-type="float" office:value="3750" calcext:value-type="float">
            <text:p>3750</text:p>
          </table:table-cell>
          <table:table-cell table:formula="of:=INDIRECT(ADDRESS([.$C222];5;1;1;&quot;Basic&quot;))*[.$B222]/[$Basic.$B$2]" office:value-type="float" office:value="13200" calcext:value-type="float">
            <text:p>13200</text:p>
          </table:table-cell>
          <table:table-cell table:formula="of:=[.F222]" office:value-type="float" office:value="22.5" calcext:value-type="float">
            <text:p>22.5</text:p>
          </table:table-cell>
          <table:table-cell table:formula="of:=IF([.G222]=0;1;[.G222])" office:value-type="float" office:value="540" calcext:value-type="float">
            <text:p>540</text:p>
          </table:table-cell>
          <table:table-cell table:formula="of:=IF([.H222]=0;5;[.H222])" office:value-type="float" office:value="3750" calcext:value-type="float">
            <text:p>3750</text:p>
          </table:table-cell>
          <table:table-cell table:formula="of:=IF([.I222]=0;15;[.I222])" office:value-type="float" office:value="13200" calcext:value-type="float">
            <text:p>13200</text:p>
          </table:table-cell>
          <table:table-cell table:formula="of:=IF([.B222]=0;[.D222];&quot;&quot;) &amp; IF([.B222]=[$Basic.$B$2];&quot;Open Terrain&quot;;&quot;&quot;) &amp; IF([.B222]=[$Basic.$C$2];&quot;Difficult Terrain&quot;;&quot;&quot;) &amp; IF([.B222]=[$Basic.$D$2];&quot;Extreme Terrain&quot;;&quot;&quot;)">
            <text:p/>
          </table:table-cell>
          <table:table-cell table:formula="of:= [.N222] &amp; &quot; &quot; &amp; [.E222]" office:value-type="string" office:string-value=" 12/8" calcext:value-type="string">
            <text:p><text:s/>12/8</text:p>
          </table:table-cell>
          <table:table-cell table:formula="of:=CEILING([.J222])" office:value-type="float" office:value="23" calcext:value-type="float">
            <text:p>23</text:p>
          </table:table-cell>
          <table:table-cell table:formula="of:=CEILING(8*[.J222])" office:value-type="float" office:value="180" calcext:value-type="float">
            <text:p>180</text:p>
          </table:table-cell>
          <table:table-cell table:formula="of:=CEILING(1*[.K222])" office:value-type="float" office:value="540" calcext:value-type="float">
            <text:p>540</text:p>
          </table:table-cell>
          <table:table-cell table:formula="of:=CEILING(2*[.K222])" office:value-type="float" office:value="1080" calcext:value-type="float">
            <text:p>1080</text:p>
          </table:table-cell>
          <table:table-cell table:formula="of:=CEILING(5*[.K222])" office:value-type="float" office:value="2700" calcext:value-type="float">
            <text:p>2700</text:p>
          </table:table-cell>
          <table:table-cell table:formula="of:=CEILING(1*[.L222])" office:value-type="float" office:value="3750" calcext:value-type="float">
            <text:p>3750</text:p>
          </table:table-cell>
          <table:table-cell table:formula="of:=CEILING(2*[.L222])" office:value-type="float" office:value="7500" calcext:value-type="float">
            <text:p>7500</text:p>
          </table:table-cell>
          <table:table-cell table:formula="of:=CEILING(1*[.M222])" office:value-type="float" office:value="13200" calcext:value-type="float">
            <text:p>13200</text:p>
          </table:table-cell>
          <table:table-cell table:formula="of:=CEILING(2*[.M222])" office:value-type="float" office:value="26400" calcext:value-type="float">
            <text:p>26400</text:p>
          </table:table-cell>
          <table:table-cell table:formula="of:=CEILING(6*[.M222])" office:value-type="float" office:value="79200" calcext:value-type="float">
            <text:p>79200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table:formula="of:=MOD([.A223]-1;[$Basic.$A$2]+1)" office:value-type="float" office:value="13" calcext:value-type="float">
            <text:p>13</text:p>
          </table:table-cell>
          <table:table-cell table:formula="of:=CEILING(([.A223]-[.B223])/[$Basic.$A$2]; 1)+3" office:value-type="float" office:value="17" calcext:value-type="float">
            <text:p>17</text:p>
          </table:table-cell>
          <table:table-cell table:formula="of:=IF([.B223]=0;INDIRECT(ADDRESS([.C223];1;1;1;&quot;Basic&quot;));&quot;&quot;)">
            <text:p/>
          </table:table-cell>
          <table:table-cell table:style-name="ce3" table:formula="of:=[.B223] &amp; &quot;/&quot; &amp; [$Basic.$B$2]" office:value-type="string" office:string-value="13/8" calcext:value-type="string">
            <text:p>13/8</text:p>
          </table:table-cell>
          <table:table-cell table:formula="of:=INDIRECT(ADDRESS([.$C223];2;1;1;&quot;Basic&quot;))*[.$B223]/[$Basic.$B$2]" office:value-type="float" office:value="24.375" calcext:value-type="float">
            <text:p>24.375</text:p>
          </table:table-cell>
          <table:table-cell table:formula="of:=INDIRECT(ADDRESS([.$C223];3;1;1;&quot;Basic&quot;))*[.$B223]/[$Basic.$B$2]" office:value-type="float" office:value="585" calcext:value-type="float">
            <text:p>585</text:p>
          </table:table-cell>
          <table:table-cell table:formula="of:=INDIRECT(ADDRESS([.$C223];4;1;1;&quot;Basic&quot;))*[.$B223]/[$Basic.$B$2]" office:value-type="float" office:value="4062.5" calcext:value-type="float">
            <text:p>4062.5</text:p>
          </table:table-cell>
          <table:table-cell table:formula="of:=INDIRECT(ADDRESS([.$C223];5;1;1;&quot;Basic&quot;))*[.$B223]/[$Basic.$B$2]" office:value-type="float" office:value="14300" calcext:value-type="float">
            <text:p>14300</text:p>
          </table:table-cell>
          <table:table-cell table:formula="of:=[.F223]" office:value-type="float" office:value="24.375" calcext:value-type="float">
            <text:p>24.375</text:p>
          </table:table-cell>
          <table:table-cell table:formula="of:=IF([.G223]=0;1;[.G223])" office:value-type="float" office:value="585" calcext:value-type="float">
            <text:p>585</text:p>
          </table:table-cell>
          <table:table-cell table:formula="of:=IF([.H223]=0;5;[.H223])" office:value-type="float" office:value="4062.5" calcext:value-type="float">
            <text:p>4062.5</text:p>
          </table:table-cell>
          <table:table-cell table:formula="of:=IF([.I223]=0;15;[.I223])" office:value-type="float" office:value="14300" calcext:value-type="float">
            <text:p>14300</text:p>
          </table:table-cell>
          <table:table-cell table:formula="of:=IF([.B223]=0;[.D223];&quot;&quot;) &amp; IF([.B223]=[$Basic.$B$2];&quot;Open Terrain&quot;;&quot;&quot;) &amp; IF([.B223]=[$Basic.$C$2];&quot;Difficult Terrain&quot;;&quot;&quot;) &amp; IF([.B223]=[$Basic.$D$2];&quot;Extreme Terrain&quot;;&quot;&quot;)">
            <text:p/>
          </table:table-cell>
          <table:table-cell table:formula="of:= [.N223] &amp; &quot; &quot; &amp; [.E223]" office:value-type="string" office:string-value=" 13/8" calcext:value-type="string">
            <text:p><text:s/>13/8</text:p>
          </table:table-cell>
          <table:table-cell table:formula="of:=CEILING([.J223])" office:value-type="float" office:value="25" calcext:value-type="float">
            <text:p>25</text:p>
          </table:table-cell>
          <table:table-cell table:formula="of:=CEILING(8*[.J223])" office:value-type="float" office:value="195" calcext:value-type="float">
            <text:p>195</text:p>
          </table:table-cell>
          <table:table-cell table:formula="of:=CEILING(1*[.K223])" office:value-type="float" office:value="585" calcext:value-type="float">
            <text:p>585</text:p>
          </table:table-cell>
          <table:table-cell table:formula="of:=CEILING(2*[.K223])" office:value-type="float" office:value="1170" calcext:value-type="float">
            <text:p>1170</text:p>
          </table:table-cell>
          <table:table-cell table:formula="of:=CEILING(5*[.K223])" office:value-type="float" office:value="2925" calcext:value-type="float">
            <text:p>2925</text:p>
          </table:table-cell>
          <table:table-cell table:formula="of:=CEILING(1*[.L223])" office:value-type="float" office:value="4063" calcext:value-type="float">
            <text:p>4063</text:p>
          </table:table-cell>
          <table:table-cell table:formula="of:=CEILING(2*[.L223])" office:value-type="float" office:value="8125" calcext:value-type="float">
            <text:p>8125</text:p>
          </table:table-cell>
          <table:table-cell table:formula="of:=CEILING(1*[.M223])" office:value-type="float" office:value="14300" calcext:value-type="float">
            <text:p>14300</text:p>
          </table:table-cell>
          <table:table-cell table:formula="of:=CEILING(2*[.M223])" office:value-type="float" office:value="28600" calcext:value-type="float">
            <text:p>28600</text:p>
          </table:table-cell>
          <table:table-cell table:formula="of:=CEILING(6*[.M223])" office:value-type="float" office:value="85800" calcext:value-type="float">
            <text:p>85800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table:formula="of:=MOD([.A224]-1;[$Basic.$A$2]+1)" office:value-type="float" office:value="14" calcext:value-type="float">
            <text:p>14</text:p>
          </table:table-cell>
          <table:table-cell table:formula="of:=CEILING(([.A224]-[.B224])/[$Basic.$A$2]; 1)+3" office:value-type="float" office:value="17" calcext:value-type="float">
            <text:p>17</text:p>
          </table:table-cell>
          <table:table-cell table:formula="of:=IF([.B224]=0;INDIRECT(ADDRESS([.C224];1;1;1;&quot;Basic&quot;));&quot;&quot;)">
            <text:p/>
          </table:table-cell>
          <table:table-cell table:style-name="ce3" table:formula="of:=[.B224] &amp; &quot;/&quot; &amp; [$Basic.$B$2]" office:value-type="string" office:string-value="14/8" calcext:value-type="string">
            <text:p>14/8</text:p>
          </table:table-cell>
          <table:table-cell table:formula="of:=INDIRECT(ADDRESS([.$C224];2;1;1;&quot;Basic&quot;))*[.$B224]/[$Basic.$B$2]" office:value-type="float" office:value="26.25" calcext:value-type="float">
            <text:p>26.25</text:p>
          </table:table-cell>
          <table:table-cell table:formula="of:=INDIRECT(ADDRESS([.$C224];3;1;1;&quot;Basic&quot;))*[.$B224]/[$Basic.$B$2]" office:value-type="float" office:value="630" calcext:value-type="float">
            <text:p>630</text:p>
          </table:table-cell>
          <table:table-cell table:formula="of:=INDIRECT(ADDRESS([.$C224];4;1;1;&quot;Basic&quot;))*[.$B224]/[$Basic.$B$2]" office:value-type="float" office:value="4375" calcext:value-type="float">
            <text:p>4375</text:p>
          </table:table-cell>
          <table:table-cell table:formula="of:=INDIRECT(ADDRESS([.$C224];5;1;1;&quot;Basic&quot;))*[.$B224]/[$Basic.$B$2]" office:value-type="float" office:value="15400" calcext:value-type="float">
            <text:p>15400</text:p>
          </table:table-cell>
          <table:table-cell table:formula="of:=[.F224]" office:value-type="float" office:value="26.25" calcext:value-type="float">
            <text:p>26.25</text:p>
          </table:table-cell>
          <table:table-cell table:formula="of:=IF([.G224]=0;1;[.G224])" office:value-type="float" office:value="630" calcext:value-type="float">
            <text:p>630</text:p>
          </table:table-cell>
          <table:table-cell table:formula="of:=IF([.H224]=0;5;[.H224])" office:value-type="float" office:value="4375" calcext:value-type="float">
            <text:p>4375</text:p>
          </table:table-cell>
          <table:table-cell table:formula="of:=IF([.I224]=0;15;[.I224])" office:value-type="float" office:value="15400" calcext:value-type="float">
            <text:p>15400</text:p>
          </table:table-cell>
          <table:table-cell table:formula="of:=IF([.B224]=0;[.D224];&quot;&quot;) &amp; IF([.B224]=[$Basic.$B$2];&quot;Open Terrain&quot;;&quot;&quot;) &amp; IF([.B224]=[$Basic.$C$2];&quot;Difficult Terrain&quot;;&quot;&quot;) &amp; IF([.B224]=[$Basic.$D$2];&quot;Extreme Terrain&quot;;&quot;&quot;)">
            <text:p/>
          </table:table-cell>
          <table:table-cell table:formula="of:= [.N224] &amp; &quot; &quot; &amp; [.E224]" office:value-type="string" office:string-value=" 14/8" calcext:value-type="string">
            <text:p><text:s/>14/8</text:p>
          </table:table-cell>
          <table:table-cell table:formula="of:=CEILING([.J224])" office:value-type="float" office:value="27" calcext:value-type="float">
            <text:p>27</text:p>
          </table:table-cell>
          <table:table-cell table:formula="of:=CEILING(8*[.J224])" office:value-type="float" office:value="210" calcext:value-type="float">
            <text:p>210</text:p>
          </table:table-cell>
          <table:table-cell table:formula="of:=CEILING(1*[.K224])" office:value-type="float" office:value="630" calcext:value-type="float">
            <text:p>630</text:p>
          </table:table-cell>
          <table:table-cell table:formula="of:=CEILING(2*[.K224])" office:value-type="float" office:value="1260" calcext:value-type="float">
            <text:p>1260</text:p>
          </table:table-cell>
          <table:table-cell table:formula="of:=CEILING(5*[.K224])" office:value-type="float" office:value="3150" calcext:value-type="float">
            <text:p>3150</text:p>
          </table:table-cell>
          <table:table-cell table:formula="of:=CEILING(1*[.L224])" office:value-type="float" office:value="4375" calcext:value-type="float">
            <text:p>4375</text:p>
          </table:table-cell>
          <table:table-cell table:formula="of:=CEILING(2*[.L224])" office:value-type="float" office:value="8750" calcext:value-type="float">
            <text:p>8750</text:p>
          </table:table-cell>
          <table:table-cell table:formula="of:=CEILING(1*[.M224])" office:value-type="float" office:value="15400" calcext:value-type="float">
            <text:p>15400</text:p>
          </table:table-cell>
          <table:table-cell table:formula="of:=CEILING(2*[.M224])" office:value-type="float" office:value="30800" calcext:value-type="float">
            <text:p>30800</text:p>
          </table:table-cell>
          <table:table-cell table:formula="of:=CEILING(6*[.M224])" office:value-type="float" office:value="92400" calcext:value-type="float">
            <text:p>92400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table:formula="of:=MOD([.A225]-1;[$Basic.$A$2]+1)" office:value-type="float" office:value="15" calcext:value-type="float">
            <text:p>15</text:p>
          </table:table-cell>
          <table:table-cell table:formula="of:=CEILING(([.A225]-[.B225])/[$Basic.$A$2]; 1)+3" office:value-type="float" office:value="17" calcext:value-type="float">
            <text:p>17</text:p>
          </table:table-cell>
          <table:table-cell table:formula="of:=IF([.B225]=0;INDIRECT(ADDRESS([.C225];1;1;1;&quot;Basic&quot;));&quot;&quot;)">
            <text:p/>
          </table:table-cell>
          <table:table-cell table:style-name="ce3" table:formula="of:=[.B225] &amp; &quot;/&quot; &amp; [$Basic.$B$2]" office:value-type="string" office:string-value="15/8" calcext:value-type="string">
            <text:p>15/8</text:p>
          </table:table-cell>
          <table:table-cell table:formula="of:=INDIRECT(ADDRESS([.$C225];2;1;1;&quot;Basic&quot;))*[.$B225]/[$Basic.$B$2]" office:value-type="float" office:value="28.125" calcext:value-type="float">
            <text:p>28.125</text:p>
          </table:table-cell>
          <table:table-cell table:formula="of:=INDIRECT(ADDRESS([.$C225];3;1;1;&quot;Basic&quot;))*[.$B225]/[$Basic.$B$2]" office:value-type="float" office:value="675" calcext:value-type="float">
            <text:p>675</text:p>
          </table:table-cell>
          <table:table-cell table:formula="of:=INDIRECT(ADDRESS([.$C225];4;1;1;&quot;Basic&quot;))*[.$B225]/[$Basic.$B$2]" office:value-type="float" office:value="4687.5" calcext:value-type="float">
            <text:p>4687.5</text:p>
          </table:table-cell>
          <table:table-cell table:formula="of:=INDIRECT(ADDRESS([.$C225];5;1;1;&quot;Basic&quot;))*[.$B225]/[$Basic.$B$2]" office:value-type="float" office:value="16500" calcext:value-type="float">
            <text:p>16500</text:p>
          </table:table-cell>
          <table:table-cell table:formula="of:=[.F225]" office:value-type="float" office:value="28.125" calcext:value-type="float">
            <text:p>28.125</text:p>
          </table:table-cell>
          <table:table-cell table:formula="of:=IF([.G225]=0;1;[.G225])" office:value-type="float" office:value="675" calcext:value-type="float">
            <text:p>675</text:p>
          </table:table-cell>
          <table:table-cell table:formula="of:=IF([.H225]=0;5;[.H225])" office:value-type="float" office:value="4687.5" calcext:value-type="float">
            <text:p>4687.5</text:p>
          </table:table-cell>
          <table:table-cell table:formula="of:=IF([.I225]=0;15;[.I225])" office:value-type="float" office:value="16500" calcext:value-type="float">
            <text:p>16500</text:p>
          </table:table-cell>
          <table:table-cell table:formula="of:=IF([.B225]=0;[.D225];&quot;&quot;) &amp; IF([.B225]=[$Basic.$B$2];&quot;Open Terrain&quot;;&quot;&quot;) &amp; IF([.B225]=[$Basic.$C$2];&quot;Difficult Terrain&quot;;&quot;&quot;) &amp; IF([.B225]=[$Basic.$D$2];&quot;Extreme Terrain&quot;;&quot;&quot;)">
            <text:p/>
          </table:table-cell>
          <table:table-cell table:formula="of:= [.N225] &amp; &quot; &quot; &amp; [.E225]" office:value-type="string" office:string-value=" 15/8" calcext:value-type="string">
            <text:p><text:s/>15/8</text:p>
          </table:table-cell>
          <table:table-cell table:formula="of:=CEILING([.J225])" office:value-type="float" office:value="29" calcext:value-type="float">
            <text:p>29</text:p>
          </table:table-cell>
          <table:table-cell table:formula="of:=CEILING(8*[.J225])" office:value-type="float" office:value="225" calcext:value-type="float">
            <text:p>225</text:p>
          </table:table-cell>
          <table:table-cell table:formula="of:=CEILING(1*[.K225])" office:value-type="float" office:value="675" calcext:value-type="float">
            <text:p>675</text:p>
          </table:table-cell>
          <table:table-cell table:formula="of:=CEILING(2*[.K225])" office:value-type="float" office:value="1350" calcext:value-type="float">
            <text:p>1350</text:p>
          </table:table-cell>
          <table:table-cell table:formula="of:=CEILING(5*[.K225])" office:value-type="float" office:value="3375" calcext:value-type="float">
            <text:p>3375</text:p>
          </table:table-cell>
          <table:table-cell table:formula="of:=CEILING(1*[.L225])" office:value-type="float" office:value="4688" calcext:value-type="float">
            <text:p>4688</text:p>
          </table:table-cell>
          <table:table-cell table:formula="of:=CEILING(2*[.L225])" office:value-type="float" office:value="9375" calcext:value-type="float">
            <text:p>9375</text:p>
          </table:table-cell>
          <table:table-cell table:formula="of:=CEILING(1*[.M225])" office:value-type="float" office:value="16500" calcext:value-type="float">
            <text:p>16500</text:p>
          </table:table-cell>
          <table:table-cell table:formula="of:=CEILING(2*[.M225])" office:value-type="float" office:value="33000" calcext:value-type="float">
            <text:p>33000</text:p>
          </table:table-cell>
          <table:table-cell table:formula="of:=CEILING(6*[.M225])" office:value-type="float" office:value="99000" calcext:value-type="float">
            <text:p>99000</text:p>
          </table:table-cell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MOD([.A226]-1;[$Basic.$A$2]+1)" office:value-type="float" office:value="0" calcext:value-type="float">
            <text:p>0</text:p>
          </table:table-cell>
          <table:table-cell table:formula="of:=CEILING(([.A226]-[.B226])/[$Basic.$A$2]; 1)+3" office:value-type="float" office:value="18" calcext:value-type="float">
            <text:p>18</text:p>
          </table:table-cell>
          <table:table-cell table:formula="of:=IF([.B226]=0;INDIRECT(ADDRESS([.C226];1;1;1;&quot;Basic&quot;));&quot;&quot;)" office:value-type="float" office:value="0" calcext:value-type="float">
            <text:p>0</text:p>
          </table:table-cell>
          <table:table-cell table:style-name="ce3" table:formula="of:=[.B226] &amp; &quot;/&quot; &amp; [$Basic.$B$2]" office:value-type="string" office:string-value="0/8" calcext:value-type="string">
            <text:p>0/8</text:p>
          </table:table-cell>
          <table:table-cell table:formula="of:=INDIRECT(ADDRESS([.$C226];2;1;1;&quot;Basic&quot;))*[.$B226]/[$Basic.$B$2]" office:value-type="float" office:value="0" calcext:value-type="float">
            <text:p>0</text:p>
          </table:table-cell>
          <table:table-cell table:formula="of:=INDIRECT(ADDRESS([.$C226];3;1;1;&quot;Basic&quot;))*[.$B226]/[$Basic.$B$2]" office:value-type="float" office:value="0" calcext:value-type="float">
            <text:p>0</text:p>
          </table:table-cell>
          <table:table-cell table:formula="of:=INDIRECT(ADDRESS([.$C226];4;1;1;&quot;Basic&quot;))*[.$B226]/[$Basic.$B$2]" office:value-type="float" office:value="0" calcext:value-type="float">
            <text:p>0</text:p>
          </table:table-cell>
          <table:table-cell table:formula="of:=INDIRECT(ADDRESS([.$C226];5;1;1;&quot;Basic&quot;))*[.$B226]/[$Basic.$B$2]" office:value-type="float" office:value="0" calcext:value-type="float">
            <text:p>0</text:p>
          </table:table-cell>
          <table:table-cell table:formula="of:=[.F226]" office:value-type="float" office:value="0" calcext:value-type="float">
            <text:p>0</text:p>
          </table:table-cell>
          <table:table-cell table:formula="of:=IF([.G226]=0;1;[.G226])" office:value-type="float" office:value="1" calcext:value-type="float">
            <text:p>1</text:p>
          </table:table-cell>
          <table:table-cell table:formula="of:=IF([.H226]=0;5;[.H226])" office:value-type="float" office:value="5" calcext:value-type="float">
            <text:p>5</text:p>
          </table:table-cell>
          <table:table-cell table:formula="of:=IF([.I226]=0;15;[.I226])" office:value-type="float" office:value="15" calcext:value-type="float">
            <text:p>15</text:p>
          </table:table-cell>
          <table:table-cell table:formula="of:=IF([.B226]=0;[.D226];&quot;&quot;) &amp; IF([.B226]=[$Basic.$B$2];&quot;Open Terrain&quot;;&quot;&quot;) &amp; IF([.B226]=[$Basic.$C$2];&quot;Difficult Terrain&quot;;&quot;&quot;) &amp; IF([.B226]=[$Basic.$D$2];&quot;Extreme Terrain&quot;;&quot;&quot;)" office:value-type="string" office:string-value="0" calcext:value-type="string">
            <text:p>0</text:p>
          </table:table-cell>
          <table:table-cell table:formula="of:= [.N226] &amp; &quot; &quot; &amp; [.E226]" office:value-type="string" office:string-value="0 0/8" calcext:value-type="string">
            <text:p>0 0/8</text:p>
          </table:table-cell>
          <table:table-cell table:formula="of:=CEILING([.J226])" office:value-type="float" office:value="0" calcext:value-type="float">
            <text:p>0</text:p>
          </table:table-cell>
          <table:table-cell table:formula="of:=CEILING(8*[.J226])" office:value-type="float" office:value="0" calcext:value-type="float">
            <text:p>0</text:p>
          </table:table-cell>
          <table:table-cell table:formula="of:=CEILING(1*[.K226])" office:value-type="float" office:value="1" calcext:value-type="float">
            <text:p>1</text:p>
          </table:table-cell>
          <table:table-cell table:formula="of:=CEILING(2*[.K226])" office:value-type="float" office:value="2" calcext:value-type="float">
            <text:p>2</text:p>
          </table:table-cell>
          <table:table-cell table:formula="of:=CEILING(5*[.K226])" office:value-type="float" office:value="5" calcext:value-type="float">
            <text:p>5</text:p>
          </table:table-cell>
          <table:table-cell table:formula="of:=CEILING(1*[.L226])" office:value-type="float" office:value="5" calcext:value-type="float">
            <text:p>5</text:p>
          </table:table-cell>
          <table:table-cell table:formula="of:=CEILING(2*[.L226])" office:value-type="float" office:value="10" calcext:value-type="float">
            <text:p>10</text:p>
          </table:table-cell>
          <table:table-cell table:formula="of:=CEILING(1*[.M226])" office:value-type="float" office:value="15" calcext:value-type="float">
            <text:p>15</text:p>
          </table:table-cell>
          <table:table-cell table:formula="of:=CEILING(2*[.M226])" office:value-type="float" office:value="30" calcext:value-type="float">
            <text:p>30</text:p>
          </table:table-cell>
          <table:table-cell table:formula="of:=CEILING(6*[.M226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table:formula="of:=MOD([.A227]-1;[$Basic.$A$2]+1)" office:value-type="float" office:value="1" calcext:value-type="float">
            <text:p>1</text:p>
          </table:table-cell>
          <table:table-cell table:formula="of:=CEILING(([.A227]-[.B227])/[$Basic.$A$2]; 1)+3" office:value-type="float" office:value="18" calcext:value-type="float">
            <text:p>18</text:p>
          </table:table-cell>
          <table:table-cell table:formula="of:=IF([.B227]=0;INDIRECT(ADDRESS([.C227];1;1;1;&quot;Basic&quot;));&quot;&quot;)">
            <text:p/>
          </table:table-cell>
          <table:table-cell table:style-name="ce3" table:formula="of:=[.B227] &amp; &quot;/&quot; &amp; [$Basic.$B$2]" office:value-type="string" office:string-value="1/8" calcext:value-type="string">
            <text:p>1/8</text:p>
          </table:table-cell>
          <table:table-cell table:formula="of:=INDIRECT(ADDRESS([.$C227];2;1;1;&quot;Basic&quot;))*[.$B227]/[$Basic.$B$2]" office:value-type="float" office:value="0" calcext:value-type="float">
            <text:p>0</text:p>
          </table:table-cell>
          <table:table-cell table:formula="of:=INDIRECT(ADDRESS([.$C227];3;1;1;&quot;Basic&quot;))*[.$B227]/[$Basic.$B$2]" office:value-type="float" office:value="0" calcext:value-type="float">
            <text:p>0</text:p>
          </table:table-cell>
          <table:table-cell table:formula="of:=INDIRECT(ADDRESS([.$C227];4;1;1;&quot;Basic&quot;))*[.$B227]/[$Basic.$B$2]" office:value-type="float" office:value="0" calcext:value-type="float">
            <text:p>0</text:p>
          </table:table-cell>
          <table:table-cell table:formula="of:=INDIRECT(ADDRESS([.$C227];5;1;1;&quot;Basic&quot;))*[.$B227]/[$Basic.$B$2]" office:value-type="float" office:value="0" calcext:value-type="float">
            <text:p>0</text:p>
          </table:table-cell>
          <table:table-cell table:formula="of:=[.F227]" office:value-type="float" office:value="0" calcext:value-type="float">
            <text:p>0</text:p>
          </table:table-cell>
          <table:table-cell table:formula="of:=IF([.G227]=0;1;[.G227])" office:value-type="float" office:value="1" calcext:value-type="float">
            <text:p>1</text:p>
          </table:table-cell>
          <table:table-cell table:formula="of:=IF([.H227]=0;5;[.H227])" office:value-type="float" office:value="5" calcext:value-type="float">
            <text:p>5</text:p>
          </table:table-cell>
          <table:table-cell table:formula="of:=IF([.I227]=0;15;[.I227])" office:value-type="float" office:value="15" calcext:value-type="float">
            <text:p>15</text:p>
          </table:table-cell>
          <table:table-cell table:formula="of:=IF([.B227]=0;[.D227];&quot;&quot;) &amp; IF([.B227]=[$Basic.$B$2];&quot;Open Terrain&quot;;&quot;&quot;) &amp; IF([.B227]=[$Basic.$C$2];&quot;Difficult Terrain&quot;;&quot;&quot;) &amp; IF([.B227]=[$Basic.$D$2];&quot;Extreme Terrain&quot;;&quot;&quot;)">
            <text:p/>
          </table:table-cell>
          <table:table-cell table:formula="of:= [.N227] &amp; &quot; &quot; &amp; [.E227]" office:value-type="string" office:string-value=" 1/8" calcext:value-type="string">
            <text:p><text:s/>1/8</text:p>
          </table:table-cell>
          <table:table-cell table:formula="of:=CEILING([.J227])" office:value-type="float" office:value="0" calcext:value-type="float">
            <text:p>0</text:p>
          </table:table-cell>
          <table:table-cell table:formula="of:=CEILING(8*[.J227])" office:value-type="float" office:value="0" calcext:value-type="float">
            <text:p>0</text:p>
          </table:table-cell>
          <table:table-cell table:formula="of:=CEILING(1*[.K227])" office:value-type="float" office:value="1" calcext:value-type="float">
            <text:p>1</text:p>
          </table:table-cell>
          <table:table-cell table:formula="of:=CEILING(2*[.K227])" office:value-type="float" office:value="2" calcext:value-type="float">
            <text:p>2</text:p>
          </table:table-cell>
          <table:table-cell table:formula="of:=CEILING(5*[.K227])" office:value-type="float" office:value="5" calcext:value-type="float">
            <text:p>5</text:p>
          </table:table-cell>
          <table:table-cell table:formula="of:=CEILING(1*[.L227])" office:value-type="float" office:value="5" calcext:value-type="float">
            <text:p>5</text:p>
          </table:table-cell>
          <table:table-cell table:formula="of:=CEILING(2*[.L227])" office:value-type="float" office:value="10" calcext:value-type="float">
            <text:p>10</text:p>
          </table:table-cell>
          <table:table-cell table:formula="of:=CEILING(1*[.M227])" office:value-type="float" office:value="15" calcext:value-type="float">
            <text:p>15</text:p>
          </table:table-cell>
          <table:table-cell table:formula="of:=CEILING(2*[.M227])" office:value-type="float" office:value="30" calcext:value-type="float">
            <text:p>30</text:p>
          </table:table-cell>
          <table:table-cell table:formula="of:=CEILING(6*[.M227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table:formula="of:=MOD([.A228]-1;[$Basic.$A$2]+1)" office:value-type="float" office:value="2" calcext:value-type="float">
            <text:p>2</text:p>
          </table:table-cell>
          <table:table-cell table:formula="of:=CEILING(([.A228]-[.B228])/[$Basic.$A$2]; 1)+3" office:value-type="float" office:value="18" calcext:value-type="float">
            <text:p>18</text:p>
          </table:table-cell>
          <table:table-cell table:formula="of:=IF([.B228]=0;INDIRECT(ADDRESS([.C228];1;1;1;&quot;Basic&quot;));&quot;&quot;)">
            <text:p/>
          </table:table-cell>
          <table:table-cell table:style-name="ce3" table:formula="of:=[.B228] &amp; &quot;/&quot; &amp; [$Basic.$B$2]" office:value-type="string" office:string-value="2/8" calcext:value-type="string">
            <text:p>2/8</text:p>
          </table:table-cell>
          <table:table-cell table:formula="of:=INDIRECT(ADDRESS([.$C228];2;1;1;&quot;Basic&quot;))*[.$B228]/[$Basic.$B$2]" office:value-type="float" office:value="0" calcext:value-type="float">
            <text:p>0</text:p>
          </table:table-cell>
          <table:table-cell table:formula="of:=INDIRECT(ADDRESS([.$C228];3;1;1;&quot;Basic&quot;))*[.$B228]/[$Basic.$B$2]" office:value-type="float" office:value="0" calcext:value-type="float">
            <text:p>0</text:p>
          </table:table-cell>
          <table:table-cell table:formula="of:=INDIRECT(ADDRESS([.$C228];4;1;1;&quot;Basic&quot;))*[.$B228]/[$Basic.$B$2]" office:value-type="float" office:value="0" calcext:value-type="float">
            <text:p>0</text:p>
          </table:table-cell>
          <table:table-cell table:formula="of:=INDIRECT(ADDRESS([.$C228];5;1;1;&quot;Basic&quot;))*[.$B228]/[$Basic.$B$2]" office:value-type="float" office:value="0" calcext:value-type="float">
            <text:p>0</text:p>
          </table:table-cell>
          <table:table-cell table:formula="of:=[.F228]" office:value-type="float" office:value="0" calcext:value-type="float">
            <text:p>0</text:p>
          </table:table-cell>
          <table:table-cell table:formula="of:=IF([.G228]=0;1;[.G228])" office:value-type="float" office:value="1" calcext:value-type="float">
            <text:p>1</text:p>
          </table:table-cell>
          <table:table-cell table:formula="of:=IF([.H228]=0;5;[.H228])" office:value-type="float" office:value="5" calcext:value-type="float">
            <text:p>5</text:p>
          </table:table-cell>
          <table:table-cell table:formula="of:=IF([.I228]=0;15;[.I228])" office:value-type="float" office:value="15" calcext:value-type="float">
            <text:p>15</text:p>
          </table:table-cell>
          <table:table-cell table:formula="of:=IF([.B228]=0;[.D228];&quot;&quot;) &amp; IF([.B228]=[$Basic.$B$2];&quot;Open Terrain&quot;;&quot;&quot;) &amp; IF([.B228]=[$Basic.$C$2];&quot;Difficult Terrain&quot;;&quot;&quot;) &amp; IF([.B228]=[$Basic.$D$2];&quot;Extreme Terrain&quot;;&quot;&quot;)">
            <text:p/>
          </table:table-cell>
          <table:table-cell table:formula="of:= [.N228] &amp; &quot; &quot; &amp; [.E228]" office:value-type="string" office:string-value=" 2/8" calcext:value-type="string">
            <text:p><text:s/>2/8</text:p>
          </table:table-cell>
          <table:table-cell table:formula="of:=CEILING([.J228])" office:value-type="float" office:value="0" calcext:value-type="float">
            <text:p>0</text:p>
          </table:table-cell>
          <table:table-cell table:formula="of:=CEILING(8*[.J228])" office:value-type="float" office:value="0" calcext:value-type="float">
            <text:p>0</text:p>
          </table:table-cell>
          <table:table-cell table:formula="of:=CEILING(1*[.K228])" office:value-type="float" office:value="1" calcext:value-type="float">
            <text:p>1</text:p>
          </table:table-cell>
          <table:table-cell table:formula="of:=CEILING(2*[.K228])" office:value-type="float" office:value="2" calcext:value-type="float">
            <text:p>2</text:p>
          </table:table-cell>
          <table:table-cell table:formula="of:=CEILING(5*[.K228])" office:value-type="float" office:value="5" calcext:value-type="float">
            <text:p>5</text:p>
          </table:table-cell>
          <table:table-cell table:formula="of:=CEILING(1*[.L228])" office:value-type="float" office:value="5" calcext:value-type="float">
            <text:p>5</text:p>
          </table:table-cell>
          <table:table-cell table:formula="of:=CEILING(2*[.L228])" office:value-type="float" office:value="10" calcext:value-type="float">
            <text:p>10</text:p>
          </table:table-cell>
          <table:table-cell table:formula="of:=CEILING(1*[.M228])" office:value-type="float" office:value="15" calcext:value-type="float">
            <text:p>15</text:p>
          </table:table-cell>
          <table:table-cell table:formula="of:=CEILING(2*[.M228])" office:value-type="float" office:value="30" calcext:value-type="float">
            <text:p>30</text:p>
          </table:table-cell>
          <table:table-cell table:formula="of:=CEILING(6*[.M228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table:formula="of:=MOD([.A229]-1;[$Basic.$A$2]+1)" office:value-type="float" office:value="3" calcext:value-type="float">
            <text:p>3</text:p>
          </table:table-cell>
          <table:table-cell table:formula="of:=CEILING(([.A229]-[.B229])/[$Basic.$A$2]; 1)+3" office:value-type="float" office:value="18" calcext:value-type="float">
            <text:p>18</text:p>
          </table:table-cell>
          <table:table-cell table:formula="of:=IF([.B229]=0;INDIRECT(ADDRESS([.C229];1;1;1;&quot;Basic&quot;));&quot;&quot;)">
            <text:p/>
          </table:table-cell>
          <table:table-cell table:style-name="ce3" table:formula="of:=[.B229] &amp; &quot;/&quot; &amp; [$Basic.$B$2]" office:value-type="string" office:string-value="3/8" calcext:value-type="string">
            <text:p>3/8</text:p>
          </table:table-cell>
          <table:table-cell table:formula="of:=INDIRECT(ADDRESS([.$C229];2;1;1;&quot;Basic&quot;))*[.$B229]/[$Basic.$B$2]" office:value-type="float" office:value="0" calcext:value-type="float">
            <text:p>0</text:p>
          </table:table-cell>
          <table:table-cell table:formula="of:=INDIRECT(ADDRESS([.$C229];3;1;1;&quot;Basic&quot;))*[.$B229]/[$Basic.$B$2]" office:value-type="float" office:value="0" calcext:value-type="float">
            <text:p>0</text:p>
          </table:table-cell>
          <table:table-cell table:formula="of:=INDIRECT(ADDRESS([.$C229];4;1;1;&quot;Basic&quot;))*[.$B229]/[$Basic.$B$2]" office:value-type="float" office:value="0" calcext:value-type="float">
            <text:p>0</text:p>
          </table:table-cell>
          <table:table-cell table:formula="of:=INDIRECT(ADDRESS([.$C229];5;1;1;&quot;Basic&quot;))*[.$B229]/[$Basic.$B$2]" office:value-type="float" office:value="0" calcext:value-type="float">
            <text:p>0</text:p>
          </table:table-cell>
          <table:table-cell table:formula="of:=[.F229]" office:value-type="float" office:value="0" calcext:value-type="float">
            <text:p>0</text:p>
          </table:table-cell>
          <table:table-cell table:formula="of:=IF([.G229]=0;1;[.G229])" office:value-type="float" office:value="1" calcext:value-type="float">
            <text:p>1</text:p>
          </table:table-cell>
          <table:table-cell table:formula="of:=IF([.H229]=0;5;[.H229])" office:value-type="float" office:value="5" calcext:value-type="float">
            <text:p>5</text:p>
          </table:table-cell>
          <table:table-cell table:formula="of:=IF([.I229]=0;15;[.I229])" office:value-type="float" office:value="15" calcext:value-type="float">
            <text:p>15</text:p>
          </table:table-cell>
          <table:table-cell table:formula="of:=IF([.B229]=0;[.D229];&quot;&quot;) &amp; IF([.B229]=[$Basic.$B$2];&quot;Open Terrain&quot;;&quot;&quot;) &amp; IF([.B229]=[$Basic.$C$2];&quot;Difficult Terrain&quot;;&quot;&quot;) &amp; IF([.B229]=[$Basic.$D$2];&quot;Extreme Terrain&quot;;&quot;&quot;)">
            <text:p/>
          </table:table-cell>
          <table:table-cell table:formula="of:= [.N229] &amp; &quot; &quot; &amp; [.E229]" office:value-type="string" office:string-value=" 3/8" calcext:value-type="string">
            <text:p><text:s/>3/8</text:p>
          </table:table-cell>
          <table:table-cell table:formula="of:=CEILING([.J229])" office:value-type="float" office:value="0" calcext:value-type="float">
            <text:p>0</text:p>
          </table:table-cell>
          <table:table-cell table:formula="of:=CEILING(8*[.J229])" office:value-type="float" office:value="0" calcext:value-type="float">
            <text:p>0</text:p>
          </table:table-cell>
          <table:table-cell table:formula="of:=CEILING(1*[.K229])" office:value-type="float" office:value="1" calcext:value-type="float">
            <text:p>1</text:p>
          </table:table-cell>
          <table:table-cell table:formula="of:=CEILING(2*[.K229])" office:value-type="float" office:value="2" calcext:value-type="float">
            <text:p>2</text:p>
          </table:table-cell>
          <table:table-cell table:formula="of:=CEILING(5*[.K229])" office:value-type="float" office:value="5" calcext:value-type="float">
            <text:p>5</text:p>
          </table:table-cell>
          <table:table-cell table:formula="of:=CEILING(1*[.L229])" office:value-type="float" office:value="5" calcext:value-type="float">
            <text:p>5</text:p>
          </table:table-cell>
          <table:table-cell table:formula="of:=CEILING(2*[.L229])" office:value-type="float" office:value="10" calcext:value-type="float">
            <text:p>10</text:p>
          </table:table-cell>
          <table:table-cell table:formula="of:=CEILING(1*[.M229])" office:value-type="float" office:value="15" calcext:value-type="float">
            <text:p>15</text:p>
          </table:table-cell>
          <table:table-cell table:formula="of:=CEILING(2*[.M229])" office:value-type="float" office:value="30" calcext:value-type="float">
            <text:p>30</text:p>
          </table:table-cell>
          <table:table-cell table:formula="of:=CEILING(6*[.M229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table:formula="of:=MOD([.A230]-1;[$Basic.$A$2]+1)" office:value-type="float" office:value="4" calcext:value-type="float">
            <text:p>4</text:p>
          </table:table-cell>
          <table:table-cell table:formula="of:=CEILING(([.A230]-[.B230])/[$Basic.$A$2]; 1)+3" office:value-type="float" office:value="18" calcext:value-type="float">
            <text:p>18</text:p>
          </table:table-cell>
          <table:table-cell table:formula="of:=IF([.B230]=0;INDIRECT(ADDRESS([.C230];1;1;1;&quot;Basic&quot;));&quot;&quot;)">
            <text:p/>
          </table:table-cell>
          <table:table-cell table:style-name="ce3" table:formula="of:=[.B230] &amp; &quot;/&quot; &amp; [$Basic.$B$2]" office:value-type="string" office:string-value="4/8" calcext:value-type="string">
            <text:p>4/8</text:p>
          </table:table-cell>
          <table:table-cell table:formula="of:=INDIRECT(ADDRESS([.$C230];2;1;1;&quot;Basic&quot;))*[.$B230]/[$Basic.$B$2]" office:value-type="float" office:value="0" calcext:value-type="float">
            <text:p>0</text:p>
          </table:table-cell>
          <table:table-cell table:formula="of:=INDIRECT(ADDRESS([.$C230];3;1;1;&quot;Basic&quot;))*[.$B230]/[$Basic.$B$2]" office:value-type="float" office:value="0" calcext:value-type="float">
            <text:p>0</text:p>
          </table:table-cell>
          <table:table-cell table:formula="of:=INDIRECT(ADDRESS([.$C230];4;1;1;&quot;Basic&quot;))*[.$B230]/[$Basic.$B$2]" office:value-type="float" office:value="0" calcext:value-type="float">
            <text:p>0</text:p>
          </table:table-cell>
          <table:table-cell table:formula="of:=INDIRECT(ADDRESS([.$C230];5;1;1;&quot;Basic&quot;))*[.$B230]/[$Basic.$B$2]" office:value-type="float" office:value="0" calcext:value-type="float">
            <text:p>0</text:p>
          </table:table-cell>
          <table:table-cell table:formula="of:=[.F230]" office:value-type="float" office:value="0" calcext:value-type="float">
            <text:p>0</text:p>
          </table:table-cell>
          <table:table-cell table:formula="of:=IF([.G230]=0;1;[.G230])" office:value-type="float" office:value="1" calcext:value-type="float">
            <text:p>1</text:p>
          </table:table-cell>
          <table:table-cell table:formula="of:=IF([.H230]=0;5;[.H230])" office:value-type="float" office:value="5" calcext:value-type="float">
            <text:p>5</text:p>
          </table:table-cell>
          <table:table-cell table:formula="of:=IF([.I230]=0;15;[.I230])" office:value-type="float" office:value="15" calcext:value-type="float">
            <text:p>15</text:p>
          </table:table-cell>
          <table:table-cell table:formula="of:=IF([.B230]=0;[.D230];&quot;&quot;) &amp; IF([.B230]=[$Basic.$B$2];&quot;Open Terrain&quot;;&quot;&quot;) &amp; IF([.B230]=[$Basic.$C$2];&quot;Difficult Terrain&quot;;&quot;&quot;) &amp; IF([.B230]=[$Basic.$D$2];&quot;Extreme Terrain&quot;;&quot;&quot;)" office:value-type="string" office:string-value="Extreme Terrain" calcext:value-type="string">
            <text:p>Extreme Terrain</text:p>
          </table:table-cell>
          <table:table-cell table:formula="of:= [.N230] &amp; &quot; &quot; &amp; [.E230]" office:value-type="string" office:string-value="Extreme Terrain 4/8" calcext:value-type="string">
            <text:p>Extreme Terrain 4/8</text:p>
          </table:table-cell>
          <table:table-cell table:formula="of:=CEILING([.J230])" office:value-type="float" office:value="0" calcext:value-type="float">
            <text:p>0</text:p>
          </table:table-cell>
          <table:table-cell table:formula="of:=CEILING(8*[.J230])" office:value-type="float" office:value="0" calcext:value-type="float">
            <text:p>0</text:p>
          </table:table-cell>
          <table:table-cell table:formula="of:=CEILING(1*[.K230])" office:value-type="float" office:value="1" calcext:value-type="float">
            <text:p>1</text:p>
          </table:table-cell>
          <table:table-cell table:formula="of:=CEILING(2*[.K230])" office:value-type="float" office:value="2" calcext:value-type="float">
            <text:p>2</text:p>
          </table:table-cell>
          <table:table-cell table:formula="of:=CEILING(5*[.K230])" office:value-type="float" office:value="5" calcext:value-type="float">
            <text:p>5</text:p>
          </table:table-cell>
          <table:table-cell table:formula="of:=CEILING(1*[.L230])" office:value-type="float" office:value="5" calcext:value-type="float">
            <text:p>5</text:p>
          </table:table-cell>
          <table:table-cell table:formula="of:=CEILING(2*[.L230])" office:value-type="float" office:value="10" calcext:value-type="float">
            <text:p>10</text:p>
          </table:table-cell>
          <table:table-cell table:formula="of:=CEILING(1*[.M230])" office:value-type="float" office:value="15" calcext:value-type="float">
            <text:p>15</text:p>
          </table:table-cell>
          <table:table-cell table:formula="of:=CEILING(2*[.M230])" office:value-type="float" office:value="30" calcext:value-type="float">
            <text:p>30</text:p>
          </table:table-cell>
          <table:table-cell table:formula="of:=CEILING(6*[.M230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table:formula="of:=MOD([.A231]-1;[$Basic.$A$2]+1)" office:value-type="float" office:value="5" calcext:value-type="float">
            <text:p>5</text:p>
          </table:table-cell>
          <table:table-cell table:formula="of:=CEILING(([.A231]-[.B231])/[$Basic.$A$2]; 1)+3" office:value-type="float" office:value="18" calcext:value-type="float">
            <text:p>18</text:p>
          </table:table-cell>
          <table:table-cell table:formula="of:=IF([.B231]=0;INDIRECT(ADDRESS([.C231];1;1;1;&quot;Basic&quot;));&quot;&quot;)">
            <text:p/>
          </table:table-cell>
          <table:table-cell table:style-name="ce3" table:formula="of:=[.B231] &amp; &quot;/&quot; &amp; [$Basic.$B$2]" office:value-type="string" office:string-value="5/8" calcext:value-type="string">
            <text:p>5/8</text:p>
          </table:table-cell>
          <table:table-cell table:formula="of:=INDIRECT(ADDRESS([.$C231];2;1;1;&quot;Basic&quot;))*[.$B231]/[$Basic.$B$2]" office:value-type="float" office:value="0" calcext:value-type="float">
            <text:p>0</text:p>
          </table:table-cell>
          <table:table-cell table:formula="of:=INDIRECT(ADDRESS([.$C231];3;1;1;&quot;Basic&quot;))*[.$B231]/[$Basic.$B$2]" office:value-type="float" office:value="0" calcext:value-type="float">
            <text:p>0</text:p>
          </table:table-cell>
          <table:table-cell table:formula="of:=INDIRECT(ADDRESS([.$C231];4;1;1;&quot;Basic&quot;))*[.$B231]/[$Basic.$B$2]" office:value-type="float" office:value="0" calcext:value-type="float">
            <text:p>0</text:p>
          </table:table-cell>
          <table:table-cell table:formula="of:=INDIRECT(ADDRESS([.$C231];5;1;1;&quot;Basic&quot;))*[.$B231]/[$Basic.$B$2]" office:value-type="float" office:value="0" calcext:value-type="float">
            <text:p>0</text:p>
          </table:table-cell>
          <table:table-cell table:formula="of:=[.F231]" office:value-type="float" office:value="0" calcext:value-type="float">
            <text:p>0</text:p>
          </table:table-cell>
          <table:table-cell table:formula="of:=IF([.G231]=0;1;[.G231])" office:value-type="float" office:value="1" calcext:value-type="float">
            <text:p>1</text:p>
          </table:table-cell>
          <table:table-cell table:formula="of:=IF([.H231]=0;5;[.H231])" office:value-type="float" office:value="5" calcext:value-type="float">
            <text:p>5</text:p>
          </table:table-cell>
          <table:table-cell table:formula="of:=IF([.I231]=0;15;[.I231])" office:value-type="float" office:value="15" calcext:value-type="float">
            <text:p>15</text:p>
          </table:table-cell>
          <table:table-cell table:formula="of:=IF([.B231]=0;[.D231];&quot;&quot;) &amp; IF([.B231]=[$Basic.$B$2];&quot;Open Terrain&quot;;&quot;&quot;) &amp; IF([.B231]=[$Basic.$C$2];&quot;Difficult Terrain&quot;;&quot;&quot;) &amp; IF([.B231]=[$Basic.$D$2];&quot;Extreme Terrain&quot;;&quot;&quot;)">
            <text:p/>
          </table:table-cell>
          <table:table-cell table:formula="of:= [.N231] &amp; &quot; &quot; &amp; [.E231]" office:value-type="string" office:string-value=" 5/8" calcext:value-type="string">
            <text:p><text:s/>5/8</text:p>
          </table:table-cell>
          <table:table-cell table:formula="of:=CEILING([.J231])" office:value-type="float" office:value="0" calcext:value-type="float">
            <text:p>0</text:p>
          </table:table-cell>
          <table:table-cell table:formula="of:=CEILING(8*[.J231])" office:value-type="float" office:value="0" calcext:value-type="float">
            <text:p>0</text:p>
          </table:table-cell>
          <table:table-cell table:formula="of:=CEILING(1*[.K231])" office:value-type="float" office:value="1" calcext:value-type="float">
            <text:p>1</text:p>
          </table:table-cell>
          <table:table-cell table:formula="of:=CEILING(2*[.K231])" office:value-type="float" office:value="2" calcext:value-type="float">
            <text:p>2</text:p>
          </table:table-cell>
          <table:table-cell table:formula="of:=CEILING(5*[.K231])" office:value-type="float" office:value="5" calcext:value-type="float">
            <text:p>5</text:p>
          </table:table-cell>
          <table:table-cell table:formula="of:=CEILING(1*[.L231])" office:value-type="float" office:value="5" calcext:value-type="float">
            <text:p>5</text:p>
          </table:table-cell>
          <table:table-cell table:formula="of:=CEILING(2*[.L231])" office:value-type="float" office:value="10" calcext:value-type="float">
            <text:p>10</text:p>
          </table:table-cell>
          <table:table-cell table:formula="of:=CEILING(1*[.M231])" office:value-type="float" office:value="15" calcext:value-type="float">
            <text:p>15</text:p>
          </table:table-cell>
          <table:table-cell table:formula="of:=CEILING(2*[.M231])" office:value-type="float" office:value="30" calcext:value-type="float">
            <text:p>30</text:p>
          </table:table-cell>
          <table:table-cell table:formula="of:=CEILING(6*[.M231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table:formula="of:=MOD([.A232]-1;[$Basic.$A$2]+1)" office:value-type="float" office:value="6" calcext:value-type="float">
            <text:p>6</text:p>
          </table:table-cell>
          <table:table-cell table:formula="of:=CEILING(([.A232]-[.B232])/[$Basic.$A$2]; 1)+3" office:value-type="float" office:value="18" calcext:value-type="float">
            <text:p>18</text:p>
          </table:table-cell>
          <table:table-cell table:formula="of:=IF([.B232]=0;INDIRECT(ADDRESS([.C232];1;1;1;&quot;Basic&quot;));&quot;&quot;)">
            <text:p/>
          </table:table-cell>
          <table:table-cell table:style-name="ce3" table:formula="of:=[.B232] &amp; &quot;/&quot; &amp; [$Basic.$B$2]" office:value-type="string" office:string-value="6/8" calcext:value-type="string">
            <text:p>6/8</text:p>
          </table:table-cell>
          <table:table-cell table:formula="of:=INDIRECT(ADDRESS([.$C232];2;1;1;&quot;Basic&quot;))*[.$B232]/[$Basic.$B$2]" office:value-type="float" office:value="0" calcext:value-type="float">
            <text:p>0</text:p>
          </table:table-cell>
          <table:table-cell table:formula="of:=INDIRECT(ADDRESS([.$C232];3;1;1;&quot;Basic&quot;))*[.$B232]/[$Basic.$B$2]" office:value-type="float" office:value="0" calcext:value-type="float">
            <text:p>0</text:p>
          </table:table-cell>
          <table:table-cell table:formula="of:=INDIRECT(ADDRESS([.$C232];4;1;1;&quot;Basic&quot;))*[.$B232]/[$Basic.$B$2]" office:value-type="float" office:value="0" calcext:value-type="float">
            <text:p>0</text:p>
          </table:table-cell>
          <table:table-cell table:formula="of:=INDIRECT(ADDRESS([.$C232];5;1;1;&quot;Basic&quot;))*[.$B232]/[$Basic.$B$2]" office:value-type="float" office:value="0" calcext:value-type="float">
            <text:p>0</text:p>
          </table:table-cell>
          <table:table-cell table:formula="of:=[.F232]" office:value-type="float" office:value="0" calcext:value-type="float">
            <text:p>0</text:p>
          </table:table-cell>
          <table:table-cell table:formula="of:=IF([.G232]=0;1;[.G232])" office:value-type="float" office:value="1" calcext:value-type="float">
            <text:p>1</text:p>
          </table:table-cell>
          <table:table-cell table:formula="of:=IF([.H232]=0;5;[.H232])" office:value-type="float" office:value="5" calcext:value-type="float">
            <text:p>5</text:p>
          </table:table-cell>
          <table:table-cell table:formula="of:=IF([.I232]=0;15;[.I232])" office:value-type="float" office:value="15" calcext:value-type="float">
            <text:p>15</text:p>
          </table:table-cell>
          <table:table-cell table:formula="of:=IF([.B232]=0;[.D232];&quot;&quot;) &amp; IF([.B232]=[$Basic.$B$2];&quot;Open Terrain&quot;;&quot;&quot;) &amp; IF([.B232]=[$Basic.$C$2];&quot;Difficult Terrain&quot;;&quot;&quot;) &amp; IF([.B232]=[$Basic.$D$2];&quot;Extreme Terrain&quot;;&quot;&quot;)" office:value-type="string" office:string-value="Difficult Terrain" calcext:value-type="string">
            <text:p>Difficult Terrain</text:p>
          </table:table-cell>
          <table:table-cell table:formula="of:= [.N232] &amp; &quot; &quot; &amp; [.E232]" office:value-type="string" office:string-value="Difficult Terrain 6/8" calcext:value-type="string">
            <text:p>Difficult Terrain 6/8</text:p>
          </table:table-cell>
          <table:table-cell table:formula="of:=CEILING([.J232])" office:value-type="float" office:value="0" calcext:value-type="float">
            <text:p>0</text:p>
          </table:table-cell>
          <table:table-cell table:formula="of:=CEILING(8*[.J232])" office:value-type="float" office:value="0" calcext:value-type="float">
            <text:p>0</text:p>
          </table:table-cell>
          <table:table-cell table:formula="of:=CEILING(1*[.K232])" office:value-type="float" office:value="1" calcext:value-type="float">
            <text:p>1</text:p>
          </table:table-cell>
          <table:table-cell table:formula="of:=CEILING(2*[.K232])" office:value-type="float" office:value="2" calcext:value-type="float">
            <text:p>2</text:p>
          </table:table-cell>
          <table:table-cell table:formula="of:=CEILING(5*[.K232])" office:value-type="float" office:value="5" calcext:value-type="float">
            <text:p>5</text:p>
          </table:table-cell>
          <table:table-cell table:formula="of:=CEILING(1*[.L232])" office:value-type="float" office:value="5" calcext:value-type="float">
            <text:p>5</text:p>
          </table:table-cell>
          <table:table-cell table:formula="of:=CEILING(2*[.L232])" office:value-type="float" office:value="10" calcext:value-type="float">
            <text:p>10</text:p>
          </table:table-cell>
          <table:table-cell table:formula="of:=CEILING(1*[.M232])" office:value-type="float" office:value="15" calcext:value-type="float">
            <text:p>15</text:p>
          </table:table-cell>
          <table:table-cell table:formula="of:=CEILING(2*[.M232])" office:value-type="float" office:value="30" calcext:value-type="float">
            <text:p>30</text:p>
          </table:table-cell>
          <table:table-cell table:formula="of:=CEILING(6*[.M232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table:formula="of:=MOD([.A233]-1;[$Basic.$A$2]+1)" office:value-type="float" office:value="7" calcext:value-type="float">
            <text:p>7</text:p>
          </table:table-cell>
          <table:table-cell table:formula="of:=CEILING(([.A233]-[.B233])/[$Basic.$A$2]; 1)+3" office:value-type="float" office:value="18" calcext:value-type="float">
            <text:p>18</text:p>
          </table:table-cell>
          <table:table-cell table:formula="of:=IF([.B233]=0;INDIRECT(ADDRESS([.C233];1;1;1;&quot;Basic&quot;));&quot;&quot;)">
            <text:p/>
          </table:table-cell>
          <table:table-cell table:style-name="ce3" table:formula="of:=[.B233] &amp; &quot;/&quot; &amp; [$Basic.$B$2]" office:value-type="string" office:string-value="7/8" calcext:value-type="string">
            <text:p>7/8</text:p>
          </table:table-cell>
          <table:table-cell table:formula="of:=INDIRECT(ADDRESS([.$C233];2;1;1;&quot;Basic&quot;))*[.$B233]/[$Basic.$B$2]" office:value-type="float" office:value="0" calcext:value-type="float">
            <text:p>0</text:p>
          </table:table-cell>
          <table:table-cell table:formula="of:=INDIRECT(ADDRESS([.$C233];3;1;1;&quot;Basic&quot;))*[.$B233]/[$Basic.$B$2]" office:value-type="float" office:value="0" calcext:value-type="float">
            <text:p>0</text:p>
          </table:table-cell>
          <table:table-cell table:formula="of:=INDIRECT(ADDRESS([.$C233];4;1;1;&quot;Basic&quot;))*[.$B233]/[$Basic.$B$2]" office:value-type="float" office:value="0" calcext:value-type="float">
            <text:p>0</text:p>
          </table:table-cell>
          <table:table-cell table:formula="of:=INDIRECT(ADDRESS([.$C233];5;1;1;&quot;Basic&quot;))*[.$B233]/[$Basic.$B$2]" office:value-type="float" office:value="0" calcext:value-type="float">
            <text:p>0</text:p>
          </table:table-cell>
          <table:table-cell table:formula="of:=[.F233]" office:value-type="float" office:value="0" calcext:value-type="float">
            <text:p>0</text:p>
          </table:table-cell>
          <table:table-cell table:formula="of:=IF([.G233]=0;1;[.G233])" office:value-type="float" office:value="1" calcext:value-type="float">
            <text:p>1</text:p>
          </table:table-cell>
          <table:table-cell table:formula="of:=IF([.H233]=0;5;[.H233])" office:value-type="float" office:value="5" calcext:value-type="float">
            <text:p>5</text:p>
          </table:table-cell>
          <table:table-cell table:formula="of:=IF([.I233]=0;15;[.I233])" office:value-type="float" office:value="15" calcext:value-type="float">
            <text:p>15</text:p>
          </table:table-cell>
          <table:table-cell table:formula="of:=IF([.B233]=0;[.D233];&quot;&quot;) &amp; IF([.B233]=[$Basic.$B$2];&quot;Open Terrain&quot;;&quot;&quot;) &amp; IF([.B233]=[$Basic.$C$2];&quot;Difficult Terrain&quot;;&quot;&quot;) &amp; IF([.B233]=[$Basic.$D$2];&quot;Extreme Terrain&quot;;&quot;&quot;)">
            <text:p/>
          </table:table-cell>
          <table:table-cell table:formula="of:= [.N233] &amp; &quot; &quot; &amp; [.E233]" office:value-type="string" office:string-value=" 7/8" calcext:value-type="string">
            <text:p><text:s/>7/8</text:p>
          </table:table-cell>
          <table:table-cell table:formula="of:=CEILING([.J233])" office:value-type="float" office:value="0" calcext:value-type="float">
            <text:p>0</text:p>
          </table:table-cell>
          <table:table-cell table:formula="of:=CEILING(8*[.J233])" office:value-type="float" office:value="0" calcext:value-type="float">
            <text:p>0</text:p>
          </table:table-cell>
          <table:table-cell table:formula="of:=CEILING(1*[.K233])" office:value-type="float" office:value="1" calcext:value-type="float">
            <text:p>1</text:p>
          </table:table-cell>
          <table:table-cell table:formula="of:=CEILING(2*[.K233])" office:value-type="float" office:value="2" calcext:value-type="float">
            <text:p>2</text:p>
          </table:table-cell>
          <table:table-cell table:formula="of:=CEILING(5*[.K233])" office:value-type="float" office:value="5" calcext:value-type="float">
            <text:p>5</text:p>
          </table:table-cell>
          <table:table-cell table:formula="of:=CEILING(1*[.L233])" office:value-type="float" office:value="5" calcext:value-type="float">
            <text:p>5</text:p>
          </table:table-cell>
          <table:table-cell table:formula="of:=CEILING(2*[.L233])" office:value-type="float" office:value="10" calcext:value-type="float">
            <text:p>10</text:p>
          </table:table-cell>
          <table:table-cell table:formula="of:=CEILING(1*[.M233])" office:value-type="float" office:value="15" calcext:value-type="float">
            <text:p>15</text:p>
          </table:table-cell>
          <table:table-cell table:formula="of:=CEILING(2*[.M233])" office:value-type="float" office:value="30" calcext:value-type="float">
            <text:p>30</text:p>
          </table:table-cell>
          <table:table-cell table:formula="of:=CEILING(6*[.M233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table:formula="of:=MOD([.A234]-1;[$Basic.$A$2]+1)" office:value-type="float" office:value="8" calcext:value-type="float">
            <text:p>8</text:p>
          </table:table-cell>
          <table:table-cell table:formula="of:=CEILING(([.A234]-[.B234])/[$Basic.$A$2]; 1)+3" office:value-type="float" office:value="18" calcext:value-type="float">
            <text:p>18</text:p>
          </table:table-cell>
          <table:table-cell table:formula="of:=IF([.B234]=0;INDIRECT(ADDRESS([.C234];1;1;1;&quot;Basic&quot;));&quot;&quot;)">
            <text:p/>
          </table:table-cell>
          <table:table-cell table:style-name="ce3" table:formula="of:=[.B234] &amp; &quot;/&quot; &amp; [$Basic.$B$2]" office:value-type="string" office:string-value="8/8" calcext:value-type="string">
            <text:p>8/8</text:p>
          </table:table-cell>
          <table:table-cell table:formula="of:=INDIRECT(ADDRESS([.$C234];2;1;1;&quot;Basic&quot;))*[.$B234]/[$Basic.$B$2]" office:value-type="float" office:value="0" calcext:value-type="float">
            <text:p>0</text:p>
          </table:table-cell>
          <table:table-cell table:formula="of:=INDIRECT(ADDRESS([.$C234];3;1;1;&quot;Basic&quot;))*[.$B234]/[$Basic.$B$2]" office:value-type="float" office:value="0" calcext:value-type="float">
            <text:p>0</text:p>
          </table:table-cell>
          <table:table-cell table:formula="of:=INDIRECT(ADDRESS([.$C234];4;1;1;&quot;Basic&quot;))*[.$B234]/[$Basic.$B$2]" office:value-type="float" office:value="0" calcext:value-type="float">
            <text:p>0</text:p>
          </table:table-cell>
          <table:table-cell table:formula="of:=INDIRECT(ADDRESS([.$C234];5;1;1;&quot;Basic&quot;))*[.$B234]/[$Basic.$B$2]" office:value-type="float" office:value="0" calcext:value-type="float">
            <text:p>0</text:p>
          </table:table-cell>
          <table:table-cell table:formula="of:=[.F234]" office:value-type="float" office:value="0" calcext:value-type="float">
            <text:p>0</text:p>
          </table:table-cell>
          <table:table-cell table:formula="of:=IF([.G234]=0;1;[.G234])" office:value-type="float" office:value="1" calcext:value-type="float">
            <text:p>1</text:p>
          </table:table-cell>
          <table:table-cell table:formula="of:=IF([.H234]=0;5;[.H234])" office:value-type="float" office:value="5" calcext:value-type="float">
            <text:p>5</text:p>
          </table:table-cell>
          <table:table-cell table:formula="of:=IF([.I234]=0;15;[.I234])" office:value-type="float" office:value="15" calcext:value-type="float">
            <text:p>15</text:p>
          </table:table-cell>
          <table:table-cell table:formula="of:=IF([.B234]=0;[.D234];&quot;&quot;) &amp; IF([.B234]=[$Basic.$B$2];&quot;Open Terrain&quot;;&quot;&quot;) &amp; IF([.B234]=[$Basic.$C$2];&quot;Difficult Terrain&quot;;&quot;&quot;) &amp; IF([.B234]=[$Basic.$D$2];&quot;Extreme Terrain&quot;;&quot;&quot;)" office:value-type="string" office:string-value="Open Terrain" calcext:value-type="string">
            <text:p>Open Terrain</text:p>
          </table:table-cell>
          <table:table-cell table:formula="of:= [.N234] &amp; &quot; &quot; &amp; [.E234]" office:value-type="string" office:string-value="Open Terrain 8/8" calcext:value-type="string">
            <text:p>Open Terrain 8/8</text:p>
          </table:table-cell>
          <table:table-cell table:formula="of:=CEILING([.J234])" office:value-type="float" office:value="0" calcext:value-type="float">
            <text:p>0</text:p>
          </table:table-cell>
          <table:table-cell table:formula="of:=CEILING(8*[.J234])" office:value-type="float" office:value="0" calcext:value-type="float">
            <text:p>0</text:p>
          </table:table-cell>
          <table:table-cell table:formula="of:=CEILING(1*[.K234])" office:value-type="float" office:value="1" calcext:value-type="float">
            <text:p>1</text:p>
          </table:table-cell>
          <table:table-cell table:formula="of:=CEILING(2*[.K234])" office:value-type="float" office:value="2" calcext:value-type="float">
            <text:p>2</text:p>
          </table:table-cell>
          <table:table-cell table:formula="of:=CEILING(5*[.K234])" office:value-type="float" office:value="5" calcext:value-type="float">
            <text:p>5</text:p>
          </table:table-cell>
          <table:table-cell table:formula="of:=CEILING(1*[.L234])" office:value-type="float" office:value="5" calcext:value-type="float">
            <text:p>5</text:p>
          </table:table-cell>
          <table:table-cell table:formula="of:=CEILING(2*[.L234])" office:value-type="float" office:value="10" calcext:value-type="float">
            <text:p>10</text:p>
          </table:table-cell>
          <table:table-cell table:formula="of:=CEILING(1*[.M234])" office:value-type="float" office:value="15" calcext:value-type="float">
            <text:p>15</text:p>
          </table:table-cell>
          <table:table-cell table:formula="of:=CEILING(2*[.M234])" office:value-type="float" office:value="30" calcext:value-type="float">
            <text:p>30</text:p>
          </table:table-cell>
          <table:table-cell table:formula="of:=CEILING(6*[.M234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table:formula="of:=MOD([.A235]-1;[$Basic.$A$2]+1)" office:value-type="float" office:value="9" calcext:value-type="float">
            <text:p>9</text:p>
          </table:table-cell>
          <table:table-cell table:formula="of:=CEILING(([.A235]-[.B235])/[$Basic.$A$2]; 1)+3" office:value-type="float" office:value="18" calcext:value-type="float">
            <text:p>18</text:p>
          </table:table-cell>
          <table:table-cell table:formula="of:=IF([.B235]=0;INDIRECT(ADDRESS([.C235];1;1;1;&quot;Basic&quot;));&quot;&quot;)">
            <text:p/>
          </table:table-cell>
          <table:table-cell table:style-name="ce3" table:formula="of:=[.B235] &amp; &quot;/&quot; &amp; [$Basic.$B$2]" office:value-type="string" office:string-value="9/8" calcext:value-type="string">
            <text:p>9/8</text:p>
          </table:table-cell>
          <table:table-cell table:formula="of:=INDIRECT(ADDRESS([.$C235];2;1;1;&quot;Basic&quot;))*[.$B235]/[$Basic.$B$2]" office:value-type="float" office:value="0" calcext:value-type="float">
            <text:p>0</text:p>
          </table:table-cell>
          <table:table-cell table:formula="of:=INDIRECT(ADDRESS([.$C235];3;1;1;&quot;Basic&quot;))*[.$B235]/[$Basic.$B$2]" office:value-type="float" office:value="0" calcext:value-type="float">
            <text:p>0</text:p>
          </table:table-cell>
          <table:table-cell table:formula="of:=INDIRECT(ADDRESS([.$C235];4;1;1;&quot;Basic&quot;))*[.$B235]/[$Basic.$B$2]" office:value-type="float" office:value="0" calcext:value-type="float">
            <text:p>0</text:p>
          </table:table-cell>
          <table:table-cell table:formula="of:=INDIRECT(ADDRESS([.$C235];5;1;1;&quot;Basic&quot;))*[.$B235]/[$Basic.$B$2]" office:value-type="float" office:value="0" calcext:value-type="float">
            <text:p>0</text:p>
          </table:table-cell>
          <table:table-cell table:formula="of:=[.F235]" office:value-type="float" office:value="0" calcext:value-type="float">
            <text:p>0</text:p>
          </table:table-cell>
          <table:table-cell table:formula="of:=IF([.G235]=0;1;[.G235])" office:value-type="float" office:value="1" calcext:value-type="float">
            <text:p>1</text:p>
          </table:table-cell>
          <table:table-cell table:formula="of:=IF([.H235]=0;5;[.H235])" office:value-type="float" office:value="5" calcext:value-type="float">
            <text:p>5</text:p>
          </table:table-cell>
          <table:table-cell table:formula="of:=IF([.I235]=0;15;[.I235])" office:value-type="float" office:value="15" calcext:value-type="float">
            <text:p>15</text:p>
          </table:table-cell>
          <table:table-cell table:formula="of:=IF([.B235]=0;[.D235];&quot;&quot;) &amp; IF([.B235]=[$Basic.$B$2];&quot;Open Terrain&quot;;&quot;&quot;) &amp; IF([.B235]=[$Basic.$C$2];&quot;Difficult Terrain&quot;;&quot;&quot;) &amp; IF([.B235]=[$Basic.$D$2];&quot;Extreme Terrain&quot;;&quot;&quot;)">
            <text:p/>
          </table:table-cell>
          <table:table-cell table:formula="of:= [.N235] &amp; &quot; &quot; &amp; [.E235]" office:value-type="string" office:string-value=" 9/8" calcext:value-type="string">
            <text:p><text:s/>9/8</text:p>
          </table:table-cell>
          <table:table-cell table:formula="of:=CEILING([.J235])" office:value-type="float" office:value="0" calcext:value-type="float">
            <text:p>0</text:p>
          </table:table-cell>
          <table:table-cell table:formula="of:=CEILING(8*[.J235])" office:value-type="float" office:value="0" calcext:value-type="float">
            <text:p>0</text:p>
          </table:table-cell>
          <table:table-cell table:formula="of:=CEILING(1*[.K235])" office:value-type="float" office:value="1" calcext:value-type="float">
            <text:p>1</text:p>
          </table:table-cell>
          <table:table-cell table:formula="of:=CEILING(2*[.K235])" office:value-type="float" office:value="2" calcext:value-type="float">
            <text:p>2</text:p>
          </table:table-cell>
          <table:table-cell table:formula="of:=CEILING(5*[.K235])" office:value-type="float" office:value="5" calcext:value-type="float">
            <text:p>5</text:p>
          </table:table-cell>
          <table:table-cell table:formula="of:=CEILING(1*[.L235])" office:value-type="float" office:value="5" calcext:value-type="float">
            <text:p>5</text:p>
          </table:table-cell>
          <table:table-cell table:formula="of:=CEILING(2*[.L235])" office:value-type="float" office:value="10" calcext:value-type="float">
            <text:p>10</text:p>
          </table:table-cell>
          <table:table-cell table:formula="of:=CEILING(1*[.M235])" office:value-type="float" office:value="15" calcext:value-type="float">
            <text:p>15</text:p>
          </table:table-cell>
          <table:table-cell table:formula="of:=CEILING(2*[.M235])" office:value-type="float" office:value="30" calcext:value-type="float">
            <text:p>30</text:p>
          </table:table-cell>
          <table:table-cell table:formula="of:=CEILING(6*[.M235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table:formula="of:=MOD([.A236]-1;[$Basic.$A$2]+1)" office:value-type="float" office:value="10" calcext:value-type="float">
            <text:p>10</text:p>
          </table:table-cell>
          <table:table-cell table:formula="of:=CEILING(([.A236]-[.B236])/[$Basic.$A$2]; 1)+3" office:value-type="float" office:value="18" calcext:value-type="float">
            <text:p>18</text:p>
          </table:table-cell>
          <table:table-cell table:formula="of:=IF([.B236]=0;INDIRECT(ADDRESS([.C236];1;1;1;&quot;Basic&quot;));&quot;&quot;)">
            <text:p/>
          </table:table-cell>
          <table:table-cell table:style-name="ce3" table:formula="of:=[.B236] &amp; &quot;/&quot; &amp; [$Basic.$B$2]" office:value-type="string" office:string-value="10/8" calcext:value-type="string">
            <text:p>10/8</text:p>
          </table:table-cell>
          <table:table-cell table:formula="of:=INDIRECT(ADDRESS([.$C236];2;1;1;&quot;Basic&quot;))*[.$B236]/[$Basic.$B$2]" office:value-type="float" office:value="0" calcext:value-type="float">
            <text:p>0</text:p>
          </table:table-cell>
          <table:table-cell table:formula="of:=INDIRECT(ADDRESS([.$C236];3;1;1;&quot;Basic&quot;))*[.$B236]/[$Basic.$B$2]" office:value-type="float" office:value="0" calcext:value-type="float">
            <text:p>0</text:p>
          </table:table-cell>
          <table:table-cell table:formula="of:=INDIRECT(ADDRESS([.$C236];4;1;1;&quot;Basic&quot;))*[.$B236]/[$Basic.$B$2]" office:value-type="float" office:value="0" calcext:value-type="float">
            <text:p>0</text:p>
          </table:table-cell>
          <table:table-cell table:formula="of:=INDIRECT(ADDRESS([.$C236];5;1;1;&quot;Basic&quot;))*[.$B236]/[$Basic.$B$2]" office:value-type="float" office:value="0" calcext:value-type="float">
            <text:p>0</text:p>
          </table:table-cell>
          <table:table-cell table:formula="of:=[.F236]" office:value-type="float" office:value="0" calcext:value-type="float">
            <text:p>0</text:p>
          </table:table-cell>
          <table:table-cell table:formula="of:=IF([.G236]=0;1;[.G236])" office:value-type="float" office:value="1" calcext:value-type="float">
            <text:p>1</text:p>
          </table:table-cell>
          <table:table-cell table:formula="of:=IF([.H236]=0;5;[.H236])" office:value-type="float" office:value="5" calcext:value-type="float">
            <text:p>5</text:p>
          </table:table-cell>
          <table:table-cell table:formula="of:=IF([.I236]=0;15;[.I236])" office:value-type="float" office:value="15" calcext:value-type="float">
            <text:p>15</text:p>
          </table:table-cell>
          <table:table-cell table:formula="of:=IF([.B236]=0;[.D236];&quot;&quot;) &amp; IF([.B236]=[$Basic.$B$2];&quot;Open Terrain&quot;;&quot;&quot;) &amp; IF([.B236]=[$Basic.$C$2];&quot;Difficult Terrain&quot;;&quot;&quot;) &amp; IF([.B236]=[$Basic.$D$2];&quot;Extreme Terrain&quot;;&quot;&quot;)">
            <text:p/>
          </table:table-cell>
          <table:table-cell table:formula="of:= [.N236] &amp; &quot; &quot; &amp; [.E236]" office:value-type="string" office:string-value=" 10/8" calcext:value-type="string">
            <text:p><text:s/>10/8</text:p>
          </table:table-cell>
          <table:table-cell table:formula="of:=CEILING([.J236])" office:value-type="float" office:value="0" calcext:value-type="float">
            <text:p>0</text:p>
          </table:table-cell>
          <table:table-cell table:formula="of:=CEILING(8*[.J236])" office:value-type="float" office:value="0" calcext:value-type="float">
            <text:p>0</text:p>
          </table:table-cell>
          <table:table-cell table:formula="of:=CEILING(1*[.K236])" office:value-type="float" office:value="1" calcext:value-type="float">
            <text:p>1</text:p>
          </table:table-cell>
          <table:table-cell table:formula="of:=CEILING(2*[.K236])" office:value-type="float" office:value="2" calcext:value-type="float">
            <text:p>2</text:p>
          </table:table-cell>
          <table:table-cell table:formula="of:=CEILING(5*[.K236])" office:value-type="float" office:value="5" calcext:value-type="float">
            <text:p>5</text:p>
          </table:table-cell>
          <table:table-cell table:formula="of:=CEILING(1*[.L236])" office:value-type="float" office:value="5" calcext:value-type="float">
            <text:p>5</text:p>
          </table:table-cell>
          <table:table-cell table:formula="of:=CEILING(2*[.L236])" office:value-type="float" office:value="10" calcext:value-type="float">
            <text:p>10</text:p>
          </table:table-cell>
          <table:table-cell table:formula="of:=CEILING(1*[.M236])" office:value-type="float" office:value="15" calcext:value-type="float">
            <text:p>15</text:p>
          </table:table-cell>
          <table:table-cell table:formula="of:=CEILING(2*[.M236])" office:value-type="float" office:value="30" calcext:value-type="float">
            <text:p>30</text:p>
          </table:table-cell>
          <table:table-cell table:formula="of:=CEILING(6*[.M236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table:formula="of:=MOD([.A237]-1;[$Basic.$A$2]+1)" office:value-type="float" office:value="11" calcext:value-type="float">
            <text:p>11</text:p>
          </table:table-cell>
          <table:table-cell table:formula="of:=CEILING(([.A237]-[.B237])/[$Basic.$A$2]; 1)+3" office:value-type="float" office:value="18" calcext:value-type="float">
            <text:p>18</text:p>
          </table:table-cell>
          <table:table-cell table:formula="of:=IF([.B237]=0;INDIRECT(ADDRESS([.C237];1;1;1;&quot;Basic&quot;));&quot;&quot;)">
            <text:p/>
          </table:table-cell>
          <table:table-cell table:style-name="ce3" table:formula="of:=[.B237] &amp; &quot;/&quot; &amp; [$Basic.$B$2]" office:value-type="string" office:string-value="11/8" calcext:value-type="string">
            <text:p>11/8</text:p>
          </table:table-cell>
          <table:table-cell table:formula="of:=INDIRECT(ADDRESS([.$C237];2;1;1;&quot;Basic&quot;))*[.$B237]/[$Basic.$B$2]" office:value-type="float" office:value="0" calcext:value-type="float">
            <text:p>0</text:p>
          </table:table-cell>
          <table:table-cell table:formula="of:=INDIRECT(ADDRESS([.$C237];3;1;1;&quot;Basic&quot;))*[.$B237]/[$Basic.$B$2]" office:value-type="float" office:value="0" calcext:value-type="float">
            <text:p>0</text:p>
          </table:table-cell>
          <table:table-cell table:formula="of:=INDIRECT(ADDRESS([.$C237];4;1;1;&quot;Basic&quot;))*[.$B237]/[$Basic.$B$2]" office:value-type="float" office:value="0" calcext:value-type="float">
            <text:p>0</text:p>
          </table:table-cell>
          <table:table-cell table:formula="of:=INDIRECT(ADDRESS([.$C237];5;1;1;&quot;Basic&quot;))*[.$B237]/[$Basic.$B$2]" office:value-type="float" office:value="0" calcext:value-type="float">
            <text:p>0</text:p>
          </table:table-cell>
          <table:table-cell table:formula="of:=[.F237]" office:value-type="float" office:value="0" calcext:value-type="float">
            <text:p>0</text:p>
          </table:table-cell>
          <table:table-cell table:formula="of:=IF([.G237]=0;1;[.G237])" office:value-type="float" office:value="1" calcext:value-type="float">
            <text:p>1</text:p>
          </table:table-cell>
          <table:table-cell table:formula="of:=IF([.H237]=0;5;[.H237])" office:value-type="float" office:value="5" calcext:value-type="float">
            <text:p>5</text:p>
          </table:table-cell>
          <table:table-cell table:formula="of:=IF([.I237]=0;15;[.I237])" office:value-type="float" office:value="15" calcext:value-type="float">
            <text:p>15</text:p>
          </table:table-cell>
          <table:table-cell table:formula="of:=IF([.B237]=0;[.D237];&quot;&quot;) &amp; IF([.B237]=[$Basic.$B$2];&quot;Open Terrain&quot;;&quot;&quot;) &amp; IF([.B237]=[$Basic.$C$2];&quot;Difficult Terrain&quot;;&quot;&quot;) &amp; IF([.B237]=[$Basic.$D$2];&quot;Extreme Terrain&quot;;&quot;&quot;)">
            <text:p/>
          </table:table-cell>
          <table:table-cell table:formula="of:= [.N237] &amp; &quot; &quot; &amp; [.E237]" office:value-type="string" office:string-value=" 11/8" calcext:value-type="string">
            <text:p><text:s/>11/8</text:p>
          </table:table-cell>
          <table:table-cell table:formula="of:=CEILING([.J237])" office:value-type="float" office:value="0" calcext:value-type="float">
            <text:p>0</text:p>
          </table:table-cell>
          <table:table-cell table:formula="of:=CEILING(8*[.J237])" office:value-type="float" office:value="0" calcext:value-type="float">
            <text:p>0</text:p>
          </table:table-cell>
          <table:table-cell table:formula="of:=CEILING(1*[.K237])" office:value-type="float" office:value="1" calcext:value-type="float">
            <text:p>1</text:p>
          </table:table-cell>
          <table:table-cell table:formula="of:=CEILING(2*[.K237])" office:value-type="float" office:value="2" calcext:value-type="float">
            <text:p>2</text:p>
          </table:table-cell>
          <table:table-cell table:formula="of:=CEILING(5*[.K237])" office:value-type="float" office:value="5" calcext:value-type="float">
            <text:p>5</text:p>
          </table:table-cell>
          <table:table-cell table:formula="of:=CEILING(1*[.L237])" office:value-type="float" office:value="5" calcext:value-type="float">
            <text:p>5</text:p>
          </table:table-cell>
          <table:table-cell table:formula="of:=CEILING(2*[.L237])" office:value-type="float" office:value="10" calcext:value-type="float">
            <text:p>10</text:p>
          </table:table-cell>
          <table:table-cell table:formula="of:=CEILING(1*[.M237])" office:value-type="float" office:value="15" calcext:value-type="float">
            <text:p>15</text:p>
          </table:table-cell>
          <table:table-cell table:formula="of:=CEILING(2*[.M237])" office:value-type="float" office:value="30" calcext:value-type="float">
            <text:p>30</text:p>
          </table:table-cell>
          <table:table-cell table:formula="of:=CEILING(6*[.M237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table:formula="of:=MOD([.A238]-1;[$Basic.$A$2]+1)" office:value-type="float" office:value="12" calcext:value-type="float">
            <text:p>12</text:p>
          </table:table-cell>
          <table:table-cell table:formula="of:=CEILING(([.A238]-[.B238])/[$Basic.$A$2]; 1)+3" office:value-type="float" office:value="18" calcext:value-type="float">
            <text:p>18</text:p>
          </table:table-cell>
          <table:table-cell table:formula="of:=IF([.B238]=0;INDIRECT(ADDRESS([.C238];1;1;1;&quot;Basic&quot;));&quot;&quot;)">
            <text:p/>
          </table:table-cell>
          <table:table-cell table:style-name="ce3" table:formula="of:=[.B238] &amp; &quot;/&quot; &amp; [$Basic.$B$2]" office:value-type="string" office:string-value="12/8" calcext:value-type="string">
            <text:p>12/8</text:p>
          </table:table-cell>
          <table:table-cell table:formula="of:=INDIRECT(ADDRESS([.$C238];2;1;1;&quot;Basic&quot;))*[.$B238]/[$Basic.$B$2]" office:value-type="float" office:value="0" calcext:value-type="float">
            <text:p>0</text:p>
          </table:table-cell>
          <table:table-cell table:formula="of:=INDIRECT(ADDRESS([.$C238];3;1;1;&quot;Basic&quot;))*[.$B238]/[$Basic.$B$2]" office:value-type="float" office:value="0" calcext:value-type="float">
            <text:p>0</text:p>
          </table:table-cell>
          <table:table-cell table:formula="of:=INDIRECT(ADDRESS([.$C238];4;1;1;&quot;Basic&quot;))*[.$B238]/[$Basic.$B$2]" office:value-type="float" office:value="0" calcext:value-type="float">
            <text:p>0</text:p>
          </table:table-cell>
          <table:table-cell table:formula="of:=INDIRECT(ADDRESS([.$C238];5;1;1;&quot;Basic&quot;))*[.$B238]/[$Basic.$B$2]" office:value-type="float" office:value="0" calcext:value-type="float">
            <text:p>0</text:p>
          </table:table-cell>
          <table:table-cell table:formula="of:=[.F238]" office:value-type="float" office:value="0" calcext:value-type="float">
            <text:p>0</text:p>
          </table:table-cell>
          <table:table-cell table:formula="of:=IF([.G238]=0;1;[.G238])" office:value-type="float" office:value="1" calcext:value-type="float">
            <text:p>1</text:p>
          </table:table-cell>
          <table:table-cell table:formula="of:=IF([.H238]=0;5;[.H238])" office:value-type="float" office:value="5" calcext:value-type="float">
            <text:p>5</text:p>
          </table:table-cell>
          <table:table-cell table:formula="of:=IF([.I238]=0;15;[.I238])" office:value-type="float" office:value="15" calcext:value-type="float">
            <text:p>15</text:p>
          </table:table-cell>
          <table:table-cell table:formula="of:=IF([.B238]=0;[.D238];&quot;&quot;) &amp; IF([.B238]=[$Basic.$B$2];&quot;Open Terrain&quot;;&quot;&quot;) &amp; IF([.B238]=[$Basic.$C$2];&quot;Difficult Terrain&quot;;&quot;&quot;) &amp; IF([.B238]=[$Basic.$D$2];&quot;Extreme Terrain&quot;;&quot;&quot;)">
            <text:p/>
          </table:table-cell>
          <table:table-cell table:formula="of:= [.N238] &amp; &quot; &quot; &amp; [.E238]" office:value-type="string" office:string-value=" 12/8" calcext:value-type="string">
            <text:p><text:s/>12/8</text:p>
          </table:table-cell>
          <table:table-cell table:formula="of:=CEILING([.J238])" office:value-type="float" office:value="0" calcext:value-type="float">
            <text:p>0</text:p>
          </table:table-cell>
          <table:table-cell table:formula="of:=CEILING(8*[.J238])" office:value-type="float" office:value="0" calcext:value-type="float">
            <text:p>0</text:p>
          </table:table-cell>
          <table:table-cell table:formula="of:=CEILING(1*[.K238])" office:value-type="float" office:value="1" calcext:value-type="float">
            <text:p>1</text:p>
          </table:table-cell>
          <table:table-cell table:formula="of:=CEILING(2*[.K238])" office:value-type="float" office:value="2" calcext:value-type="float">
            <text:p>2</text:p>
          </table:table-cell>
          <table:table-cell table:formula="of:=CEILING(5*[.K238])" office:value-type="float" office:value="5" calcext:value-type="float">
            <text:p>5</text:p>
          </table:table-cell>
          <table:table-cell table:formula="of:=CEILING(1*[.L238])" office:value-type="float" office:value="5" calcext:value-type="float">
            <text:p>5</text:p>
          </table:table-cell>
          <table:table-cell table:formula="of:=CEILING(2*[.L238])" office:value-type="float" office:value="10" calcext:value-type="float">
            <text:p>10</text:p>
          </table:table-cell>
          <table:table-cell table:formula="of:=CEILING(1*[.M238])" office:value-type="float" office:value="15" calcext:value-type="float">
            <text:p>15</text:p>
          </table:table-cell>
          <table:table-cell table:formula="of:=CEILING(2*[.M238])" office:value-type="float" office:value="30" calcext:value-type="float">
            <text:p>30</text:p>
          </table:table-cell>
          <table:table-cell table:formula="of:=CEILING(6*[.M238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table:formula="of:=MOD([.A239]-1;[$Basic.$A$2]+1)" office:value-type="float" office:value="13" calcext:value-type="float">
            <text:p>13</text:p>
          </table:table-cell>
          <table:table-cell table:formula="of:=CEILING(([.A239]-[.B239])/[$Basic.$A$2]; 1)+3" office:value-type="float" office:value="18" calcext:value-type="float">
            <text:p>18</text:p>
          </table:table-cell>
          <table:table-cell table:formula="of:=IF([.B239]=0;INDIRECT(ADDRESS([.C239];1;1;1;&quot;Basic&quot;));&quot;&quot;)">
            <text:p/>
          </table:table-cell>
          <table:table-cell table:style-name="ce3" table:formula="of:=[.B239] &amp; &quot;/&quot; &amp; [$Basic.$B$2]" office:value-type="string" office:string-value="13/8" calcext:value-type="string">
            <text:p>13/8</text:p>
          </table:table-cell>
          <table:table-cell table:formula="of:=INDIRECT(ADDRESS([.$C239];2;1;1;&quot;Basic&quot;))*[.$B239]/[$Basic.$B$2]" office:value-type="float" office:value="0" calcext:value-type="float">
            <text:p>0</text:p>
          </table:table-cell>
          <table:table-cell table:formula="of:=INDIRECT(ADDRESS([.$C239];3;1;1;&quot;Basic&quot;))*[.$B239]/[$Basic.$B$2]" office:value-type="float" office:value="0" calcext:value-type="float">
            <text:p>0</text:p>
          </table:table-cell>
          <table:table-cell table:formula="of:=INDIRECT(ADDRESS([.$C239];4;1;1;&quot;Basic&quot;))*[.$B239]/[$Basic.$B$2]" office:value-type="float" office:value="0" calcext:value-type="float">
            <text:p>0</text:p>
          </table:table-cell>
          <table:table-cell table:formula="of:=INDIRECT(ADDRESS([.$C239];5;1;1;&quot;Basic&quot;))*[.$B239]/[$Basic.$B$2]" office:value-type="float" office:value="0" calcext:value-type="float">
            <text:p>0</text:p>
          </table:table-cell>
          <table:table-cell table:formula="of:=[.F239]" office:value-type="float" office:value="0" calcext:value-type="float">
            <text:p>0</text:p>
          </table:table-cell>
          <table:table-cell table:formula="of:=IF([.G239]=0;1;[.G239])" office:value-type="float" office:value="1" calcext:value-type="float">
            <text:p>1</text:p>
          </table:table-cell>
          <table:table-cell table:formula="of:=IF([.H239]=0;5;[.H239])" office:value-type="float" office:value="5" calcext:value-type="float">
            <text:p>5</text:p>
          </table:table-cell>
          <table:table-cell table:formula="of:=IF([.I239]=0;15;[.I239])" office:value-type="float" office:value="15" calcext:value-type="float">
            <text:p>15</text:p>
          </table:table-cell>
          <table:table-cell table:formula="of:=IF([.B239]=0;[.D239];&quot;&quot;) &amp; IF([.B239]=[$Basic.$B$2];&quot;Open Terrain&quot;;&quot;&quot;) &amp; IF([.B239]=[$Basic.$C$2];&quot;Difficult Terrain&quot;;&quot;&quot;) &amp; IF([.B239]=[$Basic.$D$2];&quot;Extreme Terrain&quot;;&quot;&quot;)">
            <text:p/>
          </table:table-cell>
          <table:table-cell table:formula="of:= [.N239] &amp; &quot; &quot; &amp; [.E239]" office:value-type="string" office:string-value=" 13/8" calcext:value-type="string">
            <text:p><text:s/>13/8</text:p>
          </table:table-cell>
          <table:table-cell table:formula="of:=CEILING([.J239])" office:value-type="float" office:value="0" calcext:value-type="float">
            <text:p>0</text:p>
          </table:table-cell>
          <table:table-cell table:formula="of:=CEILING(8*[.J239])" office:value-type="float" office:value="0" calcext:value-type="float">
            <text:p>0</text:p>
          </table:table-cell>
          <table:table-cell table:formula="of:=CEILING(1*[.K239])" office:value-type="float" office:value="1" calcext:value-type="float">
            <text:p>1</text:p>
          </table:table-cell>
          <table:table-cell table:formula="of:=CEILING(2*[.K239])" office:value-type="float" office:value="2" calcext:value-type="float">
            <text:p>2</text:p>
          </table:table-cell>
          <table:table-cell table:formula="of:=CEILING(5*[.K239])" office:value-type="float" office:value="5" calcext:value-type="float">
            <text:p>5</text:p>
          </table:table-cell>
          <table:table-cell table:formula="of:=CEILING(1*[.L239])" office:value-type="float" office:value="5" calcext:value-type="float">
            <text:p>5</text:p>
          </table:table-cell>
          <table:table-cell table:formula="of:=CEILING(2*[.L239])" office:value-type="float" office:value="10" calcext:value-type="float">
            <text:p>10</text:p>
          </table:table-cell>
          <table:table-cell table:formula="of:=CEILING(1*[.M239])" office:value-type="float" office:value="15" calcext:value-type="float">
            <text:p>15</text:p>
          </table:table-cell>
          <table:table-cell table:formula="of:=CEILING(2*[.M239])" office:value-type="float" office:value="30" calcext:value-type="float">
            <text:p>30</text:p>
          </table:table-cell>
          <table:table-cell table:formula="of:=CEILING(6*[.M239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table:formula="of:=MOD([.A240]-1;[$Basic.$A$2]+1)" office:value-type="float" office:value="14" calcext:value-type="float">
            <text:p>14</text:p>
          </table:table-cell>
          <table:table-cell table:formula="of:=CEILING(([.A240]-[.B240])/[$Basic.$A$2]; 1)+3" office:value-type="float" office:value="18" calcext:value-type="float">
            <text:p>18</text:p>
          </table:table-cell>
          <table:table-cell table:formula="of:=IF([.B240]=0;INDIRECT(ADDRESS([.C240];1;1;1;&quot;Basic&quot;));&quot;&quot;)">
            <text:p/>
          </table:table-cell>
          <table:table-cell table:style-name="ce3" table:formula="of:=[.B240] &amp; &quot;/&quot; &amp; [$Basic.$B$2]" office:value-type="string" office:string-value="14/8" calcext:value-type="string">
            <text:p>14/8</text:p>
          </table:table-cell>
          <table:table-cell table:formula="of:=INDIRECT(ADDRESS([.$C240];2;1;1;&quot;Basic&quot;))*[.$B240]/[$Basic.$B$2]" office:value-type="float" office:value="0" calcext:value-type="float">
            <text:p>0</text:p>
          </table:table-cell>
          <table:table-cell table:formula="of:=INDIRECT(ADDRESS([.$C240];3;1;1;&quot;Basic&quot;))*[.$B240]/[$Basic.$B$2]" office:value-type="float" office:value="0" calcext:value-type="float">
            <text:p>0</text:p>
          </table:table-cell>
          <table:table-cell table:formula="of:=INDIRECT(ADDRESS([.$C240];4;1;1;&quot;Basic&quot;))*[.$B240]/[$Basic.$B$2]" office:value-type="float" office:value="0" calcext:value-type="float">
            <text:p>0</text:p>
          </table:table-cell>
          <table:table-cell table:formula="of:=INDIRECT(ADDRESS([.$C240];5;1;1;&quot;Basic&quot;))*[.$B240]/[$Basic.$B$2]" office:value-type="float" office:value="0" calcext:value-type="float">
            <text:p>0</text:p>
          </table:table-cell>
          <table:table-cell table:formula="of:=[.F240]" office:value-type="float" office:value="0" calcext:value-type="float">
            <text:p>0</text:p>
          </table:table-cell>
          <table:table-cell table:formula="of:=IF([.G240]=0;1;[.G240])" office:value-type="float" office:value="1" calcext:value-type="float">
            <text:p>1</text:p>
          </table:table-cell>
          <table:table-cell table:formula="of:=IF([.H240]=0;5;[.H240])" office:value-type="float" office:value="5" calcext:value-type="float">
            <text:p>5</text:p>
          </table:table-cell>
          <table:table-cell table:formula="of:=IF([.I240]=0;15;[.I240])" office:value-type="float" office:value="15" calcext:value-type="float">
            <text:p>15</text:p>
          </table:table-cell>
          <table:table-cell table:formula="of:=IF([.B240]=0;[.D240];&quot;&quot;) &amp; IF([.B240]=[$Basic.$B$2];&quot;Open Terrain&quot;;&quot;&quot;) &amp; IF([.B240]=[$Basic.$C$2];&quot;Difficult Terrain&quot;;&quot;&quot;) &amp; IF([.B240]=[$Basic.$D$2];&quot;Extreme Terrain&quot;;&quot;&quot;)">
            <text:p/>
          </table:table-cell>
          <table:table-cell table:formula="of:= [.N240] &amp; &quot; &quot; &amp; [.E240]" office:value-type="string" office:string-value=" 14/8" calcext:value-type="string">
            <text:p><text:s/>14/8</text:p>
          </table:table-cell>
          <table:table-cell table:formula="of:=CEILING([.J240])" office:value-type="float" office:value="0" calcext:value-type="float">
            <text:p>0</text:p>
          </table:table-cell>
          <table:table-cell table:formula="of:=CEILING(8*[.J240])" office:value-type="float" office:value="0" calcext:value-type="float">
            <text:p>0</text:p>
          </table:table-cell>
          <table:table-cell table:formula="of:=CEILING(1*[.K240])" office:value-type="float" office:value="1" calcext:value-type="float">
            <text:p>1</text:p>
          </table:table-cell>
          <table:table-cell table:formula="of:=CEILING(2*[.K240])" office:value-type="float" office:value="2" calcext:value-type="float">
            <text:p>2</text:p>
          </table:table-cell>
          <table:table-cell table:formula="of:=CEILING(5*[.K240])" office:value-type="float" office:value="5" calcext:value-type="float">
            <text:p>5</text:p>
          </table:table-cell>
          <table:table-cell table:formula="of:=CEILING(1*[.L240])" office:value-type="float" office:value="5" calcext:value-type="float">
            <text:p>5</text:p>
          </table:table-cell>
          <table:table-cell table:formula="of:=CEILING(2*[.L240])" office:value-type="float" office:value="10" calcext:value-type="float">
            <text:p>10</text:p>
          </table:table-cell>
          <table:table-cell table:formula="of:=CEILING(1*[.M240])" office:value-type="float" office:value="15" calcext:value-type="float">
            <text:p>15</text:p>
          </table:table-cell>
          <table:table-cell table:formula="of:=CEILING(2*[.M240])" office:value-type="float" office:value="30" calcext:value-type="float">
            <text:p>30</text:p>
          </table:table-cell>
          <table:table-cell table:formula="of:=CEILING(6*[.M240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table:formula="of:=MOD([.A241]-1;[$Basic.$A$2]+1)" office:value-type="float" office:value="15" calcext:value-type="float">
            <text:p>15</text:p>
          </table:table-cell>
          <table:table-cell table:formula="of:=CEILING(([.A241]-[.B241])/[$Basic.$A$2]; 1)+3" office:value-type="float" office:value="18" calcext:value-type="float">
            <text:p>18</text:p>
          </table:table-cell>
          <table:table-cell table:formula="of:=IF([.B241]=0;INDIRECT(ADDRESS([.C241];1;1;1;&quot;Basic&quot;));&quot;&quot;)">
            <text:p/>
          </table:table-cell>
          <table:table-cell table:style-name="ce3" table:formula="of:=[.B241] &amp; &quot;/&quot; &amp; [$Basic.$B$2]" office:value-type="string" office:string-value="15/8" calcext:value-type="string">
            <text:p>15/8</text:p>
          </table:table-cell>
          <table:table-cell table:formula="of:=INDIRECT(ADDRESS([.$C241];2;1;1;&quot;Basic&quot;))*[.$B241]/[$Basic.$B$2]" office:value-type="float" office:value="0" calcext:value-type="float">
            <text:p>0</text:p>
          </table:table-cell>
          <table:table-cell table:formula="of:=INDIRECT(ADDRESS([.$C241];3;1;1;&quot;Basic&quot;))*[.$B241]/[$Basic.$B$2]" office:value-type="float" office:value="0" calcext:value-type="float">
            <text:p>0</text:p>
          </table:table-cell>
          <table:table-cell table:formula="of:=INDIRECT(ADDRESS([.$C241];4;1;1;&quot;Basic&quot;))*[.$B241]/[$Basic.$B$2]" office:value-type="float" office:value="0" calcext:value-type="float">
            <text:p>0</text:p>
          </table:table-cell>
          <table:table-cell table:formula="of:=INDIRECT(ADDRESS([.$C241];5;1;1;&quot;Basic&quot;))*[.$B241]/[$Basic.$B$2]" office:value-type="float" office:value="0" calcext:value-type="float">
            <text:p>0</text:p>
          </table:table-cell>
          <table:table-cell table:formula="of:=[.F241]" office:value-type="float" office:value="0" calcext:value-type="float">
            <text:p>0</text:p>
          </table:table-cell>
          <table:table-cell table:formula="of:=IF([.G241]=0;1;[.G241])" office:value-type="float" office:value="1" calcext:value-type="float">
            <text:p>1</text:p>
          </table:table-cell>
          <table:table-cell table:formula="of:=IF([.H241]=0;5;[.H241])" office:value-type="float" office:value="5" calcext:value-type="float">
            <text:p>5</text:p>
          </table:table-cell>
          <table:table-cell table:formula="of:=IF([.I241]=0;15;[.I241])" office:value-type="float" office:value="15" calcext:value-type="float">
            <text:p>15</text:p>
          </table:table-cell>
          <table:table-cell table:formula="of:=IF([.B241]=0;[.D241];&quot;&quot;) &amp; IF([.B241]=[$Basic.$B$2];&quot;Open Terrain&quot;;&quot;&quot;) &amp; IF([.B241]=[$Basic.$C$2];&quot;Difficult Terrain&quot;;&quot;&quot;) &amp; IF([.B241]=[$Basic.$D$2];&quot;Extreme Terrain&quot;;&quot;&quot;)">
            <text:p/>
          </table:table-cell>
          <table:table-cell table:formula="of:= [.N241] &amp; &quot; &quot; &amp; [.E241]" office:value-type="string" office:string-value=" 15/8" calcext:value-type="string">
            <text:p><text:s/>15/8</text:p>
          </table:table-cell>
          <table:table-cell table:formula="of:=CEILING([.J241])" office:value-type="float" office:value="0" calcext:value-type="float">
            <text:p>0</text:p>
          </table:table-cell>
          <table:table-cell table:formula="of:=CEILING(8*[.J241])" office:value-type="float" office:value="0" calcext:value-type="float">
            <text:p>0</text:p>
          </table:table-cell>
          <table:table-cell table:formula="of:=CEILING(1*[.K241])" office:value-type="float" office:value="1" calcext:value-type="float">
            <text:p>1</text:p>
          </table:table-cell>
          <table:table-cell table:formula="of:=CEILING(2*[.K241])" office:value-type="float" office:value="2" calcext:value-type="float">
            <text:p>2</text:p>
          </table:table-cell>
          <table:table-cell table:formula="of:=CEILING(5*[.K241])" office:value-type="float" office:value="5" calcext:value-type="float">
            <text:p>5</text:p>
          </table:table-cell>
          <table:table-cell table:formula="of:=CEILING(1*[.L241])" office:value-type="float" office:value="5" calcext:value-type="float">
            <text:p>5</text:p>
          </table:table-cell>
          <table:table-cell table:formula="of:=CEILING(2*[.L241])" office:value-type="float" office:value="10" calcext:value-type="float">
            <text:p>10</text:p>
          </table:table-cell>
          <table:table-cell table:formula="of:=CEILING(1*[.M241])" office:value-type="float" office:value="15" calcext:value-type="float">
            <text:p>15</text:p>
          </table:table-cell>
          <table:table-cell table:formula="of:=CEILING(2*[.M241])" office:value-type="float" office:value="30" calcext:value-type="float">
            <text:p>30</text:p>
          </table:table-cell>
          <table:table-cell table:formula="of:=CEILING(6*[.M241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table:formula="of:=MOD([.A242]-1;[$Basic.$A$2]+1)" office:value-type="float" office:value="0" calcext:value-type="float">
            <text:p>0</text:p>
          </table:table-cell>
          <table:table-cell table:formula="of:=CEILING(([.A242]-[.B242])/[$Basic.$A$2]; 1)+3" office:value-type="float" office:value="20" calcext:value-type="float">
            <text:p>20</text:p>
          </table:table-cell>
          <table:table-cell table:formula="of:=IF([.B242]=0;INDIRECT(ADDRESS([.C242];1;1;1;&quot;Basic&quot;));&quot;&quot;)" office:value-type="float" office:value="0" calcext:value-type="float">
            <text:p>0</text:p>
          </table:table-cell>
          <table:table-cell table:style-name="ce3" table:formula="of:=[.B242] &amp; &quot;/&quot; &amp; [$Basic.$B$2]" office:value-type="string" office:string-value="0/8" calcext:value-type="string">
            <text:p>0/8</text:p>
          </table:table-cell>
          <table:table-cell table:formula="of:=INDIRECT(ADDRESS([.$C242];2;1;1;&quot;Basic&quot;))*[.$B242]/[$Basic.$B$2]" office:value-type="float" office:value="0" calcext:value-type="float">
            <text:p>0</text:p>
          </table:table-cell>
          <table:table-cell table:formula="of:=INDIRECT(ADDRESS([.$C242];3;1;1;&quot;Basic&quot;))*[.$B242]/[$Basic.$B$2]" office:value-type="float" office:value="0" calcext:value-type="float">
            <text:p>0</text:p>
          </table:table-cell>
          <table:table-cell table:formula="of:=INDIRECT(ADDRESS([.$C242];4;1;1;&quot;Basic&quot;))*[.$B242]/[$Basic.$B$2]" office:value-type="float" office:value="0" calcext:value-type="float">
            <text:p>0</text:p>
          </table:table-cell>
          <table:table-cell table:formula="of:=INDIRECT(ADDRESS([.$C242];5;1;1;&quot;Basic&quot;))*[.$B242]/[$Basic.$B$2]" office:value-type="float" office:value="0" calcext:value-type="float">
            <text:p>0</text:p>
          </table:table-cell>
          <table:table-cell table:formula="of:=[.F242]" office:value-type="float" office:value="0" calcext:value-type="float">
            <text:p>0</text:p>
          </table:table-cell>
          <table:table-cell table:formula="of:=IF([.G242]=0;1;[.G242])" office:value-type="float" office:value="1" calcext:value-type="float">
            <text:p>1</text:p>
          </table:table-cell>
          <table:table-cell table:formula="of:=IF([.H242]=0;5;[.H242])" office:value-type="float" office:value="5" calcext:value-type="float">
            <text:p>5</text:p>
          </table:table-cell>
          <table:table-cell table:formula="of:=IF([.I242]=0;15;[.I242])" office:value-type="float" office:value="15" calcext:value-type="float">
            <text:p>15</text:p>
          </table:table-cell>
          <table:table-cell table:formula="of:=IF([.B242]=0;[.D242];&quot;&quot;) &amp; IF([.B242]=[$Basic.$B$2];&quot;Open Terrain&quot;;&quot;&quot;) &amp; IF([.B242]=[$Basic.$C$2];&quot;Difficult Terrain&quot;;&quot;&quot;) &amp; IF([.B242]=[$Basic.$D$2];&quot;Extreme Terrain&quot;;&quot;&quot;)" office:value-type="string" office:string-value="0" calcext:value-type="string">
            <text:p>0</text:p>
          </table:table-cell>
          <table:table-cell table:formula="of:= [.N242] &amp; &quot; &quot; &amp; [.E242]" office:value-type="string" office:string-value="0 0/8" calcext:value-type="string">
            <text:p>0 0/8</text:p>
          </table:table-cell>
          <table:table-cell table:formula="of:=CEILING([.J242])" office:value-type="float" office:value="0" calcext:value-type="float">
            <text:p>0</text:p>
          </table:table-cell>
          <table:table-cell table:formula="of:=CEILING(8*[.J242])" office:value-type="float" office:value="0" calcext:value-type="float">
            <text:p>0</text:p>
          </table:table-cell>
          <table:table-cell table:formula="of:=CEILING(1*[.K242])" office:value-type="float" office:value="1" calcext:value-type="float">
            <text:p>1</text:p>
          </table:table-cell>
          <table:table-cell table:formula="of:=CEILING(2*[.K242])" office:value-type="float" office:value="2" calcext:value-type="float">
            <text:p>2</text:p>
          </table:table-cell>
          <table:table-cell table:formula="of:=CEILING(5*[.K242])" office:value-type="float" office:value="5" calcext:value-type="float">
            <text:p>5</text:p>
          </table:table-cell>
          <table:table-cell table:formula="of:=CEILING(1*[.L242])" office:value-type="float" office:value="5" calcext:value-type="float">
            <text:p>5</text:p>
          </table:table-cell>
          <table:table-cell table:formula="of:=CEILING(2*[.L242])" office:value-type="float" office:value="10" calcext:value-type="float">
            <text:p>10</text:p>
          </table:table-cell>
          <table:table-cell table:formula="of:=CEILING(1*[.M242])" office:value-type="float" office:value="15" calcext:value-type="float">
            <text:p>15</text:p>
          </table:table-cell>
          <table:table-cell table:formula="of:=CEILING(2*[.M242])" office:value-type="float" office:value="30" calcext:value-type="float">
            <text:p>30</text:p>
          </table:table-cell>
          <table:table-cell table:formula="of:=CEILING(6*[.M242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table:formula="of:=MOD([.A243]-1;[$Basic.$A$2]+1)" office:value-type="float" office:value="1" calcext:value-type="float">
            <text:p>1</text:p>
          </table:table-cell>
          <table:table-cell table:formula="of:=CEILING(([.A243]-[.B243])/[$Basic.$A$2]; 1)+3" office:value-type="float" office:value="20" calcext:value-type="float">
            <text:p>20</text:p>
          </table:table-cell>
          <table:table-cell table:formula="of:=IF([.B243]=0;INDIRECT(ADDRESS([.C243];1;1;1;&quot;Basic&quot;));&quot;&quot;)">
            <text:p/>
          </table:table-cell>
          <table:table-cell table:style-name="ce3" table:formula="of:=[.B243] &amp; &quot;/&quot; &amp; [$Basic.$B$2]" office:value-type="string" office:string-value="1/8" calcext:value-type="string">
            <text:p>1/8</text:p>
          </table:table-cell>
          <table:table-cell table:formula="of:=INDIRECT(ADDRESS([.$C243];2;1;1;&quot;Basic&quot;))*[.$B243]/[$Basic.$B$2]" office:value-type="float" office:value="0" calcext:value-type="float">
            <text:p>0</text:p>
          </table:table-cell>
          <table:table-cell table:formula="of:=INDIRECT(ADDRESS([.$C243];3;1;1;&quot;Basic&quot;))*[.$B243]/[$Basic.$B$2]" office:value-type="float" office:value="0" calcext:value-type="float">
            <text:p>0</text:p>
          </table:table-cell>
          <table:table-cell table:formula="of:=INDIRECT(ADDRESS([.$C243];4;1;1;&quot;Basic&quot;))*[.$B243]/[$Basic.$B$2]" office:value-type="float" office:value="0" calcext:value-type="float">
            <text:p>0</text:p>
          </table:table-cell>
          <table:table-cell table:formula="of:=INDIRECT(ADDRESS([.$C243];5;1;1;&quot;Basic&quot;))*[.$B243]/[$Basic.$B$2]" office:value-type="float" office:value="0" calcext:value-type="float">
            <text:p>0</text:p>
          </table:table-cell>
          <table:table-cell table:formula="of:=[.F243]" office:value-type="float" office:value="0" calcext:value-type="float">
            <text:p>0</text:p>
          </table:table-cell>
          <table:table-cell table:formula="of:=IF([.G243]=0;1;[.G243])" office:value-type="float" office:value="1" calcext:value-type="float">
            <text:p>1</text:p>
          </table:table-cell>
          <table:table-cell table:formula="of:=IF([.H243]=0;5;[.H243])" office:value-type="float" office:value="5" calcext:value-type="float">
            <text:p>5</text:p>
          </table:table-cell>
          <table:table-cell table:formula="of:=IF([.I243]=0;15;[.I243])" office:value-type="float" office:value="15" calcext:value-type="float">
            <text:p>15</text:p>
          </table:table-cell>
          <table:table-cell table:formula="of:=IF([.B243]=0;[.D243];&quot;&quot;) &amp; IF([.B243]=[$Basic.$B$2];&quot;Open Terrain&quot;;&quot;&quot;) &amp; IF([.B243]=[$Basic.$C$2];&quot;Difficult Terrain&quot;;&quot;&quot;) &amp; IF([.B243]=[$Basic.$D$2];&quot;Extreme Terrain&quot;;&quot;&quot;)">
            <text:p/>
          </table:table-cell>
          <table:table-cell table:formula="of:= [.N243] &amp; &quot; &quot; &amp; [.E243]" office:value-type="string" office:string-value=" 1/8" calcext:value-type="string">
            <text:p><text:s/>1/8</text:p>
          </table:table-cell>
          <table:table-cell table:formula="of:=CEILING([.J243])" office:value-type="float" office:value="0" calcext:value-type="float">
            <text:p>0</text:p>
          </table:table-cell>
          <table:table-cell table:formula="of:=CEILING(8*[.J243])" office:value-type="float" office:value="0" calcext:value-type="float">
            <text:p>0</text:p>
          </table:table-cell>
          <table:table-cell table:formula="of:=CEILING(1*[.K243])" office:value-type="float" office:value="1" calcext:value-type="float">
            <text:p>1</text:p>
          </table:table-cell>
          <table:table-cell table:formula="of:=CEILING(2*[.K243])" office:value-type="float" office:value="2" calcext:value-type="float">
            <text:p>2</text:p>
          </table:table-cell>
          <table:table-cell table:formula="of:=CEILING(5*[.K243])" office:value-type="float" office:value="5" calcext:value-type="float">
            <text:p>5</text:p>
          </table:table-cell>
          <table:table-cell table:formula="of:=CEILING(1*[.L243])" office:value-type="float" office:value="5" calcext:value-type="float">
            <text:p>5</text:p>
          </table:table-cell>
          <table:table-cell table:formula="of:=CEILING(2*[.L243])" office:value-type="float" office:value="10" calcext:value-type="float">
            <text:p>10</text:p>
          </table:table-cell>
          <table:table-cell table:formula="of:=CEILING(1*[.M243])" office:value-type="float" office:value="15" calcext:value-type="float">
            <text:p>15</text:p>
          </table:table-cell>
          <table:table-cell table:formula="of:=CEILING(2*[.M243])" office:value-type="float" office:value="30" calcext:value-type="float">
            <text:p>30</text:p>
          </table:table-cell>
          <table:table-cell table:formula="of:=CEILING(6*[.M243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table:formula="of:=MOD([.A244]-1;[$Basic.$A$2]+1)" office:value-type="float" office:value="2" calcext:value-type="float">
            <text:p>2</text:p>
          </table:table-cell>
          <table:table-cell table:formula="of:=CEILING(([.A244]-[.B244])/[$Basic.$A$2]; 1)+3" office:value-type="float" office:value="20" calcext:value-type="float">
            <text:p>20</text:p>
          </table:table-cell>
          <table:table-cell table:formula="of:=IF([.B244]=0;INDIRECT(ADDRESS([.C244];1;1;1;&quot;Basic&quot;));&quot;&quot;)">
            <text:p/>
          </table:table-cell>
          <table:table-cell table:style-name="ce3" table:formula="of:=[.B244] &amp; &quot;/&quot; &amp; [$Basic.$B$2]" office:value-type="string" office:string-value="2/8" calcext:value-type="string">
            <text:p>2/8</text:p>
          </table:table-cell>
          <table:table-cell table:formula="of:=INDIRECT(ADDRESS([.$C244];2;1;1;&quot;Basic&quot;))*[.$B244]/[$Basic.$B$2]" office:value-type="float" office:value="0" calcext:value-type="float">
            <text:p>0</text:p>
          </table:table-cell>
          <table:table-cell table:formula="of:=INDIRECT(ADDRESS([.$C244];3;1;1;&quot;Basic&quot;))*[.$B244]/[$Basic.$B$2]" office:value-type="float" office:value="0" calcext:value-type="float">
            <text:p>0</text:p>
          </table:table-cell>
          <table:table-cell table:formula="of:=INDIRECT(ADDRESS([.$C244];4;1;1;&quot;Basic&quot;))*[.$B244]/[$Basic.$B$2]" office:value-type="float" office:value="0" calcext:value-type="float">
            <text:p>0</text:p>
          </table:table-cell>
          <table:table-cell table:formula="of:=INDIRECT(ADDRESS([.$C244];5;1;1;&quot;Basic&quot;))*[.$B244]/[$Basic.$B$2]" office:value-type="float" office:value="0" calcext:value-type="float">
            <text:p>0</text:p>
          </table:table-cell>
          <table:table-cell table:formula="of:=[.F244]" office:value-type="float" office:value="0" calcext:value-type="float">
            <text:p>0</text:p>
          </table:table-cell>
          <table:table-cell table:formula="of:=IF([.G244]=0;1;[.G244])" office:value-type="float" office:value="1" calcext:value-type="float">
            <text:p>1</text:p>
          </table:table-cell>
          <table:table-cell table:formula="of:=IF([.H244]=0;5;[.H244])" office:value-type="float" office:value="5" calcext:value-type="float">
            <text:p>5</text:p>
          </table:table-cell>
          <table:table-cell table:formula="of:=IF([.I244]=0;15;[.I244])" office:value-type="float" office:value="15" calcext:value-type="float">
            <text:p>15</text:p>
          </table:table-cell>
          <table:table-cell table:formula="of:=IF([.B244]=0;[.D244];&quot;&quot;) &amp; IF([.B244]=[$Basic.$B$2];&quot;Open Terrain&quot;;&quot;&quot;) &amp; IF([.B244]=[$Basic.$C$2];&quot;Difficult Terrain&quot;;&quot;&quot;) &amp; IF([.B244]=[$Basic.$D$2];&quot;Extreme Terrain&quot;;&quot;&quot;)">
            <text:p/>
          </table:table-cell>
          <table:table-cell table:formula="of:= [.N244] &amp; &quot; &quot; &amp; [.E244]" office:value-type="string" office:string-value=" 2/8" calcext:value-type="string">
            <text:p><text:s/>2/8</text:p>
          </table:table-cell>
          <table:table-cell table:formula="of:=CEILING([.J244])" office:value-type="float" office:value="0" calcext:value-type="float">
            <text:p>0</text:p>
          </table:table-cell>
          <table:table-cell table:formula="of:=CEILING(8*[.J244])" office:value-type="float" office:value="0" calcext:value-type="float">
            <text:p>0</text:p>
          </table:table-cell>
          <table:table-cell table:formula="of:=CEILING(1*[.K244])" office:value-type="float" office:value="1" calcext:value-type="float">
            <text:p>1</text:p>
          </table:table-cell>
          <table:table-cell table:formula="of:=CEILING(2*[.K244])" office:value-type="float" office:value="2" calcext:value-type="float">
            <text:p>2</text:p>
          </table:table-cell>
          <table:table-cell table:formula="of:=CEILING(5*[.K244])" office:value-type="float" office:value="5" calcext:value-type="float">
            <text:p>5</text:p>
          </table:table-cell>
          <table:table-cell table:formula="of:=CEILING(1*[.L244])" office:value-type="float" office:value="5" calcext:value-type="float">
            <text:p>5</text:p>
          </table:table-cell>
          <table:table-cell table:formula="of:=CEILING(2*[.L244])" office:value-type="float" office:value="10" calcext:value-type="float">
            <text:p>10</text:p>
          </table:table-cell>
          <table:table-cell table:formula="of:=CEILING(1*[.M244])" office:value-type="float" office:value="15" calcext:value-type="float">
            <text:p>15</text:p>
          </table:table-cell>
          <table:table-cell table:formula="of:=CEILING(2*[.M244])" office:value-type="float" office:value="30" calcext:value-type="float">
            <text:p>30</text:p>
          </table:table-cell>
          <table:table-cell table:formula="of:=CEILING(6*[.M244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table:formula="of:=MOD([.A245]-1;[$Basic.$A$2]+1)" office:value-type="float" office:value="3" calcext:value-type="float">
            <text:p>3</text:p>
          </table:table-cell>
          <table:table-cell table:formula="of:=CEILING(([.A245]-[.B245])/[$Basic.$A$2]; 1)+3" office:value-type="float" office:value="20" calcext:value-type="float">
            <text:p>20</text:p>
          </table:table-cell>
          <table:table-cell table:formula="of:=IF([.B245]=0;INDIRECT(ADDRESS([.C245];1;1;1;&quot;Basic&quot;));&quot;&quot;)">
            <text:p/>
          </table:table-cell>
          <table:table-cell table:style-name="ce3" table:formula="of:=[.B245] &amp; &quot;/&quot; &amp; [$Basic.$B$2]" office:value-type="string" office:string-value="3/8" calcext:value-type="string">
            <text:p>3/8</text:p>
          </table:table-cell>
          <table:table-cell table:formula="of:=INDIRECT(ADDRESS([.$C245];2;1;1;&quot;Basic&quot;))*[.$B245]/[$Basic.$B$2]" office:value-type="float" office:value="0" calcext:value-type="float">
            <text:p>0</text:p>
          </table:table-cell>
          <table:table-cell table:formula="of:=INDIRECT(ADDRESS([.$C245];3;1;1;&quot;Basic&quot;))*[.$B245]/[$Basic.$B$2]" office:value-type="float" office:value="0" calcext:value-type="float">
            <text:p>0</text:p>
          </table:table-cell>
          <table:table-cell table:formula="of:=INDIRECT(ADDRESS([.$C245];4;1;1;&quot;Basic&quot;))*[.$B245]/[$Basic.$B$2]" office:value-type="float" office:value="0" calcext:value-type="float">
            <text:p>0</text:p>
          </table:table-cell>
          <table:table-cell table:formula="of:=INDIRECT(ADDRESS([.$C245];5;1;1;&quot;Basic&quot;))*[.$B245]/[$Basic.$B$2]" office:value-type="float" office:value="0" calcext:value-type="float">
            <text:p>0</text:p>
          </table:table-cell>
          <table:table-cell table:formula="of:=[.F245]" office:value-type="float" office:value="0" calcext:value-type="float">
            <text:p>0</text:p>
          </table:table-cell>
          <table:table-cell table:formula="of:=IF([.G245]=0;1;[.G245])" office:value-type="float" office:value="1" calcext:value-type="float">
            <text:p>1</text:p>
          </table:table-cell>
          <table:table-cell table:formula="of:=IF([.H245]=0;5;[.H245])" office:value-type="float" office:value="5" calcext:value-type="float">
            <text:p>5</text:p>
          </table:table-cell>
          <table:table-cell table:formula="of:=IF([.I245]=0;15;[.I245])" office:value-type="float" office:value="15" calcext:value-type="float">
            <text:p>15</text:p>
          </table:table-cell>
          <table:table-cell table:formula="of:=IF([.B245]=0;[.D245];&quot;&quot;) &amp; IF([.B245]=[$Basic.$B$2];&quot;Open Terrain&quot;;&quot;&quot;) &amp; IF([.B245]=[$Basic.$C$2];&quot;Difficult Terrain&quot;;&quot;&quot;) &amp; IF([.B245]=[$Basic.$D$2];&quot;Extreme Terrain&quot;;&quot;&quot;)">
            <text:p/>
          </table:table-cell>
          <table:table-cell table:formula="of:= [.N245] &amp; &quot; &quot; &amp; [.E245]" office:value-type="string" office:string-value=" 3/8" calcext:value-type="string">
            <text:p><text:s/>3/8</text:p>
          </table:table-cell>
          <table:table-cell table:formula="of:=CEILING([.J245])" office:value-type="float" office:value="0" calcext:value-type="float">
            <text:p>0</text:p>
          </table:table-cell>
          <table:table-cell table:formula="of:=CEILING(8*[.J245])" office:value-type="float" office:value="0" calcext:value-type="float">
            <text:p>0</text:p>
          </table:table-cell>
          <table:table-cell table:formula="of:=CEILING(1*[.K245])" office:value-type="float" office:value="1" calcext:value-type="float">
            <text:p>1</text:p>
          </table:table-cell>
          <table:table-cell table:formula="of:=CEILING(2*[.K245])" office:value-type="float" office:value="2" calcext:value-type="float">
            <text:p>2</text:p>
          </table:table-cell>
          <table:table-cell table:formula="of:=CEILING(5*[.K245])" office:value-type="float" office:value="5" calcext:value-type="float">
            <text:p>5</text:p>
          </table:table-cell>
          <table:table-cell table:formula="of:=CEILING(1*[.L245])" office:value-type="float" office:value="5" calcext:value-type="float">
            <text:p>5</text:p>
          </table:table-cell>
          <table:table-cell table:formula="of:=CEILING(2*[.L245])" office:value-type="float" office:value="10" calcext:value-type="float">
            <text:p>10</text:p>
          </table:table-cell>
          <table:table-cell table:formula="of:=CEILING(1*[.M245])" office:value-type="float" office:value="15" calcext:value-type="float">
            <text:p>15</text:p>
          </table:table-cell>
          <table:table-cell table:formula="of:=CEILING(2*[.M245])" office:value-type="float" office:value="30" calcext:value-type="float">
            <text:p>30</text:p>
          </table:table-cell>
          <table:table-cell table:formula="of:=CEILING(6*[.M245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table:formula="of:=MOD([.A246]-1;[$Basic.$A$2]+1)" office:value-type="float" office:value="4" calcext:value-type="float">
            <text:p>4</text:p>
          </table:table-cell>
          <table:table-cell table:formula="of:=CEILING(([.A246]-[.B246])/[$Basic.$A$2]; 1)+3" office:value-type="float" office:value="20" calcext:value-type="float">
            <text:p>20</text:p>
          </table:table-cell>
          <table:table-cell table:formula="of:=IF([.B246]=0;INDIRECT(ADDRESS([.C246];1;1;1;&quot;Basic&quot;));&quot;&quot;)">
            <text:p/>
          </table:table-cell>
          <table:table-cell table:style-name="ce3" table:formula="of:=[.B246] &amp; &quot;/&quot; &amp; [$Basic.$B$2]" office:value-type="string" office:string-value="4/8" calcext:value-type="string">
            <text:p>4/8</text:p>
          </table:table-cell>
          <table:table-cell table:formula="of:=INDIRECT(ADDRESS([.$C246];2;1;1;&quot;Basic&quot;))*[.$B246]/[$Basic.$B$2]" office:value-type="float" office:value="0" calcext:value-type="float">
            <text:p>0</text:p>
          </table:table-cell>
          <table:table-cell table:formula="of:=INDIRECT(ADDRESS([.$C246];3;1;1;&quot;Basic&quot;))*[.$B246]/[$Basic.$B$2]" office:value-type="float" office:value="0" calcext:value-type="float">
            <text:p>0</text:p>
          </table:table-cell>
          <table:table-cell table:formula="of:=INDIRECT(ADDRESS([.$C246];4;1;1;&quot;Basic&quot;))*[.$B246]/[$Basic.$B$2]" office:value-type="float" office:value="0" calcext:value-type="float">
            <text:p>0</text:p>
          </table:table-cell>
          <table:table-cell table:formula="of:=INDIRECT(ADDRESS([.$C246];5;1;1;&quot;Basic&quot;))*[.$B246]/[$Basic.$B$2]" office:value-type="float" office:value="0" calcext:value-type="float">
            <text:p>0</text:p>
          </table:table-cell>
          <table:table-cell table:formula="of:=[.F246]" office:value-type="float" office:value="0" calcext:value-type="float">
            <text:p>0</text:p>
          </table:table-cell>
          <table:table-cell table:formula="of:=IF([.G246]=0;1;[.G246])" office:value-type="float" office:value="1" calcext:value-type="float">
            <text:p>1</text:p>
          </table:table-cell>
          <table:table-cell table:formula="of:=IF([.H246]=0;5;[.H246])" office:value-type="float" office:value="5" calcext:value-type="float">
            <text:p>5</text:p>
          </table:table-cell>
          <table:table-cell table:formula="of:=IF([.I246]=0;15;[.I246])" office:value-type="float" office:value="15" calcext:value-type="float">
            <text:p>15</text:p>
          </table:table-cell>
          <table:table-cell table:formula="of:=IF([.B246]=0;[.D246];&quot;&quot;) &amp; IF([.B246]=[$Basic.$B$2];&quot;Open Terrain&quot;;&quot;&quot;) &amp; IF([.B246]=[$Basic.$C$2];&quot;Difficult Terrain&quot;;&quot;&quot;) &amp; IF([.B246]=[$Basic.$D$2];&quot;Extreme Terrain&quot;;&quot;&quot;)" office:value-type="string" office:string-value="Extreme Terrain" calcext:value-type="string">
            <text:p>Extreme Terrain</text:p>
          </table:table-cell>
          <table:table-cell table:formula="of:= [.N246] &amp; &quot; &quot; &amp; [.E246]" office:value-type="string" office:string-value="Extreme Terrain 4/8" calcext:value-type="string">
            <text:p>Extreme Terrain 4/8</text:p>
          </table:table-cell>
          <table:table-cell table:formula="of:=CEILING([.J246])" office:value-type="float" office:value="0" calcext:value-type="float">
            <text:p>0</text:p>
          </table:table-cell>
          <table:table-cell table:formula="of:=CEILING(8*[.J246])" office:value-type="float" office:value="0" calcext:value-type="float">
            <text:p>0</text:p>
          </table:table-cell>
          <table:table-cell table:formula="of:=CEILING(1*[.K246])" office:value-type="float" office:value="1" calcext:value-type="float">
            <text:p>1</text:p>
          </table:table-cell>
          <table:table-cell table:formula="of:=CEILING(2*[.K246])" office:value-type="float" office:value="2" calcext:value-type="float">
            <text:p>2</text:p>
          </table:table-cell>
          <table:table-cell table:formula="of:=CEILING(5*[.K246])" office:value-type="float" office:value="5" calcext:value-type="float">
            <text:p>5</text:p>
          </table:table-cell>
          <table:table-cell table:formula="of:=CEILING(1*[.L246])" office:value-type="float" office:value="5" calcext:value-type="float">
            <text:p>5</text:p>
          </table:table-cell>
          <table:table-cell table:formula="of:=CEILING(2*[.L246])" office:value-type="float" office:value="10" calcext:value-type="float">
            <text:p>10</text:p>
          </table:table-cell>
          <table:table-cell table:formula="of:=CEILING(1*[.M246])" office:value-type="float" office:value="15" calcext:value-type="float">
            <text:p>15</text:p>
          </table:table-cell>
          <table:table-cell table:formula="of:=CEILING(2*[.M246])" office:value-type="float" office:value="30" calcext:value-type="float">
            <text:p>30</text:p>
          </table:table-cell>
          <table:table-cell table:formula="of:=CEILING(6*[.M246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table:formula="of:=MOD([.A247]-1;[$Basic.$A$2]+1)" office:value-type="float" office:value="5" calcext:value-type="float">
            <text:p>5</text:p>
          </table:table-cell>
          <table:table-cell table:formula="of:=CEILING(([.A247]-[.B247])/[$Basic.$A$2]; 1)+3" office:value-type="float" office:value="20" calcext:value-type="float">
            <text:p>20</text:p>
          </table:table-cell>
          <table:table-cell table:formula="of:=IF([.B247]=0;INDIRECT(ADDRESS([.C247];1;1;1;&quot;Basic&quot;));&quot;&quot;)">
            <text:p/>
          </table:table-cell>
          <table:table-cell table:style-name="ce3" table:formula="of:=[.B247] &amp; &quot;/&quot; &amp; [$Basic.$B$2]" office:value-type="string" office:string-value="5/8" calcext:value-type="string">
            <text:p>5/8</text:p>
          </table:table-cell>
          <table:table-cell table:formula="of:=INDIRECT(ADDRESS([.$C247];2;1;1;&quot;Basic&quot;))*[.$B247]/[$Basic.$B$2]" office:value-type="float" office:value="0" calcext:value-type="float">
            <text:p>0</text:p>
          </table:table-cell>
          <table:table-cell table:formula="of:=INDIRECT(ADDRESS([.$C247];3;1;1;&quot;Basic&quot;))*[.$B247]/[$Basic.$B$2]" office:value-type="float" office:value="0" calcext:value-type="float">
            <text:p>0</text:p>
          </table:table-cell>
          <table:table-cell table:formula="of:=INDIRECT(ADDRESS([.$C247];4;1;1;&quot;Basic&quot;))*[.$B247]/[$Basic.$B$2]" office:value-type="float" office:value="0" calcext:value-type="float">
            <text:p>0</text:p>
          </table:table-cell>
          <table:table-cell table:formula="of:=INDIRECT(ADDRESS([.$C247];5;1;1;&quot;Basic&quot;))*[.$B247]/[$Basic.$B$2]" office:value-type="float" office:value="0" calcext:value-type="float">
            <text:p>0</text:p>
          </table:table-cell>
          <table:table-cell table:formula="of:=[.F247]" office:value-type="float" office:value="0" calcext:value-type="float">
            <text:p>0</text:p>
          </table:table-cell>
          <table:table-cell table:formula="of:=IF([.G247]=0;1;[.G247])" office:value-type="float" office:value="1" calcext:value-type="float">
            <text:p>1</text:p>
          </table:table-cell>
          <table:table-cell table:formula="of:=IF([.H247]=0;5;[.H247])" office:value-type="float" office:value="5" calcext:value-type="float">
            <text:p>5</text:p>
          </table:table-cell>
          <table:table-cell table:formula="of:=IF([.I247]=0;15;[.I247])" office:value-type="float" office:value="15" calcext:value-type="float">
            <text:p>15</text:p>
          </table:table-cell>
          <table:table-cell table:formula="of:=IF([.B247]=0;[.D247];&quot;&quot;) &amp; IF([.B247]=[$Basic.$B$2];&quot;Open Terrain&quot;;&quot;&quot;) &amp; IF([.B247]=[$Basic.$C$2];&quot;Difficult Terrain&quot;;&quot;&quot;) &amp; IF([.B247]=[$Basic.$D$2];&quot;Extreme Terrain&quot;;&quot;&quot;)">
            <text:p/>
          </table:table-cell>
          <table:table-cell table:formula="of:= [.N247] &amp; &quot; &quot; &amp; [.E247]" office:value-type="string" office:string-value=" 5/8" calcext:value-type="string">
            <text:p><text:s/>5/8</text:p>
          </table:table-cell>
          <table:table-cell table:formula="of:=CEILING([.J247])" office:value-type="float" office:value="0" calcext:value-type="float">
            <text:p>0</text:p>
          </table:table-cell>
          <table:table-cell table:formula="of:=CEILING(8*[.J247])" office:value-type="float" office:value="0" calcext:value-type="float">
            <text:p>0</text:p>
          </table:table-cell>
          <table:table-cell table:formula="of:=CEILING(1*[.K247])" office:value-type="float" office:value="1" calcext:value-type="float">
            <text:p>1</text:p>
          </table:table-cell>
          <table:table-cell table:formula="of:=CEILING(2*[.K247])" office:value-type="float" office:value="2" calcext:value-type="float">
            <text:p>2</text:p>
          </table:table-cell>
          <table:table-cell table:formula="of:=CEILING(5*[.K247])" office:value-type="float" office:value="5" calcext:value-type="float">
            <text:p>5</text:p>
          </table:table-cell>
          <table:table-cell table:formula="of:=CEILING(1*[.L247])" office:value-type="float" office:value="5" calcext:value-type="float">
            <text:p>5</text:p>
          </table:table-cell>
          <table:table-cell table:formula="of:=CEILING(2*[.L247])" office:value-type="float" office:value="10" calcext:value-type="float">
            <text:p>10</text:p>
          </table:table-cell>
          <table:table-cell table:formula="of:=CEILING(1*[.M247])" office:value-type="float" office:value="15" calcext:value-type="float">
            <text:p>15</text:p>
          </table:table-cell>
          <table:table-cell table:formula="of:=CEILING(2*[.M247])" office:value-type="float" office:value="30" calcext:value-type="float">
            <text:p>30</text:p>
          </table:table-cell>
          <table:table-cell table:formula="of:=CEILING(6*[.M247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table:formula="of:=MOD([.A248]-1;[$Basic.$A$2]+1)" office:value-type="float" office:value="6" calcext:value-type="float">
            <text:p>6</text:p>
          </table:table-cell>
          <table:table-cell table:formula="of:=CEILING(([.A248]-[.B248])/[$Basic.$A$2]; 1)+3" office:value-type="float" office:value="20" calcext:value-type="float">
            <text:p>20</text:p>
          </table:table-cell>
          <table:table-cell table:formula="of:=IF([.B248]=0;INDIRECT(ADDRESS([.C248];1;1;1;&quot;Basic&quot;));&quot;&quot;)">
            <text:p/>
          </table:table-cell>
          <table:table-cell table:style-name="ce3" table:formula="of:=[.B248] &amp; &quot;/&quot; &amp; [$Basic.$B$2]" office:value-type="string" office:string-value="6/8" calcext:value-type="string">
            <text:p>6/8</text:p>
          </table:table-cell>
          <table:table-cell table:formula="of:=INDIRECT(ADDRESS([.$C248];2;1;1;&quot;Basic&quot;))*[.$B248]/[$Basic.$B$2]" office:value-type="float" office:value="0" calcext:value-type="float">
            <text:p>0</text:p>
          </table:table-cell>
          <table:table-cell table:formula="of:=INDIRECT(ADDRESS([.$C248];3;1;1;&quot;Basic&quot;))*[.$B248]/[$Basic.$B$2]" office:value-type="float" office:value="0" calcext:value-type="float">
            <text:p>0</text:p>
          </table:table-cell>
          <table:table-cell table:formula="of:=INDIRECT(ADDRESS([.$C248];4;1;1;&quot;Basic&quot;))*[.$B248]/[$Basic.$B$2]" office:value-type="float" office:value="0" calcext:value-type="float">
            <text:p>0</text:p>
          </table:table-cell>
          <table:table-cell table:formula="of:=INDIRECT(ADDRESS([.$C248];5;1;1;&quot;Basic&quot;))*[.$B248]/[$Basic.$B$2]" office:value-type="float" office:value="0" calcext:value-type="float">
            <text:p>0</text:p>
          </table:table-cell>
          <table:table-cell table:formula="of:=[.F248]" office:value-type="float" office:value="0" calcext:value-type="float">
            <text:p>0</text:p>
          </table:table-cell>
          <table:table-cell table:formula="of:=IF([.G248]=0;1;[.G248])" office:value-type="float" office:value="1" calcext:value-type="float">
            <text:p>1</text:p>
          </table:table-cell>
          <table:table-cell table:formula="of:=IF([.H248]=0;5;[.H248])" office:value-type="float" office:value="5" calcext:value-type="float">
            <text:p>5</text:p>
          </table:table-cell>
          <table:table-cell table:formula="of:=IF([.I248]=0;15;[.I248])" office:value-type="float" office:value="15" calcext:value-type="float">
            <text:p>15</text:p>
          </table:table-cell>
          <table:table-cell table:formula="of:=IF([.B248]=0;[.D248];&quot;&quot;) &amp; IF([.B248]=[$Basic.$B$2];&quot;Open Terrain&quot;;&quot;&quot;) &amp; IF([.B248]=[$Basic.$C$2];&quot;Difficult Terrain&quot;;&quot;&quot;) &amp; IF([.B248]=[$Basic.$D$2];&quot;Extreme Terrain&quot;;&quot;&quot;)" office:value-type="string" office:string-value="Difficult Terrain" calcext:value-type="string">
            <text:p>Difficult Terrain</text:p>
          </table:table-cell>
          <table:table-cell table:formula="of:= [.N248] &amp; &quot; &quot; &amp; [.E248]" office:value-type="string" office:string-value="Difficult Terrain 6/8" calcext:value-type="string">
            <text:p>Difficult Terrain 6/8</text:p>
          </table:table-cell>
          <table:table-cell table:formula="of:=CEILING([.J248])" office:value-type="float" office:value="0" calcext:value-type="float">
            <text:p>0</text:p>
          </table:table-cell>
          <table:table-cell table:formula="of:=CEILING(8*[.J248])" office:value-type="float" office:value="0" calcext:value-type="float">
            <text:p>0</text:p>
          </table:table-cell>
          <table:table-cell table:formula="of:=CEILING(1*[.K248])" office:value-type="float" office:value="1" calcext:value-type="float">
            <text:p>1</text:p>
          </table:table-cell>
          <table:table-cell table:formula="of:=CEILING(2*[.K248])" office:value-type="float" office:value="2" calcext:value-type="float">
            <text:p>2</text:p>
          </table:table-cell>
          <table:table-cell table:formula="of:=CEILING(5*[.K248])" office:value-type="float" office:value="5" calcext:value-type="float">
            <text:p>5</text:p>
          </table:table-cell>
          <table:table-cell table:formula="of:=CEILING(1*[.L248])" office:value-type="float" office:value="5" calcext:value-type="float">
            <text:p>5</text:p>
          </table:table-cell>
          <table:table-cell table:formula="of:=CEILING(2*[.L248])" office:value-type="float" office:value="10" calcext:value-type="float">
            <text:p>10</text:p>
          </table:table-cell>
          <table:table-cell table:formula="of:=CEILING(1*[.M248])" office:value-type="float" office:value="15" calcext:value-type="float">
            <text:p>15</text:p>
          </table:table-cell>
          <table:table-cell table:formula="of:=CEILING(2*[.M248])" office:value-type="float" office:value="30" calcext:value-type="float">
            <text:p>30</text:p>
          </table:table-cell>
          <table:table-cell table:formula="of:=CEILING(6*[.M248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table:formula="of:=MOD([.A249]-1;[$Basic.$A$2]+1)" office:value-type="float" office:value="7" calcext:value-type="float">
            <text:p>7</text:p>
          </table:table-cell>
          <table:table-cell table:formula="of:=CEILING(([.A249]-[.B249])/[$Basic.$A$2]; 1)+3" office:value-type="float" office:value="20" calcext:value-type="float">
            <text:p>20</text:p>
          </table:table-cell>
          <table:table-cell table:formula="of:=IF([.B249]=0;INDIRECT(ADDRESS([.C249];1;1;1;&quot;Basic&quot;));&quot;&quot;)">
            <text:p/>
          </table:table-cell>
          <table:table-cell table:style-name="ce3" table:formula="of:=[.B249] &amp; &quot;/&quot; &amp; [$Basic.$B$2]" office:value-type="string" office:string-value="7/8" calcext:value-type="string">
            <text:p>7/8</text:p>
          </table:table-cell>
          <table:table-cell table:formula="of:=INDIRECT(ADDRESS([.$C249];2;1;1;&quot;Basic&quot;))*[.$B249]/[$Basic.$B$2]" office:value-type="float" office:value="0" calcext:value-type="float">
            <text:p>0</text:p>
          </table:table-cell>
          <table:table-cell table:formula="of:=INDIRECT(ADDRESS([.$C249];3;1;1;&quot;Basic&quot;))*[.$B249]/[$Basic.$B$2]" office:value-type="float" office:value="0" calcext:value-type="float">
            <text:p>0</text:p>
          </table:table-cell>
          <table:table-cell table:formula="of:=INDIRECT(ADDRESS([.$C249];4;1;1;&quot;Basic&quot;))*[.$B249]/[$Basic.$B$2]" office:value-type="float" office:value="0" calcext:value-type="float">
            <text:p>0</text:p>
          </table:table-cell>
          <table:table-cell table:formula="of:=INDIRECT(ADDRESS([.$C249];5;1;1;&quot;Basic&quot;))*[.$B249]/[$Basic.$B$2]" office:value-type="float" office:value="0" calcext:value-type="float">
            <text:p>0</text:p>
          </table:table-cell>
          <table:table-cell table:formula="of:=[.F249]" office:value-type="float" office:value="0" calcext:value-type="float">
            <text:p>0</text:p>
          </table:table-cell>
          <table:table-cell table:formula="of:=IF([.G249]=0;1;[.G249])" office:value-type="float" office:value="1" calcext:value-type="float">
            <text:p>1</text:p>
          </table:table-cell>
          <table:table-cell table:formula="of:=IF([.H249]=0;5;[.H249])" office:value-type="float" office:value="5" calcext:value-type="float">
            <text:p>5</text:p>
          </table:table-cell>
          <table:table-cell table:formula="of:=IF([.I249]=0;15;[.I249])" office:value-type="float" office:value="15" calcext:value-type="float">
            <text:p>15</text:p>
          </table:table-cell>
          <table:table-cell table:formula="of:=IF([.B249]=0;[.D249];&quot;&quot;) &amp; IF([.B249]=[$Basic.$B$2];&quot;Open Terrain&quot;;&quot;&quot;) &amp; IF([.B249]=[$Basic.$C$2];&quot;Difficult Terrain&quot;;&quot;&quot;) &amp; IF([.B249]=[$Basic.$D$2];&quot;Extreme Terrain&quot;;&quot;&quot;)">
            <text:p/>
          </table:table-cell>
          <table:table-cell table:formula="of:= [.N249] &amp; &quot; &quot; &amp; [.E249]" office:value-type="string" office:string-value=" 7/8" calcext:value-type="string">
            <text:p><text:s/>7/8</text:p>
          </table:table-cell>
          <table:table-cell table:formula="of:=CEILING([.J249])" office:value-type="float" office:value="0" calcext:value-type="float">
            <text:p>0</text:p>
          </table:table-cell>
          <table:table-cell table:formula="of:=CEILING(8*[.J249])" office:value-type="float" office:value="0" calcext:value-type="float">
            <text:p>0</text:p>
          </table:table-cell>
          <table:table-cell table:formula="of:=CEILING(1*[.K249])" office:value-type="float" office:value="1" calcext:value-type="float">
            <text:p>1</text:p>
          </table:table-cell>
          <table:table-cell table:formula="of:=CEILING(2*[.K249])" office:value-type="float" office:value="2" calcext:value-type="float">
            <text:p>2</text:p>
          </table:table-cell>
          <table:table-cell table:formula="of:=CEILING(5*[.K249])" office:value-type="float" office:value="5" calcext:value-type="float">
            <text:p>5</text:p>
          </table:table-cell>
          <table:table-cell table:formula="of:=CEILING(1*[.L249])" office:value-type="float" office:value="5" calcext:value-type="float">
            <text:p>5</text:p>
          </table:table-cell>
          <table:table-cell table:formula="of:=CEILING(2*[.L249])" office:value-type="float" office:value="10" calcext:value-type="float">
            <text:p>10</text:p>
          </table:table-cell>
          <table:table-cell table:formula="of:=CEILING(1*[.M249])" office:value-type="float" office:value="15" calcext:value-type="float">
            <text:p>15</text:p>
          </table:table-cell>
          <table:table-cell table:formula="of:=CEILING(2*[.M249])" office:value-type="float" office:value="30" calcext:value-type="float">
            <text:p>30</text:p>
          </table:table-cell>
          <table:table-cell table:formula="of:=CEILING(6*[.M249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table:formula="of:=MOD([.A250]-1;[$Basic.$A$2]+1)" office:value-type="float" office:value="8" calcext:value-type="float">
            <text:p>8</text:p>
          </table:table-cell>
          <table:table-cell table:formula="of:=CEILING(([.A250]-[.B250])/[$Basic.$A$2]; 1)+3" office:value-type="float" office:value="20" calcext:value-type="float">
            <text:p>20</text:p>
          </table:table-cell>
          <table:table-cell table:formula="of:=IF([.B250]=0;INDIRECT(ADDRESS([.C250];1;1;1;&quot;Basic&quot;));&quot;&quot;)">
            <text:p/>
          </table:table-cell>
          <table:table-cell table:style-name="ce3" table:formula="of:=[.B250] &amp; &quot;/&quot; &amp; [$Basic.$B$2]" office:value-type="string" office:string-value="8/8" calcext:value-type="string">
            <text:p>8/8</text:p>
          </table:table-cell>
          <table:table-cell table:formula="of:=INDIRECT(ADDRESS([.$C250];2;1;1;&quot;Basic&quot;))*[.$B250]/[$Basic.$B$2]" office:value-type="float" office:value="0" calcext:value-type="float">
            <text:p>0</text:p>
          </table:table-cell>
          <table:table-cell table:formula="of:=INDIRECT(ADDRESS([.$C250];3;1;1;&quot;Basic&quot;))*[.$B250]/[$Basic.$B$2]" office:value-type="float" office:value="0" calcext:value-type="float">
            <text:p>0</text:p>
          </table:table-cell>
          <table:table-cell table:formula="of:=INDIRECT(ADDRESS([.$C250];4;1;1;&quot;Basic&quot;))*[.$B250]/[$Basic.$B$2]" office:value-type="float" office:value="0" calcext:value-type="float">
            <text:p>0</text:p>
          </table:table-cell>
          <table:table-cell table:formula="of:=INDIRECT(ADDRESS([.$C250];5;1;1;&quot;Basic&quot;))*[.$B250]/[$Basic.$B$2]" office:value-type="float" office:value="0" calcext:value-type="float">
            <text:p>0</text:p>
          </table:table-cell>
          <table:table-cell table:formula="of:=[.F250]" office:value-type="float" office:value="0" calcext:value-type="float">
            <text:p>0</text:p>
          </table:table-cell>
          <table:table-cell table:formula="of:=IF([.G250]=0;1;[.G250])" office:value-type="float" office:value="1" calcext:value-type="float">
            <text:p>1</text:p>
          </table:table-cell>
          <table:table-cell table:formula="of:=IF([.H250]=0;5;[.H250])" office:value-type="float" office:value="5" calcext:value-type="float">
            <text:p>5</text:p>
          </table:table-cell>
          <table:table-cell table:formula="of:=IF([.I250]=0;15;[.I250])" office:value-type="float" office:value="15" calcext:value-type="float">
            <text:p>15</text:p>
          </table:table-cell>
          <table:table-cell table:formula="of:=IF([.B250]=0;[.D250];&quot;&quot;) &amp; IF([.B250]=[$Basic.$B$2];&quot;Open Terrain&quot;;&quot;&quot;) &amp; IF([.B250]=[$Basic.$C$2];&quot;Difficult Terrain&quot;;&quot;&quot;) &amp; IF([.B250]=[$Basic.$D$2];&quot;Extreme Terrain&quot;;&quot;&quot;)" office:value-type="string" office:string-value="Open Terrain" calcext:value-type="string">
            <text:p>Open Terrain</text:p>
          </table:table-cell>
          <table:table-cell table:formula="of:= [.N250] &amp; &quot; &quot; &amp; [.E250]" office:value-type="string" office:string-value="Open Terrain 8/8" calcext:value-type="string">
            <text:p>Open Terrain 8/8</text:p>
          </table:table-cell>
          <table:table-cell table:formula="of:=CEILING([.J250])" office:value-type="float" office:value="0" calcext:value-type="float">
            <text:p>0</text:p>
          </table:table-cell>
          <table:table-cell table:formula="of:=CEILING(8*[.J250])" office:value-type="float" office:value="0" calcext:value-type="float">
            <text:p>0</text:p>
          </table:table-cell>
          <table:table-cell table:formula="of:=CEILING(1*[.K250])" office:value-type="float" office:value="1" calcext:value-type="float">
            <text:p>1</text:p>
          </table:table-cell>
          <table:table-cell table:formula="of:=CEILING(2*[.K250])" office:value-type="float" office:value="2" calcext:value-type="float">
            <text:p>2</text:p>
          </table:table-cell>
          <table:table-cell table:formula="of:=CEILING(5*[.K250])" office:value-type="float" office:value="5" calcext:value-type="float">
            <text:p>5</text:p>
          </table:table-cell>
          <table:table-cell table:formula="of:=CEILING(1*[.L250])" office:value-type="float" office:value="5" calcext:value-type="float">
            <text:p>5</text:p>
          </table:table-cell>
          <table:table-cell table:formula="of:=CEILING(2*[.L250])" office:value-type="float" office:value="10" calcext:value-type="float">
            <text:p>10</text:p>
          </table:table-cell>
          <table:table-cell table:formula="of:=CEILING(1*[.M250])" office:value-type="float" office:value="15" calcext:value-type="float">
            <text:p>15</text:p>
          </table:table-cell>
          <table:table-cell table:formula="of:=CEILING(2*[.M250])" office:value-type="float" office:value="30" calcext:value-type="float">
            <text:p>30</text:p>
          </table:table-cell>
          <table:table-cell table:formula="of:=CEILING(6*[.M250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table:formula="of:=MOD([.A251]-1;[$Basic.$A$2]+1)" office:value-type="float" office:value="9" calcext:value-type="float">
            <text:p>9</text:p>
          </table:table-cell>
          <table:table-cell table:formula="of:=CEILING(([.A251]-[.B251])/[$Basic.$A$2]; 1)+3" office:value-type="float" office:value="20" calcext:value-type="float">
            <text:p>20</text:p>
          </table:table-cell>
          <table:table-cell table:formula="of:=IF([.B251]=0;INDIRECT(ADDRESS([.C251];1;1;1;&quot;Basic&quot;));&quot;&quot;)">
            <text:p/>
          </table:table-cell>
          <table:table-cell table:style-name="ce3" table:formula="of:=[.B251] &amp; &quot;/&quot; &amp; [$Basic.$B$2]" office:value-type="string" office:string-value="9/8" calcext:value-type="string">
            <text:p>9/8</text:p>
          </table:table-cell>
          <table:table-cell table:formula="of:=INDIRECT(ADDRESS([.$C251];2;1;1;&quot;Basic&quot;))*[.$B251]/[$Basic.$B$2]" office:value-type="float" office:value="0" calcext:value-type="float">
            <text:p>0</text:p>
          </table:table-cell>
          <table:table-cell table:formula="of:=INDIRECT(ADDRESS([.$C251];3;1;1;&quot;Basic&quot;))*[.$B251]/[$Basic.$B$2]" office:value-type="float" office:value="0" calcext:value-type="float">
            <text:p>0</text:p>
          </table:table-cell>
          <table:table-cell table:formula="of:=INDIRECT(ADDRESS([.$C251];4;1;1;&quot;Basic&quot;))*[.$B251]/[$Basic.$B$2]" office:value-type="float" office:value="0" calcext:value-type="float">
            <text:p>0</text:p>
          </table:table-cell>
          <table:table-cell table:formula="of:=INDIRECT(ADDRESS([.$C251];5;1;1;&quot;Basic&quot;))*[.$B251]/[$Basic.$B$2]" office:value-type="float" office:value="0" calcext:value-type="float">
            <text:p>0</text:p>
          </table:table-cell>
          <table:table-cell table:formula="of:=[.F251]" office:value-type="float" office:value="0" calcext:value-type="float">
            <text:p>0</text:p>
          </table:table-cell>
          <table:table-cell table:formula="of:=IF([.G251]=0;1;[.G251])" office:value-type="float" office:value="1" calcext:value-type="float">
            <text:p>1</text:p>
          </table:table-cell>
          <table:table-cell table:formula="of:=IF([.H251]=0;5;[.H251])" office:value-type="float" office:value="5" calcext:value-type="float">
            <text:p>5</text:p>
          </table:table-cell>
          <table:table-cell table:formula="of:=IF([.I251]=0;15;[.I251])" office:value-type="float" office:value="15" calcext:value-type="float">
            <text:p>15</text:p>
          </table:table-cell>
          <table:table-cell table:formula="of:=IF([.B251]=0;[.D251];&quot;&quot;) &amp; IF([.B251]=[$Basic.$B$2];&quot;Open Terrain&quot;;&quot;&quot;) &amp; IF([.B251]=[$Basic.$C$2];&quot;Difficult Terrain&quot;;&quot;&quot;) &amp; IF([.B251]=[$Basic.$D$2];&quot;Extreme Terrain&quot;;&quot;&quot;)">
            <text:p/>
          </table:table-cell>
          <table:table-cell table:formula="of:= [.N251] &amp; &quot; &quot; &amp; [.E251]" office:value-type="string" office:string-value=" 9/8" calcext:value-type="string">
            <text:p><text:s/>9/8</text:p>
          </table:table-cell>
          <table:table-cell table:formula="of:=CEILING([.J251])" office:value-type="float" office:value="0" calcext:value-type="float">
            <text:p>0</text:p>
          </table:table-cell>
          <table:table-cell table:formula="of:=CEILING(8*[.J251])" office:value-type="float" office:value="0" calcext:value-type="float">
            <text:p>0</text:p>
          </table:table-cell>
          <table:table-cell table:formula="of:=CEILING(1*[.K251])" office:value-type="float" office:value="1" calcext:value-type="float">
            <text:p>1</text:p>
          </table:table-cell>
          <table:table-cell table:formula="of:=CEILING(2*[.K251])" office:value-type="float" office:value="2" calcext:value-type="float">
            <text:p>2</text:p>
          </table:table-cell>
          <table:table-cell table:formula="of:=CEILING(5*[.K251])" office:value-type="float" office:value="5" calcext:value-type="float">
            <text:p>5</text:p>
          </table:table-cell>
          <table:table-cell table:formula="of:=CEILING(1*[.L251])" office:value-type="float" office:value="5" calcext:value-type="float">
            <text:p>5</text:p>
          </table:table-cell>
          <table:table-cell table:formula="of:=CEILING(2*[.L251])" office:value-type="float" office:value="10" calcext:value-type="float">
            <text:p>10</text:p>
          </table:table-cell>
          <table:table-cell table:formula="of:=CEILING(1*[.M251])" office:value-type="float" office:value="15" calcext:value-type="float">
            <text:p>15</text:p>
          </table:table-cell>
          <table:table-cell table:formula="of:=CEILING(2*[.M251])" office:value-type="float" office:value="30" calcext:value-type="float">
            <text:p>30</text:p>
          </table:table-cell>
          <table:table-cell table:formula="of:=CEILING(6*[.M251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table:formula="of:=MOD([.A252]-1;[$Basic.$A$2]+1)" office:value-type="float" office:value="10" calcext:value-type="float">
            <text:p>10</text:p>
          </table:table-cell>
          <table:table-cell table:formula="of:=CEILING(([.A252]-[.B252])/[$Basic.$A$2]; 1)+3" office:value-type="float" office:value="20" calcext:value-type="float">
            <text:p>20</text:p>
          </table:table-cell>
          <table:table-cell table:formula="of:=IF([.B252]=0;INDIRECT(ADDRESS([.C252];1;1;1;&quot;Basic&quot;));&quot;&quot;)">
            <text:p/>
          </table:table-cell>
          <table:table-cell table:style-name="ce3" table:formula="of:=[.B252] &amp; &quot;/&quot; &amp; [$Basic.$B$2]" office:value-type="string" office:string-value="10/8" calcext:value-type="string">
            <text:p>10/8</text:p>
          </table:table-cell>
          <table:table-cell table:formula="of:=INDIRECT(ADDRESS([.$C252];2;1;1;&quot;Basic&quot;))*[.$B252]/[$Basic.$B$2]" office:value-type="float" office:value="0" calcext:value-type="float">
            <text:p>0</text:p>
          </table:table-cell>
          <table:table-cell table:formula="of:=INDIRECT(ADDRESS([.$C252];3;1;1;&quot;Basic&quot;))*[.$B252]/[$Basic.$B$2]" office:value-type="float" office:value="0" calcext:value-type="float">
            <text:p>0</text:p>
          </table:table-cell>
          <table:table-cell table:formula="of:=INDIRECT(ADDRESS([.$C252];4;1;1;&quot;Basic&quot;))*[.$B252]/[$Basic.$B$2]" office:value-type="float" office:value="0" calcext:value-type="float">
            <text:p>0</text:p>
          </table:table-cell>
          <table:table-cell table:formula="of:=INDIRECT(ADDRESS([.$C252];5;1;1;&quot;Basic&quot;))*[.$B252]/[$Basic.$B$2]" office:value-type="float" office:value="0" calcext:value-type="float">
            <text:p>0</text:p>
          </table:table-cell>
          <table:table-cell table:formula="of:=[.F252]" office:value-type="float" office:value="0" calcext:value-type="float">
            <text:p>0</text:p>
          </table:table-cell>
          <table:table-cell table:formula="of:=IF([.G252]=0;1;[.G252])" office:value-type="float" office:value="1" calcext:value-type="float">
            <text:p>1</text:p>
          </table:table-cell>
          <table:table-cell table:formula="of:=IF([.H252]=0;5;[.H252])" office:value-type="float" office:value="5" calcext:value-type="float">
            <text:p>5</text:p>
          </table:table-cell>
          <table:table-cell table:formula="of:=IF([.I252]=0;15;[.I252])" office:value-type="float" office:value="15" calcext:value-type="float">
            <text:p>15</text:p>
          </table:table-cell>
          <table:table-cell table:formula="of:=IF([.B252]=0;[.D252];&quot;&quot;) &amp; IF([.B252]=[$Basic.$B$2];&quot;Open Terrain&quot;;&quot;&quot;) &amp; IF([.B252]=[$Basic.$C$2];&quot;Difficult Terrain&quot;;&quot;&quot;) &amp; IF([.B252]=[$Basic.$D$2];&quot;Extreme Terrain&quot;;&quot;&quot;)">
            <text:p/>
          </table:table-cell>
          <table:table-cell table:formula="of:= [.N252] &amp; &quot; &quot; &amp; [.E252]" office:value-type="string" office:string-value=" 10/8" calcext:value-type="string">
            <text:p><text:s/>10/8</text:p>
          </table:table-cell>
          <table:table-cell table:formula="of:=CEILING([.J252])" office:value-type="float" office:value="0" calcext:value-type="float">
            <text:p>0</text:p>
          </table:table-cell>
          <table:table-cell table:formula="of:=CEILING(8*[.J252])" office:value-type="float" office:value="0" calcext:value-type="float">
            <text:p>0</text:p>
          </table:table-cell>
          <table:table-cell table:formula="of:=CEILING(1*[.K252])" office:value-type="float" office:value="1" calcext:value-type="float">
            <text:p>1</text:p>
          </table:table-cell>
          <table:table-cell table:formula="of:=CEILING(2*[.K252])" office:value-type="float" office:value="2" calcext:value-type="float">
            <text:p>2</text:p>
          </table:table-cell>
          <table:table-cell table:formula="of:=CEILING(5*[.K252])" office:value-type="float" office:value="5" calcext:value-type="float">
            <text:p>5</text:p>
          </table:table-cell>
          <table:table-cell table:formula="of:=CEILING(1*[.L252])" office:value-type="float" office:value="5" calcext:value-type="float">
            <text:p>5</text:p>
          </table:table-cell>
          <table:table-cell table:formula="of:=CEILING(2*[.L252])" office:value-type="float" office:value="10" calcext:value-type="float">
            <text:p>10</text:p>
          </table:table-cell>
          <table:table-cell table:formula="of:=CEILING(1*[.M252])" office:value-type="float" office:value="15" calcext:value-type="float">
            <text:p>15</text:p>
          </table:table-cell>
          <table:table-cell table:formula="of:=CEILING(2*[.M252])" office:value-type="float" office:value="30" calcext:value-type="float">
            <text:p>30</text:p>
          </table:table-cell>
          <table:table-cell table:formula="of:=CEILING(6*[.M252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table:formula="of:=MOD([.A253]-1;[$Basic.$A$2]+1)" office:value-type="float" office:value="11" calcext:value-type="float">
            <text:p>11</text:p>
          </table:table-cell>
          <table:table-cell table:formula="of:=CEILING(([.A253]-[.B253])/[$Basic.$A$2]; 1)+3" office:value-type="float" office:value="20" calcext:value-type="float">
            <text:p>20</text:p>
          </table:table-cell>
          <table:table-cell table:formula="of:=IF([.B253]=0;INDIRECT(ADDRESS([.C253];1;1;1;&quot;Basic&quot;));&quot;&quot;)">
            <text:p/>
          </table:table-cell>
          <table:table-cell table:style-name="ce3" table:formula="of:=[.B253] &amp; &quot;/&quot; &amp; [$Basic.$B$2]" office:value-type="string" office:string-value="11/8" calcext:value-type="string">
            <text:p>11/8</text:p>
          </table:table-cell>
          <table:table-cell table:formula="of:=INDIRECT(ADDRESS([.$C253];2;1;1;&quot;Basic&quot;))*[.$B253]/[$Basic.$B$2]" office:value-type="float" office:value="0" calcext:value-type="float">
            <text:p>0</text:p>
          </table:table-cell>
          <table:table-cell table:formula="of:=INDIRECT(ADDRESS([.$C253];3;1;1;&quot;Basic&quot;))*[.$B253]/[$Basic.$B$2]" office:value-type="float" office:value="0" calcext:value-type="float">
            <text:p>0</text:p>
          </table:table-cell>
          <table:table-cell table:formula="of:=INDIRECT(ADDRESS([.$C253];4;1;1;&quot;Basic&quot;))*[.$B253]/[$Basic.$B$2]" office:value-type="float" office:value="0" calcext:value-type="float">
            <text:p>0</text:p>
          </table:table-cell>
          <table:table-cell table:formula="of:=INDIRECT(ADDRESS([.$C253];5;1;1;&quot;Basic&quot;))*[.$B253]/[$Basic.$B$2]" office:value-type="float" office:value="0" calcext:value-type="float">
            <text:p>0</text:p>
          </table:table-cell>
          <table:table-cell table:formula="of:=[.F253]" office:value-type="float" office:value="0" calcext:value-type="float">
            <text:p>0</text:p>
          </table:table-cell>
          <table:table-cell table:formula="of:=IF([.G253]=0;1;[.G253])" office:value-type="float" office:value="1" calcext:value-type="float">
            <text:p>1</text:p>
          </table:table-cell>
          <table:table-cell table:formula="of:=IF([.H253]=0;5;[.H253])" office:value-type="float" office:value="5" calcext:value-type="float">
            <text:p>5</text:p>
          </table:table-cell>
          <table:table-cell table:formula="of:=IF([.I253]=0;15;[.I253])" office:value-type="float" office:value="15" calcext:value-type="float">
            <text:p>15</text:p>
          </table:table-cell>
          <table:table-cell table:formula="of:=IF([.B253]=0;[.D253];&quot;&quot;) &amp; IF([.B253]=[$Basic.$B$2];&quot;Open Terrain&quot;;&quot;&quot;) &amp; IF([.B253]=[$Basic.$C$2];&quot;Difficult Terrain&quot;;&quot;&quot;) &amp; IF([.B253]=[$Basic.$D$2];&quot;Extreme Terrain&quot;;&quot;&quot;)">
            <text:p/>
          </table:table-cell>
          <table:table-cell table:formula="of:= [.N253] &amp; &quot; &quot; &amp; [.E253]" office:value-type="string" office:string-value=" 11/8" calcext:value-type="string">
            <text:p><text:s/>11/8</text:p>
          </table:table-cell>
          <table:table-cell table:formula="of:=CEILING([.J253])" office:value-type="float" office:value="0" calcext:value-type="float">
            <text:p>0</text:p>
          </table:table-cell>
          <table:table-cell table:formula="of:=CEILING(8*[.J253])" office:value-type="float" office:value="0" calcext:value-type="float">
            <text:p>0</text:p>
          </table:table-cell>
          <table:table-cell table:formula="of:=CEILING(1*[.K253])" office:value-type="float" office:value="1" calcext:value-type="float">
            <text:p>1</text:p>
          </table:table-cell>
          <table:table-cell table:formula="of:=CEILING(2*[.K253])" office:value-type="float" office:value="2" calcext:value-type="float">
            <text:p>2</text:p>
          </table:table-cell>
          <table:table-cell table:formula="of:=CEILING(5*[.K253])" office:value-type="float" office:value="5" calcext:value-type="float">
            <text:p>5</text:p>
          </table:table-cell>
          <table:table-cell table:formula="of:=CEILING(1*[.L253])" office:value-type="float" office:value="5" calcext:value-type="float">
            <text:p>5</text:p>
          </table:table-cell>
          <table:table-cell table:formula="of:=CEILING(2*[.L253])" office:value-type="float" office:value="10" calcext:value-type="float">
            <text:p>10</text:p>
          </table:table-cell>
          <table:table-cell table:formula="of:=CEILING(1*[.M253])" office:value-type="float" office:value="15" calcext:value-type="float">
            <text:p>15</text:p>
          </table:table-cell>
          <table:table-cell table:formula="of:=CEILING(2*[.M253])" office:value-type="float" office:value="30" calcext:value-type="float">
            <text:p>30</text:p>
          </table:table-cell>
          <table:table-cell table:formula="of:=CEILING(6*[.M253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table:formula="of:=MOD([.A254]-1;[$Basic.$A$2]+1)" office:value-type="float" office:value="12" calcext:value-type="float">
            <text:p>12</text:p>
          </table:table-cell>
          <table:table-cell table:formula="of:=CEILING(([.A254]-[.B254])/[$Basic.$A$2]; 1)+3" office:value-type="float" office:value="20" calcext:value-type="float">
            <text:p>20</text:p>
          </table:table-cell>
          <table:table-cell table:formula="of:=IF([.B254]=0;INDIRECT(ADDRESS([.C254];1;1;1;&quot;Basic&quot;));&quot;&quot;)">
            <text:p/>
          </table:table-cell>
          <table:table-cell table:style-name="ce3" table:formula="of:=[.B254] &amp; &quot;/&quot; &amp; [$Basic.$B$2]" office:value-type="string" office:string-value="12/8" calcext:value-type="string">
            <text:p>12/8</text:p>
          </table:table-cell>
          <table:table-cell table:formula="of:=INDIRECT(ADDRESS([.$C254];2;1;1;&quot;Basic&quot;))*[.$B254]/[$Basic.$B$2]" office:value-type="float" office:value="0" calcext:value-type="float">
            <text:p>0</text:p>
          </table:table-cell>
          <table:table-cell table:formula="of:=INDIRECT(ADDRESS([.$C254];3;1;1;&quot;Basic&quot;))*[.$B254]/[$Basic.$B$2]" office:value-type="float" office:value="0" calcext:value-type="float">
            <text:p>0</text:p>
          </table:table-cell>
          <table:table-cell table:formula="of:=INDIRECT(ADDRESS([.$C254];4;1;1;&quot;Basic&quot;))*[.$B254]/[$Basic.$B$2]" office:value-type="float" office:value="0" calcext:value-type="float">
            <text:p>0</text:p>
          </table:table-cell>
          <table:table-cell table:formula="of:=INDIRECT(ADDRESS([.$C254];5;1;1;&quot;Basic&quot;))*[.$B254]/[$Basic.$B$2]" office:value-type="float" office:value="0" calcext:value-type="float">
            <text:p>0</text:p>
          </table:table-cell>
          <table:table-cell table:formula="of:=[.F254]" office:value-type="float" office:value="0" calcext:value-type="float">
            <text:p>0</text:p>
          </table:table-cell>
          <table:table-cell table:formula="of:=IF([.G254]=0;1;[.G254])" office:value-type="float" office:value="1" calcext:value-type="float">
            <text:p>1</text:p>
          </table:table-cell>
          <table:table-cell table:formula="of:=IF([.H254]=0;5;[.H254])" office:value-type="float" office:value="5" calcext:value-type="float">
            <text:p>5</text:p>
          </table:table-cell>
          <table:table-cell table:formula="of:=IF([.I254]=0;15;[.I254])" office:value-type="float" office:value="15" calcext:value-type="float">
            <text:p>15</text:p>
          </table:table-cell>
          <table:table-cell table:formula="of:=IF([.B254]=0;[.D254];&quot;&quot;) &amp; IF([.B254]=[$Basic.$B$2];&quot;Open Terrain&quot;;&quot;&quot;) &amp; IF([.B254]=[$Basic.$C$2];&quot;Difficult Terrain&quot;;&quot;&quot;) &amp; IF([.B254]=[$Basic.$D$2];&quot;Extreme Terrain&quot;;&quot;&quot;)">
            <text:p/>
          </table:table-cell>
          <table:table-cell table:formula="of:= [.N254] &amp; &quot; &quot; &amp; [.E254]" office:value-type="string" office:string-value=" 12/8" calcext:value-type="string">
            <text:p><text:s/>12/8</text:p>
          </table:table-cell>
          <table:table-cell table:formula="of:=CEILING([.J254])" office:value-type="float" office:value="0" calcext:value-type="float">
            <text:p>0</text:p>
          </table:table-cell>
          <table:table-cell table:formula="of:=CEILING(8*[.J254])" office:value-type="float" office:value="0" calcext:value-type="float">
            <text:p>0</text:p>
          </table:table-cell>
          <table:table-cell table:formula="of:=CEILING(1*[.K254])" office:value-type="float" office:value="1" calcext:value-type="float">
            <text:p>1</text:p>
          </table:table-cell>
          <table:table-cell table:formula="of:=CEILING(2*[.K254])" office:value-type="float" office:value="2" calcext:value-type="float">
            <text:p>2</text:p>
          </table:table-cell>
          <table:table-cell table:formula="of:=CEILING(5*[.K254])" office:value-type="float" office:value="5" calcext:value-type="float">
            <text:p>5</text:p>
          </table:table-cell>
          <table:table-cell table:formula="of:=CEILING(1*[.L254])" office:value-type="float" office:value="5" calcext:value-type="float">
            <text:p>5</text:p>
          </table:table-cell>
          <table:table-cell table:formula="of:=CEILING(2*[.L254])" office:value-type="float" office:value="10" calcext:value-type="float">
            <text:p>10</text:p>
          </table:table-cell>
          <table:table-cell table:formula="of:=CEILING(1*[.M254])" office:value-type="float" office:value="15" calcext:value-type="float">
            <text:p>15</text:p>
          </table:table-cell>
          <table:table-cell table:formula="of:=CEILING(2*[.M254])" office:value-type="float" office:value="30" calcext:value-type="float">
            <text:p>30</text:p>
          </table:table-cell>
          <table:table-cell table:formula="of:=CEILING(6*[.M254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table:formula="of:=MOD([.A255]-1;[$Basic.$A$2]+1)" office:value-type="float" office:value="13" calcext:value-type="float">
            <text:p>13</text:p>
          </table:table-cell>
          <table:table-cell table:formula="of:=CEILING(([.A255]-[.B255])/[$Basic.$A$2]; 1)+3" office:value-type="float" office:value="20" calcext:value-type="float">
            <text:p>20</text:p>
          </table:table-cell>
          <table:table-cell table:formula="of:=IF([.B255]=0;INDIRECT(ADDRESS([.C255];1;1;1;&quot;Basic&quot;));&quot;&quot;)">
            <text:p/>
          </table:table-cell>
          <table:table-cell table:style-name="ce3" table:formula="of:=[.B255] &amp; &quot;/&quot; &amp; [$Basic.$B$2]" office:value-type="string" office:string-value="13/8" calcext:value-type="string">
            <text:p>13/8</text:p>
          </table:table-cell>
          <table:table-cell table:formula="of:=INDIRECT(ADDRESS([.$C255];2;1;1;&quot;Basic&quot;))*[.$B255]/[$Basic.$B$2]" office:value-type="float" office:value="0" calcext:value-type="float">
            <text:p>0</text:p>
          </table:table-cell>
          <table:table-cell table:formula="of:=INDIRECT(ADDRESS([.$C255];3;1;1;&quot;Basic&quot;))*[.$B255]/[$Basic.$B$2]" office:value-type="float" office:value="0" calcext:value-type="float">
            <text:p>0</text:p>
          </table:table-cell>
          <table:table-cell table:formula="of:=INDIRECT(ADDRESS([.$C255];4;1;1;&quot;Basic&quot;))*[.$B255]/[$Basic.$B$2]" office:value-type="float" office:value="0" calcext:value-type="float">
            <text:p>0</text:p>
          </table:table-cell>
          <table:table-cell table:formula="of:=INDIRECT(ADDRESS([.$C255];5;1;1;&quot;Basic&quot;))*[.$B255]/[$Basic.$B$2]" office:value-type="float" office:value="0" calcext:value-type="float">
            <text:p>0</text:p>
          </table:table-cell>
          <table:table-cell table:formula="of:=[.F255]" office:value-type="float" office:value="0" calcext:value-type="float">
            <text:p>0</text:p>
          </table:table-cell>
          <table:table-cell table:formula="of:=IF([.G255]=0;1;[.G255])" office:value-type="float" office:value="1" calcext:value-type="float">
            <text:p>1</text:p>
          </table:table-cell>
          <table:table-cell table:formula="of:=IF([.H255]=0;5;[.H255])" office:value-type="float" office:value="5" calcext:value-type="float">
            <text:p>5</text:p>
          </table:table-cell>
          <table:table-cell table:formula="of:=IF([.I255]=0;15;[.I255])" office:value-type="float" office:value="15" calcext:value-type="float">
            <text:p>15</text:p>
          </table:table-cell>
          <table:table-cell table:formula="of:=IF([.B255]=0;[.D255];&quot;&quot;) &amp; IF([.B255]=[$Basic.$B$2];&quot;Open Terrain&quot;;&quot;&quot;) &amp; IF([.B255]=[$Basic.$C$2];&quot;Difficult Terrain&quot;;&quot;&quot;) &amp; IF([.B255]=[$Basic.$D$2];&quot;Extreme Terrain&quot;;&quot;&quot;)">
            <text:p/>
          </table:table-cell>
          <table:table-cell table:formula="of:= [.N255] &amp; &quot; &quot; &amp; [.E255]" office:value-type="string" office:string-value=" 13/8" calcext:value-type="string">
            <text:p><text:s/>13/8</text:p>
          </table:table-cell>
          <table:table-cell table:formula="of:=CEILING([.J255])" office:value-type="float" office:value="0" calcext:value-type="float">
            <text:p>0</text:p>
          </table:table-cell>
          <table:table-cell table:formula="of:=CEILING(8*[.J255])" office:value-type="float" office:value="0" calcext:value-type="float">
            <text:p>0</text:p>
          </table:table-cell>
          <table:table-cell table:formula="of:=CEILING(1*[.K255])" office:value-type="float" office:value="1" calcext:value-type="float">
            <text:p>1</text:p>
          </table:table-cell>
          <table:table-cell table:formula="of:=CEILING(2*[.K255])" office:value-type="float" office:value="2" calcext:value-type="float">
            <text:p>2</text:p>
          </table:table-cell>
          <table:table-cell table:formula="of:=CEILING(5*[.K255])" office:value-type="float" office:value="5" calcext:value-type="float">
            <text:p>5</text:p>
          </table:table-cell>
          <table:table-cell table:formula="of:=CEILING(1*[.L255])" office:value-type="float" office:value="5" calcext:value-type="float">
            <text:p>5</text:p>
          </table:table-cell>
          <table:table-cell table:formula="of:=CEILING(2*[.L255])" office:value-type="float" office:value="10" calcext:value-type="float">
            <text:p>10</text:p>
          </table:table-cell>
          <table:table-cell table:formula="of:=CEILING(1*[.M255])" office:value-type="float" office:value="15" calcext:value-type="float">
            <text:p>15</text:p>
          </table:table-cell>
          <table:table-cell table:formula="of:=CEILING(2*[.M255])" office:value-type="float" office:value="30" calcext:value-type="float">
            <text:p>30</text:p>
          </table:table-cell>
          <table:table-cell table:formula="of:=CEILING(6*[.M255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table:formula="of:=MOD([.A256]-1;[$Basic.$A$2]+1)" office:value-type="float" office:value="14" calcext:value-type="float">
            <text:p>14</text:p>
          </table:table-cell>
          <table:table-cell table:formula="of:=CEILING(([.A256]-[.B256])/[$Basic.$A$2]; 1)+3" office:value-type="float" office:value="20" calcext:value-type="float">
            <text:p>20</text:p>
          </table:table-cell>
          <table:table-cell table:formula="of:=IF([.B256]=0;INDIRECT(ADDRESS([.C256];1;1;1;&quot;Basic&quot;));&quot;&quot;)">
            <text:p/>
          </table:table-cell>
          <table:table-cell table:style-name="ce3" table:formula="of:=[.B256] &amp; &quot;/&quot; &amp; [$Basic.$B$2]" office:value-type="string" office:string-value="14/8" calcext:value-type="string">
            <text:p>14/8</text:p>
          </table:table-cell>
          <table:table-cell table:formula="of:=INDIRECT(ADDRESS([.$C256];2;1;1;&quot;Basic&quot;))*[.$B256]/[$Basic.$B$2]" office:value-type="float" office:value="0" calcext:value-type="float">
            <text:p>0</text:p>
          </table:table-cell>
          <table:table-cell table:formula="of:=INDIRECT(ADDRESS([.$C256];3;1;1;&quot;Basic&quot;))*[.$B256]/[$Basic.$B$2]" office:value-type="float" office:value="0" calcext:value-type="float">
            <text:p>0</text:p>
          </table:table-cell>
          <table:table-cell table:formula="of:=INDIRECT(ADDRESS([.$C256];4;1;1;&quot;Basic&quot;))*[.$B256]/[$Basic.$B$2]" office:value-type="float" office:value="0" calcext:value-type="float">
            <text:p>0</text:p>
          </table:table-cell>
          <table:table-cell table:formula="of:=INDIRECT(ADDRESS([.$C256];5;1;1;&quot;Basic&quot;))*[.$B256]/[$Basic.$B$2]" office:value-type="float" office:value="0" calcext:value-type="float">
            <text:p>0</text:p>
          </table:table-cell>
          <table:table-cell table:formula="of:=[.F256]" office:value-type="float" office:value="0" calcext:value-type="float">
            <text:p>0</text:p>
          </table:table-cell>
          <table:table-cell table:formula="of:=IF([.G256]=0;1;[.G256])" office:value-type="float" office:value="1" calcext:value-type="float">
            <text:p>1</text:p>
          </table:table-cell>
          <table:table-cell table:formula="of:=IF([.H256]=0;5;[.H256])" office:value-type="float" office:value="5" calcext:value-type="float">
            <text:p>5</text:p>
          </table:table-cell>
          <table:table-cell table:formula="of:=IF([.I256]=0;15;[.I256])" office:value-type="float" office:value="15" calcext:value-type="float">
            <text:p>15</text:p>
          </table:table-cell>
          <table:table-cell table:formula="of:=IF([.B256]=0;[.D256];&quot;&quot;) &amp; IF([.B256]=[$Basic.$B$2];&quot;Open Terrain&quot;;&quot;&quot;) &amp; IF([.B256]=[$Basic.$C$2];&quot;Difficult Terrain&quot;;&quot;&quot;) &amp; IF([.B256]=[$Basic.$D$2];&quot;Extreme Terrain&quot;;&quot;&quot;)">
            <text:p/>
          </table:table-cell>
          <table:table-cell table:formula="of:= [.N256] &amp; &quot; &quot; &amp; [.E256]" office:value-type="string" office:string-value=" 14/8" calcext:value-type="string">
            <text:p><text:s/>14/8</text:p>
          </table:table-cell>
          <table:table-cell table:formula="of:=CEILING([.J256])" office:value-type="float" office:value="0" calcext:value-type="float">
            <text:p>0</text:p>
          </table:table-cell>
          <table:table-cell table:formula="of:=CEILING(8*[.J256])" office:value-type="float" office:value="0" calcext:value-type="float">
            <text:p>0</text:p>
          </table:table-cell>
          <table:table-cell table:formula="of:=CEILING(1*[.K256])" office:value-type="float" office:value="1" calcext:value-type="float">
            <text:p>1</text:p>
          </table:table-cell>
          <table:table-cell table:formula="of:=CEILING(2*[.K256])" office:value-type="float" office:value="2" calcext:value-type="float">
            <text:p>2</text:p>
          </table:table-cell>
          <table:table-cell table:formula="of:=CEILING(5*[.K256])" office:value-type="float" office:value="5" calcext:value-type="float">
            <text:p>5</text:p>
          </table:table-cell>
          <table:table-cell table:formula="of:=CEILING(1*[.L256])" office:value-type="float" office:value="5" calcext:value-type="float">
            <text:p>5</text:p>
          </table:table-cell>
          <table:table-cell table:formula="of:=CEILING(2*[.L256])" office:value-type="float" office:value="10" calcext:value-type="float">
            <text:p>10</text:p>
          </table:table-cell>
          <table:table-cell table:formula="of:=CEILING(1*[.M256])" office:value-type="float" office:value="15" calcext:value-type="float">
            <text:p>15</text:p>
          </table:table-cell>
          <table:table-cell table:formula="of:=CEILING(2*[.M256])" office:value-type="float" office:value="30" calcext:value-type="float">
            <text:p>30</text:p>
          </table:table-cell>
          <table:table-cell table:formula="of:=CEILING(6*[.M256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table:formula="of:=MOD([.A257]-1;[$Basic.$A$2]+1)" office:value-type="float" office:value="15" calcext:value-type="float">
            <text:p>15</text:p>
          </table:table-cell>
          <table:table-cell table:formula="of:=CEILING(([.A257]-[.B257])/[$Basic.$A$2]; 1)+3" office:value-type="float" office:value="20" calcext:value-type="float">
            <text:p>20</text:p>
          </table:table-cell>
          <table:table-cell table:formula="of:=IF([.B257]=0;INDIRECT(ADDRESS([.C257];1;1;1;&quot;Basic&quot;));&quot;&quot;)">
            <text:p/>
          </table:table-cell>
          <table:table-cell table:style-name="ce3" table:formula="of:=[.B257] &amp; &quot;/&quot; &amp; [$Basic.$B$2]" office:value-type="string" office:string-value="15/8" calcext:value-type="string">
            <text:p>15/8</text:p>
          </table:table-cell>
          <table:table-cell table:formula="of:=INDIRECT(ADDRESS([.$C257];2;1;1;&quot;Basic&quot;))*[.$B257]/[$Basic.$B$2]" office:value-type="float" office:value="0" calcext:value-type="float">
            <text:p>0</text:p>
          </table:table-cell>
          <table:table-cell table:formula="of:=INDIRECT(ADDRESS([.$C257];3;1;1;&quot;Basic&quot;))*[.$B257]/[$Basic.$B$2]" office:value-type="float" office:value="0" calcext:value-type="float">
            <text:p>0</text:p>
          </table:table-cell>
          <table:table-cell table:formula="of:=INDIRECT(ADDRESS([.$C257];4;1;1;&quot;Basic&quot;))*[.$B257]/[$Basic.$B$2]" office:value-type="float" office:value="0" calcext:value-type="float">
            <text:p>0</text:p>
          </table:table-cell>
          <table:table-cell table:formula="of:=INDIRECT(ADDRESS([.$C257];5;1;1;&quot;Basic&quot;))*[.$B257]/[$Basic.$B$2]" office:value-type="float" office:value="0" calcext:value-type="float">
            <text:p>0</text:p>
          </table:table-cell>
          <table:table-cell table:formula="of:=[.F257]" office:value-type="float" office:value="0" calcext:value-type="float">
            <text:p>0</text:p>
          </table:table-cell>
          <table:table-cell table:formula="of:=IF([.G257]=0;1;[.G257])" office:value-type="float" office:value="1" calcext:value-type="float">
            <text:p>1</text:p>
          </table:table-cell>
          <table:table-cell table:formula="of:=IF([.H257]=0;5;[.H257])" office:value-type="float" office:value="5" calcext:value-type="float">
            <text:p>5</text:p>
          </table:table-cell>
          <table:table-cell table:formula="of:=IF([.I257]=0;15;[.I257])" office:value-type="float" office:value="15" calcext:value-type="float">
            <text:p>15</text:p>
          </table:table-cell>
          <table:table-cell table:formula="of:=IF([.B257]=0;[.D257];&quot;&quot;) &amp; IF([.B257]=[$Basic.$B$2];&quot;Open Terrain&quot;;&quot;&quot;) &amp; IF([.B257]=[$Basic.$C$2];&quot;Difficult Terrain&quot;;&quot;&quot;) &amp; IF([.B257]=[$Basic.$D$2];&quot;Extreme Terrain&quot;;&quot;&quot;)">
            <text:p/>
          </table:table-cell>
          <table:table-cell table:formula="of:= [.N257] &amp; &quot; &quot; &amp; [.E257]" office:value-type="string" office:string-value=" 15/8" calcext:value-type="string">
            <text:p><text:s/>15/8</text:p>
          </table:table-cell>
          <table:table-cell table:formula="of:=CEILING([.J257])" office:value-type="float" office:value="0" calcext:value-type="float">
            <text:p>0</text:p>
          </table:table-cell>
          <table:table-cell table:formula="of:=CEILING(8*[.J257])" office:value-type="float" office:value="0" calcext:value-type="float">
            <text:p>0</text:p>
          </table:table-cell>
          <table:table-cell table:formula="of:=CEILING(1*[.K257])" office:value-type="float" office:value="1" calcext:value-type="float">
            <text:p>1</text:p>
          </table:table-cell>
          <table:table-cell table:formula="of:=CEILING(2*[.K257])" office:value-type="float" office:value="2" calcext:value-type="float">
            <text:p>2</text:p>
          </table:table-cell>
          <table:table-cell table:formula="of:=CEILING(5*[.K257])" office:value-type="float" office:value="5" calcext:value-type="float">
            <text:p>5</text:p>
          </table:table-cell>
          <table:table-cell table:formula="of:=CEILING(1*[.L257])" office:value-type="float" office:value="5" calcext:value-type="float">
            <text:p>5</text:p>
          </table:table-cell>
          <table:table-cell table:formula="of:=CEILING(2*[.L257])" office:value-type="float" office:value="10" calcext:value-type="float">
            <text:p>10</text:p>
          </table:table-cell>
          <table:table-cell table:formula="of:=CEILING(1*[.M257])" office:value-type="float" office:value="15" calcext:value-type="float">
            <text:p>15</text:p>
          </table:table-cell>
          <table:table-cell table:formula="of:=CEILING(2*[.M257])" office:value-type="float" office:value="30" calcext:value-type="float">
            <text:p>30</text:p>
          </table:table-cell>
          <table:table-cell table:formula="of:=CEILING(6*[.M257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table:formula="of:=MOD([.A258]-1;[$Basic.$A$2]+1)" office:value-type="float" office:value="0" calcext:value-type="float">
            <text:p>0</text:p>
          </table:table-cell>
          <table:table-cell table:formula="of:=CEILING(([.A258]-[.B258])/[$Basic.$A$2]; 1)+3" office:value-type="float" office:value="21" calcext:value-type="float">
            <text:p>21</text:p>
          </table:table-cell>
          <table:table-cell table:formula="of:=IF([.B258]=0;INDIRECT(ADDRESS([.C258];1;1;1;&quot;Basic&quot;));&quot;&quot;)" office:value-type="float" office:value="0" calcext:value-type="float">
            <text:p>0</text:p>
          </table:table-cell>
          <table:table-cell table:style-name="ce3" table:formula="of:=[.B258] &amp; &quot;/&quot; &amp; [$Basic.$B$2]" office:value-type="string" office:string-value="0/8" calcext:value-type="string">
            <text:p>0/8</text:p>
          </table:table-cell>
          <table:table-cell table:formula="of:=INDIRECT(ADDRESS([.$C258];2;1;1;&quot;Basic&quot;))*[.$B258]/[$Basic.$B$2]" office:value-type="float" office:value="0" calcext:value-type="float">
            <text:p>0</text:p>
          </table:table-cell>
          <table:table-cell table:formula="of:=INDIRECT(ADDRESS([.$C258];3;1;1;&quot;Basic&quot;))*[.$B258]/[$Basic.$B$2]" office:value-type="float" office:value="0" calcext:value-type="float">
            <text:p>0</text:p>
          </table:table-cell>
          <table:table-cell table:formula="of:=INDIRECT(ADDRESS([.$C258];4;1;1;&quot;Basic&quot;))*[.$B258]/[$Basic.$B$2]" office:value-type="float" office:value="0" calcext:value-type="float">
            <text:p>0</text:p>
          </table:table-cell>
          <table:table-cell table:formula="of:=INDIRECT(ADDRESS([.$C258];5;1;1;&quot;Basic&quot;))*[.$B258]/[$Basic.$B$2]" office:value-type="float" office:value="0" calcext:value-type="float">
            <text:p>0</text:p>
          </table:table-cell>
          <table:table-cell table:formula="of:=[.F258]" office:value-type="float" office:value="0" calcext:value-type="float">
            <text:p>0</text:p>
          </table:table-cell>
          <table:table-cell table:formula="of:=IF([.G258]=0;1;[.G258])" office:value-type="float" office:value="1" calcext:value-type="float">
            <text:p>1</text:p>
          </table:table-cell>
          <table:table-cell table:formula="of:=IF([.H258]=0;5;[.H258])" office:value-type="float" office:value="5" calcext:value-type="float">
            <text:p>5</text:p>
          </table:table-cell>
          <table:table-cell table:formula="of:=IF([.I258]=0;15;[.I258])" office:value-type="float" office:value="15" calcext:value-type="float">
            <text:p>15</text:p>
          </table:table-cell>
          <table:table-cell table:formula="of:=IF([.B258]=0;[.D258];&quot;&quot;) &amp; IF([.B258]=[$Basic.$B$2];&quot;Open Terrain&quot;;&quot;&quot;) &amp; IF([.B258]=[$Basic.$C$2];&quot;Difficult Terrain&quot;;&quot;&quot;) &amp; IF([.B258]=[$Basic.$D$2];&quot;Extreme Terrain&quot;;&quot;&quot;)" office:value-type="string" office:string-value="0" calcext:value-type="string">
            <text:p>0</text:p>
          </table:table-cell>
          <table:table-cell table:formula="of:= [.N258] &amp; &quot; &quot; &amp; [.E258]" office:value-type="string" office:string-value="0 0/8" calcext:value-type="string">
            <text:p>0 0/8</text:p>
          </table:table-cell>
          <table:table-cell table:formula="of:=CEILING([.J258])" office:value-type="float" office:value="0" calcext:value-type="float">
            <text:p>0</text:p>
          </table:table-cell>
          <table:table-cell table:formula="of:=CEILING(8*[.J258])" office:value-type="float" office:value="0" calcext:value-type="float">
            <text:p>0</text:p>
          </table:table-cell>
          <table:table-cell table:formula="of:=CEILING(1*[.K258])" office:value-type="float" office:value="1" calcext:value-type="float">
            <text:p>1</text:p>
          </table:table-cell>
          <table:table-cell table:formula="of:=CEILING(2*[.K258])" office:value-type="float" office:value="2" calcext:value-type="float">
            <text:p>2</text:p>
          </table:table-cell>
          <table:table-cell table:formula="of:=CEILING(5*[.K258])" office:value-type="float" office:value="5" calcext:value-type="float">
            <text:p>5</text:p>
          </table:table-cell>
          <table:table-cell table:formula="of:=CEILING(1*[.L258])" office:value-type="float" office:value="5" calcext:value-type="float">
            <text:p>5</text:p>
          </table:table-cell>
          <table:table-cell table:formula="of:=CEILING(2*[.L258])" office:value-type="float" office:value="10" calcext:value-type="float">
            <text:p>10</text:p>
          </table:table-cell>
          <table:table-cell table:formula="of:=CEILING(1*[.M258])" office:value-type="float" office:value="15" calcext:value-type="float">
            <text:p>15</text:p>
          </table:table-cell>
          <table:table-cell table:formula="of:=CEILING(2*[.M258])" office:value-type="float" office:value="30" calcext:value-type="float">
            <text:p>30</text:p>
          </table:table-cell>
          <table:table-cell table:formula="of:=CEILING(6*[.M258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table:formula="of:=MOD([.A259]-1;[$Basic.$A$2]+1)" office:value-type="float" office:value="1" calcext:value-type="float">
            <text:p>1</text:p>
          </table:table-cell>
          <table:table-cell table:formula="of:=CEILING(([.A259]-[.B259])/[$Basic.$A$2]; 1)+3" office:value-type="float" office:value="21" calcext:value-type="float">
            <text:p>21</text:p>
          </table:table-cell>
          <table:table-cell table:formula="of:=IF([.B259]=0;INDIRECT(ADDRESS([.C259];1;1;1;&quot;Basic&quot;));&quot;&quot;)">
            <text:p/>
          </table:table-cell>
          <table:table-cell table:style-name="ce3" table:formula="of:=[.B259] &amp; &quot;/&quot; &amp; [$Basic.$B$2]" office:value-type="string" office:string-value="1/8" calcext:value-type="string">
            <text:p>1/8</text:p>
          </table:table-cell>
          <table:table-cell table:formula="of:=INDIRECT(ADDRESS([.$C259];2;1;1;&quot;Basic&quot;))*[.$B259]/[$Basic.$B$2]" office:value-type="float" office:value="0" calcext:value-type="float">
            <text:p>0</text:p>
          </table:table-cell>
          <table:table-cell table:formula="of:=INDIRECT(ADDRESS([.$C259];3;1;1;&quot;Basic&quot;))*[.$B259]/[$Basic.$B$2]" office:value-type="float" office:value="0" calcext:value-type="float">
            <text:p>0</text:p>
          </table:table-cell>
          <table:table-cell table:formula="of:=INDIRECT(ADDRESS([.$C259];4;1;1;&quot;Basic&quot;))*[.$B259]/[$Basic.$B$2]" office:value-type="float" office:value="0" calcext:value-type="float">
            <text:p>0</text:p>
          </table:table-cell>
          <table:table-cell table:formula="of:=INDIRECT(ADDRESS([.$C259];5;1;1;&quot;Basic&quot;))*[.$B259]/[$Basic.$B$2]" office:value-type="float" office:value="0" calcext:value-type="float">
            <text:p>0</text:p>
          </table:table-cell>
          <table:table-cell table:formula="of:=[.F259]" office:value-type="float" office:value="0" calcext:value-type="float">
            <text:p>0</text:p>
          </table:table-cell>
          <table:table-cell table:formula="of:=IF([.G259]=0;1;[.G259])" office:value-type="float" office:value="1" calcext:value-type="float">
            <text:p>1</text:p>
          </table:table-cell>
          <table:table-cell table:formula="of:=IF([.H259]=0;5;[.H259])" office:value-type="float" office:value="5" calcext:value-type="float">
            <text:p>5</text:p>
          </table:table-cell>
          <table:table-cell table:formula="of:=IF([.I259]=0;15;[.I259])" office:value-type="float" office:value="15" calcext:value-type="float">
            <text:p>15</text:p>
          </table:table-cell>
          <table:table-cell table:formula="of:=IF([.B259]=0;[.D259];&quot;&quot;) &amp; IF([.B259]=[$Basic.$B$2];&quot;Open Terrain&quot;;&quot;&quot;) &amp; IF([.B259]=[$Basic.$C$2];&quot;Difficult Terrain&quot;;&quot;&quot;) &amp; IF([.B259]=[$Basic.$D$2];&quot;Extreme Terrain&quot;;&quot;&quot;)">
            <text:p/>
          </table:table-cell>
          <table:table-cell table:formula="of:= [.N259] &amp; &quot; &quot; &amp; [.E259]" office:value-type="string" office:string-value=" 1/8" calcext:value-type="string">
            <text:p><text:s/>1/8</text:p>
          </table:table-cell>
          <table:table-cell table:formula="of:=CEILING([.J259])" office:value-type="float" office:value="0" calcext:value-type="float">
            <text:p>0</text:p>
          </table:table-cell>
          <table:table-cell table:formula="of:=CEILING(8*[.J259])" office:value-type="float" office:value="0" calcext:value-type="float">
            <text:p>0</text:p>
          </table:table-cell>
          <table:table-cell table:formula="of:=CEILING(1*[.K259])" office:value-type="float" office:value="1" calcext:value-type="float">
            <text:p>1</text:p>
          </table:table-cell>
          <table:table-cell table:formula="of:=CEILING(2*[.K259])" office:value-type="float" office:value="2" calcext:value-type="float">
            <text:p>2</text:p>
          </table:table-cell>
          <table:table-cell table:formula="of:=CEILING(5*[.K259])" office:value-type="float" office:value="5" calcext:value-type="float">
            <text:p>5</text:p>
          </table:table-cell>
          <table:table-cell table:formula="of:=CEILING(1*[.L259])" office:value-type="float" office:value="5" calcext:value-type="float">
            <text:p>5</text:p>
          </table:table-cell>
          <table:table-cell table:formula="of:=CEILING(2*[.L259])" office:value-type="float" office:value="10" calcext:value-type="float">
            <text:p>10</text:p>
          </table:table-cell>
          <table:table-cell table:formula="of:=CEILING(1*[.M259])" office:value-type="float" office:value="15" calcext:value-type="float">
            <text:p>15</text:p>
          </table:table-cell>
          <table:table-cell table:formula="of:=CEILING(2*[.M259])" office:value-type="float" office:value="30" calcext:value-type="float">
            <text:p>30</text:p>
          </table:table-cell>
          <table:table-cell table:formula="of:=CEILING(6*[.M259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table:formula="of:=MOD([.A260]-1;[$Basic.$A$2]+1)" office:value-type="float" office:value="2" calcext:value-type="float">
            <text:p>2</text:p>
          </table:table-cell>
          <table:table-cell table:formula="of:=CEILING(([.A260]-[.B260])/[$Basic.$A$2]; 1)+3" office:value-type="float" office:value="21" calcext:value-type="float">
            <text:p>21</text:p>
          </table:table-cell>
          <table:table-cell table:formula="of:=IF([.B260]=0;INDIRECT(ADDRESS([.C260];1;1;1;&quot;Basic&quot;));&quot;&quot;)">
            <text:p/>
          </table:table-cell>
          <table:table-cell table:style-name="ce3" table:formula="of:=[.B260] &amp; &quot;/&quot; &amp; [$Basic.$B$2]" office:value-type="string" office:string-value="2/8" calcext:value-type="string">
            <text:p>2/8</text:p>
          </table:table-cell>
          <table:table-cell table:formula="of:=INDIRECT(ADDRESS([.$C260];2;1;1;&quot;Basic&quot;))*[.$B260]/[$Basic.$B$2]" office:value-type="float" office:value="0" calcext:value-type="float">
            <text:p>0</text:p>
          </table:table-cell>
          <table:table-cell table:formula="of:=INDIRECT(ADDRESS([.$C260];3;1;1;&quot;Basic&quot;))*[.$B260]/[$Basic.$B$2]" office:value-type="float" office:value="0" calcext:value-type="float">
            <text:p>0</text:p>
          </table:table-cell>
          <table:table-cell table:formula="of:=INDIRECT(ADDRESS([.$C260];4;1;1;&quot;Basic&quot;))*[.$B260]/[$Basic.$B$2]" office:value-type="float" office:value="0" calcext:value-type="float">
            <text:p>0</text:p>
          </table:table-cell>
          <table:table-cell table:formula="of:=INDIRECT(ADDRESS([.$C260];5;1;1;&quot;Basic&quot;))*[.$B260]/[$Basic.$B$2]" office:value-type="float" office:value="0" calcext:value-type="float">
            <text:p>0</text:p>
          </table:table-cell>
          <table:table-cell table:formula="of:=[.F260]" office:value-type="float" office:value="0" calcext:value-type="float">
            <text:p>0</text:p>
          </table:table-cell>
          <table:table-cell table:formula="of:=IF([.G260]=0;1;[.G260])" office:value-type="float" office:value="1" calcext:value-type="float">
            <text:p>1</text:p>
          </table:table-cell>
          <table:table-cell table:formula="of:=IF([.H260]=0;5;[.H260])" office:value-type="float" office:value="5" calcext:value-type="float">
            <text:p>5</text:p>
          </table:table-cell>
          <table:table-cell table:formula="of:=IF([.I260]=0;15;[.I260])" office:value-type="float" office:value="15" calcext:value-type="float">
            <text:p>15</text:p>
          </table:table-cell>
          <table:table-cell table:formula="of:=IF([.B260]=0;[.D260];&quot;&quot;) &amp; IF([.B260]=[$Basic.$B$2];&quot;Open Terrain&quot;;&quot;&quot;) &amp; IF([.B260]=[$Basic.$C$2];&quot;Difficult Terrain&quot;;&quot;&quot;) &amp; IF([.B260]=[$Basic.$D$2];&quot;Extreme Terrain&quot;;&quot;&quot;)">
            <text:p/>
          </table:table-cell>
          <table:table-cell table:formula="of:= [.N260] &amp; &quot; &quot; &amp; [.E260]" office:value-type="string" office:string-value=" 2/8" calcext:value-type="string">
            <text:p><text:s/>2/8</text:p>
          </table:table-cell>
          <table:table-cell table:formula="of:=CEILING([.J260])" office:value-type="float" office:value="0" calcext:value-type="float">
            <text:p>0</text:p>
          </table:table-cell>
          <table:table-cell table:formula="of:=CEILING(8*[.J260])" office:value-type="float" office:value="0" calcext:value-type="float">
            <text:p>0</text:p>
          </table:table-cell>
          <table:table-cell table:formula="of:=CEILING(1*[.K260])" office:value-type="float" office:value="1" calcext:value-type="float">
            <text:p>1</text:p>
          </table:table-cell>
          <table:table-cell table:formula="of:=CEILING(2*[.K260])" office:value-type="float" office:value="2" calcext:value-type="float">
            <text:p>2</text:p>
          </table:table-cell>
          <table:table-cell table:formula="of:=CEILING(5*[.K260])" office:value-type="float" office:value="5" calcext:value-type="float">
            <text:p>5</text:p>
          </table:table-cell>
          <table:table-cell table:formula="of:=CEILING(1*[.L260])" office:value-type="float" office:value="5" calcext:value-type="float">
            <text:p>5</text:p>
          </table:table-cell>
          <table:table-cell table:formula="of:=CEILING(2*[.L260])" office:value-type="float" office:value="10" calcext:value-type="float">
            <text:p>10</text:p>
          </table:table-cell>
          <table:table-cell table:formula="of:=CEILING(1*[.M260])" office:value-type="float" office:value="15" calcext:value-type="float">
            <text:p>15</text:p>
          </table:table-cell>
          <table:table-cell table:formula="of:=CEILING(2*[.M260])" office:value-type="float" office:value="30" calcext:value-type="float">
            <text:p>30</text:p>
          </table:table-cell>
          <table:table-cell table:formula="of:=CEILING(6*[.M260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table:formula="of:=MOD([.A261]-1;[$Basic.$A$2]+1)" office:value-type="float" office:value="3" calcext:value-type="float">
            <text:p>3</text:p>
          </table:table-cell>
          <table:table-cell table:formula="of:=CEILING(([.A261]-[.B261])/[$Basic.$A$2]; 1)+3" office:value-type="float" office:value="21" calcext:value-type="float">
            <text:p>21</text:p>
          </table:table-cell>
          <table:table-cell table:formula="of:=IF([.B261]=0;INDIRECT(ADDRESS([.C261];1;1;1;&quot;Basic&quot;));&quot;&quot;)">
            <text:p/>
          </table:table-cell>
          <table:table-cell table:style-name="ce3" table:formula="of:=[.B261] &amp; &quot;/&quot; &amp; [$Basic.$B$2]" office:value-type="string" office:string-value="3/8" calcext:value-type="string">
            <text:p>3/8</text:p>
          </table:table-cell>
          <table:table-cell table:formula="of:=INDIRECT(ADDRESS([.$C261];2;1;1;&quot;Basic&quot;))*[.$B261]/[$Basic.$B$2]" office:value-type="float" office:value="0" calcext:value-type="float">
            <text:p>0</text:p>
          </table:table-cell>
          <table:table-cell table:formula="of:=INDIRECT(ADDRESS([.$C261];3;1;1;&quot;Basic&quot;))*[.$B261]/[$Basic.$B$2]" office:value-type="float" office:value="0" calcext:value-type="float">
            <text:p>0</text:p>
          </table:table-cell>
          <table:table-cell table:formula="of:=INDIRECT(ADDRESS([.$C261];4;1;1;&quot;Basic&quot;))*[.$B261]/[$Basic.$B$2]" office:value-type="float" office:value="0" calcext:value-type="float">
            <text:p>0</text:p>
          </table:table-cell>
          <table:table-cell table:formula="of:=INDIRECT(ADDRESS([.$C261];5;1;1;&quot;Basic&quot;))*[.$B261]/[$Basic.$B$2]" office:value-type="float" office:value="0" calcext:value-type="float">
            <text:p>0</text:p>
          </table:table-cell>
          <table:table-cell table:formula="of:=[.F261]" office:value-type="float" office:value="0" calcext:value-type="float">
            <text:p>0</text:p>
          </table:table-cell>
          <table:table-cell table:formula="of:=IF([.G261]=0;1;[.G261])" office:value-type="float" office:value="1" calcext:value-type="float">
            <text:p>1</text:p>
          </table:table-cell>
          <table:table-cell table:formula="of:=IF([.H261]=0;5;[.H261])" office:value-type="float" office:value="5" calcext:value-type="float">
            <text:p>5</text:p>
          </table:table-cell>
          <table:table-cell table:formula="of:=IF([.I261]=0;15;[.I261])" office:value-type="float" office:value="15" calcext:value-type="float">
            <text:p>15</text:p>
          </table:table-cell>
          <table:table-cell table:formula="of:=IF([.B261]=0;[.D261];&quot;&quot;) &amp; IF([.B261]=[$Basic.$B$2];&quot;Open Terrain&quot;;&quot;&quot;) &amp; IF([.B261]=[$Basic.$C$2];&quot;Difficult Terrain&quot;;&quot;&quot;) &amp; IF([.B261]=[$Basic.$D$2];&quot;Extreme Terrain&quot;;&quot;&quot;)">
            <text:p/>
          </table:table-cell>
          <table:table-cell table:formula="of:= [.N261] &amp; &quot; &quot; &amp; [.E261]" office:value-type="string" office:string-value=" 3/8" calcext:value-type="string">
            <text:p><text:s/>3/8</text:p>
          </table:table-cell>
          <table:table-cell table:formula="of:=CEILING([.J261])" office:value-type="float" office:value="0" calcext:value-type="float">
            <text:p>0</text:p>
          </table:table-cell>
          <table:table-cell table:formula="of:=CEILING(8*[.J261])" office:value-type="float" office:value="0" calcext:value-type="float">
            <text:p>0</text:p>
          </table:table-cell>
          <table:table-cell table:formula="of:=CEILING(1*[.K261])" office:value-type="float" office:value="1" calcext:value-type="float">
            <text:p>1</text:p>
          </table:table-cell>
          <table:table-cell table:formula="of:=CEILING(2*[.K261])" office:value-type="float" office:value="2" calcext:value-type="float">
            <text:p>2</text:p>
          </table:table-cell>
          <table:table-cell table:formula="of:=CEILING(5*[.K261])" office:value-type="float" office:value="5" calcext:value-type="float">
            <text:p>5</text:p>
          </table:table-cell>
          <table:table-cell table:formula="of:=CEILING(1*[.L261])" office:value-type="float" office:value="5" calcext:value-type="float">
            <text:p>5</text:p>
          </table:table-cell>
          <table:table-cell table:formula="of:=CEILING(2*[.L261])" office:value-type="float" office:value="10" calcext:value-type="float">
            <text:p>10</text:p>
          </table:table-cell>
          <table:table-cell table:formula="of:=CEILING(1*[.M261])" office:value-type="float" office:value="15" calcext:value-type="float">
            <text:p>15</text:p>
          </table:table-cell>
          <table:table-cell table:formula="of:=CEILING(2*[.M261])" office:value-type="float" office:value="30" calcext:value-type="float">
            <text:p>30</text:p>
          </table:table-cell>
          <table:table-cell table:formula="of:=CEILING(6*[.M261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table:formula="of:=MOD([.A262]-1;[$Basic.$A$2]+1)" office:value-type="float" office:value="4" calcext:value-type="float">
            <text:p>4</text:p>
          </table:table-cell>
          <table:table-cell table:formula="of:=CEILING(([.A262]-[.B262])/[$Basic.$A$2]; 1)+3" office:value-type="float" office:value="21" calcext:value-type="float">
            <text:p>21</text:p>
          </table:table-cell>
          <table:table-cell table:formula="of:=IF([.B262]=0;INDIRECT(ADDRESS([.C262];1;1;1;&quot;Basic&quot;));&quot;&quot;)">
            <text:p/>
          </table:table-cell>
          <table:table-cell table:style-name="ce3" table:formula="of:=[.B262] &amp; &quot;/&quot; &amp; [$Basic.$B$2]" office:value-type="string" office:string-value="4/8" calcext:value-type="string">
            <text:p>4/8</text:p>
          </table:table-cell>
          <table:table-cell table:formula="of:=INDIRECT(ADDRESS([.$C262];2;1;1;&quot;Basic&quot;))*[.$B262]/[$Basic.$B$2]" office:value-type="float" office:value="0" calcext:value-type="float">
            <text:p>0</text:p>
          </table:table-cell>
          <table:table-cell table:formula="of:=INDIRECT(ADDRESS([.$C262];3;1;1;&quot;Basic&quot;))*[.$B262]/[$Basic.$B$2]" office:value-type="float" office:value="0" calcext:value-type="float">
            <text:p>0</text:p>
          </table:table-cell>
          <table:table-cell table:formula="of:=INDIRECT(ADDRESS([.$C262];4;1;1;&quot;Basic&quot;))*[.$B262]/[$Basic.$B$2]" office:value-type="float" office:value="0" calcext:value-type="float">
            <text:p>0</text:p>
          </table:table-cell>
          <table:table-cell table:formula="of:=INDIRECT(ADDRESS([.$C262];5;1;1;&quot;Basic&quot;))*[.$B262]/[$Basic.$B$2]" office:value-type="float" office:value="0" calcext:value-type="float">
            <text:p>0</text:p>
          </table:table-cell>
          <table:table-cell table:formula="of:=[.F262]" office:value-type="float" office:value="0" calcext:value-type="float">
            <text:p>0</text:p>
          </table:table-cell>
          <table:table-cell table:formula="of:=IF([.G262]=0;1;[.G262])" office:value-type="float" office:value="1" calcext:value-type="float">
            <text:p>1</text:p>
          </table:table-cell>
          <table:table-cell table:formula="of:=IF([.H262]=0;5;[.H262])" office:value-type="float" office:value="5" calcext:value-type="float">
            <text:p>5</text:p>
          </table:table-cell>
          <table:table-cell table:formula="of:=IF([.I262]=0;15;[.I262])" office:value-type="float" office:value="15" calcext:value-type="float">
            <text:p>15</text:p>
          </table:table-cell>
          <table:table-cell table:formula="of:=IF([.B262]=0;[.D262];&quot;&quot;) &amp; IF([.B262]=[$Basic.$B$2];&quot;Open Terrain&quot;;&quot;&quot;) &amp; IF([.B262]=[$Basic.$C$2];&quot;Difficult Terrain&quot;;&quot;&quot;) &amp; IF([.B262]=[$Basic.$D$2];&quot;Extreme Terrain&quot;;&quot;&quot;)" office:value-type="string" office:string-value="Extreme Terrain" calcext:value-type="string">
            <text:p>Extreme Terrain</text:p>
          </table:table-cell>
          <table:table-cell table:formula="of:= [.N262] &amp; &quot; &quot; &amp; [.E262]" office:value-type="string" office:string-value="Extreme Terrain 4/8" calcext:value-type="string">
            <text:p>Extreme Terrain 4/8</text:p>
          </table:table-cell>
          <table:table-cell table:formula="of:=CEILING([.J262])" office:value-type="float" office:value="0" calcext:value-type="float">
            <text:p>0</text:p>
          </table:table-cell>
          <table:table-cell table:formula="of:=CEILING(8*[.J262])" office:value-type="float" office:value="0" calcext:value-type="float">
            <text:p>0</text:p>
          </table:table-cell>
          <table:table-cell table:formula="of:=CEILING(1*[.K262])" office:value-type="float" office:value="1" calcext:value-type="float">
            <text:p>1</text:p>
          </table:table-cell>
          <table:table-cell table:formula="of:=CEILING(2*[.K262])" office:value-type="float" office:value="2" calcext:value-type="float">
            <text:p>2</text:p>
          </table:table-cell>
          <table:table-cell table:formula="of:=CEILING(5*[.K262])" office:value-type="float" office:value="5" calcext:value-type="float">
            <text:p>5</text:p>
          </table:table-cell>
          <table:table-cell table:formula="of:=CEILING(1*[.L262])" office:value-type="float" office:value="5" calcext:value-type="float">
            <text:p>5</text:p>
          </table:table-cell>
          <table:table-cell table:formula="of:=CEILING(2*[.L262])" office:value-type="float" office:value="10" calcext:value-type="float">
            <text:p>10</text:p>
          </table:table-cell>
          <table:table-cell table:formula="of:=CEILING(1*[.M262])" office:value-type="float" office:value="15" calcext:value-type="float">
            <text:p>15</text:p>
          </table:table-cell>
          <table:table-cell table:formula="of:=CEILING(2*[.M262])" office:value-type="float" office:value="30" calcext:value-type="float">
            <text:p>30</text:p>
          </table:table-cell>
          <table:table-cell table:formula="of:=CEILING(6*[.M262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table:formula="of:=MOD([.A263]-1;[$Basic.$A$2]+1)" office:value-type="float" office:value="5" calcext:value-type="float">
            <text:p>5</text:p>
          </table:table-cell>
          <table:table-cell table:formula="of:=CEILING(([.A263]-[.B263])/[$Basic.$A$2]; 1)+3" office:value-type="float" office:value="21" calcext:value-type="float">
            <text:p>21</text:p>
          </table:table-cell>
          <table:table-cell table:formula="of:=IF([.B263]=0;INDIRECT(ADDRESS([.C263];1;1;1;&quot;Basic&quot;));&quot;&quot;)">
            <text:p/>
          </table:table-cell>
          <table:table-cell table:style-name="ce3" table:formula="of:=[.B263] &amp; &quot;/&quot; &amp; [$Basic.$B$2]" office:value-type="string" office:string-value="5/8" calcext:value-type="string">
            <text:p>5/8</text:p>
          </table:table-cell>
          <table:table-cell table:formula="of:=INDIRECT(ADDRESS([.$C263];2;1;1;&quot;Basic&quot;))*[.$B263]/[$Basic.$B$2]" office:value-type="float" office:value="0" calcext:value-type="float">
            <text:p>0</text:p>
          </table:table-cell>
          <table:table-cell table:formula="of:=INDIRECT(ADDRESS([.$C263];3;1;1;&quot;Basic&quot;))*[.$B263]/[$Basic.$B$2]" office:value-type="float" office:value="0" calcext:value-type="float">
            <text:p>0</text:p>
          </table:table-cell>
          <table:table-cell table:formula="of:=INDIRECT(ADDRESS([.$C263];4;1;1;&quot;Basic&quot;))*[.$B263]/[$Basic.$B$2]" office:value-type="float" office:value="0" calcext:value-type="float">
            <text:p>0</text:p>
          </table:table-cell>
          <table:table-cell table:formula="of:=INDIRECT(ADDRESS([.$C263];5;1;1;&quot;Basic&quot;))*[.$B263]/[$Basic.$B$2]" office:value-type="float" office:value="0" calcext:value-type="float">
            <text:p>0</text:p>
          </table:table-cell>
          <table:table-cell table:formula="of:=[.F263]" office:value-type="float" office:value="0" calcext:value-type="float">
            <text:p>0</text:p>
          </table:table-cell>
          <table:table-cell table:formula="of:=IF([.G263]=0;1;[.G263])" office:value-type="float" office:value="1" calcext:value-type="float">
            <text:p>1</text:p>
          </table:table-cell>
          <table:table-cell table:formula="of:=IF([.H263]=0;5;[.H263])" office:value-type="float" office:value="5" calcext:value-type="float">
            <text:p>5</text:p>
          </table:table-cell>
          <table:table-cell table:formula="of:=IF([.I263]=0;15;[.I263])" office:value-type="float" office:value="15" calcext:value-type="float">
            <text:p>15</text:p>
          </table:table-cell>
          <table:table-cell table:formula="of:=IF([.B263]=0;[.D263];&quot;&quot;) &amp; IF([.B263]=[$Basic.$B$2];&quot;Open Terrain&quot;;&quot;&quot;) &amp; IF([.B263]=[$Basic.$C$2];&quot;Difficult Terrain&quot;;&quot;&quot;) &amp; IF([.B263]=[$Basic.$D$2];&quot;Extreme Terrain&quot;;&quot;&quot;)">
            <text:p/>
          </table:table-cell>
          <table:table-cell table:formula="of:= [.N263] &amp; &quot; &quot; &amp; [.E263]" office:value-type="string" office:string-value=" 5/8" calcext:value-type="string">
            <text:p><text:s/>5/8</text:p>
          </table:table-cell>
          <table:table-cell table:formula="of:=CEILING([.J263])" office:value-type="float" office:value="0" calcext:value-type="float">
            <text:p>0</text:p>
          </table:table-cell>
          <table:table-cell table:formula="of:=CEILING(8*[.J263])" office:value-type="float" office:value="0" calcext:value-type="float">
            <text:p>0</text:p>
          </table:table-cell>
          <table:table-cell table:formula="of:=CEILING(1*[.K263])" office:value-type="float" office:value="1" calcext:value-type="float">
            <text:p>1</text:p>
          </table:table-cell>
          <table:table-cell table:formula="of:=CEILING(2*[.K263])" office:value-type="float" office:value="2" calcext:value-type="float">
            <text:p>2</text:p>
          </table:table-cell>
          <table:table-cell table:formula="of:=CEILING(5*[.K263])" office:value-type="float" office:value="5" calcext:value-type="float">
            <text:p>5</text:p>
          </table:table-cell>
          <table:table-cell table:formula="of:=CEILING(1*[.L263])" office:value-type="float" office:value="5" calcext:value-type="float">
            <text:p>5</text:p>
          </table:table-cell>
          <table:table-cell table:formula="of:=CEILING(2*[.L263])" office:value-type="float" office:value="10" calcext:value-type="float">
            <text:p>10</text:p>
          </table:table-cell>
          <table:table-cell table:formula="of:=CEILING(1*[.M263])" office:value-type="float" office:value="15" calcext:value-type="float">
            <text:p>15</text:p>
          </table:table-cell>
          <table:table-cell table:formula="of:=CEILING(2*[.M263])" office:value-type="float" office:value="30" calcext:value-type="float">
            <text:p>30</text:p>
          </table:table-cell>
          <table:table-cell table:formula="of:=CEILING(6*[.M263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table:formula="of:=MOD([.A264]-1;[$Basic.$A$2]+1)" office:value-type="float" office:value="6" calcext:value-type="float">
            <text:p>6</text:p>
          </table:table-cell>
          <table:table-cell table:formula="of:=CEILING(([.A264]-[.B264])/[$Basic.$A$2]; 1)+3" office:value-type="float" office:value="21" calcext:value-type="float">
            <text:p>21</text:p>
          </table:table-cell>
          <table:table-cell table:formula="of:=IF([.B264]=0;INDIRECT(ADDRESS([.C264];1;1;1;&quot;Basic&quot;));&quot;&quot;)">
            <text:p/>
          </table:table-cell>
          <table:table-cell table:style-name="ce3" table:formula="of:=[.B264] &amp; &quot;/&quot; &amp; [$Basic.$B$2]" office:value-type="string" office:string-value="6/8" calcext:value-type="string">
            <text:p>6/8</text:p>
          </table:table-cell>
          <table:table-cell table:formula="of:=INDIRECT(ADDRESS([.$C264];2;1;1;&quot;Basic&quot;))*[.$B264]/[$Basic.$B$2]" office:value-type="float" office:value="0" calcext:value-type="float">
            <text:p>0</text:p>
          </table:table-cell>
          <table:table-cell table:formula="of:=INDIRECT(ADDRESS([.$C264];3;1;1;&quot;Basic&quot;))*[.$B264]/[$Basic.$B$2]" office:value-type="float" office:value="0" calcext:value-type="float">
            <text:p>0</text:p>
          </table:table-cell>
          <table:table-cell table:formula="of:=INDIRECT(ADDRESS([.$C264];4;1;1;&quot;Basic&quot;))*[.$B264]/[$Basic.$B$2]" office:value-type="float" office:value="0" calcext:value-type="float">
            <text:p>0</text:p>
          </table:table-cell>
          <table:table-cell table:formula="of:=INDIRECT(ADDRESS([.$C264];5;1;1;&quot;Basic&quot;))*[.$B264]/[$Basic.$B$2]" office:value-type="float" office:value="0" calcext:value-type="float">
            <text:p>0</text:p>
          </table:table-cell>
          <table:table-cell table:formula="of:=[.F264]" office:value-type="float" office:value="0" calcext:value-type="float">
            <text:p>0</text:p>
          </table:table-cell>
          <table:table-cell table:formula="of:=IF([.G264]=0;1;[.G264])" office:value-type="float" office:value="1" calcext:value-type="float">
            <text:p>1</text:p>
          </table:table-cell>
          <table:table-cell table:formula="of:=IF([.H264]=0;5;[.H264])" office:value-type="float" office:value="5" calcext:value-type="float">
            <text:p>5</text:p>
          </table:table-cell>
          <table:table-cell table:formula="of:=IF([.I264]=0;15;[.I264])" office:value-type="float" office:value="15" calcext:value-type="float">
            <text:p>15</text:p>
          </table:table-cell>
          <table:table-cell table:formula="of:=IF([.B264]=0;[.D264];&quot;&quot;) &amp; IF([.B264]=[$Basic.$B$2];&quot;Open Terrain&quot;;&quot;&quot;) &amp; IF([.B264]=[$Basic.$C$2];&quot;Difficult Terrain&quot;;&quot;&quot;) &amp; IF([.B264]=[$Basic.$D$2];&quot;Extreme Terrain&quot;;&quot;&quot;)" office:value-type="string" office:string-value="Difficult Terrain" calcext:value-type="string">
            <text:p>Difficult Terrain</text:p>
          </table:table-cell>
          <table:table-cell table:formula="of:= [.N264] &amp; &quot; &quot; &amp; [.E264]" office:value-type="string" office:string-value="Difficult Terrain 6/8" calcext:value-type="string">
            <text:p>Difficult Terrain 6/8</text:p>
          </table:table-cell>
          <table:table-cell table:formula="of:=CEILING([.J264])" office:value-type="float" office:value="0" calcext:value-type="float">
            <text:p>0</text:p>
          </table:table-cell>
          <table:table-cell table:formula="of:=CEILING(8*[.J264])" office:value-type="float" office:value="0" calcext:value-type="float">
            <text:p>0</text:p>
          </table:table-cell>
          <table:table-cell table:formula="of:=CEILING(1*[.K264])" office:value-type="float" office:value="1" calcext:value-type="float">
            <text:p>1</text:p>
          </table:table-cell>
          <table:table-cell table:formula="of:=CEILING(2*[.K264])" office:value-type="float" office:value="2" calcext:value-type="float">
            <text:p>2</text:p>
          </table:table-cell>
          <table:table-cell table:formula="of:=CEILING(5*[.K264])" office:value-type="float" office:value="5" calcext:value-type="float">
            <text:p>5</text:p>
          </table:table-cell>
          <table:table-cell table:formula="of:=CEILING(1*[.L264])" office:value-type="float" office:value="5" calcext:value-type="float">
            <text:p>5</text:p>
          </table:table-cell>
          <table:table-cell table:formula="of:=CEILING(2*[.L264])" office:value-type="float" office:value="10" calcext:value-type="float">
            <text:p>10</text:p>
          </table:table-cell>
          <table:table-cell table:formula="of:=CEILING(1*[.M264])" office:value-type="float" office:value="15" calcext:value-type="float">
            <text:p>15</text:p>
          </table:table-cell>
          <table:table-cell table:formula="of:=CEILING(2*[.M264])" office:value-type="float" office:value="30" calcext:value-type="float">
            <text:p>30</text:p>
          </table:table-cell>
          <table:table-cell table:formula="of:=CEILING(6*[.M264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table:formula="of:=MOD([.A265]-1;[$Basic.$A$2]+1)" office:value-type="float" office:value="7" calcext:value-type="float">
            <text:p>7</text:p>
          </table:table-cell>
          <table:table-cell table:formula="of:=CEILING(([.A265]-[.B265])/[$Basic.$A$2]; 1)+3" office:value-type="float" office:value="21" calcext:value-type="float">
            <text:p>21</text:p>
          </table:table-cell>
          <table:table-cell table:formula="of:=IF([.B265]=0;INDIRECT(ADDRESS([.C265];1;1;1;&quot;Basic&quot;));&quot;&quot;)">
            <text:p/>
          </table:table-cell>
          <table:table-cell table:style-name="ce3" table:formula="of:=[.B265] &amp; &quot;/&quot; &amp; [$Basic.$B$2]" office:value-type="string" office:string-value="7/8" calcext:value-type="string">
            <text:p>7/8</text:p>
          </table:table-cell>
          <table:table-cell table:formula="of:=INDIRECT(ADDRESS([.$C265];2;1;1;&quot;Basic&quot;))*[.$B265]/[$Basic.$B$2]" office:value-type="float" office:value="0" calcext:value-type="float">
            <text:p>0</text:p>
          </table:table-cell>
          <table:table-cell table:formula="of:=INDIRECT(ADDRESS([.$C265];3;1;1;&quot;Basic&quot;))*[.$B265]/[$Basic.$B$2]" office:value-type="float" office:value="0" calcext:value-type="float">
            <text:p>0</text:p>
          </table:table-cell>
          <table:table-cell table:formula="of:=INDIRECT(ADDRESS([.$C265];4;1;1;&quot;Basic&quot;))*[.$B265]/[$Basic.$B$2]" office:value-type="float" office:value="0" calcext:value-type="float">
            <text:p>0</text:p>
          </table:table-cell>
          <table:table-cell table:formula="of:=INDIRECT(ADDRESS([.$C265];5;1;1;&quot;Basic&quot;))*[.$B265]/[$Basic.$B$2]" office:value-type="float" office:value="0" calcext:value-type="float">
            <text:p>0</text:p>
          </table:table-cell>
          <table:table-cell table:formula="of:=[.F265]" office:value-type="float" office:value="0" calcext:value-type="float">
            <text:p>0</text:p>
          </table:table-cell>
          <table:table-cell table:formula="of:=IF([.G265]=0;1;[.G265])" office:value-type="float" office:value="1" calcext:value-type="float">
            <text:p>1</text:p>
          </table:table-cell>
          <table:table-cell table:formula="of:=IF([.H265]=0;5;[.H265])" office:value-type="float" office:value="5" calcext:value-type="float">
            <text:p>5</text:p>
          </table:table-cell>
          <table:table-cell table:formula="of:=IF([.I265]=0;15;[.I265])" office:value-type="float" office:value="15" calcext:value-type="float">
            <text:p>15</text:p>
          </table:table-cell>
          <table:table-cell table:formula="of:=IF([.B265]=0;[.D265];&quot;&quot;) &amp; IF([.B265]=[$Basic.$B$2];&quot;Open Terrain&quot;;&quot;&quot;) &amp; IF([.B265]=[$Basic.$C$2];&quot;Difficult Terrain&quot;;&quot;&quot;) &amp; IF([.B265]=[$Basic.$D$2];&quot;Extreme Terrain&quot;;&quot;&quot;)">
            <text:p/>
          </table:table-cell>
          <table:table-cell table:formula="of:= [.N265] &amp; &quot; &quot; &amp; [.E265]" office:value-type="string" office:string-value=" 7/8" calcext:value-type="string">
            <text:p><text:s/>7/8</text:p>
          </table:table-cell>
          <table:table-cell table:formula="of:=CEILING([.J265])" office:value-type="float" office:value="0" calcext:value-type="float">
            <text:p>0</text:p>
          </table:table-cell>
          <table:table-cell table:formula="of:=CEILING(8*[.J265])" office:value-type="float" office:value="0" calcext:value-type="float">
            <text:p>0</text:p>
          </table:table-cell>
          <table:table-cell table:formula="of:=CEILING(1*[.K265])" office:value-type="float" office:value="1" calcext:value-type="float">
            <text:p>1</text:p>
          </table:table-cell>
          <table:table-cell table:formula="of:=CEILING(2*[.K265])" office:value-type="float" office:value="2" calcext:value-type="float">
            <text:p>2</text:p>
          </table:table-cell>
          <table:table-cell table:formula="of:=CEILING(5*[.K265])" office:value-type="float" office:value="5" calcext:value-type="float">
            <text:p>5</text:p>
          </table:table-cell>
          <table:table-cell table:formula="of:=CEILING(1*[.L265])" office:value-type="float" office:value="5" calcext:value-type="float">
            <text:p>5</text:p>
          </table:table-cell>
          <table:table-cell table:formula="of:=CEILING(2*[.L265])" office:value-type="float" office:value="10" calcext:value-type="float">
            <text:p>10</text:p>
          </table:table-cell>
          <table:table-cell table:formula="of:=CEILING(1*[.M265])" office:value-type="float" office:value="15" calcext:value-type="float">
            <text:p>15</text:p>
          </table:table-cell>
          <table:table-cell table:formula="of:=CEILING(2*[.M265])" office:value-type="float" office:value="30" calcext:value-type="float">
            <text:p>30</text:p>
          </table:table-cell>
          <table:table-cell table:formula="of:=CEILING(6*[.M265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table:formula="of:=MOD([.A266]-1;[$Basic.$A$2]+1)" office:value-type="float" office:value="8" calcext:value-type="float">
            <text:p>8</text:p>
          </table:table-cell>
          <table:table-cell table:formula="of:=CEILING(([.A266]-[.B266])/[$Basic.$A$2]; 1)+3" office:value-type="float" office:value="21" calcext:value-type="float">
            <text:p>21</text:p>
          </table:table-cell>
          <table:table-cell table:formula="of:=IF([.B266]=0;INDIRECT(ADDRESS([.C266];1;1;1;&quot;Basic&quot;));&quot;&quot;)">
            <text:p/>
          </table:table-cell>
          <table:table-cell table:style-name="ce3" table:formula="of:=[.B266] &amp; &quot;/&quot; &amp; [$Basic.$B$2]" office:value-type="string" office:string-value="8/8" calcext:value-type="string">
            <text:p>8/8</text:p>
          </table:table-cell>
          <table:table-cell table:formula="of:=INDIRECT(ADDRESS([.$C266];2;1;1;&quot;Basic&quot;))*[.$B266]/[$Basic.$B$2]" office:value-type="float" office:value="0" calcext:value-type="float">
            <text:p>0</text:p>
          </table:table-cell>
          <table:table-cell table:formula="of:=INDIRECT(ADDRESS([.$C266];3;1;1;&quot;Basic&quot;))*[.$B266]/[$Basic.$B$2]" office:value-type="float" office:value="0" calcext:value-type="float">
            <text:p>0</text:p>
          </table:table-cell>
          <table:table-cell table:formula="of:=INDIRECT(ADDRESS([.$C266];4;1;1;&quot;Basic&quot;))*[.$B266]/[$Basic.$B$2]" office:value-type="float" office:value="0" calcext:value-type="float">
            <text:p>0</text:p>
          </table:table-cell>
          <table:table-cell table:formula="of:=INDIRECT(ADDRESS([.$C266];5;1;1;&quot;Basic&quot;))*[.$B266]/[$Basic.$B$2]" office:value-type="float" office:value="0" calcext:value-type="float">
            <text:p>0</text:p>
          </table:table-cell>
          <table:table-cell table:formula="of:=[.F266]" office:value-type="float" office:value="0" calcext:value-type="float">
            <text:p>0</text:p>
          </table:table-cell>
          <table:table-cell table:formula="of:=IF([.G266]=0;1;[.G266])" office:value-type="float" office:value="1" calcext:value-type="float">
            <text:p>1</text:p>
          </table:table-cell>
          <table:table-cell table:formula="of:=IF([.H266]=0;5;[.H266])" office:value-type="float" office:value="5" calcext:value-type="float">
            <text:p>5</text:p>
          </table:table-cell>
          <table:table-cell table:formula="of:=IF([.I266]=0;15;[.I266])" office:value-type="float" office:value="15" calcext:value-type="float">
            <text:p>15</text:p>
          </table:table-cell>
          <table:table-cell table:formula="of:=IF([.B266]=0;[.D266];&quot;&quot;) &amp; IF([.B266]=[$Basic.$B$2];&quot;Open Terrain&quot;;&quot;&quot;) &amp; IF([.B266]=[$Basic.$C$2];&quot;Difficult Terrain&quot;;&quot;&quot;) &amp; IF([.B266]=[$Basic.$D$2];&quot;Extreme Terrain&quot;;&quot;&quot;)" office:value-type="string" office:string-value="Open Terrain" calcext:value-type="string">
            <text:p>Open Terrain</text:p>
          </table:table-cell>
          <table:table-cell table:formula="of:= [.N266] &amp; &quot; &quot; &amp; [.E266]" office:value-type="string" office:string-value="Open Terrain 8/8" calcext:value-type="string">
            <text:p>Open Terrain 8/8</text:p>
          </table:table-cell>
          <table:table-cell table:formula="of:=CEILING([.J266])" office:value-type="float" office:value="0" calcext:value-type="float">
            <text:p>0</text:p>
          </table:table-cell>
          <table:table-cell table:formula="of:=CEILING(8*[.J266])" office:value-type="float" office:value="0" calcext:value-type="float">
            <text:p>0</text:p>
          </table:table-cell>
          <table:table-cell table:formula="of:=CEILING(1*[.K266])" office:value-type="float" office:value="1" calcext:value-type="float">
            <text:p>1</text:p>
          </table:table-cell>
          <table:table-cell table:formula="of:=CEILING(2*[.K266])" office:value-type="float" office:value="2" calcext:value-type="float">
            <text:p>2</text:p>
          </table:table-cell>
          <table:table-cell table:formula="of:=CEILING(5*[.K266])" office:value-type="float" office:value="5" calcext:value-type="float">
            <text:p>5</text:p>
          </table:table-cell>
          <table:table-cell table:formula="of:=CEILING(1*[.L266])" office:value-type="float" office:value="5" calcext:value-type="float">
            <text:p>5</text:p>
          </table:table-cell>
          <table:table-cell table:formula="of:=CEILING(2*[.L266])" office:value-type="float" office:value="10" calcext:value-type="float">
            <text:p>10</text:p>
          </table:table-cell>
          <table:table-cell table:formula="of:=CEILING(1*[.M266])" office:value-type="float" office:value="15" calcext:value-type="float">
            <text:p>15</text:p>
          </table:table-cell>
          <table:table-cell table:formula="of:=CEILING(2*[.M266])" office:value-type="float" office:value="30" calcext:value-type="float">
            <text:p>30</text:p>
          </table:table-cell>
          <table:table-cell table:formula="of:=CEILING(6*[.M266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table:formula="of:=MOD([.A267]-1;[$Basic.$A$2]+1)" office:value-type="float" office:value="9" calcext:value-type="float">
            <text:p>9</text:p>
          </table:table-cell>
          <table:table-cell table:formula="of:=CEILING(([.A267]-[.B267])/[$Basic.$A$2]; 1)+3" office:value-type="float" office:value="21" calcext:value-type="float">
            <text:p>21</text:p>
          </table:table-cell>
          <table:table-cell table:formula="of:=IF([.B267]=0;INDIRECT(ADDRESS([.C267];1;1;1;&quot;Basic&quot;));&quot;&quot;)">
            <text:p/>
          </table:table-cell>
          <table:table-cell table:style-name="ce3" table:formula="of:=[.B267] &amp; &quot;/&quot; &amp; [$Basic.$B$2]" office:value-type="string" office:string-value="9/8" calcext:value-type="string">
            <text:p>9/8</text:p>
          </table:table-cell>
          <table:table-cell table:formula="of:=INDIRECT(ADDRESS([.$C267];2;1;1;&quot;Basic&quot;))*[.$B267]/[$Basic.$B$2]" office:value-type="float" office:value="0" calcext:value-type="float">
            <text:p>0</text:p>
          </table:table-cell>
          <table:table-cell table:formula="of:=INDIRECT(ADDRESS([.$C267];3;1;1;&quot;Basic&quot;))*[.$B267]/[$Basic.$B$2]" office:value-type="float" office:value="0" calcext:value-type="float">
            <text:p>0</text:p>
          </table:table-cell>
          <table:table-cell table:formula="of:=INDIRECT(ADDRESS([.$C267];4;1;1;&quot;Basic&quot;))*[.$B267]/[$Basic.$B$2]" office:value-type="float" office:value="0" calcext:value-type="float">
            <text:p>0</text:p>
          </table:table-cell>
          <table:table-cell table:formula="of:=INDIRECT(ADDRESS([.$C267];5;1;1;&quot;Basic&quot;))*[.$B267]/[$Basic.$B$2]" office:value-type="float" office:value="0" calcext:value-type="float">
            <text:p>0</text:p>
          </table:table-cell>
          <table:table-cell table:formula="of:=[.F267]" office:value-type="float" office:value="0" calcext:value-type="float">
            <text:p>0</text:p>
          </table:table-cell>
          <table:table-cell table:formula="of:=IF([.G267]=0;1;[.G267])" office:value-type="float" office:value="1" calcext:value-type="float">
            <text:p>1</text:p>
          </table:table-cell>
          <table:table-cell table:formula="of:=IF([.H267]=0;5;[.H267])" office:value-type="float" office:value="5" calcext:value-type="float">
            <text:p>5</text:p>
          </table:table-cell>
          <table:table-cell table:formula="of:=IF([.I267]=0;15;[.I267])" office:value-type="float" office:value="15" calcext:value-type="float">
            <text:p>15</text:p>
          </table:table-cell>
          <table:table-cell table:formula="of:=IF([.B267]=0;[.D267];&quot;&quot;) &amp; IF([.B267]=[$Basic.$B$2];&quot;Open Terrain&quot;;&quot;&quot;) &amp; IF([.B267]=[$Basic.$C$2];&quot;Difficult Terrain&quot;;&quot;&quot;) &amp; IF([.B267]=[$Basic.$D$2];&quot;Extreme Terrain&quot;;&quot;&quot;)">
            <text:p/>
          </table:table-cell>
          <table:table-cell table:formula="of:= [.N267] &amp; &quot; &quot; &amp; [.E267]" office:value-type="string" office:string-value=" 9/8" calcext:value-type="string">
            <text:p><text:s/>9/8</text:p>
          </table:table-cell>
          <table:table-cell table:formula="of:=CEILING([.J267])" office:value-type="float" office:value="0" calcext:value-type="float">
            <text:p>0</text:p>
          </table:table-cell>
          <table:table-cell table:formula="of:=CEILING(8*[.J267])" office:value-type="float" office:value="0" calcext:value-type="float">
            <text:p>0</text:p>
          </table:table-cell>
          <table:table-cell table:formula="of:=CEILING(1*[.K267])" office:value-type="float" office:value="1" calcext:value-type="float">
            <text:p>1</text:p>
          </table:table-cell>
          <table:table-cell table:formula="of:=CEILING(2*[.K267])" office:value-type="float" office:value="2" calcext:value-type="float">
            <text:p>2</text:p>
          </table:table-cell>
          <table:table-cell table:formula="of:=CEILING(5*[.K267])" office:value-type="float" office:value="5" calcext:value-type="float">
            <text:p>5</text:p>
          </table:table-cell>
          <table:table-cell table:formula="of:=CEILING(1*[.L267])" office:value-type="float" office:value="5" calcext:value-type="float">
            <text:p>5</text:p>
          </table:table-cell>
          <table:table-cell table:formula="of:=CEILING(2*[.L267])" office:value-type="float" office:value="10" calcext:value-type="float">
            <text:p>10</text:p>
          </table:table-cell>
          <table:table-cell table:formula="of:=CEILING(1*[.M267])" office:value-type="float" office:value="15" calcext:value-type="float">
            <text:p>15</text:p>
          </table:table-cell>
          <table:table-cell table:formula="of:=CEILING(2*[.M267])" office:value-type="float" office:value="30" calcext:value-type="float">
            <text:p>30</text:p>
          </table:table-cell>
          <table:table-cell table:formula="of:=CEILING(6*[.M267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table:formula="of:=MOD([.A268]-1;[$Basic.$A$2]+1)" office:value-type="float" office:value="10" calcext:value-type="float">
            <text:p>10</text:p>
          </table:table-cell>
          <table:table-cell table:formula="of:=CEILING(([.A268]-[.B268])/[$Basic.$A$2]; 1)+3" office:value-type="float" office:value="21" calcext:value-type="float">
            <text:p>21</text:p>
          </table:table-cell>
          <table:table-cell table:formula="of:=IF([.B268]=0;INDIRECT(ADDRESS([.C268];1;1;1;&quot;Basic&quot;));&quot;&quot;)">
            <text:p/>
          </table:table-cell>
          <table:table-cell table:style-name="ce3" table:formula="of:=[.B268] &amp; &quot;/&quot; &amp; [$Basic.$B$2]" office:value-type="string" office:string-value="10/8" calcext:value-type="string">
            <text:p>10/8</text:p>
          </table:table-cell>
          <table:table-cell table:formula="of:=INDIRECT(ADDRESS([.$C268];2;1;1;&quot;Basic&quot;))*[.$B268]/[$Basic.$B$2]" office:value-type="float" office:value="0" calcext:value-type="float">
            <text:p>0</text:p>
          </table:table-cell>
          <table:table-cell table:formula="of:=INDIRECT(ADDRESS([.$C268];3;1;1;&quot;Basic&quot;))*[.$B268]/[$Basic.$B$2]" office:value-type="float" office:value="0" calcext:value-type="float">
            <text:p>0</text:p>
          </table:table-cell>
          <table:table-cell table:formula="of:=INDIRECT(ADDRESS([.$C268];4;1;1;&quot;Basic&quot;))*[.$B268]/[$Basic.$B$2]" office:value-type="float" office:value="0" calcext:value-type="float">
            <text:p>0</text:p>
          </table:table-cell>
          <table:table-cell table:formula="of:=INDIRECT(ADDRESS([.$C268];5;1;1;&quot;Basic&quot;))*[.$B268]/[$Basic.$B$2]" office:value-type="float" office:value="0" calcext:value-type="float">
            <text:p>0</text:p>
          </table:table-cell>
          <table:table-cell table:formula="of:=[.F268]" office:value-type="float" office:value="0" calcext:value-type="float">
            <text:p>0</text:p>
          </table:table-cell>
          <table:table-cell table:formula="of:=IF([.G268]=0;1;[.G268])" office:value-type="float" office:value="1" calcext:value-type="float">
            <text:p>1</text:p>
          </table:table-cell>
          <table:table-cell table:formula="of:=IF([.H268]=0;5;[.H268])" office:value-type="float" office:value="5" calcext:value-type="float">
            <text:p>5</text:p>
          </table:table-cell>
          <table:table-cell table:formula="of:=IF([.I268]=0;15;[.I268])" office:value-type="float" office:value="15" calcext:value-type="float">
            <text:p>15</text:p>
          </table:table-cell>
          <table:table-cell table:formula="of:=IF([.B268]=0;[.D268];&quot;&quot;) &amp; IF([.B268]=[$Basic.$B$2];&quot;Open Terrain&quot;;&quot;&quot;) &amp; IF([.B268]=[$Basic.$C$2];&quot;Difficult Terrain&quot;;&quot;&quot;) &amp; IF([.B268]=[$Basic.$D$2];&quot;Extreme Terrain&quot;;&quot;&quot;)">
            <text:p/>
          </table:table-cell>
          <table:table-cell table:formula="of:= [.N268] &amp; &quot; &quot; &amp; [.E268]" office:value-type="string" office:string-value=" 10/8" calcext:value-type="string">
            <text:p><text:s/>10/8</text:p>
          </table:table-cell>
          <table:table-cell table:formula="of:=CEILING([.J268])" office:value-type="float" office:value="0" calcext:value-type="float">
            <text:p>0</text:p>
          </table:table-cell>
          <table:table-cell table:formula="of:=CEILING(8*[.J268])" office:value-type="float" office:value="0" calcext:value-type="float">
            <text:p>0</text:p>
          </table:table-cell>
          <table:table-cell table:formula="of:=CEILING(1*[.K268])" office:value-type="float" office:value="1" calcext:value-type="float">
            <text:p>1</text:p>
          </table:table-cell>
          <table:table-cell table:formula="of:=CEILING(2*[.K268])" office:value-type="float" office:value="2" calcext:value-type="float">
            <text:p>2</text:p>
          </table:table-cell>
          <table:table-cell table:formula="of:=CEILING(5*[.K268])" office:value-type="float" office:value="5" calcext:value-type="float">
            <text:p>5</text:p>
          </table:table-cell>
          <table:table-cell table:formula="of:=CEILING(1*[.L268])" office:value-type="float" office:value="5" calcext:value-type="float">
            <text:p>5</text:p>
          </table:table-cell>
          <table:table-cell table:formula="of:=CEILING(2*[.L268])" office:value-type="float" office:value="10" calcext:value-type="float">
            <text:p>10</text:p>
          </table:table-cell>
          <table:table-cell table:formula="of:=CEILING(1*[.M268])" office:value-type="float" office:value="15" calcext:value-type="float">
            <text:p>15</text:p>
          </table:table-cell>
          <table:table-cell table:formula="of:=CEILING(2*[.M268])" office:value-type="float" office:value="30" calcext:value-type="float">
            <text:p>30</text:p>
          </table:table-cell>
          <table:table-cell table:formula="of:=CEILING(6*[.M268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table:formula="of:=MOD([.A269]-1;[$Basic.$A$2]+1)" office:value-type="float" office:value="11" calcext:value-type="float">
            <text:p>11</text:p>
          </table:table-cell>
          <table:table-cell table:formula="of:=CEILING(([.A269]-[.B269])/[$Basic.$A$2]; 1)+3" office:value-type="float" office:value="21" calcext:value-type="float">
            <text:p>21</text:p>
          </table:table-cell>
          <table:table-cell table:formula="of:=IF([.B269]=0;INDIRECT(ADDRESS([.C269];1;1;1;&quot;Basic&quot;));&quot;&quot;)">
            <text:p/>
          </table:table-cell>
          <table:table-cell table:style-name="ce3" table:formula="of:=[.B269] &amp; &quot;/&quot; &amp; [$Basic.$B$2]" office:value-type="string" office:string-value="11/8" calcext:value-type="string">
            <text:p>11/8</text:p>
          </table:table-cell>
          <table:table-cell table:formula="of:=INDIRECT(ADDRESS([.$C269];2;1;1;&quot;Basic&quot;))*[.$B269]/[$Basic.$B$2]" office:value-type="float" office:value="0" calcext:value-type="float">
            <text:p>0</text:p>
          </table:table-cell>
          <table:table-cell table:formula="of:=INDIRECT(ADDRESS([.$C269];3;1;1;&quot;Basic&quot;))*[.$B269]/[$Basic.$B$2]" office:value-type="float" office:value="0" calcext:value-type="float">
            <text:p>0</text:p>
          </table:table-cell>
          <table:table-cell table:formula="of:=INDIRECT(ADDRESS([.$C269];4;1;1;&quot;Basic&quot;))*[.$B269]/[$Basic.$B$2]" office:value-type="float" office:value="0" calcext:value-type="float">
            <text:p>0</text:p>
          </table:table-cell>
          <table:table-cell table:formula="of:=INDIRECT(ADDRESS([.$C269];5;1;1;&quot;Basic&quot;))*[.$B269]/[$Basic.$B$2]" office:value-type="float" office:value="0" calcext:value-type="float">
            <text:p>0</text:p>
          </table:table-cell>
          <table:table-cell table:formula="of:=[.F269]" office:value-type="float" office:value="0" calcext:value-type="float">
            <text:p>0</text:p>
          </table:table-cell>
          <table:table-cell table:formula="of:=IF([.G269]=0;1;[.G269])" office:value-type="float" office:value="1" calcext:value-type="float">
            <text:p>1</text:p>
          </table:table-cell>
          <table:table-cell table:formula="of:=IF([.H269]=0;5;[.H269])" office:value-type="float" office:value="5" calcext:value-type="float">
            <text:p>5</text:p>
          </table:table-cell>
          <table:table-cell table:formula="of:=IF([.I269]=0;15;[.I269])" office:value-type="float" office:value="15" calcext:value-type="float">
            <text:p>15</text:p>
          </table:table-cell>
          <table:table-cell table:formula="of:=IF([.B269]=0;[.D269];&quot;&quot;) &amp; IF([.B269]=[$Basic.$B$2];&quot;Open Terrain&quot;;&quot;&quot;) &amp; IF([.B269]=[$Basic.$C$2];&quot;Difficult Terrain&quot;;&quot;&quot;) &amp; IF([.B269]=[$Basic.$D$2];&quot;Extreme Terrain&quot;;&quot;&quot;)">
            <text:p/>
          </table:table-cell>
          <table:table-cell table:formula="of:= [.N269] &amp; &quot; &quot; &amp; [.E269]" office:value-type="string" office:string-value=" 11/8" calcext:value-type="string">
            <text:p><text:s/>11/8</text:p>
          </table:table-cell>
          <table:table-cell table:formula="of:=CEILING([.J269])" office:value-type="float" office:value="0" calcext:value-type="float">
            <text:p>0</text:p>
          </table:table-cell>
          <table:table-cell table:formula="of:=CEILING(8*[.J269])" office:value-type="float" office:value="0" calcext:value-type="float">
            <text:p>0</text:p>
          </table:table-cell>
          <table:table-cell table:formula="of:=CEILING(1*[.K269])" office:value-type="float" office:value="1" calcext:value-type="float">
            <text:p>1</text:p>
          </table:table-cell>
          <table:table-cell table:formula="of:=CEILING(2*[.K269])" office:value-type="float" office:value="2" calcext:value-type="float">
            <text:p>2</text:p>
          </table:table-cell>
          <table:table-cell table:formula="of:=CEILING(5*[.K269])" office:value-type="float" office:value="5" calcext:value-type="float">
            <text:p>5</text:p>
          </table:table-cell>
          <table:table-cell table:formula="of:=CEILING(1*[.L269])" office:value-type="float" office:value="5" calcext:value-type="float">
            <text:p>5</text:p>
          </table:table-cell>
          <table:table-cell table:formula="of:=CEILING(2*[.L269])" office:value-type="float" office:value="10" calcext:value-type="float">
            <text:p>10</text:p>
          </table:table-cell>
          <table:table-cell table:formula="of:=CEILING(1*[.M269])" office:value-type="float" office:value="15" calcext:value-type="float">
            <text:p>15</text:p>
          </table:table-cell>
          <table:table-cell table:formula="of:=CEILING(2*[.M269])" office:value-type="float" office:value="30" calcext:value-type="float">
            <text:p>30</text:p>
          </table:table-cell>
          <table:table-cell table:formula="of:=CEILING(6*[.M269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table:formula="of:=MOD([.A270]-1;[$Basic.$A$2]+1)" office:value-type="float" office:value="12" calcext:value-type="float">
            <text:p>12</text:p>
          </table:table-cell>
          <table:table-cell table:formula="of:=CEILING(([.A270]-[.B270])/[$Basic.$A$2]; 1)+3" office:value-type="float" office:value="21" calcext:value-type="float">
            <text:p>21</text:p>
          </table:table-cell>
          <table:table-cell table:formula="of:=IF([.B270]=0;INDIRECT(ADDRESS([.C270];1;1;1;&quot;Basic&quot;));&quot;&quot;)">
            <text:p/>
          </table:table-cell>
          <table:table-cell table:style-name="ce3" table:formula="of:=[.B270] &amp; &quot;/&quot; &amp; [$Basic.$B$2]" office:value-type="string" office:string-value="12/8" calcext:value-type="string">
            <text:p>12/8</text:p>
          </table:table-cell>
          <table:table-cell table:formula="of:=INDIRECT(ADDRESS([.$C270];2;1;1;&quot;Basic&quot;))*[.$B270]/[$Basic.$B$2]" office:value-type="float" office:value="0" calcext:value-type="float">
            <text:p>0</text:p>
          </table:table-cell>
          <table:table-cell table:formula="of:=INDIRECT(ADDRESS([.$C270];3;1;1;&quot;Basic&quot;))*[.$B270]/[$Basic.$B$2]" office:value-type="float" office:value="0" calcext:value-type="float">
            <text:p>0</text:p>
          </table:table-cell>
          <table:table-cell table:formula="of:=INDIRECT(ADDRESS([.$C270];4;1;1;&quot;Basic&quot;))*[.$B270]/[$Basic.$B$2]" office:value-type="float" office:value="0" calcext:value-type="float">
            <text:p>0</text:p>
          </table:table-cell>
          <table:table-cell table:formula="of:=INDIRECT(ADDRESS([.$C270];5;1;1;&quot;Basic&quot;))*[.$B270]/[$Basic.$B$2]" office:value-type="float" office:value="0" calcext:value-type="float">
            <text:p>0</text:p>
          </table:table-cell>
          <table:table-cell table:formula="of:=[.F270]" office:value-type="float" office:value="0" calcext:value-type="float">
            <text:p>0</text:p>
          </table:table-cell>
          <table:table-cell table:formula="of:=IF([.G270]=0;1;[.G270])" office:value-type="float" office:value="1" calcext:value-type="float">
            <text:p>1</text:p>
          </table:table-cell>
          <table:table-cell table:formula="of:=IF([.H270]=0;5;[.H270])" office:value-type="float" office:value="5" calcext:value-type="float">
            <text:p>5</text:p>
          </table:table-cell>
          <table:table-cell table:formula="of:=IF([.I270]=0;15;[.I270])" office:value-type="float" office:value="15" calcext:value-type="float">
            <text:p>15</text:p>
          </table:table-cell>
          <table:table-cell table:formula="of:=IF([.B270]=0;[.D270];&quot;&quot;) &amp; IF([.B270]=[$Basic.$B$2];&quot;Open Terrain&quot;;&quot;&quot;) &amp; IF([.B270]=[$Basic.$C$2];&quot;Difficult Terrain&quot;;&quot;&quot;) &amp; IF([.B270]=[$Basic.$D$2];&quot;Extreme Terrain&quot;;&quot;&quot;)">
            <text:p/>
          </table:table-cell>
          <table:table-cell table:formula="of:= [.N270] &amp; &quot; &quot; &amp; [.E270]" office:value-type="string" office:string-value=" 12/8" calcext:value-type="string">
            <text:p><text:s/>12/8</text:p>
          </table:table-cell>
          <table:table-cell table:formula="of:=CEILING([.J270])" office:value-type="float" office:value="0" calcext:value-type="float">
            <text:p>0</text:p>
          </table:table-cell>
          <table:table-cell table:formula="of:=CEILING(8*[.J270])" office:value-type="float" office:value="0" calcext:value-type="float">
            <text:p>0</text:p>
          </table:table-cell>
          <table:table-cell table:formula="of:=CEILING(1*[.K270])" office:value-type="float" office:value="1" calcext:value-type="float">
            <text:p>1</text:p>
          </table:table-cell>
          <table:table-cell table:formula="of:=CEILING(2*[.K270])" office:value-type="float" office:value="2" calcext:value-type="float">
            <text:p>2</text:p>
          </table:table-cell>
          <table:table-cell table:formula="of:=CEILING(5*[.K270])" office:value-type="float" office:value="5" calcext:value-type="float">
            <text:p>5</text:p>
          </table:table-cell>
          <table:table-cell table:formula="of:=CEILING(1*[.L270])" office:value-type="float" office:value="5" calcext:value-type="float">
            <text:p>5</text:p>
          </table:table-cell>
          <table:table-cell table:formula="of:=CEILING(2*[.L270])" office:value-type="float" office:value="10" calcext:value-type="float">
            <text:p>10</text:p>
          </table:table-cell>
          <table:table-cell table:formula="of:=CEILING(1*[.M270])" office:value-type="float" office:value="15" calcext:value-type="float">
            <text:p>15</text:p>
          </table:table-cell>
          <table:table-cell table:formula="of:=CEILING(2*[.M270])" office:value-type="float" office:value="30" calcext:value-type="float">
            <text:p>30</text:p>
          </table:table-cell>
          <table:table-cell table:formula="of:=CEILING(6*[.M270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table:formula="of:=MOD([.A271]-1;[$Basic.$A$2]+1)" office:value-type="float" office:value="13" calcext:value-type="float">
            <text:p>13</text:p>
          </table:table-cell>
          <table:table-cell table:formula="of:=CEILING(([.A271]-[.B271])/[$Basic.$A$2]; 1)+3" office:value-type="float" office:value="21" calcext:value-type="float">
            <text:p>21</text:p>
          </table:table-cell>
          <table:table-cell table:formula="of:=IF([.B271]=0;INDIRECT(ADDRESS([.C271];1;1;1;&quot;Basic&quot;));&quot;&quot;)">
            <text:p/>
          </table:table-cell>
          <table:table-cell table:style-name="ce3" table:formula="of:=[.B271] &amp; &quot;/&quot; &amp; [$Basic.$B$2]" office:value-type="string" office:string-value="13/8" calcext:value-type="string">
            <text:p>13/8</text:p>
          </table:table-cell>
          <table:table-cell table:formula="of:=INDIRECT(ADDRESS([.$C271];2;1;1;&quot;Basic&quot;))*[.$B271]/[$Basic.$B$2]" office:value-type="float" office:value="0" calcext:value-type="float">
            <text:p>0</text:p>
          </table:table-cell>
          <table:table-cell table:formula="of:=INDIRECT(ADDRESS([.$C271];3;1;1;&quot;Basic&quot;))*[.$B271]/[$Basic.$B$2]" office:value-type="float" office:value="0" calcext:value-type="float">
            <text:p>0</text:p>
          </table:table-cell>
          <table:table-cell table:formula="of:=INDIRECT(ADDRESS([.$C271];4;1;1;&quot;Basic&quot;))*[.$B271]/[$Basic.$B$2]" office:value-type="float" office:value="0" calcext:value-type="float">
            <text:p>0</text:p>
          </table:table-cell>
          <table:table-cell table:formula="of:=INDIRECT(ADDRESS([.$C271];5;1;1;&quot;Basic&quot;))*[.$B271]/[$Basic.$B$2]" office:value-type="float" office:value="0" calcext:value-type="float">
            <text:p>0</text:p>
          </table:table-cell>
          <table:table-cell table:formula="of:=[.F271]" office:value-type="float" office:value="0" calcext:value-type="float">
            <text:p>0</text:p>
          </table:table-cell>
          <table:table-cell table:formula="of:=IF([.G271]=0;1;[.G271])" office:value-type="float" office:value="1" calcext:value-type="float">
            <text:p>1</text:p>
          </table:table-cell>
          <table:table-cell table:formula="of:=IF([.H271]=0;5;[.H271])" office:value-type="float" office:value="5" calcext:value-type="float">
            <text:p>5</text:p>
          </table:table-cell>
          <table:table-cell table:formula="of:=IF([.I271]=0;15;[.I271])" office:value-type="float" office:value="15" calcext:value-type="float">
            <text:p>15</text:p>
          </table:table-cell>
          <table:table-cell table:formula="of:=IF([.B271]=0;[.D271];&quot;&quot;) &amp; IF([.B271]=[$Basic.$B$2];&quot;Open Terrain&quot;;&quot;&quot;) &amp; IF([.B271]=[$Basic.$C$2];&quot;Difficult Terrain&quot;;&quot;&quot;) &amp; IF([.B271]=[$Basic.$D$2];&quot;Extreme Terrain&quot;;&quot;&quot;)">
            <text:p/>
          </table:table-cell>
          <table:table-cell table:formula="of:= [.N271] &amp; &quot; &quot; &amp; [.E271]" office:value-type="string" office:string-value=" 13/8" calcext:value-type="string">
            <text:p><text:s/>13/8</text:p>
          </table:table-cell>
          <table:table-cell table:formula="of:=CEILING([.J271])" office:value-type="float" office:value="0" calcext:value-type="float">
            <text:p>0</text:p>
          </table:table-cell>
          <table:table-cell table:formula="of:=CEILING(8*[.J271])" office:value-type="float" office:value="0" calcext:value-type="float">
            <text:p>0</text:p>
          </table:table-cell>
          <table:table-cell table:formula="of:=CEILING(1*[.K271])" office:value-type="float" office:value="1" calcext:value-type="float">
            <text:p>1</text:p>
          </table:table-cell>
          <table:table-cell table:formula="of:=CEILING(2*[.K271])" office:value-type="float" office:value="2" calcext:value-type="float">
            <text:p>2</text:p>
          </table:table-cell>
          <table:table-cell table:formula="of:=CEILING(5*[.K271])" office:value-type="float" office:value="5" calcext:value-type="float">
            <text:p>5</text:p>
          </table:table-cell>
          <table:table-cell table:formula="of:=CEILING(1*[.L271])" office:value-type="float" office:value="5" calcext:value-type="float">
            <text:p>5</text:p>
          </table:table-cell>
          <table:table-cell table:formula="of:=CEILING(2*[.L271])" office:value-type="float" office:value="10" calcext:value-type="float">
            <text:p>10</text:p>
          </table:table-cell>
          <table:table-cell table:formula="of:=CEILING(1*[.M271])" office:value-type="float" office:value="15" calcext:value-type="float">
            <text:p>15</text:p>
          </table:table-cell>
          <table:table-cell table:formula="of:=CEILING(2*[.M271])" office:value-type="float" office:value="30" calcext:value-type="float">
            <text:p>30</text:p>
          </table:table-cell>
          <table:table-cell table:formula="of:=CEILING(6*[.M271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table:formula="of:=MOD([.A272]-1;[$Basic.$A$2]+1)" office:value-type="float" office:value="14" calcext:value-type="float">
            <text:p>14</text:p>
          </table:table-cell>
          <table:table-cell table:formula="of:=CEILING(([.A272]-[.B272])/[$Basic.$A$2]; 1)+3" office:value-type="float" office:value="21" calcext:value-type="float">
            <text:p>21</text:p>
          </table:table-cell>
          <table:table-cell table:formula="of:=IF([.B272]=0;INDIRECT(ADDRESS([.C272];1;1;1;&quot;Basic&quot;));&quot;&quot;)">
            <text:p/>
          </table:table-cell>
          <table:table-cell table:style-name="ce3" table:formula="of:=[.B272] &amp; &quot;/&quot; &amp; [$Basic.$B$2]" office:value-type="string" office:string-value="14/8" calcext:value-type="string">
            <text:p>14/8</text:p>
          </table:table-cell>
          <table:table-cell table:formula="of:=INDIRECT(ADDRESS([.$C272];2;1;1;&quot;Basic&quot;))*[.$B272]/[$Basic.$B$2]" office:value-type="float" office:value="0" calcext:value-type="float">
            <text:p>0</text:p>
          </table:table-cell>
          <table:table-cell table:formula="of:=INDIRECT(ADDRESS([.$C272];3;1;1;&quot;Basic&quot;))*[.$B272]/[$Basic.$B$2]" office:value-type="float" office:value="0" calcext:value-type="float">
            <text:p>0</text:p>
          </table:table-cell>
          <table:table-cell table:formula="of:=INDIRECT(ADDRESS([.$C272];4;1;1;&quot;Basic&quot;))*[.$B272]/[$Basic.$B$2]" office:value-type="float" office:value="0" calcext:value-type="float">
            <text:p>0</text:p>
          </table:table-cell>
          <table:table-cell table:formula="of:=INDIRECT(ADDRESS([.$C272];5;1;1;&quot;Basic&quot;))*[.$B272]/[$Basic.$B$2]" office:value-type="float" office:value="0" calcext:value-type="float">
            <text:p>0</text:p>
          </table:table-cell>
          <table:table-cell table:formula="of:=[.F272]" office:value-type="float" office:value="0" calcext:value-type="float">
            <text:p>0</text:p>
          </table:table-cell>
          <table:table-cell table:formula="of:=IF([.G272]=0;1;[.G272])" office:value-type="float" office:value="1" calcext:value-type="float">
            <text:p>1</text:p>
          </table:table-cell>
          <table:table-cell table:formula="of:=IF([.H272]=0;5;[.H272])" office:value-type="float" office:value="5" calcext:value-type="float">
            <text:p>5</text:p>
          </table:table-cell>
          <table:table-cell table:formula="of:=IF([.I272]=0;15;[.I272])" office:value-type="float" office:value="15" calcext:value-type="float">
            <text:p>15</text:p>
          </table:table-cell>
          <table:table-cell table:formula="of:=IF([.B272]=0;[.D272];&quot;&quot;) &amp; IF([.B272]=[$Basic.$B$2];&quot;Open Terrain&quot;;&quot;&quot;) &amp; IF([.B272]=[$Basic.$C$2];&quot;Difficult Terrain&quot;;&quot;&quot;) &amp; IF([.B272]=[$Basic.$D$2];&quot;Extreme Terrain&quot;;&quot;&quot;)">
            <text:p/>
          </table:table-cell>
          <table:table-cell table:formula="of:= [.N272] &amp; &quot; &quot; &amp; [.E272]" office:value-type="string" office:string-value=" 14/8" calcext:value-type="string">
            <text:p><text:s/>14/8</text:p>
          </table:table-cell>
          <table:table-cell table:formula="of:=CEILING([.J272])" office:value-type="float" office:value="0" calcext:value-type="float">
            <text:p>0</text:p>
          </table:table-cell>
          <table:table-cell table:formula="of:=CEILING(8*[.J272])" office:value-type="float" office:value="0" calcext:value-type="float">
            <text:p>0</text:p>
          </table:table-cell>
          <table:table-cell table:formula="of:=CEILING(1*[.K272])" office:value-type="float" office:value="1" calcext:value-type="float">
            <text:p>1</text:p>
          </table:table-cell>
          <table:table-cell table:formula="of:=CEILING(2*[.K272])" office:value-type="float" office:value="2" calcext:value-type="float">
            <text:p>2</text:p>
          </table:table-cell>
          <table:table-cell table:formula="of:=CEILING(5*[.K272])" office:value-type="float" office:value="5" calcext:value-type="float">
            <text:p>5</text:p>
          </table:table-cell>
          <table:table-cell table:formula="of:=CEILING(1*[.L272])" office:value-type="float" office:value="5" calcext:value-type="float">
            <text:p>5</text:p>
          </table:table-cell>
          <table:table-cell table:formula="of:=CEILING(2*[.L272])" office:value-type="float" office:value="10" calcext:value-type="float">
            <text:p>10</text:p>
          </table:table-cell>
          <table:table-cell table:formula="of:=CEILING(1*[.M272])" office:value-type="float" office:value="15" calcext:value-type="float">
            <text:p>15</text:p>
          </table:table-cell>
          <table:table-cell table:formula="of:=CEILING(2*[.M272])" office:value-type="float" office:value="30" calcext:value-type="float">
            <text:p>30</text:p>
          </table:table-cell>
          <table:table-cell table:formula="of:=CEILING(6*[.M272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table:formula="of:=MOD([.A273]-1;[$Basic.$A$2]+1)" office:value-type="float" office:value="15" calcext:value-type="float">
            <text:p>15</text:p>
          </table:table-cell>
          <table:table-cell table:formula="of:=CEILING(([.A273]-[.B273])/[$Basic.$A$2]; 1)+3" office:value-type="float" office:value="21" calcext:value-type="float">
            <text:p>21</text:p>
          </table:table-cell>
          <table:table-cell table:formula="of:=IF([.B273]=0;INDIRECT(ADDRESS([.C273];1;1;1;&quot;Basic&quot;));&quot;&quot;)">
            <text:p/>
          </table:table-cell>
          <table:table-cell table:style-name="ce3" table:formula="of:=[.B273] &amp; &quot;/&quot; &amp; [$Basic.$B$2]" office:value-type="string" office:string-value="15/8" calcext:value-type="string">
            <text:p>15/8</text:p>
          </table:table-cell>
          <table:table-cell table:formula="of:=INDIRECT(ADDRESS([.$C273];2;1;1;&quot;Basic&quot;))*[.$B273]/[$Basic.$B$2]" office:value-type="float" office:value="0" calcext:value-type="float">
            <text:p>0</text:p>
          </table:table-cell>
          <table:table-cell table:formula="of:=INDIRECT(ADDRESS([.$C273];3;1;1;&quot;Basic&quot;))*[.$B273]/[$Basic.$B$2]" office:value-type="float" office:value="0" calcext:value-type="float">
            <text:p>0</text:p>
          </table:table-cell>
          <table:table-cell table:formula="of:=INDIRECT(ADDRESS([.$C273];4;1;1;&quot;Basic&quot;))*[.$B273]/[$Basic.$B$2]" office:value-type="float" office:value="0" calcext:value-type="float">
            <text:p>0</text:p>
          </table:table-cell>
          <table:table-cell table:formula="of:=INDIRECT(ADDRESS([.$C273];5;1;1;&quot;Basic&quot;))*[.$B273]/[$Basic.$B$2]" office:value-type="float" office:value="0" calcext:value-type="float">
            <text:p>0</text:p>
          </table:table-cell>
          <table:table-cell table:formula="of:=[.F273]" office:value-type="float" office:value="0" calcext:value-type="float">
            <text:p>0</text:p>
          </table:table-cell>
          <table:table-cell table:formula="of:=IF([.G273]=0;1;[.G273])" office:value-type="float" office:value="1" calcext:value-type="float">
            <text:p>1</text:p>
          </table:table-cell>
          <table:table-cell table:formula="of:=IF([.H273]=0;5;[.H273])" office:value-type="float" office:value="5" calcext:value-type="float">
            <text:p>5</text:p>
          </table:table-cell>
          <table:table-cell table:formula="of:=IF([.I273]=0;15;[.I273])" office:value-type="float" office:value="15" calcext:value-type="float">
            <text:p>15</text:p>
          </table:table-cell>
          <table:table-cell table:formula="of:=IF([.B273]=0;[.D273];&quot;&quot;) &amp; IF([.B273]=[$Basic.$B$2];&quot;Open Terrain&quot;;&quot;&quot;) &amp; IF([.B273]=[$Basic.$C$2];&quot;Difficult Terrain&quot;;&quot;&quot;) &amp; IF([.B273]=[$Basic.$D$2];&quot;Extreme Terrain&quot;;&quot;&quot;)">
            <text:p/>
          </table:table-cell>
          <table:table-cell table:formula="of:= [.N273] &amp; &quot; &quot; &amp; [.E273]" office:value-type="string" office:string-value=" 15/8" calcext:value-type="string">
            <text:p><text:s/>15/8</text:p>
          </table:table-cell>
          <table:table-cell table:formula="of:=CEILING([.J273])" office:value-type="float" office:value="0" calcext:value-type="float">
            <text:p>0</text:p>
          </table:table-cell>
          <table:table-cell table:formula="of:=CEILING(8*[.J273])" office:value-type="float" office:value="0" calcext:value-type="float">
            <text:p>0</text:p>
          </table:table-cell>
          <table:table-cell table:formula="of:=CEILING(1*[.K273])" office:value-type="float" office:value="1" calcext:value-type="float">
            <text:p>1</text:p>
          </table:table-cell>
          <table:table-cell table:formula="of:=CEILING(2*[.K273])" office:value-type="float" office:value="2" calcext:value-type="float">
            <text:p>2</text:p>
          </table:table-cell>
          <table:table-cell table:formula="of:=CEILING(5*[.K273])" office:value-type="float" office:value="5" calcext:value-type="float">
            <text:p>5</text:p>
          </table:table-cell>
          <table:table-cell table:formula="of:=CEILING(1*[.L273])" office:value-type="float" office:value="5" calcext:value-type="float">
            <text:p>5</text:p>
          </table:table-cell>
          <table:table-cell table:formula="of:=CEILING(2*[.L273])" office:value-type="float" office:value="10" calcext:value-type="float">
            <text:p>10</text:p>
          </table:table-cell>
          <table:table-cell table:formula="of:=CEILING(1*[.M273])" office:value-type="float" office:value="15" calcext:value-type="float">
            <text:p>15</text:p>
          </table:table-cell>
          <table:table-cell table:formula="of:=CEILING(2*[.M273])" office:value-type="float" office:value="30" calcext:value-type="float">
            <text:p>30</text:p>
          </table:table-cell>
          <table:table-cell table:formula="of:=CEILING(6*[.M273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table:formula="of:=MOD([.A274]-1;[$Basic.$A$2]+1)" office:value-type="float" office:value="0" calcext:value-type="float">
            <text:p>0</text:p>
          </table:table-cell>
          <table:table-cell table:formula="of:=CEILING(([.A274]-[.B274])/[$Basic.$A$2]; 1)+3" office:value-type="float" office:value="22" calcext:value-type="float">
            <text:p>22</text:p>
          </table:table-cell>
          <table:table-cell table:formula="of:=IF([.B274]=0;INDIRECT(ADDRESS([.C274];1;1;1;&quot;Basic&quot;));&quot;&quot;)" office:value-type="float" office:value="0" calcext:value-type="float">
            <text:p>0</text:p>
          </table:table-cell>
          <table:table-cell table:style-name="ce3" table:formula="of:=[.B274] &amp; &quot;/&quot; &amp; [$Basic.$B$2]" office:value-type="string" office:string-value="0/8" calcext:value-type="string">
            <text:p>0/8</text:p>
          </table:table-cell>
          <table:table-cell table:formula="of:=INDIRECT(ADDRESS([.$C274];2;1;1;&quot;Basic&quot;))*[.$B274]/[$Basic.$B$2]" office:value-type="float" office:value="0" calcext:value-type="float">
            <text:p>0</text:p>
          </table:table-cell>
          <table:table-cell table:formula="of:=INDIRECT(ADDRESS([.$C274];3;1;1;&quot;Basic&quot;))*[.$B274]/[$Basic.$B$2]" office:value-type="float" office:value="0" calcext:value-type="float">
            <text:p>0</text:p>
          </table:table-cell>
          <table:table-cell table:formula="of:=INDIRECT(ADDRESS([.$C274];4;1;1;&quot;Basic&quot;))*[.$B274]/[$Basic.$B$2]" office:value-type="float" office:value="0" calcext:value-type="float">
            <text:p>0</text:p>
          </table:table-cell>
          <table:table-cell table:formula="of:=INDIRECT(ADDRESS([.$C274];5;1;1;&quot;Basic&quot;))*[.$B274]/[$Basic.$B$2]" office:value-type="float" office:value="0" calcext:value-type="float">
            <text:p>0</text:p>
          </table:table-cell>
          <table:table-cell table:formula="of:=[.F274]" office:value-type="float" office:value="0" calcext:value-type="float">
            <text:p>0</text:p>
          </table:table-cell>
          <table:table-cell table:formula="of:=IF([.G274]=0;1;[.G274])" office:value-type="float" office:value="1" calcext:value-type="float">
            <text:p>1</text:p>
          </table:table-cell>
          <table:table-cell table:formula="of:=IF([.H274]=0;5;[.H274])" office:value-type="float" office:value="5" calcext:value-type="float">
            <text:p>5</text:p>
          </table:table-cell>
          <table:table-cell table:formula="of:=IF([.I274]=0;15;[.I274])" office:value-type="float" office:value="15" calcext:value-type="float">
            <text:p>15</text:p>
          </table:table-cell>
          <table:table-cell table:formula="of:=IF([.B274]=0;[.D274];&quot;&quot;) &amp; IF([.B274]=[$Basic.$B$2];&quot;Open Terrain&quot;;&quot;&quot;) &amp; IF([.B274]=[$Basic.$C$2];&quot;Difficult Terrain&quot;;&quot;&quot;) &amp; IF([.B274]=[$Basic.$D$2];&quot;Extreme Terrain&quot;;&quot;&quot;)" office:value-type="string" office:string-value="0" calcext:value-type="string">
            <text:p>0</text:p>
          </table:table-cell>
          <table:table-cell table:formula="of:= [.N274] &amp; &quot; &quot; &amp; [.E274]" office:value-type="string" office:string-value="0 0/8" calcext:value-type="string">
            <text:p>0 0/8</text:p>
          </table:table-cell>
          <table:table-cell table:formula="of:=CEILING([.J274])" office:value-type="float" office:value="0" calcext:value-type="float">
            <text:p>0</text:p>
          </table:table-cell>
          <table:table-cell table:formula="of:=CEILING(8*[.J274])" office:value-type="float" office:value="0" calcext:value-type="float">
            <text:p>0</text:p>
          </table:table-cell>
          <table:table-cell table:formula="of:=CEILING(1*[.K274])" office:value-type="float" office:value="1" calcext:value-type="float">
            <text:p>1</text:p>
          </table:table-cell>
          <table:table-cell table:formula="of:=CEILING(2*[.K274])" office:value-type="float" office:value="2" calcext:value-type="float">
            <text:p>2</text:p>
          </table:table-cell>
          <table:table-cell table:formula="of:=CEILING(5*[.K274])" office:value-type="float" office:value="5" calcext:value-type="float">
            <text:p>5</text:p>
          </table:table-cell>
          <table:table-cell table:formula="of:=CEILING(1*[.L274])" office:value-type="float" office:value="5" calcext:value-type="float">
            <text:p>5</text:p>
          </table:table-cell>
          <table:table-cell table:formula="of:=CEILING(2*[.L274])" office:value-type="float" office:value="10" calcext:value-type="float">
            <text:p>10</text:p>
          </table:table-cell>
          <table:table-cell table:formula="of:=CEILING(1*[.M274])" office:value-type="float" office:value="15" calcext:value-type="float">
            <text:p>15</text:p>
          </table:table-cell>
          <table:table-cell table:formula="of:=CEILING(2*[.M274])" office:value-type="float" office:value="30" calcext:value-type="float">
            <text:p>30</text:p>
          </table:table-cell>
          <table:table-cell table:formula="of:=CEILING(6*[.M274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table:formula="of:=MOD([.A275]-1;[$Basic.$A$2]+1)" office:value-type="float" office:value="1" calcext:value-type="float">
            <text:p>1</text:p>
          </table:table-cell>
          <table:table-cell table:formula="of:=CEILING(([.A275]-[.B275])/[$Basic.$A$2]; 1)+3" office:value-type="float" office:value="22" calcext:value-type="float">
            <text:p>22</text:p>
          </table:table-cell>
          <table:table-cell table:formula="of:=IF([.B275]=0;INDIRECT(ADDRESS([.C275];1;1;1;&quot;Basic&quot;));&quot;&quot;)">
            <text:p/>
          </table:table-cell>
          <table:table-cell table:style-name="ce3" table:formula="of:=[.B275] &amp; &quot;/&quot; &amp; [$Basic.$B$2]" office:value-type="string" office:string-value="1/8" calcext:value-type="string">
            <text:p>1/8</text:p>
          </table:table-cell>
          <table:table-cell table:formula="of:=INDIRECT(ADDRESS([.$C275];2;1;1;&quot;Basic&quot;))*[.$B275]/[$Basic.$B$2]" office:value-type="float" office:value="0" calcext:value-type="float">
            <text:p>0</text:p>
          </table:table-cell>
          <table:table-cell table:formula="of:=INDIRECT(ADDRESS([.$C275];3;1;1;&quot;Basic&quot;))*[.$B275]/[$Basic.$B$2]" office:value-type="float" office:value="0" calcext:value-type="float">
            <text:p>0</text:p>
          </table:table-cell>
          <table:table-cell table:formula="of:=INDIRECT(ADDRESS([.$C275];4;1;1;&quot;Basic&quot;))*[.$B275]/[$Basic.$B$2]" office:value-type="float" office:value="0" calcext:value-type="float">
            <text:p>0</text:p>
          </table:table-cell>
          <table:table-cell table:formula="of:=INDIRECT(ADDRESS([.$C275];5;1;1;&quot;Basic&quot;))*[.$B275]/[$Basic.$B$2]" office:value-type="float" office:value="0" calcext:value-type="float">
            <text:p>0</text:p>
          </table:table-cell>
          <table:table-cell table:formula="of:=[.F275]" office:value-type="float" office:value="0" calcext:value-type="float">
            <text:p>0</text:p>
          </table:table-cell>
          <table:table-cell table:formula="of:=IF([.G275]=0;1;[.G275])" office:value-type="float" office:value="1" calcext:value-type="float">
            <text:p>1</text:p>
          </table:table-cell>
          <table:table-cell table:formula="of:=IF([.H275]=0;5;[.H275])" office:value-type="float" office:value="5" calcext:value-type="float">
            <text:p>5</text:p>
          </table:table-cell>
          <table:table-cell table:formula="of:=IF([.I275]=0;15;[.I275])" office:value-type="float" office:value="15" calcext:value-type="float">
            <text:p>15</text:p>
          </table:table-cell>
          <table:table-cell table:formula="of:=IF([.B275]=0;[.D275];&quot;&quot;) &amp; IF([.B275]=[$Basic.$B$2];&quot;Open Terrain&quot;;&quot;&quot;) &amp; IF([.B275]=[$Basic.$C$2];&quot;Difficult Terrain&quot;;&quot;&quot;) &amp; IF([.B275]=[$Basic.$D$2];&quot;Extreme Terrain&quot;;&quot;&quot;)">
            <text:p/>
          </table:table-cell>
          <table:table-cell table:formula="of:= [.N275] &amp; &quot; &quot; &amp; [.E275]" office:value-type="string" office:string-value=" 1/8" calcext:value-type="string">
            <text:p><text:s/>1/8</text:p>
          </table:table-cell>
          <table:table-cell table:formula="of:=CEILING([.J275])" office:value-type="float" office:value="0" calcext:value-type="float">
            <text:p>0</text:p>
          </table:table-cell>
          <table:table-cell table:formula="of:=CEILING(8*[.J275])" office:value-type="float" office:value="0" calcext:value-type="float">
            <text:p>0</text:p>
          </table:table-cell>
          <table:table-cell table:formula="of:=CEILING(1*[.K275])" office:value-type="float" office:value="1" calcext:value-type="float">
            <text:p>1</text:p>
          </table:table-cell>
          <table:table-cell table:formula="of:=CEILING(2*[.K275])" office:value-type="float" office:value="2" calcext:value-type="float">
            <text:p>2</text:p>
          </table:table-cell>
          <table:table-cell table:formula="of:=CEILING(5*[.K275])" office:value-type="float" office:value="5" calcext:value-type="float">
            <text:p>5</text:p>
          </table:table-cell>
          <table:table-cell table:formula="of:=CEILING(1*[.L275])" office:value-type="float" office:value="5" calcext:value-type="float">
            <text:p>5</text:p>
          </table:table-cell>
          <table:table-cell table:formula="of:=CEILING(2*[.L275])" office:value-type="float" office:value="10" calcext:value-type="float">
            <text:p>10</text:p>
          </table:table-cell>
          <table:table-cell table:formula="of:=CEILING(1*[.M275])" office:value-type="float" office:value="15" calcext:value-type="float">
            <text:p>15</text:p>
          </table:table-cell>
          <table:table-cell table:formula="of:=CEILING(2*[.M275])" office:value-type="float" office:value="30" calcext:value-type="float">
            <text:p>30</text:p>
          </table:table-cell>
          <table:table-cell table:formula="of:=CEILING(6*[.M275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table:formula="of:=MOD([.A276]-1;[$Basic.$A$2]+1)" office:value-type="float" office:value="2" calcext:value-type="float">
            <text:p>2</text:p>
          </table:table-cell>
          <table:table-cell table:formula="of:=CEILING(([.A276]-[.B276])/[$Basic.$A$2]; 1)+3" office:value-type="float" office:value="22" calcext:value-type="float">
            <text:p>22</text:p>
          </table:table-cell>
          <table:table-cell table:formula="of:=IF([.B276]=0;INDIRECT(ADDRESS([.C276];1;1;1;&quot;Basic&quot;));&quot;&quot;)">
            <text:p/>
          </table:table-cell>
          <table:table-cell table:style-name="ce3" table:formula="of:=[.B276] &amp; &quot;/&quot; &amp; [$Basic.$B$2]" office:value-type="string" office:string-value="2/8" calcext:value-type="string">
            <text:p>2/8</text:p>
          </table:table-cell>
          <table:table-cell table:formula="of:=INDIRECT(ADDRESS([.$C276];2;1;1;&quot;Basic&quot;))*[.$B276]/[$Basic.$B$2]" office:value-type="float" office:value="0" calcext:value-type="float">
            <text:p>0</text:p>
          </table:table-cell>
          <table:table-cell table:formula="of:=INDIRECT(ADDRESS([.$C276];3;1;1;&quot;Basic&quot;))*[.$B276]/[$Basic.$B$2]" office:value-type="float" office:value="0" calcext:value-type="float">
            <text:p>0</text:p>
          </table:table-cell>
          <table:table-cell table:formula="of:=INDIRECT(ADDRESS([.$C276];4;1;1;&quot;Basic&quot;))*[.$B276]/[$Basic.$B$2]" office:value-type="float" office:value="0" calcext:value-type="float">
            <text:p>0</text:p>
          </table:table-cell>
          <table:table-cell table:formula="of:=INDIRECT(ADDRESS([.$C276];5;1;1;&quot;Basic&quot;))*[.$B276]/[$Basic.$B$2]" office:value-type="float" office:value="0" calcext:value-type="float">
            <text:p>0</text:p>
          </table:table-cell>
          <table:table-cell table:formula="of:=[.F276]" office:value-type="float" office:value="0" calcext:value-type="float">
            <text:p>0</text:p>
          </table:table-cell>
          <table:table-cell table:formula="of:=IF([.G276]=0;1;[.G276])" office:value-type="float" office:value="1" calcext:value-type="float">
            <text:p>1</text:p>
          </table:table-cell>
          <table:table-cell table:formula="of:=IF([.H276]=0;5;[.H276])" office:value-type="float" office:value="5" calcext:value-type="float">
            <text:p>5</text:p>
          </table:table-cell>
          <table:table-cell table:formula="of:=IF([.I276]=0;15;[.I276])" office:value-type="float" office:value="15" calcext:value-type="float">
            <text:p>15</text:p>
          </table:table-cell>
          <table:table-cell table:formula="of:=IF([.B276]=0;[.D276];&quot;&quot;) &amp; IF([.B276]=[$Basic.$B$2];&quot;Open Terrain&quot;;&quot;&quot;) &amp; IF([.B276]=[$Basic.$C$2];&quot;Difficult Terrain&quot;;&quot;&quot;) &amp; IF([.B276]=[$Basic.$D$2];&quot;Extreme Terrain&quot;;&quot;&quot;)">
            <text:p/>
          </table:table-cell>
          <table:table-cell table:formula="of:= [.N276] &amp; &quot; &quot; &amp; [.E276]" office:value-type="string" office:string-value=" 2/8" calcext:value-type="string">
            <text:p><text:s/>2/8</text:p>
          </table:table-cell>
          <table:table-cell table:formula="of:=CEILING([.J276])" office:value-type="float" office:value="0" calcext:value-type="float">
            <text:p>0</text:p>
          </table:table-cell>
          <table:table-cell table:formula="of:=CEILING(8*[.J276])" office:value-type="float" office:value="0" calcext:value-type="float">
            <text:p>0</text:p>
          </table:table-cell>
          <table:table-cell table:formula="of:=CEILING(1*[.K276])" office:value-type="float" office:value="1" calcext:value-type="float">
            <text:p>1</text:p>
          </table:table-cell>
          <table:table-cell table:formula="of:=CEILING(2*[.K276])" office:value-type="float" office:value="2" calcext:value-type="float">
            <text:p>2</text:p>
          </table:table-cell>
          <table:table-cell table:formula="of:=CEILING(5*[.K276])" office:value-type="float" office:value="5" calcext:value-type="float">
            <text:p>5</text:p>
          </table:table-cell>
          <table:table-cell table:formula="of:=CEILING(1*[.L276])" office:value-type="float" office:value="5" calcext:value-type="float">
            <text:p>5</text:p>
          </table:table-cell>
          <table:table-cell table:formula="of:=CEILING(2*[.L276])" office:value-type="float" office:value="10" calcext:value-type="float">
            <text:p>10</text:p>
          </table:table-cell>
          <table:table-cell table:formula="of:=CEILING(1*[.M276])" office:value-type="float" office:value="15" calcext:value-type="float">
            <text:p>15</text:p>
          </table:table-cell>
          <table:table-cell table:formula="of:=CEILING(2*[.M276])" office:value-type="float" office:value="30" calcext:value-type="float">
            <text:p>30</text:p>
          </table:table-cell>
          <table:table-cell table:formula="of:=CEILING(6*[.M276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table:formula="of:=MOD([.A277]-1;[$Basic.$A$2]+1)" office:value-type="float" office:value="3" calcext:value-type="float">
            <text:p>3</text:p>
          </table:table-cell>
          <table:table-cell table:formula="of:=CEILING(([.A277]-[.B277])/[$Basic.$A$2]; 1)+3" office:value-type="float" office:value="22" calcext:value-type="float">
            <text:p>22</text:p>
          </table:table-cell>
          <table:table-cell table:formula="of:=IF([.B277]=0;INDIRECT(ADDRESS([.C277];1;1;1;&quot;Basic&quot;));&quot;&quot;)">
            <text:p/>
          </table:table-cell>
          <table:table-cell table:style-name="ce3" table:formula="of:=[.B277] &amp; &quot;/&quot; &amp; [$Basic.$B$2]" office:value-type="string" office:string-value="3/8" calcext:value-type="string">
            <text:p>3/8</text:p>
          </table:table-cell>
          <table:table-cell table:formula="of:=INDIRECT(ADDRESS([.$C277];2;1;1;&quot;Basic&quot;))*[.$B277]/[$Basic.$B$2]" office:value-type="float" office:value="0" calcext:value-type="float">
            <text:p>0</text:p>
          </table:table-cell>
          <table:table-cell table:formula="of:=INDIRECT(ADDRESS([.$C277];3;1;1;&quot;Basic&quot;))*[.$B277]/[$Basic.$B$2]" office:value-type="float" office:value="0" calcext:value-type="float">
            <text:p>0</text:p>
          </table:table-cell>
          <table:table-cell table:formula="of:=INDIRECT(ADDRESS([.$C277];4;1;1;&quot;Basic&quot;))*[.$B277]/[$Basic.$B$2]" office:value-type="float" office:value="0" calcext:value-type="float">
            <text:p>0</text:p>
          </table:table-cell>
          <table:table-cell table:formula="of:=INDIRECT(ADDRESS([.$C277];5;1;1;&quot;Basic&quot;))*[.$B277]/[$Basic.$B$2]" office:value-type="float" office:value="0" calcext:value-type="float">
            <text:p>0</text:p>
          </table:table-cell>
          <table:table-cell table:formula="of:=[.F277]" office:value-type="float" office:value="0" calcext:value-type="float">
            <text:p>0</text:p>
          </table:table-cell>
          <table:table-cell table:formula="of:=IF([.G277]=0;1;[.G277])" office:value-type="float" office:value="1" calcext:value-type="float">
            <text:p>1</text:p>
          </table:table-cell>
          <table:table-cell table:formula="of:=IF([.H277]=0;5;[.H277])" office:value-type="float" office:value="5" calcext:value-type="float">
            <text:p>5</text:p>
          </table:table-cell>
          <table:table-cell table:formula="of:=IF([.I277]=0;15;[.I277])" office:value-type="float" office:value="15" calcext:value-type="float">
            <text:p>15</text:p>
          </table:table-cell>
          <table:table-cell table:formula="of:=IF([.B277]=0;[.D277];&quot;&quot;) &amp; IF([.B277]=[$Basic.$B$2];&quot;Open Terrain&quot;;&quot;&quot;) &amp; IF([.B277]=[$Basic.$C$2];&quot;Difficult Terrain&quot;;&quot;&quot;) &amp; IF([.B277]=[$Basic.$D$2];&quot;Extreme Terrain&quot;;&quot;&quot;)">
            <text:p/>
          </table:table-cell>
          <table:table-cell table:formula="of:= [.N277] &amp; &quot; &quot; &amp; [.E277]" office:value-type="string" office:string-value=" 3/8" calcext:value-type="string">
            <text:p><text:s/>3/8</text:p>
          </table:table-cell>
          <table:table-cell table:formula="of:=CEILING([.J277])" office:value-type="float" office:value="0" calcext:value-type="float">
            <text:p>0</text:p>
          </table:table-cell>
          <table:table-cell table:formula="of:=CEILING(8*[.J277])" office:value-type="float" office:value="0" calcext:value-type="float">
            <text:p>0</text:p>
          </table:table-cell>
          <table:table-cell table:formula="of:=CEILING(1*[.K277])" office:value-type="float" office:value="1" calcext:value-type="float">
            <text:p>1</text:p>
          </table:table-cell>
          <table:table-cell table:formula="of:=CEILING(2*[.K277])" office:value-type="float" office:value="2" calcext:value-type="float">
            <text:p>2</text:p>
          </table:table-cell>
          <table:table-cell table:formula="of:=CEILING(5*[.K277])" office:value-type="float" office:value="5" calcext:value-type="float">
            <text:p>5</text:p>
          </table:table-cell>
          <table:table-cell table:formula="of:=CEILING(1*[.L277])" office:value-type="float" office:value="5" calcext:value-type="float">
            <text:p>5</text:p>
          </table:table-cell>
          <table:table-cell table:formula="of:=CEILING(2*[.L277])" office:value-type="float" office:value="10" calcext:value-type="float">
            <text:p>10</text:p>
          </table:table-cell>
          <table:table-cell table:formula="of:=CEILING(1*[.M277])" office:value-type="float" office:value="15" calcext:value-type="float">
            <text:p>15</text:p>
          </table:table-cell>
          <table:table-cell table:formula="of:=CEILING(2*[.M277])" office:value-type="float" office:value="30" calcext:value-type="float">
            <text:p>30</text:p>
          </table:table-cell>
          <table:table-cell table:formula="of:=CEILING(6*[.M277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table:formula="of:=MOD([.A278]-1;[$Basic.$A$2]+1)" office:value-type="float" office:value="4" calcext:value-type="float">
            <text:p>4</text:p>
          </table:table-cell>
          <table:table-cell table:formula="of:=CEILING(([.A278]-[.B278])/[$Basic.$A$2]; 1)+3" office:value-type="float" office:value="22" calcext:value-type="float">
            <text:p>22</text:p>
          </table:table-cell>
          <table:table-cell table:formula="of:=IF([.B278]=0;INDIRECT(ADDRESS([.C278];1;1;1;&quot;Basic&quot;));&quot;&quot;)">
            <text:p/>
          </table:table-cell>
          <table:table-cell table:style-name="ce3" table:formula="of:=[.B278] &amp; &quot;/&quot; &amp; [$Basic.$B$2]" office:value-type="string" office:string-value="4/8" calcext:value-type="string">
            <text:p>4/8</text:p>
          </table:table-cell>
          <table:table-cell table:formula="of:=INDIRECT(ADDRESS([.$C278];2;1;1;&quot;Basic&quot;))*[.$B278]/[$Basic.$B$2]" office:value-type="float" office:value="0" calcext:value-type="float">
            <text:p>0</text:p>
          </table:table-cell>
          <table:table-cell table:formula="of:=INDIRECT(ADDRESS([.$C278];3;1;1;&quot;Basic&quot;))*[.$B278]/[$Basic.$B$2]" office:value-type="float" office:value="0" calcext:value-type="float">
            <text:p>0</text:p>
          </table:table-cell>
          <table:table-cell table:formula="of:=INDIRECT(ADDRESS([.$C278];4;1;1;&quot;Basic&quot;))*[.$B278]/[$Basic.$B$2]" office:value-type="float" office:value="0" calcext:value-type="float">
            <text:p>0</text:p>
          </table:table-cell>
          <table:table-cell table:formula="of:=INDIRECT(ADDRESS([.$C278];5;1;1;&quot;Basic&quot;))*[.$B278]/[$Basic.$B$2]" office:value-type="float" office:value="0" calcext:value-type="float">
            <text:p>0</text:p>
          </table:table-cell>
          <table:table-cell table:formula="of:=[.F278]" office:value-type="float" office:value="0" calcext:value-type="float">
            <text:p>0</text:p>
          </table:table-cell>
          <table:table-cell table:formula="of:=IF([.G278]=0;1;[.G278])" office:value-type="float" office:value="1" calcext:value-type="float">
            <text:p>1</text:p>
          </table:table-cell>
          <table:table-cell table:formula="of:=IF([.H278]=0;5;[.H278])" office:value-type="float" office:value="5" calcext:value-type="float">
            <text:p>5</text:p>
          </table:table-cell>
          <table:table-cell table:formula="of:=IF([.I278]=0;15;[.I278])" office:value-type="float" office:value="15" calcext:value-type="float">
            <text:p>15</text:p>
          </table:table-cell>
          <table:table-cell table:formula="of:=IF([.B278]=0;[.D278];&quot;&quot;) &amp; IF([.B278]=[$Basic.$B$2];&quot;Open Terrain&quot;;&quot;&quot;) &amp; IF([.B278]=[$Basic.$C$2];&quot;Difficult Terrain&quot;;&quot;&quot;) &amp; IF([.B278]=[$Basic.$D$2];&quot;Extreme Terrain&quot;;&quot;&quot;)" office:value-type="string" office:string-value="Extreme Terrain" calcext:value-type="string">
            <text:p>Extreme Terrain</text:p>
          </table:table-cell>
          <table:table-cell table:formula="of:= [.N278] &amp; &quot; &quot; &amp; [.E278]" office:value-type="string" office:string-value="Extreme Terrain 4/8" calcext:value-type="string">
            <text:p>Extreme Terrain 4/8</text:p>
          </table:table-cell>
          <table:table-cell table:formula="of:=CEILING([.J278])" office:value-type="float" office:value="0" calcext:value-type="float">
            <text:p>0</text:p>
          </table:table-cell>
          <table:table-cell table:formula="of:=CEILING(8*[.J278])" office:value-type="float" office:value="0" calcext:value-type="float">
            <text:p>0</text:p>
          </table:table-cell>
          <table:table-cell table:formula="of:=CEILING(1*[.K278])" office:value-type="float" office:value="1" calcext:value-type="float">
            <text:p>1</text:p>
          </table:table-cell>
          <table:table-cell table:formula="of:=CEILING(2*[.K278])" office:value-type="float" office:value="2" calcext:value-type="float">
            <text:p>2</text:p>
          </table:table-cell>
          <table:table-cell table:formula="of:=CEILING(5*[.K278])" office:value-type="float" office:value="5" calcext:value-type="float">
            <text:p>5</text:p>
          </table:table-cell>
          <table:table-cell table:formula="of:=CEILING(1*[.L278])" office:value-type="float" office:value="5" calcext:value-type="float">
            <text:p>5</text:p>
          </table:table-cell>
          <table:table-cell table:formula="of:=CEILING(2*[.L278])" office:value-type="float" office:value="10" calcext:value-type="float">
            <text:p>10</text:p>
          </table:table-cell>
          <table:table-cell table:formula="of:=CEILING(1*[.M278])" office:value-type="float" office:value="15" calcext:value-type="float">
            <text:p>15</text:p>
          </table:table-cell>
          <table:table-cell table:formula="of:=CEILING(2*[.M278])" office:value-type="float" office:value="30" calcext:value-type="float">
            <text:p>30</text:p>
          </table:table-cell>
          <table:table-cell table:formula="of:=CEILING(6*[.M278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table:formula="of:=MOD([.A279]-1;[$Basic.$A$2]+1)" office:value-type="float" office:value="5" calcext:value-type="float">
            <text:p>5</text:p>
          </table:table-cell>
          <table:table-cell table:formula="of:=CEILING(([.A279]-[.B279])/[$Basic.$A$2]; 1)+3" office:value-type="float" office:value="22" calcext:value-type="float">
            <text:p>22</text:p>
          </table:table-cell>
          <table:table-cell table:formula="of:=IF([.B279]=0;INDIRECT(ADDRESS([.C279];1;1;1;&quot;Basic&quot;));&quot;&quot;)">
            <text:p/>
          </table:table-cell>
          <table:table-cell table:style-name="ce3" table:formula="of:=[.B279] &amp; &quot;/&quot; &amp; [$Basic.$B$2]" office:value-type="string" office:string-value="5/8" calcext:value-type="string">
            <text:p>5/8</text:p>
          </table:table-cell>
          <table:table-cell table:formula="of:=INDIRECT(ADDRESS([.$C279];2;1;1;&quot;Basic&quot;))*[.$B279]/[$Basic.$B$2]" office:value-type="float" office:value="0" calcext:value-type="float">
            <text:p>0</text:p>
          </table:table-cell>
          <table:table-cell table:formula="of:=INDIRECT(ADDRESS([.$C279];3;1;1;&quot;Basic&quot;))*[.$B279]/[$Basic.$B$2]" office:value-type="float" office:value="0" calcext:value-type="float">
            <text:p>0</text:p>
          </table:table-cell>
          <table:table-cell table:formula="of:=INDIRECT(ADDRESS([.$C279];4;1;1;&quot;Basic&quot;))*[.$B279]/[$Basic.$B$2]" office:value-type="float" office:value="0" calcext:value-type="float">
            <text:p>0</text:p>
          </table:table-cell>
          <table:table-cell table:formula="of:=INDIRECT(ADDRESS([.$C279];5;1;1;&quot;Basic&quot;))*[.$B279]/[$Basic.$B$2]" office:value-type="float" office:value="0" calcext:value-type="float">
            <text:p>0</text:p>
          </table:table-cell>
          <table:table-cell table:formula="of:=[.F279]" office:value-type="float" office:value="0" calcext:value-type="float">
            <text:p>0</text:p>
          </table:table-cell>
          <table:table-cell table:formula="of:=IF([.G279]=0;1;[.G279])" office:value-type="float" office:value="1" calcext:value-type="float">
            <text:p>1</text:p>
          </table:table-cell>
          <table:table-cell table:formula="of:=IF([.H279]=0;5;[.H279])" office:value-type="float" office:value="5" calcext:value-type="float">
            <text:p>5</text:p>
          </table:table-cell>
          <table:table-cell table:formula="of:=IF([.I279]=0;15;[.I279])" office:value-type="float" office:value="15" calcext:value-type="float">
            <text:p>15</text:p>
          </table:table-cell>
          <table:table-cell table:formula="of:=IF([.B279]=0;[.D279];&quot;&quot;) &amp; IF([.B279]=[$Basic.$B$2];&quot;Open Terrain&quot;;&quot;&quot;) &amp; IF([.B279]=[$Basic.$C$2];&quot;Difficult Terrain&quot;;&quot;&quot;) &amp; IF([.B279]=[$Basic.$D$2];&quot;Extreme Terrain&quot;;&quot;&quot;)">
            <text:p/>
          </table:table-cell>
          <table:table-cell table:formula="of:= [.N279] &amp; &quot; &quot; &amp; [.E279]" office:value-type="string" office:string-value=" 5/8" calcext:value-type="string">
            <text:p><text:s/>5/8</text:p>
          </table:table-cell>
          <table:table-cell table:formula="of:=CEILING([.J279])" office:value-type="float" office:value="0" calcext:value-type="float">
            <text:p>0</text:p>
          </table:table-cell>
          <table:table-cell table:formula="of:=CEILING(8*[.J279])" office:value-type="float" office:value="0" calcext:value-type="float">
            <text:p>0</text:p>
          </table:table-cell>
          <table:table-cell table:formula="of:=CEILING(1*[.K279])" office:value-type="float" office:value="1" calcext:value-type="float">
            <text:p>1</text:p>
          </table:table-cell>
          <table:table-cell table:formula="of:=CEILING(2*[.K279])" office:value-type="float" office:value="2" calcext:value-type="float">
            <text:p>2</text:p>
          </table:table-cell>
          <table:table-cell table:formula="of:=CEILING(5*[.K279])" office:value-type="float" office:value="5" calcext:value-type="float">
            <text:p>5</text:p>
          </table:table-cell>
          <table:table-cell table:formula="of:=CEILING(1*[.L279])" office:value-type="float" office:value="5" calcext:value-type="float">
            <text:p>5</text:p>
          </table:table-cell>
          <table:table-cell table:formula="of:=CEILING(2*[.L279])" office:value-type="float" office:value="10" calcext:value-type="float">
            <text:p>10</text:p>
          </table:table-cell>
          <table:table-cell table:formula="of:=CEILING(1*[.M279])" office:value-type="float" office:value="15" calcext:value-type="float">
            <text:p>15</text:p>
          </table:table-cell>
          <table:table-cell table:formula="of:=CEILING(2*[.M279])" office:value-type="float" office:value="30" calcext:value-type="float">
            <text:p>30</text:p>
          </table:table-cell>
          <table:table-cell table:formula="of:=CEILING(6*[.M279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table:formula="of:=MOD([.A280]-1;[$Basic.$A$2]+1)" office:value-type="float" office:value="6" calcext:value-type="float">
            <text:p>6</text:p>
          </table:table-cell>
          <table:table-cell table:formula="of:=CEILING(([.A280]-[.B280])/[$Basic.$A$2]; 1)+3" office:value-type="float" office:value="22" calcext:value-type="float">
            <text:p>22</text:p>
          </table:table-cell>
          <table:table-cell table:formula="of:=IF([.B280]=0;INDIRECT(ADDRESS([.C280];1;1;1;&quot;Basic&quot;));&quot;&quot;)">
            <text:p/>
          </table:table-cell>
          <table:table-cell table:style-name="ce3" table:formula="of:=[.B280] &amp; &quot;/&quot; &amp; [$Basic.$B$2]" office:value-type="string" office:string-value="6/8" calcext:value-type="string">
            <text:p>6/8</text:p>
          </table:table-cell>
          <table:table-cell table:formula="of:=INDIRECT(ADDRESS([.$C280];2;1;1;&quot;Basic&quot;))*[.$B280]/[$Basic.$B$2]" office:value-type="float" office:value="0" calcext:value-type="float">
            <text:p>0</text:p>
          </table:table-cell>
          <table:table-cell table:formula="of:=INDIRECT(ADDRESS([.$C280];3;1;1;&quot;Basic&quot;))*[.$B280]/[$Basic.$B$2]" office:value-type="float" office:value="0" calcext:value-type="float">
            <text:p>0</text:p>
          </table:table-cell>
          <table:table-cell table:formula="of:=INDIRECT(ADDRESS([.$C280];4;1;1;&quot;Basic&quot;))*[.$B280]/[$Basic.$B$2]" office:value-type="float" office:value="0" calcext:value-type="float">
            <text:p>0</text:p>
          </table:table-cell>
          <table:table-cell table:formula="of:=INDIRECT(ADDRESS([.$C280];5;1;1;&quot;Basic&quot;))*[.$B280]/[$Basic.$B$2]" office:value-type="float" office:value="0" calcext:value-type="float">
            <text:p>0</text:p>
          </table:table-cell>
          <table:table-cell table:formula="of:=[.F280]" office:value-type="float" office:value="0" calcext:value-type="float">
            <text:p>0</text:p>
          </table:table-cell>
          <table:table-cell table:formula="of:=IF([.G280]=0;1;[.G280])" office:value-type="float" office:value="1" calcext:value-type="float">
            <text:p>1</text:p>
          </table:table-cell>
          <table:table-cell table:formula="of:=IF([.H280]=0;5;[.H280])" office:value-type="float" office:value="5" calcext:value-type="float">
            <text:p>5</text:p>
          </table:table-cell>
          <table:table-cell table:formula="of:=IF([.I280]=0;15;[.I280])" office:value-type="float" office:value="15" calcext:value-type="float">
            <text:p>15</text:p>
          </table:table-cell>
          <table:table-cell table:formula="of:=IF([.B280]=0;[.D280];&quot;&quot;) &amp; IF([.B280]=[$Basic.$B$2];&quot;Open Terrain&quot;;&quot;&quot;) &amp; IF([.B280]=[$Basic.$C$2];&quot;Difficult Terrain&quot;;&quot;&quot;) &amp; IF([.B280]=[$Basic.$D$2];&quot;Extreme Terrain&quot;;&quot;&quot;)" office:value-type="string" office:string-value="Difficult Terrain" calcext:value-type="string">
            <text:p>Difficult Terrain</text:p>
          </table:table-cell>
          <table:table-cell table:formula="of:= [.N280] &amp; &quot; &quot; &amp; [.E280]" office:value-type="string" office:string-value="Difficult Terrain 6/8" calcext:value-type="string">
            <text:p>Difficult Terrain 6/8</text:p>
          </table:table-cell>
          <table:table-cell table:formula="of:=CEILING([.J280])" office:value-type="float" office:value="0" calcext:value-type="float">
            <text:p>0</text:p>
          </table:table-cell>
          <table:table-cell table:formula="of:=CEILING(8*[.J280])" office:value-type="float" office:value="0" calcext:value-type="float">
            <text:p>0</text:p>
          </table:table-cell>
          <table:table-cell table:formula="of:=CEILING(1*[.K280])" office:value-type="float" office:value="1" calcext:value-type="float">
            <text:p>1</text:p>
          </table:table-cell>
          <table:table-cell table:formula="of:=CEILING(2*[.K280])" office:value-type="float" office:value="2" calcext:value-type="float">
            <text:p>2</text:p>
          </table:table-cell>
          <table:table-cell table:formula="of:=CEILING(5*[.K280])" office:value-type="float" office:value="5" calcext:value-type="float">
            <text:p>5</text:p>
          </table:table-cell>
          <table:table-cell table:formula="of:=CEILING(1*[.L280])" office:value-type="float" office:value="5" calcext:value-type="float">
            <text:p>5</text:p>
          </table:table-cell>
          <table:table-cell table:formula="of:=CEILING(2*[.L280])" office:value-type="float" office:value="10" calcext:value-type="float">
            <text:p>10</text:p>
          </table:table-cell>
          <table:table-cell table:formula="of:=CEILING(1*[.M280])" office:value-type="float" office:value="15" calcext:value-type="float">
            <text:p>15</text:p>
          </table:table-cell>
          <table:table-cell table:formula="of:=CEILING(2*[.M280])" office:value-type="float" office:value="30" calcext:value-type="float">
            <text:p>30</text:p>
          </table:table-cell>
          <table:table-cell table:formula="of:=CEILING(6*[.M280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table:formula="of:=MOD([.A281]-1;[$Basic.$A$2]+1)" office:value-type="float" office:value="7" calcext:value-type="float">
            <text:p>7</text:p>
          </table:table-cell>
          <table:table-cell table:formula="of:=CEILING(([.A281]-[.B281])/[$Basic.$A$2]; 1)+3" office:value-type="float" office:value="22" calcext:value-type="float">
            <text:p>22</text:p>
          </table:table-cell>
          <table:table-cell table:formula="of:=IF([.B281]=0;INDIRECT(ADDRESS([.C281];1;1;1;&quot;Basic&quot;));&quot;&quot;)">
            <text:p/>
          </table:table-cell>
          <table:table-cell table:style-name="ce3" table:formula="of:=[.B281] &amp; &quot;/&quot; &amp; [$Basic.$B$2]" office:value-type="string" office:string-value="7/8" calcext:value-type="string">
            <text:p>7/8</text:p>
          </table:table-cell>
          <table:table-cell table:formula="of:=INDIRECT(ADDRESS([.$C281];2;1;1;&quot;Basic&quot;))*[.$B281]/[$Basic.$B$2]" office:value-type="float" office:value="0" calcext:value-type="float">
            <text:p>0</text:p>
          </table:table-cell>
          <table:table-cell table:formula="of:=INDIRECT(ADDRESS([.$C281];3;1;1;&quot;Basic&quot;))*[.$B281]/[$Basic.$B$2]" office:value-type="float" office:value="0" calcext:value-type="float">
            <text:p>0</text:p>
          </table:table-cell>
          <table:table-cell table:formula="of:=INDIRECT(ADDRESS([.$C281];4;1;1;&quot;Basic&quot;))*[.$B281]/[$Basic.$B$2]" office:value-type="float" office:value="0" calcext:value-type="float">
            <text:p>0</text:p>
          </table:table-cell>
          <table:table-cell table:formula="of:=INDIRECT(ADDRESS([.$C281];5;1;1;&quot;Basic&quot;))*[.$B281]/[$Basic.$B$2]" office:value-type="float" office:value="0" calcext:value-type="float">
            <text:p>0</text:p>
          </table:table-cell>
          <table:table-cell table:formula="of:=[.F281]" office:value-type="float" office:value="0" calcext:value-type="float">
            <text:p>0</text:p>
          </table:table-cell>
          <table:table-cell table:formula="of:=IF([.G281]=0;1;[.G281])" office:value-type="float" office:value="1" calcext:value-type="float">
            <text:p>1</text:p>
          </table:table-cell>
          <table:table-cell table:formula="of:=IF([.H281]=0;5;[.H281])" office:value-type="float" office:value="5" calcext:value-type="float">
            <text:p>5</text:p>
          </table:table-cell>
          <table:table-cell table:formula="of:=IF([.I281]=0;15;[.I281])" office:value-type="float" office:value="15" calcext:value-type="float">
            <text:p>15</text:p>
          </table:table-cell>
          <table:table-cell table:formula="of:=IF([.B281]=0;[.D281];&quot;&quot;) &amp; IF([.B281]=[$Basic.$B$2];&quot;Open Terrain&quot;;&quot;&quot;) &amp; IF([.B281]=[$Basic.$C$2];&quot;Difficult Terrain&quot;;&quot;&quot;) &amp; IF([.B281]=[$Basic.$D$2];&quot;Extreme Terrain&quot;;&quot;&quot;)">
            <text:p/>
          </table:table-cell>
          <table:table-cell table:formula="of:= [.N281] &amp; &quot; &quot; &amp; [.E281]" office:value-type="string" office:string-value=" 7/8" calcext:value-type="string">
            <text:p><text:s/>7/8</text:p>
          </table:table-cell>
          <table:table-cell table:formula="of:=CEILING([.J281])" office:value-type="float" office:value="0" calcext:value-type="float">
            <text:p>0</text:p>
          </table:table-cell>
          <table:table-cell table:formula="of:=CEILING(8*[.J281])" office:value-type="float" office:value="0" calcext:value-type="float">
            <text:p>0</text:p>
          </table:table-cell>
          <table:table-cell table:formula="of:=CEILING(1*[.K281])" office:value-type="float" office:value="1" calcext:value-type="float">
            <text:p>1</text:p>
          </table:table-cell>
          <table:table-cell table:formula="of:=CEILING(2*[.K281])" office:value-type="float" office:value="2" calcext:value-type="float">
            <text:p>2</text:p>
          </table:table-cell>
          <table:table-cell table:formula="of:=CEILING(5*[.K281])" office:value-type="float" office:value="5" calcext:value-type="float">
            <text:p>5</text:p>
          </table:table-cell>
          <table:table-cell table:formula="of:=CEILING(1*[.L281])" office:value-type="float" office:value="5" calcext:value-type="float">
            <text:p>5</text:p>
          </table:table-cell>
          <table:table-cell table:formula="of:=CEILING(2*[.L281])" office:value-type="float" office:value="10" calcext:value-type="float">
            <text:p>10</text:p>
          </table:table-cell>
          <table:table-cell table:formula="of:=CEILING(1*[.M281])" office:value-type="float" office:value="15" calcext:value-type="float">
            <text:p>15</text:p>
          </table:table-cell>
          <table:table-cell table:formula="of:=CEILING(2*[.M281])" office:value-type="float" office:value="30" calcext:value-type="float">
            <text:p>30</text:p>
          </table:table-cell>
          <table:table-cell table:formula="of:=CEILING(6*[.M281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table:formula="of:=MOD([.A282]-1;[$Basic.$A$2]+1)" office:value-type="float" office:value="8" calcext:value-type="float">
            <text:p>8</text:p>
          </table:table-cell>
          <table:table-cell table:formula="of:=CEILING(([.A282]-[.B282])/[$Basic.$A$2]; 1)+3" office:value-type="float" office:value="22" calcext:value-type="float">
            <text:p>22</text:p>
          </table:table-cell>
          <table:table-cell table:formula="of:=IF([.B282]=0;INDIRECT(ADDRESS([.C282];1;1;1;&quot;Basic&quot;));&quot;&quot;)">
            <text:p/>
          </table:table-cell>
          <table:table-cell table:style-name="ce3" table:formula="of:=[.B282] &amp; &quot;/&quot; &amp; [$Basic.$B$2]" office:value-type="string" office:string-value="8/8" calcext:value-type="string">
            <text:p>8/8</text:p>
          </table:table-cell>
          <table:table-cell table:formula="of:=INDIRECT(ADDRESS([.$C282];2;1;1;&quot;Basic&quot;))*[.$B282]/[$Basic.$B$2]" office:value-type="float" office:value="0" calcext:value-type="float">
            <text:p>0</text:p>
          </table:table-cell>
          <table:table-cell table:formula="of:=INDIRECT(ADDRESS([.$C282];3;1;1;&quot;Basic&quot;))*[.$B282]/[$Basic.$B$2]" office:value-type="float" office:value="0" calcext:value-type="float">
            <text:p>0</text:p>
          </table:table-cell>
          <table:table-cell table:formula="of:=INDIRECT(ADDRESS([.$C282];4;1;1;&quot;Basic&quot;))*[.$B282]/[$Basic.$B$2]" office:value-type="float" office:value="0" calcext:value-type="float">
            <text:p>0</text:p>
          </table:table-cell>
          <table:table-cell table:formula="of:=INDIRECT(ADDRESS([.$C282];5;1;1;&quot;Basic&quot;))*[.$B282]/[$Basic.$B$2]" office:value-type="float" office:value="0" calcext:value-type="float">
            <text:p>0</text:p>
          </table:table-cell>
          <table:table-cell table:formula="of:=[.F282]" office:value-type="float" office:value="0" calcext:value-type="float">
            <text:p>0</text:p>
          </table:table-cell>
          <table:table-cell table:formula="of:=IF([.G282]=0;1;[.G282])" office:value-type="float" office:value="1" calcext:value-type="float">
            <text:p>1</text:p>
          </table:table-cell>
          <table:table-cell table:formula="of:=IF([.H282]=0;5;[.H282])" office:value-type="float" office:value="5" calcext:value-type="float">
            <text:p>5</text:p>
          </table:table-cell>
          <table:table-cell table:formula="of:=IF([.I282]=0;15;[.I282])" office:value-type="float" office:value="15" calcext:value-type="float">
            <text:p>15</text:p>
          </table:table-cell>
          <table:table-cell table:formula="of:=IF([.B282]=0;[.D282];&quot;&quot;) &amp; IF([.B282]=[$Basic.$B$2];&quot;Open Terrain&quot;;&quot;&quot;) &amp; IF([.B282]=[$Basic.$C$2];&quot;Difficult Terrain&quot;;&quot;&quot;) &amp; IF([.B282]=[$Basic.$D$2];&quot;Extreme Terrain&quot;;&quot;&quot;)" office:value-type="string" office:string-value="Open Terrain" calcext:value-type="string">
            <text:p>Open Terrain</text:p>
          </table:table-cell>
          <table:table-cell table:formula="of:= [.N282] &amp; &quot; &quot; &amp; [.E282]" office:value-type="string" office:string-value="Open Terrain 8/8" calcext:value-type="string">
            <text:p>Open Terrain 8/8</text:p>
          </table:table-cell>
          <table:table-cell table:formula="of:=CEILING([.J282])" office:value-type="float" office:value="0" calcext:value-type="float">
            <text:p>0</text:p>
          </table:table-cell>
          <table:table-cell table:formula="of:=CEILING(8*[.J282])" office:value-type="float" office:value="0" calcext:value-type="float">
            <text:p>0</text:p>
          </table:table-cell>
          <table:table-cell table:formula="of:=CEILING(1*[.K282])" office:value-type="float" office:value="1" calcext:value-type="float">
            <text:p>1</text:p>
          </table:table-cell>
          <table:table-cell table:formula="of:=CEILING(2*[.K282])" office:value-type="float" office:value="2" calcext:value-type="float">
            <text:p>2</text:p>
          </table:table-cell>
          <table:table-cell table:formula="of:=CEILING(5*[.K282])" office:value-type="float" office:value="5" calcext:value-type="float">
            <text:p>5</text:p>
          </table:table-cell>
          <table:table-cell table:formula="of:=CEILING(1*[.L282])" office:value-type="float" office:value="5" calcext:value-type="float">
            <text:p>5</text:p>
          </table:table-cell>
          <table:table-cell table:formula="of:=CEILING(2*[.L282])" office:value-type="float" office:value="10" calcext:value-type="float">
            <text:p>10</text:p>
          </table:table-cell>
          <table:table-cell table:formula="of:=CEILING(1*[.M282])" office:value-type="float" office:value="15" calcext:value-type="float">
            <text:p>15</text:p>
          </table:table-cell>
          <table:table-cell table:formula="of:=CEILING(2*[.M282])" office:value-type="float" office:value="30" calcext:value-type="float">
            <text:p>30</text:p>
          </table:table-cell>
          <table:table-cell table:formula="of:=CEILING(6*[.M282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table:formula="of:=MOD([.A283]-1;[$Basic.$A$2]+1)" office:value-type="float" office:value="9" calcext:value-type="float">
            <text:p>9</text:p>
          </table:table-cell>
          <table:table-cell table:formula="of:=CEILING(([.A283]-[.B283])/[$Basic.$A$2]; 1)+3" office:value-type="float" office:value="22" calcext:value-type="float">
            <text:p>22</text:p>
          </table:table-cell>
          <table:table-cell table:formula="of:=IF([.B283]=0;INDIRECT(ADDRESS([.C283];1;1;1;&quot;Basic&quot;));&quot;&quot;)">
            <text:p/>
          </table:table-cell>
          <table:table-cell table:style-name="ce3" table:formula="of:=[.B283] &amp; &quot;/&quot; &amp; [$Basic.$B$2]" office:value-type="string" office:string-value="9/8" calcext:value-type="string">
            <text:p>9/8</text:p>
          </table:table-cell>
          <table:table-cell table:formula="of:=INDIRECT(ADDRESS([.$C283];2;1;1;&quot;Basic&quot;))*[.$B283]/[$Basic.$B$2]" office:value-type="float" office:value="0" calcext:value-type="float">
            <text:p>0</text:p>
          </table:table-cell>
          <table:table-cell table:formula="of:=INDIRECT(ADDRESS([.$C283];3;1;1;&quot;Basic&quot;))*[.$B283]/[$Basic.$B$2]" office:value-type="float" office:value="0" calcext:value-type="float">
            <text:p>0</text:p>
          </table:table-cell>
          <table:table-cell table:formula="of:=INDIRECT(ADDRESS([.$C283];4;1;1;&quot;Basic&quot;))*[.$B283]/[$Basic.$B$2]" office:value-type="float" office:value="0" calcext:value-type="float">
            <text:p>0</text:p>
          </table:table-cell>
          <table:table-cell table:formula="of:=INDIRECT(ADDRESS([.$C283];5;1;1;&quot;Basic&quot;))*[.$B283]/[$Basic.$B$2]" office:value-type="float" office:value="0" calcext:value-type="float">
            <text:p>0</text:p>
          </table:table-cell>
          <table:table-cell table:formula="of:=[.F283]" office:value-type="float" office:value="0" calcext:value-type="float">
            <text:p>0</text:p>
          </table:table-cell>
          <table:table-cell table:formula="of:=IF([.G283]=0;1;[.G283])" office:value-type="float" office:value="1" calcext:value-type="float">
            <text:p>1</text:p>
          </table:table-cell>
          <table:table-cell table:formula="of:=IF([.H283]=0;5;[.H283])" office:value-type="float" office:value="5" calcext:value-type="float">
            <text:p>5</text:p>
          </table:table-cell>
          <table:table-cell table:formula="of:=IF([.I283]=0;15;[.I283])" office:value-type="float" office:value="15" calcext:value-type="float">
            <text:p>15</text:p>
          </table:table-cell>
          <table:table-cell table:formula="of:=IF([.B283]=0;[.D283];&quot;&quot;) &amp; IF([.B283]=[$Basic.$B$2];&quot;Open Terrain&quot;;&quot;&quot;) &amp; IF([.B283]=[$Basic.$C$2];&quot;Difficult Terrain&quot;;&quot;&quot;) &amp; IF([.B283]=[$Basic.$D$2];&quot;Extreme Terrain&quot;;&quot;&quot;)">
            <text:p/>
          </table:table-cell>
          <table:table-cell table:formula="of:= [.N283] &amp; &quot; &quot; &amp; [.E283]" office:value-type="string" office:string-value=" 9/8" calcext:value-type="string">
            <text:p><text:s/>9/8</text:p>
          </table:table-cell>
          <table:table-cell table:formula="of:=CEILING([.J283])" office:value-type="float" office:value="0" calcext:value-type="float">
            <text:p>0</text:p>
          </table:table-cell>
          <table:table-cell table:formula="of:=CEILING(8*[.J283])" office:value-type="float" office:value="0" calcext:value-type="float">
            <text:p>0</text:p>
          </table:table-cell>
          <table:table-cell table:formula="of:=CEILING(1*[.K283])" office:value-type="float" office:value="1" calcext:value-type="float">
            <text:p>1</text:p>
          </table:table-cell>
          <table:table-cell table:formula="of:=CEILING(2*[.K283])" office:value-type="float" office:value="2" calcext:value-type="float">
            <text:p>2</text:p>
          </table:table-cell>
          <table:table-cell table:formula="of:=CEILING(5*[.K283])" office:value-type="float" office:value="5" calcext:value-type="float">
            <text:p>5</text:p>
          </table:table-cell>
          <table:table-cell table:formula="of:=CEILING(1*[.L283])" office:value-type="float" office:value="5" calcext:value-type="float">
            <text:p>5</text:p>
          </table:table-cell>
          <table:table-cell table:formula="of:=CEILING(2*[.L283])" office:value-type="float" office:value="10" calcext:value-type="float">
            <text:p>10</text:p>
          </table:table-cell>
          <table:table-cell table:formula="of:=CEILING(1*[.M283])" office:value-type="float" office:value="15" calcext:value-type="float">
            <text:p>15</text:p>
          </table:table-cell>
          <table:table-cell table:formula="of:=CEILING(2*[.M283])" office:value-type="float" office:value="30" calcext:value-type="float">
            <text:p>30</text:p>
          </table:table-cell>
          <table:table-cell table:formula="of:=CEILING(6*[.M283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table:formula="of:=MOD([.A284]-1;[$Basic.$A$2]+1)" office:value-type="float" office:value="10" calcext:value-type="float">
            <text:p>10</text:p>
          </table:table-cell>
          <table:table-cell table:formula="of:=CEILING(([.A284]-[.B284])/[$Basic.$A$2]; 1)+3" office:value-type="float" office:value="22" calcext:value-type="float">
            <text:p>22</text:p>
          </table:table-cell>
          <table:table-cell table:formula="of:=IF([.B284]=0;INDIRECT(ADDRESS([.C284];1;1;1;&quot;Basic&quot;));&quot;&quot;)">
            <text:p/>
          </table:table-cell>
          <table:table-cell table:style-name="ce3" table:formula="of:=[.B284] &amp; &quot;/&quot; &amp; [$Basic.$B$2]" office:value-type="string" office:string-value="10/8" calcext:value-type="string">
            <text:p>10/8</text:p>
          </table:table-cell>
          <table:table-cell table:formula="of:=INDIRECT(ADDRESS([.$C284];2;1;1;&quot;Basic&quot;))*[.$B284]/[$Basic.$B$2]" office:value-type="float" office:value="0" calcext:value-type="float">
            <text:p>0</text:p>
          </table:table-cell>
          <table:table-cell table:formula="of:=INDIRECT(ADDRESS([.$C284];3;1;1;&quot;Basic&quot;))*[.$B284]/[$Basic.$B$2]" office:value-type="float" office:value="0" calcext:value-type="float">
            <text:p>0</text:p>
          </table:table-cell>
          <table:table-cell table:formula="of:=INDIRECT(ADDRESS([.$C284];4;1;1;&quot;Basic&quot;))*[.$B284]/[$Basic.$B$2]" office:value-type="float" office:value="0" calcext:value-type="float">
            <text:p>0</text:p>
          </table:table-cell>
          <table:table-cell table:formula="of:=INDIRECT(ADDRESS([.$C284];5;1;1;&quot;Basic&quot;))*[.$B284]/[$Basic.$B$2]" office:value-type="float" office:value="0" calcext:value-type="float">
            <text:p>0</text:p>
          </table:table-cell>
          <table:table-cell table:formula="of:=[.F284]" office:value-type="float" office:value="0" calcext:value-type="float">
            <text:p>0</text:p>
          </table:table-cell>
          <table:table-cell table:formula="of:=IF([.G284]=0;1;[.G284])" office:value-type="float" office:value="1" calcext:value-type="float">
            <text:p>1</text:p>
          </table:table-cell>
          <table:table-cell table:formula="of:=IF([.H284]=0;5;[.H284])" office:value-type="float" office:value="5" calcext:value-type="float">
            <text:p>5</text:p>
          </table:table-cell>
          <table:table-cell table:formula="of:=IF([.I284]=0;15;[.I284])" office:value-type="float" office:value="15" calcext:value-type="float">
            <text:p>15</text:p>
          </table:table-cell>
          <table:table-cell table:formula="of:=IF([.B284]=0;[.D284];&quot;&quot;) &amp; IF([.B284]=[$Basic.$B$2];&quot;Open Terrain&quot;;&quot;&quot;) &amp; IF([.B284]=[$Basic.$C$2];&quot;Difficult Terrain&quot;;&quot;&quot;) &amp; IF([.B284]=[$Basic.$D$2];&quot;Extreme Terrain&quot;;&quot;&quot;)">
            <text:p/>
          </table:table-cell>
          <table:table-cell table:formula="of:= [.N284] &amp; &quot; &quot; &amp; [.E284]" office:value-type="string" office:string-value=" 10/8" calcext:value-type="string">
            <text:p><text:s/>10/8</text:p>
          </table:table-cell>
          <table:table-cell table:formula="of:=CEILING([.J284])" office:value-type="float" office:value="0" calcext:value-type="float">
            <text:p>0</text:p>
          </table:table-cell>
          <table:table-cell table:formula="of:=CEILING(8*[.J284])" office:value-type="float" office:value="0" calcext:value-type="float">
            <text:p>0</text:p>
          </table:table-cell>
          <table:table-cell table:formula="of:=CEILING(1*[.K284])" office:value-type="float" office:value="1" calcext:value-type="float">
            <text:p>1</text:p>
          </table:table-cell>
          <table:table-cell table:formula="of:=CEILING(2*[.K284])" office:value-type="float" office:value="2" calcext:value-type="float">
            <text:p>2</text:p>
          </table:table-cell>
          <table:table-cell table:formula="of:=CEILING(5*[.K284])" office:value-type="float" office:value="5" calcext:value-type="float">
            <text:p>5</text:p>
          </table:table-cell>
          <table:table-cell table:formula="of:=CEILING(1*[.L284])" office:value-type="float" office:value="5" calcext:value-type="float">
            <text:p>5</text:p>
          </table:table-cell>
          <table:table-cell table:formula="of:=CEILING(2*[.L284])" office:value-type="float" office:value="10" calcext:value-type="float">
            <text:p>10</text:p>
          </table:table-cell>
          <table:table-cell table:formula="of:=CEILING(1*[.M284])" office:value-type="float" office:value="15" calcext:value-type="float">
            <text:p>15</text:p>
          </table:table-cell>
          <table:table-cell table:formula="of:=CEILING(2*[.M284])" office:value-type="float" office:value="30" calcext:value-type="float">
            <text:p>30</text:p>
          </table:table-cell>
          <table:table-cell table:formula="of:=CEILING(6*[.M284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table:formula="of:=MOD([.A285]-1;[$Basic.$A$2]+1)" office:value-type="float" office:value="11" calcext:value-type="float">
            <text:p>11</text:p>
          </table:table-cell>
          <table:table-cell table:formula="of:=CEILING(([.A285]-[.B285])/[$Basic.$A$2]; 1)+3" office:value-type="float" office:value="22" calcext:value-type="float">
            <text:p>22</text:p>
          </table:table-cell>
          <table:table-cell table:formula="of:=IF([.B285]=0;INDIRECT(ADDRESS([.C285];1;1;1;&quot;Basic&quot;));&quot;&quot;)">
            <text:p/>
          </table:table-cell>
          <table:table-cell table:style-name="ce3" table:formula="of:=[.B285] &amp; &quot;/&quot; &amp; [$Basic.$B$2]" office:value-type="string" office:string-value="11/8" calcext:value-type="string">
            <text:p>11/8</text:p>
          </table:table-cell>
          <table:table-cell table:formula="of:=INDIRECT(ADDRESS([.$C285];2;1;1;&quot;Basic&quot;))*[.$B285]/[$Basic.$B$2]" office:value-type="float" office:value="0" calcext:value-type="float">
            <text:p>0</text:p>
          </table:table-cell>
          <table:table-cell table:formula="of:=INDIRECT(ADDRESS([.$C285];3;1;1;&quot;Basic&quot;))*[.$B285]/[$Basic.$B$2]" office:value-type="float" office:value="0" calcext:value-type="float">
            <text:p>0</text:p>
          </table:table-cell>
          <table:table-cell table:formula="of:=INDIRECT(ADDRESS([.$C285];4;1;1;&quot;Basic&quot;))*[.$B285]/[$Basic.$B$2]" office:value-type="float" office:value="0" calcext:value-type="float">
            <text:p>0</text:p>
          </table:table-cell>
          <table:table-cell table:formula="of:=INDIRECT(ADDRESS([.$C285];5;1;1;&quot;Basic&quot;))*[.$B285]/[$Basic.$B$2]" office:value-type="float" office:value="0" calcext:value-type="float">
            <text:p>0</text:p>
          </table:table-cell>
          <table:table-cell table:formula="of:=[.F285]" office:value-type="float" office:value="0" calcext:value-type="float">
            <text:p>0</text:p>
          </table:table-cell>
          <table:table-cell table:formula="of:=IF([.G285]=0;1;[.G285])" office:value-type="float" office:value="1" calcext:value-type="float">
            <text:p>1</text:p>
          </table:table-cell>
          <table:table-cell table:formula="of:=IF([.H285]=0;5;[.H285])" office:value-type="float" office:value="5" calcext:value-type="float">
            <text:p>5</text:p>
          </table:table-cell>
          <table:table-cell table:formula="of:=IF([.I285]=0;15;[.I285])" office:value-type="float" office:value="15" calcext:value-type="float">
            <text:p>15</text:p>
          </table:table-cell>
          <table:table-cell table:formula="of:=IF([.B285]=0;[.D285];&quot;&quot;) &amp; IF([.B285]=[$Basic.$B$2];&quot;Open Terrain&quot;;&quot;&quot;) &amp; IF([.B285]=[$Basic.$C$2];&quot;Difficult Terrain&quot;;&quot;&quot;) &amp; IF([.B285]=[$Basic.$D$2];&quot;Extreme Terrain&quot;;&quot;&quot;)">
            <text:p/>
          </table:table-cell>
          <table:table-cell table:formula="of:= [.N285] &amp; &quot; &quot; &amp; [.E285]" office:value-type="string" office:string-value=" 11/8" calcext:value-type="string">
            <text:p><text:s/>11/8</text:p>
          </table:table-cell>
          <table:table-cell table:formula="of:=CEILING([.J285])" office:value-type="float" office:value="0" calcext:value-type="float">
            <text:p>0</text:p>
          </table:table-cell>
          <table:table-cell table:formula="of:=CEILING(8*[.J285])" office:value-type="float" office:value="0" calcext:value-type="float">
            <text:p>0</text:p>
          </table:table-cell>
          <table:table-cell table:formula="of:=CEILING(1*[.K285])" office:value-type="float" office:value="1" calcext:value-type="float">
            <text:p>1</text:p>
          </table:table-cell>
          <table:table-cell table:formula="of:=CEILING(2*[.K285])" office:value-type="float" office:value="2" calcext:value-type="float">
            <text:p>2</text:p>
          </table:table-cell>
          <table:table-cell table:formula="of:=CEILING(5*[.K285])" office:value-type="float" office:value="5" calcext:value-type="float">
            <text:p>5</text:p>
          </table:table-cell>
          <table:table-cell table:formula="of:=CEILING(1*[.L285])" office:value-type="float" office:value="5" calcext:value-type="float">
            <text:p>5</text:p>
          </table:table-cell>
          <table:table-cell table:formula="of:=CEILING(2*[.L285])" office:value-type="float" office:value="10" calcext:value-type="float">
            <text:p>10</text:p>
          </table:table-cell>
          <table:table-cell table:formula="of:=CEILING(1*[.M285])" office:value-type="float" office:value="15" calcext:value-type="float">
            <text:p>15</text:p>
          </table:table-cell>
          <table:table-cell table:formula="of:=CEILING(2*[.M285])" office:value-type="float" office:value="30" calcext:value-type="float">
            <text:p>30</text:p>
          </table:table-cell>
          <table:table-cell table:formula="of:=CEILING(6*[.M285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table:formula="of:=MOD([.A286]-1;[$Basic.$A$2]+1)" office:value-type="float" office:value="12" calcext:value-type="float">
            <text:p>12</text:p>
          </table:table-cell>
          <table:table-cell table:formula="of:=CEILING(([.A286]-[.B286])/[$Basic.$A$2]; 1)+3" office:value-type="float" office:value="22" calcext:value-type="float">
            <text:p>22</text:p>
          </table:table-cell>
          <table:table-cell table:formula="of:=IF([.B286]=0;INDIRECT(ADDRESS([.C286];1;1;1;&quot;Basic&quot;));&quot;&quot;)">
            <text:p/>
          </table:table-cell>
          <table:table-cell table:style-name="ce3" table:formula="of:=[.B286] &amp; &quot;/&quot; &amp; [$Basic.$B$2]" office:value-type="string" office:string-value="12/8" calcext:value-type="string">
            <text:p>12/8</text:p>
          </table:table-cell>
          <table:table-cell table:formula="of:=INDIRECT(ADDRESS([.$C286];2;1;1;&quot;Basic&quot;))*[.$B286]/[$Basic.$B$2]" office:value-type="float" office:value="0" calcext:value-type="float">
            <text:p>0</text:p>
          </table:table-cell>
          <table:table-cell table:formula="of:=INDIRECT(ADDRESS([.$C286];3;1;1;&quot;Basic&quot;))*[.$B286]/[$Basic.$B$2]" office:value-type="float" office:value="0" calcext:value-type="float">
            <text:p>0</text:p>
          </table:table-cell>
          <table:table-cell table:formula="of:=INDIRECT(ADDRESS([.$C286];4;1;1;&quot;Basic&quot;))*[.$B286]/[$Basic.$B$2]" office:value-type="float" office:value="0" calcext:value-type="float">
            <text:p>0</text:p>
          </table:table-cell>
          <table:table-cell table:formula="of:=INDIRECT(ADDRESS([.$C286];5;1;1;&quot;Basic&quot;))*[.$B286]/[$Basic.$B$2]" office:value-type="float" office:value="0" calcext:value-type="float">
            <text:p>0</text:p>
          </table:table-cell>
          <table:table-cell table:formula="of:=[.F286]" office:value-type="float" office:value="0" calcext:value-type="float">
            <text:p>0</text:p>
          </table:table-cell>
          <table:table-cell table:formula="of:=IF([.G286]=0;1;[.G286])" office:value-type="float" office:value="1" calcext:value-type="float">
            <text:p>1</text:p>
          </table:table-cell>
          <table:table-cell table:formula="of:=IF([.H286]=0;5;[.H286])" office:value-type="float" office:value="5" calcext:value-type="float">
            <text:p>5</text:p>
          </table:table-cell>
          <table:table-cell table:formula="of:=IF([.I286]=0;15;[.I286])" office:value-type="float" office:value="15" calcext:value-type="float">
            <text:p>15</text:p>
          </table:table-cell>
          <table:table-cell table:formula="of:=IF([.B286]=0;[.D286];&quot;&quot;) &amp; IF([.B286]=[$Basic.$B$2];&quot;Open Terrain&quot;;&quot;&quot;) &amp; IF([.B286]=[$Basic.$C$2];&quot;Difficult Terrain&quot;;&quot;&quot;) &amp; IF([.B286]=[$Basic.$D$2];&quot;Extreme Terrain&quot;;&quot;&quot;)">
            <text:p/>
          </table:table-cell>
          <table:table-cell table:formula="of:= [.N286] &amp; &quot; &quot; &amp; [.E286]" office:value-type="string" office:string-value=" 12/8" calcext:value-type="string">
            <text:p><text:s/>12/8</text:p>
          </table:table-cell>
          <table:table-cell table:formula="of:=CEILING([.J286])" office:value-type="float" office:value="0" calcext:value-type="float">
            <text:p>0</text:p>
          </table:table-cell>
          <table:table-cell table:formula="of:=CEILING(8*[.J286])" office:value-type="float" office:value="0" calcext:value-type="float">
            <text:p>0</text:p>
          </table:table-cell>
          <table:table-cell table:formula="of:=CEILING(1*[.K286])" office:value-type="float" office:value="1" calcext:value-type="float">
            <text:p>1</text:p>
          </table:table-cell>
          <table:table-cell table:formula="of:=CEILING(2*[.K286])" office:value-type="float" office:value="2" calcext:value-type="float">
            <text:p>2</text:p>
          </table:table-cell>
          <table:table-cell table:formula="of:=CEILING(5*[.K286])" office:value-type="float" office:value="5" calcext:value-type="float">
            <text:p>5</text:p>
          </table:table-cell>
          <table:table-cell table:formula="of:=CEILING(1*[.L286])" office:value-type="float" office:value="5" calcext:value-type="float">
            <text:p>5</text:p>
          </table:table-cell>
          <table:table-cell table:formula="of:=CEILING(2*[.L286])" office:value-type="float" office:value="10" calcext:value-type="float">
            <text:p>10</text:p>
          </table:table-cell>
          <table:table-cell table:formula="of:=CEILING(1*[.M286])" office:value-type="float" office:value="15" calcext:value-type="float">
            <text:p>15</text:p>
          </table:table-cell>
          <table:table-cell table:formula="of:=CEILING(2*[.M286])" office:value-type="float" office:value="30" calcext:value-type="float">
            <text:p>30</text:p>
          </table:table-cell>
          <table:table-cell table:formula="of:=CEILING(6*[.M286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table:formula="of:=MOD([.A287]-1;[$Basic.$A$2]+1)" office:value-type="float" office:value="13" calcext:value-type="float">
            <text:p>13</text:p>
          </table:table-cell>
          <table:table-cell table:formula="of:=CEILING(([.A287]-[.B287])/[$Basic.$A$2]; 1)+3" office:value-type="float" office:value="22" calcext:value-type="float">
            <text:p>22</text:p>
          </table:table-cell>
          <table:table-cell table:formula="of:=IF([.B287]=0;INDIRECT(ADDRESS([.C287];1;1;1;&quot;Basic&quot;));&quot;&quot;)">
            <text:p/>
          </table:table-cell>
          <table:table-cell table:style-name="ce3" table:formula="of:=[.B287] &amp; &quot;/&quot; &amp; [$Basic.$B$2]" office:value-type="string" office:string-value="13/8" calcext:value-type="string">
            <text:p>13/8</text:p>
          </table:table-cell>
          <table:table-cell table:formula="of:=INDIRECT(ADDRESS([.$C287];2;1;1;&quot;Basic&quot;))*[.$B287]/[$Basic.$B$2]" office:value-type="float" office:value="0" calcext:value-type="float">
            <text:p>0</text:p>
          </table:table-cell>
          <table:table-cell table:formula="of:=INDIRECT(ADDRESS([.$C287];3;1;1;&quot;Basic&quot;))*[.$B287]/[$Basic.$B$2]" office:value-type="float" office:value="0" calcext:value-type="float">
            <text:p>0</text:p>
          </table:table-cell>
          <table:table-cell table:formula="of:=INDIRECT(ADDRESS([.$C287];4;1;1;&quot;Basic&quot;))*[.$B287]/[$Basic.$B$2]" office:value-type="float" office:value="0" calcext:value-type="float">
            <text:p>0</text:p>
          </table:table-cell>
          <table:table-cell table:formula="of:=INDIRECT(ADDRESS([.$C287];5;1;1;&quot;Basic&quot;))*[.$B287]/[$Basic.$B$2]" office:value-type="float" office:value="0" calcext:value-type="float">
            <text:p>0</text:p>
          </table:table-cell>
          <table:table-cell table:formula="of:=[.F287]" office:value-type="float" office:value="0" calcext:value-type="float">
            <text:p>0</text:p>
          </table:table-cell>
          <table:table-cell table:formula="of:=IF([.G287]=0;1;[.G287])" office:value-type="float" office:value="1" calcext:value-type="float">
            <text:p>1</text:p>
          </table:table-cell>
          <table:table-cell table:formula="of:=IF([.H287]=0;5;[.H287])" office:value-type="float" office:value="5" calcext:value-type="float">
            <text:p>5</text:p>
          </table:table-cell>
          <table:table-cell table:formula="of:=IF([.I287]=0;15;[.I287])" office:value-type="float" office:value="15" calcext:value-type="float">
            <text:p>15</text:p>
          </table:table-cell>
          <table:table-cell table:formula="of:=IF([.B287]=0;[.D287];&quot;&quot;) &amp; IF([.B287]=[$Basic.$B$2];&quot;Open Terrain&quot;;&quot;&quot;) &amp; IF([.B287]=[$Basic.$C$2];&quot;Difficult Terrain&quot;;&quot;&quot;) &amp; IF([.B287]=[$Basic.$D$2];&quot;Extreme Terrain&quot;;&quot;&quot;)">
            <text:p/>
          </table:table-cell>
          <table:table-cell table:formula="of:= [.N287] &amp; &quot; &quot; &amp; [.E287]" office:value-type="string" office:string-value=" 13/8" calcext:value-type="string">
            <text:p><text:s/>13/8</text:p>
          </table:table-cell>
          <table:table-cell table:formula="of:=CEILING([.J287])" office:value-type="float" office:value="0" calcext:value-type="float">
            <text:p>0</text:p>
          </table:table-cell>
          <table:table-cell table:formula="of:=CEILING(8*[.J287])" office:value-type="float" office:value="0" calcext:value-type="float">
            <text:p>0</text:p>
          </table:table-cell>
          <table:table-cell table:formula="of:=CEILING(1*[.K287])" office:value-type="float" office:value="1" calcext:value-type="float">
            <text:p>1</text:p>
          </table:table-cell>
          <table:table-cell table:formula="of:=CEILING(2*[.K287])" office:value-type="float" office:value="2" calcext:value-type="float">
            <text:p>2</text:p>
          </table:table-cell>
          <table:table-cell table:formula="of:=CEILING(5*[.K287])" office:value-type="float" office:value="5" calcext:value-type="float">
            <text:p>5</text:p>
          </table:table-cell>
          <table:table-cell table:formula="of:=CEILING(1*[.L287])" office:value-type="float" office:value="5" calcext:value-type="float">
            <text:p>5</text:p>
          </table:table-cell>
          <table:table-cell table:formula="of:=CEILING(2*[.L287])" office:value-type="float" office:value="10" calcext:value-type="float">
            <text:p>10</text:p>
          </table:table-cell>
          <table:table-cell table:formula="of:=CEILING(1*[.M287])" office:value-type="float" office:value="15" calcext:value-type="float">
            <text:p>15</text:p>
          </table:table-cell>
          <table:table-cell table:formula="of:=CEILING(2*[.M287])" office:value-type="float" office:value="30" calcext:value-type="float">
            <text:p>30</text:p>
          </table:table-cell>
          <table:table-cell table:formula="of:=CEILING(6*[.M287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table:formula="of:=MOD([.A288]-1;[$Basic.$A$2]+1)" office:value-type="float" office:value="14" calcext:value-type="float">
            <text:p>14</text:p>
          </table:table-cell>
          <table:table-cell table:formula="of:=CEILING(([.A288]-[.B288])/[$Basic.$A$2]; 1)+3" office:value-type="float" office:value="22" calcext:value-type="float">
            <text:p>22</text:p>
          </table:table-cell>
          <table:table-cell table:formula="of:=IF([.B288]=0;INDIRECT(ADDRESS([.C288];1;1;1;&quot;Basic&quot;));&quot;&quot;)">
            <text:p/>
          </table:table-cell>
          <table:table-cell table:style-name="ce3" table:formula="of:=[.B288] &amp; &quot;/&quot; &amp; [$Basic.$B$2]" office:value-type="string" office:string-value="14/8" calcext:value-type="string">
            <text:p>14/8</text:p>
          </table:table-cell>
          <table:table-cell table:formula="of:=INDIRECT(ADDRESS([.$C288];2;1;1;&quot;Basic&quot;))*[.$B288]/[$Basic.$B$2]" office:value-type="float" office:value="0" calcext:value-type="float">
            <text:p>0</text:p>
          </table:table-cell>
          <table:table-cell table:formula="of:=INDIRECT(ADDRESS([.$C288];3;1;1;&quot;Basic&quot;))*[.$B288]/[$Basic.$B$2]" office:value-type="float" office:value="0" calcext:value-type="float">
            <text:p>0</text:p>
          </table:table-cell>
          <table:table-cell table:formula="of:=INDIRECT(ADDRESS([.$C288];4;1;1;&quot;Basic&quot;))*[.$B288]/[$Basic.$B$2]" office:value-type="float" office:value="0" calcext:value-type="float">
            <text:p>0</text:p>
          </table:table-cell>
          <table:table-cell table:formula="of:=INDIRECT(ADDRESS([.$C288];5;1;1;&quot;Basic&quot;))*[.$B288]/[$Basic.$B$2]" office:value-type="float" office:value="0" calcext:value-type="float">
            <text:p>0</text:p>
          </table:table-cell>
          <table:table-cell table:formula="of:=[.F288]" office:value-type="float" office:value="0" calcext:value-type="float">
            <text:p>0</text:p>
          </table:table-cell>
          <table:table-cell table:formula="of:=IF([.G288]=0;1;[.G288])" office:value-type="float" office:value="1" calcext:value-type="float">
            <text:p>1</text:p>
          </table:table-cell>
          <table:table-cell table:formula="of:=IF([.H288]=0;5;[.H288])" office:value-type="float" office:value="5" calcext:value-type="float">
            <text:p>5</text:p>
          </table:table-cell>
          <table:table-cell table:formula="of:=IF([.I288]=0;15;[.I288])" office:value-type="float" office:value="15" calcext:value-type="float">
            <text:p>15</text:p>
          </table:table-cell>
          <table:table-cell table:formula="of:=IF([.B288]=0;[.D288];&quot;&quot;) &amp; IF([.B288]=[$Basic.$B$2];&quot;Open Terrain&quot;;&quot;&quot;) &amp; IF([.B288]=[$Basic.$C$2];&quot;Difficult Terrain&quot;;&quot;&quot;) &amp; IF([.B288]=[$Basic.$D$2];&quot;Extreme Terrain&quot;;&quot;&quot;)">
            <text:p/>
          </table:table-cell>
          <table:table-cell table:formula="of:= [.N288] &amp; &quot; &quot; &amp; [.E288]" office:value-type="string" office:string-value=" 14/8" calcext:value-type="string">
            <text:p><text:s/>14/8</text:p>
          </table:table-cell>
          <table:table-cell table:formula="of:=CEILING([.J288])" office:value-type="float" office:value="0" calcext:value-type="float">
            <text:p>0</text:p>
          </table:table-cell>
          <table:table-cell table:formula="of:=CEILING(8*[.J288])" office:value-type="float" office:value="0" calcext:value-type="float">
            <text:p>0</text:p>
          </table:table-cell>
          <table:table-cell table:formula="of:=CEILING(1*[.K288])" office:value-type="float" office:value="1" calcext:value-type="float">
            <text:p>1</text:p>
          </table:table-cell>
          <table:table-cell table:formula="of:=CEILING(2*[.K288])" office:value-type="float" office:value="2" calcext:value-type="float">
            <text:p>2</text:p>
          </table:table-cell>
          <table:table-cell table:formula="of:=CEILING(5*[.K288])" office:value-type="float" office:value="5" calcext:value-type="float">
            <text:p>5</text:p>
          </table:table-cell>
          <table:table-cell table:formula="of:=CEILING(1*[.L288])" office:value-type="float" office:value="5" calcext:value-type="float">
            <text:p>5</text:p>
          </table:table-cell>
          <table:table-cell table:formula="of:=CEILING(2*[.L288])" office:value-type="float" office:value="10" calcext:value-type="float">
            <text:p>10</text:p>
          </table:table-cell>
          <table:table-cell table:formula="of:=CEILING(1*[.M288])" office:value-type="float" office:value="15" calcext:value-type="float">
            <text:p>15</text:p>
          </table:table-cell>
          <table:table-cell table:formula="of:=CEILING(2*[.M288])" office:value-type="float" office:value="30" calcext:value-type="float">
            <text:p>30</text:p>
          </table:table-cell>
          <table:table-cell table:formula="of:=CEILING(6*[.M288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table:formula="of:=MOD([.A289]-1;[$Basic.$A$2]+1)" office:value-type="float" office:value="15" calcext:value-type="float">
            <text:p>15</text:p>
          </table:table-cell>
          <table:table-cell table:formula="of:=CEILING(([.A289]-[.B289])/[$Basic.$A$2]; 1)+3" office:value-type="float" office:value="22" calcext:value-type="float">
            <text:p>22</text:p>
          </table:table-cell>
          <table:table-cell table:formula="of:=IF([.B289]=0;INDIRECT(ADDRESS([.C289];1;1;1;&quot;Basic&quot;));&quot;&quot;)">
            <text:p/>
          </table:table-cell>
          <table:table-cell table:style-name="ce3" table:formula="of:=[.B289] &amp; &quot;/&quot; &amp; [$Basic.$B$2]" office:value-type="string" office:string-value="15/8" calcext:value-type="string">
            <text:p>15/8</text:p>
          </table:table-cell>
          <table:table-cell table:formula="of:=INDIRECT(ADDRESS([.$C289];2;1;1;&quot;Basic&quot;))*[.$B289]/[$Basic.$B$2]" office:value-type="float" office:value="0" calcext:value-type="float">
            <text:p>0</text:p>
          </table:table-cell>
          <table:table-cell table:formula="of:=INDIRECT(ADDRESS([.$C289];3;1;1;&quot;Basic&quot;))*[.$B289]/[$Basic.$B$2]" office:value-type="float" office:value="0" calcext:value-type="float">
            <text:p>0</text:p>
          </table:table-cell>
          <table:table-cell table:formula="of:=INDIRECT(ADDRESS([.$C289];4;1;1;&quot;Basic&quot;))*[.$B289]/[$Basic.$B$2]" office:value-type="float" office:value="0" calcext:value-type="float">
            <text:p>0</text:p>
          </table:table-cell>
          <table:table-cell table:formula="of:=INDIRECT(ADDRESS([.$C289];5;1;1;&quot;Basic&quot;))*[.$B289]/[$Basic.$B$2]" office:value-type="float" office:value="0" calcext:value-type="float">
            <text:p>0</text:p>
          </table:table-cell>
          <table:table-cell table:formula="of:=[.F289]" office:value-type="float" office:value="0" calcext:value-type="float">
            <text:p>0</text:p>
          </table:table-cell>
          <table:table-cell table:formula="of:=IF([.G289]=0;1;[.G289])" office:value-type="float" office:value="1" calcext:value-type="float">
            <text:p>1</text:p>
          </table:table-cell>
          <table:table-cell table:formula="of:=IF([.H289]=0;5;[.H289])" office:value-type="float" office:value="5" calcext:value-type="float">
            <text:p>5</text:p>
          </table:table-cell>
          <table:table-cell table:formula="of:=IF([.I289]=0;15;[.I289])" office:value-type="float" office:value="15" calcext:value-type="float">
            <text:p>15</text:p>
          </table:table-cell>
          <table:table-cell table:formula="of:=IF([.B289]=0;[.D289];&quot;&quot;) &amp; IF([.B289]=[$Basic.$B$2];&quot;Open Terrain&quot;;&quot;&quot;) &amp; IF([.B289]=[$Basic.$C$2];&quot;Difficult Terrain&quot;;&quot;&quot;) &amp; IF([.B289]=[$Basic.$D$2];&quot;Extreme Terrain&quot;;&quot;&quot;)">
            <text:p/>
          </table:table-cell>
          <table:table-cell table:formula="of:= [.N289] &amp; &quot; &quot; &amp; [.E289]" office:value-type="string" office:string-value=" 15/8" calcext:value-type="string">
            <text:p><text:s/>15/8</text:p>
          </table:table-cell>
          <table:table-cell table:formula="of:=CEILING([.J289])" office:value-type="float" office:value="0" calcext:value-type="float">
            <text:p>0</text:p>
          </table:table-cell>
          <table:table-cell table:formula="of:=CEILING(8*[.J289])" office:value-type="float" office:value="0" calcext:value-type="float">
            <text:p>0</text:p>
          </table:table-cell>
          <table:table-cell table:formula="of:=CEILING(1*[.K289])" office:value-type="float" office:value="1" calcext:value-type="float">
            <text:p>1</text:p>
          </table:table-cell>
          <table:table-cell table:formula="of:=CEILING(2*[.K289])" office:value-type="float" office:value="2" calcext:value-type="float">
            <text:p>2</text:p>
          </table:table-cell>
          <table:table-cell table:formula="of:=CEILING(5*[.K289])" office:value-type="float" office:value="5" calcext:value-type="float">
            <text:p>5</text:p>
          </table:table-cell>
          <table:table-cell table:formula="of:=CEILING(1*[.L289])" office:value-type="float" office:value="5" calcext:value-type="float">
            <text:p>5</text:p>
          </table:table-cell>
          <table:table-cell table:formula="of:=CEILING(2*[.L289])" office:value-type="float" office:value="10" calcext:value-type="float">
            <text:p>10</text:p>
          </table:table-cell>
          <table:table-cell table:formula="of:=CEILING(1*[.M289])" office:value-type="float" office:value="15" calcext:value-type="float">
            <text:p>15</text:p>
          </table:table-cell>
          <table:table-cell table:formula="of:=CEILING(2*[.M289])" office:value-type="float" office:value="30" calcext:value-type="float">
            <text:p>30</text:p>
          </table:table-cell>
          <table:table-cell table:formula="of:=CEILING(6*[.M289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table:formula="of:=MOD([.A290]-1;[$Basic.$A$2]+1)" office:value-type="float" office:value="0" calcext:value-type="float">
            <text:p>0</text:p>
          </table:table-cell>
          <table:table-cell table:formula="of:=CEILING(([.A290]-[.B290])/[$Basic.$A$2]; 1)+3" office:value-type="float" office:value="23" calcext:value-type="float">
            <text:p>23</text:p>
          </table:table-cell>
          <table:table-cell table:formula="of:=IF([.B290]=0;INDIRECT(ADDRESS([.C290];1;1;1;&quot;Basic&quot;));&quot;&quot;)" office:value-type="float" office:value="0" calcext:value-type="float">
            <text:p>0</text:p>
          </table:table-cell>
          <table:table-cell table:style-name="ce3" table:formula="of:=[.B290] &amp; &quot;/&quot; &amp; [$Basic.$B$2]" office:value-type="string" office:string-value="0/8" calcext:value-type="string">
            <text:p>0/8</text:p>
          </table:table-cell>
          <table:table-cell table:formula="of:=INDIRECT(ADDRESS([.$C290];2;1;1;&quot;Basic&quot;))*[.$B290]/[$Basic.$B$2]" office:value-type="float" office:value="0" calcext:value-type="float">
            <text:p>0</text:p>
          </table:table-cell>
          <table:table-cell table:formula="of:=INDIRECT(ADDRESS([.$C290];3;1;1;&quot;Basic&quot;))*[.$B290]/[$Basic.$B$2]" office:value-type="float" office:value="0" calcext:value-type="float">
            <text:p>0</text:p>
          </table:table-cell>
          <table:table-cell table:formula="of:=INDIRECT(ADDRESS([.$C290];4;1;1;&quot;Basic&quot;))*[.$B290]/[$Basic.$B$2]" office:value-type="float" office:value="0" calcext:value-type="float">
            <text:p>0</text:p>
          </table:table-cell>
          <table:table-cell table:formula="of:=INDIRECT(ADDRESS([.$C290];5;1;1;&quot;Basic&quot;))*[.$B290]/[$Basic.$B$2]" office:value-type="float" office:value="0" calcext:value-type="float">
            <text:p>0</text:p>
          </table:table-cell>
          <table:table-cell table:formula="of:=[.F290]" office:value-type="float" office:value="0" calcext:value-type="float">
            <text:p>0</text:p>
          </table:table-cell>
          <table:table-cell table:formula="of:=IF([.G290]=0;1;[.G290])" office:value-type="float" office:value="1" calcext:value-type="float">
            <text:p>1</text:p>
          </table:table-cell>
          <table:table-cell table:formula="of:=IF([.H290]=0;5;[.H290])" office:value-type="float" office:value="5" calcext:value-type="float">
            <text:p>5</text:p>
          </table:table-cell>
          <table:table-cell table:formula="of:=IF([.I290]=0;15;[.I290])" office:value-type="float" office:value="15" calcext:value-type="float">
            <text:p>15</text:p>
          </table:table-cell>
          <table:table-cell table:formula="of:=IF([.B290]=0;[.D290];&quot;&quot;) &amp; IF([.B290]=[$Basic.$B$2];&quot;Open Terrain&quot;;&quot;&quot;) &amp; IF([.B290]=[$Basic.$C$2];&quot;Difficult Terrain&quot;;&quot;&quot;) &amp; IF([.B290]=[$Basic.$D$2];&quot;Extreme Terrain&quot;;&quot;&quot;)" office:value-type="string" office:string-value="0" calcext:value-type="string">
            <text:p>0</text:p>
          </table:table-cell>
          <table:table-cell table:formula="of:= [.N290] &amp; &quot; &quot; &amp; [.E290]" office:value-type="string" office:string-value="0 0/8" calcext:value-type="string">
            <text:p>0 0/8</text:p>
          </table:table-cell>
          <table:table-cell table:formula="of:=CEILING([.J290])" office:value-type="float" office:value="0" calcext:value-type="float">
            <text:p>0</text:p>
          </table:table-cell>
          <table:table-cell table:formula="of:=CEILING(8*[.J290])" office:value-type="float" office:value="0" calcext:value-type="float">
            <text:p>0</text:p>
          </table:table-cell>
          <table:table-cell table:formula="of:=CEILING(1*[.K290])" office:value-type="float" office:value="1" calcext:value-type="float">
            <text:p>1</text:p>
          </table:table-cell>
          <table:table-cell table:formula="of:=CEILING(2*[.K290])" office:value-type="float" office:value="2" calcext:value-type="float">
            <text:p>2</text:p>
          </table:table-cell>
          <table:table-cell table:formula="of:=CEILING(5*[.K290])" office:value-type="float" office:value="5" calcext:value-type="float">
            <text:p>5</text:p>
          </table:table-cell>
          <table:table-cell table:formula="of:=CEILING(1*[.L290])" office:value-type="float" office:value="5" calcext:value-type="float">
            <text:p>5</text:p>
          </table:table-cell>
          <table:table-cell table:formula="of:=CEILING(2*[.L290])" office:value-type="float" office:value="10" calcext:value-type="float">
            <text:p>10</text:p>
          </table:table-cell>
          <table:table-cell table:formula="of:=CEILING(1*[.M290])" office:value-type="float" office:value="15" calcext:value-type="float">
            <text:p>15</text:p>
          </table:table-cell>
          <table:table-cell table:formula="of:=CEILING(2*[.M290])" office:value-type="float" office:value="30" calcext:value-type="float">
            <text:p>30</text:p>
          </table:table-cell>
          <table:table-cell table:formula="of:=CEILING(6*[.M290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table:formula="of:=MOD([.A291]-1;[$Basic.$A$2]+1)" office:value-type="float" office:value="1" calcext:value-type="float">
            <text:p>1</text:p>
          </table:table-cell>
          <table:table-cell table:formula="of:=CEILING(([.A291]-[.B291])/[$Basic.$A$2]; 1)+3" office:value-type="float" office:value="23" calcext:value-type="float">
            <text:p>23</text:p>
          </table:table-cell>
          <table:table-cell table:formula="of:=IF([.B291]=0;INDIRECT(ADDRESS([.C291];1;1;1;&quot;Basic&quot;));&quot;&quot;)">
            <text:p/>
          </table:table-cell>
          <table:table-cell table:style-name="ce3" table:formula="of:=[.B291] &amp; &quot;/&quot; &amp; [$Basic.$B$2]" office:value-type="string" office:string-value="1/8" calcext:value-type="string">
            <text:p>1/8</text:p>
          </table:table-cell>
          <table:table-cell table:formula="of:=INDIRECT(ADDRESS([.$C291];2;1;1;&quot;Basic&quot;))*[.$B291]/[$Basic.$B$2]" office:value-type="float" office:value="0" calcext:value-type="float">
            <text:p>0</text:p>
          </table:table-cell>
          <table:table-cell table:formula="of:=INDIRECT(ADDRESS([.$C291];3;1;1;&quot;Basic&quot;))*[.$B291]/[$Basic.$B$2]" office:value-type="float" office:value="0" calcext:value-type="float">
            <text:p>0</text:p>
          </table:table-cell>
          <table:table-cell table:formula="of:=INDIRECT(ADDRESS([.$C291];4;1;1;&quot;Basic&quot;))*[.$B291]/[$Basic.$B$2]" office:value-type="float" office:value="0" calcext:value-type="float">
            <text:p>0</text:p>
          </table:table-cell>
          <table:table-cell table:formula="of:=INDIRECT(ADDRESS([.$C291];5;1;1;&quot;Basic&quot;))*[.$B291]/[$Basic.$B$2]" office:value-type="float" office:value="0" calcext:value-type="float">
            <text:p>0</text:p>
          </table:table-cell>
          <table:table-cell table:formula="of:=[.F291]" office:value-type="float" office:value="0" calcext:value-type="float">
            <text:p>0</text:p>
          </table:table-cell>
          <table:table-cell table:formula="of:=IF([.G291]=0;1;[.G291])" office:value-type="float" office:value="1" calcext:value-type="float">
            <text:p>1</text:p>
          </table:table-cell>
          <table:table-cell table:formula="of:=IF([.H291]=0;5;[.H291])" office:value-type="float" office:value="5" calcext:value-type="float">
            <text:p>5</text:p>
          </table:table-cell>
          <table:table-cell table:formula="of:=IF([.I291]=0;15;[.I291])" office:value-type="float" office:value="15" calcext:value-type="float">
            <text:p>15</text:p>
          </table:table-cell>
          <table:table-cell table:formula="of:=IF([.B291]=0;[.D291];&quot;&quot;) &amp; IF([.B291]=[$Basic.$B$2];&quot;Open Terrain&quot;;&quot;&quot;) &amp; IF([.B291]=[$Basic.$C$2];&quot;Difficult Terrain&quot;;&quot;&quot;) &amp; IF([.B291]=[$Basic.$D$2];&quot;Extreme Terrain&quot;;&quot;&quot;)">
            <text:p/>
          </table:table-cell>
          <table:table-cell table:formula="of:= [.N291] &amp; &quot; &quot; &amp; [.E291]" office:value-type="string" office:string-value=" 1/8" calcext:value-type="string">
            <text:p><text:s/>1/8</text:p>
          </table:table-cell>
          <table:table-cell table:formula="of:=CEILING([.J291])" office:value-type="float" office:value="0" calcext:value-type="float">
            <text:p>0</text:p>
          </table:table-cell>
          <table:table-cell table:formula="of:=CEILING(8*[.J291])" office:value-type="float" office:value="0" calcext:value-type="float">
            <text:p>0</text:p>
          </table:table-cell>
          <table:table-cell table:formula="of:=CEILING(1*[.K291])" office:value-type="float" office:value="1" calcext:value-type="float">
            <text:p>1</text:p>
          </table:table-cell>
          <table:table-cell table:formula="of:=CEILING(2*[.K291])" office:value-type="float" office:value="2" calcext:value-type="float">
            <text:p>2</text:p>
          </table:table-cell>
          <table:table-cell table:formula="of:=CEILING(5*[.K291])" office:value-type="float" office:value="5" calcext:value-type="float">
            <text:p>5</text:p>
          </table:table-cell>
          <table:table-cell table:formula="of:=CEILING(1*[.L291])" office:value-type="float" office:value="5" calcext:value-type="float">
            <text:p>5</text:p>
          </table:table-cell>
          <table:table-cell table:formula="of:=CEILING(2*[.L291])" office:value-type="float" office:value="10" calcext:value-type="float">
            <text:p>10</text:p>
          </table:table-cell>
          <table:table-cell table:formula="of:=CEILING(1*[.M291])" office:value-type="float" office:value="15" calcext:value-type="float">
            <text:p>15</text:p>
          </table:table-cell>
          <table:table-cell table:formula="of:=CEILING(2*[.M291])" office:value-type="float" office:value="30" calcext:value-type="float">
            <text:p>30</text:p>
          </table:table-cell>
          <table:table-cell table:formula="of:=CEILING(6*[.M291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table:formula="of:=MOD([.A292]-1;[$Basic.$A$2]+1)" office:value-type="float" office:value="2" calcext:value-type="float">
            <text:p>2</text:p>
          </table:table-cell>
          <table:table-cell table:formula="of:=CEILING(([.A292]-[.B292])/[$Basic.$A$2]; 1)+3" office:value-type="float" office:value="23" calcext:value-type="float">
            <text:p>23</text:p>
          </table:table-cell>
          <table:table-cell table:formula="of:=IF([.B292]=0;INDIRECT(ADDRESS([.C292];1;1;1;&quot;Basic&quot;));&quot;&quot;)">
            <text:p/>
          </table:table-cell>
          <table:table-cell table:style-name="ce3" table:formula="of:=[.B292] &amp; &quot;/&quot; &amp; [$Basic.$B$2]" office:value-type="string" office:string-value="2/8" calcext:value-type="string">
            <text:p>2/8</text:p>
          </table:table-cell>
          <table:table-cell table:formula="of:=INDIRECT(ADDRESS([.$C292];2;1;1;&quot;Basic&quot;))*[.$B292]/[$Basic.$B$2]" office:value-type="float" office:value="0" calcext:value-type="float">
            <text:p>0</text:p>
          </table:table-cell>
          <table:table-cell table:formula="of:=INDIRECT(ADDRESS([.$C292];3;1;1;&quot;Basic&quot;))*[.$B292]/[$Basic.$B$2]" office:value-type="float" office:value="0" calcext:value-type="float">
            <text:p>0</text:p>
          </table:table-cell>
          <table:table-cell table:formula="of:=INDIRECT(ADDRESS([.$C292];4;1;1;&quot;Basic&quot;))*[.$B292]/[$Basic.$B$2]" office:value-type="float" office:value="0" calcext:value-type="float">
            <text:p>0</text:p>
          </table:table-cell>
          <table:table-cell table:formula="of:=INDIRECT(ADDRESS([.$C292];5;1;1;&quot;Basic&quot;))*[.$B292]/[$Basic.$B$2]" office:value-type="float" office:value="0" calcext:value-type="float">
            <text:p>0</text:p>
          </table:table-cell>
          <table:table-cell table:formula="of:=[.F292]" office:value-type="float" office:value="0" calcext:value-type="float">
            <text:p>0</text:p>
          </table:table-cell>
          <table:table-cell table:formula="of:=IF([.G292]=0;1;[.G292])" office:value-type="float" office:value="1" calcext:value-type="float">
            <text:p>1</text:p>
          </table:table-cell>
          <table:table-cell table:formula="of:=IF([.H292]=0;5;[.H292])" office:value-type="float" office:value="5" calcext:value-type="float">
            <text:p>5</text:p>
          </table:table-cell>
          <table:table-cell table:formula="of:=IF([.I292]=0;15;[.I292])" office:value-type="float" office:value="15" calcext:value-type="float">
            <text:p>15</text:p>
          </table:table-cell>
          <table:table-cell table:formula="of:=IF([.B292]=0;[.D292];&quot;&quot;) &amp; IF([.B292]=[$Basic.$B$2];&quot;Open Terrain&quot;;&quot;&quot;) &amp; IF([.B292]=[$Basic.$C$2];&quot;Difficult Terrain&quot;;&quot;&quot;) &amp; IF([.B292]=[$Basic.$D$2];&quot;Extreme Terrain&quot;;&quot;&quot;)">
            <text:p/>
          </table:table-cell>
          <table:table-cell table:formula="of:= [.N292] &amp; &quot; &quot; &amp; [.E292]" office:value-type="string" office:string-value=" 2/8" calcext:value-type="string">
            <text:p><text:s/>2/8</text:p>
          </table:table-cell>
          <table:table-cell table:formula="of:=CEILING([.J292])" office:value-type="float" office:value="0" calcext:value-type="float">
            <text:p>0</text:p>
          </table:table-cell>
          <table:table-cell table:formula="of:=CEILING(8*[.J292])" office:value-type="float" office:value="0" calcext:value-type="float">
            <text:p>0</text:p>
          </table:table-cell>
          <table:table-cell table:formula="of:=CEILING(1*[.K292])" office:value-type="float" office:value="1" calcext:value-type="float">
            <text:p>1</text:p>
          </table:table-cell>
          <table:table-cell table:formula="of:=CEILING(2*[.K292])" office:value-type="float" office:value="2" calcext:value-type="float">
            <text:p>2</text:p>
          </table:table-cell>
          <table:table-cell table:formula="of:=CEILING(5*[.K292])" office:value-type="float" office:value="5" calcext:value-type="float">
            <text:p>5</text:p>
          </table:table-cell>
          <table:table-cell table:formula="of:=CEILING(1*[.L292])" office:value-type="float" office:value="5" calcext:value-type="float">
            <text:p>5</text:p>
          </table:table-cell>
          <table:table-cell table:formula="of:=CEILING(2*[.L292])" office:value-type="float" office:value="10" calcext:value-type="float">
            <text:p>10</text:p>
          </table:table-cell>
          <table:table-cell table:formula="of:=CEILING(1*[.M292])" office:value-type="float" office:value="15" calcext:value-type="float">
            <text:p>15</text:p>
          </table:table-cell>
          <table:table-cell table:formula="of:=CEILING(2*[.M292])" office:value-type="float" office:value="30" calcext:value-type="float">
            <text:p>30</text:p>
          </table:table-cell>
          <table:table-cell table:formula="of:=CEILING(6*[.M292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table:formula="of:=MOD([.A293]-1;[$Basic.$A$2]+1)" office:value-type="float" office:value="3" calcext:value-type="float">
            <text:p>3</text:p>
          </table:table-cell>
          <table:table-cell table:formula="of:=CEILING(([.A293]-[.B293])/[$Basic.$A$2]; 1)+3" office:value-type="float" office:value="23" calcext:value-type="float">
            <text:p>23</text:p>
          </table:table-cell>
          <table:table-cell table:formula="of:=IF([.B293]=0;INDIRECT(ADDRESS([.C293];1;1;1;&quot;Basic&quot;));&quot;&quot;)">
            <text:p/>
          </table:table-cell>
          <table:table-cell table:style-name="ce3" table:formula="of:=[.B293] &amp; &quot;/&quot; &amp; [$Basic.$B$2]" office:value-type="string" office:string-value="3/8" calcext:value-type="string">
            <text:p>3/8</text:p>
          </table:table-cell>
          <table:table-cell table:formula="of:=INDIRECT(ADDRESS([.$C293];2;1;1;&quot;Basic&quot;))*[.$B293]/[$Basic.$B$2]" office:value-type="float" office:value="0" calcext:value-type="float">
            <text:p>0</text:p>
          </table:table-cell>
          <table:table-cell table:formula="of:=INDIRECT(ADDRESS([.$C293];3;1;1;&quot;Basic&quot;))*[.$B293]/[$Basic.$B$2]" office:value-type="float" office:value="0" calcext:value-type="float">
            <text:p>0</text:p>
          </table:table-cell>
          <table:table-cell table:formula="of:=INDIRECT(ADDRESS([.$C293];4;1;1;&quot;Basic&quot;))*[.$B293]/[$Basic.$B$2]" office:value-type="float" office:value="0" calcext:value-type="float">
            <text:p>0</text:p>
          </table:table-cell>
          <table:table-cell table:formula="of:=INDIRECT(ADDRESS([.$C293];5;1;1;&quot;Basic&quot;))*[.$B293]/[$Basic.$B$2]" office:value-type="float" office:value="0" calcext:value-type="float">
            <text:p>0</text:p>
          </table:table-cell>
          <table:table-cell table:formula="of:=[.F293]" office:value-type="float" office:value="0" calcext:value-type="float">
            <text:p>0</text:p>
          </table:table-cell>
          <table:table-cell table:formula="of:=IF([.G293]=0;1;[.G293])" office:value-type="float" office:value="1" calcext:value-type="float">
            <text:p>1</text:p>
          </table:table-cell>
          <table:table-cell table:formula="of:=IF([.H293]=0;5;[.H293])" office:value-type="float" office:value="5" calcext:value-type="float">
            <text:p>5</text:p>
          </table:table-cell>
          <table:table-cell table:formula="of:=IF([.I293]=0;15;[.I293])" office:value-type="float" office:value="15" calcext:value-type="float">
            <text:p>15</text:p>
          </table:table-cell>
          <table:table-cell table:formula="of:=IF([.B293]=0;[.D293];&quot;&quot;) &amp; IF([.B293]=[$Basic.$B$2];&quot;Open Terrain&quot;;&quot;&quot;) &amp; IF([.B293]=[$Basic.$C$2];&quot;Difficult Terrain&quot;;&quot;&quot;) &amp; IF([.B293]=[$Basic.$D$2];&quot;Extreme Terrain&quot;;&quot;&quot;)">
            <text:p/>
          </table:table-cell>
          <table:table-cell table:formula="of:= [.N293] &amp; &quot; &quot; &amp; [.E293]" office:value-type="string" office:string-value=" 3/8" calcext:value-type="string">
            <text:p><text:s/>3/8</text:p>
          </table:table-cell>
          <table:table-cell table:formula="of:=CEILING([.J293])" office:value-type="float" office:value="0" calcext:value-type="float">
            <text:p>0</text:p>
          </table:table-cell>
          <table:table-cell table:formula="of:=CEILING(8*[.J293])" office:value-type="float" office:value="0" calcext:value-type="float">
            <text:p>0</text:p>
          </table:table-cell>
          <table:table-cell table:formula="of:=CEILING(1*[.K293])" office:value-type="float" office:value="1" calcext:value-type="float">
            <text:p>1</text:p>
          </table:table-cell>
          <table:table-cell table:formula="of:=CEILING(2*[.K293])" office:value-type="float" office:value="2" calcext:value-type="float">
            <text:p>2</text:p>
          </table:table-cell>
          <table:table-cell table:formula="of:=CEILING(5*[.K293])" office:value-type="float" office:value="5" calcext:value-type="float">
            <text:p>5</text:p>
          </table:table-cell>
          <table:table-cell table:formula="of:=CEILING(1*[.L293])" office:value-type="float" office:value="5" calcext:value-type="float">
            <text:p>5</text:p>
          </table:table-cell>
          <table:table-cell table:formula="of:=CEILING(2*[.L293])" office:value-type="float" office:value="10" calcext:value-type="float">
            <text:p>10</text:p>
          </table:table-cell>
          <table:table-cell table:formula="of:=CEILING(1*[.M293])" office:value-type="float" office:value="15" calcext:value-type="float">
            <text:p>15</text:p>
          </table:table-cell>
          <table:table-cell table:formula="of:=CEILING(2*[.M293])" office:value-type="float" office:value="30" calcext:value-type="float">
            <text:p>30</text:p>
          </table:table-cell>
          <table:table-cell table:formula="of:=CEILING(6*[.M293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table:formula="of:=MOD([.A294]-1;[$Basic.$A$2]+1)" office:value-type="float" office:value="4" calcext:value-type="float">
            <text:p>4</text:p>
          </table:table-cell>
          <table:table-cell table:formula="of:=CEILING(([.A294]-[.B294])/[$Basic.$A$2]; 1)+3" office:value-type="float" office:value="23" calcext:value-type="float">
            <text:p>23</text:p>
          </table:table-cell>
          <table:table-cell table:formula="of:=IF([.B294]=0;INDIRECT(ADDRESS([.C294];1;1;1;&quot;Basic&quot;));&quot;&quot;)">
            <text:p/>
          </table:table-cell>
          <table:table-cell table:style-name="ce3" table:formula="of:=[.B294] &amp; &quot;/&quot; &amp; [$Basic.$B$2]" office:value-type="string" office:string-value="4/8" calcext:value-type="string">
            <text:p>4/8</text:p>
          </table:table-cell>
          <table:table-cell table:formula="of:=INDIRECT(ADDRESS([.$C294];2;1;1;&quot;Basic&quot;))*[.$B294]/[$Basic.$B$2]" office:value-type="float" office:value="0" calcext:value-type="float">
            <text:p>0</text:p>
          </table:table-cell>
          <table:table-cell table:formula="of:=INDIRECT(ADDRESS([.$C294];3;1;1;&quot;Basic&quot;))*[.$B294]/[$Basic.$B$2]" office:value-type="float" office:value="0" calcext:value-type="float">
            <text:p>0</text:p>
          </table:table-cell>
          <table:table-cell table:formula="of:=INDIRECT(ADDRESS([.$C294];4;1;1;&quot;Basic&quot;))*[.$B294]/[$Basic.$B$2]" office:value-type="float" office:value="0" calcext:value-type="float">
            <text:p>0</text:p>
          </table:table-cell>
          <table:table-cell table:formula="of:=INDIRECT(ADDRESS([.$C294];5;1;1;&quot;Basic&quot;))*[.$B294]/[$Basic.$B$2]" office:value-type="float" office:value="0" calcext:value-type="float">
            <text:p>0</text:p>
          </table:table-cell>
          <table:table-cell table:formula="of:=[.F294]" office:value-type="float" office:value="0" calcext:value-type="float">
            <text:p>0</text:p>
          </table:table-cell>
          <table:table-cell table:formula="of:=IF([.G294]=0;1;[.G294])" office:value-type="float" office:value="1" calcext:value-type="float">
            <text:p>1</text:p>
          </table:table-cell>
          <table:table-cell table:formula="of:=IF([.H294]=0;5;[.H294])" office:value-type="float" office:value="5" calcext:value-type="float">
            <text:p>5</text:p>
          </table:table-cell>
          <table:table-cell table:formula="of:=IF([.I294]=0;15;[.I294])" office:value-type="float" office:value="15" calcext:value-type="float">
            <text:p>15</text:p>
          </table:table-cell>
          <table:table-cell table:formula="of:=IF([.B294]=0;[.D294];&quot;&quot;) &amp; IF([.B294]=[$Basic.$B$2];&quot;Open Terrain&quot;;&quot;&quot;) &amp; IF([.B294]=[$Basic.$C$2];&quot;Difficult Terrain&quot;;&quot;&quot;) &amp; IF([.B294]=[$Basic.$D$2];&quot;Extreme Terrain&quot;;&quot;&quot;)" office:value-type="string" office:string-value="Extreme Terrain" calcext:value-type="string">
            <text:p>Extreme Terrain</text:p>
          </table:table-cell>
          <table:table-cell table:formula="of:= [.N294] &amp; &quot; &quot; &amp; [.E294]" office:value-type="string" office:string-value="Extreme Terrain 4/8" calcext:value-type="string">
            <text:p>Extreme Terrain 4/8</text:p>
          </table:table-cell>
          <table:table-cell table:formula="of:=CEILING([.J294])" office:value-type="float" office:value="0" calcext:value-type="float">
            <text:p>0</text:p>
          </table:table-cell>
          <table:table-cell table:formula="of:=CEILING(8*[.J294])" office:value-type="float" office:value="0" calcext:value-type="float">
            <text:p>0</text:p>
          </table:table-cell>
          <table:table-cell table:formula="of:=CEILING(1*[.K294])" office:value-type="float" office:value="1" calcext:value-type="float">
            <text:p>1</text:p>
          </table:table-cell>
          <table:table-cell table:formula="of:=CEILING(2*[.K294])" office:value-type="float" office:value="2" calcext:value-type="float">
            <text:p>2</text:p>
          </table:table-cell>
          <table:table-cell table:formula="of:=CEILING(5*[.K294])" office:value-type="float" office:value="5" calcext:value-type="float">
            <text:p>5</text:p>
          </table:table-cell>
          <table:table-cell table:formula="of:=CEILING(1*[.L294])" office:value-type="float" office:value="5" calcext:value-type="float">
            <text:p>5</text:p>
          </table:table-cell>
          <table:table-cell table:formula="of:=CEILING(2*[.L294])" office:value-type="float" office:value="10" calcext:value-type="float">
            <text:p>10</text:p>
          </table:table-cell>
          <table:table-cell table:formula="of:=CEILING(1*[.M294])" office:value-type="float" office:value="15" calcext:value-type="float">
            <text:p>15</text:p>
          </table:table-cell>
          <table:table-cell table:formula="of:=CEILING(2*[.M294])" office:value-type="float" office:value="30" calcext:value-type="float">
            <text:p>30</text:p>
          </table:table-cell>
          <table:table-cell table:formula="of:=CEILING(6*[.M294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table:formula="of:=MOD([.A295]-1;[$Basic.$A$2]+1)" office:value-type="float" office:value="5" calcext:value-type="float">
            <text:p>5</text:p>
          </table:table-cell>
          <table:table-cell table:formula="of:=CEILING(([.A295]-[.B295])/[$Basic.$A$2]; 1)+3" office:value-type="float" office:value="23" calcext:value-type="float">
            <text:p>23</text:p>
          </table:table-cell>
          <table:table-cell table:formula="of:=IF([.B295]=0;INDIRECT(ADDRESS([.C295];1;1;1;&quot;Basic&quot;));&quot;&quot;)">
            <text:p/>
          </table:table-cell>
          <table:table-cell table:style-name="ce3" table:formula="of:=[.B295] &amp; &quot;/&quot; &amp; [$Basic.$B$2]" office:value-type="string" office:string-value="5/8" calcext:value-type="string">
            <text:p>5/8</text:p>
          </table:table-cell>
          <table:table-cell table:formula="of:=INDIRECT(ADDRESS([.$C295];2;1;1;&quot;Basic&quot;))*[.$B295]/[$Basic.$B$2]" office:value-type="float" office:value="0" calcext:value-type="float">
            <text:p>0</text:p>
          </table:table-cell>
          <table:table-cell table:formula="of:=INDIRECT(ADDRESS([.$C295];3;1;1;&quot;Basic&quot;))*[.$B295]/[$Basic.$B$2]" office:value-type="float" office:value="0" calcext:value-type="float">
            <text:p>0</text:p>
          </table:table-cell>
          <table:table-cell table:formula="of:=INDIRECT(ADDRESS([.$C295];4;1;1;&quot;Basic&quot;))*[.$B295]/[$Basic.$B$2]" office:value-type="float" office:value="0" calcext:value-type="float">
            <text:p>0</text:p>
          </table:table-cell>
          <table:table-cell table:formula="of:=INDIRECT(ADDRESS([.$C295];5;1;1;&quot;Basic&quot;))*[.$B295]/[$Basic.$B$2]" office:value-type="float" office:value="0" calcext:value-type="float">
            <text:p>0</text:p>
          </table:table-cell>
          <table:table-cell table:formula="of:=[.F295]" office:value-type="float" office:value="0" calcext:value-type="float">
            <text:p>0</text:p>
          </table:table-cell>
          <table:table-cell table:formula="of:=IF([.G295]=0;1;[.G295])" office:value-type="float" office:value="1" calcext:value-type="float">
            <text:p>1</text:p>
          </table:table-cell>
          <table:table-cell table:formula="of:=IF([.H295]=0;5;[.H295])" office:value-type="float" office:value="5" calcext:value-type="float">
            <text:p>5</text:p>
          </table:table-cell>
          <table:table-cell table:formula="of:=IF([.I295]=0;15;[.I295])" office:value-type="float" office:value="15" calcext:value-type="float">
            <text:p>15</text:p>
          </table:table-cell>
          <table:table-cell table:formula="of:=IF([.B295]=0;[.D295];&quot;&quot;) &amp; IF([.B295]=[$Basic.$B$2];&quot;Open Terrain&quot;;&quot;&quot;) &amp; IF([.B295]=[$Basic.$C$2];&quot;Difficult Terrain&quot;;&quot;&quot;) &amp; IF([.B295]=[$Basic.$D$2];&quot;Extreme Terrain&quot;;&quot;&quot;)">
            <text:p/>
          </table:table-cell>
          <table:table-cell table:formula="of:= [.N295] &amp; &quot; &quot; &amp; [.E295]" office:value-type="string" office:string-value=" 5/8" calcext:value-type="string">
            <text:p><text:s/>5/8</text:p>
          </table:table-cell>
          <table:table-cell table:formula="of:=CEILING([.J295])" office:value-type="float" office:value="0" calcext:value-type="float">
            <text:p>0</text:p>
          </table:table-cell>
          <table:table-cell table:formula="of:=CEILING(8*[.J295])" office:value-type="float" office:value="0" calcext:value-type="float">
            <text:p>0</text:p>
          </table:table-cell>
          <table:table-cell table:formula="of:=CEILING(1*[.K295])" office:value-type="float" office:value="1" calcext:value-type="float">
            <text:p>1</text:p>
          </table:table-cell>
          <table:table-cell table:formula="of:=CEILING(2*[.K295])" office:value-type="float" office:value="2" calcext:value-type="float">
            <text:p>2</text:p>
          </table:table-cell>
          <table:table-cell table:formula="of:=CEILING(5*[.K295])" office:value-type="float" office:value="5" calcext:value-type="float">
            <text:p>5</text:p>
          </table:table-cell>
          <table:table-cell table:formula="of:=CEILING(1*[.L295])" office:value-type="float" office:value="5" calcext:value-type="float">
            <text:p>5</text:p>
          </table:table-cell>
          <table:table-cell table:formula="of:=CEILING(2*[.L295])" office:value-type="float" office:value="10" calcext:value-type="float">
            <text:p>10</text:p>
          </table:table-cell>
          <table:table-cell table:formula="of:=CEILING(1*[.M295])" office:value-type="float" office:value="15" calcext:value-type="float">
            <text:p>15</text:p>
          </table:table-cell>
          <table:table-cell table:formula="of:=CEILING(2*[.M295])" office:value-type="float" office:value="30" calcext:value-type="float">
            <text:p>30</text:p>
          </table:table-cell>
          <table:table-cell table:formula="of:=CEILING(6*[.M295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table:formula="of:=MOD([.A296]-1;[$Basic.$A$2]+1)" office:value-type="float" office:value="6" calcext:value-type="float">
            <text:p>6</text:p>
          </table:table-cell>
          <table:table-cell table:formula="of:=CEILING(([.A296]-[.B296])/[$Basic.$A$2]; 1)+3" office:value-type="float" office:value="23" calcext:value-type="float">
            <text:p>23</text:p>
          </table:table-cell>
          <table:table-cell table:formula="of:=IF([.B296]=0;INDIRECT(ADDRESS([.C296];1;1;1;&quot;Basic&quot;));&quot;&quot;)">
            <text:p/>
          </table:table-cell>
          <table:table-cell table:style-name="ce3" table:formula="of:=[.B296] &amp; &quot;/&quot; &amp; [$Basic.$B$2]" office:value-type="string" office:string-value="6/8" calcext:value-type="string">
            <text:p>6/8</text:p>
          </table:table-cell>
          <table:table-cell table:formula="of:=INDIRECT(ADDRESS([.$C296];2;1;1;&quot;Basic&quot;))*[.$B296]/[$Basic.$B$2]" office:value-type="float" office:value="0" calcext:value-type="float">
            <text:p>0</text:p>
          </table:table-cell>
          <table:table-cell table:formula="of:=INDIRECT(ADDRESS([.$C296];3;1;1;&quot;Basic&quot;))*[.$B296]/[$Basic.$B$2]" office:value-type="float" office:value="0" calcext:value-type="float">
            <text:p>0</text:p>
          </table:table-cell>
          <table:table-cell table:formula="of:=INDIRECT(ADDRESS([.$C296];4;1;1;&quot;Basic&quot;))*[.$B296]/[$Basic.$B$2]" office:value-type="float" office:value="0" calcext:value-type="float">
            <text:p>0</text:p>
          </table:table-cell>
          <table:table-cell table:formula="of:=INDIRECT(ADDRESS([.$C296];5;1;1;&quot;Basic&quot;))*[.$B296]/[$Basic.$B$2]" office:value-type="float" office:value="0" calcext:value-type="float">
            <text:p>0</text:p>
          </table:table-cell>
          <table:table-cell table:formula="of:=[.F296]" office:value-type="float" office:value="0" calcext:value-type="float">
            <text:p>0</text:p>
          </table:table-cell>
          <table:table-cell table:formula="of:=IF([.G296]=0;1;[.G296])" office:value-type="float" office:value="1" calcext:value-type="float">
            <text:p>1</text:p>
          </table:table-cell>
          <table:table-cell table:formula="of:=IF([.H296]=0;5;[.H296])" office:value-type="float" office:value="5" calcext:value-type="float">
            <text:p>5</text:p>
          </table:table-cell>
          <table:table-cell table:formula="of:=IF([.I296]=0;15;[.I296])" office:value-type="float" office:value="15" calcext:value-type="float">
            <text:p>15</text:p>
          </table:table-cell>
          <table:table-cell table:formula="of:=IF([.B296]=0;[.D296];&quot;&quot;) &amp; IF([.B296]=[$Basic.$B$2];&quot;Open Terrain&quot;;&quot;&quot;) &amp; IF([.B296]=[$Basic.$C$2];&quot;Difficult Terrain&quot;;&quot;&quot;) &amp; IF([.B296]=[$Basic.$D$2];&quot;Extreme Terrain&quot;;&quot;&quot;)" office:value-type="string" office:string-value="Difficult Terrain" calcext:value-type="string">
            <text:p>Difficult Terrain</text:p>
          </table:table-cell>
          <table:table-cell table:formula="of:= [.N296] &amp; &quot; &quot; &amp; [.E296]" office:value-type="string" office:string-value="Difficult Terrain 6/8" calcext:value-type="string">
            <text:p>Difficult Terrain 6/8</text:p>
          </table:table-cell>
          <table:table-cell table:formula="of:=CEILING([.J296])" office:value-type="float" office:value="0" calcext:value-type="float">
            <text:p>0</text:p>
          </table:table-cell>
          <table:table-cell table:formula="of:=CEILING(8*[.J296])" office:value-type="float" office:value="0" calcext:value-type="float">
            <text:p>0</text:p>
          </table:table-cell>
          <table:table-cell table:formula="of:=CEILING(1*[.K296])" office:value-type="float" office:value="1" calcext:value-type="float">
            <text:p>1</text:p>
          </table:table-cell>
          <table:table-cell table:formula="of:=CEILING(2*[.K296])" office:value-type="float" office:value="2" calcext:value-type="float">
            <text:p>2</text:p>
          </table:table-cell>
          <table:table-cell table:formula="of:=CEILING(5*[.K296])" office:value-type="float" office:value="5" calcext:value-type="float">
            <text:p>5</text:p>
          </table:table-cell>
          <table:table-cell table:formula="of:=CEILING(1*[.L296])" office:value-type="float" office:value="5" calcext:value-type="float">
            <text:p>5</text:p>
          </table:table-cell>
          <table:table-cell table:formula="of:=CEILING(2*[.L296])" office:value-type="float" office:value="10" calcext:value-type="float">
            <text:p>10</text:p>
          </table:table-cell>
          <table:table-cell table:formula="of:=CEILING(1*[.M296])" office:value-type="float" office:value="15" calcext:value-type="float">
            <text:p>15</text:p>
          </table:table-cell>
          <table:table-cell table:formula="of:=CEILING(2*[.M296])" office:value-type="float" office:value="30" calcext:value-type="float">
            <text:p>30</text:p>
          </table:table-cell>
          <table:table-cell table:formula="of:=CEILING(6*[.M296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table:formula="of:=MOD([.A297]-1;[$Basic.$A$2]+1)" office:value-type="float" office:value="7" calcext:value-type="float">
            <text:p>7</text:p>
          </table:table-cell>
          <table:table-cell table:formula="of:=CEILING(([.A297]-[.B297])/[$Basic.$A$2]; 1)+3" office:value-type="float" office:value="23" calcext:value-type="float">
            <text:p>23</text:p>
          </table:table-cell>
          <table:table-cell table:formula="of:=IF([.B297]=0;INDIRECT(ADDRESS([.C297];1;1;1;&quot;Basic&quot;));&quot;&quot;)">
            <text:p/>
          </table:table-cell>
          <table:table-cell table:style-name="ce3" table:formula="of:=[.B297] &amp; &quot;/&quot; &amp; [$Basic.$B$2]" office:value-type="string" office:string-value="7/8" calcext:value-type="string">
            <text:p>7/8</text:p>
          </table:table-cell>
          <table:table-cell table:formula="of:=INDIRECT(ADDRESS([.$C297];2;1;1;&quot;Basic&quot;))*[.$B297]/[$Basic.$B$2]" office:value-type="float" office:value="0" calcext:value-type="float">
            <text:p>0</text:p>
          </table:table-cell>
          <table:table-cell table:formula="of:=INDIRECT(ADDRESS([.$C297];3;1;1;&quot;Basic&quot;))*[.$B297]/[$Basic.$B$2]" office:value-type="float" office:value="0" calcext:value-type="float">
            <text:p>0</text:p>
          </table:table-cell>
          <table:table-cell table:formula="of:=INDIRECT(ADDRESS([.$C297];4;1;1;&quot;Basic&quot;))*[.$B297]/[$Basic.$B$2]" office:value-type="float" office:value="0" calcext:value-type="float">
            <text:p>0</text:p>
          </table:table-cell>
          <table:table-cell table:formula="of:=INDIRECT(ADDRESS([.$C297];5;1;1;&quot;Basic&quot;))*[.$B297]/[$Basic.$B$2]" office:value-type="float" office:value="0" calcext:value-type="float">
            <text:p>0</text:p>
          </table:table-cell>
          <table:table-cell table:formula="of:=[.F297]" office:value-type="float" office:value="0" calcext:value-type="float">
            <text:p>0</text:p>
          </table:table-cell>
          <table:table-cell table:formula="of:=IF([.G297]=0;1;[.G297])" office:value-type="float" office:value="1" calcext:value-type="float">
            <text:p>1</text:p>
          </table:table-cell>
          <table:table-cell table:formula="of:=IF([.H297]=0;5;[.H297])" office:value-type="float" office:value="5" calcext:value-type="float">
            <text:p>5</text:p>
          </table:table-cell>
          <table:table-cell table:formula="of:=IF([.I297]=0;15;[.I297])" office:value-type="float" office:value="15" calcext:value-type="float">
            <text:p>15</text:p>
          </table:table-cell>
          <table:table-cell table:formula="of:=IF([.B297]=0;[.D297];&quot;&quot;) &amp; IF([.B297]=[$Basic.$B$2];&quot;Open Terrain&quot;;&quot;&quot;) &amp; IF([.B297]=[$Basic.$C$2];&quot;Difficult Terrain&quot;;&quot;&quot;) &amp; IF([.B297]=[$Basic.$D$2];&quot;Extreme Terrain&quot;;&quot;&quot;)">
            <text:p/>
          </table:table-cell>
          <table:table-cell table:formula="of:= [.N297] &amp; &quot; &quot; &amp; [.E297]" office:value-type="string" office:string-value=" 7/8" calcext:value-type="string">
            <text:p><text:s/>7/8</text:p>
          </table:table-cell>
          <table:table-cell table:formula="of:=CEILING([.J297])" office:value-type="float" office:value="0" calcext:value-type="float">
            <text:p>0</text:p>
          </table:table-cell>
          <table:table-cell table:formula="of:=CEILING(8*[.J297])" office:value-type="float" office:value="0" calcext:value-type="float">
            <text:p>0</text:p>
          </table:table-cell>
          <table:table-cell table:formula="of:=CEILING(1*[.K297])" office:value-type="float" office:value="1" calcext:value-type="float">
            <text:p>1</text:p>
          </table:table-cell>
          <table:table-cell table:formula="of:=CEILING(2*[.K297])" office:value-type="float" office:value="2" calcext:value-type="float">
            <text:p>2</text:p>
          </table:table-cell>
          <table:table-cell table:formula="of:=CEILING(5*[.K297])" office:value-type="float" office:value="5" calcext:value-type="float">
            <text:p>5</text:p>
          </table:table-cell>
          <table:table-cell table:formula="of:=CEILING(1*[.L297])" office:value-type="float" office:value="5" calcext:value-type="float">
            <text:p>5</text:p>
          </table:table-cell>
          <table:table-cell table:formula="of:=CEILING(2*[.L297])" office:value-type="float" office:value="10" calcext:value-type="float">
            <text:p>10</text:p>
          </table:table-cell>
          <table:table-cell table:formula="of:=CEILING(1*[.M297])" office:value-type="float" office:value="15" calcext:value-type="float">
            <text:p>15</text:p>
          </table:table-cell>
          <table:table-cell table:formula="of:=CEILING(2*[.M297])" office:value-type="float" office:value="30" calcext:value-type="float">
            <text:p>30</text:p>
          </table:table-cell>
          <table:table-cell table:formula="of:=CEILING(6*[.M297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table:formula="of:=MOD([.A298]-1;[$Basic.$A$2]+1)" office:value-type="float" office:value="8" calcext:value-type="float">
            <text:p>8</text:p>
          </table:table-cell>
          <table:table-cell table:formula="of:=CEILING(([.A298]-[.B298])/[$Basic.$A$2]; 1)+3" office:value-type="float" office:value="23" calcext:value-type="float">
            <text:p>23</text:p>
          </table:table-cell>
          <table:table-cell table:formula="of:=IF([.B298]=0;INDIRECT(ADDRESS([.C298];1;1;1;&quot;Basic&quot;));&quot;&quot;)">
            <text:p/>
          </table:table-cell>
          <table:table-cell table:style-name="ce3" table:formula="of:=[.B298] &amp; &quot;/&quot; &amp; [$Basic.$B$2]" office:value-type="string" office:string-value="8/8" calcext:value-type="string">
            <text:p>8/8</text:p>
          </table:table-cell>
          <table:table-cell table:formula="of:=INDIRECT(ADDRESS([.$C298];2;1;1;&quot;Basic&quot;))*[.$B298]/[$Basic.$B$2]" office:value-type="float" office:value="0" calcext:value-type="float">
            <text:p>0</text:p>
          </table:table-cell>
          <table:table-cell table:formula="of:=INDIRECT(ADDRESS([.$C298];3;1;1;&quot;Basic&quot;))*[.$B298]/[$Basic.$B$2]" office:value-type="float" office:value="0" calcext:value-type="float">
            <text:p>0</text:p>
          </table:table-cell>
          <table:table-cell table:formula="of:=INDIRECT(ADDRESS([.$C298];4;1;1;&quot;Basic&quot;))*[.$B298]/[$Basic.$B$2]" office:value-type="float" office:value="0" calcext:value-type="float">
            <text:p>0</text:p>
          </table:table-cell>
          <table:table-cell table:formula="of:=INDIRECT(ADDRESS([.$C298];5;1;1;&quot;Basic&quot;))*[.$B298]/[$Basic.$B$2]" office:value-type="float" office:value="0" calcext:value-type="float">
            <text:p>0</text:p>
          </table:table-cell>
          <table:table-cell table:formula="of:=[.F298]" office:value-type="float" office:value="0" calcext:value-type="float">
            <text:p>0</text:p>
          </table:table-cell>
          <table:table-cell table:formula="of:=IF([.G298]=0;1;[.G298])" office:value-type="float" office:value="1" calcext:value-type="float">
            <text:p>1</text:p>
          </table:table-cell>
          <table:table-cell table:formula="of:=IF([.H298]=0;5;[.H298])" office:value-type="float" office:value="5" calcext:value-type="float">
            <text:p>5</text:p>
          </table:table-cell>
          <table:table-cell table:formula="of:=IF([.I298]=0;15;[.I298])" office:value-type="float" office:value="15" calcext:value-type="float">
            <text:p>15</text:p>
          </table:table-cell>
          <table:table-cell table:formula="of:=IF([.B298]=0;[.D298];&quot;&quot;) &amp; IF([.B298]=[$Basic.$B$2];&quot;Open Terrain&quot;;&quot;&quot;) &amp; IF([.B298]=[$Basic.$C$2];&quot;Difficult Terrain&quot;;&quot;&quot;) &amp; IF([.B298]=[$Basic.$D$2];&quot;Extreme Terrain&quot;;&quot;&quot;)" office:value-type="string" office:string-value="Open Terrain" calcext:value-type="string">
            <text:p>Open Terrain</text:p>
          </table:table-cell>
          <table:table-cell table:formula="of:= [.N298] &amp; &quot; &quot; &amp; [.E298]" office:value-type="string" office:string-value="Open Terrain 8/8" calcext:value-type="string">
            <text:p>Open Terrain 8/8</text:p>
          </table:table-cell>
          <table:table-cell table:formula="of:=CEILING([.J298])" office:value-type="float" office:value="0" calcext:value-type="float">
            <text:p>0</text:p>
          </table:table-cell>
          <table:table-cell table:formula="of:=CEILING(8*[.J298])" office:value-type="float" office:value="0" calcext:value-type="float">
            <text:p>0</text:p>
          </table:table-cell>
          <table:table-cell table:formula="of:=CEILING(1*[.K298])" office:value-type="float" office:value="1" calcext:value-type="float">
            <text:p>1</text:p>
          </table:table-cell>
          <table:table-cell table:formula="of:=CEILING(2*[.K298])" office:value-type="float" office:value="2" calcext:value-type="float">
            <text:p>2</text:p>
          </table:table-cell>
          <table:table-cell table:formula="of:=CEILING(5*[.K298])" office:value-type="float" office:value="5" calcext:value-type="float">
            <text:p>5</text:p>
          </table:table-cell>
          <table:table-cell table:formula="of:=CEILING(1*[.L298])" office:value-type="float" office:value="5" calcext:value-type="float">
            <text:p>5</text:p>
          </table:table-cell>
          <table:table-cell table:formula="of:=CEILING(2*[.L298])" office:value-type="float" office:value="10" calcext:value-type="float">
            <text:p>10</text:p>
          </table:table-cell>
          <table:table-cell table:formula="of:=CEILING(1*[.M298])" office:value-type="float" office:value="15" calcext:value-type="float">
            <text:p>15</text:p>
          </table:table-cell>
          <table:table-cell table:formula="of:=CEILING(2*[.M298])" office:value-type="float" office:value="30" calcext:value-type="float">
            <text:p>30</text:p>
          </table:table-cell>
          <table:table-cell table:formula="of:=CEILING(6*[.M298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table:formula="of:=MOD([.A299]-1;[$Basic.$A$2]+1)" office:value-type="float" office:value="9" calcext:value-type="float">
            <text:p>9</text:p>
          </table:table-cell>
          <table:table-cell table:formula="of:=CEILING(([.A299]-[.B299])/[$Basic.$A$2]; 1)+3" office:value-type="float" office:value="23" calcext:value-type="float">
            <text:p>23</text:p>
          </table:table-cell>
          <table:table-cell table:formula="of:=IF([.B299]=0;INDIRECT(ADDRESS([.C299];1;1;1;&quot;Basic&quot;));&quot;&quot;)">
            <text:p/>
          </table:table-cell>
          <table:table-cell table:style-name="ce3" table:formula="of:=[.B299] &amp; &quot;/&quot; &amp; [$Basic.$B$2]" office:value-type="string" office:string-value="9/8" calcext:value-type="string">
            <text:p>9/8</text:p>
          </table:table-cell>
          <table:table-cell table:formula="of:=INDIRECT(ADDRESS([.$C299];2;1;1;&quot;Basic&quot;))*[.$B299]/[$Basic.$B$2]" office:value-type="float" office:value="0" calcext:value-type="float">
            <text:p>0</text:p>
          </table:table-cell>
          <table:table-cell table:formula="of:=INDIRECT(ADDRESS([.$C299];3;1;1;&quot;Basic&quot;))*[.$B299]/[$Basic.$B$2]" office:value-type="float" office:value="0" calcext:value-type="float">
            <text:p>0</text:p>
          </table:table-cell>
          <table:table-cell table:formula="of:=INDIRECT(ADDRESS([.$C299];4;1;1;&quot;Basic&quot;))*[.$B299]/[$Basic.$B$2]" office:value-type="float" office:value="0" calcext:value-type="float">
            <text:p>0</text:p>
          </table:table-cell>
          <table:table-cell table:formula="of:=INDIRECT(ADDRESS([.$C299];5;1;1;&quot;Basic&quot;))*[.$B299]/[$Basic.$B$2]" office:value-type="float" office:value="0" calcext:value-type="float">
            <text:p>0</text:p>
          </table:table-cell>
          <table:table-cell table:formula="of:=[.F299]" office:value-type="float" office:value="0" calcext:value-type="float">
            <text:p>0</text:p>
          </table:table-cell>
          <table:table-cell table:formula="of:=IF([.G299]=0;1;[.G299])" office:value-type="float" office:value="1" calcext:value-type="float">
            <text:p>1</text:p>
          </table:table-cell>
          <table:table-cell table:formula="of:=IF([.H299]=0;5;[.H299])" office:value-type="float" office:value="5" calcext:value-type="float">
            <text:p>5</text:p>
          </table:table-cell>
          <table:table-cell table:formula="of:=IF([.I299]=0;15;[.I299])" office:value-type="float" office:value="15" calcext:value-type="float">
            <text:p>15</text:p>
          </table:table-cell>
          <table:table-cell table:formula="of:=IF([.B299]=0;[.D299];&quot;&quot;) &amp; IF([.B299]=[$Basic.$B$2];&quot;Open Terrain&quot;;&quot;&quot;) &amp; IF([.B299]=[$Basic.$C$2];&quot;Difficult Terrain&quot;;&quot;&quot;) &amp; IF([.B299]=[$Basic.$D$2];&quot;Extreme Terrain&quot;;&quot;&quot;)">
            <text:p/>
          </table:table-cell>
          <table:table-cell table:formula="of:= [.N299] &amp; &quot; &quot; &amp; [.E299]" office:value-type="string" office:string-value=" 9/8" calcext:value-type="string">
            <text:p><text:s/>9/8</text:p>
          </table:table-cell>
          <table:table-cell table:formula="of:=CEILING([.J299])" office:value-type="float" office:value="0" calcext:value-type="float">
            <text:p>0</text:p>
          </table:table-cell>
          <table:table-cell table:formula="of:=CEILING(8*[.J299])" office:value-type="float" office:value="0" calcext:value-type="float">
            <text:p>0</text:p>
          </table:table-cell>
          <table:table-cell table:formula="of:=CEILING(1*[.K299])" office:value-type="float" office:value="1" calcext:value-type="float">
            <text:p>1</text:p>
          </table:table-cell>
          <table:table-cell table:formula="of:=CEILING(2*[.K299])" office:value-type="float" office:value="2" calcext:value-type="float">
            <text:p>2</text:p>
          </table:table-cell>
          <table:table-cell table:formula="of:=CEILING(5*[.K299])" office:value-type="float" office:value="5" calcext:value-type="float">
            <text:p>5</text:p>
          </table:table-cell>
          <table:table-cell table:formula="of:=CEILING(1*[.L299])" office:value-type="float" office:value="5" calcext:value-type="float">
            <text:p>5</text:p>
          </table:table-cell>
          <table:table-cell table:formula="of:=CEILING(2*[.L299])" office:value-type="float" office:value="10" calcext:value-type="float">
            <text:p>10</text:p>
          </table:table-cell>
          <table:table-cell table:formula="of:=CEILING(1*[.M299])" office:value-type="float" office:value="15" calcext:value-type="float">
            <text:p>15</text:p>
          </table:table-cell>
          <table:table-cell table:formula="of:=CEILING(2*[.M299])" office:value-type="float" office:value="30" calcext:value-type="float">
            <text:p>30</text:p>
          </table:table-cell>
          <table:table-cell table:formula="of:=CEILING(6*[.M299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table:formula="of:=MOD([.A300]-1;[$Basic.$A$2]+1)" office:value-type="float" office:value="10" calcext:value-type="float">
            <text:p>10</text:p>
          </table:table-cell>
          <table:table-cell table:formula="of:=CEILING(([.A300]-[.B300])/[$Basic.$A$2]; 1)+3" office:value-type="float" office:value="23" calcext:value-type="float">
            <text:p>23</text:p>
          </table:table-cell>
          <table:table-cell table:formula="of:=IF([.B300]=0;INDIRECT(ADDRESS([.C300];1;1;1;&quot;Basic&quot;));&quot;&quot;)">
            <text:p/>
          </table:table-cell>
          <table:table-cell table:style-name="ce3" table:formula="of:=[.B300] &amp; &quot;/&quot; &amp; [$Basic.$B$2]" office:value-type="string" office:string-value="10/8" calcext:value-type="string">
            <text:p>10/8</text:p>
          </table:table-cell>
          <table:table-cell table:formula="of:=INDIRECT(ADDRESS([.$C300];2;1;1;&quot;Basic&quot;))*[.$B300]/[$Basic.$B$2]" office:value-type="float" office:value="0" calcext:value-type="float">
            <text:p>0</text:p>
          </table:table-cell>
          <table:table-cell table:formula="of:=INDIRECT(ADDRESS([.$C300];3;1;1;&quot;Basic&quot;))*[.$B300]/[$Basic.$B$2]" office:value-type="float" office:value="0" calcext:value-type="float">
            <text:p>0</text:p>
          </table:table-cell>
          <table:table-cell table:formula="of:=INDIRECT(ADDRESS([.$C300];4;1;1;&quot;Basic&quot;))*[.$B300]/[$Basic.$B$2]" office:value-type="float" office:value="0" calcext:value-type="float">
            <text:p>0</text:p>
          </table:table-cell>
          <table:table-cell table:formula="of:=INDIRECT(ADDRESS([.$C300];5;1;1;&quot;Basic&quot;))*[.$B300]/[$Basic.$B$2]" office:value-type="float" office:value="0" calcext:value-type="float">
            <text:p>0</text:p>
          </table:table-cell>
          <table:table-cell table:formula="of:=[.F300]" office:value-type="float" office:value="0" calcext:value-type="float">
            <text:p>0</text:p>
          </table:table-cell>
          <table:table-cell table:formula="of:=IF([.G300]=0;1;[.G300])" office:value-type="float" office:value="1" calcext:value-type="float">
            <text:p>1</text:p>
          </table:table-cell>
          <table:table-cell table:formula="of:=IF([.H300]=0;5;[.H300])" office:value-type="float" office:value="5" calcext:value-type="float">
            <text:p>5</text:p>
          </table:table-cell>
          <table:table-cell table:formula="of:=IF([.I300]=0;15;[.I300])" office:value-type="float" office:value="15" calcext:value-type="float">
            <text:p>15</text:p>
          </table:table-cell>
          <table:table-cell table:formula="of:=IF([.B300]=0;[.D300];&quot;&quot;) &amp; IF([.B300]=[$Basic.$B$2];&quot;Open Terrain&quot;;&quot;&quot;) &amp; IF([.B300]=[$Basic.$C$2];&quot;Difficult Terrain&quot;;&quot;&quot;) &amp; IF([.B300]=[$Basic.$D$2];&quot;Extreme Terrain&quot;;&quot;&quot;)">
            <text:p/>
          </table:table-cell>
          <table:table-cell table:formula="of:= [.N300] &amp; &quot; &quot; &amp; [.E300]" office:value-type="string" office:string-value=" 10/8" calcext:value-type="string">
            <text:p><text:s/>10/8</text:p>
          </table:table-cell>
          <table:table-cell table:formula="of:=CEILING([.J300])" office:value-type="float" office:value="0" calcext:value-type="float">
            <text:p>0</text:p>
          </table:table-cell>
          <table:table-cell table:formula="of:=CEILING(8*[.J300])" office:value-type="float" office:value="0" calcext:value-type="float">
            <text:p>0</text:p>
          </table:table-cell>
          <table:table-cell table:formula="of:=CEILING(1*[.K300])" office:value-type="float" office:value="1" calcext:value-type="float">
            <text:p>1</text:p>
          </table:table-cell>
          <table:table-cell table:formula="of:=CEILING(2*[.K300])" office:value-type="float" office:value="2" calcext:value-type="float">
            <text:p>2</text:p>
          </table:table-cell>
          <table:table-cell table:formula="of:=CEILING(5*[.K300])" office:value-type="float" office:value="5" calcext:value-type="float">
            <text:p>5</text:p>
          </table:table-cell>
          <table:table-cell table:formula="of:=CEILING(1*[.L300])" office:value-type="float" office:value="5" calcext:value-type="float">
            <text:p>5</text:p>
          </table:table-cell>
          <table:table-cell table:formula="of:=CEILING(2*[.L300])" office:value-type="float" office:value="10" calcext:value-type="float">
            <text:p>10</text:p>
          </table:table-cell>
          <table:table-cell table:formula="of:=CEILING(1*[.M300])" office:value-type="float" office:value="15" calcext:value-type="float">
            <text:p>15</text:p>
          </table:table-cell>
          <table:table-cell table:formula="of:=CEILING(2*[.M300])" office:value-type="float" office:value="30" calcext:value-type="float">
            <text:p>30</text:p>
          </table:table-cell>
          <table:table-cell table:formula="of:=CEILING(6*[.M300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table:formula="of:=MOD([.A301]-1;[$Basic.$A$2]+1)" office:value-type="float" office:value="11" calcext:value-type="float">
            <text:p>11</text:p>
          </table:table-cell>
          <table:table-cell table:formula="of:=CEILING(([.A301]-[.B301])/[$Basic.$A$2]; 1)+3" office:value-type="float" office:value="23" calcext:value-type="float">
            <text:p>23</text:p>
          </table:table-cell>
          <table:table-cell table:formula="of:=IF([.B301]=0;INDIRECT(ADDRESS([.C301];1;1;1;&quot;Basic&quot;));&quot;&quot;)">
            <text:p/>
          </table:table-cell>
          <table:table-cell table:style-name="ce3" table:formula="of:=[.B301] &amp; &quot;/&quot; &amp; [$Basic.$B$2]" office:value-type="string" office:string-value="11/8" calcext:value-type="string">
            <text:p>11/8</text:p>
          </table:table-cell>
          <table:table-cell table:formula="of:=INDIRECT(ADDRESS([.$C301];2;1;1;&quot;Basic&quot;))*[.$B301]/[$Basic.$B$2]" office:value-type="float" office:value="0" calcext:value-type="float">
            <text:p>0</text:p>
          </table:table-cell>
          <table:table-cell table:formula="of:=INDIRECT(ADDRESS([.$C301];3;1;1;&quot;Basic&quot;))*[.$B301]/[$Basic.$B$2]" office:value-type="float" office:value="0" calcext:value-type="float">
            <text:p>0</text:p>
          </table:table-cell>
          <table:table-cell table:formula="of:=INDIRECT(ADDRESS([.$C301];4;1;1;&quot;Basic&quot;))*[.$B301]/[$Basic.$B$2]" office:value-type="float" office:value="0" calcext:value-type="float">
            <text:p>0</text:p>
          </table:table-cell>
          <table:table-cell table:formula="of:=INDIRECT(ADDRESS([.$C301];5;1;1;&quot;Basic&quot;))*[.$B301]/[$Basic.$B$2]" office:value-type="float" office:value="0" calcext:value-type="float">
            <text:p>0</text:p>
          </table:table-cell>
          <table:table-cell table:formula="of:=[.F301]" office:value-type="float" office:value="0" calcext:value-type="float">
            <text:p>0</text:p>
          </table:table-cell>
          <table:table-cell table:formula="of:=IF([.G301]=0;1;[.G301])" office:value-type="float" office:value="1" calcext:value-type="float">
            <text:p>1</text:p>
          </table:table-cell>
          <table:table-cell table:formula="of:=IF([.H301]=0;5;[.H301])" office:value-type="float" office:value="5" calcext:value-type="float">
            <text:p>5</text:p>
          </table:table-cell>
          <table:table-cell table:formula="of:=IF([.I301]=0;15;[.I301])" office:value-type="float" office:value="15" calcext:value-type="float">
            <text:p>15</text:p>
          </table:table-cell>
          <table:table-cell table:formula="of:=IF([.B301]=0;[.D301];&quot;&quot;) &amp; IF([.B301]=[$Basic.$B$2];&quot;Open Terrain&quot;;&quot;&quot;) &amp; IF([.B301]=[$Basic.$C$2];&quot;Difficult Terrain&quot;;&quot;&quot;) &amp; IF([.B301]=[$Basic.$D$2];&quot;Extreme Terrain&quot;;&quot;&quot;)">
            <text:p/>
          </table:table-cell>
          <table:table-cell table:formula="of:= [.N301] &amp; &quot; &quot; &amp; [.E301]" office:value-type="string" office:string-value=" 11/8" calcext:value-type="string">
            <text:p><text:s/>11/8</text:p>
          </table:table-cell>
          <table:table-cell table:formula="of:=CEILING([.J301])" office:value-type="float" office:value="0" calcext:value-type="float">
            <text:p>0</text:p>
          </table:table-cell>
          <table:table-cell table:formula="of:=CEILING(8*[.J301])" office:value-type="float" office:value="0" calcext:value-type="float">
            <text:p>0</text:p>
          </table:table-cell>
          <table:table-cell table:formula="of:=CEILING(1*[.K301])" office:value-type="float" office:value="1" calcext:value-type="float">
            <text:p>1</text:p>
          </table:table-cell>
          <table:table-cell table:formula="of:=CEILING(2*[.K301])" office:value-type="float" office:value="2" calcext:value-type="float">
            <text:p>2</text:p>
          </table:table-cell>
          <table:table-cell table:formula="of:=CEILING(5*[.K301])" office:value-type="float" office:value="5" calcext:value-type="float">
            <text:p>5</text:p>
          </table:table-cell>
          <table:table-cell table:formula="of:=CEILING(1*[.L301])" office:value-type="float" office:value="5" calcext:value-type="float">
            <text:p>5</text:p>
          </table:table-cell>
          <table:table-cell table:formula="of:=CEILING(2*[.L301])" office:value-type="float" office:value="10" calcext:value-type="float">
            <text:p>10</text:p>
          </table:table-cell>
          <table:table-cell table:formula="of:=CEILING(1*[.M301])" office:value-type="float" office:value="15" calcext:value-type="float">
            <text:p>15</text:p>
          </table:table-cell>
          <table:table-cell table:formula="of:=CEILING(2*[.M301])" office:value-type="float" office:value="30" calcext:value-type="float">
            <text:p>30</text:p>
          </table:table-cell>
          <table:table-cell table:formula="of:=CEILING(6*[.M301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table:formula="of:=MOD([.A302]-1;[$Basic.$A$2]+1)" office:value-type="float" office:value="12" calcext:value-type="float">
            <text:p>12</text:p>
          </table:table-cell>
          <table:table-cell table:formula="of:=CEILING(([.A302]-[.B302])/[$Basic.$A$2]; 1)+3" office:value-type="float" office:value="23" calcext:value-type="float">
            <text:p>23</text:p>
          </table:table-cell>
          <table:table-cell table:formula="of:=IF([.B302]=0;INDIRECT(ADDRESS([.C302];1;1;1;&quot;Basic&quot;));&quot;&quot;)">
            <text:p/>
          </table:table-cell>
          <table:table-cell table:style-name="ce3" table:formula="of:=[.B302] &amp; &quot;/&quot; &amp; [$Basic.$B$2]" office:value-type="string" office:string-value="12/8" calcext:value-type="string">
            <text:p>12/8</text:p>
          </table:table-cell>
          <table:table-cell table:formula="of:=INDIRECT(ADDRESS([.$C302];2;1;1;&quot;Basic&quot;))*[.$B302]/[$Basic.$B$2]" office:value-type="float" office:value="0" calcext:value-type="float">
            <text:p>0</text:p>
          </table:table-cell>
          <table:table-cell table:formula="of:=INDIRECT(ADDRESS([.$C302];3;1;1;&quot;Basic&quot;))*[.$B302]/[$Basic.$B$2]" office:value-type="float" office:value="0" calcext:value-type="float">
            <text:p>0</text:p>
          </table:table-cell>
          <table:table-cell table:formula="of:=INDIRECT(ADDRESS([.$C302];4;1;1;&quot;Basic&quot;))*[.$B302]/[$Basic.$B$2]" office:value-type="float" office:value="0" calcext:value-type="float">
            <text:p>0</text:p>
          </table:table-cell>
          <table:table-cell table:formula="of:=INDIRECT(ADDRESS([.$C302];5;1;1;&quot;Basic&quot;))*[.$B302]/[$Basic.$B$2]" office:value-type="float" office:value="0" calcext:value-type="float">
            <text:p>0</text:p>
          </table:table-cell>
          <table:table-cell table:formula="of:=[.F302]" office:value-type="float" office:value="0" calcext:value-type="float">
            <text:p>0</text:p>
          </table:table-cell>
          <table:table-cell table:formula="of:=IF([.G302]=0;1;[.G302])" office:value-type="float" office:value="1" calcext:value-type="float">
            <text:p>1</text:p>
          </table:table-cell>
          <table:table-cell table:formula="of:=IF([.H302]=0;5;[.H302])" office:value-type="float" office:value="5" calcext:value-type="float">
            <text:p>5</text:p>
          </table:table-cell>
          <table:table-cell table:formula="of:=IF([.I302]=0;15;[.I302])" office:value-type="float" office:value="15" calcext:value-type="float">
            <text:p>15</text:p>
          </table:table-cell>
          <table:table-cell table:formula="of:=IF([.B302]=0;[.D302];&quot;&quot;) &amp; IF([.B302]=[$Basic.$B$2];&quot;Open Terrain&quot;;&quot;&quot;) &amp; IF([.B302]=[$Basic.$C$2];&quot;Difficult Terrain&quot;;&quot;&quot;) &amp; IF([.B302]=[$Basic.$D$2];&quot;Extreme Terrain&quot;;&quot;&quot;)">
            <text:p/>
          </table:table-cell>
          <table:table-cell table:formula="of:= [.N302] &amp; &quot; &quot; &amp; [.E302]" office:value-type="string" office:string-value=" 12/8" calcext:value-type="string">
            <text:p><text:s/>12/8</text:p>
          </table:table-cell>
          <table:table-cell table:formula="of:=CEILING([.J302])" office:value-type="float" office:value="0" calcext:value-type="float">
            <text:p>0</text:p>
          </table:table-cell>
          <table:table-cell table:formula="of:=CEILING(8*[.J302])" office:value-type="float" office:value="0" calcext:value-type="float">
            <text:p>0</text:p>
          </table:table-cell>
          <table:table-cell table:formula="of:=CEILING(1*[.K302])" office:value-type="float" office:value="1" calcext:value-type="float">
            <text:p>1</text:p>
          </table:table-cell>
          <table:table-cell table:formula="of:=CEILING(2*[.K302])" office:value-type="float" office:value="2" calcext:value-type="float">
            <text:p>2</text:p>
          </table:table-cell>
          <table:table-cell table:formula="of:=CEILING(5*[.K302])" office:value-type="float" office:value="5" calcext:value-type="float">
            <text:p>5</text:p>
          </table:table-cell>
          <table:table-cell table:formula="of:=CEILING(1*[.L302])" office:value-type="float" office:value="5" calcext:value-type="float">
            <text:p>5</text:p>
          </table:table-cell>
          <table:table-cell table:formula="of:=CEILING(2*[.L302])" office:value-type="float" office:value="10" calcext:value-type="float">
            <text:p>10</text:p>
          </table:table-cell>
          <table:table-cell table:formula="of:=CEILING(1*[.M302])" office:value-type="float" office:value="15" calcext:value-type="float">
            <text:p>15</text:p>
          </table:table-cell>
          <table:table-cell table:formula="of:=CEILING(2*[.M302])" office:value-type="float" office:value="30" calcext:value-type="float">
            <text:p>30</text:p>
          </table:table-cell>
          <table:table-cell table:formula="of:=CEILING(6*[.M302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table:formula="of:=MOD([.A303]-1;[$Basic.$A$2]+1)" office:value-type="float" office:value="13" calcext:value-type="float">
            <text:p>13</text:p>
          </table:table-cell>
          <table:table-cell table:formula="of:=CEILING(([.A303]-[.B303])/[$Basic.$A$2]; 1)+3" office:value-type="float" office:value="23" calcext:value-type="float">
            <text:p>23</text:p>
          </table:table-cell>
          <table:table-cell table:formula="of:=IF([.B303]=0;INDIRECT(ADDRESS([.C303];1;1;1;&quot;Basic&quot;));&quot;&quot;)">
            <text:p/>
          </table:table-cell>
          <table:table-cell table:style-name="ce3" table:formula="of:=[.B303] &amp; &quot;/&quot; &amp; [$Basic.$B$2]" office:value-type="string" office:string-value="13/8" calcext:value-type="string">
            <text:p>13/8</text:p>
          </table:table-cell>
          <table:table-cell table:formula="of:=INDIRECT(ADDRESS([.$C303];2;1;1;&quot;Basic&quot;))*[.$B303]/[$Basic.$B$2]" office:value-type="float" office:value="0" calcext:value-type="float">
            <text:p>0</text:p>
          </table:table-cell>
          <table:table-cell table:formula="of:=INDIRECT(ADDRESS([.$C303];3;1;1;&quot;Basic&quot;))*[.$B303]/[$Basic.$B$2]" office:value-type="float" office:value="0" calcext:value-type="float">
            <text:p>0</text:p>
          </table:table-cell>
          <table:table-cell table:formula="of:=INDIRECT(ADDRESS([.$C303];4;1;1;&quot;Basic&quot;))*[.$B303]/[$Basic.$B$2]" office:value-type="float" office:value="0" calcext:value-type="float">
            <text:p>0</text:p>
          </table:table-cell>
          <table:table-cell table:formula="of:=INDIRECT(ADDRESS([.$C303];5;1;1;&quot;Basic&quot;))*[.$B303]/[$Basic.$B$2]" office:value-type="float" office:value="0" calcext:value-type="float">
            <text:p>0</text:p>
          </table:table-cell>
          <table:table-cell table:formula="of:=[.F303]" office:value-type="float" office:value="0" calcext:value-type="float">
            <text:p>0</text:p>
          </table:table-cell>
          <table:table-cell table:formula="of:=IF([.G303]=0;1;[.G303])" office:value-type="float" office:value="1" calcext:value-type="float">
            <text:p>1</text:p>
          </table:table-cell>
          <table:table-cell table:formula="of:=IF([.H303]=0;5;[.H303])" office:value-type="float" office:value="5" calcext:value-type="float">
            <text:p>5</text:p>
          </table:table-cell>
          <table:table-cell table:formula="of:=IF([.I303]=0;15;[.I303])" office:value-type="float" office:value="15" calcext:value-type="float">
            <text:p>15</text:p>
          </table:table-cell>
          <table:table-cell table:formula="of:=IF([.B303]=0;[.D303];&quot;&quot;) &amp; IF([.B303]=[$Basic.$B$2];&quot;Open Terrain&quot;;&quot;&quot;) &amp; IF([.B303]=[$Basic.$C$2];&quot;Difficult Terrain&quot;;&quot;&quot;) &amp; IF([.B303]=[$Basic.$D$2];&quot;Extreme Terrain&quot;;&quot;&quot;)">
            <text:p/>
          </table:table-cell>
          <table:table-cell table:formula="of:= [.N303] &amp; &quot; &quot; &amp; [.E303]" office:value-type="string" office:string-value=" 13/8" calcext:value-type="string">
            <text:p><text:s/>13/8</text:p>
          </table:table-cell>
          <table:table-cell table:formula="of:=CEILING([.J303])" office:value-type="float" office:value="0" calcext:value-type="float">
            <text:p>0</text:p>
          </table:table-cell>
          <table:table-cell table:formula="of:=CEILING(8*[.J303])" office:value-type="float" office:value="0" calcext:value-type="float">
            <text:p>0</text:p>
          </table:table-cell>
          <table:table-cell table:formula="of:=CEILING(1*[.K303])" office:value-type="float" office:value="1" calcext:value-type="float">
            <text:p>1</text:p>
          </table:table-cell>
          <table:table-cell table:formula="of:=CEILING(2*[.K303])" office:value-type="float" office:value="2" calcext:value-type="float">
            <text:p>2</text:p>
          </table:table-cell>
          <table:table-cell table:formula="of:=CEILING(5*[.K303])" office:value-type="float" office:value="5" calcext:value-type="float">
            <text:p>5</text:p>
          </table:table-cell>
          <table:table-cell table:formula="of:=CEILING(1*[.L303])" office:value-type="float" office:value="5" calcext:value-type="float">
            <text:p>5</text:p>
          </table:table-cell>
          <table:table-cell table:formula="of:=CEILING(2*[.L303])" office:value-type="float" office:value="10" calcext:value-type="float">
            <text:p>10</text:p>
          </table:table-cell>
          <table:table-cell table:formula="of:=CEILING(1*[.M303])" office:value-type="float" office:value="15" calcext:value-type="float">
            <text:p>15</text:p>
          </table:table-cell>
          <table:table-cell table:formula="of:=CEILING(2*[.M303])" office:value-type="float" office:value="30" calcext:value-type="float">
            <text:p>30</text:p>
          </table:table-cell>
          <table:table-cell table:formula="of:=CEILING(6*[.M303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table:formula="of:=MOD([.A304]-1;[$Basic.$A$2]+1)" office:value-type="float" office:value="14" calcext:value-type="float">
            <text:p>14</text:p>
          </table:table-cell>
          <table:table-cell table:formula="of:=CEILING(([.A304]-[.B304])/[$Basic.$A$2]; 1)+3" office:value-type="float" office:value="23" calcext:value-type="float">
            <text:p>23</text:p>
          </table:table-cell>
          <table:table-cell table:formula="of:=IF([.B304]=0;INDIRECT(ADDRESS([.C304];1;1;1;&quot;Basic&quot;));&quot;&quot;)">
            <text:p/>
          </table:table-cell>
          <table:table-cell table:style-name="ce3" table:formula="of:=[.B304] &amp; &quot;/&quot; &amp; [$Basic.$B$2]" office:value-type="string" office:string-value="14/8" calcext:value-type="string">
            <text:p>14/8</text:p>
          </table:table-cell>
          <table:table-cell table:formula="of:=INDIRECT(ADDRESS([.$C304];2;1;1;&quot;Basic&quot;))*[.$B304]/[$Basic.$B$2]" office:value-type="float" office:value="0" calcext:value-type="float">
            <text:p>0</text:p>
          </table:table-cell>
          <table:table-cell table:formula="of:=INDIRECT(ADDRESS([.$C304];3;1;1;&quot;Basic&quot;))*[.$B304]/[$Basic.$B$2]" office:value-type="float" office:value="0" calcext:value-type="float">
            <text:p>0</text:p>
          </table:table-cell>
          <table:table-cell table:formula="of:=INDIRECT(ADDRESS([.$C304];4;1;1;&quot;Basic&quot;))*[.$B304]/[$Basic.$B$2]" office:value-type="float" office:value="0" calcext:value-type="float">
            <text:p>0</text:p>
          </table:table-cell>
          <table:table-cell table:formula="of:=INDIRECT(ADDRESS([.$C304];5;1;1;&quot;Basic&quot;))*[.$B304]/[$Basic.$B$2]" office:value-type="float" office:value="0" calcext:value-type="float">
            <text:p>0</text:p>
          </table:table-cell>
          <table:table-cell table:formula="of:=[.F304]" office:value-type="float" office:value="0" calcext:value-type="float">
            <text:p>0</text:p>
          </table:table-cell>
          <table:table-cell table:formula="of:=IF([.G304]=0;1;[.G304])" office:value-type="float" office:value="1" calcext:value-type="float">
            <text:p>1</text:p>
          </table:table-cell>
          <table:table-cell table:formula="of:=IF([.H304]=0;5;[.H304])" office:value-type="float" office:value="5" calcext:value-type="float">
            <text:p>5</text:p>
          </table:table-cell>
          <table:table-cell table:formula="of:=IF([.I304]=0;15;[.I304])" office:value-type="float" office:value="15" calcext:value-type="float">
            <text:p>15</text:p>
          </table:table-cell>
          <table:table-cell table:formula="of:=IF([.B304]=0;[.D304];&quot;&quot;) &amp; IF([.B304]=[$Basic.$B$2];&quot;Open Terrain&quot;;&quot;&quot;) &amp; IF([.B304]=[$Basic.$C$2];&quot;Difficult Terrain&quot;;&quot;&quot;) &amp; IF([.B304]=[$Basic.$D$2];&quot;Extreme Terrain&quot;;&quot;&quot;)">
            <text:p/>
          </table:table-cell>
          <table:table-cell table:formula="of:= [.N304] &amp; &quot; &quot; &amp; [.E304]" office:value-type="string" office:string-value=" 14/8" calcext:value-type="string">
            <text:p><text:s/>14/8</text:p>
          </table:table-cell>
          <table:table-cell table:formula="of:=CEILING([.J304])" office:value-type="float" office:value="0" calcext:value-type="float">
            <text:p>0</text:p>
          </table:table-cell>
          <table:table-cell table:formula="of:=CEILING(8*[.J304])" office:value-type="float" office:value="0" calcext:value-type="float">
            <text:p>0</text:p>
          </table:table-cell>
          <table:table-cell table:formula="of:=CEILING(1*[.K304])" office:value-type="float" office:value="1" calcext:value-type="float">
            <text:p>1</text:p>
          </table:table-cell>
          <table:table-cell table:formula="of:=CEILING(2*[.K304])" office:value-type="float" office:value="2" calcext:value-type="float">
            <text:p>2</text:p>
          </table:table-cell>
          <table:table-cell table:formula="of:=CEILING(5*[.K304])" office:value-type="float" office:value="5" calcext:value-type="float">
            <text:p>5</text:p>
          </table:table-cell>
          <table:table-cell table:formula="of:=CEILING(1*[.L304])" office:value-type="float" office:value="5" calcext:value-type="float">
            <text:p>5</text:p>
          </table:table-cell>
          <table:table-cell table:formula="of:=CEILING(2*[.L304])" office:value-type="float" office:value="10" calcext:value-type="float">
            <text:p>10</text:p>
          </table:table-cell>
          <table:table-cell table:formula="of:=CEILING(1*[.M304])" office:value-type="float" office:value="15" calcext:value-type="float">
            <text:p>15</text:p>
          </table:table-cell>
          <table:table-cell table:formula="of:=CEILING(2*[.M304])" office:value-type="float" office:value="30" calcext:value-type="float">
            <text:p>30</text:p>
          </table:table-cell>
          <table:table-cell table:formula="of:=CEILING(6*[.M304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table:formula="of:=MOD([.A305]-1;[$Basic.$A$2]+1)" office:value-type="float" office:value="15" calcext:value-type="float">
            <text:p>15</text:p>
          </table:table-cell>
          <table:table-cell table:formula="of:=CEILING(([.A305]-[.B305])/[$Basic.$A$2]; 1)+3" office:value-type="float" office:value="23" calcext:value-type="float">
            <text:p>23</text:p>
          </table:table-cell>
          <table:table-cell table:formula="of:=IF([.B305]=0;INDIRECT(ADDRESS([.C305];1;1;1;&quot;Basic&quot;));&quot;&quot;)">
            <text:p/>
          </table:table-cell>
          <table:table-cell table:style-name="ce3" table:formula="of:=[.B305] &amp; &quot;/&quot; &amp; [$Basic.$B$2]" office:value-type="string" office:string-value="15/8" calcext:value-type="string">
            <text:p>15/8</text:p>
          </table:table-cell>
          <table:table-cell table:formula="of:=INDIRECT(ADDRESS([.$C305];2;1;1;&quot;Basic&quot;))*[.$B305]/[$Basic.$B$2]" office:value-type="float" office:value="0" calcext:value-type="float">
            <text:p>0</text:p>
          </table:table-cell>
          <table:table-cell table:formula="of:=INDIRECT(ADDRESS([.$C305];3;1;1;&quot;Basic&quot;))*[.$B305]/[$Basic.$B$2]" office:value-type="float" office:value="0" calcext:value-type="float">
            <text:p>0</text:p>
          </table:table-cell>
          <table:table-cell table:formula="of:=INDIRECT(ADDRESS([.$C305];4;1;1;&quot;Basic&quot;))*[.$B305]/[$Basic.$B$2]" office:value-type="float" office:value="0" calcext:value-type="float">
            <text:p>0</text:p>
          </table:table-cell>
          <table:table-cell table:formula="of:=INDIRECT(ADDRESS([.$C305];5;1;1;&quot;Basic&quot;))*[.$B305]/[$Basic.$B$2]" office:value-type="float" office:value="0" calcext:value-type="float">
            <text:p>0</text:p>
          </table:table-cell>
          <table:table-cell table:formula="of:=[.F305]" office:value-type="float" office:value="0" calcext:value-type="float">
            <text:p>0</text:p>
          </table:table-cell>
          <table:table-cell table:formula="of:=IF([.G305]=0;1;[.G305])" office:value-type="float" office:value="1" calcext:value-type="float">
            <text:p>1</text:p>
          </table:table-cell>
          <table:table-cell table:formula="of:=IF([.H305]=0;5;[.H305])" office:value-type="float" office:value="5" calcext:value-type="float">
            <text:p>5</text:p>
          </table:table-cell>
          <table:table-cell table:formula="of:=IF([.I305]=0;15;[.I305])" office:value-type="float" office:value="15" calcext:value-type="float">
            <text:p>15</text:p>
          </table:table-cell>
          <table:table-cell table:formula="of:=IF([.B305]=0;[.D305];&quot;&quot;) &amp; IF([.B305]=[$Basic.$B$2];&quot;Open Terrain&quot;;&quot;&quot;) &amp; IF([.B305]=[$Basic.$C$2];&quot;Difficult Terrain&quot;;&quot;&quot;) &amp; IF([.B305]=[$Basic.$D$2];&quot;Extreme Terrain&quot;;&quot;&quot;)">
            <text:p/>
          </table:table-cell>
          <table:table-cell table:formula="of:= [.N305] &amp; &quot; &quot; &amp; [.E305]" office:value-type="string" office:string-value=" 15/8" calcext:value-type="string">
            <text:p><text:s/>15/8</text:p>
          </table:table-cell>
          <table:table-cell table:formula="of:=CEILING([.J305])" office:value-type="float" office:value="0" calcext:value-type="float">
            <text:p>0</text:p>
          </table:table-cell>
          <table:table-cell table:formula="of:=CEILING(8*[.J305])" office:value-type="float" office:value="0" calcext:value-type="float">
            <text:p>0</text:p>
          </table:table-cell>
          <table:table-cell table:formula="of:=CEILING(1*[.K305])" office:value-type="float" office:value="1" calcext:value-type="float">
            <text:p>1</text:p>
          </table:table-cell>
          <table:table-cell table:formula="of:=CEILING(2*[.K305])" office:value-type="float" office:value="2" calcext:value-type="float">
            <text:p>2</text:p>
          </table:table-cell>
          <table:table-cell table:formula="of:=CEILING(5*[.K305])" office:value-type="float" office:value="5" calcext:value-type="float">
            <text:p>5</text:p>
          </table:table-cell>
          <table:table-cell table:formula="of:=CEILING(1*[.L305])" office:value-type="float" office:value="5" calcext:value-type="float">
            <text:p>5</text:p>
          </table:table-cell>
          <table:table-cell table:formula="of:=CEILING(2*[.L305])" office:value-type="float" office:value="10" calcext:value-type="float">
            <text:p>10</text:p>
          </table:table-cell>
          <table:table-cell table:formula="of:=CEILING(1*[.M305])" office:value-type="float" office:value="15" calcext:value-type="float">
            <text:p>15</text:p>
          </table:table-cell>
          <table:table-cell table:formula="of:=CEILING(2*[.M305])" office:value-type="float" office:value="30" calcext:value-type="float">
            <text:p>30</text:p>
          </table:table-cell>
          <table:table-cell table:formula="of:=CEILING(6*[.M305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table:formula="of:=MOD([.A306]-1;[$Basic.$A$2]+1)" office:value-type="float" office:value="0" calcext:value-type="float">
            <text:p>0</text:p>
          </table:table-cell>
          <table:table-cell table:formula="of:=CEILING(([.A306]-[.B306])/[$Basic.$A$2]; 1)+3" office:value-type="float" office:value="24" calcext:value-type="float">
            <text:p>24</text:p>
          </table:table-cell>
          <table:table-cell table:formula="of:=IF([.B306]=0;INDIRECT(ADDRESS([.C306];1;1;1;&quot;Basic&quot;));&quot;&quot;)" office:value-type="float" office:value="0" calcext:value-type="float">
            <text:p>0</text:p>
          </table:table-cell>
          <table:table-cell table:style-name="ce3" table:formula="of:=[.B306] &amp; &quot;/&quot; &amp; [$Basic.$B$2]" office:value-type="string" office:string-value="0/8" calcext:value-type="string">
            <text:p>0/8</text:p>
          </table:table-cell>
          <table:table-cell table:formula="of:=INDIRECT(ADDRESS([.$C306];2;1;1;&quot;Basic&quot;))*[.$B306]/[$Basic.$B$2]" office:value-type="float" office:value="0" calcext:value-type="float">
            <text:p>0</text:p>
          </table:table-cell>
          <table:table-cell table:formula="of:=INDIRECT(ADDRESS([.$C306];3;1;1;&quot;Basic&quot;))*[.$B306]/[$Basic.$B$2]" office:value-type="float" office:value="0" calcext:value-type="float">
            <text:p>0</text:p>
          </table:table-cell>
          <table:table-cell table:formula="of:=INDIRECT(ADDRESS([.$C306];4;1;1;&quot;Basic&quot;))*[.$B306]/[$Basic.$B$2]" office:value-type="float" office:value="0" calcext:value-type="float">
            <text:p>0</text:p>
          </table:table-cell>
          <table:table-cell table:formula="of:=INDIRECT(ADDRESS([.$C306];5;1;1;&quot;Basic&quot;))*[.$B306]/[$Basic.$B$2]" office:value-type="float" office:value="0" calcext:value-type="float">
            <text:p>0</text:p>
          </table:table-cell>
          <table:table-cell table:formula="of:=[.F306]" office:value-type="float" office:value="0" calcext:value-type="float">
            <text:p>0</text:p>
          </table:table-cell>
          <table:table-cell table:formula="of:=IF([.G306]=0;1;[.G306])" office:value-type="float" office:value="1" calcext:value-type="float">
            <text:p>1</text:p>
          </table:table-cell>
          <table:table-cell table:formula="of:=IF([.H306]=0;5;[.H306])" office:value-type="float" office:value="5" calcext:value-type="float">
            <text:p>5</text:p>
          </table:table-cell>
          <table:table-cell table:formula="of:=IF([.I306]=0;15;[.I306])" office:value-type="float" office:value="15" calcext:value-type="float">
            <text:p>15</text:p>
          </table:table-cell>
          <table:table-cell table:formula="of:=IF([.B306]=0;[.D306];&quot;&quot;) &amp; IF([.B306]=[$Basic.$B$2];&quot;Open Terrain&quot;;&quot;&quot;) &amp; IF([.B306]=[$Basic.$C$2];&quot;Difficult Terrain&quot;;&quot;&quot;) &amp; IF([.B306]=[$Basic.$D$2];&quot;Extreme Terrain&quot;;&quot;&quot;)" office:value-type="string" office:string-value="0" calcext:value-type="string">
            <text:p>0</text:p>
          </table:table-cell>
          <table:table-cell table:formula="of:= [.N306] &amp; &quot; &quot; &amp; [.E306]" office:value-type="string" office:string-value="0 0/8" calcext:value-type="string">
            <text:p>0 0/8</text:p>
          </table:table-cell>
          <table:table-cell table:formula="of:=CEILING([.J306])" office:value-type="float" office:value="0" calcext:value-type="float">
            <text:p>0</text:p>
          </table:table-cell>
          <table:table-cell table:formula="of:=CEILING(8*[.J306])" office:value-type="float" office:value="0" calcext:value-type="float">
            <text:p>0</text:p>
          </table:table-cell>
          <table:table-cell table:formula="of:=CEILING(1*[.K306])" office:value-type="float" office:value="1" calcext:value-type="float">
            <text:p>1</text:p>
          </table:table-cell>
          <table:table-cell table:formula="of:=CEILING(2*[.K306])" office:value-type="float" office:value="2" calcext:value-type="float">
            <text:p>2</text:p>
          </table:table-cell>
          <table:table-cell table:formula="of:=CEILING(5*[.K306])" office:value-type="float" office:value="5" calcext:value-type="float">
            <text:p>5</text:p>
          </table:table-cell>
          <table:table-cell table:formula="of:=CEILING(1*[.L306])" office:value-type="float" office:value="5" calcext:value-type="float">
            <text:p>5</text:p>
          </table:table-cell>
          <table:table-cell table:formula="of:=CEILING(2*[.L306])" office:value-type="float" office:value="10" calcext:value-type="float">
            <text:p>10</text:p>
          </table:table-cell>
          <table:table-cell table:formula="of:=CEILING(1*[.M306])" office:value-type="float" office:value="15" calcext:value-type="float">
            <text:p>15</text:p>
          </table:table-cell>
          <table:table-cell table:formula="of:=CEILING(2*[.M306])" office:value-type="float" office:value="30" calcext:value-type="float">
            <text:p>30</text:p>
          </table:table-cell>
          <table:table-cell table:formula="of:=CEILING(6*[.M306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table:formula="of:=MOD([.A307]-1;[$Basic.$A$2]+1)" office:value-type="float" office:value="1" calcext:value-type="float">
            <text:p>1</text:p>
          </table:table-cell>
          <table:table-cell table:formula="of:=CEILING(([.A307]-[.B307])/[$Basic.$A$2]; 1)+3" office:value-type="float" office:value="24" calcext:value-type="float">
            <text:p>24</text:p>
          </table:table-cell>
          <table:table-cell table:formula="of:=IF([.B307]=0;INDIRECT(ADDRESS([.C307];1;1;1;&quot;Basic&quot;));&quot;&quot;)">
            <text:p/>
          </table:table-cell>
          <table:table-cell table:style-name="ce3" table:formula="of:=[.B307] &amp; &quot;/&quot; &amp; [$Basic.$B$2]" office:value-type="string" office:string-value="1/8" calcext:value-type="string">
            <text:p>1/8</text:p>
          </table:table-cell>
          <table:table-cell table:formula="of:=INDIRECT(ADDRESS([.$C307];2;1;1;&quot;Basic&quot;))*[.$B307]/[$Basic.$B$2]" office:value-type="float" office:value="0" calcext:value-type="float">
            <text:p>0</text:p>
          </table:table-cell>
          <table:table-cell table:formula="of:=INDIRECT(ADDRESS([.$C307];3;1;1;&quot;Basic&quot;))*[.$B307]/[$Basic.$B$2]" office:value-type="float" office:value="0" calcext:value-type="float">
            <text:p>0</text:p>
          </table:table-cell>
          <table:table-cell table:formula="of:=INDIRECT(ADDRESS([.$C307];4;1;1;&quot;Basic&quot;))*[.$B307]/[$Basic.$B$2]" office:value-type="float" office:value="0" calcext:value-type="float">
            <text:p>0</text:p>
          </table:table-cell>
          <table:table-cell table:formula="of:=INDIRECT(ADDRESS([.$C307];5;1;1;&quot;Basic&quot;))*[.$B307]/[$Basic.$B$2]" office:value-type="float" office:value="0" calcext:value-type="float">
            <text:p>0</text:p>
          </table:table-cell>
          <table:table-cell table:formula="of:=[.F307]" office:value-type="float" office:value="0" calcext:value-type="float">
            <text:p>0</text:p>
          </table:table-cell>
          <table:table-cell table:formula="of:=IF([.G307]=0;1;[.G307])" office:value-type="float" office:value="1" calcext:value-type="float">
            <text:p>1</text:p>
          </table:table-cell>
          <table:table-cell table:formula="of:=IF([.H307]=0;5;[.H307])" office:value-type="float" office:value="5" calcext:value-type="float">
            <text:p>5</text:p>
          </table:table-cell>
          <table:table-cell table:formula="of:=IF([.I307]=0;15;[.I307])" office:value-type="float" office:value="15" calcext:value-type="float">
            <text:p>15</text:p>
          </table:table-cell>
          <table:table-cell table:formula="of:=IF([.B307]=0;[.D307];&quot;&quot;) &amp; IF([.B307]=[$Basic.$B$2];&quot;Open Terrain&quot;;&quot;&quot;) &amp; IF([.B307]=[$Basic.$C$2];&quot;Difficult Terrain&quot;;&quot;&quot;) &amp; IF([.B307]=[$Basic.$D$2];&quot;Extreme Terrain&quot;;&quot;&quot;)">
            <text:p/>
          </table:table-cell>
          <table:table-cell table:formula="of:= [.N307] &amp; &quot; &quot; &amp; [.E307]" office:value-type="string" office:string-value=" 1/8" calcext:value-type="string">
            <text:p><text:s/>1/8</text:p>
          </table:table-cell>
          <table:table-cell table:formula="of:=CEILING([.J307])" office:value-type="float" office:value="0" calcext:value-type="float">
            <text:p>0</text:p>
          </table:table-cell>
          <table:table-cell table:formula="of:=CEILING(8*[.J307])" office:value-type="float" office:value="0" calcext:value-type="float">
            <text:p>0</text:p>
          </table:table-cell>
          <table:table-cell table:formula="of:=CEILING(1*[.K307])" office:value-type="float" office:value="1" calcext:value-type="float">
            <text:p>1</text:p>
          </table:table-cell>
          <table:table-cell table:formula="of:=CEILING(2*[.K307])" office:value-type="float" office:value="2" calcext:value-type="float">
            <text:p>2</text:p>
          </table:table-cell>
          <table:table-cell table:formula="of:=CEILING(5*[.K307])" office:value-type="float" office:value="5" calcext:value-type="float">
            <text:p>5</text:p>
          </table:table-cell>
          <table:table-cell table:formula="of:=CEILING(1*[.L307])" office:value-type="float" office:value="5" calcext:value-type="float">
            <text:p>5</text:p>
          </table:table-cell>
          <table:table-cell table:formula="of:=CEILING(2*[.L307])" office:value-type="float" office:value="10" calcext:value-type="float">
            <text:p>10</text:p>
          </table:table-cell>
          <table:table-cell table:formula="of:=CEILING(1*[.M307])" office:value-type="float" office:value="15" calcext:value-type="float">
            <text:p>15</text:p>
          </table:table-cell>
          <table:table-cell table:formula="of:=CEILING(2*[.M307])" office:value-type="float" office:value="30" calcext:value-type="float">
            <text:p>30</text:p>
          </table:table-cell>
          <table:table-cell table:formula="of:=CEILING(6*[.M307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table:formula="of:=MOD([.A308]-1;[$Basic.$A$2]+1)" office:value-type="float" office:value="2" calcext:value-type="float">
            <text:p>2</text:p>
          </table:table-cell>
          <table:table-cell table:formula="of:=CEILING(([.A308]-[.B308])/[$Basic.$A$2]; 1)+3" office:value-type="float" office:value="24" calcext:value-type="float">
            <text:p>24</text:p>
          </table:table-cell>
          <table:table-cell table:formula="of:=IF([.B308]=0;INDIRECT(ADDRESS([.C308];1;1;1;&quot;Basic&quot;));&quot;&quot;)">
            <text:p/>
          </table:table-cell>
          <table:table-cell table:style-name="ce3" table:formula="of:=[.B308] &amp; &quot;/&quot; &amp; [$Basic.$B$2]" office:value-type="string" office:string-value="2/8" calcext:value-type="string">
            <text:p>2/8</text:p>
          </table:table-cell>
          <table:table-cell table:formula="of:=INDIRECT(ADDRESS([.$C308];2;1;1;&quot;Basic&quot;))*[.$B308]/[$Basic.$B$2]" office:value-type="float" office:value="0" calcext:value-type="float">
            <text:p>0</text:p>
          </table:table-cell>
          <table:table-cell table:formula="of:=INDIRECT(ADDRESS([.$C308];3;1;1;&quot;Basic&quot;))*[.$B308]/[$Basic.$B$2]" office:value-type="float" office:value="0" calcext:value-type="float">
            <text:p>0</text:p>
          </table:table-cell>
          <table:table-cell table:formula="of:=INDIRECT(ADDRESS([.$C308];4;1;1;&quot;Basic&quot;))*[.$B308]/[$Basic.$B$2]" office:value-type="float" office:value="0" calcext:value-type="float">
            <text:p>0</text:p>
          </table:table-cell>
          <table:table-cell table:formula="of:=INDIRECT(ADDRESS([.$C308];5;1;1;&quot;Basic&quot;))*[.$B308]/[$Basic.$B$2]" office:value-type="float" office:value="0" calcext:value-type="float">
            <text:p>0</text:p>
          </table:table-cell>
          <table:table-cell table:formula="of:=[.F308]" office:value-type="float" office:value="0" calcext:value-type="float">
            <text:p>0</text:p>
          </table:table-cell>
          <table:table-cell table:formula="of:=IF([.G308]=0;1;[.G308])" office:value-type="float" office:value="1" calcext:value-type="float">
            <text:p>1</text:p>
          </table:table-cell>
          <table:table-cell table:formula="of:=IF([.H308]=0;5;[.H308])" office:value-type="float" office:value="5" calcext:value-type="float">
            <text:p>5</text:p>
          </table:table-cell>
          <table:table-cell table:formula="of:=IF([.I308]=0;15;[.I308])" office:value-type="float" office:value="15" calcext:value-type="float">
            <text:p>15</text:p>
          </table:table-cell>
          <table:table-cell table:formula="of:=IF([.B308]=0;[.D308];&quot;&quot;) &amp; IF([.B308]=[$Basic.$B$2];&quot;Open Terrain&quot;;&quot;&quot;) &amp; IF([.B308]=[$Basic.$C$2];&quot;Difficult Terrain&quot;;&quot;&quot;) &amp; IF([.B308]=[$Basic.$D$2];&quot;Extreme Terrain&quot;;&quot;&quot;)">
            <text:p/>
          </table:table-cell>
          <table:table-cell table:formula="of:= [.N308] &amp; &quot; &quot; &amp; [.E308]" office:value-type="string" office:string-value=" 2/8" calcext:value-type="string">
            <text:p><text:s/>2/8</text:p>
          </table:table-cell>
          <table:table-cell table:formula="of:=CEILING([.J308])" office:value-type="float" office:value="0" calcext:value-type="float">
            <text:p>0</text:p>
          </table:table-cell>
          <table:table-cell table:formula="of:=CEILING(8*[.J308])" office:value-type="float" office:value="0" calcext:value-type="float">
            <text:p>0</text:p>
          </table:table-cell>
          <table:table-cell table:formula="of:=CEILING(1*[.K308])" office:value-type="float" office:value="1" calcext:value-type="float">
            <text:p>1</text:p>
          </table:table-cell>
          <table:table-cell table:formula="of:=CEILING(2*[.K308])" office:value-type="float" office:value="2" calcext:value-type="float">
            <text:p>2</text:p>
          </table:table-cell>
          <table:table-cell table:formula="of:=CEILING(5*[.K308])" office:value-type="float" office:value="5" calcext:value-type="float">
            <text:p>5</text:p>
          </table:table-cell>
          <table:table-cell table:formula="of:=CEILING(1*[.L308])" office:value-type="float" office:value="5" calcext:value-type="float">
            <text:p>5</text:p>
          </table:table-cell>
          <table:table-cell table:formula="of:=CEILING(2*[.L308])" office:value-type="float" office:value="10" calcext:value-type="float">
            <text:p>10</text:p>
          </table:table-cell>
          <table:table-cell table:formula="of:=CEILING(1*[.M308])" office:value-type="float" office:value="15" calcext:value-type="float">
            <text:p>15</text:p>
          </table:table-cell>
          <table:table-cell table:formula="of:=CEILING(2*[.M308])" office:value-type="float" office:value="30" calcext:value-type="float">
            <text:p>30</text:p>
          </table:table-cell>
          <table:table-cell table:formula="of:=CEILING(6*[.M308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table:formula="of:=MOD([.A309]-1;[$Basic.$A$2]+1)" office:value-type="float" office:value="3" calcext:value-type="float">
            <text:p>3</text:p>
          </table:table-cell>
          <table:table-cell table:formula="of:=CEILING(([.A309]-[.B309])/[$Basic.$A$2]; 1)+3" office:value-type="float" office:value="24" calcext:value-type="float">
            <text:p>24</text:p>
          </table:table-cell>
          <table:table-cell table:formula="of:=IF([.B309]=0;INDIRECT(ADDRESS([.C309];1;1;1;&quot;Basic&quot;));&quot;&quot;)">
            <text:p/>
          </table:table-cell>
          <table:table-cell table:style-name="ce3" table:formula="of:=[.B309] &amp; &quot;/&quot; &amp; [$Basic.$B$2]" office:value-type="string" office:string-value="3/8" calcext:value-type="string">
            <text:p>3/8</text:p>
          </table:table-cell>
          <table:table-cell table:formula="of:=INDIRECT(ADDRESS([.$C309];2;1;1;&quot;Basic&quot;))*[.$B309]/[$Basic.$B$2]" office:value-type="float" office:value="0" calcext:value-type="float">
            <text:p>0</text:p>
          </table:table-cell>
          <table:table-cell table:formula="of:=INDIRECT(ADDRESS([.$C309];3;1;1;&quot;Basic&quot;))*[.$B309]/[$Basic.$B$2]" office:value-type="float" office:value="0" calcext:value-type="float">
            <text:p>0</text:p>
          </table:table-cell>
          <table:table-cell table:formula="of:=INDIRECT(ADDRESS([.$C309];4;1;1;&quot;Basic&quot;))*[.$B309]/[$Basic.$B$2]" office:value-type="float" office:value="0" calcext:value-type="float">
            <text:p>0</text:p>
          </table:table-cell>
          <table:table-cell table:formula="of:=INDIRECT(ADDRESS([.$C309];5;1;1;&quot;Basic&quot;))*[.$B309]/[$Basic.$B$2]" office:value-type="float" office:value="0" calcext:value-type="float">
            <text:p>0</text:p>
          </table:table-cell>
          <table:table-cell table:formula="of:=[.F309]" office:value-type="float" office:value="0" calcext:value-type="float">
            <text:p>0</text:p>
          </table:table-cell>
          <table:table-cell table:formula="of:=IF([.G309]=0;1;[.G309])" office:value-type="float" office:value="1" calcext:value-type="float">
            <text:p>1</text:p>
          </table:table-cell>
          <table:table-cell table:formula="of:=IF([.H309]=0;5;[.H309])" office:value-type="float" office:value="5" calcext:value-type="float">
            <text:p>5</text:p>
          </table:table-cell>
          <table:table-cell table:formula="of:=IF([.I309]=0;15;[.I309])" office:value-type="float" office:value="15" calcext:value-type="float">
            <text:p>15</text:p>
          </table:table-cell>
          <table:table-cell table:formula="of:=IF([.B309]=0;[.D309];&quot;&quot;) &amp; IF([.B309]=[$Basic.$B$2];&quot;Open Terrain&quot;;&quot;&quot;) &amp; IF([.B309]=[$Basic.$C$2];&quot;Difficult Terrain&quot;;&quot;&quot;) &amp; IF([.B309]=[$Basic.$D$2];&quot;Extreme Terrain&quot;;&quot;&quot;)">
            <text:p/>
          </table:table-cell>
          <table:table-cell table:formula="of:= [.N309] &amp; &quot; &quot; &amp; [.E309]" office:value-type="string" office:string-value=" 3/8" calcext:value-type="string">
            <text:p><text:s/>3/8</text:p>
          </table:table-cell>
          <table:table-cell table:formula="of:=CEILING([.J309])" office:value-type="float" office:value="0" calcext:value-type="float">
            <text:p>0</text:p>
          </table:table-cell>
          <table:table-cell table:formula="of:=CEILING(8*[.J309])" office:value-type="float" office:value="0" calcext:value-type="float">
            <text:p>0</text:p>
          </table:table-cell>
          <table:table-cell table:formula="of:=CEILING(1*[.K309])" office:value-type="float" office:value="1" calcext:value-type="float">
            <text:p>1</text:p>
          </table:table-cell>
          <table:table-cell table:formula="of:=CEILING(2*[.K309])" office:value-type="float" office:value="2" calcext:value-type="float">
            <text:p>2</text:p>
          </table:table-cell>
          <table:table-cell table:formula="of:=CEILING(5*[.K309])" office:value-type="float" office:value="5" calcext:value-type="float">
            <text:p>5</text:p>
          </table:table-cell>
          <table:table-cell table:formula="of:=CEILING(1*[.L309])" office:value-type="float" office:value="5" calcext:value-type="float">
            <text:p>5</text:p>
          </table:table-cell>
          <table:table-cell table:formula="of:=CEILING(2*[.L309])" office:value-type="float" office:value="10" calcext:value-type="float">
            <text:p>10</text:p>
          </table:table-cell>
          <table:table-cell table:formula="of:=CEILING(1*[.M309])" office:value-type="float" office:value="15" calcext:value-type="float">
            <text:p>15</text:p>
          </table:table-cell>
          <table:table-cell table:formula="of:=CEILING(2*[.M309])" office:value-type="float" office:value="30" calcext:value-type="float">
            <text:p>30</text:p>
          </table:table-cell>
          <table:table-cell table:formula="of:=CEILING(6*[.M309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table:formula="of:=MOD([.A310]-1;[$Basic.$A$2]+1)" office:value-type="float" office:value="4" calcext:value-type="float">
            <text:p>4</text:p>
          </table:table-cell>
          <table:table-cell table:formula="of:=CEILING(([.A310]-[.B310])/[$Basic.$A$2]; 1)+3" office:value-type="float" office:value="24" calcext:value-type="float">
            <text:p>24</text:p>
          </table:table-cell>
          <table:table-cell table:formula="of:=IF([.B310]=0;INDIRECT(ADDRESS([.C310];1;1;1;&quot;Basic&quot;));&quot;&quot;)">
            <text:p/>
          </table:table-cell>
          <table:table-cell table:style-name="ce3" table:formula="of:=[.B310] &amp; &quot;/&quot; &amp; [$Basic.$B$2]" office:value-type="string" office:string-value="4/8" calcext:value-type="string">
            <text:p>4/8</text:p>
          </table:table-cell>
          <table:table-cell table:formula="of:=INDIRECT(ADDRESS([.$C310];2;1;1;&quot;Basic&quot;))*[.$B310]/[$Basic.$B$2]" office:value-type="float" office:value="0" calcext:value-type="float">
            <text:p>0</text:p>
          </table:table-cell>
          <table:table-cell table:formula="of:=INDIRECT(ADDRESS([.$C310];3;1;1;&quot;Basic&quot;))*[.$B310]/[$Basic.$B$2]" office:value-type="float" office:value="0" calcext:value-type="float">
            <text:p>0</text:p>
          </table:table-cell>
          <table:table-cell table:formula="of:=INDIRECT(ADDRESS([.$C310];4;1;1;&quot;Basic&quot;))*[.$B310]/[$Basic.$B$2]" office:value-type="float" office:value="0" calcext:value-type="float">
            <text:p>0</text:p>
          </table:table-cell>
          <table:table-cell table:formula="of:=INDIRECT(ADDRESS([.$C310];5;1;1;&quot;Basic&quot;))*[.$B310]/[$Basic.$B$2]" office:value-type="float" office:value="0" calcext:value-type="float">
            <text:p>0</text:p>
          </table:table-cell>
          <table:table-cell table:formula="of:=[.F310]" office:value-type="float" office:value="0" calcext:value-type="float">
            <text:p>0</text:p>
          </table:table-cell>
          <table:table-cell table:formula="of:=IF([.G310]=0;1;[.G310])" office:value-type="float" office:value="1" calcext:value-type="float">
            <text:p>1</text:p>
          </table:table-cell>
          <table:table-cell table:formula="of:=IF([.H310]=0;5;[.H310])" office:value-type="float" office:value="5" calcext:value-type="float">
            <text:p>5</text:p>
          </table:table-cell>
          <table:table-cell table:formula="of:=IF([.I310]=0;15;[.I310])" office:value-type="float" office:value="15" calcext:value-type="float">
            <text:p>15</text:p>
          </table:table-cell>
          <table:table-cell table:formula="of:=IF([.B310]=0;[.D310];&quot;&quot;) &amp; IF([.B310]=[$Basic.$B$2];&quot;Open Terrain&quot;;&quot;&quot;) &amp; IF([.B310]=[$Basic.$C$2];&quot;Difficult Terrain&quot;;&quot;&quot;) &amp; IF([.B310]=[$Basic.$D$2];&quot;Extreme Terrain&quot;;&quot;&quot;)" office:value-type="string" office:string-value="Extreme Terrain" calcext:value-type="string">
            <text:p>Extreme Terrain</text:p>
          </table:table-cell>
          <table:table-cell table:formula="of:= [.N310] &amp; &quot; &quot; &amp; [.E310]" office:value-type="string" office:string-value="Extreme Terrain 4/8" calcext:value-type="string">
            <text:p>Extreme Terrain 4/8</text:p>
          </table:table-cell>
          <table:table-cell table:formula="of:=CEILING([.J310])" office:value-type="float" office:value="0" calcext:value-type="float">
            <text:p>0</text:p>
          </table:table-cell>
          <table:table-cell table:formula="of:=CEILING(8*[.J310])" office:value-type="float" office:value="0" calcext:value-type="float">
            <text:p>0</text:p>
          </table:table-cell>
          <table:table-cell table:formula="of:=CEILING(1*[.K310])" office:value-type="float" office:value="1" calcext:value-type="float">
            <text:p>1</text:p>
          </table:table-cell>
          <table:table-cell table:formula="of:=CEILING(2*[.K310])" office:value-type="float" office:value="2" calcext:value-type="float">
            <text:p>2</text:p>
          </table:table-cell>
          <table:table-cell table:formula="of:=CEILING(5*[.K310])" office:value-type="float" office:value="5" calcext:value-type="float">
            <text:p>5</text:p>
          </table:table-cell>
          <table:table-cell table:formula="of:=CEILING(1*[.L310])" office:value-type="float" office:value="5" calcext:value-type="float">
            <text:p>5</text:p>
          </table:table-cell>
          <table:table-cell table:formula="of:=CEILING(2*[.L310])" office:value-type="float" office:value="10" calcext:value-type="float">
            <text:p>10</text:p>
          </table:table-cell>
          <table:table-cell table:formula="of:=CEILING(1*[.M310])" office:value-type="float" office:value="15" calcext:value-type="float">
            <text:p>15</text:p>
          </table:table-cell>
          <table:table-cell table:formula="of:=CEILING(2*[.M310])" office:value-type="float" office:value="30" calcext:value-type="float">
            <text:p>30</text:p>
          </table:table-cell>
          <table:table-cell table:formula="of:=CEILING(6*[.M310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table:formula="of:=MOD([.A311]-1;[$Basic.$A$2]+1)" office:value-type="float" office:value="5" calcext:value-type="float">
            <text:p>5</text:p>
          </table:table-cell>
          <table:table-cell table:formula="of:=CEILING(([.A311]-[.B311])/[$Basic.$A$2]; 1)+3" office:value-type="float" office:value="24" calcext:value-type="float">
            <text:p>24</text:p>
          </table:table-cell>
          <table:table-cell table:formula="of:=IF([.B311]=0;INDIRECT(ADDRESS([.C311];1;1;1;&quot;Basic&quot;));&quot;&quot;)">
            <text:p/>
          </table:table-cell>
          <table:table-cell table:style-name="ce3" table:formula="of:=[.B311] &amp; &quot;/&quot; &amp; [$Basic.$B$2]" office:value-type="string" office:string-value="5/8" calcext:value-type="string">
            <text:p>5/8</text:p>
          </table:table-cell>
          <table:table-cell table:formula="of:=INDIRECT(ADDRESS([.$C311];2;1;1;&quot;Basic&quot;))*[.$B311]/[$Basic.$B$2]" office:value-type="float" office:value="0" calcext:value-type="float">
            <text:p>0</text:p>
          </table:table-cell>
          <table:table-cell table:formula="of:=INDIRECT(ADDRESS([.$C311];3;1;1;&quot;Basic&quot;))*[.$B311]/[$Basic.$B$2]" office:value-type="float" office:value="0" calcext:value-type="float">
            <text:p>0</text:p>
          </table:table-cell>
          <table:table-cell table:formula="of:=INDIRECT(ADDRESS([.$C311];4;1;1;&quot;Basic&quot;))*[.$B311]/[$Basic.$B$2]" office:value-type="float" office:value="0" calcext:value-type="float">
            <text:p>0</text:p>
          </table:table-cell>
          <table:table-cell table:formula="of:=INDIRECT(ADDRESS([.$C311];5;1;1;&quot;Basic&quot;))*[.$B311]/[$Basic.$B$2]" office:value-type="float" office:value="0" calcext:value-type="float">
            <text:p>0</text:p>
          </table:table-cell>
          <table:table-cell table:formula="of:=[.F311]" office:value-type="float" office:value="0" calcext:value-type="float">
            <text:p>0</text:p>
          </table:table-cell>
          <table:table-cell table:formula="of:=IF([.G311]=0;1;[.G311])" office:value-type="float" office:value="1" calcext:value-type="float">
            <text:p>1</text:p>
          </table:table-cell>
          <table:table-cell table:formula="of:=IF([.H311]=0;5;[.H311])" office:value-type="float" office:value="5" calcext:value-type="float">
            <text:p>5</text:p>
          </table:table-cell>
          <table:table-cell table:formula="of:=IF([.I311]=0;15;[.I311])" office:value-type="float" office:value="15" calcext:value-type="float">
            <text:p>15</text:p>
          </table:table-cell>
          <table:table-cell table:formula="of:=IF([.B311]=0;[.D311];&quot;&quot;) &amp; IF([.B311]=[$Basic.$B$2];&quot;Open Terrain&quot;;&quot;&quot;) &amp; IF([.B311]=[$Basic.$C$2];&quot;Difficult Terrain&quot;;&quot;&quot;) &amp; IF([.B311]=[$Basic.$D$2];&quot;Extreme Terrain&quot;;&quot;&quot;)">
            <text:p/>
          </table:table-cell>
          <table:table-cell table:formula="of:= [.N311] &amp; &quot; &quot; &amp; [.E311]" office:value-type="string" office:string-value=" 5/8" calcext:value-type="string">
            <text:p><text:s/>5/8</text:p>
          </table:table-cell>
          <table:table-cell table:formula="of:=CEILING([.J311])" office:value-type="float" office:value="0" calcext:value-type="float">
            <text:p>0</text:p>
          </table:table-cell>
          <table:table-cell table:formula="of:=CEILING(8*[.J311])" office:value-type="float" office:value="0" calcext:value-type="float">
            <text:p>0</text:p>
          </table:table-cell>
          <table:table-cell table:formula="of:=CEILING(1*[.K311])" office:value-type="float" office:value="1" calcext:value-type="float">
            <text:p>1</text:p>
          </table:table-cell>
          <table:table-cell table:formula="of:=CEILING(2*[.K311])" office:value-type="float" office:value="2" calcext:value-type="float">
            <text:p>2</text:p>
          </table:table-cell>
          <table:table-cell table:formula="of:=CEILING(5*[.K311])" office:value-type="float" office:value="5" calcext:value-type="float">
            <text:p>5</text:p>
          </table:table-cell>
          <table:table-cell table:formula="of:=CEILING(1*[.L311])" office:value-type="float" office:value="5" calcext:value-type="float">
            <text:p>5</text:p>
          </table:table-cell>
          <table:table-cell table:formula="of:=CEILING(2*[.L311])" office:value-type="float" office:value="10" calcext:value-type="float">
            <text:p>10</text:p>
          </table:table-cell>
          <table:table-cell table:formula="of:=CEILING(1*[.M311])" office:value-type="float" office:value="15" calcext:value-type="float">
            <text:p>15</text:p>
          </table:table-cell>
          <table:table-cell table:formula="of:=CEILING(2*[.M311])" office:value-type="float" office:value="30" calcext:value-type="float">
            <text:p>30</text:p>
          </table:table-cell>
          <table:table-cell table:formula="of:=CEILING(6*[.M311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table:formula="of:=MOD([.A312]-1;[$Basic.$A$2]+1)" office:value-type="float" office:value="6" calcext:value-type="float">
            <text:p>6</text:p>
          </table:table-cell>
          <table:table-cell table:formula="of:=CEILING(([.A312]-[.B312])/[$Basic.$A$2]; 1)+3" office:value-type="float" office:value="24" calcext:value-type="float">
            <text:p>24</text:p>
          </table:table-cell>
          <table:table-cell table:formula="of:=IF([.B312]=0;INDIRECT(ADDRESS([.C312];1;1;1;&quot;Basic&quot;));&quot;&quot;)">
            <text:p/>
          </table:table-cell>
          <table:table-cell table:style-name="ce3" table:formula="of:=[.B312] &amp; &quot;/&quot; &amp; [$Basic.$B$2]" office:value-type="string" office:string-value="6/8" calcext:value-type="string">
            <text:p>6/8</text:p>
          </table:table-cell>
          <table:table-cell table:formula="of:=INDIRECT(ADDRESS([.$C312];2;1;1;&quot;Basic&quot;))*[.$B312]/[$Basic.$B$2]" office:value-type="float" office:value="0" calcext:value-type="float">
            <text:p>0</text:p>
          </table:table-cell>
          <table:table-cell table:formula="of:=INDIRECT(ADDRESS([.$C312];3;1;1;&quot;Basic&quot;))*[.$B312]/[$Basic.$B$2]" office:value-type="float" office:value="0" calcext:value-type="float">
            <text:p>0</text:p>
          </table:table-cell>
          <table:table-cell table:formula="of:=INDIRECT(ADDRESS([.$C312];4;1;1;&quot;Basic&quot;))*[.$B312]/[$Basic.$B$2]" office:value-type="float" office:value="0" calcext:value-type="float">
            <text:p>0</text:p>
          </table:table-cell>
          <table:table-cell table:formula="of:=INDIRECT(ADDRESS([.$C312];5;1;1;&quot;Basic&quot;))*[.$B312]/[$Basic.$B$2]" office:value-type="float" office:value="0" calcext:value-type="float">
            <text:p>0</text:p>
          </table:table-cell>
          <table:table-cell table:formula="of:=[.F312]" office:value-type="float" office:value="0" calcext:value-type="float">
            <text:p>0</text:p>
          </table:table-cell>
          <table:table-cell table:formula="of:=IF([.G312]=0;1;[.G312])" office:value-type="float" office:value="1" calcext:value-type="float">
            <text:p>1</text:p>
          </table:table-cell>
          <table:table-cell table:formula="of:=IF([.H312]=0;5;[.H312])" office:value-type="float" office:value="5" calcext:value-type="float">
            <text:p>5</text:p>
          </table:table-cell>
          <table:table-cell table:formula="of:=IF([.I312]=0;15;[.I312])" office:value-type="float" office:value="15" calcext:value-type="float">
            <text:p>15</text:p>
          </table:table-cell>
          <table:table-cell table:formula="of:=IF([.B312]=0;[.D312];&quot;&quot;) &amp; IF([.B312]=[$Basic.$B$2];&quot;Open Terrain&quot;;&quot;&quot;) &amp; IF([.B312]=[$Basic.$C$2];&quot;Difficult Terrain&quot;;&quot;&quot;) &amp; IF([.B312]=[$Basic.$D$2];&quot;Extreme Terrain&quot;;&quot;&quot;)" office:value-type="string" office:string-value="Difficult Terrain" calcext:value-type="string">
            <text:p>Difficult Terrain</text:p>
          </table:table-cell>
          <table:table-cell table:formula="of:= [.N312] &amp; &quot; &quot; &amp; [.E312]" office:value-type="string" office:string-value="Difficult Terrain 6/8" calcext:value-type="string">
            <text:p>Difficult Terrain 6/8</text:p>
          </table:table-cell>
          <table:table-cell table:formula="of:=CEILING([.J312])" office:value-type="float" office:value="0" calcext:value-type="float">
            <text:p>0</text:p>
          </table:table-cell>
          <table:table-cell table:formula="of:=CEILING(8*[.J312])" office:value-type="float" office:value="0" calcext:value-type="float">
            <text:p>0</text:p>
          </table:table-cell>
          <table:table-cell table:formula="of:=CEILING(1*[.K312])" office:value-type="float" office:value="1" calcext:value-type="float">
            <text:p>1</text:p>
          </table:table-cell>
          <table:table-cell table:formula="of:=CEILING(2*[.K312])" office:value-type="float" office:value="2" calcext:value-type="float">
            <text:p>2</text:p>
          </table:table-cell>
          <table:table-cell table:formula="of:=CEILING(5*[.K312])" office:value-type="float" office:value="5" calcext:value-type="float">
            <text:p>5</text:p>
          </table:table-cell>
          <table:table-cell table:formula="of:=CEILING(1*[.L312])" office:value-type="float" office:value="5" calcext:value-type="float">
            <text:p>5</text:p>
          </table:table-cell>
          <table:table-cell table:formula="of:=CEILING(2*[.L312])" office:value-type="float" office:value="10" calcext:value-type="float">
            <text:p>10</text:p>
          </table:table-cell>
          <table:table-cell table:formula="of:=CEILING(1*[.M312])" office:value-type="float" office:value="15" calcext:value-type="float">
            <text:p>15</text:p>
          </table:table-cell>
          <table:table-cell table:formula="of:=CEILING(2*[.M312])" office:value-type="float" office:value="30" calcext:value-type="float">
            <text:p>30</text:p>
          </table:table-cell>
          <table:table-cell table:formula="of:=CEILING(6*[.M312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table:formula="of:=MOD([.A313]-1;[$Basic.$A$2]+1)" office:value-type="float" office:value="7" calcext:value-type="float">
            <text:p>7</text:p>
          </table:table-cell>
          <table:table-cell table:formula="of:=CEILING(([.A313]-[.B313])/[$Basic.$A$2]; 1)+3" office:value-type="float" office:value="24" calcext:value-type="float">
            <text:p>24</text:p>
          </table:table-cell>
          <table:table-cell table:formula="of:=IF([.B313]=0;INDIRECT(ADDRESS([.C313];1;1;1;&quot;Basic&quot;));&quot;&quot;)">
            <text:p/>
          </table:table-cell>
          <table:table-cell table:style-name="ce3" table:formula="of:=[.B313] &amp; &quot;/&quot; &amp; [$Basic.$B$2]" office:value-type="string" office:string-value="7/8" calcext:value-type="string">
            <text:p>7/8</text:p>
          </table:table-cell>
          <table:table-cell table:formula="of:=INDIRECT(ADDRESS([.$C313];2;1;1;&quot;Basic&quot;))*[.$B313]/[$Basic.$B$2]" office:value-type="float" office:value="0" calcext:value-type="float">
            <text:p>0</text:p>
          </table:table-cell>
          <table:table-cell table:formula="of:=INDIRECT(ADDRESS([.$C313];3;1;1;&quot;Basic&quot;))*[.$B313]/[$Basic.$B$2]" office:value-type="float" office:value="0" calcext:value-type="float">
            <text:p>0</text:p>
          </table:table-cell>
          <table:table-cell table:formula="of:=INDIRECT(ADDRESS([.$C313];4;1;1;&quot;Basic&quot;))*[.$B313]/[$Basic.$B$2]" office:value-type="float" office:value="0" calcext:value-type="float">
            <text:p>0</text:p>
          </table:table-cell>
          <table:table-cell table:formula="of:=INDIRECT(ADDRESS([.$C313];5;1;1;&quot;Basic&quot;))*[.$B313]/[$Basic.$B$2]" office:value-type="float" office:value="0" calcext:value-type="float">
            <text:p>0</text:p>
          </table:table-cell>
          <table:table-cell table:formula="of:=[.F313]" office:value-type="float" office:value="0" calcext:value-type="float">
            <text:p>0</text:p>
          </table:table-cell>
          <table:table-cell table:formula="of:=IF([.G313]=0;1;[.G313])" office:value-type="float" office:value="1" calcext:value-type="float">
            <text:p>1</text:p>
          </table:table-cell>
          <table:table-cell table:formula="of:=IF([.H313]=0;5;[.H313])" office:value-type="float" office:value="5" calcext:value-type="float">
            <text:p>5</text:p>
          </table:table-cell>
          <table:table-cell table:formula="of:=IF([.I313]=0;15;[.I313])" office:value-type="float" office:value="15" calcext:value-type="float">
            <text:p>15</text:p>
          </table:table-cell>
          <table:table-cell table:formula="of:=IF([.B313]=0;[.D313];&quot;&quot;) &amp; IF([.B313]=[$Basic.$B$2];&quot;Open Terrain&quot;;&quot;&quot;) &amp; IF([.B313]=[$Basic.$C$2];&quot;Difficult Terrain&quot;;&quot;&quot;) &amp; IF([.B313]=[$Basic.$D$2];&quot;Extreme Terrain&quot;;&quot;&quot;)">
            <text:p/>
          </table:table-cell>
          <table:table-cell table:formula="of:= [.N313] &amp; &quot; &quot; &amp; [.E313]" office:value-type="string" office:string-value=" 7/8" calcext:value-type="string">
            <text:p><text:s/>7/8</text:p>
          </table:table-cell>
          <table:table-cell table:formula="of:=CEILING([.J313])" office:value-type="float" office:value="0" calcext:value-type="float">
            <text:p>0</text:p>
          </table:table-cell>
          <table:table-cell table:formula="of:=CEILING(8*[.J313])" office:value-type="float" office:value="0" calcext:value-type="float">
            <text:p>0</text:p>
          </table:table-cell>
          <table:table-cell table:formula="of:=CEILING(1*[.K313])" office:value-type="float" office:value="1" calcext:value-type="float">
            <text:p>1</text:p>
          </table:table-cell>
          <table:table-cell table:formula="of:=CEILING(2*[.K313])" office:value-type="float" office:value="2" calcext:value-type="float">
            <text:p>2</text:p>
          </table:table-cell>
          <table:table-cell table:formula="of:=CEILING(5*[.K313])" office:value-type="float" office:value="5" calcext:value-type="float">
            <text:p>5</text:p>
          </table:table-cell>
          <table:table-cell table:formula="of:=CEILING(1*[.L313])" office:value-type="float" office:value="5" calcext:value-type="float">
            <text:p>5</text:p>
          </table:table-cell>
          <table:table-cell table:formula="of:=CEILING(2*[.L313])" office:value-type="float" office:value="10" calcext:value-type="float">
            <text:p>10</text:p>
          </table:table-cell>
          <table:table-cell table:formula="of:=CEILING(1*[.M313])" office:value-type="float" office:value="15" calcext:value-type="float">
            <text:p>15</text:p>
          </table:table-cell>
          <table:table-cell table:formula="of:=CEILING(2*[.M313])" office:value-type="float" office:value="30" calcext:value-type="float">
            <text:p>30</text:p>
          </table:table-cell>
          <table:table-cell table:formula="of:=CEILING(6*[.M313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table:formula="of:=MOD([.A314]-1;[$Basic.$A$2]+1)" office:value-type="float" office:value="8" calcext:value-type="float">
            <text:p>8</text:p>
          </table:table-cell>
          <table:table-cell table:formula="of:=CEILING(([.A314]-[.B314])/[$Basic.$A$2]; 1)+3" office:value-type="float" office:value="24" calcext:value-type="float">
            <text:p>24</text:p>
          </table:table-cell>
          <table:table-cell table:formula="of:=IF([.B314]=0;INDIRECT(ADDRESS([.C314];1;1;1;&quot;Basic&quot;));&quot;&quot;)">
            <text:p/>
          </table:table-cell>
          <table:table-cell table:style-name="ce3" table:formula="of:=[.B314] &amp; &quot;/&quot; &amp; [$Basic.$B$2]" office:value-type="string" office:string-value="8/8" calcext:value-type="string">
            <text:p>8/8</text:p>
          </table:table-cell>
          <table:table-cell table:formula="of:=INDIRECT(ADDRESS([.$C314];2;1;1;&quot;Basic&quot;))*[.$B314]/[$Basic.$B$2]" office:value-type="float" office:value="0" calcext:value-type="float">
            <text:p>0</text:p>
          </table:table-cell>
          <table:table-cell table:formula="of:=INDIRECT(ADDRESS([.$C314];3;1;1;&quot;Basic&quot;))*[.$B314]/[$Basic.$B$2]" office:value-type="float" office:value="0" calcext:value-type="float">
            <text:p>0</text:p>
          </table:table-cell>
          <table:table-cell table:formula="of:=INDIRECT(ADDRESS([.$C314];4;1;1;&quot;Basic&quot;))*[.$B314]/[$Basic.$B$2]" office:value-type="float" office:value="0" calcext:value-type="float">
            <text:p>0</text:p>
          </table:table-cell>
          <table:table-cell table:formula="of:=INDIRECT(ADDRESS([.$C314];5;1;1;&quot;Basic&quot;))*[.$B314]/[$Basic.$B$2]" office:value-type="float" office:value="0" calcext:value-type="float">
            <text:p>0</text:p>
          </table:table-cell>
          <table:table-cell table:formula="of:=[.F314]" office:value-type="float" office:value="0" calcext:value-type="float">
            <text:p>0</text:p>
          </table:table-cell>
          <table:table-cell table:formula="of:=IF([.G314]=0;1;[.G314])" office:value-type="float" office:value="1" calcext:value-type="float">
            <text:p>1</text:p>
          </table:table-cell>
          <table:table-cell table:formula="of:=IF([.H314]=0;5;[.H314])" office:value-type="float" office:value="5" calcext:value-type="float">
            <text:p>5</text:p>
          </table:table-cell>
          <table:table-cell table:formula="of:=IF([.I314]=0;15;[.I314])" office:value-type="float" office:value="15" calcext:value-type="float">
            <text:p>15</text:p>
          </table:table-cell>
          <table:table-cell table:formula="of:=IF([.B314]=0;[.D314];&quot;&quot;) &amp; IF([.B314]=[$Basic.$B$2];&quot;Open Terrain&quot;;&quot;&quot;) &amp; IF([.B314]=[$Basic.$C$2];&quot;Difficult Terrain&quot;;&quot;&quot;) &amp; IF([.B314]=[$Basic.$D$2];&quot;Extreme Terrain&quot;;&quot;&quot;)" office:value-type="string" office:string-value="Open Terrain" calcext:value-type="string">
            <text:p>Open Terrain</text:p>
          </table:table-cell>
          <table:table-cell table:formula="of:= [.N314] &amp; &quot; &quot; &amp; [.E314]" office:value-type="string" office:string-value="Open Terrain 8/8" calcext:value-type="string">
            <text:p>Open Terrain 8/8</text:p>
          </table:table-cell>
          <table:table-cell table:formula="of:=CEILING([.J314])" office:value-type="float" office:value="0" calcext:value-type="float">
            <text:p>0</text:p>
          </table:table-cell>
          <table:table-cell table:formula="of:=CEILING(8*[.J314])" office:value-type="float" office:value="0" calcext:value-type="float">
            <text:p>0</text:p>
          </table:table-cell>
          <table:table-cell table:formula="of:=CEILING(1*[.K314])" office:value-type="float" office:value="1" calcext:value-type="float">
            <text:p>1</text:p>
          </table:table-cell>
          <table:table-cell table:formula="of:=CEILING(2*[.K314])" office:value-type="float" office:value="2" calcext:value-type="float">
            <text:p>2</text:p>
          </table:table-cell>
          <table:table-cell table:formula="of:=CEILING(5*[.K314])" office:value-type="float" office:value="5" calcext:value-type="float">
            <text:p>5</text:p>
          </table:table-cell>
          <table:table-cell table:formula="of:=CEILING(1*[.L314])" office:value-type="float" office:value="5" calcext:value-type="float">
            <text:p>5</text:p>
          </table:table-cell>
          <table:table-cell table:formula="of:=CEILING(2*[.L314])" office:value-type="float" office:value="10" calcext:value-type="float">
            <text:p>10</text:p>
          </table:table-cell>
          <table:table-cell table:formula="of:=CEILING(1*[.M314])" office:value-type="float" office:value="15" calcext:value-type="float">
            <text:p>15</text:p>
          </table:table-cell>
          <table:table-cell table:formula="of:=CEILING(2*[.M314])" office:value-type="float" office:value="30" calcext:value-type="float">
            <text:p>30</text:p>
          </table:table-cell>
          <table:table-cell table:formula="of:=CEILING(6*[.M314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table:formula="of:=MOD([.A315]-1;[$Basic.$A$2]+1)" office:value-type="float" office:value="9" calcext:value-type="float">
            <text:p>9</text:p>
          </table:table-cell>
          <table:table-cell table:formula="of:=CEILING(([.A315]-[.B315])/[$Basic.$A$2]; 1)+3" office:value-type="float" office:value="24" calcext:value-type="float">
            <text:p>24</text:p>
          </table:table-cell>
          <table:table-cell table:formula="of:=IF([.B315]=0;INDIRECT(ADDRESS([.C315];1;1;1;&quot;Basic&quot;));&quot;&quot;)">
            <text:p/>
          </table:table-cell>
          <table:table-cell table:style-name="ce3" table:formula="of:=[.B315] &amp; &quot;/&quot; &amp; [$Basic.$B$2]" office:value-type="string" office:string-value="9/8" calcext:value-type="string">
            <text:p>9/8</text:p>
          </table:table-cell>
          <table:table-cell table:formula="of:=INDIRECT(ADDRESS([.$C315];2;1;1;&quot;Basic&quot;))*[.$B315]/[$Basic.$B$2]" office:value-type="float" office:value="0" calcext:value-type="float">
            <text:p>0</text:p>
          </table:table-cell>
          <table:table-cell table:formula="of:=INDIRECT(ADDRESS([.$C315];3;1;1;&quot;Basic&quot;))*[.$B315]/[$Basic.$B$2]" office:value-type="float" office:value="0" calcext:value-type="float">
            <text:p>0</text:p>
          </table:table-cell>
          <table:table-cell table:formula="of:=INDIRECT(ADDRESS([.$C315];4;1;1;&quot;Basic&quot;))*[.$B315]/[$Basic.$B$2]" office:value-type="float" office:value="0" calcext:value-type="float">
            <text:p>0</text:p>
          </table:table-cell>
          <table:table-cell table:formula="of:=INDIRECT(ADDRESS([.$C315];5;1;1;&quot;Basic&quot;))*[.$B315]/[$Basic.$B$2]" office:value-type="float" office:value="0" calcext:value-type="float">
            <text:p>0</text:p>
          </table:table-cell>
          <table:table-cell table:formula="of:=[.F315]" office:value-type="float" office:value="0" calcext:value-type="float">
            <text:p>0</text:p>
          </table:table-cell>
          <table:table-cell table:formula="of:=IF([.G315]=0;1;[.G315])" office:value-type="float" office:value="1" calcext:value-type="float">
            <text:p>1</text:p>
          </table:table-cell>
          <table:table-cell table:formula="of:=IF([.H315]=0;5;[.H315])" office:value-type="float" office:value="5" calcext:value-type="float">
            <text:p>5</text:p>
          </table:table-cell>
          <table:table-cell table:formula="of:=IF([.I315]=0;15;[.I315])" office:value-type="float" office:value="15" calcext:value-type="float">
            <text:p>15</text:p>
          </table:table-cell>
          <table:table-cell table:formula="of:=IF([.B315]=0;[.D315];&quot;&quot;) &amp; IF([.B315]=[$Basic.$B$2];&quot;Open Terrain&quot;;&quot;&quot;) &amp; IF([.B315]=[$Basic.$C$2];&quot;Difficult Terrain&quot;;&quot;&quot;) &amp; IF([.B315]=[$Basic.$D$2];&quot;Extreme Terrain&quot;;&quot;&quot;)">
            <text:p/>
          </table:table-cell>
          <table:table-cell table:formula="of:= [.N315] &amp; &quot; &quot; &amp; [.E315]" office:value-type="string" office:string-value=" 9/8" calcext:value-type="string">
            <text:p><text:s/>9/8</text:p>
          </table:table-cell>
          <table:table-cell table:formula="of:=CEILING([.J315])" office:value-type="float" office:value="0" calcext:value-type="float">
            <text:p>0</text:p>
          </table:table-cell>
          <table:table-cell table:formula="of:=CEILING(8*[.J315])" office:value-type="float" office:value="0" calcext:value-type="float">
            <text:p>0</text:p>
          </table:table-cell>
          <table:table-cell table:formula="of:=CEILING(1*[.K315])" office:value-type="float" office:value="1" calcext:value-type="float">
            <text:p>1</text:p>
          </table:table-cell>
          <table:table-cell table:formula="of:=CEILING(2*[.K315])" office:value-type="float" office:value="2" calcext:value-type="float">
            <text:p>2</text:p>
          </table:table-cell>
          <table:table-cell table:formula="of:=CEILING(5*[.K315])" office:value-type="float" office:value="5" calcext:value-type="float">
            <text:p>5</text:p>
          </table:table-cell>
          <table:table-cell table:formula="of:=CEILING(1*[.L315])" office:value-type="float" office:value="5" calcext:value-type="float">
            <text:p>5</text:p>
          </table:table-cell>
          <table:table-cell table:formula="of:=CEILING(2*[.L315])" office:value-type="float" office:value="10" calcext:value-type="float">
            <text:p>10</text:p>
          </table:table-cell>
          <table:table-cell table:formula="of:=CEILING(1*[.M315])" office:value-type="float" office:value="15" calcext:value-type="float">
            <text:p>15</text:p>
          </table:table-cell>
          <table:table-cell table:formula="of:=CEILING(2*[.M315])" office:value-type="float" office:value="30" calcext:value-type="float">
            <text:p>30</text:p>
          </table:table-cell>
          <table:table-cell table:formula="of:=CEILING(6*[.M315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table:formula="of:=MOD([.A316]-1;[$Basic.$A$2]+1)" office:value-type="float" office:value="10" calcext:value-type="float">
            <text:p>10</text:p>
          </table:table-cell>
          <table:table-cell table:formula="of:=CEILING(([.A316]-[.B316])/[$Basic.$A$2]; 1)+3" office:value-type="float" office:value="24" calcext:value-type="float">
            <text:p>24</text:p>
          </table:table-cell>
          <table:table-cell table:formula="of:=IF([.B316]=0;INDIRECT(ADDRESS([.C316];1;1;1;&quot;Basic&quot;));&quot;&quot;)">
            <text:p/>
          </table:table-cell>
          <table:table-cell table:style-name="ce3" table:formula="of:=[.B316] &amp; &quot;/&quot; &amp; [$Basic.$B$2]" office:value-type="string" office:string-value="10/8" calcext:value-type="string">
            <text:p>10/8</text:p>
          </table:table-cell>
          <table:table-cell table:formula="of:=INDIRECT(ADDRESS([.$C316];2;1;1;&quot;Basic&quot;))*[.$B316]/[$Basic.$B$2]" office:value-type="float" office:value="0" calcext:value-type="float">
            <text:p>0</text:p>
          </table:table-cell>
          <table:table-cell table:formula="of:=INDIRECT(ADDRESS([.$C316];3;1;1;&quot;Basic&quot;))*[.$B316]/[$Basic.$B$2]" office:value-type="float" office:value="0" calcext:value-type="float">
            <text:p>0</text:p>
          </table:table-cell>
          <table:table-cell table:formula="of:=INDIRECT(ADDRESS([.$C316];4;1;1;&quot;Basic&quot;))*[.$B316]/[$Basic.$B$2]" office:value-type="float" office:value="0" calcext:value-type="float">
            <text:p>0</text:p>
          </table:table-cell>
          <table:table-cell table:formula="of:=INDIRECT(ADDRESS([.$C316];5;1;1;&quot;Basic&quot;))*[.$B316]/[$Basic.$B$2]" office:value-type="float" office:value="0" calcext:value-type="float">
            <text:p>0</text:p>
          </table:table-cell>
          <table:table-cell table:formula="of:=[.F316]" office:value-type="float" office:value="0" calcext:value-type="float">
            <text:p>0</text:p>
          </table:table-cell>
          <table:table-cell table:formula="of:=IF([.G316]=0;1;[.G316])" office:value-type="float" office:value="1" calcext:value-type="float">
            <text:p>1</text:p>
          </table:table-cell>
          <table:table-cell table:formula="of:=IF([.H316]=0;5;[.H316])" office:value-type="float" office:value="5" calcext:value-type="float">
            <text:p>5</text:p>
          </table:table-cell>
          <table:table-cell table:formula="of:=IF([.I316]=0;15;[.I316])" office:value-type="float" office:value="15" calcext:value-type="float">
            <text:p>15</text:p>
          </table:table-cell>
          <table:table-cell table:formula="of:=IF([.B316]=0;[.D316];&quot;&quot;) &amp; IF([.B316]=[$Basic.$B$2];&quot;Open Terrain&quot;;&quot;&quot;) &amp; IF([.B316]=[$Basic.$C$2];&quot;Difficult Terrain&quot;;&quot;&quot;) &amp; IF([.B316]=[$Basic.$D$2];&quot;Extreme Terrain&quot;;&quot;&quot;)">
            <text:p/>
          </table:table-cell>
          <table:table-cell table:formula="of:= [.N316] &amp; &quot; &quot; &amp; [.E316]" office:value-type="string" office:string-value=" 10/8" calcext:value-type="string">
            <text:p><text:s/>10/8</text:p>
          </table:table-cell>
          <table:table-cell table:formula="of:=CEILING([.J316])" office:value-type="float" office:value="0" calcext:value-type="float">
            <text:p>0</text:p>
          </table:table-cell>
          <table:table-cell table:formula="of:=CEILING(8*[.J316])" office:value-type="float" office:value="0" calcext:value-type="float">
            <text:p>0</text:p>
          </table:table-cell>
          <table:table-cell table:formula="of:=CEILING(1*[.K316])" office:value-type="float" office:value="1" calcext:value-type="float">
            <text:p>1</text:p>
          </table:table-cell>
          <table:table-cell table:formula="of:=CEILING(2*[.K316])" office:value-type="float" office:value="2" calcext:value-type="float">
            <text:p>2</text:p>
          </table:table-cell>
          <table:table-cell table:formula="of:=CEILING(5*[.K316])" office:value-type="float" office:value="5" calcext:value-type="float">
            <text:p>5</text:p>
          </table:table-cell>
          <table:table-cell table:formula="of:=CEILING(1*[.L316])" office:value-type="float" office:value="5" calcext:value-type="float">
            <text:p>5</text:p>
          </table:table-cell>
          <table:table-cell table:formula="of:=CEILING(2*[.L316])" office:value-type="float" office:value="10" calcext:value-type="float">
            <text:p>10</text:p>
          </table:table-cell>
          <table:table-cell table:formula="of:=CEILING(1*[.M316])" office:value-type="float" office:value="15" calcext:value-type="float">
            <text:p>15</text:p>
          </table:table-cell>
          <table:table-cell table:formula="of:=CEILING(2*[.M316])" office:value-type="float" office:value="30" calcext:value-type="float">
            <text:p>30</text:p>
          </table:table-cell>
          <table:table-cell table:formula="of:=CEILING(6*[.M316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table:formula="of:=MOD([.A317]-1;[$Basic.$A$2]+1)" office:value-type="float" office:value="11" calcext:value-type="float">
            <text:p>11</text:p>
          </table:table-cell>
          <table:table-cell table:formula="of:=CEILING(([.A317]-[.B317])/[$Basic.$A$2]; 1)+3" office:value-type="float" office:value="24" calcext:value-type="float">
            <text:p>24</text:p>
          </table:table-cell>
          <table:table-cell table:formula="of:=IF([.B317]=0;INDIRECT(ADDRESS([.C317];1;1;1;&quot;Basic&quot;));&quot;&quot;)">
            <text:p/>
          </table:table-cell>
          <table:table-cell table:style-name="ce3" table:formula="of:=[.B317] &amp; &quot;/&quot; &amp; [$Basic.$B$2]" office:value-type="string" office:string-value="11/8" calcext:value-type="string">
            <text:p>11/8</text:p>
          </table:table-cell>
          <table:table-cell table:formula="of:=INDIRECT(ADDRESS([.$C317];2;1;1;&quot;Basic&quot;))*[.$B317]/[$Basic.$B$2]" office:value-type="float" office:value="0" calcext:value-type="float">
            <text:p>0</text:p>
          </table:table-cell>
          <table:table-cell table:formula="of:=INDIRECT(ADDRESS([.$C317];3;1;1;&quot;Basic&quot;))*[.$B317]/[$Basic.$B$2]" office:value-type="float" office:value="0" calcext:value-type="float">
            <text:p>0</text:p>
          </table:table-cell>
          <table:table-cell table:formula="of:=INDIRECT(ADDRESS([.$C317];4;1;1;&quot;Basic&quot;))*[.$B317]/[$Basic.$B$2]" office:value-type="float" office:value="0" calcext:value-type="float">
            <text:p>0</text:p>
          </table:table-cell>
          <table:table-cell table:formula="of:=INDIRECT(ADDRESS([.$C317];5;1;1;&quot;Basic&quot;))*[.$B317]/[$Basic.$B$2]" office:value-type="float" office:value="0" calcext:value-type="float">
            <text:p>0</text:p>
          </table:table-cell>
          <table:table-cell table:formula="of:=[.F317]" office:value-type="float" office:value="0" calcext:value-type="float">
            <text:p>0</text:p>
          </table:table-cell>
          <table:table-cell table:formula="of:=IF([.G317]=0;1;[.G317])" office:value-type="float" office:value="1" calcext:value-type="float">
            <text:p>1</text:p>
          </table:table-cell>
          <table:table-cell table:formula="of:=IF([.H317]=0;5;[.H317])" office:value-type="float" office:value="5" calcext:value-type="float">
            <text:p>5</text:p>
          </table:table-cell>
          <table:table-cell table:formula="of:=IF([.I317]=0;15;[.I317])" office:value-type="float" office:value="15" calcext:value-type="float">
            <text:p>15</text:p>
          </table:table-cell>
          <table:table-cell table:formula="of:=IF([.B317]=0;[.D317];&quot;&quot;) &amp; IF([.B317]=[$Basic.$B$2];&quot;Open Terrain&quot;;&quot;&quot;) &amp; IF([.B317]=[$Basic.$C$2];&quot;Difficult Terrain&quot;;&quot;&quot;) &amp; IF([.B317]=[$Basic.$D$2];&quot;Extreme Terrain&quot;;&quot;&quot;)">
            <text:p/>
          </table:table-cell>
          <table:table-cell table:formula="of:= [.N317] &amp; &quot; &quot; &amp; [.E317]" office:value-type="string" office:string-value=" 11/8" calcext:value-type="string">
            <text:p><text:s/>11/8</text:p>
          </table:table-cell>
          <table:table-cell table:formula="of:=CEILING([.J317])" office:value-type="float" office:value="0" calcext:value-type="float">
            <text:p>0</text:p>
          </table:table-cell>
          <table:table-cell table:formula="of:=CEILING(8*[.J317])" office:value-type="float" office:value="0" calcext:value-type="float">
            <text:p>0</text:p>
          </table:table-cell>
          <table:table-cell table:formula="of:=CEILING(1*[.K317])" office:value-type="float" office:value="1" calcext:value-type="float">
            <text:p>1</text:p>
          </table:table-cell>
          <table:table-cell table:formula="of:=CEILING(2*[.K317])" office:value-type="float" office:value="2" calcext:value-type="float">
            <text:p>2</text:p>
          </table:table-cell>
          <table:table-cell table:formula="of:=CEILING(5*[.K317])" office:value-type="float" office:value="5" calcext:value-type="float">
            <text:p>5</text:p>
          </table:table-cell>
          <table:table-cell table:formula="of:=CEILING(1*[.L317])" office:value-type="float" office:value="5" calcext:value-type="float">
            <text:p>5</text:p>
          </table:table-cell>
          <table:table-cell table:formula="of:=CEILING(2*[.L317])" office:value-type="float" office:value="10" calcext:value-type="float">
            <text:p>10</text:p>
          </table:table-cell>
          <table:table-cell table:formula="of:=CEILING(1*[.M317])" office:value-type="float" office:value="15" calcext:value-type="float">
            <text:p>15</text:p>
          </table:table-cell>
          <table:table-cell table:formula="of:=CEILING(2*[.M317])" office:value-type="float" office:value="30" calcext:value-type="float">
            <text:p>30</text:p>
          </table:table-cell>
          <table:table-cell table:formula="of:=CEILING(6*[.M317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table:formula="of:=MOD([.A318]-1;[$Basic.$A$2]+1)" office:value-type="float" office:value="12" calcext:value-type="float">
            <text:p>12</text:p>
          </table:table-cell>
          <table:table-cell table:formula="of:=CEILING(([.A318]-[.B318])/[$Basic.$A$2]; 1)+3" office:value-type="float" office:value="24" calcext:value-type="float">
            <text:p>24</text:p>
          </table:table-cell>
          <table:table-cell table:formula="of:=IF([.B318]=0;INDIRECT(ADDRESS([.C318];1;1;1;&quot;Basic&quot;));&quot;&quot;)">
            <text:p/>
          </table:table-cell>
          <table:table-cell table:style-name="ce3" table:formula="of:=[.B318] &amp; &quot;/&quot; &amp; [$Basic.$B$2]" office:value-type="string" office:string-value="12/8" calcext:value-type="string">
            <text:p>12/8</text:p>
          </table:table-cell>
          <table:table-cell table:formula="of:=INDIRECT(ADDRESS([.$C318];2;1;1;&quot;Basic&quot;))*[.$B318]/[$Basic.$B$2]" office:value-type="float" office:value="0" calcext:value-type="float">
            <text:p>0</text:p>
          </table:table-cell>
          <table:table-cell table:formula="of:=INDIRECT(ADDRESS([.$C318];3;1;1;&quot;Basic&quot;))*[.$B318]/[$Basic.$B$2]" office:value-type="float" office:value="0" calcext:value-type="float">
            <text:p>0</text:p>
          </table:table-cell>
          <table:table-cell table:formula="of:=INDIRECT(ADDRESS([.$C318];4;1;1;&quot;Basic&quot;))*[.$B318]/[$Basic.$B$2]" office:value-type="float" office:value="0" calcext:value-type="float">
            <text:p>0</text:p>
          </table:table-cell>
          <table:table-cell table:formula="of:=INDIRECT(ADDRESS([.$C318];5;1;1;&quot;Basic&quot;))*[.$B318]/[$Basic.$B$2]" office:value-type="float" office:value="0" calcext:value-type="float">
            <text:p>0</text:p>
          </table:table-cell>
          <table:table-cell table:formula="of:=[.F318]" office:value-type="float" office:value="0" calcext:value-type="float">
            <text:p>0</text:p>
          </table:table-cell>
          <table:table-cell table:formula="of:=IF([.G318]=0;1;[.G318])" office:value-type="float" office:value="1" calcext:value-type="float">
            <text:p>1</text:p>
          </table:table-cell>
          <table:table-cell table:formula="of:=IF([.H318]=0;5;[.H318])" office:value-type="float" office:value="5" calcext:value-type="float">
            <text:p>5</text:p>
          </table:table-cell>
          <table:table-cell table:formula="of:=IF([.I318]=0;15;[.I318])" office:value-type="float" office:value="15" calcext:value-type="float">
            <text:p>15</text:p>
          </table:table-cell>
          <table:table-cell table:formula="of:=IF([.B318]=0;[.D318];&quot;&quot;) &amp; IF([.B318]=[$Basic.$B$2];&quot;Open Terrain&quot;;&quot;&quot;) &amp; IF([.B318]=[$Basic.$C$2];&quot;Difficult Terrain&quot;;&quot;&quot;) &amp; IF([.B318]=[$Basic.$D$2];&quot;Extreme Terrain&quot;;&quot;&quot;)">
            <text:p/>
          </table:table-cell>
          <table:table-cell table:formula="of:= [.N318] &amp; &quot; &quot; &amp; [.E318]" office:value-type="string" office:string-value=" 12/8" calcext:value-type="string">
            <text:p><text:s/>12/8</text:p>
          </table:table-cell>
          <table:table-cell table:formula="of:=CEILING([.J318])" office:value-type="float" office:value="0" calcext:value-type="float">
            <text:p>0</text:p>
          </table:table-cell>
          <table:table-cell table:formula="of:=CEILING(8*[.J318])" office:value-type="float" office:value="0" calcext:value-type="float">
            <text:p>0</text:p>
          </table:table-cell>
          <table:table-cell table:formula="of:=CEILING(1*[.K318])" office:value-type="float" office:value="1" calcext:value-type="float">
            <text:p>1</text:p>
          </table:table-cell>
          <table:table-cell table:formula="of:=CEILING(2*[.K318])" office:value-type="float" office:value="2" calcext:value-type="float">
            <text:p>2</text:p>
          </table:table-cell>
          <table:table-cell table:formula="of:=CEILING(5*[.K318])" office:value-type="float" office:value="5" calcext:value-type="float">
            <text:p>5</text:p>
          </table:table-cell>
          <table:table-cell table:formula="of:=CEILING(1*[.L318])" office:value-type="float" office:value="5" calcext:value-type="float">
            <text:p>5</text:p>
          </table:table-cell>
          <table:table-cell table:formula="of:=CEILING(2*[.L318])" office:value-type="float" office:value="10" calcext:value-type="float">
            <text:p>10</text:p>
          </table:table-cell>
          <table:table-cell table:formula="of:=CEILING(1*[.M318])" office:value-type="float" office:value="15" calcext:value-type="float">
            <text:p>15</text:p>
          </table:table-cell>
          <table:table-cell table:formula="of:=CEILING(2*[.M318])" office:value-type="float" office:value="30" calcext:value-type="float">
            <text:p>30</text:p>
          </table:table-cell>
          <table:table-cell table:formula="of:=CEILING(6*[.M318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table:formula="of:=MOD([.A319]-1;[$Basic.$A$2]+1)" office:value-type="float" office:value="13" calcext:value-type="float">
            <text:p>13</text:p>
          </table:table-cell>
          <table:table-cell table:formula="of:=CEILING(([.A319]-[.B319])/[$Basic.$A$2]; 1)+3" office:value-type="float" office:value="24" calcext:value-type="float">
            <text:p>24</text:p>
          </table:table-cell>
          <table:table-cell table:formula="of:=IF([.B319]=0;INDIRECT(ADDRESS([.C319];1;1;1;&quot;Basic&quot;));&quot;&quot;)">
            <text:p/>
          </table:table-cell>
          <table:table-cell table:style-name="ce3" table:formula="of:=[.B319] &amp; &quot;/&quot; &amp; [$Basic.$B$2]" office:value-type="string" office:string-value="13/8" calcext:value-type="string">
            <text:p>13/8</text:p>
          </table:table-cell>
          <table:table-cell table:formula="of:=INDIRECT(ADDRESS([.$C319];2;1;1;&quot;Basic&quot;))*[.$B319]/[$Basic.$B$2]" office:value-type="float" office:value="0" calcext:value-type="float">
            <text:p>0</text:p>
          </table:table-cell>
          <table:table-cell table:formula="of:=INDIRECT(ADDRESS([.$C319];3;1;1;&quot;Basic&quot;))*[.$B319]/[$Basic.$B$2]" office:value-type="float" office:value="0" calcext:value-type="float">
            <text:p>0</text:p>
          </table:table-cell>
          <table:table-cell table:formula="of:=INDIRECT(ADDRESS([.$C319];4;1;1;&quot;Basic&quot;))*[.$B319]/[$Basic.$B$2]" office:value-type="float" office:value="0" calcext:value-type="float">
            <text:p>0</text:p>
          </table:table-cell>
          <table:table-cell table:formula="of:=INDIRECT(ADDRESS([.$C319];5;1;1;&quot;Basic&quot;))*[.$B319]/[$Basic.$B$2]" office:value-type="float" office:value="0" calcext:value-type="float">
            <text:p>0</text:p>
          </table:table-cell>
          <table:table-cell table:formula="of:=[.F319]" office:value-type="float" office:value="0" calcext:value-type="float">
            <text:p>0</text:p>
          </table:table-cell>
          <table:table-cell table:formula="of:=IF([.G319]=0;1;[.G319])" office:value-type="float" office:value="1" calcext:value-type="float">
            <text:p>1</text:p>
          </table:table-cell>
          <table:table-cell table:formula="of:=IF([.H319]=0;5;[.H319])" office:value-type="float" office:value="5" calcext:value-type="float">
            <text:p>5</text:p>
          </table:table-cell>
          <table:table-cell table:formula="of:=IF([.I319]=0;15;[.I319])" office:value-type="float" office:value="15" calcext:value-type="float">
            <text:p>15</text:p>
          </table:table-cell>
          <table:table-cell table:formula="of:=IF([.B319]=0;[.D319];&quot;&quot;) &amp; IF([.B319]=[$Basic.$B$2];&quot;Open Terrain&quot;;&quot;&quot;) &amp; IF([.B319]=[$Basic.$C$2];&quot;Difficult Terrain&quot;;&quot;&quot;) &amp; IF([.B319]=[$Basic.$D$2];&quot;Extreme Terrain&quot;;&quot;&quot;)">
            <text:p/>
          </table:table-cell>
          <table:table-cell table:formula="of:= [.N319] &amp; &quot; &quot; &amp; [.E319]" office:value-type="string" office:string-value=" 13/8" calcext:value-type="string">
            <text:p><text:s/>13/8</text:p>
          </table:table-cell>
          <table:table-cell table:formula="of:=CEILING([.J319])" office:value-type="float" office:value="0" calcext:value-type="float">
            <text:p>0</text:p>
          </table:table-cell>
          <table:table-cell table:formula="of:=CEILING(8*[.J319])" office:value-type="float" office:value="0" calcext:value-type="float">
            <text:p>0</text:p>
          </table:table-cell>
          <table:table-cell table:formula="of:=CEILING(1*[.K319])" office:value-type="float" office:value="1" calcext:value-type="float">
            <text:p>1</text:p>
          </table:table-cell>
          <table:table-cell table:formula="of:=CEILING(2*[.K319])" office:value-type="float" office:value="2" calcext:value-type="float">
            <text:p>2</text:p>
          </table:table-cell>
          <table:table-cell table:formula="of:=CEILING(5*[.K319])" office:value-type="float" office:value="5" calcext:value-type="float">
            <text:p>5</text:p>
          </table:table-cell>
          <table:table-cell table:formula="of:=CEILING(1*[.L319])" office:value-type="float" office:value="5" calcext:value-type="float">
            <text:p>5</text:p>
          </table:table-cell>
          <table:table-cell table:formula="of:=CEILING(2*[.L319])" office:value-type="float" office:value="10" calcext:value-type="float">
            <text:p>10</text:p>
          </table:table-cell>
          <table:table-cell table:formula="of:=CEILING(1*[.M319])" office:value-type="float" office:value="15" calcext:value-type="float">
            <text:p>15</text:p>
          </table:table-cell>
          <table:table-cell table:formula="of:=CEILING(2*[.M319])" office:value-type="float" office:value="30" calcext:value-type="float">
            <text:p>30</text:p>
          </table:table-cell>
          <table:table-cell table:formula="of:=CEILING(6*[.M319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table:formula="of:=MOD([.A320]-1;[$Basic.$A$2]+1)" office:value-type="float" office:value="14" calcext:value-type="float">
            <text:p>14</text:p>
          </table:table-cell>
          <table:table-cell table:formula="of:=CEILING(([.A320]-[.B320])/[$Basic.$A$2]; 1)+3" office:value-type="float" office:value="24" calcext:value-type="float">
            <text:p>24</text:p>
          </table:table-cell>
          <table:table-cell table:formula="of:=IF([.B320]=0;INDIRECT(ADDRESS([.C320];1;1;1;&quot;Basic&quot;));&quot;&quot;)">
            <text:p/>
          </table:table-cell>
          <table:table-cell table:style-name="ce3" table:formula="of:=[.B320] &amp; &quot;/&quot; &amp; [$Basic.$B$2]" office:value-type="string" office:string-value="14/8" calcext:value-type="string">
            <text:p>14/8</text:p>
          </table:table-cell>
          <table:table-cell table:formula="of:=INDIRECT(ADDRESS([.$C320];2;1;1;&quot;Basic&quot;))*[.$B320]/[$Basic.$B$2]" office:value-type="float" office:value="0" calcext:value-type="float">
            <text:p>0</text:p>
          </table:table-cell>
          <table:table-cell table:formula="of:=INDIRECT(ADDRESS([.$C320];3;1;1;&quot;Basic&quot;))*[.$B320]/[$Basic.$B$2]" office:value-type="float" office:value="0" calcext:value-type="float">
            <text:p>0</text:p>
          </table:table-cell>
          <table:table-cell table:formula="of:=INDIRECT(ADDRESS([.$C320];4;1;1;&quot;Basic&quot;))*[.$B320]/[$Basic.$B$2]" office:value-type="float" office:value="0" calcext:value-type="float">
            <text:p>0</text:p>
          </table:table-cell>
          <table:table-cell table:formula="of:=INDIRECT(ADDRESS([.$C320];5;1;1;&quot;Basic&quot;))*[.$B320]/[$Basic.$B$2]" office:value-type="float" office:value="0" calcext:value-type="float">
            <text:p>0</text:p>
          </table:table-cell>
          <table:table-cell table:formula="of:=[.F320]" office:value-type="float" office:value="0" calcext:value-type="float">
            <text:p>0</text:p>
          </table:table-cell>
          <table:table-cell table:formula="of:=IF([.G320]=0;1;[.G320])" office:value-type="float" office:value="1" calcext:value-type="float">
            <text:p>1</text:p>
          </table:table-cell>
          <table:table-cell table:formula="of:=IF([.H320]=0;5;[.H320])" office:value-type="float" office:value="5" calcext:value-type="float">
            <text:p>5</text:p>
          </table:table-cell>
          <table:table-cell table:formula="of:=IF([.I320]=0;15;[.I320])" office:value-type="float" office:value="15" calcext:value-type="float">
            <text:p>15</text:p>
          </table:table-cell>
          <table:table-cell table:formula="of:=IF([.B320]=0;[.D320];&quot;&quot;) &amp; IF([.B320]=[$Basic.$B$2];&quot;Open Terrain&quot;;&quot;&quot;) &amp; IF([.B320]=[$Basic.$C$2];&quot;Difficult Terrain&quot;;&quot;&quot;) &amp; IF([.B320]=[$Basic.$D$2];&quot;Extreme Terrain&quot;;&quot;&quot;)">
            <text:p/>
          </table:table-cell>
          <table:table-cell table:formula="of:= [.N320] &amp; &quot; &quot; &amp; [.E320]" office:value-type="string" office:string-value=" 14/8" calcext:value-type="string">
            <text:p><text:s/>14/8</text:p>
          </table:table-cell>
          <table:table-cell table:formula="of:=CEILING([.J320])" office:value-type="float" office:value="0" calcext:value-type="float">
            <text:p>0</text:p>
          </table:table-cell>
          <table:table-cell table:formula="of:=CEILING(8*[.J320])" office:value-type="float" office:value="0" calcext:value-type="float">
            <text:p>0</text:p>
          </table:table-cell>
          <table:table-cell table:formula="of:=CEILING(1*[.K320])" office:value-type="float" office:value="1" calcext:value-type="float">
            <text:p>1</text:p>
          </table:table-cell>
          <table:table-cell table:formula="of:=CEILING(2*[.K320])" office:value-type="float" office:value="2" calcext:value-type="float">
            <text:p>2</text:p>
          </table:table-cell>
          <table:table-cell table:formula="of:=CEILING(5*[.K320])" office:value-type="float" office:value="5" calcext:value-type="float">
            <text:p>5</text:p>
          </table:table-cell>
          <table:table-cell table:formula="of:=CEILING(1*[.L320])" office:value-type="float" office:value="5" calcext:value-type="float">
            <text:p>5</text:p>
          </table:table-cell>
          <table:table-cell table:formula="of:=CEILING(2*[.L320])" office:value-type="float" office:value="10" calcext:value-type="float">
            <text:p>10</text:p>
          </table:table-cell>
          <table:table-cell table:formula="of:=CEILING(1*[.M320])" office:value-type="float" office:value="15" calcext:value-type="float">
            <text:p>15</text:p>
          </table:table-cell>
          <table:table-cell table:formula="of:=CEILING(2*[.M320])" office:value-type="float" office:value="30" calcext:value-type="float">
            <text:p>30</text:p>
          </table:table-cell>
          <table:table-cell table:formula="of:=CEILING(6*[.M320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table:formula="of:=MOD([.A321]-1;[$Basic.$A$2]+1)" office:value-type="float" office:value="15" calcext:value-type="float">
            <text:p>15</text:p>
          </table:table-cell>
          <table:table-cell table:formula="of:=CEILING(([.A321]-[.B321])/[$Basic.$A$2]; 1)+3" office:value-type="float" office:value="24" calcext:value-type="float">
            <text:p>24</text:p>
          </table:table-cell>
          <table:table-cell table:formula="of:=IF([.B321]=0;INDIRECT(ADDRESS([.C321];1;1;1;&quot;Basic&quot;));&quot;&quot;)">
            <text:p/>
          </table:table-cell>
          <table:table-cell table:style-name="ce3" table:formula="of:=[.B321] &amp; &quot;/&quot; &amp; [$Basic.$B$2]" office:value-type="string" office:string-value="15/8" calcext:value-type="string">
            <text:p>15/8</text:p>
          </table:table-cell>
          <table:table-cell table:formula="of:=INDIRECT(ADDRESS([.$C321];2;1;1;&quot;Basic&quot;))*[.$B321]/[$Basic.$B$2]" office:value-type="float" office:value="0" calcext:value-type="float">
            <text:p>0</text:p>
          </table:table-cell>
          <table:table-cell table:formula="of:=INDIRECT(ADDRESS([.$C321];3;1;1;&quot;Basic&quot;))*[.$B321]/[$Basic.$B$2]" office:value-type="float" office:value="0" calcext:value-type="float">
            <text:p>0</text:p>
          </table:table-cell>
          <table:table-cell table:formula="of:=INDIRECT(ADDRESS([.$C321];4;1;1;&quot;Basic&quot;))*[.$B321]/[$Basic.$B$2]" office:value-type="float" office:value="0" calcext:value-type="float">
            <text:p>0</text:p>
          </table:table-cell>
          <table:table-cell table:formula="of:=INDIRECT(ADDRESS([.$C321];5;1;1;&quot;Basic&quot;))*[.$B321]/[$Basic.$B$2]" office:value-type="float" office:value="0" calcext:value-type="float">
            <text:p>0</text:p>
          </table:table-cell>
          <table:table-cell table:formula="of:=[.F321]" office:value-type="float" office:value="0" calcext:value-type="float">
            <text:p>0</text:p>
          </table:table-cell>
          <table:table-cell table:formula="of:=IF([.G321]=0;1;[.G321])" office:value-type="float" office:value="1" calcext:value-type="float">
            <text:p>1</text:p>
          </table:table-cell>
          <table:table-cell table:formula="of:=IF([.H321]=0;5;[.H321])" office:value-type="float" office:value="5" calcext:value-type="float">
            <text:p>5</text:p>
          </table:table-cell>
          <table:table-cell table:formula="of:=IF([.I321]=0;15;[.I321])" office:value-type="float" office:value="15" calcext:value-type="float">
            <text:p>15</text:p>
          </table:table-cell>
          <table:table-cell table:formula="of:=IF([.B321]=0;[.D321];&quot;&quot;) &amp; IF([.B321]=[$Basic.$B$2];&quot;Open Terrain&quot;;&quot;&quot;) &amp; IF([.B321]=[$Basic.$C$2];&quot;Difficult Terrain&quot;;&quot;&quot;) &amp; IF([.B321]=[$Basic.$D$2];&quot;Extreme Terrain&quot;;&quot;&quot;)">
            <text:p/>
          </table:table-cell>
          <table:table-cell table:formula="of:= [.N321] &amp; &quot; &quot; &amp; [.E321]" office:value-type="string" office:string-value=" 15/8" calcext:value-type="string">
            <text:p><text:s/>15/8</text:p>
          </table:table-cell>
          <table:table-cell table:formula="of:=CEILING([.J321])" office:value-type="float" office:value="0" calcext:value-type="float">
            <text:p>0</text:p>
          </table:table-cell>
          <table:table-cell table:formula="of:=CEILING(8*[.J321])" office:value-type="float" office:value="0" calcext:value-type="float">
            <text:p>0</text:p>
          </table:table-cell>
          <table:table-cell table:formula="of:=CEILING(1*[.K321])" office:value-type="float" office:value="1" calcext:value-type="float">
            <text:p>1</text:p>
          </table:table-cell>
          <table:table-cell table:formula="of:=CEILING(2*[.K321])" office:value-type="float" office:value="2" calcext:value-type="float">
            <text:p>2</text:p>
          </table:table-cell>
          <table:table-cell table:formula="of:=CEILING(5*[.K321])" office:value-type="float" office:value="5" calcext:value-type="float">
            <text:p>5</text:p>
          </table:table-cell>
          <table:table-cell table:formula="of:=CEILING(1*[.L321])" office:value-type="float" office:value="5" calcext:value-type="float">
            <text:p>5</text:p>
          </table:table-cell>
          <table:table-cell table:formula="of:=CEILING(2*[.L321])" office:value-type="float" office:value="10" calcext:value-type="float">
            <text:p>10</text:p>
          </table:table-cell>
          <table:table-cell table:formula="of:=CEILING(1*[.M321])" office:value-type="float" office:value="15" calcext:value-type="float">
            <text:p>15</text:p>
          </table:table-cell>
          <table:table-cell table:formula="of:=CEILING(2*[.M321])" office:value-type="float" office:value="30" calcext:value-type="float">
            <text:p>30</text:p>
          </table:table-cell>
          <table:table-cell table:formula="of:=CEILING(6*[.M321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table:formula="of:=MOD([.A322]-1;[$Basic.$A$2]+1)" office:value-type="float" office:value="0" calcext:value-type="float">
            <text:p>0</text:p>
          </table:table-cell>
          <table:table-cell table:formula="of:=CEILING(([.A322]-[.B322])/[$Basic.$A$2]; 1)+3" office:value-type="float" office:value="25" calcext:value-type="float">
            <text:p>25</text:p>
          </table:table-cell>
          <table:table-cell table:formula="of:=IF([.B322]=0;INDIRECT(ADDRESS([.C322];1;1;1;&quot;Basic&quot;));&quot;&quot;)" office:value-type="float" office:value="0" calcext:value-type="float">
            <text:p>0</text:p>
          </table:table-cell>
          <table:table-cell table:style-name="ce3" table:formula="of:=[.B322] &amp; &quot;/&quot; &amp; [$Basic.$B$2]" office:value-type="string" office:string-value="0/8" calcext:value-type="string">
            <text:p>0/8</text:p>
          </table:table-cell>
          <table:table-cell table:formula="of:=INDIRECT(ADDRESS([.$C322];2;1;1;&quot;Basic&quot;))*[.$B322]/[$Basic.$B$2]" office:value-type="float" office:value="0" calcext:value-type="float">
            <text:p>0</text:p>
          </table:table-cell>
          <table:table-cell table:formula="of:=INDIRECT(ADDRESS([.$C322];3;1;1;&quot;Basic&quot;))*[.$B322]/[$Basic.$B$2]" office:value-type="float" office:value="0" calcext:value-type="float">
            <text:p>0</text:p>
          </table:table-cell>
          <table:table-cell table:formula="of:=INDIRECT(ADDRESS([.$C322];4;1;1;&quot;Basic&quot;))*[.$B322]/[$Basic.$B$2]" office:value-type="float" office:value="0" calcext:value-type="float">
            <text:p>0</text:p>
          </table:table-cell>
          <table:table-cell table:formula="of:=INDIRECT(ADDRESS([.$C322];5;1;1;&quot;Basic&quot;))*[.$B322]/[$Basic.$B$2]" office:value-type="float" office:value="0" calcext:value-type="float">
            <text:p>0</text:p>
          </table:table-cell>
          <table:table-cell table:formula="of:=[.F322]" office:value-type="float" office:value="0" calcext:value-type="float">
            <text:p>0</text:p>
          </table:table-cell>
          <table:table-cell table:formula="of:=IF([.G322]=0;1;[.G322])" office:value-type="float" office:value="1" calcext:value-type="float">
            <text:p>1</text:p>
          </table:table-cell>
          <table:table-cell table:formula="of:=IF([.H322]=0;5;[.H322])" office:value-type="float" office:value="5" calcext:value-type="float">
            <text:p>5</text:p>
          </table:table-cell>
          <table:table-cell table:formula="of:=IF([.I322]=0;15;[.I322])" office:value-type="float" office:value="15" calcext:value-type="float">
            <text:p>15</text:p>
          </table:table-cell>
          <table:table-cell table:formula="of:=IF([.B322]=0;[.D322];&quot;&quot;) &amp; IF([.B322]=[$Basic.$B$2];&quot;Open Terrain&quot;;&quot;&quot;) &amp; IF([.B322]=[$Basic.$C$2];&quot;Difficult Terrain&quot;;&quot;&quot;) &amp; IF([.B322]=[$Basic.$D$2];&quot;Extreme Terrain&quot;;&quot;&quot;)" office:value-type="string" office:string-value="0" calcext:value-type="string">
            <text:p>0</text:p>
          </table:table-cell>
          <table:table-cell table:formula="of:= [.N322] &amp; &quot; &quot; &amp; [.E322]" office:value-type="string" office:string-value="0 0/8" calcext:value-type="string">
            <text:p>0 0/8</text:p>
          </table:table-cell>
          <table:table-cell table:formula="of:=CEILING([.J322])" office:value-type="float" office:value="0" calcext:value-type="float">
            <text:p>0</text:p>
          </table:table-cell>
          <table:table-cell table:formula="of:=CEILING(8*[.J322])" office:value-type="float" office:value="0" calcext:value-type="float">
            <text:p>0</text:p>
          </table:table-cell>
          <table:table-cell table:formula="of:=CEILING(1*[.K322])" office:value-type="float" office:value="1" calcext:value-type="float">
            <text:p>1</text:p>
          </table:table-cell>
          <table:table-cell table:formula="of:=CEILING(2*[.K322])" office:value-type="float" office:value="2" calcext:value-type="float">
            <text:p>2</text:p>
          </table:table-cell>
          <table:table-cell table:formula="of:=CEILING(5*[.K322])" office:value-type="float" office:value="5" calcext:value-type="float">
            <text:p>5</text:p>
          </table:table-cell>
          <table:table-cell table:formula="of:=CEILING(1*[.L322])" office:value-type="float" office:value="5" calcext:value-type="float">
            <text:p>5</text:p>
          </table:table-cell>
          <table:table-cell table:formula="of:=CEILING(2*[.L322])" office:value-type="float" office:value="10" calcext:value-type="float">
            <text:p>10</text:p>
          </table:table-cell>
          <table:table-cell table:formula="of:=CEILING(1*[.M322])" office:value-type="float" office:value="15" calcext:value-type="float">
            <text:p>15</text:p>
          </table:table-cell>
          <table:table-cell table:formula="of:=CEILING(2*[.M322])" office:value-type="float" office:value="30" calcext:value-type="float">
            <text:p>30</text:p>
          </table:table-cell>
          <table:table-cell table:formula="of:=CEILING(6*[.M322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table:formula="of:=MOD([.A323]-1;[$Basic.$A$2]+1)" office:value-type="float" office:value="1" calcext:value-type="float">
            <text:p>1</text:p>
          </table:table-cell>
          <table:table-cell table:formula="of:=CEILING(([.A323]-[.B323])/[$Basic.$A$2]; 1)+3" office:value-type="float" office:value="25" calcext:value-type="float">
            <text:p>25</text:p>
          </table:table-cell>
          <table:table-cell table:formula="of:=IF([.B323]=0;INDIRECT(ADDRESS([.C323];1;1;1;&quot;Basic&quot;));&quot;&quot;)">
            <text:p/>
          </table:table-cell>
          <table:table-cell table:style-name="ce3" table:formula="of:=[.B323] &amp; &quot;/&quot; &amp; [$Basic.$B$2]" office:value-type="string" office:string-value="1/8" calcext:value-type="string">
            <text:p>1/8</text:p>
          </table:table-cell>
          <table:table-cell table:formula="of:=INDIRECT(ADDRESS([.$C323];2;1;1;&quot;Basic&quot;))*[.$B323]/[$Basic.$B$2]" office:value-type="float" office:value="0" calcext:value-type="float">
            <text:p>0</text:p>
          </table:table-cell>
          <table:table-cell table:formula="of:=INDIRECT(ADDRESS([.$C323];3;1;1;&quot;Basic&quot;))*[.$B323]/[$Basic.$B$2]" office:value-type="float" office:value="0" calcext:value-type="float">
            <text:p>0</text:p>
          </table:table-cell>
          <table:table-cell table:formula="of:=INDIRECT(ADDRESS([.$C323];4;1;1;&quot;Basic&quot;))*[.$B323]/[$Basic.$B$2]" office:value-type="float" office:value="0" calcext:value-type="float">
            <text:p>0</text:p>
          </table:table-cell>
          <table:table-cell table:formula="of:=INDIRECT(ADDRESS([.$C323];5;1;1;&quot;Basic&quot;))*[.$B323]/[$Basic.$B$2]" office:value-type="float" office:value="0" calcext:value-type="float">
            <text:p>0</text:p>
          </table:table-cell>
          <table:table-cell table:formula="of:=[.F323]" office:value-type="float" office:value="0" calcext:value-type="float">
            <text:p>0</text:p>
          </table:table-cell>
          <table:table-cell table:formula="of:=IF([.G323]=0;1;[.G323])" office:value-type="float" office:value="1" calcext:value-type="float">
            <text:p>1</text:p>
          </table:table-cell>
          <table:table-cell table:formula="of:=IF([.H323]=0;5;[.H323])" office:value-type="float" office:value="5" calcext:value-type="float">
            <text:p>5</text:p>
          </table:table-cell>
          <table:table-cell table:formula="of:=IF([.I323]=0;15;[.I323])" office:value-type="float" office:value="15" calcext:value-type="float">
            <text:p>15</text:p>
          </table:table-cell>
          <table:table-cell table:formula="of:=IF([.B323]=0;[.D323];&quot;&quot;) &amp; IF([.B323]=[$Basic.$B$2];&quot;Open Terrain&quot;;&quot;&quot;) &amp; IF([.B323]=[$Basic.$C$2];&quot;Difficult Terrain&quot;;&quot;&quot;) &amp; IF([.B323]=[$Basic.$D$2];&quot;Extreme Terrain&quot;;&quot;&quot;)">
            <text:p/>
          </table:table-cell>
          <table:table-cell table:formula="of:= [.N323] &amp; &quot; &quot; &amp; [.E323]" office:value-type="string" office:string-value=" 1/8" calcext:value-type="string">
            <text:p><text:s/>1/8</text:p>
          </table:table-cell>
          <table:table-cell table:formula="of:=CEILING([.J323])" office:value-type="float" office:value="0" calcext:value-type="float">
            <text:p>0</text:p>
          </table:table-cell>
          <table:table-cell table:formula="of:=CEILING(8*[.J323])" office:value-type="float" office:value="0" calcext:value-type="float">
            <text:p>0</text:p>
          </table:table-cell>
          <table:table-cell table:formula="of:=CEILING(1*[.K323])" office:value-type="float" office:value="1" calcext:value-type="float">
            <text:p>1</text:p>
          </table:table-cell>
          <table:table-cell table:formula="of:=CEILING(2*[.K323])" office:value-type="float" office:value="2" calcext:value-type="float">
            <text:p>2</text:p>
          </table:table-cell>
          <table:table-cell table:formula="of:=CEILING(5*[.K323])" office:value-type="float" office:value="5" calcext:value-type="float">
            <text:p>5</text:p>
          </table:table-cell>
          <table:table-cell table:formula="of:=CEILING(1*[.L323])" office:value-type="float" office:value="5" calcext:value-type="float">
            <text:p>5</text:p>
          </table:table-cell>
          <table:table-cell table:formula="of:=CEILING(2*[.L323])" office:value-type="float" office:value="10" calcext:value-type="float">
            <text:p>10</text:p>
          </table:table-cell>
          <table:table-cell table:formula="of:=CEILING(1*[.M323])" office:value-type="float" office:value="15" calcext:value-type="float">
            <text:p>15</text:p>
          </table:table-cell>
          <table:table-cell table:formula="of:=CEILING(2*[.M323])" office:value-type="float" office:value="30" calcext:value-type="float">
            <text:p>30</text:p>
          </table:table-cell>
          <table:table-cell table:formula="of:=CEILING(6*[.M323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table:formula="of:=MOD([.A324]-1;[$Basic.$A$2]+1)" office:value-type="float" office:value="2" calcext:value-type="float">
            <text:p>2</text:p>
          </table:table-cell>
          <table:table-cell table:formula="of:=CEILING(([.A324]-[.B324])/[$Basic.$A$2]; 1)+3" office:value-type="float" office:value="25" calcext:value-type="float">
            <text:p>25</text:p>
          </table:table-cell>
          <table:table-cell table:formula="of:=IF([.B324]=0;INDIRECT(ADDRESS([.C324];1;1;1;&quot;Basic&quot;));&quot;&quot;)">
            <text:p/>
          </table:table-cell>
          <table:table-cell table:style-name="ce3" table:formula="of:=[.B324] &amp; &quot;/&quot; &amp; [$Basic.$B$2]" office:value-type="string" office:string-value="2/8" calcext:value-type="string">
            <text:p>2/8</text:p>
          </table:table-cell>
          <table:table-cell table:formula="of:=INDIRECT(ADDRESS([.$C324];2;1;1;&quot;Basic&quot;))*[.$B324]/[$Basic.$B$2]" office:value-type="float" office:value="0" calcext:value-type="float">
            <text:p>0</text:p>
          </table:table-cell>
          <table:table-cell table:formula="of:=INDIRECT(ADDRESS([.$C324];3;1;1;&quot;Basic&quot;))*[.$B324]/[$Basic.$B$2]" office:value-type="float" office:value="0" calcext:value-type="float">
            <text:p>0</text:p>
          </table:table-cell>
          <table:table-cell table:formula="of:=INDIRECT(ADDRESS([.$C324];4;1;1;&quot;Basic&quot;))*[.$B324]/[$Basic.$B$2]" office:value-type="float" office:value="0" calcext:value-type="float">
            <text:p>0</text:p>
          </table:table-cell>
          <table:table-cell table:formula="of:=INDIRECT(ADDRESS([.$C324];5;1;1;&quot;Basic&quot;))*[.$B324]/[$Basic.$B$2]" office:value-type="float" office:value="0" calcext:value-type="float">
            <text:p>0</text:p>
          </table:table-cell>
          <table:table-cell table:formula="of:=[.F324]" office:value-type="float" office:value="0" calcext:value-type="float">
            <text:p>0</text:p>
          </table:table-cell>
          <table:table-cell table:formula="of:=IF([.G324]=0;1;[.G324])" office:value-type="float" office:value="1" calcext:value-type="float">
            <text:p>1</text:p>
          </table:table-cell>
          <table:table-cell table:formula="of:=IF([.H324]=0;5;[.H324])" office:value-type="float" office:value="5" calcext:value-type="float">
            <text:p>5</text:p>
          </table:table-cell>
          <table:table-cell table:formula="of:=IF([.I324]=0;15;[.I324])" office:value-type="float" office:value="15" calcext:value-type="float">
            <text:p>15</text:p>
          </table:table-cell>
          <table:table-cell table:formula="of:=IF([.B324]=0;[.D324];&quot;&quot;) &amp; IF([.B324]=[$Basic.$B$2];&quot;Open Terrain&quot;;&quot;&quot;) &amp; IF([.B324]=[$Basic.$C$2];&quot;Difficult Terrain&quot;;&quot;&quot;) &amp; IF([.B324]=[$Basic.$D$2];&quot;Extreme Terrain&quot;;&quot;&quot;)">
            <text:p/>
          </table:table-cell>
          <table:table-cell table:formula="of:= [.N324] &amp; &quot; &quot; &amp; [.E324]" office:value-type="string" office:string-value=" 2/8" calcext:value-type="string">
            <text:p><text:s/>2/8</text:p>
          </table:table-cell>
          <table:table-cell table:formula="of:=CEILING([.J324])" office:value-type="float" office:value="0" calcext:value-type="float">
            <text:p>0</text:p>
          </table:table-cell>
          <table:table-cell table:formula="of:=CEILING(8*[.J324])" office:value-type="float" office:value="0" calcext:value-type="float">
            <text:p>0</text:p>
          </table:table-cell>
          <table:table-cell table:formula="of:=CEILING(1*[.K324])" office:value-type="float" office:value="1" calcext:value-type="float">
            <text:p>1</text:p>
          </table:table-cell>
          <table:table-cell table:formula="of:=CEILING(2*[.K324])" office:value-type="float" office:value="2" calcext:value-type="float">
            <text:p>2</text:p>
          </table:table-cell>
          <table:table-cell table:formula="of:=CEILING(5*[.K324])" office:value-type="float" office:value="5" calcext:value-type="float">
            <text:p>5</text:p>
          </table:table-cell>
          <table:table-cell table:formula="of:=CEILING(1*[.L324])" office:value-type="float" office:value="5" calcext:value-type="float">
            <text:p>5</text:p>
          </table:table-cell>
          <table:table-cell table:formula="of:=CEILING(2*[.L324])" office:value-type="float" office:value="10" calcext:value-type="float">
            <text:p>10</text:p>
          </table:table-cell>
          <table:table-cell table:formula="of:=CEILING(1*[.M324])" office:value-type="float" office:value="15" calcext:value-type="float">
            <text:p>15</text:p>
          </table:table-cell>
          <table:table-cell table:formula="of:=CEILING(2*[.M324])" office:value-type="float" office:value="30" calcext:value-type="float">
            <text:p>30</text:p>
          </table:table-cell>
          <table:table-cell table:formula="of:=CEILING(6*[.M324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table:formula="of:=MOD([.A325]-1;[$Basic.$A$2]+1)" office:value-type="float" office:value="3" calcext:value-type="float">
            <text:p>3</text:p>
          </table:table-cell>
          <table:table-cell table:formula="of:=CEILING(([.A325]-[.B325])/[$Basic.$A$2]; 1)+3" office:value-type="float" office:value="25" calcext:value-type="float">
            <text:p>25</text:p>
          </table:table-cell>
          <table:table-cell table:formula="of:=IF([.B325]=0;INDIRECT(ADDRESS([.C325];1;1;1;&quot;Basic&quot;));&quot;&quot;)">
            <text:p/>
          </table:table-cell>
          <table:table-cell table:style-name="ce3" table:formula="of:=[.B325] &amp; &quot;/&quot; &amp; [$Basic.$B$2]" office:value-type="string" office:string-value="3/8" calcext:value-type="string">
            <text:p>3/8</text:p>
          </table:table-cell>
          <table:table-cell table:formula="of:=INDIRECT(ADDRESS([.$C325];2;1;1;&quot;Basic&quot;))*[.$B325]/[$Basic.$B$2]" office:value-type="float" office:value="0" calcext:value-type="float">
            <text:p>0</text:p>
          </table:table-cell>
          <table:table-cell table:formula="of:=INDIRECT(ADDRESS([.$C325];3;1;1;&quot;Basic&quot;))*[.$B325]/[$Basic.$B$2]" office:value-type="float" office:value="0" calcext:value-type="float">
            <text:p>0</text:p>
          </table:table-cell>
          <table:table-cell table:formula="of:=INDIRECT(ADDRESS([.$C325];4;1;1;&quot;Basic&quot;))*[.$B325]/[$Basic.$B$2]" office:value-type="float" office:value="0" calcext:value-type="float">
            <text:p>0</text:p>
          </table:table-cell>
          <table:table-cell table:formula="of:=INDIRECT(ADDRESS([.$C325];5;1;1;&quot;Basic&quot;))*[.$B325]/[$Basic.$B$2]" office:value-type="float" office:value="0" calcext:value-type="float">
            <text:p>0</text:p>
          </table:table-cell>
          <table:table-cell table:formula="of:=[.F325]" office:value-type="float" office:value="0" calcext:value-type="float">
            <text:p>0</text:p>
          </table:table-cell>
          <table:table-cell table:formula="of:=IF([.G325]=0;1;[.G325])" office:value-type="float" office:value="1" calcext:value-type="float">
            <text:p>1</text:p>
          </table:table-cell>
          <table:table-cell table:formula="of:=IF([.H325]=0;5;[.H325])" office:value-type="float" office:value="5" calcext:value-type="float">
            <text:p>5</text:p>
          </table:table-cell>
          <table:table-cell table:formula="of:=IF([.I325]=0;15;[.I325])" office:value-type="float" office:value="15" calcext:value-type="float">
            <text:p>15</text:p>
          </table:table-cell>
          <table:table-cell table:formula="of:=IF([.B325]=0;[.D325];&quot;&quot;) &amp; IF([.B325]=[$Basic.$B$2];&quot;Open Terrain&quot;;&quot;&quot;) &amp; IF([.B325]=[$Basic.$C$2];&quot;Difficult Terrain&quot;;&quot;&quot;) &amp; IF([.B325]=[$Basic.$D$2];&quot;Extreme Terrain&quot;;&quot;&quot;)">
            <text:p/>
          </table:table-cell>
          <table:table-cell table:formula="of:= [.N325] &amp; &quot; &quot; &amp; [.E325]" office:value-type="string" office:string-value=" 3/8" calcext:value-type="string">
            <text:p><text:s/>3/8</text:p>
          </table:table-cell>
          <table:table-cell table:formula="of:=CEILING([.J325])" office:value-type="float" office:value="0" calcext:value-type="float">
            <text:p>0</text:p>
          </table:table-cell>
          <table:table-cell table:formula="of:=CEILING(8*[.J325])" office:value-type="float" office:value="0" calcext:value-type="float">
            <text:p>0</text:p>
          </table:table-cell>
          <table:table-cell table:formula="of:=CEILING(1*[.K325])" office:value-type="float" office:value="1" calcext:value-type="float">
            <text:p>1</text:p>
          </table:table-cell>
          <table:table-cell table:formula="of:=CEILING(2*[.K325])" office:value-type="float" office:value="2" calcext:value-type="float">
            <text:p>2</text:p>
          </table:table-cell>
          <table:table-cell table:formula="of:=CEILING(5*[.K325])" office:value-type="float" office:value="5" calcext:value-type="float">
            <text:p>5</text:p>
          </table:table-cell>
          <table:table-cell table:formula="of:=CEILING(1*[.L325])" office:value-type="float" office:value="5" calcext:value-type="float">
            <text:p>5</text:p>
          </table:table-cell>
          <table:table-cell table:formula="of:=CEILING(2*[.L325])" office:value-type="float" office:value="10" calcext:value-type="float">
            <text:p>10</text:p>
          </table:table-cell>
          <table:table-cell table:formula="of:=CEILING(1*[.M325])" office:value-type="float" office:value="15" calcext:value-type="float">
            <text:p>15</text:p>
          </table:table-cell>
          <table:table-cell table:formula="of:=CEILING(2*[.M325])" office:value-type="float" office:value="30" calcext:value-type="float">
            <text:p>30</text:p>
          </table:table-cell>
          <table:table-cell table:formula="of:=CEILING(6*[.M325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table:formula="of:=MOD([.A326]-1;[$Basic.$A$2]+1)" office:value-type="float" office:value="4" calcext:value-type="float">
            <text:p>4</text:p>
          </table:table-cell>
          <table:table-cell table:formula="of:=CEILING(([.A326]-[.B326])/[$Basic.$A$2]; 1)+3" office:value-type="float" office:value="25" calcext:value-type="float">
            <text:p>25</text:p>
          </table:table-cell>
          <table:table-cell table:formula="of:=IF([.B326]=0;INDIRECT(ADDRESS([.C326];1;1;1;&quot;Basic&quot;));&quot;&quot;)">
            <text:p/>
          </table:table-cell>
          <table:table-cell table:style-name="ce3" table:formula="of:=[.B326] &amp; &quot;/&quot; &amp; [$Basic.$B$2]" office:value-type="string" office:string-value="4/8" calcext:value-type="string">
            <text:p>4/8</text:p>
          </table:table-cell>
          <table:table-cell table:formula="of:=INDIRECT(ADDRESS([.$C326];2;1;1;&quot;Basic&quot;))*[.$B326]/[$Basic.$B$2]" office:value-type="float" office:value="0" calcext:value-type="float">
            <text:p>0</text:p>
          </table:table-cell>
          <table:table-cell table:formula="of:=INDIRECT(ADDRESS([.$C326];3;1;1;&quot;Basic&quot;))*[.$B326]/[$Basic.$B$2]" office:value-type="float" office:value="0" calcext:value-type="float">
            <text:p>0</text:p>
          </table:table-cell>
          <table:table-cell table:formula="of:=INDIRECT(ADDRESS([.$C326];4;1;1;&quot;Basic&quot;))*[.$B326]/[$Basic.$B$2]" office:value-type="float" office:value="0" calcext:value-type="float">
            <text:p>0</text:p>
          </table:table-cell>
          <table:table-cell table:formula="of:=INDIRECT(ADDRESS([.$C326];5;1;1;&quot;Basic&quot;))*[.$B326]/[$Basic.$B$2]" office:value-type="float" office:value="0" calcext:value-type="float">
            <text:p>0</text:p>
          </table:table-cell>
          <table:table-cell table:formula="of:=[.F326]" office:value-type="float" office:value="0" calcext:value-type="float">
            <text:p>0</text:p>
          </table:table-cell>
          <table:table-cell table:formula="of:=IF([.G326]=0;1;[.G326])" office:value-type="float" office:value="1" calcext:value-type="float">
            <text:p>1</text:p>
          </table:table-cell>
          <table:table-cell table:formula="of:=IF([.H326]=0;5;[.H326])" office:value-type="float" office:value="5" calcext:value-type="float">
            <text:p>5</text:p>
          </table:table-cell>
          <table:table-cell table:formula="of:=IF([.I326]=0;15;[.I326])" office:value-type="float" office:value="15" calcext:value-type="float">
            <text:p>15</text:p>
          </table:table-cell>
          <table:table-cell table:formula="of:=IF([.B326]=0;[.D326];&quot;&quot;) &amp; IF([.B326]=[$Basic.$B$2];&quot;Open Terrain&quot;;&quot;&quot;) &amp; IF([.B326]=[$Basic.$C$2];&quot;Difficult Terrain&quot;;&quot;&quot;) &amp; IF([.B326]=[$Basic.$D$2];&quot;Extreme Terrain&quot;;&quot;&quot;)" office:value-type="string" office:string-value="Extreme Terrain" calcext:value-type="string">
            <text:p>Extreme Terrain</text:p>
          </table:table-cell>
          <table:table-cell table:formula="of:= [.N326] &amp; &quot; &quot; &amp; [.E326]" office:value-type="string" office:string-value="Extreme Terrain 4/8" calcext:value-type="string">
            <text:p>Extreme Terrain 4/8</text:p>
          </table:table-cell>
          <table:table-cell table:formula="of:=CEILING([.J326])" office:value-type="float" office:value="0" calcext:value-type="float">
            <text:p>0</text:p>
          </table:table-cell>
          <table:table-cell table:formula="of:=CEILING(8*[.J326])" office:value-type="float" office:value="0" calcext:value-type="float">
            <text:p>0</text:p>
          </table:table-cell>
          <table:table-cell table:formula="of:=CEILING(1*[.K326])" office:value-type="float" office:value="1" calcext:value-type="float">
            <text:p>1</text:p>
          </table:table-cell>
          <table:table-cell table:formula="of:=CEILING(2*[.K326])" office:value-type="float" office:value="2" calcext:value-type="float">
            <text:p>2</text:p>
          </table:table-cell>
          <table:table-cell table:formula="of:=CEILING(5*[.K326])" office:value-type="float" office:value="5" calcext:value-type="float">
            <text:p>5</text:p>
          </table:table-cell>
          <table:table-cell table:formula="of:=CEILING(1*[.L326])" office:value-type="float" office:value="5" calcext:value-type="float">
            <text:p>5</text:p>
          </table:table-cell>
          <table:table-cell table:formula="of:=CEILING(2*[.L326])" office:value-type="float" office:value="10" calcext:value-type="float">
            <text:p>10</text:p>
          </table:table-cell>
          <table:table-cell table:formula="of:=CEILING(1*[.M326])" office:value-type="float" office:value="15" calcext:value-type="float">
            <text:p>15</text:p>
          </table:table-cell>
          <table:table-cell table:formula="of:=CEILING(2*[.M326])" office:value-type="float" office:value="30" calcext:value-type="float">
            <text:p>30</text:p>
          </table:table-cell>
          <table:table-cell table:formula="of:=CEILING(6*[.M326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table:formula="of:=MOD([.A327]-1;[$Basic.$A$2]+1)" office:value-type="float" office:value="5" calcext:value-type="float">
            <text:p>5</text:p>
          </table:table-cell>
          <table:table-cell table:formula="of:=CEILING(([.A327]-[.B327])/[$Basic.$A$2]; 1)+3" office:value-type="float" office:value="25" calcext:value-type="float">
            <text:p>25</text:p>
          </table:table-cell>
          <table:table-cell table:formula="of:=IF([.B327]=0;INDIRECT(ADDRESS([.C327];1;1;1;&quot;Basic&quot;));&quot;&quot;)">
            <text:p/>
          </table:table-cell>
          <table:table-cell table:style-name="ce3" table:formula="of:=[.B327] &amp; &quot;/&quot; &amp; [$Basic.$B$2]" office:value-type="string" office:string-value="5/8" calcext:value-type="string">
            <text:p>5/8</text:p>
          </table:table-cell>
          <table:table-cell table:formula="of:=INDIRECT(ADDRESS([.$C327];2;1;1;&quot;Basic&quot;))*[.$B327]/[$Basic.$B$2]" office:value-type="float" office:value="0" calcext:value-type="float">
            <text:p>0</text:p>
          </table:table-cell>
          <table:table-cell table:formula="of:=INDIRECT(ADDRESS([.$C327];3;1;1;&quot;Basic&quot;))*[.$B327]/[$Basic.$B$2]" office:value-type="float" office:value="0" calcext:value-type="float">
            <text:p>0</text:p>
          </table:table-cell>
          <table:table-cell table:formula="of:=INDIRECT(ADDRESS([.$C327];4;1;1;&quot;Basic&quot;))*[.$B327]/[$Basic.$B$2]" office:value-type="float" office:value="0" calcext:value-type="float">
            <text:p>0</text:p>
          </table:table-cell>
          <table:table-cell table:formula="of:=INDIRECT(ADDRESS([.$C327];5;1;1;&quot;Basic&quot;))*[.$B327]/[$Basic.$B$2]" office:value-type="float" office:value="0" calcext:value-type="float">
            <text:p>0</text:p>
          </table:table-cell>
          <table:table-cell table:formula="of:=[.F327]" office:value-type="float" office:value="0" calcext:value-type="float">
            <text:p>0</text:p>
          </table:table-cell>
          <table:table-cell table:formula="of:=IF([.G327]=0;1;[.G327])" office:value-type="float" office:value="1" calcext:value-type="float">
            <text:p>1</text:p>
          </table:table-cell>
          <table:table-cell table:formula="of:=IF([.H327]=0;5;[.H327])" office:value-type="float" office:value="5" calcext:value-type="float">
            <text:p>5</text:p>
          </table:table-cell>
          <table:table-cell table:formula="of:=IF([.I327]=0;15;[.I327])" office:value-type="float" office:value="15" calcext:value-type="float">
            <text:p>15</text:p>
          </table:table-cell>
          <table:table-cell table:formula="of:=IF([.B327]=0;[.D327];&quot;&quot;) &amp; IF([.B327]=[$Basic.$B$2];&quot;Open Terrain&quot;;&quot;&quot;) &amp; IF([.B327]=[$Basic.$C$2];&quot;Difficult Terrain&quot;;&quot;&quot;) &amp; IF([.B327]=[$Basic.$D$2];&quot;Extreme Terrain&quot;;&quot;&quot;)">
            <text:p/>
          </table:table-cell>
          <table:table-cell table:formula="of:= [.N327] &amp; &quot; &quot; &amp; [.E327]" office:value-type="string" office:string-value=" 5/8" calcext:value-type="string">
            <text:p><text:s/>5/8</text:p>
          </table:table-cell>
          <table:table-cell table:formula="of:=CEILING([.J327])" office:value-type="float" office:value="0" calcext:value-type="float">
            <text:p>0</text:p>
          </table:table-cell>
          <table:table-cell table:formula="of:=CEILING(8*[.J327])" office:value-type="float" office:value="0" calcext:value-type="float">
            <text:p>0</text:p>
          </table:table-cell>
          <table:table-cell table:formula="of:=CEILING(1*[.K327])" office:value-type="float" office:value="1" calcext:value-type="float">
            <text:p>1</text:p>
          </table:table-cell>
          <table:table-cell table:formula="of:=CEILING(2*[.K327])" office:value-type="float" office:value="2" calcext:value-type="float">
            <text:p>2</text:p>
          </table:table-cell>
          <table:table-cell table:formula="of:=CEILING(5*[.K327])" office:value-type="float" office:value="5" calcext:value-type="float">
            <text:p>5</text:p>
          </table:table-cell>
          <table:table-cell table:formula="of:=CEILING(1*[.L327])" office:value-type="float" office:value="5" calcext:value-type="float">
            <text:p>5</text:p>
          </table:table-cell>
          <table:table-cell table:formula="of:=CEILING(2*[.L327])" office:value-type="float" office:value="10" calcext:value-type="float">
            <text:p>10</text:p>
          </table:table-cell>
          <table:table-cell table:formula="of:=CEILING(1*[.M327])" office:value-type="float" office:value="15" calcext:value-type="float">
            <text:p>15</text:p>
          </table:table-cell>
          <table:table-cell table:formula="of:=CEILING(2*[.M327])" office:value-type="float" office:value="30" calcext:value-type="float">
            <text:p>30</text:p>
          </table:table-cell>
          <table:table-cell table:formula="of:=CEILING(6*[.M327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table:formula="of:=MOD([.A328]-1;[$Basic.$A$2]+1)" office:value-type="float" office:value="6" calcext:value-type="float">
            <text:p>6</text:p>
          </table:table-cell>
          <table:table-cell table:formula="of:=CEILING(([.A328]-[.B328])/[$Basic.$A$2]; 1)+3" office:value-type="float" office:value="25" calcext:value-type="float">
            <text:p>25</text:p>
          </table:table-cell>
          <table:table-cell table:formula="of:=IF([.B328]=0;INDIRECT(ADDRESS([.C328];1;1;1;&quot;Basic&quot;));&quot;&quot;)">
            <text:p/>
          </table:table-cell>
          <table:table-cell table:style-name="ce3" table:formula="of:=[.B328] &amp; &quot;/&quot; &amp; [$Basic.$B$2]" office:value-type="string" office:string-value="6/8" calcext:value-type="string">
            <text:p>6/8</text:p>
          </table:table-cell>
          <table:table-cell table:formula="of:=INDIRECT(ADDRESS([.$C328];2;1;1;&quot;Basic&quot;))*[.$B328]/[$Basic.$B$2]" office:value-type="float" office:value="0" calcext:value-type="float">
            <text:p>0</text:p>
          </table:table-cell>
          <table:table-cell table:formula="of:=INDIRECT(ADDRESS([.$C328];3;1;1;&quot;Basic&quot;))*[.$B328]/[$Basic.$B$2]" office:value-type="float" office:value="0" calcext:value-type="float">
            <text:p>0</text:p>
          </table:table-cell>
          <table:table-cell table:formula="of:=INDIRECT(ADDRESS([.$C328];4;1;1;&quot;Basic&quot;))*[.$B328]/[$Basic.$B$2]" office:value-type="float" office:value="0" calcext:value-type="float">
            <text:p>0</text:p>
          </table:table-cell>
          <table:table-cell table:formula="of:=INDIRECT(ADDRESS([.$C328];5;1;1;&quot;Basic&quot;))*[.$B328]/[$Basic.$B$2]" office:value-type="float" office:value="0" calcext:value-type="float">
            <text:p>0</text:p>
          </table:table-cell>
          <table:table-cell table:formula="of:=[.F328]" office:value-type="float" office:value="0" calcext:value-type="float">
            <text:p>0</text:p>
          </table:table-cell>
          <table:table-cell table:formula="of:=IF([.G328]=0;1;[.G328])" office:value-type="float" office:value="1" calcext:value-type="float">
            <text:p>1</text:p>
          </table:table-cell>
          <table:table-cell table:formula="of:=IF([.H328]=0;5;[.H328])" office:value-type="float" office:value="5" calcext:value-type="float">
            <text:p>5</text:p>
          </table:table-cell>
          <table:table-cell table:formula="of:=IF([.I328]=0;15;[.I328])" office:value-type="float" office:value="15" calcext:value-type="float">
            <text:p>15</text:p>
          </table:table-cell>
          <table:table-cell table:formula="of:=IF([.B328]=0;[.D328];&quot;&quot;) &amp; IF([.B328]=[$Basic.$B$2];&quot;Open Terrain&quot;;&quot;&quot;) &amp; IF([.B328]=[$Basic.$C$2];&quot;Difficult Terrain&quot;;&quot;&quot;) &amp; IF([.B328]=[$Basic.$D$2];&quot;Extreme Terrain&quot;;&quot;&quot;)" office:value-type="string" office:string-value="Difficult Terrain" calcext:value-type="string">
            <text:p>Difficult Terrain</text:p>
          </table:table-cell>
          <table:table-cell table:formula="of:= [.N328] &amp; &quot; &quot; &amp; [.E328]" office:value-type="string" office:string-value="Difficult Terrain 6/8" calcext:value-type="string">
            <text:p>Difficult Terrain 6/8</text:p>
          </table:table-cell>
          <table:table-cell table:formula="of:=CEILING([.J328])" office:value-type="float" office:value="0" calcext:value-type="float">
            <text:p>0</text:p>
          </table:table-cell>
          <table:table-cell table:formula="of:=CEILING(8*[.J328])" office:value-type="float" office:value="0" calcext:value-type="float">
            <text:p>0</text:p>
          </table:table-cell>
          <table:table-cell table:formula="of:=CEILING(1*[.K328])" office:value-type="float" office:value="1" calcext:value-type="float">
            <text:p>1</text:p>
          </table:table-cell>
          <table:table-cell table:formula="of:=CEILING(2*[.K328])" office:value-type="float" office:value="2" calcext:value-type="float">
            <text:p>2</text:p>
          </table:table-cell>
          <table:table-cell table:formula="of:=CEILING(5*[.K328])" office:value-type="float" office:value="5" calcext:value-type="float">
            <text:p>5</text:p>
          </table:table-cell>
          <table:table-cell table:formula="of:=CEILING(1*[.L328])" office:value-type="float" office:value="5" calcext:value-type="float">
            <text:p>5</text:p>
          </table:table-cell>
          <table:table-cell table:formula="of:=CEILING(2*[.L328])" office:value-type="float" office:value="10" calcext:value-type="float">
            <text:p>10</text:p>
          </table:table-cell>
          <table:table-cell table:formula="of:=CEILING(1*[.M328])" office:value-type="float" office:value="15" calcext:value-type="float">
            <text:p>15</text:p>
          </table:table-cell>
          <table:table-cell table:formula="of:=CEILING(2*[.M328])" office:value-type="float" office:value="30" calcext:value-type="float">
            <text:p>30</text:p>
          </table:table-cell>
          <table:table-cell table:formula="of:=CEILING(6*[.M328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table:formula="of:=MOD([.A329]-1;[$Basic.$A$2]+1)" office:value-type="float" office:value="7" calcext:value-type="float">
            <text:p>7</text:p>
          </table:table-cell>
          <table:table-cell table:formula="of:=CEILING(([.A329]-[.B329])/[$Basic.$A$2]; 1)+3" office:value-type="float" office:value="25" calcext:value-type="float">
            <text:p>25</text:p>
          </table:table-cell>
          <table:table-cell table:formula="of:=IF([.B329]=0;INDIRECT(ADDRESS([.C329];1;1;1;&quot;Basic&quot;));&quot;&quot;)">
            <text:p/>
          </table:table-cell>
          <table:table-cell table:style-name="ce3" table:formula="of:=[.B329] &amp; &quot;/&quot; &amp; [$Basic.$B$2]" office:value-type="string" office:string-value="7/8" calcext:value-type="string">
            <text:p>7/8</text:p>
          </table:table-cell>
          <table:table-cell table:formula="of:=INDIRECT(ADDRESS([.$C329];2;1;1;&quot;Basic&quot;))*[.$B329]/[$Basic.$B$2]" office:value-type="float" office:value="0" calcext:value-type="float">
            <text:p>0</text:p>
          </table:table-cell>
          <table:table-cell table:formula="of:=INDIRECT(ADDRESS([.$C329];3;1;1;&quot;Basic&quot;))*[.$B329]/[$Basic.$B$2]" office:value-type="float" office:value="0" calcext:value-type="float">
            <text:p>0</text:p>
          </table:table-cell>
          <table:table-cell table:formula="of:=INDIRECT(ADDRESS([.$C329];4;1;1;&quot;Basic&quot;))*[.$B329]/[$Basic.$B$2]" office:value-type="float" office:value="0" calcext:value-type="float">
            <text:p>0</text:p>
          </table:table-cell>
          <table:table-cell table:formula="of:=INDIRECT(ADDRESS([.$C329];5;1;1;&quot;Basic&quot;))*[.$B329]/[$Basic.$B$2]" office:value-type="float" office:value="0" calcext:value-type="float">
            <text:p>0</text:p>
          </table:table-cell>
          <table:table-cell table:formula="of:=[.F329]" office:value-type="float" office:value="0" calcext:value-type="float">
            <text:p>0</text:p>
          </table:table-cell>
          <table:table-cell table:formula="of:=IF([.G329]=0;1;[.G329])" office:value-type="float" office:value="1" calcext:value-type="float">
            <text:p>1</text:p>
          </table:table-cell>
          <table:table-cell table:formula="of:=IF([.H329]=0;5;[.H329])" office:value-type="float" office:value="5" calcext:value-type="float">
            <text:p>5</text:p>
          </table:table-cell>
          <table:table-cell table:formula="of:=IF([.I329]=0;15;[.I329])" office:value-type="float" office:value="15" calcext:value-type="float">
            <text:p>15</text:p>
          </table:table-cell>
          <table:table-cell table:formula="of:=IF([.B329]=0;[.D329];&quot;&quot;) &amp; IF([.B329]=[$Basic.$B$2];&quot;Open Terrain&quot;;&quot;&quot;) &amp; IF([.B329]=[$Basic.$C$2];&quot;Difficult Terrain&quot;;&quot;&quot;) &amp; IF([.B329]=[$Basic.$D$2];&quot;Extreme Terrain&quot;;&quot;&quot;)">
            <text:p/>
          </table:table-cell>
          <table:table-cell table:formula="of:= [.N329] &amp; &quot; &quot; &amp; [.E329]" office:value-type="string" office:string-value=" 7/8" calcext:value-type="string">
            <text:p><text:s/>7/8</text:p>
          </table:table-cell>
          <table:table-cell table:formula="of:=CEILING([.J329])" office:value-type="float" office:value="0" calcext:value-type="float">
            <text:p>0</text:p>
          </table:table-cell>
          <table:table-cell table:formula="of:=CEILING(8*[.J329])" office:value-type="float" office:value="0" calcext:value-type="float">
            <text:p>0</text:p>
          </table:table-cell>
          <table:table-cell table:formula="of:=CEILING(1*[.K329])" office:value-type="float" office:value="1" calcext:value-type="float">
            <text:p>1</text:p>
          </table:table-cell>
          <table:table-cell table:formula="of:=CEILING(2*[.K329])" office:value-type="float" office:value="2" calcext:value-type="float">
            <text:p>2</text:p>
          </table:table-cell>
          <table:table-cell table:formula="of:=CEILING(5*[.K329])" office:value-type="float" office:value="5" calcext:value-type="float">
            <text:p>5</text:p>
          </table:table-cell>
          <table:table-cell table:formula="of:=CEILING(1*[.L329])" office:value-type="float" office:value="5" calcext:value-type="float">
            <text:p>5</text:p>
          </table:table-cell>
          <table:table-cell table:formula="of:=CEILING(2*[.L329])" office:value-type="float" office:value="10" calcext:value-type="float">
            <text:p>10</text:p>
          </table:table-cell>
          <table:table-cell table:formula="of:=CEILING(1*[.M329])" office:value-type="float" office:value="15" calcext:value-type="float">
            <text:p>15</text:p>
          </table:table-cell>
          <table:table-cell table:formula="of:=CEILING(2*[.M329])" office:value-type="float" office:value="30" calcext:value-type="float">
            <text:p>30</text:p>
          </table:table-cell>
          <table:table-cell table:formula="of:=CEILING(6*[.M329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table:formula="of:=MOD([.A330]-1;[$Basic.$A$2]+1)" office:value-type="float" office:value="8" calcext:value-type="float">
            <text:p>8</text:p>
          </table:table-cell>
          <table:table-cell table:formula="of:=CEILING(([.A330]-[.B330])/[$Basic.$A$2]; 1)+3" office:value-type="float" office:value="25" calcext:value-type="float">
            <text:p>25</text:p>
          </table:table-cell>
          <table:table-cell table:formula="of:=IF([.B330]=0;INDIRECT(ADDRESS([.C330];1;1;1;&quot;Basic&quot;));&quot;&quot;)">
            <text:p/>
          </table:table-cell>
          <table:table-cell table:style-name="ce3" table:formula="of:=[.B330] &amp; &quot;/&quot; &amp; [$Basic.$B$2]" office:value-type="string" office:string-value="8/8" calcext:value-type="string">
            <text:p>8/8</text:p>
          </table:table-cell>
          <table:table-cell table:formula="of:=INDIRECT(ADDRESS([.$C330];2;1;1;&quot;Basic&quot;))*[.$B330]/[$Basic.$B$2]" office:value-type="float" office:value="0" calcext:value-type="float">
            <text:p>0</text:p>
          </table:table-cell>
          <table:table-cell table:formula="of:=INDIRECT(ADDRESS([.$C330];3;1;1;&quot;Basic&quot;))*[.$B330]/[$Basic.$B$2]" office:value-type="float" office:value="0" calcext:value-type="float">
            <text:p>0</text:p>
          </table:table-cell>
          <table:table-cell table:formula="of:=INDIRECT(ADDRESS([.$C330];4;1;1;&quot;Basic&quot;))*[.$B330]/[$Basic.$B$2]" office:value-type="float" office:value="0" calcext:value-type="float">
            <text:p>0</text:p>
          </table:table-cell>
          <table:table-cell table:formula="of:=INDIRECT(ADDRESS([.$C330];5;1;1;&quot;Basic&quot;))*[.$B330]/[$Basic.$B$2]" office:value-type="float" office:value="0" calcext:value-type="float">
            <text:p>0</text:p>
          </table:table-cell>
          <table:table-cell table:formula="of:=[.F330]" office:value-type="float" office:value="0" calcext:value-type="float">
            <text:p>0</text:p>
          </table:table-cell>
          <table:table-cell table:formula="of:=IF([.G330]=0;1;[.G330])" office:value-type="float" office:value="1" calcext:value-type="float">
            <text:p>1</text:p>
          </table:table-cell>
          <table:table-cell table:formula="of:=IF([.H330]=0;5;[.H330])" office:value-type="float" office:value="5" calcext:value-type="float">
            <text:p>5</text:p>
          </table:table-cell>
          <table:table-cell table:formula="of:=IF([.I330]=0;15;[.I330])" office:value-type="float" office:value="15" calcext:value-type="float">
            <text:p>15</text:p>
          </table:table-cell>
          <table:table-cell table:formula="of:=IF([.B330]=0;[.D330];&quot;&quot;) &amp; IF([.B330]=[$Basic.$B$2];&quot;Open Terrain&quot;;&quot;&quot;) &amp; IF([.B330]=[$Basic.$C$2];&quot;Difficult Terrain&quot;;&quot;&quot;) &amp; IF([.B330]=[$Basic.$D$2];&quot;Extreme Terrain&quot;;&quot;&quot;)" office:value-type="string" office:string-value="Open Terrain" calcext:value-type="string">
            <text:p>Open Terrain</text:p>
          </table:table-cell>
          <table:table-cell table:formula="of:= [.N330] &amp; &quot; &quot; &amp; [.E330]" office:value-type="string" office:string-value="Open Terrain 8/8" calcext:value-type="string">
            <text:p>Open Terrain 8/8</text:p>
          </table:table-cell>
          <table:table-cell table:formula="of:=CEILING([.J330])" office:value-type="float" office:value="0" calcext:value-type="float">
            <text:p>0</text:p>
          </table:table-cell>
          <table:table-cell table:formula="of:=CEILING(8*[.J330])" office:value-type="float" office:value="0" calcext:value-type="float">
            <text:p>0</text:p>
          </table:table-cell>
          <table:table-cell table:formula="of:=CEILING(1*[.K330])" office:value-type="float" office:value="1" calcext:value-type="float">
            <text:p>1</text:p>
          </table:table-cell>
          <table:table-cell table:formula="of:=CEILING(2*[.K330])" office:value-type="float" office:value="2" calcext:value-type="float">
            <text:p>2</text:p>
          </table:table-cell>
          <table:table-cell table:formula="of:=CEILING(5*[.K330])" office:value-type="float" office:value="5" calcext:value-type="float">
            <text:p>5</text:p>
          </table:table-cell>
          <table:table-cell table:formula="of:=CEILING(1*[.L330])" office:value-type="float" office:value="5" calcext:value-type="float">
            <text:p>5</text:p>
          </table:table-cell>
          <table:table-cell table:formula="of:=CEILING(2*[.L330])" office:value-type="float" office:value="10" calcext:value-type="float">
            <text:p>10</text:p>
          </table:table-cell>
          <table:table-cell table:formula="of:=CEILING(1*[.M330])" office:value-type="float" office:value="15" calcext:value-type="float">
            <text:p>15</text:p>
          </table:table-cell>
          <table:table-cell table:formula="of:=CEILING(2*[.M330])" office:value-type="float" office:value="30" calcext:value-type="float">
            <text:p>30</text:p>
          </table:table-cell>
          <table:table-cell table:formula="of:=CEILING(6*[.M330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table:formula="of:=MOD([.A331]-1;[$Basic.$A$2]+1)" office:value-type="float" office:value="9" calcext:value-type="float">
            <text:p>9</text:p>
          </table:table-cell>
          <table:table-cell table:formula="of:=CEILING(([.A331]-[.B331])/[$Basic.$A$2]; 1)+3" office:value-type="float" office:value="25" calcext:value-type="float">
            <text:p>25</text:p>
          </table:table-cell>
          <table:table-cell table:formula="of:=IF([.B331]=0;INDIRECT(ADDRESS([.C331];1;1;1;&quot;Basic&quot;));&quot;&quot;)">
            <text:p/>
          </table:table-cell>
          <table:table-cell table:style-name="ce3" table:formula="of:=[.B331] &amp; &quot;/&quot; &amp; [$Basic.$B$2]" office:value-type="string" office:string-value="9/8" calcext:value-type="string">
            <text:p>9/8</text:p>
          </table:table-cell>
          <table:table-cell table:formula="of:=INDIRECT(ADDRESS([.$C331];2;1;1;&quot;Basic&quot;))*[.$B331]/[$Basic.$B$2]" office:value-type="float" office:value="0" calcext:value-type="float">
            <text:p>0</text:p>
          </table:table-cell>
          <table:table-cell table:formula="of:=INDIRECT(ADDRESS([.$C331];3;1;1;&quot;Basic&quot;))*[.$B331]/[$Basic.$B$2]" office:value-type="float" office:value="0" calcext:value-type="float">
            <text:p>0</text:p>
          </table:table-cell>
          <table:table-cell table:formula="of:=INDIRECT(ADDRESS([.$C331];4;1;1;&quot;Basic&quot;))*[.$B331]/[$Basic.$B$2]" office:value-type="float" office:value="0" calcext:value-type="float">
            <text:p>0</text:p>
          </table:table-cell>
          <table:table-cell table:formula="of:=INDIRECT(ADDRESS([.$C331];5;1;1;&quot;Basic&quot;))*[.$B331]/[$Basic.$B$2]" office:value-type="float" office:value="0" calcext:value-type="float">
            <text:p>0</text:p>
          </table:table-cell>
          <table:table-cell table:formula="of:=[.F331]" office:value-type="float" office:value="0" calcext:value-type="float">
            <text:p>0</text:p>
          </table:table-cell>
          <table:table-cell table:formula="of:=IF([.G331]=0;1;[.G331])" office:value-type="float" office:value="1" calcext:value-type="float">
            <text:p>1</text:p>
          </table:table-cell>
          <table:table-cell table:formula="of:=IF([.H331]=0;5;[.H331])" office:value-type="float" office:value="5" calcext:value-type="float">
            <text:p>5</text:p>
          </table:table-cell>
          <table:table-cell table:formula="of:=IF([.I331]=0;15;[.I331])" office:value-type="float" office:value="15" calcext:value-type="float">
            <text:p>15</text:p>
          </table:table-cell>
          <table:table-cell table:formula="of:=IF([.B331]=0;[.D331];&quot;&quot;) &amp; IF([.B331]=[$Basic.$B$2];&quot;Open Terrain&quot;;&quot;&quot;) &amp; IF([.B331]=[$Basic.$C$2];&quot;Difficult Terrain&quot;;&quot;&quot;) &amp; IF([.B331]=[$Basic.$D$2];&quot;Extreme Terrain&quot;;&quot;&quot;)">
            <text:p/>
          </table:table-cell>
          <table:table-cell table:formula="of:= [.N331] &amp; &quot; &quot; &amp; [.E331]" office:value-type="string" office:string-value=" 9/8" calcext:value-type="string">
            <text:p><text:s/>9/8</text:p>
          </table:table-cell>
          <table:table-cell table:formula="of:=CEILING([.J331])" office:value-type="float" office:value="0" calcext:value-type="float">
            <text:p>0</text:p>
          </table:table-cell>
          <table:table-cell table:formula="of:=CEILING(8*[.J331])" office:value-type="float" office:value="0" calcext:value-type="float">
            <text:p>0</text:p>
          </table:table-cell>
          <table:table-cell table:formula="of:=CEILING(1*[.K331])" office:value-type="float" office:value="1" calcext:value-type="float">
            <text:p>1</text:p>
          </table:table-cell>
          <table:table-cell table:formula="of:=CEILING(2*[.K331])" office:value-type="float" office:value="2" calcext:value-type="float">
            <text:p>2</text:p>
          </table:table-cell>
          <table:table-cell table:formula="of:=CEILING(5*[.K331])" office:value-type="float" office:value="5" calcext:value-type="float">
            <text:p>5</text:p>
          </table:table-cell>
          <table:table-cell table:formula="of:=CEILING(1*[.L331])" office:value-type="float" office:value="5" calcext:value-type="float">
            <text:p>5</text:p>
          </table:table-cell>
          <table:table-cell table:formula="of:=CEILING(2*[.L331])" office:value-type="float" office:value="10" calcext:value-type="float">
            <text:p>10</text:p>
          </table:table-cell>
          <table:table-cell table:formula="of:=CEILING(1*[.M331])" office:value-type="float" office:value="15" calcext:value-type="float">
            <text:p>15</text:p>
          </table:table-cell>
          <table:table-cell table:formula="of:=CEILING(2*[.M331])" office:value-type="float" office:value="30" calcext:value-type="float">
            <text:p>30</text:p>
          </table:table-cell>
          <table:table-cell table:formula="of:=CEILING(6*[.M331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table:formula="of:=MOD([.A332]-1;[$Basic.$A$2]+1)" office:value-type="float" office:value="10" calcext:value-type="float">
            <text:p>10</text:p>
          </table:table-cell>
          <table:table-cell table:formula="of:=CEILING(([.A332]-[.B332])/[$Basic.$A$2]; 1)+3" office:value-type="float" office:value="25" calcext:value-type="float">
            <text:p>25</text:p>
          </table:table-cell>
          <table:table-cell table:formula="of:=IF([.B332]=0;INDIRECT(ADDRESS([.C332];1;1;1;&quot;Basic&quot;));&quot;&quot;)">
            <text:p/>
          </table:table-cell>
          <table:table-cell table:style-name="ce3" table:formula="of:=[.B332] &amp; &quot;/&quot; &amp; [$Basic.$B$2]" office:value-type="string" office:string-value="10/8" calcext:value-type="string">
            <text:p>10/8</text:p>
          </table:table-cell>
          <table:table-cell table:formula="of:=INDIRECT(ADDRESS([.$C332];2;1;1;&quot;Basic&quot;))*[.$B332]/[$Basic.$B$2]" office:value-type="float" office:value="0" calcext:value-type="float">
            <text:p>0</text:p>
          </table:table-cell>
          <table:table-cell table:formula="of:=INDIRECT(ADDRESS([.$C332];3;1;1;&quot;Basic&quot;))*[.$B332]/[$Basic.$B$2]" office:value-type="float" office:value="0" calcext:value-type="float">
            <text:p>0</text:p>
          </table:table-cell>
          <table:table-cell table:formula="of:=INDIRECT(ADDRESS([.$C332];4;1;1;&quot;Basic&quot;))*[.$B332]/[$Basic.$B$2]" office:value-type="float" office:value="0" calcext:value-type="float">
            <text:p>0</text:p>
          </table:table-cell>
          <table:table-cell table:formula="of:=INDIRECT(ADDRESS([.$C332];5;1;1;&quot;Basic&quot;))*[.$B332]/[$Basic.$B$2]" office:value-type="float" office:value="0" calcext:value-type="float">
            <text:p>0</text:p>
          </table:table-cell>
          <table:table-cell table:formula="of:=[.F332]" office:value-type="float" office:value="0" calcext:value-type="float">
            <text:p>0</text:p>
          </table:table-cell>
          <table:table-cell table:formula="of:=IF([.G332]=0;1;[.G332])" office:value-type="float" office:value="1" calcext:value-type="float">
            <text:p>1</text:p>
          </table:table-cell>
          <table:table-cell table:formula="of:=IF([.H332]=0;5;[.H332])" office:value-type="float" office:value="5" calcext:value-type="float">
            <text:p>5</text:p>
          </table:table-cell>
          <table:table-cell table:formula="of:=IF([.I332]=0;15;[.I332])" office:value-type="float" office:value="15" calcext:value-type="float">
            <text:p>15</text:p>
          </table:table-cell>
          <table:table-cell table:formula="of:=IF([.B332]=0;[.D332];&quot;&quot;) &amp; IF([.B332]=[$Basic.$B$2];&quot;Open Terrain&quot;;&quot;&quot;) &amp; IF([.B332]=[$Basic.$C$2];&quot;Difficult Terrain&quot;;&quot;&quot;) &amp; IF([.B332]=[$Basic.$D$2];&quot;Extreme Terrain&quot;;&quot;&quot;)">
            <text:p/>
          </table:table-cell>
          <table:table-cell table:formula="of:= [.N332] &amp; &quot; &quot; &amp; [.E332]" office:value-type="string" office:string-value=" 10/8" calcext:value-type="string">
            <text:p><text:s/>10/8</text:p>
          </table:table-cell>
          <table:table-cell table:formula="of:=CEILING([.J332])" office:value-type="float" office:value="0" calcext:value-type="float">
            <text:p>0</text:p>
          </table:table-cell>
          <table:table-cell table:formula="of:=CEILING(8*[.J332])" office:value-type="float" office:value="0" calcext:value-type="float">
            <text:p>0</text:p>
          </table:table-cell>
          <table:table-cell table:formula="of:=CEILING(1*[.K332])" office:value-type="float" office:value="1" calcext:value-type="float">
            <text:p>1</text:p>
          </table:table-cell>
          <table:table-cell table:formula="of:=CEILING(2*[.K332])" office:value-type="float" office:value="2" calcext:value-type="float">
            <text:p>2</text:p>
          </table:table-cell>
          <table:table-cell table:formula="of:=CEILING(5*[.K332])" office:value-type="float" office:value="5" calcext:value-type="float">
            <text:p>5</text:p>
          </table:table-cell>
          <table:table-cell table:formula="of:=CEILING(1*[.L332])" office:value-type="float" office:value="5" calcext:value-type="float">
            <text:p>5</text:p>
          </table:table-cell>
          <table:table-cell table:formula="of:=CEILING(2*[.L332])" office:value-type="float" office:value="10" calcext:value-type="float">
            <text:p>10</text:p>
          </table:table-cell>
          <table:table-cell table:formula="of:=CEILING(1*[.M332])" office:value-type="float" office:value="15" calcext:value-type="float">
            <text:p>15</text:p>
          </table:table-cell>
          <table:table-cell table:formula="of:=CEILING(2*[.M332])" office:value-type="float" office:value="30" calcext:value-type="float">
            <text:p>30</text:p>
          </table:table-cell>
          <table:table-cell table:formula="of:=CEILING(6*[.M332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table:formula="of:=MOD([.A333]-1;[$Basic.$A$2]+1)" office:value-type="float" office:value="11" calcext:value-type="float">
            <text:p>11</text:p>
          </table:table-cell>
          <table:table-cell table:formula="of:=CEILING(([.A333]-[.B333])/[$Basic.$A$2]; 1)+3" office:value-type="float" office:value="25" calcext:value-type="float">
            <text:p>25</text:p>
          </table:table-cell>
          <table:table-cell table:formula="of:=IF([.B333]=0;INDIRECT(ADDRESS([.C333];1;1;1;&quot;Basic&quot;));&quot;&quot;)">
            <text:p/>
          </table:table-cell>
          <table:table-cell table:style-name="ce3" table:formula="of:=[.B333] &amp; &quot;/&quot; &amp; [$Basic.$B$2]" office:value-type="string" office:string-value="11/8" calcext:value-type="string">
            <text:p>11/8</text:p>
          </table:table-cell>
          <table:table-cell table:formula="of:=INDIRECT(ADDRESS([.$C333];2;1;1;&quot;Basic&quot;))*[.$B333]/[$Basic.$B$2]" office:value-type="float" office:value="0" calcext:value-type="float">
            <text:p>0</text:p>
          </table:table-cell>
          <table:table-cell table:formula="of:=INDIRECT(ADDRESS([.$C333];3;1;1;&quot;Basic&quot;))*[.$B333]/[$Basic.$B$2]" office:value-type="float" office:value="0" calcext:value-type="float">
            <text:p>0</text:p>
          </table:table-cell>
          <table:table-cell table:formula="of:=INDIRECT(ADDRESS([.$C333];4;1;1;&quot;Basic&quot;))*[.$B333]/[$Basic.$B$2]" office:value-type="float" office:value="0" calcext:value-type="float">
            <text:p>0</text:p>
          </table:table-cell>
          <table:table-cell table:formula="of:=INDIRECT(ADDRESS([.$C333];5;1;1;&quot;Basic&quot;))*[.$B333]/[$Basic.$B$2]" office:value-type="float" office:value="0" calcext:value-type="float">
            <text:p>0</text:p>
          </table:table-cell>
          <table:table-cell table:formula="of:=[.F333]" office:value-type="float" office:value="0" calcext:value-type="float">
            <text:p>0</text:p>
          </table:table-cell>
          <table:table-cell table:formula="of:=IF([.G333]=0;1;[.G333])" office:value-type="float" office:value="1" calcext:value-type="float">
            <text:p>1</text:p>
          </table:table-cell>
          <table:table-cell table:formula="of:=IF([.H333]=0;5;[.H333])" office:value-type="float" office:value="5" calcext:value-type="float">
            <text:p>5</text:p>
          </table:table-cell>
          <table:table-cell table:formula="of:=IF([.I333]=0;15;[.I333])" office:value-type="float" office:value="15" calcext:value-type="float">
            <text:p>15</text:p>
          </table:table-cell>
          <table:table-cell table:formula="of:=IF([.B333]=0;[.D333];&quot;&quot;) &amp; IF([.B333]=[$Basic.$B$2];&quot;Open Terrain&quot;;&quot;&quot;) &amp; IF([.B333]=[$Basic.$C$2];&quot;Difficult Terrain&quot;;&quot;&quot;) &amp; IF([.B333]=[$Basic.$D$2];&quot;Extreme Terrain&quot;;&quot;&quot;)">
            <text:p/>
          </table:table-cell>
          <table:table-cell table:formula="of:= [.N333] &amp; &quot; &quot; &amp; [.E333]" office:value-type="string" office:string-value=" 11/8" calcext:value-type="string">
            <text:p><text:s/>11/8</text:p>
          </table:table-cell>
          <table:table-cell table:formula="of:=CEILING([.J333])" office:value-type="float" office:value="0" calcext:value-type="float">
            <text:p>0</text:p>
          </table:table-cell>
          <table:table-cell table:formula="of:=CEILING(8*[.J333])" office:value-type="float" office:value="0" calcext:value-type="float">
            <text:p>0</text:p>
          </table:table-cell>
          <table:table-cell table:formula="of:=CEILING(1*[.K333])" office:value-type="float" office:value="1" calcext:value-type="float">
            <text:p>1</text:p>
          </table:table-cell>
          <table:table-cell table:formula="of:=CEILING(2*[.K333])" office:value-type="float" office:value="2" calcext:value-type="float">
            <text:p>2</text:p>
          </table:table-cell>
          <table:table-cell table:formula="of:=CEILING(5*[.K333])" office:value-type="float" office:value="5" calcext:value-type="float">
            <text:p>5</text:p>
          </table:table-cell>
          <table:table-cell table:formula="of:=CEILING(1*[.L333])" office:value-type="float" office:value="5" calcext:value-type="float">
            <text:p>5</text:p>
          </table:table-cell>
          <table:table-cell table:formula="of:=CEILING(2*[.L333])" office:value-type="float" office:value="10" calcext:value-type="float">
            <text:p>10</text:p>
          </table:table-cell>
          <table:table-cell table:formula="of:=CEILING(1*[.M333])" office:value-type="float" office:value="15" calcext:value-type="float">
            <text:p>15</text:p>
          </table:table-cell>
          <table:table-cell table:formula="of:=CEILING(2*[.M333])" office:value-type="float" office:value="30" calcext:value-type="float">
            <text:p>30</text:p>
          </table:table-cell>
          <table:table-cell table:formula="of:=CEILING(6*[.M333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table:formula="of:=MOD([.A334]-1;[$Basic.$A$2]+1)" office:value-type="float" office:value="12" calcext:value-type="float">
            <text:p>12</text:p>
          </table:table-cell>
          <table:table-cell table:formula="of:=CEILING(([.A334]-[.B334])/[$Basic.$A$2]; 1)+3" office:value-type="float" office:value="25" calcext:value-type="float">
            <text:p>25</text:p>
          </table:table-cell>
          <table:table-cell table:formula="of:=IF([.B334]=0;INDIRECT(ADDRESS([.C334];1;1;1;&quot;Basic&quot;));&quot;&quot;)">
            <text:p/>
          </table:table-cell>
          <table:table-cell table:style-name="ce3" table:formula="of:=[.B334] &amp; &quot;/&quot; &amp; [$Basic.$B$2]" office:value-type="string" office:string-value="12/8" calcext:value-type="string">
            <text:p>12/8</text:p>
          </table:table-cell>
          <table:table-cell table:formula="of:=INDIRECT(ADDRESS([.$C334];2;1;1;&quot;Basic&quot;))*[.$B334]/[$Basic.$B$2]" office:value-type="float" office:value="0" calcext:value-type="float">
            <text:p>0</text:p>
          </table:table-cell>
          <table:table-cell table:formula="of:=INDIRECT(ADDRESS([.$C334];3;1;1;&quot;Basic&quot;))*[.$B334]/[$Basic.$B$2]" office:value-type="float" office:value="0" calcext:value-type="float">
            <text:p>0</text:p>
          </table:table-cell>
          <table:table-cell table:formula="of:=INDIRECT(ADDRESS([.$C334];4;1;1;&quot;Basic&quot;))*[.$B334]/[$Basic.$B$2]" office:value-type="float" office:value="0" calcext:value-type="float">
            <text:p>0</text:p>
          </table:table-cell>
          <table:table-cell table:formula="of:=INDIRECT(ADDRESS([.$C334];5;1;1;&quot;Basic&quot;))*[.$B334]/[$Basic.$B$2]" office:value-type="float" office:value="0" calcext:value-type="float">
            <text:p>0</text:p>
          </table:table-cell>
          <table:table-cell table:formula="of:=[.F334]" office:value-type="float" office:value="0" calcext:value-type="float">
            <text:p>0</text:p>
          </table:table-cell>
          <table:table-cell table:formula="of:=IF([.G334]=0;1;[.G334])" office:value-type="float" office:value="1" calcext:value-type="float">
            <text:p>1</text:p>
          </table:table-cell>
          <table:table-cell table:formula="of:=IF([.H334]=0;5;[.H334])" office:value-type="float" office:value="5" calcext:value-type="float">
            <text:p>5</text:p>
          </table:table-cell>
          <table:table-cell table:formula="of:=IF([.I334]=0;15;[.I334])" office:value-type="float" office:value="15" calcext:value-type="float">
            <text:p>15</text:p>
          </table:table-cell>
          <table:table-cell table:formula="of:=IF([.B334]=0;[.D334];&quot;&quot;) &amp; IF([.B334]=[$Basic.$B$2];&quot;Open Terrain&quot;;&quot;&quot;) &amp; IF([.B334]=[$Basic.$C$2];&quot;Difficult Terrain&quot;;&quot;&quot;) &amp; IF([.B334]=[$Basic.$D$2];&quot;Extreme Terrain&quot;;&quot;&quot;)">
            <text:p/>
          </table:table-cell>
          <table:table-cell table:formula="of:= [.N334] &amp; &quot; &quot; &amp; [.E334]" office:value-type="string" office:string-value=" 12/8" calcext:value-type="string">
            <text:p><text:s/>12/8</text:p>
          </table:table-cell>
          <table:table-cell table:formula="of:=CEILING([.J334])" office:value-type="float" office:value="0" calcext:value-type="float">
            <text:p>0</text:p>
          </table:table-cell>
          <table:table-cell table:formula="of:=CEILING(8*[.J334])" office:value-type="float" office:value="0" calcext:value-type="float">
            <text:p>0</text:p>
          </table:table-cell>
          <table:table-cell table:formula="of:=CEILING(1*[.K334])" office:value-type="float" office:value="1" calcext:value-type="float">
            <text:p>1</text:p>
          </table:table-cell>
          <table:table-cell table:formula="of:=CEILING(2*[.K334])" office:value-type="float" office:value="2" calcext:value-type="float">
            <text:p>2</text:p>
          </table:table-cell>
          <table:table-cell table:formula="of:=CEILING(5*[.K334])" office:value-type="float" office:value="5" calcext:value-type="float">
            <text:p>5</text:p>
          </table:table-cell>
          <table:table-cell table:formula="of:=CEILING(1*[.L334])" office:value-type="float" office:value="5" calcext:value-type="float">
            <text:p>5</text:p>
          </table:table-cell>
          <table:table-cell table:formula="of:=CEILING(2*[.L334])" office:value-type="float" office:value="10" calcext:value-type="float">
            <text:p>10</text:p>
          </table:table-cell>
          <table:table-cell table:formula="of:=CEILING(1*[.M334])" office:value-type="float" office:value="15" calcext:value-type="float">
            <text:p>15</text:p>
          </table:table-cell>
          <table:table-cell table:formula="of:=CEILING(2*[.M334])" office:value-type="float" office:value="30" calcext:value-type="float">
            <text:p>30</text:p>
          </table:table-cell>
          <table:table-cell table:formula="of:=CEILING(6*[.M334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table:formula="of:=MOD([.A335]-1;[$Basic.$A$2]+1)" office:value-type="float" office:value="13" calcext:value-type="float">
            <text:p>13</text:p>
          </table:table-cell>
          <table:table-cell table:formula="of:=CEILING(([.A335]-[.B335])/[$Basic.$A$2]; 1)+3" office:value-type="float" office:value="25" calcext:value-type="float">
            <text:p>25</text:p>
          </table:table-cell>
          <table:table-cell table:formula="of:=IF([.B335]=0;INDIRECT(ADDRESS([.C335];1;1;1;&quot;Basic&quot;));&quot;&quot;)">
            <text:p/>
          </table:table-cell>
          <table:table-cell table:style-name="ce3" table:formula="of:=[.B335] &amp; &quot;/&quot; &amp; [$Basic.$B$2]" office:value-type="string" office:string-value="13/8" calcext:value-type="string">
            <text:p>13/8</text:p>
          </table:table-cell>
          <table:table-cell table:formula="of:=INDIRECT(ADDRESS([.$C335];2;1;1;&quot;Basic&quot;))*[.$B335]/[$Basic.$B$2]" office:value-type="float" office:value="0" calcext:value-type="float">
            <text:p>0</text:p>
          </table:table-cell>
          <table:table-cell table:formula="of:=INDIRECT(ADDRESS([.$C335];3;1;1;&quot;Basic&quot;))*[.$B335]/[$Basic.$B$2]" office:value-type="float" office:value="0" calcext:value-type="float">
            <text:p>0</text:p>
          </table:table-cell>
          <table:table-cell table:formula="of:=INDIRECT(ADDRESS([.$C335];4;1;1;&quot;Basic&quot;))*[.$B335]/[$Basic.$B$2]" office:value-type="float" office:value="0" calcext:value-type="float">
            <text:p>0</text:p>
          </table:table-cell>
          <table:table-cell table:formula="of:=INDIRECT(ADDRESS([.$C335];5;1;1;&quot;Basic&quot;))*[.$B335]/[$Basic.$B$2]" office:value-type="float" office:value="0" calcext:value-type="float">
            <text:p>0</text:p>
          </table:table-cell>
          <table:table-cell table:formula="of:=[.F335]" office:value-type="float" office:value="0" calcext:value-type="float">
            <text:p>0</text:p>
          </table:table-cell>
          <table:table-cell table:formula="of:=IF([.G335]=0;1;[.G335])" office:value-type="float" office:value="1" calcext:value-type="float">
            <text:p>1</text:p>
          </table:table-cell>
          <table:table-cell table:formula="of:=IF([.H335]=0;5;[.H335])" office:value-type="float" office:value="5" calcext:value-type="float">
            <text:p>5</text:p>
          </table:table-cell>
          <table:table-cell table:formula="of:=IF([.I335]=0;15;[.I335])" office:value-type="float" office:value="15" calcext:value-type="float">
            <text:p>15</text:p>
          </table:table-cell>
          <table:table-cell table:formula="of:=IF([.B335]=0;[.D335];&quot;&quot;) &amp; IF([.B335]=[$Basic.$B$2];&quot;Open Terrain&quot;;&quot;&quot;) &amp; IF([.B335]=[$Basic.$C$2];&quot;Difficult Terrain&quot;;&quot;&quot;) &amp; IF([.B335]=[$Basic.$D$2];&quot;Extreme Terrain&quot;;&quot;&quot;)">
            <text:p/>
          </table:table-cell>
          <table:table-cell table:formula="of:= [.N335] &amp; &quot; &quot; &amp; [.E335]" office:value-type="string" office:string-value=" 13/8" calcext:value-type="string">
            <text:p><text:s/>13/8</text:p>
          </table:table-cell>
          <table:table-cell table:formula="of:=CEILING([.J335])" office:value-type="float" office:value="0" calcext:value-type="float">
            <text:p>0</text:p>
          </table:table-cell>
          <table:table-cell table:formula="of:=CEILING(8*[.J335])" office:value-type="float" office:value="0" calcext:value-type="float">
            <text:p>0</text:p>
          </table:table-cell>
          <table:table-cell table:formula="of:=CEILING(1*[.K335])" office:value-type="float" office:value="1" calcext:value-type="float">
            <text:p>1</text:p>
          </table:table-cell>
          <table:table-cell table:formula="of:=CEILING(2*[.K335])" office:value-type="float" office:value="2" calcext:value-type="float">
            <text:p>2</text:p>
          </table:table-cell>
          <table:table-cell table:formula="of:=CEILING(5*[.K335])" office:value-type="float" office:value="5" calcext:value-type="float">
            <text:p>5</text:p>
          </table:table-cell>
          <table:table-cell table:formula="of:=CEILING(1*[.L335])" office:value-type="float" office:value="5" calcext:value-type="float">
            <text:p>5</text:p>
          </table:table-cell>
          <table:table-cell table:formula="of:=CEILING(2*[.L335])" office:value-type="float" office:value="10" calcext:value-type="float">
            <text:p>10</text:p>
          </table:table-cell>
          <table:table-cell table:formula="of:=CEILING(1*[.M335])" office:value-type="float" office:value="15" calcext:value-type="float">
            <text:p>15</text:p>
          </table:table-cell>
          <table:table-cell table:formula="of:=CEILING(2*[.M335])" office:value-type="float" office:value="30" calcext:value-type="float">
            <text:p>30</text:p>
          </table:table-cell>
          <table:table-cell table:formula="of:=CEILING(6*[.M335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table:formula="of:=MOD([.A336]-1;[$Basic.$A$2]+1)" office:value-type="float" office:value="14" calcext:value-type="float">
            <text:p>14</text:p>
          </table:table-cell>
          <table:table-cell table:formula="of:=CEILING(([.A336]-[.B336])/[$Basic.$A$2]; 1)+3" office:value-type="float" office:value="25" calcext:value-type="float">
            <text:p>25</text:p>
          </table:table-cell>
          <table:table-cell table:formula="of:=IF([.B336]=0;INDIRECT(ADDRESS([.C336];1;1;1;&quot;Basic&quot;));&quot;&quot;)">
            <text:p/>
          </table:table-cell>
          <table:table-cell table:style-name="ce3" table:formula="of:=[.B336] &amp; &quot;/&quot; &amp; [$Basic.$B$2]" office:value-type="string" office:string-value="14/8" calcext:value-type="string">
            <text:p>14/8</text:p>
          </table:table-cell>
          <table:table-cell table:formula="of:=INDIRECT(ADDRESS([.$C336];2;1;1;&quot;Basic&quot;))*[.$B336]/[$Basic.$B$2]" office:value-type="float" office:value="0" calcext:value-type="float">
            <text:p>0</text:p>
          </table:table-cell>
          <table:table-cell table:formula="of:=INDIRECT(ADDRESS([.$C336];3;1;1;&quot;Basic&quot;))*[.$B336]/[$Basic.$B$2]" office:value-type="float" office:value="0" calcext:value-type="float">
            <text:p>0</text:p>
          </table:table-cell>
          <table:table-cell table:formula="of:=INDIRECT(ADDRESS([.$C336];4;1;1;&quot;Basic&quot;))*[.$B336]/[$Basic.$B$2]" office:value-type="float" office:value="0" calcext:value-type="float">
            <text:p>0</text:p>
          </table:table-cell>
          <table:table-cell table:formula="of:=INDIRECT(ADDRESS([.$C336];5;1;1;&quot;Basic&quot;))*[.$B336]/[$Basic.$B$2]" office:value-type="float" office:value="0" calcext:value-type="float">
            <text:p>0</text:p>
          </table:table-cell>
          <table:table-cell table:formula="of:=[.F336]" office:value-type="float" office:value="0" calcext:value-type="float">
            <text:p>0</text:p>
          </table:table-cell>
          <table:table-cell table:formula="of:=IF([.G336]=0;1;[.G336])" office:value-type="float" office:value="1" calcext:value-type="float">
            <text:p>1</text:p>
          </table:table-cell>
          <table:table-cell table:formula="of:=IF([.H336]=0;5;[.H336])" office:value-type="float" office:value="5" calcext:value-type="float">
            <text:p>5</text:p>
          </table:table-cell>
          <table:table-cell table:formula="of:=IF([.I336]=0;15;[.I336])" office:value-type="float" office:value="15" calcext:value-type="float">
            <text:p>15</text:p>
          </table:table-cell>
          <table:table-cell table:formula="of:=IF([.B336]=0;[.D336];&quot;&quot;) &amp; IF([.B336]=[$Basic.$B$2];&quot;Open Terrain&quot;;&quot;&quot;) &amp; IF([.B336]=[$Basic.$C$2];&quot;Difficult Terrain&quot;;&quot;&quot;) &amp; IF([.B336]=[$Basic.$D$2];&quot;Extreme Terrain&quot;;&quot;&quot;)">
            <text:p/>
          </table:table-cell>
          <table:table-cell table:formula="of:= [.N336] &amp; &quot; &quot; &amp; [.E336]" office:value-type="string" office:string-value=" 14/8" calcext:value-type="string">
            <text:p><text:s/>14/8</text:p>
          </table:table-cell>
          <table:table-cell table:formula="of:=CEILING([.J336])" office:value-type="float" office:value="0" calcext:value-type="float">
            <text:p>0</text:p>
          </table:table-cell>
          <table:table-cell table:formula="of:=CEILING(8*[.J336])" office:value-type="float" office:value="0" calcext:value-type="float">
            <text:p>0</text:p>
          </table:table-cell>
          <table:table-cell table:formula="of:=CEILING(1*[.K336])" office:value-type="float" office:value="1" calcext:value-type="float">
            <text:p>1</text:p>
          </table:table-cell>
          <table:table-cell table:formula="of:=CEILING(2*[.K336])" office:value-type="float" office:value="2" calcext:value-type="float">
            <text:p>2</text:p>
          </table:table-cell>
          <table:table-cell table:formula="of:=CEILING(5*[.K336])" office:value-type="float" office:value="5" calcext:value-type="float">
            <text:p>5</text:p>
          </table:table-cell>
          <table:table-cell table:formula="of:=CEILING(1*[.L336])" office:value-type="float" office:value="5" calcext:value-type="float">
            <text:p>5</text:p>
          </table:table-cell>
          <table:table-cell table:formula="of:=CEILING(2*[.L336])" office:value-type="float" office:value="10" calcext:value-type="float">
            <text:p>10</text:p>
          </table:table-cell>
          <table:table-cell table:formula="of:=CEILING(1*[.M336])" office:value-type="float" office:value="15" calcext:value-type="float">
            <text:p>15</text:p>
          </table:table-cell>
          <table:table-cell table:formula="of:=CEILING(2*[.M336])" office:value-type="float" office:value="30" calcext:value-type="float">
            <text:p>30</text:p>
          </table:table-cell>
          <table:table-cell table:formula="of:=CEILING(6*[.M336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table:formula="of:=MOD([.A337]-1;[$Basic.$A$2]+1)" office:value-type="float" office:value="15" calcext:value-type="float">
            <text:p>15</text:p>
          </table:table-cell>
          <table:table-cell table:formula="of:=CEILING(([.A337]-[.B337])/[$Basic.$A$2]; 1)+3" office:value-type="float" office:value="25" calcext:value-type="float">
            <text:p>25</text:p>
          </table:table-cell>
          <table:table-cell table:formula="of:=IF([.B337]=0;INDIRECT(ADDRESS([.C337];1;1;1;&quot;Basic&quot;));&quot;&quot;)">
            <text:p/>
          </table:table-cell>
          <table:table-cell table:style-name="ce3" table:formula="of:=[.B337] &amp; &quot;/&quot; &amp; [$Basic.$B$2]" office:value-type="string" office:string-value="15/8" calcext:value-type="string">
            <text:p>15/8</text:p>
          </table:table-cell>
          <table:table-cell table:formula="of:=INDIRECT(ADDRESS([.$C337];2;1;1;&quot;Basic&quot;))*[.$B337]/[$Basic.$B$2]" office:value-type="float" office:value="0" calcext:value-type="float">
            <text:p>0</text:p>
          </table:table-cell>
          <table:table-cell table:formula="of:=INDIRECT(ADDRESS([.$C337];3;1;1;&quot;Basic&quot;))*[.$B337]/[$Basic.$B$2]" office:value-type="float" office:value="0" calcext:value-type="float">
            <text:p>0</text:p>
          </table:table-cell>
          <table:table-cell table:formula="of:=INDIRECT(ADDRESS([.$C337];4;1;1;&quot;Basic&quot;))*[.$B337]/[$Basic.$B$2]" office:value-type="float" office:value="0" calcext:value-type="float">
            <text:p>0</text:p>
          </table:table-cell>
          <table:table-cell table:formula="of:=INDIRECT(ADDRESS([.$C337];5;1;1;&quot;Basic&quot;))*[.$B337]/[$Basic.$B$2]" office:value-type="float" office:value="0" calcext:value-type="float">
            <text:p>0</text:p>
          </table:table-cell>
          <table:table-cell table:formula="of:=[.F337]" office:value-type="float" office:value="0" calcext:value-type="float">
            <text:p>0</text:p>
          </table:table-cell>
          <table:table-cell table:formula="of:=IF([.G337]=0;1;[.G337])" office:value-type="float" office:value="1" calcext:value-type="float">
            <text:p>1</text:p>
          </table:table-cell>
          <table:table-cell table:formula="of:=IF([.H337]=0;5;[.H337])" office:value-type="float" office:value="5" calcext:value-type="float">
            <text:p>5</text:p>
          </table:table-cell>
          <table:table-cell table:formula="of:=IF([.I337]=0;15;[.I337])" office:value-type="float" office:value="15" calcext:value-type="float">
            <text:p>15</text:p>
          </table:table-cell>
          <table:table-cell table:formula="of:=IF([.B337]=0;[.D337];&quot;&quot;) &amp; IF([.B337]=[$Basic.$B$2];&quot;Open Terrain&quot;;&quot;&quot;) &amp; IF([.B337]=[$Basic.$C$2];&quot;Difficult Terrain&quot;;&quot;&quot;) &amp; IF([.B337]=[$Basic.$D$2];&quot;Extreme Terrain&quot;;&quot;&quot;)">
            <text:p/>
          </table:table-cell>
          <table:table-cell table:formula="of:= [.N337] &amp; &quot; &quot; &amp; [.E337]" office:value-type="string" office:string-value=" 15/8" calcext:value-type="string">
            <text:p><text:s/>15/8</text:p>
          </table:table-cell>
          <table:table-cell table:formula="of:=CEILING([.J337])" office:value-type="float" office:value="0" calcext:value-type="float">
            <text:p>0</text:p>
          </table:table-cell>
          <table:table-cell table:formula="of:=CEILING(8*[.J337])" office:value-type="float" office:value="0" calcext:value-type="float">
            <text:p>0</text:p>
          </table:table-cell>
          <table:table-cell table:formula="of:=CEILING(1*[.K337])" office:value-type="float" office:value="1" calcext:value-type="float">
            <text:p>1</text:p>
          </table:table-cell>
          <table:table-cell table:formula="of:=CEILING(2*[.K337])" office:value-type="float" office:value="2" calcext:value-type="float">
            <text:p>2</text:p>
          </table:table-cell>
          <table:table-cell table:formula="of:=CEILING(5*[.K337])" office:value-type="float" office:value="5" calcext:value-type="float">
            <text:p>5</text:p>
          </table:table-cell>
          <table:table-cell table:formula="of:=CEILING(1*[.L337])" office:value-type="float" office:value="5" calcext:value-type="float">
            <text:p>5</text:p>
          </table:table-cell>
          <table:table-cell table:formula="of:=CEILING(2*[.L337])" office:value-type="float" office:value="10" calcext:value-type="float">
            <text:p>10</text:p>
          </table:table-cell>
          <table:table-cell table:formula="of:=CEILING(1*[.M337])" office:value-type="float" office:value="15" calcext:value-type="float">
            <text:p>15</text:p>
          </table:table-cell>
          <table:table-cell table:formula="of:=CEILING(2*[.M337])" office:value-type="float" office:value="30" calcext:value-type="float">
            <text:p>30</text:p>
          </table:table-cell>
          <table:table-cell table:formula="of:=CEILING(6*[.M337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table:formula="of:=MOD([.A338]-1;[$Basic.$A$2]+1)" office:value-type="float" office:value="0" calcext:value-type="float">
            <text:p>0</text:p>
          </table:table-cell>
          <table:table-cell table:formula="of:=CEILING(([.A338]-[.B338])/[$Basic.$A$2]; 1)+3" office:value-type="float" office:value="26" calcext:value-type="float">
            <text:p>26</text:p>
          </table:table-cell>
          <table:table-cell table:formula="of:=IF([.B338]=0;INDIRECT(ADDRESS([.C338];1;1;1;&quot;Basic&quot;));&quot;&quot;)" office:value-type="float" office:value="0" calcext:value-type="float">
            <text:p>0</text:p>
          </table:table-cell>
          <table:table-cell table:style-name="ce3" table:formula="of:=[.B338] &amp; &quot;/&quot; &amp; [$Basic.$B$2]" office:value-type="string" office:string-value="0/8" calcext:value-type="string">
            <text:p>0/8</text:p>
          </table:table-cell>
          <table:table-cell table:formula="of:=INDIRECT(ADDRESS([.$C338];2;1;1;&quot;Basic&quot;))*[.$B338]/[$Basic.$B$2]" office:value-type="float" office:value="0" calcext:value-type="float">
            <text:p>0</text:p>
          </table:table-cell>
          <table:table-cell table:formula="of:=INDIRECT(ADDRESS([.$C338];3;1;1;&quot;Basic&quot;))*[.$B338]/[$Basic.$B$2]" office:value-type="float" office:value="0" calcext:value-type="float">
            <text:p>0</text:p>
          </table:table-cell>
          <table:table-cell table:formula="of:=INDIRECT(ADDRESS([.$C338];4;1;1;&quot;Basic&quot;))*[.$B338]/[$Basic.$B$2]" office:value-type="float" office:value="0" calcext:value-type="float">
            <text:p>0</text:p>
          </table:table-cell>
          <table:table-cell table:formula="of:=INDIRECT(ADDRESS([.$C338];5;1;1;&quot;Basic&quot;))*[.$B338]/[$Basic.$B$2]" office:value-type="float" office:value="0" calcext:value-type="float">
            <text:p>0</text:p>
          </table:table-cell>
          <table:table-cell table:formula="of:=[.F338]" office:value-type="float" office:value="0" calcext:value-type="float">
            <text:p>0</text:p>
          </table:table-cell>
          <table:table-cell table:formula="of:=IF([.G338]=0;1;[.G338])" office:value-type="float" office:value="1" calcext:value-type="float">
            <text:p>1</text:p>
          </table:table-cell>
          <table:table-cell table:formula="of:=IF([.H338]=0;5;[.H338])" office:value-type="float" office:value="5" calcext:value-type="float">
            <text:p>5</text:p>
          </table:table-cell>
          <table:table-cell table:formula="of:=IF([.I338]=0;15;[.I338])" office:value-type="float" office:value="15" calcext:value-type="float">
            <text:p>15</text:p>
          </table:table-cell>
          <table:table-cell table:formula="of:=IF([.B338]=0;[.D338];&quot;&quot;) &amp; IF([.B338]=[$Basic.$B$2];&quot;Open Terrain&quot;;&quot;&quot;) &amp; IF([.B338]=[$Basic.$C$2];&quot;Difficult Terrain&quot;;&quot;&quot;) &amp; IF([.B338]=[$Basic.$D$2];&quot;Extreme Terrain&quot;;&quot;&quot;)" office:value-type="string" office:string-value="0" calcext:value-type="string">
            <text:p>0</text:p>
          </table:table-cell>
          <table:table-cell table:formula="of:= [.N338] &amp; &quot; &quot; &amp; [.E338]" office:value-type="string" office:string-value="0 0/8" calcext:value-type="string">
            <text:p>0 0/8</text:p>
          </table:table-cell>
          <table:table-cell table:formula="of:=CEILING([.J338])" office:value-type="float" office:value="0" calcext:value-type="float">
            <text:p>0</text:p>
          </table:table-cell>
          <table:table-cell table:formula="of:=CEILING(8*[.J338])" office:value-type="float" office:value="0" calcext:value-type="float">
            <text:p>0</text:p>
          </table:table-cell>
          <table:table-cell table:formula="of:=CEILING(1*[.K338])" office:value-type="float" office:value="1" calcext:value-type="float">
            <text:p>1</text:p>
          </table:table-cell>
          <table:table-cell table:formula="of:=CEILING(2*[.K338])" office:value-type="float" office:value="2" calcext:value-type="float">
            <text:p>2</text:p>
          </table:table-cell>
          <table:table-cell table:formula="of:=CEILING(5*[.K338])" office:value-type="float" office:value="5" calcext:value-type="float">
            <text:p>5</text:p>
          </table:table-cell>
          <table:table-cell table:formula="of:=CEILING(1*[.L338])" office:value-type="float" office:value="5" calcext:value-type="float">
            <text:p>5</text:p>
          </table:table-cell>
          <table:table-cell table:formula="of:=CEILING(2*[.L338])" office:value-type="float" office:value="10" calcext:value-type="float">
            <text:p>10</text:p>
          </table:table-cell>
          <table:table-cell table:formula="of:=CEILING(1*[.M338])" office:value-type="float" office:value="15" calcext:value-type="float">
            <text:p>15</text:p>
          </table:table-cell>
          <table:table-cell table:formula="of:=CEILING(2*[.M338])" office:value-type="float" office:value="30" calcext:value-type="float">
            <text:p>30</text:p>
          </table:table-cell>
          <table:table-cell table:formula="of:=CEILING(6*[.M338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table:formula="of:=MOD([.A339]-1;[$Basic.$A$2]+1)" office:value-type="float" office:value="1" calcext:value-type="float">
            <text:p>1</text:p>
          </table:table-cell>
          <table:table-cell table:formula="of:=CEILING(([.A339]-[.B339])/[$Basic.$A$2]; 1)+3" office:value-type="float" office:value="26" calcext:value-type="float">
            <text:p>26</text:p>
          </table:table-cell>
          <table:table-cell table:formula="of:=IF([.B339]=0;INDIRECT(ADDRESS([.C339];1;1;1;&quot;Basic&quot;));&quot;&quot;)">
            <text:p/>
          </table:table-cell>
          <table:table-cell table:style-name="ce3" table:formula="of:=[.B339] &amp; &quot;/&quot; &amp; [$Basic.$B$2]" office:value-type="string" office:string-value="1/8" calcext:value-type="string">
            <text:p>1/8</text:p>
          </table:table-cell>
          <table:table-cell table:formula="of:=INDIRECT(ADDRESS([.$C339];2;1;1;&quot;Basic&quot;))*[.$B339]/[$Basic.$B$2]" office:value-type="float" office:value="0" calcext:value-type="float">
            <text:p>0</text:p>
          </table:table-cell>
          <table:table-cell table:formula="of:=INDIRECT(ADDRESS([.$C339];3;1;1;&quot;Basic&quot;))*[.$B339]/[$Basic.$B$2]" office:value-type="float" office:value="0" calcext:value-type="float">
            <text:p>0</text:p>
          </table:table-cell>
          <table:table-cell table:formula="of:=INDIRECT(ADDRESS([.$C339];4;1;1;&quot;Basic&quot;))*[.$B339]/[$Basic.$B$2]" office:value-type="float" office:value="0" calcext:value-type="float">
            <text:p>0</text:p>
          </table:table-cell>
          <table:table-cell table:formula="of:=INDIRECT(ADDRESS([.$C339];5;1;1;&quot;Basic&quot;))*[.$B339]/[$Basic.$B$2]" office:value-type="float" office:value="0" calcext:value-type="float">
            <text:p>0</text:p>
          </table:table-cell>
          <table:table-cell table:formula="of:=[.F339]" office:value-type="float" office:value="0" calcext:value-type="float">
            <text:p>0</text:p>
          </table:table-cell>
          <table:table-cell table:formula="of:=IF([.G339]=0;1;[.G339])" office:value-type="float" office:value="1" calcext:value-type="float">
            <text:p>1</text:p>
          </table:table-cell>
          <table:table-cell table:formula="of:=IF([.H339]=0;5;[.H339])" office:value-type="float" office:value="5" calcext:value-type="float">
            <text:p>5</text:p>
          </table:table-cell>
          <table:table-cell table:formula="of:=IF([.I339]=0;15;[.I339])" office:value-type="float" office:value="15" calcext:value-type="float">
            <text:p>15</text:p>
          </table:table-cell>
          <table:table-cell table:formula="of:=IF([.B339]=0;[.D339];&quot;&quot;) &amp; IF([.B339]=[$Basic.$B$2];&quot;Open Terrain&quot;;&quot;&quot;) &amp; IF([.B339]=[$Basic.$C$2];&quot;Difficult Terrain&quot;;&quot;&quot;) &amp; IF([.B339]=[$Basic.$D$2];&quot;Extreme Terrain&quot;;&quot;&quot;)">
            <text:p/>
          </table:table-cell>
          <table:table-cell table:formula="of:= [.N339] &amp; &quot; &quot; &amp; [.E339]" office:value-type="string" office:string-value=" 1/8" calcext:value-type="string">
            <text:p><text:s/>1/8</text:p>
          </table:table-cell>
          <table:table-cell table:formula="of:=CEILING([.J339])" office:value-type="float" office:value="0" calcext:value-type="float">
            <text:p>0</text:p>
          </table:table-cell>
          <table:table-cell table:formula="of:=CEILING(8*[.J339])" office:value-type="float" office:value="0" calcext:value-type="float">
            <text:p>0</text:p>
          </table:table-cell>
          <table:table-cell table:formula="of:=CEILING(1*[.K339])" office:value-type="float" office:value="1" calcext:value-type="float">
            <text:p>1</text:p>
          </table:table-cell>
          <table:table-cell table:formula="of:=CEILING(2*[.K339])" office:value-type="float" office:value="2" calcext:value-type="float">
            <text:p>2</text:p>
          </table:table-cell>
          <table:table-cell table:formula="of:=CEILING(5*[.K339])" office:value-type="float" office:value="5" calcext:value-type="float">
            <text:p>5</text:p>
          </table:table-cell>
          <table:table-cell table:formula="of:=CEILING(1*[.L339])" office:value-type="float" office:value="5" calcext:value-type="float">
            <text:p>5</text:p>
          </table:table-cell>
          <table:table-cell table:formula="of:=CEILING(2*[.L339])" office:value-type="float" office:value="10" calcext:value-type="float">
            <text:p>10</text:p>
          </table:table-cell>
          <table:table-cell table:formula="of:=CEILING(1*[.M339])" office:value-type="float" office:value="15" calcext:value-type="float">
            <text:p>15</text:p>
          </table:table-cell>
          <table:table-cell table:formula="of:=CEILING(2*[.M339])" office:value-type="float" office:value="30" calcext:value-type="float">
            <text:p>30</text:p>
          </table:table-cell>
          <table:table-cell table:formula="of:=CEILING(6*[.M339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table:formula="of:=MOD([.A340]-1;[$Basic.$A$2]+1)" office:value-type="float" office:value="2" calcext:value-type="float">
            <text:p>2</text:p>
          </table:table-cell>
          <table:table-cell table:formula="of:=CEILING(([.A340]-[.B340])/[$Basic.$A$2]; 1)+3" office:value-type="float" office:value="26" calcext:value-type="float">
            <text:p>26</text:p>
          </table:table-cell>
          <table:table-cell table:formula="of:=IF([.B340]=0;INDIRECT(ADDRESS([.C340];1;1;1;&quot;Basic&quot;));&quot;&quot;)">
            <text:p/>
          </table:table-cell>
          <table:table-cell table:style-name="ce3" table:formula="of:=[.B340] &amp; &quot;/&quot; &amp; [$Basic.$B$2]" office:value-type="string" office:string-value="2/8" calcext:value-type="string">
            <text:p>2/8</text:p>
          </table:table-cell>
          <table:table-cell table:formula="of:=INDIRECT(ADDRESS([.$C340];2;1;1;&quot;Basic&quot;))*[.$B340]/[$Basic.$B$2]" office:value-type="float" office:value="0" calcext:value-type="float">
            <text:p>0</text:p>
          </table:table-cell>
          <table:table-cell table:formula="of:=INDIRECT(ADDRESS([.$C340];3;1;1;&quot;Basic&quot;))*[.$B340]/[$Basic.$B$2]" office:value-type="float" office:value="0" calcext:value-type="float">
            <text:p>0</text:p>
          </table:table-cell>
          <table:table-cell table:formula="of:=INDIRECT(ADDRESS([.$C340];4;1;1;&quot;Basic&quot;))*[.$B340]/[$Basic.$B$2]" office:value-type="float" office:value="0" calcext:value-type="float">
            <text:p>0</text:p>
          </table:table-cell>
          <table:table-cell table:formula="of:=INDIRECT(ADDRESS([.$C340];5;1;1;&quot;Basic&quot;))*[.$B340]/[$Basic.$B$2]" office:value-type="float" office:value="0" calcext:value-type="float">
            <text:p>0</text:p>
          </table:table-cell>
          <table:table-cell table:formula="of:=[.F340]" office:value-type="float" office:value="0" calcext:value-type="float">
            <text:p>0</text:p>
          </table:table-cell>
          <table:table-cell table:formula="of:=IF([.G340]=0;1;[.G340])" office:value-type="float" office:value="1" calcext:value-type="float">
            <text:p>1</text:p>
          </table:table-cell>
          <table:table-cell table:formula="of:=IF([.H340]=0;5;[.H340])" office:value-type="float" office:value="5" calcext:value-type="float">
            <text:p>5</text:p>
          </table:table-cell>
          <table:table-cell table:formula="of:=IF([.I340]=0;15;[.I340])" office:value-type="float" office:value="15" calcext:value-type="float">
            <text:p>15</text:p>
          </table:table-cell>
          <table:table-cell table:formula="of:=IF([.B340]=0;[.D340];&quot;&quot;) &amp; IF([.B340]=[$Basic.$B$2];&quot;Open Terrain&quot;;&quot;&quot;) &amp; IF([.B340]=[$Basic.$C$2];&quot;Difficult Terrain&quot;;&quot;&quot;) &amp; IF([.B340]=[$Basic.$D$2];&quot;Extreme Terrain&quot;;&quot;&quot;)">
            <text:p/>
          </table:table-cell>
          <table:table-cell table:formula="of:= [.N340] &amp; &quot; &quot; &amp; [.E340]" office:value-type="string" office:string-value=" 2/8" calcext:value-type="string">
            <text:p><text:s/>2/8</text:p>
          </table:table-cell>
          <table:table-cell table:formula="of:=CEILING([.J340])" office:value-type="float" office:value="0" calcext:value-type="float">
            <text:p>0</text:p>
          </table:table-cell>
          <table:table-cell table:formula="of:=CEILING(8*[.J340])" office:value-type="float" office:value="0" calcext:value-type="float">
            <text:p>0</text:p>
          </table:table-cell>
          <table:table-cell table:formula="of:=CEILING(1*[.K340])" office:value-type="float" office:value="1" calcext:value-type="float">
            <text:p>1</text:p>
          </table:table-cell>
          <table:table-cell table:formula="of:=CEILING(2*[.K340])" office:value-type="float" office:value="2" calcext:value-type="float">
            <text:p>2</text:p>
          </table:table-cell>
          <table:table-cell table:formula="of:=CEILING(5*[.K340])" office:value-type="float" office:value="5" calcext:value-type="float">
            <text:p>5</text:p>
          </table:table-cell>
          <table:table-cell table:formula="of:=CEILING(1*[.L340])" office:value-type="float" office:value="5" calcext:value-type="float">
            <text:p>5</text:p>
          </table:table-cell>
          <table:table-cell table:formula="of:=CEILING(2*[.L340])" office:value-type="float" office:value="10" calcext:value-type="float">
            <text:p>10</text:p>
          </table:table-cell>
          <table:table-cell table:formula="of:=CEILING(1*[.M340])" office:value-type="float" office:value="15" calcext:value-type="float">
            <text:p>15</text:p>
          </table:table-cell>
          <table:table-cell table:formula="of:=CEILING(2*[.M340])" office:value-type="float" office:value="30" calcext:value-type="float">
            <text:p>30</text:p>
          </table:table-cell>
          <table:table-cell table:formula="of:=CEILING(6*[.M340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table:formula="of:=MOD([.A341]-1;[$Basic.$A$2]+1)" office:value-type="float" office:value="3" calcext:value-type="float">
            <text:p>3</text:p>
          </table:table-cell>
          <table:table-cell table:formula="of:=CEILING(([.A341]-[.B341])/[$Basic.$A$2]; 1)+3" office:value-type="float" office:value="26" calcext:value-type="float">
            <text:p>26</text:p>
          </table:table-cell>
          <table:table-cell table:formula="of:=IF([.B341]=0;INDIRECT(ADDRESS([.C341];1;1;1;&quot;Basic&quot;));&quot;&quot;)">
            <text:p/>
          </table:table-cell>
          <table:table-cell table:style-name="ce3" table:formula="of:=[.B341] &amp; &quot;/&quot; &amp; [$Basic.$B$2]" office:value-type="string" office:string-value="3/8" calcext:value-type="string">
            <text:p>3/8</text:p>
          </table:table-cell>
          <table:table-cell table:formula="of:=INDIRECT(ADDRESS([.$C341];2;1;1;&quot;Basic&quot;))*[.$B341]/[$Basic.$B$2]" office:value-type="float" office:value="0" calcext:value-type="float">
            <text:p>0</text:p>
          </table:table-cell>
          <table:table-cell table:formula="of:=INDIRECT(ADDRESS([.$C341];3;1;1;&quot;Basic&quot;))*[.$B341]/[$Basic.$B$2]" office:value-type="float" office:value="0" calcext:value-type="float">
            <text:p>0</text:p>
          </table:table-cell>
          <table:table-cell table:formula="of:=INDIRECT(ADDRESS([.$C341];4;1;1;&quot;Basic&quot;))*[.$B341]/[$Basic.$B$2]" office:value-type="float" office:value="0" calcext:value-type="float">
            <text:p>0</text:p>
          </table:table-cell>
          <table:table-cell table:formula="of:=INDIRECT(ADDRESS([.$C341];5;1;1;&quot;Basic&quot;))*[.$B341]/[$Basic.$B$2]" office:value-type="float" office:value="0" calcext:value-type="float">
            <text:p>0</text:p>
          </table:table-cell>
          <table:table-cell table:formula="of:=[.F341]" office:value-type="float" office:value="0" calcext:value-type="float">
            <text:p>0</text:p>
          </table:table-cell>
          <table:table-cell table:formula="of:=IF([.G341]=0;1;[.G341])" office:value-type="float" office:value="1" calcext:value-type="float">
            <text:p>1</text:p>
          </table:table-cell>
          <table:table-cell table:formula="of:=IF([.H341]=0;5;[.H341])" office:value-type="float" office:value="5" calcext:value-type="float">
            <text:p>5</text:p>
          </table:table-cell>
          <table:table-cell table:formula="of:=IF([.I341]=0;15;[.I341])" office:value-type="float" office:value="15" calcext:value-type="float">
            <text:p>15</text:p>
          </table:table-cell>
          <table:table-cell table:formula="of:=IF([.B341]=0;[.D341];&quot;&quot;) &amp; IF([.B341]=[$Basic.$B$2];&quot;Open Terrain&quot;;&quot;&quot;) &amp; IF([.B341]=[$Basic.$C$2];&quot;Difficult Terrain&quot;;&quot;&quot;) &amp; IF([.B341]=[$Basic.$D$2];&quot;Extreme Terrain&quot;;&quot;&quot;)">
            <text:p/>
          </table:table-cell>
          <table:table-cell table:formula="of:= [.N341] &amp; &quot; &quot; &amp; [.E341]" office:value-type="string" office:string-value=" 3/8" calcext:value-type="string">
            <text:p><text:s/>3/8</text:p>
          </table:table-cell>
          <table:table-cell table:formula="of:=CEILING([.J341])" office:value-type="float" office:value="0" calcext:value-type="float">
            <text:p>0</text:p>
          </table:table-cell>
          <table:table-cell table:formula="of:=CEILING(8*[.J341])" office:value-type="float" office:value="0" calcext:value-type="float">
            <text:p>0</text:p>
          </table:table-cell>
          <table:table-cell table:formula="of:=CEILING(1*[.K341])" office:value-type="float" office:value="1" calcext:value-type="float">
            <text:p>1</text:p>
          </table:table-cell>
          <table:table-cell table:formula="of:=CEILING(2*[.K341])" office:value-type="float" office:value="2" calcext:value-type="float">
            <text:p>2</text:p>
          </table:table-cell>
          <table:table-cell table:formula="of:=CEILING(5*[.K341])" office:value-type="float" office:value="5" calcext:value-type="float">
            <text:p>5</text:p>
          </table:table-cell>
          <table:table-cell table:formula="of:=CEILING(1*[.L341])" office:value-type="float" office:value="5" calcext:value-type="float">
            <text:p>5</text:p>
          </table:table-cell>
          <table:table-cell table:formula="of:=CEILING(2*[.L341])" office:value-type="float" office:value="10" calcext:value-type="float">
            <text:p>10</text:p>
          </table:table-cell>
          <table:table-cell table:formula="of:=CEILING(1*[.M341])" office:value-type="float" office:value="15" calcext:value-type="float">
            <text:p>15</text:p>
          </table:table-cell>
          <table:table-cell table:formula="of:=CEILING(2*[.M341])" office:value-type="float" office:value="30" calcext:value-type="float">
            <text:p>30</text:p>
          </table:table-cell>
          <table:table-cell table:formula="of:=CEILING(6*[.M341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table:formula="of:=MOD([.A342]-1;[$Basic.$A$2]+1)" office:value-type="float" office:value="4" calcext:value-type="float">
            <text:p>4</text:p>
          </table:table-cell>
          <table:table-cell table:formula="of:=CEILING(([.A342]-[.B342])/[$Basic.$A$2]; 1)+3" office:value-type="float" office:value="26" calcext:value-type="float">
            <text:p>26</text:p>
          </table:table-cell>
          <table:table-cell table:formula="of:=IF([.B342]=0;INDIRECT(ADDRESS([.C342];1;1;1;&quot;Basic&quot;));&quot;&quot;)">
            <text:p/>
          </table:table-cell>
          <table:table-cell table:style-name="ce3" table:formula="of:=[.B342] &amp; &quot;/&quot; &amp; [$Basic.$B$2]" office:value-type="string" office:string-value="4/8" calcext:value-type="string">
            <text:p>4/8</text:p>
          </table:table-cell>
          <table:table-cell table:formula="of:=INDIRECT(ADDRESS([.$C342];2;1;1;&quot;Basic&quot;))*[.$B342]/[$Basic.$B$2]" office:value-type="float" office:value="0" calcext:value-type="float">
            <text:p>0</text:p>
          </table:table-cell>
          <table:table-cell table:formula="of:=INDIRECT(ADDRESS([.$C342];3;1;1;&quot;Basic&quot;))*[.$B342]/[$Basic.$B$2]" office:value-type="float" office:value="0" calcext:value-type="float">
            <text:p>0</text:p>
          </table:table-cell>
          <table:table-cell table:formula="of:=INDIRECT(ADDRESS([.$C342];4;1;1;&quot;Basic&quot;))*[.$B342]/[$Basic.$B$2]" office:value-type="float" office:value="0" calcext:value-type="float">
            <text:p>0</text:p>
          </table:table-cell>
          <table:table-cell table:formula="of:=INDIRECT(ADDRESS([.$C342];5;1;1;&quot;Basic&quot;))*[.$B342]/[$Basic.$B$2]" office:value-type="float" office:value="0" calcext:value-type="float">
            <text:p>0</text:p>
          </table:table-cell>
          <table:table-cell table:formula="of:=[.F342]" office:value-type="float" office:value="0" calcext:value-type="float">
            <text:p>0</text:p>
          </table:table-cell>
          <table:table-cell table:formula="of:=IF([.G342]=0;1;[.G342])" office:value-type="float" office:value="1" calcext:value-type="float">
            <text:p>1</text:p>
          </table:table-cell>
          <table:table-cell table:formula="of:=IF([.H342]=0;5;[.H342])" office:value-type="float" office:value="5" calcext:value-type="float">
            <text:p>5</text:p>
          </table:table-cell>
          <table:table-cell table:formula="of:=IF([.I342]=0;15;[.I342])" office:value-type="float" office:value="15" calcext:value-type="float">
            <text:p>15</text:p>
          </table:table-cell>
          <table:table-cell table:formula="of:=IF([.B342]=0;[.D342];&quot;&quot;) &amp; IF([.B342]=[$Basic.$B$2];&quot;Open Terrain&quot;;&quot;&quot;) &amp; IF([.B342]=[$Basic.$C$2];&quot;Difficult Terrain&quot;;&quot;&quot;) &amp; IF([.B342]=[$Basic.$D$2];&quot;Extreme Terrain&quot;;&quot;&quot;)" office:value-type="string" office:string-value="Extreme Terrain" calcext:value-type="string">
            <text:p>Extreme Terrain</text:p>
          </table:table-cell>
          <table:table-cell table:formula="of:= [.N342] &amp; &quot; &quot; &amp; [.E342]" office:value-type="string" office:string-value="Extreme Terrain 4/8" calcext:value-type="string">
            <text:p>Extreme Terrain 4/8</text:p>
          </table:table-cell>
          <table:table-cell table:formula="of:=CEILING([.J342])" office:value-type="float" office:value="0" calcext:value-type="float">
            <text:p>0</text:p>
          </table:table-cell>
          <table:table-cell table:formula="of:=CEILING(8*[.J342])" office:value-type="float" office:value="0" calcext:value-type="float">
            <text:p>0</text:p>
          </table:table-cell>
          <table:table-cell table:formula="of:=CEILING(1*[.K342])" office:value-type="float" office:value="1" calcext:value-type="float">
            <text:p>1</text:p>
          </table:table-cell>
          <table:table-cell table:formula="of:=CEILING(2*[.K342])" office:value-type="float" office:value="2" calcext:value-type="float">
            <text:p>2</text:p>
          </table:table-cell>
          <table:table-cell table:formula="of:=CEILING(5*[.K342])" office:value-type="float" office:value="5" calcext:value-type="float">
            <text:p>5</text:p>
          </table:table-cell>
          <table:table-cell table:formula="of:=CEILING(1*[.L342])" office:value-type="float" office:value="5" calcext:value-type="float">
            <text:p>5</text:p>
          </table:table-cell>
          <table:table-cell table:formula="of:=CEILING(2*[.L342])" office:value-type="float" office:value="10" calcext:value-type="float">
            <text:p>10</text:p>
          </table:table-cell>
          <table:table-cell table:formula="of:=CEILING(1*[.M342])" office:value-type="float" office:value="15" calcext:value-type="float">
            <text:p>15</text:p>
          </table:table-cell>
          <table:table-cell table:formula="of:=CEILING(2*[.M342])" office:value-type="float" office:value="30" calcext:value-type="float">
            <text:p>30</text:p>
          </table:table-cell>
          <table:table-cell table:formula="of:=CEILING(6*[.M342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table:formula="of:=MOD([.A343]-1;[$Basic.$A$2]+1)" office:value-type="float" office:value="5" calcext:value-type="float">
            <text:p>5</text:p>
          </table:table-cell>
          <table:table-cell table:formula="of:=CEILING(([.A343]-[.B343])/[$Basic.$A$2]; 1)+3" office:value-type="float" office:value="26" calcext:value-type="float">
            <text:p>26</text:p>
          </table:table-cell>
          <table:table-cell table:formula="of:=IF([.B343]=0;INDIRECT(ADDRESS([.C343];1;1;1;&quot;Basic&quot;));&quot;&quot;)">
            <text:p/>
          </table:table-cell>
          <table:table-cell table:style-name="ce3" table:formula="of:=[.B343] &amp; &quot;/&quot; &amp; [$Basic.$B$2]" office:value-type="string" office:string-value="5/8" calcext:value-type="string">
            <text:p>5/8</text:p>
          </table:table-cell>
          <table:table-cell table:formula="of:=INDIRECT(ADDRESS([.$C343];2;1;1;&quot;Basic&quot;))*[.$B343]/[$Basic.$B$2]" office:value-type="float" office:value="0" calcext:value-type="float">
            <text:p>0</text:p>
          </table:table-cell>
          <table:table-cell table:formula="of:=INDIRECT(ADDRESS([.$C343];3;1;1;&quot;Basic&quot;))*[.$B343]/[$Basic.$B$2]" office:value-type="float" office:value="0" calcext:value-type="float">
            <text:p>0</text:p>
          </table:table-cell>
          <table:table-cell table:formula="of:=INDIRECT(ADDRESS([.$C343];4;1;1;&quot;Basic&quot;))*[.$B343]/[$Basic.$B$2]" office:value-type="float" office:value="0" calcext:value-type="float">
            <text:p>0</text:p>
          </table:table-cell>
          <table:table-cell table:formula="of:=INDIRECT(ADDRESS([.$C343];5;1;1;&quot;Basic&quot;))*[.$B343]/[$Basic.$B$2]" office:value-type="float" office:value="0" calcext:value-type="float">
            <text:p>0</text:p>
          </table:table-cell>
          <table:table-cell table:formula="of:=[.F343]" office:value-type="float" office:value="0" calcext:value-type="float">
            <text:p>0</text:p>
          </table:table-cell>
          <table:table-cell table:formula="of:=IF([.G343]=0;1;[.G343])" office:value-type="float" office:value="1" calcext:value-type="float">
            <text:p>1</text:p>
          </table:table-cell>
          <table:table-cell table:formula="of:=IF([.H343]=0;5;[.H343])" office:value-type="float" office:value="5" calcext:value-type="float">
            <text:p>5</text:p>
          </table:table-cell>
          <table:table-cell table:formula="of:=IF([.I343]=0;15;[.I343])" office:value-type="float" office:value="15" calcext:value-type="float">
            <text:p>15</text:p>
          </table:table-cell>
          <table:table-cell table:formula="of:=IF([.B343]=0;[.D343];&quot;&quot;) &amp; IF([.B343]=[$Basic.$B$2];&quot;Open Terrain&quot;;&quot;&quot;) &amp; IF([.B343]=[$Basic.$C$2];&quot;Difficult Terrain&quot;;&quot;&quot;) &amp; IF([.B343]=[$Basic.$D$2];&quot;Extreme Terrain&quot;;&quot;&quot;)">
            <text:p/>
          </table:table-cell>
          <table:table-cell table:formula="of:= [.N343] &amp; &quot; &quot; &amp; [.E343]" office:value-type="string" office:string-value=" 5/8" calcext:value-type="string">
            <text:p><text:s/>5/8</text:p>
          </table:table-cell>
          <table:table-cell table:formula="of:=CEILING([.J343])" office:value-type="float" office:value="0" calcext:value-type="float">
            <text:p>0</text:p>
          </table:table-cell>
          <table:table-cell table:formula="of:=CEILING(8*[.J343])" office:value-type="float" office:value="0" calcext:value-type="float">
            <text:p>0</text:p>
          </table:table-cell>
          <table:table-cell table:formula="of:=CEILING(1*[.K343])" office:value-type="float" office:value="1" calcext:value-type="float">
            <text:p>1</text:p>
          </table:table-cell>
          <table:table-cell table:formula="of:=CEILING(2*[.K343])" office:value-type="float" office:value="2" calcext:value-type="float">
            <text:p>2</text:p>
          </table:table-cell>
          <table:table-cell table:formula="of:=CEILING(5*[.K343])" office:value-type="float" office:value="5" calcext:value-type="float">
            <text:p>5</text:p>
          </table:table-cell>
          <table:table-cell table:formula="of:=CEILING(1*[.L343])" office:value-type="float" office:value="5" calcext:value-type="float">
            <text:p>5</text:p>
          </table:table-cell>
          <table:table-cell table:formula="of:=CEILING(2*[.L343])" office:value-type="float" office:value="10" calcext:value-type="float">
            <text:p>10</text:p>
          </table:table-cell>
          <table:table-cell table:formula="of:=CEILING(1*[.M343])" office:value-type="float" office:value="15" calcext:value-type="float">
            <text:p>15</text:p>
          </table:table-cell>
          <table:table-cell table:formula="of:=CEILING(2*[.M343])" office:value-type="float" office:value="30" calcext:value-type="float">
            <text:p>30</text:p>
          </table:table-cell>
          <table:table-cell table:formula="of:=CEILING(6*[.M343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table:formula="of:=MOD([.A344]-1;[$Basic.$A$2]+1)" office:value-type="float" office:value="6" calcext:value-type="float">
            <text:p>6</text:p>
          </table:table-cell>
          <table:table-cell table:formula="of:=CEILING(([.A344]-[.B344])/[$Basic.$A$2]; 1)+3" office:value-type="float" office:value="26" calcext:value-type="float">
            <text:p>26</text:p>
          </table:table-cell>
          <table:table-cell table:formula="of:=IF([.B344]=0;INDIRECT(ADDRESS([.C344];1;1;1;&quot;Basic&quot;));&quot;&quot;)">
            <text:p/>
          </table:table-cell>
          <table:table-cell table:style-name="ce3" table:formula="of:=[.B344] &amp; &quot;/&quot; &amp; [$Basic.$B$2]" office:value-type="string" office:string-value="6/8" calcext:value-type="string">
            <text:p>6/8</text:p>
          </table:table-cell>
          <table:table-cell table:formula="of:=INDIRECT(ADDRESS([.$C344];2;1;1;&quot;Basic&quot;))*[.$B344]/[$Basic.$B$2]" office:value-type="float" office:value="0" calcext:value-type="float">
            <text:p>0</text:p>
          </table:table-cell>
          <table:table-cell table:formula="of:=INDIRECT(ADDRESS([.$C344];3;1;1;&quot;Basic&quot;))*[.$B344]/[$Basic.$B$2]" office:value-type="float" office:value="0" calcext:value-type="float">
            <text:p>0</text:p>
          </table:table-cell>
          <table:table-cell table:formula="of:=INDIRECT(ADDRESS([.$C344];4;1;1;&quot;Basic&quot;))*[.$B344]/[$Basic.$B$2]" office:value-type="float" office:value="0" calcext:value-type="float">
            <text:p>0</text:p>
          </table:table-cell>
          <table:table-cell table:formula="of:=INDIRECT(ADDRESS([.$C344];5;1;1;&quot;Basic&quot;))*[.$B344]/[$Basic.$B$2]" office:value-type="float" office:value="0" calcext:value-type="float">
            <text:p>0</text:p>
          </table:table-cell>
          <table:table-cell table:formula="of:=[.F344]" office:value-type="float" office:value="0" calcext:value-type="float">
            <text:p>0</text:p>
          </table:table-cell>
          <table:table-cell table:formula="of:=IF([.G344]=0;1;[.G344])" office:value-type="float" office:value="1" calcext:value-type="float">
            <text:p>1</text:p>
          </table:table-cell>
          <table:table-cell table:formula="of:=IF([.H344]=0;5;[.H344])" office:value-type="float" office:value="5" calcext:value-type="float">
            <text:p>5</text:p>
          </table:table-cell>
          <table:table-cell table:formula="of:=IF([.I344]=0;15;[.I344])" office:value-type="float" office:value="15" calcext:value-type="float">
            <text:p>15</text:p>
          </table:table-cell>
          <table:table-cell table:formula="of:=IF([.B344]=0;[.D344];&quot;&quot;) &amp; IF([.B344]=[$Basic.$B$2];&quot;Open Terrain&quot;;&quot;&quot;) &amp; IF([.B344]=[$Basic.$C$2];&quot;Difficult Terrain&quot;;&quot;&quot;) &amp; IF([.B344]=[$Basic.$D$2];&quot;Extreme Terrain&quot;;&quot;&quot;)" office:value-type="string" office:string-value="Difficult Terrain" calcext:value-type="string">
            <text:p>Difficult Terrain</text:p>
          </table:table-cell>
          <table:table-cell table:formula="of:= [.N344] &amp; &quot; &quot; &amp; [.E344]" office:value-type="string" office:string-value="Difficult Terrain 6/8" calcext:value-type="string">
            <text:p>Difficult Terrain 6/8</text:p>
          </table:table-cell>
          <table:table-cell table:formula="of:=CEILING([.J344])" office:value-type="float" office:value="0" calcext:value-type="float">
            <text:p>0</text:p>
          </table:table-cell>
          <table:table-cell table:formula="of:=CEILING(8*[.J344])" office:value-type="float" office:value="0" calcext:value-type="float">
            <text:p>0</text:p>
          </table:table-cell>
          <table:table-cell table:formula="of:=CEILING(1*[.K344])" office:value-type="float" office:value="1" calcext:value-type="float">
            <text:p>1</text:p>
          </table:table-cell>
          <table:table-cell table:formula="of:=CEILING(2*[.K344])" office:value-type="float" office:value="2" calcext:value-type="float">
            <text:p>2</text:p>
          </table:table-cell>
          <table:table-cell table:formula="of:=CEILING(5*[.K344])" office:value-type="float" office:value="5" calcext:value-type="float">
            <text:p>5</text:p>
          </table:table-cell>
          <table:table-cell table:formula="of:=CEILING(1*[.L344])" office:value-type="float" office:value="5" calcext:value-type="float">
            <text:p>5</text:p>
          </table:table-cell>
          <table:table-cell table:formula="of:=CEILING(2*[.L344])" office:value-type="float" office:value="10" calcext:value-type="float">
            <text:p>10</text:p>
          </table:table-cell>
          <table:table-cell table:formula="of:=CEILING(1*[.M344])" office:value-type="float" office:value="15" calcext:value-type="float">
            <text:p>15</text:p>
          </table:table-cell>
          <table:table-cell table:formula="of:=CEILING(2*[.M344])" office:value-type="float" office:value="30" calcext:value-type="float">
            <text:p>30</text:p>
          </table:table-cell>
          <table:table-cell table:formula="of:=CEILING(6*[.M344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table:formula="of:=MOD([.A345]-1;[$Basic.$A$2]+1)" office:value-type="float" office:value="7" calcext:value-type="float">
            <text:p>7</text:p>
          </table:table-cell>
          <table:table-cell table:formula="of:=CEILING(([.A345]-[.B345])/[$Basic.$A$2]; 1)+3" office:value-type="float" office:value="26" calcext:value-type="float">
            <text:p>26</text:p>
          </table:table-cell>
          <table:table-cell table:formula="of:=IF([.B345]=0;INDIRECT(ADDRESS([.C345];1;1;1;&quot;Basic&quot;));&quot;&quot;)">
            <text:p/>
          </table:table-cell>
          <table:table-cell table:style-name="ce3" table:formula="of:=[.B345] &amp; &quot;/&quot; &amp; [$Basic.$B$2]" office:value-type="string" office:string-value="7/8" calcext:value-type="string">
            <text:p>7/8</text:p>
          </table:table-cell>
          <table:table-cell table:formula="of:=INDIRECT(ADDRESS([.$C345];2;1;1;&quot;Basic&quot;))*[.$B345]/[$Basic.$B$2]" office:value-type="float" office:value="0" calcext:value-type="float">
            <text:p>0</text:p>
          </table:table-cell>
          <table:table-cell table:formula="of:=INDIRECT(ADDRESS([.$C345];3;1;1;&quot;Basic&quot;))*[.$B345]/[$Basic.$B$2]" office:value-type="float" office:value="0" calcext:value-type="float">
            <text:p>0</text:p>
          </table:table-cell>
          <table:table-cell table:formula="of:=INDIRECT(ADDRESS([.$C345];4;1;1;&quot;Basic&quot;))*[.$B345]/[$Basic.$B$2]" office:value-type="float" office:value="0" calcext:value-type="float">
            <text:p>0</text:p>
          </table:table-cell>
          <table:table-cell table:formula="of:=INDIRECT(ADDRESS([.$C345];5;1;1;&quot;Basic&quot;))*[.$B345]/[$Basic.$B$2]" office:value-type="float" office:value="0" calcext:value-type="float">
            <text:p>0</text:p>
          </table:table-cell>
          <table:table-cell table:formula="of:=[.F345]" office:value-type="float" office:value="0" calcext:value-type="float">
            <text:p>0</text:p>
          </table:table-cell>
          <table:table-cell table:formula="of:=IF([.G345]=0;1;[.G345])" office:value-type="float" office:value="1" calcext:value-type="float">
            <text:p>1</text:p>
          </table:table-cell>
          <table:table-cell table:formula="of:=IF([.H345]=0;5;[.H345])" office:value-type="float" office:value="5" calcext:value-type="float">
            <text:p>5</text:p>
          </table:table-cell>
          <table:table-cell table:formula="of:=IF([.I345]=0;15;[.I345])" office:value-type="float" office:value="15" calcext:value-type="float">
            <text:p>15</text:p>
          </table:table-cell>
          <table:table-cell table:formula="of:=IF([.B345]=0;[.D345];&quot;&quot;) &amp; IF([.B345]=[$Basic.$B$2];&quot;Open Terrain&quot;;&quot;&quot;) &amp; IF([.B345]=[$Basic.$C$2];&quot;Difficult Terrain&quot;;&quot;&quot;) &amp; IF([.B345]=[$Basic.$D$2];&quot;Extreme Terrain&quot;;&quot;&quot;)">
            <text:p/>
          </table:table-cell>
          <table:table-cell table:formula="of:= [.N345] &amp; &quot; &quot; &amp; [.E345]" office:value-type="string" office:string-value=" 7/8" calcext:value-type="string">
            <text:p><text:s/>7/8</text:p>
          </table:table-cell>
          <table:table-cell table:formula="of:=CEILING([.J345])" office:value-type="float" office:value="0" calcext:value-type="float">
            <text:p>0</text:p>
          </table:table-cell>
          <table:table-cell table:formula="of:=CEILING(8*[.J345])" office:value-type="float" office:value="0" calcext:value-type="float">
            <text:p>0</text:p>
          </table:table-cell>
          <table:table-cell table:formula="of:=CEILING(1*[.K345])" office:value-type="float" office:value="1" calcext:value-type="float">
            <text:p>1</text:p>
          </table:table-cell>
          <table:table-cell table:formula="of:=CEILING(2*[.K345])" office:value-type="float" office:value="2" calcext:value-type="float">
            <text:p>2</text:p>
          </table:table-cell>
          <table:table-cell table:formula="of:=CEILING(5*[.K345])" office:value-type="float" office:value="5" calcext:value-type="float">
            <text:p>5</text:p>
          </table:table-cell>
          <table:table-cell table:formula="of:=CEILING(1*[.L345])" office:value-type="float" office:value="5" calcext:value-type="float">
            <text:p>5</text:p>
          </table:table-cell>
          <table:table-cell table:formula="of:=CEILING(2*[.L345])" office:value-type="float" office:value="10" calcext:value-type="float">
            <text:p>10</text:p>
          </table:table-cell>
          <table:table-cell table:formula="of:=CEILING(1*[.M345])" office:value-type="float" office:value="15" calcext:value-type="float">
            <text:p>15</text:p>
          </table:table-cell>
          <table:table-cell table:formula="of:=CEILING(2*[.M345])" office:value-type="float" office:value="30" calcext:value-type="float">
            <text:p>30</text:p>
          </table:table-cell>
          <table:table-cell table:formula="of:=CEILING(6*[.M345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table:formula="of:=MOD([.A346]-1;[$Basic.$A$2]+1)" office:value-type="float" office:value="8" calcext:value-type="float">
            <text:p>8</text:p>
          </table:table-cell>
          <table:table-cell table:formula="of:=CEILING(([.A346]-[.B346])/[$Basic.$A$2]; 1)+3" office:value-type="float" office:value="26" calcext:value-type="float">
            <text:p>26</text:p>
          </table:table-cell>
          <table:table-cell table:formula="of:=IF([.B346]=0;INDIRECT(ADDRESS([.C346];1;1;1;&quot;Basic&quot;));&quot;&quot;)">
            <text:p/>
          </table:table-cell>
          <table:table-cell table:style-name="ce3" table:formula="of:=[.B346] &amp; &quot;/&quot; &amp; [$Basic.$B$2]" office:value-type="string" office:string-value="8/8" calcext:value-type="string">
            <text:p>8/8</text:p>
          </table:table-cell>
          <table:table-cell table:formula="of:=INDIRECT(ADDRESS([.$C346];2;1;1;&quot;Basic&quot;))*[.$B346]/[$Basic.$B$2]" office:value-type="float" office:value="0" calcext:value-type="float">
            <text:p>0</text:p>
          </table:table-cell>
          <table:table-cell table:formula="of:=INDIRECT(ADDRESS([.$C346];3;1;1;&quot;Basic&quot;))*[.$B346]/[$Basic.$B$2]" office:value-type="float" office:value="0" calcext:value-type="float">
            <text:p>0</text:p>
          </table:table-cell>
          <table:table-cell table:formula="of:=INDIRECT(ADDRESS([.$C346];4;1;1;&quot;Basic&quot;))*[.$B346]/[$Basic.$B$2]" office:value-type="float" office:value="0" calcext:value-type="float">
            <text:p>0</text:p>
          </table:table-cell>
          <table:table-cell table:formula="of:=INDIRECT(ADDRESS([.$C346];5;1;1;&quot;Basic&quot;))*[.$B346]/[$Basic.$B$2]" office:value-type="float" office:value="0" calcext:value-type="float">
            <text:p>0</text:p>
          </table:table-cell>
          <table:table-cell table:formula="of:=[.F346]" office:value-type="float" office:value="0" calcext:value-type="float">
            <text:p>0</text:p>
          </table:table-cell>
          <table:table-cell table:formula="of:=IF([.G346]=0;1;[.G346])" office:value-type="float" office:value="1" calcext:value-type="float">
            <text:p>1</text:p>
          </table:table-cell>
          <table:table-cell table:formula="of:=IF([.H346]=0;5;[.H346])" office:value-type="float" office:value="5" calcext:value-type="float">
            <text:p>5</text:p>
          </table:table-cell>
          <table:table-cell table:formula="of:=IF([.I346]=0;15;[.I346])" office:value-type="float" office:value="15" calcext:value-type="float">
            <text:p>15</text:p>
          </table:table-cell>
          <table:table-cell table:formula="of:=IF([.B346]=0;[.D346];&quot;&quot;) &amp; IF([.B346]=[$Basic.$B$2];&quot;Open Terrain&quot;;&quot;&quot;) &amp; IF([.B346]=[$Basic.$C$2];&quot;Difficult Terrain&quot;;&quot;&quot;) &amp; IF([.B346]=[$Basic.$D$2];&quot;Extreme Terrain&quot;;&quot;&quot;)" office:value-type="string" office:string-value="Open Terrain" calcext:value-type="string">
            <text:p>Open Terrain</text:p>
          </table:table-cell>
          <table:table-cell table:formula="of:= [.N346] &amp; &quot; &quot; &amp; [.E346]" office:value-type="string" office:string-value="Open Terrain 8/8" calcext:value-type="string">
            <text:p>Open Terrain 8/8</text:p>
          </table:table-cell>
          <table:table-cell table:formula="of:=CEILING([.J346])" office:value-type="float" office:value="0" calcext:value-type="float">
            <text:p>0</text:p>
          </table:table-cell>
          <table:table-cell table:formula="of:=CEILING(8*[.J346])" office:value-type="float" office:value="0" calcext:value-type="float">
            <text:p>0</text:p>
          </table:table-cell>
          <table:table-cell table:formula="of:=CEILING(1*[.K346])" office:value-type="float" office:value="1" calcext:value-type="float">
            <text:p>1</text:p>
          </table:table-cell>
          <table:table-cell table:formula="of:=CEILING(2*[.K346])" office:value-type="float" office:value="2" calcext:value-type="float">
            <text:p>2</text:p>
          </table:table-cell>
          <table:table-cell table:formula="of:=CEILING(5*[.K346])" office:value-type="float" office:value="5" calcext:value-type="float">
            <text:p>5</text:p>
          </table:table-cell>
          <table:table-cell table:formula="of:=CEILING(1*[.L346])" office:value-type="float" office:value="5" calcext:value-type="float">
            <text:p>5</text:p>
          </table:table-cell>
          <table:table-cell table:formula="of:=CEILING(2*[.L346])" office:value-type="float" office:value="10" calcext:value-type="float">
            <text:p>10</text:p>
          </table:table-cell>
          <table:table-cell table:formula="of:=CEILING(1*[.M346])" office:value-type="float" office:value="15" calcext:value-type="float">
            <text:p>15</text:p>
          </table:table-cell>
          <table:table-cell table:formula="of:=CEILING(2*[.M346])" office:value-type="float" office:value="30" calcext:value-type="float">
            <text:p>30</text:p>
          </table:table-cell>
          <table:table-cell table:formula="of:=CEILING(6*[.M346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table:formula="of:=MOD([.A347]-1;[$Basic.$A$2]+1)" office:value-type="float" office:value="9" calcext:value-type="float">
            <text:p>9</text:p>
          </table:table-cell>
          <table:table-cell table:formula="of:=CEILING(([.A347]-[.B347])/[$Basic.$A$2]; 1)+3" office:value-type="float" office:value="26" calcext:value-type="float">
            <text:p>26</text:p>
          </table:table-cell>
          <table:table-cell table:formula="of:=IF([.B347]=0;INDIRECT(ADDRESS([.C347];1;1;1;&quot;Basic&quot;));&quot;&quot;)">
            <text:p/>
          </table:table-cell>
          <table:table-cell table:style-name="ce3" table:formula="of:=[.B347] &amp; &quot;/&quot; &amp; [$Basic.$B$2]" office:value-type="string" office:string-value="9/8" calcext:value-type="string">
            <text:p>9/8</text:p>
          </table:table-cell>
          <table:table-cell table:formula="of:=INDIRECT(ADDRESS([.$C347];2;1;1;&quot;Basic&quot;))*[.$B347]/[$Basic.$B$2]" office:value-type="float" office:value="0" calcext:value-type="float">
            <text:p>0</text:p>
          </table:table-cell>
          <table:table-cell table:formula="of:=INDIRECT(ADDRESS([.$C347];3;1;1;&quot;Basic&quot;))*[.$B347]/[$Basic.$B$2]" office:value-type="float" office:value="0" calcext:value-type="float">
            <text:p>0</text:p>
          </table:table-cell>
          <table:table-cell table:formula="of:=INDIRECT(ADDRESS([.$C347];4;1;1;&quot;Basic&quot;))*[.$B347]/[$Basic.$B$2]" office:value-type="float" office:value="0" calcext:value-type="float">
            <text:p>0</text:p>
          </table:table-cell>
          <table:table-cell table:formula="of:=INDIRECT(ADDRESS([.$C347];5;1;1;&quot;Basic&quot;))*[.$B347]/[$Basic.$B$2]" office:value-type="float" office:value="0" calcext:value-type="float">
            <text:p>0</text:p>
          </table:table-cell>
          <table:table-cell table:formula="of:=[.F347]" office:value-type="float" office:value="0" calcext:value-type="float">
            <text:p>0</text:p>
          </table:table-cell>
          <table:table-cell table:formula="of:=IF([.G347]=0;1;[.G347])" office:value-type="float" office:value="1" calcext:value-type="float">
            <text:p>1</text:p>
          </table:table-cell>
          <table:table-cell table:formula="of:=IF([.H347]=0;5;[.H347])" office:value-type="float" office:value="5" calcext:value-type="float">
            <text:p>5</text:p>
          </table:table-cell>
          <table:table-cell table:formula="of:=IF([.I347]=0;15;[.I347])" office:value-type="float" office:value="15" calcext:value-type="float">
            <text:p>15</text:p>
          </table:table-cell>
          <table:table-cell table:formula="of:=IF([.B347]=0;[.D347];&quot;&quot;) &amp; IF([.B347]=[$Basic.$B$2];&quot;Open Terrain&quot;;&quot;&quot;) &amp; IF([.B347]=[$Basic.$C$2];&quot;Difficult Terrain&quot;;&quot;&quot;) &amp; IF([.B347]=[$Basic.$D$2];&quot;Extreme Terrain&quot;;&quot;&quot;)">
            <text:p/>
          </table:table-cell>
          <table:table-cell table:formula="of:= [.N347] &amp; &quot; &quot; &amp; [.E347]" office:value-type="string" office:string-value=" 9/8" calcext:value-type="string">
            <text:p><text:s/>9/8</text:p>
          </table:table-cell>
          <table:table-cell table:formula="of:=CEILING([.J347])" office:value-type="float" office:value="0" calcext:value-type="float">
            <text:p>0</text:p>
          </table:table-cell>
          <table:table-cell table:formula="of:=CEILING(8*[.J347])" office:value-type="float" office:value="0" calcext:value-type="float">
            <text:p>0</text:p>
          </table:table-cell>
          <table:table-cell table:formula="of:=CEILING(1*[.K347])" office:value-type="float" office:value="1" calcext:value-type="float">
            <text:p>1</text:p>
          </table:table-cell>
          <table:table-cell table:formula="of:=CEILING(2*[.K347])" office:value-type="float" office:value="2" calcext:value-type="float">
            <text:p>2</text:p>
          </table:table-cell>
          <table:table-cell table:formula="of:=CEILING(5*[.K347])" office:value-type="float" office:value="5" calcext:value-type="float">
            <text:p>5</text:p>
          </table:table-cell>
          <table:table-cell table:formula="of:=CEILING(1*[.L347])" office:value-type="float" office:value="5" calcext:value-type="float">
            <text:p>5</text:p>
          </table:table-cell>
          <table:table-cell table:formula="of:=CEILING(2*[.L347])" office:value-type="float" office:value="10" calcext:value-type="float">
            <text:p>10</text:p>
          </table:table-cell>
          <table:table-cell table:formula="of:=CEILING(1*[.M347])" office:value-type="float" office:value="15" calcext:value-type="float">
            <text:p>15</text:p>
          </table:table-cell>
          <table:table-cell table:formula="of:=CEILING(2*[.M347])" office:value-type="float" office:value="30" calcext:value-type="float">
            <text:p>30</text:p>
          </table:table-cell>
          <table:table-cell table:formula="of:=CEILING(6*[.M347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table:formula="of:=MOD([.A348]-1;[$Basic.$A$2]+1)" office:value-type="float" office:value="10" calcext:value-type="float">
            <text:p>10</text:p>
          </table:table-cell>
          <table:table-cell table:formula="of:=CEILING(([.A348]-[.B348])/[$Basic.$A$2]; 1)+3" office:value-type="float" office:value="26" calcext:value-type="float">
            <text:p>26</text:p>
          </table:table-cell>
          <table:table-cell table:formula="of:=IF([.B348]=0;INDIRECT(ADDRESS([.C348];1;1;1;&quot;Basic&quot;));&quot;&quot;)">
            <text:p/>
          </table:table-cell>
          <table:table-cell table:style-name="ce3" table:formula="of:=[.B348] &amp; &quot;/&quot; &amp; [$Basic.$B$2]" office:value-type="string" office:string-value="10/8" calcext:value-type="string">
            <text:p>10/8</text:p>
          </table:table-cell>
          <table:table-cell table:formula="of:=INDIRECT(ADDRESS([.$C348];2;1;1;&quot;Basic&quot;))*[.$B348]/[$Basic.$B$2]" office:value-type="float" office:value="0" calcext:value-type="float">
            <text:p>0</text:p>
          </table:table-cell>
          <table:table-cell table:formula="of:=INDIRECT(ADDRESS([.$C348];3;1;1;&quot;Basic&quot;))*[.$B348]/[$Basic.$B$2]" office:value-type="float" office:value="0" calcext:value-type="float">
            <text:p>0</text:p>
          </table:table-cell>
          <table:table-cell table:formula="of:=INDIRECT(ADDRESS([.$C348];4;1;1;&quot;Basic&quot;))*[.$B348]/[$Basic.$B$2]" office:value-type="float" office:value="0" calcext:value-type="float">
            <text:p>0</text:p>
          </table:table-cell>
          <table:table-cell table:formula="of:=INDIRECT(ADDRESS([.$C348];5;1;1;&quot;Basic&quot;))*[.$B348]/[$Basic.$B$2]" office:value-type="float" office:value="0" calcext:value-type="float">
            <text:p>0</text:p>
          </table:table-cell>
          <table:table-cell table:formula="of:=[.F348]" office:value-type="float" office:value="0" calcext:value-type="float">
            <text:p>0</text:p>
          </table:table-cell>
          <table:table-cell table:formula="of:=IF([.G348]=0;1;[.G348])" office:value-type="float" office:value="1" calcext:value-type="float">
            <text:p>1</text:p>
          </table:table-cell>
          <table:table-cell table:formula="of:=IF([.H348]=0;5;[.H348])" office:value-type="float" office:value="5" calcext:value-type="float">
            <text:p>5</text:p>
          </table:table-cell>
          <table:table-cell table:formula="of:=IF([.I348]=0;15;[.I348])" office:value-type="float" office:value="15" calcext:value-type="float">
            <text:p>15</text:p>
          </table:table-cell>
          <table:table-cell table:formula="of:=IF([.B348]=0;[.D348];&quot;&quot;) &amp; IF([.B348]=[$Basic.$B$2];&quot;Open Terrain&quot;;&quot;&quot;) &amp; IF([.B348]=[$Basic.$C$2];&quot;Difficult Terrain&quot;;&quot;&quot;) &amp; IF([.B348]=[$Basic.$D$2];&quot;Extreme Terrain&quot;;&quot;&quot;)">
            <text:p/>
          </table:table-cell>
          <table:table-cell table:formula="of:= [.N348] &amp; &quot; &quot; &amp; [.E348]" office:value-type="string" office:string-value=" 10/8" calcext:value-type="string">
            <text:p><text:s/>10/8</text:p>
          </table:table-cell>
          <table:table-cell table:formula="of:=CEILING([.J348])" office:value-type="float" office:value="0" calcext:value-type="float">
            <text:p>0</text:p>
          </table:table-cell>
          <table:table-cell table:formula="of:=CEILING(8*[.J348])" office:value-type="float" office:value="0" calcext:value-type="float">
            <text:p>0</text:p>
          </table:table-cell>
          <table:table-cell table:formula="of:=CEILING(1*[.K348])" office:value-type="float" office:value="1" calcext:value-type="float">
            <text:p>1</text:p>
          </table:table-cell>
          <table:table-cell table:formula="of:=CEILING(2*[.K348])" office:value-type="float" office:value="2" calcext:value-type="float">
            <text:p>2</text:p>
          </table:table-cell>
          <table:table-cell table:formula="of:=CEILING(5*[.K348])" office:value-type="float" office:value="5" calcext:value-type="float">
            <text:p>5</text:p>
          </table:table-cell>
          <table:table-cell table:formula="of:=CEILING(1*[.L348])" office:value-type="float" office:value="5" calcext:value-type="float">
            <text:p>5</text:p>
          </table:table-cell>
          <table:table-cell table:formula="of:=CEILING(2*[.L348])" office:value-type="float" office:value="10" calcext:value-type="float">
            <text:p>10</text:p>
          </table:table-cell>
          <table:table-cell table:formula="of:=CEILING(1*[.M348])" office:value-type="float" office:value="15" calcext:value-type="float">
            <text:p>15</text:p>
          </table:table-cell>
          <table:table-cell table:formula="of:=CEILING(2*[.M348])" office:value-type="float" office:value="30" calcext:value-type="float">
            <text:p>30</text:p>
          </table:table-cell>
          <table:table-cell table:formula="of:=CEILING(6*[.M348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table:formula="of:=MOD([.A349]-1;[$Basic.$A$2]+1)" office:value-type="float" office:value="11" calcext:value-type="float">
            <text:p>11</text:p>
          </table:table-cell>
          <table:table-cell table:formula="of:=CEILING(([.A349]-[.B349])/[$Basic.$A$2]; 1)+3" office:value-type="float" office:value="26" calcext:value-type="float">
            <text:p>26</text:p>
          </table:table-cell>
          <table:table-cell table:formula="of:=IF([.B349]=0;INDIRECT(ADDRESS([.C349];1;1;1;&quot;Basic&quot;));&quot;&quot;)">
            <text:p/>
          </table:table-cell>
          <table:table-cell table:style-name="ce3" table:formula="of:=[.B349] &amp; &quot;/&quot; &amp; [$Basic.$B$2]" office:value-type="string" office:string-value="11/8" calcext:value-type="string">
            <text:p>11/8</text:p>
          </table:table-cell>
          <table:table-cell table:formula="of:=INDIRECT(ADDRESS([.$C349];2;1;1;&quot;Basic&quot;))*[.$B349]/[$Basic.$B$2]" office:value-type="float" office:value="0" calcext:value-type="float">
            <text:p>0</text:p>
          </table:table-cell>
          <table:table-cell table:formula="of:=INDIRECT(ADDRESS([.$C349];3;1;1;&quot;Basic&quot;))*[.$B349]/[$Basic.$B$2]" office:value-type="float" office:value="0" calcext:value-type="float">
            <text:p>0</text:p>
          </table:table-cell>
          <table:table-cell table:formula="of:=INDIRECT(ADDRESS([.$C349];4;1;1;&quot;Basic&quot;))*[.$B349]/[$Basic.$B$2]" office:value-type="float" office:value="0" calcext:value-type="float">
            <text:p>0</text:p>
          </table:table-cell>
          <table:table-cell table:formula="of:=INDIRECT(ADDRESS([.$C349];5;1;1;&quot;Basic&quot;))*[.$B349]/[$Basic.$B$2]" office:value-type="float" office:value="0" calcext:value-type="float">
            <text:p>0</text:p>
          </table:table-cell>
          <table:table-cell table:formula="of:=[.F349]" office:value-type="float" office:value="0" calcext:value-type="float">
            <text:p>0</text:p>
          </table:table-cell>
          <table:table-cell table:formula="of:=IF([.G349]=0;1;[.G349])" office:value-type="float" office:value="1" calcext:value-type="float">
            <text:p>1</text:p>
          </table:table-cell>
          <table:table-cell table:formula="of:=IF([.H349]=0;5;[.H349])" office:value-type="float" office:value="5" calcext:value-type="float">
            <text:p>5</text:p>
          </table:table-cell>
          <table:table-cell table:formula="of:=IF([.I349]=0;15;[.I349])" office:value-type="float" office:value="15" calcext:value-type="float">
            <text:p>15</text:p>
          </table:table-cell>
          <table:table-cell table:formula="of:=IF([.B349]=0;[.D349];&quot;&quot;) &amp; IF([.B349]=[$Basic.$B$2];&quot;Open Terrain&quot;;&quot;&quot;) &amp; IF([.B349]=[$Basic.$C$2];&quot;Difficult Terrain&quot;;&quot;&quot;) &amp; IF([.B349]=[$Basic.$D$2];&quot;Extreme Terrain&quot;;&quot;&quot;)">
            <text:p/>
          </table:table-cell>
          <table:table-cell table:formula="of:= [.N349] &amp; &quot; &quot; &amp; [.E349]" office:value-type="string" office:string-value=" 11/8" calcext:value-type="string">
            <text:p><text:s/>11/8</text:p>
          </table:table-cell>
          <table:table-cell table:formula="of:=CEILING([.J349])" office:value-type="float" office:value="0" calcext:value-type="float">
            <text:p>0</text:p>
          </table:table-cell>
          <table:table-cell table:formula="of:=CEILING(8*[.J349])" office:value-type="float" office:value="0" calcext:value-type="float">
            <text:p>0</text:p>
          </table:table-cell>
          <table:table-cell table:formula="of:=CEILING(1*[.K349])" office:value-type="float" office:value="1" calcext:value-type="float">
            <text:p>1</text:p>
          </table:table-cell>
          <table:table-cell table:formula="of:=CEILING(2*[.K349])" office:value-type="float" office:value="2" calcext:value-type="float">
            <text:p>2</text:p>
          </table:table-cell>
          <table:table-cell table:formula="of:=CEILING(5*[.K349])" office:value-type="float" office:value="5" calcext:value-type="float">
            <text:p>5</text:p>
          </table:table-cell>
          <table:table-cell table:formula="of:=CEILING(1*[.L349])" office:value-type="float" office:value="5" calcext:value-type="float">
            <text:p>5</text:p>
          </table:table-cell>
          <table:table-cell table:formula="of:=CEILING(2*[.L349])" office:value-type="float" office:value="10" calcext:value-type="float">
            <text:p>10</text:p>
          </table:table-cell>
          <table:table-cell table:formula="of:=CEILING(1*[.M349])" office:value-type="float" office:value="15" calcext:value-type="float">
            <text:p>15</text:p>
          </table:table-cell>
          <table:table-cell table:formula="of:=CEILING(2*[.M349])" office:value-type="float" office:value="30" calcext:value-type="float">
            <text:p>30</text:p>
          </table:table-cell>
          <table:table-cell table:formula="of:=CEILING(6*[.M349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table:formula="of:=MOD([.A350]-1;[$Basic.$A$2]+1)" office:value-type="float" office:value="12" calcext:value-type="float">
            <text:p>12</text:p>
          </table:table-cell>
          <table:table-cell table:formula="of:=CEILING(([.A350]-[.B350])/[$Basic.$A$2]; 1)+3" office:value-type="float" office:value="26" calcext:value-type="float">
            <text:p>26</text:p>
          </table:table-cell>
          <table:table-cell table:formula="of:=IF([.B350]=0;INDIRECT(ADDRESS([.C350];1;1;1;&quot;Basic&quot;));&quot;&quot;)">
            <text:p/>
          </table:table-cell>
          <table:table-cell table:style-name="ce3" table:formula="of:=[.B350] &amp; &quot;/&quot; &amp; [$Basic.$B$2]" office:value-type="string" office:string-value="12/8" calcext:value-type="string">
            <text:p>12/8</text:p>
          </table:table-cell>
          <table:table-cell table:formula="of:=INDIRECT(ADDRESS([.$C350];2;1;1;&quot;Basic&quot;))*[.$B350]/[$Basic.$B$2]" office:value-type="float" office:value="0" calcext:value-type="float">
            <text:p>0</text:p>
          </table:table-cell>
          <table:table-cell table:formula="of:=INDIRECT(ADDRESS([.$C350];3;1;1;&quot;Basic&quot;))*[.$B350]/[$Basic.$B$2]" office:value-type="float" office:value="0" calcext:value-type="float">
            <text:p>0</text:p>
          </table:table-cell>
          <table:table-cell table:formula="of:=INDIRECT(ADDRESS([.$C350];4;1;1;&quot;Basic&quot;))*[.$B350]/[$Basic.$B$2]" office:value-type="float" office:value="0" calcext:value-type="float">
            <text:p>0</text:p>
          </table:table-cell>
          <table:table-cell table:formula="of:=INDIRECT(ADDRESS([.$C350];5;1;1;&quot;Basic&quot;))*[.$B350]/[$Basic.$B$2]" office:value-type="float" office:value="0" calcext:value-type="float">
            <text:p>0</text:p>
          </table:table-cell>
          <table:table-cell table:formula="of:=[.F350]" office:value-type="float" office:value="0" calcext:value-type="float">
            <text:p>0</text:p>
          </table:table-cell>
          <table:table-cell table:formula="of:=IF([.G350]=0;1;[.G350])" office:value-type="float" office:value="1" calcext:value-type="float">
            <text:p>1</text:p>
          </table:table-cell>
          <table:table-cell table:formula="of:=IF([.H350]=0;5;[.H350])" office:value-type="float" office:value="5" calcext:value-type="float">
            <text:p>5</text:p>
          </table:table-cell>
          <table:table-cell table:formula="of:=IF([.I350]=0;15;[.I350])" office:value-type="float" office:value="15" calcext:value-type="float">
            <text:p>15</text:p>
          </table:table-cell>
          <table:table-cell table:formula="of:=IF([.B350]=0;[.D350];&quot;&quot;) &amp; IF([.B350]=[$Basic.$B$2];&quot;Open Terrain&quot;;&quot;&quot;) &amp; IF([.B350]=[$Basic.$C$2];&quot;Difficult Terrain&quot;;&quot;&quot;) &amp; IF([.B350]=[$Basic.$D$2];&quot;Extreme Terrain&quot;;&quot;&quot;)">
            <text:p/>
          </table:table-cell>
          <table:table-cell table:formula="of:= [.N350] &amp; &quot; &quot; &amp; [.E350]" office:value-type="string" office:string-value=" 12/8" calcext:value-type="string">
            <text:p><text:s/>12/8</text:p>
          </table:table-cell>
          <table:table-cell table:formula="of:=CEILING([.J350])" office:value-type="float" office:value="0" calcext:value-type="float">
            <text:p>0</text:p>
          </table:table-cell>
          <table:table-cell table:formula="of:=CEILING(8*[.J350])" office:value-type="float" office:value="0" calcext:value-type="float">
            <text:p>0</text:p>
          </table:table-cell>
          <table:table-cell table:formula="of:=CEILING(1*[.K350])" office:value-type="float" office:value="1" calcext:value-type="float">
            <text:p>1</text:p>
          </table:table-cell>
          <table:table-cell table:formula="of:=CEILING(2*[.K350])" office:value-type="float" office:value="2" calcext:value-type="float">
            <text:p>2</text:p>
          </table:table-cell>
          <table:table-cell table:formula="of:=CEILING(5*[.K350])" office:value-type="float" office:value="5" calcext:value-type="float">
            <text:p>5</text:p>
          </table:table-cell>
          <table:table-cell table:formula="of:=CEILING(1*[.L350])" office:value-type="float" office:value="5" calcext:value-type="float">
            <text:p>5</text:p>
          </table:table-cell>
          <table:table-cell table:formula="of:=CEILING(2*[.L350])" office:value-type="float" office:value="10" calcext:value-type="float">
            <text:p>10</text:p>
          </table:table-cell>
          <table:table-cell table:formula="of:=CEILING(1*[.M350])" office:value-type="float" office:value="15" calcext:value-type="float">
            <text:p>15</text:p>
          </table:table-cell>
          <table:table-cell table:formula="of:=CEILING(2*[.M350])" office:value-type="float" office:value="30" calcext:value-type="float">
            <text:p>30</text:p>
          </table:table-cell>
          <table:table-cell table:formula="of:=CEILING(6*[.M350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table:formula="of:=MOD([.A351]-1;[$Basic.$A$2]+1)" office:value-type="float" office:value="13" calcext:value-type="float">
            <text:p>13</text:p>
          </table:table-cell>
          <table:table-cell table:formula="of:=CEILING(([.A351]-[.B351])/[$Basic.$A$2]; 1)+3" office:value-type="float" office:value="26" calcext:value-type="float">
            <text:p>26</text:p>
          </table:table-cell>
          <table:table-cell table:formula="of:=IF([.B351]=0;INDIRECT(ADDRESS([.C351];1;1;1;&quot;Basic&quot;));&quot;&quot;)">
            <text:p/>
          </table:table-cell>
          <table:table-cell table:style-name="ce3" table:formula="of:=[.B351] &amp; &quot;/&quot; &amp; [$Basic.$B$2]" office:value-type="string" office:string-value="13/8" calcext:value-type="string">
            <text:p>13/8</text:p>
          </table:table-cell>
          <table:table-cell table:formula="of:=INDIRECT(ADDRESS([.$C351];2;1;1;&quot;Basic&quot;))*[.$B351]/[$Basic.$B$2]" office:value-type="float" office:value="0" calcext:value-type="float">
            <text:p>0</text:p>
          </table:table-cell>
          <table:table-cell table:formula="of:=INDIRECT(ADDRESS([.$C351];3;1;1;&quot;Basic&quot;))*[.$B351]/[$Basic.$B$2]" office:value-type="float" office:value="0" calcext:value-type="float">
            <text:p>0</text:p>
          </table:table-cell>
          <table:table-cell table:formula="of:=INDIRECT(ADDRESS([.$C351];4;1;1;&quot;Basic&quot;))*[.$B351]/[$Basic.$B$2]" office:value-type="float" office:value="0" calcext:value-type="float">
            <text:p>0</text:p>
          </table:table-cell>
          <table:table-cell table:formula="of:=INDIRECT(ADDRESS([.$C351];5;1;1;&quot;Basic&quot;))*[.$B351]/[$Basic.$B$2]" office:value-type="float" office:value="0" calcext:value-type="float">
            <text:p>0</text:p>
          </table:table-cell>
          <table:table-cell table:formula="of:=[.F351]" office:value-type="float" office:value="0" calcext:value-type="float">
            <text:p>0</text:p>
          </table:table-cell>
          <table:table-cell table:formula="of:=IF([.G351]=0;1;[.G351])" office:value-type="float" office:value="1" calcext:value-type="float">
            <text:p>1</text:p>
          </table:table-cell>
          <table:table-cell table:formula="of:=IF([.H351]=0;5;[.H351])" office:value-type="float" office:value="5" calcext:value-type="float">
            <text:p>5</text:p>
          </table:table-cell>
          <table:table-cell table:formula="of:=IF([.I351]=0;15;[.I351])" office:value-type="float" office:value="15" calcext:value-type="float">
            <text:p>15</text:p>
          </table:table-cell>
          <table:table-cell table:formula="of:=IF([.B351]=0;[.D351];&quot;&quot;) &amp; IF([.B351]=[$Basic.$B$2];&quot;Open Terrain&quot;;&quot;&quot;) &amp; IF([.B351]=[$Basic.$C$2];&quot;Difficult Terrain&quot;;&quot;&quot;) &amp; IF([.B351]=[$Basic.$D$2];&quot;Extreme Terrain&quot;;&quot;&quot;)">
            <text:p/>
          </table:table-cell>
          <table:table-cell table:formula="of:= [.N351] &amp; &quot; &quot; &amp; [.E351]" office:value-type="string" office:string-value=" 13/8" calcext:value-type="string">
            <text:p><text:s/>13/8</text:p>
          </table:table-cell>
          <table:table-cell table:formula="of:=CEILING([.J351])" office:value-type="float" office:value="0" calcext:value-type="float">
            <text:p>0</text:p>
          </table:table-cell>
          <table:table-cell table:formula="of:=CEILING(8*[.J351])" office:value-type="float" office:value="0" calcext:value-type="float">
            <text:p>0</text:p>
          </table:table-cell>
          <table:table-cell table:formula="of:=CEILING(1*[.K351])" office:value-type="float" office:value="1" calcext:value-type="float">
            <text:p>1</text:p>
          </table:table-cell>
          <table:table-cell table:formula="of:=CEILING(2*[.K351])" office:value-type="float" office:value="2" calcext:value-type="float">
            <text:p>2</text:p>
          </table:table-cell>
          <table:table-cell table:formula="of:=CEILING(5*[.K351])" office:value-type="float" office:value="5" calcext:value-type="float">
            <text:p>5</text:p>
          </table:table-cell>
          <table:table-cell table:formula="of:=CEILING(1*[.L351])" office:value-type="float" office:value="5" calcext:value-type="float">
            <text:p>5</text:p>
          </table:table-cell>
          <table:table-cell table:formula="of:=CEILING(2*[.L351])" office:value-type="float" office:value="10" calcext:value-type="float">
            <text:p>10</text:p>
          </table:table-cell>
          <table:table-cell table:formula="of:=CEILING(1*[.M351])" office:value-type="float" office:value="15" calcext:value-type="float">
            <text:p>15</text:p>
          </table:table-cell>
          <table:table-cell table:formula="of:=CEILING(2*[.M351])" office:value-type="float" office:value="30" calcext:value-type="float">
            <text:p>30</text:p>
          </table:table-cell>
          <table:table-cell table:formula="of:=CEILING(6*[.M351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table:formula="of:=MOD([.A352]-1;[$Basic.$A$2]+1)" office:value-type="float" office:value="14" calcext:value-type="float">
            <text:p>14</text:p>
          </table:table-cell>
          <table:table-cell table:formula="of:=CEILING(([.A352]-[.B352])/[$Basic.$A$2]; 1)+3" office:value-type="float" office:value="26" calcext:value-type="float">
            <text:p>26</text:p>
          </table:table-cell>
          <table:table-cell table:formula="of:=IF([.B352]=0;INDIRECT(ADDRESS([.C352];1;1;1;&quot;Basic&quot;));&quot;&quot;)">
            <text:p/>
          </table:table-cell>
          <table:table-cell table:style-name="ce3" table:formula="of:=[.B352] &amp; &quot;/&quot; &amp; [$Basic.$B$2]" office:value-type="string" office:string-value="14/8" calcext:value-type="string">
            <text:p>14/8</text:p>
          </table:table-cell>
          <table:table-cell table:formula="of:=INDIRECT(ADDRESS([.$C352];2;1;1;&quot;Basic&quot;))*[.$B352]/[$Basic.$B$2]" office:value-type="float" office:value="0" calcext:value-type="float">
            <text:p>0</text:p>
          </table:table-cell>
          <table:table-cell table:formula="of:=INDIRECT(ADDRESS([.$C352];3;1;1;&quot;Basic&quot;))*[.$B352]/[$Basic.$B$2]" office:value-type="float" office:value="0" calcext:value-type="float">
            <text:p>0</text:p>
          </table:table-cell>
          <table:table-cell table:formula="of:=INDIRECT(ADDRESS([.$C352];4;1;1;&quot;Basic&quot;))*[.$B352]/[$Basic.$B$2]" office:value-type="float" office:value="0" calcext:value-type="float">
            <text:p>0</text:p>
          </table:table-cell>
          <table:table-cell table:formula="of:=INDIRECT(ADDRESS([.$C352];5;1;1;&quot;Basic&quot;))*[.$B352]/[$Basic.$B$2]" office:value-type="float" office:value="0" calcext:value-type="float">
            <text:p>0</text:p>
          </table:table-cell>
          <table:table-cell table:formula="of:=[.F352]" office:value-type="float" office:value="0" calcext:value-type="float">
            <text:p>0</text:p>
          </table:table-cell>
          <table:table-cell table:formula="of:=IF([.G352]=0;1;[.G352])" office:value-type="float" office:value="1" calcext:value-type="float">
            <text:p>1</text:p>
          </table:table-cell>
          <table:table-cell table:formula="of:=IF([.H352]=0;5;[.H352])" office:value-type="float" office:value="5" calcext:value-type="float">
            <text:p>5</text:p>
          </table:table-cell>
          <table:table-cell table:formula="of:=IF([.I352]=0;15;[.I352])" office:value-type="float" office:value="15" calcext:value-type="float">
            <text:p>15</text:p>
          </table:table-cell>
          <table:table-cell table:formula="of:=IF([.B352]=0;[.D352];&quot;&quot;) &amp; IF([.B352]=[$Basic.$B$2];&quot;Open Terrain&quot;;&quot;&quot;) &amp; IF([.B352]=[$Basic.$C$2];&quot;Difficult Terrain&quot;;&quot;&quot;) &amp; IF([.B352]=[$Basic.$D$2];&quot;Extreme Terrain&quot;;&quot;&quot;)">
            <text:p/>
          </table:table-cell>
          <table:table-cell table:formula="of:= [.N352] &amp; &quot; &quot; &amp; [.E352]" office:value-type="string" office:string-value=" 14/8" calcext:value-type="string">
            <text:p><text:s/>14/8</text:p>
          </table:table-cell>
          <table:table-cell table:formula="of:=CEILING([.J352])" office:value-type="float" office:value="0" calcext:value-type="float">
            <text:p>0</text:p>
          </table:table-cell>
          <table:table-cell table:formula="of:=CEILING(8*[.J352])" office:value-type="float" office:value="0" calcext:value-type="float">
            <text:p>0</text:p>
          </table:table-cell>
          <table:table-cell table:formula="of:=CEILING(1*[.K352])" office:value-type="float" office:value="1" calcext:value-type="float">
            <text:p>1</text:p>
          </table:table-cell>
          <table:table-cell table:formula="of:=CEILING(2*[.K352])" office:value-type="float" office:value="2" calcext:value-type="float">
            <text:p>2</text:p>
          </table:table-cell>
          <table:table-cell table:formula="of:=CEILING(5*[.K352])" office:value-type="float" office:value="5" calcext:value-type="float">
            <text:p>5</text:p>
          </table:table-cell>
          <table:table-cell table:formula="of:=CEILING(1*[.L352])" office:value-type="float" office:value="5" calcext:value-type="float">
            <text:p>5</text:p>
          </table:table-cell>
          <table:table-cell table:formula="of:=CEILING(2*[.L352])" office:value-type="float" office:value="10" calcext:value-type="float">
            <text:p>10</text:p>
          </table:table-cell>
          <table:table-cell table:formula="of:=CEILING(1*[.M352])" office:value-type="float" office:value="15" calcext:value-type="float">
            <text:p>15</text:p>
          </table:table-cell>
          <table:table-cell table:formula="of:=CEILING(2*[.M352])" office:value-type="float" office:value="30" calcext:value-type="float">
            <text:p>30</text:p>
          </table:table-cell>
          <table:table-cell table:formula="of:=CEILING(6*[.M352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table:formula="of:=MOD([.A353]-1;[$Basic.$A$2]+1)" office:value-type="float" office:value="15" calcext:value-type="float">
            <text:p>15</text:p>
          </table:table-cell>
          <table:table-cell table:formula="of:=CEILING(([.A353]-[.B353])/[$Basic.$A$2]; 1)+3" office:value-type="float" office:value="26" calcext:value-type="float">
            <text:p>26</text:p>
          </table:table-cell>
          <table:table-cell table:formula="of:=IF([.B353]=0;INDIRECT(ADDRESS([.C353];1;1;1;&quot;Basic&quot;));&quot;&quot;)">
            <text:p/>
          </table:table-cell>
          <table:table-cell table:style-name="ce3" table:formula="of:=[.B353] &amp; &quot;/&quot; &amp; [$Basic.$B$2]" office:value-type="string" office:string-value="15/8" calcext:value-type="string">
            <text:p>15/8</text:p>
          </table:table-cell>
          <table:table-cell table:formula="of:=INDIRECT(ADDRESS([.$C353];2;1;1;&quot;Basic&quot;))*[.$B353]/[$Basic.$B$2]" office:value-type="float" office:value="0" calcext:value-type="float">
            <text:p>0</text:p>
          </table:table-cell>
          <table:table-cell table:formula="of:=INDIRECT(ADDRESS([.$C353];3;1;1;&quot;Basic&quot;))*[.$B353]/[$Basic.$B$2]" office:value-type="float" office:value="0" calcext:value-type="float">
            <text:p>0</text:p>
          </table:table-cell>
          <table:table-cell table:formula="of:=INDIRECT(ADDRESS([.$C353];4;1;1;&quot;Basic&quot;))*[.$B353]/[$Basic.$B$2]" office:value-type="float" office:value="0" calcext:value-type="float">
            <text:p>0</text:p>
          </table:table-cell>
          <table:table-cell table:formula="of:=INDIRECT(ADDRESS([.$C353];5;1;1;&quot;Basic&quot;))*[.$B353]/[$Basic.$B$2]" office:value-type="float" office:value="0" calcext:value-type="float">
            <text:p>0</text:p>
          </table:table-cell>
          <table:table-cell table:formula="of:=[.F353]" office:value-type="float" office:value="0" calcext:value-type="float">
            <text:p>0</text:p>
          </table:table-cell>
          <table:table-cell table:formula="of:=IF([.G353]=0;1;[.G353])" office:value-type="float" office:value="1" calcext:value-type="float">
            <text:p>1</text:p>
          </table:table-cell>
          <table:table-cell table:formula="of:=IF([.H353]=0;5;[.H353])" office:value-type="float" office:value="5" calcext:value-type="float">
            <text:p>5</text:p>
          </table:table-cell>
          <table:table-cell table:formula="of:=IF([.I353]=0;15;[.I353])" office:value-type="float" office:value="15" calcext:value-type="float">
            <text:p>15</text:p>
          </table:table-cell>
          <table:table-cell table:formula="of:=IF([.B353]=0;[.D353];&quot;&quot;) &amp; IF([.B353]=[$Basic.$B$2];&quot;Open Terrain&quot;;&quot;&quot;) &amp; IF([.B353]=[$Basic.$C$2];&quot;Difficult Terrain&quot;;&quot;&quot;) &amp; IF([.B353]=[$Basic.$D$2];&quot;Extreme Terrain&quot;;&quot;&quot;)">
            <text:p/>
          </table:table-cell>
          <table:table-cell table:formula="of:= [.N353] &amp; &quot; &quot; &amp; [.E353]" office:value-type="string" office:string-value=" 15/8" calcext:value-type="string">
            <text:p><text:s/>15/8</text:p>
          </table:table-cell>
          <table:table-cell table:formula="of:=CEILING([.J353])" office:value-type="float" office:value="0" calcext:value-type="float">
            <text:p>0</text:p>
          </table:table-cell>
          <table:table-cell table:formula="of:=CEILING(8*[.J353])" office:value-type="float" office:value="0" calcext:value-type="float">
            <text:p>0</text:p>
          </table:table-cell>
          <table:table-cell table:formula="of:=CEILING(1*[.K353])" office:value-type="float" office:value="1" calcext:value-type="float">
            <text:p>1</text:p>
          </table:table-cell>
          <table:table-cell table:formula="of:=CEILING(2*[.K353])" office:value-type="float" office:value="2" calcext:value-type="float">
            <text:p>2</text:p>
          </table:table-cell>
          <table:table-cell table:formula="of:=CEILING(5*[.K353])" office:value-type="float" office:value="5" calcext:value-type="float">
            <text:p>5</text:p>
          </table:table-cell>
          <table:table-cell table:formula="of:=CEILING(1*[.L353])" office:value-type="float" office:value="5" calcext:value-type="float">
            <text:p>5</text:p>
          </table:table-cell>
          <table:table-cell table:formula="of:=CEILING(2*[.L353])" office:value-type="float" office:value="10" calcext:value-type="float">
            <text:p>10</text:p>
          </table:table-cell>
          <table:table-cell table:formula="of:=CEILING(1*[.M353])" office:value-type="float" office:value="15" calcext:value-type="float">
            <text:p>15</text:p>
          </table:table-cell>
          <table:table-cell table:formula="of:=CEILING(2*[.M353])" office:value-type="float" office:value="30" calcext:value-type="float">
            <text:p>30</text:p>
          </table:table-cell>
          <table:table-cell table:formula="of:=CEILING(6*[.M353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table:formula="of:=MOD([.A354]-1;[$Basic.$A$2]+1)" office:value-type="float" office:value="0" calcext:value-type="float">
            <text:p>0</text:p>
          </table:table-cell>
          <table:table-cell table:formula="of:=CEILING(([.A354]-[.B354])/[$Basic.$A$2]; 1)+3" office:value-type="float" office:value="27" calcext:value-type="float">
            <text:p>27</text:p>
          </table:table-cell>
          <table:table-cell table:formula="of:=IF([.B354]=0;INDIRECT(ADDRESS([.C354];1;1;1;&quot;Basic&quot;));&quot;&quot;)" office:value-type="float" office:value="0" calcext:value-type="float">
            <text:p>0</text:p>
          </table:table-cell>
          <table:table-cell table:style-name="ce3" table:formula="of:=[.B354] &amp; &quot;/&quot; &amp; [$Basic.$B$2]" office:value-type="string" office:string-value="0/8" calcext:value-type="string">
            <text:p>0/8</text:p>
          </table:table-cell>
          <table:table-cell table:formula="of:=INDIRECT(ADDRESS([.$C354];2;1;1;&quot;Basic&quot;))*[.$B354]/[$Basic.$B$2]" office:value-type="float" office:value="0" calcext:value-type="float">
            <text:p>0</text:p>
          </table:table-cell>
          <table:table-cell table:formula="of:=INDIRECT(ADDRESS([.$C354];3;1;1;&quot;Basic&quot;))*[.$B354]/[$Basic.$B$2]" office:value-type="float" office:value="0" calcext:value-type="float">
            <text:p>0</text:p>
          </table:table-cell>
          <table:table-cell table:formula="of:=INDIRECT(ADDRESS([.$C354];4;1;1;&quot;Basic&quot;))*[.$B354]/[$Basic.$B$2]" office:value-type="float" office:value="0" calcext:value-type="float">
            <text:p>0</text:p>
          </table:table-cell>
          <table:table-cell table:formula="of:=INDIRECT(ADDRESS([.$C354];5;1;1;&quot;Basic&quot;))*[.$B354]/[$Basic.$B$2]" office:value-type="float" office:value="0" calcext:value-type="float">
            <text:p>0</text:p>
          </table:table-cell>
          <table:table-cell table:formula="of:=[.F354]" office:value-type="float" office:value="0" calcext:value-type="float">
            <text:p>0</text:p>
          </table:table-cell>
          <table:table-cell table:formula="of:=IF([.G354]=0;1;[.G354])" office:value-type="float" office:value="1" calcext:value-type="float">
            <text:p>1</text:p>
          </table:table-cell>
          <table:table-cell table:formula="of:=IF([.H354]=0;5;[.H354])" office:value-type="float" office:value="5" calcext:value-type="float">
            <text:p>5</text:p>
          </table:table-cell>
          <table:table-cell table:formula="of:=IF([.I354]=0;15;[.I354])" office:value-type="float" office:value="15" calcext:value-type="float">
            <text:p>15</text:p>
          </table:table-cell>
          <table:table-cell table:formula="of:=IF([.B354]=0;[.D354];&quot;&quot;) &amp; IF([.B354]=[$Basic.$B$2];&quot;Open Terrain&quot;;&quot;&quot;) &amp; IF([.B354]=[$Basic.$C$2];&quot;Difficult Terrain&quot;;&quot;&quot;) &amp; IF([.B354]=[$Basic.$D$2];&quot;Extreme Terrain&quot;;&quot;&quot;)" office:value-type="string" office:string-value="0" calcext:value-type="string">
            <text:p>0</text:p>
          </table:table-cell>
          <table:table-cell table:formula="of:= [.N354] &amp; &quot; &quot; &amp; [.E354]" office:value-type="string" office:string-value="0 0/8" calcext:value-type="string">
            <text:p>0 0/8</text:p>
          </table:table-cell>
          <table:table-cell table:formula="of:=CEILING([.J354])" office:value-type="float" office:value="0" calcext:value-type="float">
            <text:p>0</text:p>
          </table:table-cell>
          <table:table-cell table:formula="of:=CEILING(8*[.J354])" office:value-type="float" office:value="0" calcext:value-type="float">
            <text:p>0</text:p>
          </table:table-cell>
          <table:table-cell table:formula="of:=CEILING(1*[.K354])" office:value-type="float" office:value="1" calcext:value-type="float">
            <text:p>1</text:p>
          </table:table-cell>
          <table:table-cell table:formula="of:=CEILING(2*[.K354])" office:value-type="float" office:value="2" calcext:value-type="float">
            <text:p>2</text:p>
          </table:table-cell>
          <table:table-cell table:formula="of:=CEILING(5*[.K354])" office:value-type="float" office:value="5" calcext:value-type="float">
            <text:p>5</text:p>
          </table:table-cell>
          <table:table-cell table:formula="of:=CEILING(1*[.L354])" office:value-type="float" office:value="5" calcext:value-type="float">
            <text:p>5</text:p>
          </table:table-cell>
          <table:table-cell table:formula="of:=CEILING(2*[.L354])" office:value-type="float" office:value="10" calcext:value-type="float">
            <text:p>10</text:p>
          </table:table-cell>
          <table:table-cell table:formula="of:=CEILING(1*[.M354])" office:value-type="float" office:value="15" calcext:value-type="float">
            <text:p>15</text:p>
          </table:table-cell>
          <table:table-cell table:formula="of:=CEILING(2*[.M354])" office:value-type="float" office:value="30" calcext:value-type="float">
            <text:p>30</text:p>
          </table:table-cell>
          <table:table-cell table:formula="of:=CEILING(6*[.M354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table:formula="of:=MOD([.A355]-1;[$Basic.$A$2]+1)" office:value-type="float" office:value="1" calcext:value-type="float">
            <text:p>1</text:p>
          </table:table-cell>
          <table:table-cell table:formula="of:=CEILING(([.A355]-[.B355])/[$Basic.$A$2]; 1)+3" office:value-type="float" office:value="27" calcext:value-type="float">
            <text:p>27</text:p>
          </table:table-cell>
          <table:table-cell table:formula="of:=IF([.B355]=0;INDIRECT(ADDRESS([.C355];1;1;1;&quot;Basic&quot;));&quot;&quot;)">
            <text:p/>
          </table:table-cell>
          <table:table-cell table:style-name="ce3" table:formula="of:=[.B355] &amp; &quot;/&quot; &amp; [$Basic.$B$2]" office:value-type="string" office:string-value="1/8" calcext:value-type="string">
            <text:p>1/8</text:p>
          </table:table-cell>
          <table:table-cell table:formula="of:=INDIRECT(ADDRESS([.$C355];2;1;1;&quot;Basic&quot;))*[.$B355]/[$Basic.$B$2]" office:value-type="float" office:value="0" calcext:value-type="float">
            <text:p>0</text:p>
          </table:table-cell>
          <table:table-cell table:formula="of:=INDIRECT(ADDRESS([.$C355];3;1;1;&quot;Basic&quot;))*[.$B355]/[$Basic.$B$2]" office:value-type="float" office:value="0" calcext:value-type="float">
            <text:p>0</text:p>
          </table:table-cell>
          <table:table-cell table:formula="of:=INDIRECT(ADDRESS([.$C355];4;1;1;&quot;Basic&quot;))*[.$B355]/[$Basic.$B$2]" office:value-type="float" office:value="0" calcext:value-type="float">
            <text:p>0</text:p>
          </table:table-cell>
          <table:table-cell table:formula="of:=INDIRECT(ADDRESS([.$C355];5;1;1;&quot;Basic&quot;))*[.$B355]/[$Basic.$B$2]" office:value-type="float" office:value="0" calcext:value-type="float">
            <text:p>0</text:p>
          </table:table-cell>
          <table:table-cell table:formula="of:=[.F355]" office:value-type="float" office:value="0" calcext:value-type="float">
            <text:p>0</text:p>
          </table:table-cell>
          <table:table-cell table:formula="of:=IF([.G355]=0;1;[.G355])" office:value-type="float" office:value="1" calcext:value-type="float">
            <text:p>1</text:p>
          </table:table-cell>
          <table:table-cell table:formula="of:=IF([.H355]=0;5;[.H355])" office:value-type="float" office:value="5" calcext:value-type="float">
            <text:p>5</text:p>
          </table:table-cell>
          <table:table-cell table:formula="of:=IF([.I355]=0;15;[.I355])" office:value-type="float" office:value="15" calcext:value-type="float">
            <text:p>15</text:p>
          </table:table-cell>
          <table:table-cell table:formula="of:=IF([.B355]=0;[.D355];&quot;&quot;) &amp; IF([.B355]=[$Basic.$B$2];&quot;Open Terrain&quot;;&quot;&quot;) &amp; IF([.B355]=[$Basic.$C$2];&quot;Difficult Terrain&quot;;&quot;&quot;) &amp; IF([.B355]=[$Basic.$D$2];&quot;Extreme Terrain&quot;;&quot;&quot;)">
            <text:p/>
          </table:table-cell>
          <table:table-cell table:formula="of:= [.N355] &amp; &quot; &quot; &amp; [.E355]" office:value-type="string" office:string-value=" 1/8" calcext:value-type="string">
            <text:p><text:s/>1/8</text:p>
          </table:table-cell>
          <table:table-cell table:formula="of:=CEILING([.J355])" office:value-type="float" office:value="0" calcext:value-type="float">
            <text:p>0</text:p>
          </table:table-cell>
          <table:table-cell table:formula="of:=CEILING(8*[.J355])" office:value-type="float" office:value="0" calcext:value-type="float">
            <text:p>0</text:p>
          </table:table-cell>
          <table:table-cell table:formula="of:=CEILING(1*[.K355])" office:value-type="float" office:value="1" calcext:value-type="float">
            <text:p>1</text:p>
          </table:table-cell>
          <table:table-cell table:formula="of:=CEILING(2*[.K355])" office:value-type="float" office:value="2" calcext:value-type="float">
            <text:p>2</text:p>
          </table:table-cell>
          <table:table-cell table:formula="of:=CEILING(5*[.K355])" office:value-type="float" office:value="5" calcext:value-type="float">
            <text:p>5</text:p>
          </table:table-cell>
          <table:table-cell table:formula="of:=CEILING(1*[.L355])" office:value-type="float" office:value="5" calcext:value-type="float">
            <text:p>5</text:p>
          </table:table-cell>
          <table:table-cell table:formula="of:=CEILING(2*[.L355])" office:value-type="float" office:value="10" calcext:value-type="float">
            <text:p>10</text:p>
          </table:table-cell>
          <table:table-cell table:formula="of:=CEILING(1*[.M355])" office:value-type="float" office:value="15" calcext:value-type="float">
            <text:p>15</text:p>
          </table:table-cell>
          <table:table-cell table:formula="of:=CEILING(2*[.M355])" office:value-type="float" office:value="30" calcext:value-type="float">
            <text:p>30</text:p>
          </table:table-cell>
          <table:table-cell table:formula="of:=CEILING(6*[.M355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table:formula="of:=MOD([.A356]-1;[$Basic.$A$2]+1)" office:value-type="float" office:value="2" calcext:value-type="float">
            <text:p>2</text:p>
          </table:table-cell>
          <table:table-cell table:formula="of:=CEILING(([.A356]-[.B356])/[$Basic.$A$2]; 1)+3" office:value-type="float" office:value="27" calcext:value-type="float">
            <text:p>27</text:p>
          </table:table-cell>
          <table:table-cell table:formula="of:=IF([.B356]=0;INDIRECT(ADDRESS([.C356];1;1;1;&quot;Basic&quot;));&quot;&quot;)">
            <text:p/>
          </table:table-cell>
          <table:table-cell table:style-name="ce3" table:formula="of:=[.B356] &amp; &quot;/&quot; &amp; [$Basic.$B$2]" office:value-type="string" office:string-value="2/8" calcext:value-type="string">
            <text:p>2/8</text:p>
          </table:table-cell>
          <table:table-cell table:formula="of:=INDIRECT(ADDRESS([.$C356];2;1;1;&quot;Basic&quot;))*[.$B356]/[$Basic.$B$2]" office:value-type="float" office:value="0" calcext:value-type="float">
            <text:p>0</text:p>
          </table:table-cell>
          <table:table-cell table:formula="of:=INDIRECT(ADDRESS([.$C356];3;1;1;&quot;Basic&quot;))*[.$B356]/[$Basic.$B$2]" office:value-type="float" office:value="0" calcext:value-type="float">
            <text:p>0</text:p>
          </table:table-cell>
          <table:table-cell table:formula="of:=INDIRECT(ADDRESS([.$C356];4;1;1;&quot;Basic&quot;))*[.$B356]/[$Basic.$B$2]" office:value-type="float" office:value="0" calcext:value-type="float">
            <text:p>0</text:p>
          </table:table-cell>
          <table:table-cell table:formula="of:=INDIRECT(ADDRESS([.$C356];5;1;1;&quot;Basic&quot;))*[.$B356]/[$Basic.$B$2]" office:value-type="float" office:value="0" calcext:value-type="float">
            <text:p>0</text:p>
          </table:table-cell>
          <table:table-cell table:formula="of:=[.F356]" office:value-type="float" office:value="0" calcext:value-type="float">
            <text:p>0</text:p>
          </table:table-cell>
          <table:table-cell table:formula="of:=IF([.G356]=0;1;[.G356])" office:value-type="float" office:value="1" calcext:value-type="float">
            <text:p>1</text:p>
          </table:table-cell>
          <table:table-cell table:formula="of:=IF([.H356]=0;5;[.H356])" office:value-type="float" office:value="5" calcext:value-type="float">
            <text:p>5</text:p>
          </table:table-cell>
          <table:table-cell table:formula="of:=IF([.I356]=0;15;[.I356])" office:value-type="float" office:value="15" calcext:value-type="float">
            <text:p>15</text:p>
          </table:table-cell>
          <table:table-cell table:formula="of:=IF([.B356]=0;[.D356];&quot;&quot;) &amp; IF([.B356]=[$Basic.$B$2];&quot;Open Terrain&quot;;&quot;&quot;) &amp; IF([.B356]=[$Basic.$C$2];&quot;Difficult Terrain&quot;;&quot;&quot;) &amp; IF([.B356]=[$Basic.$D$2];&quot;Extreme Terrain&quot;;&quot;&quot;)">
            <text:p/>
          </table:table-cell>
          <table:table-cell table:formula="of:= [.N356] &amp; &quot; &quot; &amp; [.E356]" office:value-type="string" office:string-value=" 2/8" calcext:value-type="string">
            <text:p><text:s/>2/8</text:p>
          </table:table-cell>
          <table:table-cell table:formula="of:=CEILING([.J356])" office:value-type="float" office:value="0" calcext:value-type="float">
            <text:p>0</text:p>
          </table:table-cell>
          <table:table-cell table:formula="of:=CEILING(8*[.J356])" office:value-type="float" office:value="0" calcext:value-type="float">
            <text:p>0</text:p>
          </table:table-cell>
          <table:table-cell table:formula="of:=CEILING(1*[.K356])" office:value-type="float" office:value="1" calcext:value-type="float">
            <text:p>1</text:p>
          </table:table-cell>
          <table:table-cell table:formula="of:=CEILING(2*[.K356])" office:value-type="float" office:value="2" calcext:value-type="float">
            <text:p>2</text:p>
          </table:table-cell>
          <table:table-cell table:formula="of:=CEILING(5*[.K356])" office:value-type="float" office:value="5" calcext:value-type="float">
            <text:p>5</text:p>
          </table:table-cell>
          <table:table-cell table:formula="of:=CEILING(1*[.L356])" office:value-type="float" office:value="5" calcext:value-type="float">
            <text:p>5</text:p>
          </table:table-cell>
          <table:table-cell table:formula="of:=CEILING(2*[.L356])" office:value-type="float" office:value="10" calcext:value-type="float">
            <text:p>10</text:p>
          </table:table-cell>
          <table:table-cell table:formula="of:=CEILING(1*[.M356])" office:value-type="float" office:value="15" calcext:value-type="float">
            <text:p>15</text:p>
          </table:table-cell>
          <table:table-cell table:formula="of:=CEILING(2*[.M356])" office:value-type="float" office:value="30" calcext:value-type="float">
            <text:p>30</text:p>
          </table:table-cell>
          <table:table-cell table:formula="of:=CEILING(6*[.M356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table:formula="of:=MOD([.A357]-1;[$Basic.$A$2]+1)" office:value-type="float" office:value="3" calcext:value-type="float">
            <text:p>3</text:p>
          </table:table-cell>
          <table:table-cell table:formula="of:=CEILING(([.A357]-[.B357])/[$Basic.$A$2]; 1)+3" office:value-type="float" office:value="27" calcext:value-type="float">
            <text:p>27</text:p>
          </table:table-cell>
          <table:table-cell table:formula="of:=IF([.B357]=0;INDIRECT(ADDRESS([.C357];1;1;1;&quot;Basic&quot;));&quot;&quot;)">
            <text:p/>
          </table:table-cell>
          <table:table-cell table:style-name="ce3" table:formula="of:=[.B357] &amp; &quot;/&quot; &amp; [$Basic.$B$2]" office:value-type="string" office:string-value="3/8" calcext:value-type="string">
            <text:p>3/8</text:p>
          </table:table-cell>
          <table:table-cell table:formula="of:=INDIRECT(ADDRESS([.$C357];2;1;1;&quot;Basic&quot;))*[.$B357]/[$Basic.$B$2]" office:value-type="float" office:value="0" calcext:value-type="float">
            <text:p>0</text:p>
          </table:table-cell>
          <table:table-cell table:formula="of:=INDIRECT(ADDRESS([.$C357];3;1;1;&quot;Basic&quot;))*[.$B357]/[$Basic.$B$2]" office:value-type="float" office:value="0" calcext:value-type="float">
            <text:p>0</text:p>
          </table:table-cell>
          <table:table-cell table:formula="of:=INDIRECT(ADDRESS([.$C357];4;1;1;&quot;Basic&quot;))*[.$B357]/[$Basic.$B$2]" office:value-type="float" office:value="0" calcext:value-type="float">
            <text:p>0</text:p>
          </table:table-cell>
          <table:table-cell table:formula="of:=INDIRECT(ADDRESS([.$C357];5;1;1;&quot;Basic&quot;))*[.$B357]/[$Basic.$B$2]" office:value-type="float" office:value="0" calcext:value-type="float">
            <text:p>0</text:p>
          </table:table-cell>
          <table:table-cell table:formula="of:=[.F357]" office:value-type="float" office:value="0" calcext:value-type="float">
            <text:p>0</text:p>
          </table:table-cell>
          <table:table-cell table:formula="of:=IF([.G357]=0;1;[.G357])" office:value-type="float" office:value="1" calcext:value-type="float">
            <text:p>1</text:p>
          </table:table-cell>
          <table:table-cell table:formula="of:=IF([.H357]=0;5;[.H357])" office:value-type="float" office:value="5" calcext:value-type="float">
            <text:p>5</text:p>
          </table:table-cell>
          <table:table-cell table:formula="of:=IF([.I357]=0;15;[.I357])" office:value-type="float" office:value="15" calcext:value-type="float">
            <text:p>15</text:p>
          </table:table-cell>
          <table:table-cell table:formula="of:=IF([.B357]=0;[.D357];&quot;&quot;) &amp; IF([.B357]=[$Basic.$B$2];&quot;Open Terrain&quot;;&quot;&quot;) &amp; IF([.B357]=[$Basic.$C$2];&quot;Difficult Terrain&quot;;&quot;&quot;) &amp; IF([.B357]=[$Basic.$D$2];&quot;Extreme Terrain&quot;;&quot;&quot;)">
            <text:p/>
          </table:table-cell>
          <table:table-cell table:formula="of:= [.N357] &amp; &quot; &quot; &amp; [.E357]" office:value-type="string" office:string-value=" 3/8" calcext:value-type="string">
            <text:p><text:s/>3/8</text:p>
          </table:table-cell>
          <table:table-cell table:formula="of:=CEILING([.J357])" office:value-type="float" office:value="0" calcext:value-type="float">
            <text:p>0</text:p>
          </table:table-cell>
          <table:table-cell table:formula="of:=CEILING(8*[.J357])" office:value-type="float" office:value="0" calcext:value-type="float">
            <text:p>0</text:p>
          </table:table-cell>
          <table:table-cell table:formula="of:=CEILING(1*[.K357])" office:value-type="float" office:value="1" calcext:value-type="float">
            <text:p>1</text:p>
          </table:table-cell>
          <table:table-cell table:formula="of:=CEILING(2*[.K357])" office:value-type="float" office:value="2" calcext:value-type="float">
            <text:p>2</text:p>
          </table:table-cell>
          <table:table-cell table:formula="of:=CEILING(5*[.K357])" office:value-type="float" office:value="5" calcext:value-type="float">
            <text:p>5</text:p>
          </table:table-cell>
          <table:table-cell table:formula="of:=CEILING(1*[.L357])" office:value-type="float" office:value="5" calcext:value-type="float">
            <text:p>5</text:p>
          </table:table-cell>
          <table:table-cell table:formula="of:=CEILING(2*[.L357])" office:value-type="float" office:value="10" calcext:value-type="float">
            <text:p>10</text:p>
          </table:table-cell>
          <table:table-cell table:formula="of:=CEILING(1*[.M357])" office:value-type="float" office:value="15" calcext:value-type="float">
            <text:p>15</text:p>
          </table:table-cell>
          <table:table-cell table:formula="of:=CEILING(2*[.M357])" office:value-type="float" office:value="30" calcext:value-type="float">
            <text:p>30</text:p>
          </table:table-cell>
          <table:table-cell table:formula="of:=CEILING(6*[.M357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table:formula="of:=MOD([.A358]-1;[$Basic.$A$2]+1)" office:value-type="float" office:value="4" calcext:value-type="float">
            <text:p>4</text:p>
          </table:table-cell>
          <table:table-cell table:formula="of:=CEILING(([.A358]-[.B358])/[$Basic.$A$2]; 1)+3" office:value-type="float" office:value="27" calcext:value-type="float">
            <text:p>27</text:p>
          </table:table-cell>
          <table:table-cell table:formula="of:=IF([.B358]=0;INDIRECT(ADDRESS([.C358];1;1;1;&quot;Basic&quot;));&quot;&quot;)">
            <text:p/>
          </table:table-cell>
          <table:table-cell table:style-name="ce3" table:formula="of:=[.B358] &amp; &quot;/&quot; &amp; [$Basic.$B$2]" office:value-type="string" office:string-value="4/8" calcext:value-type="string">
            <text:p>4/8</text:p>
          </table:table-cell>
          <table:table-cell table:formula="of:=INDIRECT(ADDRESS([.$C358];2;1;1;&quot;Basic&quot;))*[.$B358]/[$Basic.$B$2]" office:value-type="float" office:value="0" calcext:value-type="float">
            <text:p>0</text:p>
          </table:table-cell>
          <table:table-cell table:formula="of:=INDIRECT(ADDRESS([.$C358];3;1;1;&quot;Basic&quot;))*[.$B358]/[$Basic.$B$2]" office:value-type="float" office:value="0" calcext:value-type="float">
            <text:p>0</text:p>
          </table:table-cell>
          <table:table-cell table:formula="of:=INDIRECT(ADDRESS([.$C358];4;1;1;&quot;Basic&quot;))*[.$B358]/[$Basic.$B$2]" office:value-type="float" office:value="0" calcext:value-type="float">
            <text:p>0</text:p>
          </table:table-cell>
          <table:table-cell table:formula="of:=INDIRECT(ADDRESS([.$C358];5;1;1;&quot;Basic&quot;))*[.$B358]/[$Basic.$B$2]" office:value-type="float" office:value="0" calcext:value-type="float">
            <text:p>0</text:p>
          </table:table-cell>
          <table:table-cell table:formula="of:=[.F358]" office:value-type="float" office:value="0" calcext:value-type="float">
            <text:p>0</text:p>
          </table:table-cell>
          <table:table-cell table:formula="of:=IF([.G358]=0;1;[.G358])" office:value-type="float" office:value="1" calcext:value-type="float">
            <text:p>1</text:p>
          </table:table-cell>
          <table:table-cell table:formula="of:=IF([.H358]=0;5;[.H358])" office:value-type="float" office:value="5" calcext:value-type="float">
            <text:p>5</text:p>
          </table:table-cell>
          <table:table-cell table:formula="of:=IF([.I358]=0;15;[.I358])" office:value-type="float" office:value="15" calcext:value-type="float">
            <text:p>15</text:p>
          </table:table-cell>
          <table:table-cell table:formula="of:=IF([.B358]=0;[.D358];&quot;&quot;) &amp; IF([.B358]=[$Basic.$B$2];&quot;Open Terrain&quot;;&quot;&quot;) &amp; IF([.B358]=[$Basic.$C$2];&quot;Difficult Terrain&quot;;&quot;&quot;) &amp; IF([.B358]=[$Basic.$D$2];&quot;Extreme Terrain&quot;;&quot;&quot;)" office:value-type="string" office:string-value="Extreme Terrain" calcext:value-type="string">
            <text:p>Extreme Terrain</text:p>
          </table:table-cell>
          <table:table-cell table:formula="of:= [.N358] &amp; &quot; &quot; &amp; [.E358]" office:value-type="string" office:string-value="Extreme Terrain 4/8" calcext:value-type="string">
            <text:p>Extreme Terrain 4/8</text:p>
          </table:table-cell>
          <table:table-cell table:formula="of:=CEILING([.J358])" office:value-type="float" office:value="0" calcext:value-type="float">
            <text:p>0</text:p>
          </table:table-cell>
          <table:table-cell table:formula="of:=CEILING(8*[.J358])" office:value-type="float" office:value="0" calcext:value-type="float">
            <text:p>0</text:p>
          </table:table-cell>
          <table:table-cell table:formula="of:=CEILING(1*[.K358])" office:value-type="float" office:value="1" calcext:value-type="float">
            <text:p>1</text:p>
          </table:table-cell>
          <table:table-cell table:formula="of:=CEILING(2*[.K358])" office:value-type="float" office:value="2" calcext:value-type="float">
            <text:p>2</text:p>
          </table:table-cell>
          <table:table-cell table:formula="of:=CEILING(5*[.K358])" office:value-type="float" office:value="5" calcext:value-type="float">
            <text:p>5</text:p>
          </table:table-cell>
          <table:table-cell table:formula="of:=CEILING(1*[.L358])" office:value-type="float" office:value="5" calcext:value-type="float">
            <text:p>5</text:p>
          </table:table-cell>
          <table:table-cell table:formula="of:=CEILING(2*[.L358])" office:value-type="float" office:value="10" calcext:value-type="float">
            <text:p>10</text:p>
          </table:table-cell>
          <table:table-cell table:formula="of:=CEILING(1*[.M358])" office:value-type="float" office:value="15" calcext:value-type="float">
            <text:p>15</text:p>
          </table:table-cell>
          <table:table-cell table:formula="of:=CEILING(2*[.M358])" office:value-type="float" office:value="30" calcext:value-type="float">
            <text:p>30</text:p>
          </table:table-cell>
          <table:table-cell table:formula="of:=CEILING(6*[.M358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table:formula="of:=MOD([.A359]-1;[$Basic.$A$2]+1)" office:value-type="float" office:value="5" calcext:value-type="float">
            <text:p>5</text:p>
          </table:table-cell>
          <table:table-cell table:formula="of:=CEILING(([.A359]-[.B359])/[$Basic.$A$2]; 1)+3" office:value-type="float" office:value="27" calcext:value-type="float">
            <text:p>27</text:p>
          </table:table-cell>
          <table:table-cell table:formula="of:=IF([.B359]=0;INDIRECT(ADDRESS([.C359];1;1;1;&quot;Basic&quot;));&quot;&quot;)">
            <text:p/>
          </table:table-cell>
          <table:table-cell table:style-name="ce3" table:formula="of:=[.B359] &amp; &quot;/&quot; &amp; [$Basic.$B$2]" office:value-type="string" office:string-value="5/8" calcext:value-type="string">
            <text:p>5/8</text:p>
          </table:table-cell>
          <table:table-cell table:formula="of:=INDIRECT(ADDRESS([.$C359];2;1;1;&quot;Basic&quot;))*[.$B359]/[$Basic.$B$2]" office:value-type="float" office:value="0" calcext:value-type="float">
            <text:p>0</text:p>
          </table:table-cell>
          <table:table-cell table:formula="of:=INDIRECT(ADDRESS([.$C359];3;1;1;&quot;Basic&quot;))*[.$B359]/[$Basic.$B$2]" office:value-type="float" office:value="0" calcext:value-type="float">
            <text:p>0</text:p>
          </table:table-cell>
          <table:table-cell table:formula="of:=INDIRECT(ADDRESS([.$C359];4;1;1;&quot;Basic&quot;))*[.$B359]/[$Basic.$B$2]" office:value-type="float" office:value="0" calcext:value-type="float">
            <text:p>0</text:p>
          </table:table-cell>
          <table:table-cell table:formula="of:=INDIRECT(ADDRESS([.$C359];5;1;1;&quot;Basic&quot;))*[.$B359]/[$Basic.$B$2]" office:value-type="float" office:value="0" calcext:value-type="float">
            <text:p>0</text:p>
          </table:table-cell>
          <table:table-cell table:formula="of:=[.F359]" office:value-type="float" office:value="0" calcext:value-type="float">
            <text:p>0</text:p>
          </table:table-cell>
          <table:table-cell table:formula="of:=IF([.G359]=0;1;[.G359])" office:value-type="float" office:value="1" calcext:value-type="float">
            <text:p>1</text:p>
          </table:table-cell>
          <table:table-cell table:formula="of:=IF([.H359]=0;5;[.H359])" office:value-type="float" office:value="5" calcext:value-type="float">
            <text:p>5</text:p>
          </table:table-cell>
          <table:table-cell table:formula="of:=IF([.I359]=0;15;[.I359])" office:value-type="float" office:value="15" calcext:value-type="float">
            <text:p>15</text:p>
          </table:table-cell>
          <table:table-cell table:formula="of:=IF([.B359]=0;[.D359];&quot;&quot;) &amp; IF([.B359]=[$Basic.$B$2];&quot;Open Terrain&quot;;&quot;&quot;) &amp; IF([.B359]=[$Basic.$C$2];&quot;Difficult Terrain&quot;;&quot;&quot;) &amp; IF([.B359]=[$Basic.$D$2];&quot;Extreme Terrain&quot;;&quot;&quot;)">
            <text:p/>
          </table:table-cell>
          <table:table-cell table:formula="of:= [.N359] &amp; &quot; &quot; &amp; [.E359]" office:value-type="string" office:string-value=" 5/8" calcext:value-type="string">
            <text:p><text:s/>5/8</text:p>
          </table:table-cell>
          <table:table-cell table:formula="of:=CEILING([.J359])" office:value-type="float" office:value="0" calcext:value-type="float">
            <text:p>0</text:p>
          </table:table-cell>
          <table:table-cell table:formula="of:=CEILING(8*[.J359])" office:value-type="float" office:value="0" calcext:value-type="float">
            <text:p>0</text:p>
          </table:table-cell>
          <table:table-cell table:formula="of:=CEILING(1*[.K359])" office:value-type="float" office:value="1" calcext:value-type="float">
            <text:p>1</text:p>
          </table:table-cell>
          <table:table-cell table:formula="of:=CEILING(2*[.K359])" office:value-type="float" office:value="2" calcext:value-type="float">
            <text:p>2</text:p>
          </table:table-cell>
          <table:table-cell table:formula="of:=CEILING(5*[.K359])" office:value-type="float" office:value="5" calcext:value-type="float">
            <text:p>5</text:p>
          </table:table-cell>
          <table:table-cell table:formula="of:=CEILING(1*[.L359])" office:value-type="float" office:value="5" calcext:value-type="float">
            <text:p>5</text:p>
          </table:table-cell>
          <table:table-cell table:formula="of:=CEILING(2*[.L359])" office:value-type="float" office:value="10" calcext:value-type="float">
            <text:p>10</text:p>
          </table:table-cell>
          <table:table-cell table:formula="of:=CEILING(1*[.M359])" office:value-type="float" office:value="15" calcext:value-type="float">
            <text:p>15</text:p>
          </table:table-cell>
          <table:table-cell table:formula="of:=CEILING(2*[.M359])" office:value-type="float" office:value="30" calcext:value-type="float">
            <text:p>30</text:p>
          </table:table-cell>
          <table:table-cell table:formula="of:=CEILING(6*[.M359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table:formula="of:=MOD([.A360]-1;[$Basic.$A$2]+1)" office:value-type="float" office:value="6" calcext:value-type="float">
            <text:p>6</text:p>
          </table:table-cell>
          <table:table-cell table:formula="of:=CEILING(([.A360]-[.B360])/[$Basic.$A$2]; 1)+3" office:value-type="float" office:value="27" calcext:value-type="float">
            <text:p>27</text:p>
          </table:table-cell>
          <table:table-cell table:formula="of:=IF([.B360]=0;INDIRECT(ADDRESS([.C360];1;1;1;&quot;Basic&quot;));&quot;&quot;)">
            <text:p/>
          </table:table-cell>
          <table:table-cell table:style-name="ce3" table:formula="of:=[.B360] &amp; &quot;/&quot; &amp; [$Basic.$B$2]" office:value-type="string" office:string-value="6/8" calcext:value-type="string">
            <text:p>6/8</text:p>
          </table:table-cell>
          <table:table-cell table:formula="of:=INDIRECT(ADDRESS([.$C360];2;1;1;&quot;Basic&quot;))*[.$B360]/[$Basic.$B$2]" office:value-type="float" office:value="0" calcext:value-type="float">
            <text:p>0</text:p>
          </table:table-cell>
          <table:table-cell table:formula="of:=INDIRECT(ADDRESS([.$C360];3;1;1;&quot;Basic&quot;))*[.$B360]/[$Basic.$B$2]" office:value-type="float" office:value="0" calcext:value-type="float">
            <text:p>0</text:p>
          </table:table-cell>
          <table:table-cell table:formula="of:=INDIRECT(ADDRESS([.$C360];4;1;1;&quot;Basic&quot;))*[.$B360]/[$Basic.$B$2]" office:value-type="float" office:value="0" calcext:value-type="float">
            <text:p>0</text:p>
          </table:table-cell>
          <table:table-cell table:formula="of:=INDIRECT(ADDRESS([.$C360];5;1;1;&quot;Basic&quot;))*[.$B360]/[$Basic.$B$2]" office:value-type="float" office:value="0" calcext:value-type="float">
            <text:p>0</text:p>
          </table:table-cell>
          <table:table-cell table:formula="of:=[.F360]" office:value-type="float" office:value="0" calcext:value-type="float">
            <text:p>0</text:p>
          </table:table-cell>
          <table:table-cell table:formula="of:=IF([.G360]=0;1;[.G360])" office:value-type="float" office:value="1" calcext:value-type="float">
            <text:p>1</text:p>
          </table:table-cell>
          <table:table-cell table:formula="of:=IF([.H360]=0;5;[.H360])" office:value-type="float" office:value="5" calcext:value-type="float">
            <text:p>5</text:p>
          </table:table-cell>
          <table:table-cell table:formula="of:=IF([.I360]=0;15;[.I360])" office:value-type="float" office:value="15" calcext:value-type="float">
            <text:p>15</text:p>
          </table:table-cell>
          <table:table-cell table:formula="of:=IF([.B360]=0;[.D360];&quot;&quot;) &amp; IF([.B360]=[$Basic.$B$2];&quot;Open Terrain&quot;;&quot;&quot;) &amp; IF([.B360]=[$Basic.$C$2];&quot;Difficult Terrain&quot;;&quot;&quot;) &amp; IF([.B360]=[$Basic.$D$2];&quot;Extreme Terrain&quot;;&quot;&quot;)" office:value-type="string" office:string-value="Difficult Terrain" calcext:value-type="string">
            <text:p>Difficult Terrain</text:p>
          </table:table-cell>
          <table:table-cell table:formula="of:= [.N360] &amp; &quot; &quot; &amp; [.E360]" office:value-type="string" office:string-value="Difficult Terrain 6/8" calcext:value-type="string">
            <text:p>Difficult Terrain 6/8</text:p>
          </table:table-cell>
          <table:table-cell table:formula="of:=CEILING([.J360])" office:value-type="float" office:value="0" calcext:value-type="float">
            <text:p>0</text:p>
          </table:table-cell>
          <table:table-cell table:formula="of:=CEILING(8*[.J360])" office:value-type="float" office:value="0" calcext:value-type="float">
            <text:p>0</text:p>
          </table:table-cell>
          <table:table-cell table:formula="of:=CEILING(1*[.K360])" office:value-type="float" office:value="1" calcext:value-type="float">
            <text:p>1</text:p>
          </table:table-cell>
          <table:table-cell table:formula="of:=CEILING(2*[.K360])" office:value-type="float" office:value="2" calcext:value-type="float">
            <text:p>2</text:p>
          </table:table-cell>
          <table:table-cell table:formula="of:=CEILING(5*[.K360])" office:value-type="float" office:value="5" calcext:value-type="float">
            <text:p>5</text:p>
          </table:table-cell>
          <table:table-cell table:formula="of:=CEILING(1*[.L360])" office:value-type="float" office:value="5" calcext:value-type="float">
            <text:p>5</text:p>
          </table:table-cell>
          <table:table-cell table:formula="of:=CEILING(2*[.L360])" office:value-type="float" office:value="10" calcext:value-type="float">
            <text:p>10</text:p>
          </table:table-cell>
          <table:table-cell table:formula="of:=CEILING(1*[.M360])" office:value-type="float" office:value="15" calcext:value-type="float">
            <text:p>15</text:p>
          </table:table-cell>
          <table:table-cell table:formula="of:=CEILING(2*[.M360])" office:value-type="float" office:value="30" calcext:value-type="float">
            <text:p>30</text:p>
          </table:table-cell>
          <table:table-cell table:formula="of:=CEILING(6*[.M360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table:formula="of:=MOD([.A361]-1;[$Basic.$A$2]+1)" office:value-type="float" office:value="7" calcext:value-type="float">
            <text:p>7</text:p>
          </table:table-cell>
          <table:table-cell table:formula="of:=CEILING(([.A361]-[.B361])/[$Basic.$A$2]; 1)+3" office:value-type="float" office:value="27" calcext:value-type="float">
            <text:p>27</text:p>
          </table:table-cell>
          <table:table-cell table:formula="of:=IF([.B361]=0;INDIRECT(ADDRESS([.C361];1;1;1;&quot;Basic&quot;));&quot;&quot;)">
            <text:p/>
          </table:table-cell>
          <table:table-cell table:style-name="ce3" table:formula="of:=[.B361] &amp; &quot;/&quot; &amp; [$Basic.$B$2]" office:value-type="string" office:string-value="7/8" calcext:value-type="string">
            <text:p>7/8</text:p>
          </table:table-cell>
          <table:table-cell table:formula="of:=INDIRECT(ADDRESS([.$C361];2;1;1;&quot;Basic&quot;))*[.$B361]/[$Basic.$B$2]" office:value-type="float" office:value="0" calcext:value-type="float">
            <text:p>0</text:p>
          </table:table-cell>
          <table:table-cell table:formula="of:=INDIRECT(ADDRESS([.$C361];3;1;1;&quot;Basic&quot;))*[.$B361]/[$Basic.$B$2]" office:value-type="float" office:value="0" calcext:value-type="float">
            <text:p>0</text:p>
          </table:table-cell>
          <table:table-cell table:formula="of:=INDIRECT(ADDRESS([.$C361];4;1;1;&quot;Basic&quot;))*[.$B361]/[$Basic.$B$2]" office:value-type="float" office:value="0" calcext:value-type="float">
            <text:p>0</text:p>
          </table:table-cell>
          <table:table-cell table:formula="of:=INDIRECT(ADDRESS([.$C361];5;1;1;&quot;Basic&quot;))*[.$B361]/[$Basic.$B$2]" office:value-type="float" office:value="0" calcext:value-type="float">
            <text:p>0</text:p>
          </table:table-cell>
          <table:table-cell table:formula="of:=[.F361]" office:value-type="float" office:value="0" calcext:value-type="float">
            <text:p>0</text:p>
          </table:table-cell>
          <table:table-cell table:formula="of:=IF([.G361]=0;1;[.G361])" office:value-type="float" office:value="1" calcext:value-type="float">
            <text:p>1</text:p>
          </table:table-cell>
          <table:table-cell table:formula="of:=IF([.H361]=0;5;[.H361])" office:value-type="float" office:value="5" calcext:value-type="float">
            <text:p>5</text:p>
          </table:table-cell>
          <table:table-cell table:formula="of:=IF([.I361]=0;15;[.I361])" office:value-type="float" office:value="15" calcext:value-type="float">
            <text:p>15</text:p>
          </table:table-cell>
          <table:table-cell table:formula="of:=IF([.B361]=0;[.D361];&quot;&quot;) &amp; IF([.B361]=[$Basic.$B$2];&quot;Open Terrain&quot;;&quot;&quot;) &amp; IF([.B361]=[$Basic.$C$2];&quot;Difficult Terrain&quot;;&quot;&quot;) &amp; IF([.B361]=[$Basic.$D$2];&quot;Extreme Terrain&quot;;&quot;&quot;)">
            <text:p/>
          </table:table-cell>
          <table:table-cell table:formula="of:= [.N361] &amp; &quot; &quot; &amp; [.E361]" office:value-type="string" office:string-value=" 7/8" calcext:value-type="string">
            <text:p><text:s/>7/8</text:p>
          </table:table-cell>
          <table:table-cell table:formula="of:=CEILING([.J361])" office:value-type="float" office:value="0" calcext:value-type="float">
            <text:p>0</text:p>
          </table:table-cell>
          <table:table-cell table:formula="of:=CEILING(8*[.J361])" office:value-type="float" office:value="0" calcext:value-type="float">
            <text:p>0</text:p>
          </table:table-cell>
          <table:table-cell table:formula="of:=CEILING(1*[.K361])" office:value-type="float" office:value="1" calcext:value-type="float">
            <text:p>1</text:p>
          </table:table-cell>
          <table:table-cell table:formula="of:=CEILING(2*[.K361])" office:value-type="float" office:value="2" calcext:value-type="float">
            <text:p>2</text:p>
          </table:table-cell>
          <table:table-cell table:formula="of:=CEILING(5*[.K361])" office:value-type="float" office:value="5" calcext:value-type="float">
            <text:p>5</text:p>
          </table:table-cell>
          <table:table-cell table:formula="of:=CEILING(1*[.L361])" office:value-type="float" office:value="5" calcext:value-type="float">
            <text:p>5</text:p>
          </table:table-cell>
          <table:table-cell table:formula="of:=CEILING(2*[.L361])" office:value-type="float" office:value="10" calcext:value-type="float">
            <text:p>10</text:p>
          </table:table-cell>
          <table:table-cell table:formula="of:=CEILING(1*[.M361])" office:value-type="float" office:value="15" calcext:value-type="float">
            <text:p>15</text:p>
          </table:table-cell>
          <table:table-cell table:formula="of:=CEILING(2*[.M361])" office:value-type="float" office:value="30" calcext:value-type="float">
            <text:p>30</text:p>
          </table:table-cell>
          <table:table-cell table:formula="of:=CEILING(6*[.M361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table:formula="of:=MOD([.A362]-1;[$Basic.$A$2]+1)" office:value-type="float" office:value="8" calcext:value-type="float">
            <text:p>8</text:p>
          </table:table-cell>
          <table:table-cell table:formula="of:=CEILING(([.A362]-[.B362])/[$Basic.$A$2]; 1)+3" office:value-type="float" office:value="27" calcext:value-type="float">
            <text:p>27</text:p>
          </table:table-cell>
          <table:table-cell table:formula="of:=IF([.B362]=0;INDIRECT(ADDRESS([.C362];1;1;1;&quot;Basic&quot;));&quot;&quot;)">
            <text:p/>
          </table:table-cell>
          <table:table-cell table:style-name="ce3" table:formula="of:=[.B362] &amp; &quot;/&quot; &amp; [$Basic.$B$2]" office:value-type="string" office:string-value="8/8" calcext:value-type="string">
            <text:p>8/8</text:p>
          </table:table-cell>
          <table:table-cell table:formula="of:=INDIRECT(ADDRESS([.$C362];2;1;1;&quot;Basic&quot;))*[.$B362]/[$Basic.$B$2]" office:value-type="float" office:value="0" calcext:value-type="float">
            <text:p>0</text:p>
          </table:table-cell>
          <table:table-cell table:formula="of:=INDIRECT(ADDRESS([.$C362];3;1;1;&quot;Basic&quot;))*[.$B362]/[$Basic.$B$2]" office:value-type="float" office:value="0" calcext:value-type="float">
            <text:p>0</text:p>
          </table:table-cell>
          <table:table-cell table:formula="of:=INDIRECT(ADDRESS([.$C362];4;1;1;&quot;Basic&quot;))*[.$B362]/[$Basic.$B$2]" office:value-type="float" office:value="0" calcext:value-type="float">
            <text:p>0</text:p>
          </table:table-cell>
          <table:table-cell table:formula="of:=INDIRECT(ADDRESS([.$C362];5;1;1;&quot;Basic&quot;))*[.$B362]/[$Basic.$B$2]" office:value-type="float" office:value="0" calcext:value-type="float">
            <text:p>0</text:p>
          </table:table-cell>
          <table:table-cell table:formula="of:=[.F362]" office:value-type="float" office:value="0" calcext:value-type="float">
            <text:p>0</text:p>
          </table:table-cell>
          <table:table-cell table:formula="of:=IF([.G362]=0;1;[.G362])" office:value-type="float" office:value="1" calcext:value-type="float">
            <text:p>1</text:p>
          </table:table-cell>
          <table:table-cell table:formula="of:=IF([.H362]=0;5;[.H362])" office:value-type="float" office:value="5" calcext:value-type="float">
            <text:p>5</text:p>
          </table:table-cell>
          <table:table-cell table:formula="of:=IF([.I362]=0;15;[.I362])" office:value-type="float" office:value="15" calcext:value-type="float">
            <text:p>15</text:p>
          </table:table-cell>
          <table:table-cell table:formula="of:=IF([.B362]=0;[.D362];&quot;&quot;) &amp; IF([.B362]=[$Basic.$B$2];&quot;Open Terrain&quot;;&quot;&quot;) &amp; IF([.B362]=[$Basic.$C$2];&quot;Difficult Terrain&quot;;&quot;&quot;) &amp; IF([.B362]=[$Basic.$D$2];&quot;Extreme Terrain&quot;;&quot;&quot;)" office:value-type="string" office:string-value="Open Terrain" calcext:value-type="string">
            <text:p>Open Terrain</text:p>
          </table:table-cell>
          <table:table-cell table:formula="of:= [.N362] &amp; &quot; &quot; &amp; [.E362]" office:value-type="string" office:string-value="Open Terrain 8/8" calcext:value-type="string">
            <text:p>Open Terrain 8/8</text:p>
          </table:table-cell>
          <table:table-cell table:formula="of:=CEILING([.J362])" office:value-type="float" office:value="0" calcext:value-type="float">
            <text:p>0</text:p>
          </table:table-cell>
          <table:table-cell table:formula="of:=CEILING(8*[.J362])" office:value-type="float" office:value="0" calcext:value-type="float">
            <text:p>0</text:p>
          </table:table-cell>
          <table:table-cell table:formula="of:=CEILING(1*[.K362])" office:value-type="float" office:value="1" calcext:value-type="float">
            <text:p>1</text:p>
          </table:table-cell>
          <table:table-cell table:formula="of:=CEILING(2*[.K362])" office:value-type="float" office:value="2" calcext:value-type="float">
            <text:p>2</text:p>
          </table:table-cell>
          <table:table-cell table:formula="of:=CEILING(5*[.K362])" office:value-type="float" office:value="5" calcext:value-type="float">
            <text:p>5</text:p>
          </table:table-cell>
          <table:table-cell table:formula="of:=CEILING(1*[.L362])" office:value-type="float" office:value="5" calcext:value-type="float">
            <text:p>5</text:p>
          </table:table-cell>
          <table:table-cell table:formula="of:=CEILING(2*[.L362])" office:value-type="float" office:value="10" calcext:value-type="float">
            <text:p>10</text:p>
          </table:table-cell>
          <table:table-cell table:formula="of:=CEILING(1*[.M362])" office:value-type="float" office:value="15" calcext:value-type="float">
            <text:p>15</text:p>
          </table:table-cell>
          <table:table-cell table:formula="of:=CEILING(2*[.M362])" office:value-type="float" office:value="30" calcext:value-type="float">
            <text:p>30</text:p>
          </table:table-cell>
          <table:table-cell table:formula="of:=CEILING(6*[.M362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table:formula="of:=MOD([.A363]-1;[$Basic.$A$2]+1)" office:value-type="float" office:value="9" calcext:value-type="float">
            <text:p>9</text:p>
          </table:table-cell>
          <table:table-cell table:formula="of:=CEILING(([.A363]-[.B363])/[$Basic.$A$2]; 1)+3" office:value-type="float" office:value="27" calcext:value-type="float">
            <text:p>27</text:p>
          </table:table-cell>
          <table:table-cell table:formula="of:=IF([.B363]=0;INDIRECT(ADDRESS([.C363];1;1;1;&quot;Basic&quot;));&quot;&quot;)">
            <text:p/>
          </table:table-cell>
          <table:table-cell table:style-name="ce3" table:formula="of:=[.B363] &amp; &quot;/&quot; &amp; [$Basic.$B$2]" office:value-type="string" office:string-value="9/8" calcext:value-type="string">
            <text:p>9/8</text:p>
          </table:table-cell>
          <table:table-cell table:formula="of:=INDIRECT(ADDRESS([.$C363];2;1;1;&quot;Basic&quot;))*[.$B363]/[$Basic.$B$2]" office:value-type="float" office:value="0" calcext:value-type="float">
            <text:p>0</text:p>
          </table:table-cell>
          <table:table-cell table:formula="of:=INDIRECT(ADDRESS([.$C363];3;1;1;&quot;Basic&quot;))*[.$B363]/[$Basic.$B$2]" office:value-type="float" office:value="0" calcext:value-type="float">
            <text:p>0</text:p>
          </table:table-cell>
          <table:table-cell table:formula="of:=INDIRECT(ADDRESS([.$C363];4;1;1;&quot;Basic&quot;))*[.$B363]/[$Basic.$B$2]" office:value-type="float" office:value="0" calcext:value-type="float">
            <text:p>0</text:p>
          </table:table-cell>
          <table:table-cell table:formula="of:=INDIRECT(ADDRESS([.$C363];5;1;1;&quot;Basic&quot;))*[.$B363]/[$Basic.$B$2]" office:value-type="float" office:value="0" calcext:value-type="float">
            <text:p>0</text:p>
          </table:table-cell>
          <table:table-cell table:formula="of:=[.F363]" office:value-type="float" office:value="0" calcext:value-type="float">
            <text:p>0</text:p>
          </table:table-cell>
          <table:table-cell table:formula="of:=IF([.G363]=0;1;[.G363])" office:value-type="float" office:value="1" calcext:value-type="float">
            <text:p>1</text:p>
          </table:table-cell>
          <table:table-cell table:formula="of:=IF([.H363]=0;5;[.H363])" office:value-type="float" office:value="5" calcext:value-type="float">
            <text:p>5</text:p>
          </table:table-cell>
          <table:table-cell table:formula="of:=IF([.I363]=0;15;[.I363])" office:value-type="float" office:value="15" calcext:value-type="float">
            <text:p>15</text:p>
          </table:table-cell>
          <table:table-cell table:formula="of:=IF([.B363]=0;[.D363];&quot;&quot;) &amp; IF([.B363]=[$Basic.$B$2];&quot;Open Terrain&quot;;&quot;&quot;) &amp; IF([.B363]=[$Basic.$C$2];&quot;Difficult Terrain&quot;;&quot;&quot;) &amp; IF([.B363]=[$Basic.$D$2];&quot;Extreme Terrain&quot;;&quot;&quot;)">
            <text:p/>
          </table:table-cell>
          <table:table-cell table:formula="of:= [.N363] &amp; &quot; &quot; &amp; [.E363]" office:value-type="string" office:string-value=" 9/8" calcext:value-type="string">
            <text:p><text:s/>9/8</text:p>
          </table:table-cell>
          <table:table-cell table:formula="of:=CEILING([.J363])" office:value-type="float" office:value="0" calcext:value-type="float">
            <text:p>0</text:p>
          </table:table-cell>
          <table:table-cell table:formula="of:=CEILING(8*[.J363])" office:value-type="float" office:value="0" calcext:value-type="float">
            <text:p>0</text:p>
          </table:table-cell>
          <table:table-cell table:formula="of:=CEILING(1*[.K363])" office:value-type="float" office:value="1" calcext:value-type="float">
            <text:p>1</text:p>
          </table:table-cell>
          <table:table-cell table:formula="of:=CEILING(2*[.K363])" office:value-type="float" office:value="2" calcext:value-type="float">
            <text:p>2</text:p>
          </table:table-cell>
          <table:table-cell table:formula="of:=CEILING(5*[.K363])" office:value-type="float" office:value="5" calcext:value-type="float">
            <text:p>5</text:p>
          </table:table-cell>
          <table:table-cell table:formula="of:=CEILING(1*[.L363])" office:value-type="float" office:value="5" calcext:value-type="float">
            <text:p>5</text:p>
          </table:table-cell>
          <table:table-cell table:formula="of:=CEILING(2*[.L363])" office:value-type="float" office:value="10" calcext:value-type="float">
            <text:p>10</text:p>
          </table:table-cell>
          <table:table-cell table:formula="of:=CEILING(1*[.M363])" office:value-type="float" office:value="15" calcext:value-type="float">
            <text:p>15</text:p>
          </table:table-cell>
          <table:table-cell table:formula="of:=CEILING(2*[.M363])" office:value-type="float" office:value="30" calcext:value-type="float">
            <text:p>30</text:p>
          </table:table-cell>
          <table:table-cell table:formula="of:=CEILING(6*[.M363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table:formula="of:=MOD([.A364]-1;[$Basic.$A$2]+1)" office:value-type="float" office:value="10" calcext:value-type="float">
            <text:p>10</text:p>
          </table:table-cell>
          <table:table-cell table:formula="of:=CEILING(([.A364]-[.B364])/[$Basic.$A$2]; 1)+3" office:value-type="float" office:value="27" calcext:value-type="float">
            <text:p>27</text:p>
          </table:table-cell>
          <table:table-cell table:formula="of:=IF([.B364]=0;INDIRECT(ADDRESS([.C364];1;1;1;&quot;Basic&quot;));&quot;&quot;)">
            <text:p/>
          </table:table-cell>
          <table:table-cell table:style-name="ce3" table:formula="of:=[.B364] &amp; &quot;/&quot; &amp; [$Basic.$B$2]" office:value-type="string" office:string-value="10/8" calcext:value-type="string">
            <text:p>10/8</text:p>
          </table:table-cell>
          <table:table-cell table:formula="of:=INDIRECT(ADDRESS([.$C364];2;1;1;&quot;Basic&quot;))*[.$B364]/[$Basic.$B$2]" office:value-type="float" office:value="0" calcext:value-type="float">
            <text:p>0</text:p>
          </table:table-cell>
          <table:table-cell table:formula="of:=INDIRECT(ADDRESS([.$C364];3;1;1;&quot;Basic&quot;))*[.$B364]/[$Basic.$B$2]" office:value-type="float" office:value="0" calcext:value-type="float">
            <text:p>0</text:p>
          </table:table-cell>
          <table:table-cell table:formula="of:=INDIRECT(ADDRESS([.$C364];4;1;1;&quot;Basic&quot;))*[.$B364]/[$Basic.$B$2]" office:value-type="float" office:value="0" calcext:value-type="float">
            <text:p>0</text:p>
          </table:table-cell>
          <table:table-cell table:formula="of:=INDIRECT(ADDRESS([.$C364];5;1;1;&quot;Basic&quot;))*[.$B364]/[$Basic.$B$2]" office:value-type="float" office:value="0" calcext:value-type="float">
            <text:p>0</text:p>
          </table:table-cell>
          <table:table-cell table:formula="of:=[.F364]" office:value-type="float" office:value="0" calcext:value-type="float">
            <text:p>0</text:p>
          </table:table-cell>
          <table:table-cell table:formula="of:=IF([.G364]=0;1;[.G364])" office:value-type="float" office:value="1" calcext:value-type="float">
            <text:p>1</text:p>
          </table:table-cell>
          <table:table-cell table:formula="of:=IF([.H364]=0;5;[.H364])" office:value-type="float" office:value="5" calcext:value-type="float">
            <text:p>5</text:p>
          </table:table-cell>
          <table:table-cell table:formula="of:=IF([.I364]=0;15;[.I364])" office:value-type="float" office:value="15" calcext:value-type="float">
            <text:p>15</text:p>
          </table:table-cell>
          <table:table-cell table:formula="of:=IF([.B364]=0;[.D364];&quot;&quot;) &amp; IF([.B364]=[$Basic.$B$2];&quot;Open Terrain&quot;;&quot;&quot;) &amp; IF([.B364]=[$Basic.$C$2];&quot;Difficult Terrain&quot;;&quot;&quot;) &amp; IF([.B364]=[$Basic.$D$2];&quot;Extreme Terrain&quot;;&quot;&quot;)">
            <text:p/>
          </table:table-cell>
          <table:table-cell table:formula="of:= [.N364] &amp; &quot; &quot; &amp; [.E364]" office:value-type="string" office:string-value=" 10/8" calcext:value-type="string">
            <text:p><text:s/>10/8</text:p>
          </table:table-cell>
          <table:table-cell table:formula="of:=CEILING([.J364])" office:value-type="float" office:value="0" calcext:value-type="float">
            <text:p>0</text:p>
          </table:table-cell>
          <table:table-cell table:formula="of:=CEILING(8*[.J364])" office:value-type="float" office:value="0" calcext:value-type="float">
            <text:p>0</text:p>
          </table:table-cell>
          <table:table-cell table:formula="of:=CEILING(1*[.K364])" office:value-type="float" office:value="1" calcext:value-type="float">
            <text:p>1</text:p>
          </table:table-cell>
          <table:table-cell table:formula="of:=CEILING(2*[.K364])" office:value-type="float" office:value="2" calcext:value-type="float">
            <text:p>2</text:p>
          </table:table-cell>
          <table:table-cell table:formula="of:=CEILING(5*[.K364])" office:value-type="float" office:value="5" calcext:value-type="float">
            <text:p>5</text:p>
          </table:table-cell>
          <table:table-cell table:formula="of:=CEILING(1*[.L364])" office:value-type="float" office:value="5" calcext:value-type="float">
            <text:p>5</text:p>
          </table:table-cell>
          <table:table-cell table:formula="of:=CEILING(2*[.L364])" office:value-type="float" office:value="10" calcext:value-type="float">
            <text:p>10</text:p>
          </table:table-cell>
          <table:table-cell table:formula="of:=CEILING(1*[.M364])" office:value-type="float" office:value="15" calcext:value-type="float">
            <text:p>15</text:p>
          </table:table-cell>
          <table:table-cell table:formula="of:=CEILING(2*[.M364])" office:value-type="float" office:value="30" calcext:value-type="float">
            <text:p>30</text:p>
          </table:table-cell>
          <table:table-cell table:formula="of:=CEILING(6*[.M364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table:formula="of:=MOD([.A365]-1;[$Basic.$A$2]+1)" office:value-type="float" office:value="11" calcext:value-type="float">
            <text:p>11</text:p>
          </table:table-cell>
          <table:table-cell table:formula="of:=CEILING(([.A365]-[.B365])/[$Basic.$A$2]; 1)+3" office:value-type="float" office:value="27" calcext:value-type="float">
            <text:p>27</text:p>
          </table:table-cell>
          <table:table-cell table:formula="of:=IF([.B365]=0;INDIRECT(ADDRESS([.C365];1;1;1;&quot;Basic&quot;));&quot;&quot;)">
            <text:p/>
          </table:table-cell>
          <table:table-cell table:style-name="ce3" table:formula="of:=[.B365] &amp; &quot;/&quot; &amp; [$Basic.$B$2]" office:value-type="string" office:string-value="11/8" calcext:value-type="string">
            <text:p>11/8</text:p>
          </table:table-cell>
          <table:table-cell table:formula="of:=INDIRECT(ADDRESS([.$C365];2;1;1;&quot;Basic&quot;))*[.$B365]/[$Basic.$B$2]" office:value-type="float" office:value="0" calcext:value-type="float">
            <text:p>0</text:p>
          </table:table-cell>
          <table:table-cell table:formula="of:=INDIRECT(ADDRESS([.$C365];3;1;1;&quot;Basic&quot;))*[.$B365]/[$Basic.$B$2]" office:value-type="float" office:value="0" calcext:value-type="float">
            <text:p>0</text:p>
          </table:table-cell>
          <table:table-cell table:formula="of:=INDIRECT(ADDRESS([.$C365];4;1;1;&quot;Basic&quot;))*[.$B365]/[$Basic.$B$2]" office:value-type="float" office:value="0" calcext:value-type="float">
            <text:p>0</text:p>
          </table:table-cell>
          <table:table-cell table:formula="of:=INDIRECT(ADDRESS([.$C365];5;1;1;&quot;Basic&quot;))*[.$B365]/[$Basic.$B$2]" office:value-type="float" office:value="0" calcext:value-type="float">
            <text:p>0</text:p>
          </table:table-cell>
          <table:table-cell table:formula="of:=[.F365]" office:value-type="float" office:value="0" calcext:value-type="float">
            <text:p>0</text:p>
          </table:table-cell>
          <table:table-cell table:formula="of:=IF([.G365]=0;1;[.G365])" office:value-type="float" office:value="1" calcext:value-type="float">
            <text:p>1</text:p>
          </table:table-cell>
          <table:table-cell table:formula="of:=IF([.H365]=0;5;[.H365])" office:value-type="float" office:value="5" calcext:value-type="float">
            <text:p>5</text:p>
          </table:table-cell>
          <table:table-cell table:formula="of:=IF([.I365]=0;15;[.I365])" office:value-type="float" office:value="15" calcext:value-type="float">
            <text:p>15</text:p>
          </table:table-cell>
          <table:table-cell table:formula="of:=IF([.B365]=0;[.D365];&quot;&quot;) &amp; IF([.B365]=[$Basic.$B$2];&quot;Open Terrain&quot;;&quot;&quot;) &amp; IF([.B365]=[$Basic.$C$2];&quot;Difficult Terrain&quot;;&quot;&quot;) &amp; IF([.B365]=[$Basic.$D$2];&quot;Extreme Terrain&quot;;&quot;&quot;)">
            <text:p/>
          </table:table-cell>
          <table:table-cell table:formula="of:= [.N365] &amp; &quot; &quot; &amp; [.E365]" office:value-type="string" office:string-value=" 11/8" calcext:value-type="string">
            <text:p><text:s/>11/8</text:p>
          </table:table-cell>
          <table:table-cell table:formula="of:=CEILING([.J365])" office:value-type="float" office:value="0" calcext:value-type="float">
            <text:p>0</text:p>
          </table:table-cell>
          <table:table-cell table:formula="of:=CEILING(8*[.J365])" office:value-type="float" office:value="0" calcext:value-type="float">
            <text:p>0</text:p>
          </table:table-cell>
          <table:table-cell table:formula="of:=CEILING(1*[.K365])" office:value-type="float" office:value="1" calcext:value-type="float">
            <text:p>1</text:p>
          </table:table-cell>
          <table:table-cell table:formula="of:=CEILING(2*[.K365])" office:value-type="float" office:value="2" calcext:value-type="float">
            <text:p>2</text:p>
          </table:table-cell>
          <table:table-cell table:formula="of:=CEILING(5*[.K365])" office:value-type="float" office:value="5" calcext:value-type="float">
            <text:p>5</text:p>
          </table:table-cell>
          <table:table-cell table:formula="of:=CEILING(1*[.L365])" office:value-type="float" office:value="5" calcext:value-type="float">
            <text:p>5</text:p>
          </table:table-cell>
          <table:table-cell table:formula="of:=CEILING(2*[.L365])" office:value-type="float" office:value="10" calcext:value-type="float">
            <text:p>10</text:p>
          </table:table-cell>
          <table:table-cell table:formula="of:=CEILING(1*[.M365])" office:value-type="float" office:value="15" calcext:value-type="float">
            <text:p>15</text:p>
          </table:table-cell>
          <table:table-cell table:formula="of:=CEILING(2*[.M365])" office:value-type="float" office:value="30" calcext:value-type="float">
            <text:p>30</text:p>
          </table:table-cell>
          <table:table-cell table:formula="of:=CEILING(6*[.M365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table:formula="of:=MOD([.A366]-1;[$Basic.$A$2]+1)" office:value-type="float" office:value="12" calcext:value-type="float">
            <text:p>12</text:p>
          </table:table-cell>
          <table:table-cell table:formula="of:=CEILING(([.A366]-[.B366])/[$Basic.$A$2]; 1)+3" office:value-type="float" office:value="27" calcext:value-type="float">
            <text:p>27</text:p>
          </table:table-cell>
          <table:table-cell table:formula="of:=IF([.B366]=0;INDIRECT(ADDRESS([.C366];1;1;1;&quot;Basic&quot;));&quot;&quot;)">
            <text:p/>
          </table:table-cell>
          <table:table-cell table:style-name="ce3" table:formula="of:=[.B366] &amp; &quot;/&quot; &amp; [$Basic.$B$2]" office:value-type="string" office:string-value="12/8" calcext:value-type="string">
            <text:p>12/8</text:p>
          </table:table-cell>
          <table:table-cell table:formula="of:=INDIRECT(ADDRESS([.$C366];2;1;1;&quot;Basic&quot;))*[.$B366]/[$Basic.$B$2]" office:value-type="float" office:value="0" calcext:value-type="float">
            <text:p>0</text:p>
          </table:table-cell>
          <table:table-cell table:formula="of:=INDIRECT(ADDRESS([.$C366];3;1;1;&quot;Basic&quot;))*[.$B366]/[$Basic.$B$2]" office:value-type="float" office:value="0" calcext:value-type="float">
            <text:p>0</text:p>
          </table:table-cell>
          <table:table-cell table:formula="of:=INDIRECT(ADDRESS([.$C366];4;1;1;&quot;Basic&quot;))*[.$B366]/[$Basic.$B$2]" office:value-type="float" office:value="0" calcext:value-type="float">
            <text:p>0</text:p>
          </table:table-cell>
          <table:table-cell table:formula="of:=INDIRECT(ADDRESS([.$C366];5;1;1;&quot;Basic&quot;))*[.$B366]/[$Basic.$B$2]" office:value-type="float" office:value="0" calcext:value-type="float">
            <text:p>0</text:p>
          </table:table-cell>
          <table:table-cell table:formula="of:=[.F366]" office:value-type="float" office:value="0" calcext:value-type="float">
            <text:p>0</text:p>
          </table:table-cell>
          <table:table-cell table:formula="of:=IF([.G366]=0;1;[.G366])" office:value-type="float" office:value="1" calcext:value-type="float">
            <text:p>1</text:p>
          </table:table-cell>
          <table:table-cell table:formula="of:=IF([.H366]=0;5;[.H366])" office:value-type="float" office:value="5" calcext:value-type="float">
            <text:p>5</text:p>
          </table:table-cell>
          <table:table-cell table:formula="of:=IF([.I366]=0;15;[.I366])" office:value-type="float" office:value="15" calcext:value-type="float">
            <text:p>15</text:p>
          </table:table-cell>
          <table:table-cell table:formula="of:=IF([.B366]=0;[.D366];&quot;&quot;) &amp; IF([.B366]=[$Basic.$B$2];&quot;Open Terrain&quot;;&quot;&quot;) &amp; IF([.B366]=[$Basic.$C$2];&quot;Difficult Terrain&quot;;&quot;&quot;) &amp; IF([.B366]=[$Basic.$D$2];&quot;Extreme Terrain&quot;;&quot;&quot;)">
            <text:p/>
          </table:table-cell>
          <table:table-cell table:formula="of:= [.N366] &amp; &quot; &quot; &amp; [.E366]" office:value-type="string" office:string-value=" 12/8" calcext:value-type="string">
            <text:p><text:s/>12/8</text:p>
          </table:table-cell>
          <table:table-cell table:formula="of:=CEILING([.J366])" office:value-type="float" office:value="0" calcext:value-type="float">
            <text:p>0</text:p>
          </table:table-cell>
          <table:table-cell table:formula="of:=CEILING(8*[.J366])" office:value-type="float" office:value="0" calcext:value-type="float">
            <text:p>0</text:p>
          </table:table-cell>
          <table:table-cell table:formula="of:=CEILING(1*[.K366])" office:value-type="float" office:value="1" calcext:value-type="float">
            <text:p>1</text:p>
          </table:table-cell>
          <table:table-cell table:formula="of:=CEILING(2*[.K366])" office:value-type="float" office:value="2" calcext:value-type="float">
            <text:p>2</text:p>
          </table:table-cell>
          <table:table-cell table:formula="of:=CEILING(5*[.K366])" office:value-type="float" office:value="5" calcext:value-type="float">
            <text:p>5</text:p>
          </table:table-cell>
          <table:table-cell table:formula="of:=CEILING(1*[.L366])" office:value-type="float" office:value="5" calcext:value-type="float">
            <text:p>5</text:p>
          </table:table-cell>
          <table:table-cell table:formula="of:=CEILING(2*[.L366])" office:value-type="float" office:value="10" calcext:value-type="float">
            <text:p>10</text:p>
          </table:table-cell>
          <table:table-cell table:formula="of:=CEILING(1*[.M366])" office:value-type="float" office:value="15" calcext:value-type="float">
            <text:p>15</text:p>
          </table:table-cell>
          <table:table-cell table:formula="of:=CEILING(2*[.M366])" office:value-type="float" office:value="30" calcext:value-type="float">
            <text:p>30</text:p>
          </table:table-cell>
          <table:table-cell table:formula="of:=CEILING(6*[.M366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table:formula="of:=MOD([.A367]-1;[$Basic.$A$2]+1)" office:value-type="float" office:value="13" calcext:value-type="float">
            <text:p>13</text:p>
          </table:table-cell>
          <table:table-cell table:formula="of:=CEILING(([.A367]-[.B367])/[$Basic.$A$2]; 1)+3" office:value-type="float" office:value="27" calcext:value-type="float">
            <text:p>27</text:p>
          </table:table-cell>
          <table:table-cell table:formula="of:=IF([.B367]=0;INDIRECT(ADDRESS([.C367];1;1;1;&quot;Basic&quot;));&quot;&quot;)">
            <text:p/>
          </table:table-cell>
          <table:table-cell table:style-name="ce3" table:formula="of:=[.B367] &amp; &quot;/&quot; &amp; [$Basic.$B$2]" office:value-type="string" office:string-value="13/8" calcext:value-type="string">
            <text:p>13/8</text:p>
          </table:table-cell>
          <table:table-cell table:formula="of:=INDIRECT(ADDRESS([.$C367];2;1;1;&quot;Basic&quot;))*[.$B367]/[$Basic.$B$2]" office:value-type="float" office:value="0" calcext:value-type="float">
            <text:p>0</text:p>
          </table:table-cell>
          <table:table-cell table:formula="of:=INDIRECT(ADDRESS([.$C367];3;1;1;&quot;Basic&quot;))*[.$B367]/[$Basic.$B$2]" office:value-type="float" office:value="0" calcext:value-type="float">
            <text:p>0</text:p>
          </table:table-cell>
          <table:table-cell table:formula="of:=INDIRECT(ADDRESS([.$C367];4;1;1;&quot;Basic&quot;))*[.$B367]/[$Basic.$B$2]" office:value-type="float" office:value="0" calcext:value-type="float">
            <text:p>0</text:p>
          </table:table-cell>
          <table:table-cell table:formula="of:=INDIRECT(ADDRESS([.$C367];5;1;1;&quot;Basic&quot;))*[.$B367]/[$Basic.$B$2]" office:value-type="float" office:value="0" calcext:value-type="float">
            <text:p>0</text:p>
          </table:table-cell>
          <table:table-cell table:formula="of:=[.F367]" office:value-type="float" office:value="0" calcext:value-type="float">
            <text:p>0</text:p>
          </table:table-cell>
          <table:table-cell table:formula="of:=IF([.G367]=0;1;[.G367])" office:value-type="float" office:value="1" calcext:value-type="float">
            <text:p>1</text:p>
          </table:table-cell>
          <table:table-cell table:formula="of:=IF([.H367]=0;5;[.H367])" office:value-type="float" office:value="5" calcext:value-type="float">
            <text:p>5</text:p>
          </table:table-cell>
          <table:table-cell table:formula="of:=IF([.I367]=0;15;[.I367])" office:value-type="float" office:value="15" calcext:value-type="float">
            <text:p>15</text:p>
          </table:table-cell>
          <table:table-cell table:formula="of:=IF([.B367]=0;[.D367];&quot;&quot;) &amp; IF([.B367]=[$Basic.$B$2];&quot;Open Terrain&quot;;&quot;&quot;) &amp; IF([.B367]=[$Basic.$C$2];&quot;Difficult Terrain&quot;;&quot;&quot;) &amp; IF([.B367]=[$Basic.$D$2];&quot;Extreme Terrain&quot;;&quot;&quot;)">
            <text:p/>
          </table:table-cell>
          <table:table-cell table:formula="of:= [.N367] &amp; &quot; &quot; &amp; [.E367]" office:value-type="string" office:string-value=" 13/8" calcext:value-type="string">
            <text:p><text:s/>13/8</text:p>
          </table:table-cell>
          <table:table-cell table:formula="of:=CEILING([.J367])" office:value-type="float" office:value="0" calcext:value-type="float">
            <text:p>0</text:p>
          </table:table-cell>
          <table:table-cell table:formula="of:=CEILING(8*[.J367])" office:value-type="float" office:value="0" calcext:value-type="float">
            <text:p>0</text:p>
          </table:table-cell>
          <table:table-cell table:formula="of:=CEILING(1*[.K367])" office:value-type="float" office:value="1" calcext:value-type="float">
            <text:p>1</text:p>
          </table:table-cell>
          <table:table-cell table:formula="of:=CEILING(2*[.K367])" office:value-type="float" office:value="2" calcext:value-type="float">
            <text:p>2</text:p>
          </table:table-cell>
          <table:table-cell table:formula="of:=CEILING(5*[.K367])" office:value-type="float" office:value="5" calcext:value-type="float">
            <text:p>5</text:p>
          </table:table-cell>
          <table:table-cell table:formula="of:=CEILING(1*[.L367])" office:value-type="float" office:value="5" calcext:value-type="float">
            <text:p>5</text:p>
          </table:table-cell>
          <table:table-cell table:formula="of:=CEILING(2*[.L367])" office:value-type="float" office:value="10" calcext:value-type="float">
            <text:p>10</text:p>
          </table:table-cell>
          <table:table-cell table:formula="of:=CEILING(1*[.M367])" office:value-type="float" office:value="15" calcext:value-type="float">
            <text:p>15</text:p>
          </table:table-cell>
          <table:table-cell table:formula="of:=CEILING(2*[.M367])" office:value-type="float" office:value="30" calcext:value-type="float">
            <text:p>30</text:p>
          </table:table-cell>
          <table:table-cell table:formula="of:=CEILING(6*[.M367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table:formula="of:=MOD([.A368]-1;[$Basic.$A$2]+1)" office:value-type="float" office:value="14" calcext:value-type="float">
            <text:p>14</text:p>
          </table:table-cell>
          <table:table-cell table:formula="of:=CEILING(([.A368]-[.B368])/[$Basic.$A$2]; 1)+3" office:value-type="float" office:value="27" calcext:value-type="float">
            <text:p>27</text:p>
          </table:table-cell>
          <table:table-cell table:formula="of:=IF([.B368]=0;INDIRECT(ADDRESS([.C368];1;1;1;&quot;Basic&quot;));&quot;&quot;)">
            <text:p/>
          </table:table-cell>
          <table:table-cell table:style-name="ce3" table:formula="of:=[.B368] &amp; &quot;/&quot; &amp; [$Basic.$B$2]" office:value-type="string" office:string-value="14/8" calcext:value-type="string">
            <text:p>14/8</text:p>
          </table:table-cell>
          <table:table-cell table:formula="of:=INDIRECT(ADDRESS([.$C368];2;1;1;&quot;Basic&quot;))*[.$B368]/[$Basic.$B$2]" office:value-type="float" office:value="0" calcext:value-type="float">
            <text:p>0</text:p>
          </table:table-cell>
          <table:table-cell table:formula="of:=INDIRECT(ADDRESS([.$C368];3;1;1;&quot;Basic&quot;))*[.$B368]/[$Basic.$B$2]" office:value-type="float" office:value="0" calcext:value-type="float">
            <text:p>0</text:p>
          </table:table-cell>
          <table:table-cell table:formula="of:=INDIRECT(ADDRESS([.$C368];4;1;1;&quot;Basic&quot;))*[.$B368]/[$Basic.$B$2]" office:value-type="float" office:value="0" calcext:value-type="float">
            <text:p>0</text:p>
          </table:table-cell>
          <table:table-cell table:formula="of:=INDIRECT(ADDRESS([.$C368];5;1;1;&quot;Basic&quot;))*[.$B368]/[$Basic.$B$2]" office:value-type="float" office:value="0" calcext:value-type="float">
            <text:p>0</text:p>
          </table:table-cell>
          <table:table-cell table:formula="of:=[.F368]" office:value-type="float" office:value="0" calcext:value-type="float">
            <text:p>0</text:p>
          </table:table-cell>
          <table:table-cell table:formula="of:=IF([.G368]=0;1;[.G368])" office:value-type="float" office:value="1" calcext:value-type="float">
            <text:p>1</text:p>
          </table:table-cell>
          <table:table-cell table:formula="of:=IF([.H368]=0;5;[.H368])" office:value-type="float" office:value="5" calcext:value-type="float">
            <text:p>5</text:p>
          </table:table-cell>
          <table:table-cell table:formula="of:=IF([.I368]=0;15;[.I368])" office:value-type="float" office:value="15" calcext:value-type="float">
            <text:p>15</text:p>
          </table:table-cell>
          <table:table-cell table:formula="of:=IF([.B368]=0;[.D368];&quot;&quot;) &amp; IF([.B368]=[$Basic.$B$2];&quot;Open Terrain&quot;;&quot;&quot;) &amp; IF([.B368]=[$Basic.$C$2];&quot;Difficult Terrain&quot;;&quot;&quot;) &amp; IF([.B368]=[$Basic.$D$2];&quot;Extreme Terrain&quot;;&quot;&quot;)">
            <text:p/>
          </table:table-cell>
          <table:table-cell table:formula="of:= [.N368] &amp; &quot; &quot; &amp; [.E368]" office:value-type="string" office:string-value=" 14/8" calcext:value-type="string">
            <text:p><text:s/>14/8</text:p>
          </table:table-cell>
          <table:table-cell table:formula="of:=CEILING([.J368])" office:value-type="float" office:value="0" calcext:value-type="float">
            <text:p>0</text:p>
          </table:table-cell>
          <table:table-cell table:formula="of:=CEILING(8*[.J368])" office:value-type="float" office:value="0" calcext:value-type="float">
            <text:p>0</text:p>
          </table:table-cell>
          <table:table-cell table:formula="of:=CEILING(1*[.K368])" office:value-type="float" office:value="1" calcext:value-type="float">
            <text:p>1</text:p>
          </table:table-cell>
          <table:table-cell table:formula="of:=CEILING(2*[.K368])" office:value-type="float" office:value="2" calcext:value-type="float">
            <text:p>2</text:p>
          </table:table-cell>
          <table:table-cell table:formula="of:=CEILING(5*[.K368])" office:value-type="float" office:value="5" calcext:value-type="float">
            <text:p>5</text:p>
          </table:table-cell>
          <table:table-cell table:formula="of:=CEILING(1*[.L368])" office:value-type="float" office:value="5" calcext:value-type="float">
            <text:p>5</text:p>
          </table:table-cell>
          <table:table-cell table:formula="of:=CEILING(2*[.L368])" office:value-type="float" office:value="10" calcext:value-type="float">
            <text:p>10</text:p>
          </table:table-cell>
          <table:table-cell table:formula="of:=CEILING(1*[.M368])" office:value-type="float" office:value="15" calcext:value-type="float">
            <text:p>15</text:p>
          </table:table-cell>
          <table:table-cell table:formula="of:=CEILING(2*[.M368])" office:value-type="float" office:value="30" calcext:value-type="float">
            <text:p>30</text:p>
          </table:table-cell>
          <table:table-cell table:formula="of:=CEILING(6*[.M368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table:formula="of:=MOD([.A369]-1;[$Basic.$A$2]+1)" office:value-type="float" office:value="15" calcext:value-type="float">
            <text:p>15</text:p>
          </table:table-cell>
          <table:table-cell table:formula="of:=CEILING(([.A369]-[.B369])/[$Basic.$A$2]; 1)+3" office:value-type="float" office:value="27" calcext:value-type="float">
            <text:p>27</text:p>
          </table:table-cell>
          <table:table-cell table:formula="of:=IF([.B369]=0;INDIRECT(ADDRESS([.C369];1;1;1;&quot;Basic&quot;));&quot;&quot;)">
            <text:p/>
          </table:table-cell>
          <table:table-cell table:style-name="ce3" table:formula="of:=[.B369] &amp; &quot;/&quot; &amp; [$Basic.$B$2]" office:value-type="string" office:string-value="15/8" calcext:value-type="string">
            <text:p>15/8</text:p>
          </table:table-cell>
          <table:table-cell table:formula="of:=INDIRECT(ADDRESS([.$C369];2;1;1;&quot;Basic&quot;))*[.$B369]/[$Basic.$B$2]" office:value-type="float" office:value="0" calcext:value-type="float">
            <text:p>0</text:p>
          </table:table-cell>
          <table:table-cell table:formula="of:=INDIRECT(ADDRESS([.$C369];3;1;1;&quot;Basic&quot;))*[.$B369]/[$Basic.$B$2]" office:value-type="float" office:value="0" calcext:value-type="float">
            <text:p>0</text:p>
          </table:table-cell>
          <table:table-cell table:formula="of:=INDIRECT(ADDRESS([.$C369];4;1;1;&quot;Basic&quot;))*[.$B369]/[$Basic.$B$2]" office:value-type="float" office:value="0" calcext:value-type="float">
            <text:p>0</text:p>
          </table:table-cell>
          <table:table-cell table:formula="of:=INDIRECT(ADDRESS([.$C369];5;1;1;&quot;Basic&quot;))*[.$B369]/[$Basic.$B$2]" office:value-type="float" office:value="0" calcext:value-type="float">
            <text:p>0</text:p>
          </table:table-cell>
          <table:table-cell table:formula="of:=[.F369]" office:value-type="float" office:value="0" calcext:value-type="float">
            <text:p>0</text:p>
          </table:table-cell>
          <table:table-cell table:formula="of:=IF([.G369]=0;1;[.G369])" office:value-type="float" office:value="1" calcext:value-type="float">
            <text:p>1</text:p>
          </table:table-cell>
          <table:table-cell table:formula="of:=IF([.H369]=0;5;[.H369])" office:value-type="float" office:value="5" calcext:value-type="float">
            <text:p>5</text:p>
          </table:table-cell>
          <table:table-cell table:formula="of:=IF([.I369]=0;15;[.I369])" office:value-type="float" office:value="15" calcext:value-type="float">
            <text:p>15</text:p>
          </table:table-cell>
          <table:table-cell table:formula="of:=IF([.B369]=0;[.D369];&quot;&quot;) &amp; IF([.B369]=[$Basic.$B$2];&quot;Open Terrain&quot;;&quot;&quot;) &amp; IF([.B369]=[$Basic.$C$2];&quot;Difficult Terrain&quot;;&quot;&quot;) &amp; IF([.B369]=[$Basic.$D$2];&quot;Extreme Terrain&quot;;&quot;&quot;)">
            <text:p/>
          </table:table-cell>
          <table:table-cell table:formula="of:= [.N369] &amp; &quot; &quot; &amp; [.E369]" office:value-type="string" office:string-value=" 15/8" calcext:value-type="string">
            <text:p><text:s/>15/8</text:p>
          </table:table-cell>
          <table:table-cell table:formula="of:=CEILING([.J369])" office:value-type="float" office:value="0" calcext:value-type="float">
            <text:p>0</text:p>
          </table:table-cell>
          <table:table-cell table:formula="of:=CEILING(8*[.J369])" office:value-type="float" office:value="0" calcext:value-type="float">
            <text:p>0</text:p>
          </table:table-cell>
          <table:table-cell table:formula="of:=CEILING(1*[.K369])" office:value-type="float" office:value="1" calcext:value-type="float">
            <text:p>1</text:p>
          </table:table-cell>
          <table:table-cell table:formula="of:=CEILING(2*[.K369])" office:value-type="float" office:value="2" calcext:value-type="float">
            <text:p>2</text:p>
          </table:table-cell>
          <table:table-cell table:formula="of:=CEILING(5*[.K369])" office:value-type="float" office:value="5" calcext:value-type="float">
            <text:p>5</text:p>
          </table:table-cell>
          <table:table-cell table:formula="of:=CEILING(1*[.L369])" office:value-type="float" office:value="5" calcext:value-type="float">
            <text:p>5</text:p>
          </table:table-cell>
          <table:table-cell table:formula="of:=CEILING(2*[.L369])" office:value-type="float" office:value="10" calcext:value-type="float">
            <text:p>10</text:p>
          </table:table-cell>
          <table:table-cell table:formula="of:=CEILING(1*[.M369])" office:value-type="float" office:value="15" calcext:value-type="float">
            <text:p>15</text:p>
          </table:table-cell>
          <table:table-cell table:formula="of:=CEILING(2*[.M369])" office:value-type="float" office:value="30" calcext:value-type="float">
            <text:p>30</text:p>
          </table:table-cell>
          <table:table-cell table:formula="of:=CEILING(6*[.M369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table:formula="of:=MOD([.A370]-1;[$Basic.$A$2]+1)" office:value-type="float" office:value="0" calcext:value-type="float">
            <text:p>0</text:p>
          </table:table-cell>
          <table:table-cell table:formula="of:=CEILING(([.A370]-[.B370])/[$Basic.$A$2]; 1)+3" office:value-type="float" office:value="28" calcext:value-type="float">
            <text:p>28</text:p>
          </table:table-cell>
          <table:table-cell table:formula="of:=IF([.B370]=0;INDIRECT(ADDRESS([.C370];1;1;1;&quot;Basic&quot;));&quot;&quot;)" office:value-type="float" office:value="0" calcext:value-type="float">
            <text:p>0</text:p>
          </table:table-cell>
          <table:table-cell table:style-name="ce3" table:formula="of:=[.B370] &amp; &quot;/&quot; &amp; [$Basic.$B$2]" office:value-type="string" office:string-value="0/8" calcext:value-type="string">
            <text:p>0/8</text:p>
          </table:table-cell>
          <table:table-cell table:formula="of:=INDIRECT(ADDRESS([.$C370];2;1;1;&quot;Basic&quot;))*[.$B370]/[$Basic.$B$2]" office:value-type="float" office:value="0" calcext:value-type="float">
            <text:p>0</text:p>
          </table:table-cell>
          <table:table-cell table:formula="of:=INDIRECT(ADDRESS([.$C370];3;1;1;&quot;Basic&quot;))*[.$B370]/[$Basic.$B$2]" office:value-type="float" office:value="0" calcext:value-type="float">
            <text:p>0</text:p>
          </table:table-cell>
          <table:table-cell table:formula="of:=INDIRECT(ADDRESS([.$C370];4;1;1;&quot;Basic&quot;))*[.$B370]/[$Basic.$B$2]" office:value-type="float" office:value="0" calcext:value-type="float">
            <text:p>0</text:p>
          </table:table-cell>
          <table:table-cell table:formula="of:=INDIRECT(ADDRESS([.$C370];5;1;1;&quot;Basic&quot;))*[.$B370]/[$Basic.$B$2]" office:value-type="float" office:value="0" calcext:value-type="float">
            <text:p>0</text:p>
          </table:table-cell>
          <table:table-cell table:formula="of:=[.F370]" office:value-type="float" office:value="0" calcext:value-type="float">
            <text:p>0</text:p>
          </table:table-cell>
          <table:table-cell table:formula="of:=IF([.G370]=0;1;[.G370])" office:value-type="float" office:value="1" calcext:value-type="float">
            <text:p>1</text:p>
          </table:table-cell>
          <table:table-cell table:formula="of:=IF([.H370]=0;5;[.H370])" office:value-type="float" office:value="5" calcext:value-type="float">
            <text:p>5</text:p>
          </table:table-cell>
          <table:table-cell table:formula="of:=IF([.I370]=0;15;[.I370])" office:value-type="float" office:value="15" calcext:value-type="float">
            <text:p>15</text:p>
          </table:table-cell>
          <table:table-cell table:formula="of:=IF([.B370]=0;[.D370];&quot;&quot;) &amp; IF([.B370]=[$Basic.$B$2];&quot;Open Terrain&quot;;&quot;&quot;) &amp; IF([.B370]=[$Basic.$C$2];&quot;Difficult Terrain&quot;;&quot;&quot;) &amp; IF([.B370]=[$Basic.$D$2];&quot;Extreme Terrain&quot;;&quot;&quot;)" office:value-type="string" office:string-value="0" calcext:value-type="string">
            <text:p>0</text:p>
          </table:table-cell>
          <table:table-cell table:formula="of:= [.N370] &amp; &quot; &quot; &amp; [.E370]" office:value-type="string" office:string-value="0 0/8" calcext:value-type="string">
            <text:p>0 0/8</text:p>
          </table:table-cell>
          <table:table-cell table:formula="of:=CEILING([.J370])" office:value-type="float" office:value="0" calcext:value-type="float">
            <text:p>0</text:p>
          </table:table-cell>
          <table:table-cell table:formula="of:=CEILING(8*[.J370])" office:value-type="float" office:value="0" calcext:value-type="float">
            <text:p>0</text:p>
          </table:table-cell>
          <table:table-cell table:formula="of:=CEILING(1*[.K370])" office:value-type="float" office:value="1" calcext:value-type="float">
            <text:p>1</text:p>
          </table:table-cell>
          <table:table-cell table:formula="of:=CEILING(2*[.K370])" office:value-type="float" office:value="2" calcext:value-type="float">
            <text:p>2</text:p>
          </table:table-cell>
          <table:table-cell table:formula="of:=CEILING(5*[.K370])" office:value-type="float" office:value="5" calcext:value-type="float">
            <text:p>5</text:p>
          </table:table-cell>
          <table:table-cell table:formula="of:=CEILING(1*[.L370])" office:value-type="float" office:value="5" calcext:value-type="float">
            <text:p>5</text:p>
          </table:table-cell>
          <table:table-cell table:formula="of:=CEILING(2*[.L370])" office:value-type="float" office:value="10" calcext:value-type="float">
            <text:p>10</text:p>
          </table:table-cell>
          <table:table-cell table:formula="of:=CEILING(1*[.M370])" office:value-type="float" office:value="15" calcext:value-type="float">
            <text:p>15</text:p>
          </table:table-cell>
          <table:table-cell table:formula="of:=CEILING(2*[.M370])" office:value-type="float" office:value="30" calcext:value-type="float">
            <text:p>30</text:p>
          </table:table-cell>
          <table:table-cell table:formula="of:=CEILING(6*[.M370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table:formula="of:=MOD([.A371]-1;[$Basic.$A$2]+1)" office:value-type="float" office:value="1" calcext:value-type="float">
            <text:p>1</text:p>
          </table:table-cell>
          <table:table-cell table:formula="of:=CEILING(([.A371]-[.B371])/[$Basic.$A$2]; 1)+3" office:value-type="float" office:value="28" calcext:value-type="float">
            <text:p>28</text:p>
          </table:table-cell>
          <table:table-cell table:formula="of:=IF([.B371]=0;INDIRECT(ADDRESS([.C371];1;1;1;&quot;Basic&quot;));&quot;&quot;)">
            <text:p/>
          </table:table-cell>
          <table:table-cell table:style-name="ce3" table:formula="of:=[.B371] &amp; &quot;/&quot; &amp; [$Basic.$B$2]" office:value-type="string" office:string-value="1/8" calcext:value-type="string">
            <text:p>1/8</text:p>
          </table:table-cell>
          <table:table-cell table:formula="of:=INDIRECT(ADDRESS([.$C371];2;1;1;&quot;Basic&quot;))*[.$B371]/[$Basic.$B$2]" office:value-type="float" office:value="0" calcext:value-type="float">
            <text:p>0</text:p>
          </table:table-cell>
          <table:table-cell table:formula="of:=INDIRECT(ADDRESS([.$C371];3;1;1;&quot;Basic&quot;))*[.$B371]/[$Basic.$B$2]" office:value-type="float" office:value="0" calcext:value-type="float">
            <text:p>0</text:p>
          </table:table-cell>
          <table:table-cell table:formula="of:=INDIRECT(ADDRESS([.$C371];4;1;1;&quot;Basic&quot;))*[.$B371]/[$Basic.$B$2]" office:value-type="float" office:value="0" calcext:value-type="float">
            <text:p>0</text:p>
          </table:table-cell>
          <table:table-cell table:formula="of:=INDIRECT(ADDRESS([.$C371];5;1;1;&quot;Basic&quot;))*[.$B371]/[$Basic.$B$2]" office:value-type="float" office:value="0" calcext:value-type="float">
            <text:p>0</text:p>
          </table:table-cell>
          <table:table-cell table:formula="of:=[.F371]" office:value-type="float" office:value="0" calcext:value-type="float">
            <text:p>0</text:p>
          </table:table-cell>
          <table:table-cell table:formula="of:=IF([.G371]=0;1;[.G371])" office:value-type="float" office:value="1" calcext:value-type="float">
            <text:p>1</text:p>
          </table:table-cell>
          <table:table-cell table:formula="of:=IF([.H371]=0;5;[.H371])" office:value-type="float" office:value="5" calcext:value-type="float">
            <text:p>5</text:p>
          </table:table-cell>
          <table:table-cell table:formula="of:=IF([.I371]=0;15;[.I371])" office:value-type="float" office:value="15" calcext:value-type="float">
            <text:p>15</text:p>
          </table:table-cell>
          <table:table-cell table:formula="of:=IF([.B371]=0;[.D371];&quot;&quot;) &amp; IF([.B371]=[$Basic.$B$2];&quot;Open Terrain&quot;;&quot;&quot;) &amp; IF([.B371]=[$Basic.$C$2];&quot;Difficult Terrain&quot;;&quot;&quot;) &amp; IF([.B371]=[$Basic.$D$2];&quot;Extreme Terrain&quot;;&quot;&quot;)">
            <text:p/>
          </table:table-cell>
          <table:table-cell table:formula="of:= [.N371] &amp; &quot; &quot; &amp; [.E371]" office:value-type="string" office:string-value=" 1/8" calcext:value-type="string">
            <text:p><text:s/>1/8</text:p>
          </table:table-cell>
          <table:table-cell table:formula="of:=CEILING([.J371])" office:value-type="float" office:value="0" calcext:value-type="float">
            <text:p>0</text:p>
          </table:table-cell>
          <table:table-cell table:formula="of:=CEILING(8*[.J371])" office:value-type="float" office:value="0" calcext:value-type="float">
            <text:p>0</text:p>
          </table:table-cell>
          <table:table-cell table:formula="of:=CEILING(1*[.K371])" office:value-type="float" office:value="1" calcext:value-type="float">
            <text:p>1</text:p>
          </table:table-cell>
          <table:table-cell table:formula="of:=CEILING(2*[.K371])" office:value-type="float" office:value="2" calcext:value-type="float">
            <text:p>2</text:p>
          </table:table-cell>
          <table:table-cell table:formula="of:=CEILING(5*[.K371])" office:value-type="float" office:value="5" calcext:value-type="float">
            <text:p>5</text:p>
          </table:table-cell>
          <table:table-cell table:formula="of:=CEILING(1*[.L371])" office:value-type="float" office:value="5" calcext:value-type="float">
            <text:p>5</text:p>
          </table:table-cell>
          <table:table-cell table:formula="of:=CEILING(2*[.L371])" office:value-type="float" office:value="10" calcext:value-type="float">
            <text:p>10</text:p>
          </table:table-cell>
          <table:table-cell table:formula="of:=CEILING(1*[.M371])" office:value-type="float" office:value="15" calcext:value-type="float">
            <text:p>15</text:p>
          </table:table-cell>
          <table:table-cell table:formula="of:=CEILING(2*[.M371])" office:value-type="float" office:value="30" calcext:value-type="float">
            <text:p>30</text:p>
          </table:table-cell>
          <table:table-cell table:formula="of:=CEILING(6*[.M371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table:formula="of:=MOD([.A372]-1;[$Basic.$A$2]+1)" office:value-type="float" office:value="2" calcext:value-type="float">
            <text:p>2</text:p>
          </table:table-cell>
          <table:table-cell table:formula="of:=CEILING(([.A372]-[.B372])/[$Basic.$A$2]; 1)+3" office:value-type="float" office:value="28" calcext:value-type="float">
            <text:p>28</text:p>
          </table:table-cell>
          <table:table-cell table:formula="of:=IF([.B372]=0;INDIRECT(ADDRESS([.C372];1;1;1;&quot;Basic&quot;));&quot;&quot;)">
            <text:p/>
          </table:table-cell>
          <table:table-cell table:style-name="ce3" table:formula="of:=[.B372] &amp; &quot;/&quot; &amp; [$Basic.$B$2]" office:value-type="string" office:string-value="2/8" calcext:value-type="string">
            <text:p>2/8</text:p>
          </table:table-cell>
          <table:table-cell table:formula="of:=INDIRECT(ADDRESS([.$C372];2;1;1;&quot;Basic&quot;))*[.$B372]/[$Basic.$B$2]" office:value-type="float" office:value="0" calcext:value-type="float">
            <text:p>0</text:p>
          </table:table-cell>
          <table:table-cell table:formula="of:=INDIRECT(ADDRESS([.$C372];3;1;1;&quot;Basic&quot;))*[.$B372]/[$Basic.$B$2]" office:value-type="float" office:value="0" calcext:value-type="float">
            <text:p>0</text:p>
          </table:table-cell>
          <table:table-cell table:formula="of:=INDIRECT(ADDRESS([.$C372];4;1;1;&quot;Basic&quot;))*[.$B372]/[$Basic.$B$2]" office:value-type="float" office:value="0" calcext:value-type="float">
            <text:p>0</text:p>
          </table:table-cell>
          <table:table-cell table:formula="of:=INDIRECT(ADDRESS([.$C372];5;1;1;&quot;Basic&quot;))*[.$B372]/[$Basic.$B$2]" office:value-type="float" office:value="0" calcext:value-type="float">
            <text:p>0</text:p>
          </table:table-cell>
          <table:table-cell table:formula="of:=[.F372]" office:value-type="float" office:value="0" calcext:value-type="float">
            <text:p>0</text:p>
          </table:table-cell>
          <table:table-cell table:formula="of:=IF([.G372]=0;1;[.G372])" office:value-type="float" office:value="1" calcext:value-type="float">
            <text:p>1</text:p>
          </table:table-cell>
          <table:table-cell table:formula="of:=IF([.H372]=0;5;[.H372])" office:value-type="float" office:value="5" calcext:value-type="float">
            <text:p>5</text:p>
          </table:table-cell>
          <table:table-cell table:formula="of:=IF([.I372]=0;15;[.I372])" office:value-type="float" office:value="15" calcext:value-type="float">
            <text:p>15</text:p>
          </table:table-cell>
          <table:table-cell table:formula="of:=IF([.B372]=0;[.D372];&quot;&quot;) &amp; IF([.B372]=[$Basic.$B$2];&quot;Open Terrain&quot;;&quot;&quot;) &amp; IF([.B372]=[$Basic.$C$2];&quot;Difficult Terrain&quot;;&quot;&quot;) &amp; IF([.B372]=[$Basic.$D$2];&quot;Extreme Terrain&quot;;&quot;&quot;)">
            <text:p/>
          </table:table-cell>
          <table:table-cell table:formula="of:= [.N372] &amp; &quot; &quot; &amp; [.E372]" office:value-type="string" office:string-value=" 2/8" calcext:value-type="string">
            <text:p><text:s/>2/8</text:p>
          </table:table-cell>
          <table:table-cell table:formula="of:=CEILING([.J372])" office:value-type="float" office:value="0" calcext:value-type="float">
            <text:p>0</text:p>
          </table:table-cell>
          <table:table-cell table:formula="of:=CEILING(8*[.J372])" office:value-type="float" office:value="0" calcext:value-type="float">
            <text:p>0</text:p>
          </table:table-cell>
          <table:table-cell table:formula="of:=CEILING(1*[.K372])" office:value-type="float" office:value="1" calcext:value-type="float">
            <text:p>1</text:p>
          </table:table-cell>
          <table:table-cell table:formula="of:=CEILING(2*[.K372])" office:value-type="float" office:value="2" calcext:value-type="float">
            <text:p>2</text:p>
          </table:table-cell>
          <table:table-cell table:formula="of:=CEILING(5*[.K372])" office:value-type="float" office:value="5" calcext:value-type="float">
            <text:p>5</text:p>
          </table:table-cell>
          <table:table-cell table:formula="of:=CEILING(1*[.L372])" office:value-type="float" office:value="5" calcext:value-type="float">
            <text:p>5</text:p>
          </table:table-cell>
          <table:table-cell table:formula="of:=CEILING(2*[.L372])" office:value-type="float" office:value="10" calcext:value-type="float">
            <text:p>10</text:p>
          </table:table-cell>
          <table:table-cell table:formula="of:=CEILING(1*[.M372])" office:value-type="float" office:value="15" calcext:value-type="float">
            <text:p>15</text:p>
          </table:table-cell>
          <table:table-cell table:formula="of:=CEILING(2*[.M372])" office:value-type="float" office:value="30" calcext:value-type="float">
            <text:p>30</text:p>
          </table:table-cell>
          <table:table-cell table:formula="of:=CEILING(6*[.M372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table:formula="of:=MOD([.A373]-1;[$Basic.$A$2]+1)" office:value-type="float" office:value="3" calcext:value-type="float">
            <text:p>3</text:p>
          </table:table-cell>
          <table:table-cell table:formula="of:=CEILING(([.A373]-[.B373])/[$Basic.$A$2]; 1)+3" office:value-type="float" office:value="28" calcext:value-type="float">
            <text:p>28</text:p>
          </table:table-cell>
          <table:table-cell table:formula="of:=IF([.B373]=0;INDIRECT(ADDRESS([.C373];1;1;1;&quot;Basic&quot;));&quot;&quot;)">
            <text:p/>
          </table:table-cell>
          <table:table-cell table:style-name="ce3" table:formula="of:=[.B373] &amp; &quot;/&quot; &amp; [$Basic.$B$2]" office:value-type="string" office:string-value="3/8" calcext:value-type="string">
            <text:p>3/8</text:p>
          </table:table-cell>
          <table:table-cell table:formula="of:=INDIRECT(ADDRESS([.$C373];2;1;1;&quot;Basic&quot;))*[.$B373]/[$Basic.$B$2]" office:value-type="float" office:value="0" calcext:value-type="float">
            <text:p>0</text:p>
          </table:table-cell>
          <table:table-cell table:formula="of:=INDIRECT(ADDRESS([.$C373];3;1;1;&quot;Basic&quot;))*[.$B373]/[$Basic.$B$2]" office:value-type="float" office:value="0" calcext:value-type="float">
            <text:p>0</text:p>
          </table:table-cell>
          <table:table-cell table:formula="of:=INDIRECT(ADDRESS([.$C373];4;1;1;&quot;Basic&quot;))*[.$B373]/[$Basic.$B$2]" office:value-type="float" office:value="0" calcext:value-type="float">
            <text:p>0</text:p>
          </table:table-cell>
          <table:table-cell table:formula="of:=INDIRECT(ADDRESS([.$C373];5;1;1;&quot;Basic&quot;))*[.$B373]/[$Basic.$B$2]" office:value-type="float" office:value="0" calcext:value-type="float">
            <text:p>0</text:p>
          </table:table-cell>
          <table:table-cell table:formula="of:=[.F373]" office:value-type="float" office:value="0" calcext:value-type="float">
            <text:p>0</text:p>
          </table:table-cell>
          <table:table-cell table:formula="of:=IF([.G373]=0;1;[.G373])" office:value-type="float" office:value="1" calcext:value-type="float">
            <text:p>1</text:p>
          </table:table-cell>
          <table:table-cell table:formula="of:=IF([.H373]=0;5;[.H373])" office:value-type="float" office:value="5" calcext:value-type="float">
            <text:p>5</text:p>
          </table:table-cell>
          <table:table-cell table:formula="of:=IF([.I373]=0;15;[.I373])" office:value-type="float" office:value="15" calcext:value-type="float">
            <text:p>15</text:p>
          </table:table-cell>
          <table:table-cell table:formula="of:=IF([.B373]=0;[.D373];&quot;&quot;) &amp; IF([.B373]=[$Basic.$B$2];&quot;Open Terrain&quot;;&quot;&quot;) &amp; IF([.B373]=[$Basic.$C$2];&quot;Difficult Terrain&quot;;&quot;&quot;) &amp; IF([.B373]=[$Basic.$D$2];&quot;Extreme Terrain&quot;;&quot;&quot;)">
            <text:p/>
          </table:table-cell>
          <table:table-cell table:formula="of:= [.N373] &amp; &quot; &quot; &amp; [.E373]" office:value-type="string" office:string-value=" 3/8" calcext:value-type="string">
            <text:p><text:s/>3/8</text:p>
          </table:table-cell>
          <table:table-cell table:formula="of:=CEILING([.J373])" office:value-type="float" office:value="0" calcext:value-type="float">
            <text:p>0</text:p>
          </table:table-cell>
          <table:table-cell table:formula="of:=CEILING(8*[.J373])" office:value-type="float" office:value="0" calcext:value-type="float">
            <text:p>0</text:p>
          </table:table-cell>
          <table:table-cell table:formula="of:=CEILING(1*[.K373])" office:value-type="float" office:value="1" calcext:value-type="float">
            <text:p>1</text:p>
          </table:table-cell>
          <table:table-cell table:formula="of:=CEILING(2*[.K373])" office:value-type="float" office:value="2" calcext:value-type="float">
            <text:p>2</text:p>
          </table:table-cell>
          <table:table-cell table:formula="of:=CEILING(5*[.K373])" office:value-type="float" office:value="5" calcext:value-type="float">
            <text:p>5</text:p>
          </table:table-cell>
          <table:table-cell table:formula="of:=CEILING(1*[.L373])" office:value-type="float" office:value="5" calcext:value-type="float">
            <text:p>5</text:p>
          </table:table-cell>
          <table:table-cell table:formula="of:=CEILING(2*[.L373])" office:value-type="float" office:value="10" calcext:value-type="float">
            <text:p>10</text:p>
          </table:table-cell>
          <table:table-cell table:formula="of:=CEILING(1*[.M373])" office:value-type="float" office:value="15" calcext:value-type="float">
            <text:p>15</text:p>
          </table:table-cell>
          <table:table-cell table:formula="of:=CEILING(2*[.M373])" office:value-type="float" office:value="30" calcext:value-type="float">
            <text:p>30</text:p>
          </table:table-cell>
          <table:table-cell table:formula="of:=CEILING(6*[.M373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table:formula="of:=MOD([.A374]-1;[$Basic.$A$2]+1)" office:value-type="float" office:value="4" calcext:value-type="float">
            <text:p>4</text:p>
          </table:table-cell>
          <table:table-cell table:formula="of:=CEILING(([.A374]-[.B374])/[$Basic.$A$2]; 1)+3" office:value-type="float" office:value="28" calcext:value-type="float">
            <text:p>28</text:p>
          </table:table-cell>
          <table:table-cell table:formula="of:=IF([.B374]=0;INDIRECT(ADDRESS([.C374];1;1;1;&quot;Basic&quot;));&quot;&quot;)">
            <text:p/>
          </table:table-cell>
          <table:table-cell table:style-name="ce3" table:formula="of:=[.B374] &amp; &quot;/&quot; &amp; [$Basic.$B$2]" office:value-type="string" office:string-value="4/8" calcext:value-type="string">
            <text:p>4/8</text:p>
          </table:table-cell>
          <table:table-cell table:formula="of:=INDIRECT(ADDRESS([.$C374];2;1;1;&quot;Basic&quot;))*[.$B374]/[$Basic.$B$2]" office:value-type="float" office:value="0" calcext:value-type="float">
            <text:p>0</text:p>
          </table:table-cell>
          <table:table-cell table:formula="of:=INDIRECT(ADDRESS([.$C374];3;1;1;&quot;Basic&quot;))*[.$B374]/[$Basic.$B$2]" office:value-type="float" office:value="0" calcext:value-type="float">
            <text:p>0</text:p>
          </table:table-cell>
          <table:table-cell table:formula="of:=INDIRECT(ADDRESS([.$C374];4;1;1;&quot;Basic&quot;))*[.$B374]/[$Basic.$B$2]" office:value-type="float" office:value="0" calcext:value-type="float">
            <text:p>0</text:p>
          </table:table-cell>
          <table:table-cell table:formula="of:=INDIRECT(ADDRESS([.$C374];5;1;1;&quot;Basic&quot;))*[.$B374]/[$Basic.$B$2]" office:value-type="float" office:value="0" calcext:value-type="float">
            <text:p>0</text:p>
          </table:table-cell>
          <table:table-cell table:formula="of:=[.F374]" office:value-type="float" office:value="0" calcext:value-type="float">
            <text:p>0</text:p>
          </table:table-cell>
          <table:table-cell table:formula="of:=IF([.G374]=0;1;[.G374])" office:value-type="float" office:value="1" calcext:value-type="float">
            <text:p>1</text:p>
          </table:table-cell>
          <table:table-cell table:formula="of:=IF([.H374]=0;5;[.H374])" office:value-type="float" office:value="5" calcext:value-type="float">
            <text:p>5</text:p>
          </table:table-cell>
          <table:table-cell table:formula="of:=IF([.I374]=0;15;[.I374])" office:value-type="float" office:value="15" calcext:value-type="float">
            <text:p>15</text:p>
          </table:table-cell>
          <table:table-cell table:formula="of:=IF([.B374]=0;[.D374];&quot;&quot;) &amp; IF([.B374]=[$Basic.$B$2];&quot;Open Terrain&quot;;&quot;&quot;) &amp; IF([.B374]=[$Basic.$C$2];&quot;Difficult Terrain&quot;;&quot;&quot;) &amp; IF([.B374]=[$Basic.$D$2];&quot;Extreme Terrain&quot;;&quot;&quot;)" office:value-type="string" office:string-value="Extreme Terrain" calcext:value-type="string">
            <text:p>Extreme Terrain</text:p>
          </table:table-cell>
          <table:table-cell table:formula="of:= [.N374] &amp; &quot; &quot; &amp; [.E374]" office:value-type="string" office:string-value="Extreme Terrain 4/8" calcext:value-type="string">
            <text:p>Extreme Terrain 4/8</text:p>
          </table:table-cell>
          <table:table-cell table:formula="of:=CEILING([.J374])" office:value-type="float" office:value="0" calcext:value-type="float">
            <text:p>0</text:p>
          </table:table-cell>
          <table:table-cell table:formula="of:=CEILING(8*[.J374])" office:value-type="float" office:value="0" calcext:value-type="float">
            <text:p>0</text:p>
          </table:table-cell>
          <table:table-cell table:formula="of:=CEILING(1*[.K374])" office:value-type="float" office:value="1" calcext:value-type="float">
            <text:p>1</text:p>
          </table:table-cell>
          <table:table-cell table:formula="of:=CEILING(2*[.K374])" office:value-type="float" office:value="2" calcext:value-type="float">
            <text:p>2</text:p>
          </table:table-cell>
          <table:table-cell table:formula="of:=CEILING(5*[.K374])" office:value-type="float" office:value="5" calcext:value-type="float">
            <text:p>5</text:p>
          </table:table-cell>
          <table:table-cell table:formula="of:=CEILING(1*[.L374])" office:value-type="float" office:value="5" calcext:value-type="float">
            <text:p>5</text:p>
          </table:table-cell>
          <table:table-cell table:formula="of:=CEILING(2*[.L374])" office:value-type="float" office:value="10" calcext:value-type="float">
            <text:p>10</text:p>
          </table:table-cell>
          <table:table-cell table:formula="of:=CEILING(1*[.M374])" office:value-type="float" office:value="15" calcext:value-type="float">
            <text:p>15</text:p>
          </table:table-cell>
          <table:table-cell table:formula="of:=CEILING(2*[.M374])" office:value-type="float" office:value="30" calcext:value-type="float">
            <text:p>30</text:p>
          </table:table-cell>
          <table:table-cell table:formula="of:=CEILING(6*[.M374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table:formula="of:=MOD([.A375]-1;[$Basic.$A$2]+1)" office:value-type="float" office:value="5" calcext:value-type="float">
            <text:p>5</text:p>
          </table:table-cell>
          <table:table-cell table:formula="of:=CEILING(([.A375]-[.B375])/[$Basic.$A$2]; 1)+3" office:value-type="float" office:value="28" calcext:value-type="float">
            <text:p>28</text:p>
          </table:table-cell>
          <table:table-cell table:formula="of:=IF([.B375]=0;INDIRECT(ADDRESS([.C375];1;1;1;&quot;Basic&quot;));&quot;&quot;)">
            <text:p/>
          </table:table-cell>
          <table:table-cell table:style-name="ce3" table:formula="of:=[.B375] &amp; &quot;/&quot; &amp; [$Basic.$B$2]" office:value-type="string" office:string-value="5/8" calcext:value-type="string">
            <text:p>5/8</text:p>
          </table:table-cell>
          <table:table-cell table:formula="of:=INDIRECT(ADDRESS([.$C375];2;1;1;&quot;Basic&quot;))*[.$B375]/[$Basic.$B$2]" office:value-type="float" office:value="0" calcext:value-type="float">
            <text:p>0</text:p>
          </table:table-cell>
          <table:table-cell table:formula="of:=INDIRECT(ADDRESS([.$C375];3;1;1;&quot;Basic&quot;))*[.$B375]/[$Basic.$B$2]" office:value-type="float" office:value="0" calcext:value-type="float">
            <text:p>0</text:p>
          </table:table-cell>
          <table:table-cell table:formula="of:=INDIRECT(ADDRESS([.$C375];4;1;1;&quot;Basic&quot;))*[.$B375]/[$Basic.$B$2]" office:value-type="float" office:value="0" calcext:value-type="float">
            <text:p>0</text:p>
          </table:table-cell>
          <table:table-cell table:formula="of:=INDIRECT(ADDRESS([.$C375];5;1;1;&quot;Basic&quot;))*[.$B375]/[$Basic.$B$2]" office:value-type="float" office:value="0" calcext:value-type="float">
            <text:p>0</text:p>
          </table:table-cell>
          <table:table-cell table:formula="of:=[.F375]" office:value-type="float" office:value="0" calcext:value-type="float">
            <text:p>0</text:p>
          </table:table-cell>
          <table:table-cell table:formula="of:=IF([.G375]=0;1;[.G375])" office:value-type="float" office:value="1" calcext:value-type="float">
            <text:p>1</text:p>
          </table:table-cell>
          <table:table-cell table:formula="of:=IF([.H375]=0;5;[.H375])" office:value-type="float" office:value="5" calcext:value-type="float">
            <text:p>5</text:p>
          </table:table-cell>
          <table:table-cell table:formula="of:=IF([.I375]=0;15;[.I375])" office:value-type="float" office:value="15" calcext:value-type="float">
            <text:p>15</text:p>
          </table:table-cell>
          <table:table-cell table:formula="of:=IF([.B375]=0;[.D375];&quot;&quot;) &amp; IF([.B375]=[$Basic.$B$2];&quot;Open Terrain&quot;;&quot;&quot;) &amp; IF([.B375]=[$Basic.$C$2];&quot;Difficult Terrain&quot;;&quot;&quot;) &amp; IF([.B375]=[$Basic.$D$2];&quot;Extreme Terrain&quot;;&quot;&quot;)">
            <text:p/>
          </table:table-cell>
          <table:table-cell table:formula="of:= [.N375] &amp; &quot; &quot; &amp; [.E375]" office:value-type="string" office:string-value=" 5/8" calcext:value-type="string">
            <text:p><text:s/>5/8</text:p>
          </table:table-cell>
          <table:table-cell table:formula="of:=CEILING([.J375])" office:value-type="float" office:value="0" calcext:value-type="float">
            <text:p>0</text:p>
          </table:table-cell>
          <table:table-cell table:formula="of:=CEILING(8*[.J375])" office:value-type="float" office:value="0" calcext:value-type="float">
            <text:p>0</text:p>
          </table:table-cell>
          <table:table-cell table:formula="of:=CEILING(1*[.K375])" office:value-type="float" office:value="1" calcext:value-type="float">
            <text:p>1</text:p>
          </table:table-cell>
          <table:table-cell table:formula="of:=CEILING(2*[.K375])" office:value-type="float" office:value="2" calcext:value-type="float">
            <text:p>2</text:p>
          </table:table-cell>
          <table:table-cell table:formula="of:=CEILING(5*[.K375])" office:value-type="float" office:value="5" calcext:value-type="float">
            <text:p>5</text:p>
          </table:table-cell>
          <table:table-cell table:formula="of:=CEILING(1*[.L375])" office:value-type="float" office:value="5" calcext:value-type="float">
            <text:p>5</text:p>
          </table:table-cell>
          <table:table-cell table:formula="of:=CEILING(2*[.L375])" office:value-type="float" office:value="10" calcext:value-type="float">
            <text:p>10</text:p>
          </table:table-cell>
          <table:table-cell table:formula="of:=CEILING(1*[.M375])" office:value-type="float" office:value="15" calcext:value-type="float">
            <text:p>15</text:p>
          </table:table-cell>
          <table:table-cell table:formula="of:=CEILING(2*[.M375])" office:value-type="float" office:value="30" calcext:value-type="float">
            <text:p>30</text:p>
          </table:table-cell>
          <table:table-cell table:formula="of:=CEILING(6*[.M375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table:formula="of:=MOD([.A376]-1;[$Basic.$A$2]+1)" office:value-type="float" office:value="6" calcext:value-type="float">
            <text:p>6</text:p>
          </table:table-cell>
          <table:table-cell table:formula="of:=CEILING(([.A376]-[.B376])/[$Basic.$A$2]; 1)+3" office:value-type="float" office:value="28" calcext:value-type="float">
            <text:p>28</text:p>
          </table:table-cell>
          <table:table-cell table:formula="of:=IF([.B376]=0;INDIRECT(ADDRESS([.C376];1;1;1;&quot;Basic&quot;));&quot;&quot;)">
            <text:p/>
          </table:table-cell>
          <table:table-cell table:style-name="ce3" table:formula="of:=[.B376] &amp; &quot;/&quot; &amp; [$Basic.$B$2]" office:value-type="string" office:string-value="6/8" calcext:value-type="string">
            <text:p>6/8</text:p>
          </table:table-cell>
          <table:table-cell table:formula="of:=INDIRECT(ADDRESS([.$C376];2;1;1;&quot;Basic&quot;))*[.$B376]/[$Basic.$B$2]" office:value-type="float" office:value="0" calcext:value-type="float">
            <text:p>0</text:p>
          </table:table-cell>
          <table:table-cell table:formula="of:=INDIRECT(ADDRESS([.$C376];3;1;1;&quot;Basic&quot;))*[.$B376]/[$Basic.$B$2]" office:value-type="float" office:value="0" calcext:value-type="float">
            <text:p>0</text:p>
          </table:table-cell>
          <table:table-cell table:formula="of:=INDIRECT(ADDRESS([.$C376];4;1;1;&quot;Basic&quot;))*[.$B376]/[$Basic.$B$2]" office:value-type="float" office:value="0" calcext:value-type="float">
            <text:p>0</text:p>
          </table:table-cell>
          <table:table-cell table:formula="of:=INDIRECT(ADDRESS([.$C376];5;1;1;&quot;Basic&quot;))*[.$B376]/[$Basic.$B$2]" office:value-type="float" office:value="0" calcext:value-type="float">
            <text:p>0</text:p>
          </table:table-cell>
          <table:table-cell table:formula="of:=[.F376]" office:value-type="float" office:value="0" calcext:value-type="float">
            <text:p>0</text:p>
          </table:table-cell>
          <table:table-cell table:formula="of:=IF([.G376]=0;1;[.G376])" office:value-type="float" office:value="1" calcext:value-type="float">
            <text:p>1</text:p>
          </table:table-cell>
          <table:table-cell table:formula="of:=IF([.H376]=0;5;[.H376])" office:value-type="float" office:value="5" calcext:value-type="float">
            <text:p>5</text:p>
          </table:table-cell>
          <table:table-cell table:formula="of:=IF([.I376]=0;15;[.I376])" office:value-type="float" office:value="15" calcext:value-type="float">
            <text:p>15</text:p>
          </table:table-cell>
          <table:table-cell table:formula="of:=IF([.B376]=0;[.D376];&quot;&quot;) &amp; IF([.B376]=[$Basic.$B$2];&quot;Open Terrain&quot;;&quot;&quot;) &amp; IF([.B376]=[$Basic.$C$2];&quot;Difficult Terrain&quot;;&quot;&quot;) &amp; IF([.B376]=[$Basic.$D$2];&quot;Extreme Terrain&quot;;&quot;&quot;)" office:value-type="string" office:string-value="Difficult Terrain" calcext:value-type="string">
            <text:p>Difficult Terrain</text:p>
          </table:table-cell>
          <table:table-cell table:formula="of:= [.N376] &amp; &quot; &quot; &amp; [.E376]" office:value-type="string" office:string-value="Difficult Terrain 6/8" calcext:value-type="string">
            <text:p>Difficult Terrain 6/8</text:p>
          </table:table-cell>
          <table:table-cell table:formula="of:=CEILING([.J376])" office:value-type="float" office:value="0" calcext:value-type="float">
            <text:p>0</text:p>
          </table:table-cell>
          <table:table-cell table:formula="of:=CEILING(8*[.J376])" office:value-type="float" office:value="0" calcext:value-type="float">
            <text:p>0</text:p>
          </table:table-cell>
          <table:table-cell table:formula="of:=CEILING(1*[.K376])" office:value-type="float" office:value="1" calcext:value-type="float">
            <text:p>1</text:p>
          </table:table-cell>
          <table:table-cell table:formula="of:=CEILING(2*[.K376])" office:value-type="float" office:value="2" calcext:value-type="float">
            <text:p>2</text:p>
          </table:table-cell>
          <table:table-cell table:formula="of:=CEILING(5*[.K376])" office:value-type="float" office:value="5" calcext:value-type="float">
            <text:p>5</text:p>
          </table:table-cell>
          <table:table-cell table:formula="of:=CEILING(1*[.L376])" office:value-type="float" office:value="5" calcext:value-type="float">
            <text:p>5</text:p>
          </table:table-cell>
          <table:table-cell table:formula="of:=CEILING(2*[.L376])" office:value-type="float" office:value="10" calcext:value-type="float">
            <text:p>10</text:p>
          </table:table-cell>
          <table:table-cell table:formula="of:=CEILING(1*[.M376])" office:value-type="float" office:value="15" calcext:value-type="float">
            <text:p>15</text:p>
          </table:table-cell>
          <table:table-cell table:formula="of:=CEILING(2*[.M376])" office:value-type="float" office:value="30" calcext:value-type="float">
            <text:p>30</text:p>
          </table:table-cell>
          <table:table-cell table:formula="of:=CEILING(6*[.M376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table:formula="of:=MOD([.A377]-1;[$Basic.$A$2]+1)" office:value-type="float" office:value="7" calcext:value-type="float">
            <text:p>7</text:p>
          </table:table-cell>
          <table:table-cell table:formula="of:=CEILING(([.A377]-[.B377])/[$Basic.$A$2]; 1)+3" office:value-type="float" office:value="28" calcext:value-type="float">
            <text:p>28</text:p>
          </table:table-cell>
          <table:table-cell table:formula="of:=IF([.B377]=0;INDIRECT(ADDRESS([.C377];1;1;1;&quot;Basic&quot;));&quot;&quot;)">
            <text:p/>
          </table:table-cell>
          <table:table-cell table:style-name="ce3" table:formula="of:=[.B377] &amp; &quot;/&quot; &amp; [$Basic.$B$2]" office:value-type="string" office:string-value="7/8" calcext:value-type="string">
            <text:p>7/8</text:p>
          </table:table-cell>
          <table:table-cell table:formula="of:=INDIRECT(ADDRESS([.$C377];2;1;1;&quot;Basic&quot;))*[.$B377]/[$Basic.$B$2]" office:value-type="float" office:value="0" calcext:value-type="float">
            <text:p>0</text:p>
          </table:table-cell>
          <table:table-cell table:formula="of:=INDIRECT(ADDRESS([.$C377];3;1;1;&quot;Basic&quot;))*[.$B377]/[$Basic.$B$2]" office:value-type="float" office:value="0" calcext:value-type="float">
            <text:p>0</text:p>
          </table:table-cell>
          <table:table-cell table:formula="of:=INDIRECT(ADDRESS([.$C377];4;1;1;&quot;Basic&quot;))*[.$B377]/[$Basic.$B$2]" office:value-type="float" office:value="0" calcext:value-type="float">
            <text:p>0</text:p>
          </table:table-cell>
          <table:table-cell table:formula="of:=INDIRECT(ADDRESS([.$C377];5;1;1;&quot;Basic&quot;))*[.$B377]/[$Basic.$B$2]" office:value-type="float" office:value="0" calcext:value-type="float">
            <text:p>0</text:p>
          </table:table-cell>
          <table:table-cell table:formula="of:=[.F377]" office:value-type="float" office:value="0" calcext:value-type="float">
            <text:p>0</text:p>
          </table:table-cell>
          <table:table-cell table:formula="of:=IF([.G377]=0;1;[.G377])" office:value-type="float" office:value="1" calcext:value-type="float">
            <text:p>1</text:p>
          </table:table-cell>
          <table:table-cell table:formula="of:=IF([.H377]=0;5;[.H377])" office:value-type="float" office:value="5" calcext:value-type="float">
            <text:p>5</text:p>
          </table:table-cell>
          <table:table-cell table:formula="of:=IF([.I377]=0;15;[.I377])" office:value-type="float" office:value="15" calcext:value-type="float">
            <text:p>15</text:p>
          </table:table-cell>
          <table:table-cell table:formula="of:=IF([.B377]=0;[.D377];&quot;&quot;) &amp; IF([.B377]=[$Basic.$B$2];&quot;Open Terrain&quot;;&quot;&quot;) &amp; IF([.B377]=[$Basic.$C$2];&quot;Difficult Terrain&quot;;&quot;&quot;) &amp; IF([.B377]=[$Basic.$D$2];&quot;Extreme Terrain&quot;;&quot;&quot;)">
            <text:p/>
          </table:table-cell>
          <table:table-cell table:formula="of:= [.N377] &amp; &quot; &quot; &amp; [.E377]" office:value-type="string" office:string-value=" 7/8" calcext:value-type="string">
            <text:p><text:s/>7/8</text:p>
          </table:table-cell>
          <table:table-cell table:formula="of:=CEILING([.J377])" office:value-type="float" office:value="0" calcext:value-type="float">
            <text:p>0</text:p>
          </table:table-cell>
          <table:table-cell table:formula="of:=CEILING(8*[.J377])" office:value-type="float" office:value="0" calcext:value-type="float">
            <text:p>0</text:p>
          </table:table-cell>
          <table:table-cell table:formula="of:=CEILING(1*[.K377])" office:value-type="float" office:value="1" calcext:value-type="float">
            <text:p>1</text:p>
          </table:table-cell>
          <table:table-cell table:formula="of:=CEILING(2*[.K377])" office:value-type="float" office:value="2" calcext:value-type="float">
            <text:p>2</text:p>
          </table:table-cell>
          <table:table-cell table:formula="of:=CEILING(5*[.K377])" office:value-type="float" office:value="5" calcext:value-type="float">
            <text:p>5</text:p>
          </table:table-cell>
          <table:table-cell table:formula="of:=CEILING(1*[.L377])" office:value-type="float" office:value="5" calcext:value-type="float">
            <text:p>5</text:p>
          </table:table-cell>
          <table:table-cell table:formula="of:=CEILING(2*[.L377])" office:value-type="float" office:value="10" calcext:value-type="float">
            <text:p>10</text:p>
          </table:table-cell>
          <table:table-cell table:formula="of:=CEILING(1*[.M377])" office:value-type="float" office:value="15" calcext:value-type="float">
            <text:p>15</text:p>
          </table:table-cell>
          <table:table-cell table:formula="of:=CEILING(2*[.M377])" office:value-type="float" office:value="30" calcext:value-type="float">
            <text:p>30</text:p>
          </table:table-cell>
          <table:table-cell table:formula="of:=CEILING(6*[.M377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table:formula="of:=MOD([.A378]-1;[$Basic.$A$2]+1)" office:value-type="float" office:value="8" calcext:value-type="float">
            <text:p>8</text:p>
          </table:table-cell>
          <table:table-cell table:formula="of:=CEILING(([.A378]-[.B378])/[$Basic.$A$2]; 1)+3" office:value-type="float" office:value="28" calcext:value-type="float">
            <text:p>28</text:p>
          </table:table-cell>
          <table:table-cell table:formula="of:=IF([.B378]=0;INDIRECT(ADDRESS([.C378];1;1;1;&quot;Basic&quot;));&quot;&quot;)">
            <text:p/>
          </table:table-cell>
          <table:table-cell table:style-name="ce3" table:formula="of:=[.B378] &amp; &quot;/&quot; &amp; [$Basic.$B$2]" office:value-type="string" office:string-value="8/8" calcext:value-type="string">
            <text:p>8/8</text:p>
          </table:table-cell>
          <table:table-cell table:formula="of:=INDIRECT(ADDRESS([.$C378];2;1;1;&quot;Basic&quot;))*[.$B378]/[$Basic.$B$2]" office:value-type="float" office:value="0" calcext:value-type="float">
            <text:p>0</text:p>
          </table:table-cell>
          <table:table-cell table:formula="of:=INDIRECT(ADDRESS([.$C378];3;1;1;&quot;Basic&quot;))*[.$B378]/[$Basic.$B$2]" office:value-type="float" office:value="0" calcext:value-type="float">
            <text:p>0</text:p>
          </table:table-cell>
          <table:table-cell table:formula="of:=INDIRECT(ADDRESS([.$C378];4;1;1;&quot;Basic&quot;))*[.$B378]/[$Basic.$B$2]" office:value-type="float" office:value="0" calcext:value-type="float">
            <text:p>0</text:p>
          </table:table-cell>
          <table:table-cell table:formula="of:=INDIRECT(ADDRESS([.$C378];5;1;1;&quot;Basic&quot;))*[.$B378]/[$Basic.$B$2]" office:value-type="float" office:value="0" calcext:value-type="float">
            <text:p>0</text:p>
          </table:table-cell>
          <table:table-cell table:formula="of:=[.F378]" office:value-type="float" office:value="0" calcext:value-type="float">
            <text:p>0</text:p>
          </table:table-cell>
          <table:table-cell table:formula="of:=IF([.G378]=0;1;[.G378])" office:value-type="float" office:value="1" calcext:value-type="float">
            <text:p>1</text:p>
          </table:table-cell>
          <table:table-cell table:formula="of:=IF([.H378]=0;5;[.H378])" office:value-type="float" office:value="5" calcext:value-type="float">
            <text:p>5</text:p>
          </table:table-cell>
          <table:table-cell table:formula="of:=IF([.I378]=0;15;[.I378])" office:value-type="float" office:value="15" calcext:value-type="float">
            <text:p>15</text:p>
          </table:table-cell>
          <table:table-cell table:formula="of:=IF([.B378]=0;[.D378];&quot;&quot;) &amp; IF([.B378]=[$Basic.$B$2];&quot;Open Terrain&quot;;&quot;&quot;) &amp; IF([.B378]=[$Basic.$C$2];&quot;Difficult Terrain&quot;;&quot;&quot;) &amp; IF([.B378]=[$Basic.$D$2];&quot;Extreme Terrain&quot;;&quot;&quot;)" office:value-type="string" office:string-value="Open Terrain" calcext:value-type="string">
            <text:p>Open Terrain</text:p>
          </table:table-cell>
          <table:table-cell table:formula="of:= [.N378] &amp; &quot; &quot; &amp; [.E378]" office:value-type="string" office:string-value="Open Terrain 8/8" calcext:value-type="string">
            <text:p>Open Terrain 8/8</text:p>
          </table:table-cell>
          <table:table-cell table:formula="of:=CEILING([.J378])" office:value-type="float" office:value="0" calcext:value-type="float">
            <text:p>0</text:p>
          </table:table-cell>
          <table:table-cell table:formula="of:=CEILING(8*[.J378])" office:value-type="float" office:value="0" calcext:value-type="float">
            <text:p>0</text:p>
          </table:table-cell>
          <table:table-cell table:formula="of:=CEILING(1*[.K378])" office:value-type="float" office:value="1" calcext:value-type="float">
            <text:p>1</text:p>
          </table:table-cell>
          <table:table-cell table:formula="of:=CEILING(2*[.K378])" office:value-type="float" office:value="2" calcext:value-type="float">
            <text:p>2</text:p>
          </table:table-cell>
          <table:table-cell table:formula="of:=CEILING(5*[.K378])" office:value-type="float" office:value="5" calcext:value-type="float">
            <text:p>5</text:p>
          </table:table-cell>
          <table:table-cell table:formula="of:=CEILING(1*[.L378])" office:value-type="float" office:value="5" calcext:value-type="float">
            <text:p>5</text:p>
          </table:table-cell>
          <table:table-cell table:formula="of:=CEILING(2*[.L378])" office:value-type="float" office:value="10" calcext:value-type="float">
            <text:p>10</text:p>
          </table:table-cell>
          <table:table-cell table:formula="of:=CEILING(1*[.M378])" office:value-type="float" office:value="15" calcext:value-type="float">
            <text:p>15</text:p>
          </table:table-cell>
          <table:table-cell table:formula="of:=CEILING(2*[.M378])" office:value-type="float" office:value="30" calcext:value-type="float">
            <text:p>30</text:p>
          </table:table-cell>
          <table:table-cell table:formula="of:=CEILING(6*[.M378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table:formula="of:=MOD([.A379]-1;[$Basic.$A$2]+1)" office:value-type="float" office:value="9" calcext:value-type="float">
            <text:p>9</text:p>
          </table:table-cell>
          <table:table-cell table:formula="of:=CEILING(([.A379]-[.B379])/[$Basic.$A$2]; 1)+3" office:value-type="float" office:value="28" calcext:value-type="float">
            <text:p>28</text:p>
          </table:table-cell>
          <table:table-cell table:formula="of:=IF([.B379]=0;INDIRECT(ADDRESS([.C379];1;1;1;&quot;Basic&quot;));&quot;&quot;)">
            <text:p/>
          </table:table-cell>
          <table:table-cell table:style-name="ce3" table:formula="of:=[.B379] &amp; &quot;/&quot; &amp; [$Basic.$B$2]" office:value-type="string" office:string-value="9/8" calcext:value-type="string">
            <text:p>9/8</text:p>
          </table:table-cell>
          <table:table-cell table:formula="of:=INDIRECT(ADDRESS([.$C379];2;1;1;&quot;Basic&quot;))*[.$B379]/[$Basic.$B$2]" office:value-type="float" office:value="0" calcext:value-type="float">
            <text:p>0</text:p>
          </table:table-cell>
          <table:table-cell table:formula="of:=INDIRECT(ADDRESS([.$C379];3;1;1;&quot;Basic&quot;))*[.$B379]/[$Basic.$B$2]" office:value-type="float" office:value="0" calcext:value-type="float">
            <text:p>0</text:p>
          </table:table-cell>
          <table:table-cell table:formula="of:=INDIRECT(ADDRESS([.$C379];4;1;1;&quot;Basic&quot;))*[.$B379]/[$Basic.$B$2]" office:value-type="float" office:value="0" calcext:value-type="float">
            <text:p>0</text:p>
          </table:table-cell>
          <table:table-cell table:formula="of:=INDIRECT(ADDRESS([.$C379];5;1;1;&quot;Basic&quot;))*[.$B379]/[$Basic.$B$2]" office:value-type="float" office:value="0" calcext:value-type="float">
            <text:p>0</text:p>
          </table:table-cell>
          <table:table-cell table:formula="of:=[.F379]" office:value-type="float" office:value="0" calcext:value-type="float">
            <text:p>0</text:p>
          </table:table-cell>
          <table:table-cell table:formula="of:=IF([.G379]=0;1;[.G379])" office:value-type="float" office:value="1" calcext:value-type="float">
            <text:p>1</text:p>
          </table:table-cell>
          <table:table-cell table:formula="of:=IF([.H379]=0;5;[.H379])" office:value-type="float" office:value="5" calcext:value-type="float">
            <text:p>5</text:p>
          </table:table-cell>
          <table:table-cell table:formula="of:=IF([.I379]=0;15;[.I379])" office:value-type="float" office:value="15" calcext:value-type="float">
            <text:p>15</text:p>
          </table:table-cell>
          <table:table-cell table:formula="of:=IF([.B379]=0;[.D379];&quot;&quot;) &amp; IF([.B379]=[$Basic.$B$2];&quot;Open Terrain&quot;;&quot;&quot;) &amp; IF([.B379]=[$Basic.$C$2];&quot;Difficult Terrain&quot;;&quot;&quot;) &amp; IF([.B379]=[$Basic.$D$2];&quot;Extreme Terrain&quot;;&quot;&quot;)">
            <text:p/>
          </table:table-cell>
          <table:table-cell table:formula="of:= [.N379] &amp; &quot; &quot; &amp; [.E379]" office:value-type="string" office:string-value=" 9/8" calcext:value-type="string">
            <text:p><text:s/>9/8</text:p>
          </table:table-cell>
          <table:table-cell table:formula="of:=CEILING([.J379])" office:value-type="float" office:value="0" calcext:value-type="float">
            <text:p>0</text:p>
          </table:table-cell>
          <table:table-cell table:formula="of:=CEILING(8*[.J379])" office:value-type="float" office:value="0" calcext:value-type="float">
            <text:p>0</text:p>
          </table:table-cell>
          <table:table-cell table:formula="of:=CEILING(1*[.K379])" office:value-type="float" office:value="1" calcext:value-type="float">
            <text:p>1</text:p>
          </table:table-cell>
          <table:table-cell table:formula="of:=CEILING(2*[.K379])" office:value-type="float" office:value="2" calcext:value-type="float">
            <text:p>2</text:p>
          </table:table-cell>
          <table:table-cell table:formula="of:=CEILING(5*[.K379])" office:value-type="float" office:value="5" calcext:value-type="float">
            <text:p>5</text:p>
          </table:table-cell>
          <table:table-cell table:formula="of:=CEILING(1*[.L379])" office:value-type="float" office:value="5" calcext:value-type="float">
            <text:p>5</text:p>
          </table:table-cell>
          <table:table-cell table:formula="of:=CEILING(2*[.L379])" office:value-type="float" office:value="10" calcext:value-type="float">
            <text:p>10</text:p>
          </table:table-cell>
          <table:table-cell table:formula="of:=CEILING(1*[.M379])" office:value-type="float" office:value="15" calcext:value-type="float">
            <text:p>15</text:p>
          </table:table-cell>
          <table:table-cell table:formula="of:=CEILING(2*[.M379])" office:value-type="float" office:value="30" calcext:value-type="float">
            <text:p>30</text:p>
          </table:table-cell>
          <table:table-cell table:formula="of:=CEILING(6*[.M379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table:formula="of:=MOD([.A380]-1;[$Basic.$A$2]+1)" office:value-type="float" office:value="10" calcext:value-type="float">
            <text:p>10</text:p>
          </table:table-cell>
          <table:table-cell table:formula="of:=CEILING(([.A380]-[.B380])/[$Basic.$A$2]; 1)+3" office:value-type="float" office:value="28" calcext:value-type="float">
            <text:p>28</text:p>
          </table:table-cell>
          <table:table-cell table:formula="of:=IF([.B380]=0;INDIRECT(ADDRESS([.C380];1;1;1;&quot;Basic&quot;));&quot;&quot;)">
            <text:p/>
          </table:table-cell>
          <table:table-cell table:style-name="ce3" table:formula="of:=[.B380] &amp; &quot;/&quot; &amp; [$Basic.$B$2]" office:value-type="string" office:string-value="10/8" calcext:value-type="string">
            <text:p>10/8</text:p>
          </table:table-cell>
          <table:table-cell table:formula="of:=INDIRECT(ADDRESS([.$C380];2;1;1;&quot;Basic&quot;))*[.$B380]/[$Basic.$B$2]" office:value-type="float" office:value="0" calcext:value-type="float">
            <text:p>0</text:p>
          </table:table-cell>
          <table:table-cell table:formula="of:=INDIRECT(ADDRESS([.$C380];3;1;1;&quot;Basic&quot;))*[.$B380]/[$Basic.$B$2]" office:value-type="float" office:value="0" calcext:value-type="float">
            <text:p>0</text:p>
          </table:table-cell>
          <table:table-cell table:formula="of:=INDIRECT(ADDRESS([.$C380];4;1;1;&quot;Basic&quot;))*[.$B380]/[$Basic.$B$2]" office:value-type="float" office:value="0" calcext:value-type="float">
            <text:p>0</text:p>
          </table:table-cell>
          <table:table-cell table:formula="of:=INDIRECT(ADDRESS([.$C380];5;1;1;&quot;Basic&quot;))*[.$B380]/[$Basic.$B$2]" office:value-type="float" office:value="0" calcext:value-type="float">
            <text:p>0</text:p>
          </table:table-cell>
          <table:table-cell table:formula="of:=[.F380]" office:value-type="float" office:value="0" calcext:value-type="float">
            <text:p>0</text:p>
          </table:table-cell>
          <table:table-cell table:formula="of:=IF([.G380]=0;1;[.G380])" office:value-type="float" office:value="1" calcext:value-type="float">
            <text:p>1</text:p>
          </table:table-cell>
          <table:table-cell table:formula="of:=IF([.H380]=0;5;[.H380])" office:value-type="float" office:value="5" calcext:value-type="float">
            <text:p>5</text:p>
          </table:table-cell>
          <table:table-cell table:formula="of:=IF([.I380]=0;15;[.I380])" office:value-type="float" office:value="15" calcext:value-type="float">
            <text:p>15</text:p>
          </table:table-cell>
          <table:table-cell table:formula="of:=IF([.B380]=0;[.D380];&quot;&quot;) &amp; IF([.B380]=[$Basic.$B$2];&quot;Open Terrain&quot;;&quot;&quot;) &amp; IF([.B380]=[$Basic.$C$2];&quot;Difficult Terrain&quot;;&quot;&quot;) &amp; IF([.B380]=[$Basic.$D$2];&quot;Extreme Terrain&quot;;&quot;&quot;)">
            <text:p/>
          </table:table-cell>
          <table:table-cell table:formula="of:= [.N380] &amp; &quot; &quot; &amp; [.E380]" office:value-type="string" office:string-value=" 10/8" calcext:value-type="string">
            <text:p><text:s/>10/8</text:p>
          </table:table-cell>
          <table:table-cell table:formula="of:=CEILING([.J380])" office:value-type="float" office:value="0" calcext:value-type="float">
            <text:p>0</text:p>
          </table:table-cell>
          <table:table-cell table:formula="of:=CEILING(8*[.J380])" office:value-type="float" office:value="0" calcext:value-type="float">
            <text:p>0</text:p>
          </table:table-cell>
          <table:table-cell table:formula="of:=CEILING(1*[.K380])" office:value-type="float" office:value="1" calcext:value-type="float">
            <text:p>1</text:p>
          </table:table-cell>
          <table:table-cell table:formula="of:=CEILING(2*[.K380])" office:value-type="float" office:value="2" calcext:value-type="float">
            <text:p>2</text:p>
          </table:table-cell>
          <table:table-cell table:formula="of:=CEILING(5*[.K380])" office:value-type="float" office:value="5" calcext:value-type="float">
            <text:p>5</text:p>
          </table:table-cell>
          <table:table-cell table:formula="of:=CEILING(1*[.L380])" office:value-type="float" office:value="5" calcext:value-type="float">
            <text:p>5</text:p>
          </table:table-cell>
          <table:table-cell table:formula="of:=CEILING(2*[.L380])" office:value-type="float" office:value="10" calcext:value-type="float">
            <text:p>10</text:p>
          </table:table-cell>
          <table:table-cell table:formula="of:=CEILING(1*[.M380])" office:value-type="float" office:value="15" calcext:value-type="float">
            <text:p>15</text:p>
          </table:table-cell>
          <table:table-cell table:formula="of:=CEILING(2*[.M380])" office:value-type="float" office:value="30" calcext:value-type="float">
            <text:p>30</text:p>
          </table:table-cell>
          <table:table-cell table:formula="of:=CEILING(6*[.M380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table:formula="of:=MOD([.A381]-1;[$Basic.$A$2]+1)" office:value-type="float" office:value="11" calcext:value-type="float">
            <text:p>11</text:p>
          </table:table-cell>
          <table:table-cell table:formula="of:=CEILING(([.A381]-[.B381])/[$Basic.$A$2]; 1)+3" office:value-type="float" office:value="28" calcext:value-type="float">
            <text:p>28</text:p>
          </table:table-cell>
          <table:table-cell table:formula="of:=IF([.B381]=0;INDIRECT(ADDRESS([.C381];1;1;1;&quot;Basic&quot;));&quot;&quot;)">
            <text:p/>
          </table:table-cell>
          <table:table-cell table:style-name="ce3" table:formula="of:=[.B381] &amp; &quot;/&quot; &amp; [$Basic.$B$2]" office:value-type="string" office:string-value="11/8" calcext:value-type="string">
            <text:p>11/8</text:p>
          </table:table-cell>
          <table:table-cell table:formula="of:=INDIRECT(ADDRESS([.$C381];2;1;1;&quot;Basic&quot;))*[.$B381]/[$Basic.$B$2]" office:value-type="float" office:value="0" calcext:value-type="float">
            <text:p>0</text:p>
          </table:table-cell>
          <table:table-cell table:formula="of:=INDIRECT(ADDRESS([.$C381];3;1;1;&quot;Basic&quot;))*[.$B381]/[$Basic.$B$2]" office:value-type="float" office:value="0" calcext:value-type="float">
            <text:p>0</text:p>
          </table:table-cell>
          <table:table-cell table:formula="of:=INDIRECT(ADDRESS([.$C381];4;1;1;&quot;Basic&quot;))*[.$B381]/[$Basic.$B$2]" office:value-type="float" office:value="0" calcext:value-type="float">
            <text:p>0</text:p>
          </table:table-cell>
          <table:table-cell table:formula="of:=INDIRECT(ADDRESS([.$C381];5;1;1;&quot;Basic&quot;))*[.$B381]/[$Basic.$B$2]" office:value-type="float" office:value="0" calcext:value-type="float">
            <text:p>0</text:p>
          </table:table-cell>
          <table:table-cell table:formula="of:=[.F381]" office:value-type="float" office:value="0" calcext:value-type="float">
            <text:p>0</text:p>
          </table:table-cell>
          <table:table-cell table:formula="of:=IF([.G381]=0;1;[.G381])" office:value-type="float" office:value="1" calcext:value-type="float">
            <text:p>1</text:p>
          </table:table-cell>
          <table:table-cell table:formula="of:=IF([.H381]=0;5;[.H381])" office:value-type="float" office:value="5" calcext:value-type="float">
            <text:p>5</text:p>
          </table:table-cell>
          <table:table-cell table:formula="of:=IF([.I381]=0;15;[.I381])" office:value-type="float" office:value="15" calcext:value-type="float">
            <text:p>15</text:p>
          </table:table-cell>
          <table:table-cell table:formula="of:=IF([.B381]=0;[.D381];&quot;&quot;) &amp; IF([.B381]=[$Basic.$B$2];&quot;Open Terrain&quot;;&quot;&quot;) &amp; IF([.B381]=[$Basic.$C$2];&quot;Difficult Terrain&quot;;&quot;&quot;) &amp; IF([.B381]=[$Basic.$D$2];&quot;Extreme Terrain&quot;;&quot;&quot;)">
            <text:p/>
          </table:table-cell>
          <table:table-cell table:formula="of:= [.N381] &amp; &quot; &quot; &amp; [.E381]" office:value-type="string" office:string-value=" 11/8" calcext:value-type="string">
            <text:p><text:s/>11/8</text:p>
          </table:table-cell>
          <table:table-cell table:formula="of:=CEILING([.J381])" office:value-type="float" office:value="0" calcext:value-type="float">
            <text:p>0</text:p>
          </table:table-cell>
          <table:table-cell table:formula="of:=CEILING(8*[.J381])" office:value-type="float" office:value="0" calcext:value-type="float">
            <text:p>0</text:p>
          </table:table-cell>
          <table:table-cell table:formula="of:=CEILING(1*[.K381])" office:value-type="float" office:value="1" calcext:value-type="float">
            <text:p>1</text:p>
          </table:table-cell>
          <table:table-cell table:formula="of:=CEILING(2*[.K381])" office:value-type="float" office:value="2" calcext:value-type="float">
            <text:p>2</text:p>
          </table:table-cell>
          <table:table-cell table:formula="of:=CEILING(5*[.K381])" office:value-type="float" office:value="5" calcext:value-type="float">
            <text:p>5</text:p>
          </table:table-cell>
          <table:table-cell table:formula="of:=CEILING(1*[.L381])" office:value-type="float" office:value="5" calcext:value-type="float">
            <text:p>5</text:p>
          </table:table-cell>
          <table:table-cell table:formula="of:=CEILING(2*[.L381])" office:value-type="float" office:value="10" calcext:value-type="float">
            <text:p>10</text:p>
          </table:table-cell>
          <table:table-cell table:formula="of:=CEILING(1*[.M381])" office:value-type="float" office:value="15" calcext:value-type="float">
            <text:p>15</text:p>
          </table:table-cell>
          <table:table-cell table:formula="of:=CEILING(2*[.M381])" office:value-type="float" office:value="30" calcext:value-type="float">
            <text:p>30</text:p>
          </table:table-cell>
          <table:table-cell table:formula="of:=CEILING(6*[.M381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table:formula="of:=MOD([.A382]-1;[$Basic.$A$2]+1)" office:value-type="float" office:value="12" calcext:value-type="float">
            <text:p>12</text:p>
          </table:table-cell>
          <table:table-cell table:formula="of:=CEILING(([.A382]-[.B382])/[$Basic.$A$2]; 1)+3" office:value-type="float" office:value="28" calcext:value-type="float">
            <text:p>28</text:p>
          </table:table-cell>
          <table:table-cell table:formula="of:=IF([.B382]=0;INDIRECT(ADDRESS([.C382];1;1;1;&quot;Basic&quot;));&quot;&quot;)">
            <text:p/>
          </table:table-cell>
          <table:table-cell table:style-name="ce3" table:formula="of:=[.B382] &amp; &quot;/&quot; &amp; [$Basic.$B$2]" office:value-type="string" office:string-value="12/8" calcext:value-type="string">
            <text:p>12/8</text:p>
          </table:table-cell>
          <table:table-cell table:formula="of:=INDIRECT(ADDRESS([.$C382];2;1;1;&quot;Basic&quot;))*[.$B382]/[$Basic.$B$2]" office:value-type="float" office:value="0" calcext:value-type="float">
            <text:p>0</text:p>
          </table:table-cell>
          <table:table-cell table:formula="of:=INDIRECT(ADDRESS([.$C382];3;1;1;&quot;Basic&quot;))*[.$B382]/[$Basic.$B$2]" office:value-type="float" office:value="0" calcext:value-type="float">
            <text:p>0</text:p>
          </table:table-cell>
          <table:table-cell table:formula="of:=INDIRECT(ADDRESS([.$C382];4;1;1;&quot;Basic&quot;))*[.$B382]/[$Basic.$B$2]" office:value-type="float" office:value="0" calcext:value-type="float">
            <text:p>0</text:p>
          </table:table-cell>
          <table:table-cell table:formula="of:=INDIRECT(ADDRESS([.$C382];5;1;1;&quot;Basic&quot;))*[.$B382]/[$Basic.$B$2]" office:value-type="float" office:value="0" calcext:value-type="float">
            <text:p>0</text:p>
          </table:table-cell>
          <table:table-cell table:formula="of:=[.F382]" office:value-type="float" office:value="0" calcext:value-type="float">
            <text:p>0</text:p>
          </table:table-cell>
          <table:table-cell table:formula="of:=IF([.G382]=0;1;[.G382])" office:value-type="float" office:value="1" calcext:value-type="float">
            <text:p>1</text:p>
          </table:table-cell>
          <table:table-cell table:formula="of:=IF([.H382]=0;5;[.H382])" office:value-type="float" office:value="5" calcext:value-type="float">
            <text:p>5</text:p>
          </table:table-cell>
          <table:table-cell table:formula="of:=IF([.I382]=0;15;[.I382])" office:value-type="float" office:value="15" calcext:value-type="float">
            <text:p>15</text:p>
          </table:table-cell>
          <table:table-cell table:formula="of:=IF([.B382]=0;[.D382];&quot;&quot;) &amp; IF([.B382]=[$Basic.$B$2];&quot;Open Terrain&quot;;&quot;&quot;) &amp; IF([.B382]=[$Basic.$C$2];&quot;Difficult Terrain&quot;;&quot;&quot;) &amp; IF([.B382]=[$Basic.$D$2];&quot;Extreme Terrain&quot;;&quot;&quot;)">
            <text:p/>
          </table:table-cell>
          <table:table-cell table:formula="of:= [.N382] &amp; &quot; &quot; &amp; [.E382]" office:value-type="string" office:string-value=" 12/8" calcext:value-type="string">
            <text:p><text:s/>12/8</text:p>
          </table:table-cell>
          <table:table-cell table:formula="of:=CEILING([.J382])" office:value-type="float" office:value="0" calcext:value-type="float">
            <text:p>0</text:p>
          </table:table-cell>
          <table:table-cell table:formula="of:=CEILING(8*[.J382])" office:value-type="float" office:value="0" calcext:value-type="float">
            <text:p>0</text:p>
          </table:table-cell>
          <table:table-cell table:formula="of:=CEILING(1*[.K382])" office:value-type="float" office:value="1" calcext:value-type="float">
            <text:p>1</text:p>
          </table:table-cell>
          <table:table-cell table:formula="of:=CEILING(2*[.K382])" office:value-type="float" office:value="2" calcext:value-type="float">
            <text:p>2</text:p>
          </table:table-cell>
          <table:table-cell table:formula="of:=CEILING(5*[.K382])" office:value-type="float" office:value="5" calcext:value-type="float">
            <text:p>5</text:p>
          </table:table-cell>
          <table:table-cell table:formula="of:=CEILING(1*[.L382])" office:value-type="float" office:value="5" calcext:value-type="float">
            <text:p>5</text:p>
          </table:table-cell>
          <table:table-cell table:formula="of:=CEILING(2*[.L382])" office:value-type="float" office:value="10" calcext:value-type="float">
            <text:p>10</text:p>
          </table:table-cell>
          <table:table-cell table:formula="of:=CEILING(1*[.M382])" office:value-type="float" office:value="15" calcext:value-type="float">
            <text:p>15</text:p>
          </table:table-cell>
          <table:table-cell table:formula="of:=CEILING(2*[.M382])" office:value-type="float" office:value="30" calcext:value-type="float">
            <text:p>30</text:p>
          </table:table-cell>
          <table:table-cell table:formula="of:=CEILING(6*[.M382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table:formula="of:=MOD([.A383]-1;[$Basic.$A$2]+1)" office:value-type="float" office:value="13" calcext:value-type="float">
            <text:p>13</text:p>
          </table:table-cell>
          <table:table-cell table:formula="of:=CEILING(([.A383]-[.B383])/[$Basic.$A$2]; 1)+3" office:value-type="float" office:value="28" calcext:value-type="float">
            <text:p>28</text:p>
          </table:table-cell>
          <table:table-cell table:formula="of:=IF([.B383]=0;INDIRECT(ADDRESS([.C383];1;1;1;&quot;Basic&quot;));&quot;&quot;)">
            <text:p/>
          </table:table-cell>
          <table:table-cell table:style-name="ce3" table:formula="of:=[.B383] &amp; &quot;/&quot; &amp; [$Basic.$B$2]" office:value-type="string" office:string-value="13/8" calcext:value-type="string">
            <text:p>13/8</text:p>
          </table:table-cell>
          <table:table-cell table:formula="of:=INDIRECT(ADDRESS([.$C383];2;1;1;&quot;Basic&quot;))*[.$B383]/[$Basic.$B$2]" office:value-type="float" office:value="0" calcext:value-type="float">
            <text:p>0</text:p>
          </table:table-cell>
          <table:table-cell table:formula="of:=INDIRECT(ADDRESS([.$C383];3;1;1;&quot;Basic&quot;))*[.$B383]/[$Basic.$B$2]" office:value-type="float" office:value="0" calcext:value-type="float">
            <text:p>0</text:p>
          </table:table-cell>
          <table:table-cell table:formula="of:=INDIRECT(ADDRESS([.$C383];4;1;1;&quot;Basic&quot;))*[.$B383]/[$Basic.$B$2]" office:value-type="float" office:value="0" calcext:value-type="float">
            <text:p>0</text:p>
          </table:table-cell>
          <table:table-cell table:formula="of:=INDIRECT(ADDRESS([.$C383];5;1;1;&quot;Basic&quot;))*[.$B383]/[$Basic.$B$2]" office:value-type="float" office:value="0" calcext:value-type="float">
            <text:p>0</text:p>
          </table:table-cell>
          <table:table-cell table:formula="of:=[.F383]" office:value-type="float" office:value="0" calcext:value-type="float">
            <text:p>0</text:p>
          </table:table-cell>
          <table:table-cell table:formula="of:=IF([.G383]=0;1;[.G383])" office:value-type="float" office:value="1" calcext:value-type="float">
            <text:p>1</text:p>
          </table:table-cell>
          <table:table-cell table:formula="of:=IF([.H383]=0;5;[.H383])" office:value-type="float" office:value="5" calcext:value-type="float">
            <text:p>5</text:p>
          </table:table-cell>
          <table:table-cell table:formula="of:=IF([.I383]=0;15;[.I383])" office:value-type="float" office:value="15" calcext:value-type="float">
            <text:p>15</text:p>
          </table:table-cell>
          <table:table-cell table:formula="of:=IF([.B383]=0;[.D383];&quot;&quot;) &amp; IF([.B383]=[$Basic.$B$2];&quot;Open Terrain&quot;;&quot;&quot;) &amp; IF([.B383]=[$Basic.$C$2];&quot;Difficult Terrain&quot;;&quot;&quot;) &amp; IF([.B383]=[$Basic.$D$2];&quot;Extreme Terrain&quot;;&quot;&quot;)">
            <text:p/>
          </table:table-cell>
          <table:table-cell table:formula="of:= [.N383] &amp; &quot; &quot; &amp; [.E383]" office:value-type="string" office:string-value=" 13/8" calcext:value-type="string">
            <text:p><text:s/>13/8</text:p>
          </table:table-cell>
          <table:table-cell table:formula="of:=CEILING([.J383])" office:value-type="float" office:value="0" calcext:value-type="float">
            <text:p>0</text:p>
          </table:table-cell>
          <table:table-cell table:formula="of:=CEILING(8*[.J383])" office:value-type="float" office:value="0" calcext:value-type="float">
            <text:p>0</text:p>
          </table:table-cell>
          <table:table-cell table:formula="of:=CEILING(1*[.K383])" office:value-type="float" office:value="1" calcext:value-type="float">
            <text:p>1</text:p>
          </table:table-cell>
          <table:table-cell table:formula="of:=CEILING(2*[.K383])" office:value-type="float" office:value="2" calcext:value-type="float">
            <text:p>2</text:p>
          </table:table-cell>
          <table:table-cell table:formula="of:=CEILING(5*[.K383])" office:value-type="float" office:value="5" calcext:value-type="float">
            <text:p>5</text:p>
          </table:table-cell>
          <table:table-cell table:formula="of:=CEILING(1*[.L383])" office:value-type="float" office:value="5" calcext:value-type="float">
            <text:p>5</text:p>
          </table:table-cell>
          <table:table-cell table:formula="of:=CEILING(2*[.L383])" office:value-type="float" office:value="10" calcext:value-type="float">
            <text:p>10</text:p>
          </table:table-cell>
          <table:table-cell table:formula="of:=CEILING(1*[.M383])" office:value-type="float" office:value="15" calcext:value-type="float">
            <text:p>15</text:p>
          </table:table-cell>
          <table:table-cell table:formula="of:=CEILING(2*[.M383])" office:value-type="float" office:value="30" calcext:value-type="float">
            <text:p>30</text:p>
          </table:table-cell>
          <table:table-cell table:formula="of:=CEILING(6*[.M383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table:formula="of:=MOD([.A384]-1;[$Basic.$A$2]+1)" office:value-type="float" office:value="14" calcext:value-type="float">
            <text:p>14</text:p>
          </table:table-cell>
          <table:table-cell table:formula="of:=CEILING(([.A384]-[.B384])/[$Basic.$A$2]; 1)+3" office:value-type="float" office:value="28" calcext:value-type="float">
            <text:p>28</text:p>
          </table:table-cell>
          <table:table-cell table:formula="of:=IF([.B384]=0;INDIRECT(ADDRESS([.C384];1;1;1;&quot;Basic&quot;));&quot;&quot;)">
            <text:p/>
          </table:table-cell>
          <table:table-cell table:style-name="ce3" table:formula="of:=[.B384] &amp; &quot;/&quot; &amp; [$Basic.$B$2]" office:value-type="string" office:string-value="14/8" calcext:value-type="string">
            <text:p>14/8</text:p>
          </table:table-cell>
          <table:table-cell table:formula="of:=INDIRECT(ADDRESS([.$C384];2;1;1;&quot;Basic&quot;))*[.$B384]/[$Basic.$B$2]" office:value-type="float" office:value="0" calcext:value-type="float">
            <text:p>0</text:p>
          </table:table-cell>
          <table:table-cell table:formula="of:=INDIRECT(ADDRESS([.$C384];3;1;1;&quot;Basic&quot;))*[.$B384]/[$Basic.$B$2]" office:value-type="float" office:value="0" calcext:value-type="float">
            <text:p>0</text:p>
          </table:table-cell>
          <table:table-cell table:formula="of:=INDIRECT(ADDRESS([.$C384];4;1;1;&quot;Basic&quot;))*[.$B384]/[$Basic.$B$2]" office:value-type="float" office:value="0" calcext:value-type="float">
            <text:p>0</text:p>
          </table:table-cell>
          <table:table-cell table:formula="of:=INDIRECT(ADDRESS([.$C384];5;1;1;&quot;Basic&quot;))*[.$B384]/[$Basic.$B$2]" office:value-type="float" office:value="0" calcext:value-type="float">
            <text:p>0</text:p>
          </table:table-cell>
          <table:table-cell table:formula="of:=[.F384]" office:value-type="float" office:value="0" calcext:value-type="float">
            <text:p>0</text:p>
          </table:table-cell>
          <table:table-cell table:formula="of:=IF([.G384]=0;1;[.G384])" office:value-type="float" office:value="1" calcext:value-type="float">
            <text:p>1</text:p>
          </table:table-cell>
          <table:table-cell table:formula="of:=IF([.H384]=0;5;[.H384])" office:value-type="float" office:value="5" calcext:value-type="float">
            <text:p>5</text:p>
          </table:table-cell>
          <table:table-cell table:formula="of:=IF([.I384]=0;15;[.I384])" office:value-type="float" office:value="15" calcext:value-type="float">
            <text:p>15</text:p>
          </table:table-cell>
          <table:table-cell table:formula="of:=IF([.B384]=0;[.D384];&quot;&quot;) &amp; IF([.B384]=[$Basic.$B$2];&quot;Open Terrain&quot;;&quot;&quot;) &amp; IF([.B384]=[$Basic.$C$2];&quot;Difficult Terrain&quot;;&quot;&quot;) &amp; IF([.B384]=[$Basic.$D$2];&quot;Extreme Terrain&quot;;&quot;&quot;)">
            <text:p/>
          </table:table-cell>
          <table:table-cell table:formula="of:= [.N384] &amp; &quot; &quot; &amp; [.E384]" office:value-type="string" office:string-value=" 14/8" calcext:value-type="string">
            <text:p><text:s/>14/8</text:p>
          </table:table-cell>
          <table:table-cell table:formula="of:=CEILING([.J384])" office:value-type="float" office:value="0" calcext:value-type="float">
            <text:p>0</text:p>
          </table:table-cell>
          <table:table-cell table:formula="of:=CEILING(8*[.J384])" office:value-type="float" office:value="0" calcext:value-type="float">
            <text:p>0</text:p>
          </table:table-cell>
          <table:table-cell table:formula="of:=CEILING(1*[.K384])" office:value-type="float" office:value="1" calcext:value-type="float">
            <text:p>1</text:p>
          </table:table-cell>
          <table:table-cell table:formula="of:=CEILING(2*[.K384])" office:value-type="float" office:value="2" calcext:value-type="float">
            <text:p>2</text:p>
          </table:table-cell>
          <table:table-cell table:formula="of:=CEILING(5*[.K384])" office:value-type="float" office:value="5" calcext:value-type="float">
            <text:p>5</text:p>
          </table:table-cell>
          <table:table-cell table:formula="of:=CEILING(1*[.L384])" office:value-type="float" office:value="5" calcext:value-type="float">
            <text:p>5</text:p>
          </table:table-cell>
          <table:table-cell table:formula="of:=CEILING(2*[.L384])" office:value-type="float" office:value="10" calcext:value-type="float">
            <text:p>10</text:p>
          </table:table-cell>
          <table:table-cell table:formula="of:=CEILING(1*[.M384])" office:value-type="float" office:value="15" calcext:value-type="float">
            <text:p>15</text:p>
          </table:table-cell>
          <table:table-cell table:formula="of:=CEILING(2*[.M384])" office:value-type="float" office:value="30" calcext:value-type="float">
            <text:p>30</text:p>
          </table:table-cell>
          <table:table-cell table:formula="of:=CEILING(6*[.M384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table:formula="of:=MOD([.A385]-1;[$Basic.$A$2]+1)" office:value-type="float" office:value="15" calcext:value-type="float">
            <text:p>15</text:p>
          </table:table-cell>
          <table:table-cell table:formula="of:=CEILING(([.A385]-[.B385])/[$Basic.$A$2]; 1)+3" office:value-type="float" office:value="28" calcext:value-type="float">
            <text:p>28</text:p>
          </table:table-cell>
          <table:table-cell table:formula="of:=IF([.B385]=0;INDIRECT(ADDRESS([.C385];1;1;1;&quot;Basic&quot;));&quot;&quot;)">
            <text:p/>
          </table:table-cell>
          <table:table-cell table:style-name="ce3" table:formula="of:=[.B385] &amp; &quot;/&quot; &amp; [$Basic.$B$2]" office:value-type="string" office:string-value="15/8" calcext:value-type="string">
            <text:p>15/8</text:p>
          </table:table-cell>
          <table:table-cell table:formula="of:=INDIRECT(ADDRESS([.$C385];2;1;1;&quot;Basic&quot;))*[.$B385]/[$Basic.$B$2]" office:value-type="float" office:value="0" calcext:value-type="float">
            <text:p>0</text:p>
          </table:table-cell>
          <table:table-cell table:formula="of:=INDIRECT(ADDRESS([.$C385];3;1;1;&quot;Basic&quot;))*[.$B385]/[$Basic.$B$2]" office:value-type="float" office:value="0" calcext:value-type="float">
            <text:p>0</text:p>
          </table:table-cell>
          <table:table-cell table:formula="of:=INDIRECT(ADDRESS([.$C385];4;1;1;&quot;Basic&quot;))*[.$B385]/[$Basic.$B$2]" office:value-type="float" office:value="0" calcext:value-type="float">
            <text:p>0</text:p>
          </table:table-cell>
          <table:table-cell table:formula="of:=INDIRECT(ADDRESS([.$C385];5;1;1;&quot;Basic&quot;))*[.$B385]/[$Basic.$B$2]" office:value-type="float" office:value="0" calcext:value-type="float">
            <text:p>0</text:p>
          </table:table-cell>
          <table:table-cell table:formula="of:=[.F385]" office:value-type="float" office:value="0" calcext:value-type="float">
            <text:p>0</text:p>
          </table:table-cell>
          <table:table-cell table:formula="of:=IF([.G385]=0;1;[.G385])" office:value-type="float" office:value="1" calcext:value-type="float">
            <text:p>1</text:p>
          </table:table-cell>
          <table:table-cell table:formula="of:=IF([.H385]=0;5;[.H385])" office:value-type="float" office:value="5" calcext:value-type="float">
            <text:p>5</text:p>
          </table:table-cell>
          <table:table-cell table:formula="of:=IF([.I385]=0;15;[.I385])" office:value-type="float" office:value="15" calcext:value-type="float">
            <text:p>15</text:p>
          </table:table-cell>
          <table:table-cell table:formula="of:=IF([.B385]=0;[.D385];&quot;&quot;) &amp; IF([.B385]=[$Basic.$B$2];&quot;Open Terrain&quot;;&quot;&quot;) &amp; IF([.B385]=[$Basic.$C$2];&quot;Difficult Terrain&quot;;&quot;&quot;) &amp; IF([.B385]=[$Basic.$D$2];&quot;Extreme Terrain&quot;;&quot;&quot;)">
            <text:p/>
          </table:table-cell>
          <table:table-cell table:formula="of:= [.N385] &amp; &quot; &quot; &amp; [.E385]" office:value-type="string" office:string-value=" 15/8" calcext:value-type="string">
            <text:p><text:s/>15/8</text:p>
          </table:table-cell>
          <table:table-cell table:formula="of:=CEILING([.J385])" office:value-type="float" office:value="0" calcext:value-type="float">
            <text:p>0</text:p>
          </table:table-cell>
          <table:table-cell table:formula="of:=CEILING(8*[.J385])" office:value-type="float" office:value="0" calcext:value-type="float">
            <text:p>0</text:p>
          </table:table-cell>
          <table:table-cell table:formula="of:=CEILING(1*[.K385])" office:value-type="float" office:value="1" calcext:value-type="float">
            <text:p>1</text:p>
          </table:table-cell>
          <table:table-cell table:formula="of:=CEILING(2*[.K385])" office:value-type="float" office:value="2" calcext:value-type="float">
            <text:p>2</text:p>
          </table:table-cell>
          <table:table-cell table:formula="of:=CEILING(5*[.K385])" office:value-type="float" office:value="5" calcext:value-type="float">
            <text:p>5</text:p>
          </table:table-cell>
          <table:table-cell table:formula="of:=CEILING(1*[.L385])" office:value-type="float" office:value="5" calcext:value-type="float">
            <text:p>5</text:p>
          </table:table-cell>
          <table:table-cell table:formula="of:=CEILING(2*[.L385])" office:value-type="float" office:value="10" calcext:value-type="float">
            <text:p>10</text:p>
          </table:table-cell>
          <table:table-cell table:formula="of:=CEILING(1*[.M385])" office:value-type="float" office:value="15" calcext:value-type="float">
            <text:p>15</text:p>
          </table:table-cell>
          <table:table-cell table:formula="of:=CEILING(2*[.M385])" office:value-type="float" office:value="30" calcext:value-type="float">
            <text:p>30</text:p>
          </table:table-cell>
          <table:table-cell table:formula="of:=CEILING(6*[.M385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table:formula="of:=MOD([.A386]-1;[$Basic.$A$2]+1)" office:value-type="float" office:value="0" calcext:value-type="float">
            <text:p>0</text:p>
          </table:table-cell>
          <table:table-cell table:formula="of:=CEILING(([.A386]-[.B386])/[$Basic.$A$2]; 1)+3" office:value-type="float" office:value="29" calcext:value-type="float">
            <text:p>29</text:p>
          </table:table-cell>
          <table:table-cell table:formula="of:=IF([.B386]=0;INDIRECT(ADDRESS([.C386];1;1;1;&quot;Basic&quot;));&quot;&quot;)" office:value-type="float" office:value="0" calcext:value-type="float">
            <text:p>0</text:p>
          </table:table-cell>
          <table:table-cell table:style-name="ce3" table:formula="of:=[.B386] &amp; &quot;/&quot; &amp; [$Basic.$B$2]" office:value-type="string" office:string-value="0/8" calcext:value-type="string">
            <text:p>0/8</text:p>
          </table:table-cell>
          <table:table-cell table:formula="of:=INDIRECT(ADDRESS([.$C386];2;1;1;&quot;Basic&quot;))*[.$B386]/[$Basic.$B$2]" office:value-type="float" office:value="0" calcext:value-type="float">
            <text:p>0</text:p>
          </table:table-cell>
          <table:table-cell table:formula="of:=INDIRECT(ADDRESS([.$C386];3;1;1;&quot;Basic&quot;))*[.$B386]/[$Basic.$B$2]" office:value-type="float" office:value="0" calcext:value-type="float">
            <text:p>0</text:p>
          </table:table-cell>
          <table:table-cell table:formula="of:=INDIRECT(ADDRESS([.$C386];4;1;1;&quot;Basic&quot;))*[.$B386]/[$Basic.$B$2]" office:value-type="float" office:value="0" calcext:value-type="float">
            <text:p>0</text:p>
          </table:table-cell>
          <table:table-cell table:formula="of:=INDIRECT(ADDRESS([.$C386];5;1;1;&quot;Basic&quot;))*[.$B386]/[$Basic.$B$2]" office:value-type="float" office:value="0" calcext:value-type="float">
            <text:p>0</text:p>
          </table:table-cell>
          <table:table-cell table:formula="of:=[.F386]" office:value-type="float" office:value="0" calcext:value-type="float">
            <text:p>0</text:p>
          </table:table-cell>
          <table:table-cell table:formula="of:=IF([.G386]=0;1;[.G386])" office:value-type="float" office:value="1" calcext:value-type="float">
            <text:p>1</text:p>
          </table:table-cell>
          <table:table-cell table:formula="of:=IF([.H386]=0;5;[.H386])" office:value-type="float" office:value="5" calcext:value-type="float">
            <text:p>5</text:p>
          </table:table-cell>
          <table:table-cell table:formula="of:=IF([.I386]=0;15;[.I386])" office:value-type="float" office:value="15" calcext:value-type="float">
            <text:p>15</text:p>
          </table:table-cell>
          <table:table-cell table:formula="of:=IF([.B386]=0;[.D386];&quot;&quot;) &amp; IF([.B386]=[$Basic.$B$2];&quot;Open Terrain&quot;;&quot;&quot;) &amp; IF([.B386]=[$Basic.$C$2];&quot;Difficult Terrain&quot;;&quot;&quot;) &amp; IF([.B386]=[$Basic.$D$2];&quot;Extreme Terrain&quot;;&quot;&quot;)" office:value-type="string" office:string-value="0" calcext:value-type="string">
            <text:p>0</text:p>
          </table:table-cell>
          <table:table-cell table:formula="of:= [.N386] &amp; &quot; &quot; &amp; [.E386]" office:value-type="string" office:string-value="0 0/8" calcext:value-type="string">
            <text:p>0 0/8</text:p>
          </table:table-cell>
          <table:table-cell table:formula="of:=CEILING([.J386])" office:value-type="float" office:value="0" calcext:value-type="float">
            <text:p>0</text:p>
          </table:table-cell>
          <table:table-cell table:formula="of:=CEILING(8*[.J386])" office:value-type="float" office:value="0" calcext:value-type="float">
            <text:p>0</text:p>
          </table:table-cell>
          <table:table-cell table:formula="of:=CEILING(1*[.K386])" office:value-type="float" office:value="1" calcext:value-type="float">
            <text:p>1</text:p>
          </table:table-cell>
          <table:table-cell table:formula="of:=CEILING(2*[.K386])" office:value-type="float" office:value="2" calcext:value-type="float">
            <text:p>2</text:p>
          </table:table-cell>
          <table:table-cell table:formula="of:=CEILING(5*[.K386])" office:value-type="float" office:value="5" calcext:value-type="float">
            <text:p>5</text:p>
          </table:table-cell>
          <table:table-cell table:formula="of:=CEILING(1*[.L386])" office:value-type="float" office:value="5" calcext:value-type="float">
            <text:p>5</text:p>
          </table:table-cell>
          <table:table-cell table:formula="of:=CEILING(2*[.L386])" office:value-type="float" office:value="10" calcext:value-type="float">
            <text:p>10</text:p>
          </table:table-cell>
          <table:table-cell table:formula="of:=CEILING(1*[.M386])" office:value-type="float" office:value="15" calcext:value-type="float">
            <text:p>15</text:p>
          </table:table-cell>
          <table:table-cell table:formula="of:=CEILING(2*[.M386])" office:value-type="float" office:value="30" calcext:value-type="float">
            <text:p>30</text:p>
          </table:table-cell>
          <table:table-cell table:formula="of:=CEILING(6*[.M386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table:formula="of:=MOD([.A387]-1;[$Basic.$A$2]+1)" office:value-type="float" office:value="1" calcext:value-type="float">
            <text:p>1</text:p>
          </table:table-cell>
          <table:table-cell table:formula="of:=CEILING(([.A387]-[.B387])/[$Basic.$A$2]; 1)+3" office:value-type="float" office:value="29" calcext:value-type="float">
            <text:p>29</text:p>
          </table:table-cell>
          <table:table-cell table:formula="of:=IF([.B387]=0;INDIRECT(ADDRESS([.C387];1;1;1;&quot;Basic&quot;));&quot;&quot;)">
            <text:p/>
          </table:table-cell>
          <table:table-cell table:style-name="ce3" table:formula="of:=[.B387] &amp; &quot;/&quot; &amp; [$Basic.$B$2]" office:value-type="string" office:string-value="1/8" calcext:value-type="string">
            <text:p>1/8</text:p>
          </table:table-cell>
          <table:table-cell table:formula="of:=INDIRECT(ADDRESS([.$C387];2;1;1;&quot;Basic&quot;))*[.$B387]/[$Basic.$B$2]" office:value-type="float" office:value="0" calcext:value-type="float">
            <text:p>0</text:p>
          </table:table-cell>
          <table:table-cell table:formula="of:=INDIRECT(ADDRESS([.$C387];3;1;1;&quot;Basic&quot;))*[.$B387]/[$Basic.$B$2]" office:value-type="float" office:value="0" calcext:value-type="float">
            <text:p>0</text:p>
          </table:table-cell>
          <table:table-cell table:formula="of:=INDIRECT(ADDRESS([.$C387];4;1;1;&quot;Basic&quot;))*[.$B387]/[$Basic.$B$2]" office:value-type="float" office:value="0" calcext:value-type="float">
            <text:p>0</text:p>
          </table:table-cell>
          <table:table-cell table:formula="of:=INDIRECT(ADDRESS([.$C387];5;1;1;&quot;Basic&quot;))*[.$B387]/[$Basic.$B$2]" office:value-type="float" office:value="0" calcext:value-type="float">
            <text:p>0</text:p>
          </table:table-cell>
          <table:table-cell table:formula="of:=[.F387]" office:value-type="float" office:value="0" calcext:value-type="float">
            <text:p>0</text:p>
          </table:table-cell>
          <table:table-cell table:formula="of:=IF([.G387]=0;1;[.G387])" office:value-type="float" office:value="1" calcext:value-type="float">
            <text:p>1</text:p>
          </table:table-cell>
          <table:table-cell table:formula="of:=IF([.H387]=0;5;[.H387])" office:value-type="float" office:value="5" calcext:value-type="float">
            <text:p>5</text:p>
          </table:table-cell>
          <table:table-cell table:formula="of:=IF([.I387]=0;15;[.I387])" office:value-type="float" office:value="15" calcext:value-type="float">
            <text:p>15</text:p>
          </table:table-cell>
          <table:table-cell table:formula="of:=IF([.B387]=0;[.D387];&quot;&quot;) &amp; IF([.B387]=[$Basic.$B$2];&quot;Open Terrain&quot;;&quot;&quot;) &amp; IF([.B387]=[$Basic.$C$2];&quot;Difficult Terrain&quot;;&quot;&quot;) &amp; IF([.B387]=[$Basic.$D$2];&quot;Extreme Terrain&quot;;&quot;&quot;)">
            <text:p/>
          </table:table-cell>
          <table:table-cell table:formula="of:= [.N387] &amp; &quot; &quot; &amp; [.E387]" office:value-type="string" office:string-value=" 1/8" calcext:value-type="string">
            <text:p><text:s/>1/8</text:p>
          </table:table-cell>
          <table:table-cell table:formula="of:=CEILING([.J387])" office:value-type="float" office:value="0" calcext:value-type="float">
            <text:p>0</text:p>
          </table:table-cell>
          <table:table-cell table:formula="of:=CEILING(8*[.J387])" office:value-type="float" office:value="0" calcext:value-type="float">
            <text:p>0</text:p>
          </table:table-cell>
          <table:table-cell table:formula="of:=CEILING(1*[.K387])" office:value-type="float" office:value="1" calcext:value-type="float">
            <text:p>1</text:p>
          </table:table-cell>
          <table:table-cell table:formula="of:=CEILING(2*[.K387])" office:value-type="float" office:value="2" calcext:value-type="float">
            <text:p>2</text:p>
          </table:table-cell>
          <table:table-cell table:formula="of:=CEILING(5*[.K387])" office:value-type="float" office:value="5" calcext:value-type="float">
            <text:p>5</text:p>
          </table:table-cell>
          <table:table-cell table:formula="of:=CEILING(1*[.L387])" office:value-type="float" office:value="5" calcext:value-type="float">
            <text:p>5</text:p>
          </table:table-cell>
          <table:table-cell table:formula="of:=CEILING(2*[.L387])" office:value-type="float" office:value="10" calcext:value-type="float">
            <text:p>10</text:p>
          </table:table-cell>
          <table:table-cell table:formula="of:=CEILING(1*[.M387])" office:value-type="float" office:value="15" calcext:value-type="float">
            <text:p>15</text:p>
          </table:table-cell>
          <table:table-cell table:formula="of:=CEILING(2*[.M387])" office:value-type="float" office:value="30" calcext:value-type="float">
            <text:p>30</text:p>
          </table:table-cell>
          <table:table-cell table:formula="of:=CEILING(6*[.M387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table:formula="of:=MOD([.A388]-1;[$Basic.$A$2]+1)" office:value-type="float" office:value="2" calcext:value-type="float">
            <text:p>2</text:p>
          </table:table-cell>
          <table:table-cell table:formula="of:=CEILING(([.A388]-[.B388])/[$Basic.$A$2]; 1)+3" office:value-type="float" office:value="29" calcext:value-type="float">
            <text:p>29</text:p>
          </table:table-cell>
          <table:table-cell table:formula="of:=IF([.B388]=0;INDIRECT(ADDRESS([.C388];1;1;1;&quot;Basic&quot;));&quot;&quot;)">
            <text:p/>
          </table:table-cell>
          <table:table-cell table:style-name="ce3" table:formula="of:=[.B388] &amp; &quot;/&quot; &amp; [$Basic.$B$2]" office:value-type="string" office:string-value="2/8" calcext:value-type="string">
            <text:p>2/8</text:p>
          </table:table-cell>
          <table:table-cell table:formula="of:=INDIRECT(ADDRESS([.$C388];2;1;1;&quot;Basic&quot;))*[.$B388]/[$Basic.$B$2]" office:value-type="float" office:value="0" calcext:value-type="float">
            <text:p>0</text:p>
          </table:table-cell>
          <table:table-cell table:formula="of:=INDIRECT(ADDRESS([.$C388];3;1;1;&quot;Basic&quot;))*[.$B388]/[$Basic.$B$2]" office:value-type="float" office:value="0" calcext:value-type="float">
            <text:p>0</text:p>
          </table:table-cell>
          <table:table-cell table:formula="of:=INDIRECT(ADDRESS([.$C388];4;1;1;&quot;Basic&quot;))*[.$B388]/[$Basic.$B$2]" office:value-type="float" office:value="0" calcext:value-type="float">
            <text:p>0</text:p>
          </table:table-cell>
          <table:table-cell table:formula="of:=INDIRECT(ADDRESS([.$C388];5;1;1;&quot;Basic&quot;))*[.$B388]/[$Basic.$B$2]" office:value-type="float" office:value="0" calcext:value-type="float">
            <text:p>0</text:p>
          </table:table-cell>
          <table:table-cell table:formula="of:=[.F388]" office:value-type="float" office:value="0" calcext:value-type="float">
            <text:p>0</text:p>
          </table:table-cell>
          <table:table-cell table:formula="of:=IF([.G388]=0;1;[.G388])" office:value-type="float" office:value="1" calcext:value-type="float">
            <text:p>1</text:p>
          </table:table-cell>
          <table:table-cell table:formula="of:=IF([.H388]=0;5;[.H388])" office:value-type="float" office:value="5" calcext:value-type="float">
            <text:p>5</text:p>
          </table:table-cell>
          <table:table-cell table:formula="of:=IF([.I388]=0;15;[.I388])" office:value-type="float" office:value="15" calcext:value-type="float">
            <text:p>15</text:p>
          </table:table-cell>
          <table:table-cell table:formula="of:=IF([.B388]=0;[.D388];&quot;&quot;) &amp; IF([.B388]=[$Basic.$B$2];&quot;Open Terrain&quot;;&quot;&quot;) &amp; IF([.B388]=[$Basic.$C$2];&quot;Difficult Terrain&quot;;&quot;&quot;) &amp; IF([.B388]=[$Basic.$D$2];&quot;Extreme Terrain&quot;;&quot;&quot;)">
            <text:p/>
          </table:table-cell>
          <table:table-cell table:formula="of:= [.N388] &amp; &quot; &quot; &amp; [.E388]" office:value-type="string" office:string-value=" 2/8" calcext:value-type="string">
            <text:p><text:s/>2/8</text:p>
          </table:table-cell>
          <table:table-cell table:formula="of:=CEILING([.J388])" office:value-type="float" office:value="0" calcext:value-type="float">
            <text:p>0</text:p>
          </table:table-cell>
          <table:table-cell table:formula="of:=CEILING(8*[.J388])" office:value-type="float" office:value="0" calcext:value-type="float">
            <text:p>0</text:p>
          </table:table-cell>
          <table:table-cell table:formula="of:=CEILING(1*[.K388])" office:value-type="float" office:value="1" calcext:value-type="float">
            <text:p>1</text:p>
          </table:table-cell>
          <table:table-cell table:formula="of:=CEILING(2*[.K388])" office:value-type="float" office:value="2" calcext:value-type="float">
            <text:p>2</text:p>
          </table:table-cell>
          <table:table-cell table:formula="of:=CEILING(5*[.K388])" office:value-type="float" office:value="5" calcext:value-type="float">
            <text:p>5</text:p>
          </table:table-cell>
          <table:table-cell table:formula="of:=CEILING(1*[.L388])" office:value-type="float" office:value="5" calcext:value-type="float">
            <text:p>5</text:p>
          </table:table-cell>
          <table:table-cell table:formula="of:=CEILING(2*[.L388])" office:value-type="float" office:value="10" calcext:value-type="float">
            <text:p>10</text:p>
          </table:table-cell>
          <table:table-cell table:formula="of:=CEILING(1*[.M388])" office:value-type="float" office:value="15" calcext:value-type="float">
            <text:p>15</text:p>
          </table:table-cell>
          <table:table-cell table:formula="of:=CEILING(2*[.M388])" office:value-type="float" office:value="30" calcext:value-type="float">
            <text:p>30</text:p>
          </table:table-cell>
          <table:table-cell table:formula="of:=CEILING(6*[.M388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table:formula="of:=MOD([.A389]-1;[$Basic.$A$2]+1)" office:value-type="float" office:value="3" calcext:value-type="float">
            <text:p>3</text:p>
          </table:table-cell>
          <table:table-cell table:formula="of:=CEILING(([.A389]-[.B389])/[$Basic.$A$2]; 1)+3" office:value-type="float" office:value="29" calcext:value-type="float">
            <text:p>29</text:p>
          </table:table-cell>
          <table:table-cell table:formula="of:=IF([.B389]=0;INDIRECT(ADDRESS([.C389];1;1;1;&quot;Basic&quot;));&quot;&quot;)">
            <text:p/>
          </table:table-cell>
          <table:table-cell table:style-name="ce3" table:formula="of:=[.B389] &amp; &quot;/&quot; &amp; [$Basic.$B$2]" office:value-type="string" office:string-value="3/8" calcext:value-type="string">
            <text:p>3/8</text:p>
          </table:table-cell>
          <table:table-cell table:formula="of:=INDIRECT(ADDRESS([.$C389];2;1;1;&quot;Basic&quot;))*[.$B389]/[$Basic.$B$2]" office:value-type="float" office:value="0" calcext:value-type="float">
            <text:p>0</text:p>
          </table:table-cell>
          <table:table-cell table:formula="of:=INDIRECT(ADDRESS([.$C389];3;1;1;&quot;Basic&quot;))*[.$B389]/[$Basic.$B$2]" office:value-type="float" office:value="0" calcext:value-type="float">
            <text:p>0</text:p>
          </table:table-cell>
          <table:table-cell table:formula="of:=INDIRECT(ADDRESS([.$C389];4;1;1;&quot;Basic&quot;))*[.$B389]/[$Basic.$B$2]" office:value-type="float" office:value="0" calcext:value-type="float">
            <text:p>0</text:p>
          </table:table-cell>
          <table:table-cell table:formula="of:=INDIRECT(ADDRESS([.$C389];5;1;1;&quot;Basic&quot;))*[.$B389]/[$Basic.$B$2]" office:value-type="float" office:value="0" calcext:value-type="float">
            <text:p>0</text:p>
          </table:table-cell>
          <table:table-cell table:formula="of:=[.F389]" office:value-type="float" office:value="0" calcext:value-type="float">
            <text:p>0</text:p>
          </table:table-cell>
          <table:table-cell table:formula="of:=IF([.G389]=0;1;[.G389])" office:value-type="float" office:value="1" calcext:value-type="float">
            <text:p>1</text:p>
          </table:table-cell>
          <table:table-cell table:formula="of:=IF([.H389]=0;5;[.H389])" office:value-type="float" office:value="5" calcext:value-type="float">
            <text:p>5</text:p>
          </table:table-cell>
          <table:table-cell table:formula="of:=IF([.I389]=0;15;[.I389])" office:value-type="float" office:value="15" calcext:value-type="float">
            <text:p>15</text:p>
          </table:table-cell>
          <table:table-cell table:formula="of:=IF([.B389]=0;[.D389];&quot;&quot;) &amp; IF([.B389]=[$Basic.$B$2];&quot;Open Terrain&quot;;&quot;&quot;) &amp; IF([.B389]=[$Basic.$C$2];&quot;Difficult Terrain&quot;;&quot;&quot;) &amp; IF([.B389]=[$Basic.$D$2];&quot;Extreme Terrain&quot;;&quot;&quot;)">
            <text:p/>
          </table:table-cell>
          <table:table-cell table:formula="of:= [.N389] &amp; &quot; &quot; &amp; [.E389]" office:value-type="string" office:string-value=" 3/8" calcext:value-type="string">
            <text:p><text:s/>3/8</text:p>
          </table:table-cell>
          <table:table-cell table:formula="of:=CEILING([.J389])" office:value-type="float" office:value="0" calcext:value-type="float">
            <text:p>0</text:p>
          </table:table-cell>
          <table:table-cell table:formula="of:=CEILING(8*[.J389])" office:value-type="float" office:value="0" calcext:value-type="float">
            <text:p>0</text:p>
          </table:table-cell>
          <table:table-cell table:formula="of:=CEILING(1*[.K389])" office:value-type="float" office:value="1" calcext:value-type="float">
            <text:p>1</text:p>
          </table:table-cell>
          <table:table-cell table:formula="of:=CEILING(2*[.K389])" office:value-type="float" office:value="2" calcext:value-type="float">
            <text:p>2</text:p>
          </table:table-cell>
          <table:table-cell table:formula="of:=CEILING(5*[.K389])" office:value-type="float" office:value="5" calcext:value-type="float">
            <text:p>5</text:p>
          </table:table-cell>
          <table:table-cell table:formula="of:=CEILING(1*[.L389])" office:value-type="float" office:value="5" calcext:value-type="float">
            <text:p>5</text:p>
          </table:table-cell>
          <table:table-cell table:formula="of:=CEILING(2*[.L389])" office:value-type="float" office:value="10" calcext:value-type="float">
            <text:p>10</text:p>
          </table:table-cell>
          <table:table-cell table:formula="of:=CEILING(1*[.M389])" office:value-type="float" office:value="15" calcext:value-type="float">
            <text:p>15</text:p>
          </table:table-cell>
          <table:table-cell table:formula="of:=CEILING(2*[.M389])" office:value-type="float" office:value="30" calcext:value-type="float">
            <text:p>30</text:p>
          </table:table-cell>
          <table:table-cell table:formula="of:=CEILING(6*[.M389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table:formula="of:=MOD([.A390]-1;[$Basic.$A$2]+1)" office:value-type="float" office:value="4" calcext:value-type="float">
            <text:p>4</text:p>
          </table:table-cell>
          <table:table-cell table:formula="of:=CEILING(([.A390]-[.B390])/[$Basic.$A$2]; 1)+3" office:value-type="float" office:value="29" calcext:value-type="float">
            <text:p>29</text:p>
          </table:table-cell>
          <table:table-cell table:formula="of:=IF([.B390]=0;INDIRECT(ADDRESS([.C390];1;1;1;&quot;Basic&quot;));&quot;&quot;)">
            <text:p/>
          </table:table-cell>
          <table:table-cell table:style-name="ce3" table:formula="of:=[.B390] &amp; &quot;/&quot; &amp; [$Basic.$B$2]" office:value-type="string" office:string-value="4/8" calcext:value-type="string">
            <text:p>4/8</text:p>
          </table:table-cell>
          <table:table-cell table:formula="of:=INDIRECT(ADDRESS([.$C390];2;1;1;&quot;Basic&quot;))*[.$B390]/[$Basic.$B$2]" office:value-type="float" office:value="0" calcext:value-type="float">
            <text:p>0</text:p>
          </table:table-cell>
          <table:table-cell table:formula="of:=INDIRECT(ADDRESS([.$C390];3;1;1;&quot;Basic&quot;))*[.$B390]/[$Basic.$B$2]" office:value-type="float" office:value="0" calcext:value-type="float">
            <text:p>0</text:p>
          </table:table-cell>
          <table:table-cell table:formula="of:=INDIRECT(ADDRESS([.$C390];4;1;1;&quot;Basic&quot;))*[.$B390]/[$Basic.$B$2]" office:value-type="float" office:value="0" calcext:value-type="float">
            <text:p>0</text:p>
          </table:table-cell>
          <table:table-cell table:formula="of:=INDIRECT(ADDRESS([.$C390];5;1;1;&quot;Basic&quot;))*[.$B390]/[$Basic.$B$2]" office:value-type="float" office:value="0" calcext:value-type="float">
            <text:p>0</text:p>
          </table:table-cell>
          <table:table-cell table:formula="of:=[.F390]" office:value-type="float" office:value="0" calcext:value-type="float">
            <text:p>0</text:p>
          </table:table-cell>
          <table:table-cell table:formula="of:=IF([.G390]=0;1;[.G390])" office:value-type="float" office:value="1" calcext:value-type="float">
            <text:p>1</text:p>
          </table:table-cell>
          <table:table-cell table:formula="of:=IF([.H390]=0;5;[.H390])" office:value-type="float" office:value="5" calcext:value-type="float">
            <text:p>5</text:p>
          </table:table-cell>
          <table:table-cell table:formula="of:=IF([.I390]=0;15;[.I390])" office:value-type="float" office:value="15" calcext:value-type="float">
            <text:p>15</text:p>
          </table:table-cell>
          <table:table-cell table:formula="of:=IF([.B390]=0;[.D390];&quot;&quot;) &amp; IF([.B390]=[$Basic.$B$2];&quot;Open Terrain&quot;;&quot;&quot;) &amp; IF([.B390]=[$Basic.$C$2];&quot;Difficult Terrain&quot;;&quot;&quot;) &amp; IF([.B390]=[$Basic.$D$2];&quot;Extreme Terrain&quot;;&quot;&quot;)" office:value-type="string" office:string-value="Extreme Terrain" calcext:value-type="string">
            <text:p>Extreme Terrain</text:p>
          </table:table-cell>
          <table:table-cell table:formula="of:= [.N390] &amp; &quot; &quot; &amp; [.E390]" office:value-type="string" office:string-value="Extreme Terrain 4/8" calcext:value-type="string">
            <text:p>Extreme Terrain 4/8</text:p>
          </table:table-cell>
          <table:table-cell table:formula="of:=CEILING([.J390])" office:value-type="float" office:value="0" calcext:value-type="float">
            <text:p>0</text:p>
          </table:table-cell>
          <table:table-cell table:formula="of:=CEILING(8*[.J390])" office:value-type="float" office:value="0" calcext:value-type="float">
            <text:p>0</text:p>
          </table:table-cell>
          <table:table-cell table:formula="of:=CEILING(1*[.K390])" office:value-type="float" office:value="1" calcext:value-type="float">
            <text:p>1</text:p>
          </table:table-cell>
          <table:table-cell table:formula="of:=CEILING(2*[.K390])" office:value-type="float" office:value="2" calcext:value-type="float">
            <text:p>2</text:p>
          </table:table-cell>
          <table:table-cell table:formula="of:=CEILING(5*[.K390])" office:value-type="float" office:value="5" calcext:value-type="float">
            <text:p>5</text:p>
          </table:table-cell>
          <table:table-cell table:formula="of:=CEILING(1*[.L390])" office:value-type="float" office:value="5" calcext:value-type="float">
            <text:p>5</text:p>
          </table:table-cell>
          <table:table-cell table:formula="of:=CEILING(2*[.L390])" office:value-type="float" office:value="10" calcext:value-type="float">
            <text:p>10</text:p>
          </table:table-cell>
          <table:table-cell table:formula="of:=CEILING(1*[.M390])" office:value-type="float" office:value="15" calcext:value-type="float">
            <text:p>15</text:p>
          </table:table-cell>
          <table:table-cell table:formula="of:=CEILING(2*[.M390])" office:value-type="float" office:value="30" calcext:value-type="float">
            <text:p>30</text:p>
          </table:table-cell>
          <table:table-cell table:formula="of:=CEILING(6*[.M390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table:formula="of:=MOD([.A391]-1;[$Basic.$A$2]+1)" office:value-type="float" office:value="5" calcext:value-type="float">
            <text:p>5</text:p>
          </table:table-cell>
          <table:table-cell table:formula="of:=CEILING(([.A391]-[.B391])/[$Basic.$A$2]; 1)+3" office:value-type="float" office:value="29" calcext:value-type="float">
            <text:p>29</text:p>
          </table:table-cell>
          <table:table-cell table:formula="of:=IF([.B391]=0;INDIRECT(ADDRESS([.C391];1;1;1;&quot;Basic&quot;));&quot;&quot;)">
            <text:p/>
          </table:table-cell>
          <table:table-cell table:style-name="ce3" table:formula="of:=[.B391] &amp; &quot;/&quot; &amp; [$Basic.$B$2]" office:value-type="string" office:string-value="5/8" calcext:value-type="string">
            <text:p>5/8</text:p>
          </table:table-cell>
          <table:table-cell table:formula="of:=INDIRECT(ADDRESS([.$C391];2;1;1;&quot;Basic&quot;))*[.$B391]/[$Basic.$B$2]" office:value-type="float" office:value="0" calcext:value-type="float">
            <text:p>0</text:p>
          </table:table-cell>
          <table:table-cell table:formula="of:=INDIRECT(ADDRESS([.$C391];3;1;1;&quot;Basic&quot;))*[.$B391]/[$Basic.$B$2]" office:value-type="float" office:value="0" calcext:value-type="float">
            <text:p>0</text:p>
          </table:table-cell>
          <table:table-cell table:formula="of:=INDIRECT(ADDRESS([.$C391];4;1;1;&quot;Basic&quot;))*[.$B391]/[$Basic.$B$2]" office:value-type="float" office:value="0" calcext:value-type="float">
            <text:p>0</text:p>
          </table:table-cell>
          <table:table-cell table:formula="of:=INDIRECT(ADDRESS([.$C391];5;1;1;&quot;Basic&quot;))*[.$B391]/[$Basic.$B$2]" office:value-type="float" office:value="0" calcext:value-type="float">
            <text:p>0</text:p>
          </table:table-cell>
          <table:table-cell table:formula="of:=[.F391]" office:value-type="float" office:value="0" calcext:value-type="float">
            <text:p>0</text:p>
          </table:table-cell>
          <table:table-cell table:formula="of:=IF([.G391]=0;1;[.G391])" office:value-type="float" office:value="1" calcext:value-type="float">
            <text:p>1</text:p>
          </table:table-cell>
          <table:table-cell table:formula="of:=IF([.H391]=0;5;[.H391])" office:value-type="float" office:value="5" calcext:value-type="float">
            <text:p>5</text:p>
          </table:table-cell>
          <table:table-cell table:formula="of:=IF([.I391]=0;15;[.I391])" office:value-type="float" office:value="15" calcext:value-type="float">
            <text:p>15</text:p>
          </table:table-cell>
          <table:table-cell table:formula="of:=IF([.B391]=0;[.D391];&quot;&quot;) &amp; IF([.B391]=[$Basic.$B$2];&quot;Open Terrain&quot;;&quot;&quot;) &amp; IF([.B391]=[$Basic.$C$2];&quot;Difficult Terrain&quot;;&quot;&quot;) &amp; IF([.B391]=[$Basic.$D$2];&quot;Extreme Terrain&quot;;&quot;&quot;)">
            <text:p/>
          </table:table-cell>
          <table:table-cell table:formula="of:= [.N391] &amp; &quot; &quot; &amp; [.E391]" office:value-type="string" office:string-value=" 5/8" calcext:value-type="string">
            <text:p><text:s/>5/8</text:p>
          </table:table-cell>
          <table:table-cell table:formula="of:=CEILING([.J391])" office:value-type="float" office:value="0" calcext:value-type="float">
            <text:p>0</text:p>
          </table:table-cell>
          <table:table-cell table:formula="of:=CEILING(8*[.J391])" office:value-type="float" office:value="0" calcext:value-type="float">
            <text:p>0</text:p>
          </table:table-cell>
          <table:table-cell table:formula="of:=CEILING(1*[.K391])" office:value-type="float" office:value="1" calcext:value-type="float">
            <text:p>1</text:p>
          </table:table-cell>
          <table:table-cell table:formula="of:=CEILING(2*[.K391])" office:value-type="float" office:value="2" calcext:value-type="float">
            <text:p>2</text:p>
          </table:table-cell>
          <table:table-cell table:formula="of:=CEILING(5*[.K391])" office:value-type="float" office:value="5" calcext:value-type="float">
            <text:p>5</text:p>
          </table:table-cell>
          <table:table-cell table:formula="of:=CEILING(1*[.L391])" office:value-type="float" office:value="5" calcext:value-type="float">
            <text:p>5</text:p>
          </table:table-cell>
          <table:table-cell table:formula="of:=CEILING(2*[.L391])" office:value-type="float" office:value="10" calcext:value-type="float">
            <text:p>10</text:p>
          </table:table-cell>
          <table:table-cell table:formula="of:=CEILING(1*[.M391])" office:value-type="float" office:value="15" calcext:value-type="float">
            <text:p>15</text:p>
          </table:table-cell>
          <table:table-cell table:formula="of:=CEILING(2*[.M391])" office:value-type="float" office:value="30" calcext:value-type="float">
            <text:p>30</text:p>
          </table:table-cell>
          <table:table-cell table:formula="of:=CEILING(6*[.M391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table:formula="of:=MOD([.A392]-1;[$Basic.$A$2]+1)" office:value-type="float" office:value="6" calcext:value-type="float">
            <text:p>6</text:p>
          </table:table-cell>
          <table:table-cell table:formula="of:=CEILING(([.A392]-[.B392])/[$Basic.$A$2]; 1)+3" office:value-type="float" office:value="29" calcext:value-type="float">
            <text:p>29</text:p>
          </table:table-cell>
          <table:table-cell table:formula="of:=IF([.B392]=0;INDIRECT(ADDRESS([.C392];1;1;1;&quot;Basic&quot;));&quot;&quot;)">
            <text:p/>
          </table:table-cell>
          <table:table-cell table:style-name="ce3" table:formula="of:=[.B392] &amp; &quot;/&quot; &amp; [$Basic.$B$2]" office:value-type="string" office:string-value="6/8" calcext:value-type="string">
            <text:p>6/8</text:p>
          </table:table-cell>
          <table:table-cell table:formula="of:=INDIRECT(ADDRESS([.$C392];2;1;1;&quot;Basic&quot;))*[.$B392]/[$Basic.$B$2]" office:value-type="float" office:value="0" calcext:value-type="float">
            <text:p>0</text:p>
          </table:table-cell>
          <table:table-cell table:formula="of:=INDIRECT(ADDRESS([.$C392];3;1;1;&quot;Basic&quot;))*[.$B392]/[$Basic.$B$2]" office:value-type="float" office:value="0" calcext:value-type="float">
            <text:p>0</text:p>
          </table:table-cell>
          <table:table-cell table:formula="of:=INDIRECT(ADDRESS([.$C392];4;1;1;&quot;Basic&quot;))*[.$B392]/[$Basic.$B$2]" office:value-type="float" office:value="0" calcext:value-type="float">
            <text:p>0</text:p>
          </table:table-cell>
          <table:table-cell table:formula="of:=INDIRECT(ADDRESS([.$C392];5;1;1;&quot;Basic&quot;))*[.$B392]/[$Basic.$B$2]" office:value-type="float" office:value="0" calcext:value-type="float">
            <text:p>0</text:p>
          </table:table-cell>
          <table:table-cell table:formula="of:=[.F392]" office:value-type="float" office:value="0" calcext:value-type="float">
            <text:p>0</text:p>
          </table:table-cell>
          <table:table-cell table:formula="of:=IF([.G392]=0;1;[.G392])" office:value-type="float" office:value="1" calcext:value-type="float">
            <text:p>1</text:p>
          </table:table-cell>
          <table:table-cell table:formula="of:=IF([.H392]=0;5;[.H392])" office:value-type="float" office:value="5" calcext:value-type="float">
            <text:p>5</text:p>
          </table:table-cell>
          <table:table-cell table:formula="of:=IF([.I392]=0;15;[.I392])" office:value-type="float" office:value="15" calcext:value-type="float">
            <text:p>15</text:p>
          </table:table-cell>
          <table:table-cell table:formula="of:=IF([.B392]=0;[.D392];&quot;&quot;) &amp; IF([.B392]=[$Basic.$B$2];&quot;Open Terrain&quot;;&quot;&quot;) &amp; IF([.B392]=[$Basic.$C$2];&quot;Difficult Terrain&quot;;&quot;&quot;) &amp; IF([.B392]=[$Basic.$D$2];&quot;Extreme Terrain&quot;;&quot;&quot;)" office:value-type="string" office:string-value="Difficult Terrain" calcext:value-type="string">
            <text:p>Difficult Terrain</text:p>
          </table:table-cell>
          <table:table-cell table:formula="of:= [.N392] &amp; &quot; &quot; &amp; [.E392]" office:value-type="string" office:string-value="Difficult Terrain 6/8" calcext:value-type="string">
            <text:p>Difficult Terrain 6/8</text:p>
          </table:table-cell>
          <table:table-cell table:formula="of:=CEILING([.J392])" office:value-type="float" office:value="0" calcext:value-type="float">
            <text:p>0</text:p>
          </table:table-cell>
          <table:table-cell table:formula="of:=CEILING(8*[.J392])" office:value-type="float" office:value="0" calcext:value-type="float">
            <text:p>0</text:p>
          </table:table-cell>
          <table:table-cell table:formula="of:=CEILING(1*[.K392])" office:value-type="float" office:value="1" calcext:value-type="float">
            <text:p>1</text:p>
          </table:table-cell>
          <table:table-cell table:formula="of:=CEILING(2*[.K392])" office:value-type="float" office:value="2" calcext:value-type="float">
            <text:p>2</text:p>
          </table:table-cell>
          <table:table-cell table:formula="of:=CEILING(5*[.K392])" office:value-type="float" office:value="5" calcext:value-type="float">
            <text:p>5</text:p>
          </table:table-cell>
          <table:table-cell table:formula="of:=CEILING(1*[.L392])" office:value-type="float" office:value="5" calcext:value-type="float">
            <text:p>5</text:p>
          </table:table-cell>
          <table:table-cell table:formula="of:=CEILING(2*[.L392])" office:value-type="float" office:value="10" calcext:value-type="float">
            <text:p>10</text:p>
          </table:table-cell>
          <table:table-cell table:formula="of:=CEILING(1*[.M392])" office:value-type="float" office:value="15" calcext:value-type="float">
            <text:p>15</text:p>
          </table:table-cell>
          <table:table-cell table:formula="of:=CEILING(2*[.M392])" office:value-type="float" office:value="30" calcext:value-type="float">
            <text:p>30</text:p>
          </table:table-cell>
          <table:table-cell table:formula="of:=CEILING(6*[.M392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table:formula="of:=MOD([.A393]-1;[$Basic.$A$2]+1)" office:value-type="float" office:value="7" calcext:value-type="float">
            <text:p>7</text:p>
          </table:table-cell>
          <table:table-cell table:formula="of:=CEILING(([.A393]-[.B393])/[$Basic.$A$2]; 1)+3" office:value-type="float" office:value="29" calcext:value-type="float">
            <text:p>29</text:p>
          </table:table-cell>
          <table:table-cell table:formula="of:=IF([.B393]=0;INDIRECT(ADDRESS([.C393];1;1;1;&quot;Basic&quot;));&quot;&quot;)">
            <text:p/>
          </table:table-cell>
          <table:table-cell table:style-name="ce3" table:formula="of:=[.B393] &amp; &quot;/&quot; &amp; [$Basic.$B$2]" office:value-type="string" office:string-value="7/8" calcext:value-type="string">
            <text:p>7/8</text:p>
          </table:table-cell>
          <table:table-cell table:formula="of:=INDIRECT(ADDRESS([.$C393];2;1;1;&quot;Basic&quot;))*[.$B393]/[$Basic.$B$2]" office:value-type="float" office:value="0" calcext:value-type="float">
            <text:p>0</text:p>
          </table:table-cell>
          <table:table-cell table:formula="of:=INDIRECT(ADDRESS([.$C393];3;1;1;&quot;Basic&quot;))*[.$B393]/[$Basic.$B$2]" office:value-type="float" office:value="0" calcext:value-type="float">
            <text:p>0</text:p>
          </table:table-cell>
          <table:table-cell table:formula="of:=INDIRECT(ADDRESS([.$C393];4;1;1;&quot;Basic&quot;))*[.$B393]/[$Basic.$B$2]" office:value-type="float" office:value="0" calcext:value-type="float">
            <text:p>0</text:p>
          </table:table-cell>
          <table:table-cell table:formula="of:=INDIRECT(ADDRESS([.$C393];5;1;1;&quot;Basic&quot;))*[.$B393]/[$Basic.$B$2]" office:value-type="float" office:value="0" calcext:value-type="float">
            <text:p>0</text:p>
          </table:table-cell>
          <table:table-cell table:formula="of:=[.F393]" office:value-type="float" office:value="0" calcext:value-type="float">
            <text:p>0</text:p>
          </table:table-cell>
          <table:table-cell table:formula="of:=IF([.G393]=0;1;[.G393])" office:value-type="float" office:value="1" calcext:value-type="float">
            <text:p>1</text:p>
          </table:table-cell>
          <table:table-cell table:formula="of:=IF([.H393]=0;5;[.H393])" office:value-type="float" office:value="5" calcext:value-type="float">
            <text:p>5</text:p>
          </table:table-cell>
          <table:table-cell table:formula="of:=IF([.I393]=0;15;[.I393])" office:value-type="float" office:value="15" calcext:value-type="float">
            <text:p>15</text:p>
          </table:table-cell>
          <table:table-cell table:formula="of:=IF([.B393]=0;[.D393];&quot;&quot;) &amp; IF([.B393]=[$Basic.$B$2];&quot;Open Terrain&quot;;&quot;&quot;) &amp; IF([.B393]=[$Basic.$C$2];&quot;Difficult Terrain&quot;;&quot;&quot;) &amp; IF([.B393]=[$Basic.$D$2];&quot;Extreme Terrain&quot;;&quot;&quot;)">
            <text:p/>
          </table:table-cell>
          <table:table-cell table:formula="of:= [.N393] &amp; &quot; &quot; &amp; [.E393]" office:value-type="string" office:string-value=" 7/8" calcext:value-type="string">
            <text:p><text:s/>7/8</text:p>
          </table:table-cell>
          <table:table-cell table:formula="of:=CEILING([.J393])" office:value-type="float" office:value="0" calcext:value-type="float">
            <text:p>0</text:p>
          </table:table-cell>
          <table:table-cell table:formula="of:=CEILING(8*[.J393])" office:value-type="float" office:value="0" calcext:value-type="float">
            <text:p>0</text:p>
          </table:table-cell>
          <table:table-cell table:formula="of:=CEILING(1*[.K393])" office:value-type="float" office:value="1" calcext:value-type="float">
            <text:p>1</text:p>
          </table:table-cell>
          <table:table-cell table:formula="of:=CEILING(2*[.K393])" office:value-type="float" office:value="2" calcext:value-type="float">
            <text:p>2</text:p>
          </table:table-cell>
          <table:table-cell table:formula="of:=CEILING(5*[.K393])" office:value-type="float" office:value="5" calcext:value-type="float">
            <text:p>5</text:p>
          </table:table-cell>
          <table:table-cell table:formula="of:=CEILING(1*[.L393])" office:value-type="float" office:value="5" calcext:value-type="float">
            <text:p>5</text:p>
          </table:table-cell>
          <table:table-cell table:formula="of:=CEILING(2*[.L393])" office:value-type="float" office:value="10" calcext:value-type="float">
            <text:p>10</text:p>
          </table:table-cell>
          <table:table-cell table:formula="of:=CEILING(1*[.M393])" office:value-type="float" office:value="15" calcext:value-type="float">
            <text:p>15</text:p>
          </table:table-cell>
          <table:table-cell table:formula="of:=CEILING(2*[.M393])" office:value-type="float" office:value="30" calcext:value-type="float">
            <text:p>30</text:p>
          </table:table-cell>
          <table:table-cell table:formula="of:=CEILING(6*[.M393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table:formula="of:=MOD([.A394]-1;[$Basic.$A$2]+1)" office:value-type="float" office:value="8" calcext:value-type="float">
            <text:p>8</text:p>
          </table:table-cell>
          <table:table-cell table:formula="of:=CEILING(([.A394]-[.B394])/[$Basic.$A$2]; 1)+3" office:value-type="float" office:value="29" calcext:value-type="float">
            <text:p>29</text:p>
          </table:table-cell>
          <table:table-cell table:formula="of:=IF([.B394]=0;INDIRECT(ADDRESS([.C394];1;1;1;&quot;Basic&quot;));&quot;&quot;)">
            <text:p/>
          </table:table-cell>
          <table:table-cell table:style-name="ce3" table:formula="of:=[.B394] &amp; &quot;/&quot; &amp; [$Basic.$B$2]" office:value-type="string" office:string-value="8/8" calcext:value-type="string">
            <text:p>8/8</text:p>
          </table:table-cell>
          <table:table-cell table:formula="of:=INDIRECT(ADDRESS([.$C394];2;1;1;&quot;Basic&quot;))*[.$B394]/[$Basic.$B$2]" office:value-type="float" office:value="0" calcext:value-type="float">
            <text:p>0</text:p>
          </table:table-cell>
          <table:table-cell table:formula="of:=INDIRECT(ADDRESS([.$C394];3;1;1;&quot;Basic&quot;))*[.$B394]/[$Basic.$B$2]" office:value-type="float" office:value="0" calcext:value-type="float">
            <text:p>0</text:p>
          </table:table-cell>
          <table:table-cell table:formula="of:=INDIRECT(ADDRESS([.$C394];4;1;1;&quot;Basic&quot;))*[.$B394]/[$Basic.$B$2]" office:value-type="float" office:value="0" calcext:value-type="float">
            <text:p>0</text:p>
          </table:table-cell>
          <table:table-cell table:formula="of:=INDIRECT(ADDRESS([.$C394];5;1;1;&quot;Basic&quot;))*[.$B394]/[$Basic.$B$2]" office:value-type="float" office:value="0" calcext:value-type="float">
            <text:p>0</text:p>
          </table:table-cell>
          <table:table-cell table:formula="of:=[.F394]" office:value-type="float" office:value="0" calcext:value-type="float">
            <text:p>0</text:p>
          </table:table-cell>
          <table:table-cell table:formula="of:=IF([.G394]=0;1;[.G394])" office:value-type="float" office:value="1" calcext:value-type="float">
            <text:p>1</text:p>
          </table:table-cell>
          <table:table-cell table:formula="of:=IF([.H394]=0;5;[.H394])" office:value-type="float" office:value="5" calcext:value-type="float">
            <text:p>5</text:p>
          </table:table-cell>
          <table:table-cell table:formula="of:=IF([.I394]=0;15;[.I394])" office:value-type="float" office:value="15" calcext:value-type="float">
            <text:p>15</text:p>
          </table:table-cell>
          <table:table-cell table:formula="of:=IF([.B394]=0;[.D394];&quot;&quot;) &amp; IF([.B394]=[$Basic.$B$2];&quot;Open Terrain&quot;;&quot;&quot;) &amp; IF([.B394]=[$Basic.$C$2];&quot;Difficult Terrain&quot;;&quot;&quot;) &amp; IF([.B394]=[$Basic.$D$2];&quot;Extreme Terrain&quot;;&quot;&quot;)" office:value-type="string" office:string-value="Open Terrain" calcext:value-type="string">
            <text:p>Open Terrain</text:p>
          </table:table-cell>
          <table:table-cell table:formula="of:= [.N394] &amp; &quot; &quot; &amp; [.E394]" office:value-type="string" office:string-value="Open Terrain 8/8" calcext:value-type="string">
            <text:p>Open Terrain 8/8</text:p>
          </table:table-cell>
          <table:table-cell table:formula="of:=CEILING([.J394])" office:value-type="float" office:value="0" calcext:value-type="float">
            <text:p>0</text:p>
          </table:table-cell>
          <table:table-cell table:formula="of:=CEILING(8*[.J394])" office:value-type="float" office:value="0" calcext:value-type="float">
            <text:p>0</text:p>
          </table:table-cell>
          <table:table-cell table:formula="of:=CEILING(1*[.K394])" office:value-type="float" office:value="1" calcext:value-type="float">
            <text:p>1</text:p>
          </table:table-cell>
          <table:table-cell table:formula="of:=CEILING(2*[.K394])" office:value-type="float" office:value="2" calcext:value-type="float">
            <text:p>2</text:p>
          </table:table-cell>
          <table:table-cell table:formula="of:=CEILING(5*[.K394])" office:value-type="float" office:value="5" calcext:value-type="float">
            <text:p>5</text:p>
          </table:table-cell>
          <table:table-cell table:formula="of:=CEILING(1*[.L394])" office:value-type="float" office:value="5" calcext:value-type="float">
            <text:p>5</text:p>
          </table:table-cell>
          <table:table-cell table:formula="of:=CEILING(2*[.L394])" office:value-type="float" office:value="10" calcext:value-type="float">
            <text:p>10</text:p>
          </table:table-cell>
          <table:table-cell table:formula="of:=CEILING(1*[.M394])" office:value-type="float" office:value="15" calcext:value-type="float">
            <text:p>15</text:p>
          </table:table-cell>
          <table:table-cell table:formula="of:=CEILING(2*[.M394])" office:value-type="float" office:value="30" calcext:value-type="float">
            <text:p>30</text:p>
          </table:table-cell>
          <table:table-cell table:formula="of:=CEILING(6*[.M394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table:formula="of:=MOD([.A395]-1;[$Basic.$A$2]+1)" office:value-type="float" office:value="9" calcext:value-type="float">
            <text:p>9</text:p>
          </table:table-cell>
          <table:table-cell table:formula="of:=CEILING(([.A395]-[.B395])/[$Basic.$A$2]; 1)+3" office:value-type="float" office:value="29" calcext:value-type="float">
            <text:p>29</text:p>
          </table:table-cell>
          <table:table-cell table:formula="of:=IF([.B395]=0;INDIRECT(ADDRESS([.C395];1;1;1;&quot;Basic&quot;));&quot;&quot;)">
            <text:p/>
          </table:table-cell>
          <table:table-cell table:style-name="ce3" table:formula="of:=[.B395] &amp; &quot;/&quot; &amp; [$Basic.$B$2]" office:value-type="string" office:string-value="9/8" calcext:value-type="string">
            <text:p>9/8</text:p>
          </table:table-cell>
          <table:table-cell table:formula="of:=INDIRECT(ADDRESS([.$C395];2;1;1;&quot;Basic&quot;))*[.$B395]/[$Basic.$B$2]" office:value-type="float" office:value="0" calcext:value-type="float">
            <text:p>0</text:p>
          </table:table-cell>
          <table:table-cell table:formula="of:=INDIRECT(ADDRESS([.$C395];3;1;1;&quot;Basic&quot;))*[.$B395]/[$Basic.$B$2]" office:value-type="float" office:value="0" calcext:value-type="float">
            <text:p>0</text:p>
          </table:table-cell>
          <table:table-cell table:formula="of:=INDIRECT(ADDRESS([.$C395];4;1;1;&quot;Basic&quot;))*[.$B395]/[$Basic.$B$2]" office:value-type="float" office:value="0" calcext:value-type="float">
            <text:p>0</text:p>
          </table:table-cell>
          <table:table-cell table:formula="of:=INDIRECT(ADDRESS([.$C395];5;1;1;&quot;Basic&quot;))*[.$B395]/[$Basic.$B$2]" office:value-type="float" office:value="0" calcext:value-type="float">
            <text:p>0</text:p>
          </table:table-cell>
          <table:table-cell table:formula="of:=[.F395]" office:value-type="float" office:value="0" calcext:value-type="float">
            <text:p>0</text:p>
          </table:table-cell>
          <table:table-cell table:formula="of:=IF([.G395]=0;1;[.G395])" office:value-type="float" office:value="1" calcext:value-type="float">
            <text:p>1</text:p>
          </table:table-cell>
          <table:table-cell table:formula="of:=IF([.H395]=0;5;[.H395])" office:value-type="float" office:value="5" calcext:value-type="float">
            <text:p>5</text:p>
          </table:table-cell>
          <table:table-cell table:formula="of:=IF([.I395]=0;15;[.I395])" office:value-type="float" office:value="15" calcext:value-type="float">
            <text:p>15</text:p>
          </table:table-cell>
          <table:table-cell table:formula="of:=IF([.B395]=0;[.D395];&quot;&quot;) &amp; IF([.B395]=[$Basic.$B$2];&quot;Open Terrain&quot;;&quot;&quot;) &amp; IF([.B395]=[$Basic.$C$2];&quot;Difficult Terrain&quot;;&quot;&quot;) &amp; IF([.B395]=[$Basic.$D$2];&quot;Extreme Terrain&quot;;&quot;&quot;)">
            <text:p/>
          </table:table-cell>
          <table:table-cell table:formula="of:= [.N395] &amp; &quot; &quot; &amp; [.E395]" office:value-type="string" office:string-value=" 9/8" calcext:value-type="string">
            <text:p><text:s/>9/8</text:p>
          </table:table-cell>
          <table:table-cell table:formula="of:=CEILING([.J395])" office:value-type="float" office:value="0" calcext:value-type="float">
            <text:p>0</text:p>
          </table:table-cell>
          <table:table-cell table:formula="of:=CEILING(8*[.J395])" office:value-type="float" office:value="0" calcext:value-type="float">
            <text:p>0</text:p>
          </table:table-cell>
          <table:table-cell table:formula="of:=CEILING(1*[.K395])" office:value-type="float" office:value="1" calcext:value-type="float">
            <text:p>1</text:p>
          </table:table-cell>
          <table:table-cell table:formula="of:=CEILING(2*[.K395])" office:value-type="float" office:value="2" calcext:value-type="float">
            <text:p>2</text:p>
          </table:table-cell>
          <table:table-cell table:formula="of:=CEILING(5*[.K395])" office:value-type="float" office:value="5" calcext:value-type="float">
            <text:p>5</text:p>
          </table:table-cell>
          <table:table-cell table:formula="of:=CEILING(1*[.L395])" office:value-type="float" office:value="5" calcext:value-type="float">
            <text:p>5</text:p>
          </table:table-cell>
          <table:table-cell table:formula="of:=CEILING(2*[.L395])" office:value-type="float" office:value="10" calcext:value-type="float">
            <text:p>10</text:p>
          </table:table-cell>
          <table:table-cell table:formula="of:=CEILING(1*[.M395])" office:value-type="float" office:value="15" calcext:value-type="float">
            <text:p>15</text:p>
          </table:table-cell>
          <table:table-cell table:formula="of:=CEILING(2*[.M395])" office:value-type="float" office:value="30" calcext:value-type="float">
            <text:p>30</text:p>
          </table:table-cell>
          <table:table-cell table:formula="of:=CEILING(6*[.M395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table:formula="of:=MOD([.A396]-1;[$Basic.$A$2]+1)" office:value-type="float" office:value="10" calcext:value-type="float">
            <text:p>10</text:p>
          </table:table-cell>
          <table:table-cell table:formula="of:=CEILING(([.A396]-[.B396])/[$Basic.$A$2]; 1)+3" office:value-type="float" office:value="29" calcext:value-type="float">
            <text:p>29</text:p>
          </table:table-cell>
          <table:table-cell table:formula="of:=IF([.B396]=0;INDIRECT(ADDRESS([.C396];1;1;1;&quot;Basic&quot;));&quot;&quot;)">
            <text:p/>
          </table:table-cell>
          <table:table-cell table:style-name="ce3" table:formula="of:=[.B396] &amp; &quot;/&quot; &amp; [$Basic.$B$2]" office:value-type="string" office:string-value="10/8" calcext:value-type="string">
            <text:p>10/8</text:p>
          </table:table-cell>
          <table:table-cell table:formula="of:=INDIRECT(ADDRESS([.$C396];2;1;1;&quot;Basic&quot;))*[.$B396]/[$Basic.$B$2]" office:value-type="float" office:value="0" calcext:value-type="float">
            <text:p>0</text:p>
          </table:table-cell>
          <table:table-cell table:formula="of:=INDIRECT(ADDRESS([.$C396];3;1;1;&quot;Basic&quot;))*[.$B396]/[$Basic.$B$2]" office:value-type="float" office:value="0" calcext:value-type="float">
            <text:p>0</text:p>
          </table:table-cell>
          <table:table-cell table:formula="of:=INDIRECT(ADDRESS([.$C396];4;1;1;&quot;Basic&quot;))*[.$B396]/[$Basic.$B$2]" office:value-type="float" office:value="0" calcext:value-type="float">
            <text:p>0</text:p>
          </table:table-cell>
          <table:table-cell table:formula="of:=INDIRECT(ADDRESS([.$C396];5;1;1;&quot;Basic&quot;))*[.$B396]/[$Basic.$B$2]" office:value-type="float" office:value="0" calcext:value-type="float">
            <text:p>0</text:p>
          </table:table-cell>
          <table:table-cell table:formula="of:=[.F396]" office:value-type="float" office:value="0" calcext:value-type="float">
            <text:p>0</text:p>
          </table:table-cell>
          <table:table-cell table:formula="of:=IF([.G396]=0;1;[.G396])" office:value-type="float" office:value="1" calcext:value-type="float">
            <text:p>1</text:p>
          </table:table-cell>
          <table:table-cell table:formula="of:=IF([.H396]=0;5;[.H396])" office:value-type="float" office:value="5" calcext:value-type="float">
            <text:p>5</text:p>
          </table:table-cell>
          <table:table-cell table:formula="of:=IF([.I396]=0;15;[.I396])" office:value-type="float" office:value="15" calcext:value-type="float">
            <text:p>15</text:p>
          </table:table-cell>
          <table:table-cell table:formula="of:=IF([.B396]=0;[.D396];&quot;&quot;) &amp; IF([.B396]=[$Basic.$B$2];&quot;Open Terrain&quot;;&quot;&quot;) &amp; IF([.B396]=[$Basic.$C$2];&quot;Difficult Terrain&quot;;&quot;&quot;) &amp; IF([.B396]=[$Basic.$D$2];&quot;Extreme Terrain&quot;;&quot;&quot;)">
            <text:p/>
          </table:table-cell>
          <table:table-cell table:formula="of:= [.N396] &amp; &quot; &quot; &amp; [.E396]" office:value-type="string" office:string-value=" 10/8" calcext:value-type="string">
            <text:p><text:s/>10/8</text:p>
          </table:table-cell>
          <table:table-cell table:formula="of:=CEILING([.J396])" office:value-type="float" office:value="0" calcext:value-type="float">
            <text:p>0</text:p>
          </table:table-cell>
          <table:table-cell table:formula="of:=CEILING(8*[.J396])" office:value-type="float" office:value="0" calcext:value-type="float">
            <text:p>0</text:p>
          </table:table-cell>
          <table:table-cell table:formula="of:=CEILING(1*[.K396])" office:value-type="float" office:value="1" calcext:value-type="float">
            <text:p>1</text:p>
          </table:table-cell>
          <table:table-cell table:formula="of:=CEILING(2*[.K396])" office:value-type="float" office:value="2" calcext:value-type="float">
            <text:p>2</text:p>
          </table:table-cell>
          <table:table-cell table:formula="of:=CEILING(5*[.K396])" office:value-type="float" office:value="5" calcext:value-type="float">
            <text:p>5</text:p>
          </table:table-cell>
          <table:table-cell table:formula="of:=CEILING(1*[.L396])" office:value-type="float" office:value="5" calcext:value-type="float">
            <text:p>5</text:p>
          </table:table-cell>
          <table:table-cell table:formula="of:=CEILING(2*[.L396])" office:value-type="float" office:value="10" calcext:value-type="float">
            <text:p>10</text:p>
          </table:table-cell>
          <table:table-cell table:formula="of:=CEILING(1*[.M396])" office:value-type="float" office:value="15" calcext:value-type="float">
            <text:p>15</text:p>
          </table:table-cell>
          <table:table-cell table:formula="of:=CEILING(2*[.M396])" office:value-type="float" office:value="30" calcext:value-type="float">
            <text:p>30</text:p>
          </table:table-cell>
          <table:table-cell table:formula="of:=CEILING(6*[.M396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table:formula="of:=MOD([.A397]-1;[$Basic.$A$2]+1)" office:value-type="float" office:value="11" calcext:value-type="float">
            <text:p>11</text:p>
          </table:table-cell>
          <table:table-cell table:formula="of:=CEILING(([.A397]-[.B397])/[$Basic.$A$2]; 1)+3" office:value-type="float" office:value="29" calcext:value-type="float">
            <text:p>29</text:p>
          </table:table-cell>
          <table:table-cell table:formula="of:=IF([.B397]=0;INDIRECT(ADDRESS([.C397];1;1;1;&quot;Basic&quot;));&quot;&quot;)">
            <text:p/>
          </table:table-cell>
          <table:table-cell table:style-name="ce3" table:formula="of:=[.B397] &amp; &quot;/&quot; &amp; [$Basic.$B$2]" office:value-type="string" office:string-value="11/8" calcext:value-type="string">
            <text:p>11/8</text:p>
          </table:table-cell>
          <table:table-cell table:formula="of:=INDIRECT(ADDRESS([.$C397];2;1;1;&quot;Basic&quot;))*[.$B397]/[$Basic.$B$2]" office:value-type="float" office:value="0" calcext:value-type="float">
            <text:p>0</text:p>
          </table:table-cell>
          <table:table-cell table:formula="of:=INDIRECT(ADDRESS([.$C397];3;1;1;&quot;Basic&quot;))*[.$B397]/[$Basic.$B$2]" office:value-type="float" office:value="0" calcext:value-type="float">
            <text:p>0</text:p>
          </table:table-cell>
          <table:table-cell table:formula="of:=INDIRECT(ADDRESS([.$C397];4;1;1;&quot;Basic&quot;))*[.$B397]/[$Basic.$B$2]" office:value-type="float" office:value="0" calcext:value-type="float">
            <text:p>0</text:p>
          </table:table-cell>
          <table:table-cell table:formula="of:=INDIRECT(ADDRESS([.$C397];5;1;1;&quot;Basic&quot;))*[.$B397]/[$Basic.$B$2]" office:value-type="float" office:value="0" calcext:value-type="float">
            <text:p>0</text:p>
          </table:table-cell>
          <table:table-cell table:formula="of:=[.F397]" office:value-type="float" office:value="0" calcext:value-type="float">
            <text:p>0</text:p>
          </table:table-cell>
          <table:table-cell table:formula="of:=IF([.G397]=0;1;[.G397])" office:value-type="float" office:value="1" calcext:value-type="float">
            <text:p>1</text:p>
          </table:table-cell>
          <table:table-cell table:formula="of:=IF([.H397]=0;5;[.H397])" office:value-type="float" office:value="5" calcext:value-type="float">
            <text:p>5</text:p>
          </table:table-cell>
          <table:table-cell table:formula="of:=IF([.I397]=0;15;[.I397])" office:value-type="float" office:value="15" calcext:value-type="float">
            <text:p>15</text:p>
          </table:table-cell>
          <table:table-cell table:formula="of:=IF([.B397]=0;[.D397];&quot;&quot;) &amp; IF([.B397]=[$Basic.$B$2];&quot;Open Terrain&quot;;&quot;&quot;) &amp; IF([.B397]=[$Basic.$C$2];&quot;Difficult Terrain&quot;;&quot;&quot;) &amp; IF([.B397]=[$Basic.$D$2];&quot;Extreme Terrain&quot;;&quot;&quot;)">
            <text:p/>
          </table:table-cell>
          <table:table-cell table:formula="of:= [.N397] &amp; &quot; &quot; &amp; [.E397]" office:value-type="string" office:string-value=" 11/8" calcext:value-type="string">
            <text:p><text:s/>11/8</text:p>
          </table:table-cell>
          <table:table-cell table:formula="of:=CEILING([.J397])" office:value-type="float" office:value="0" calcext:value-type="float">
            <text:p>0</text:p>
          </table:table-cell>
          <table:table-cell table:formula="of:=CEILING(8*[.J397])" office:value-type="float" office:value="0" calcext:value-type="float">
            <text:p>0</text:p>
          </table:table-cell>
          <table:table-cell table:formula="of:=CEILING(1*[.K397])" office:value-type="float" office:value="1" calcext:value-type="float">
            <text:p>1</text:p>
          </table:table-cell>
          <table:table-cell table:formula="of:=CEILING(2*[.K397])" office:value-type="float" office:value="2" calcext:value-type="float">
            <text:p>2</text:p>
          </table:table-cell>
          <table:table-cell table:formula="of:=CEILING(5*[.K397])" office:value-type="float" office:value="5" calcext:value-type="float">
            <text:p>5</text:p>
          </table:table-cell>
          <table:table-cell table:formula="of:=CEILING(1*[.L397])" office:value-type="float" office:value="5" calcext:value-type="float">
            <text:p>5</text:p>
          </table:table-cell>
          <table:table-cell table:formula="of:=CEILING(2*[.L397])" office:value-type="float" office:value="10" calcext:value-type="float">
            <text:p>10</text:p>
          </table:table-cell>
          <table:table-cell table:formula="of:=CEILING(1*[.M397])" office:value-type="float" office:value="15" calcext:value-type="float">
            <text:p>15</text:p>
          </table:table-cell>
          <table:table-cell table:formula="of:=CEILING(2*[.M397])" office:value-type="float" office:value="30" calcext:value-type="float">
            <text:p>30</text:p>
          </table:table-cell>
          <table:table-cell table:formula="of:=CEILING(6*[.M397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table:formula="of:=MOD([.A398]-1;[$Basic.$A$2]+1)" office:value-type="float" office:value="12" calcext:value-type="float">
            <text:p>12</text:p>
          </table:table-cell>
          <table:table-cell table:formula="of:=CEILING(([.A398]-[.B398])/[$Basic.$A$2]; 1)+3" office:value-type="float" office:value="29" calcext:value-type="float">
            <text:p>29</text:p>
          </table:table-cell>
          <table:table-cell table:formula="of:=IF([.B398]=0;INDIRECT(ADDRESS([.C398];1;1;1;&quot;Basic&quot;));&quot;&quot;)">
            <text:p/>
          </table:table-cell>
          <table:table-cell table:style-name="ce3" table:formula="of:=[.B398] &amp; &quot;/&quot; &amp; [$Basic.$B$2]" office:value-type="string" office:string-value="12/8" calcext:value-type="string">
            <text:p>12/8</text:p>
          </table:table-cell>
          <table:table-cell table:formula="of:=INDIRECT(ADDRESS([.$C398];2;1;1;&quot;Basic&quot;))*[.$B398]/[$Basic.$B$2]" office:value-type="float" office:value="0" calcext:value-type="float">
            <text:p>0</text:p>
          </table:table-cell>
          <table:table-cell table:formula="of:=INDIRECT(ADDRESS([.$C398];3;1;1;&quot;Basic&quot;))*[.$B398]/[$Basic.$B$2]" office:value-type="float" office:value="0" calcext:value-type="float">
            <text:p>0</text:p>
          </table:table-cell>
          <table:table-cell table:formula="of:=INDIRECT(ADDRESS([.$C398];4;1;1;&quot;Basic&quot;))*[.$B398]/[$Basic.$B$2]" office:value-type="float" office:value="0" calcext:value-type="float">
            <text:p>0</text:p>
          </table:table-cell>
          <table:table-cell table:formula="of:=INDIRECT(ADDRESS([.$C398];5;1;1;&quot;Basic&quot;))*[.$B398]/[$Basic.$B$2]" office:value-type="float" office:value="0" calcext:value-type="float">
            <text:p>0</text:p>
          </table:table-cell>
          <table:table-cell table:formula="of:=[.F398]" office:value-type="float" office:value="0" calcext:value-type="float">
            <text:p>0</text:p>
          </table:table-cell>
          <table:table-cell table:formula="of:=IF([.G398]=0;1;[.G398])" office:value-type="float" office:value="1" calcext:value-type="float">
            <text:p>1</text:p>
          </table:table-cell>
          <table:table-cell table:formula="of:=IF([.H398]=0;5;[.H398])" office:value-type="float" office:value="5" calcext:value-type="float">
            <text:p>5</text:p>
          </table:table-cell>
          <table:table-cell table:formula="of:=IF([.I398]=0;15;[.I398])" office:value-type="float" office:value="15" calcext:value-type="float">
            <text:p>15</text:p>
          </table:table-cell>
          <table:table-cell table:formula="of:=IF([.B398]=0;[.D398];&quot;&quot;) &amp; IF([.B398]=[$Basic.$B$2];&quot;Open Terrain&quot;;&quot;&quot;) &amp; IF([.B398]=[$Basic.$C$2];&quot;Difficult Terrain&quot;;&quot;&quot;) &amp; IF([.B398]=[$Basic.$D$2];&quot;Extreme Terrain&quot;;&quot;&quot;)">
            <text:p/>
          </table:table-cell>
          <table:table-cell table:formula="of:= [.N398] &amp; &quot; &quot; &amp; [.E398]" office:value-type="string" office:string-value=" 12/8" calcext:value-type="string">
            <text:p><text:s/>12/8</text:p>
          </table:table-cell>
          <table:table-cell table:formula="of:=CEILING([.J398])" office:value-type="float" office:value="0" calcext:value-type="float">
            <text:p>0</text:p>
          </table:table-cell>
          <table:table-cell table:formula="of:=CEILING(8*[.J398])" office:value-type="float" office:value="0" calcext:value-type="float">
            <text:p>0</text:p>
          </table:table-cell>
          <table:table-cell table:formula="of:=CEILING(1*[.K398])" office:value-type="float" office:value="1" calcext:value-type="float">
            <text:p>1</text:p>
          </table:table-cell>
          <table:table-cell table:formula="of:=CEILING(2*[.K398])" office:value-type="float" office:value="2" calcext:value-type="float">
            <text:p>2</text:p>
          </table:table-cell>
          <table:table-cell table:formula="of:=CEILING(5*[.K398])" office:value-type="float" office:value="5" calcext:value-type="float">
            <text:p>5</text:p>
          </table:table-cell>
          <table:table-cell table:formula="of:=CEILING(1*[.L398])" office:value-type="float" office:value="5" calcext:value-type="float">
            <text:p>5</text:p>
          </table:table-cell>
          <table:table-cell table:formula="of:=CEILING(2*[.L398])" office:value-type="float" office:value="10" calcext:value-type="float">
            <text:p>10</text:p>
          </table:table-cell>
          <table:table-cell table:formula="of:=CEILING(1*[.M398])" office:value-type="float" office:value="15" calcext:value-type="float">
            <text:p>15</text:p>
          </table:table-cell>
          <table:table-cell table:formula="of:=CEILING(2*[.M398])" office:value-type="float" office:value="30" calcext:value-type="float">
            <text:p>30</text:p>
          </table:table-cell>
          <table:table-cell table:formula="of:=CEILING(6*[.M398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table:formula="of:=MOD([.A399]-1;[$Basic.$A$2]+1)" office:value-type="float" office:value="13" calcext:value-type="float">
            <text:p>13</text:p>
          </table:table-cell>
          <table:table-cell table:formula="of:=CEILING(([.A399]-[.B399])/[$Basic.$A$2]; 1)+3" office:value-type="float" office:value="29" calcext:value-type="float">
            <text:p>29</text:p>
          </table:table-cell>
          <table:table-cell table:formula="of:=IF([.B399]=0;INDIRECT(ADDRESS([.C399];1;1;1;&quot;Basic&quot;));&quot;&quot;)">
            <text:p/>
          </table:table-cell>
          <table:table-cell table:style-name="ce3" table:formula="of:=[.B399] &amp; &quot;/&quot; &amp; [$Basic.$B$2]" office:value-type="string" office:string-value="13/8" calcext:value-type="string">
            <text:p>13/8</text:p>
          </table:table-cell>
          <table:table-cell table:formula="of:=INDIRECT(ADDRESS([.$C399];2;1;1;&quot;Basic&quot;))*[.$B399]/[$Basic.$B$2]" office:value-type="float" office:value="0" calcext:value-type="float">
            <text:p>0</text:p>
          </table:table-cell>
          <table:table-cell table:formula="of:=INDIRECT(ADDRESS([.$C399];3;1;1;&quot;Basic&quot;))*[.$B399]/[$Basic.$B$2]" office:value-type="float" office:value="0" calcext:value-type="float">
            <text:p>0</text:p>
          </table:table-cell>
          <table:table-cell table:formula="of:=INDIRECT(ADDRESS([.$C399];4;1;1;&quot;Basic&quot;))*[.$B399]/[$Basic.$B$2]" office:value-type="float" office:value="0" calcext:value-type="float">
            <text:p>0</text:p>
          </table:table-cell>
          <table:table-cell table:formula="of:=INDIRECT(ADDRESS([.$C399];5;1;1;&quot;Basic&quot;))*[.$B399]/[$Basic.$B$2]" office:value-type="float" office:value="0" calcext:value-type="float">
            <text:p>0</text:p>
          </table:table-cell>
          <table:table-cell table:formula="of:=[.F399]" office:value-type="float" office:value="0" calcext:value-type="float">
            <text:p>0</text:p>
          </table:table-cell>
          <table:table-cell table:formula="of:=IF([.G399]=0;1;[.G399])" office:value-type="float" office:value="1" calcext:value-type="float">
            <text:p>1</text:p>
          </table:table-cell>
          <table:table-cell table:formula="of:=IF([.H399]=0;5;[.H399])" office:value-type="float" office:value="5" calcext:value-type="float">
            <text:p>5</text:p>
          </table:table-cell>
          <table:table-cell table:formula="of:=IF([.I399]=0;15;[.I399])" office:value-type="float" office:value="15" calcext:value-type="float">
            <text:p>15</text:p>
          </table:table-cell>
          <table:table-cell table:formula="of:=IF([.B399]=0;[.D399];&quot;&quot;) &amp; IF([.B399]=[$Basic.$B$2];&quot;Open Terrain&quot;;&quot;&quot;) &amp; IF([.B399]=[$Basic.$C$2];&quot;Difficult Terrain&quot;;&quot;&quot;) &amp; IF([.B399]=[$Basic.$D$2];&quot;Extreme Terrain&quot;;&quot;&quot;)">
            <text:p/>
          </table:table-cell>
          <table:table-cell table:formula="of:= [.N399] &amp; &quot; &quot; &amp; [.E399]" office:value-type="string" office:string-value=" 13/8" calcext:value-type="string">
            <text:p><text:s/>13/8</text:p>
          </table:table-cell>
          <table:table-cell table:formula="of:=CEILING([.J399])" office:value-type="float" office:value="0" calcext:value-type="float">
            <text:p>0</text:p>
          </table:table-cell>
          <table:table-cell table:formula="of:=CEILING(8*[.J399])" office:value-type="float" office:value="0" calcext:value-type="float">
            <text:p>0</text:p>
          </table:table-cell>
          <table:table-cell table:formula="of:=CEILING(1*[.K399])" office:value-type="float" office:value="1" calcext:value-type="float">
            <text:p>1</text:p>
          </table:table-cell>
          <table:table-cell table:formula="of:=CEILING(2*[.K399])" office:value-type="float" office:value="2" calcext:value-type="float">
            <text:p>2</text:p>
          </table:table-cell>
          <table:table-cell table:formula="of:=CEILING(5*[.K399])" office:value-type="float" office:value="5" calcext:value-type="float">
            <text:p>5</text:p>
          </table:table-cell>
          <table:table-cell table:formula="of:=CEILING(1*[.L399])" office:value-type="float" office:value="5" calcext:value-type="float">
            <text:p>5</text:p>
          </table:table-cell>
          <table:table-cell table:formula="of:=CEILING(2*[.L399])" office:value-type="float" office:value="10" calcext:value-type="float">
            <text:p>10</text:p>
          </table:table-cell>
          <table:table-cell table:formula="of:=CEILING(1*[.M399])" office:value-type="float" office:value="15" calcext:value-type="float">
            <text:p>15</text:p>
          </table:table-cell>
          <table:table-cell table:formula="of:=CEILING(2*[.M399])" office:value-type="float" office:value="30" calcext:value-type="float">
            <text:p>30</text:p>
          </table:table-cell>
          <table:table-cell table:formula="of:=CEILING(6*[.M399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table:formula="of:=MOD([.A400]-1;[$Basic.$A$2]+1)" office:value-type="float" office:value="14" calcext:value-type="float">
            <text:p>14</text:p>
          </table:table-cell>
          <table:table-cell table:formula="of:=CEILING(([.A400]-[.B400])/[$Basic.$A$2]; 1)+3" office:value-type="float" office:value="29" calcext:value-type="float">
            <text:p>29</text:p>
          </table:table-cell>
          <table:table-cell table:formula="of:=IF([.B400]=0;INDIRECT(ADDRESS([.C400];1;1;1;&quot;Basic&quot;));&quot;&quot;)">
            <text:p/>
          </table:table-cell>
          <table:table-cell table:style-name="ce3" table:formula="of:=[.B400] &amp; &quot;/&quot; &amp; [$Basic.$B$2]" office:value-type="string" office:string-value="14/8" calcext:value-type="string">
            <text:p>14/8</text:p>
          </table:table-cell>
          <table:table-cell table:formula="of:=INDIRECT(ADDRESS([.$C400];2;1;1;&quot;Basic&quot;))*[.$B400]/[$Basic.$B$2]" office:value-type="float" office:value="0" calcext:value-type="float">
            <text:p>0</text:p>
          </table:table-cell>
          <table:table-cell table:formula="of:=INDIRECT(ADDRESS([.$C400];3;1;1;&quot;Basic&quot;))*[.$B400]/[$Basic.$B$2]" office:value-type="float" office:value="0" calcext:value-type="float">
            <text:p>0</text:p>
          </table:table-cell>
          <table:table-cell table:formula="of:=INDIRECT(ADDRESS([.$C400];4;1;1;&quot;Basic&quot;))*[.$B400]/[$Basic.$B$2]" office:value-type="float" office:value="0" calcext:value-type="float">
            <text:p>0</text:p>
          </table:table-cell>
          <table:table-cell table:formula="of:=INDIRECT(ADDRESS([.$C400];5;1;1;&quot;Basic&quot;))*[.$B400]/[$Basic.$B$2]" office:value-type="float" office:value="0" calcext:value-type="float">
            <text:p>0</text:p>
          </table:table-cell>
          <table:table-cell table:formula="of:=[.F400]" office:value-type="float" office:value="0" calcext:value-type="float">
            <text:p>0</text:p>
          </table:table-cell>
          <table:table-cell table:formula="of:=IF([.G400]=0;1;[.G400])" office:value-type="float" office:value="1" calcext:value-type="float">
            <text:p>1</text:p>
          </table:table-cell>
          <table:table-cell table:formula="of:=IF([.H400]=0;5;[.H400])" office:value-type="float" office:value="5" calcext:value-type="float">
            <text:p>5</text:p>
          </table:table-cell>
          <table:table-cell table:formula="of:=IF([.I400]=0;15;[.I400])" office:value-type="float" office:value="15" calcext:value-type="float">
            <text:p>15</text:p>
          </table:table-cell>
          <table:table-cell table:formula="of:=IF([.B400]=0;[.D400];&quot;&quot;) &amp; IF([.B400]=[$Basic.$B$2];&quot;Open Terrain&quot;;&quot;&quot;) &amp; IF([.B400]=[$Basic.$C$2];&quot;Difficult Terrain&quot;;&quot;&quot;) &amp; IF([.B400]=[$Basic.$D$2];&quot;Extreme Terrain&quot;;&quot;&quot;)">
            <text:p/>
          </table:table-cell>
          <table:table-cell table:formula="of:= [.N400] &amp; &quot; &quot; &amp; [.E400]" office:value-type="string" office:string-value=" 14/8" calcext:value-type="string">
            <text:p><text:s/>14/8</text:p>
          </table:table-cell>
          <table:table-cell table:formula="of:=CEILING([.J400])" office:value-type="float" office:value="0" calcext:value-type="float">
            <text:p>0</text:p>
          </table:table-cell>
          <table:table-cell table:formula="of:=CEILING(8*[.J400])" office:value-type="float" office:value="0" calcext:value-type="float">
            <text:p>0</text:p>
          </table:table-cell>
          <table:table-cell table:formula="of:=CEILING(1*[.K400])" office:value-type="float" office:value="1" calcext:value-type="float">
            <text:p>1</text:p>
          </table:table-cell>
          <table:table-cell table:formula="of:=CEILING(2*[.K400])" office:value-type="float" office:value="2" calcext:value-type="float">
            <text:p>2</text:p>
          </table:table-cell>
          <table:table-cell table:formula="of:=CEILING(5*[.K400])" office:value-type="float" office:value="5" calcext:value-type="float">
            <text:p>5</text:p>
          </table:table-cell>
          <table:table-cell table:formula="of:=CEILING(1*[.L400])" office:value-type="float" office:value="5" calcext:value-type="float">
            <text:p>5</text:p>
          </table:table-cell>
          <table:table-cell table:formula="of:=CEILING(2*[.L400])" office:value-type="float" office:value="10" calcext:value-type="float">
            <text:p>10</text:p>
          </table:table-cell>
          <table:table-cell table:formula="of:=CEILING(1*[.M400])" office:value-type="float" office:value="15" calcext:value-type="float">
            <text:p>15</text:p>
          </table:table-cell>
          <table:table-cell table:formula="of:=CEILING(2*[.M400])" office:value-type="float" office:value="30" calcext:value-type="float">
            <text:p>30</text:p>
          </table:table-cell>
          <table:table-cell table:formula="of:=CEILING(6*[.M400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table:formula="of:=MOD([.A401]-1;[$Basic.$A$2]+1)" office:value-type="float" office:value="15" calcext:value-type="float">
            <text:p>15</text:p>
          </table:table-cell>
          <table:table-cell table:formula="of:=CEILING(([.A401]-[.B401])/[$Basic.$A$2]; 1)+3" office:value-type="float" office:value="29" calcext:value-type="float">
            <text:p>29</text:p>
          </table:table-cell>
          <table:table-cell table:formula="of:=IF([.B401]=0;INDIRECT(ADDRESS([.C401];1;1;1;&quot;Basic&quot;));&quot;&quot;)">
            <text:p/>
          </table:table-cell>
          <table:table-cell table:style-name="ce3" table:formula="of:=[.B401] &amp; &quot;/&quot; &amp; [$Basic.$B$2]" office:value-type="string" office:string-value="15/8" calcext:value-type="string">
            <text:p>15/8</text:p>
          </table:table-cell>
          <table:table-cell table:formula="of:=INDIRECT(ADDRESS([.$C401];2;1;1;&quot;Basic&quot;))*[.$B401]/[$Basic.$B$2]" office:value-type="float" office:value="0" calcext:value-type="float">
            <text:p>0</text:p>
          </table:table-cell>
          <table:table-cell table:formula="of:=INDIRECT(ADDRESS([.$C401];3;1;1;&quot;Basic&quot;))*[.$B401]/[$Basic.$B$2]" office:value-type="float" office:value="0" calcext:value-type="float">
            <text:p>0</text:p>
          </table:table-cell>
          <table:table-cell table:formula="of:=INDIRECT(ADDRESS([.$C401];4;1;1;&quot;Basic&quot;))*[.$B401]/[$Basic.$B$2]" office:value-type="float" office:value="0" calcext:value-type="float">
            <text:p>0</text:p>
          </table:table-cell>
          <table:table-cell table:formula="of:=INDIRECT(ADDRESS([.$C401];5;1;1;&quot;Basic&quot;))*[.$B401]/[$Basic.$B$2]" office:value-type="float" office:value="0" calcext:value-type="float">
            <text:p>0</text:p>
          </table:table-cell>
          <table:table-cell table:formula="of:=[.F401]" office:value-type="float" office:value="0" calcext:value-type="float">
            <text:p>0</text:p>
          </table:table-cell>
          <table:table-cell table:formula="of:=IF([.G401]=0;1;[.G401])" office:value-type="float" office:value="1" calcext:value-type="float">
            <text:p>1</text:p>
          </table:table-cell>
          <table:table-cell table:formula="of:=IF([.H401]=0;5;[.H401])" office:value-type="float" office:value="5" calcext:value-type="float">
            <text:p>5</text:p>
          </table:table-cell>
          <table:table-cell table:formula="of:=IF([.I401]=0;15;[.I401])" office:value-type="float" office:value="15" calcext:value-type="float">
            <text:p>15</text:p>
          </table:table-cell>
          <table:table-cell table:formula="of:=IF([.B401]=0;[.D401];&quot;&quot;) &amp; IF([.B401]=[$Basic.$B$2];&quot;Open Terrain&quot;;&quot;&quot;) &amp; IF([.B401]=[$Basic.$C$2];&quot;Difficult Terrain&quot;;&quot;&quot;) &amp; IF([.B401]=[$Basic.$D$2];&quot;Extreme Terrain&quot;;&quot;&quot;)">
            <text:p/>
          </table:table-cell>
          <table:table-cell table:formula="of:= [.N401] &amp; &quot; &quot; &amp; [.E401]" office:value-type="string" office:string-value=" 15/8" calcext:value-type="string">
            <text:p><text:s/>15/8</text:p>
          </table:table-cell>
          <table:table-cell table:formula="of:=CEILING([.J401])" office:value-type="float" office:value="0" calcext:value-type="float">
            <text:p>0</text:p>
          </table:table-cell>
          <table:table-cell table:formula="of:=CEILING(8*[.J401])" office:value-type="float" office:value="0" calcext:value-type="float">
            <text:p>0</text:p>
          </table:table-cell>
          <table:table-cell table:formula="of:=CEILING(1*[.K401])" office:value-type="float" office:value="1" calcext:value-type="float">
            <text:p>1</text:p>
          </table:table-cell>
          <table:table-cell table:formula="of:=CEILING(2*[.K401])" office:value-type="float" office:value="2" calcext:value-type="float">
            <text:p>2</text:p>
          </table:table-cell>
          <table:table-cell table:formula="of:=CEILING(5*[.K401])" office:value-type="float" office:value="5" calcext:value-type="float">
            <text:p>5</text:p>
          </table:table-cell>
          <table:table-cell table:formula="of:=CEILING(1*[.L401])" office:value-type="float" office:value="5" calcext:value-type="float">
            <text:p>5</text:p>
          </table:table-cell>
          <table:table-cell table:formula="of:=CEILING(2*[.L401])" office:value-type="float" office:value="10" calcext:value-type="float">
            <text:p>10</text:p>
          </table:table-cell>
          <table:table-cell table:formula="of:=CEILING(1*[.M401])" office:value-type="float" office:value="15" calcext:value-type="float">
            <text:p>15</text:p>
          </table:table-cell>
          <table:table-cell table:formula="of:=CEILING(2*[.M401])" office:value-type="float" office:value="30" calcext:value-type="float">
            <text:p>30</text:p>
          </table:table-cell>
          <table:table-cell table:formula="of:=CEILING(6*[.M401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table:formula="of:=MOD([.A402]-1;[$Basic.$A$2]+1)" office:value-type="float" office:value="0" calcext:value-type="float">
            <text:p>0</text:p>
          </table:table-cell>
          <table:table-cell table:formula="of:=CEILING(([.A402]-[.B402])/[$Basic.$A$2]; 1)+3" office:value-type="float" office:value="30" calcext:value-type="float">
            <text:p>30</text:p>
          </table:table-cell>
          <table:table-cell table:formula="of:=IF([.B402]=0;INDIRECT(ADDRESS([.C402];1;1;1;&quot;Basic&quot;));&quot;&quot;)" office:value-type="float" office:value="0" calcext:value-type="float">
            <text:p>0</text:p>
          </table:table-cell>
          <table:table-cell table:style-name="ce3" table:formula="of:=[.B402] &amp; &quot;/&quot; &amp; [$Basic.$B$2]" office:value-type="string" office:string-value="0/8" calcext:value-type="string">
            <text:p>0/8</text:p>
          </table:table-cell>
          <table:table-cell table:formula="of:=INDIRECT(ADDRESS([.$C402];2;1;1;&quot;Basic&quot;))*[.$B402]/[$Basic.$B$2]" office:value-type="float" office:value="0" calcext:value-type="float">
            <text:p>0</text:p>
          </table:table-cell>
          <table:table-cell table:formula="of:=INDIRECT(ADDRESS([.$C402];3;1;1;&quot;Basic&quot;))*[.$B402]/[$Basic.$B$2]" office:value-type="float" office:value="0" calcext:value-type="float">
            <text:p>0</text:p>
          </table:table-cell>
          <table:table-cell table:formula="of:=INDIRECT(ADDRESS([.$C402];4;1;1;&quot;Basic&quot;))*[.$B402]/[$Basic.$B$2]" office:value-type="float" office:value="0" calcext:value-type="float">
            <text:p>0</text:p>
          </table:table-cell>
          <table:table-cell table:formula="of:=INDIRECT(ADDRESS([.$C402];5;1;1;&quot;Basic&quot;))*[.$B402]/[$Basic.$B$2]" office:value-type="float" office:value="0" calcext:value-type="float">
            <text:p>0</text:p>
          </table:table-cell>
          <table:table-cell table:formula="of:=[.F402]" office:value-type="float" office:value="0" calcext:value-type="float">
            <text:p>0</text:p>
          </table:table-cell>
          <table:table-cell table:formula="of:=IF([.G402]=0;1;[.G402])" office:value-type="float" office:value="1" calcext:value-type="float">
            <text:p>1</text:p>
          </table:table-cell>
          <table:table-cell table:formula="of:=IF([.H402]=0;5;[.H402])" office:value-type="float" office:value="5" calcext:value-type="float">
            <text:p>5</text:p>
          </table:table-cell>
          <table:table-cell table:formula="of:=IF([.I402]=0;15;[.I402])" office:value-type="float" office:value="15" calcext:value-type="float">
            <text:p>15</text:p>
          </table:table-cell>
          <table:table-cell table:formula="of:=IF([.B402]=0;[.D402];&quot;&quot;) &amp; IF([.B402]=[$Basic.$B$2];&quot;Open Terrain&quot;;&quot;&quot;) &amp; IF([.B402]=[$Basic.$C$2];&quot;Difficult Terrain&quot;;&quot;&quot;) &amp; IF([.B402]=[$Basic.$D$2];&quot;Extreme Terrain&quot;;&quot;&quot;)" office:value-type="string" office:string-value="0" calcext:value-type="string">
            <text:p>0</text:p>
          </table:table-cell>
          <table:table-cell table:formula="of:= [.N402] &amp; &quot; &quot; &amp; [.E402]" office:value-type="string" office:string-value="0 0/8" calcext:value-type="string">
            <text:p>0 0/8</text:p>
          </table:table-cell>
          <table:table-cell table:formula="of:=CEILING([.J402])" office:value-type="float" office:value="0" calcext:value-type="float">
            <text:p>0</text:p>
          </table:table-cell>
          <table:table-cell table:formula="of:=CEILING(8*[.J402])" office:value-type="float" office:value="0" calcext:value-type="float">
            <text:p>0</text:p>
          </table:table-cell>
          <table:table-cell table:formula="of:=CEILING(1*[.K402])" office:value-type="float" office:value="1" calcext:value-type="float">
            <text:p>1</text:p>
          </table:table-cell>
          <table:table-cell table:formula="of:=CEILING(2*[.K402])" office:value-type="float" office:value="2" calcext:value-type="float">
            <text:p>2</text:p>
          </table:table-cell>
          <table:table-cell table:formula="of:=CEILING(5*[.K402])" office:value-type="float" office:value="5" calcext:value-type="float">
            <text:p>5</text:p>
          </table:table-cell>
          <table:table-cell table:formula="of:=CEILING(1*[.L402])" office:value-type="float" office:value="5" calcext:value-type="float">
            <text:p>5</text:p>
          </table:table-cell>
          <table:table-cell table:formula="of:=CEILING(2*[.L402])" office:value-type="float" office:value="10" calcext:value-type="float">
            <text:p>10</text:p>
          </table:table-cell>
          <table:table-cell table:formula="of:=CEILING(1*[.M402])" office:value-type="float" office:value="15" calcext:value-type="float">
            <text:p>15</text:p>
          </table:table-cell>
          <table:table-cell table:formula="of:=CEILING(2*[.M402])" office:value-type="float" office:value="30" calcext:value-type="float">
            <text:p>30</text:p>
          </table:table-cell>
          <table:table-cell table:formula="of:=CEILING(6*[.M402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table:formula="of:=MOD([.A403]-1;[$Basic.$A$2]+1)" office:value-type="float" office:value="1" calcext:value-type="float">
            <text:p>1</text:p>
          </table:table-cell>
          <table:table-cell table:formula="of:=CEILING(([.A403]-[.B403])/[$Basic.$A$2]; 1)+3" office:value-type="float" office:value="30" calcext:value-type="float">
            <text:p>30</text:p>
          </table:table-cell>
          <table:table-cell table:formula="of:=IF([.B403]=0;INDIRECT(ADDRESS([.C403];1;1;1;&quot;Basic&quot;));&quot;&quot;)">
            <text:p/>
          </table:table-cell>
          <table:table-cell table:style-name="ce3" table:formula="of:=[.B403] &amp; &quot;/&quot; &amp; [$Basic.$B$2]" office:value-type="string" office:string-value="1/8" calcext:value-type="string">
            <text:p>1/8</text:p>
          </table:table-cell>
          <table:table-cell table:formula="of:=INDIRECT(ADDRESS([.$C403];2;1;1;&quot;Basic&quot;))*[.$B403]/[$Basic.$B$2]" office:value-type="float" office:value="0" calcext:value-type="float">
            <text:p>0</text:p>
          </table:table-cell>
          <table:table-cell table:formula="of:=INDIRECT(ADDRESS([.$C403];3;1;1;&quot;Basic&quot;))*[.$B403]/[$Basic.$B$2]" office:value-type="float" office:value="0" calcext:value-type="float">
            <text:p>0</text:p>
          </table:table-cell>
          <table:table-cell table:formula="of:=INDIRECT(ADDRESS([.$C403];4;1;1;&quot;Basic&quot;))*[.$B403]/[$Basic.$B$2]" office:value-type="float" office:value="0" calcext:value-type="float">
            <text:p>0</text:p>
          </table:table-cell>
          <table:table-cell table:formula="of:=INDIRECT(ADDRESS([.$C403];5;1;1;&quot;Basic&quot;))*[.$B403]/[$Basic.$B$2]" office:value-type="float" office:value="0" calcext:value-type="float">
            <text:p>0</text:p>
          </table:table-cell>
          <table:table-cell table:formula="of:=[.F403]" office:value-type="float" office:value="0" calcext:value-type="float">
            <text:p>0</text:p>
          </table:table-cell>
          <table:table-cell table:formula="of:=IF([.G403]=0;1;[.G403])" office:value-type="float" office:value="1" calcext:value-type="float">
            <text:p>1</text:p>
          </table:table-cell>
          <table:table-cell table:formula="of:=IF([.H403]=0;5;[.H403])" office:value-type="float" office:value="5" calcext:value-type="float">
            <text:p>5</text:p>
          </table:table-cell>
          <table:table-cell table:formula="of:=IF([.I403]=0;15;[.I403])" office:value-type="float" office:value="15" calcext:value-type="float">
            <text:p>15</text:p>
          </table:table-cell>
          <table:table-cell table:formula="of:=IF([.B403]=0;[.D403];&quot;&quot;) &amp; IF([.B403]=[$Basic.$B$2];&quot;Open Terrain&quot;;&quot;&quot;) &amp; IF([.B403]=[$Basic.$C$2];&quot;Difficult Terrain&quot;;&quot;&quot;) &amp; IF([.B403]=[$Basic.$D$2];&quot;Extreme Terrain&quot;;&quot;&quot;)">
            <text:p/>
          </table:table-cell>
          <table:table-cell table:formula="of:= [.N403] &amp; &quot; &quot; &amp; [.E403]" office:value-type="string" office:string-value=" 1/8" calcext:value-type="string">
            <text:p><text:s/>1/8</text:p>
          </table:table-cell>
          <table:table-cell table:formula="of:=CEILING([.J403])" office:value-type="float" office:value="0" calcext:value-type="float">
            <text:p>0</text:p>
          </table:table-cell>
          <table:table-cell table:formula="of:=CEILING(8*[.J403])" office:value-type="float" office:value="0" calcext:value-type="float">
            <text:p>0</text:p>
          </table:table-cell>
          <table:table-cell table:formula="of:=CEILING(1*[.K403])" office:value-type="float" office:value="1" calcext:value-type="float">
            <text:p>1</text:p>
          </table:table-cell>
          <table:table-cell table:formula="of:=CEILING(2*[.K403])" office:value-type="float" office:value="2" calcext:value-type="float">
            <text:p>2</text:p>
          </table:table-cell>
          <table:table-cell table:formula="of:=CEILING(5*[.K403])" office:value-type="float" office:value="5" calcext:value-type="float">
            <text:p>5</text:p>
          </table:table-cell>
          <table:table-cell table:formula="of:=CEILING(1*[.L403])" office:value-type="float" office:value="5" calcext:value-type="float">
            <text:p>5</text:p>
          </table:table-cell>
          <table:table-cell table:formula="of:=CEILING(2*[.L403])" office:value-type="float" office:value="10" calcext:value-type="float">
            <text:p>10</text:p>
          </table:table-cell>
          <table:table-cell table:formula="of:=CEILING(1*[.M403])" office:value-type="float" office:value="15" calcext:value-type="float">
            <text:p>15</text:p>
          </table:table-cell>
          <table:table-cell table:formula="of:=CEILING(2*[.M403])" office:value-type="float" office:value="30" calcext:value-type="float">
            <text:p>30</text:p>
          </table:table-cell>
          <table:table-cell table:formula="of:=CEILING(6*[.M403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table:formula="of:=MOD([.A404]-1;[$Basic.$A$2]+1)" office:value-type="float" office:value="2" calcext:value-type="float">
            <text:p>2</text:p>
          </table:table-cell>
          <table:table-cell table:formula="of:=CEILING(([.A404]-[.B404])/[$Basic.$A$2]; 1)+3" office:value-type="float" office:value="30" calcext:value-type="float">
            <text:p>30</text:p>
          </table:table-cell>
          <table:table-cell table:formula="of:=IF([.B404]=0;INDIRECT(ADDRESS([.C404];1;1;1;&quot;Basic&quot;));&quot;&quot;)">
            <text:p/>
          </table:table-cell>
          <table:table-cell table:style-name="ce3" table:formula="of:=[.B404] &amp; &quot;/&quot; &amp; [$Basic.$B$2]" office:value-type="string" office:string-value="2/8" calcext:value-type="string">
            <text:p>2/8</text:p>
          </table:table-cell>
          <table:table-cell table:formula="of:=INDIRECT(ADDRESS([.$C404];2;1;1;&quot;Basic&quot;))*[.$B404]/[$Basic.$B$2]" office:value-type="float" office:value="0" calcext:value-type="float">
            <text:p>0</text:p>
          </table:table-cell>
          <table:table-cell table:formula="of:=INDIRECT(ADDRESS([.$C404];3;1;1;&quot;Basic&quot;))*[.$B404]/[$Basic.$B$2]" office:value-type="float" office:value="0" calcext:value-type="float">
            <text:p>0</text:p>
          </table:table-cell>
          <table:table-cell table:formula="of:=INDIRECT(ADDRESS([.$C404];4;1;1;&quot;Basic&quot;))*[.$B404]/[$Basic.$B$2]" office:value-type="float" office:value="0" calcext:value-type="float">
            <text:p>0</text:p>
          </table:table-cell>
          <table:table-cell table:formula="of:=INDIRECT(ADDRESS([.$C404];5;1;1;&quot;Basic&quot;))*[.$B404]/[$Basic.$B$2]" office:value-type="float" office:value="0" calcext:value-type="float">
            <text:p>0</text:p>
          </table:table-cell>
          <table:table-cell table:formula="of:=[.F404]" office:value-type="float" office:value="0" calcext:value-type="float">
            <text:p>0</text:p>
          </table:table-cell>
          <table:table-cell table:formula="of:=IF([.G404]=0;1;[.G404])" office:value-type="float" office:value="1" calcext:value-type="float">
            <text:p>1</text:p>
          </table:table-cell>
          <table:table-cell table:formula="of:=IF([.H404]=0;5;[.H404])" office:value-type="float" office:value="5" calcext:value-type="float">
            <text:p>5</text:p>
          </table:table-cell>
          <table:table-cell table:formula="of:=IF([.I404]=0;15;[.I404])" office:value-type="float" office:value="15" calcext:value-type="float">
            <text:p>15</text:p>
          </table:table-cell>
          <table:table-cell table:formula="of:=IF([.B404]=0;[.D404];&quot;&quot;) &amp; IF([.B404]=[$Basic.$B$2];&quot;Open Terrain&quot;;&quot;&quot;) &amp; IF([.B404]=[$Basic.$C$2];&quot;Difficult Terrain&quot;;&quot;&quot;) &amp; IF([.B404]=[$Basic.$D$2];&quot;Extreme Terrain&quot;;&quot;&quot;)">
            <text:p/>
          </table:table-cell>
          <table:table-cell table:formula="of:= [.N404] &amp; &quot; &quot; &amp; [.E404]" office:value-type="string" office:string-value=" 2/8" calcext:value-type="string">
            <text:p><text:s/>2/8</text:p>
          </table:table-cell>
          <table:table-cell table:formula="of:=CEILING([.J404])" office:value-type="float" office:value="0" calcext:value-type="float">
            <text:p>0</text:p>
          </table:table-cell>
          <table:table-cell table:formula="of:=CEILING(8*[.J404])" office:value-type="float" office:value="0" calcext:value-type="float">
            <text:p>0</text:p>
          </table:table-cell>
          <table:table-cell table:formula="of:=CEILING(1*[.K404])" office:value-type="float" office:value="1" calcext:value-type="float">
            <text:p>1</text:p>
          </table:table-cell>
          <table:table-cell table:formula="of:=CEILING(2*[.K404])" office:value-type="float" office:value="2" calcext:value-type="float">
            <text:p>2</text:p>
          </table:table-cell>
          <table:table-cell table:formula="of:=CEILING(5*[.K404])" office:value-type="float" office:value="5" calcext:value-type="float">
            <text:p>5</text:p>
          </table:table-cell>
          <table:table-cell table:formula="of:=CEILING(1*[.L404])" office:value-type="float" office:value="5" calcext:value-type="float">
            <text:p>5</text:p>
          </table:table-cell>
          <table:table-cell table:formula="of:=CEILING(2*[.L404])" office:value-type="float" office:value="10" calcext:value-type="float">
            <text:p>10</text:p>
          </table:table-cell>
          <table:table-cell table:formula="of:=CEILING(1*[.M404])" office:value-type="float" office:value="15" calcext:value-type="float">
            <text:p>15</text:p>
          </table:table-cell>
          <table:table-cell table:formula="of:=CEILING(2*[.M404])" office:value-type="float" office:value="30" calcext:value-type="float">
            <text:p>30</text:p>
          </table:table-cell>
          <table:table-cell table:formula="of:=CEILING(6*[.M404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table:formula="of:=MOD([.A405]-1;[$Basic.$A$2]+1)" office:value-type="float" office:value="3" calcext:value-type="float">
            <text:p>3</text:p>
          </table:table-cell>
          <table:table-cell table:formula="of:=CEILING(([.A405]-[.B405])/[$Basic.$A$2]; 1)+3" office:value-type="float" office:value="30" calcext:value-type="float">
            <text:p>30</text:p>
          </table:table-cell>
          <table:table-cell table:formula="of:=IF([.B405]=0;INDIRECT(ADDRESS([.C405];1;1;1;&quot;Basic&quot;));&quot;&quot;)">
            <text:p/>
          </table:table-cell>
          <table:table-cell table:style-name="ce3" table:formula="of:=[.B405] &amp; &quot;/&quot; &amp; [$Basic.$B$2]" office:value-type="string" office:string-value="3/8" calcext:value-type="string">
            <text:p>3/8</text:p>
          </table:table-cell>
          <table:table-cell table:formula="of:=INDIRECT(ADDRESS([.$C405];2;1;1;&quot;Basic&quot;))*[.$B405]/[$Basic.$B$2]" office:value-type="float" office:value="0" calcext:value-type="float">
            <text:p>0</text:p>
          </table:table-cell>
          <table:table-cell table:formula="of:=INDIRECT(ADDRESS([.$C405];3;1;1;&quot;Basic&quot;))*[.$B405]/[$Basic.$B$2]" office:value-type="float" office:value="0" calcext:value-type="float">
            <text:p>0</text:p>
          </table:table-cell>
          <table:table-cell table:formula="of:=INDIRECT(ADDRESS([.$C405];4;1;1;&quot;Basic&quot;))*[.$B405]/[$Basic.$B$2]" office:value-type="float" office:value="0" calcext:value-type="float">
            <text:p>0</text:p>
          </table:table-cell>
          <table:table-cell table:formula="of:=INDIRECT(ADDRESS([.$C405];5;1;1;&quot;Basic&quot;))*[.$B405]/[$Basic.$B$2]" office:value-type="float" office:value="0" calcext:value-type="float">
            <text:p>0</text:p>
          </table:table-cell>
          <table:table-cell table:formula="of:=[.F405]" office:value-type="float" office:value="0" calcext:value-type="float">
            <text:p>0</text:p>
          </table:table-cell>
          <table:table-cell table:formula="of:=IF([.G405]=0;1;[.G405])" office:value-type="float" office:value="1" calcext:value-type="float">
            <text:p>1</text:p>
          </table:table-cell>
          <table:table-cell table:formula="of:=IF([.H405]=0;5;[.H405])" office:value-type="float" office:value="5" calcext:value-type="float">
            <text:p>5</text:p>
          </table:table-cell>
          <table:table-cell table:formula="of:=IF([.I405]=0;15;[.I405])" office:value-type="float" office:value="15" calcext:value-type="float">
            <text:p>15</text:p>
          </table:table-cell>
          <table:table-cell table:formula="of:=IF([.B405]=0;[.D405];&quot;&quot;) &amp; IF([.B405]=[$Basic.$B$2];&quot;Open Terrain&quot;;&quot;&quot;) &amp; IF([.B405]=[$Basic.$C$2];&quot;Difficult Terrain&quot;;&quot;&quot;) &amp; IF([.B405]=[$Basic.$D$2];&quot;Extreme Terrain&quot;;&quot;&quot;)">
            <text:p/>
          </table:table-cell>
          <table:table-cell table:formula="of:= [.N405] &amp; &quot; &quot; &amp; [.E405]" office:value-type="string" office:string-value=" 3/8" calcext:value-type="string">
            <text:p><text:s/>3/8</text:p>
          </table:table-cell>
          <table:table-cell table:formula="of:=CEILING([.J405])" office:value-type="float" office:value="0" calcext:value-type="float">
            <text:p>0</text:p>
          </table:table-cell>
          <table:table-cell table:formula="of:=CEILING(8*[.J405])" office:value-type="float" office:value="0" calcext:value-type="float">
            <text:p>0</text:p>
          </table:table-cell>
          <table:table-cell table:formula="of:=CEILING(1*[.K405])" office:value-type="float" office:value="1" calcext:value-type="float">
            <text:p>1</text:p>
          </table:table-cell>
          <table:table-cell table:formula="of:=CEILING(2*[.K405])" office:value-type="float" office:value="2" calcext:value-type="float">
            <text:p>2</text:p>
          </table:table-cell>
          <table:table-cell table:formula="of:=CEILING(5*[.K405])" office:value-type="float" office:value="5" calcext:value-type="float">
            <text:p>5</text:p>
          </table:table-cell>
          <table:table-cell table:formula="of:=CEILING(1*[.L405])" office:value-type="float" office:value="5" calcext:value-type="float">
            <text:p>5</text:p>
          </table:table-cell>
          <table:table-cell table:formula="of:=CEILING(2*[.L405])" office:value-type="float" office:value="10" calcext:value-type="float">
            <text:p>10</text:p>
          </table:table-cell>
          <table:table-cell table:formula="of:=CEILING(1*[.M405])" office:value-type="float" office:value="15" calcext:value-type="float">
            <text:p>15</text:p>
          </table:table-cell>
          <table:table-cell table:formula="of:=CEILING(2*[.M405])" office:value-type="float" office:value="30" calcext:value-type="float">
            <text:p>30</text:p>
          </table:table-cell>
          <table:table-cell table:formula="of:=CEILING(6*[.M405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table:formula="of:=MOD([.A406]-1;[$Basic.$A$2]+1)" office:value-type="float" office:value="4" calcext:value-type="float">
            <text:p>4</text:p>
          </table:table-cell>
          <table:table-cell table:formula="of:=CEILING(([.A406]-[.B406])/[$Basic.$A$2]; 1)+3" office:value-type="float" office:value="30" calcext:value-type="float">
            <text:p>30</text:p>
          </table:table-cell>
          <table:table-cell table:formula="of:=IF([.B406]=0;INDIRECT(ADDRESS([.C406];1;1;1;&quot;Basic&quot;));&quot;&quot;)">
            <text:p/>
          </table:table-cell>
          <table:table-cell table:style-name="ce3" table:formula="of:=[.B406] &amp; &quot;/&quot; &amp; [$Basic.$B$2]" office:value-type="string" office:string-value="4/8" calcext:value-type="string">
            <text:p>4/8</text:p>
          </table:table-cell>
          <table:table-cell table:formula="of:=INDIRECT(ADDRESS([.$C406];2;1;1;&quot;Basic&quot;))*[.$B406]/[$Basic.$B$2]" office:value-type="float" office:value="0" calcext:value-type="float">
            <text:p>0</text:p>
          </table:table-cell>
          <table:table-cell table:formula="of:=INDIRECT(ADDRESS([.$C406];3;1;1;&quot;Basic&quot;))*[.$B406]/[$Basic.$B$2]" office:value-type="float" office:value="0" calcext:value-type="float">
            <text:p>0</text:p>
          </table:table-cell>
          <table:table-cell table:formula="of:=INDIRECT(ADDRESS([.$C406];4;1;1;&quot;Basic&quot;))*[.$B406]/[$Basic.$B$2]" office:value-type="float" office:value="0" calcext:value-type="float">
            <text:p>0</text:p>
          </table:table-cell>
          <table:table-cell table:formula="of:=INDIRECT(ADDRESS([.$C406];5;1;1;&quot;Basic&quot;))*[.$B406]/[$Basic.$B$2]" office:value-type="float" office:value="0" calcext:value-type="float">
            <text:p>0</text:p>
          </table:table-cell>
          <table:table-cell table:formula="of:=[.F406]" office:value-type="float" office:value="0" calcext:value-type="float">
            <text:p>0</text:p>
          </table:table-cell>
          <table:table-cell table:formula="of:=IF([.G406]=0;1;[.G406])" office:value-type="float" office:value="1" calcext:value-type="float">
            <text:p>1</text:p>
          </table:table-cell>
          <table:table-cell table:formula="of:=IF([.H406]=0;5;[.H406])" office:value-type="float" office:value="5" calcext:value-type="float">
            <text:p>5</text:p>
          </table:table-cell>
          <table:table-cell table:formula="of:=IF([.I406]=0;15;[.I406])" office:value-type="float" office:value="15" calcext:value-type="float">
            <text:p>15</text:p>
          </table:table-cell>
          <table:table-cell table:formula="of:=IF([.B406]=0;[.D406];&quot;&quot;) &amp; IF([.B406]=[$Basic.$B$2];&quot;Open Terrain&quot;;&quot;&quot;) &amp; IF([.B406]=[$Basic.$C$2];&quot;Difficult Terrain&quot;;&quot;&quot;) &amp; IF([.B406]=[$Basic.$D$2];&quot;Extreme Terrain&quot;;&quot;&quot;)" office:value-type="string" office:string-value="Extreme Terrain" calcext:value-type="string">
            <text:p>Extreme Terrain</text:p>
          </table:table-cell>
          <table:table-cell table:formula="of:= [.N406] &amp; &quot; &quot; &amp; [.E406]" office:value-type="string" office:string-value="Extreme Terrain 4/8" calcext:value-type="string">
            <text:p>Extreme Terrain 4/8</text:p>
          </table:table-cell>
          <table:table-cell table:formula="of:=CEILING([.J406])" office:value-type="float" office:value="0" calcext:value-type="float">
            <text:p>0</text:p>
          </table:table-cell>
          <table:table-cell table:formula="of:=CEILING(8*[.J406])" office:value-type="float" office:value="0" calcext:value-type="float">
            <text:p>0</text:p>
          </table:table-cell>
          <table:table-cell table:formula="of:=CEILING(1*[.K406])" office:value-type="float" office:value="1" calcext:value-type="float">
            <text:p>1</text:p>
          </table:table-cell>
          <table:table-cell table:formula="of:=CEILING(2*[.K406])" office:value-type="float" office:value="2" calcext:value-type="float">
            <text:p>2</text:p>
          </table:table-cell>
          <table:table-cell table:formula="of:=CEILING(5*[.K406])" office:value-type="float" office:value="5" calcext:value-type="float">
            <text:p>5</text:p>
          </table:table-cell>
          <table:table-cell table:formula="of:=CEILING(1*[.L406])" office:value-type="float" office:value="5" calcext:value-type="float">
            <text:p>5</text:p>
          </table:table-cell>
          <table:table-cell table:formula="of:=CEILING(2*[.L406])" office:value-type="float" office:value="10" calcext:value-type="float">
            <text:p>10</text:p>
          </table:table-cell>
          <table:table-cell table:formula="of:=CEILING(1*[.M406])" office:value-type="float" office:value="15" calcext:value-type="float">
            <text:p>15</text:p>
          </table:table-cell>
          <table:table-cell table:formula="of:=CEILING(2*[.M406])" office:value-type="float" office:value="30" calcext:value-type="float">
            <text:p>30</text:p>
          </table:table-cell>
          <table:table-cell table:formula="of:=CEILING(6*[.M406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table:formula="of:=MOD([.A407]-1;[$Basic.$A$2]+1)" office:value-type="float" office:value="5" calcext:value-type="float">
            <text:p>5</text:p>
          </table:table-cell>
          <table:table-cell table:formula="of:=CEILING(([.A407]-[.B407])/[$Basic.$A$2]; 1)+3" office:value-type="float" office:value="30" calcext:value-type="float">
            <text:p>30</text:p>
          </table:table-cell>
          <table:table-cell table:formula="of:=IF([.B407]=0;INDIRECT(ADDRESS([.C407];1;1;1;&quot;Basic&quot;));&quot;&quot;)">
            <text:p/>
          </table:table-cell>
          <table:table-cell table:style-name="ce3" table:formula="of:=[.B407] &amp; &quot;/&quot; &amp; [$Basic.$B$2]" office:value-type="string" office:string-value="5/8" calcext:value-type="string">
            <text:p>5/8</text:p>
          </table:table-cell>
          <table:table-cell table:formula="of:=INDIRECT(ADDRESS([.$C407];2;1;1;&quot;Basic&quot;))*[.$B407]/[$Basic.$B$2]" office:value-type="float" office:value="0" calcext:value-type="float">
            <text:p>0</text:p>
          </table:table-cell>
          <table:table-cell table:formula="of:=INDIRECT(ADDRESS([.$C407];3;1;1;&quot;Basic&quot;))*[.$B407]/[$Basic.$B$2]" office:value-type="float" office:value="0" calcext:value-type="float">
            <text:p>0</text:p>
          </table:table-cell>
          <table:table-cell table:formula="of:=INDIRECT(ADDRESS([.$C407];4;1;1;&quot;Basic&quot;))*[.$B407]/[$Basic.$B$2]" office:value-type="float" office:value="0" calcext:value-type="float">
            <text:p>0</text:p>
          </table:table-cell>
          <table:table-cell table:formula="of:=INDIRECT(ADDRESS([.$C407];5;1;1;&quot;Basic&quot;))*[.$B407]/[$Basic.$B$2]" office:value-type="float" office:value="0" calcext:value-type="float">
            <text:p>0</text:p>
          </table:table-cell>
          <table:table-cell table:formula="of:=[.F407]" office:value-type="float" office:value="0" calcext:value-type="float">
            <text:p>0</text:p>
          </table:table-cell>
          <table:table-cell table:formula="of:=IF([.G407]=0;1;[.G407])" office:value-type="float" office:value="1" calcext:value-type="float">
            <text:p>1</text:p>
          </table:table-cell>
          <table:table-cell table:formula="of:=IF([.H407]=0;5;[.H407])" office:value-type="float" office:value="5" calcext:value-type="float">
            <text:p>5</text:p>
          </table:table-cell>
          <table:table-cell table:formula="of:=IF([.I407]=0;15;[.I407])" office:value-type="float" office:value="15" calcext:value-type="float">
            <text:p>15</text:p>
          </table:table-cell>
          <table:table-cell table:formula="of:=IF([.B407]=0;[.D407];&quot;&quot;) &amp; IF([.B407]=[$Basic.$B$2];&quot;Open Terrain&quot;;&quot;&quot;) &amp; IF([.B407]=[$Basic.$C$2];&quot;Difficult Terrain&quot;;&quot;&quot;) &amp; IF([.B407]=[$Basic.$D$2];&quot;Extreme Terrain&quot;;&quot;&quot;)">
            <text:p/>
          </table:table-cell>
          <table:table-cell table:formula="of:= [.N407] &amp; &quot; &quot; &amp; [.E407]" office:value-type="string" office:string-value=" 5/8" calcext:value-type="string">
            <text:p><text:s/>5/8</text:p>
          </table:table-cell>
          <table:table-cell table:formula="of:=CEILING([.J407])" office:value-type="float" office:value="0" calcext:value-type="float">
            <text:p>0</text:p>
          </table:table-cell>
          <table:table-cell table:formula="of:=CEILING(8*[.J407])" office:value-type="float" office:value="0" calcext:value-type="float">
            <text:p>0</text:p>
          </table:table-cell>
          <table:table-cell table:formula="of:=CEILING(1*[.K407])" office:value-type="float" office:value="1" calcext:value-type="float">
            <text:p>1</text:p>
          </table:table-cell>
          <table:table-cell table:formula="of:=CEILING(2*[.K407])" office:value-type="float" office:value="2" calcext:value-type="float">
            <text:p>2</text:p>
          </table:table-cell>
          <table:table-cell table:formula="of:=CEILING(5*[.K407])" office:value-type="float" office:value="5" calcext:value-type="float">
            <text:p>5</text:p>
          </table:table-cell>
          <table:table-cell table:formula="of:=CEILING(1*[.L407])" office:value-type="float" office:value="5" calcext:value-type="float">
            <text:p>5</text:p>
          </table:table-cell>
          <table:table-cell table:formula="of:=CEILING(2*[.L407])" office:value-type="float" office:value="10" calcext:value-type="float">
            <text:p>10</text:p>
          </table:table-cell>
          <table:table-cell table:formula="of:=CEILING(1*[.M407])" office:value-type="float" office:value="15" calcext:value-type="float">
            <text:p>15</text:p>
          </table:table-cell>
          <table:table-cell table:formula="of:=CEILING(2*[.M407])" office:value-type="float" office:value="30" calcext:value-type="float">
            <text:p>30</text:p>
          </table:table-cell>
          <table:table-cell table:formula="of:=CEILING(6*[.M407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table:formula="of:=MOD([.A408]-1;[$Basic.$A$2]+1)" office:value-type="float" office:value="6" calcext:value-type="float">
            <text:p>6</text:p>
          </table:table-cell>
          <table:table-cell table:formula="of:=CEILING(([.A408]-[.B408])/[$Basic.$A$2]; 1)+3" office:value-type="float" office:value="30" calcext:value-type="float">
            <text:p>30</text:p>
          </table:table-cell>
          <table:table-cell table:formula="of:=IF([.B408]=0;INDIRECT(ADDRESS([.C408];1;1;1;&quot;Basic&quot;));&quot;&quot;)">
            <text:p/>
          </table:table-cell>
          <table:table-cell table:style-name="ce3" table:formula="of:=[.B408] &amp; &quot;/&quot; &amp; [$Basic.$B$2]" office:value-type="string" office:string-value="6/8" calcext:value-type="string">
            <text:p>6/8</text:p>
          </table:table-cell>
          <table:table-cell table:formula="of:=INDIRECT(ADDRESS([.$C408];2;1;1;&quot;Basic&quot;))*[.$B408]/[$Basic.$B$2]" office:value-type="float" office:value="0" calcext:value-type="float">
            <text:p>0</text:p>
          </table:table-cell>
          <table:table-cell table:formula="of:=INDIRECT(ADDRESS([.$C408];3;1;1;&quot;Basic&quot;))*[.$B408]/[$Basic.$B$2]" office:value-type="float" office:value="0" calcext:value-type="float">
            <text:p>0</text:p>
          </table:table-cell>
          <table:table-cell table:formula="of:=INDIRECT(ADDRESS([.$C408];4;1;1;&quot;Basic&quot;))*[.$B408]/[$Basic.$B$2]" office:value-type="float" office:value="0" calcext:value-type="float">
            <text:p>0</text:p>
          </table:table-cell>
          <table:table-cell table:formula="of:=INDIRECT(ADDRESS([.$C408];5;1;1;&quot;Basic&quot;))*[.$B408]/[$Basic.$B$2]" office:value-type="float" office:value="0" calcext:value-type="float">
            <text:p>0</text:p>
          </table:table-cell>
          <table:table-cell table:formula="of:=[.F408]" office:value-type="float" office:value="0" calcext:value-type="float">
            <text:p>0</text:p>
          </table:table-cell>
          <table:table-cell table:formula="of:=IF([.G408]=0;1;[.G408])" office:value-type="float" office:value="1" calcext:value-type="float">
            <text:p>1</text:p>
          </table:table-cell>
          <table:table-cell table:formula="of:=IF([.H408]=0;5;[.H408])" office:value-type="float" office:value="5" calcext:value-type="float">
            <text:p>5</text:p>
          </table:table-cell>
          <table:table-cell table:formula="of:=IF([.I408]=0;15;[.I408])" office:value-type="float" office:value="15" calcext:value-type="float">
            <text:p>15</text:p>
          </table:table-cell>
          <table:table-cell table:formula="of:=IF([.B408]=0;[.D408];&quot;&quot;) &amp; IF([.B408]=[$Basic.$B$2];&quot;Open Terrain&quot;;&quot;&quot;) &amp; IF([.B408]=[$Basic.$C$2];&quot;Difficult Terrain&quot;;&quot;&quot;) &amp; IF([.B408]=[$Basic.$D$2];&quot;Extreme Terrain&quot;;&quot;&quot;)" office:value-type="string" office:string-value="Difficult Terrain" calcext:value-type="string">
            <text:p>Difficult Terrain</text:p>
          </table:table-cell>
          <table:table-cell table:formula="of:= [.N408] &amp; &quot; &quot; &amp; [.E408]" office:value-type="string" office:string-value="Difficult Terrain 6/8" calcext:value-type="string">
            <text:p>Difficult Terrain 6/8</text:p>
          </table:table-cell>
          <table:table-cell table:formula="of:=CEILING([.J408])" office:value-type="float" office:value="0" calcext:value-type="float">
            <text:p>0</text:p>
          </table:table-cell>
          <table:table-cell table:formula="of:=CEILING(8*[.J408])" office:value-type="float" office:value="0" calcext:value-type="float">
            <text:p>0</text:p>
          </table:table-cell>
          <table:table-cell table:formula="of:=CEILING(1*[.K408])" office:value-type="float" office:value="1" calcext:value-type="float">
            <text:p>1</text:p>
          </table:table-cell>
          <table:table-cell table:formula="of:=CEILING(2*[.K408])" office:value-type="float" office:value="2" calcext:value-type="float">
            <text:p>2</text:p>
          </table:table-cell>
          <table:table-cell table:formula="of:=CEILING(5*[.K408])" office:value-type="float" office:value="5" calcext:value-type="float">
            <text:p>5</text:p>
          </table:table-cell>
          <table:table-cell table:formula="of:=CEILING(1*[.L408])" office:value-type="float" office:value="5" calcext:value-type="float">
            <text:p>5</text:p>
          </table:table-cell>
          <table:table-cell table:formula="of:=CEILING(2*[.L408])" office:value-type="float" office:value="10" calcext:value-type="float">
            <text:p>10</text:p>
          </table:table-cell>
          <table:table-cell table:formula="of:=CEILING(1*[.M408])" office:value-type="float" office:value="15" calcext:value-type="float">
            <text:p>15</text:p>
          </table:table-cell>
          <table:table-cell table:formula="of:=CEILING(2*[.M408])" office:value-type="float" office:value="30" calcext:value-type="float">
            <text:p>30</text:p>
          </table:table-cell>
          <table:table-cell table:formula="of:=CEILING(6*[.M408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table:formula="of:=MOD([.A409]-1;[$Basic.$A$2]+1)" office:value-type="float" office:value="7" calcext:value-type="float">
            <text:p>7</text:p>
          </table:table-cell>
          <table:table-cell table:formula="of:=CEILING(([.A409]-[.B409])/[$Basic.$A$2]; 1)+3" office:value-type="float" office:value="30" calcext:value-type="float">
            <text:p>30</text:p>
          </table:table-cell>
          <table:table-cell table:formula="of:=IF([.B409]=0;INDIRECT(ADDRESS([.C409];1;1;1;&quot;Basic&quot;));&quot;&quot;)">
            <text:p/>
          </table:table-cell>
          <table:table-cell table:style-name="ce3" table:formula="of:=[.B409] &amp; &quot;/&quot; &amp; [$Basic.$B$2]" office:value-type="string" office:string-value="7/8" calcext:value-type="string">
            <text:p>7/8</text:p>
          </table:table-cell>
          <table:table-cell table:formula="of:=INDIRECT(ADDRESS([.$C409];2;1;1;&quot;Basic&quot;))*[.$B409]/[$Basic.$B$2]" office:value-type="float" office:value="0" calcext:value-type="float">
            <text:p>0</text:p>
          </table:table-cell>
          <table:table-cell table:formula="of:=INDIRECT(ADDRESS([.$C409];3;1;1;&quot;Basic&quot;))*[.$B409]/[$Basic.$B$2]" office:value-type="float" office:value="0" calcext:value-type="float">
            <text:p>0</text:p>
          </table:table-cell>
          <table:table-cell table:formula="of:=INDIRECT(ADDRESS([.$C409];4;1;1;&quot;Basic&quot;))*[.$B409]/[$Basic.$B$2]" office:value-type="float" office:value="0" calcext:value-type="float">
            <text:p>0</text:p>
          </table:table-cell>
          <table:table-cell table:formula="of:=INDIRECT(ADDRESS([.$C409];5;1;1;&quot;Basic&quot;))*[.$B409]/[$Basic.$B$2]" office:value-type="float" office:value="0" calcext:value-type="float">
            <text:p>0</text:p>
          </table:table-cell>
          <table:table-cell table:formula="of:=[.F409]" office:value-type="float" office:value="0" calcext:value-type="float">
            <text:p>0</text:p>
          </table:table-cell>
          <table:table-cell table:formula="of:=IF([.G409]=0;1;[.G409])" office:value-type="float" office:value="1" calcext:value-type="float">
            <text:p>1</text:p>
          </table:table-cell>
          <table:table-cell table:formula="of:=IF([.H409]=0;5;[.H409])" office:value-type="float" office:value="5" calcext:value-type="float">
            <text:p>5</text:p>
          </table:table-cell>
          <table:table-cell table:formula="of:=IF([.I409]=0;15;[.I409])" office:value-type="float" office:value="15" calcext:value-type="float">
            <text:p>15</text:p>
          </table:table-cell>
          <table:table-cell table:formula="of:=IF([.B409]=0;[.D409];&quot;&quot;) &amp; IF([.B409]=[$Basic.$B$2];&quot;Open Terrain&quot;;&quot;&quot;) &amp; IF([.B409]=[$Basic.$C$2];&quot;Difficult Terrain&quot;;&quot;&quot;) &amp; IF([.B409]=[$Basic.$D$2];&quot;Extreme Terrain&quot;;&quot;&quot;)">
            <text:p/>
          </table:table-cell>
          <table:table-cell table:formula="of:= [.N409] &amp; &quot; &quot; &amp; [.E409]" office:value-type="string" office:string-value=" 7/8" calcext:value-type="string">
            <text:p><text:s/>7/8</text:p>
          </table:table-cell>
          <table:table-cell table:formula="of:=CEILING([.J409])" office:value-type="float" office:value="0" calcext:value-type="float">
            <text:p>0</text:p>
          </table:table-cell>
          <table:table-cell table:formula="of:=CEILING(8*[.J409])" office:value-type="float" office:value="0" calcext:value-type="float">
            <text:p>0</text:p>
          </table:table-cell>
          <table:table-cell table:formula="of:=CEILING(1*[.K409])" office:value-type="float" office:value="1" calcext:value-type="float">
            <text:p>1</text:p>
          </table:table-cell>
          <table:table-cell table:formula="of:=CEILING(2*[.K409])" office:value-type="float" office:value="2" calcext:value-type="float">
            <text:p>2</text:p>
          </table:table-cell>
          <table:table-cell table:formula="of:=CEILING(5*[.K409])" office:value-type="float" office:value="5" calcext:value-type="float">
            <text:p>5</text:p>
          </table:table-cell>
          <table:table-cell table:formula="of:=CEILING(1*[.L409])" office:value-type="float" office:value="5" calcext:value-type="float">
            <text:p>5</text:p>
          </table:table-cell>
          <table:table-cell table:formula="of:=CEILING(2*[.L409])" office:value-type="float" office:value="10" calcext:value-type="float">
            <text:p>10</text:p>
          </table:table-cell>
          <table:table-cell table:formula="of:=CEILING(1*[.M409])" office:value-type="float" office:value="15" calcext:value-type="float">
            <text:p>15</text:p>
          </table:table-cell>
          <table:table-cell table:formula="of:=CEILING(2*[.M409])" office:value-type="float" office:value="30" calcext:value-type="float">
            <text:p>30</text:p>
          </table:table-cell>
          <table:table-cell table:formula="of:=CEILING(6*[.M409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table:formula="of:=MOD([.A410]-1;[$Basic.$A$2]+1)" office:value-type="float" office:value="8" calcext:value-type="float">
            <text:p>8</text:p>
          </table:table-cell>
          <table:table-cell table:formula="of:=CEILING(([.A410]-[.B410])/[$Basic.$A$2]; 1)+3" office:value-type="float" office:value="30" calcext:value-type="float">
            <text:p>30</text:p>
          </table:table-cell>
          <table:table-cell table:formula="of:=IF([.B410]=0;INDIRECT(ADDRESS([.C410];1;1;1;&quot;Basic&quot;));&quot;&quot;)">
            <text:p/>
          </table:table-cell>
          <table:table-cell table:style-name="ce3" table:formula="of:=[.B410] &amp; &quot;/&quot; &amp; [$Basic.$B$2]" office:value-type="string" office:string-value="8/8" calcext:value-type="string">
            <text:p>8/8</text:p>
          </table:table-cell>
          <table:table-cell table:formula="of:=INDIRECT(ADDRESS([.$C410];2;1;1;&quot;Basic&quot;))*[.$B410]/[$Basic.$B$2]" office:value-type="float" office:value="0" calcext:value-type="float">
            <text:p>0</text:p>
          </table:table-cell>
          <table:table-cell table:formula="of:=INDIRECT(ADDRESS([.$C410];3;1;1;&quot;Basic&quot;))*[.$B410]/[$Basic.$B$2]" office:value-type="float" office:value="0" calcext:value-type="float">
            <text:p>0</text:p>
          </table:table-cell>
          <table:table-cell table:formula="of:=INDIRECT(ADDRESS([.$C410];4;1;1;&quot;Basic&quot;))*[.$B410]/[$Basic.$B$2]" office:value-type="float" office:value="0" calcext:value-type="float">
            <text:p>0</text:p>
          </table:table-cell>
          <table:table-cell table:formula="of:=INDIRECT(ADDRESS([.$C410];5;1;1;&quot;Basic&quot;))*[.$B410]/[$Basic.$B$2]" office:value-type="float" office:value="0" calcext:value-type="float">
            <text:p>0</text:p>
          </table:table-cell>
          <table:table-cell table:formula="of:=[.F410]" office:value-type="float" office:value="0" calcext:value-type="float">
            <text:p>0</text:p>
          </table:table-cell>
          <table:table-cell table:formula="of:=IF([.G410]=0;1;[.G410])" office:value-type="float" office:value="1" calcext:value-type="float">
            <text:p>1</text:p>
          </table:table-cell>
          <table:table-cell table:formula="of:=IF([.H410]=0;5;[.H410])" office:value-type="float" office:value="5" calcext:value-type="float">
            <text:p>5</text:p>
          </table:table-cell>
          <table:table-cell table:formula="of:=IF([.I410]=0;15;[.I410])" office:value-type="float" office:value="15" calcext:value-type="float">
            <text:p>15</text:p>
          </table:table-cell>
          <table:table-cell table:formula="of:=IF([.B410]=0;[.D410];&quot;&quot;) &amp; IF([.B410]=[$Basic.$B$2];&quot;Open Terrain&quot;;&quot;&quot;) &amp; IF([.B410]=[$Basic.$C$2];&quot;Difficult Terrain&quot;;&quot;&quot;) &amp; IF([.B410]=[$Basic.$D$2];&quot;Extreme Terrain&quot;;&quot;&quot;)" office:value-type="string" office:string-value="Open Terrain" calcext:value-type="string">
            <text:p>Open Terrain</text:p>
          </table:table-cell>
          <table:table-cell table:formula="of:= [.N410] &amp; &quot; &quot; &amp; [.E410]" office:value-type="string" office:string-value="Open Terrain 8/8" calcext:value-type="string">
            <text:p>Open Terrain 8/8</text:p>
          </table:table-cell>
          <table:table-cell table:formula="of:=CEILING([.J410])" office:value-type="float" office:value="0" calcext:value-type="float">
            <text:p>0</text:p>
          </table:table-cell>
          <table:table-cell table:formula="of:=CEILING(8*[.J410])" office:value-type="float" office:value="0" calcext:value-type="float">
            <text:p>0</text:p>
          </table:table-cell>
          <table:table-cell table:formula="of:=CEILING(1*[.K410])" office:value-type="float" office:value="1" calcext:value-type="float">
            <text:p>1</text:p>
          </table:table-cell>
          <table:table-cell table:formula="of:=CEILING(2*[.K410])" office:value-type="float" office:value="2" calcext:value-type="float">
            <text:p>2</text:p>
          </table:table-cell>
          <table:table-cell table:formula="of:=CEILING(5*[.K410])" office:value-type="float" office:value="5" calcext:value-type="float">
            <text:p>5</text:p>
          </table:table-cell>
          <table:table-cell table:formula="of:=CEILING(1*[.L410])" office:value-type="float" office:value="5" calcext:value-type="float">
            <text:p>5</text:p>
          </table:table-cell>
          <table:table-cell table:formula="of:=CEILING(2*[.L410])" office:value-type="float" office:value="10" calcext:value-type="float">
            <text:p>10</text:p>
          </table:table-cell>
          <table:table-cell table:formula="of:=CEILING(1*[.M410])" office:value-type="float" office:value="15" calcext:value-type="float">
            <text:p>15</text:p>
          </table:table-cell>
          <table:table-cell table:formula="of:=CEILING(2*[.M410])" office:value-type="float" office:value="30" calcext:value-type="float">
            <text:p>30</text:p>
          </table:table-cell>
          <table:table-cell table:formula="of:=CEILING(6*[.M410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table:formula="of:=MOD([.A411]-1;[$Basic.$A$2]+1)" office:value-type="float" office:value="9" calcext:value-type="float">
            <text:p>9</text:p>
          </table:table-cell>
          <table:table-cell table:formula="of:=CEILING(([.A411]-[.B411])/[$Basic.$A$2]; 1)+3" office:value-type="float" office:value="30" calcext:value-type="float">
            <text:p>30</text:p>
          </table:table-cell>
          <table:table-cell table:formula="of:=IF([.B411]=0;INDIRECT(ADDRESS([.C411];1;1;1;&quot;Basic&quot;));&quot;&quot;)">
            <text:p/>
          </table:table-cell>
          <table:table-cell table:style-name="ce3" table:formula="of:=[.B411] &amp; &quot;/&quot; &amp; [$Basic.$B$2]" office:value-type="string" office:string-value="9/8" calcext:value-type="string">
            <text:p>9/8</text:p>
          </table:table-cell>
          <table:table-cell table:formula="of:=INDIRECT(ADDRESS([.$C411];2;1;1;&quot;Basic&quot;))*[.$B411]/[$Basic.$B$2]" office:value-type="float" office:value="0" calcext:value-type="float">
            <text:p>0</text:p>
          </table:table-cell>
          <table:table-cell table:formula="of:=INDIRECT(ADDRESS([.$C411];3;1;1;&quot;Basic&quot;))*[.$B411]/[$Basic.$B$2]" office:value-type="float" office:value="0" calcext:value-type="float">
            <text:p>0</text:p>
          </table:table-cell>
          <table:table-cell table:formula="of:=INDIRECT(ADDRESS([.$C411];4;1;1;&quot;Basic&quot;))*[.$B411]/[$Basic.$B$2]" office:value-type="float" office:value="0" calcext:value-type="float">
            <text:p>0</text:p>
          </table:table-cell>
          <table:table-cell table:formula="of:=INDIRECT(ADDRESS([.$C411];5;1;1;&quot;Basic&quot;))*[.$B411]/[$Basic.$B$2]" office:value-type="float" office:value="0" calcext:value-type="float">
            <text:p>0</text:p>
          </table:table-cell>
          <table:table-cell table:formula="of:=[.F411]" office:value-type="float" office:value="0" calcext:value-type="float">
            <text:p>0</text:p>
          </table:table-cell>
          <table:table-cell table:formula="of:=IF([.G411]=0;1;[.G411])" office:value-type="float" office:value="1" calcext:value-type="float">
            <text:p>1</text:p>
          </table:table-cell>
          <table:table-cell table:formula="of:=IF([.H411]=0;5;[.H411])" office:value-type="float" office:value="5" calcext:value-type="float">
            <text:p>5</text:p>
          </table:table-cell>
          <table:table-cell table:formula="of:=IF([.I411]=0;15;[.I411])" office:value-type="float" office:value="15" calcext:value-type="float">
            <text:p>15</text:p>
          </table:table-cell>
          <table:table-cell table:formula="of:=IF([.B411]=0;[.D411];&quot;&quot;) &amp; IF([.B411]=[$Basic.$B$2];&quot;Open Terrain&quot;;&quot;&quot;) &amp; IF([.B411]=[$Basic.$C$2];&quot;Difficult Terrain&quot;;&quot;&quot;) &amp; IF([.B411]=[$Basic.$D$2];&quot;Extreme Terrain&quot;;&quot;&quot;)">
            <text:p/>
          </table:table-cell>
          <table:table-cell table:formula="of:= [.N411] &amp; &quot; &quot; &amp; [.E411]" office:value-type="string" office:string-value=" 9/8" calcext:value-type="string">
            <text:p><text:s/>9/8</text:p>
          </table:table-cell>
          <table:table-cell table:formula="of:=CEILING([.J411])" office:value-type="float" office:value="0" calcext:value-type="float">
            <text:p>0</text:p>
          </table:table-cell>
          <table:table-cell table:formula="of:=CEILING(8*[.J411])" office:value-type="float" office:value="0" calcext:value-type="float">
            <text:p>0</text:p>
          </table:table-cell>
          <table:table-cell table:formula="of:=CEILING(1*[.K411])" office:value-type="float" office:value="1" calcext:value-type="float">
            <text:p>1</text:p>
          </table:table-cell>
          <table:table-cell table:formula="of:=CEILING(2*[.K411])" office:value-type="float" office:value="2" calcext:value-type="float">
            <text:p>2</text:p>
          </table:table-cell>
          <table:table-cell table:formula="of:=CEILING(5*[.K411])" office:value-type="float" office:value="5" calcext:value-type="float">
            <text:p>5</text:p>
          </table:table-cell>
          <table:table-cell table:formula="of:=CEILING(1*[.L411])" office:value-type="float" office:value="5" calcext:value-type="float">
            <text:p>5</text:p>
          </table:table-cell>
          <table:table-cell table:formula="of:=CEILING(2*[.L411])" office:value-type="float" office:value="10" calcext:value-type="float">
            <text:p>10</text:p>
          </table:table-cell>
          <table:table-cell table:formula="of:=CEILING(1*[.M411])" office:value-type="float" office:value="15" calcext:value-type="float">
            <text:p>15</text:p>
          </table:table-cell>
          <table:table-cell table:formula="of:=CEILING(2*[.M411])" office:value-type="float" office:value="30" calcext:value-type="float">
            <text:p>30</text:p>
          </table:table-cell>
          <table:table-cell table:formula="of:=CEILING(6*[.M411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table:formula="of:=MOD([.A412]-1;[$Basic.$A$2]+1)" office:value-type="float" office:value="10" calcext:value-type="float">
            <text:p>10</text:p>
          </table:table-cell>
          <table:table-cell table:formula="of:=CEILING(([.A412]-[.B412])/[$Basic.$A$2]; 1)+3" office:value-type="float" office:value="30" calcext:value-type="float">
            <text:p>30</text:p>
          </table:table-cell>
          <table:table-cell table:formula="of:=IF([.B412]=0;INDIRECT(ADDRESS([.C412];1;1;1;&quot;Basic&quot;));&quot;&quot;)">
            <text:p/>
          </table:table-cell>
          <table:table-cell table:style-name="ce3" table:formula="of:=[.B412] &amp; &quot;/&quot; &amp; [$Basic.$B$2]" office:value-type="string" office:string-value="10/8" calcext:value-type="string">
            <text:p>10/8</text:p>
          </table:table-cell>
          <table:table-cell table:formula="of:=INDIRECT(ADDRESS([.$C412];2;1;1;&quot;Basic&quot;))*[.$B412]/[$Basic.$B$2]" office:value-type="float" office:value="0" calcext:value-type="float">
            <text:p>0</text:p>
          </table:table-cell>
          <table:table-cell table:formula="of:=INDIRECT(ADDRESS([.$C412];3;1;1;&quot;Basic&quot;))*[.$B412]/[$Basic.$B$2]" office:value-type="float" office:value="0" calcext:value-type="float">
            <text:p>0</text:p>
          </table:table-cell>
          <table:table-cell table:formula="of:=INDIRECT(ADDRESS([.$C412];4;1;1;&quot;Basic&quot;))*[.$B412]/[$Basic.$B$2]" office:value-type="float" office:value="0" calcext:value-type="float">
            <text:p>0</text:p>
          </table:table-cell>
          <table:table-cell table:formula="of:=INDIRECT(ADDRESS([.$C412];5;1;1;&quot;Basic&quot;))*[.$B412]/[$Basic.$B$2]" office:value-type="float" office:value="0" calcext:value-type="float">
            <text:p>0</text:p>
          </table:table-cell>
          <table:table-cell table:formula="of:=[.F412]" office:value-type="float" office:value="0" calcext:value-type="float">
            <text:p>0</text:p>
          </table:table-cell>
          <table:table-cell table:formula="of:=IF([.G412]=0;1;[.G412])" office:value-type="float" office:value="1" calcext:value-type="float">
            <text:p>1</text:p>
          </table:table-cell>
          <table:table-cell table:formula="of:=IF([.H412]=0;5;[.H412])" office:value-type="float" office:value="5" calcext:value-type="float">
            <text:p>5</text:p>
          </table:table-cell>
          <table:table-cell table:formula="of:=IF([.I412]=0;15;[.I412])" office:value-type="float" office:value="15" calcext:value-type="float">
            <text:p>15</text:p>
          </table:table-cell>
          <table:table-cell table:formula="of:=IF([.B412]=0;[.D412];&quot;&quot;) &amp; IF([.B412]=[$Basic.$B$2];&quot;Open Terrain&quot;;&quot;&quot;) &amp; IF([.B412]=[$Basic.$C$2];&quot;Difficult Terrain&quot;;&quot;&quot;) &amp; IF([.B412]=[$Basic.$D$2];&quot;Extreme Terrain&quot;;&quot;&quot;)">
            <text:p/>
          </table:table-cell>
          <table:table-cell table:formula="of:= [.N412] &amp; &quot; &quot; &amp; [.E412]" office:value-type="string" office:string-value=" 10/8" calcext:value-type="string">
            <text:p><text:s/>10/8</text:p>
          </table:table-cell>
          <table:table-cell table:formula="of:=CEILING([.J412])" office:value-type="float" office:value="0" calcext:value-type="float">
            <text:p>0</text:p>
          </table:table-cell>
          <table:table-cell table:formula="of:=CEILING(8*[.J412])" office:value-type="float" office:value="0" calcext:value-type="float">
            <text:p>0</text:p>
          </table:table-cell>
          <table:table-cell table:formula="of:=CEILING(1*[.K412])" office:value-type="float" office:value="1" calcext:value-type="float">
            <text:p>1</text:p>
          </table:table-cell>
          <table:table-cell table:formula="of:=CEILING(2*[.K412])" office:value-type="float" office:value="2" calcext:value-type="float">
            <text:p>2</text:p>
          </table:table-cell>
          <table:table-cell table:formula="of:=CEILING(5*[.K412])" office:value-type="float" office:value="5" calcext:value-type="float">
            <text:p>5</text:p>
          </table:table-cell>
          <table:table-cell table:formula="of:=CEILING(1*[.L412])" office:value-type="float" office:value="5" calcext:value-type="float">
            <text:p>5</text:p>
          </table:table-cell>
          <table:table-cell table:formula="of:=CEILING(2*[.L412])" office:value-type="float" office:value="10" calcext:value-type="float">
            <text:p>10</text:p>
          </table:table-cell>
          <table:table-cell table:formula="of:=CEILING(1*[.M412])" office:value-type="float" office:value="15" calcext:value-type="float">
            <text:p>15</text:p>
          </table:table-cell>
          <table:table-cell table:formula="of:=CEILING(2*[.M412])" office:value-type="float" office:value="30" calcext:value-type="float">
            <text:p>30</text:p>
          </table:table-cell>
          <table:table-cell table:formula="of:=CEILING(6*[.M412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table:formula="of:=MOD([.A413]-1;[$Basic.$A$2]+1)" office:value-type="float" office:value="11" calcext:value-type="float">
            <text:p>11</text:p>
          </table:table-cell>
          <table:table-cell table:formula="of:=CEILING(([.A413]-[.B413])/[$Basic.$A$2]; 1)+3" office:value-type="float" office:value="30" calcext:value-type="float">
            <text:p>30</text:p>
          </table:table-cell>
          <table:table-cell table:formula="of:=IF([.B413]=0;INDIRECT(ADDRESS([.C413];1;1;1;&quot;Basic&quot;));&quot;&quot;)">
            <text:p/>
          </table:table-cell>
          <table:table-cell table:style-name="ce3" table:formula="of:=[.B413] &amp; &quot;/&quot; &amp; [$Basic.$B$2]" office:value-type="string" office:string-value="11/8" calcext:value-type="string">
            <text:p>11/8</text:p>
          </table:table-cell>
          <table:table-cell table:formula="of:=INDIRECT(ADDRESS([.$C413];2;1;1;&quot;Basic&quot;))*[.$B413]/[$Basic.$B$2]" office:value-type="float" office:value="0" calcext:value-type="float">
            <text:p>0</text:p>
          </table:table-cell>
          <table:table-cell table:formula="of:=INDIRECT(ADDRESS([.$C413];3;1;1;&quot;Basic&quot;))*[.$B413]/[$Basic.$B$2]" office:value-type="float" office:value="0" calcext:value-type="float">
            <text:p>0</text:p>
          </table:table-cell>
          <table:table-cell table:formula="of:=INDIRECT(ADDRESS([.$C413];4;1;1;&quot;Basic&quot;))*[.$B413]/[$Basic.$B$2]" office:value-type="float" office:value="0" calcext:value-type="float">
            <text:p>0</text:p>
          </table:table-cell>
          <table:table-cell table:formula="of:=INDIRECT(ADDRESS([.$C413];5;1;1;&quot;Basic&quot;))*[.$B413]/[$Basic.$B$2]" office:value-type="float" office:value="0" calcext:value-type="float">
            <text:p>0</text:p>
          </table:table-cell>
          <table:table-cell table:formula="of:=[.F413]" office:value-type="float" office:value="0" calcext:value-type="float">
            <text:p>0</text:p>
          </table:table-cell>
          <table:table-cell table:formula="of:=IF([.G413]=0;1;[.G413])" office:value-type="float" office:value="1" calcext:value-type="float">
            <text:p>1</text:p>
          </table:table-cell>
          <table:table-cell table:formula="of:=IF([.H413]=0;5;[.H413])" office:value-type="float" office:value="5" calcext:value-type="float">
            <text:p>5</text:p>
          </table:table-cell>
          <table:table-cell table:formula="of:=IF([.I413]=0;15;[.I413])" office:value-type="float" office:value="15" calcext:value-type="float">
            <text:p>15</text:p>
          </table:table-cell>
          <table:table-cell table:formula="of:=IF([.B413]=0;[.D413];&quot;&quot;) &amp; IF([.B413]=[$Basic.$B$2];&quot;Open Terrain&quot;;&quot;&quot;) &amp; IF([.B413]=[$Basic.$C$2];&quot;Difficult Terrain&quot;;&quot;&quot;) &amp; IF([.B413]=[$Basic.$D$2];&quot;Extreme Terrain&quot;;&quot;&quot;)">
            <text:p/>
          </table:table-cell>
          <table:table-cell table:formula="of:= [.N413] &amp; &quot; &quot; &amp; [.E413]" office:value-type="string" office:string-value=" 11/8" calcext:value-type="string">
            <text:p><text:s/>11/8</text:p>
          </table:table-cell>
          <table:table-cell table:formula="of:=CEILING([.J413])" office:value-type="float" office:value="0" calcext:value-type="float">
            <text:p>0</text:p>
          </table:table-cell>
          <table:table-cell table:formula="of:=CEILING(8*[.J413])" office:value-type="float" office:value="0" calcext:value-type="float">
            <text:p>0</text:p>
          </table:table-cell>
          <table:table-cell table:formula="of:=CEILING(1*[.K413])" office:value-type="float" office:value="1" calcext:value-type="float">
            <text:p>1</text:p>
          </table:table-cell>
          <table:table-cell table:formula="of:=CEILING(2*[.K413])" office:value-type="float" office:value="2" calcext:value-type="float">
            <text:p>2</text:p>
          </table:table-cell>
          <table:table-cell table:formula="of:=CEILING(5*[.K413])" office:value-type="float" office:value="5" calcext:value-type="float">
            <text:p>5</text:p>
          </table:table-cell>
          <table:table-cell table:formula="of:=CEILING(1*[.L413])" office:value-type="float" office:value="5" calcext:value-type="float">
            <text:p>5</text:p>
          </table:table-cell>
          <table:table-cell table:formula="of:=CEILING(2*[.L413])" office:value-type="float" office:value="10" calcext:value-type="float">
            <text:p>10</text:p>
          </table:table-cell>
          <table:table-cell table:formula="of:=CEILING(1*[.M413])" office:value-type="float" office:value="15" calcext:value-type="float">
            <text:p>15</text:p>
          </table:table-cell>
          <table:table-cell table:formula="of:=CEILING(2*[.M413])" office:value-type="float" office:value="30" calcext:value-type="float">
            <text:p>30</text:p>
          </table:table-cell>
          <table:table-cell table:formula="of:=CEILING(6*[.M413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table:formula="of:=MOD([.A414]-1;[$Basic.$A$2]+1)" office:value-type="float" office:value="12" calcext:value-type="float">
            <text:p>12</text:p>
          </table:table-cell>
          <table:table-cell table:formula="of:=CEILING(([.A414]-[.B414])/[$Basic.$A$2]; 1)+3" office:value-type="float" office:value="30" calcext:value-type="float">
            <text:p>30</text:p>
          </table:table-cell>
          <table:table-cell table:formula="of:=IF([.B414]=0;INDIRECT(ADDRESS([.C414];1;1;1;&quot;Basic&quot;));&quot;&quot;)">
            <text:p/>
          </table:table-cell>
          <table:table-cell table:style-name="ce3" table:formula="of:=[.B414] &amp; &quot;/&quot; &amp; [$Basic.$B$2]" office:value-type="string" office:string-value="12/8" calcext:value-type="string">
            <text:p>12/8</text:p>
          </table:table-cell>
          <table:table-cell table:formula="of:=INDIRECT(ADDRESS([.$C414];2;1;1;&quot;Basic&quot;))*[.$B414]/[$Basic.$B$2]" office:value-type="float" office:value="0" calcext:value-type="float">
            <text:p>0</text:p>
          </table:table-cell>
          <table:table-cell table:formula="of:=INDIRECT(ADDRESS([.$C414];3;1;1;&quot;Basic&quot;))*[.$B414]/[$Basic.$B$2]" office:value-type="float" office:value="0" calcext:value-type="float">
            <text:p>0</text:p>
          </table:table-cell>
          <table:table-cell table:formula="of:=INDIRECT(ADDRESS([.$C414];4;1;1;&quot;Basic&quot;))*[.$B414]/[$Basic.$B$2]" office:value-type="float" office:value="0" calcext:value-type="float">
            <text:p>0</text:p>
          </table:table-cell>
          <table:table-cell table:formula="of:=INDIRECT(ADDRESS([.$C414];5;1;1;&quot;Basic&quot;))*[.$B414]/[$Basic.$B$2]" office:value-type="float" office:value="0" calcext:value-type="float">
            <text:p>0</text:p>
          </table:table-cell>
          <table:table-cell table:formula="of:=[.F414]" office:value-type="float" office:value="0" calcext:value-type="float">
            <text:p>0</text:p>
          </table:table-cell>
          <table:table-cell table:formula="of:=IF([.G414]=0;1;[.G414])" office:value-type="float" office:value="1" calcext:value-type="float">
            <text:p>1</text:p>
          </table:table-cell>
          <table:table-cell table:formula="of:=IF([.H414]=0;5;[.H414])" office:value-type="float" office:value="5" calcext:value-type="float">
            <text:p>5</text:p>
          </table:table-cell>
          <table:table-cell table:formula="of:=IF([.I414]=0;15;[.I414])" office:value-type="float" office:value="15" calcext:value-type="float">
            <text:p>15</text:p>
          </table:table-cell>
          <table:table-cell table:formula="of:=IF([.B414]=0;[.D414];&quot;&quot;) &amp; IF([.B414]=[$Basic.$B$2];&quot;Open Terrain&quot;;&quot;&quot;) &amp; IF([.B414]=[$Basic.$C$2];&quot;Difficult Terrain&quot;;&quot;&quot;) &amp; IF([.B414]=[$Basic.$D$2];&quot;Extreme Terrain&quot;;&quot;&quot;)">
            <text:p/>
          </table:table-cell>
          <table:table-cell table:formula="of:= [.N414] &amp; &quot; &quot; &amp; [.E414]" office:value-type="string" office:string-value=" 12/8" calcext:value-type="string">
            <text:p><text:s/>12/8</text:p>
          </table:table-cell>
          <table:table-cell table:formula="of:=CEILING([.J414])" office:value-type="float" office:value="0" calcext:value-type="float">
            <text:p>0</text:p>
          </table:table-cell>
          <table:table-cell table:formula="of:=CEILING(8*[.J414])" office:value-type="float" office:value="0" calcext:value-type="float">
            <text:p>0</text:p>
          </table:table-cell>
          <table:table-cell table:formula="of:=CEILING(1*[.K414])" office:value-type="float" office:value="1" calcext:value-type="float">
            <text:p>1</text:p>
          </table:table-cell>
          <table:table-cell table:formula="of:=CEILING(2*[.K414])" office:value-type="float" office:value="2" calcext:value-type="float">
            <text:p>2</text:p>
          </table:table-cell>
          <table:table-cell table:formula="of:=CEILING(5*[.K414])" office:value-type="float" office:value="5" calcext:value-type="float">
            <text:p>5</text:p>
          </table:table-cell>
          <table:table-cell table:formula="of:=CEILING(1*[.L414])" office:value-type="float" office:value="5" calcext:value-type="float">
            <text:p>5</text:p>
          </table:table-cell>
          <table:table-cell table:formula="of:=CEILING(2*[.L414])" office:value-type="float" office:value="10" calcext:value-type="float">
            <text:p>10</text:p>
          </table:table-cell>
          <table:table-cell table:formula="of:=CEILING(1*[.M414])" office:value-type="float" office:value="15" calcext:value-type="float">
            <text:p>15</text:p>
          </table:table-cell>
          <table:table-cell table:formula="of:=CEILING(2*[.M414])" office:value-type="float" office:value="30" calcext:value-type="float">
            <text:p>30</text:p>
          </table:table-cell>
          <table:table-cell table:formula="of:=CEILING(6*[.M414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table:formula="of:=MOD([.A415]-1;[$Basic.$A$2]+1)" office:value-type="float" office:value="13" calcext:value-type="float">
            <text:p>13</text:p>
          </table:table-cell>
          <table:table-cell table:formula="of:=CEILING(([.A415]-[.B415])/[$Basic.$A$2]; 1)+3" office:value-type="float" office:value="30" calcext:value-type="float">
            <text:p>30</text:p>
          </table:table-cell>
          <table:table-cell table:formula="of:=IF([.B415]=0;INDIRECT(ADDRESS([.C415];1;1;1;&quot;Basic&quot;));&quot;&quot;)">
            <text:p/>
          </table:table-cell>
          <table:table-cell table:style-name="ce3" table:formula="of:=[.B415] &amp; &quot;/&quot; &amp; [$Basic.$B$2]" office:value-type="string" office:string-value="13/8" calcext:value-type="string">
            <text:p>13/8</text:p>
          </table:table-cell>
          <table:table-cell table:formula="of:=INDIRECT(ADDRESS([.$C415];2;1;1;&quot;Basic&quot;))*[.$B415]/[$Basic.$B$2]" office:value-type="float" office:value="0" calcext:value-type="float">
            <text:p>0</text:p>
          </table:table-cell>
          <table:table-cell table:formula="of:=INDIRECT(ADDRESS([.$C415];3;1;1;&quot;Basic&quot;))*[.$B415]/[$Basic.$B$2]" office:value-type="float" office:value="0" calcext:value-type="float">
            <text:p>0</text:p>
          </table:table-cell>
          <table:table-cell table:formula="of:=INDIRECT(ADDRESS([.$C415];4;1;1;&quot;Basic&quot;))*[.$B415]/[$Basic.$B$2]" office:value-type="float" office:value="0" calcext:value-type="float">
            <text:p>0</text:p>
          </table:table-cell>
          <table:table-cell table:formula="of:=INDIRECT(ADDRESS([.$C415];5;1;1;&quot;Basic&quot;))*[.$B415]/[$Basic.$B$2]" office:value-type="float" office:value="0" calcext:value-type="float">
            <text:p>0</text:p>
          </table:table-cell>
          <table:table-cell table:formula="of:=[.F415]" office:value-type="float" office:value="0" calcext:value-type="float">
            <text:p>0</text:p>
          </table:table-cell>
          <table:table-cell table:formula="of:=IF([.G415]=0;1;[.G415])" office:value-type="float" office:value="1" calcext:value-type="float">
            <text:p>1</text:p>
          </table:table-cell>
          <table:table-cell table:formula="of:=IF([.H415]=0;5;[.H415])" office:value-type="float" office:value="5" calcext:value-type="float">
            <text:p>5</text:p>
          </table:table-cell>
          <table:table-cell table:formula="of:=IF([.I415]=0;15;[.I415])" office:value-type="float" office:value="15" calcext:value-type="float">
            <text:p>15</text:p>
          </table:table-cell>
          <table:table-cell table:formula="of:=IF([.B415]=0;[.D415];&quot;&quot;) &amp; IF([.B415]=[$Basic.$B$2];&quot;Open Terrain&quot;;&quot;&quot;) &amp; IF([.B415]=[$Basic.$C$2];&quot;Difficult Terrain&quot;;&quot;&quot;) &amp; IF([.B415]=[$Basic.$D$2];&quot;Extreme Terrain&quot;;&quot;&quot;)">
            <text:p/>
          </table:table-cell>
          <table:table-cell table:formula="of:= [.N415] &amp; &quot; &quot; &amp; [.E415]" office:value-type="string" office:string-value=" 13/8" calcext:value-type="string">
            <text:p><text:s/>13/8</text:p>
          </table:table-cell>
          <table:table-cell table:formula="of:=CEILING([.J415])" office:value-type="float" office:value="0" calcext:value-type="float">
            <text:p>0</text:p>
          </table:table-cell>
          <table:table-cell table:formula="of:=CEILING(8*[.J415])" office:value-type="float" office:value="0" calcext:value-type="float">
            <text:p>0</text:p>
          </table:table-cell>
          <table:table-cell table:formula="of:=CEILING(1*[.K415])" office:value-type="float" office:value="1" calcext:value-type="float">
            <text:p>1</text:p>
          </table:table-cell>
          <table:table-cell table:formula="of:=CEILING(2*[.K415])" office:value-type="float" office:value="2" calcext:value-type="float">
            <text:p>2</text:p>
          </table:table-cell>
          <table:table-cell table:formula="of:=CEILING(5*[.K415])" office:value-type="float" office:value="5" calcext:value-type="float">
            <text:p>5</text:p>
          </table:table-cell>
          <table:table-cell table:formula="of:=CEILING(1*[.L415])" office:value-type="float" office:value="5" calcext:value-type="float">
            <text:p>5</text:p>
          </table:table-cell>
          <table:table-cell table:formula="of:=CEILING(2*[.L415])" office:value-type="float" office:value="10" calcext:value-type="float">
            <text:p>10</text:p>
          </table:table-cell>
          <table:table-cell table:formula="of:=CEILING(1*[.M415])" office:value-type="float" office:value="15" calcext:value-type="float">
            <text:p>15</text:p>
          </table:table-cell>
          <table:table-cell table:formula="of:=CEILING(2*[.M415])" office:value-type="float" office:value="30" calcext:value-type="float">
            <text:p>30</text:p>
          </table:table-cell>
          <table:table-cell table:formula="of:=CEILING(6*[.M415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table:formula="of:=MOD([.A416]-1;[$Basic.$A$2]+1)" office:value-type="float" office:value="14" calcext:value-type="float">
            <text:p>14</text:p>
          </table:table-cell>
          <table:table-cell table:formula="of:=CEILING(([.A416]-[.B416])/[$Basic.$A$2]; 1)+3" office:value-type="float" office:value="30" calcext:value-type="float">
            <text:p>30</text:p>
          </table:table-cell>
          <table:table-cell table:formula="of:=IF([.B416]=0;INDIRECT(ADDRESS([.C416];1;1;1;&quot;Basic&quot;));&quot;&quot;)">
            <text:p/>
          </table:table-cell>
          <table:table-cell table:style-name="ce3" table:formula="of:=[.B416] &amp; &quot;/&quot; &amp; [$Basic.$B$2]" office:value-type="string" office:string-value="14/8" calcext:value-type="string">
            <text:p>14/8</text:p>
          </table:table-cell>
          <table:table-cell table:formula="of:=INDIRECT(ADDRESS([.$C416];2;1;1;&quot;Basic&quot;))*[.$B416]/[$Basic.$B$2]" office:value-type="float" office:value="0" calcext:value-type="float">
            <text:p>0</text:p>
          </table:table-cell>
          <table:table-cell table:formula="of:=INDIRECT(ADDRESS([.$C416];3;1;1;&quot;Basic&quot;))*[.$B416]/[$Basic.$B$2]" office:value-type="float" office:value="0" calcext:value-type="float">
            <text:p>0</text:p>
          </table:table-cell>
          <table:table-cell table:formula="of:=INDIRECT(ADDRESS([.$C416];4;1;1;&quot;Basic&quot;))*[.$B416]/[$Basic.$B$2]" office:value-type="float" office:value="0" calcext:value-type="float">
            <text:p>0</text:p>
          </table:table-cell>
          <table:table-cell table:formula="of:=INDIRECT(ADDRESS([.$C416];5;1;1;&quot;Basic&quot;))*[.$B416]/[$Basic.$B$2]" office:value-type="float" office:value="0" calcext:value-type="float">
            <text:p>0</text:p>
          </table:table-cell>
          <table:table-cell table:formula="of:=[.F416]" office:value-type="float" office:value="0" calcext:value-type="float">
            <text:p>0</text:p>
          </table:table-cell>
          <table:table-cell table:formula="of:=IF([.G416]=0;1;[.G416])" office:value-type="float" office:value="1" calcext:value-type="float">
            <text:p>1</text:p>
          </table:table-cell>
          <table:table-cell table:formula="of:=IF([.H416]=0;5;[.H416])" office:value-type="float" office:value="5" calcext:value-type="float">
            <text:p>5</text:p>
          </table:table-cell>
          <table:table-cell table:formula="of:=IF([.I416]=0;15;[.I416])" office:value-type="float" office:value="15" calcext:value-type="float">
            <text:p>15</text:p>
          </table:table-cell>
          <table:table-cell table:formula="of:=IF([.B416]=0;[.D416];&quot;&quot;) &amp; IF([.B416]=[$Basic.$B$2];&quot;Open Terrain&quot;;&quot;&quot;) &amp; IF([.B416]=[$Basic.$C$2];&quot;Difficult Terrain&quot;;&quot;&quot;) &amp; IF([.B416]=[$Basic.$D$2];&quot;Extreme Terrain&quot;;&quot;&quot;)">
            <text:p/>
          </table:table-cell>
          <table:table-cell table:formula="of:= [.N416] &amp; &quot; &quot; &amp; [.E416]" office:value-type="string" office:string-value=" 14/8" calcext:value-type="string">
            <text:p><text:s/>14/8</text:p>
          </table:table-cell>
          <table:table-cell table:formula="of:=CEILING([.J416])" office:value-type="float" office:value="0" calcext:value-type="float">
            <text:p>0</text:p>
          </table:table-cell>
          <table:table-cell table:formula="of:=CEILING(8*[.J416])" office:value-type="float" office:value="0" calcext:value-type="float">
            <text:p>0</text:p>
          </table:table-cell>
          <table:table-cell table:formula="of:=CEILING(1*[.K416])" office:value-type="float" office:value="1" calcext:value-type="float">
            <text:p>1</text:p>
          </table:table-cell>
          <table:table-cell table:formula="of:=CEILING(2*[.K416])" office:value-type="float" office:value="2" calcext:value-type="float">
            <text:p>2</text:p>
          </table:table-cell>
          <table:table-cell table:formula="of:=CEILING(5*[.K416])" office:value-type="float" office:value="5" calcext:value-type="float">
            <text:p>5</text:p>
          </table:table-cell>
          <table:table-cell table:formula="of:=CEILING(1*[.L416])" office:value-type="float" office:value="5" calcext:value-type="float">
            <text:p>5</text:p>
          </table:table-cell>
          <table:table-cell table:formula="of:=CEILING(2*[.L416])" office:value-type="float" office:value="10" calcext:value-type="float">
            <text:p>10</text:p>
          </table:table-cell>
          <table:table-cell table:formula="of:=CEILING(1*[.M416])" office:value-type="float" office:value="15" calcext:value-type="float">
            <text:p>15</text:p>
          </table:table-cell>
          <table:table-cell table:formula="of:=CEILING(2*[.M416])" office:value-type="float" office:value="30" calcext:value-type="float">
            <text:p>30</text:p>
          </table:table-cell>
          <table:table-cell table:formula="of:=CEILING(6*[.M416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table:formula="of:=MOD([.A417]-1;[$Basic.$A$2]+1)" office:value-type="float" office:value="15" calcext:value-type="float">
            <text:p>15</text:p>
          </table:table-cell>
          <table:table-cell table:formula="of:=CEILING(([.A417]-[.B417])/[$Basic.$A$2]; 1)+3" office:value-type="float" office:value="30" calcext:value-type="float">
            <text:p>30</text:p>
          </table:table-cell>
          <table:table-cell table:formula="of:=IF([.B417]=0;INDIRECT(ADDRESS([.C417];1;1;1;&quot;Basic&quot;));&quot;&quot;)">
            <text:p/>
          </table:table-cell>
          <table:table-cell table:style-name="ce3" table:formula="of:=[.B417] &amp; &quot;/&quot; &amp; [$Basic.$B$2]" office:value-type="string" office:string-value="15/8" calcext:value-type="string">
            <text:p>15/8</text:p>
          </table:table-cell>
          <table:table-cell table:formula="of:=INDIRECT(ADDRESS([.$C417];2;1;1;&quot;Basic&quot;))*[.$B417]/[$Basic.$B$2]" office:value-type="float" office:value="0" calcext:value-type="float">
            <text:p>0</text:p>
          </table:table-cell>
          <table:table-cell table:formula="of:=INDIRECT(ADDRESS([.$C417];3;1;1;&quot;Basic&quot;))*[.$B417]/[$Basic.$B$2]" office:value-type="float" office:value="0" calcext:value-type="float">
            <text:p>0</text:p>
          </table:table-cell>
          <table:table-cell table:formula="of:=INDIRECT(ADDRESS([.$C417];4;1;1;&quot;Basic&quot;))*[.$B417]/[$Basic.$B$2]" office:value-type="float" office:value="0" calcext:value-type="float">
            <text:p>0</text:p>
          </table:table-cell>
          <table:table-cell table:formula="of:=INDIRECT(ADDRESS([.$C417];5;1;1;&quot;Basic&quot;))*[.$B417]/[$Basic.$B$2]" office:value-type="float" office:value="0" calcext:value-type="float">
            <text:p>0</text:p>
          </table:table-cell>
          <table:table-cell table:formula="of:=[.F417]" office:value-type="float" office:value="0" calcext:value-type="float">
            <text:p>0</text:p>
          </table:table-cell>
          <table:table-cell table:formula="of:=IF([.G417]=0;1;[.G417])" office:value-type="float" office:value="1" calcext:value-type="float">
            <text:p>1</text:p>
          </table:table-cell>
          <table:table-cell table:formula="of:=IF([.H417]=0;5;[.H417])" office:value-type="float" office:value="5" calcext:value-type="float">
            <text:p>5</text:p>
          </table:table-cell>
          <table:table-cell table:formula="of:=IF([.I417]=0;15;[.I417])" office:value-type="float" office:value="15" calcext:value-type="float">
            <text:p>15</text:p>
          </table:table-cell>
          <table:table-cell table:formula="of:=IF([.B417]=0;[.D417];&quot;&quot;) &amp; IF([.B417]=[$Basic.$B$2];&quot;Open Terrain&quot;;&quot;&quot;) &amp; IF([.B417]=[$Basic.$C$2];&quot;Difficult Terrain&quot;;&quot;&quot;) &amp; IF([.B417]=[$Basic.$D$2];&quot;Extreme Terrain&quot;;&quot;&quot;)">
            <text:p/>
          </table:table-cell>
          <table:table-cell table:formula="of:= [.N417] &amp; &quot; &quot; &amp; [.E417]" office:value-type="string" office:string-value=" 15/8" calcext:value-type="string">
            <text:p><text:s/>15/8</text:p>
          </table:table-cell>
          <table:table-cell table:formula="of:=CEILING([.J417])" office:value-type="float" office:value="0" calcext:value-type="float">
            <text:p>0</text:p>
          </table:table-cell>
          <table:table-cell table:formula="of:=CEILING(8*[.J417])" office:value-type="float" office:value="0" calcext:value-type="float">
            <text:p>0</text:p>
          </table:table-cell>
          <table:table-cell table:formula="of:=CEILING(1*[.K417])" office:value-type="float" office:value="1" calcext:value-type="float">
            <text:p>1</text:p>
          </table:table-cell>
          <table:table-cell table:formula="of:=CEILING(2*[.K417])" office:value-type="float" office:value="2" calcext:value-type="float">
            <text:p>2</text:p>
          </table:table-cell>
          <table:table-cell table:formula="of:=CEILING(5*[.K417])" office:value-type="float" office:value="5" calcext:value-type="float">
            <text:p>5</text:p>
          </table:table-cell>
          <table:table-cell table:formula="of:=CEILING(1*[.L417])" office:value-type="float" office:value="5" calcext:value-type="float">
            <text:p>5</text:p>
          </table:table-cell>
          <table:table-cell table:formula="of:=CEILING(2*[.L417])" office:value-type="float" office:value="10" calcext:value-type="float">
            <text:p>10</text:p>
          </table:table-cell>
          <table:table-cell table:formula="of:=CEILING(1*[.M417])" office:value-type="float" office:value="15" calcext:value-type="float">
            <text:p>15</text:p>
          </table:table-cell>
          <table:table-cell table:formula="of:=CEILING(2*[.M417])" office:value-type="float" office:value="30" calcext:value-type="float">
            <text:p>30</text:p>
          </table:table-cell>
          <table:table-cell table:formula="of:=CEILING(6*[.M417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table:formula="of:=MOD([.A418]-1;[$Basic.$A$2]+1)" office:value-type="float" office:value="0" calcext:value-type="float">
            <text:p>0</text:p>
          </table:table-cell>
          <table:table-cell table:formula="of:=CEILING(([.A418]-[.B418])/[$Basic.$A$2]; 1)+3" office:value-type="float" office:value="31" calcext:value-type="float">
            <text:p>31</text:p>
          </table:table-cell>
          <table:table-cell table:formula="of:=IF([.B418]=0;INDIRECT(ADDRESS([.C418];1;1;1;&quot;Basic&quot;));&quot;&quot;)" office:value-type="float" office:value="0" calcext:value-type="float">
            <text:p>0</text:p>
          </table:table-cell>
          <table:table-cell table:style-name="ce3" table:formula="of:=[.B418] &amp; &quot;/&quot; &amp; [$Basic.$B$2]" office:value-type="string" office:string-value="0/8" calcext:value-type="string">
            <text:p>0/8</text:p>
          </table:table-cell>
          <table:table-cell table:formula="of:=INDIRECT(ADDRESS([.$C418];2;1;1;&quot;Basic&quot;))*[.$B418]/[$Basic.$B$2]" office:value-type="float" office:value="0" calcext:value-type="float">
            <text:p>0</text:p>
          </table:table-cell>
          <table:table-cell table:formula="of:=INDIRECT(ADDRESS([.$C418];3;1;1;&quot;Basic&quot;))*[.$B418]/[$Basic.$B$2]" office:value-type="float" office:value="0" calcext:value-type="float">
            <text:p>0</text:p>
          </table:table-cell>
          <table:table-cell table:formula="of:=INDIRECT(ADDRESS([.$C418];4;1;1;&quot;Basic&quot;))*[.$B418]/[$Basic.$B$2]" office:value-type="float" office:value="0" calcext:value-type="float">
            <text:p>0</text:p>
          </table:table-cell>
          <table:table-cell table:formula="of:=INDIRECT(ADDRESS([.$C418];5;1;1;&quot;Basic&quot;))*[.$B418]/[$Basic.$B$2]" office:value-type="float" office:value="0" calcext:value-type="float">
            <text:p>0</text:p>
          </table:table-cell>
          <table:table-cell table:formula="of:=[.F418]" office:value-type="float" office:value="0" calcext:value-type="float">
            <text:p>0</text:p>
          </table:table-cell>
          <table:table-cell table:formula="of:=IF([.G418]=0;1;[.G418])" office:value-type="float" office:value="1" calcext:value-type="float">
            <text:p>1</text:p>
          </table:table-cell>
          <table:table-cell table:formula="of:=IF([.H418]=0;5;[.H418])" office:value-type="float" office:value="5" calcext:value-type="float">
            <text:p>5</text:p>
          </table:table-cell>
          <table:table-cell table:formula="of:=IF([.I418]=0;15;[.I418])" office:value-type="float" office:value="15" calcext:value-type="float">
            <text:p>15</text:p>
          </table:table-cell>
          <table:table-cell table:formula="of:=IF([.B418]=0;[.D418];&quot;&quot;) &amp; IF([.B418]=[$Basic.$B$2];&quot;Open Terrain&quot;;&quot;&quot;) &amp; IF([.B418]=[$Basic.$C$2];&quot;Difficult Terrain&quot;;&quot;&quot;) &amp; IF([.B418]=[$Basic.$D$2];&quot;Extreme Terrain&quot;;&quot;&quot;)" office:value-type="string" office:string-value="0" calcext:value-type="string">
            <text:p>0</text:p>
          </table:table-cell>
          <table:table-cell table:formula="of:= [.N418] &amp; &quot; &quot; &amp; [.E418]" office:value-type="string" office:string-value="0 0/8" calcext:value-type="string">
            <text:p>0 0/8</text:p>
          </table:table-cell>
          <table:table-cell table:formula="of:=CEILING([.J418])" office:value-type="float" office:value="0" calcext:value-type="float">
            <text:p>0</text:p>
          </table:table-cell>
          <table:table-cell table:formula="of:=CEILING(8*[.J418])" office:value-type="float" office:value="0" calcext:value-type="float">
            <text:p>0</text:p>
          </table:table-cell>
          <table:table-cell table:formula="of:=CEILING(1*[.K418])" office:value-type="float" office:value="1" calcext:value-type="float">
            <text:p>1</text:p>
          </table:table-cell>
          <table:table-cell table:formula="of:=CEILING(2*[.K418])" office:value-type="float" office:value="2" calcext:value-type="float">
            <text:p>2</text:p>
          </table:table-cell>
          <table:table-cell table:formula="of:=CEILING(5*[.K418])" office:value-type="float" office:value="5" calcext:value-type="float">
            <text:p>5</text:p>
          </table:table-cell>
          <table:table-cell table:formula="of:=CEILING(1*[.L418])" office:value-type="float" office:value="5" calcext:value-type="float">
            <text:p>5</text:p>
          </table:table-cell>
          <table:table-cell table:formula="of:=CEILING(2*[.L418])" office:value-type="float" office:value="10" calcext:value-type="float">
            <text:p>10</text:p>
          </table:table-cell>
          <table:table-cell table:formula="of:=CEILING(1*[.M418])" office:value-type="float" office:value="15" calcext:value-type="float">
            <text:p>15</text:p>
          </table:table-cell>
          <table:table-cell table:formula="of:=CEILING(2*[.M418])" office:value-type="float" office:value="30" calcext:value-type="float">
            <text:p>30</text:p>
          </table:table-cell>
          <table:table-cell table:formula="of:=CEILING(6*[.M418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table:formula="of:=MOD([.A419]-1;[$Basic.$A$2]+1)" office:value-type="float" office:value="1" calcext:value-type="float">
            <text:p>1</text:p>
          </table:table-cell>
          <table:table-cell table:formula="of:=CEILING(([.A419]-[.B419])/[$Basic.$A$2]; 1)+3" office:value-type="float" office:value="31" calcext:value-type="float">
            <text:p>31</text:p>
          </table:table-cell>
          <table:table-cell table:formula="of:=IF([.B419]=0;INDIRECT(ADDRESS([.C419];1;1;1;&quot;Basic&quot;));&quot;&quot;)">
            <text:p/>
          </table:table-cell>
          <table:table-cell table:style-name="ce3" table:formula="of:=[.B419] &amp; &quot;/&quot; &amp; [$Basic.$B$2]" office:value-type="string" office:string-value="1/8" calcext:value-type="string">
            <text:p>1/8</text:p>
          </table:table-cell>
          <table:table-cell table:formula="of:=INDIRECT(ADDRESS([.$C419];2;1;1;&quot;Basic&quot;))*[.$B419]/[$Basic.$B$2]" office:value-type="float" office:value="0" calcext:value-type="float">
            <text:p>0</text:p>
          </table:table-cell>
          <table:table-cell table:formula="of:=INDIRECT(ADDRESS([.$C419];3;1;1;&quot;Basic&quot;))*[.$B419]/[$Basic.$B$2]" office:value-type="float" office:value="0" calcext:value-type="float">
            <text:p>0</text:p>
          </table:table-cell>
          <table:table-cell table:formula="of:=INDIRECT(ADDRESS([.$C419];4;1;1;&quot;Basic&quot;))*[.$B419]/[$Basic.$B$2]" office:value-type="float" office:value="0" calcext:value-type="float">
            <text:p>0</text:p>
          </table:table-cell>
          <table:table-cell table:formula="of:=INDIRECT(ADDRESS([.$C419];5;1;1;&quot;Basic&quot;))*[.$B419]/[$Basic.$B$2]" office:value-type="float" office:value="0" calcext:value-type="float">
            <text:p>0</text:p>
          </table:table-cell>
          <table:table-cell table:formula="of:=[.F419]" office:value-type="float" office:value="0" calcext:value-type="float">
            <text:p>0</text:p>
          </table:table-cell>
          <table:table-cell table:formula="of:=IF([.G419]=0;1;[.G419])" office:value-type="float" office:value="1" calcext:value-type="float">
            <text:p>1</text:p>
          </table:table-cell>
          <table:table-cell table:formula="of:=IF([.H419]=0;5;[.H419])" office:value-type="float" office:value="5" calcext:value-type="float">
            <text:p>5</text:p>
          </table:table-cell>
          <table:table-cell table:formula="of:=IF([.I419]=0;15;[.I419])" office:value-type="float" office:value="15" calcext:value-type="float">
            <text:p>15</text:p>
          </table:table-cell>
          <table:table-cell table:formula="of:=IF([.B419]=0;[.D419];&quot;&quot;) &amp; IF([.B419]=[$Basic.$B$2];&quot;Open Terrain&quot;;&quot;&quot;) &amp; IF([.B419]=[$Basic.$C$2];&quot;Difficult Terrain&quot;;&quot;&quot;) &amp; IF([.B419]=[$Basic.$D$2];&quot;Extreme Terrain&quot;;&quot;&quot;)">
            <text:p/>
          </table:table-cell>
          <table:table-cell table:formula="of:= [.N419] &amp; &quot; &quot; &amp; [.E419]" office:value-type="string" office:string-value=" 1/8" calcext:value-type="string">
            <text:p><text:s/>1/8</text:p>
          </table:table-cell>
          <table:table-cell table:formula="of:=CEILING([.J419])" office:value-type="float" office:value="0" calcext:value-type="float">
            <text:p>0</text:p>
          </table:table-cell>
          <table:table-cell table:formula="of:=CEILING(8*[.J419])" office:value-type="float" office:value="0" calcext:value-type="float">
            <text:p>0</text:p>
          </table:table-cell>
          <table:table-cell table:formula="of:=CEILING(1*[.K419])" office:value-type="float" office:value="1" calcext:value-type="float">
            <text:p>1</text:p>
          </table:table-cell>
          <table:table-cell table:formula="of:=CEILING(2*[.K419])" office:value-type="float" office:value="2" calcext:value-type="float">
            <text:p>2</text:p>
          </table:table-cell>
          <table:table-cell table:formula="of:=CEILING(5*[.K419])" office:value-type="float" office:value="5" calcext:value-type="float">
            <text:p>5</text:p>
          </table:table-cell>
          <table:table-cell table:formula="of:=CEILING(1*[.L419])" office:value-type="float" office:value="5" calcext:value-type="float">
            <text:p>5</text:p>
          </table:table-cell>
          <table:table-cell table:formula="of:=CEILING(2*[.L419])" office:value-type="float" office:value="10" calcext:value-type="float">
            <text:p>10</text:p>
          </table:table-cell>
          <table:table-cell table:formula="of:=CEILING(1*[.M419])" office:value-type="float" office:value="15" calcext:value-type="float">
            <text:p>15</text:p>
          </table:table-cell>
          <table:table-cell table:formula="of:=CEILING(2*[.M419])" office:value-type="float" office:value="30" calcext:value-type="float">
            <text:p>30</text:p>
          </table:table-cell>
          <table:table-cell table:formula="of:=CEILING(6*[.M419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table:formula="of:=MOD([.A420]-1;[$Basic.$A$2]+1)" office:value-type="float" office:value="2" calcext:value-type="float">
            <text:p>2</text:p>
          </table:table-cell>
          <table:table-cell table:formula="of:=CEILING(([.A420]-[.B420])/[$Basic.$A$2]; 1)+3" office:value-type="float" office:value="31" calcext:value-type="float">
            <text:p>31</text:p>
          </table:table-cell>
          <table:table-cell table:formula="of:=IF([.B420]=0;INDIRECT(ADDRESS([.C420];1;1;1;&quot;Basic&quot;));&quot;&quot;)">
            <text:p/>
          </table:table-cell>
          <table:table-cell table:style-name="ce3" table:formula="of:=[.B420] &amp; &quot;/&quot; &amp; [$Basic.$B$2]" office:value-type="string" office:string-value="2/8" calcext:value-type="string">
            <text:p>2/8</text:p>
          </table:table-cell>
          <table:table-cell table:formula="of:=INDIRECT(ADDRESS([.$C420];2;1;1;&quot;Basic&quot;))*[.$B420]/[$Basic.$B$2]" office:value-type="float" office:value="0" calcext:value-type="float">
            <text:p>0</text:p>
          </table:table-cell>
          <table:table-cell table:formula="of:=INDIRECT(ADDRESS([.$C420];3;1;1;&quot;Basic&quot;))*[.$B420]/[$Basic.$B$2]" office:value-type="float" office:value="0" calcext:value-type="float">
            <text:p>0</text:p>
          </table:table-cell>
          <table:table-cell table:formula="of:=INDIRECT(ADDRESS([.$C420];4;1;1;&quot;Basic&quot;))*[.$B420]/[$Basic.$B$2]" office:value-type="float" office:value="0" calcext:value-type="float">
            <text:p>0</text:p>
          </table:table-cell>
          <table:table-cell table:formula="of:=INDIRECT(ADDRESS([.$C420];5;1;1;&quot;Basic&quot;))*[.$B420]/[$Basic.$B$2]" office:value-type="float" office:value="0" calcext:value-type="float">
            <text:p>0</text:p>
          </table:table-cell>
          <table:table-cell table:formula="of:=[.F420]" office:value-type="float" office:value="0" calcext:value-type="float">
            <text:p>0</text:p>
          </table:table-cell>
          <table:table-cell table:formula="of:=IF([.G420]=0;1;[.G420])" office:value-type="float" office:value="1" calcext:value-type="float">
            <text:p>1</text:p>
          </table:table-cell>
          <table:table-cell table:formula="of:=IF([.H420]=0;5;[.H420])" office:value-type="float" office:value="5" calcext:value-type="float">
            <text:p>5</text:p>
          </table:table-cell>
          <table:table-cell table:formula="of:=IF([.I420]=0;15;[.I420])" office:value-type="float" office:value="15" calcext:value-type="float">
            <text:p>15</text:p>
          </table:table-cell>
          <table:table-cell table:formula="of:=IF([.B420]=0;[.D420];&quot;&quot;) &amp; IF([.B420]=[$Basic.$B$2];&quot;Open Terrain&quot;;&quot;&quot;) &amp; IF([.B420]=[$Basic.$C$2];&quot;Difficult Terrain&quot;;&quot;&quot;) &amp; IF([.B420]=[$Basic.$D$2];&quot;Extreme Terrain&quot;;&quot;&quot;)">
            <text:p/>
          </table:table-cell>
          <table:table-cell table:formula="of:= [.N420] &amp; &quot; &quot; &amp; [.E420]" office:value-type="string" office:string-value=" 2/8" calcext:value-type="string">
            <text:p><text:s/>2/8</text:p>
          </table:table-cell>
          <table:table-cell table:formula="of:=CEILING([.J420])" office:value-type="float" office:value="0" calcext:value-type="float">
            <text:p>0</text:p>
          </table:table-cell>
          <table:table-cell table:formula="of:=CEILING(8*[.J420])" office:value-type="float" office:value="0" calcext:value-type="float">
            <text:p>0</text:p>
          </table:table-cell>
          <table:table-cell table:formula="of:=CEILING(1*[.K420])" office:value-type="float" office:value="1" calcext:value-type="float">
            <text:p>1</text:p>
          </table:table-cell>
          <table:table-cell table:formula="of:=CEILING(2*[.K420])" office:value-type="float" office:value="2" calcext:value-type="float">
            <text:p>2</text:p>
          </table:table-cell>
          <table:table-cell table:formula="of:=CEILING(5*[.K420])" office:value-type="float" office:value="5" calcext:value-type="float">
            <text:p>5</text:p>
          </table:table-cell>
          <table:table-cell table:formula="of:=CEILING(1*[.L420])" office:value-type="float" office:value="5" calcext:value-type="float">
            <text:p>5</text:p>
          </table:table-cell>
          <table:table-cell table:formula="of:=CEILING(2*[.L420])" office:value-type="float" office:value="10" calcext:value-type="float">
            <text:p>10</text:p>
          </table:table-cell>
          <table:table-cell table:formula="of:=CEILING(1*[.M420])" office:value-type="float" office:value="15" calcext:value-type="float">
            <text:p>15</text:p>
          </table:table-cell>
          <table:table-cell table:formula="of:=CEILING(2*[.M420])" office:value-type="float" office:value="30" calcext:value-type="float">
            <text:p>30</text:p>
          </table:table-cell>
          <table:table-cell table:formula="of:=CEILING(6*[.M420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table:formula="of:=MOD([.A421]-1;[$Basic.$A$2]+1)" office:value-type="float" office:value="3" calcext:value-type="float">
            <text:p>3</text:p>
          </table:table-cell>
          <table:table-cell table:formula="of:=CEILING(([.A421]-[.B421])/[$Basic.$A$2]; 1)+3" office:value-type="float" office:value="31" calcext:value-type="float">
            <text:p>31</text:p>
          </table:table-cell>
          <table:table-cell table:formula="of:=IF([.B421]=0;INDIRECT(ADDRESS([.C421];1;1;1;&quot;Basic&quot;));&quot;&quot;)">
            <text:p/>
          </table:table-cell>
          <table:table-cell table:style-name="ce3" table:formula="of:=[.B421] &amp; &quot;/&quot; &amp; [$Basic.$B$2]" office:value-type="string" office:string-value="3/8" calcext:value-type="string">
            <text:p>3/8</text:p>
          </table:table-cell>
          <table:table-cell table:formula="of:=INDIRECT(ADDRESS([.$C421];2;1;1;&quot;Basic&quot;))*[.$B421]/[$Basic.$B$2]" office:value-type="float" office:value="0" calcext:value-type="float">
            <text:p>0</text:p>
          </table:table-cell>
          <table:table-cell table:formula="of:=INDIRECT(ADDRESS([.$C421];3;1;1;&quot;Basic&quot;))*[.$B421]/[$Basic.$B$2]" office:value-type="float" office:value="0" calcext:value-type="float">
            <text:p>0</text:p>
          </table:table-cell>
          <table:table-cell table:formula="of:=INDIRECT(ADDRESS([.$C421];4;1;1;&quot;Basic&quot;))*[.$B421]/[$Basic.$B$2]" office:value-type="float" office:value="0" calcext:value-type="float">
            <text:p>0</text:p>
          </table:table-cell>
          <table:table-cell table:formula="of:=INDIRECT(ADDRESS([.$C421];5;1;1;&quot;Basic&quot;))*[.$B421]/[$Basic.$B$2]" office:value-type="float" office:value="0" calcext:value-type="float">
            <text:p>0</text:p>
          </table:table-cell>
          <table:table-cell table:formula="of:=[.F421]" office:value-type="float" office:value="0" calcext:value-type="float">
            <text:p>0</text:p>
          </table:table-cell>
          <table:table-cell table:formula="of:=IF([.G421]=0;1;[.G421])" office:value-type="float" office:value="1" calcext:value-type="float">
            <text:p>1</text:p>
          </table:table-cell>
          <table:table-cell table:formula="of:=IF([.H421]=0;5;[.H421])" office:value-type="float" office:value="5" calcext:value-type="float">
            <text:p>5</text:p>
          </table:table-cell>
          <table:table-cell table:formula="of:=IF([.I421]=0;15;[.I421])" office:value-type="float" office:value="15" calcext:value-type="float">
            <text:p>15</text:p>
          </table:table-cell>
          <table:table-cell table:formula="of:=IF([.B421]=0;[.D421];&quot;&quot;) &amp; IF([.B421]=[$Basic.$B$2];&quot;Open Terrain&quot;;&quot;&quot;) &amp; IF([.B421]=[$Basic.$C$2];&quot;Difficult Terrain&quot;;&quot;&quot;) &amp; IF([.B421]=[$Basic.$D$2];&quot;Extreme Terrain&quot;;&quot;&quot;)">
            <text:p/>
          </table:table-cell>
          <table:table-cell table:formula="of:= [.N421] &amp; &quot; &quot; &amp; [.E421]" office:value-type="string" office:string-value=" 3/8" calcext:value-type="string">
            <text:p><text:s/>3/8</text:p>
          </table:table-cell>
          <table:table-cell table:formula="of:=CEILING([.J421])" office:value-type="float" office:value="0" calcext:value-type="float">
            <text:p>0</text:p>
          </table:table-cell>
          <table:table-cell table:formula="of:=CEILING(8*[.J421])" office:value-type="float" office:value="0" calcext:value-type="float">
            <text:p>0</text:p>
          </table:table-cell>
          <table:table-cell table:formula="of:=CEILING(1*[.K421])" office:value-type="float" office:value="1" calcext:value-type="float">
            <text:p>1</text:p>
          </table:table-cell>
          <table:table-cell table:formula="of:=CEILING(2*[.K421])" office:value-type="float" office:value="2" calcext:value-type="float">
            <text:p>2</text:p>
          </table:table-cell>
          <table:table-cell table:formula="of:=CEILING(5*[.K421])" office:value-type="float" office:value="5" calcext:value-type="float">
            <text:p>5</text:p>
          </table:table-cell>
          <table:table-cell table:formula="of:=CEILING(1*[.L421])" office:value-type="float" office:value="5" calcext:value-type="float">
            <text:p>5</text:p>
          </table:table-cell>
          <table:table-cell table:formula="of:=CEILING(2*[.L421])" office:value-type="float" office:value="10" calcext:value-type="float">
            <text:p>10</text:p>
          </table:table-cell>
          <table:table-cell table:formula="of:=CEILING(1*[.M421])" office:value-type="float" office:value="15" calcext:value-type="float">
            <text:p>15</text:p>
          </table:table-cell>
          <table:table-cell table:formula="of:=CEILING(2*[.M421])" office:value-type="float" office:value="30" calcext:value-type="float">
            <text:p>30</text:p>
          </table:table-cell>
          <table:table-cell table:formula="of:=CEILING(6*[.M421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table:formula="of:=MOD([.A422]-1;[$Basic.$A$2]+1)" office:value-type="float" office:value="4" calcext:value-type="float">
            <text:p>4</text:p>
          </table:table-cell>
          <table:table-cell table:formula="of:=CEILING(([.A422]-[.B422])/[$Basic.$A$2]; 1)+3" office:value-type="float" office:value="31" calcext:value-type="float">
            <text:p>31</text:p>
          </table:table-cell>
          <table:table-cell table:formula="of:=IF([.B422]=0;INDIRECT(ADDRESS([.C422];1;1;1;&quot;Basic&quot;));&quot;&quot;)">
            <text:p/>
          </table:table-cell>
          <table:table-cell table:style-name="ce3" table:formula="of:=[.B422] &amp; &quot;/&quot; &amp; [$Basic.$B$2]" office:value-type="string" office:string-value="4/8" calcext:value-type="string">
            <text:p>4/8</text:p>
          </table:table-cell>
          <table:table-cell table:formula="of:=INDIRECT(ADDRESS([.$C422];2;1;1;&quot;Basic&quot;))*[.$B422]/[$Basic.$B$2]" office:value-type="float" office:value="0" calcext:value-type="float">
            <text:p>0</text:p>
          </table:table-cell>
          <table:table-cell table:formula="of:=INDIRECT(ADDRESS([.$C422];3;1;1;&quot;Basic&quot;))*[.$B422]/[$Basic.$B$2]" office:value-type="float" office:value="0" calcext:value-type="float">
            <text:p>0</text:p>
          </table:table-cell>
          <table:table-cell table:formula="of:=INDIRECT(ADDRESS([.$C422];4;1;1;&quot;Basic&quot;))*[.$B422]/[$Basic.$B$2]" office:value-type="float" office:value="0" calcext:value-type="float">
            <text:p>0</text:p>
          </table:table-cell>
          <table:table-cell table:formula="of:=INDIRECT(ADDRESS([.$C422];5;1;1;&quot;Basic&quot;))*[.$B422]/[$Basic.$B$2]" office:value-type="float" office:value="0" calcext:value-type="float">
            <text:p>0</text:p>
          </table:table-cell>
          <table:table-cell table:formula="of:=[.F422]" office:value-type="float" office:value="0" calcext:value-type="float">
            <text:p>0</text:p>
          </table:table-cell>
          <table:table-cell table:formula="of:=IF([.G422]=0;1;[.G422])" office:value-type="float" office:value="1" calcext:value-type="float">
            <text:p>1</text:p>
          </table:table-cell>
          <table:table-cell table:formula="of:=IF([.H422]=0;5;[.H422])" office:value-type="float" office:value="5" calcext:value-type="float">
            <text:p>5</text:p>
          </table:table-cell>
          <table:table-cell table:formula="of:=IF([.I422]=0;15;[.I422])" office:value-type="float" office:value="15" calcext:value-type="float">
            <text:p>15</text:p>
          </table:table-cell>
          <table:table-cell table:formula="of:=IF([.B422]=0;[.D422];&quot;&quot;) &amp; IF([.B422]=[$Basic.$B$2];&quot;Open Terrain&quot;;&quot;&quot;) &amp; IF([.B422]=[$Basic.$C$2];&quot;Difficult Terrain&quot;;&quot;&quot;) &amp; IF([.B422]=[$Basic.$D$2];&quot;Extreme Terrain&quot;;&quot;&quot;)" office:value-type="string" office:string-value="Extreme Terrain" calcext:value-type="string">
            <text:p>Extreme Terrain</text:p>
          </table:table-cell>
          <table:table-cell table:formula="of:= [.N422] &amp; &quot; &quot; &amp; [.E422]" office:value-type="string" office:string-value="Extreme Terrain 4/8" calcext:value-type="string">
            <text:p>Extreme Terrain 4/8</text:p>
          </table:table-cell>
          <table:table-cell table:formula="of:=CEILING([.J422])" office:value-type="float" office:value="0" calcext:value-type="float">
            <text:p>0</text:p>
          </table:table-cell>
          <table:table-cell table:formula="of:=CEILING(8*[.J422])" office:value-type="float" office:value="0" calcext:value-type="float">
            <text:p>0</text:p>
          </table:table-cell>
          <table:table-cell table:formula="of:=CEILING(1*[.K422])" office:value-type="float" office:value="1" calcext:value-type="float">
            <text:p>1</text:p>
          </table:table-cell>
          <table:table-cell table:formula="of:=CEILING(2*[.K422])" office:value-type="float" office:value="2" calcext:value-type="float">
            <text:p>2</text:p>
          </table:table-cell>
          <table:table-cell table:formula="of:=CEILING(5*[.K422])" office:value-type="float" office:value="5" calcext:value-type="float">
            <text:p>5</text:p>
          </table:table-cell>
          <table:table-cell table:formula="of:=CEILING(1*[.L422])" office:value-type="float" office:value="5" calcext:value-type="float">
            <text:p>5</text:p>
          </table:table-cell>
          <table:table-cell table:formula="of:=CEILING(2*[.L422])" office:value-type="float" office:value="10" calcext:value-type="float">
            <text:p>10</text:p>
          </table:table-cell>
          <table:table-cell table:formula="of:=CEILING(1*[.M422])" office:value-type="float" office:value="15" calcext:value-type="float">
            <text:p>15</text:p>
          </table:table-cell>
          <table:table-cell table:formula="of:=CEILING(2*[.M422])" office:value-type="float" office:value="30" calcext:value-type="float">
            <text:p>30</text:p>
          </table:table-cell>
          <table:table-cell table:formula="of:=CEILING(6*[.M422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table:formula="of:=MOD([.A423]-1;[$Basic.$A$2]+1)" office:value-type="float" office:value="5" calcext:value-type="float">
            <text:p>5</text:p>
          </table:table-cell>
          <table:table-cell table:formula="of:=CEILING(([.A423]-[.B423])/[$Basic.$A$2]; 1)+3" office:value-type="float" office:value="31" calcext:value-type="float">
            <text:p>31</text:p>
          </table:table-cell>
          <table:table-cell table:formula="of:=IF([.B423]=0;INDIRECT(ADDRESS([.C423];1;1;1;&quot;Basic&quot;));&quot;&quot;)">
            <text:p/>
          </table:table-cell>
          <table:table-cell table:style-name="ce3" table:formula="of:=[.B423] &amp; &quot;/&quot; &amp; [$Basic.$B$2]" office:value-type="string" office:string-value="5/8" calcext:value-type="string">
            <text:p>5/8</text:p>
          </table:table-cell>
          <table:table-cell table:formula="of:=INDIRECT(ADDRESS([.$C423];2;1;1;&quot;Basic&quot;))*[.$B423]/[$Basic.$B$2]" office:value-type="float" office:value="0" calcext:value-type="float">
            <text:p>0</text:p>
          </table:table-cell>
          <table:table-cell table:formula="of:=INDIRECT(ADDRESS([.$C423];3;1;1;&quot;Basic&quot;))*[.$B423]/[$Basic.$B$2]" office:value-type="float" office:value="0" calcext:value-type="float">
            <text:p>0</text:p>
          </table:table-cell>
          <table:table-cell table:formula="of:=INDIRECT(ADDRESS([.$C423];4;1;1;&quot;Basic&quot;))*[.$B423]/[$Basic.$B$2]" office:value-type="float" office:value="0" calcext:value-type="float">
            <text:p>0</text:p>
          </table:table-cell>
          <table:table-cell table:formula="of:=INDIRECT(ADDRESS([.$C423];5;1;1;&quot;Basic&quot;))*[.$B423]/[$Basic.$B$2]" office:value-type="float" office:value="0" calcext:value-type="float">
            <text:p>0</text:p>
          </table:table-cell>
          <table:table-cell table:formula="of:=[.F423]" office:value-type="float" office:value="0" calcext:value-type="float">
            <text:p>0</text:p>
          </table:table-cell>
          <table:table-cell table:formula="of:=IF([.G423]=0;1;[.G423])" office:value-type="float" office:value="1" calcext:value-type="float">
            <text:p>1</text:p>
          </table:table-cell>
          <table:table-cell table:formula="of:=IF([.H423]=0;5;[.H423])" office:value-type="float" office:value="5" calcext:value-type="float">
            <text:p>5</text:p>
          </table:table-cell>
          <table:table-cell table:formula="of:=IF([.I423]=0;15;[.I423])" office:value-type="float" office:value="15" calcext:value-type="float">
            <text:p>15</text:p>
          </table:table-cell>
          <table:table-cell table:formula="of:=IF([.B423]=0;[.D423];&quot;&quot;) &amp; IF([.B423]=[$Basic.$B$2];&quot;Open Terrain&quot;;&quot;&quot;) &amp; IF([.B423]=[$Basic.$C$2];&quot;Difficult Terrain&quot;;&quot;&quot;) &amp; IF([.B423]=[$Basic.$D$2];&quot;Extreme Terrain&quot;;&quot;&quot;)">
            <text:p/>
          </table:table-cell>
          <table:table-cell table:formula="of:= [.N423] &amp; &quot; &quot; &amp; [.E423]" office:value-type="string" office:string-value=" 5/8" calcext:value-type="string">
            <text:p><text:s/>5/8</text:p>
          </table:table-cell>
          <table:table-cell table:formula="of:=CEILING([.J423])" office:value-type="float" office:value="0" calcext:value-type="float">
            <text:p>0</text:p>
          </table:table-cell>
          <table:table-cell table:formula="of:=CEILING(8*[.J423])" office:value-type="float" office:value="0" calcext:value-type="float">
            <text:p>0</text:p>
          </table:table-cell>
          <table:table-cell table:formula="of:=CEILING(1*[.K423])" office:value-type="float" office:value="1" calcext:value-type="float">
            <text:p>1</text:p>
          </table:table-cell>
          <table:table-cell table:formula="of:=CEILING(2*[.K423])" office:value-type="float" office:value="2" calcext:value-type="float">
            <text:p>2</text:p>
          </table:table-cell>
          <table:table-cell table:formula="of:=CEILING(5*[.K423])" office:value-type="float" office:value="5" calcext:value-type="float">
            <text:p>5</text:p>
          </table:table-cell>
          <table:table-cell table:formula="of:=CEILING(1*[.L423])" office:value-type="float" office:value="5" calcext:value-type="float">
            <text:p>5</text:p>
          </table:table-cell>
          <table:table-cell table:formula="of:=CEILING(2*[.L423])" office:value-type="float" office:value="10" calcext:value-type="float">
            <text:p>10</text:p>
          </table:table-cell>
          <table:table-cell table:formula="of:=CEILING(1*[.M423])" office:value-type="float" office:value="15" calcext:value-type="float">
            <text:p>15</text:p>
          </table:table-cell>
          <table:table-cell table:formula="of:=CEILING(2*[.M423])" office:value-type="float" office:value="30" calcext:value-type="float">
            <text:p>30</text:p>
          </table:table-cell>
          <table:table-cell table:formula="of:=CEILING(6*[.M423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table:formula="of:=MOD([.A424]-1;[$Basic.$A$2]+1)" office:value-type="float" office:value="6" calcext:value-type="float">
            <text:p>6</text:p>
          </table:table-cell>
          <table:table-cell table:formula="of:=CEILING(([.A424]-[.B424])/[$Basic.$A$2]; 1)+3" office:value-type="float" office:value="31" calcext:value-type="float">
            <text:p>31</text:p>
          </table:table-cell>
          <table:table-cell table:formula="of:=IF([.B424]=0;INDIRECT(ADDRESS([.C424];1;1;1;&quot;Basic&quot;));&quot;&quot;)">
            <text:p/>
          </table:table-cell>
          <table:table-cell table:style-name="ce3" table:formula="of:=[.B424] &amp; &quot;/&quot; &amp; [$Basic.$B$2]" office:value-type="string" office:string-value="6/8" calcext:value-type="string">
            <text:p>6/8</text:p>
          </table:table-cell>
          <table:table-cell table:formula="of:=INDIRECT(ADDRESS([.$C424];2;1;1;&quot;Basic&quot;))*[.$B424]/[$Basic.$B$2]" office:value-type="float" office:value="0" calcext:value-type="float">
            <text:p>0</text:p>
          </table:table-cell>
          <table:table-cell table:formula="of:=INDIRECT(ADDRESS([.$C424];3;1;1;&quot;Basic&quot;))*[.$B424]/[$Basic.$B$2]" office:value-type="float" office:value="0" calcext:value-type="float">
            <text:p>0</text:p>
          </table:table-cell>
          <table:table-cell table:formula="of:=INDIRECT(ADDRESS([.$C424];4;1;1;&quot;Basic&quot;))*[.$B424]/[$Basic.$B$2]" office:value-type="float" office:value="0" calcext:value-type="float">
            <text:p>0</text:p>
          </table:table-cell>
          <table:table-cell table:formula="of:=INDIRECT(ADDRESS([.$C424];5;1;1;&quot;Basic&quot;))*[.$B424]/[$Basic.$B$2]" office:value-type="float" office:value="0" calcext:value-type="float">
            <text:p>0</text:p>
          </table:table-cell>
          <table:table-cell table:formula="of:=[.F424]" office:value-type="float" office:value="0" calcext:value-type="float">
            <text:p>0</text:p>
          </table:table-cell>
          <table:table-cell table:formula="of:=IF([.G424]=0;1;[.G424])" office:value-type="float" office:value="1" calcext:value-type="float">
            <text:p>1</text:p>
          </table:table-cell>
          <table:table-cell table:formula="of:=IF([.H424]=0;5;[.H424])" office:value-type="float" office:value="5" calcext:value-type="float">
            <text:p>5</text:p>
          </table:table-cell>
          <table:table-cell table:formula="of:=IF([.I424]=0;15;[.I424])" office:value-type="float" office:value="15" calcext:value-type="float">
            <text:p>15</text:p>
          </table:table-cell>
          <table:table-cell table:formula="of:=IF([.B424]=0;[.D424];&quot;&quot;) &amp; IF([.B424]=[$Basic.$B$2];&quot;Open Terrain&quot;;&quot;&quot;) &amp; IF([.B424]=[$Basic.$C$2];&quot;Difficult Terrain&quot;;&quot;&quot;) &amp; IF([.B424]=[$Basic.$D$2];&quot;Extreme Terrain&quot;;&quot;&quot;)" office:value-type="string" office:string-value="Difficult Terrain" calcext:value-type="string">
            <text:p>Difficult Terrain</text:p>
          </table:table-cell>
          <table:table-cell table:formula="of:= [.N424] &amp; &quot; &quot; &amp; [.E424]" office:value-type="string" office:string-value="Difficult Terrain 6/8" calcext:value-type="string">
            <text:p>Difficult Terrain 6/8</text:p>
          </table:table-cell>
          <table:table-cell table:formula="of:=CEILING([.J424])" office:value-type="float" office:value="0" calcext:value-type="float">
            <text:p>0</text:p>
          </table:table-cell>
          <table:table-cell table:formula="of:=CEILING(8*[.J424])" office:value-type="float" office:value="0" calcext:value-type="float">
            <text:p>0</text:p>
          </table:table-cell>
          <table:table-cell table:formula="of:=CEILING(1*[.K424])" office:value-type="float" office:value="1" calcext:value-type="float">
            <text:p>1</text:p>
          </table:table-cell>
          <table:table-cell table:formula="of:=CEILING(2*[.K424])" office:value-type="float" office:value="2" calcext:value-type="float">
            <text:p>2</text:p>
          </table:table-cell>
          <table:table-cell table:formula="of:=CEILING(5*[.K424])" office:value-type="float" office:value="5" calcext:value-type="float">
            <text:p>5</text:p>
          </table:table-cell>
          <table:table-cell table:formula="of:=CEILING(1*[.L424])" office:value-type="float" office:value="5" calcext:value-type="float">
            <text:p>5</text:p>
          </table:table-cell>
          <table:table-cell table:formula="of:=CEILING(2*[.L424])" office:value-type="float" office:value="10" calcext:value-type="float">
            <text:p>10</text:p>
          </table:table-cell>
          <table:table-cell table:formula="of:=CEILING(1*[.M424])" office:value-type="float" office:value="15" calcext:value-type="float">
            <text:p>15</text:p>
          </table:table-cell>
          <table:table-cell table:formula="of:=CEILING(2*[.M424])" office:value-type="float" office:value="30" calcext:value-type="float">
            <text:p>30</text:p>
          </table:table-cell>
          <table:table-cell table:formula="of:=CEILING(6*[.M424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table:formula="of:=MOD([.A425]-1;[$Basic.$A$2]+1)" office:value-type="float" office:value="7" calcext:value-type="float">
            <text:p>7</text:p>
          </table:table-cell>
          <table:table-cell table:formula="of:=CEILING(([.A425]-[.B425])/[$Basic.$A$2]; 1)+3" office:value-type="float" office:value="31" calcext:value-type="float">
            <text:p>31</text:p>
          </table:table-cell>
          <table:table-cell table:formula="of:=IF([.B425]=0;INDIRECT(ADDRESS([.C425];1;1;1;&quot;Basic&quot;));&quot;&quot;)">
            <text:p/>
          </table:table-cell>
          <table:table-cell table:style-name="ce3" table:formula="of:=[.B425] &amp; &quot;/&quot; &amp; [$Basic.$B$2]" office:value-type="string" office:string-value="7/8" calcext:value-type="string">
            <text:p>7/8</text:p>
          </table:table-cell>
          <table:table-cell table:formula="of:=INDIRECT(ADDRESS([.$C425];2;1;1;&quot;Basic&quot;))*[.$B425]/[$Basic.$B$2]" office:value-type="float" office:value="0" calcext:value-type="float">
            <text:p>0</text:p>
          </table:table-cell>
          <table:table-cell table:formula="of:=INDIRECT(ADDRESS([.$C425];3;1;1;&quot;Basic&quot;))*[.$B425]/[$Basic.$B$2]" office:value-type="float" office:value="0" calcext:value-type="float">
            <text:p>0</text:p>
          </table:table-cell>
          <table:table-cell table:formula="of:=INDIRECT(ADDRESS([.$C425];4;1;1;&quot;Basic&quot;))*[.$B425]/[$Basic.$B$2]" office:value-type="float" office:value="0" calcext:value-type="float">
            <text:p>0</text:p>
          </table:table-cell>
          <table:table-cell table:formula="of:=INDIRECT(ADDRESS([.$C425];5;1;1;&quot;Basic&quot;))*[.$B425]/[$Basic.$B$2]" office:value-type="float" office:value="0" calcext:value-type="float">
            <text:p>0</text:p>
          </table:table-cell>
          <table:table-cell table:formula="of:=[.F425]" office:value-type="float" office:value="0" calcext:value-type="float">
            <text:p>0</text:p>
          </table:table-cell>
          <table:table-cell table:formula="of:=IF([.G425]=0;1;[.G425])" office:value-type="float" office:value="1" calcext:value-type="float">
            <text:p>1</text:p>
          </table:table-cell>
          <table:table-cell table:formula="of:=IF([.H425]=0;5;[.H425])" office:value-type="float" office:value="5" calcext:value-type="float">
            <text:p>5</text:p>
          </table:table-cell>
          <table:table-cell table:formula="of:=IF([.I425]=0;15;[.I425])" office:value-type="float" office:value="15" calcext:value-type="float">
            <text:p>15</text:p>
          </table:table-cell>
          <table:table-cell table:formula="of:=IF([.B425]=0;[.D425];&quot;&quot;) &amp; IF([.B425]=[$Basic.$B$2];&quot;Open Terrain&quot;;&quot;&quot;) &amp; IF([.B425]=[$Basic.$C$2];&quot;Difficult Terrain&quot;;&quot;&quot;) &amp; IF([.B425]=[$Basic.$D$2];&quot;Extreme Terrain&quot;;&quot;&quot;)">
            <text:p/>
          </table:table-cell>
          <table:table-cell table:formula="of:= [.N425] &amp; &quot; &quot; &amp; [.E425]" office:value-type="string" office:string-value=" 7/8" calcext:value-type="string">
            <text:p><text:s/>7/8</text:p>
          </table:table-cell>
          <table:table-cell table:formula="of:=CEILING([.J425])" office:value-type="float" office:value="0" calcext:value-type="float">
            <text:p>0</text:p>
          </table:table-cell>
          <table:table-cell table:formula="of:=CEILING(8*[.J425])" office:value-type="float" office:value="0" calcext:value-type="float">
            <text:p>0</text:p>
          </table:table-cell>
          <table:table-cell table:formula="of:=CEILING(1*[.K425])" office:value-type="float" office:value="1" calcext:value-type="float">
            <text:p>1</text:p>
          </table:table-cell>
          <table:table-cell table:formula="of:=CEILING(2*[.K425])" office:value-type="float" office:value="2" calcext:value-type="float">
            <text:p>2</text:p>
          </table:table-cell>
          <table:table-cell table:formula="of:=CEILING(5*[.K425])" office:value-type="float" office:value="5" calcext:value-type="float">
            <text:p>5</text:p>
          </table:table-cell>
          <table:table-cell table:formula="of:=CEILING(1*[.L425])" office:value-type="float" office:value="5" calcext:value-type="float">
            <text:p>5</text:p>
          </table:table-cell>
          <table:table-cell table:formula="of:=CEILING(2*[.L425])" office:value-type="float" office:value="10" calcext:value-type="float">
            <text:p>10</text:p>
          </table:table-cell>
          <table:table-cell table:formula="of:=CEILING(1*[.M425])" office:value-type="float" office:value="15" calcext:value-type="float">
            <text:p>15</text:p>
          </table:table-cell>
          <table:table-cell table:formula="of:=CEILING(2*[.M425])" office:value-type="float" office:value="30" calcext:value-type="float">
            <text:p>30</text:p>
          </table:table-cell>
          <table:table-cell table:formula="of:=CEILING(6*[.M425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table:formula="of:=MOD([.A426]-1;[$Basic.$A$2]+1)" office:value-type="float" office:value="8" calcext:value-type="float">
            <text:p>8</text:p>
          </table:table-cell>
          <table:table-cell table:formula="of:=CEILING(([.A426]-[.B426])/[$Basic.$A$2]; 1)+3" office:value-type="float" office:value="31" calcext:value-type="float">
            <text:p>31</text:p>
          </table:table-cell>
          <table:table-cell table:formula="of:=IF([.B426]=0;INDIRECT(ADDRESS([.C426];1;1;1;&quot;Basic&quot;));&quot;&quot;)">
            <text:p/>
          </table:table-cell>
          <table:table-cell table:style-name="ce3" table:formula="of:=[.B426] &amp; &quot;/&quot; &amp; [$Basic.$B$2]" office:value-type="string" office:string-value="8/8" calcext:value-type="string">
            <text:p>8/8</text:p>
          </table:table-cell>
          <table:table-cell table:formula="of:=INDIRECT(ADDRESS([.$C426];2;1;1;&quot;Basic&quot;))*[.$B426]/[$Basic.$B$2]" office:value-type="float" office:value="0" calcext:value-type="float">
            <text:p>0</text:p>
          </table:table-cell>
          <table:table-cell table:formula="of:=INDIRECT(ADDRESS([.$C426];3;1;1;&quot;Basic&quot;))*[.$B426]/[$Basic.$B$2]" office:value-type="float" office:value="0" calcext:value-type="float">
            <text:p>0</text:p>
          </table:table-cell>
          <table:table-cell table:formula="of:=INDIRECT(ADDRESS([.$C426];4;1;1;&quot;Basic&quot;))*[.$B426]/[$Basic.$B$2]" office:value-type="float" office:value="0" calcext:value-type="float">
            <text:p>0</text:p>
          </table:table-cell>
          <table:table-cell table:formula="of:=INDIRECT(ADDRESS([.$C426];5;1;1;&quot;Basic&quot;))*[.$B426]/[$Basic.$B$2]" office:value-type="float" office:value="0" calcext:value-type="float">
            <text:p>0</text:p>
          </table:table-cell>
          <table:table-cell table:formula="of:=[.F426]" office:value-type="float" office:value="0" calcext:value-type="float">
            <text:p>0</text:p>
          </table:table-cell>
          <table:table-cell table:formula="of:=IF([.G426]=0;1;[.G426])" office:value-type="float" office:value="1" calcext:value-type="float">
            <text:p>1</text:p>
          </table:table-cell>
          <table:table-cell table:formula="of:=IF([.H426]=0;5;[.H426])" office:value-type="float" office:value="5" calcext:value-type="float">
            <text:p>5</text:p>
          </table:table-cell>
          <table:table-cell table:formula="of:=IF([.I426]=0;15;[.I426])" office:value-type="float" office:value="15" calcext:value-type="float">
            <text:p>15</text:p>
          </table:table-cell>
          <table:table-cell table:formula="of:=IF([.B426]=0;[.D426];&quot;&quot;) &amp; IF([.B426]=[$Basic.$B$2];&quot;Open Terrain&quot;;&quot;&quot;) &amp; IF([.B426]=[$Basic.$C$2];&quot;Difficult Terrain&quot;;&quot;&quot;) &amp; IF([.B426]=[$Basic.$D$2];&quot;Extreme Terrain&quot;;&quot;&quot;)" office:value-type="string" office:string-value="Open Terrain" calcext:value-type="string">
            <text:p>Open Terrain</text:p>
          </table:table-cell>
          <table:table-cell table:formula="of:= [.N426] &amp; &quot; &quot; &amp; [.E426]" office:value-type="string" office:string-value="Open Terrain 8/8" calcext:value-type="string">
            <text:p>Open Terrain 8/8</text:p>
          </table:table-cell>
          <table:table-cell table:formula="of:=CEILING([.J426])" office:value-type="float" office:value="0" calcext:value-type="float">
            <text:p>0</text:p>
          </table:table-cell>
          <table:table-cell table:formula="of:=CEILING(8*[.J426])" office:value-type="float" office:value="0" calcext:value-type="float">
            <text:p>0</text:p>
          </table:table-cell>
          <table:table-cell table:formula="of:=CEILING(1*[.K426])" office:value-type="float" office:value="1" calcext:value-type="float">
            <text:p>1</text:p>
          </table:table-cell>
          <table:table-cell table:formula="of:=CEILING(2*[.K426])" office:value-type="float" office:value="2" calcext:value-type="float">
            <text:p>2</text:p>
          </table:table-cell>
          <table:table-cell table:formula="of:=CEILING(5*[.K426])" office:value-type="float" office:value="5" calcext:value-type="float">
            <text:p>5</text:p>
          </table:table-cell>
          <table:table-cell table:formula="of:=CEILING(1*[.L426])" office:value-type="float" office:value="5" calcext:value-type="float">
            <text:p>5</text:p>
          </table:table-cell>
          <table:table-cell table:formula="of:=CEILING(2*[.L426])" office:value-type="float" office:value="10" calcext:value-type="float">
            <text:p>10</text:p>
          </table:table-cell>
          <table:table-cell table:formula="of:=CEILING(1*[.M426])" office:value-type="float" office:value="15" calcext:value-type="float">
            <text:p>15</text:p>
          </table:table-cell>
          <table:table-cell table:formula="of:=CEILING(2*[.M426])" office:value-type="float" office:value="30" calcext:value-type="float">
            <text:p>30</text:p>
          </table:table-cell>
          <table:table-cell table:formula="of:=CEILING(6*[.M426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table:formula="of:=MOD([.A427]-1;[$Basic.$A$2]+1)" office:value-type="float" office:value="9" calcext:value-type="float">
            <text:p>9</text:p>
          </table:table-cell>
          <table:table-cell table:formula="of:=CEILING(([.A427]-[.B427])/[$Basic.$A$2]; 1)+3" office:value-type="float" office:value="31" calcext:value-type="float">
            <text:p>31</text:p>
          </table:table-cell>
          <table:table-cell table:formula="of:=IF([.B427]=0;INDIRECT(ADDRESS([.C427];1;1;1;&quot;Basic&quot;));&quot;&quot;)">
            <text:p/>
          </table:table-cell>
          <table:table-cell table:style-name="ce3" table:formula="of:=[.B427] &amp; &quot;/&quot; &amp; [$Basic.$B$2]" office:value-type="string" office:string-value="9/8" calcext:value-type="string">
            <text:p>9/8</text:p>
          </table:table-cell>
          <table:table-cell table:formula="of:=INDIRECT(ADDRESS([.$C427];2;1;1;&quot;Basic&quot;))*[.$B427]/[$Basic.$B$2]" office:value-type="float" office:value="0" calcext:value-type="float">
            <text:p>0</text:p>
          </table:table-cell>
          <table:table-cell table:formula="of:=INDIRECT(ADDRESS([.$C427];3;1;1;&quot;Basic&quot;))*[.$B427]/[$Basic.$B$2]" office:value-type="float" office:value="0" calcext:value-type="float">
            <text:p>0</text:p>
          </table:table-cell>
          <table:table-cell table:formula="of:=INDIRECT(ADDRESS([.$C427];4;1;1;&quot;Basic&quot;))*[.$B427]/[$Basic.$B$2]" office:value-type="float" office:value="0" calcext:value-type="float">
            <text:p>0</text:p>
          </table:table-cell>
          <table:table-cell table:formula="of:=INDIRECT(ADDRESS([.$C427];5;1;1;&quot;Basic&quot;))*[.$B427]/[$Basic.$B$2]" office:value-type="float" office:value="0" calcext:value-type="float">
            <text:p>0</text:p>
          </table:table-cell>
          <table:table-cell table:formula="of:=[.F427]" office:value-type="float" office:value="0" calcext:value-type="float">
            <text:p>0</text:p>
          </table:table-cell>
          <table:table-cell table:formula="of:=IF([.G427]=0;1;[.G427])" office:value-type="float" office:value="1" calcext:value-type="float">
            <text:p>1</text:p>
          </table:table-cell>
          <table:table-cell table:formula="of:=IF([.H427]=0;5;[.H427])" office:value-type="float" office:value="5" calcext:value-type="float">
            <text:p>5</text:p>
          </table:table-cell>
          <table:table-cell table:formula="of:=IF([.I427]=0;15;[.I427])" office:value-type="float" office:value="15" calcext:value-type="float">
            <text:p>15</text:p>
          </table:table-cell>
          <table:table-cell table:formula="of:=IF([.B427]=0;[.D427];&quot;&quot;) &amp; IF([.B427]=[$Basic.$B$2];&quot;Open Terrain&quot;;&quot;&quot;) &amp; IF([.B427]=[$Basic.$C$2];&quot;Difficult Terrain&quot;;&quot;&quot;) &amp; IF([.B427]=[$Basic.$D$2];&quot;Extreme Terrain&quot;;&quot;&quot;)">
            <text:p/>
          </table:table-cell>
          <table:table-cell table:formula="of:= [.N427] &amp; &quot; &quot; &amp; [.E427]" office:value-type="string" office:string-value=" 9/8" calcext:value-type="string">
            <text:p><text:s/>9/8</text:p>
          </table:table-cell>
          <table:table-cell table:formula="of:=CEILING([.J427])" office:value-type="float" office:value="0" calcext:value-type="float">
            <text:p>0</text:p>
          </table:table-cell>
          <table:table-cell table:formula="of:=CEILING(8*[.J427])" office:value-type="float" office:value="0" calcext:value-type="float">
            <text:p>0</text:p>
          </table:table-cell>
          <table:table-cell table:formula="of:=CEILING(1*[.K427])" office:value-type="float" office:value="1" calcext:value-type="float">
            <text:p>1</text:p>
          </table:table-cell>
          <table:table-cell table:formula="of:=CEILING(2*[.K427])" office:value-type="float" office:value="2" calcext:value-type="float">
            <text:p>2</text:p>
          </table:table-cell>
          <table:table-cell table:formula="of:=CEILING(5*[.K427])" office:value-type="float" office:value="5" calcext:value-type="float">
            <text:p>5</text:p>
          </table:table-cell>
          <table:table-cell table:formula="of:=CEILING(1*[.L427])" office:value-type="float" office:value="5" calcext:value-type="float">
            <text:p>5</text:p>
          </table:table-cell>
          <table:table-cell table:formula="of:=CEILING(2*[.L427])" office:value-type="float" office:value="10" calcext:value-type="float">
            <text:p>10</text:p>
          </table:table-cell>
          <table:table-cell table:formula="of:=CEILING(1*[.M427])" office:value-type="float" office:value="15" calcext:value-type="float">
            <text:p>15</text:p>
          </table:table-cell>
          <table:table-cell table:formula="of:=CEILING(2*[.M427])" office:value-type="float" office:value="30" calcext:value-type="float">
            <text:p>30</text:p>
          </table:table-cell>
          <table:table-cell table:formula="of:=CEILING(6*[.M427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table:formula="of:=MOD([.A428]-1;[$Basic.$A$2]+1)" office:value-type="float" office:value="10" calcext:value-type="float">
            <text:p>10</text:p>
          </table:table-cell>
          <table:table-cell table:formula="of:=CEILING(([.A428]-[.B428])/[$Basic.$A$2]; 1)+3" office:value-type="float" office:value="31" calcext:value-type="float">
            <text:p>31</text:p>
          </table:table-cell>
          <table:table-cell table:formula="of:=IF([.B428]=0;INDIRECT(ADDRESS([.C428];1;1;1;&quot;Basic&quot;));&quot;&quot;)">
            <text:p/>
          </table:table-cell>
          <table:table-cell table:style-name="ce3" table:formula="of:=[.B428] &amp; &quot;/&quot; &amp; [$Basic.$B$2]" office:value-type="string" office:string-value="10/8" calcext:value-type="string">
            <text:p>10/8</text:p>
          </table:table-cell>
          <table:table-cell table:formula="of:=INDIRECT(ADDRESS([.$C428];2;1;1;&quot;Basic&quot;))*[.$B428]/[$Basic.$B$2]" office:value-type="float" office:value="0" calcext:value-type="float">
            <text:p>0</text:p>
          </table:table-cell>
          <table:table-cell table:formula="of:=INDIRECT(ADDRESS([.$C428];3;1;1;&quot;Basic&quot;))*[.$B428]/[$Basic.$B$2]" office:value-type="float" office:value="0" calcext:value-type="float">
            <text:p>0</text:p>
          </table:table-cell>
          <table:table-cell table:formula="of:=INDIRECT(ADDRESS([.$C428];4;1;1;&quot;Basic&quot;))*[.$B428]/[$Basic.$B$2]" office:value-type="float" office:value="0" calcext:value-type="float">
            <text:p>0</text:p>
          </table:table-cell>
          <table:table-cell table:formula="of:=INDIRECT(ADDRESS([.$C428];5;1;1;&quot;Basic&quot;))*[.$B428]/[$Basic.$B$2]" office:value-type="float" office:value="0" calcext:value-type="float">
            <text:p>0</text:p>
          </table:table-cell>
          <table:table-cell table:formula="of:=[.F428]" office:value-type="float" office:value="0" calcext:value-type="float">
            <text:p>0</text:p>
          </table:table-cell>
          <table:table-cell table:formula="of:=IF([.G428]=0;1;[.G428])" office:value-type="float" office:value="1" calcext:value-type="float">
            <text:p>1</text:p>
          </table:table-cell>
          <table:table-cell table:formula="of:=IF([.H428]=0;5;[.H428])" office:value-type="float" office:value="5" calcext:value-type="float">
            <text:p>5</text:p>
          </table:table-cell>
          <table:table-cell table:formula="of:=IF([.I428]=0;15;[.I428])" office:value-type="float" office:value="15" calcext:value-type="float">
            <text:p>15</text:p>
          </table:table-cell>
          <table:table-cell table:formula="of:=IF([.B428]=0;[.D428];&quot;&quot;) &amp; IF([.B428]=[$Basic.$B$2];&quot;Open Terrain&quot;;&quot;&quot;) &amp; IF([.B428]=[$Basic.$C$2];&quot;Difficult Terrain&quot;;&quot;&quot;) &amp; IF([.B428]=[$Basic.$D$2];&quot;Extreme Terrain&quot;;&quot;&quot;)">
            <text:p/>
          </table:table-cell>
          <table:table-cell table:formula="of:= [.N428] &amp; &quot; &quot; &amp; [.E428]" office:value-type="string" office:string-value=" 10/8" calcext:value-type="string">
            <text:p><text:s/>10/8</text:p>
          </table:table-cell>
          <table:table-cell table:formula="of:=CEILING([.J428])" office:value-type="float" office:value="0" calcext:value-type="float">
            <text:p>0</text:p>
          </table:table-cell>
          <table:table-cell table:formula="of:=CEILING(8*[.J428])" office:value-type="float" office:value="0" calcext:value-type="float">
            <text:p>0</text:p>
          </table:table-cell>
          <table:table-cell table:formula="of:=CEILING(1*[.K428])" office:value-type="float" office:value="1" calcext:value-type="float">
            <text:p>1</text:p>
          </table:table-cell>
          <table:table-cell table:formula="of:=CEILING(2*[.K428])" office:value-type="float" office:value="2" calcext:value-type="float">
            <text:p>2</text:p>
          </table:table-cell>
          <table:table-cell table:formula="of:=CEILING(5*[.K428])" office:value-type="float" office:value="5" calcext:value-type="float">
            <text:p>5</text:p>
          </table:table-cell>
          <table:table-cell table:formula="of:=CEILING(1*[.L428])" office:value-type="float" office:value="5" calcext:value-type="float">
            <text:p>5</text:p>
          </table:table-cell>
          <table:table-cell table:formula="of:=CEILING(2*[.L428])" office:value-type="float" office:value="10" calcext:value-type="float">
            <text:p>10</text:p>
          </table:table-cell>
          <table:table-cell table:formula="of:=CEILING(1*[.M428])" office:value-type="float" office:value="15" calcext:value-type="float">
            <text:p>15</text:p>
          </table:table-cell>
          <table:table-cell table:formula="of:=CEILING(2*[.M428])" office:value-type="float" office:value="30" calcext:value-type="float">
            <text:p>30</text:p>
          </table:table-cell>
          <table:table-cell table:formula="of:=CEILING(6*[.M428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table:formula="of:=MOD([.A429]-1;[$Basic.$A$2]+1)" office:value-type="float" office:value="11" calcext:value-type="float">
            <text:p>11</text:p>
          </table:table-cell>
          <table:table-cell table:formula="of:=CEILING(([.A429]-[.B429])/[$Basic.$A$2]; 1)+3" office:value-type="float" office:value="31" calcext:value-type="float">
            <text:p>31</text:p>
          </table:table-cell>
          <table:table-cell table:formula="of:=IF([.B429]=0;INDIRECT(ADDRESS([.C429];1;1;1;&quot;Basic&quot;));&quot;&quot;)">
            <text:p/>
          </table:table-cell>
          <table:table-cell table:style-name="ce3" table:formula="of:=[.B429] &amp; &quot;/&quot; &amp; [$Basic.$B$2]" office:value-type="string" office:string-value="11/8" calcext:value-type="string">
            <text:p>11/8</text:p>
          </table:table-cell>
          <table:table-cell table:formula="of:=INDIRECT(ADDRESS([.$C429];2;1;1;&quot;Basic&quot;))*[.$B429]/[$Basic.$B$2]" office:value-type="float" office:value="0" calcext:value-type="float">
            <text:p>0</text:p>
          </table:table-cell>
          <table:table-cell table:formula="of:=INDIRECT(ADDRESS([.$C429];3;1;1;&quot;Basic&quot;))*[.$B429]/[$Basic.$B$2]" office:value-type="float" office:value="0" calcext:value-type="float">
            <text:p>0</text:p>
          </table:table-cell>
          <table:table-cell table:formula="of:=INDIRECT(ADDRESS([.$C429];4;1;1;&quot;Basic&quot;))*[.$B429]/[$Basic.$B$2]" office:value-type="float" office:value="0" calcext:value-type="float">
            <text:p>0</text:p>
          </table:table-cell>
          <table:table-cell table:formula="of:=INDIRECT(ADDRESS([.$C429];5;1;1;&quot;Basic&quot;))*[.$B429]/[$Basic.$B$2]" office:value-type="float" office:value="0" calcext:value-type="float">
            <text:p>0</text:p>
          </table:table-cell>
          <table:table-cell table:formula="of:=[.F429]" office:value-type="float" office:value="0" calcext:value-type="float">
            <text:p>0</text:p>
          </table:table-cell>
          <table:table-cell table:formula="of:=IF([.G429]=0;1;[.G429])" office:value-type="float" office:value="1" calcext:value-type="float">
            <text:p>1</text:p>
          </table:table-cell>
          <table:table-cell table:formula="of:=IF([.H429]=0;5;[.H429])" office:value-type="float" office:value="5" calcext:value-type="float">
            <text:p>5</text:p>
          </table:table-cell>
          <table:table-cell table:formula="of:=IF([.I429]=0;15;[.I429])" office:value-type="float" office:value="15" calcext:value-type="float">
            <text:p>15</text:p>
          </table:table-cell>
          <table:table-cell table:formula="of:=IF([.B429]=0;[.D429];&quot;&quot;) &amp; IF([.B429]=[$Basic.$B$2];&quot;Open Terrain&quot;;&quot;&quot;) &amp; IF([.B429]=[$Basic.$C$2];&quot;Difficult Terrain&quot;;&quot;&quot;) &amp; IF([.B429]=[$Basic.$D$2];&quot;Extreme Terrain&quot;;&quot;&quot;)">
            <text:p/>
          </table:table-cell>
          <table:table-cell table:formula="of:= [.N429] &amp; &quot; &quot; &amp; [.E429]" office:value-type="string" office:string-value=" 11/8" calcext:value-type="string">
            <text:p><text:s/>11/8</text:p>
          </table:table-cell>
          <table:table-cell table:formula="of:=CEILING([.J429])" office:value-type="float" office:value="0" calcext:value-type="float">
            <text:p>0</text:p>
          </table:table-cell>
          <table:table-cell table:formula="of:=CEILING(8*[.J429])" office:value-type="float" office:value="0" calcext:value-type="float">
            <text:p>0</text:p>
          </table:table-cell>
          <table:table-cell table:formula="of:=CEILING(1*[.K429])" office:value-type="float" office:value="1" calcext:value-type="float">
            <text:p>1</text:p>
          </table:table-cell>
          <table:table-cell table:formula="of:=CEILING(2*[.K429])" office:value-type="float" office:value="2" calcext:value-type="float">
            <text:p>2</text:p>
          </table:table-cell>
          <table:table-cell table:formula="of:=CEILING(5*[.K429])" office:value-type="float" office:value="5" calcext:value-type="float">
            <text:p>5</text:p>
          </table:table-cell>
          <table:table-cell table:formula="of:=CEILING(1*[.L429])" office:value-type="float" office:value="5" calcext:value-type="float">
            <text:p>5</text:p>
          </table:table-cell>
          <table:table-cell table:formula="of:=CEILING(2*[.L429])" office:value-type="float" office:value="10" calcext:value-type="float">
            <text:p>10</text:p>
          </table:table-cell>
          <table:table-cell table:formula="of:=CEILING(1*[.M429])" office:value-type="float" office:value="15" calcext:value-type="float">
            <text:p>15</text:p>
          </table:table-cell>
          <table:table-cell table:formula="of:=CEILING(2*[.M429])" office:value-type="float" office:value="30" calcext:value-type="float">
            <text:p>30</text:p>
          </table:table-cell>
          <table:table-cell table:formula="of:=CEILING(6*[.M429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table:formula="of:=MOD([.A430]-1;[$Basic.$A$2]+1)" office:value-type="float" office:value="12" calcext:value-type="float">
            <text:p>12</text:p>
          </table:table-cell>
          <table:table-cell table:formula="of:=CEILING(([.A430]-[.B430])/[$Basic.$A$2]; 1)+3" office:value-type="float" office:value="31" calcext:value-type="float">
            <text:p>31</text:p>
          </table:table-cell>
          <table:table-cell table:formula="of:=IF([.B430]=0;INDIRECT(ADDRESS([.C430];1;1;1;&quot;Basic&quot;));&quot;&quot;)">
            <text:p/>
          </table:table-cell>
          <table:table-cell table:style-name="ce3" table:formula="of:=[.B430] &amp; &quot;/&quot; &amp; [$Basic.$B$2]" office:value-type="string" office:string-value="12/8" calcext:value-type="string">
            <text:p>12/8</text:p>
          </table:table-cell>
          <table:table-cell table:formula="of:=INDIRECT(ADDRESS([.$C430];2;1;1;&quot;Basic&quot;))*[.$B430]/[$Basic.$B$2]" office:value-type="float" office:value="0" calcext:value-type="float">
            <text:p>0</text:p>
          </table:table-cell>
          <table:table-cell table:formula="of:=INDIRECT(ADDRESS([.$C430];3;1;1;&quot;Basic&quot;))*[.$B430]/[$Basic.$B$2]" office:value-type="float" office:value="0" calcext:value-type="float">
            <text:p>0</text:p>
          </table:table-cell>
          <table:table-cell table:formula="of:=INDIRECT(ADDRESS([.$C430];4;1;1;&quot;Basic&quot;))*[.$B430]/[$Basic.$B$2]" office:value-type="float" office:value="0" calcext:value-type="float">
            <text:p>0</text:p>
          </table:table-cell>
          <table:table-cell table:formula="of:=INDIRECT(ADDRESS([.$C430];5;1;1;&quot;Basic&quot;))*[.$B430]/[$Basic.$B$2]" office:value-type="float" office:value="0" calcext:value-type="float">
            <text:p>0</text:p>
          </table:table-cell>
          <table:table-cell table:formula="of:=[.F430]" office:value-type="float" office:value="0" calcext:value-type="float">
            <text:p>0</text:p>
          </table:table-cell>
          <table:table-cell table:formula="of:=IF([.G430]=0;1;[.G430])" office:value-type="float" office:value="1" calcext:value-type="float">
            <text:p>1</text:p>
          </table:table-cell>
          <table:table-cell table:formula="of:=IF([.H430]=0;5;[.H430])" office:value-type="float" office:value="5" calcext:value-type="float">
            <text:p>5</text:p>
          </table:table-cell>
          <table:table-cell table:formula="of:=IF([.I430]=0;15;[.I430])" office:value-type="float" office:value="15" calcext:value-type="float">
            <text:p>15</text:p>
          </table:table-cell>
          <table:table-cell table:formula="of:=IF([.B430]=0;[.D430];&quot;&quot;) &amp; IF([.B430]=[$Basic.$B$2];&quot;Open Terrain&quot;;&quot;&quot;) &amp; IF([.B430]=[$Basic.$C$2];&quot;Difficult Terrain&quot;;&quot;&quot;) &amp; IF([.B430]=[$Basic.$D$2];&quot;Extreme Terrain&quot;;&quot;&quot;)">
            <text:p/>
          </table:table-cell>
          <table:table-cell table:formula="of:= [.N430] &amp; &quot; &quot; &amp; [.E430]" office:value-type="string" office:string-value=" 12/8" calcext:value-type="string">
            <text:p><text:s/>12/8</text:p>
          </table:table-cell>
          <table:table-cell table:formula="of:=CEILING([.J430])" office:value-type="float" office:value="0" calcext:value-type="float">
            <text:p>0</text:p>
          </table:table-cell>
          <table:table-cell table:formula="of:=CEILING(8*[.J430])" office:value-type="float" office:value="0" calcext:value-type="float">
            <text:p>0</text:p>
          </table:table-cell>
          <table:table-cell table:formula="of:=CEILING(1*[.K430])" office:value-type="float" office:value="1" calcext:value-type="float">
            <text:p>1</text:p>
          </table:table-cell>
          <table:table-cell table:formula="of:=CEILING(2*[.K430])" office:value-type="float" office:value="2" calcext:value-type="float">
            <text:p>2</text:p>
          </table:table-cell>
          <table:table-cell table:formula="of:=CEILING(5*[.K430])" office:value-type="float" office:value="5" calcext:value-type="float">
            <text:p>5</text:p>
          </table:table-cell>
          <table:table-cell table:formula="of:=CEILING(1*[.L430])" office:value-type="float" office:value="5" calcext:value-type="float">
            <text:p>5</text:p>
          </table:table-cell>
          <table:table-cell table:formula="of:=CEILING(2*[.L430])" office:value-type="float" office:value="10" calcext:value-type="float">
            <text:p>10</text:p>
          </table:table-cell>
          <table:table-cell table:formula="of:=CEILING(1*[.M430])" office:value-type="float" office:value="15" calcext:value-type="float">
            <text:p>15</text:p>
          </table:table-cell>
          <table:table-cell table:formula="of:=CEILING(2*[.M430])" office:value-type="float" office:value="30" calcext:value-type="float">
            <text:p>30</text:p>
          </table:table-cell>
          <table:table-cell table:formula="of:=CEILING(6*[.M430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table:formula="of:=MOD([.A431]-1;[$Basic.$A$2]+1)" office:value-type="float" office:value="13" calcext:value-type="float">
            <text:p>13</text:p>
          </table:table-cell>
          <table:table-cell table:formula="of:=CEILING(([.A431]-[.B431])/[$Basic.$A$2]; 1)+3" office:value-type="float" office:value="31" calcext:value-type="float">
            <text:p>31</text:p>
          </table:table-cell>
          <table:table-cell table:formula="of:=IF([.B431]=0;INDIRECT(ADDRESS([.C431];1;1;1;&quot;Basic&quot;));&quot;&quot;)">
            <text:p/>
          </table:table-cell>
          <table:table-cell table:style-name="ce3" table:formula="of:=[.B431] &amp; &quot;/&quot; &amp; [$Basic.$B$2]" office:value-type="string" office:string-value="13/8" calcext:value-type="string">
            <text:p>13/8</text:p>
          </table:table-cell>
          <table:table-cell table:formula="of:=INDIRECT(ADDRESS([.$C431];2;1;1;&quot;Basic&quot;))*[.$B431]/[$Basic.$B$2]" office:value-type="float" office:value="0" calcext:value-type="float">
            <text:p>0</text:p>
          </table:table-cell>
          <table:table-cell table:formula="of:=INDIRECT(ADDRESS([.$C431];3;1;1;&quot;Basic&quot;))*[.$B431]/[$Basic.$B$2]" office:value-type="float" office:value="0" calcext:value-type="float">
            <text:p>0</text:p>
          </table:table-cell>
          <table:table-cell table:formula="of:=INDIRECT(ADDRESS([.$C431];4;1;1;&quot;Basic&quot;))*[.$B431]/[$Basic.$B$2]" office:value-type="float" office:value="0" calcext:value-type="float">
            <text:p>0</text:p>
          </table:table-cell>
          <table:table-cell table:formula="of:=INDIRECT(ADDRESS([.$C431];5;1;1;&quot;Basic&quot;))*[.$B431]/[$Basic.$B$2]" office:value-type="float" office:value="0" calcext:value-type="float">
            <text:p>0</text:p>
          </table:table-cell>
          <table:table-cell table:formula="of:=[.F431]" office:value-type="float" office:value="0" calcext:value-type="float">
            <text:p>0</text:p>
          </table:table-cell>
          <table:table-cell table:formula="of:=IF([.G431]=0;1;[.G431])" office:value-type="float" office:value="1" calcext:value-type="float">
            <text:p>1</text:p>
          </table:table-cell>
          <table:table-cell table:formula="of:=IF([.H431]=0;5;[.H431])" office:value-type="float" office:value="5" calcext:value-type="float">
            <text:p>5</text:p>
          </table:table-cell>
          <table:table-cell table:formula="of:=IF([.I431]=0;15;[.I431])" office:value-type="float" office:value="15" calcext:value-type="float">
            <text:p>15</text:p>
          </table:table-cell>
          <table:table-cell table:formula="of:=IF([.B431]=0;[.D431];&quot;&quot;) &amp; IF([.B431]=[$Basic.$B$2];&quot;Open Terrain&quot;;&quot;&quot;) &amp; IF([.B431]=[$Basic.$C$2];&quot;Difficult Terrain&quot;;&quot;&quot;) &amp; IF([.B431]=[$Basic.$D$2];&quot;Extreme Terrain&quot;;&quot;&quot;)">
            <text:p/>
          </table:table-cell>
          <table:table-cell table:formula="of:= [.N431] &amp; &quot; &quot; &amp; [.E431]" office:value-type="string" office:string-value=" 13/8" calcext:value-type="string">
            <text:p><text:s/>13/8</text:p>
          </table:table-cell>
          <table:table-cell table:formula="of:=CEILING([.J431])" office:value-type="float" office:value="0" calcext:value-type="float">
            <text:p>0</text:p>
          </table:table-cell>
          <table:table-cell table:formula="of:=CEILING(8*[.J431])" office:value-type="float" office:value="0" calcext:value-type="float">
            <text:p>0</text:p>
          </table:table-cell>
          <table:table-cell table:formula="of:=CEILING(1*[.K431])" office:value-type="float" office:value="1" calcext:value-type="float">
            <text:p>1</text:p>
          </table:table-cell>
          <table:table-cell table:formula="of:=CEILING(2*[.K431])" office:value-type="float" office:value="2" calcext:value-type="float">
            <text:p>2</text:p>
          </table:table-cell>
          <table:table-cell table:formula="of:=CEILING(5*[.K431])" office:value-type="float" office:value="5" calcext:value-type="float">
            <text:p>5</text:p>
          </table:table-cell>
          <table:table-cell table:formula="of:=CEILING(1*[.L431])" office:value-type="float" office:value="5" calcext:value-type="float">
            <text:p>5</text:p>
          </table:table-cell>
          <table:table-cell table:formula="of:=CEILING(2*[.L431])" office:value-type="float" office:value="10" calcext:value-type="float">
            <text:p>10</text:p>
          </table:table-cell>
          <table:table-cell table:formula="of:=CEILING(1*[.M431])" office:value-type="float" office:value="15" calcext:value-type="float">
            <text:p>15</text:p>
          </table:table-cell>
          <table:table-cell table:formula="of:=CEILING(2*[.M431])" office:value-type="float" office:value="30" calcext:value-type="float">
            <text:p>30</text:p>
          </table:table-cell>
          <table:table-cell table:formula="of:=CEILING(6*[.M431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table:formula="of:=MOD([.A432]-1;[$Basic.$A$2]+1)" office:value-type="float" office:value="14" calcext:value-type="float">
            <text:p>14</text:p>
          </table:table-cell>
          <table:table-cell table:formula="of:=CEILING(([.A432]-[.B432])/[$Basic.$A$2]; 1)+3" office:value-type="float" office:value="31" calcext:value-type="float">
            <text:p>31</text:p>
          </table:table-cell>
          <table:table-cell table:formula="of:=IF([.B432]=0;INDIRECT(ADDRESS([.C432];1;1;1;&quot;Basic&quot;));&quot;&quot;)">
            <text:p/>
          </table:table-cell>
          <table:table-cell table:style-name="ce3" table:formula="of:=[.B432] &amp; &quot;/&quot; &amp; [$Basic.$B$2]" office:value-type="string" office:string-value="14/8" calcext:value-type="string">
            <text:p>14/8</text:p>
          </table:table-cell>
          <table:table-cell table:formula="of:=INDIRECT(ADDRESS([.$C432];2;1;1;&quot;Basic&quot;))*[.$B432]/[$Basic.$B$2]" office:value-type="float" office:value="0" calcext:value-type="float">
            <text:p>0</text:p>
          </table:table-cell>
          <table:table-cell table:formula="of:=INDIRECT(ADDRESS([.$C432];3;1;1;&quot;Basic&quot;))*[.$B432]/[$Basic.$B$2]" office:value-type="float" office:value="0" calcext:value-type="float">
            <text:p>0</text:p>
          </table:table-cell>
          <table:table-cell table:formula="of:=INDIRECT(ADDRESS([.$C432];4;1;1;&quot;Basic&quot;))*[.$B432]/[$Basic.$B$2]" office:value-type="float" office:value="0" calcext:value-type="float">
            <text:p>0</text:p>
          </table:table-cell>
          <table:table-cell table:formula="of:=INDIRECT(ADDRESS([.$C432];5;1;1;&quot;Basic&quot;))*[.$B432]/[$Basic.$B$2]" office:value-type="float" office:value="0" calcext:value-type="float">
            <text:p>0</text:p>
          </table:table-cell>
          <table:table-cell table:formula="of:=[.F432]" office:value-type="float" office:value="0" calcext:value-type="float">
            <text:p>0</text:p>
          </table:table-cell>
          <table:table-cell table:formula="of:=IF([.G432]=0;1;[.G432])" office:value-type="float" office:value="1" calcext:value-type="float">
            <text:p>1</text:p>
          </table:table-cell>
          <table:table-cell table:formula="of:=IF([.H432]=0;5;[.H432])" office:value-type="float" office:value="5" calcext:value-type="float">
            <text:p>5</text:p>
          </table:table-cell>
          <table:table-cell table:formula="of:=IF([.I432]=0;15;[.I432])" office:value-type="float" office:value="15" calcext:value-type="float">
            <text:p>15</text:p>
          </table:table-cell>
          <table:table-cell table:formula="of:=IF([.B432]=0;[.D432];&quot;&quot;) &amp; IF([.B432]=[$Basic.$B$2];&quot;Open Terrain&quot;;&quot;&quot;) &amp; IF([.B432]=[$Basic.$C$2];&quot;Difficult Terrain&quot;;&quot;&quot;) &amp; IF([.B432]=[$Basic.$D$2];&quot;Extreme Terrain&quot;;&quot;&quot;)">
            <text:p/>
          </table:table-cell>
          <table:table-cell table:formula="of:= [.N432] &amp; &quot; &quot; &amp; [.E432]" office:value-type="string" office:string-value=" 14/8" calcext:value-type="string">
            <text:p><text:s/>14/8</text:p>
          </table:table-cell>
          <table:table-cell table:formula="of:=CEILING([.J432])" office:value-type="float" office:value="0" calcext:value-type="float">
            <text:p>0</text:p>
          </table:table-cell>
          <table:table-cell table:formula="of:=CEILING(8*[.J432])" office:value-type="float" office:value="0" calcext:value-type="float">
            <text:p>0</text:p>
          </table:table-cell>
          <table:table-cell table:formula="of:=CEILING(1*[.K432])" office:value-type="float" office:value="1" calcext:value-type="float">
            <text:p>1</text:p>
          </table:table-cell>
          <table:table-cell table:formula="of:=CEILING(2*[.K432])" office:value-type="float" office:value="2" calcext:value-type="float">
            <text:p>2</text:p>
          </table:table-cell>
          <table:table-cell table:formula="of:=CEILING(5*[.K432])" office:value-type="float" office:value="5" calcext:value-type="float">
            <text:p>5</text:p>
          </table:table-cell>
          <table:table-cell table:formula="of:=CEILING(1*[.L432])" office:value-type="float" office:value="5" calcext:value-type="float">
            <text:p>5</text:p>
          </table:table-cell>
          <table:table-cell table:formula="of:=CEILING(2*[.L432])" office:value-type="float" office:value="10" calcext:value-type="float">
            <text:p>10</text:p>
          </table:table-cell>
          <table:table-cell table:formula="of:=CEILING(1*[.M432])" office:value-type="float" office:value="15" calcext:value-type="float">
            <text:p>15</text:p>
          </table:table-cell>
          <table:table-cell table:formula="of:=CEILING(2*[.M432])" office:value-type="float" office:value="30" calcext:value-type="float">
            <text:p>30</text:p>
          </table:table-cell>
          <table:table-cell table:formula="of:=CEILING(6*[.M432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table:formula="of:=MOD([.A433]-1;[$Basic.$A$2]+1)" office:value-type="float" office:value="15" calcext:value-type="float">
            <text:p>15</text:p>
          </table:table-cell>
          <table:table-cell table:formula="of:=CEILING(([.A433]-[.B433])/[$Basic.$A$2]; 1)+3" office:value-type="float" office:value="31" calcext:value-type="float">
            <text:p>31</text:p>
          </table:table-cell>
          <table:table-cell table:formula="of:=IF([.B433]=0;INDIRECT(ADDRESS([.C433];1;1;1;&quot;Basic&quot;));&quot;&quot;)">
            <text:p/>
          </table:table-cell>
          <table:table-cell table:style-name="ce3" table:formula="of:=[.B433] &amp; &quot;/&quot; &amp; [$Basic.$B$2]" office:value-type="string" office:string-value="15/8" calcext:value-type="string">
            <text:p>15/8</text:p>
          </table:table-cell>
          <table:table-cell table:formula="of:=INDIRECT(ADDRESS([.$C433];2;1;1;&quot;Basic&quot;))*[.$B433]/[$Basic.$B$2]" office:value-type="float" office:value="0" calcext:value-type="float">
            <text:p>0</text:p>
          </table:table-cell>
          <table:table-cell table:formula="of:=INDIRECT(ADDRESS([.$C433];3;1;1;&quot;Basic&quot;))*[.$B433]/[$Basic.$B$2]" office:value-type="float" office:value="0" calcext:value-type="float">
            <text:p>0</text:p>
          </table:table-cell>
          <table:table-cell table:formula="of:=INDIRECT(ADDRESS([.$C433];4;1;1;&quot;Basic&quot;))*[.$B433]/[$Basic.$B$2]" office:value-type="float" office:value="0" calcext:value-type="float">
            <text:p>0</text:p>
          </table:table-cell>
          <table:table-cell table:formula="of:=INDIRECT(ADDRESS([.$C433];5;1;1;&quot;Basic&quot;))*[.$B433]/[$Basic.$B$2]" office:value-type="float" office:value="0" calcext:value-type="float">
            <text:p>0</text:p>
          </table:table-cell>
          <table:table-cell table:formula="of:=[.F433]" office:value-type="float" office:value="0" calcext:value-type="float">
            <text:p>0</text:p>
          </table:table-cell>
          <table:table-cell table:formula="of:=IF([.G433]=0;1;[.G433])" office:value-type="float" office:value="1" calcext:value-type="float">
            <text:p>1</text:p>
          </table:table-cell>
          <table:table-cell table:formula="of:=IF([.H433]=0;5;[.H433])" office:value-type="float" office:value="5" calcext:value-type="float">
            <text:p>5</text:p>
          </table:table-cell>
          <table:table-cell table:formula="of:=IF([.I433]=0;15;[.I433])" office:value-type="float" office:value="15" calcext:value-type="float">
            <text:p>15</text:p>
          </table:table-cell>
          <table:table-cell table:formula="of:=IF([.B433]=0;[.D433];&quot;&quot;) &amp; IF([.B433]=[$Basic.$B$2];&quot;Open Terrain&quot;;&quot;&quot;) &amp; IF([.B433]=[$Basic.$C$2];&quot;Difficult Terrain&quot;;&quot;&quot;) &amp; IF([.B433]=[$Basic.$D$2];&quot;Extreme Terrain&quot;;&quot;&quot;)">
            <text:p/>
          </table:table-cell>
          <table:table-cell table:formula="of:= [.N433] &amp; &quot; &quot; &amp; [.E433]" office:value-type="string" office:string-value=" 15/8" calcext:value-type="string">
            <text:p><text:s/>15/8</text:p>
          </table:table-cell>
          <table:table-cell table:formula="of:=CEILING([.J433])" office:value-type="float" office:value="0" calcext:value-type="float">
            <text:p>0</text:p>
          </table:table-cell>
          <table:table-cell table:formula="of:=CEILING(8*[.J433])" office:value-type="float" office:value="0" calcext:value-type="float">
            <text:p>0</text:p>
          </table:table-cell>
          <table:table-cell table:formula="of:=CEILING(1*[.K433])" office:value-type="float" office:value="1" calcext:value-type="float">
            <text:p>1</text:p>
          </table:table-cell>
          <table:table-cell table:formula="of:=CEILING(2*[.K433])" office:value-type="float" office:value="2" calcext:value-type="float">
            <text:p>2</text:p>
          </table:table-cell>
          <table:table-cell table:formula="of:=CEILING(5*[.K433])" office:value-type="float" office:value="5" calcext:value-type="float">
            <text:p>5</text:p>
          </table:table-cell>
          <table:table-cell table:formula="of:=CEILING(1*[.L433])" office:value-type="float" office:value="5" calcext:value-type="float">
            <text:p>5</text:p>
          </table:table-cell>
          <table:table-cell table:formula="of:=CEILING(2*[.L433])" office:value-type="float" office:value="10" calcext:value-type="float">
            <text:p>10</text:p>
          </table:table-cell>
          <table:table-cell table:formula="of:=CEILING(1*[.M433])" office:value-type="float" office:value="15" calcext:value-type="float">
            <text:p>15</text:p>
          </table:table-cell>
          <table:table-cell table:formula="of:=CEILING(2*[.M433])" office:value-type="float" office:value="30" calcext:value-type="float">
            <text:p>30</text:p>
          </table:table-cell>
          <table:table-cell table:formula="of:=CEILING(6*[.M433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table:formula="of:=MOD([.A434]-1;[$Basic.$A$2]+1)" office:value-type="float" office:value="0" calcext:value-type="float">
            <text:p>0</text:p>
          </table:table-cell>
          <table:table-cell table:formula="of:=CEILING(([.A434]-[.B434])/[$Basic.$A$2]; 1)+3" office:value-type="float" office:value="32" calcext:value-type="float">
            <text:p>32</text:p>
          </table:table-cell>
          <table:table-cell table:formula="of:=IF([.B434]=0;INDIRECT(ADDRESS([.C434];1;1;1;&quot;Basic&quot;));&quot;&quot;)" office:value-type="float" office:value="0" calcext:value-type="float">
            <text:p>0</text:p>
          </table:table-cell>
          <table:table-cell table:style-name="ce3" table:formula="of:=[.B434] &amp; &quot;/&quot; &amp; [$Basic.$B$2]" office:value-type="string" office:string-value="0/8" calcext:value-type="string">
            <text:p>0/8</text:p>
          </table:table-cell>
          <table:table-cell table:formula="of:=INDIRECT(ADDRESS([.$C434];2;1;1;&quot;Basic&quot;))*[.$B434]/[$Basic.$B$2]" office:value-type="float" office:value="0" calcext:value-type="float">
            <text:p>0</text:p>
          </table:table-cell>
          <table:table-cell table:formula="of:=INDIRECT(ADDRESS([.$C434];3;1;1;&quot;Basic&quot;))*[.$B434]/[$Basic.$B$2]" office:value-type="float" office:value="0" calcext:value-type="float">
            <text:p>0</text:p>
          </table:table-cell>
          <table:table-cell table:formula="of:=INDIRECT(ADDRESS([.$C434];4;1;1;&quot;Basic&quot;))*[.$B434]/[$Basic.$B$2]" office:value-type="float" office:value="0" calcext:value-type="float">
            <text:p>0</text:p>
          </table:table-cell>
          <table:table-cell table:formula="of:=INDIRECT(ADDRESS([.$C434];5;1;1;&quot;Basic&quot;))*[.$B434]/[$Basic.$B$2]" office:value-type="float" office:value="0" calcext:value-type="float">
            <text:p>0</text:p>
          </table:table-cell>
          <table:table-cell table:formula="of:=[.F434]" office:value-type="float" office:value="0" calcext:value-type="float">
            <text:p>0</text:p>
          </table:table-cell>
          <table:table-cell table:formula="of:=IF([.G434]=0;1;[.G434])" office:value-type="float" office:value="1" calcext:value-type="float">
            <text:p>1</text:p>
          </table:table-cell>
          <table:table-cell table:formula="of:=IF([.H434]=0;5;[.H434])" office:value-type="float" office:value="5" calcext:value-type="float">
            <text:p>5</text:p>
          </table:table-cell>
          <table:table-cell table:formula="of:=IF([.I434]=0;15;[.I434])" office:value-type="float" office:value="15" calcext:value-type="float">
            <text:p>15</text:p>
          </table:table-cell>
          <table:table-cell table:formula="of:=IF([.B434]=0;[.D434];&quot;&quot;) &amp; IF([.B434]=[$Basic.$B$2];&quot;Open Terrain&quot;;&quot;&quot;) &amp; IF([.B434]=[$Basic.$C$2];&quot;Difficult Terrain&quot;;&quot;&quot;) &amp; IF([.B434]=[$Basic.$D$2];&quot;Extreme Terrain&quot;;&quot;&quot;)" office:value-type="string" office:string-value="0" calcext:value-type="string">
            <text:p>0</text:p>
          </table:table-cell>
          <table:table-cell table:formula="of:= [.N434] &amp; &quot; &quot; &amp; [.E434]" office:value-type="string" office:string-value="0 0/8" calcext:value-type="string">
            <text:p>0 0/8</text:p>
          </table:table-cell>
          <table:table-cell table:formula="of:=CEILING([.J434])" office:value-type="float" office:value="0" calcext:value-type="float">
            <text:p>0</text:p>
          </table:table-cell>
          <table:table-cell table:formula="of:=CEILING(8*[.J434])" office:value-type="float" office:value="0" calcext:value-type="float">
            <text:p>0</text:p>
          </table:table-cell>
          <table:table-cell table:formula="of:=CEILING(1*[.K434])" office:value-type="float" office:value="1" calcext:value-type="float">
            <text:p>1</text:p>
          </table:table-cell>
          <table:table-cell table:formula="of:=CEILING(2*[.K434])" office:value-type="float" office:value="2" calcext:value-type="float">
            <text:p>2</text:p>
          </table:table-cell>
          <table:table-cell table:formula="of:=CEILING(5*[.K434])" office:value-type="float" office:value="5" calcext:value-type="float">
            <text:p>5</text:p>
          </table:table-cell>
          <table:table-cell table:formula="of:=CEILING(1*[.L434])" office:value-type="float" office:value="5" calcext:value-type="float">
            <text:p>5</text:p>
          </table:table-cell>
          <table:table-cell table:formula="of:=CEILING(2*[.L434])" office:value-type="float" office:value="10" calcext:value-type="float">
            <text:p>10</text:p>
          </table:table-cell>
          <table:table-cell table:formula="of:=CEILING(1*[.M434])" office:value-type="float" office:value="15" calcext:value-type="float">
            <text:p>15</text:p>
          </table:table-cell>
          <table:table-cell table:formula="of:=CEILING(2*[.M434])" office:value-type="float" office:value="30" calcext:value-type="float">
            <text:p>30</text:p>
          </table:table-cell>
          <table:table-cell table:formula="of:=CEILING(6*[.M434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table:formula="of:=MOD([.A435]-1;[$Basic.$A$2]+1)" office:value-type="float" office:value="1" calcext:value-type="float">
            <text:p>1</text:p>
          </table:table-cell>
          <table:table-cell table:formula="of:=CEILING(([.A435]-[.B435])/[$Basic.$A$2]; 1)+3" office:value-type="float" office:value="32" calcext:value-type="float">
            <text:p>32</text:p>
          </table:table-cell>
          <table:table-cell table:formula="of:=IF([.B435]=0;INDIRECT(ADDRESS([.C435];1;1;1;&quot;Basic&quot;));&quot;&quot;)">
            <text:p/>
          </table:table-cell>
          <table:table-cell table:style-name="ce3" table:formula="of:=[.B435] &amp; &quot;/&quot; &amp; [$Basic.$B$2]" office:value-type="string" office:string-value="1/8" calcext:value-type="string">
            <text:p>1/8</text:p>
          </table:table-cell>
          <table:table-cell table:formula="of:=INDIRECT(ADDRESS([.$C435];2;1;1;&quot;Basic&quot;))*[.$B435]/[$Basic.$B$2]" office:value-type="float" office:value="0" calcext:value-type="float">
            <text:p>0</text:p>
          </table:table-cell>
          <table:table-cell table:formula="of:=INDIRECT(ADDRESS([.$C435];3;1;1;&quot;Basic&quot;))*[.$B435]/[$Basic.$B$2]" office:value-type="float" office:value="0" calcext:value-type="float">
            <text:p>0</text:p>
          </table:table-cell>
          <table:table-cell table:formula="of:=INDIRECT(ADDRESS([.$C435];4;1;1;&quot;Basic&quot;))*[.$B435]/[$Basic.$B$2]" office:value-type="float" office:value="0" calcext:value-type="float">
            <text:p>0</text:p>
          </table:table-cell>
          <table:table-cell table:formula="of:=INDIRECT(ADDRESS([.$C435];5;1;1;&quot;Basic&quot;))*[.$B435]/[$Basic.$B$2]" office:value-type="float" office:value="0" calcext:value-type="float">
            <text:p>0</text:p>
          </table:table-cell>
          <table:table-cell table:formula="of:=[.F435]" office:value-type="float" office:value="0" calcext:value-type="float">
            <text:p>0</text:p>
          </table:table-cell>
          <table:table-cell table:formula="of:=IF([.G435]=0;1;[.G435])" office:value-type="float" office:value="1" calcext:value-type="float">
            <text:p>1</text:p>
          </table:table-cell>
          <table:table-cell table:formula="of:=IF([.H435]=0;5;[.H435])" office:value-type="float" office:value="5" calcext:value-type="float">
            <text:p>5</text:p>
          </table:table-cell>
          <table:table-cell table:formula="of:=IF([.I435]=0;15;[.I435])" office:value-type="float" office:value="15" calcext:value-type="float">
            <text:p>15</text:p>
          </table:table-cell>
          <table:table-cell table:formula="of:=IF([.B435]=0;[.D435];&quot;&quot;) &amp; IF([.B435]=[$Basic.$B$2];&quot;Open Terrain&quot;;&quot;&quot;) &amp; IF([.B435]=[$Basic.$C$2];&quot;Difficult Terrain&quot;;&quot;&quot;) &amp; IF([.B435]=[$Basic.$D$2];&quot;Extreme Terrain&quot;;&quot;&quot;)">
            <text:p/>
          </table:table-cell>
          <table:table-cell table:formula="of:= [.N435] &amp; &quot; &quot; &amp; [.E435]" office:value-type="string" office:string-value=" 1/8" calcext:value-type="string">
            <text:p><text:s/>1/8</text:p>
          </table:table-cell>
          <table:table-cell table:formula="of:=CEILING([.J435])" office:value-type="float" office:value="0" calcext:value-type="float">
            <text:p>0</text:p>
          </table:table-cell>
          <table:table-cell table:formula="of:=CEILING(8*[.J435])" office:value-type="float" office:value="0" calcext:value-type="float">
            <text:p>0</text:p>
          </table:table-cell>
          <table:table-cell table:formula="of:=CEILING(1*[.K435])" office:value-type="float" office:value="1" calcext:value-type="float">
            <text:p>1</text:p>
          </table:table-cell>
          <table:table-cell table:formula="of:=CEILING(2*[.K435])" office:value-type="float" office:value="2" calcext:value-type="float">
            <text:p>2</text:p>
          </table:table-cell>
          <table:table-cell table:formula="of:=CEILING(5*[.K435])" office:value-type="float" office:value="5" calcext:value-type="float">
            <text:p>5</text:p>
          </table:table-cell>
          <table:table-cell table:formula="of:=CEILING(1*[.L435])" office:value-type="float" office:value="5" calcext:value-type="float">
            <text:p>5</text:p>
          </table:table-cell>
          <table:table-cell table:formula="of:=CEILING(2*[.L435])" office:value-type="float" office:value="10" calcext:value-type="float">
            <text:p>10</text:p>
          </table:table-cell>
          <table:table-cell table:formula="of:=CEILING(1*[.M435])" office:value-type="float" office:value="15" calcext:value-type="float">
            <text:p>15</text:p>
          </table:table-cell>
          <table:table-cell table:formula="of:=CEILING(2*[.M435])" office:value-type="float" office:value="30" calcext:value-type="float">
            <text:p>30</text:p>
          </table:table-cell>
          <table:table-cell table:formula="of:=CEILING(6*[.M435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table:formula="of:=MOD([.A436]-1;[$Basic.$A$2]+1)" office:value-type="float" office:value="2" calcext:value-type="float">
            <text:p>2</text:p>
          </table:table-cell>
          <table:table-cell table:formula="of:=CEILING(([.A436]-[.B436])/[$Basic.$A$2]; 1)+3" office:value-type="float" office:value="32" calcext:value-type="float">
            <text:p>32</text:p>
          </table:table-cell>
          <table:table-cell table:formula="of:=IF([.B436]=0;INDIRECT(ADDRESS([.C436];1;1;1;&quot;Basic&quot;));&quot;&quot;)">
            <text:p/>
          </table:table-cell>
          <table:table-cell table:style-name="ce3" table:formula="of:=[.B436] &amp; &quot;/&quot; &amp; [$Basic.$B$2]" office:value-type="string" office:string-value="2/8" calcext:value-type="string">
            <text:p>2/8</text:p>
          </table:table-cell>
          <table:table-cell table:formula="of:=INDIRECT(ADDRESS([.$C436];2;1;1;&quot;Basic&quot;))*[.$B436]/[$Basic.$B$2]" office:value-type="float" office:value="0" calcext:value-type="float">
            <text:p>0</text:p>
          </table:table-cell>
          <table:table-cell table:formula="of:=INDIRECT(ADDRESS([.$C436];3;1;1;&quot;Basic&quot;))*[.$B436]/[$Basic.$B$2]" office:value-type="float" office:value="0" calcext:value-type="float">
            <text:p>0</text:p>
          </table:table-cell>
          <table:table-cell table:formula="of:=INDIRECT(ADDRESS([.$C436];4;1;1;&quot;Basic&quot;))*[.$B436]/[$Basic.$B$2]" office:value-type="float" office:value="0" calcext:value-type="float">
            <text:p>0</text:p>
          </table:table-cell>
          <table:table-cell table:formula="of:=INDIRECT(ADDRESS([.$C436];5;1;1;&quot;Basic&quot;))*[.$B436]/[$Basic.$B$2]" office:value-type="float" office:value="0" calcext:value-type="float">
            <text:p>0</text:p>
          </table:table-cell>
          <table:table-cell table:formula="of:=[.F436]" office:value-type="float" office:value="0" calcext:value-type="float">
            <text:p>0</text:p>
          </table:table-cell>
          <table:table-cell table:formula="of:=IF([.G436]=0;1;[.G436])" office:value-type="float" office:value="1" calcext:value-type="float">
            <text:p>1</text:p>
          </table:table-cell>
          <table:table-cell table:formula="of:=IF([.H436]=0;5;[.H436])" office:value-type="float" office:value="5" calcext:value-type="float">
            <text:p>5</text:p>
          </table:table-cell>
          <table:table-cell table:formula="of:=IF([.I436]=0;15;[.I436])" office:value-type="float" office:value="15" calcext:value-type="float">
            <text:p>15</text:p>
          </table:table-cell>
          <table:table-cell table:formula="of:=IF([.B436]=0;[.D436];&quot;&quot;) &amp; IF([.B436]=[$Basic.$B$2];&quot;Open Terrain&quot;;&quot;&quot;) &amp; IF([.B436]=[$Basic.$C$2];&quot;Difficult Terrain&quot;;&quot;&quot;) &amp; IF([.B436]=[$Basic.$D$2];&quot;Extreme Terrain&quot;;&quot;&quot;)">
            <text:p/>
          </table:table-cell>
          <table:table-cell table:formula="of:= [.N436] &amp; &quot; &quot; &amp; [.E436]" office:value-type="string" office:string-value=" 2/8" calcext:value-type="string">
            <text:p><text:s/>2/8</text:p>
          </table:table-cell>
          <table:table-cell table:formula="of:=CEILING([.J436])" office:value-type="float" office:value="0" calcext:value-type="float">
            <text:p>0</text:p>
          </table:table-cell>
          <table:table-cell table:formula="of:=CEILING(8*[.J436])" office:value-type="float" office:value="0" calcext:value-type="float">
            <text:p>0</text:p>
          </table:table-cell>
          <table:table-cell table:formula="of:=CEILING(1*[.K436])" office:value-type="float" office:value="1" calcext:value-type="float">
            <text:p>1</text:p>
          </table:table-cell>
          <table:table-cell table:formula="of:=CEILING(2*[.K436])" office:value-type="float" office:value="2" calcext:value-type="float">
            <text:p>2</text:p>
          </table:table-cell>
          <table:table-cell table:formula="of:=CEILING(5*[.K436])" office:value-type="float" office:value="5" calcext:value-type="float">
            <text:p>5</text:p>
          </table:table-cell>
          <table:table-cell table:formula="of:=CEILING(1*[.L436])" office:value-type="float" office:value="5" calcext:value-type="float">
            <text:p>5</text:p>
          </table:table-cell>
          <table:table-cell table:formula="of:=CEILING(2*[.L436])" office:value-type="float" office:value="10" calcext:value-type="float">
            <text:p>10</text:p>
          </table:table-cell>
          <table:table-cell table:formula="of:=CEILING(1*[.M436])" office:value-type="float" office:value="15" calcext:value-type="float">
            <text:p>15</text:p>
          </table:table-cell>
          <table:table-cell table:formula="of:=CEILING(2*[.M436])" office:value-type="float" office:value="30" calcext:value-type="float">
            <text:p>30</text:p>
          </table:table-cell>
          <table:table-cell table:formula="of:=CEILING(6*[.M436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table:formula="of:=MOD([.A437]-1;[$Basic.$A$2]+1)" office:value-type="float" office:value="3" calcext:value-type="float">
            <text:p>3</text:p>
          </table:table-cell>
          <table:table-cell table:formula="of:=CEILING(([.A437]-[.B437])/[$Basic.$A$2]; 1)+3" office:value-type="float" office:value="32" calcext:value-type="float">
            <text:p>32</text:p>
          </table:table-cell>
          <table:table-cell table:formula="of:=IF([.B437]=0;INDIRECT(ADDRESS([.C437];1;1;1;&quot;Basic&quot;));&quot;&quot;)">
            <text:p/>
          </table:table-cell>
          <table:table-cell table:style-name="ce3" table:formula="of:=[.B437] &amp; &quot;/&quot; &amp; [$Basic.$B$2]" office:value-type="string" office:string-value="3/8" calcext:value-type="string">
            <text:p>3/8</text:p>
          </table:table-cell>
          <table:table-cell table:formula="of:=INDIRECT(ADDRESS([.$C437];2;1;1;&quot;Basic&quot;))*[.$B437]/[$Basic.$B$2]" office:value-type="float" office:value="0" calcext:value-type="float">
            <text:p>0</text:p>
          </table:table-cell>
          <table:table-cell table:formula="of:=INDIRECT(ADDRESS([.$C437];3;1;1;&quot;Basic&quot;))*[.$B437]/[$Basic.$B$2]" office:value-type="float" office:value="0" calcext:value-type="float">
            <text:p>0</text:p>
          </table:table-cell>
          <table:table-cell table:formula="of:=INDIRECT(ADDRESS([.$C437];4;1;1;&quot;Basic&quot;))*[.$B437]/[$Basic.$B$2]" office:value-type="float" office:value="0" calcext:value-type="float">
            <text:p>0</text:p>
          </table:table-cell>
          <table:table-cell table:formula="of:=INDIRECT(ADDRESS([.$C437];5;1;1;&quot;Basic&quot;))*[.$B437]/[$Basic.$B$2]" office:value-type="float" office:value="0" calcext:value-type="float">
            <text:p>0</text:p>
          </table:table-cell>
          <table:table-cell table:formula="of:=[.F437]" office:value-type="float" office:value="0" calcext:value-type="float">
            <text:p>0</text:p>
          </table:table-cell>
          <table:table-cell table:formula="of:=IF([.G437]=0;1;[.G437])" office:value-type="float" office:value="1" calcext:value-type="float">
            <text:p>1</text:p>
          </table:table-cell>
          <table:table-cell table:formula="of:=IF([.H437]=0;5;[.H437])" office:value-type="float" office:value="5" calcext:value-type="float">
            <text:p>5</text:p>
          </table:table-cell>
          <table:table-cell table:formula="of:=IF([.I437]=0;15;[.I437])" office:value-type="float" office:value="15" calcext:value-type="float">
            <text:p>15</text:p>
          </table:table-cell>
          <table:table-cell table:formula="of:=IF([.B437]=0;[.D437];&quot;&quot;) &amp; IF([.B437]=[$Basic.$B$2];&quot;Open Terrain&quot;;&quot;&quot;) &amp; IF([.B437]=[$Basic.$C$2];&quot;Difficult Terrain&quot;;&quot;&quot;) &amp; IF([.B437]=[$Basic.$D$2];&quot;Extreme Terrain&quot;;&quot;&quot;)">
            <text:p/>
          </table:table-cell>
          <table:table-cell table:formula="of:= [.N437] &amp; &quot; &quot; &amp; [.E437]" office:value-type="string" office:string-value=" 3/8" calcext:value-type="string">
            <text:p><text:s/>3/8</text:p>
          </table:table-cell>
          <table:table-cell table:formula="of:=CEILING([.J437])" office:value-type="float" office:value="0" calcext:value-type="float">
            <text:p>0</text:p>
          </table:table-cell>
          <table:table-cell table:formula="of:=CEILING(8*[.J437])" office:value-type="float" office:value="0" calcext:value-type="float">
            <text:p>0</text:p>
          </table:table-cell>
          <table:table-cell table:formula="of:=CEILING(1*[.K437])" office:value-type="float" office:value="1" calcext:value-type="float">
            <text:p>1</text:p>
          </table:table-cell>
          <table:table-cell table:formula="of:=CEILING(2*[.K437])" office:value-type="float" office:value="2" calcext:value-type="float">
            <text:p>2</text:p>
          </table:table-cell>
          <table:table-cell table:formula="of:=CEILING(5*[.K437])" office:value-type="float" office:value="5" calcext:value-type="float">
            <text:p>5</text:p>
          </table:table-cell>
          <table:table-cell table:formula="of:=CEILING(1*[.L437])" office:value-type="float" office:value="5" calcext:value-type="float">
            <text:p>5</text:p>
          </table:table-cell>
          <table:table-cell table:formula="of:=CEILING(2*[.L437])" office:value-type="float" office:value="10" calcext:value-type="float">
            <text:p>10</text:p>
          </table:table-cell>
          <table:table-cell table:formula="of:=CEILING(1*[.M437])" office:value-type="float" office:value="15" calcext:value-type="float">
            <text:p>15</text:p>
          </table:table-cell>
          <table:table-cell table:formula="of:=CEILING(2*[.M437])" office:value-type="float" office:value="30" calcext:value-type="float">
            <text:p>30</text:p>
          </table:table-cell>
          <table:table-cell table:formula="of:=CEILING(6*[.M437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table:formula="of:=MOD([.A438]-1;[$Basic.$A$2]+1)" office:value-type="float" office:value="4" calcext:value-type="float">
            <text:p>4</text:p>
          </table:table-cell>
          <table:table-cell table:formula="of:=CEILING(([.A438]-[.B438])/[$Basic.$A$2]; 1)+3" office:value-type="float" office:value="32" calcext:value-type="float">
            <text:p>32</text:p>
          </table:table-cell>
          <table:table-cell table:formula="of:=IF([.B438]=0;INDIRECT(ADDRESS([.C438];1;1;1;&quot;Basic&quot;));&quot;&quot;)">
            <text:p/>
          </table:table-cell>
          <table:table-cell table:style-name="ce3" table:formula="of:=[.B438] &amp; &quot;/&quot; &amp; [$Basic.$B$2]" office:value-type="string" office:string-value="4/8" calcext:value-type="string">
            <text:p>4/8</text:p>
          </table:table-cell>
          <table:table-cell table:formula="of:=INDIRECT(ADDRESS([.$C438];2;1;1;&quot;Basic&quot;))*[.$B438]/[$Basic.$B$2]" office:value-type="float" office:value="0" calcext:value-type="float">
            <text:p>0</text:p>
          </table:table-cell>
          <table:table-cell table:formula="of:=INDIRECT(ADDRESS([.$C438];3;1;1;&quot;Basic&quot;))*[.$B438]/[$Basic.$B$2]" office:value-type="float" office:value="0" calcext:value-type="float">
            <text:p>0</text:p>
          </table:table-cell>
          <table:table-cell table:formula="of:=INDIRECT(ADDRESS([.$C438];4;1;1;&quot;Basic&quot;))*[.$B438]/[$Basic.$B$2]" office:value-type="float" office:value="0" calcext:value-type="float">
            <text:p>0</text:p>
          </table:table-cell>
          <table:table-cell table:formula="of:=INDIRECT(ADDRESS([.$C438];5;1;1;&quot;Basic&quot;))*[.$B438]/[$Basic.$B$2]" office:value-type="float" office:value="0" calcext:value-type="float">
            <text:p>0</text:p>
          </table:table-cell>
          <table:table-cell table:formula="of:=[.F438]" office:value-type="float" office:value="0" calcext:value-type="float">
            <text:p>0</text:p>
          </table:table-cell>
          <table:table-cell table:formula="of:=IF([.G438]=0;1;[.G438])" office:value-type="float" office:value="1" calcext:value-type="float">
            <text:p>1</text:p>
          </table:table-cell>
          <table:table-cell table:formula="of:=IF([.H438]=0;5;[.H438])" office:value-type="float" office:value="5" calcext:value-type="float">
            <text:p>5</text:p>
          </table:table-cell>
          <table:table-cell table:formula="of:=IF([.I438]=0;15;[.I438])" office:value-type="float" office:value="15" calcext:value-type="float">
            <text:p>15</text:p>
          </table:table-cell>
          <table:table-cell table:formula="of:=IF([.B438]=0;[.D438];&quot;&quot;) &amp; IF([.B438]=[$Basic.$B$2];&quot;Open Terrain&quot;;&quot;&quot;) &amp; IF([.B438]=[$Basic.$C$2];&quot;Difficult Terrain&quot;;&quot;&quot;) &amp; IF([.B438]=[$Basic.$D$2];&quot;Extreme Terrain&quot;;&quot;&quot;)" office:value-type="string" office:string-value="Extreme Terrain" calcext:value-type="string">
            <text:p>Extreme Terrain</text:p>
          </table:table-cell>
          <table:table-cell table:formula="of:= [.N438] &amp; &quot; &quot; &amp; [.E438]" office:value-type="string" office:string-value="Extreme Terrain 4/8" calcext:value-type="string">
            <text:p>Extreme Terrain 4/8</text:p>
          </table:table-cell>
          <table:table-cell table:formula="of:=CEILING([.J438])" office:value-type="float" office:value="0" calcext:value-type="float">
            <text:p>0</text:p>
          </table:table-cell>
          <table:table-cell table:formula="of:=CEILING(8*[.J438])" office:value-type="float" office:value="0" calcext:value-type="float">
            <text:p>0</text:p>
          </table:table-cell>
          <table:table-cell table:formula="of:=CEILING(1*[.K438])" office:value-type="float" office:value="1" calcext:value-type="float">
            <text:p>1</text:p>
          </table:table-cell>
          <table:table-cell table:formula="of:=CEILING(2*[.K438])" office:value-type="float" office:value="2" calcext:value-type="float">
            <text:p>2</text:p>
          </table:table-cell>
          <table:table-cell table:formula="of:=CEILING(5*[.K438])" office:value-type="float" office:value="5" calcext:value-type="float">
            <text:p>5</text:p>
          </table:table-cell>
          <table:table-cell table:formula="of:=CEILING(1*[.L438])" office:value-type="float" office:value="5" calcext:value-type="float">
            <text:p>5</text:p>
          </table:table-cell>
          <table:table-cell table:formula="of:=CEILING(2*[.L438])" office:value-type="float" office:value="10" calcext:value-type="float">
            <text:p>10</text:p>
          </table:table-cell>
          <table:table-cell table:formula="of:=CEILING(1*[.M438])" office:value-type="float" office:value="15" calcext:value-type="float">
            <text:p>15</text:p>
          </table:table-cell>
          <table:table-cell table:formula="of:=CEILING(2*[.M438])" office:value-type="float" office:value="30" calcext:value-type="float">
            <text:p>30</text:p>
          </table:table-cell>
          <table:table-cell table:formula="of:=CEILING(6*[.M438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table:formula="of:=MOD([.A439]-1;[$Basic.$A$2]+1)" office:value-type="float" office:value="5" calcext:value-type="float">
            <text:p>5</text:p>
          </table:table-cell>
          <table:table-cell table:formula="of:=CEILING(([.A439]-[.B439])/[$Basic.$A$2]; 1)+3" office:value-type="float" office:value="32" calcext:value-type="float">
            <text:p>32</text:p>
          </table:table-cell>
          <table:table-cell table:formula="of:=IF([.B439]=0;INDIRECT(ADDRESS([.C439];1;1;1;&quot;Basic&quot;));&quot;&quot;)">
            <text:p/>
          </table:table-cell>
          <table:table-cell table:style-name="ce3" table:formula="of:=[.B439] &amp; &quot;/&quot; &amp; [$Basic.$B$2]" office:value-type="string" office:string-value="5/8" calcext:value-type="string">
            <text:p>5/8</text:p>
          </table:table-cell>
          <table:table-cell table:formula="of:=INDIRECT(ADDRESS([.$C439];2;1;1;&quot;Basic&quot;))*[.$B439]/[$Basic.$B$2]" office:value-type="float" office:value="0" calcext:value-type="float">
            <text:p>0</text:p>
          </table:table-cell>
          <table:table-cell table:formula="of:=INDIRECT(ADDRESS([.$C439];3;1;1;&quot;Basic&quot;))*[.$B439]/[$Basic.$B$2]" office:value-type="float" office:value="0" calcext:value-type="float">
            <text:p>0</text:p>
          </table:table-cell>
          <table:table-cell table:formula="of:=INDIRECT(ADDRESS([.$C439];4;1;1;&quot;Basic&quot;))*[.$B439]/[$Basic.$B$2]" office:value-type="float" office:value="0" calcext:value-type="float">
            <text:p>0</text:p>
          </table:table-cell>
          <table:table-cell table:formula="of:=INDIRECT(ADDRESS([.$C439];5;1;1;&quot;Basic&quot;))*[.$B439]/[$Basic.$B$2]" office:value-type="float" office:value="0" calcext:value-type="float">
            <text:p>0</text:p>
          </table:table-cell>
          <table:table-cell table:formula="of:=[.F439]" office:value-type="float" office:value="0" calcext:value-type="float">
            <text:p>0</text:p>
          </table:table-cell>
          <table:table-cell table:formula="of:=IF([.G439]=0;1;[.G439])" office:value-type="float" office:value="1" calcext:value-type="float">
            <text:p>1</text:p>
          </table:table-cell>
          <table:table-cell table:formula="of:=IF([.H439]=0;5;[.H439])" office:value-type="float" office:value="5" calcext:value-type="float">
            <text:p>5</text:p>
          </table:table-cell>
          <table:table-cell table:formula="of:=IF([.I439]=0;15;[.I439])" office:value-type="float" office:value="15" calcext:value-type="float">
            <text:p>15</text:p>
          </table:table-cell>
          <table:table-cell table:formula="of:=IF([.B439]=0;[.D439];&quot;&quot;) &amp; IF([.B439]=[$Basic.$B$2];&quot;Open Terrain&quot;;&quot;&quot;) &amp; IF([.B439]=[$Basic.$C$2];&quot;Difficult Terrain&quot;;&quot;&quot;) &amp; IF([.B439]=[$Basic.$D$2];&quot;Extreme Terrain&quot;;&quot;&quot;)">
            <text:p/>
          </table:table-cell>
          <table:table-cell table:formula="of:= [.N439] &amp; &quot; &quot; &amp; [.E439]" office:value-type="string" office:string-value=" 5/8" calcext:value-type="string">
            <text:p><text:s/>5/8</text:p>
          </table:table-cell>
          <table:table-cell table:formula="of:=CEILING([.J439])" office:value-type="float" office:value="0" calcext:value-type="float">
            <text:p>0</text:p>
          </table:table-cell>
          <table:table-cell table:formula="of:=CEILING(8*[.J439])" office:value-type="float" office:value="0" calcext:value-type="float">
            <text:p>0</text:p>
          </table:table-cell>
          <table:table-cell table:formula="of:=CEILING(1*[.K439])" office:value-type="float" office:value="1" calcext:value-type="float">
            <text:p>1</text:p>
          </table:table-cell>
          <table:table-cell table:formula="of:=CEILING(2*[.K439])" office:value-type="float" office:value="2" calcext:value-type="float">
            <text:p>2</text:p>
          </table:table-cell>
          <table:table-cell table:formula="of:=CEILING(5*[.K439])" office:value-type="float" office:value="5" calcext:value-type="float">
            <text:p>5</text:p>
          </table:table-cell>
          <table:table-cell table:formula="of:=CEILING(1*[.L439])" office:value-type="float" office:value="5" calcext:value-type="float">
            <text:p>5</text:p>
          </table:table-cell>
          <table:table-cell table:formula="of:=CEILING(2*[.L439])" office:value-type="float" office:value="10" calcext:value-type="float">
            <text:p>10</text:p>
          </table:table-cell>
          <table:table-cell table:formula="of:=CEILING(1*[.M439])" office:value-type="float" office:value="15" calcext:value-type="float">
            <text:p>15</text:p>
          </table:table-cell>
          <table:table-cell table:formula="of:=CEILING(2*[.M439])" office:value-type="float" office:value="30" calcext:value-type="float">
            <text:p>30</text:p>
          </table:table-cell>
          <table:table-cell table:formula="of:=CEILING(6*[.M439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table:formula="of:=MOD([.A440]-1;[$Basic.$A$2]+1)" office:value-type="float" office:value="6" calcext:value-type="float">
            <text:p>6</text:p>
          </table:table-cell>
          <table:table-cell table:formula="of:=CEILING(([.A440]-[.B440])/[$Basic.$A$2]; 1)+3" office:value-type="float" office:value="32" calcext:value-type="float">
            <text:p>32</text:p>
          </table:table-cell>
          <table:table-cell table:formula="of:=IF([.B440]=0;INDIRECT(ADDRESS([.C440];1;1;1;&quot;Basic&quot;));&quot;&quot;)">
            <text:p/>
          </table:table-cell>
          <table:table-cell table:style-name="ce3" table:formula="of:=[.B440] &amp; &quot;/&quot; &amp; [$Basic.$B$2]" office:value-type="string" office:string-value="6/8" calcext:value-type="string">
            <text:p>6/8</text:p>
          </table:table-cell>
          <table:table-cell table:formula="of:=INDIRECT(ADDRESS([.$C440];2;1;1;&quot;Basic&quot;))*[.$B440]/[$Basic.$B$2]" office:value-type="float" office:value="0" calcext:value-type="float">
            <text:p>0</text:p>
          </table:table-cell>
          <table:table-cell table:formula="of:=INDIRECT(ADDRESS([.$C440];3;1;1;&quot;Basic&quot;))*[.$B440]/[$Basic.$B$2]" office:value-type="float" office:value="0" calcext:value-type="float">
            <text:p>0</text:p>
          </table:table-cell>
          <table:table-cell table:formula="of:=INDIRECT(ADDRESS([.$C440];4;1;1;&quot;Basic&quot;))*[.$B440]/[$Basic.$B$2]" office:value-type="float" office:value="0" calcext:value-type="float">
            <text:p>0</text:p>
          </table:table-cell>
          <table:table-cell table:formula="of:=INDIRECT(ADDRESS([.$C440];5;1;1;&quot;Basic&quot;))*[.$B440]/[$Basic.$B$2]" office:value-type="float" office:value="0" calcext:value-type="float">
            <text:p>0</text:p>
          </table:table-cell>
          <table:table-cell table:formula="of:=[.F440]" office:value-type="float" office:value="0" calcext:value-type="float">
            <text:p>0</text:p>
          </table:table-cell>
          <table:table-cell table:formula="of:=IF([.G440]=0;1;[.G440])" office:value-type="float" office:value="1" calcext:value-type="float">
            <text:p>1</text:p>
          </table:table-cell>
          <table:table-cell table:formula="of:=IF([.H440]=0;5;[.H440])" office:value-type="float" office:value="5" calcext:value-type="float">
            <text:p>5</text:p>
          </table:table-cell>
          <table:table-cell table:formula="of:=IF([.I440]=0;15;[.I440])" office:value-type="float" office:value="15" calcext:value-type="float">
            <text:p>15</text:p>
          </table:table-cell>
          <table:table-cell table:formula="of:=IF([.B440]=0;[.D440];&quot;&quot;) &amp; IF([.B440]=[$Basic.$B$2];&quot;Open Terrain&quot;;&quot;&quot;) &amp; IF([.B440]=[$Basic.$C$2];&quot;Difficult Terrain&quot;;&quot;&quot;) &amp; IF([.B440]=[$Basic.$D$2];&quot;Extreme Terrain&quot;;&quot;&quot;)" office:value-type="string" office:string-value="Difficult Terrain" calcext:value-type="string">
            <text:p>Difficult Terrain</text:p>
          </table:table-cell>
          <table:table-cell table:formula="of:= [.N440] &amp; &quot; &quot; &amp; [.E440]" office:value-type="string" office:string-value="Difficult Terrain 6/8" calcext:value-type="string">
            <text:p>Difficult Terrain 6/8</text:p>
          </table:table-cell>
          <table:table-cell table:formula="of:=CEILING([.J440])" office:value-type="float" office:value="0" calcext:value-type="float">
            <text:p>0</text:p>
          </table:table-cell>
          <table:table-cell table:formula="of:=CEILING(8*[.J440])" office:value-type="float" office:value="0" calcext:value-type="float">
            <text:p>0</text:p>
          </table:table-cell>
          <table:table-cell table:formula="of:=CEILING(1*[.K440])" office:value-type="float" office:value="1" calcext:value-type="float">
            <text:p>1</text:p>
          </table:table-cell>
          <table:table-cell table:formula="of:=CEILING(2*[.K440])" office:value-type="float" office:value="2" calcext:value-type="float">
            <text:p>2</text:p>
          </table:table-cell>
          <table:table-cell table:formula="of:=CEILING(5*[.K440])" office:value-type="float" office:value="5" calcext:value-type="float">
            <text:p>5</text:p>
          </table:table-cell>
          <table:table-cell table:formula="of:=CEILING(1*[.L440])" office:value-type="float" office:value="5" calcext:value-type="float">
            <text:p>5</text:p>
          </table:table-cell>
          <table:table-cell table:formula="of:=CEILING(2*[.L440])" office:value-type="float" office:value="10" calcext:value-type="float">
            <text:p>10</text:p>
          </table:table-cell>
          <table:table-cell table:formula="of:=CEILING(1*[.M440])" office:value-type="float" office:value="15" calcext:value-type="float">
            <text:p>15</text:p>
          </table:table-cell>
          <table:table-cell table:formula="of:=CEILING(2*[.M440])" office:value-type="float" office:value="30" calcext:value-type="float">
            <text:p>30</text:p>
          </table:table-cell>
          <table:table-cell table:formula="of:=CEILING(6*[.M440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table:formula="of:=MOD([.A441]-1;[$Basic.$A$2]+1)" office:value-type="float" office:value="7" calcext:value-type="float">
            <text:p>7</text:p>
          </table:table-cell>
          <table:table-cell table:formula="of:=CEILING(([.A441]-[.B441])/[$Basic.$A$2]; 1)+3" office:value-type="float" office:value="32" calcext:value-type="float">
            <text:p>32</text:p>
          </table:table-cell>
          <table:table-cell table:formula="of:=IF([.B441]=0;INDIRECT(ADDRESS([.C441];1;1;1;&quot;Basic&quot;));&quot;&quot;)">
            <text:p/>
          </table:table-cell>
          <table:table-cell table:style-name="ce3" table:formula="of:=[.B441] &amp; &quot;/&quot; &amp; [$Basic.$B$2]" office:value-type="string" office:string-value="7/8" calcext:value-type="string">
            <text:p>7/8</text:p>
          </table:table-cell>
          <table:table-cell table:formula="of:=INDIRECT(ADDRESS([.$C441];2;1;1;&quot;Basic&quot;))*[.$B441]/[$Basic.$B$2]" office:value-type="float" office:value="0" calcext:value-type="float">
            <text:p>0</text:p>
          </table:table-cell>
          <table:table-cell table:formula="of:=INDIRECT(ADDRESS([.$C441];3;1;1;&quot;Basic&quot;))*[.$B441]/[$Basic.$B$2]" office:value-type="float" office:value="0" calcext:value-type="float">
            <text:p>0</text:p>
          </table:table-cell>
          <table:table-cell table:formula="of:=INDIRECT(ADDRESS([.$C441];4;1;1;&quot;Basic&quot;))*[.$B441]/[$Basic.$B$2]" office:value-type="float" office:value="0" calcext:value-type="float">
            <text:p>0</text:p>
          </table:table-cell>
          <table:table-cell table:formula="of:=INDIRECT(ADDRESS([.$C441];5;1;1;&quot;Basic&quot;))*[.$B441]/[$Basic.$B$2]" office:value-type="float" office:value="0" calcext:value-type="float">
            <text:p>0</text:p>
          </table:table-cell>
          <table:table-cell table:formula="of:=[.F441]" office:value-type="float" office:value="0" calcext:value-type="float">
            <text:p>0</text:p>
          </table:table-cell>
          <table:table-cell table:formula="of:=IF([.G441]=0;1;[.G441])" office:value-type="float" office:value="1" calcext:value-type="float">
            <text:p>1</text:p>
          </table:table-cell>
          <table:table-cell table:formula="of:=IF([.H441]=0;5;[.H441])" office:value-type="float" office:value="5" calcext:value-type="float">
            <text:p>5</text:p>
          </table:table-cell>
          <table:table-cell table:formula="of:=IF([.I441]=0;15;[.I441])" office:value-type="float" office:value="15" calcext:value-type="float">
            <text:p>15</text:p>
          </table:table-cell>
          <table:table-cell table:formula="of:=IF([.B441]=0;[.D441];&quot;&quot;) &amp; IF([.B441]=[$Basic.$B$2];&quot;Open Terrain&quot;;&quot;&quot;) &amp; IF([.B441]=[$Basic.$C$2];&quot;Difficult Terrain&quot;;&quot;&quot;) &amp; IF([.B441]=[$Basic.$D$2];&quot;Extreme Terrain&quot;;&quot;&quot;)">
            <text:p/>
          </table:table-cell>
          <table:table-cell table:formula="of:= [.N441] &amp; &quot; &quot; &amp; [.E441]" office:value-type="string" office:string-value=" 7/8" calcext:value-type="string">
            <text:p><text:s/>7/8</text:p>
          </table:table-cell>
          <table:table-cell table:formula="of:=CEILING([.J441])" office:value-type="float" office:value="0" calcext:value-type="float">
            <text:p>0</text:p>
          </table:table-cell>
          <table:table-cell table:formula="of:=CEILING(8*[.J441])" office:value-type="float" office:value="0" calcext:value-type="float">
            <text:p>0</text:p>
          </table:table-cell>
          <table:table-cell table:formula="of:=CEILING(1*[.K441])" office:value-type="float" office:value="1" calcext:value-type="float">
            <text:p>1</text:p>
          </table:table-cell>
          <table:table-cell table:formula="of:=CEILING(2*[.K441])" office:value-type="float" office:value="2" calcext:value-type="float">
            <text:p>2</text:p>
          </table:table-cell>
          <table:table-cell table:formula="of:=CEILING(5*[.K441])" office:value-type="float" office:value="5" calcext:value-type="float">
            <text:p>5</text:p>
          </table:table-cell>
          <table:table-cell table:formula="of:=CEILING(1*[.L441])" office:value-type="float" office:value="5" calcext:value-type="float">
            <text:p>5</text:p>
          </table:table-cell>
          <table:table-cell table:formula="of:=CEILING(2*[.L441])" office:value-type="float" office:value="10" calcext:value-type="float">
            <text:p>10</text:p>
          </table:table-cell>
          <table:table-cell table:formula="of:=CEILING(1*[.M441])" office:value-type="float" office:value="15" calcext:value-type="float">
            <text:p>15</text:p>
          </table:table-cell>
          <table:table-cell table:formula="of:=CEILING(2*[.M441])" office:value-type="float" office:value="30" calcext:value-type="float">
            <text:p>30</text:p>
          </table:table-cell>
          <table:table-cell table:formula="of:=CEILING(6*[.M441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table:formula="of:=MOD([.A442]-1;[$Basic.$A$2]+1)" office:value-type="float" office:value="8" calcext:value-type="float">
            <text:p>8</text:p>
          </table:table-cell>
          <table:table-cell table:formula="of:=CEILING(([.A442]-[.B442])/[$Basic.$A$2]; 1)+3" office:value-type="float" office:value="32" calcext:value-type="float">
            <text:p>32</text:p>
          </table:table-cell>
          <table:table-cell table:formula="of:=IF([.B442]=0;INDIRECT(ADDRESS([.C442];1;1;1;&quot;Basic&quot;));&quot;&quot;)">
            <text:p/>
          </table:table-cell>
          <table:table-cell table:style-name="ce3" table:formula="of:=[.B442] &amp; &quot;/&quot; &amp; [$Basic.$B$2]" office:value-type="string" office:string-value="8/8" calcext:value-type="string">
            <text:p>8/8</text:p>
          </table:table-cell>
          <table:table-cell table:formula="of:=INDIRECT(ADDRESS([.$C442];2;1;1;&quot;Basic&quot;))*[.$B442]/[$Basic.$B$2]" office:value-type="float" office:value="0" calcext:value-type="float">
            <text:p>0</text:p>
          </table:table-cell>
          <table:table-cell table:formula="of:=INDIRECT(ADDRESS([.$C442];3;1;1;&quot;Basic&quot;))*[.$B442]/[$Basic.$B$2]" office:value-type="float" office:value="0" calcext:value-type="float">
            <text:p>0</text:p>
          </table:table-cell>
          <table:table-cell table:formula="of:=INDIRECT(ADDRESS([.$C442];4;1;1;&quot;Basic&quot;))*[.$B442]/[$Basic.$B$2]" office:value-type="float" office:value="0" calcext:value-type="float">
            <text:p>0</text:p>
          </table:table-cell>
          <table:table-cell table:formula="of:=INDIRECT(ADDRESS([.$C442];5;1;1;&quot;Basic&quot;))*[.$B442]/[$Basic.$B$2]" office:value-type="float" office:value="0" calcext:value-type="float">
            <text:p>0</text:p>
          </table:table-cell>
          <table:table-cell table:formula="of:=[.F442]" office:value-type="float" office:value="0" calcext:value-type="float">
            <text:p>0</text:p>
          </table:table-cell>
          <table:table-cell table:formula="of:=IF([.G442]=0;1;[.G442])" office:value-type="float" office:value="1" calcext:value-type="float">
            <text:p>1</text:p>
          </table:table-cell>
          <table:table-cell table:formula="of:=IF([.H442]=0;5;[.H442])" office:value-type="float" office:value="5" calcext:value-type="float">
            <text:p>5</text:p>
          </table:table-cell>
          <table:table-cell table:formula="of:=IF([.I442]=0;15;[.I442])" office:value-type="float" office:value="15" calcext:value-type="float">
            <text:p>15</text:p>
          </table:table-cell>
          <table:table-cell table:formula="of:=IF([.B442]=0;[.D442];&quot;&quot;) &amp; IF([.B442]=[$Basic.$B$2];&quot;Open Terrain&quot;;&quot;&quot;) &amp; IF([.B442]=[$Basic.$C$2];&quot;Difficult Terrain&quot;;&quot;&quot;) &amp; IF([.B442]=[$Basic.$D$2];&quot;Extreme Terrain&quot;;&quot;&quot;)" office:value-type="string" office:string-value="Open Terrain" calcext:value-type="string">
            <text:p>Open Terrain</text:p>
          </table:table-cell>
          <table:table-cell table:formula="of:= [.N442] &amp; &quot; &quot; &amp; [.E442]" office:value-type="string" office:string-value="Open Terrain 8/8" calcext:value-type="string">
            <text:p>Open Terrain 8/8</text:p>
          </table:table-cell>
          <table:table-cell table:formula="of:=CEILING([.J442])" office:value-type="float" office:value="0" calcext:value-type="float">
            <text:p>0</text:p>
          </table:table-cell>
          <table:table-cell table:formula="of:=CEILING(8*[.J442])" office:value-type="float" office:value="0" calcext:value-type="float">
            <text:p>0</text:p>
          </table:table-cell>
          <table:table-cell table:formula="of:=CEILING(1*[.K442])" office:value-type="float" office:value="1" calcext:value-type="float">
            <text:p>1</text:p>
          </table:table-cell>
          <table:table-cell table:formula="of:=CEILING(2*[.K442])" office:value-type="float" office:value="2" calcext:value-type="float">
            <text:p>2</text:p>
          </table:table-cell>
          <table:table-cell table:formula="of:=CEILING(5*[.K442])" office:value-type="float" office:value="5" calcext:value-type="float">
            <text:p>5</text:p>
          </table:table-cell>
          <table:table-cell table:formula="of:=CEILING(1*[.L442])" office:value-type="float" office:value="5" calcext:value-type="float">
            <text:p>5</text:p>
          </table:table-cell>
          <table:table-cell table:formula="of:=CEILING(2*[.L442])" office:value-type="float" office:value="10" calcext:value-type="float">
            <text:p>10</text:p>
          </table:table-cell>
          <table:table-cell table:formula="of:=CEILING(1*[.M442])" office:value-type="float" office:value="15" calcext:value-type="float">
            <text:p>15</text:p>
          </table:table-cell>
          <table:table-cell table:formula="of:=CEILING(2*[.M442])" office:value-type="float" office:value="30" calcext:value-type="float">
            <text:p>30</text:p>
          </table:table-cell>
          <table:table-cell table:formula="of:=CEILING(6*[.M442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table:formula="of:=MOD([.A443]-1;[$Basic.$A$2]+1)" office:value-type="float" office:value="9" calcext:value-type="float">
            <text:p>9</text:p>
          </table:table-cell>
          <table:table-cell table:formula="of:=CEILING(([.A443]-[.B443])/[$Basic.$A$2]; 1)+3" office:value-type="float" office:value="32" calcext:value-type="float">
            <text:p>32</text:p>
          </table:table-cell>
          <table:table-cell table:formula="of:=IF([.B443]=0;INDIRECT(ADDRESS([.C443];1;1;1;&quot;Basic&quot;));&quot;&quot;)">
            <text:p/>
          </table:table-cell>
          <table:table-cell table:style-name="ce3" table:formula="of:=[.B443] &amp; &quot;/&quot; &amp; [$Basic.$B$2]" office:value-type="string" office:string-value="9/8" calcext:value-type="string">
            <text:p>9/8</text:p>
          </table:table-cell>
          <table:table-cell table:formula="of:=INDIRECT(ADDRESS([.$C443];2;1;1;&quot;Basic&quot;))*[.$B443]/[$Basic.$B$2]" office:value-type="float" office:value="0" calcext:value-type="float">
            <text:p>0</text:p>
          </table:table-cell>
          <table:table-cell table:formula="of:=INDIRECT(ADDRESS([.$C443];3;1;1;&quot;Basic&quot;))*[.$B443]/[$Basic.$B$2]" office:value-type="float" office:value="0" calcext:value-type="float">
            <text:p>0</text:p>
          </table:table-cell>
          <table:table-cell table:formula="of:=INDIRECT(ADDRESS([.$C443];4;1;1;&quot;Basic&quot;))*[.$B443]/[$Basic.$B$2]" office:value-type="float" office:value="0" calcext:value-type="float">
            <text:p>0</text:p>
          </table:table-cell>
          <table:table-cell table:formula="of:=INDIRECT(ADDRESS([.$C443];5;1;1;&quot;Basic&quot;))*[.$B443]/[$Basic.$B$2]" office:value-type="float" office:value="0" calcext:value-type="float">
            <text:p>0</text:p>
          </table:table-cell>
          <table:table-cell table:formula="of:=[.F443]" office:value-type="float" office:value="0" calcext:value-type="float">
            <text:p>0</text:p>
          </table:table-cell>
          <table:table-cell table:formula="of:=IF([.G443]=0;1;[.G443])" office:value-type="float" office:value="1" calcext:value-type="float">
            <text:p>1</text:p>
          </table:table-cell>
          <table:table-cell table:formula="of:=IF([.H443]=0;5;[.H443])" office:value-type="float" office:value="5" calcext:value-type="float">
            <text:p>5</text:p>
          </table:table-cell>
          <table:table-cell table:formula="of:=IF([.I443]=0;15;[.I443])" office:value-type="float" office:value="15" calcext:value-type="float">
            <text:p>15</text:p>
          </table:table-cell>
          <table:table-cell table:formula="of:=IF([.B443]=0;[.D443];&quot;&quot;) &amp; IF([.B443]=[$Basic.$B$2];&quot;Open Terrain&quot;;&quot;&quot;) &amp; IF([.B443]=[$Basic.$C$2];&quot;Difficult Terrain&quot;;&quot;&quot;) &amp; IF([.B443]=[$Basic.$D$2];&quot;Extreme Terrain&quot;;&quot;&quot;)">
            <text:p/>
          </table:table-cell>
          <table:table-cell table:formula="of:= [.N443] &amp; &quot; &quot; &amp; [.E443]" office:value-type="string" office:string-value=" 9/8" calcext:value-type="string">
            <text:p><text:s/>9/8</text:p>
          </table:table-cell>
          <table:table-cell table:formula="of:=CEILING([.J443])" office:value-type="float" office:value="0" calcext:value-type="float">
            <text:p>0</text:p>
          </table:table-cell>
          <table:table-cell table:formula="of:=CEILING(8*[.J443])" office:value-type="float" office:value="0" calcext:value-type="float">
            <text:p>0</text:p>
          </table:table-cell>
          <table:table-cell table:formula="of:=CEILING(1*[.K443])" office:value-type="float" office:value="1" calcext:value-type="float">
            <text:p>1</text:p>
          </table:table-cell>
          <table:table-cell table:formula="of:=CEILING(2*[.K443])" office:value-type="float" office:value="2" calcext:value-type="float">
            <text:p>2</text:p>
          </table:table-cell>
          <table:table-cell table:formula="of:=CEILING(5*[.K443])" office:value-type="float" office:value="5" calcext:value-type="float">
            <text:p>5</text:p>
          </table:table-cell>
          <table:table-cell table:formula="of:=CEILING(1*[.L443])" office:value-type="float" office:value="5" calcext:value-type="float">
            <text:p>5</text:p>
          </table:table-cell>
          <table:table-cell table:formula="of:=CEILING(2*[.L443])" office:value-type="float" office:value="10" calcext:value-type="float">
            <text:p>10</text:p>
          </table:table-cell>
          <table:table-cell table:formula="of:=CEILING(1*[.M443])" office:value-type="float" office:value="15" calcext:value-type="float">
            <text:p>15</text:p>
          </table:table-cell>
          <table:table-cell table:formula="of:=CEILING(2*[.M443])" office:value-type="float" office:value="30" calcext:value-type="float">
            <text:p>30</text:p>
          </table:table-cell>
          <table:table-cell table:formula="of:=CEILING(6*[.M443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table:formula="of:=MOD([.A444]-1;[$Basic.$A$2]+1)" office:value-type="float" office:value="10" calcext:value-type="float">
            <text:p>10</text:p>
          </table:table-cell>
          <table:table-cell table:formula="of:=CEILING(([.A444]-[.B444])/[$Basic.$A$2]; 1)+3" office:value-type="float" office:value="32" calcext:value-type="float">
            <text:p>32</text:p>
          </table:table-cell>
          <table:table-cell table:formula="of:=IF([.B444]=0;INDIRECT(ADDRESS([.C444];1;1;1;&quot;Basic&quot;));&quot;&quot;)">
            <text:p/>
          </table:table-cell>
          <table:table-cell table:style-name="ce3" table:formula="of:=[.B444] &amp; &quot;/&quot; &amp; [$Basic.$B$2]" office:value-type="string" office:string-value="10/8" calcext:value-type="string">
            <text:p>10/8</text:p>
          </table:table-cell>
          <table:table-cell table:formula="of:=INDIRECT(ADDRESS([.$C444];2;1;1;&quot;Basic&quot;))*[.$B444]/[$Basic.$B$2]" office:value-type="float" office:value="0" calcext:value-type="float">
            <text:p>0</text:p>
          </table:table-cell>
          <table:table-cell table:formula="of:=INDIRECT(ADDRESS([.$C444];3;1;1;&quot;Basic&quot;))*[.$B444]/[$Basic.$B$2]" office:value-type="float" office:value="0" calcext:value-type="float">
            <text:p>0</text:p>
          </table:table-cell>
          <table:table-cell table:formula="of:=INDIRECT(ADDRESS([.$C444];4;1;1;&quot;Basic&quot;))*[.$B444]/[$Basic.$B$2]" office:value-type="float" office:value="0" calcext:value-type="float">
            <text:p>0</text:p>
          </table:table-cell>
          <table:table-cell table:formula="of:=INDIRECT(ADDRESS([.$C444];5;1;1;&quot;Basic&quot;))*[.$B444]/[$Basic.$B$2]" office:value-type="float" office:value="0" calcext:value-type="float">
            <text:p>0</text:p>
          </table:table-cell>
          <table:table-cell table:formula="of:=[.F444]" office:value-type="float" office:value="0" calcext:value-type="float">
            <text:p>0</text:p>
          </table:table-cell>
          <table:table-cell table:formula="of:=IF([.G444]=0;1;[.G444])" office:value-type="float" office:value="1" calcext:value-type="float">
            <text:p>1</text:p>
          </table:table-cell>
          <table:table-cell table:formula="of:=IF([.H444]=0;5;[.H444])" office:value-type="float" office:value="5" calcext:value-type="float">
            <text:p>5</text:p>
          </table:table-cell>
          <table:table-cell table:formula="of:=IF([.I444]=0;15;[.I444])" office:value-type="float" office:value="15" calcext:value-type="float">
            <text:p>15</text:p>
          </table:table-cell>
          <table:table-cell table:formula="of:=IF([.B444]=0;[.D444];&quot;&quot;) &amp; IF([.B444]=[$Basic.$B$2];&quot;Open Terrain&quot;;&quot;&quot;) &amp; IF([.B444]=[$Basic.$C$2];&quot;Difficult Terrain&quot;;&quot;&quot;) &amp; IF([.B444]=[$Basic.$D$2];&quot;Extreme Terrain&quot;;&quot;&quot;)">
            <text:p/>
          </table:table-cell>
          <table:table-cell table:formula="of:= [.N444] &amp; &quot; &quot; &amp; [.E444]" office:value-type="string" office:string-value=" 10/8" calcext:value-type="string">
            <text:p><text:s/>10/8</text:p>
          </table:table-cell>
          <table:table-cell table:formula="of:=CEILING([.J444])" office:value-type="float" office:value="0" calcext:value-type="float">
            <text:p>0</text:p>
          </table:table-cell>
          <table:table-cell table:formula="of:=CEILING(8*[.J444])" office:value-type="float" office:value="0" calcext:value-type="float">
            <text:p>0</text:p>
          </table:table-cell>
          <table:table-cell table:formula="of:=CEILING(1*[.K444])" office:value-type="float" office:value="1" calcext:value-type="float">
            <text:p>1</text:p>
          </table:table-cell>
          <table:table-cell table:formula="of:=CEILING(2*[.K444])" office:value-type="float" office:value="2" calcext:value-type="float">
            <text:p>2</text:p>
          </table:table-cell>
          <table:table-cell table:formula="of:=CEILING(5*[.K444])" office:value-type="float" office:value="5" calcext:value-type="float">
            <text:p>5</text:p>
          </table:table-cell>
          <table:table-cell table:formula="of:=CEILING(1*[.L444])" office:value-type="float" office:value="5" calcext:value-type="float">
            <text:p>5</text:p>
          </table:table-cell>
          <table:table-cell table:formula="of:=CEILING(2*[.L444])" office:value-type="float" office:value="10" calcext:value-type="float">
            <text:p>10</text:p>
          </table:table-cell>
          <table:table-cell table:formula="of:=CEILING(1*[.M444])" office:value-type="float" office:value="15" calcext:value-type="float">
            <text:p>15</text:p>
          </table:table-cell>
          <table:table-cell table:formula="of:=CEILING(2*[.M444])" office:value-type="float" office:value="30" calcext:value-type="float">
            <text:p>30</text:p>
          </table:table-cell>
          <table:table-cell table:formula="of:=CEILING(6*[.M444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table:formula="of:=MOD([.A445]-1;[$Basic.$A$2]+1)" office:value-type="float" office:value="11" calcext:value-type="float">
            <text:p>11</text:p>
          </table:table-cell>
          <table:table-cell table:formula="of:=CEILING(([.A445]-[.B445])/[$Basic.$A$2]; 1)+3" office:value-type="float" office:value="32" calcext:value-type="float">
            <text:p>32</text:p>
          </table:table-cell>
          <table:table-cell table:formula="of:=IF([.B445]=0;INDIRECT(ADDRESS([.C445];1;1;1;&quot;Basic&quot;));&quot;&quot;)">
            <text:p/>
          </table:table-cell>
          <table:table-cell table:style-name="ce3" table:formula="of:=[.B445] &amp; &quot;/&quot; &amp; [$Basic.$B$2]" office:value-type="string" office:string-value="11/8" calcext:value-type="string">
            <text:p>11/8</text:p>
          </table:table-cell>
          <table:table-cell table:formula="of:=INDIRECT(ADDRESS([.$C445];2;1;1;&quot;Basic&quot;))*[.$B445]/[$Basic.$B$2]" office:value-type="float" office:value="0" calcext:value-type="float">
            <text:p>0</text:p>
          </table:table-cell>
          <table:table-cell table:formula="of:=INDIRECT(ADDRESS([.$C445];3;1;1;&quot;Basic&quot;))*[.$B445]/[$Basic.$B$2]" office:value-type="float" office:value="0" calcext:value-type="float">
            <text:p>0</text:p>
          </table:table-cell>
          <table:table-cell table:formula="of:=INDIRECT(ADDRESS([.$C445];4;1;1;&quot;Basic&quot;))*[.$B445]/[$Basic.$B$2]" office:value-type="float" office:value="0" calcext:value-type="float">
            <text:p>0</text:p>
          </table:table-cell>
          <table:table-cell table:formula="of:=INDIRECT(ADDRESS([.$C445];5;1;1;&quot;Basic&quot;))*[.$B445]/[$Basic.$B$2]" office:value-type="float" office:value="0" calcext:value-type="float">
            <text:p>0</text:p>
          </table:table-cell>
          <table:table-cell table:formula="of:=[.F445]" office:value-type="float" office:value="0" calcext:value-type="float">
            <text:p>0</text:p>
          </table:table-cell>
          <table:table-cell table:formula="of:=IF([.G445]=0;1;[.G445])" office:value-type="float" office:value="1" calcext:value-type="float">
            <text:p>1</text:p>
          </table:table-cell>
          <table:table-cell table:formula="of:=IF([.H445]=0;5;[.H445])" office:value-type="float" office:value="5" calcext:value-type="float">
            <text:p>5</text:p>
          </table:table-cell>
          <table:table-cell table:formula="of:=IF([.I445]=0;15;[.I445])" office:value-type="float" office:value="15" calcext:value-type="float">
            <text:p>15</text:p>
          </table:table-cell>
          <table:table-cell table:formula="of:=IF([.B445]=0;[.D445];&quot;&quot;) &amp; IF([.B445]=[$Basic.$B$2];&quot;Open Terrain&quot;;&quot;&quot;) &amp; IF([.B445]=[$Basic.$C$2];&quot;Difficult Terrain&quot;;&quot;&quot;) &amp; IF([.B445]=[$Basic.$D$2];&quot;Extreme Terrain&quot;;&quot;&quot;)">
            <text:p/>
          </table:table-cell>
          <table:table-cell table:formula="of:= [.N445] &amp; &quot; &quot; &amp; [.E445]" office:value-type="string" office:string-value=" 11/8" calcext:value-type="string">
            <text:p><text:s/>11/8</text:p>
          </table:table-cell>
          <table:table-cell table:formula="of:=CEILING([.J445])" office:value-type="float" office:value="0" calcext:value-type="float">
            <text:p>0</text:p>
          </table:table-cell>
          <table:table-cell table:formula="of:=CEILING(8*[.J445])" office:value-type="float" office:value="0" calcext:value-type="float">
            <text:p>0</text:p>
          </table:table-cell>
          <table:table-cell table:formula="of:=CEILING(1*[.K445])" office:value-type="float" office:value="1" calcext:value-type="float">
            <text:p>1</text:p>
          </table:table-cell>
          <table:table-cell table:formula="of:=CEILING(2*[.K445])" office:value-type="float" office:value="2" calcext:value-type="float">
            <text:p>2</text:p>
          </table:table-cell>
          <table:table-cell table:formula="of:=CEILING(5*[.K445])" office:value-type="float" office:value="5" calcext:value-type="float">
            <text:p>5</text:p>
          </table:table-cell>
          <table:table-cell table:formula="of:=CEILING(1*[.L445])" office:value-type="float" office:value="5" calcext:value-type="float">
            <text:p>5</text:p>
          </table:table-cell>
          <table:table-cell table:formula="of:=CEILING(2*[.L445])" office:value-type="float" office:value="10" calcext:value-type="float">
            <text:p>10</text:p>
          </table:table-cell>
          <table:table-cell table:formula="of:=CEILING(1*[.M445])" office:value-type="float" office:value="15" calcext:value-type="float">
            <text:p>15</text:p>
          </table:table-cell>
          <table:table-cell table:formula="of:=CEILING(2*[.M445])" office:value-type="float" office:value="30" calcext:value-type="float">
            <text:p>30</text:p>
          </table:table-cell>
          <table:table-cell table:formula="of:=CEILING(6*[.M445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table:formula="of:=MOD([.A446]-1;[$Basic.$A$2]+1)" office:value-type="float" office:value="12" calcext:value-type="float">
            <text:p>12</text:p>
          </table:table-cell>
          <table:table-cell table:formula="of:=CEILING(([.A446]-[.B446])/[$Basic.$A$2]; 1)+3" office:value-type="float" office:value="32" calcext:value-type="float">
            <text:p>32</text:p>
          </table:table-cell>
          <table:table-cell table:formula="of:=IF([.B446]=0;INDIRECT(ADDRESS([.C446];1;1;1;&quot;Basic&quot;));&quot;&quot;)">
            <text:p/>
          </table:table-cell>
          <table:table-cell table:style-name="ce3" table:formula="of:=[.B446] &amp; &quot;/&quot; &amp; [$Basic.$B$2]" office:value-type="string" office:string-value="12/8" calcext:value-type="string">
            <text:p>12/8</text:p>
          </table:table-cell>
          <table:table-cell table:formula="of:=INDIRECT(ADDRESS([.$C446];2;1;1;&quot;Basic&quot;))*[.$B446]/[$Basic.$B$2]" office:value-type="float" office:value="0" calcext:value-type="float">
            <text:p>0</text:p>
          </table:table-cell>
          <table:table-cell table:formula="of:=INDIRECT(ADDRESS([.$C446];3;1;1;&quot;Basic&quot;))*[.$B446]/[$Basic.$B$2]" office:value-type="float" office:value="0" calcext:value-type="float">
            <text:p>0</text:p>
          </table:table-cell>
          <table:table-cell table:formula="of:=INDIRECT(ADDRESS([.$C446];4;1;1;&quot;Basic&quot;))*[.$B446]/[$Basic.$B$2]" office:value-type="float" office:value="0" calcext:value-type="float">
            <text:p>0</text:p>
          </table:table-cell>
          <table:table-cell table:formula="of:=INDIRECT(ADDRESS([.$C446];5;1;1;&quot;Basic&quot;))*[.$B446]/[$Basic.$B$2]" office:value-type="float" office:value="0" calcext:value-type="float">
            <text:p>0</text:p>
          </table:table-cell>
          <table:table-cell table:formula="of:=[.F446]" office:value-type="float" office:value="0" calcext:value-type="float">
            <text:p>0</text:p>
          </table:table-cell>
          <table:table-cell table:formula="of:=IF([.G446]=0;1;[.G446])" office:value-type="float" office:value="1" calcext:value-type="float">
            <text:p>1</text:p>
          </table:table-cell>
          <table:table-cell table:formula="of:=IF([.H446]=0;5;[.H446])" office:value-type="float" office:value="5" calcext:value-type="float">
            <text:p>5</text:p>
          </table:table-cell>
          <table:table-cell table:formula="of:=IF([.I446]=0;15;[.I446])" office:value-type="float" office:value="15" calcext:value-type="float">
            <text:p>15</text:p>
          </table:table-cell>
          <table:table-cell table:formula="of:=IF([.B446]=0;[.D446];&quot;&quot;) &amp; IF([.B446]=[$Basic.$B$2];&quot;Open Terrain&quot;;&quot;&quot;) &amp; IF([.B446]=[$Basic.$C$2];&quot;Difficult Terrain&quot;;&quot;&quot;) &amp; IF([.B446]=[$Basic.$D$2];&quot;Extreme Terrain&quot;;&quot;&quot;)">
            <text:p/>
          </table:table-cell>
          <table:table-cell table:formula="of:= [.N446] &amp; &quot; &quot; &amp; [.E446]" office:value-type="string" office:string-value=" 12/8" calcext:value-type="string">
            <text:p><text:s/>12/8</text:p>
          </table:table-cell>
          <table:table-cell table:formula="of:=CEILING([.J446])" office:value-type="float" office:value="0" calcext:value-type="float">
            <text:p>0</text:p>
          </table:table-cell>
          <table:table-cell table:formula="of:=CEILING(8*[.J446])" office:value-type="float" office:value="0" calcext:value-type="float">
            <text:p>0</text:p>
          </table:table-cell>
          <table:table-cell table:formula="of:=CEILING(1*[.K446])" office:value-type="float" office:value="1" calcext:value-type="float">
            <text:p>1</text:p>
          </table:table-cell>
          <table:table-cell table:formula="of:=CEILING(2*[.K446])" office:value-type="float" office:value="2" calcext:value-type="float">
            <text:p>2</text:p>
          </table:table-cell>
          <table:table-cell table:formula="of:=CEILING(5*[.K446])" office:value-type="float" office:value="5" calcext:value-type="float">
            <text:p>5</text:p>
          </table:table-cell>
          <table:table-cell table:formula="of:=CEILING(1*[.L446])" office:value-type="float" office:value="5" calcext:value-type="float">
            <text:p>5</text:p>
          </table:table-cell>
          <table:table-cell table:formula="of:=CEILING(2*[.L446])" office:value-type="float" office:value="10" calcext:value-type="float">
            <text:p>10</text:p>
          </table:table-cell>
          <table:table-cell table:formula="of:=CEILING(1*[.M446])" office:value-type="float" office:value="15" calcext:value-type="float">
            <text:p>15</text:p>
          </table:table-cell>
          <table:table-cell table:formula="of:=CEILING(2*[.M446])" office:value-type="float" office:value="30" calcext:value-type="float">
            <text:p>30</text:p>
          </table:table-cell>
          <table:table-cell table:formula="of:=CEILING(6*[.M446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table:formula="of:=MOD([.A447]-1;[$Basic.$A$2]+1)" office:value-type="float" office:value="13" calcext:value-type="float">
            <text:p>13</text:p>
          </table:table-cell>
          <table:table-cell table:formula="of:=CEILING(([.A447]-[.B447])/[$Basic.$A$2]; 1)+3" office:value-type="float" office:value="32" calcext:value-type="float">
            <text:p>32</text:p>
          </table:table-cell>
          <table:table-cell table:formula="of:=IF([.B447]=0;INDIRECT(ADDRESS([.C447];1;1;1;&quot;Basic&quot;));&quot;&quot;)">
            <text:p/>
          </table:table-cell>
          <table:table-cell table:style-name="ce3" table:formula="of:=[.B447] &amp; &quot;/&quot; &amp; [$Basic.$B$2]" office:value-type="string" office:string-value="13/8" calcext:value-type="string">
            <text:p>13/8</text:p>
          </table:table-cell>
          <table:table-cell table:formula="of:=INDIRECT(ADDRESS([.$C447];2;1;1;&quot;Basic&quot;))*[.$B447]/[$Basic.$B$2]" office:value-type="float" office:value="0" calcext:value-type="float">
            <text:p>0</text:p>
          </table:table-cell>
          <table:table-cell table:formula="of:=INDIRECT(ADDRESS([.$C447];3;1;1;&quot;Basic&quot;))*[.$B447]/[$Basic.$B$2]" office:value-type="float" office:value="0" calcext:value-type="float">
            <text:p>0</text:p>
          </table:table-cell>
          <table:table-cell table:formula="of:=INDIRECT(ADDRESS([.$C447];4;1;1;&quot;Basic&quot;))*[.$B447]/[$Basic.$B$2]" office:value-type="float" office:value="0" calcext:value-type="float">
            <text:p>0</text:p>
          </table:table-cell>
          <table:table-cell table:formula="of:=INDIRECT(ADDRESS([.$C447];5;1;1;&quot;Basic&quot;))*[.$B447]/[$Basic.$B$2]" office:value-type="float" office:value="0" calcext:value-type="float">
            <text:p>0</text:p>
          </table:table-cell>
          <table:table-cell table:formula="of:=[.F447]" office:value-type="float" office:value="0" calcext:value-type="float">
            <text:p>0</text:p>
          </table:table-cell>
          <table:table-cell table:formula="of:=IF([.G447]=0;1;[.G447])" office:value-type="float" office:value="1" calcext:value-type="float">
            <text:p>1</text:p>
          </table:table-cell>
          <table:table-cell table:formula="of:=IF([.H447]=0;5;[.H447])" office:value-type="float" office:value="5" calcext:value-type="float">
            <text:p>5</text:p>
          </table:table-cell>
          <table:table-cell table:formula="of:=IF([.I447]=0;15;[.I447])" office:value-type="float" office:value="15" calcext:value-type="float">
            <text:p>15</text:p>
          </table:table-cell>
          <table:table-cell table:formula="of:=IF([.B447]=0;[.D447];&quot;&quot;) &amp; IF([.B447]=[$Basic.$B$2];&quot;Open Terrain&quot;;&quot;&quot;) &amp; IF([.B447]=[$Basic.$C$2];&quot;Difficult Terrain&quot;;&quot;&quot;) &amp; IF([.B447]=[$Basic.$D$2];&quot;Extreme Terrain&quot;;&quot;&quot;)">
            <text:p/>
          </table:table-cell>
          <table:table-cell table:formula="of:= [.N447] &amp; &quot; &quot; &amp; [.E447]" office:value-type="string" office:string-value=" 13/8" calcext:value-type="string">
            <text:p><text:s/>13/8</text:p>
          </table:table-cell>
          <table:table-cell table:formula="of:=CEILING([.J447])" office:value-type="float" office:value="0" calcext:value-type="float">
            <text:p>0</text:p>
          </table:table-cell>
          <table:table-cell table:formula="of:=CEILING(8*[.J447])" office:value-type="float" office:value="0" calcext:value-type="float">
            <text:p>0</text:p>
          </table:table-cell>
          <table:table-cell table:formula="of:=CEILING(1*[.K447])" office:value-type="float" office:value="1" calcext:value-type="float">
            <text:p>1</text:p>
          </table:table-cell>
          <table:table-cell table:formula="of:=CEILING(2*[.K447])" office:value-type="float" office:value="2" calcext:value-type="float">
            <text:p>2</text:p>
          </table:table-cell>
          <table:table-cell table:formula="of:=CEILING(5*[.K447])" office:value-type="float" office:value="5" calcext:value-type="float">
            <text:p>5</text:p>
          </table:table-cell>
          <table:table-cell table:formula="of:=CEILING(1*[.L447])" office:value-type="float" office:value="5" calcext:value-type="float">
            <text:p>5</text:p>
          </table:table-cell>
          <table:table-cell table:formula="of:=CEILING(2*[.L447])" office:value-type="float" office:value="10" calcext:value-type="float">
            <text:p>10</text:p>
          </table:table-cell>
          <table:table-cell table:formula="of:=CEILING(1*[.M447])" office:value-type="float" office:value="15" calcext:value-type="float">
            <text:p>15</text:p>
          </table:table-cell>
          <table:table-cell table:formula="of:=CEILING(2*[.M447])" office:value-type="float" office:value="30" calcext:value-type="float">
            <text:p>30</text:p>
          </table:table-cell>
          <table:table-cell table:formula="of:=CEILING(6*[.M447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table:formula="of:=MOD([.A448]-1;[$Basic.$A$2]+1)" office:value-type="float" office:value="14" calcext:value-type="float">
            <text:p>14</text:p>
          </table:table-cell>
          <table:table-cell table:formula="of:=CEILING(([.A448]-[.B448])/[$Basic.$A$2]; 1)+3" office:value-type="float" office:value="32" calcext:value-type="float">
            <text:p>32</text:p>
          </table:table-cell>
          <table:table-cell table:formula="of:=IF([.B448]=0;INDIRECT(ADDRESS([.C448];1;1;1;&quot;Basic&quot;));&quot;&quot;)">
            <text:p/>
          </table:table-cell>
          <table:table-cell table:style-name="ce3" table:formula="of:=[.B448] &amp; &quot;/&quot; &amp; [$Basic.$B$2]" office:value-type="string" office:string-value="14/8" calcext:value-type="string">
            <text:p>14/8</text:p>
          </table:table-cell>
          <table:table-cell table:formula="of:=INDIRECT(ADDRESS([.$C448];2;1;1;&quot;Basic&quot;))*[.$B448]/[$Basic.$B$2]" office:value-type="float" office:value="0" calcext:value-type="float">
            <text:p>0</text:p>
          </table:table-cell>
          <table:table-cell table:formula="of:=INDIRECT(ADDRESS([.$C448];3;1;1;&quot;Basic&quot;))*[.$B448]/[$Basic.$B$2]" office:value-type="float" office:value="0" calcext:value-type="float">
            <text:p>0</text:p>
          </table:table-cell>
          <table:table-cell table:formula="of:=INDIRECT(ADDRESS([.$C448];4;1;1;&quot;Basic&quot;))*[.$B448]/[$Basic.$B$2]" office:value-type="float" office:value="0" calcext:value-type="float">
            <text:p>0</text:p>
          </table:table-cell>
          <table:table-cell table:formula="of:=INDIRECT(ADDRESS([.$C448];5;1;1;&quot;Basic&quot;))*[.$B448]/[$Basic.$B$2]" office:value-type="float" office:value="0" calcext:value-type="float">
            <text:p>0</text:p>
          </table:table-cell>
          <table:table-cell table:formula="of:=[.F448]" office:value-type="float" office:value="0" calcext:value-type="float">
            <text:p>0</text:p>
          </table:table-cell>
          <table:table-cell table:formula="of:=IF([.G448]=0;1;[.G448])" office:value-type="float" office:value="1" calcext:value-type="float">
            <text:p>1</text:p>
          </table:table-cell>
          <table:table-cell table:formula="of:=IF([.H448]=0;5;[.H448])" office:value-type="float" office:value="5" calcext:value-type="float">
            <text:p>5</text:p>
          </table:table-cell>
          <table:table-cell table:formula="of:=IF([.I448]=0;15;[.I448])" office:value-type="float" office:value="15" calcext:value-type="float">
            <text:p>15</text:p>
          </table:table-cell>
          <table:table-cell table:formula="of:=IF([.B448]=0;[.D448];&quot;&quot;) &amp; IF([.B448]=[$Basic.$B$2];&quot;Open Terrain&quot;;&quot;&quot;) &amp; IF([.B448]=[$Basic.$C$2];&quot;Difficult Terrain&quot;;&quot;&quot;) &amp; IF([.B448]=[$Basic.$D$2];&quot;Extreme Terrain&quot;;&quot;&quot;)">
            <text:p/>
          </table:table-cell>
          <table:table-cell table:formula="of:= [.N448] &amp; &quot; &quot; &amp; [.E448]" office:value-type="string" office:string-value=" 14/8" calcext:value-type="string">
            <text:p><text:s/>14/8</text:p>
          </table:table-cell>
          <table:table-cell table:formula="of:=CEILING([.J448])" office:value-type="float" office:value="0" calcext:value-type="float">
            <text:p>0</text:p>
          </table:table-cell>
          <table:table-cell table:formula="of:=CEILING(8*[.J448])" office:value-type="float" office:value="0" calcext:value-type="float">
            <text:p>0</text:p>
          </table:table-cell>
          <table:table-cell table:formula="of:=CEILING(1*[.K448])" office:value-type="float" office:value="1" calcext:value-type="float">
            <text:p>1</text:p>
          </table:table-cell>
          <table:table-cell table:formula="of:=CEILING(2*[.K448])" office:value-type="float" office:value="2" calcext:value-type="float">
            <text:p>2</text:p>
          </table:table-cell>
          <table:table-cell table:formula="of:=CEILING(5*[.K448])" office:value-type="float" office:value="5" calcext:value-type="float">
            <text:p>5</text:p>
          </table:table-cell>
          <table:table-cell table:formula="of:=CEILING(1*[.L448])" office:value-type="float" office:value="5" calcext:value-type="float">
            <text:p>5</text:p>
          </table:table-cell>
          <table:table-cell table:formula="of:=CEILING(2*[.L448])" office:value-type="float" office:value="10" calcext:value-type="float">
            <text:p>10</text:p>
          </table:table-cell>
          <table:table-cell table:formula="of:=CEILING(1*[.M448])" office:value-type="float" office:value="15" calcext:value-type="float">
            <text:p>15</text:p>
          </table:table-cell>
          <table:table-cell table:formula="of:=CEILING(2*[.M448])" office:value-type="float" office:value="30" calcext:value-type="float">
            <text:p>30</text:p>
          </table:table-cell>
          <table:table-cell table:formula="of:=CEILING(6*[.M448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table:formula="of:=MOD([.A449]-1;[$Basic.$A$2]+1)" office:value-type="float" office:value="15" calcext:value-type="float">
            <text:p>15</text:p>
          </table:table-cell>
          <table:table-cell table:formula="of:=CEILING(([.A449]-[.B449])/[$Basic.$A$2]; 1)+3" office:value-type="float" office:value="32" calcext:value-type="float">
            <text:p>32</text:p>
          </table:table-cell>
          <table:table-cell table:formula="of:=IF([.B449]=0;INDIRECT(ADDRESS([.C449];1;1;1;&quot;Basic&quot;));&quot;&quot;)">
            <text:p/>
          </table:table-cell>
          <table:table-cell table:style-name="ce3" table:formula="of:=[.B449] &amp; &quot;/&quot; &amp; [$Basic.$B$2]" office:value-type="string" office:string-value="15/8" calcext:value-type="string">
            <text:p>15/8</text:p>
          </table:table-cell>
          <table:table-cell table:formula="of:=INDIRECT(ADDRESS([.$C449];2;1;1;&quot;Basic&quot;))*[.$B449]/[$Basic.$B$2]" office:value-type="float" office:value="0" calcext:value-type="float">
            <text:p>0</text:p>
          </table:table-cell>
          <table:table-cell table:formula="of:=INDIRECT(ADDRESS([.$C449];3;1;1;&quot;Basic&quot;))*[.$B449]/[$Basic.$B$2]" office:value-type="float" office:value="0" calcext:value-type="float">
            <text:p>0</text:p>
          </table:table-cell>
          <table:table-cell table:formula="of:=INDIRECT(ADDRESS([.$C449];4;1;1;&quot;Basic&quot;))*[.$B449]/[$Basic.$B$2]" office:value-type="float" office:value="0" calcext:value-type="float">
            <text:p>0</text:p>
          </table:table-cell>
          <table:table-cell table:formula="of:=INDIRECT(ADDRESS([.$C449];5;1;1;&quot;Basic&quot;))*[.$B449]/[$Basic.$B$2]" office:value-type="float" office:value="0" calcext:value-type="float">
            <text:p>0</text:p>
          </table:table-cell>
          <table:table-cell table:formula="of:=[.F449]" office:value-type="float" office:value="0" calcext:value-type="float">
            <text:p>0</text:p>
          </table:table-cell>
          <table:table-cell table:formula="of:=IF([.G449]=0;1;[.G449])" office:value-type="float" office:value="1" calcext:value-type="float">
            <text:p>1</text:p>
          </table:table-cell>
          <table:table-cell table:formula="of:=IF([.H449]=0;5;[.H449])" office:value-type="float" office:value="5" calcext:value-type="float">
            <text:p>5</text:p>
          </table:table-cell>
          <table:table-cell table:formula="of:=IF([.I449]=0;15;[.I449])" office:value-type="float" office:value="15" calcext:value-type="float">
            <text:p>15</text:p>
          </table:table-cell>
          <table:table-cell table:formula="of:=IF([.B449]=0;[.D449];&quot;&quot;) &amp; IF([.B449]=[$Basic.$B$2];&quot;Open Terrain&quot;;&quot;&quot;) &amp; IF([.B449]=[$Basic.$C$2];&quot;Difficult Terrain&quot;;&quot;&quot;) &amp; IF([.B449]=[$Basic.$D$2];&quot;Extreme Terrain&quot;;&quot;&quot;)">
            <text:p/>
          </table:table-cell>
          <table:table-cell table:formula="of:= [.N449] &amp; &quot; &quot; &amp; [.E449]" office:value-type="string" office:string-value=" 15/8" calcext:value-type="string">
            <text:p><text:s/>15/8</text:p>
          </table:table-cell>
          <table:table-cell table:formula="of:=CEILING([.J449])" office:value-type="float" office:value="0" calcext:value-type="float">
            <text:p>0</text:p>
          </table:table-cell>
          <table:table-cell table:formula="of:=CEILING(8*[.J449])" office:value-type="float" office:value="0" calcext:value-type="float">
            <text:p>0</text:p>
          </table:table-cell>
          <table:table-cell table:formula="of:=CEILING(1*[.K449])" office:value-type="float" office:value="1" calcext:value-type="float">
            <text:p>1</text:p>
          </table:table-cell>
          <table:table-cell table:formula="of:=CEILING(2*[.K449])" office:value-type="float" office:value="2" calcext:value-type="float">
            <text:p>2</text:p>
          </table:table-cell>
          <table:table-cell table:formula="of:=CEILING(5*[.K449])" office:value-type="float" office:value="5" calcext:value-type="float">
            <text:p>5</text:p>
          </table:table-cell>
          <table:table-cell table:formula="of:=CEILING(1*[.L449])" office:value-type="float" office:value="5" calcext:value-type="float">
            <text:p>5</text:p>
          </table:table-cell>
          <table:table-cell table:formula="of:=CEILING(2*[.L449])" office:value-type="float" office:value="10" calcext:value-type="float">
            <text:p>10</text:p>
          </table:table-cell>
          <table:table-cell table:formula="of:=CEILING(1*[.M449])" office:value-type="float" office:value="15" calcext:value-type="float">
            <text:p>15</text:p>
          </table:table-cell>
          <table:table-cell table:formula="of:=CEILING(2*[.M449])" office:value-type="float" office:value="30" calcext:value-type="float">
            <text:p>30</text:p>
          </table:table-cell>
          <table:table-cell table:formula="of:=CEILING(6*[.M449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table:formula="of:=MOD([.A450]-1;[$Basic.$A$2]+1)" office:value-type="float" office:value="0" calcext:value-type="float">
            <text:p>0</text:p>
          </table:table-cell>
          <table:table-cell table:formula="of:=CEILING(([.A450]-[.B450])/[$Basic.$A$2]; 1)+3" office:value-type="float" office:value="33" calcext:value-type="float">
            <text:p>33</text:p>
          </table:table-cell>
          <table:table-cell table:formula="of:=IF([.B450]=0;INDIRECT(ADDRESS([.C450];1;1;1;&quot;Basic&quot;));&quot;&quot;)" office:value-type="float" office:value="0" calcext:value-type="float">
            <text:p>0</text:p>
          </table:table-cell>
          <table:table-cell table:style-name="ce3" table:formula="of:=[.B450] &amp; &quot;/&quot; &amp; [$Basic.$B$2]" office:value-type="string" office:string-value="0/8" calcext:value-type="string">
            <text:p>0/8</text:p>
          </table:table-cell>
          <table:table-cell table:formula="of:=INDIRECT(ADDRESS([.$C450];2;1;1;&quot;Basic&quot;))*[.$B450]/[$Basic.$B$2]" office:value-type="float" office:value="0" calcext:value-type="float">
            <text:p>0</text:p>
          </table:table-cell>
          <table:table-cell table:formula="of:=INDIRECT(ADDRESS([.$C450];3;1;1;&quot;Basic&quot;))*[.$B450]/[$Basic.$B$2]" office:value-type="float" office:value="0" calcext:value-type="float">
            <text:p>0</text:p>
          </table:table-cell>
          <table:table-cell table:formula="of:=INDIRECT(ADDRESS([.$C450];4;1;1;&quot;Basic&quot;))*[.$B450]/[$Basic.$B$2]" office:value-type="float" office:value="0" calcext:value-type="float">
            <text:p>0</text:p>
          </table:table-cell>
          <table:table-cell table:formula="of:=INDIRECT(ADDRESS([.$C450];5;1;1;&quot;Basic&quot;))*[.$B450]/[$Basic.$B$2]" office:value-type="float" office:value="0" calcext:value-type="float">
            <text:p>0</text:p>
          </table:table-cell>
          <table:table-cell table:formula="of:=[.F450]" office:value-type="float" office:value="0" calcext:value-type="float">
            <text:p>0</text:p>
          </table:table-cell>
          <table:table-cell table:formula="of:=IF([.G450]=0;1;[.G450])" office:value-type="float" office:value="1" calcext:value-type="float">
            <text:p>1</text:p>
          </table:table-cell>
          <table:table-cell table:formula="of:=IF([.H450]=0;5;[.H450])" office:value-type="float" office:value="5" calcext:value-type="float">
            <text:p>5</text:p>
          </table:table-cell>
          <table:table-cell table:formula="of:=IF([.I450]=0;15;[.I450])" office:value-type="float" office:value="15" calcext:value-type="float">
            <text:p>15</text:p>
          </table:table-cell>
          <table:table-cell table:formula="of:=IF([.B450]=0;[.D450];&quot;&quot;) &amp; IF([.B450]=[$Basic.$B$2];&quot;Open Terrain&quot;;&quot;&quot;) &amp; IF([.B450]=[$Basic.$C$2];&quot;Difficult Terrain&quot;;&quot;&quot;) &amp; IF([.B450]=[$Basic.$D$2];&quot;Extreme Terrain&quot;;&quot;&quot;)" office:value-type="string" office:string-value="0" calcext:value-type="string">
            <text:p>0</text:p>
          </table:table-cell>
          <table:table-cell table:formula="of:= [.N450] &amp; &quot; &quot; &amp; [.E450]" office:value-type="string" office:string-value="0 0/8" calcext:value-type="string">
            <text:p>0 0/8</text:p>
          </table:table-cell>
          <table:table-cell table:formula="of:=CEILING([.J450])" office:value-type="float" office:value="0" calcext:value-type="float">
            <text:p>0</text:p>
          </table:table-cell>
          <table:table-cell table:formula="of:=CEILING(8*[.J450])" office:value-type="float" office:value="0" calcext:value-type="float">
            <text:p>0</text:p>
          </table:table-cell>
          <table:table-cell table:formula="of:=CEILING(1*[.K450])" office:value-type="float" office:value="1" calcext:value-type="float">
            <text:p>1</text:p>
          </table:table-cell>
          <table:table-cell table:formula="of:=CEILING(2*[.K450])" office:value-type="float" office:value="2" calcext:value-type="float">
            <text:p>2</text:p>
          </table:table-cell>
          <table:table-cell table:formula="of:=CEILING(5*[.K450])" office:value-type="float" office:value="5" calcext:value-type="float">
            <text:p>5</text:p>
          </table:table-cell>
          <table:table-cell table:formula="of:=CEILING(1*[.L450])" office:value-type="float" office:value="5" calcext:value-type="float">
            <text:p>5</text:p>
          </table:table-cell>
          <table:table-cell table:formula="of:=CEILING(2*[.L450])" office:value-type="float" office:value="10" calcext:value-type="float">
            <text:p>10</text:p>
          </table:table-cell>
          <table:table-cell table:formula="of:=CEILING(1*[.M450])" office:value-type="float" office:value="15" calcext:value-type="float">
            <text:p>15</text:p>
          </table:table-cell>
          <table:table-cell table:formula="of:=CEILING(2*[.M450])" office:value-type="float" office:value="30" calcext:value-type="float">
            <text:p>30</text:p>
          </table:table-cell>
          <table:table-cell table:formula="of:=CEILING(6*[.M450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table:formula="of:=MOD([.A451]-1;[$Basic.$A$2]+1)" office:value-type="float" office:value="1" calcext:value-type="float">
            <text:p>1</text:p>
          </table:table-cell>
          <table:table-cell table:formula="of:=CEILING(([.A451]-[.B451])/[$Basic.$A$2]; 1)+3" office:value-type="float" office:value="33" calcext:value-type="float">
            <text:p>33</text:p>
          </table:table-cell>
          <table:table-cell table:formula="of:=IF([.B451]=0;INDIRECT(ADDRESS([.C451];1;1;1;&quot;Basic&quot;));&quot;&quot;)">
            <text:p/>
          </table:table-cell>
          <table:table-cell table:style-name="ce3" table:formula="of:=[.B451] &amp; &quot;/&quot; &amp; [$Basic.$B$2]" office:value-type="string" office:string-value="1/8" calcext:value-type="string">
            <text:p>1/8</text:p>
          </table:table-cell>
          <table:table-cell table:formula="of:=INDIRECT(ADDRESS([.$C451];2;1;1;&quot;Basic&quot;))*[.$B451]/[$Basic.$B$2]" office:value-type="float" office:value="0" calcext:value-type="float">
            <text:p>0</text:p>
          </table:table-cell>
          <table:table-cell table:formula="of:=INDIRECT(ADDRESS([.$C451];3;1;1;&quot;Basic&quot;))*[.$B451]/[$Basic.$B$2]" office:value-type="float" office:value="0" calcext:value-type="float">
            <text:p>0</text:p>
          </table:table-cell>
          <table:table-cell table:formula="of:=INDIRECT(ADDRESS([.$C451];4;1;1;&quot;Basic&quot;))*[.$B451]/[$Basic.$B$2]" office:value-type="float" office:value="0" calcext:value-type="float">
            <text:p>0</text:p>
          </table:table-cell>
          <table:table-cell table:formula="of:=INDIRECT(ADDRESS([.$C451];5;1;1;&quot;Basic&quot;))*[.$B451]/[$Basic.$B$2]" office:value-type="float" office:value="0" calcext:value-type="float">
            <text:p>0</text:p>
          </table:table-cell>
          <table:table-cell table:formula="of:=[.F451]" office:value-type="float" office:value="0" calcext:value-type="float">
            <text:p>0</text:p>
          </table:table-cell>
          <table:table-cell table:formula="of:=IF([.G451]=0;1;[.G451])" office:value-type="float" office:value="1" calcext:value-type="float">
            <text:p>1</text:p>
          </table:table-cell>
          <table:table-cell table:formula="of:=IF([.H451]=0;5;[.H451])" office:value-type="float" office:value="5" calcext:value-type="float">
            <text:p>5</text:p>
          </table:table-cell>
          <table:table-cell table:formula="of:=IF([.I451]=0;15;[.I451])" office:value-type="float" office:value="15" calcext:value-type="float">
            <text:p>15</text:p>
          </table:table-cell>
          <table:table-cell table:formula="of:=IF([.B451]=0;[.D451];&quot;&quot;) &amp; IF([.B451]=[$Basic.$B$2];&quot;Open Terrain&quot;;&quot;&quot;) &amp; IF([.B451]=[$Basic.$C$2];&quot;Difficult Terrain&quot;;&quot;&quot;) &amp; IF([.B451]=[$Basic.$D$2];&quot;Extreme Terrain&quot;;&quot;&quot;)">
            <text:p/>
          </table:table-cell>
          <table:table-cell table:formula="of:= [.N451] &amp; &quot; &quot; &amp; [.E451]" office:value-type="string" office:string-value=" 1/8" calcext:value-type="string">
            <text:p><text:s/>1/8</text:p>
          </table:table-cell>
          <table:table-cell table:formula="of:=CEILING([.J451])" office:value-type="float" office:value="0" calcext:value-type="float">
            <text:p>0</text:p>
          </table:table-cell>
          <table:table-cell table:formula="of:=CEILING(8*[.J451])" office:value-type="float" office:value="0" calcext:value-type="float">
            <text:p>0</text:p>
          </table:table-cell>
          <table:table-cell table:formula="of:=CEILING(1*[.K451])" office:value-type="float" office:value="1" calcext:value-type="float">
            <text:p>1</text:p>
          </table:table-cell>
          <table:table-cell table:formula="of:=CEILING(2*[.K451])" office:value-type="float" office:value="2" calcext:value-type="float">
            <text:p>2</text:p>
          </table:table-cell>
          <table:table-cell table:formula="of:=CEILING(5*[.K451])" office:value-type="float" office:value="5" calcext:value-type="float">
            <text:p>5</text:p>
          </table:table-cell>
          <table:table-cell table:formula="of:=CEILING(1*[.L451])" office:value-type="float" office:value="5" calcext:value-type="float">
            <text:p>5</text:p>
          </table:table-cell>
          <table:table-cell table:formula="of:=CEILING(2*[.L451])" office:value-type="float" office:value="10" calcext:value-type="float">
            <text:p>10</text:p>
          </table:table-cell>
          <table:table-cell table:formula="of:=CEILING(1*[.M451])" office:value-type="float" office:value="15" calcext:value-type="float">
            <text:p>15</text:p>
          </table:table-cell>
          <table:table-cell table:formula="of:=CEILING(2*[.M451])" office:value-type="float" office:value="30" calcext:value-type="float">
            <text:p>30</text:p>
          </table:table-cell>
          <table:table-cell table:formula="of:=CEILING(6*[.M451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table:formula="of:=MOD([.A452]-1;[$Basic.$A$2]+1)" office:value-type="float" office:value="2" calcext:value-type="float">
            <text:p>2</text:p>
          </table:table-cell>
          <table:table-cell table:formula="of:=CEILING(([.A452]-[.B452])/[$Basic.$A$2]; 1)+3" office:value-type="float" office:value="33" calcext:value-type="float">
            <text:p>33</text:p>
          </table:table-cell>
          <table:table-cell table:formula="of:=IF([.B452]=0;INDIRECT(ADDRESS([.C452];1;1;1;&quot;Basic&quot;));&quot;&quot;)">
            <text:p/>
          </table:table-cell>
          <table:table-cell table:style-name="ce3" table:formula="of:=[.B452] &amp; &quot;/&quot; &amp; [$Basic.$B$2]" office:value-type="string" office:string-value="2/8" calcext:value-type="string">
            <text:p>2/8</text:p>
          </table:table-cell>
          <table:table-cell table:formula="of:=INDIRECT(ADDRESS([.$C452];2;1;1;&quot;Basic&quot;))*[.$B452]/[$Basic.$B$2]" office:value-type="float" office:value="0" calcext:value-type="float">
            <text:p>0</text:p>
          </table:table-cell>
          <table:table-cell table:formula="of:=INDIRECT(ADDRESS([.$C452];3;1;1;&quot;Basic&quot;))*[.$B452]/[$Basic.$B$2]" office:value-type="float" office:value="0" calcext:value-type="float">
            <text:p>0</text:p>
          </table:table-cell>
          <table:table-cell table:formula="of:=INDIRECT(ADDRESS([.$C452];4;1;1;&quot;Basic&quot;))*[.$B452]/[$Basic.$B$2]" office:value-type="float" office:value="0" calcext:value-type="float">
            <text:p>0</text:p>
          </table:table-cell>
          <table:table-cell table:formula="of:=INDIRECT(ADDRESS([.$C452];5;1;1;&quot;Basic&quot;))*[.$B452]/[$Basic.$B$2]" office:value-type="float" office:value="0" calcext:value-type="float">
            <text:p>0</text:p>
          </table:table-cell>
          <table:table-cell table:formula="of:=[.F452]" office:value-type="float" office:value="0" calcext:value-type="float">
            <text:p>0</text:p>
          </table:table-cell>
          <table:table-cell table:formula="of:=IF([.G452]=0;1;[.G452])" office:value-type="float" office:value="1" calcext:value-type="float">
            <text:p>1</text:p>
          </table:table-cell>
          <table:table-cell table:formula="of:=IF([.H452]=0;5;[.H452])" office:value-type="float" office:value="5" calcext:value-type="float">
            <text:p>5</text:p>
          </table:table-cell>
          <table:table-cell table:formula="of:=IF([.I452]=0;15;[.I452])" office:value-type="float" office:value="15" calcext:value-type="float">
            <text:p>15</text:p>
          </table:table-cell>
          <table:table-cell table:formula="of:=IF([.B452]=0;[.D452];&quot;&quot;) &amp; IF([.B452]=[$Basic.$B$2];&quot;Open Terrain&quot;;&quot;&quot;) &amp; IF([.B452]=[$Basic.$C$2];&quot;Difficult Terrain&quot;;&quot;&quot;) &amp; IF([.B452]=[$Basic.$D$2];&quot;Extreme Terrain&quot;;&quot;&quot;)">
            <text:p/>
          </table:table-cell>
          <table:table-cell table:formula="of:= [.N452] &amp; &quot; &quot; &amp; [.E452]" office:value-type="string" office:string-value=" 2/8" calcext:value-type="string">
            <text:p><text:s/>2/8</text:p>
          </table:table-cell>
          <table:table-cell table:formula="of:=CEILING([.J452])" office:value-type="float" office:value="0" calcext:value-type="float">
            <text:p>0</text:p>
          </table:table-cell>
          <table:table-cell table:formula="of:=CEILING(8*[.J452])" office:value-type="float" office:value="0" calcext:value-type="float">
            <text:p>0</text:p>
          </table:table-cell>
          <table:table-cell table:formula="of:=CEILING(1*[.K452])" office:value-type="float" office:value="1" calcext:value-type="float">
            <text:p>1</text:p>
          </table:table-cell>
          <table:table-cell table:formula="of:=CEILING(2*[.K452])" office:value-type="float" office:value="2" calcext:value-type="float">
            <text:p>2</text:p>
          </table:table-cell>
          <table:table-cell table:formula="of:=CEILING(5*[.K452])" office:value-type="float" office:value="5" calcext:value-type="float">
            <text:p>5</text:p>
          </table:table-cell>
          <table:table-cell table:formula="of:=CEILING(1*[.L452])" office:value-type="float" office:value="5" calcext:value-type="float">
            <text:p>5</text:p>
          </table:table-cell>
          <table:table-cell table:formula="of:=CEILING(2*[.L452])" office:value-type="float" office:value="10" calcext:value-type="float">
            <text:p>10</text:p>
          </table:table-cell>
          <table:table-cell table:formula="of:=CEILING(1*[.M452])" office:value-type="float" office:value="15" calcext:value-type="float">
            <text:p>15</text:p>
          </table:table-cell>
          <table:table-cell table:formula="of:=CEILING(2*[.M452])" office:value-type="float" office:value="30" calcext:value-type="float">
            <text:p>30</text:p>
          </table:table-cell>
          <table:table-cell table:formula="of:=CEILING(6*[.M452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table:formula="of:=MOD([.A453]-1;[$Basic.$A$2]+1)" office:value-type="float" office:value="3" calcext:value-type="float">
            <text:p>3</text:p>
          </table:table-cell>
          <table:table-cell table:formula="of:=CEILING(([.A453]-[.B453])/[$Basic.$A$2]; 1)+3" office:value-type="float" office:value="33" calcext:value-type="float">
            <text:p>33</text:p>
          </table:table-cell>
          <table:table-cell table:formula="of:=IF([.B453]=0;INDIRECT(ADDRESS([.C453];1;1;1;&quot;Basic&quot;));&quot;&quot;)">
            <text:p/>
          </table:table-cell>
          <table:table-cell table:style-name="ce3" table:formula="of:=[.B453] &amp; &quot;/&quot; &amp; [$Basic.$B$2]" office:value-type="string" office:string-value="3/8" calcext:value-type="string">
            <text:p>3/8</text:p>
          </table:table-cell>
          <table:table-cell table:formula="of:=INDIRECT(ADDRESS([.$C453];2;1;1;&quot;Basic&quot;))*[.$B453]/[$Basic.$B$2]" office:value-type="float" office:value="0" calcext:value-type="float">
            <text:p>0</text:p>
          </table:table-cell>
          <table:table-cell table:formula="of:=INDIRECT(ADDRESS([.$C453];3;1;1;&quot;Basic&quot;))*[.$B453]/[$Basic.$B$2]" office:value-type="float" office:value="0" calcext:value-type="float">
            <text:p>0</text:p>
          </table:table-cell>
          <table:table-cell table:formula="of:=INDIRECT(ADDRESS([.$C453];4;1;1;&quot;Basic&quot;))*[.$B453]/[$Basic.$B$2]" office:value-type="float" office:value="0" calcext:value-type="float">
            <text:p>0</text:p>
          </table:table-cell>
          <table:table-cell table:formula="of:=INDIRECT(ADDRESS([.$C453];5;1;1;&quot;Basic&quot;))*[.$B453]/[$Basic.$B$2]" office:value-type="float" office:value="0" calcext:value-type="float">
            <text:p>0</text:p>
          </table:table-cell>
          <table:table-cell table:formula="of:=[.F453]" office:value-type="float" office:value="0" calcext:value-type="float">
            <text:p>0</text:p>
          </table:table-cell>
          <table:table-cell table:formula="of:=IF([.G453]=0;1;[.G453])" office:value-type="float" office:value="1" calcext:value-type="float">
            <text:p>1</text:p>
          </table:table-cell>
          <table:table-cell table:formula="of:=IF([.H453]=0;5;[.H453])" office:value-type="float" office:value="5" calcext:value-type="float">
            <text:p>5</text:p>
          </table:table-cell>
          <table:table-cell table:formula="of:=IF([.I453]=0;15;[.I453])" office:value-type="float" office:value="15" calcext:value-type="float">
            <text:p>15</text:p>
          </table:table-cell>
          <table:table-cell table:formula="of:=IF([.B453]=0;[.D453];&quot;&quot;) &amp; IF([.B453]=[$Basic.$B$2];&quot;Open Terrain&quot;;&quot;&quot;) &amp; IF([.B453]=[$Basic.$C$2];&quot;Difficult Terrain&quot;;&quot;&quot;) &amp; IF([.B453]=[$Basic.$D$2];&quot;Extreme Terrain&quot;;&quot;&quot;)">
            <text:p/>
          </table:table-cell>
          <table:table-cell table:formula="of:= [.N453] &amp; &quot; &quot; &amp; [.E453]" office:value-type="string" office:string-value=" 3/8" calcext:value-type="string">
            <text:p><text:s/>3/8</text:p>
          </table:table-cell>
          <table:table-cell table:formula="of:=CEILING([.J453])" office:value-type="float" office:value="0" calcext:value-type="float">
            <text:p>0</text:p>
          </table:table-cell>
          <table:table-cell table:formula="of:=CEILING(8*[.J453])" office:value-type="float" office:value="0" calcext:value-type="float">
            <text:p>0</text:p>
          </table:table-cell>
          <table:table-cell table:formula="of:=CEILING(1*[.K453])" office:value-type="float" office:value="1" calcext:value-type="float">
            <text:p>1</text:p>
          </table:table-cell>
          <table:table-cell table:formula="of:=CEILING(2*[.K453])" office:value-type="float" office:value="2" calcext:value-type="float">
            <text:p>2</text:p>
          </table:table-cell>
          <table:table-cell table:formula="of:=CEILING(5*[.K453])" office:value-type="float" office:value="5" calcext:value-type="float">
            <text:p>5</text:p>
          </table:table-cell>
          <table:table-cell table:formula="of:=CEILING(1*[.L453])" office:value-type="float" office:value="5" calcext:value-type="float">
            <text:p>5</text:p>
          </table:table-cell>
          <table:table-cell table:formula="of:=CEILING(2*[.L453])" office:value-type="float" office:value="10" calcext:value-type="float">
            <text:p>10</text:p>
          </table:table-cell>
          <table:table-cell table:formula="of:=CEILING(1*[.M453])" office:value-type="float" office:value="15" calcext:value-type="float">
            <text:p>15</text:p>
          </table:table-cell>
          <table:table-cell table:formula="of:=CEILING(2*[.M453])" office:value-type="float" office:value="30" calcext:value-type="float">
            <text:p>30</text:p>
          </table:table-cell>
          <table:table-cell table:formula="of:=CEILING(6*[.M453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table:formula="of:=MOD([.A454]-1;[$Basic.$A$2]+1)" office:value-type="float" office:value="4" calcext:value-type="float">
            <text:p>4</text:p>
          </table:table-cell>
          <table:table-cell table:formula="of:=CEILING(([.A454]-[.B454])/[$Basic.$A$2]; 1)+3" office:value-type="float" office:value="33" calcext:value-type="float">
            <text:p>33</text:p>
          </table:table-cell>
          <table:table-cell table:formula="of:=IF([.B454]=0;INDIRECT(ADDRESS([.C454];1;1;1;&quot;Basic&quot;));&quot;&quot;)">
            <text:p/>
          </table:table-cell>
          <table:table-cell table:style-name="ce3" table:formula="of:=[.B454] &amp; &quot;/&quot; &amp; [$Basic.$B$2]" office:value-type="string" office:string-value="4/8" calcext:value-type="string">
            <text:p>4/8</text:p>
          </table:table-cell>
          <table:table-cell table:formula="of:=INDIRECT(ADDRESS([.$C454];2;1;1;&quot;Basic&quot;))*[.$B454]/[$Basic.$B$2]" office:value-type="float" office:value="0" calcext:value-type="float">
            <text:p>0</text:p>
          </table:table-cell>
          <table:table-cell table:formula="of:=INDIRECT(ADDRESS([.$C454];3;1;1;&quot;Basic&quot;))*[.$B454]/[$Basic.$B$2]" office:value-type="float" office:value="0" calcext:value-type="float">
            <text:p>0</text:p>
          </table:table-cell>
          <table:table-cell table:formula="of:=INDIRECT(ADDRESS([.$C454];4;1;1;&quot;Basic&quot;))*[.$B454]/[$Basic.$B$2]" office:value-type="float" office:value="0" calcext:value-type="float">
            <text:p>0</text:p>
          </table:table-cell>
          <table:table-cell table:formula="of:=INDIRECT(ADDRESS([.$C454];5;1;1;&quot;Basic&quot;))*[.$B454]/[$Basic.$B$2]" office:value-type="float" office:value="0" calcext:value-type="float">
            <text:p>0</text:p>
          </table:table-cell>
          <table:table-cell table:formula="of:=[.F454]" office:value-type="float" office:value="0" calcext:value-type="float">
            <text:p>0</text:p>
          </table:table-cell>
          <table:table-cell table:formula="of:=IF([.G454]=0;1;[.G454])" office:value-type="float" office:value="1" calcext:value-type="float">
            <text:p>1</text:p>
          </table:table-cell>
          <table:table-cell table:formula="of:=IF([.H454]=0;5;[.H454])" office:value-type="float" office:value="5" calcext:value-type="float">
            <text:p>5</text:p>
          </table:table-cell>
          <table:table-cell table:formula="of:=IF([.I454]=0;15;[.I454])" office:value-type="float" office:value="15" calcext:value-type="float">
            <text:p>15</text:p>
          </table:table-cell>
          <table:table-cell table:formula="of:=IF([.B454]=0;[.D454];&quot;&quot;) &amp; IF([.B454]=[$Basic.$B$2];&quot;Open Terrain&quot;;&quot;&quot;) &amp; IF([.B454]=[$Basic.$C$2];&quot;Difficult Terrain&quot;;&quot;&quot;) &amp; IF([.B454]=[$Basic.$D$2];&quot;Extreme Terrain&quot;;&quot;&quot;)" office:value-type="string" office:string-value="Extreme Terrain" calcext:value-type="string">
            <text:p>Extreme Terrain</text:p>
          </table:table-cell>
          <table:table-cell table:formula="of:= [.N454] &amp; &quot; &quot; &amp; [.E454]" office:value-type="string" office:string-value="Extreme Terrain 4/8" calcext:value-type="string">
            <text:p>Extreme Terrain 4/8</text:p>
          </table:table-cell>
          <table:table-cell table:formula="of:=CEILING([.J454])" office:value-type="float" office:value="0" calcext:value-type="float">
            <text:p>0</text:p>
          </table:table-cell>
          <table:table-cell table:formula="of:=CEILING(8*[.J454])" office:value-type="float" office:value="0" calcext:value-type="float">
            <text:p>0</text:p>
          </table:table-cell>
          <table:table-cell table:formula="of:=CEILING(1*[.K454])" office:value-type="float" office:value="1" calcext:value-type="float">
            <text:p>1</text:p>
          </table:table-cell>
          <table:table-cell table:formula="of:=CEILING(2*[.K454])" office:value-type="float" office:value="2" calcext:value-type="float">
            <text:p>2</text:p>
          </table:table-cell>
          <table:table-cell table:formula="of:=CEILING(5*[.K454])" office:value-type="float" office:value="5" calcext:value-type="float">
            <text:p>5</text:p>
          </table:table-cell>
          <table:table-cell table:formula="of:=CEILING(1*[.L454])" office:value-type="float" office:value="5" calcext:value-type="float">
            <text:p>5</text:p>
          </table:table-cell>
          <table:table-cell table:formula="of:=CEILING(2*[.L454])" office:value-type="float" office:value="10" calcext:value-type="float">
            <text:p>10</text:p>
          </table:table-cell>
          <table:table-cell table:formula="of:=CEILING(1*[.M454])" office:value-type="float" office:value="15" calcext:value-type="float">
            <text:p>15</text:p>
          </table:table-cell>
          <table:table-cell table:formula="of:=CEILING(2*[.M454])" office:value-type="float" office:value="30" calcext:value-type="float">
            <text:p>30</text:p>
          </table:table-cell>
          <table:table-cell table:formula="of:=CEILING(6*[.M454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table:formula="of:=MOD([.A455]-1;[$Basic.$A$2]+1)" office:value-type="float" office:value="5" calcext:value-type="float">
            <text:p>5</text:p>
          </table:table-cell>
          <table:table-cell table:formula="of:=CEILING(([.A455]-[.B455])/[$Basic.$A$2]; 1)+3" office:value-type="float" office:value="33" calcext:value-type="float">
            <text:p>33</text:p>
          </table:table-cell>
          <table:table-cell table:formula="of:=IF([.B455]=0;INDIRECT(ADDRESS([.C455];1;1;1;&quot;Basic&quot;));&quot;&quot;)">
            <text:p/>
          </table:table-cell>
          <table:table-cell table:style-name="ce3" table:formula="of:=[.B455] &amp; &quot;/&quot; &amp; [$Basic.$B$2]" office:value-type="string" office:string-value="5/8" calcext:value-type="string">
            <text:p>5/8</text:p>
          </table:table-cell>
          <table:table-cell table:formula="of:=INDIRECT(ADDRESS([.$C455];2;1;1;&quot;Basic&quot;))*[.$B455]/[$Basic.$B$2]" office:value-type="float" office:value="0" calcext:value-type="float">
            <text:p>0</text:p>
          </table:table-cell>
          <table:table-cell table:formula="of:=INDIRECT(ADDRESS([.$C455];3;1;1;&quot;Basic&quot;))*[.$B455]/[$Basic.$B$2]" office:value-type="float" office:value="0" calcext:value-type="float">
            <text:p>0</text:p>
          </table:table-cell>
          <table:table-cell table:formula="of:=INDIRECT(ADDRESS([.$C455];4;1;1;&quot;Basic&quot;))*[.$B455]/[$Basic.$B$2]" office:value-type="float" office:value="0" calcext:value-type="float">
            <text:p>0</text:p>
          </table:table-cell>
          <table:table-cell table:formula="of:=INDIRECT(ADDRESS([.$C455];5;1;1;&quot;Basic&quot;))*[.$B455]/[$Basic.$B$2]" office:value-type="float" office:value="0" calcext:value-type="float">
            <text:p>0</text:p>
          </table:table-cell>
          <table:table-cell table:formula="of:=[.F455]" office:value-type="float" office:value="0" calcext:value-type="float">
            <text:p>0</text:p>
          </table:table-cell>
          <table:table-cell table:formula="of:=IF([.G455]=0;1;[.G455])" office:value-type="float" office:value="1" calcext:value-type="float">
            <text:p>1</text:p>
          </table:table-cell>
          <table:table-cell table:formula="of:=IF([.H455]=0;5;[.H455])" office:value-type="float" office:value="5" calcext:value-type="float">
            <text:p>5</text:p>
          </table:table-cell>
          <table:table-cell table:formula="of:=IF([.I455]=0;15;[.I455])" office:value-type="float" office:value="15" calcext:value-type="float">
            <text:p>15</text:p>
          </table:table-cell>
          <table:table-cell table:formula="of:=IF([.B455]=0;[.D455];&quot;&quot;) &amp; IF([.B455]=[$Basic.$B$2];&quot;Open Terrain&quot;;&quot;&quot;) &amp; IF([.B455]=[$Basic.$C$2];&quot;Difficult Terrain&quot;;&quot;&quot;) &amp; IF([.B455]=[$Basic.$D$2];&quot;Extreme Terrain&quot;;&quot;&quot;)">
            <text:p/>
          </table:table-cell>
          <table:table-cell table:formula="of:= [.N455] &amp; &quot; &quot; &amp; [.E455]" office:value-type="string" office:string-value=" 5/8" calcext:value-type="string">
            <text:p><text:s/>5/8</text:p>
          </table:table-cell>
          <table:table-cell table:formula="of:=CEILING([.J455])" office:value-type="float" office:value="0" calcext:value-type="float">
            <text:p>0</text:p>
          </table:table-cell>
          <table:table-cell table:formula="of:=CEILING(8*[.J455])" office:value-type="float" office:value="0" calcext:value-type="float">
            <text:p>0</text:p>
          </table:table-cell>
          <table:table-cell table:formula="of:=CEILING(1*[.K455])" office:value-type="float" office:value="1" calcext:value-type="float">
            <text:p>1</text:p>
          </table:table-cell>
          <table:table-cell table:formula="of:=CEILING(2*[.K455])" office:value-type="float" office:value="2" calcext:value-type="float">
            <text:p>2</text:p>
          </table:table-cell>
          <table:table-cell table:formula="of:=CEILING(5*[.K455])" office:value-type="float" office:value="5" calcext:value-type="float">
            <text:p>5</text:p>
          </table:table-cell>
          <table:table-cell table:formula="of:=CEILING(1*[.L455])" office:value-type="float" office:value="5" calcext:value-type="float">
            <text:p>5</text:p>
          </table:table-cell>
          <table:table-cell table:formula="of:=CEILING(2*[.L455])" office:value-type="float" office:value="10" calcext:value-type="float">
            <text:p>10</text:p>
          </table:table-cell>
          <table:table-cell table:formula="of:=CEILING(1*[.M455])" office:value-type="float" office:value="15" calcext:value-type="float">
            <text:p>15</text:p>
          </table:table-cell>
          <table:table-cell table:formula="of:=CEILING(2*[.M455])" office:value-type="float" office:value="30" calcext:value-type="float">
            <text:p>30</text:p>
          </table:table-cell>
          <table:table-cell table:formula="of:=CEILING(6*[.M455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table:formula="of:=MOD([.A456]-1;[$Basic.$A$2]+1)" office:value-type="float" office:value="6" calcext:value-type="float">
            <text:p>6</text:p>
          </table:table-cell>
          <table:table-cell table:formula="of:=CEILING(([.A456]-[.B456])/[$Basic.$A$2]; 1)+3" office:value-type="float" office:value="33" calcext:value-type="float">
            <text:p>33</text:p>
          </table:table-cell>
          <table:table-cell table:formula="of:=IF([.B456]=0;INDIRECT(ADDRESS([.C456];1;1;1;&quot;Basic&quot;));&quot;&quot;)">
            <text:p/>
          </table:table-cell>
          <table:table-cell table:style-name="ce3" table:formula="of:=[.B456] &amp; &quot;/&quot; &amp; [$Basic.$B$2]" office:value-type="string" office:string-value="6/8" calcext:value-type="string">
            <text:p>6/8</text:p>
          </table:table-cell>
          <table:table-cell table:formula="of:=INDIRECT(ADDRESS([.$C456];2;1;1;&quot;Basic&quot;))*[.$B456]/[$Basic.$B$2]" office:value-type="float" office:value="0" calcext:value-type="float">
            <text:p>0</text:p>
          </table:table-cell>
          <table:table-cell table:formula="of:=INDIRECT(ADDRESS([.$C456];3;1;1;&quot;Basic&quot;))*[.$B456]/[$Basic.$B$2]" office:value-type="float" office:value="0" calcext:value-type="float">
            <text:p>0</text:p>
          </table:table-cell>
          <table:table-cell table:formula="of:=INDIRECT(ADDRESS([.$C456];4;1;1;&quot;Basic&quot;))*[.$B456]/[$Basic.$B$2]" office:value-type="float" office:value="0" calcext:value-type="float">
            <text:p>0</text:p>
          </table:table-cell>
          <table:table-cell table:formula="of:=INDIRECT(ADDRESS([.$C456];5;1;1;&quot;Basic&quot;))*[.$B456]/[$Basic.$B$2]" office:value-type="float" office:value="0" calcext:value-type="float">
            <text:p>0</text:p>
          </table:table-cell>
          <table:table-cell table:formula="of:=[.F456]" office:value-type="float" office:value="0" calcext:value-type="float">
            <text:p>0</text:p>
          </table:table-cell>
          <table:table-cell table:formula="of:=IF([.G456]=0;1;[.G456])" office:value-type="float" office:value="1" calcext:value-type="float">
            <text:p>1</text:p>
          </table:table-cell>
          <table:table-cell table:formula="of:=IF([.H456]=0;5;[.H456])" office:value-type="float" office:value="5" calcext:value-type="float">
            <text:p>5</text:p>
          </table:table-cell>
          <table:table-cell table:formula="of:=IF([.I456]=0;15;[.I456])" office:value-type="float" office:value="15" calcext:value-type="float">
            <text:p>15</text:p>
          </table:table-cell>
          <table:table-cell table:formula="of:=IF([.B456]=0;[.D456];&quot;&quot;) &amp; IF([.B456]=[$Basic.$B$2];&quot;Open Terrain&quot;;&quot;&quot;) &amp; IF([.B456]=[$Basic.$C$2];&quot;Difficult Terrain&quot;;&quot;&quot;) &amp; IF([.B456]=[$Basic.$D$2];&quot;Extreme Terrain&quot;;&quot;&quot;)" office:value-type="string" office:string-value="Difficult Terrain" calcext:value-type="string">
            <text:p>Difficult Terrain</text:p>
          </table:table-cell>
          <table:table-cell table:formula="of:= [.N456] &amp; &quot; &quot; &amp; [.E456]" office:value-type="string" office:string-value="Difficult Terrain 6/8" calcext:value-type="string">
            <text:p>Difficult Terrain 6/8</text:p>
          </table:table-cell>
          <table:table-cell table:formula="of:=CEILING([.J456])" office:value-type="float" office:value="0" calcext:value-type="float">
            <text:p>0</text:p>
          </table:table-cell>
          <table:table-cell table:formula="of:=CEILING(8*[.J456])" office:value-type="float" office:value="0" calcext:value-type="float">
            <text:p>0</text:p>
          </table:table-cell>
          <table:table-cell table:formula="of:=CEILING(1*[.K456])" office:value-type="float" office:value="1" calcext:value-type="float">
            <text:p>1</text:p>
          </table:table-cell>
          <table:table-cell table:formula="of:=CEILING(2*[.K456])" office:value-type="float" office:value="2" calcext:value-type="float">
            <text:p>2</text:p>
          </table:table-cell>
          <table:table-cell table:formula="of:=CEILING(5*[.K456])" office:value-type="float" office:value="5" calcext:value-type="float">
            <text:p>5</text:p>
          </table:table-cell>
          <table:table-cell table:formula="of:=CEILING(1*[.L456])" office:value-type="float" office:value="5" calcext:value-type="float">
            <text:p>5</text:p>
          </table:table-cell>
          <table:table-cell table:formula="of:=CEILING(2*[.L456])" office:value-type="float" office:value="10" calcext:value-type="float">
            <text:p>10</text:p>
          </table:table-cell>
          <table:table-cell table:formula="of:=CEILING(1*[.M456])" office:value-type="float" office:value="15" calcext:value-type="float">
            <text:p>15</text:p>
          </table:table-cell>
          <table:table-cell table:formula="of:=CEILING(2*[.M456])" office:value-type="float" office:value="30" calcext:value-type="float">
            <text:p>30</text:p>
          </table:table-cell>
          <table:table-cell table:formula="of:=CEILING(6*[.M456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table:formula="of:=MOD([.A457]-1;[$Basic.$A$2]+1)" office:value-type="float" office:value="7" calcext:value-type="float">
            <text:p>7</text:p>
          </table:table-cell>
          <table:table-cell table:formula="of:=CEILING(([.A457]-[.B457])/[$Basic.$A$2]; 1)+3" office:value-type="float" office:value="33" calcext:value-type="float">
            <text:p>33</text:p>
          </table:table-cell>
          <table:table-cell table:formula="of:=IF([.B457]=0;INDIRECT(ADDRESS([.C457];1;1;1;&quot;Basic&quot;));&quot;&quot;)">
            <text:p/>
          </table:table-cell>
          <table:table-cell table:style-name="ce3" table:formula="of:=[.B457] &amp; &quot;/&quot; &amp; [$Basic.$B$2]" office:value-type="string" office:string-value="7/8" calcext:value-type="string">
            <text:p>7/8</text:p>
          </table:table-cell>
          <table:table-cell table:formula="of:=INDIRECT(ADDRESS([.$C457];2;1;1;&quot;Basic&quot;))*[.$B457]/[$Basic.$B$2]" office:value-type="float" office:value="0" calcext:value-type="float">
            <text:p>0</text:p>
          </table:table-cell>
          <table:table-cell table:formula="of:=INDIRECT(ADDRESS([.$C457];3;1;1;&quot;Basic&quot;))*[.$B457]/[$Basic.$B$2]" office:value-type="float" office:value="0" calcext:value-type="float">
            <text:p>0</text:p>
          </table:table-cell>
          <table:table-cell table:formula="of:=INDIRECT(ADDRESS([.$C457];4;1;1;&quot;Basic&quot;))*[.$B457]/[$Basic.$B$2]" office:value-type="float" office:value="0" calcext:value-type="float">
            <text:p>0</text:p>
          </table:table-cell>
          <table:table-cell table:formula="of:=INDIRECT(ADDRESS([.$C457];5;1;1;&quot;Basic&quot;))*[.$B457]/[$Basic.$B$2]" office:value-type="float" office:value="0" calcext:value-type="float">
            <text:p>0</text:p>
          </table:table-cell>
          <table:table-cell table:formula="of:=[.F457]" office:value-type="float" office:value="0" calcext:value-type="float">
            <text:p>0</text:p>
          </table:table-cell>
          <table:table-cell table:formula="of:=IF([.G457]=0;1;[.G457])" office:value-type="float" office:value="1" calcext:value-type="float">
            <text:p>1</text:p>
          </table:table-cell>
          <table:table-cell table:formula="of:=IF([.H457]=0;5;[.H457])" office:value-type="float" office:value="5" calcext:value-type="float">
            <text:p>5</text:p>
          </table:table-cell>
          <table:table-cell table:formula="of:=IF([.I457]=0;15;[.I457])" office:value-type="float" office:value="15" calcext:value-type="float">
            <text:p>15</text:p>
          </table:table-cell>
          <table:table-cell table:formula="of:=IF([.B457]=0;[.D457];&quot;&quot;) &amp; IF([.B457]=[$Basic.$B$2];&quot;Open Terrain&quot;;&quot;&quot;) &amp; IF([.B457]=[$Basic.$C$2];&quot;Difficult Terrain&quot;;&quot;&quot;) &amp; IF([.B457]=[$Basic.$D$2];&quot;Extreme Terrain&quot;;&quot;&quot;)">
            <text:p/>
          </table:table-cell>
          <table:table-cell table:formula="of:= [.N457] &amp; &quot; &quot; &amp; [.E457]" office:value-type="string" office:string-value=" 7/8" calcext:value-type="string">
            <text:p><text:s/>7/8</text:p>
          </table:table-cell>
          <table:table-cell table:formula="of:=CEILING([.J457])" office:value-type="float" office:value="0" calcext:value-type="float">
            <text:p>0</text:p>
          </table:table-cell>
          <table:table-cell table:formula="of:=CEILING(8*[.J457])" office:value-type="float" office:value="0" calcext:value-type="float">
            <text:p>0</text:p>
          </table:table-cell>
          <table:table-cell table:formula="of:=CEILING(1*[.K457])" office:value-type="float" office:value="1" calcext:value-type="float">
            <text:p>1</text:p>
          </table:table-cell>
          <table:table-cell table:formula="of:=CEILING(2*[.K457])" office:value-type="float" office:value="2" calcext:value-type="float">
            <text:p>2</text:p>
          </table:table-cell>
          <table:table-cell table:formula="of:=CEILING(5*[.K457])" office:value-type="float" office:value="5" calcext:value-type="float">
            <text:p>5</text:p>
          </table:table-cell>
          <table:table-cell table:formula="of:=CEILING(1*[.L457])" office:value-type="float" office:value="5" calcext:value-type="float">
            <text:p>5</text:p>
          </table:table-cell>
          <table:table-cell table:formula="of:=CEILING(2*[.L457])" office:value-type="float" office:value="10" calcext:value-type="float">
            <text:p>10</text:p>
          </table:table-cell>
          <table:table-cell table:formula="of:=CEILING(1*[.M457])" office:value-type="float" office:value="15" calcext:value-type="float">
            <text:p>15</text:p>
          </table:table-cell>
          <table:table-cell table:formula="of:=CEILING(2*[.M457])" office:value-type="float" office:value="30" calcext:value-type="float">
            <text:p>30</text:p>
          </table:table-cell>
          <table:table-cell table:formula="of:=CEILING(6*[.M457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table:formula="of:=MOD([.A458]-1;[$Basic.$A$2]+1)" office:value-type="float" office:value="8" calcext:value-type="float">
            <text:p>8</text:p>
          </table:table-cell>
          <table:table-cell table:formula="of:=CEILING(([.A458]-[.B458])/[$Basic.$A$2]; 1)+3" office:value-type="float" office:value="33" calcext:value-type="float">
            <text:p>33</text:p>
          </table:table-cell>
          <table:table-cell table:formula="of:=IF([.B458]=0;INDIRECT(ADDRESS([.C458];1;1;1;&quot;Basic&quot;));&quot;&quot;)">
            <text:p/>
          </table:table-cell>
          <table:table-cell table:style-name="ce3" table:formula="of:=[.B458] &amp; &quot;/&quot; &amp; [$Basic.$B$2]" office:value-type="string" office:string-value="8/8" calcext:value-type="string">
            <text:p>8/8</text:p>
          </table:table-cell>
          <table:table-cell table:formula="of:=INDIRECT(ADDRESS([.$C458];2;1;1;&quot;Basic&quot;))*[.$B458]/[$Basic.$B$2]" office:value-type="float" office:value="0" calcext:value-type="float">
            <text:p>0</text:p>
          </table:table-cell>
          <table:table-cell table:formula="of:=INDIRECT(ADDRESS([.$C458];3;1;1;&quot;Basic&quot;))*[.$B458]/[$Basic.$B$2]" office:value-type="float" office:value="0" calcext:value-type="float">
            <text:p>0</text:p>
          </table:table-cell>
          <table:table-cell table:formula="of:=INDIRECT(ADDRESS([.$C458];4;1;1;&quot;Basic&quot;))*[.$B458]/[$Basic.$B$2]" office:value-type="float" office:value="0" calcext:value-type="float">
            <text:p>0</text:p>
          </table:table-cell>
          <table:table-cell table:formula="of:=INDIRECT(ADDRESS([.$C458];5;1;1;&quot;Basic&quot;))*[.$B458]/[$Basic.$B$2]" office:value-type="float" office:value="0" calcext:value-type="float">
            <text:p>0</text:p>
          </table:table-cell>
          <table:table-cell table:formula="of:=[.F458]" office:value-type="float" office:value="0" calcext:value-type="float">
            <text:p>0</text:p>
          </table:table-cell>
          <table:table-cell table:formula="of:=IF([.G458]=0;1;[.G458])" office:value-type="float" office:value="1" calcext:value-type="float">
            <text:p>1</text:p>
          </table:table-cell>
          <table:table-cell table:formula="of:=IF([.H458]=0;5;[.H458])" office:value-type="float" office:value="5" calcext:value-type="float">
            <text:p>5</text:p>
          </table:table-cell>
          <table:table-cell table:formula="of:=IF([.I458]=0;15;[.I458])" office:value-type="float" office:value="15" calcext:value-type="float">
            <text:p>15</text:p>
          </table:table-cell>
          <table:table-cell table:formula="of:=IF([.B458]=0;[.D458];&quot;&quot;) &amp; IF([.B458]=[$Basic.$B$2];&quot;Open Terrain&quot;;&quot;&quot;) &amp; IF([.B458]=[$Basic.$C$2];&quot;Difficult Terrain&quot;;&quot;&quot;) &amp; IF([.B458]=[$Basic.$D$2];&quot;Extreme Terrain&quot;;&quot;&quot;)" office:value-type="string" office:string-value="Open Terrain" calcext:value-type="string">
            <text:p>Open Terrain</text:p>
          </table:table-cell>
          <table:table-cell table:formula="of:= [.N458] &amp; &quot; &quot; &amp; [.E458]" office:value-type="string" office:string-value="Open Terrain 8/8" calcext:value-type="string">
            <text:p>Open Terrain 8/8</text:p>
          </table:table-cell>
          <table:table-cell table:formula="of:=CEILING([.J458])" office:value-type="float" office:value="0" calcext:value-type="float">
            <text:p>0</text:p>
          </table:table-cell>
          <table:table-cell table:formula="of:=CEILING(8*[.J458])" office:value-type="float" office:value="0" calcext:value-type="float">
            <text:p>0</text:p>
          </table:table-cell>
          <table:table-cell table:formula="of:=CEILING(1*[.K458])" office:value-type="float" office:value="1" calcext:value-type="float">
            <text:p>1</text:p>
          </table:table-cell>
          <table:table-cell table:formula="of:=CEILING(2*[.K458])" office:value-type="float" office:value="2" calcext:value-type="float">
            <text:p>2</text:p>
          </table:table-cell>
          <table:table-cell table:formula="of:=CEILING(5*[.K458])" office:value-type="float" office:value="5" calcext:value-type="float">
            <text:p>5</text:p>
          </table:table-cell>
          <table:table-cell table:formula="of:=CEILING(1*[.L458])" office:value-type="float" office:value="5" calcext:value-type="float">
            <text:p>5</text:p>
          </table:table-cell>
          <table:table-cell table:formula="of:=CEILING(2*[.L458])" office:value-type="float" office:value="10" calcext:value-type="float">
            <text:p>10</text:p>
          </table:table-cell>
          <table:table-cell table:formula="of:=CEILING(1*[.M458])" office:value-type="float" office:value="15" calcext:value-type="float">
            <text:p>15</text:p>
          </table:table-cell>
          <table:table-cell table:formula="of:=CEILING(2*[.M458])" office:value-type="float" office:value="30" calcext:value-type="float">
            <text:p>30</text:p>
          </table:table-cell>
          <table:table-cell table:formula="of:=CEILING(6*[.M458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table:formula="of:=MOD([.A459]-1;[$Basic.$A$2]+1)" office:value-type="float" office:value="9" calcext:value-type="float">
            <text:p>9</text:p>
          </table:table-cell>
          <table:table-cell table:formula="of:=CEILING(([.A459]-[.B459])/[$Basic.$A$2]; 1)+3" office:value-type="float" office:value="33" calcext:value-type="float">
            <text:p>33</text:p>
          </table:table-cell>
          <table:table-cell table:formula="of:=IF([.B459]=0;INDIRECT(ADDRESS([.C459];1;1;1;&quot;Basic&quot;));&quot;&quot;)">
            <text:p/>
          </table:table-cell>
          <table:table-cell table:style-name="ce3" table:formula="of:=[.B459] &amp; &quot;/&quot; &amp; [$Basic.$B$2]" office:value-type="string" office:string-value="9/8" calcext:value-type="string">
            <text:p>9/8</text:p>
          </table:table-cell>
          <table:table-cell table:formula="of:=INDIRECT(ADDRESS([.$C459];2;1;1;&quot;Basic&quot;))*[.$B459]/[$Basic.$B$2]" office:value-type="float" office:value="0" calcext:value-type="float">
            <text:p>0</text:p>
          </table:table-cell>
          <table:table-cell table:formula="of:=INDIRECT(ADDRESS([.$C459];3;1;1;&quot;Basic&quot;))*[.$B459]/[$Basic.$B$2]" office:value-type="float" office:value="0" calcext:value-type="float">
            <text:p>0</text:p>
          </table:table-cell>
          <table:table-cell table:formula="of:=INDIRECT(ADDRESS([.$C459];4;1;1;&quot;Basic&quot;))*[.$B459]/[$Basic.$B$2]" office:value-type="float" office:value="0" calcext:value-type="float">
            <text:p>0</text:p>
          </table:table-cell>
          <table:table-cell table:formula="of:=INDIRECT(ADDRESS([.$C459];5;1;1;&quot;Basic&quot;))*[.$B459]/[$Basic.$B$2]" office:value-type="float" office:value="0" calcext:value-type="float">
            <text:p>0</text:p>
          </table:table-cell>
          <table:table-cell table:formula="of:=[.F459]" office:value-type="float" office:value="0" calcext:value-type="float">
            <text:p>0</text:p>
          </table:table-cell>
          <table:table-cell table:formula="of:=IF([.G459]=0;1;[.G459])" office:value-type="float" office:value="1" calcext:value-type="float">
            <text:p>1</text:p>
          </table:table-cell>
          <table:table-cell table:formula="of:=IF([.H459]=0;5;[.H459])" office:value-type="float" office:value="5" calcext:value-type="float">
            <text:p>5</text:p>
          </table:table-cell>
          <table:table-cell table:formula="of:=IF([.I459]=0;15;[.I459])" office:value-type="float" office:value="15" calcext:value-type="float">
            <text:p>15</text:p>
          </table:table-cell>
          <table:table-cell table:formula="of:=IF([.B459]=0;[.D459];&quot;&quot;) &amp; IF([.B459]=[$Basic.$B$2];&quot;Open Terrain&quot;;&quot;&quot;) &amp; IF([.B459]=[$Basic.$C$2];&quot;Difficult Terrain&quot;;&quot;&quot;) &amp; IF([.B459]=[$Basic.$D$2];&quot;Extreme Terrain&quot;;&quot;&quot;)">
            <text:p/>
          </table:table-cell>
          <table:table-cell table:formula="of:= [.N459] &amp; &quot; &quot; &amp; [.E459]" office:value-type="string" office:string-value=" 9/8" calcext:value-type="string">
            <text:p><text:s/>9/8</text:p>
          </table:table-cell>
          <table:table-cell table:formula="of:=CEILING([.J459])" office:value-type="float" office:value="0" calcext:value-type="float">
            <text:p>0</text:p>
          </table:table-cell>
          <table:table-cell table:formula="of:=CEILING(8*[.J459])" office:value-type="float" office:value="0" calcext:value-type="float">
            <text:p>0</text:p>
          </table:table-cell>
          <table:table-cell table:formula="of:=CEILING(1*[.K459])" office:value-type="float" office:value="1" calcext:value-type="float">
            <text:p>1</text:p>
          </table:table-cell>
          <table:table-cell table:formula="of:=CEILING(2*[.K459])" office:value-type="float" office:value="2" calcext:value-type="float">
            <text:p>2</text:p>
          </table:table-cell>
          <table:table-cell table:formula="of:=CEILING(5*[.K459])" office:value-type="float" office:value="5" calcext:value-type="float">
            <text:p>5</text:p>
          </table:table-cell>
          <table:table-cell table:formula="of:=CEILING(1*[.L459])" office:value-type="float" office:value="5" calcext:value-type="float">
            <text:p>5</text:p>
          </table:table-cell>
          <table:table-cell table:formula="of:=CEILING(2*[.L459])" office:value-type="float" office:value="10" calcext:value-type="float">
            <text:p>10</text:p>
          </table:table-cell>
          <table:table-cell table:formula="of:=CEILING(1*[.M459])" office:value-type="float" office:value="15" calcext:value-type="float">
            <text:p>15</text:p>
          </table:table-cell>
          <table:table-cell table:formula="of:=CEILING(2*[.M459])" office:value-type="float" office:value="30" calcext:value-type="float">
            <text:p>30</text:p>
          </table:table-cell>
          <table:table-cell table:formula="of:=CEILING(6*[.M459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table:formula="of:=MOD([.A460]-1;[$Basic.$A$2]+1)" office:value-type="float" office:value="10" calcext:value-type="float">
            <text:p>10</text:p>
          </table:table-cell>
          <table:table-cell table:formula="of:=CEILING(([.A460]-[.B460])/[$Basic.$A$2]; 1)+3" office:value-type="float" office:value="33" calcext:value-type="float">
            <text:p>33</text:p>
          </table:table-cell>
          <table:table-cell table:formula="of:=IF([.B460]=0;INDIRECT(ADDRESS([.C460];1;1;1;&quot;Basic&quot;));&quot;&quot;)">
            <text:p/>
          </table:table-cell>
          <table:table-cell table:style-name="ce3" table:formula="of:=[.B460] &amp; &quot;/&quot; &amp; [$Basic.$B$2]" office:value-type="string" office:string-value="10/8" calcext:value-type="string">
            <text:p>10/8</text:p>
          </table:table-cell>
          <table:table-cell table:formula="of:=INDIRECT(ADDRESS([.$C460];2;1;1;&quot;Basic&quot;))*[.$B460]/[$Basic.$B$2]" office:value-type="float" office:value="0" calcext:value-type="float">
            <text:p>0</text:p>
          </table:table-cell>
          <table:table-cell table:formula="of:=INDIRECT(ADDRESS([.$C460];3;1;1;&quot;Basic&quot;))*[.$B460]/[$Basic.$B$2]" office:value-type="float" office:value="0" calcext:value-type="float">
            <text:p>0</text:p>
          </table:table-cell>
          <table:table-cell table:formula="of:=INDIRECT(ADDRESS([.$C460];4;1;1;&quot;Basic&quot;))*[.$B460]/[$Basic.$B$2]" office:value-type="float" office:value="0" calcext:value-type="float">
            <text:p>0</text:p>
          </table:table-cell>
          <table:table-cell table:formula="of:=INDIRECT(ADDRESS([.$C460];5;1;1;&quot;Basic&quot;))*[.$B460]/[$Basic.$B$2]" office:value-type="float" office:value="0" calcext:value-type="float">
            <text:p>0</text:p>
          </table:table-cell>
          <table:table-cell table:formula="of:=[.F460]" office:value-type="float" office:value="0" calcext:value-type="float">
            <text:p>0</text:p>
          </table:table-cell>
          <table:table-cell table:formula="of:=IF([.G460]=0;1;[.G460])" office:value-type="float" office:value="1" calcext:value-type="float">
            <text:p>1</text:p>
          </table:table-cell>
          <table:table-cell table:formula="of:=IF([.H460]=0;5;[.H460])" office:value-type="float" office:value="5" calcext:value-type="float">
            <text:p>5</text:p>
          </table:table-cell>
          <table:table-cell table:formula="of:=IF([.I460]=0;15;[.I460])" office:value-type="float" office:value="15" calcext:value-type="float">
            <text:p>15</text:p>
          </table:table-cell>
          <table:table-cell table:formula="of:=IF([.B460]=0;[.D460];&quot;&quot;) &amp; IF([.B460]=[$Basic.$B$2];&quot;Open Terrain&quot;;&quot;&quot;) &amp; IF([.B460]=[$Basic.$C$2];&quot;Difficult Terrain&quot;;&quot;&quot;) &amp; IF([.B460]=[$Basic.$D$2];&quot;Extreme Terrain&quot;;&quot;&quot;)">
            <text:p/>
          </table:table-cell>
          <table:table-cell table:formula="of:= [.N460] &amp; &quot; &quot; &amp; [.E460]" office:value-type="string" office:string-value=" 10/8" calcext:value-type="string">
            <text:p><text:s/>10/8</text:p>
          </table:table-cell>
          <table:table-cell table:formula="of:=CEILING([.J460])" office:value-type="float" office:value="0" calcext:value-type="float">
            <text:p>0</text:p>
          </table:table-cell>
          <table:table-cell table:formula="of:=CEILING(8*[.J460])" office:value-type="float" office:value="0" calcext:value-type="float">
            <text:p>0</text:p>
          </table:table-cell>
          <table:table-cell table:formula="of:=CEILING(1*[.K460])" office:value-type="float" office:value="1" calcext:value-type="float">
            <text:p>1</text:p>
          </table:table-cell>
          <table:table-cell table:formula="of:=CEILING(2*[.K460])" office:value-type="float" office:value="2" calcext:value-type="float">
            <text:p>2</text:p>
          </table:table-cell>
          <table:table-cell table:formula="of:=CEILING(5*[.K460])" office:value-type="float" office:value="5" calcext:value-type="float">
            <text:p>5</text:p>
          </table:table-cell>
          <table:table-cell table:formula="of:=CEILING(1*[.L460])" office:value-type="float" office:value="5" calcext:value-type="float">
            <text:p>5</text:p>
          </table:table-cell>
          <table:table-cell table:formula="of:=CEILING(2*[.L460])" office:value-type="float" office:value="10" calcext:value-type="float">
            <text:p>10</text:p>
          </table:table-cell>
          <table:table-cell table:formula="of:=CEILING(1*[.M460])" office:value-type="float" office:value="15" calcext:value-type="float">
            <text:p>15</text:p>
          </table:table-cell>
          <table:table-cell table:formula="of:=CEILING(2*[.M460])" office:value-type="float" office:value="30" calcext:value-type="float">
            <text:p>30</text:p>
          </table:table-cell>
          <table:table-cell table:formula="of:=CEILING(6*[.M460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table:formula="of:=MOD([.A461]-1;[$Basic.$A$2]+1)" office:value-type="float" office:value="11" calcext:value-type="float">
            <text:p>11</text:p>
          </table:table-cell>
          <table:table-cell table:formula="of:=CEILING(([.A461]-[.B461])/[$Basic.$A$2]; 1)+3" office:value-type="float" office:value="33" calcext:value-type="float">
            <text:p>33</text:p>
          </table:table-cell>
          <table:table-cell table:formula="of:=IF([.B461]=0;INDIRECT(ADDRESS([.C461];1;1;1;&quot;Basic&quot;));&quot;&quot;)">
            <text:p/>
          </table:table-cell>
          <table:table-cell table:style-name="ce3" table:formula="of:=[.B461] &amp; &quot;/&quot; &amp; [$Basic.$B$2]" office:value-type="string" office:string-value="11/8" calcext:value-type="string">
            <text:p>11/8</text:p>
          </table:table-cell>
          <table:table-cell table:formula="of:=INDIRECT(ADDRESS([.$C461];2;1;1;&quot;Basic&quot;))*[.$B461]/[$Basic.$B$2]" office:value-type="float" office:value="0" calcext:value-type="float">
            <text:p>0</text:p>
          </table:table-cell>
          <table:table-cell table:formula="of:=INDIRECT(ADDRESS([.$C461];3;1;1;&quot;Basic&quot;))*[.$B461]/[$Basic.$B$2]" office:value-type="float" office:value="0" calcext:value-type="float">
            <text:p>0</text:p>
          </table:table-cell>
          <table:table-cell table:formula="of:=INDIRECT(ADDRESS([.$C461];4;1;1;&quot;Basic&quot;))*[.$B461]/[$Basic.$B$2]" office:value-type="float" office:value="0" calcext:value-type="float">
            <text:p>0</text:p>
          </table:table-cell>
          <table:table-cell table:formula="of:=INDIRECT(ADDRESS([.$C461];5;1;1;&quot;Basic&quot;))*[.$B461]/[$Basic.$B$2]" office:value-type="float" office:value="0" calcext:value-type="float">
            <text:p>0</text:p>
          </table:table-cell>
          <table:table-cell table:formula="of:=[.F461]" office:value-type="float" office:value="0" calcext:value-type="float">
            <text:p>0</text:p>
          </table:table-cell>
          <table:table-cell table:formula="of:=IF([.G461]=0;1;[.G461])" office:value-type="float" office:value="1" calcext:value-type="float">
            <text:p>1</text:p>
          </table:table-cell>
          <table:table-cell table:formula="of:=IF([.H461]=0;5;[.H461])" office:value-type="float" office:value="5" calcext:value-type="float">
            <text:p>5</text:p>
          </table:table-cell>
          <table:table-cell table:formula="of:=IF([.I461]=0;15;[.I461])" office:value-type="float" office:value="15" calcext:value-type="float">
            <text:p>15</text:p>
          </table:table-cell>
          <table:table-cell table:formula="of:=IF([.B461]=0;[.D461];&quot;&quot;) &amp; IF([.B461]=[$Basic.$B$2];&quot;Open Terrain&quot;;&quot;&quot;) &amp; IF([.B461]=[$Basic.$C$2];&quot;Difficult Terrain&quot;;&quot;&quot;) &amp; IF([.B461]=[$Basic.$D$2];&quot;Extreme Terrain&quot;;&quot;&quot;)">
            <text:p/>
          </table:table-cell>
          <table:table-cell table:formula="of:= [.N461] &amp; &quot; &quot; &amp; [.E461]" office:value-type="string" office:string-value=" 11/8" calcext:value-type="string">
            <text:p><text:s/>11/8</text:p>
          </table:table-cell>
          <table:table-cell table:formula="of:=CEILING([.J461])" office:value-type="float" office:value="0" calcext:value-type="float">
            <text:p>0</text:p>
          </table:table-cell>
          <table:table-cell table:formula="of:=CEILING(8*[.J461])" office:value-type="float" office:value="0" calcext:value-type="float">
            <text:p>0</text:p>
          </table:table-cell>
          <table:table-cell table:formula="of:=CEILING(1*[.K461])" office:value-type="float" office:value="1" calcext:value-type="float">
            <text:p>1</text:p>
          </table:table-cell>
          <table:table-cell table:formula="of:=CEILING(2*[.K461])" office:value-type="float" office:value="2" calcext:value-type="float">
            <text:p>2</text:p>
          </table:table-cell>
          <table:table-cell table:formula="of:=CEILING(5*[.K461])" office:value-type="float" office:value="5" calcext:value-type="float">
            <text:p>5</text:p>
          </table:table-cell>
          <table:table-cell table:formula="of:=CEILING(1*[.L461])" office:value-type="float" office:value="5" calcext:value-type="float">
            <text:p>5</text:p>
          </table:table-cell>
          <table:table-cell table:formula="of:=CEILING(2*[.L461])" office:value-type="float" office:value="10" calcext:value-type="float">
            <text:p>10</text:p>
          </table:table-cell>
          <table:table-cell table:formula="of:=CEILING(1*[.M461])" office:value-type="float" office:value="15" calcext:value-type="float">
            <text:p>15</text:p>
          </table:table-cell>
          <table:table-cell table:formula="of:=CEILING(2*[.M461])" office:value-type="float" office:value="30" calcext:value-type="float">
            <text:p>30</text:p>
          </table:table-cell>
          <table:table-cell table:formula="of:=CEILING(6*[.M461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table:formula="of:=MOD([.A462]-1;[$Basic.$A$2]+1)" office:value-type="float" office:value="12" calcext:value-type="float">
            <text:p>12</text:p>
          </table:table-cell>
          <table:table-cell table:formula="of:=CEILING(([.A462]-[.B462])/[$Basic.$A$2]; 1)+3" office:value-type="float" office:value="33" calcext:value-type="float">
            <text:p>33</text:p>
          </table:table-cell>
          <table:table-cell table:formula="of:=IF([.B462]=0;INDIRECT(ADDRESS([.C462];1;1;1;&quot;Basic&quot;));&quot;&quot;)">
            <text:p/>
          </table:table-cell>
          <table:table-cell table:style-name="ce3" table:formula="of:=[.B462] &amp; &quot;/&quot; &amp; [$Basic.$B$2]" office:value-type="string" office:string-value="12/8" calcext:value-type="string">
            <text:p>12/8</text:p>
          </table:table-cell>
          <table:table-cell table:formula="of:=INDIRECT(ADDRESS([.$C462];2;1;1;&quot;Basic&quot;))*[.$B462]/[$Basic.$B$2]" office:value-type="float" office:value="0" calcext:value-type="float">
            <text:p>0</text:p>
          </table:table-cell>
          <table:table-cell table:formula="of:=INDIRECT(ADDRESS([.$C462];3;1;1;&quot;Basic&quot;))*[.$B462]/[$Basic.$B$2]" office:value-type="float" office:value="0" calcext:value-type="float">
            <text:p>0</text:p>
          </table:table-cell>
          <table:table-cell table:formula="of:=INDIRECT(ADDRESS([.$C462];4;1;1;&quot;Basic&quot;))*[.$B462]/[$Basic.$B$2]" office:value-type="float" office:value="0" calcext:value-type="float">
            <text:p>0</text:p>
          </table:table-cell>
          <table:table-cell table:formula="of:=INDIRECT(ADDRESS([.$C462];5;1;1;&quot;Basic&quot;))*[.$B462]/[$Basic.$B$2]" office:value-type="float" office:value="0" calcext:value-type="float">
            <text:p>0</text:p>
          </table:table-cell>
          <table:table-cell table:formula="of:=[.F462]" office:value-type="float" office:value="0" calcext:value-type="float">
            <text:p>0</text:p>
          </table:table-cell>
          <table:table-cell table:formula="of:=IF([.G462]=0;1;[.G462])" office:value-type="float" office:value="1" calcext:value-type="float">
            <text:p>1</text:p>
          </table:table-cell>
          <table:table-cell table:formula="of:=IF([.H462]=0;5;[.H462])" office:value-type="float" office:value="5" calcext:value-type="float">
            <text:p>5</text:p>
          </table:table-cell>
          <table:table-cell table:formula="of:=IF([.I462]=0;15;[.I462])" office:value-type="float" office:value="15" calcext:value-type="float">
            <text:p>15</text:p>
          </table:table-cell>
          <table:table-cell table:formula="of:=IF([.B462]=0;[.D462];&quot;&quot;) &amp; IF([.B462]=[$Basic.$B$2];&quot;Open Terrain&quot;;&quot;&quot;) &amp; IF([.B462]=[$Basic.$C$2];&quot;Difficult Terrain&quot;;&quot;&quot;) &amp; IF([.B462]=[$Basic.$D$2];&quot;Extreme Terrain&quot;;&quot;&quot;)">
            <text:p/>
          </table:table-cell>
          <table:table-cell table:formula="of:= [.N462] &amp; &quot; &quot; &amp; [.E462]" office:value-type="string" office:string-value=" 12/8" calcext:value-type="string">
            <text:p><text:s/>12/8</text:p>
          </table:table-cell>
          <table:table-cell table:formula="of:=CEILING([.J462])" office:value-type="float" office:value="0" calcext:value-type="float">
            <text:p>0</text:p>
          </table:table-cell>
          <table:table-cell table:formula="of:=CEILING(8*[.J462])" office:value-type="float" office:value="0" calcext:value-type="float">
            <text:p>0</text:p>
          </table:table-cell>
          <table:table-cell table:formula="of:=CEILING(1*[.K462])" office:value-type="float" office:value="1" calcext:value-type="float">
            <text:p>1</text:p>
          </table:table-cell>
          <table:table-cell table:formula="of:=CEILING(2*[.K462])" office:value-type="float" office:value="2" calcext:value-type="float">
            <text:p>2</text:p>
          </table:table-cell>
          <table:table-cell table:formula="of:=CEILING(5*[.K462])" office:value-type="float" office:value="5" calcext:value-type="float">
            <text:p>5</text:p>
          </table:table-cell>
          <table:table-cell table:formula="of:=CEILING(1*[.L462])" office:value-type="float" office:value="5" calcext:value-type="float">
            <text:p>5</text:p>
          </table:table-cell>
          <table:table-cell table:formula="of:=CEILING(2*[.L462])" office:value-type="float" office:value="10" calcext:value-type="float">
            <text:p>10</text:p>
          </table:table-cell>
          <table:table-cell table:formula="of:=CEILING(1*[.M462])" office:value-type="float" office:value="15" calcext:value-type="float">
            <text:p>15</text:p>
          </table:table-cell>
          <table:table-cell table:formula="of:=CEILING(2*[.M462])" office:value-type="float" office:value="30" calcext:value-type="float">
            <text:p>30</text:p>
          </table:table-cell>
          <table:table-cell table:formula="of:=CEILING(6*[.M462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table:formula="of:=MOD([.A463]-1;[$Basic.$A$2]+1)" office:value-type="float" office:value="13" calcext:value-type="float">
            <text:p>13</text:p>
          </table:table-cell>
          <table:table-cell table:formula="of:=CEILING(([.A463]-[.B463])/[$Basic.$A$2]; 1)+3" office:value-type="float" office:value="33" calcext:value-type="float">
            <text:p>33</text:p>
          </table:table-cell>
          <table:table-cell table:formula="of:=IF([.B463]=0;INDIRECT(ADDRESS([.C463];1;1;1;&quot;Basic&quot;));&quot;&quot;)">
            <text:p/>
          </table:table-cell>
          <table:table-cell table:style-name="ce3" table:formula="of:=[.B463] &amp; &quot;/&quot; &amp; [$Basic.$B$2]" office:value-type="string" office:string-value="13/8" calcext:value-type="string">
            <text:p>13/8</text:p>
          </table:table-cell>
          <table:table-cell table:formula="of:=INDIRECT(ADDRESS([.$C463];2;1;1;&quot;Basic&quot;))*[.$B463]/[$Basic.$B$2]" office:value-type="float" office:value="0" calcext:value-type="float">
            <text:p>0</text:p>
          </table:table-cell>
          <table:table-cell table:formula="of:=INDIRECT(ADDRESS([.$C463];3;1;1;&quot;Basic&quot;))*[.$B463]/[$Basic.$B$2]" office:value-type="float" office:value="0" calcext:value-type="float">
            <text:p>0</text:p>
          </table:table-cell>
          <table:table-cell table:formula="of:=INDIRECT(ADDRESS([.$C463];4;1;1;&quot;Basic&quot;))*[.$B463]/[$Basic.$B$2]" office:value-type="float" office:value="0" calcext:value-type="float">
            <text:p>0</text:p>
          </table:table-cell>
          <table:table-cell table:formula="of:=INDIRECT(ADDRESS([.$C463];5;1;1;&quot;Basic&quot;))*[.$B463]/[$Basic.$B$2]" office:value-type="float" office:value="0" calcext:value-type="float">
            <text:p>0</text:p>
          </table:table-cell>
          <table:table-cell table:formula="of:=[.F463]" office:value-type="float" office:value="0" calcext:value-type="float">
            <text:p>0</text:p>
          </table:table-cell>
          <table:table-cell table:formula="of:=IF([.G463]=0;1;[.G463])" office:value-type="float" office:value="1" calcext:value-type="float">
            <text:p>1</text:p>
          </table:table-cell>
          <table:table-cell table:formula="of:=IF([.H463]=0;5;[.H463])" office:value-type="float" office:value="5" calcext:value-type="float">
            <text:p>5</text:p>
          </table:table-cell>
          <table:table-cell table:formula="of:=IF([.I463]=0;15;[.I463])" office:value-type="float" office:value="15" calcext:value-type="float">
            <text:p>15</text:p>
          </table:table-cell>
          <table:table-cell table:formula="of:=IF([.B463]=0;[.D463];&quot;&quot;) &amp; IF([.B463]=[$Basic.$B$2];&quot;Open Terrain&quot;;&quot;&quot;) &amp; IF([.B463]=[$Basic.$C$2];&quot;Difficult Terrain&quot;;&quot;&quot;) &amp; IF([.B463]=[$Basic.$D$2];&quot;Extreme Terrain&quot;;&quot;&quot;)">
            <text:p/>
          </table:table-cell>
          <table:table-cell table:formula="of:= [.N463] &amp; &quot; &quot; &amp; [.E463]" office:value-type="string" office:string-value=" 13/8" calcext:value-type="string">
            <text:p><text:s/>13/8</text:p>
          </table:table-cell>
          <table:table-cell table:formula="of:=CEILING([.J463])" office:value-type="float" office:value="0" calcext:value-type="float">
            <text:p>0</text:p>
          </table:table-cell>
          <table:table-cell table:formula="of:=CEILING(8*[.J463])" office:value-type="float" office:value="0" calcext:value-type="float">
            <text:p>0</text:p>
          </table:table-cell>
          <table:table-cell table:formula="of:=CEILING(1*[.K463])" office:value-type="float" office:value="1" calcext:value-type="float">
            <text:p>1</text:p>
          </table:table-cell>
          <table:table-cell table:formula="of:=CEILING(2*[.K463])" office:value-type="float" office:value="2" calcext:value-type="float">
            <text:p>2</text:p>
          </table:table-cell>
          <table:table-cell table:formula="of:=CEILING(5*[.K463])" office:value-type="float" office:value="5" calcext:value-type="float">
            <text:p>5</text:p>
          </table:table-cell>
          <table:table-cell table:formula="of:=CEILING(1*[.L463])" office:value-type="float" office:value="5" calcext:value-type="float">
            <text:p>5</text:p>
          </table:table-cell>
          <table:table-cell table:formula="of:=CEILING(2*[.L463])" office:value-type="float" office:value="10" calcext:value-type="float">
            <text:p>10</text:p>
          </table:table-cell>
          <table:table-cell table:formula="of:=CEILING(1*[.M463])" office:value-type="float" office:value="15" calcext:value-type="float">
            <text:p>15</text:p>
          </table:table-cell>
          <table:table-cell table:formula="of:=CEILING(2*[.M463])" office:value-type="float" office:value="30" calcext:value-type="float">
            <text:p>30</text:p>
          </table:table-cell>
          <table:table-cell table:formula="of:=CEILING(6*[.M463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table:formula="of:=MOD([.A464]-1;[$Basic.$A$2]+1)" office:value-type="float" office:value="14" calcext:value-type="float">
            <text:p>14</text:p>
          </table:table-cell>
          <table:table-cell table:formula="of:=CEILING(([.A464]-[.B464])/[$Basic.$A$2]; 1)+3" office:value-type="float" office:value="33" calcext:value-type="float">
            <text:p>33</text:p>
          </table:table-cell>
          <table:table-cell table:formula="of:=IF([.B464]=0;INDIRECT(ADDRESS([.C464];1;1;1;&quot;Basic&quot;));&quot;&quot;)">
            <text:p/>
          </table:table-cell>
          <table:table-cell table:style-name="ce3" table:formula="of:=[.B464] &amp; &quot;/&quot; &amp; [$Basic.$B$2]" office:value-type="string" office:string-value="14/8" calcext:value-type="string">
            <text:p>14/8</text:p>
          </table:table-cell>
          <table:table-cell table:formula="of:=INDIRECT(ADDRESS([.$C464];2;1;1;&quot;Basic&quot;))*[.$B464]/[$Basic.$B$2]" office:value-type="float" office:value="0" calcext:value-type="float">
            <text:p>0</text:p>
          </table:table-cell>
          <table:table-cell table:formula="of:=INDIRECT(ADDRESS([.$C464];3;1;1;&quot;Basic&quot;))*[.$B464]/[$Basic.$B$2]" office:value-type="float" office:value="0" calcext:value-type="float">
            <text:p>0</text:p>
          </table:table-cell>
          <table:table-cell table:formula="of:=INDIRECT(ADDRESS([.$C464];4;1;1;&quot;Basic&quot;))*[.$B464]/[$Basic.$B$2]" office:value-type="float" office:value="0" calcext:value-type="float">
            <text:p>0</text:p>
          </table:table-cell>
          <table:table-cell table:formula="of:=INDIRECT(ADDRESS([.$C464];5;1;1;&quot;Basic&quot;))*[.$B464]/[$Basic.$B$2]" office:value-type="float" office:value="0" calcext:value-type="float">
            <text:p>0</text:p>
          </table:table-cell>
          <table:table-cell table:formula="of:=[.F464]" office:value-type="float" office:value="0" calcext:value-type="float">
            <text:p>0</text:p>
          </table:table-cell>
          <table:table-cell table:formula="of:=IF([.G464]=0;1;[.G464])" office:value-type="float" office:value="1" calcext:value-type="float">
            <text:p>1</text:p>
          </table:table-cell>
          <table:table-cell table:formula="of:=IF([.H464]=0;5;[.H464])" office:value-type="float" office:value="5" calcext:value-type="float">
            <text:p>5</text:p>
          </table:table-cell>
          <table:table-cell table:formula="of:=IF([.I464]=0;15;[.I464])" office:value-type="float" office:value="15" calcext:value-type="float">
            <text:p>15</text:p>
          </table:table-cell>
          <table:table-cell table:formula="of:=IF([.B464]=0;[.D464];&quot;&quot;) &amp; IF([.B464]=[$Basic.$B$2];&quot;Open Terrain&quot;;&quot;&quot;) &amp; IF([.B464]=[$Basic.$C$2];&quot;Difficult Terrain&quot;;&quot;&quot;) &amp; IF([.B464]=[$Basic.$D$2];&quot;Extreme Terrain&quot;;&quot;&quot;)">
            <text:p/>
          </table:table-cell>
          <table:table-cell table:formula="of:= [.N464] &amp; &quot; &quot; &amp; [.E464]" office:value-type="string" office:string-value=" 14/8" calcext:value-type="string">
            <text:p><text:s/>14/8</text:p>
          </table:table-cell>
          <table:table-cell table:formula="of:=CEILING([.J464])" office:value-type="float" office:value="0" calcext:value-type="float">
            <text:p>0</text:p>
          </table:table-cell>
          <table:table-cell table:formula="of:=CEILING(8*[.J464])" office:value-type="float" office:value="0" calcext:value-type="float">
            <text:p>0</text:p>
          </table:table-cell>
          <table:table-cell table:formula="of:=CEILING(1*[.K464])" office:value-type="float" office:value="1" calcext:value-type="float">
            <text:p>1</text:p>
          </table:table-cell>
          <table:table-cell table:formula="of:=CEILING(2*[.K464])" office:value-type="float" office:value="2" calcext:value-type="float">
            <text:p>2</text:p>
          </table:table-cell>
          <table:table-cell table:formula="of:=CEILING(5*[.K464])" office:value-type="float" office:value="5" calcext:value-type="float">
            <text:p>5</text:p>
          </table:table-cell>
          <table:table-cell table:formula="of:=CEILING(1*[.L464])" office:value-type="float" office:value="5" calcext:value-type="float">
            <text:p>5</text:p>
          </table:table-cell>
          <table:table-cell table:formula="of:=CEILING(2*[.L464])" office:value-type="float" office:value="10" calcext:value-type="float">
            <text:p>10</text:p>
          </table:table-cell>
          <table:table-cell table:formula="of:=CEILING(1*[.M464])" office:value-type="float" office:value="15" calcext:value-type="float">
            <text:p>15</text:p>
          </table:table-cell>
          <table:table-cell table:formula="of:=CEILING(2*[.M464])" office:value-type="float" office:value="30" calcext:value-type="float">
            <text:p>30</text:p>
          </table:table-cell>
          <table:table-cell table:formula="of:=CEILING(6*[.M464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table:formula="of:=MOD([.A465]-1;[$Basic.$A$2]+1)" office:value-type="float" office:value="15" calcext:value-type="float">
            <text:p>15</text:p>
          </table:table-cell>
          <table:table-cell table:formula="of:=CEILING(([.A465]-[.B465])/[$Basic.$A$2]; 1)+3" office:value-type="float" office:value="33" calcext:value-type="float">
            <text:p>33</text:p>
          </table:table-cell>
          <table:table-cell table:formula="of:=IF([.B465]=0;INDIRECT(ADDRESS([.C465];1;1;1;&quot;Basic&quot;));&quot;&quot;)">
            <text:p/>
          </table:table-cell>
          <table:table-cell table:style-name="ce3" table:formula="of:=[.B465] &amp; &quot;/&quot; &amp; [$Basic.$B$2]" office:value-type="string" office:string-value="15/8" calcext:value-type="string">
            <text:p>15/8</text:p>
          </table:table-cell>
          <table:table-cell table:formula="of:=INDIRECT(ADDRESS([.$C465];2;1;1;&quot;Basic&quot;))*[.$B465]/[$Basic.$B$2]" office:value-type="float" office:value="0" calcext:value-type="float">
            <text:p>0</text:p>
          </table:table-cell>
          <table:table-cell table:formula="of:=INDIRECT(ADDRESS([.$C465];3;1;1;&quot;Basic&quot;))*[.$B465]/[$Basic.$B$2]" office:value-type="float" office:value="0" calcext:value-type="float">
            <text:p>0</text:p>
          </table:table-cell>
          <table:table-cell table:formula="of:=INDIRECT(ADDRESS([.$C465];4;1;1;&quot;Basic&quot;))*[.$B465]/[$Basic.$B$2]" office:value-type="float" office:value="0" calcext:value-type="float">
            <text:p>0</text:p>
          </table:table-cell>
          <table:table-cell table:formula="of:=INDIRECT(ADDRESS([.$C465];5;1;1;&quot;Basic&quot;))*[.$B465]/[$Basic.$B$2]" office:value-type="float" office:value="0" calcext:value-type="float">
            <text:p>0</text:p>
          </table:table-cell>
          <table:table-cell table:formula="of:=[.F465]" office:value-type="float" office:value="0" calcext:value-type="float">
            <text:p>0</text:p>
          </table:table-cell>
          <table:table-cell table:formula="of:=IF([.G465]=0;1;[.G465])" office:value-type="float" office:value="1" calcext:value-type="float">
            <text:p>1</text:p>
          </table:table-cell>
          <table:table-cell table:formula="of:=IF([.H465]=0;5;[.H465])" office:value-type="float" office:value="5" calcext:value-type="float">
            <text:p>5</text:p>
          </table:table-cell>
          <table:table-cell table:formula="of:=IF([.I465]=0;15;[.I465])" office:value-type="float" office:value="15" calcext:value-type="float">
            <text:p>15</text:p>
          </table:table-cell>
          <table:table-cell table:formula="of:=IF([.B465]=0;[.D465];&quot;&quot;) &amp; IF([.B465]=[$Basic.$B$2];&quot;Open Terrain&quot;;&quot;&quot;) &amp; IF([.B465]=[$Basic.$C$2];&quot;Difficult Terrain&quot;;&quot;&quot;) &amp; IF([.B465]=[$Basic.$D$2];&quot;Extreme Terrain&quot;;&quot;&quot;)">
            <text:p/>
          </table:table-cell>
          <table:table-cell table:formula="of:= [.N465] &amp; &quot; &quot; &amp; [.E465]" office:value-type="string" office:string-value=" 15/8" calcext:value-type="string">
            <text:p><text:s/>15/8</text:p>
          </table:table-cell>
          <table:table-cell table:formula="of:=CEILING([.J465])" office:value-type="float" office:value="0" calcext:value-type="float">
            <text:p>0</text:p>
          </table:table-cell>
          <table:table-cell table:formula="of:=CEILING(8*[.J465])" office:value-type="float" office:value="0" calcext:value-type="float">
            <text:p>0</text:p>
          </table:table-cell>
          <table:table-cell table:formula="of:=CEILING(1*[.K465])" office:value-type="float" office:value="1" calcext:value-type="float">
            <text:p>1</text:p>
          </table:table-cell>
          <table:table-cell table:formula="of:=CEILING(2*[.K465])" office:value-type="float" office:value="2" calcext:value-type="float">
            <text:p>2</text:p>
          </table:table-cell>
          <table:table-cell table:formula="of:=CEILING(5*[.K465])" office:value-type="float" office:value="5" calcext:value-type="float">
            <text:p>5</text:p>
          </table:table-cell>
          <table:table-cell table:formula="of:=CEILING(1*[.L465])" office:value-type="float" office:value="5" calcext:value-type="float">
            <text:p>5</text:p>
          </table:table-cell>
          <table:table-cell table:formula="of:=CEILING(2*[.L465])" office:value-type="float" office:value="10" calcext:value-type="float">
            <text:p>10</text:p>
          </table:table-cell>
          <table:table-cell table:formula="of:=CEILING(1*[.M465])" office:value-type="float" office:value="15" calcext:value-type="float">
            <text:p>15</text:p>
          </table:table-cell>
          <table:table-cell table:formula="of:=CEILING(2*[.M465])" office:value-type="float" office:value="30" calcext:value-type="float">
            <text:p>30</text:p>
          </table:table-cell>
          <table:table-cell table:formula="of:=CEILING(6*[.M465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table:formula="of:=MOD([.A466]-1;[$Basic.$A$2]+1)" office:value-type="float" office:value="0" calcext:value-type="float">
            <text:p>0</text:p>
          </table:table-cell>
          <table:table-cell table:formula="of:=CEILING(([.A466]-[.B466])/[$Basic.$A$2]; 1)+3" office:value-type="float" office:value="34" calcext:value-type="float">
            <text:p>34</text:p>
          </table:table-cell>
          <table:table-cell table:formula="of:=IF([.B466]=0;INDIRECT(ADDRESS([.C466];1;1;1;&quot;Basic&quot;));&quot;&quot;)" office:value-type="float" office:value="0" calcext:value-type="float">
            <text:p>0</text:p>
          </table:table-cell>
          <table:table-cell table:style-name="ce3" table:formula="of:=[.B466] &amp; &quot;/&quot; &amp; [$Basic.$B$2]" office:value-type="string" office:string-value="0/8" calcext:value-type="string">
            <text:p>0/8</text:p>
          </table:table-cell>
          <table:table-cell table:formula="of:=INDIRECT(ADDRESS([.$C466];2;1;1;&quot;Basic&quot;))*[.$B466]/[$Basic.$B$2]" office:value-type="float" office:value="0" calcext:value-type="float">
            <text:p>0</text:p>
          </table:table-cell>
          <table:table-cell table:formula="of:=INDIRECT(ADDRESS([.$C466];3;1;1;&quot;Basic&quot;))*[.$B466]/[$Basic.$B$2]" office:value-type="float" office:value="0" calcext:value-type="float">
            <text:p>0</text:p>
          </table:table-cell>
          <table:table-cell table:formula="of:=INDIRECT(ADDRESS([.$C466];4;1;1;&quot;Basic&quot;))*[.$B466]/[$Basic.$B$2]" office:value-type="float" office:value="0" calcext:value-type="float">
            <text:p>0</text:p>
          </table:table-cell>
          <table:table-cell table:formula="of:=INDIRECT(ADDRESS([.$C466];5;1;1;&quot;Basic&quot;))*[.$B466]/[$Basic.$B$2]" office:value-type="float" office:value="0" calcext:value-type="float">
            <text:p>0</text:p>
          </table:table-cell>
          <table:table-cell table:formula="of:=[.F466]" office:value-type="float" office:value="0" calcext:value-type="float">
            <text:p>0</text:p>
          </table:table-cell>
          <table:table-cell table:formula="of:=IF([.G466]=0;1;[.G466])" office:value-type="float" office:value="1" calcext:value-type="float">
            <text:p>1</text:p>
          </table:table-cell>
          <table:table-cell table:formula="of:=IF([.H466]=0;5;[.H466])" office:value-type="float" office:value="5" calcext:value-type="float">
            <text:p>5</text:p>
          </table:table-cell>
          <table:table-cell table:formula="of:=IF([.I466]=0;15;[.I466])" office:value-type="float" office:value="15" calcext:value-type="float">
            <text:p>15</text:p>
          </table:table-cell>
          <table:table-cell table:formula="of:=IF([.B466]=0;[.D466];&quot;&quot;) &amp; IF([.B466]=[$Basic.$B$2];&quot;Open Terrain&quot;;&quot;&quot;) &amp; IF([.B466]=[$Basic.$C$2];&quot;Difficult Terrain&quot;;&quot;&quot;) &amp; IF([.B466]=[$Basic.$D$2];&quot;Extreme Terrain&quot;;&quot;&quot;)" office:value-type="string" office:string-value="0" calcext:value-type="string">
            <text:p>0</text:p>
          </table:table-cell>
          <table:table-cell table:formula="of:= [.N466] &amp; &quot; &quot; &amp; [.E466]" office:value-type="string" office:string-value="0 0/8" calcext:value-type="string">
            <text:p>0 0/8</text:p>
          </table:table-cell>
          <table:table-cell table:formula="of:=CEILING([.J466])" office:value-type="float" office:value="0" calcext:value-type="float">
            <text:p>0</text:p>
          </table:table-cell>
          <table:table-cell table:formula="of:=CEILING(8*[.J466])" office:value-type="float" office:value="0" calcext:value-type="float">
            <text:p>0</text:p>
          </table:table-cell>
          <table:table-cell table:formula="of:=CEILING(1*[.K466])" office:value-type="float" office:value="1" calcext:value-type="float">
            <text:p>1</text:p>
          </table:table-cell>
          <table:table-cell table:formula="of:=CEILING(2*[.K466])" office:value-type="float" office:value="2" calcext:value-type="float">
            <text:p>2</text:p>
          </table:table-cell>
          <table:table-cell table:formula="of:=CEILING(5*[.K466])" office:value-type="float" office:value="5" calcext:value-type="float">
            <text:p>5</text:p>
          </table:table-cell>
          <table:table-cell table:formula="of:=CEILING(1*[.L466])" office:value-type="float" office:value="5" calcext:value-type="float">
            <text:p>5</text:p>
          </table:table-cell>
          <table:table-cell table:formula="of:=CEILING(2*[.L466])" office:value-type="float" office:value="10" calcext:value-type="float">
            <text:p>10</text:p>
          </table:table-cell>
          <table:table-cell table:formula="of:=CEILING(1*[.M466])" office:value-type="float" office:value="15" calcext:value-type="float">
            <text:p>15</text:p>
          </table:table-cell>
          <table:table-cell table:formula="of:=CEILING(2*[.M466])" office:value-type="float" office:value="30" calcext:value-type="float">
            <text:p>30</text:p>
          </table:table-cell>
          <table:table-cell table:formula="of:=CEILING(6*[.M466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table:formula="of:=MOD([.A467]-1;[$Basic.$A$2]+1)" office:value-type="float" office:value="1" calcext:value-type="float">
            <text:p>1</text:p>
          </table:table-cell>
          <table:table-cell table:formula="of:=CEILING(([.A467]-[.B467])/[$Basic.$A$2]; 1)+3" office:value-type="float" office:value="34" calcext:value-type="float">
            <text:p>34</text:p>
          </table:table-cell>
          <table:table-cell table:formula="of:=IF([.B467]=0;INDIRECT(ADDRESS([.C467];1;1;1;&quot;Basic&quot;));&quot;&quot;)">
            <text:p/>
          </table:table-cell>
          <table:table-cell table:style-name="ce3" table:formula="of:=[.B467] &amp; &quot;/&quot; &amp; [$Basic.$B$2]" office:value-type="string" office:string-value="1/8" calcext:value-type="string">
            <text:p>1/8</text:p>
          </table:table-cell>
          <table:table-cell table:formula="of:=INDIRECT(ADDRESS([.$C467];2;1;1;&quot;Basic&quot;))*[.$B467]/[$Basic.$B$2]" office:value-type="float" office:value="0" calcext:value-type="float">
            <text:p>0</text:p>
          </table:table-cell>
          <table:table-cell table:formula="of:=INDIRECT(ADDRESS([.$C467];3;1;1;&quot;Basic&quot;))*[.$B467]/[$Basic.$B$2]" office:value-type="float" office:value="0" calcext:value-type="float">
            <text:p>0</text:p>
          </table:table-cell>
          <table:table-cell table:formula="of:=INDIRECT(ADDRESS([.$C467];4;1;1;&quot;Basic&quot;))*[.$B467]/[$Basic.$B$2]" office:value-type="float" office:value="0" calcext:value-type="float">
            <text:p>0</text:p>
          </table:table-cell>
          <table:table-cell table:formula="of:=INDIRECT(ADDRESS([.$C467];5;1;1;&quot;Basic&quot;))*[.$B467]/[$Basic.$B$2]" office:value-type="float" office:value="0" calcext:value-type="float">
            <text:p>0</text:p>
          </table:table-cell>
          <table:table-cell table:formula="of:=[.F467]" office:value-type="float" office:value="0" calcext:value-type="float">
            <text:p>0</text:p>
          </table:table-cell>
          <table:table-cell table:formula="of:=IF([.G467]=0;1;[.G467])" office:value-type="float" office:value="1" calcext:value-type="float">
            <text:p>1</text:p>
          </table:table-cell>
          <table:table-cell table:formula="of:=IF([.H467]=0;5;[.H467])" office:value-type="float" office:value="5" calcext:value-type="float">
            <text:p>5</text:p>
          </table:table-cell>
          <table:table-cell table:formula="of:=IF([.I467]=0;15;[.I467])" office:value-type="float" office:value="15" calcext:value-type="float">
            <text:p>15</text:p>
          </table:table-cell>
          <table:table-cell table:formula="of:=IF([.B467]=0;[.D467];&quot;&quot;) &amp; IF([.B467]=[$Basic.$B$2];&quot;Open Terrain&quot;;&quot;&quot;) &amp; IF([.B467]=[$Basic.$C$2];&quot;Difficult Terrain&quot;;&quot;&quot;) &amp; IF([.B467]=[$Basic.$D$2];&quot;Extreme Terrain&quot;;&quot;&quot;)">
            <text:p/>
          </table:table-cell>
          <table:table-cell table:formula="of:= [.N467] &amp; &quot; &quot; &amp; [.E467]" office:value-type="string" office:string-value=" 1/8" calcext:value-type="string">
            <text:p><text:s/>1/8</text:p>
          </table:table-cell>
          <table:table-cell table:formula="of:=CEILING([.J467])" office:value-type="float" office:value="0" calcext:value-type="float">
            <text:p>0</text:p>
          </table:table-cell>
          <table:table-cell table:formula="of:=CEILING(8*[.J467])" office:value-type="float" office:value="0" calcext:value-type="float">
            <text:p>0</text:p>
          </table:table-cell>
          <table:table-cell table:formula="of:=CEILING(1*[.K467])" office:value-type="float" office:value="1" calcext:value-type="float">
            <text:p>1</text:p>
          </table:table-cell>
          <table:table-cell table:formula="of:=CEILING(2*[.K467])" office:value-type="float" office:value="2" calcext:value-type="float">
            <text:p>2</text:p>
          </table:table-cell>
          <table:table-cell table:formula="of:=CEILING(5*[.K467])" office:value-type="float" office:value="5" calcext:value-type="float">
            <text:p>5</text:p>
          </table:table-cell>
          <table:table-cell table:formula="of:=CEILING(1*[.L467])" office:value-type="float" office:value="5" calcext:value-type="float">
            <text:p>5</text:p>
          </table:table-cell>
          <table:table-cell table:formula="of:=CEILING(2*[.L467])" office:value-type="float" office:value="10" calcext:value-type="float">
            <text:p>10</text:p>
          </table:table-cell>
          <table:table-cell table:formula="of:=CEILING(1*[.M467])" office:value-type="float" office:value="15" calcext:value-type="float">
            <text:p>15</text:p>
          </table:table-cell>
          <table:table-cell table:formula="of:=CEILING(2*[.M467])" office:value-type="float" office:value="30" calcext:value-type="float">
            <text:p>30</text:p>
          </table:table-cell>
          <table:table-cell table:formula="of:=CEILING(6*[.M467])" office:value-type="float" office:value="90" calcext:value-type="float">
            <text:p>90</text:p>
          </table:table-cell>
        </table:table-row>
        <table:table-row table:style-name="ro2" table:number-rows-repeated="1048108">
          <table:table-cell table:number-columns-repeated="25"/>
        </table:table-row>
        <table:table-row table:style-name="ro2">
          <table:table-cell table:number-columns-repeated="25"/>
        </table:table-row>
      </table:table>
      <table:table table:name="LandscapesData" table:style-name="ta1">
        <office:forms form:automatic-focus="false" form:apply-design-mode="false"/>
        <table:table-column table:style-name="co15" table:number-columns-repeated="2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Visibility in Day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Visibility in Full Moon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Visibility in No Moon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Survival of Prepared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Survival of Unprepared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Realm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urk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urk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urk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Terrain</text:p>
          </table:table-cell>
        </table:table-row>
        <table:table-row table:style-name="ro1">
          <table:table-cell office:value-type="string" calcext:value-type="string">
            <text:p>Creation</text:p>
          </table:table-cell>
          <table:table-cell office:value-type="string" calcext:value-type="string">
            <text:p>City Ruins / Empt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G3]*2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Auto (Sur 1+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(-2d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fficult</text:p>
          </table:table-cell>
        </table:table-row>
        <table:table-row table:style-name="ro1">
          <table:table-cell office:value-type="string" calcext:value-type="string">
            <text:p>Creation</text:p>
          </table:table-cell>
          <table:table-cell office:value-type="string" calcext:value-type="string">
            <text:p>City Crowd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G4]*2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Auto (Sur 1+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 (-2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</table:table-row>
        <table:table-row table:style-name="ro1">
          <table:table-cell office:value-type="string" calcext:value-type="string">
            <text:p>Creation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G5]*2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Auto (Sur 1+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(-2d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fficult</text:p>
          </table:table-cell>
        </table:table-row>
        <table:table-row table:style-name="ro1">
          <table:table-cell office:value-type="string" calcext:value-type="string">
            <text:p>Creation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G6]*2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Auto (Sur 1+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(-2d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fficult</text:p>
          </table:table-cell>
        </table:table-row>
        <table:table-row table:style-name="ro1">
          <table:table-cell office:value-type="string" calcext:value-type="string">
            <text:p>Creation</text:p>
          </table:table-cell>
          <table:table-cell office:value-type="string" calcext:value-type="string">
            <text:p>Grassland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G7]*2"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Auto (Sur 1+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(-2d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Creation</text:p>
          </table:table-cell>
          <table:table-cell office:value-type="string" calcext:value-type="string">
            <text:p>Dry Savanna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G8]*2"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Auto (Sur 1+)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(-2d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Creation</text:p>
          </table:table-cell>
          <table:table-cell office:value-type="string" calcext:value-type="string">
            <text:p>Deser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[.G9]*2"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Auto (Sur 1+)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 (-3d)</text:p>
          </table:table-cell>
          <table:table-cell office:value-type="string" calcext:value-type="string">
            <text:p>4 (-2d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Creation</text:p>
          </table:table-cell>
          <table:table-cell office:value-type="string" calcext:value-type="string">
            <text:p>Blasted Wasteland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[.G10]*2"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Auto (Sur 1+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 (-3d)</text:p>
          </table:table-cell>
          <table:table-cell office:value-type="string" calcext:value-type="string">
            <text:p>5 (-2d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utochthonia Civilization</text:p>
          </table:table-cell>
          <table:table-cell office:value-type="string" calcext:value-type="string">
            <text:p>Polis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[.D11]*2" office:value-type="float" office:value="100" calcext:value-type="float">
            <text:p>10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1 (Sur 2+) (lacking Survival 5+ or a specialty in Conduit Tapping =&gt; -2hits)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ifficult</text:p>
          </table:table-cell>
        </table:table-row>
        <table:table-row table:style-name="ro1">
          <table:table-cell office:value-type="string" calcext:value-type="string">
            <text:p>Autochthonia Civilization</text:p>
          </table:table-cell>
          <table:table-cell office:value-type="string" calcext:value-type="string">
            <text:p>Tow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D12]*2" office:value-type="float" office:value="50" calcext:value-type="float">
            <text:p>5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2 (Sur 2+) (lacking Survival 5+ or a specialty in Conduit Tapping =&gt; -2hits)</text:p>
          </table:table-cell>
          <table:table-cell office:value-type="string" calcext:value-type="string">
            <text:p>5 (Sur 2+) (lacking Survival 5+ or a specialty in Conduit Tapping =&gt; -2hits)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ifficult</text:p>
          </table:table-cell>
        </table:table-row>
        <table:table-row table:style-name="ro1">
          <table:table-cell office:value-type="string" calcext:value-type="string">
            <text:p>Autochthonia Civilization</text:p>
          </table:table-cell>
          <table:table-cell office:value-type="string" calcext:value-type="string">
            <text:p>Cav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D13]*2" office:value-type="float" office:value="50" calcext:value-type="float">
            <text:p>5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2 (Sur 2+) (lacking Survival 5+ or a specialty in Conduit Tapping =&gt; -2hits)</text:p>
          </table:table-cell>
          <table:table-cell office:value-type="string" calcext:value-type="string">
            <text:p>5 (Sur 2+) (lacking Survival 5+ or a specialty in Conduit Tapping =&gt; -2hits)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utochthonia Civilization</text:p>
          </table:table-cell>
          <table:table-cell office:value-type="string" calcext:value-type="string">
            <text:p>Tunel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D14]*2" office:value-type="float" office:value="50" calcext:value-type="float">
            <text:p>5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2 (Sur 2+) (lacking Survival 5+ or a specialty in Conduit Tapping =&gt; -2hits)</text:p>
          </table:table-cell>
          <table:table-cell office:value-type="string" calcext:value-type="string">
            <text:p>5 (Sur 2+) (lacking Survival 5+ or a specialty in Conduit Tapping =&gt; -2hits)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utochthonia Reaches</text:p>
          </table:table-cell>
          <table:table-cell office:value-type="string" calcext:value-type="string">
            <text:p>System of Small Tunel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15]*2" office:value-type="float" office:value="10" calcext:value-type="float">
            <text:p>1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3 (Sur 2+) (lacking Survival 5+ or a specialty in Conduit Tapping =&gt; -2hits)</text:p>
          </table:table-cell>
          <table:table-cell office:value-type="string" calcext:value-type="string">
            <text:p>6 (Sur 2+) (lacking Survival 5+ or a specialty in Conduit Tapping =&gt; -2hits)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ifficult</text:p>
          </table:table-cell>
        </table:table-row>
        <table:table-row table:style-name="ro1">
          <table:table-cell office:value-type="string" calcext:value-type="string">
            <text:p>Autochthonia Reaches</text:p>
          </table:table-cell>
          <table:table-cell office:value-type="string" calcext:value-type="string">
            <text:p>Cav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6]*2" office:value-type="float" office:value="20" calcext:value-type="float">
            <text:p>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3 (Sur 2+) (lacking Survival 5+ or a specialty in Conduit Tapping =&gt; -2hits)</text:p>
          </table:table-cell>
          <table:table-cell office:value-type="string" calcext:value-type="string">
            <text:p>6 (Sur 2+) (lacking Survival 5+ or a specialty in Conduit Tapping =&gt; -2hits)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utochthonia Reaches</text:p>
          </table:table-cell>
          <table:table-cell office:value-type="string" calcext:value-type="string">
            <text:p>Highway tunel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D17]*2" office:value-type="float" office:value="50" calcext:value-type="float">
            <text:p>5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3 (Sur 2+) (lacking Survival 5+ or a specialty in Conduit Tapping =&gt; -2hits)</text:p>
          </table:table-cell>
          <table:table-cell office:value-type="string" calcext:value-type="string">
            <text:p>6 (Sur 2+) (lacking Survival 5+ or a specialty in Conduit Tapping =&gt; -2hits)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utochthonia Reaches</text:p>
          </table:table-cell>
          <table:table-cell office:value-type="string" calcext:value-type="string">
            <text:p>Fac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8]*2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3 (Sur 2+) (lacking Survival 5+ or a specialty in Conduit Tapping =&gt; -2hits)</text:p>
          </table:table-cell>
          <table:table-cell office:value-type="string" calcext:value-type="string">
            <text:p>6 (Sur 2+) (lacking Survival 5+ or a specialty in Conduit Tapping =&gt; -2hits)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xtreme</text:p>
          </table:table-cell>
        </table:table-row>
        <table:table-row table:style-name="ro1">
          <table:table-cell office:value-type="string" calcext:value-type="string">
            <text:p>Autochthonia Far Reaches</text:p>
          </table:table-cell>
          <table:table-cell office:value-type="string" calcext:value-type="string">
            <text:p>System of Small Tunel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19]*2" office:value-type="float" office:value="10" calcext:value-type="float">
            <text:p>1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4 (Sur 2+) (lacking Survival 5+ or a specialty in Conduit Tapping =&gt; -2hits)</text:p>
          </table:table-cell>
          <table:table-cell office:value-type="string" calcext:value-type="string">
            <text:p>7 (Sur 2+) (lacking Survival 5+ or a specialty in Conduit Tapping =&gt; -2hits)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ifficult</text:p>
          </table:table-cell>
        </table:table-row>
        <table:table-row table:style-name="ro1">
          <table:table-cell office:value-type="string" calcext:value-type="string">
            <text:p>Autochthonia Far Reaches</text:p>
          </table:table-cell>
          <table:table-cell office:value-type="string" calcext:value-type="string">
            <text:p>Cav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20]*2" office:value-type="float" office:value="20" calcext:value-type="float">
            <text:p>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4 (Sur 2+) (lacking Survival 5+ or a specialty in Conduit Tapping =&gt; -2hits)</text:p>
          </table:table-cell>
          <table:table-cell office:value-type="string" calcext:value-type="string">
            <text:p>7 (Sur 2+) (lacking Survival 5+ or a specialty in Conduit Tapping =&gt; -2hits)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utochthonia Far Reaches</text:p>
          </table:table-cell>
          <table:table-cell office:value-type="string" calcext:value-type="string">
            <text:p>Highway tunel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D21]*2" office:value-type="float" office:value="50" calcext:value-type="float">
            <text:p>5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4 (Sur 2+) (lacking Survival 5+ or a specialty in Conduit Tapping =&gt; -2hits)</text:p>
          </table:table-cell>
          <table:table-cell office:value-type="string" calcext:value-type="string">
            <text:p>7 (Sur 2+) (lacking Survival 5+ or a specialty in Conduit Tapping =&gt; -2hits)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utochthonia Far Reaches</text:p>
          </table:table-cell>
          <table:table-cell office:value-type="string" calcext:value-type="string">
            <text:p>Fac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2]*2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4 (Sur 2+) (lacking Survival 5+ or a specialty in Conduit Tapping =&gt; -2hits)</text:p>
          </table:table-cell>
          <table:table-cell office:value-type="string" calcext:value-type="string">
            <text:p>7 (Sur 2+) (lacking Survival 5+ or a specialty in Conduit Tapping =&gt; -2hits)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xtreme</text:p>
          </table:table-cell>
        </table:table-row>
        <table:table-row table:style-name="ro1">
          <table:table-cell office:value-type="string" calcext:value-type="string">
            <text:p>Autochtonia Blight Zone</text:p>
          </table:table-cell>
          <table:table-cell office:value-type="string" calcext:value-type="string">
            <text:p>System of Small Tunel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23]*2" office:value-type="float" office:value="10" calcext:value-type="float">
            <text:p>1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5 (Sur 2+) (lacking Survival 5+ or a specialty in Conduit Tapping =&gt; -2hits)</text:p>
          </table:table-cell>
          <table:table-cell office:value-type="string" calcext:value-type="string">
            <text:p>8 (Sur 2+) (lacking Survival 5+ or a specialty in Conduit Tapping =&gt; -2hits)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ifficult</text:p>
          </table:table-cell>
        </table:table-row>
        <table:table-row table:style-name="ro1">
          <table:table-cell office:value-type="string" calcext:value-type="string">
            <text:p>Autochtonia Blight Zone</text:p>
          </table:table-cell>
          <table:table-cell office:value-type="string" calcext:value-type="string">
            <text:p>Cav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24]*2" office:value-type="float" office:value="20" calcext:value-type="float">
            <text:p>2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5 (Sur 2+) (lacking Survival 5+ or a specialty in Conduit Tapping =&gt; -2hits)</text:p>
          </table:table-cell>
          <table:table-cell office:value-type="string" calcext:value-type="string">
            <text:p>8 (Sur 2+) (lacking Survival 5+ or a specialty in Conduit Tapping =&gt; -2hits)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utochtonia Blight Zone</text:p>
          </table:table-cell>
          <table:table-cell office:value-type="string" calcext:value-type="string">
            <text:p>Highway tunel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D25]*2" office:value-type="float" office:value="50" calcext:value-type="float">
            <text:p>5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5 (Sur 2+) (lacking Survival 5+ or a specialty in Conduit Tapping =&gt; -2hits)</text:p>
          </table:table-cell>
          <table:table-cell office:value-type="string" calcext:value-type="string">
            <text:p>8 (Sur 2+) (lacking Survival 5+ or a specialty in Conduit Tapping =&gt; -2hits)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utochtonia Blight Zone</text:p>
          </table:table-cell>
          <table:table-cell office:value-type="string" calcext:value-type="string">
            <text:p>Fac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6]*2" office:value-type="float" office:value="2" calcext:value-type="float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5 (Sur 2+) (lacking Survival 5+ or a specialty in Conduit Tapping =&gt; -2hits)</text:p>
          </table:table-cell>
          <table:table-cell office:value-type="string" calcext:value-type="string">
            <text:p>8 (Sur 2+) (lacking Survival 5+ or a specialty in Conduit Tapping =&gt; -2hits)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xtreme</text:p>
          </table:table-cell>
        </table:table-row>
        <table:table-row table:style-name="ro1">
          <table:table-cell office:value-type="string" calcext:value-type="string">
            <text:p>Autochtonia Blight Zone</text:p>
          </table:table-cell>
          <table:table-cell office:value-type="string" calcext:value-type="string">
            <text:p>System of Small Tunel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7]*2" office:value-type="float" office:value="0" calcext:value-type="float">
            <text:p>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ifficult</text:p>
          </table:table-cell>
        </table:table-row>
        <table:table-row table:style-name="ro1">
          <table:table-cell office:value-type="string" calcext:value-type="string">
            <text:p>Autochtonia Blight Zone</text:p>
          </table:table-cell>
          <table:table-cell office:value-type="string" calcext:value-type="string">
            <text:p>Cav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28]*2" office:value-type="float" office:value="20" calcext:value-type="float">
            <text:p>2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utochtonia Blight Zone</text:p>
          </table:table-cell>
          <table:table-cell office:value-type="string" calcext:value-type="string">
            <text:p>Highway tune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29]*2" office:value-type="float" office:value="20" calcext:value-type="float">
            <text:p>2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utochtonia Blight Zone</text:p>
          </table:table-cell>
          <table:table-cell office:value-type="string" calcext:value-type="string">
            <text:p>Factor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0]*2" office:value-type="float" office:value="0" calcext:value-type="float">
            <text:p>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treme</text:p>
          </table:table-cell>
        </table:table-row>
      </table:table>
      <table:table table:name="Landscapes Sheets" table:style-name="ta1">
        <office:forms form:automatic-focus="false" form:apply-design-mode="false"/>
        <table:table-column table:style-name="co10" table:default-cell-style-name="Default"/>
        <table:table-column table:style-name="co16" table:default-cell-style-name="Default"/>
        <table:table-column table:style-name="co17" table:default-cell-style-name="ce18"/>
        <table:table-column table:style-name="co2" table:number-columns-repeated="2" table:default-cell-style-name="ce18"/>
        <table:table-row table:style-name="ro1">
          <table:table-cell office:value-type="float" office:value="3" calcext:value-type="float">
            <text:p>3</text:p>
          </table:table-cell>
          <table:table-cell table:style-name="ce16" table:formula="of:=INDIRECT(ADDRESS([.A2];2;1;1;&quot;LandscapesData&quot;))" office:value-type="string" office:string-value="City Ruins / Empty" calcext:value-type="string">
            <text:p>City Ruins / Empty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NDIRECT(ADDRESS([.A2];1;1;1;&quot;LandscapesData&quot;))" office:value-type="string" office:string-value="Creation" calcext:value-type="string">
            <text:p>Creatio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erception + Awareness</text:p>
          </table:table-cell>
          <table:table-cell table:formula="of:=[$LandscapesData.C2]" office:value-type="string" office:string-value="Clear" calcext:value-type="string">
            <text:p>Clear</text:p>
          </table:table-cell>
          <table:table-cell table:formula="of:=[$LandscapesData.D2]" office:value-type="string" office:string-value="Murky" calcext:value-type="string">
            <text:p>Murky</text:p>
          </table:table-cell>
          <table:table-cell table:formula="of:=[$LandscapesData.E2]" office:value-type="string" office:string-value="None" calcext:value-type="string">
            <text:p>No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table:formula="of:=[$LandscapesData.C1]" office:value-type="string" office:string-value="Visibility in Day" calcext:value-type="string">
            <text:p>Visibility in Day</text:p>
          </table:table-cell>
          <table:table-cell table:formula="of:=INDIRECT(ADDRESS([.$A2];3;1;1;&quot;LandscapesData&quot;))" office:value-type="string" office:string-value="-" calcext:value-type="string">
            <text:p>-</text:p>
          </table:table-cell>
          <table:table-cell table:formula="of:=INDIRECT(ADDRESS([.$A2];4;1;1;&quot;LandscapesData&quot;))" office:value-type="string" office:string-value="-" calcext:value-type="string">
            <text:p>-</text:p>
          </table:table-cell>
          <table:table-cell table:formula="of:=INDIRECT(ADDRESS([.$A2];5;1;1;&quot;LandscapesData&quot;))" office:value-type="string" office:string-value="-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table:formula="of:=[$LandscapesData.F1]" office:value-type="string" office:string-value="Visibility in Full Moon" calcext:value-type="string">
            <text:p>Visibility in Full Moon</text:p>
          </table:table-cell>
          <table:table-cell table:formula="of:=INDIRECT(ADDRESS([.$A3];6;1;1;&quot;LandscapesData&quot;))" office:value-type="float" office:value="0" calcext:value-type="float">
            <text:p>0</text:p>
          </table:table-cell>
          <table:table-cell table:formula="of:=INDIRECT(ADDRESS([.$A3];7;1;1;&quot;LandscapesData&quot;))" office:value-type="float" office:value="3" calcext:value-type="float">
            <text:p>3</text:p>
          </table:table-cell>
          <table:table-cell table:formula="of:=INDIRECT(ADDRESS([.$A3];8;1;1;&quot;LandscapesData&quot;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table:formula="of:=[$LandscapesData.I1]" office:value-type="string" office:string-value="Visibility in No Moon" calcext:value-type="string">
            <text:p>Visibility in No Moon</text:p>
          </table:table-cell>
          <table:table-cell table:formula="of:=INDIRECT(ADDRESS([.$A4];9;1;1;&quot;LandscapesData&quot;))" office:value-type="float" office:value="0" calcext:value-type="float">
            <text:p>0</text:p>
          </table:table-cell>
          <table:table-cell table:formula="of:=INDIRECT(ADDRESS([.$A4];10;1;1;&quot;LandscapesData&quot;))" office:value-type="float" office:value="0" calcext:value-type="float">
            <text:p>0</text:p>
          </table:table-cell>
          <table:table-cell table:formula="of:=INDIRECT(ADDRESS([.$A4];11;1;1;&quot;LandscapesData&quot;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Intelligence + Survival</text:p>
          </table:table-cell>
          <table:table-cell table:formula="of:=[$LandscapesData.L2]" office:value-type="string" office:string-value="Shelter" calcext:value-type="string">
            <text:p>Shelter</text:p>
          </table:table-cell>
          <table:table-cell table:formula="of:=[$LandscapesData.M2]" office:value-type="string" office:string-value="Food" calcext:value-type="string">
            <text:p>Food</text:p>
          </table:table-cell>
          <table:table-cell table:formula="of:=[$LandscapesData.N2]" office:value-type="string" office:string-value="Medicine" calcext:value-type="string">
            <text:p>Medici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table:formula="of:=[$LandscapesData.L1]" office:value-type="string" office:string-value="Survival of Prepared" calcext:value-type="string">
            <text:p>Survival of Prepared</text:p>
          </table:table-cell>
          <table:table-cell table:formula="of:=INDIRECT(ADDRESS([.$A9];12;1;1;&quot;LandscapesData&quot;))" office:value-type="string" office:string-value="Auto (Sur 1+)" calcext:value-type="string">
            <text:p>Auto (Sur 1+)</text:p>
          </table:table-cell>
          <table:table-cell table:formula="of:=INDIRECT(ADDRESS([.$A9];13;1;1;&quot;LandscapesData&quot;))" office:value-type="float" office:value="1" calcext:value-type="float">
            <text:p>1</text:p>
          </table:table-cell>
          <table:table-cell table:formula="of:=INDIRECT(ADDRESS([.$A9];14;1;1;&quot;LandscapesData&quot;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table:formula="of:=[$LandscapesData.O1]" office:value-type="string" office:string-value="Survival of Unprepared" calcext:value-type="string">
            <text:p>Survival of Unprepared</text:p>
          </table:table-cell>
          <table:table-cell table:formula="of:=INDIRECT(ADDRESS([.$A10];15;1;1;&quot;LandscapesData&quot;))" office:value-type="float" office:value="1" calcext:value-type="float">
            <text:p>1</text:p>
          </table:table-cell>
          <table:table-cell table:formula="of:=INDIRECT(ADDRESS([.$A10];16;1;1;&quot;LandscapesData&quot;))" office:value-type="string" office:string-value="1 (-2d)" calcext:value-type="string">
            <text:p>1 (-2d)</text:p>
          </table:table-cell>
          <table:table-cell table:formula="of:=INDIRECT(ADDRESS([.$A10];17;1;1;&quot;LandscapesData&quot;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Terrain type</text:p>
          </table:table-cell>
          <table:table-cell table:formula="of:=INDIRECT(ADDRESS([.$A12];18;1;1;&quot;LandscapesData&quot;))" office:value-type="string" office:string-value="Difficult" calcext:value-type="string">
            <text:p>Difficul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" table:formula="of:=INDIRECT(ADDRESS([.A16];2;1;1;&quot;LandscapesData&quot;))" office:value-type="string" office:string-value="City Crowded" calcext:value-type="string">
            <text:p>City Crowded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NDIRECT(ADDRESS([.A16];1;1;1;&quot;LandscapesData&quot;))" office:value-type="string" office:string-value="Creation" calcext:value-type="string">
            <text:p>Creation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Perception + Awareness</text:p>
          </table:table-cell>
          <table:table-cell table:formula="of:=[$LandscapesData.C16]" office:value-type="float" office:value="0" calcext:value-type="float">
            <text:p>0</text:p>
          </table:table-cell>
          <table:table-cell table:formula="of:=[$LandscapesData.D16]" office:value-type="float" office:value="10" calcext:value-type="float">
            <text:p>10</text:p>
          </table:table-cell>
          <table:table-cell table:formula="of:=[$LandscapesData.E1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table:formula="of:=[$LandscapesData.C15]" office:value-type="float" office:value="0" calcext:value-type="float">
            <text:p>0</text:p>
          </table:table-cell>
          <table:table-cell table:formula="of:=INDIRECT(ADDRESS([.$A16];3;1;1;&quot;LandscapesData&quot;))" office:value-type="float" office:value="10" calcext:value-type="float">
            <text:p>10</text:p>
          </table:table-cell>
          <table:table-cell table:formula="of:=INDIRECT(ADDRESS([.$A16];4;1;1;&quot;LandscapesData&quot;))" office:value-type="string" office:string-value="-" calcext:value-type="string">
            <text:p>-</text:p>
          </table:table-cell>
          <table:table-cell table:formula="of:=INDIRECT(ADDRESS([.$A16];5;1;1;&quot;LandscapesData&quot;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table:formula="of:=[$LandscapesData.F15]" office:value-type="float" office:value="0" calcext:value-type="float">
            <text:p>0</text:p>
          </table:table-cell>
          <table:table-cell table:formula="of:=INDIRECT(ADDRESS([.$A17];6;1;1;&quot;LandscapesData&quot;))" office:value-type="float" office:value="0" calcext:value-type="float">
            <text:p>0</text:p>
          </table:table-cell>
          <table:table-cell table:formula="of:=INDIRECT(ADDRESS([.$A17];7;1;1;&quot;LandscapesData&quot;))" office:value-type="float" office:value="3" calcext:value-type="float">
            <text:p>3</text:p>
          </table:table-cell>
          <table:table-cell table:formula="of:=INDIRECT(ADDRESS([.$A17];8;1;1;&quot;LandscapesData&quot;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table:formula="of:=[$LandscapesData.I15]" office:value-type="float" office:value="0" calcext:value-type="float">
            <text:p>0</text:p>
          </table:table-cell>
          <table:table-cell table:formula="of:=INDIRECT(ADDRESS([.$A18];9;1;1;&quot;LandscapesData&quot;))" office:value-type="float" office:value="0" calcext:value-type="float">
            <text:p>0</text:p>
          </table:table-cell>
          <table:table-cell table:formula="of:=INDIRECT(ADDRESS([.$A18];10;1;1;&quot;LandscapesData&quot;))" office:value-type="float" office:value="0" calcext:value-type="float">
            <text:p>0</text:p>
          </table:table-cell>
          <table:table-cell table:formula="of:=INDIRECT(ADDRESS([.$A18];11;1;1;&quot;LandscapesData&quot;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 + Survival</text:p>
          </table:table-cell>
          <table:table-cell table:formula="of:=[$LandscapesData.L16]" office:value-type="float" office:value="2" calcext:value-type="float">
            <text:p>2</text:p>
          </table:table-cell>
          <table:table-cell table:formula="of:=[$LandscapesData.M16]" office:value-type="string" office:string-value="3 (Sur 2+) (lacking Survival 5+ or a specialty in Conduit Tapping =&gt; -2hits)" calcext:value-type="string">
            <text:p>3 (Sur 2+) (lacking Survival 5+ or a specialty in Conduit Tapping =&gt; -2hits)</text:p>
          </table:table-cell>
          <table:table-cell table:formula="of:=[$LandscapesData.N16]" office:value-type="string" office:string-value="6 (Sur 2+) (lacking Survival 5+ or a specialty in Conduit Tapping =&gt; -2hits)" calcext:value-type="string">
            <text:p>6 (Sur 2+) (lacking Survival 5+ or a specialty in Conduit Tapping =&gt; -2hits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table:formula="of:=[$LandscapesData.L15]" office:value-type="float" office:value="2" calcext:value-type="float">
            <text:p>2</text:p>
          </table:table-cell>
          <table:table-cell table:formula="of:=INDIRECT(ADDRESS([.$A23];12;1;1;&quot;LandscapesData&quot;))" office:value-type="string" office:string-value="Auto (Sur 1+)" calcext:value-type="string">
            <text:p>Auto (Sur 1+)</text:p>
          </table:table-cell>
          <table:table-cell table:formula="of:=INDIRECT(ADDRESS([.$A23];13;1;1;&quot;LandscapesData&quot;))" office:value-type="float" office:value="1" calcext:value-type="float">
            <text:p>1</text:p>
          </table:table-cell>
          <table:table-cell table:formula="of:=INDIRECT(ADDRESS([.$A23];14;1;1;&quot;LandscapesData&quot;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table:formula="of:=[$LandscapesData.O15]" office:value-type="string" office:string-value="-" calcext:value-type="string">
            <text:p>-</text:p>
          </table:table-cell>
          <table:table-cell table:formula="of:=INDIRECT(ADDRESS([.$A24];15;1;1;&quot;LandscapesData&quot;))" office:value-type="float" office:value="1" calcext:value-type="float">
            <text:p>1</text:p>
          </table:table-cell>
          <table:table-cell table:formula="of:=INDIRECT(ADDRESS([.$A24];16;1;1;&quot;LandscapesData&quot;))" office:value-type="string" office:string-value="1 (-2d)" calcext:value-type="string">
            <text:p>1 (-2d)</text:p>
          </table:table-cell>
          <table:table-cell table:formula="of:=INDIRECT(ADDRESS([.$A24];17;1;1;&quot;LandscapesData&quot;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Terrain type</text:p>
          </table:table-cell>
          <table:table-cell table:formula="of:=INDIRECT(ADDRESS([.$A26];18;1;1;&quot;LandscapesData&quot;))" office:value-type="string" office:string-value="Extreme" calcext:value-type="string">
            <text:p>Extrem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6" table:formula="of:=INDIRECT(ADDRESS([.A29];2;1;1;&quot;LandscapesData&quot;)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/>
          <table:table-cell table:formula="of:=INDIRECT(ADDRESS([.A29];1;1;1;&quot;LandscapesData&quot;)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Perception + Awareness</text:p>
          </table:table-cell>
          <table:table-cell table:formula="of:=[$LandscapesData.C29]" office:value-type="float" office:value="0" calcext:value-type="float">
            <text:p>0</text:p>
          </table:table-cell>
          <table:table-cell table:formula="of:=[$LandscapesData.D29]" office:value-type="float" office:value="10" calcext:value-type="float">
            <text:p>10</text:p>
          </table:table-cell>
          <table:table-cell table:formula="of:=[$LandscapesData.E29]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17" table:formula="of:=[$LandscapesData.C28]" office:value-type="float" office:value="0" calcext:value-type="float">
            <text:p>0</text:p>
          </table:table-cell>
          <table:table-cell table:formula="of:=INDIRECT(ADDRESS([.$A29];3;1;1;&quot;LandscapesData&quot;))" office:value-type="string" office:string-value="" calcext:value-type="error">
            <text:p>Err:502</text:p>
          </table:table-cell>
          <table:table-cell table:formula="of:=INDIRECT(ADDRESS([.$A29];4;1;1;&quot;LandscapesData&quot;))" office:value-type="string" office:string-value="" calcext:value-type="error">
            <text:p>Err:502</text:p>
          </table:table-cell>
          <table:table-cell table:formula="of:=INDIRECT(ADDRESS([.$A29];5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style-name="ce17" table:formula="of:=[$LandscapesData.F28]" office:value-type="float" office:value="0" calcext:value-type="float">
            <text:p>0</text:p>
          </table:table-cell>
          <table:table-cell table:formula="of:=INDIRECT(ADDRESS([.$A30];6;1;1;&quot;LandscapesData&quot;))" office:value-type="string" office:string-value="" calcext:value-type="error">
            <text:p>Err:502</text:p>
          </table:table-cell>
          <table:table-cell table:formula="of:=INDIRECT(ADDRESS([.$A30];7;1;1;&quot;LandscapesData&quot;))" office:value-type="string" office:string-value="" calcext:value-type="error">
            <text:p>Err:502</text:p>
          </table:table-cell>
          <table:table-cell table:formula="of:=INDIRECT(ADDRESS([.$A30];8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style-name="ce17" table:formula="of:=[$LandscapesData.I28]" office:value-type="float" office:value="0" calcext:value-type="float">
            <text:p>0</text:p>
          </table:table-cell>
          <table:table-cell table:formula="of:=INDIRECT(ADDRESS([.$A31];9;1;1;&quot;LandscapesData&quot;))" office:value-type="string" office:string-value="" calcext:value-type="error">
            <text:p>Err:502</text:p>
          </table:table-cell>
          <table:table-cell table:formula="of:=INDIRECT(ADDRESS([.$A31];10;1;1;&quot;LandscapesData&quot;))" office:value-type="string" office:string-value="" calcext:value-type="error">
            <text:p>Err:502</text:p>
          </table:table-cell>
          <table:table-cell table:formula="of:=INDIRECT(ADDRESS([.$A31];11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Intelligence + Survival</text:p>
          </table:table-cell>
          <table:table-cell table:formula="of:=[$LandscapesData.L29]" office:value-type="float" office:value="5" calcext:value-type="float">
            <text:p>5</text:p>
          </table:table-cell>
          <table:table-cell table:formula="of:=[$LandscapesData.M29]" office:value-type="string" office:string-value="-" calcext:value-type="string">
            <text:p>-</text:p>
          </table:table-cell>
          <table:table-cell table:formula="of:=[$LandscapesData.N29]" office:value-type="string" office:string-value="-" calcext:value-type="string">
            <text:p>-</text:p>
          </table:table-cell>
        </table:table-row>
        <table:table-row table:style-name="ro1">
          <table:table-cell/>
          <table:table-cell table:style-name="ce17" table:formula="of:=[$LandscapesData.L28]" office:value-type="float" office:value="5" calcext:value-type="float">
            <text:p>5</text:p>
          </table:table-cell>
          <table:table-cell table:formula="of:=INDIRECT(ADDRESS([.$A36];12;1;1;&quot;LandscapesData&quot;))" office:value-type="string" office:string-value="" calcext:value-type="error">
            <text:p>Err:502</text:p>
          </table:table-cell>
          <table:table-cell table:formula="of:=INDIRECT(ADDRESS([.$A36];13;1;1;&quot;LandscapesData&quot;))" office:value-type="string" office:string-value="" calcext:value-type="error">
            <text:p>Err:502</text:p>
          </table:table-cell>
          <table:table-cell table:formula="of:=INDIRECT(ADDRESS([.$A36];14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style-name="ce17" table:formula="of:=[$LandscapesData.O28]" office:value-type="string" office:string-value="-" calcext:value-type="string">
            <text:p>-</text:p>
          </table:table-cell>
          <table:table-cell table:formula="of:=INDIRECT(ADDRESS([.$A37];15;1;1;&quot;LandscapesData&quot;))" office:value-type="string" office:string-value="" calcext:value-type="error">
            <text:p>Err:502</text:p>
          </table:table-cell>
          <table:table-cell table:formula="of:=INDIRECT(ADDRESS([.$A37];16;1;1;&quot;LandscapesData&quot;))" office:value-type="string" office:string-value="" calcext:value-type="error">
            <text:p>Err:502</text:p>
          </table:table-cell>
          <table:table-cell table:formula="of:=INDIRECT(ADDRESS([.$A37];17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Terrain type</text:p>
          </table:table-cell>
          <table:table-cell table:formula="of:=INDIRECT(ADDRESS([.$A39];18;1;1;&quot;LandscapesData&quot;)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6" table:formula="of:=INDIRECT(ADDRESS([.A42];2;1;1;&quot;LandscapesData&quot;)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/>
          <table:table-cell table:formula="of:=INDIRECT(ADDRESS([.A42];1;1;1;&quot;LandscapesData&quot;)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Perception + Awareness</text:p>
          </table:table-cell>
          <table:table-cell table:formula="of:=[$LandscapesData.C42]" office:value-type="float" office:value="0" calcext:value-type="float">
            <text:p>0</text:p>
          </table:table-cell>
          <table:table-cell table:formula="of:=[$LandscapesData.D42]" office:value-type="float" office:value="0" calcext:value-type="float">
            <text:p>0</text:p>
          </table:table-cell>
          <table:table-cell table:formula="of:=[$LandscapesData.E42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7" table:formula="of:=[$LandscapesData.C41]" office:value-type="float" office:value="0" calcext:value-type="float">
            <text:p>0</text:p>
          </table:table-cell>
          <table:table-cell table:formula="of:=INDIRECT(ADDRESS([.$A42];3;1;1;&quot;LandscapesData&quot;))" office:value-type="string" office:string-value="" calcext:value-type="error">
            <text:p>Err:502</text:p>
          </table:table-cell>
          <table:table-cell table:formula="of:=INDIRECT(ADDRESS([.$A42];4;1;1;&quot;LandscapesData&quot;))" office:value-type="string" office:string-value="" calcext:value-type="error">
            <text:p>Err:502</text:p>
          </table:table-cell>
          <table:table-cell table:formula="of:=INDIRECT(ADDRESS([.$A42];5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style-name="ce17" table:formula="of:=[$LandscapesData.F41]" office:value-type="float" office:value="0" calcext:value-type="float">
            <text:p>0</text:p>
          </table:table-cell>
          <table:table-cell table:formula="of:=INDIRECT(ADDRESS([.$A43];6;1;1;&quot;LandscapesData&quot;))" office:value-type="string" office:string-value="" calcext:value-type="error">
            <text:p>Err:502</text:p>
          </table:table-cell>
          <table:table-cell table:formula="of:=INDIRECT(ADDRESS([.$A43];7;1;1;&quot;LandscapesData&quot;))" office:value-type="string" office:string-value="" calcext:value-type="error">
            <text:p>Err:502</text:p>
          </table:table-cell>
          <table:table-cell table:formula="of:=INDIRECT(ADDRESS([.$A43];8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style-name="ce17" table:formula="of:=[$LandscapesData.I41]" office:value-type="float" office:value="0" calcext:value-type="float">
            <text:p>0</text:p>
          </table:table-cell>
          <table:table-cell table:formula="of:=INDIRECT(ADDRESS([.$A44];9;1;1;&quot;LandscapesData&quot;))" office:value-type="string" office:string-value="" calcext:value-type="error">
            <text:p>Err:502</text:p>
          </table:table-cell>
          <table:table-cell table:formula="of:=INDIRECT(ADDRESS([.$A44];10;1;1;&quot;LandscapesData&quot;))" office:value-type="string" office:string-value="" calcext:value-type="error">
            <text:p>Err:502</text:p>
          </table:table-cell>
          <table:table-cell table:formula="of:=INDIRECT(ADDRESS([.$A44];11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Intelligence + Survival</text:p>
          </table:table-cell>
          <table:table-cell table:formula="of:=[$LandscapesData.L42]" office:value-type="float" office:value="0" calcext:value-type="float">
            <text:p>0</text:p>
          </table:table-cell>
          <table:table-cell table:formula="of:=[$LandscapesData.M42]" office:value-type="float" office:value="0" calcext:value-type="float">
            <text:p>0</text:p>
          </table:table-cell>
          <table:table-cell table:formula="of:=[$LandscapesData.N42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7" table:formula="of:=[$LandscapesData.L41]" office:value-type="float" office:value="0" calcext:value-type="float">
            <text:p>0</text:p>
          </table:table-cell>
          <table:table-cell table:formula="of:=INDIRECT(ADDRESS([.$A49];12;1;1;&quot;LandscapesData&quot;))" office:value-type="string" office:string-value="" calcext:value-type="error">
            <text:p>Err:502</text:p>
          </table:table-cell>
          <table:table-cell table:formula="of:=INDIRECT(ADDRESS([.$A49];13;1;1;&quot;LandscapesData&quot;))" office:value-type="string" office:string-value="" calcext:value-type="error">
            <text:p>Err:502</text:p>
          </table:table-cell>
          <table:table-cell table:formula="of:=INDIRECT(ADDRESS([.$A49];14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style-name="ce17" table:formula="of:=[$LandscapesData.O41]" office:value-type="float" office:value="0" calcext:value-type="float">
            <text:p>0</text:p>
          </table:table-cell>
          <table:table-cell table:formula="of:=INDIRECT(ADDRESS([.$A50];15;1;1;&quot;LandscapesData&quot;))" office:value-type="string" office:string-value="" calcext:value-type="error">
            <text:p>Err:502</text:p>
          </table:table-cell>
          <table:table-cell table:formula="of:=INDIRECT(ADDRESS([.$A50];16;1;1;&quot;LandscapesData&quot;))" office:value-type="string" office:string-value="" calcext:value-type="error">
            <text:p>Err:502</text:p>
          </table:table-cell>
          <table:table-cell table:formula="of:=INDIRECT(ADDRESS([.$A50];17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Terrain type</text:p>
          </table:table-cell>
          <table:table-cell table:formula="of:=INDIRECT(ADDRESS([.$A52];18;1;1;&quot;LandscapesData&quot;)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6" table:formula="of:=INDIRECT(ADDRESS([.A55];2;1;1;&quot;LandscapesData&quot;)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/>
          <table:table-cell table:formula="of:=INDIRECT(ADDRESS([.A55];1;1;1;&quot;LandscapesData&quot;)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Perception + Awareness</text:p>
          </table:table-cell>
          <table:table-cell table:formula="of:=[$LandscapesData.C55]" office:value-type="float" office:value="0" calcext:value-type="float">
            <text:p>0</text:p>
          </table:table-cell>
          <table:table-cell table:formula="of:=[$LandscapesData.D55]" office:value-type="float" office:value="0" calcext:value-type="float">
            <text:p>0</text:p>
          </table:table-cell>
          <table:table-cell table:formula="of:=[$LandscapesData.E5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7" table:formula="of:=[$LandscapesData.C54]" office:value-type="float" office:value="0" calcext:value-type="float">
            <text:p>0</text:p>
          </table:table-cell>
          <table:table-cell table:formula="of:=INDIRECT(ADDRESS([.$A55];3;1;1;&quot;LandscapesData&quot;))" office:value-type="string" office:string-value="" calcext:value-type="error">
            <text:p>Err:502</text:p>
          </table:table-cell>
          <table:table-cell table:formula="of:=INDIRECT(ADDRESS([.$A55];4;1;1;&quot;LandscapesData&quot;))" office:value-type="string" office:string-value="" calcext:value-type="error">
            <text:p>Err:502</text:p>
          </table:table-cell>
          <table:table-cell table:formula="of:=INDIRECT(ADDRESS([.$A55];5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style-name="ce17" table:formula="of:=[$LandscapesData.F54]" office:value-type="float" office:value="0" calcext:value-type="float">
            <text:p>0</text:p>
          </table:table-cell>
          <table:table-cell table:formula="of:=INDIRECT(ADDRESS([.$A56];6;1;1;&quot;LandscapesData&quot;))" office:value-type="string" office:string-value="" calcext:value-type="error">
            <text:p>Err:502</text:p>
          </table:table-cell>
          <table:table-cell table:formula="of:=INDIRECT(ADDRESS([.$A56];7;1;1;&quot;LandscapesData&quot;))" office:value-type="string" office:string-value="" calcext:value-type="error">
            <text:p>Err:502</text:p>
          </table:table-cell>
          <table:table-cell table:formula="of:=INDIRECT(ADDRESS([.$A56];8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style-name="ce17" table:formula="of:=[$LandscapesData.I54]" office:value-type="float" office:value="0" calcext:value-type="float">
            <text:p>0</text:p>
          </table:table-cell>
          <table:table-cell table:formula="of:=INDIRECT(ADDRESS([.$A57];9;1;1;&quot;LandscapesData&quot;))" office:value-type="string" office:string-value="" calcext:value-type="error">
            <text:p>Err:502</text:p>
          </table:table-cell>
          <table:table-cell table:formula="of:=INDIRECT(ADDRESS([.$A57];10;1;1;&quot;LandscapesData&quot;))" office:value-type="string" office:string-value="" calcext:value-type="error">
            <text:p>Err:502</text:p>
          </table:table-cell>
          <table:table-cell table:formula="of:=INDIRECT(ADDRESS([.$A57];11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Intelligence + Survival</text:p>
          </table:table-cell>
          <table:table-cell table:formula="of:=[$LandscapesData.L55]" office:value-type="float" office:value="0" calcext:value-type="float">
            <text:p>0</text:p>
          </table:table-cell>
          <table:table-cell table:formula="of:=[$LandscapesData.M55]" office:value-type="float" office:value="0" calcext:value-type="float">
            <text:p>0</text:p>
          </table:table-cell>
          <table:table-cell table:formula="of:=[$LandscapesData.N5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7" table:formula="of:=[$LandscapesData.L54]" office:value-type="float" office:value="0" calcext:value-type="float">
            <text:p>0</text:p>
          </table:table-cell>
          <table:table-cell table:formula="of:=INDIRECT(ADDRESS([.$A62];12;1;1;&quot;LandscapesData&quot;))" office:value-type="string" office:string-value="" calcext:value-type="error">
            <text:p>Err:502</text:p>
          </table:table-cell>
          <table:table-cell table:formula="of:=INDIRECT(ADDRESS([.$A62];13;1;1;&quot;LandscapesData&quot;))" office:value-type="string" office:string-value="" calcext:value-type="error">
            <text:p>Err:502</text:p>
          </table:table-cell>
          <table:table-cell table:formula="of:=INDIRECT(ADDRESS([.$A62];14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style-name="ce17" table:formula="of:=[$LandscapesData.O54]" office:value-type="float" office:value="0" calcext:value-type="float">
            <text:p>0</text:p>
          </table:table-cell>
          <table:table-cell table:formula="of:=INDIRECT(ADDRESS([.$A63];15;1;1;&quot;LandscapesData&quot;))" office:value-type="string" office:string-value="" calcext:value-type="error">
            <text:p>Err:502</text:p>
          </table:table-cell>
          <table:table-cell table:formula="of:=INDIRECT(ADDRESS([.$A63];16;1;1;&quot;LandscapesData&quot;))" office:value-type="string" office:string-value="" calcext:value-type="error">
            <text:p>Err:502</text:p>
          </table:table-cell>
          <table:table-cell table:formula="of:=INDIRECT(ADDRESS([.$A63];17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Terrain type</text:p>
          </table:table-cell>
          <table:table-cell table:formula="of:=INDIRECT(ADDRESS([.$A65];18;1;1;&quot;LandscapesData&quot;)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6" table:formula="of:=INDIRECT(ADDRESS([.A68];2;1;1;&quot;LandscapesData&quot;)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/>
          <table:table-cell table:formula="of:=INDIRECT(ADDRESS([.A68];1;1;1;&quot;LandscapesData&quot;)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Perception + Awareness</text:p>
          </table:table-cell>
          <table:table-cell table:formula="of:=[$LandscapesData.C68]" office:value-type="float" office:value="0" calcext:value-type="float">
            <text:p>0</text:p>
          </table:table-cell>
          <table:table-cell table:formula="of:=[$LandscapesData.D68]" office:value-type="float" office:value="0" calcext:value-type="float">
            <text:p>0</text:p>
          </table:table-cell>
          <table:table-cell table:formula="of:=[$LandscapesData.E68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7" table:formula="of:=[$LandscapesData.C67]" office:value-type="float" office:value="0" calcext:value-type="float">
            <text:p>0</text:p>
          </table:table-cell>
          <table:table-cell table:formula="of:=INDIRECT(ADDRESS([.$A68];3;1;1;&quot;LandscapesData&quot;))" office:value-type="string" office:string-value="" calcext:value-type="error">
            <text:p>Err:502</text:p>
          </table:table-cell>
          <table:table-cell table:formula="of:=INDIRECT(ADDRESS([.$A68];4;1;1;&quot;LandscapesData&quot;))" office:value-type="string" office:string-value="" calcext:value-type="error">
            <text:p>Err:502</text:p>
          </table:table-cell>
          <table:table-cell table:formula="of:=INDIRECT(ADDRESS([.$A68];5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style-name="ce17" table:formula="of:=[$LandscapesData.F67]" office:value-type="float" office:value="0" calcext:value-type="float">
            <text:p>0</text:p>
          </table:table-cell>
          <table:table-cell table:formula="of:=INDIRECT(ADDRESS([.$A69];6;1;1;&quot;LandscapesData&quot;))" office:value-type="string" office:string-value="" calcext:value-type="error">
            <text:p>Err:502</text:p>
          </table:table-cell>
          <table:table-cell table:formula="of:=INDIRECT(ADDRESS([.$A69];7;1;1;&quot;LandscapesData&quot;))" office:value-type="string" office:string-value="" calcext:value-type="error">
            <text:p>Err:502</text:p>
          </table:table-cell>
          <table:table-cell table:formula="of:=INDIRECT(ADDRESS([.$A69];8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style-name="ce17" table:formula="of:=[$LandscapesData.I67]" office:value-type="float" office:value="0" calcext:value-type="float">
            <text:p>0</text:p>
          </table:table-cell>
          <table:table-cell table:formula="of:=INDIRECT(ADDRESS([.$A70];9;1;1;&quot;LandscapesData&quot;))" office:value-type="string" office:string-value="" calcext:value-type="error">
            <text:p>Err:502</text:p>
          </table:table-cell>
          <table:table-cell table:formula="of:=INDIRECT(ADDRESS([.$A70];10;1;1;&quot;LandscapesData&quot;))" office:value-type="string" office:string-value="" calcext:value-type="error">
            <text:p>Err:502</text:p>
          </table:table-cell>
          <table:table-cell table:formula="of:=INDIRECT(ADDRESS([.$A70];11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Intelligence + Survival</text:p>
          </table:table-cell>
          <table:table-cell table:formula="of:=[$LandscapesData.L68]" office:value-type="float" office:value="0" calcext:value-type="float">
            <text:p>0</text:p>
          </table:table-cell>
          <table:table-cell table:formula="of:=[$LandscapesData.M68]" office:value-type="float" office:value="0" calcext:value-type="float">
            <text:p>0</text:p>
          </table:table-cell>
          <table:table-cell table:formula="of:=[$LandscapesData.N68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7" table:formula="of:=[$LandscapesData.L67]" office:value-type="float" office:value="0" calcext:value-type="float">
            <text:p>0</text:p>
          </table:table-cell>
          <table:table-cell table:formula="of:=INDIRECT(ADDRESS([.$A75];12;1;1;&quot;LandscapesData&quot;))" office:value-type="string" office:string-value="" calcext:value-type="error">
            <text:p>Err:502</text:p>
          </table:table-cell>
          <table:table-cell table:formula="of:=INDIRECT(ADDRESS([.$A75];13;1;1;&quot;LandscapesData&quot;))" office:value-type="string" office:string-value="" calcext:value-type="error">
            <text:p>Err:502</text:p>
          </table:table-cell>
          <table:table-cell table:formula="of:=INDIRECT(ADDRESS([.$A75];14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style-name="ce17" table:formula="of:=[$LandscapesData.O67]" office:value-type="float" office:value="0" calcext:value-type="float">
            <text:p>0</text:p>
          </table:table-cell>
          <table:table-cell table:formula="of:=INDIRECT(ADDRESS([.$A76];15;1;1;&quot;LandscapesData&quot;))" office:value-type="string" office:string-value="" calcext:value-type="error">
            <text:p>Err:502</text:p>
          </table:table-cell>
          <table:table-cell table:formula="of:=INDIRECT(ADDRESS([.$A76];16;1;1;&quot;LandscapesData&quot;))" office:value-type="string" office:string-value="" calcext:value-type="error">
            <text:p>Err:502</text:p>
          </table:table-cell>
          <table:table-cell table:formula="of:=INDIRECT(ADDRESS([.$A76];17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Terrain type</text:p>
          </table:table-cell>
          <table:table-cell table:formula="of:=INDIRECT(ADDRESS([.$A78];18;1;1;&quot;LandscapesData&quot;)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6" table:formula="of:=INDIRECT(ADDRESS([.A81];2;1;1;&quot;LandscapesData&quot;)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/>
          <table:table-cell table:formula="of:=INDIRECT(ADDRESS([.A81];1;1;1;&quot;LandscapesData&quot;)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Perception + Awareness</text:p>
          </table:table-cell>
          <table:table-cell table:formula="of:=[$LandscapesData.C81]" office:value-type="float" office:value="0" calcext:value-type="float">
            <text:p>0</text:p>
          </table:table-cell>
          <table:table-cell table:formula="of:=[$LandscapesData.D81]" office:value-type="float" office:value="0" calcext:value-type="float">
            <text:p>0</text:p>
          </table:table-cell>
          <table:table-cell table:formula="of:=[$LandscapesData.E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7" table:formula="of:=[$LandscapesData.C80]" office:value-type="float" office:value="0" calcext:value-type="float">
            <text:p>0</text:p>
          </table:table-cell>
          <table:table-cell table:formula="of:=INDIRECT(ADDRESS([.$A81];3;1;1;&quot;LandscapesData&quot;))" office:value-type="string" office:string-value="" calcext:value-type="error">
            <text:p>Err:502</text:p>
          </table:table-cell>
          <table:table-cell table:formula="of:=INDIRECT(ADDRESS([.$A81];4;1;1;&quot;LandscapesData&quot;))" office:value-type="string" office:string-value="" calcext:value-type="error">
            <text:p>Err:502</text:p>
          </table:table-cell>
          <table:table-cell table:formula="of:=INDIRECT(ADDRESS([.$A81];5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style-name="ce17" table:formula="of:=[$LandscapesData.F80]" office:value-type="float" office:value="0" calcext:value-type="float">
            <text:p>0</text:p>
          </table:table-cell>
          <table:table-cell table:formula="of:=INDIRECT(ADDRESS([.$A82];6;1;1;&quot;LandscapesData&quot;))" office:value-type="string" office:string-value="" calcext:value-type="error">
            <text:p>Err:502</text:p>
          </table:table-cell>
          <table:table-cell table:formula="of:=INDIRECT(ADDRESS([.$A82];7;1;1;&quot;LandscapesData&quot;))" office:value-type="string" office:string-value="" calcext:value-type="error">
            <text:p>Err:502</text:p>
          </table:table-cell>
          <table:table-cell table:formula="of:=INDIRECT(ADDRESS([.$A82];8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style-name="ce17" table:formula="of:=[$LandscapesData.I80]" office:value-type="float" office:value="0" calcext:value-type="float">
            <text:p>0</text:p>
          </table:table-cell>
          <table:table-cell table:formula="of:=INDIRECT(ADDRESS([.$A83];9;1;1;&quot;LandscapesData&quot;))" office:value-type="string" office:string-value="" calcext:value-type="error">
            <text:p>Err:502</text:p>
          </table:table-cell>
          <table:table-cell table:formula="of:=INDIRECT(ADDRESS([.$A83];10;1;1;&quot;LandscapesData&quot;))" office:value-type="string" office:string-value="" calcext:value-type="error">
            <text:p>Err:502</text:p>
          </table:table-cell>
          <table:table-cell table:formula="of:=INDIRECT(ADDRESS([.$A83];11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Intelligence + Survival</text:p>
          </table:table-cell>
          <table:table-cell table:formula="of:=[$LandscapesData.L81]" office:value-type="float" office:value="0" calcext:value-type="float">
            <text:p>0</text:p>
          </table:table-cell>
          <table:table-cell table:formula="of:=[$LandscapesData.M81]" office:value-type="float" office:value="0" calcext:value-type="float">
            <text:p>0</text:p>
          </table:table-cell>
          <table:table-cell table:formula="of:=[$LandscapesData.N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7" table:formula="of:=[$LandscapesData.L80]" office:value-type="float" office:value="0" calcext:value-type="float">
            <text:p>0</text:p>
          </table:table-cell>
          <table:table-cell table:formula="of:=INDIRECT(ADDRESS([.$A88];12;1;1;&quot;LandscapesData&quot;))" office:value-type="string" office:string-value="" calcext:value-type="error">
            <text:p>Err:502</text:p>
          </table:table-cell>
          <table:table-cell table:formula="of:=INDIRECT(ADDRESS([.$A88];13;1;1;&quot;LandscapesData&quot;))" office:value-type="string" office:string-value="" calcext:value-type="error">
            <text:p>Err:502</text:p>
          </table:table-cell>
          <table:table-cell table:formula="of:=INDIRECT(ADDRESS([.$A88];14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style-name="ce17" table:formula="of:=[$LandscapesData.O80]" office:value-type="float" office:value="0" calcext:value-type="float">
            <text:p>0</text:p>
          </table:table-cell>
          <table:table-cell table:formula="of:=INDIRECT(ADDRESS([.$A89];15;1;1;&quot;LandscapesData&quot;))" office:value-type="string" office:string-value="" calcext:value-type="error">
            <text:p>Err:502</text:p>
          </table:table-cell>
          <table:table-cell table:formula="of:=INDIRECT(ADDRESS([.$A89];16;1;1;&quot;LandscapesData&quot;))" office:value-type="string" office:string-value="" calcext:value-type="error">
            <text:p>Err:502</text:p>
          </table:table-cell>
          <table:table-cell table:formula="of:=INDIRECT(ADDRESS([.$A89];17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Terrain type</text:p>
          </table:table-cell>
          <table:table-cell table:formula="of:=INDIRECT(ADDRESS([.$A91];18;1;1;&quot;LandscapesData&quot;)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6" table:formula="of:=INDIRECT(ADDRESS([.A94];2;1;1;&quot;LandscapesData&quot;)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/>
          <table:table-cell table:formula="of:=INDIRECT(ADDRESS([.A94];1;1;1;&quot;LandscapesData&quot;)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Perception + Awareness</text:p>
          </table:table-cell>
          <table:table-cell table:formula="of:=[$LandscapesData.C94]" office:value-type="float" office:value="0" calcext:value-type="float">
            <text:p>0</text:p>
          </table:table-cell>
          <table:table-cell table:formula="of:=[$LandscapesData.D94]" office:value-type="float" office:value="0" calcext:value-type="float">
            <text:p>0</text:p>
          </table:table-cell>
          <table:table-cell table:formula="of:=[$LandscapesData.E9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7" table:formula="of:=[$LandscapesData.C93]" office:value-type="float" office:value="0" calcext:value-type="float">
            <text:p>0</text:p>
          </table:table-cell>
          <table:table-cell table:formula="of:=INDIRECT(ADDRESS([.$A94];3;1;1;&quot;LandscapesData&quot;))" office:value-type="string" office:string-value="" calcext:value-type="error">
            <text:p>Err:502</text:p>
          </table:table-cell>
          <table:table-cell table:formula="of:=INDIRECT(ADDRESS([.$A94];4;1;1;&quot;LandscapesData&quot;))" office:value-type="string" office:string-value="" calcext:value-type="error">
            <text:p>Err:502</text:p>
          </table:table-cell>
          <table:table-cell table:formula="of:=INDIRECT(ADDRESS([.$A94];5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style-name="ce17" table:formula="of:=[$LandscapesData.F93]" office:value-type="float" office:value="0" calcext:value-type="float">
            <text:p>0</text:p>
          </table:table-cell>
          <table:table-cell table:formula="of:=INDIRECT(ADDRESS([.$A95];6;1;1;&quot;LandscapesData&quot;))" office:value-type="string" office:string-value="" calcext:value-type="error">
            <text:p>Err:502</text:p>
          </table:table-cell>
          <table:table-cell table:formula="of:=INDIRECT(ADDRESS([.$A95];7;1;1;&quot;LandscapesData&quot;))" office:value-type="string" office:string-value="" calcext:value-type="error">
            <text:p>Err:502</text:p>
          </table:table-cell>
          <table:table-cell table:formula="of:=INDIRECT(ADDRESS([.$A95];8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style-name="ce17" table:formula="of:=[$LandscapesData.I93]" office:value-type="float" office:value="0" calcext:value-type="float">
            <text:p>0</text:p>
          </table:table-cell>
          <table:table-cell table:formula="of:=INDIRECT(ADDRESS([.$A96];9;1;1;&quot;LandscapesData&quot;))" office:value-type="string" office:string-value="" calcext:value-type="error">
            <text:p>Err:502</text:p>
          </table:table-cell>
          <table:table-cell table:formula="of:=INDIRECT(ADDRESS([.$A96];10;1;1;&quot;LandscapesData&quot;))" office:value-type="string" office:string-value="" calcext:value-type="error">
            <text:p>Err:502</text:p>
          </table:table-cell>
          <table:table-cell table:formula="of:=INDIRECT(ADDRESS([.$A96];11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Intelligence + Survival</text:p>
          </table:table-cell>
          <table:table-cell table:formula="of:=[$LandscapesData.L94]" office:value-type="float" office:value="0" calcext:value-type="float">
            <text:p>0</text:p>
          </table:table-cell>
          <table:table-cell table:formula="of:=[$LandscapesData.M94]" office:value-type="float" office:value="0" calcext:value-type="float">
            <text:p>0</text:p>
          </table:table-cell>
          <table:table-cell table:formula="of:=[$LandscapesData.N9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7" table:formula="of:=[$LandscapesData.L93]" office:value-type="float" office:value="0" calcext:value-type="float">
            <text:p>0</text:p>
          </table:table-cell>
          <table:table-cell table:formula="of:=INDIRECT(ADDRESS([.$A101];12;1;1;&quot;LandscapesData&quot;))" office:value-type="string" office:string-value="" calcext:value-type="error">
            <text:p>Err:502</text:p>
          </table:table-cell>
          <table:table-cell table:formula="of:=INDIRECT(ADDRESS([.$A101];13;1;1;&quot;LandscapesData&quot;))" office:value-type="string" office:string-value="" calcext:value-type="error">
            <text:p>Err:502</text:p>
          </table:table-cell>
          <table:table-cell table:formula="of:=INDIRECT(ADDRESS([.$A101];14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style-name="ce17" table:formula="of:=[$LandscapesData.O93]" office:value-type="float" office:value="0" calcext:value-type="float">
            <text:p>0</text:p>
          </table:table-cell>
          <table:table-cell table:formula="of:=INDIRECT(ADDRESS([.$A102];15;1;1;&quot;LandscapesData&quot;))" office:value-type="string" office:string-value="" calcext:value-type="error">
            <text:p>Err:502</text:p>
          </table:table-cell>
          <table:table-cell table:formula="of:=INDIRECT(ADDRESS([.$A102];16;1;1;&quot;LandscapesData&quot;))" office:value-type="string" office:string-value="" calcext:value-type="error">
            <text:p>Err:502</text:p>
          </table:table-cell>
          <table:table-cell table:formula="of:=INDIRECT(ADDRESS([.$A102];17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Terrain type</text:p>
          </table:table-cell>
          <table:table-cell table:formula="of:=INDIRECT(ADDRESS([.$A104];18;1;1;&quot;LandscapesData&quot;)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6" table:formula="of:=INDIRECT(ADDRESS([.A107];2;1;1;&quot;LandscapesData&quot;)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/>
          <table:table-cell table:formula="of:=INDIRECT(ADDRESS([.A107];1;1;1;&quot;LandscapesData&quot;)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Perception + Awareness</text:p>
          </table:table-cell>
          <table:table-cell table:formula="of:=[$LandscapesData.C107]" office:value-type="float" office:value="0" calcext:value-type="float">
            <text:p>0</text:p>
          </table:table-cell>
          <table:table-cell table:formula="of:=[$LandscapesData.D107]" office:value-type="float" office:value="0" calcext:value-type="float">
            <text:p>0</text:p>
          </table:table-cell>
          <table:table-cell table:formula="of:=[$LandscapesData.E10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7" table:formula="of:=[$LandscapesData.C106]" office:value-type="float" office:value="0" calcext:value-type="float">
            <text:p>0</text:p>
          </table:table-cell>
          <table:table-cell table:formula="of:=INDIRECT(ADDRESS([.$A107];3;1;1;&quot;LandscapesData&quot;))" office:value-type="string" office:string-value="" calcext:value-type="error">
            <text:p>Err:502</text:p>
          </table:table-cell>
          <table:table-cell table:formula="of:=INDIRECT(ADDRESS([.$A107];4;1;1;&quot;LandscapesData&quot;))" office:value-type="string" office:string-value="" calcext:value-type="error">
            <text:p>Err:502</text:p>
          </table:table-cell>
          <table:table-cell table:formula="of:=INDIRECT(ADDRESS([.$A107];5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style-name="ce17" table:formula="of:=[$LandscapesData.F106]" office:value-type="float" office:value="0" calcext:value-type="float">
            <text:p>0</text:p>
          </table:table-cell>
          <table:table-cell table:formula="of:=INDIRECT(ADDRESS([.$A108];6;1;1;&quot;LandscapesData&quot;))" office:value-type="string" office:string-value="" calcext:value-type="error">
            <text:p>Err:502</text:p>
          </table:table-cell>
          <table:table-cell table:formula="of:=INDIRECT(ADDRESS([.$A108];7;1;1;&quot;LandscapesData&quot;))" office:value-type="string" office:string-value="" calcext:value-type="error">
            <text:p>Err:502</text:p>
          </table:table-cell>
          <table:table-cell table:formula="of:=INDIRECT(ADDRESS([.$A108];8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style-name="ce17" table:formula="of:=[$LandscapesData.I106]" office:value-type="float" office:value="0" calcext:value-type="float">
            <text:p>0</text:p>
          </table:table-cell>
          <table:table-cell table:formula="of:=INDIRECT(ADDRESS([.$A109];9;1;1;&quot;LandscapesData&quot;))" office:value-type="string" office:string-value="" calcext:value-type="error">
            <text:p>Err:502</text:p>
          </table:table-cell>
          <table:table-cell table:formula="of:=INDIRECT(ADDRESS([.$A109];10;1;1;&quot;LandscapesData&quot;))" office:value-type="string" office:string-value="" calcext:value-type="error">
            <text:p>Err:502</text:p>
          </table:table-cell>
          <table:table-cell table:formula="of:=INDIRECT(ADDRESS([.$A109];11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Intelligence + Survival</text:p>
          </table:table-cell>
          <table:table-cell table:formula="of:=[$LandscapesData.L107]" office:value-type="float" office:value="0" calcext:value-type="float">
            <text:p>0</text:p>
          </table:table-cell>
          <table:table-cell table:formula="of:=[$LandscapesData.M107]" office:value-type="float" office:value="0" calcext:value-type="float">
            <text:p>0</text:p>
          </table:table-cell>
          <table:table-cell table:formula="of:=[$LandscapesData.N10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7" table:formula="of:=[$LandscapesData.L106]" office:value-type="float" office:value="0" calcext:value-type="float">
            <text:p>0</text:p>
          </table:table-cell>
          <table:table-cell table:formula="of:=INDIRECT(ADDRESS([.$A114];12;1;1;&quot;LandscapesData&quot;))" office:value-type="string" office:string-value="" calcext:value-type="error">
            <text:p>Err:502</text:p>
          </table:table-cell>
          <table:table-cell table:formula="of:=INDIRECT(ADDRESS([.$A114];13;1;1;&quot;LandscapesData&quot;))" office:value-type="string" office:string-value="" calcext:value-type="error">
            <text:p>Err:502</text:p>
          </table:table-cell>
          <table:table-cell table:formula="of:=INDIRECT(ADDRESS([.$A114];14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style-name="ce17" table:formula="of:=[$LandscapesData.O106]" office:value-type="float" office:value="0" calcext:value-type="float">
            <text:p>0</text:p>
          </table:table-cell>
          <table:table-cell table:formula="of:=INDIRECT(ADDRESS([.$A115];15;1;1;&quot;LandscapesData&quot;))" office:value-type="string" office:string-value="" calcext:value-type="error">
            <text:p>Err:502</text:p>
          </table:table-cell>
          <table:table-cell table:formula="of:=INDIRECT(ADDRESS([.$A115];16;1;1;&quot;LandscapesData&quot;))" office:value-type="string" office:string-value="" calcext:value-type="error">
            <text:p>Err:502</text:p>
          </table:table-cell>
          <table:table-cell table:formula="of:=INDIRECT(ADDRESS([.$A115];17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Terrain type</text:p>
          </table:table-cell>
          <table:table-cell table:formula="of:=INDIRECT(ADDRESS([.$A117];18;1;1;&quot;LandscapesData&quot;)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6" table:formula="of:=INDIRECT(ADDRESS([.A120];2;1;1;&quot;LandscapesData&quot;)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/>
          <table:table-cell table:formula="of:=INDIRECT(ADDRESS([.A120];1;1;1;&quot;LandscapesData&quot;)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Perception + Awareness</text:p>
          </table:table-cell>
          <table:table-cell table:formula="of:=[$LandscapesData.C120]" office:value-type="float" office:value="0" calcext:value-type="float">
            <text:p>0</text:p>
          </table:table-cell>
          <table:table-cell table:formula="of:=[$LandscapesData.D120]" office:value-type="float" office:value="0" calcext:value-type="float">
            <text:p>0</text:p>
          </table:table-cell>
          <table:table-cell table:formula="of:=[$LandscapesData.E120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7" table:formula="of:=[$LandscapesData.C119]" office:value-type="float" office:value="0" calcext:value-type="float">
            <text:p>0</text:p>
          </table:table-cell>
          <table:table-cell table:formula="of:=INDIRECT(ADDRESS([.$A120];3;1;1;&quot;LandscapesData&quot;))" office:value-type="string" office:string-value="" calcext:value-type="error">
            <text:p>Err:502</text:p>
          </table:table-cell>
          <table:table-cell table:formula="of:=INDIRECT(ADDRESS([.$A120];4;1;1;&quot;LandscapesData&quot;))" office:value-type="string" office:string-value="" calcext:value-type="error">
            <text:p>Err:502</text:p>
          </table:table-cell>
          <table:table-cell table:formula="of:=INDIRECT(ADDRESS([.$A120];5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style-name="ce17" table:formula="of:=[$LandscapesData.F119]" office:value-type="float" office:value="0" calcext:value-type="float">
            <text:p>0</text:p>
          </table:table-cell>
          <table:table-cell table:formula="of:=INDIRECT(ADDRESS([.$A121];6;1;1;&quot;LandscapesData&quot;))" office:value-type="string" office:string-value="" calcext:value-type="error">
            <text:p>Err:502</text:p>
          </table:table-cell>
          <table:table-cell table:formula="of:=INDIRECT(ADDRESS([.$A121];7;1;1;&quot;LandscapesData&quot;))" office:value-type="string" office:string-value="" calcext:value-type="error">
            <text:p>Err:502</text:p>
          </table:table-cell>
          <table:table-cell table:formula="of:=INDIRECT(ADDRESS([.$A121];8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style-name="ce17" table:formula="of:=[$LandscapesData.I119]" office:value-type="float" office:value="0" calcext:value-type="float">
            <text:p>0</text:p>
          </table:table-cell>
          <table:table-cell table:formula="of:=INDIRECT(ADDRESS([.$A122];9;1;1;&quot;LandscapesData&quot;))" office:value-type="string" office:string-value="" calcext:value-type="error">
            <text:p>Err:502</text:p>
          </table:table-cell>
          <table:table-cell table:formula="of:=INDIRECT(ADDRESS([.$A122];10;1;1;&quot;LandscapesData&quot;))" office:value-type="string" office:string-value="" calcext:value-type="error">
            <text:p>Err:502</text:p>
          </table:table-cell>
          <table:table-cell table:formula="of:=INDIRECT(ADDRESS([.$A122];11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Intelligence + Survival</text:p>
          </table:table-cell>
          <table:table-cell table:formula="of:=[$LandscapesData.L120]" office:value-type="float" office:value="0" calcext:value-type="float">
            <text:p>0</text:p>
          </table:table-cell>
          <table:table-cell table:formula="of:=[$LandscapesData.M120]" office:value-type="float" office:value="0" calcext:value-type="float">
            <text:p>0</text:p>
          </table:table-cell>
          <table:table-cell table:formula="of:=[$LandscapesData.N120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7" table:formula="of:=[$LandscapesData.L119]" office:value-type="float" office:value="0" calcext:value-type="float">
            <text:p>0</text:p>
          </table:table-cell>
          <table:table-cell table:formula="of:=INDIRECT(ADDRESS([.$A127];12;1;1;&quot;LandscapesData&quot;))" office:value-type="string" office:string-value="" calcext:value-type="error">
            <text:p>Err:502</text:p>
          </table:table-cell>
          <table:table-cell table:formula="of:=INDIRECT(ADDRESS([.$A127];13;1;1;&quot;LandscapesData&quot;))" office:value-type="string" office:string-value="" calcext:value-type="error">
            <text:p>Err:502</text:p>
          </table:table-cell>
          <table:table-cell table:formula="of:=INDIRECT(ADDRESS([.$A127];14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style-name="ce17" table:formula="of:=[$LandscapesData.O119]" office:value-type="float" office:value="0" calcext:value-type="float">
            <text:p>0</text:p>
          </table:table-cell>
          <table:table-cell table:formula="of:=INDIRECT(ADDRESS([.$A128];15;1;1;&quot;LandscapesData&quot;))" office:value-type="string" office:string-value="" calcext:value-type="error">
            <text:p>Err:502</text:p>
          </table:table-cell>
          <table:table-cell table:formula="of:=INDIRECT(ADDRESS([.$A128];16;1;1;&quot;LandscapesData&quot;))" office:value-type="string" office:string-value="" calcext:value-type="error">
            <text:p>Err:502</text:p>
          </table:table-cell>
          <table:table-cell table:formula="of:=INDIRECT(ADDRESS([.$A128];17;1;1;&quot;LandscapesData&quot;)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Terrain type</text:p>
          </table:table-cell>
          <table:table-cell table:formula="of:=INDIRECT(ADDRESS([.$A130];18;1;1;&quot;LandscapesData&quot;)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1" table:number-rows-repeated="10484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limateStabilityData" table:style-name="ta1">
        <table:table-column table:style-name="co18" table:default-cell-style-name="Default"/>
        <table:table-column table:style-name="co19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Difficulty to predict</text:p>
          </table:table-cell>
        </table:table-row>
        <table:table-row table:style-name="ro1">
          <table:table-cell office:value-type="string" calcext:value-type="string">
            <text:p>Clear Sky</text:p>
          </table:table-cell>
          <table:table-cell office:value-type="string" calcext:value-type="string">
            <text:p>Stable climate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9">00/00/0000</text:date>, <text:time style:data-style-name="N2" text:time-value="17:02:22.6108154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4:27:06.240633023</meta:creation-date>
    <dc:date>2025-08-19T08:18:35.166080420</dc:date>
    <meta:editing-duration>PT16H4M5S</meta:editing-duration>
    <meta:editing-cycles>24</meta:editing-cycles>
    <meta:generator>LibreOffice/24.2.7.2$Linux_X86_64 LibreOffice_project/420$Build-2</meta:generator>
    <meta:print-date>2025-08-14T22:43:35.995970219</meta:print-date>
    <meta:document-statistic meta:table-count="5" meta:cell-count="12489" meta:object-count="0"/>
  </office:meta>
</office:document-meta>
</file>